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column table:style-name="co4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540.3384" calcext:value-type="float">
            <text:p>540.3384</text:p>
          </table:table-cell>
          <table:table-cell office:value-type="float" office:value="13393.88" calcext:value-type="float">
            <text:p>1339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66284" calcext:value-type="float">
            <text:p>-4.966284</text:p>
          </table:table-cell>
          <table:table-cell office:value-type="float" office:value="18.43112" calcext:value-type="float">
            <text:p>18.43112</text:p>
          </table:table-cell>
          <table:table-cell office:value-type="float" office:value="0" calcext:value-type="float">
            <text:p>0</text:p>
          </table:table-cell>
          <table:table-cell office:value-type="float" office:value="214.5882" calcext:value-type="float">
            <text:p>214.5882</text:p>
          </table:table-cell>
          <table:table-cell office:value-type="float" office:value="299.1615" calcext:value-type="float">
            <text:p>299.1615</text:p>
          </table:table-cell>
          <table:table-cell office:value-type="float" office:value="-0.003515606" calcext:value-type="float">
            <text:p>-0.003515606</text:p>
          </table:table-cell>
          <table:table-cell office:value-type="float" office:value="0" calcext:value-type="float">
            <text:p>0</text:p>
          </table:table-cell>
          <table:table-cell office:value-type="float" office:value="0.001946453" calcext:value-type="float">
            <text:p>0.001946453</text:p>
          </table:table-cell>
          <table:table-cell office:value-type="float" office:value="0" calcext:value-type="float">
            <text:p>0</text:p>
          </table:table-cell>
          <table:table-cell office:value-type="float" office:value="-0.001937404" calcext:value-type="float">
            <text:p>-0.001937404</text:p>
          </table:table-cell>
          <table:table-cell office:value-type="float" office:value="370" calcext:value-type="float">
            <text:p>370</text:p>
          </table:table-cell>
          <table:table-cell office:value-type="float" office:value="-4.969809" calcext:value-type="float">
            <text:p>-4.969809</text:p>
          </table:table-cell>
          <table:table-cell office:value-type="float" office:value="0" calcext:value-type="float">
            <text:p>0</text:p>
          </table:table-cell>
          <table:table-cell office:value-type="float" office:value="278.6442" calcext:value-type="float">
            <text:p>278.6442</text:p>
          </table:table-cell>
          <table:table-cell office:value-type="float" office:value="1112.801" calcext:value-type="float">
            <text:p>1112.801</text:p>
          </table:table-cell>
          <table:table-cell office:value-type="float" office:value="1381.339" calcext:value-type="float">
            <text:p>1381.339</text:p>
          </table:table-cell>
          <table:table-cell office:value-type="float" office:value="1381.671" calcext:value-type="float">
            <text:p>1381.671</text:p>
          </table:table-cell>
          <table:table-cell office:value-type="float" office:value="835.047" calcext:value-type="float">
            <text:p>835.047</text:p>
          </table:table-cell>
          <table:table-cell office:value-type="float" office:value="1116.029" calcext:value-type="float">
            <text:p>1116.029</text:p>
          </table:table-cell>
          <table:table-cell office:value-type="float" office:value="437.3545" calcext:value-type="float">
            <text:p>437.3545</text:p>
          </table:table-cell>
          <table:table-cell office:value-type="float" office:value="1922.158" calcext:value-type="float">
            <text:p>1922.158</text:p>
          </table:table-cell>
          <table:table-cell office:value-type="float" office:value="2137.928" calcext:value-type="float">
            <text:p>2137.928</text:p>
          </table:table-cell>
          <table:table-cell office:value-type="float" office:value="1693.395" calcext:value-type="float">
            <text:p>1693.395</text:p>
          </table:table-cell>
          <table:table-cell office:value-type="float" office:value="587.9656" calcext:value-type="float">
            <text:p>587.9656</text:p>
          </table:table-cell>
          <table:table-cell office:value-type="float" office:value="571.9774" calcext:value-type="float">
            <text:p>571.9774</text:p>
          </table:table-cell>
          <table:table-cell office:value-type="float" office:value="142.9981" calcext:value-type="float">
            <text:p>142.9981</text:p>
          </table:table-cell>
          <table:table-cell office:value-type="float" office:value="35.74941" calcext:value-type="float">
            <text:p>35.74941</text:p>
          </table:table-cell>
          <table:table-cell office:value-type="float" office:value="0" calcext:value-type="float">
            <text:p>0</text:p>
          </table:table-cell>
          <table:table-cell office:value-type="float" office:value="-0.01715221" calcext:value-type="float">
            <text:p>-0.01715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92869" calcext:value-type="float">
            <text:p>-6.792869</text:p>
          </table:table-cell>
          <table:table-cell office:value-type="float" office:value="0" calcext:value-type="float">
            <text:p>0</text:p>
          </table:table-cell>
          <table:table-cell office:value-type="float" office:value="2.127652" calcext:value-type="float">
            <text:p>2.12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540.0114" calcext:value-type="float">
            <text:p>540.0114</text:p>
          </table:table-cell>
          <table:table-cell office:value-type="float" office:value="13392.33" calcext:value-type="float">
            <text:p>1339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81915" calcext:value-type="float">
            <text:p>-6.581915</text:p>
          </table:table-cell>
          <table:table-cell office:value-type="float" office:value="20.80617" calcext:value-type="float">
            <text:p>20.80617</text:p>
          </table:table-cell>
          <table:table-cell office:value-type="float" office:value="0" calcext:value-type="float">
            <text:p>0</text:p>
          </table:table-cell>
          <table:table-cell office:value-type="float" office:value="214.8169" calcext:value-type="float">
            <text:p>214.8169</text:p>
          </table:table-cell>
          <table:table-cell office:value-type="float" office:value="298.9733" calcext:value-type="float">
            <text:p>298.9733</text:p>
          </table:table-cell>
          <table:table-cell office:value-type="float" office:value="-0.002887864" calcext:value-type="float">
            <text:p>-0.002887864</text:p>
          </table:table-cell>
          <table:table-cell office:value-type="float" office:value="0" calcext:value-type="float">
            <text:p>0</text:p>
          </table:table-cell>
          <table:table-cell office:value-type="float" office:value="0.001947246" calcext:value-type="float">
            <text:p>0.001947246</text:p>
          </table:table-cell>
          <table:table-cell office:value-type="float" office:value="0" calcext:value-type="float">
            <text:p>0</text:p>
          </table:table-cell>
          <table:table-cell office:value-type="float" office:value="-0.003030495" calcext:value-type="float">
            <text:p>-0.003030495</text:p>
          </table:table-cell>
          <table:table-cell office:value-type="float" office:value="370" calcext:value-type="float">
            <text:p>370</text:p>
          </table:table-cell>
          <table:table-cell office:value-type="float" office:value="-6.58372" calcext:value-type="float">
            <text:p>-6.58372</text:p>
          </table:table-cell>
          <table:table-cell office:value-type="float" office:value="0" calcext:value-type="float">
            <text:p>0</text:p>
          </table:table-cell>
          <table:table-cell office:value-type="float" office:value="278.7217" calcext:value-type="float">
            <text:p>278.7217</text:p>
          </table:table-cell>
          <table:table-cell office:value-type="float" office:value="1112.544" calcext:value-type="float">
            <text:p>1112.544</text:p>
          </table:table-cell>
          <table:table-cell office:value-type="float" office:value="1381.036" calcext:value-type="float">
            <text:p>1381.036</text:p>
          </table:table-cell>
          <table:table-cell office:value-type="float" office:value="1381.391" calcext:value-type="float">
            <text:p>1381.391</text:p>
          </table:table-cell>
          <table:table-cell office:value-type="float" office:value="834.8833" calcext:value-type="float">
            <text:p>834.8833</text:p>
          </table:table-cell>
          <table:table-cell office:value-type="float" office:value="1115.843" calcext:value-type="float">
            <text:p>1115.843</text:p>
          </table:table-cell>
          <table:table-cell office:value-type="float" office:value="437.2856" calcext:value-type="float">
            <text:p>437.2856</text:p>
          </table:table-cell>
          <table:table-cell office:value-type="float" office:value="1921.925" calcext:value-type="float">
            <text:p>1921.925</text:p>
          </table:table-cell>
          <table:table-cell office:value-type="float" office:value="2137.767" calcext:value-type="float">
            <text:p>2137.767</text:p>
          </table:table-cell>
          <table:table-cell office:value-type="float" office:value="1693.313" calcext:value-type="float">
            <text:p>1693.313</text:p>
          </table:table-cell>
          <table:table-cell office:value-type="float" office:value="587.9492" calcext:value-type="float">
            <text:p>587.9492</text:p>
          </table:table-cell>
          <table:table-cell office:value-type="float" office:value="571.965" calcext:value-type="float">
            <text:p>571.965</text:p>
          </table:table-cell>
          <table:table-cell office:value-type="float" office:value="142.9958" calcext:value-type="float">
            <text:p>142.9958</text:p>
          </table:table-cell>
          <table:table-cell office:value-type="float" office:value="35.74873" calcext:value-type="float">
            <text:p>35.74873</text:p>
          </table:table-cell>
          <table:table-cell office:value-type="float" office:value="0" calcext:value-type="float">
            <text:p>0</text:p>
          </table:table-cell>
          <table:table-cell office:value-type="float" office:value="-0.01717872" calcext:value-type="float">
            <text:p>-0.017178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50896" calcext:value-type="float">
            <text:p>-8.550896</text:p>
          </table:table-cell>
          <table:table-cell office:value-type="float" office:value="0" calcext:value-type="float">
            <text:p>0</text:p>
          </table:table-cell>
          <table:table-cell office:value-type="float" office:value="2.271744" calcext:value-type="float">
            <text:p>2.27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539.2278" calcext:value-type="float">
            <text:p>539.2278</text:p>
          </table:table-cell>
          <table:table-cell office:value-type="float" office:value="13390.9" calcext:value-type="float">
            <text:p>133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48501" calcext:value-type="float">
            <text:p>-8.448501</text:p>
          </table:table-cell>
          <table:table-cell office:value-type="float" office:value="25.0596" calcext:value-type="float">
            <text:p>25.0596</text:p>
          </table:table-cell>
          <table:table-cell office:value-type="float" office:value="0" calcext:value-type="float">
            <text:p>0</text:p>
          </table:table-cell>
          <table:table-cell office:value-type="float" office:value="215.522" calcext:value-type="float">
            <text:p>215.522</text:p>
          </table:table-cell>
          <table:table-cell office:value-type="float" office:value="298.2536" calcext:value-type="float">
            <text:p>298.2536</text:p>
          </table:table-cell>
          <table:table-cell office:value-type="float" office:value="-0.002258025" calcext:value-type="float">
            <text:p>-0.002258025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3847126" calcext:value-type="float">
            <text:p>-0.003847126</text:p>
          </table:table-cell>
          <table:table-cell office:value-type="float" office:value="370" calcext:value-type="float">
            <text:p>370</text:p>
          </table:table-cell>
          <table:table-cell office:value-type="float" office:value="-8.448859" calcext:value-type="float">
            <text:p>-8.448859</text:p>
          </table:table-cell>
          <table:table-cell office:value-type="float" office:value="0" calcext:value-type="float">
            <text:p>0</text:p>
          </table:table-cell>
          <table:table-cell office:value-type="float" office:value="278.8696" calcext:value-type="float">
            <text:p>278.8696</text:p>
          </table:table-cell>
          <table:table-cell office:value-type="float" office:value="1112.292" calcext:value-type="float">
            <text:p>1112.292</text:p>
          </table:table-cell>
          <table:table-cell office:value-type="float" office:value="1380.74" calcext:value-type="float">
            <text:p>1380.74</text:p>
          </table:table-cell>
          <table:table-cell office:value-type="float" office:value="1381.137" calcext:value-type="float">
            <text:p>1381.137</text:p>
          </table:table-cell>
          <table:table-cell office:value-type="float" office:value="834.7411" calcext:value-type="float">
            <text:p>834.7411</text:p>
          </table:table-cell>
          <table:table-cell office:value-type="float" office:value="1115.677" calcext:value-type="float">
            <text:p>1115.677</text:p>
          </table:table-cell>
          <table:table-cell office:value-type="float" office:value="437.2214" calcext:value-type="float">
            <text:p>437.2214</text:p>
          </table:table-cell>
          <table:table-cell office:value-type="float" office:value="1921.722" calcext:value-type="float">
            <text:p>1921.722</text:p>
          </table:table-cell>
          <table:table-cell office:value-type="float" office:value="2137.608" calcext:value-type="float">
            <text:p>2137.608</text:p>
          </table:table-cell>
          <table:table-cell office:value-type="float" office:value="1693.235" calcext:value-type="float">
            <text:p>1693.235</text:p>
          </table:table-cell>
          <table:table-cell office:value-type="float" office:value="587.9338" calcext:value-type="float">
            <text:p>587.9338</text:p>
          </table:table-cell>
          <table:table-cell office:value-type="float" office:value="571.9533" calcext:value-type="float">
            <text:p>571.9533</text:p>
          </table:table-cell>
          <table:table-cell office:value-type="float" office:value="142.9935" calcext:value-type="float">
            <text:p>142.9935</text:p>
          </table:table-cell>
          <table:table-cell office:value-type="float" office:value="35.74806" calcext:value-type="float">
            <text:p>35.74806</text:p>
          </table:table-cell>
          <table:table-cell office:value-type="float" office:value="0" calcext:value-type="float">
            <text:p>0</text:p>
          </table:table-cell>
          <table:table-cell office:value-type="float" office:value="-0.01718261" calcext:value-type="float">
            <text:p>-0.017182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4425" calcext:value-type="float">
            <text:p>-10.64425</text:p>
          </table:table-cell>
          <table:table-cell office:value-type="float" office:value="0" calcext:value-type="float">
            <text:p>0</text:p>
          </table:table-cell>
          <table:table-cell office:value-type="float" office:value="2.499902" calcext:value-type="float">
            <text:p>2.499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537.5023" calcext:value-type="float">
            <text:p>537.5023</text:p>
          </table:table-cell>
          <table:table-cell office:value-type="float" office:value="13389.44" calcext:value-type="float">
            <text:p>1338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4995" calcext:value-type="float">
            <text:p>-11.24995</text:p>
          </table:table-cell>
          <table:table-cell office:value-type="float" office:value="32.10818" calcext:value-type="float">
            <text:p>32.10818</text:p>
          </table:table-cell>
          <table:table-cell office:value-type="float" office:value="0" calcext:value-type="float">
            <text:p>0</text:p>
          </table:table-cell>
          <table:table-cell office:value-type="float" office:value="217.0538" calcext:value-type="float">
            <text:p>217.0538</text:p>
          </table:table-cell>
          <table:table-cell office:value-type="float" office:value="296.6091" calcext:value-type="float">
            <text:p>296.6091</text:p>
          </table:table-cell>
          <table:table-cell office:value-type="float" office:value="-0.001662673" calcext:value-type="float">
            <text:p>-0.001662673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452769" calcext:value-type="float">
            <text:p>-0.00452769</text:p>
          </table:table-cell>
          <table:table-cell office:value-type="float" office:value="370" calcext:value-type="float">
            <text:p>370</text:p>
          </table:table-cell>
          <table:table-cell office:value-type="float" office:value="-11.24904" calcext:value-type="float">
            <text:p>-11.24904</text:p>
          </table:table-cell>
          <table:table-cell office:value-type="float" office:value="0" calcext:value-type="float">
            <text:p>0</text:p>
          </table:table-cell>
          <table:table-cell office:value-type="float" office:value="279.0592" calcext:value-type="float">
            <text:p>279.0592</text:p>
          </table:table-cell>
          <table:table-cell office:value-type="float" office:value="1111.978" calcext:value-type="float">
            <text:p>1111.978</text:p>
          </table:table-cell>
          <table:table-cell office:value-type="float" office:value="1380.421" calcext:value-type="float">
            <text:p>1380.421</text:p>
          </table:table-cell>
          <table:table-cell office:value-type="float" office:value="1380.87" calcext:value-type="float">
            <text:p>1380.87</text:p>
          </table:table-cell>
          <table:table-cell office:value-type="float" office:value="834.6005" calcext:value-type="float">
            <text:p>834.6005</text:p>
          </table:table-cell>
          <table:table-cell office:value-type="float" office:value="1115.511" calcext:value-type="float">
            <text:p>1115.511</text:p>
          </table:table-cell>
          <table:table-cell office:value-type="float" office:value="437.1614" calcext:value-type="float">
            <text:p>437.1614</text:p>
          </table:table-cell>
          <table:table-cell office:value-type="float" office:value="1921.529" calcext:value-type="float">
            <text:p>1921.529</text:p>
          </table:table-cell>
          <table:table-cell office:value-type="float" office:value="2137.446" calcext:value-type="float">
            <text:p>2137.446</text:p>
          </table:table-cell>
          <table:table-cell office:value-type="float" office:value="1693.158" calcext:value-type="float">
            <text:p>1693.158</text:p>
          </table:table-cell>
          <table:table-cell office:value-type="float" office:value="587.9187" calcext:value-type="float">
            <text:p>587.9187</text:p>
          </table:table-cell>
          <table:table-cell office:value-type="float" office:value="571.9418" calcext:value-type="float">
            <text:p>571.9418</text:p>
          </table:table-cell>
          <table:table-cell office:value-type="float" office:value="142.9913" calcext:value-type="float">
            <text:p>142.9913</text:p>
          </table:table-cell>
          <table:table-cell office:value-type="float" office:value="35.74742" calcext:value-type="float">
            <text:p>35.74742</text:p>
          </table:table-cell>
          <table:table-cell office:value-type="float" office:value="0" calcext:value-type="float">
            <text:p>0</text:p>
          </table:table-cell>
          <table:table-cell office:value-type="float" office:value="-0.01718929" calcext:value-type="float">
            <text:p>-0.017189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6871" calcext:value-type="float">
            <text:p>-13.6871</text:p>
          </table:table-cell>
          <table:table-cell office:value-type="float" office:value="0" calcext:value-type="float">
            <text:p>0</text:p>
          </table:table-cell>
          <table:table-cell office:value-type="float" office:value="2.742485" calcext:value-type="float">
            <text:p>2.74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534.9249" calcext:value-type="float">
            <text:p>534.9249</text:p>
          </table:table-cell>
          <table:table-cell office:value-type="float" office:value="13387.98" calcext:value-type="float">
            <text:p>1338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26" calcext:value-type="float">
            <text:p>-14.926</text:p>
          </table:table-cell>
          <table:table-cell office:value-type="float" office:value="41.9135" calcext:value-type="float">
            <text:p>41.9135</text:p>
          </table:table-cell>
          <table:table-cell office:value-type="float" office:value="0" calcext:value-type="float">
            <text:p>0</text:p>
          </table:table-cell>
          <table:table-cell office:value-type="float" office:value="219.2165" calcext:value-type="float">
            <text:p>219.2165</text:p>
          </table:table-cell>
          <table:table-cell office:value-type="float" office:value="294.1607" calcext:value-type="float">
            <text:p>294.1607</text:p>
          </table:table-cell>
          <table:table-cell office:value-type="float" office:value="-0.001111396" calcext:value-type="float">
            <text:p>-0.001111396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5130423" calcext:value-type="float">
            <text:p>-0.005130423</text:p>
          </table:table-cell>
          <table:table-cell office:value-type="float" office:value="370" calcext:value-type="float">
            <text:p>370</text:p>
          </table:table-cell>
          <table:table-cell office:value-type="float" office:value="-14.92393" calcext:value-type="float">
            <text:p>-14.92393</text:p>
          </table:table-cell>
          <table:table-cell office:value-type="float" office:value="0" calcext:value-type="float">
            <text:p>0</text:p>
          </table:table-cell>
          <table:table-cell office:value-type="float" office:value="279.2611" calcext:value-type="float">
            <text:p>279.2611</text:p>
          </table:table-cell>
          <table:table-cell office:value-type="float" office:value="1111.638" calcext:value-type="float">
            <text:p>1111.638</text:p>
          </table:table-cell>
          <table:table-cell office:value-type="float" office:value="1380.086" calcext:value-type="float">
            <text:p>1380.086</text:p>
          </table:table-cell>
          <table:table-cell office:value-type="float" office:value="1380.589" calcext:value-type="float">
            <text:p>1380.589</text:p>
          </table:table-cell>
          <table:table-cell office:value-type="float" office:value="834.4515" calcext:value-type="float">
            <text:p>834.4515</text:p>
          </table:table-cell>
          <table:table-cell office:value-type="float" office:value="1115.34" calcext:value-type="float">
            <text:p>1115.34</text:p>
          </table:table-cell>
          <table:table-cell office:value-type="float" office:value="437.1008" calcext:value-type="float">
            <text:p>437.1008</text:p>
          </table:table-cell>
          <table:table-cell office:value-type="float" office:value="1921.333" calcext:value-type="float">
            <text:p>1921.333</text:p>
          </table:table-cell>
          <table:table-cell office:value-type="float" office:value="2137.289" calcext:value-type="float">
            <text:p>2137.289</text:p>
          </table:table-cell>
          <table:table-cell office:value-type="float" office:value="1693.083" calcext:value-type="float">
            <text:p>1693.083</text:p>
          </table:table-cell>
          <table:table-cell office:value-type="float" office:value="587.9039" calcext:value-type="float">
            <text:p>587.9039</text:p>
          </table:table-cell>
          <table:table-cell office:value-type="float" office:value="571.9305" calcext:value-type="float">
            <text:p>571.9305</text:p>
          </table:table-cell>
          <table:table-cell office:value-type="float" office:value="142.9892" calcext:value-type="float">
            <text:p>142.9892</text:p>
          </table:table-cell>
          <table:table-cell office:value-type="float" office:value="35.74681" calcext:value-type="float">
            <text:p>35.74681</text:p>
          </table:table-cell>
          <table:table-cell office:value-type="float" office:value="0" calcext:value-type="float">
            <text:p>0</text:p>
          </table:table-cell>
          <table:table-cell office:value-type="float" office:value="-0.01720712" calcext:value-type="float">
            <text:p>-0.017207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7246" calcext:value-type="float">
            <text:p>-17.57246</text:p>
          </table:table-cell>
          <table:table-cell office:value-type="float" office:value="0" calcext:value-type="float">
            <text:p>0</text:p>
          </table:table-cell>
          <table:table-cell office:value-type="float" office:value="2.952939" calcext:value-type="float">
            <text:p>2.95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531.2764" calcext:value-type="float">
            <text:p>531.2764</text:p>
          </table:table-cell>
          <table:table-cell office:value-type="float" office:value="13386.56" calcext:value-type="float">
            <text:p>1338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4441" calcext:value-type="float">
            <text:p>-19.64441</text:p>
          </table:table-cell>
          <table:table-cell office:value-type="float" office:value="54.59395" calcext:value-type="float">
            <text:p>54.59395</text:p>
          </table:table-cell>
          <table:table-cell office:value-type="float" office:value="0" calcext:value-type="float">
            <text:p>0</text:p>
          </table:table-cell>
          <table:table-cell office:value-type="float" office:value="222.2503" calcext:value-type="float">
            <text:p>222.2503</text:p>
          </table:table-cell>
          <table:table-cell office:value-type="float" office:value="290.6665" calcext:value-type="float">
            <text:p>290.6665</text:p>
          </table:table-cell>
          <table:table-cell office:value-type="float" office:value="-0.000592407" calcext:value-type="float">
            <text:p>-0.000592407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5686011" calcext:value-type="float">
            <text:p>-0.005686011</text:p>
          </table:table-cell>
          <table:table-cell office:value-type="float" office:value="370" calcext:value-type="float">
            <text:p>370</text:p>
          </table:table-cell>
          <table:table-cell office:value-type="float" office:value="-19.64127" calcext:value-type="float">
            <text:p>-19.64127</text:p>
          </table:table-cell>
          <table:table-cell office:value-type="float" office:value="0" calcext:value-type="float">
            <text:p>0</text:p>
          </table:table-cell>
          <table:table-cell office:value-type="float" office:value="279.5127" calcext:value-type="float">
            <text:p>279.5127</text:p>
          </table:table-cell>
          <table:table-cell office:value-type="float" office:value="1111.288" calcext:value-type="float">
            <text:p>1111.288</text:p>
          </table:table-cell>
          <table:table-cell office:value-type="float" office:value="1379.741" calcext:value-type="float">
            <text:p>1379.741</text:p>
          </table:table-cell>
          <table:table-cell office:value-type="float" office:value="1380.3" calcext:value-type="float">
            <text:p>1380.3</text:p>
          </table:table-cell>
          <table:table-cell office:value-type="float" office:value="834.2988" calcext:value-type="float">
            <text:p>834.2988</text:p>
          </table:table-cell>
          <table:table-cell office:value-type="float" office:value="1115.165" calcext:value-type="float">
            <text:p>1115.165</text:p>
          </table:table-cell>
          <table:table-cell office:value-type="float" office:value="437.0371" calcext:value-type="float">
            <text:p>437.0371</text:p>
          </table:table-cell>
          <table:table-cell office:value-type="float" office:value="1921.133" calcext:value-type="float">
            <text:p>1921.133</text:p>
          </table:table-cell>
          <table:table-cell office:value-type="float" office:value="2137.144" calcext:value-type="float">
            <text:p>2137.144</text:p>
          </table:table-cell>
          <table:table-cell office:value-type="float" office:value="1693.011" calcext:value-type="float">
            <text:p>1693.011</text:p>
          </table:table-cell>
          <table:table-cell office:value-type="float" office:value="587.8894" calcext:value-type="float">
            <text:p>587.8894</text:p>
          </table:table-cell>
          <table:table-cell office:value-type="float" office:value="571.9193" calcext:value-type="float">
            <text:p>571.9193</text:p>
          </table:table-cell>
          <table:table-cell office:value-type="float" office:value="142.9872" calcext:value-type="float">
            <text:p>142.9872</text:p>
          </table:table-cell>
          <table:table-cell office:value-type="float" office:value="35.74623" calcext:value-type="float">
            <text:p>35.74623</text:p>
          </table:table-cell>
          <table:table-cell office:value-type="float" office:value="0" calcext:value-type="float">
            <text:p>0</text:p>
          </table:table-cell>
          <table:table-cell office:value-type="float" office:value="-0.0172409" calcext:value-type="float">
            <text:p>-0.01724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48116" calcext:value-type="float">
            <text:p>-22.48116</text:p>
          </table:table-cell>
          <table:table-cell office:value-type="float" office:value="0" calcext:value-type="float">
            <text:p>0</text:p>
          </table:table-cell>
          <table:table-cell office:value-type="float" office:value="3.144367" calcext:value-type="float">
            <text:p>3.144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528.5314" calcext:value-type="float">
            <text:p>528.5314</text:p>
          </table:table-cell>
          <table:table-cell office:value-type="float" office:value="13385.14" calcext:value-type="float">
            <text:p>1338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48754" calcext:value-type="float">
            <text:p>-23.48754</text:p>
          </table:table-cell>
          <table:table-cell office:value-type="float" office:value="65.33832" calcext:value-type="float">
            <text:p>65.33832</text:p>
          </table:table-cell>
          <table:table-cell office:value-type="float" office:value="0" calcext:value-type="float">
            <text:p>0</text:p>
          </table:table-cell>
          <table:table-cell office:value-type="float" office:value="224.3889" calcext:value-type="float">
            <text:p>224.3889</text:p>
          </table:table-cell>
          <table:table-cell office:value-type="float" office:value="288.0829" calcext:value-type="float">
            <text:p>288.0829</text:p>
          </table:table-cell>
          <table:table-cell office:value-type="float" office:value="0.00001428527" calcext:value-type="float">
            <text:p>1.428527E-05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6216016" calcext:value-type="float">
            <text:p>-0.006216016</text:p>
          </table:table-cell>
          <table:table-cell office:value-type="float" office:value="370" calcext:value-type="float">
            <text:p>370</text:p>
          </table:table-cell>
          <table:table-cell office:value-type="float" office:value="-23.48326" calcext:value-type="float">
            <text:p>-23.48326</text:p>
          </table:table-cell>
          <table:table-cell office:value-type="float" office:value="0" calcext:value-type="float">
            <text:p>0</text:p>
          </table:table-cell>
          <table:table-cell office:value-type="float" office:value="279.716" calcext:value-type="float">
            <text:p>279.716</text:p>
          </table:table-cell>
          <table:table-cell office:value-type="float" office:value="1110.955" calcext:value-type="float">
            <text:p>1110.955</text:p>
          </table:table-cell>
          <table:table-cell office:value-type="float" office:value="1379.406" calcext:value-type="float">
            <text:p>1379.406</text:p>
          </table:table-cell>
          <table:table-cell office:value-type="float" office:value="1380.02" calcext:value-type="float">
            <text:p>1380.02</text:p>
          </table:table-cell>
          <table:table-cell office:value-type="float" office:value="834.1413" calcext:value-type="float">
            <text:p>834.1413</text:p>
          </table:table-cell>
          <table:table-cell office:value-type="float" office:value="1114.988" calcext:value-type="float">
            <text:p>1114.988</text:p>
          </table:table-cell>
          <table:table-cell office:value-type="float" office:value="436.973" calcext:value-type="float">
            <text:p>436.973</text:p>
          </table:table-cell>
          <table:table-cell office:value-type="float" office:value="1920.935" calcext:value-type="float">
            <text:p>1920.935</text:p>
          </table:table-cell>
          <table:table-cell office:value-type="float" office:value="2137.003" calcext:value-type="float">
            <text:p>2137.003</text:p>
          </table:table-cell>
          <table:table-cell office:value-type="float" office:value="1692.94" calcext:value-type="float">
            <text:p>1692.94</text:p>
          </table:table-cell>
          <table:table-cell office:value-type="float" office:value="587.8752" calcext:value-type="float">
            <text:p>587.8752</text:p>
          </table:table-cell>
          <table:table-cell office:value-type="float" office:value="571.9081" calcext:value-type="float">
            <text:p>571.9081</text:p>
          </table:table-cell>
          <table:table-cell office:value-type="float" office:value="142.9852" calcext:value-type="float">
            <text:p>142.9852</text:p>
          </table:table-cell>
          <table:table-cell office:value-type="float" office:value="35.74568" calcext:value-type="float">
            <text:p>35.74568</text:p>
          </table:table-cell>
          <table:table-cell office:value-type="float" office:value="0" calcext:value-type="float">
            <text:p>0</text:p>
          </table:table-cell>
          <table:table-cell office:value-type="float" office:value="-0.01725016" calcext:value-type="float">
            <text:p>-0.01725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48945" calcext:value-type="float">
            <text:p>-26.48945</text:p>
          </table:table-cell>
          <table:table-cell office:value-type="float" office:value="0" calcext:value-type="float">
            <text:p>0</text:p>
          </table:table-cell>
          <table:table-cell office:value-type="float" office:value="3.310649" calcext:value-type="float">
            <text:p>3.31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526.4994" calcext:value-type="float">
            <text:p>526.4994</text:p>
          </table:table-cell>
          <table:table-cell office:value-type="float" office:value="13383.78" calcext:value-type="float">
            <text:p>1338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7991" calcext:value-type="float">
            <text:p>-26.57991</text:p>
          </table:table-cell>
          <table:table-cell office:value-type="float" office:value="74.00209" calcext:value-type="float">
            <text:p>74.00209</text:p>
          </table:table-cell>
          <table:table-cell office:value-type="float" office:value="0" calcext:value-type="float">
            <text:p>0</text:p>
          </table:table-cell>
          <table:table-cell office:value-type="float" office:value="225.9274" calcext:value-type="float">
            <text:p>225.9274</text:p>
          </table:table-cell>
          <table:table-cell office:value-type="float" office:value="286.168" calcext:value-type="float">
            <text:p>286.168</text:p>
          </table:table-cell>
          <table:table-cell office:value-type="float" office:value="0.000672813" calcext:value-type="float">
            <text:p>0.000672813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6731563" calcext:value-type="float">
            <text:p>-0.006731563</text:p>
          </table:table-cell>
          <table:table-cell office:value-type="float" office:value="370" calcext:value-type="float">
            <text:p>370</text:p>
          </table:table-cell>
          <table:table-cell office:value-type="float" office:value="-26.57446" calcext:value-type="float">
            <text:p>-26.57446</text:p>
          </table:table-cell>
          <table:table-cell office:value-type="float" office:value="0" calcext:value-type="float">
            <text:p>0</text:p>
          </table:table-cell>
          <table:table-cell office:value-type="float" office:value="279.9114" calcext:value-type="float">
            <text:p>279.9114</text:p>
          </table:table-cell>
          <table:table-cell office:value-type="float" office:value="1110.657" calcext:value-type="float">
            <text:p>1110.657</text:p>
          </table:table-cell>
          <table:table-cell office:value-type="float" office:value="1379.096" calcext:value-type="float">
            <text:p>1379.096</text:p>
          </table:table-cell>
          <table:table-cell office:value-type="float" office:value="1379.755" calcext:value-type="float">
            <text:p>1379.755</text:p>
          </table:table-cell>
          <table:table-cell office:value-type="float" office:value="833.9914" calcext:value-type="float">
            <text:p>833.9914</text:p>
          </table:table-cell>
          <table:table-cell office:value-type="float" office:value="1114.823" calcext:value-type="float">
            <text:p>1114.823</text:p>
          </table:table-cell>
          <table:table-cell office:value-type="float" office:value="436.912" calcext:value-type="float">
            <text:p>436.912</text:p>
          </table:table-cell>
          <table:table-cell office:value-type="float" office:value="1920.743" calcext:value-type="float">
            <text:p>1920.743</text:p>
          </table:table-cell>
          <table:table-cell office:value-type="float" office:value="2136.864" calcext:value-type="float">
            <text:p>2136.864</text:p>
          </table:table-cell>
          <table:table-cell office:value-type="float" office:value="1692.87" calcext:value-type="float">
            <text:p>1692.87</text:p>
          </table:table-cell>
          <table:table-cell office:value-type="float" office:value="587.8613" calcext:value-type="float">
            <text:p>587.8613</text:p>
          </table:table-cell>
          <table:table-cell office:value-type="float" office:value="571.8972" calcext:value-type="float">
            <text:p>571.8972</text:p>
          </table:table-cell>
          <table:table-cell office:value-type="float" office:value="142.9833" calcext:value-type="float">
            <text:p>142.9833</text:p>
          </table:table-cell>
          <table:table-cell office:value-type="float" office:value="35.74514" calcext:value-type="float">
            <text:p>35.74514</text:p>
          </table:table-cell>
          <table:table-cell office:value-type="float" office:value="0" calcext:value-type="float">
            <text:p>0</text:p>
          </table:table-cell>
          <table:table-cell office:value-type="float" office:value="-0.01725297" calcext:value-type="float">
            <text:p>-0.017252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287" calcext:value-type="float">
            <text:p>-29.7287</text:p>
          </table:table-cell>
          <table:table-cell office:value-type="float" office:value="0" calcext:value-type="float">
            <text:p>0</text:p>
          </table:table-cell>
          <table:table-cell office:value-type="float" office:value="3.458789" calcext:value-type="float">
            <text:p>3.458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524.1143" calcext:value-type="float">
            <text:p>524.1143</text:p>
          </table:table-cell>
          <table:table-cell office:value-type="float" office:value="13382.5" calcext:value-type="float">
            <text:p>133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5104" calcext:value-type="float">
            <text:p>-29.95104</text:p>
          </table:table-cell>
          <table:table-cell office:value-type="float" office:value="83.25861" calcext:value-type="float">
            <text:p>83.25861</text:p>
          </table:table-cell>
          <table:table-cell office:value-type="float" office:value="0" calcext:value-type="float">
            <text:p>0</text:p>
          </table:table-cell>
          <table:table-cell office:value-type="float" office:value="227.7866" calcext:value-type="float">
            <text:p>227.7866</text:p>
          </table:table-cell>
          <table:table-cell office:value-type="float" office:value="283.8864" calcext:value-type="float">
            <text:p>283.8864</text:p>
          </table:table-cell>
          <table:table-cell office:value-type="float" office:value="0.001346065" calcext:value-type="float">
            <text:p>0.001346065</text:p>
          </table:table-cell>
          <table:table-cell office:value-type="float" office:value="0" calcext:value-type="float">
            <text:p>0</text:p>
          </table:table-cell>
          <table:table-cell office:value-type="float" office:value="0.001947247" calcext:value-type="float">
            <text:p>0.001947247</text:p>
          </table:table-cell>
          <table:table-cell office:value-type="float" office:value="0" calcext:value-type="float">
            <text:p>0</text:p>
          </table:table-cell>
          <table:table-cell office:value-type="float" office:value="-0.007239393" calcext:value-type="float">
            <text:p>-0.007239393</text:p>
          </table:table-cell>
          <table:table-cell office:value-type="float" office:value="370" calcext:value-type="float">
            <text:p>370</text:p>
          </table:table-cell>
          <table:table-cell office:value-type="float" office:value="-29.9444" calcext:value-type="float">
            <text:p>-29.9444</text:p>
          </table:table-cell>
          <table:table-cell office:value-type="float" office:value="0" calcext:value-type="float">
            <text:p>0</text:p>
          </table:table-cell>
          <table:table-cell office:value-type="float" office:value="280.1349" calcext:value-type="float">
            <text:p>280.1349</text:p>
          </table:table-cell>
          <table:table-cell office:value-type="float" office:value="1110.37" calcext:value-type="float">
            <text:p>1110.37</text:p>
          </table:table-cell>
          <table:table-cell office:value-type="float" office:value="1378.804" calcext:value-type="float">
            <text:p>1378.804</text:p>
          </table:table-cell>
          <table:table-cell office:value-type="float" office:value="1379.505" calcext:value-type="float">
            <text:p>1379.505</text:p>
          </table:table-cell>
          <table:table-cell office:value-type="float" office:value="833.8411" calcext:value-type="float">
            <text:p>833.8411</text:p>
          </table:table-cell>
          <table:table-cell office:value-type="float" office:value="1114.673" calcext:value-type="float">
            <text:p>1114.673</text:p>
          </table:table-cell>
          <table:table-cell office:value-type="float" office:value="436.8552" calcext:value-type="float">
            <text:p>436.8552</text:p>
          </table:table-cell>
          <table:table-cell office:value-type="float" office:value="1920.557" calcext:value-type="float">
            <text:p>1920.557</text:p>
          </table:table-cell>
          <table:table-cell office:value-type="float" office:value="2136.729" calcext:value-type="float">
            <text:p>2136.729</text:p>
          </table:table-cell>
          <table:table-cell office:value-type="float" office:value="1692.802" calcext:value-type="float">
            <text:p>1692.802</text:p>
          </table:table-cell>
          <table:table-cell office:value-type="float" office:value="587.8477" calcext:value-type="float">
            <text:p>587.8477</text:p>
          </table:table-cell>
          <table:table-cell office:value-type="float" office:value="571.8864" calcext:value-type="float">
            <text:p>571.8864</text:p>
          </table:table-cell>
          <table:table-cell office:value-type="float" office:value="142.9815" calcext:value-type="float">
            <text:p>142.9815</text:p>
          </table:table-cell>
          <table:table-cell office:value-type="float" office:value="35.74463" calcext:value-type="float">
            <text:p>35.74463</text:p>
          </table:table-cell>
          <table:table-cell office:value-type="float" office:value="0" calcext:value-type="float">
            <text:p>0</text:p>
          </table:table-cell>
          <table:table-cell office:value-type="float" office:value="-0.01725765" calcext:value-type="float">
            <text:p>-0.017257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23943" calcext:value-type="float">
            <text:p>-33.23943</text:p>
          </table:table-cell>
          <table:table-cell office:value-type="float" office:value="0" calcext:value-type="float">
            <text:p>0</text:p>
          </table:table-cell>
          <table:table-cell office:value-type="float" office:value="3.599348" calcext:value-type="float">
            <text:p>3.599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520.9964" calcext:value-type="float">
            <text:p>520.9964</text:p>
          </table:table-cell>
          <table:table-cell office:value-type="float" office:value="13381.33" calcext:value-type="float">
            <text:p>1338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93662" calcext:value-type="float">
            <text:p>-33.93662</text:p>
          </table:table-cell>
          <table:table-cell office:value-type="float" office:value="93.56979" calcext:value-type="float">
            <text:p>93.56979</text:p>
          </table:table-cell>
          <table:table-cell office:value-type="float" office:value="0" calcext:value-type="float">
            <text:p>0</text:p>
          </table:table-cell>
          <table:table-cell office:value-type="float" office:value="230.2926" calcext:value-type="float">
            <text:p>230.2926</text:p>
          </table:table-cell>
          <table:table-cell office:value-type="float" office:value="280.7424" calcext:value-type="float">
            <text:p>280.7424</text:p>
          </table:table-cell>
          <table:table-cell office:value-type="float" office:value="0.00199885" calcext:value-type="float">
            <text:p>0.00199885</text:p>
          </table:table-cell>
          <table:table-cell office:value-type="float" office:value="0" calcext:value-type="float">
            <text:p>0</text:p>
          </table:table-cell>
          <table:table-cell office:value-type="float" office:value="0.001947255" calcext:value-type="float">
            <text:p>0.001947255</text:p>
          </table:table-cell>
          <table:table-cell office:value-type="float" office:value="0" calcext:value-type="float">
            <text:p>0</text:p>
          </table:table-cell>
          <table:table-cell office:value-type="float" office:value="-0.007745578" calcext:value-type="float">
            <text:p>-0.007745578</text:p>
          </table:table-cell>
          <table:table-cell office:value-type="float" office:value="370" calcext:value-type="float">
            <text:p>370</text:p>
          </table:table-cell>
          <table:table-cell office:value-type="float" office:value="-33.92882" calcext:value-type="float">
            <text:p>-33.92882</text:p>
          </table:table-cell>
          <table:table-cell office:value-type="float" office:value="0" calcext:value-type="float">
            <text:p>0</text:p>
          </table:table-cell>
          <table:table-cell office:value-type="float" office:value="280.5517" calcext:value-type="float">
            <text:p>280.5517</text:p>
          </table:table-cell>
          <table:table-cell office:value-type="float" office:value="1110.091" calcext:value-type="float">
            <text:p>1110.091</text:p>
          </table:table-cell>
          <table:table-cell office:value-type="float" office:value="1378.518" calcext:value-type="float">
            <text:p>1378.518</text:p>
          </table:table-cell>
          <table:table-cell office:value-type="float" office:value="1379.256" calcext:value-type="float">
            <text:p>1379.256</text:p>
          </table:table-cell>
          <table:table-cell office:value-type="float" office:value="833.6951" calcext:value-type="float">
            <text:p>833.6951</text:p>
          </table:table-cell>
          <table:table-cell office:value-type="float" office:value="1114.531" calcext:value-type="float">
            <text:p>1114.531</text:p>
          </table:table-cell>
          <table:table-cell office:value-type="float" office:value="436.8007" calcext:value-type="float">
            <text:p>436.8007</text:p>
          </table:table-cell>
          <table:table-cell office:value-type="float" office:value="1920.372" calcext:value-type="float">
            <text:p>1920.372</text:p>
          </table:table-cell>
          <table:table-cell office:value-type="float" office:value="2136.597" calcext:value-type="float">
            <text:p>2136.597</text:p>
          </table:table-cell>
          <table:table-cell office:value-type="float" office:value="1692.741" calcext:value-type="float">
            <text:p>1692.741</text:p>
          </table:table-cell>
          <table:table-cell office:value-type="float" office:value="587.8342" calcext:value-type="float">
            <text:p>587.8342</text:p>
          </table:table-cell>
          <table:table-cell office:value-type="float" office:value="571.8757" calcext:value-type="float">
            <text:p>571.8757</text:p>
          </table:table-cell>
          <table:table-cell office:value-type="float" office:value="142.9797" calcext:value-type="float">
            <text:p>142.9797</text:p>
          </table:table-cell>
          <table:table-cell office:value-type="float" office:value="35.74413" calcext:value-type="float">
            <text:p>35.74413</text:p>
          </table:table-cell>
          <table:table-cell office:value-type="float" office:value="0" calcext:value-type="float">
            <text:p>0</text:p>
          </table:table-cell>
          <table:table-cell office:value-type="float" office:value="-0.01726383" calcext:value-type="float">
            <text:p>-0.017263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38065" calcext:value-type="float">
            <text:p>-37.38065</text:p>
          </table:table-cell>
          <table:table-cell office:value-type="float" office:value="0" calcext:value-type="float">
            <text:p>0</text:p>
          </table:table-cell>
          <table:table-cell office:value-type="float" office:value="3.75508" calcext:value-type="float">
            <text:p>3.75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516.8759" calcext:value-type="float">
            <text:p>516.8759</text:p>
          </table:table-cell>
          <table:table-cell office:value-type="float" office:value="13380.19" calcext:value-type="float">
            <text:p>1338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1709" calcext:value-type="float">
            <text:p>-38.91709</text:p>
          </table:table-cell>
          <table:table-cell office:value-type="float" office:value="107.132" calcext:value-type="float">
            <text:p>107.132</text:p>
          </table:table-cell>
          <table:table-cell office:value-type="float" office:value="0" calcext:value-type="float">
            <text:p>0</text:p>
          </table:table-cell>
          <table:table-cell office:value-type="float" office:value="233.6469" calcext:value-type="float">
            <text:p>233.6469</text:p>
          </table:table-cell>
          <table:table-cell office:value-type="float" office:value="276.7343" calcext:value-type="float">
            <text:p>276.7343</text:p>
          </table:table-cell>
          <table:table-cell office:value-type="float" office:value="0.00260207" calcext:value-type="float">
            <text:p>0.00260207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08256936" calcext:value-type="float">
            <text:p>-0.008256936</text:p>
          </table:table-cell>
          <table:table-cell office:value-type="float" office:value="370" calcext:value-type="float">
            <text:p>370</text:p>
          </table:table-cell>
          <table:table-cell office:value-type="float" office:value="-38.90817" calcext:value-type="float">
            <text:p>-38.90817</text:p>
          </table:table-cell>
          <table:table-cell office:value-type="float" office:value="0" calcext:value-type="float">
            <text:p>0</text:p>
          </table:table-cell>
          <table:table-cell office:value-type="float" office:value="280.8896" calcext:value-type="float">
            <text:p>280.8896</text:p>
          </table:table-cell>
          <table:table-cell office:value-type="float" office:value="1109.785" calcext:value-type="float">
            <text:p>1109.785</text:p>
          </table:table-cell>
          <table:table-cell office:value-type="float" office:value="1378.226" calcext:value-type="float">
            <text:p>1378.226</text:p>
          </table:table-cell>
          <table:table-cell office:value-type="float" office:value="1379.007" calcext:value-type="float">
            <text:p>1379.007</text:p>
          </table:table-cell>
          <table:table-cell office:value-type="float" office:value="833.5466" calcext:value-type="float">
            <text:p>833.5466</text:p>
          </table:table-cell>
          <table:table-cell office:value-type="float" office:value="1114.387" calcext:value-type="float">
            <text:p>1114.387</text:p>
          </table:table-cell>
          <table:table-cell office:value-type="float" office:value="436.7464" calcext:value-type="float">
            <text:p>436.7464</text:p>
          </table:table-cell>
          <table:table-cell office:value-type="float" office:value="1920.185" calcext:value-type="float">
            <text:p>1920.185</text:p>
          </table:table-cell>
          <table:table-cell office:value-type="float" office:value="2136.468" calcext:value-type="float">
            <text:p>2136.468</text:p>
          </table:table-cell>
          <table:table-cell office:value-type="float" office:value="1692.687" calcext:value-type="float">
            <text:p>1692.687</text:p>
          </table:table-cell>
          <table:table-cell office:value-type="float" office:value="587.821" calcext:value-type="float">
            <text:p>587.821</text:p>
          </table:table-cell>
          <table:table-cell office:value-type="float" office:value="571.8652" calcext:value-type="float">
            <text:p>571.8652</text:p>
          </table:table-cell>
          <table:table-cell office:value-type="float" office:value="142.9781" calcext:value-type="float">
            <text:p>142.9781</text:p>
          </table:table-cell>
          <table:table-cell office:value-type="float" office:value="35.74366" calcext:value-type="float">
            <text:p>35.74366</text:p>
          </table:table-cell>
          <table:table-cell office:value-type="float" office:value="0" calcext:value-type="float">
            <text:p>0</text:p>
          </table:table-cell>
          <table:table-cell office:value-type="float" office:value="-0.01727556" calcext:value-type="float">
            <text:p>-0.017275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49212" calcext:value-type="float">
            <text:p>-42.49212</text:p>
          </table:table-cell>
          <table:table-cell office:value-type="float" office:value="0" calcext:value-type="float">
            <text:p>0</text:p>
          </table:table-cell>
          <table:table-cell office:value-type="float" office:value="3.886385" calcext:value-type="float">
            <text:p>3.886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514.9782" calcext:value-type="float">
            <text:p>514.9782</text:p>
          </table:table-cell>
          <table:table-cell office:value-type="float" office:value="13379" calcext:value-type="float">
            <text:p>1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75922" calcext:value-type="float">
            <text:p>-41.75922</text:p>
          </table:table-cell>
          <table:table-cell office:value-type="float" office:value="115.3167" calcext:value-type="float">
            <text:p>115.3167</text:p>
          </table:table-cell>
          <table:table-cell office:value-type="float" office:value="0" calcext:value-type="float">
            <text:p>0</text:p>
          </table:table-cell>
          <table:table-cell office:value-type="float" office:value="234.959" calcext:value-type="float">
            <text:p>234.959</text:p>
          </table:table-cell>
          <table:table-cell office:value-type="float" office:value="274.931" calcext:value-type="float">
            <text:p>274.931</text:p>
          </table:table-cell>
          <table:table-cell office:value-type="float" office:value="0.003262763" calcext:value-type="float">
            <text:p>0.003262763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08775461" calcext:value-type="float">
            <text:p>-0.008775461</text:p>
          </table:table-cell>
          <table:table-cell office:value-type="float" office:value="370" calcext:value-type="float">
            <text:p>370</text:p>
          </table:table-cell>
          <table:table-cell office:value-type="float" office:value="-41.74913" calcext:value-type="float">
            <text:p>-41.74913</text:p>
          </table:table-cell>
          <table:table-cell office:value-type="float" office:value="0" calcext:value-type="float">
            <text:p>0</text:p>
          </table:table-cell>
          <table:table-cell office:value-type="float" office:value="281.1103" calcext:value-type="float">
            <text:p>281.1103</text:p>
          </table:table-cell>
          <table:table-cell office:value-type="float" office:value="1109.511" calcext:value-type="float">
            <text:p>1109.511</text:p>
          </table:table-cell>
          <table:table-cell office:value-type="float" office:value="1377.955" calcext:value-type="float">
            <text:p>1377.955</text:p>
          </table:table-cell>
          <table:table-cell office:value-type="float" office:value="1378.771" calcext:value-type="float">
            <text:p>1378.771</text:p>
          </table:table-cell>
          <table:table-cell office:value-type="float" office:value="833.4033" calcext:value-type="float">
            <text:p>833.4033</text:p>
          </table:table-cell>
          <table:table-cell office:value-type="float" office:value="1114.247" calcext:value-type="float">
            <text:p>1114.247</text:p>
          </table:table-cell>
          <table:table-cell office:value-type="float" office:value="436.6933" calcext:value-type="float">
            <text:p>436.6933</text:p>
          </table:table-cell>
          <table:table-cell office:value-type="float" office:value="1920" calcext:value-type="float">
            <text:p>1920</text:p>
          </table:table-cell>
          <table:table-cell office:value-type="float" office:value="2136.342" calcext:value-type="float">
            <text:p>2136.342</text:p>
          </table:table-cell>
          <table:table-cell office:value-type="float" office:value="1692.633" calcext:value-type="float">
            <text:p>1692.633</text:p>
          </table:table-cell>
          <table:table-cell office:value-type="float" office:value="587.8079" calcext:value-type="float">
            <text:p>587.8079</text:p>
          </table:table-cell>
          <table:table-cell office:value-type="float" office:value="571.8548" calcext:value-type="float">
            <text:p>571.8548</text:p>
          </table:table-cell>
          <table:table-cell office:value-type="float" office:value="142.9765" calcext:value-type="float">
            <text:p>142.9765</text:p>
          </table:table-cell>
          <table:table-cell office:value-type="float" office:value="35.74319" calcext:value-type="float">
            <text:p>35.74319</text:p>
          </table:table-cell>
          <table:table-cell office:value-type="float" office:value="0" calcext:value-type="float">
            <text:p>0</text:p>
          </table:table-cell>
          <table:table-cell office:value-type="float" office:value="-0.0172768" calcext:value-type="float">
            <text:p>-0.0172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43334" calcext:value-type="float">
            <text:p>-45.43334</text:p>
          </table:table-cell>
          <table:table-cell office:value-type="float" office:value="0" calcext:value-type="float">
            <text:p>0</text:p>
          </table:table-cell>
          <table:table-cell office:value-type="float" office:value="3.985973" calcext:value-type="float">
            <text:p>3.985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513.6794" calcext:value-type="float">
            <text:p>513.6794</text:p>
          </table:table-cell>
          <table:table-cell office:value-type="float" office:value="13377.84" calcext:value-type="float">
            <text:p>1337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93813" calcext:value-type="float">
            <text:p>-43.93813</text:p>
          </table:table-cell>
          <table:table-cell office:value-type="float" office:value="121.554" calcext:value-type="float">
            <text:p>121.554</text:p>
          </table:table-cell>
          <table:table-cell office:value-type="float" office:value="0" calcext:value-type="float">
            <text:p>0</text:p>
          </table:table-cell>
          <table:table-cell office:value-type="float" office:value="235.7761" calcext:value-type="float">
            <text:p>235.7761</text:p>
          </table:table-cell>
          <table:table-cell office:value-type="float" office:value="273.7372" calcext:value-type="float">
            <text:p>273.7372</text:p>
          </table:table-cell>
          <table:table-cell office:value-type="float" office:value="0.00392465" calcext:value-type="float">
            <text:p>0.00392465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09301995" calcext:value-type="float">
            <text:p>-0.009301995</text:p>
          </table:table-cell>
          <table:table-cell office:value-type="float" office:value="370" calcext:value-type="float">
            <text:p>370</text:p>
          </table:table-cell>
          <table:table-cell office:value-type="float" office:value="-43.92685" calcext:value-type="float">
            <text:p>-43.92685</text:p>
          </table:table-cell>
          <table:table-cell office:value-type="float" office:value="0" calcext:value-type="float">
            <text:p>0</text:p>
          </table:table-cell>
          <table:table-cell office:value-type="float" office:value="281.258" calcext:value-type="float">
            <text:p>281.258</text:p>
          </table:table-cell>
          <table:table-cell office:value-type="float" office:value="1109.257" calcext:value-type="float">
            <text:p>1109.257</text:p>
          </table:table-cell>
          <table:table-cell office:value-type="float" office:value="1377.703" calcext:value-type="float">
            <text:p>1377.703</text:p>
          </table:table-cell>
          <table:table-cell office:value-type="float" office:value="1378.562" calcext:value-type="float">
            <text:p>1378.562</text:p>
          </table:table-cell>
          <table:table-cell office:value-type="float" office:value="833.2708" calcext:value-type="float">
            <text:p>833.2708</text:p>
          </table:table-cell>
          <table:table-cell office:value-type="float" office:value="1114.115" calcext:value-type="float">
            <text:p>1114.115</text:p>
          </table:table-cell>
          <table:table-cell office:value-type="float" office:value="436.6436" calcext:value-type="float">
            <text:p>436.6436</text:p>
          </table:table-cell>
          <table:table-cell office:value-type="float" office:value="1919.821" calcext:value-type="float">
            <text:p>1919.821</text:p>
          </table:table-cell>
          <table:table-cell office:value-type="float" office:value="2136.219" calcext:value-type="float">
            <text:p>2136.219</text:p>
          </table:table-cell>
          <table:table-cell office:value-type="float" office:value="1692.581" calcext:value-type="float">
            <text:p>1692.581</text:p>
          </table:table-cell>
          <table:table-cell office:value-type="float" office:value="587.7949" calcext:value-type="float">
            <text:p>587.7949</text:p>
          </table:table-cell>
          <table:table-cell office:value-type="float" office:value="571.8445" calcext:value-type="float">
            <text:p>571.8445</text:p>
          </table:table-cell>
          <table:table-cell office:value-type="float" office:value="142.9749" calcext:value-type="float">
            <text:p>142.9749</text:p>
          </table:table-cell>
          <table:table-cell office:value-type="float" office:value="35.74276" calcext:value-type="float">
            <text:p>35.74276</text:p>
          </table:table-cell>
          <table:table-cell office:value-type="float" office:value="0" calcext:value-type="float">
            <text:p>0</text:p>
          </table:table-cell>
          <table:table-cell office:value-type="float" office:value="-0.01727705" calcext:value-type="float">
            <text:p>-0.017277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74944" calcext:value-type="float">
            <text:p>-47.74944</text:p>
          </table:table-cell>
          <table:table-cell office:value-type="float" office:value="0" calcext:value-type="float">
            <text:p>0</text:p>
          </table:table-cell>
          <table:table-cell office:value-type="float" office:value="4.123639" calcext:value-type="float">
            <text:p>4.123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512.0807" calcext:value-type="float">
            <text:p>512.0807</text:p>
          </table:table-cell>
          <table:table-cell office:value-type="float" office:value="13376.72" calcext:value-type="float">
            <text:p>1337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41657" calcext:value-type="float">
            <text:p>-46.41657</text:p>
          </table:table-cell>
          <table:table-cell office:value-type="float" office:value="128.5162" calcext:value-type="float">
            <text:p>128.5162</text:p>
          </table:table-cell>
          <table:table-cell office:value-type="float" office:value="0" calcext:value-type="float">
            <text:p>0</text:p>
          </table:table-cell>
          <table:table-cell office:value-type="float" office:value="236.829" calcext:value-type="float">
            <text:p>236.829</text:p>
          </table:table-cell>
          <table:table-cell office:value-type="float" office:value="272.2387" calcext:value-type="float">
            <text:p>272.2387</text:p>
          </table:table-cell>
          <table:table-cell office:value-type="float" office:value="0.004569869" calcext:value-type="float">
            <text:p>0.004569869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09839203" calcext:value-type="float">
            <text:p>-0.009839203</text:p>
          </table:table-cell>
          <table:table-cell office:value-type="float" office:value="370" calcext:value-type="float">
            <text:p>370</text:p>
          </table:table-cell>
          <table:table-cell office:value-type="float" office:value="-46.40411" calcext:value-type="float">
            <text:p>-46.40411</text:p>
          </table:table-cell>
          <table:table-cell office:value-type="float" office:value="0" calcext:value-type="float">
            <text:p>0</text:p>
          </table:table-cell>
          <table:table-cell office:value-type="float" office:value="281.4333" calcext:value-type="float">
            <text:p>281.4333</text:p>
          </table:table-cell>
          <table:table-cell office:value-type="float" office:value="1108.999" calcext:value-type="float">
            <text:p>1108.999</text:p>
          </table:table-cell>
          <table:table-cell office:value-type="float" office:value="1377.444" calcext:value-type="float">
            <text:p>1377.444</text:p>
          </table:table-cell>
          <table:table-cell office:value-type="float" office:value="1378.358" calcext:value-type="float">
            <text:p>1378.358</text:p>
          </table:table-cell>
          <table:table-cell office:value-type="float" office:value="833.1412" calcext:value-type="float">
            <text:p>833.1412</text:p>
          </table:table-cell>
          <table:table-cell office:value-type="float" office:value="1113.986" calcext:value-type="float">
            <text:p>1113.986</text:p>
          </table:table-cell>
          <table:table-cell office:value-type="float" office:value="436.5934" calcext:value-type="float">
            <text:p>436.5934</text:p>
          </table:table-cell>
          <table:table-cell office:value-type="float" office:value="1919.648" calcext:value-type="float">
            <text:p>1919.648</text:p>
          </table:table-cell>
          <table:table-cell office:value-type="float" office:value="2136.098" calcext:value-type="float">
            <text:p>2136.098</text:p>
          </table:table-cell>
          <table:table-cell office:value-type="float" office:value="1692.529" calcext:value-type="float">
            <text:p>1692.529</text:p>
          </table:table-cell>
          <table:table-cell office:value-type="float" office:value="587.7821" calcext:value-type="float">
            <text:p>587.7821</text:p>
          </table:table-cell>
          <table:table-cell office:value-type="float" office:value="571.8344" calcext:value-type="float">
            <text:p>571.8344</text:p>
          </table:table-cell>
          <table:table-cell office:value-type="float" office:value="142.9734" calcext:value-type="float">
            <text:p>142.9734</text:p>
          </table:table-cell>
          <table:table-cell office:value-type="float" office:value="35.74233" calcext:value-type="float">
            <text:p>35.74233</text:p>
          </table:table-cell>
          <table:table-cell office:value-type="float" office:value="0" calcext:value-type="float">
            <text:p>0</text:p>
          </table:table-cell>
          <table:table-cell office:value-type="float" office:value="-0.01727723" calcext:value-type="float">
            <text:p>-0.01727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33181" calcext:value-type="float">
            <text:p>-50.33181</text:p>
          </table:table-cell>
          <table:table-cell office:value-type="float" office:value="0" calcext:value-type="float">
            <text:p>0</text:p>
          </table:table-cell>
          <table:table-cell office:value-type="float" office:value="4.227928" calcext:value-type="float">
            <text:p>4.227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510.2347" calcext:value-type="float">
            <text:p>510.2347</text:p>
          </table:table-cell>
          <table:table-cell office:value-type="float" office:value="13375.63" calcext:value-type="float">
            <text:p>1337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10533" calcext:value-type="float">
            <text:p>-49.10533</text:p>
          </table:table-cell>
          <table:table-cell office:value-type="float" office:value="135.9484" calcext:value-type="float">
            <text:p>135.9484</text:p>
          </table:table-cell>
          <table:table-cell office:value-type="float" office:value="0" calcext:value-type="float">
            <text:p>0</text:p>
          </table:table-cell>
          <table:table-cell office:value-type="float" office:value="238.077" calcext:value-type="float">
            <text:p>238.077</text:p>
          </table:table-cell>
          <table:table-cell office:value-type="float" office:value="270.4992" calcext:value-type="float">
            <text:p>270.4992</text:p>
          </table:table-cell>
          <table:table-cell office:value-type="float" office:value="0.005198416" calcext:value-type="float">
            <text:p>0.005198416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1039078" calcext:value-type="float">
            <text:p>-0.01039078</text:p>
          </table:table-cell>
          <table:table-cell office:value-type="float" office:value="370" calcext:value-type="float">
            <text:p>370</text:p>
          </table:table-cell>
          <table:table-cell office:value-type="float" office:value="-49.09168" calcext:value-type="float">
            <text:p>-49.09168</text:p>
          </table:table-cell>
          <table:table-cell office:value-type="float" office:value="0" calcext:value-type="float">
            <text:p>0</text:p>
          </table:table-cell>
          <table:table-cell office:value-type="float" office:value="281.6218" calcext:value-type="float">
            <text:p>281.6218</text:p>
          </table:table-cell>
          <table:table-cell office:value-type="float" office:value="1108.74" calcext:value-type="float">
            <text:p>1108.74</text:p>
          </table:table-cell>
          <table:table-cell office:value-type="float" office:value="1377.186" calcext:value-type="float">
            <text:p>1377.186</text:p>
          </table:table-cell>
          <table:table-cell office:value-type="float" office:value="1378.156" calcext:value-type="float">
            <text:p>1378.156</text:p>
          </table:table-cell>
          <table:table-cell office:value-type="float" office:value="833.0173" calcext:value-type="float">
            <text:p>833.0173</text:p>
          </table:table-cell>
          <table:table-cell office:value-type="float" office:value="1113.859" calcext:value-type="float">
            <text:p>1113.859</text:p>
          </table:table-cell>
          <table:table-cell office:value-type="float" office:value="436.5464" calcext:value-type="float">
            <text:p>436.5464</text:p>
          </table:table-cell>
          <table:table-cell office:value-type="float" office:value="1919.479" calcext:value-type="float">
            <text:p>1919.479</text:p>
          </table:table-cell>
          <table:table-cell office:value-type="float" office:value="2135.979" calcext:value-type="float">
            <text:p>2135.979</text:p>
          </table:table-cell>
          <table:table-cell office:value-type="float" office:value="1692.478" calcext:value-type="float">
            <text:p>1692.478</text:p>
          </table:table-cell>
          <table:table-cell office:value-type="float" office:value="587.7695" calcext:value-type="float">
            <text:p>587.7695</text:p>
          </table:table-cell>
          <table:table-cell office:value-type="float" office:value="571.8244" calcext:value-type="float">
            <text:p>571.8244</text:p>
          </table:table-cell>
          <table:table-cell office:value-type="float" office:value="142.972" calcext:value-type="float">
            <text:p>142.972</text:p>
          </table:table-cell>
          <table:table-cell office:value-type="float" office:value="35.74193" calcext:value-type="float">
            <text:p>35.74193</text:p>
          </table:table-cell>
          <table:table-cell office:value-type="float" office:value="0" calcext:value-type="float">
            <text:p>0</text:p>
          </table:table-cell>
          <table:table-cell office:value-type="float" office:value="-0.01727747" calcext:value-type="float">
            <text:p>-0.017277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1203" calcext:value-type="float">
            <text:p>-53.1203</text:p>
          </table:table-cell>
          <table:table-cell office:value-type="float" office:value="0" calcext:value-type="float">
            <text:p>0</text:p>
          </table:table-cell>
          <table:table-cell office:value-type="float" office:value="4.328583" calcext:value-type="float">
            <text:p>4.328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508.3358" calcext:value-type="float">
            <text:p>508.3358</text:p>
          </table:table-cell>
          <table:table-cell office:value-type="float" office:value="13374.57" calcext:value-type="float">
            <text:p>1337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83984" calcext:value-type="float">
            <text:p>-51.83984</text:p>
          </table:table-cell>
          <table:table-cell office:value-type="float" office:value="143.5202" calcext:value-type="float">
            <text:p>143.5202</text:p>
          </table:table-cell>
          <table:table-cell office:value-type="float" office:value="0" calcext:value-type="float">
            <text:p>0</text:p>
          </table:table-cell>
          <table:table-cell office:value-type="float" office:value="239.3255" calcext:value-type="float">
            <text:p>239.3255</text:p>
          </table:table-cell>
          <table:table-cell office:value-type="float" office:value="268.7139" calcext:value-type="float">
            <text:p>268.7139</text:p>
          </table:table-cell>
          <table:table-cell office:value-type="float" office:value="0.00582336" calcext:value-type="float">
            <text:p>0.00582336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1095602" calcext:value-type="float">
            <text:p>-0.01095602</text:p>
          </table:table-cell>
          <table:table-cell office:value-type="float" office:value="370" calcext:value-type="float">
            <text:p>370</text:p>
          </table:table-cell>
          <table:table-cell office:value-type="float" office:value="-51.825" calcext:value-type="float">
            <text:p>-51.825</text:p>
          </table:table-cell>
          <table:table-cell office:value-type="float" office:value="0" calcext:value-type="float">
            <text:p>0</text:p>
          </table:table-cell>
          <table:table-cell office:value-type="float" office:value="281.8138" calcext:value-type="float">
            <text:p>281.8138</text:p>
          </table:table-cell>
          <table:table-cell office:value-type="float" office:value="1108.479" calcext:value-type="float">
            <text:p>1108.479</text:p>
          </table:table-cell>
          <table:table-cell office:value-type="float" office:value="1376.93" calcext:value-type="float">
            <text:p>1376.93</text:p>
          </table:table-cell>
          <table:table-cell office:value-type="float" office:value="1377.954" calcext:value-type="float">
            <text:p>1377.954</text:p>
          </table:table-cell>
          <table:table-cell office:value-type="float" office:value="832.8951" calcext:value-type="float">
            <text:p>832.8951</text:p>
          </table:table-cell>
          <table:table-cell office:value-type="float" office:value="1113.733" calcext:value-type="float">
            <text:p>1113.733</text:p>
          </table:table-cell>
          <table:table-cell office:value-type="float" office:value="436.4996" calcext:value-type="float">
            <text:p>436.4996</text:p>
          </table:table-cell>
          <table:table-cell office:value-type="float" office:value="1919.318" calcext:value-type="float">
            <text:p>1919.318</text:p>
          </table:table-cell>
          <table:table-cell office:value-type="float" office:value="2135.863" calcext:value-type="float">
            <text:p>2135.863</text:p>
          </table:table-cell>
          <table:table-cell office:value-type="float" office:value="1692.427" calcext:value-type="float">
            <text:p>1692.427</text:p>
          </table:table-cell>
          <table:table-cell office:value-type="float" office:value="587.7571" calcext:value-type="float">
            <text:p>587.7571</text:p>
          </table:table-cell>
          <table:table-cell office:value-type="float" office:value="571.8145" calcext:value-type="float">
            <text:p>571.8145</text:p>
          </table:table-cell>
          <table:table-cell office:value-type="float" office:value="142.9707" calcext:value-type="float">
            <text:p>142.9707</text:p>
          </table:table-cell>
          <table:table-cell office:value-type="float" office:value="35.74154" calcext:value-type="float">
            <text:p>35.74154</text:p>
          </table:table-cell>
          <table:table-cell office:value-type="float" office:value="0" calcext:value-type="float">
            <text:p>0</text:p>
          </table:table-cell>
          <table:table-cell office:value-type="float" office:value="-0.01727767" calcext:value-type="float">
            <text:p>-0.017277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93682" calcext:value-type="float">
            <text:p>-55.93682</text:p>
          </table:table-cell>
          <table:table-cell office:value-type="float" office:value="0" calcext:value-type="float">
            <text:p>0</text:p>
          </table:table-cell>
          <table:table-cell office:value-type="float" office:value="4.411236" calcext:value-type="float">
            <text:p>4.41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506.418" calcext:value-type="float">
            <text:p>506.418</text:p>
          </table:table-cell>
          <table:table-cell office:value-type="float" office:value="13373.56" calcext:value-type="float">
            <text:p>1337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486" calcext:value-type="float">
            <text:p>-54.5486</text:p>
          </table:table-cell>
          <table:table-cell office:value-type="float" office:value="150.8225" calcext:value-type="float">
            <text:p>150.8225</text:p>
          </table:table-cell>
          <table:table-cell office:value-type="float" office:value="0" calcext:value-type="float">
            <text:p>0</text:p>
          </table:table-cell>
          <table:table-cell office:value-type="float" office:value="240.5587" calcext:value-type="float">
            <text:p>240.5587</text:p>
          </table:table-cell>
          <table:table-cell office:value-type="float" office:value="266.9071" calcext:value-type="float">
            <text:p>266.9071</text:p>
          </table:table-cell>
          <table:table-cell office:value-type="float" office:value="0.006441539" calcext:value-type="float">
            <text:p>0.006441539</text:p>
          </table:table-cell>
          <table:table-cell office:value-type="float" office:value="0" calcext:value-type="float">
            <text:p>0</text:p>
          </table:table-cell>
          <table:table-cell office:value-type="float" office:value="0.001947256" calcext:value-type="float">
            <text:p>0.001947256</text:p>
          </table:table-cell>
          <table:table-cell office:value-type="float" office:value="0" calcext:value-type="float">
            <text:p>0</text:p>
          </table:table-cell>
          <table:table-cell office:value-type="float" office:value="-0.01153401" calcext:value-type="float">
            <text:p>-0.01153401</text:p>
          </table:table-cell>
          <table:table-cell office:value-type="float" office:value="370" calcext:value-type="float">
            <text:p>370</text:p>
          </table:table-cell>
          <table:table-cell office:value-type="float" office:value="-54.53256" calcext:value-type="float">
            <text:p>-54.53256</text:p>
          </table:table-cell>
          <table:table-cell office:value-type="float" office:value="0" calcext:value-type="float">
            <text:p>0</text:p>
          </table:table-cell>
          <table:table-cell office:value-type="float" office:value="282.0134" calcext:value-type="float">
            <text:p>282.0134</text:p>
          </table:table-cell>
          <table:table-cell office:value-type="float" office:value="1108.221" calcext:value-type="float">
            <text:p>1108.221</text:p>
          </table:table-cell>
          <table:table-cell office:value-type="float" office:value="1376.685" calcext:value-type="float">
            <text:p>1376.685</text:p>
          </table:table-cell>
          <table:table-cell office:value-type="float" office:value="1377.761" calcext:value-type="float">
            <text:p>1377.761</text:p>
          </table:table-cell>
          <table:table-cell office:value-type="float" office:value="832.7742" calcext:value-type="float">
            <text:p>832.7742</text:p>
          </table:table-cell>
          <table:table-cell office:value-type="float" office:value="1113.608" calcext:value-type="float">
            <text:p>1113.608</text:p>
          </table:table-cell>
          <table:table-cell office:value-type="float" office:value="436.4534" calcext:value-type="float">
            <text:p>436.4534</text:p>
          </table:table-cell>
          <table:table-cell office:value-type="float" office:value="1919.165" calcext:value-type="float">
            <text:p>1919.165</text:p>
          </table:table-cell>
          <table:table-cell office:value-type="float" office:value="2135.748" calcext:value-type="float">
            <text:p>2135.748</text:p>
          </table:table-cell>
          <table:table-cell office:value-type="float" office:value="1692.378" calcext:value-type="float">
            <text:p>1692.378</text:p>
          </table:table-cell>
          <table:table-cell office:value-type="float" office:value="587.7448" calcext:value-type="float">
            <text:p>587.7448</text:p>
          </table:table-cell>
          <table:table-cell office:value-type="float" office:value="571.8046" calcext:value-type="float">
            <text:p>571.8046</text:p>
          </table:table-cell>
          <table:table-cell office:value-type="float" office:value="142.9693" calcext:value-type="float">
            <text:p>142.9693</text:p>
          </table:table-cell>
          <table:table-cell office:value-type="float" office:value="35.74116" calcext:value-type="float">
            <text:p>35.74116</text:p>
          </table:table-cell>
          <table:table-cell office:value-type="float" office:value="0" calcext:value-type="float">
            <text:p>0</text:p>
          </table:table-cell>
          <table:table-cell office:value-type="float" office:value="-0.0172779" calcext:value-type="float">
            <text:p>-0.01727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73928" calcext:value-type="float">
            <text:p>-58.73928</text:p>
          </table:table-cell>
          <table:table-cell office:value-type="float" office:value="0" calcext:value-type="float">
            <text:p>0</text:p>
          </table:table-cell>
          <table:table-cell office:value-type="float" office:value="4.505591" calcext:value-type="float">
            <text:p>4.505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504.5533" calcext:value-type="float">
            <text:p>504.5533</text:p>
          </table:table-cell>
          <table:table-cell office:value-type="float" office:value="13372.56" calcext:value-type="float">
            <text:p>1337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0764" calcext:value-type="float">
            <text:p>-57.20764</text:p>
          </table:table-cell>
          <table:table-cell office:value-type="float" office:value="158.4212" calcext:value-type="float">
            <text:p>158.4212</text:p>
          </table:table-cell>
          <table:table-cell office:value-type="float" office:value="0" calcext:value-type="float">
            <text:p>0</text:p>
          </table:table-cell>
          <table:table-cell office:value-type="float" office:value="241.7304" calcext:value-type="float">
            <text:p>241.7304</text:p>
          </table:table-cell>
          <table:table-cell office:value-type="float" office:value="265.1489" calcext:value-type="float">
            <text:p>265.1489</text:p>
          </table:table-cell>
          <table:table-cell office:value-type="float" office:value="0.007058289" calcext:value-type="float">
            <text:p>0.007058289</text:p>
          </table:table-cell>
          <table:table-cell office:value-type="float" office:value="0" calcext:value-type="float">
            <text:p>0</text:p>
          </table:table-cell>
          <table:table-cell office:value-type="float" office:value="0.001947257" calcext:value-type="float">
            <text:p>0.001947257</text:p>
          </table:table-cell>
          <table:table-cell office:value-type="float" office:value="0" calcext:value-type="float">
            <text:p>0</text:p>
          </table:table-cell>
          <table:table-cell office:value-type="float" office:value="-0.01212639" calcext:value-type="float">
            <text:p>-0.01212639</text:p>
          </table:table-cell>
          <table:table-cell office:value-type="float" office:value="370" calcext:value-type="float">
            <text:p>370</text:p>
          </table:table-cell>
          <table:table-cell office:value-type="float" office:value="-57.1904" calcext:value-type="float">
            <text:p>-57.1904</text:p>
          </table:table-cell>
          <table:table-cell office:value-type="float" office:value="0" calcext:value-type="float">
            <text:p>0</text:p>
          </table:table-cell>
          <table:table-cell office:value-type="float" office:value="282.2148" calcext:value-type="float">
            <text:p>282.2148</text:p>
          </table:table-cell>
          <table:table-cell office:value-type="float" office:value="1107.968" calcext:value-type="float">
            <text:p>1107.968</text:p>
          </table:table-cell>
          <table:table-cell office:value-type="float" office:value="1376.445" calcext:value-type="float">
            <text:p>1376.445</text:p>
          </table:table-cell>
          <table:table-cell office:value-type="float" office:value="1377.569" calcext:value-type="float">
            <text:p>1377.569</text:p>
          </table:table-cell>
          <table:table-cell office:value-type="float" office:value="832.6559" calcext:value-type="float">
            <text:p>832.6559</text:p>
          </table:table-cell>
          <table:table-cell office:value-type="float" office:value="1113.486" calcext:value-type="float">
            <text:p>1113.486</text:p>
          </table:table-cell>
          <table:table-cell office:value-type="float" office:value="436.4083" calcext:value-type="float">
            <text:p>436.4083</text:p>
          </table:table-cell>
          <table:table-cell office:value-type="float" office:value="1919.015" calcext:value-type="float">
            <text:p>1919.015</text:p>
          </table:table-cell>
          <table:table-cell office:value-type="float" office:value="2135.636" calcext:value-type="float">
            <text:p>2135.636</text:p>
          </table:table-cell>
          <table:table-cell office:value-type="float" office:value="1692.329" calcext:value-type="float">
            <text:p>1692.329</text:p>
          </table:table-cell>
          <table:table-cell office:value-type="float" office:value="587.7327" calcext:value-type="float">
            <text:p>587.7327</text:p>
          </table:table-cell>
          <table:table-cell office:value-type="float" office:value="571.7949" calcext:value-type="float">
            <text:p>571.7949</text:p>
          </table:table-cell>
          <table:table-cell office:value-type="float" office:value="142.9681" calcext:value-type="float">
            <text:p>142.9681</text:p>
          </table:table-cell>
          <table:table-cell office:value-type="float" office:value="35.7408" calcext:value-type="float">
            <text:p>35.7408</text:p>
          </table:table-cell>
          <table:table-cell office:value-type="float" office:value="0" calcext:value-type="float">
            <text:p>0</text:p>
          </table:table-cell>
          <table:table-cell office:value-type="float" office:value="-0.01727809" calcext:value-type="float">
            <text:p>-0.017278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46834" calcext:value-type="float">
            <text:p>-61.46834</text:p>
          </table:table-cell>
          <table:table-cell office:value-type="float" office:value="0" calcext:value-type="float">
            <text:p>0</text:p>
          </table:table-cell>
          <table:table-cell office:value-type="float" office:value="4.576353" calcext:value-type="float">
            <text:p>4.576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503.4644" calcext:value-type="float">
            <text:p>503.4644</text:p>
          </table:table-cell>
          <table:table-cell office:value-type="float" office:value="13371.56" calcext:value-type="float">
            <text:p>1337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13439" calcext:value-type="float">
            <text:p>-59.13439</text:p>
          </table:table-cell>
          <table:table-cell office:value-type="float" office:value="164.3318" calcext:value-type="float">
            <text:p>164.3318</text:p>
          </table:table-cell>
          <table:table-cell office:value-type="float" office:value="0" calcext:value-type="float">
            <text:p>0</text:p>
          </table:table-cell>
          <table:table-cell office:value-type="float" office:value="242.3116" calcext:value-type="float">
            <text:p>242.3116</text:p>
          </table:table-cell>
          <table:table-cell office:value-type="float" office:value="264.1527" calcext:value-type="float">
            <text:p>264.1527</text:p>
          </table:table-cell>
          <table:table-cell office:value-type="float" office:value="0.007700447" calcext:value-type="float">
            <text:p>0.007700447</text:p>
          </table:table-cell>
          <table:table-cell office:value-type="float" office:value="0" calcext:value-type="float">
            <text:p>0</text:p>
          </table:table-cell>
          <table:table-cell office:value-type="float" office:value="0.001947257" calcext:value-type="float">
            <text:p>0.001947257</text:p>
          </table:table-cell>
          <table:table-cell office:value-type="float" office:value="0" calcext:value-type="float">
            <text:p>0</text:p>
          </table:table-cell>
          <table:table-cell office:value-type="float" office:value="-0.01273565" calcext:value-type="float">
            <text:p>-0.01273565</text:p>
          </table:table-cell>
          <table:table-cell office:value-type="float" office:value="370" calcext:value-type="float">
            <text:p>370</text:p>
          </table:table-cell>
          <table:table-cell office:value-type="float" office:value="-59.1159" calcext:value-type="float">
            <text:p>-59.1159</text:p>
          </table:table-cell>
          <table:table-cell office:value-type="float" office:value="0" calcext:value-type="float">
            <text:p>0</text:p>
          </table:table-cell>
          <table:table-cell office:value-type="float" office:value="282.3568" calcext:value-type="float">
            <text:p>282.3568</text:p>
          </table:table-cell>
          <table:table-cell office:value-type="float" office:value="1107.74" calcext:value-type="float">
            <text:p>1107.74</text:p>
          </table:table-cell>
          <table:table-cell office:value-type="float" office:value="1376.224" calcext:value-type="float">
            <text:p>1376.224</text:p>
          </table:table-cell>
          <table:table-cell office:value-type="float" office:value="1377.389" calcext:value-type="float">
            <text:p>1377.389</text:p>
          </table:table-cell>
          <table:table-cell office:value-type="float" office:value="832.5406" calcext:value-type="float">
            <text:p>832.5406</text:p>
          </table:table-cell>
          <table:table-cell office:value-type="float" office:value="1113.37" calcext:value-type="float">
            <text:p>1113.37</text:p>
          </table:table-cell>
          <table:table-cell office:value-type="float" office:value="436.3645" calcext:value-type="float">
            <text:p>436.3645</text:p>
          </table:table-cell>
          <table:table-cell office:value-type="float" office:value="1918.866" calcext:value-type="float">
            <text:p>1918.866</text:p>
          </table:table-cell>
          <table:table-cell office:value-type="float" office:value="2135.526" calcext:value-type="float">
            <text:p>2135.526</text:p>
          </table:table-cell>
          <table:table-cell office:value-type="float" office:value="1692.281" calcext:value-type="float">
            <text:p>1692.281</text:p>
          </table:table-cell>
          <table:table-cell office:value-type="float" office:value="587.7206" calcext:value-type="float">
            <text:p>587.7206</text:p>
          </table:table-cell>
          <table:table-cell office:value-type="float" office:value="571.7852" calcext:value-type="float">
            <text:p>571.7852</text:p>
          </table:table-cell>
          <table:table-cell office:value-type="float" office:value="142.9669" calcext:value-type="float">
            <text:p>142.9669</text:p>
          </table:table-cell>
          <table:table-cell office:value-type="float" office:value="35.74045" calcext:value-type="float">
            <text:p>35.74045</text:p>
          </table:table-cell>
          <table:table-cell office:value-type="float" office:value="0" calcext:value-type="float">
            <text:p>0</text:p>
          </table:table-cell>
          <table:table-cell office:value-type="float" office:value="-0.01727824" calcext:value-type="float">
            <text:p>-0.017278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41578" calcext:value-type="float">
            <text:p>-63.41578</text:p>
          </table:table-cell>
          <table:table-cell office:value-type="float" office:value="0" calcext:value-type="float">
            <text:p>0</text:p>
          </table:table-cell>
          <table:table-cell office:value-type="float" office:value="4.597804" calcext:value-type="float">
            <text:p>4.59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502.4686" calcext:value-type="float">
            <text:p>502.4686</text:p>
          </table:table-cell>
          <table:table-cell office:value-type="float" office:value="13370.61" calcext:value-type="float">
            <text:p>1337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87659" calcext:value-type="float">
            <text:p>-60.87659</text:p>
          </table:table-cell>
          <table:table-cell office:value-type="float" office:value="168.7489" calcext:value-type="float">
            <text:p>168.7489</text:p>
          </table:table-cell>
          <table:table-cell office:value-type="float" office:value="0" calcext:value-type="float">
            <text:p>0</text:p>
          </table:table-cell>
          <table:table-cell office:value-type="float" office:value="242.8011" calcext:value-type="float">
            <text:p>242.8011</text:p>
          </table:table-cell>
          <table:table-cell office:value-type="float" office:value="263.2362" calcext:value-type="float">
            <text:p>263.2362</text:p>
          </table:table-cell>
          <table:table-cell office:value-type="float" office:value="0.008356712" calcext:value-type="float">
            <text:p>0.008356712</text:p>
          </table:table-cell>
          <table:table-cell office:value-type="float" office:value="0" calcext:value-type="float">
            <text:p>0</text:p>
          </table:table-cell>
          <table:table-cell office:value-type="float" office:value="0.001949786" calcext:value-type="float">
            <text:p>0.001949786</text:p>
          </table:table-cell>
          <table:table-cell office:value-type="float" office:value="0" calcext:value-type="float">
            <text:p>0</text:p>
          </table:table-cell>
          <table:table-cell office:value-type="float" office:value="-0.01336009" calcext:value-type="float">
            <text:p>-0.01336009</text:p>
          </table:table-cell>
          <table:table-cell office:value-type="float" office:value="370" calcext:value-type="float">
            <text:p>370</text:p>
          </table:table-cell>
          <table:table-cell office:value-type="float" office:value="-60.85682" calcext:value-type="float">
            <text:p>-60.85682</text:p>
          </table:table-cell>
          <table:table-cell office:value-type="float" office:value="0" calcext:value-type="float">
            <text:p>0</text:p>
          </table:table-cell>
          <table:table-cell office:value-type="float" office:value="282.5027" calcext:value-type="float">
            <text:p>282.5027</text:p>
          </table:table-cell>
          <table:table-cell office:value-type="float" office:value="1107.525" calcext:value-type="float">
            <text:p>1107.525</text:p>
          </table:table-cell>
          <table:table-cell office:value-type="float" office:value="1376.014" calcext:value-type="float">
            <text:p>1376.014</text:p>
          </table:table-cell>
          <table:table-cell office:value-type="float" office:value="1377.216" calcext:value-type="float">
            <text:p>1377.216</text:p>
          </table:table-cell>
          <table:table-cell office:value-type="float" office:value="832.4286" calcext:value-type="float">
            <text:p>832.4286</text:p>
          </table:table-cell>
          <table:table-cell office:value-type="float" office:value="1113.262" calcext:value-type="float">
            <text:p>1113.262</text:p>
          </table:table-cell>
          <table:table-cell office:value-type="float" office:value="436.3227" calcext:value-type="float">
            <text:p>436.3227</text:p>
          </table:table-cell>
          <table:table-cell office:value-type="float" office:value="1918.724" calcext:value-type="float">
            <text:p>1918.724</text:p>
          </table:table-cell>
          <table:table-cell office:value-type="float" office:value="2135.418" calcext:value-type="float">
            <text:p>2135.418</text:p>
          </table:table-cell>
          <table:table-cell office:value-type="float" office:value="1692.234" calcext:value-type="float">
            <text:p>1692.234</text:p>
          </table:table-cell>
          <table:table-cell office:value-type="float" office:value="587.7088" calcext:value-type="float">
            <text:p>587.7088</text:p>
          </table:table-cell>
          <table:table-cell office:value-type="float" office:value="571.7757" calcext:value-type="float">
            <text:p>571.7757</text:p>
          </table:table-cell>
          <table:table-cell office:value-type="float" office:value="142.9657" calcext:value-type="float">
            <text:p>142.9657</text:p>
          </table:table-cell>
          <table:table-cell office:value-type="float" office:value="35.74012" calcext:value-type="float">
            <text:p>35.74012</text:p>
          </table:table-cell>
          <table:table-cell office:value-type="float" office:value="0" calcext:value-type="float">
            <text:p>0</text:p>
          </table:table-cell>
          <table:table-cell office:value-type="float" office:value="-0.01727834" calcext:value-type="float">
            <text:p>-0.017278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22198" calcext:value-type="float">
            <text:p>-65.22198</text:p>
          </table:table-cell>
          <table:table-cell office:value-type="float" office:value="0" calcext:value-type="float">
            <text:p>0</text:p>
          </table:table-cell>
          <table:table-cell office:value-type="float" office:value="4.662319" calcext:value-type="float">
            <text:p>4.66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501.8192" calcext:value-type="float">
            <text:p>501.8192</text:p>
          </table:table-cell>
          <table:table-cell office:value-type="float" office:value="13369.67" calcext:value-type="float">
            <text:p>1336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27712" calcext:value-type="float">
            <text:p>-62.27712</text:p>
          </table:table-cell>
          <table:table-cell office:value-type="float" office:value="172.6875" calcext:value-type="float">
            <text:p>172.6875</text:p>
          </table:table-cell>
          <table:table-cell office:value-type="float" office:value="0" calcext:value-type="float">
            <text:p>0</text:p>
          </table:table-cell>
          <table:table-cell office:value-type="float" office:value="242.9719" calcext:value-type="float">
            <text:p>242.9719</text:p>
          </table:table-cell>
          <table:table-cell office:value-type="float" office:value="262.6614" calcext:value-type="float">
            <text:p>262.6614</text:p>
          </table:table-cell>
          <table:table-cell office:value-type="float" office:value="0.009067574" calcext:value-type="float">
            <text:p>0.009067574</text:p>
          </table:table-cell>
          <table:table-cell office:value-type="float" office:value="0" calcext:value-type="float">
            <text:p>0</text:p>
          </table:table-cell>
          <table:table-cell office:value-type="float" office:value="0.001955069" calcext:value-type="float">
            <text:p>0.001955069</text:p>
          </table:table-cell>
          <table:table-cell office:value-type="float" office:value="0" calcext:value-type="float">
            <text:p>0</text:p>
          </table:table-cell>
          <table:table-cell office:value-type="float" office:value="-0.01399803" calcext:value-type="float">
            <text:p>-0.01399803</text:p>
          </table:table-cell>
          <table:table-cell office:value-type="float" office:value="370" calcext:value-type="float">
            <text:p>370</text:p>
          </table:table-cell>
          <table:table-cell office:value-type="float" office:value="-62.25601" calcext:value-type="float">
            <text:p>-62.25601</text:p>
          </table:table-cell>
          <table:table-cell office:value-type="float" office:value="0" calcext:value-type="float">
            <text:p>0</text:p>
          </table:table-cell>
          <table:table-cell office:value-type="float" office:value="282.6259" calcext:value-type="float">
            <text:p>282.6259</text:p>
          </table:table-cell>
          <table:table-cell office:value-type="float" office:value="1107.331" calcext:value-type="float">
            <text:p>1107.331</text:p>
          </table:table-cell>
          <table:table-cell office:value-type="float" office:value="1375.809" calcext:value-type="float">
            <text:p>1375.809</text:p>
          </table:table-cell>
          <table:table-cell office:value-type="float" office:value="1377.047" calcext:value-type="float">
            <text:p>1377.047</text:p>
          </table:table-cell>
          <table:table-cell office:value-type="float" office:value="832.3226" calcext:value-type="float">
            <text:p>832.3226</text:p>
          </table:table-cell>
          <table:table-cell office:value-type="float" office:value="1113.157" calcext:value-type="float">
            <text:p>1113.157</text:p>
          </table:table-cell>
          <table:table-cell office:value-type="float" office:value="436.2836" calcext:value-type="float">
            <text:p>436.2836</text:p>
          </table:table-cell>
          <table:table-cell office:value-type="float" office:value="1918.586" calcext:value-type="float">
            <text:p>1918.586</text:p>
          </table:table-cell>
          <table:table-cell office:value-type="float" office:value="2135.312" calcext:value-type="float">
            <text:p>2135.312</text:p>
          </table:table-cell>
          <table:table-cell office:value-type="float" office:value="1692.188" calcext:value-type="float">
            <text:p>1692.188</text:p>
          </table:table-cell>
          <table:table-cell office:value-type="float" office:value="587.6971" calcext:value-type="float">
            <text:p>587.6971</text:p>
          </table:table-cell>
          <table:table-cell office:value-type="float" office:value="571.7663" calcext:value-type="float">
            <text:p>571.7663</text:p>
          </table:table-cell>
          <table:table-cell office:value-type="float" office:value="142.9646" calcext:value-type="float">
            <text:p>142.9646</text:p>
          </table:table-cell>
          <table:table-cell office:value-type="float" office:value="35.7398" calcext:value-type="float">
            <text:p>35.7398</text:p>
          </table:table-cell>
          <table:table-cell office:value-type="float" office:value="0" calcext:value-type="float">
            <text:p>0</text:p>
          </table:table-cell>
          <table:table-cell office:value-type="float" office:value="-0.01727841" calcext:value-type="float">
            <text:p>-0.01727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66195" calcext:value-type="float">
            <text:p>-66.66195</text:p>
          </table:table-cell>
          <table:table-cell office:value-type="float" office:value="0" calcext:value-type="float">
            <text:p>0</text:p>
          </table:table-cell>
          <table:table-cell office:value-type="float" office:value="4.702398" calcext:value-type="float">
            <text:p>4.70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500.7453" calcext:value-type="float">
            <text:p>500.7453</text:p>
          </table:table-cell>
          <table:table-cell office:value-type="float" office:value="13368.8" calcext:value-type="float">
            <text:p>133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02106" calcext:value-type="float">
            <text:p>-64.02106</text:p>
          </table:table-cell>
          <table:table-cell office:value-type="float" office:value="175.8767" calcext:value-type="float">
            <text:p>175.8767</text:p>
          </table:table-cell>
          <table:table-cell office:value-type="float" office:value="0" calcext:value-type="float">
            <text:p>0</text:p>
          </table:table-cell>
          <table:table-cell office:value-type="float" office:value="243.5059" calcext:value-type="float">
            <text:p>243.5059</text:p>
          </table:table-cell>
          <table:table-cell office:value-type="float" office:value="261.6614" calcext:value-type="float">
            <text:p>261.6614</text:p>
          </table:table-cell>
          <table:table-cell office:value-type="float" office:value="0.009775156" calcext:value-type="float">
            <text:p>0.009775156</text:p>
          </table:table-cell>
          <table:table-cell office:value-type="float" office:value="0" calcext:value-type="float">
            <text:p>0</text:p>
          </table:table-cell>
          <table:table-cell office:value-type="float" office:value="0.001964677" calcext:value-type="float">
            <text:p>0.001964677</text:p>
          </table:table-cell>
          <table:table-cell office:value-type="float" office:value="0" calcext:value-type="float">
            <text:p>0</text:p>
          </table:table-cell>
          <table:table-cell office:value-type="float" office:value="-0.01465108" calcext:value-type="float">
            <text:p>-0.01465108</text:p>
          </table:table-cell>
          <table:table-cell office:value-type="float" office:value="370" calcext:value-type="float">
            <text:p>370</text:p>
          </table:table-cell>
          <table:table-cell office:value-type="float" office:value="-63.99861" calcext:value-type="float">
            <text:p>-63.99861</text:p>
          </table:table-cell>
          <table:table-cell office:value-type="float" office:value="0" calcext:value-type="float">
            <text:p>0</text:p>
          </table:table-cell>
          <table:table-cell office:value-type="float" office:value="282.7784" calcext:value-type="float">
            <text:p>282.7784</text:p>
          </table:table-cell>
          <table:table-cell office:value-type="float" office:value="1107.141" calcext:value-type="float">
            <text:p>1107.141</text:p>
          </table:table-cell>
          <table:table-cell office:value-type="float" office:value="1375.609" calcext:value-type="float">
            <text:p>1375.609</text:p>
          </table:table-cell>
          <table:table-cell office:value-type="float" office:value="1376.874" calcext:value-type="float">
            <text:p>1376.874</text:p>
          </table:table-cell>
          <table:table-cell office:value-type="float" office:value="832.2233" calcext:value-type="float">
            <text:p>832.2233</text:p>
          </table:table-cell>
          <table:table-cell office:value-type="float" office:value="1113.056" calcext:value-type="float">
            <text:p>1113.056</text:p>
          </table:table-cell>
          <table:table-cell office:value-type="float" office:value="436.2448" calcext:value-type="float">
            <text:p>436.2448</text:p>
          </table:table-cell>
          <table:table-cell office:value-type="float" office:value="1918.452" calcext:value-type="float">
            <text:p>1918.452</text:p>
          </table:table-cell>
          <table:table-cell office:value-type="float" office:value="2135.219" calcext:value-type="float">
            <text:p>2135.219</text:p>
          </table:table-cell>
          <table:table-cell office:value-type="float" office:value="1692.142" calcext:value-type="float">
            <text:p>1692.142</text:p>
          </table:table-cell>
          <table:table-cell office:value-type="float" office:value="587.6856" calcext:value-type="float">
            <text:p>587.6856</text:p>
          </table:table-cell>
          <table:table-cell office:value-type="float" office:value="571.757" calcext:value-type="float">
            <text:p>571.757</text:p>
          </table:table-cell>
          <table:table-cell office:value-type="float" office:value="142.9635" calcext:value-type="float">
            <text:p>142.9635</text:p>
          </table:table-cell>
          <table:table-cell office:value-type="float" office:value="35.73948" calcext:value-type="float">
            <text:p>35.73948</text:p>
          </table:table-cell>
          <table:table-cell office:value-type="float" office:value="0" calcext:value-type="float">
            <text:p>0</text:p>
          </table:table-cell>
          <table:table-cell office:value-type="float" office:value="-0.01727854" calcext:value-type="float">
            <text:p>-0.017278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47163" calcext:value-type="float">
            <text:p>-68.47163</text:p>
          </table:table-cell>
          <table:table-cell office:value-type="float" office:value="0" calcext:value-type="float">
            <text:p>0</text:p>
          </table:table-cell>
          <table:table-cell office:value-type="float" office:value="4.768953" calcext:value-type="float">
            <text:p>4.768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499.2381" calcext:value-type="float">
            <text:p>499.2381</text:p>
          </table:table-cell>
          <table:table-cell office:value-type="float" office:value="13367.97" calcext:value-type="float">
            <text:p>1336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5589" calcext:value-type="float">
            <text:p>-66.15589</text:p>
          </table:table-cell>
          <table:table-cell office:value-type="float" office:value="181.2935" calcext:value-type="float">
            <text:p>181.2935</text:p>
          </table:table-cell>
          <table:table-cell office:value-type="float" office:value="0" calcext:value-type="float">
            <text:p>0</text:p>
          </table:table-cell>
          <table:table-cell office:value-type="float" office:value="244.382" calcext:value-type="float">
            <text:p>244.382</text:p>
          </table:table-cell>
          <table:table-cell office:value-type="float" office:value="260.2201" calcext:value-type="float">
            <text:p>260.2201</text:p>
          </table:table-cell>
          <table:table-cell office:value-type="float" office:value="0.01044611" calcext:value-type="float">
            <text:p>0.01044611</text:p>
          </table:table-cell>
          <table:table-cell office:value-type="float" office:value="0" calcext:value-type="float">
            <text:p>0</text:p>
          </table:table-cell>
          <table:table-cell office:value-type="float" office:value="0.001971581" calcext:value-type="float">
            <text:p>0.001971581</text:p>
          </table:table-cell>
          <table:table-cell office:value-type="float" office:value="0" calcext:value-type="float">
            <text:p>0</text:p>
          </table:table-cell>
          <table:table-cell office:value-type="float" office:value="-0.015329" calcext:value-type="float">
            <text:p>-0.015329</text:p>
          </table:table-cell>
          <table:table-cell office:value-type="float" office:value="370" calcext:value-type="float">
            <text:p>370</text:p>
          </table:table-cell>
          <table:table-cell office:value-type="float" office:value="-66.13209" calcext:value-type="float">
            <text:p>-66.13209</text:p>
          </table:table-cell>
          <table:table-cell office:value-type="float" office:value="0" calcext:value-type="float">
            <text:p>0</text:p>
          </table:table-cell>
          <table:table-cell office:value-type="float" office:value="282.9769" calcext:value-type="float">
            <text:p>282.9769</text:p>
          </table:table-cell>
          <table:table-cell office:value-type="float" office:value="1106.946" calcext:value-type="float">
            <text:p>1106.946</text:p>
          </table:table-cell>
          <table:table-cell office:value-type="float" office:value="1375.406" calcext:value-type="float">
            <text:p>1375.406</text:p>
          </table:table-cell>
          <table:table-cell office:value-type="float" office:value="1376.711" calcext:value-type="float">
            <text:p>1376.711</text:p>
          </table:table-cell>
          <table:table-cell office:value-type="float" office:value="832.1185" calcext:value-type="float">
            <text:p>832.1185</text:p>
          </table:table-cell>
          <table:table-cell office:value-type="float" office:value="1112.955" calcext:value-type="float">
            <text:p>1112.955</text:p>
          </table:table-cell>
          <table:table-cell office:value-type="float" office:value="436.2042" calcext:value-type="float">
            <text:p>436.2042</text:p>
          </table:table-cell>
          <table:table-cell office:value-type="float" office:value="1918.322" calcext:value-type="float">
            <text:p>1918.322</text:p>
          </table:table-cell>
          <table:table-cell office:value-type="float" office:value="2135.129" calcext:value-type="float">
            <text:p>2135.129</text:p>
          </table:table-cell>
          <table:table-cell office:value-type="float" office:value="1692.098" calcext:value-type="float">
            <text:p>1692.098</text:p>
          </table:table-cell>
          <table:table-cell office:value-type="float" office:value="587.6742" calcext:value-type="float">
            <text:p>587.6742</text:p>
          </table:table-cell>
          <table:table-cell office:value-type="float" office:value="571.7477" calcext:value-type="float">
            <text:p>571.7477</text:p>
          </table:table-cell>
          <table:table-cell office:value-type="float" office:value="142.9624" calcext:value-type="float">
            <text:p>142.9624</text:p>
          </table:table-cell>
          <table:table-cell office:value-type="float" office:value="35.73919" calcext:value-type="float">
            <text:p>35.73919</text:p>
          </table:table-cell>
          <table:table-cell office:value-type="float" office:value="0" calcext:value-type="float">
            <text:p>0</text:p>
          </table:table-cell>
          <table:table-cell office:value-type="float" office:value="-0.01727877" calcext:value-type="float">
            <text:p>-0.01727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67623" calcext:value-type="float">
            <text:p>-70.67623</text:p>
          </table:table-cell>
          <table:table-cell office:value-type="float" office:value="0" calcext:value-type="float">
            <text:p>0</text:p>
          </table:table-cell>
          <table:table-cell office:value-type="float" office:value="4.839751" calcext:value-type="float">
            <text:p>4.839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498.5454" calcext:value-type="float">
            <text:p>498.5454</text:p>
          </table:table-cell>
          <table:table-cell office:value-type="float" office:value="13367.12" calcext:value-type="float">
            <text:p>1336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51548" calcext:value-type="float">
            <text:p>-67.51548</text:p>
          </table:table-cell>
          <table:table-cell office:value-type="float" office:value="185.6631" calcext:value-type="float">
            <text:p>185.6631</text:p>
          </table:table-cell>
          <table:table-cell office:value-type="float" office:value="0" calcext:value-type="float">
            <text:p>0</text:p>
          </table:table-cell>
          <table:table-cell office:value-type="float" office:value="244.6235" calcext:value-type="float">
            <text:p>244.6235</text:p>
          </table:table-cell>
          <table:table-cell office:value-type="float" office:value="259.5952" calcext:value-type="float">
            <text:p>259.5952</text:p>
          </table:table-cell>
          <table:table-cell office:value-type="float" office:value="0.01112143" calcext:value-type="float">
            <text:p>0.01112143</text:p>
          </table:table-cell>
          <table:table-cell office:value-type="float" office:value="0" calcext:value-type="float">
            <text:p>0</text:p>
          </table:table-cell>
          <table:table-cell office:value-type="float" office:value="0.001975663" calcext:value-type="float">
            <text:p>0.001975663</text:p>
          </table:table-cell>
          <table:table-cell office:value-type="float" office:value="0" calcext:value-type="float">
            <text:p>0</text:p>
          </table:table-cell>
          <table:table-cell office:value-type="float" office:value="-0.0160336" calcext:value-type="float">
            <text:p>-0.0160336</text:p>
          </table:table-cell>
          <table:table-cell office:value-type="float" office:value="370" calcext:value-type="float">
            <text:p>370</text:p>
          </table:table-cell>
          <table:table-cell office:value-type="float" office:value="-67.4903" calcext:value-type="float">
            <text:p>-67.4903</text:p>
          </table:table-cell>
          <table:table-cell office:value-type="float" office:value="0" calcext:value-type="float">
            <text:p>0</text:p>
          </table:table-cell>
          <table:table-cell office:value-type="float" office:value="283.097" calcext:value-type="float">
            <text:p>283.097</text:p>
          </table:table-cell>
          <table:table-cell office:value-type="float" office:value="1106.769" calcext:value-type="float">
            <text:p>1106.769</text:p>
          </table:table-cell>
          <table:table-cell office:value-type="float" office:value="1375.22" calcext:value-type="float">
            <text:p>1375.22</text:p>
          </table:table-cell>
          <table:table-cell office:value-type="float" office:value="1376.556" calcext:value-type="float">
            <text:p>1376.556</text:p>
          </table:table-cell>
          <table:table-cell office:value-type="float" office:value="832.0196" calcext:value-type="float">
            <text:p>832.0196</text:p>
          </table:table-cell>
          <table:table-cell office:value-type="float" office:value="1112.855" calcext:value-type="float">
            <text:p>1112.855</text:p>
          </table:table-cell>
          <table:table-cell office:value-type="float" office:value="436.1652" calcext:value-type="float">
            <text:p>436.1652</text:p>
          </table:table-cell>
          <table:table-cell office:value-type="float" office:value="1918.194" calcext:value-type="float">
            <text:p>1918.194</text:p>
          </table:table-cell>
          <table:table-cell office:value-type="float" office:value="2135.04" calcext:value-type="float">
            <text:p>2135.04</text:p>
          </table:table-cell>
          <table:table-cell office:value-type="float" office:value="1692.053" calcext:value-type="float">
            <text:p>1692.053</text:p>
          </table:table-cell>
          <table:table-cell office:value-type="float" office:value="587.6629" calcext:value-type="float">
            <text:p>587.6629</text:p>
          </table:table-cell>
          <table:table-cell office:value-type="float" office:value="571.7416" calcext:value-type="float">
            <text:p>571.7416</text:p>
          </table:table-cell>
          <table:table-cell office:value-type="float" office:value="142.9614" calcext:value-type="float">
            <text:p>142.9614</text:p>
          </table:table-cell>
          <table:table-cell office:value-type="float" office:value="35.73889" calcext:value-type="float">
            <text:p>35.73889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08517" calcext:value-type="float">
            <text:p>-72.08517</text:p>
          </table:table-cell>
          <table:table-cell office:value-type="float" office:value="0" calcext:value-type="float">
            <text:p>0</text:p>
          </table:table-cell>
          <table:table-cell office:value-type="float" office:value="4.889776" calcext:value-type="float">
            <text:p>4.889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498.1726" calcext:value-type="float">
            <text:p>498.1726</text:p>
          </table:table-cell>
          <table:table-cell office:value-type="float" office:value="13366.29" calcext:value-type="float">
            <text:p>1336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52213" calcext:value-type="float">
            <text:p>-68.52213</text:p>
          </table:table-cell>
          <table:table-cell office:value-type="float" office:value="188.9309" calcext:value-type="float">
            <text:p>188.9309</text:p>
          </table:table-cell>
          <table:table-cell office:value-type="float" office:value="0" calcext:value-type="float">
            <text:p>0</text:p>
          </table:table-cell>
          <table:table-cell office:value-type="float" office:value="244.6091" calcext:value-type="float">
            <text:p>244.6091</text:p>
          </table:table-cell>
          <table:table-cell office:value-type="float" office:value="259.2854" calcext:value-type="float">
            <text:p>259.2854</text:p>
          </table:table-cell>
          <table:table-cell office:value-type="float" office:value="0.01182569" calcext:value-type="float">
            <text:p>0.01182569</text:p>
          </table:table-cell>
          <table:table-cell office:value-type="float" office:value="0" calcext:value-type="float">
            <text:p>0</text:p>
          </table:table-cell>
          <table:table-cell office:value-type="float" office:value="0.001979494" calcext:value-type="float">
            <text:p>0.001979494</text:p>
          </table:table-cell>
          <table:table-cell office:value-type="float" office:value="0" calcext:value-type="float">
            <text:p>0</text:p>
          </table:table-cell>
          <table:table-cell office:value-type="float" office:value="-0.01676577" calcext:value-type="float">
            <text:p>-0.01676577</text:p>
          </table:table-cell>
          <table:table-cell office:value-type="float" office:value="370" calcext:value-type="float">
            <text:p>370</text:p>
          </table:table-cell>
          <table:table-cell office:value-type="float" office:value="-68.49551" calcext:value-type="float">
            <text:p>-68.49551</text:p>
          </table:table-cell>
          <table:table-cell office:value-type="float" office:value="0" calcext:value-type="float">
            <text:p>0</text:p>
          </table:table-cell>
          <table:table-cell office:value-type="float" office:value="283.1899" calcext:value-type="float">
            <text:p>283.1899</text:p>
          </table:table-cell>
          <table:table-cell office:value-type="float" office:value="1106.598" calcext:value-type="float">
            <text:p>1106.598</text:p>
          </table:table-cell>
          <table:table-cell office:value-type="float" office:value="1375.044" calcext:value-type="float">
            <text:p>1375.044</text:p>
          </table:table-cell>
          <table:table-cell office:value-type="float" office:value="1376.415" calcext:value-type="float">
            <text:p>1376.415</text:p>
          </table:table-cell>
          <table:table-cell office:value-type="float" office:value="831.9211" calcext:value-type="float">
            <text:p>831.9211</text:p>
          </table:table-cell>
          <table:table-cell office:value-type="float" office:value="1112.761" calcext:value-type="float">
            <text:p>1112.761</text:p>
          </table:table-cell>
          <table:table-cell office:value-type="float" office:value="436.1282" calcext:value-type="float">
            <text:p>436.1282</text:p>
          </table:table-cell>
          <table:table-cell office:value-type="float" office:value="1918.069" calcext:value-type="float">
            <text:p>1918.069</text:p>
          </table:table-cell>
          <table:table-cell office:value-type="float" office:value="2134.954" calcext:value-type="float">
            <text:p>2134.954</text:p>
          </table:table-cell>
          <table:table-cell office:value-type="float" office:value="1692.01" calcext:value-type="float">
            <text:p>1692.01</text:p>
          </table:table-cell>
          <table:table-cell office:value-type="float" office:value="587.6517" calcext:value-type="float">
            <text:p>587.6517</text:p>
          </table:table-cell>
          <table:table-cell office:value-type="float" office:value="571.7383" calcext:value-type="float">
            <text:p>571.7383</text:p>
          </table:table-cell>
          <table:table-cell office:value-type="float" office:value="142.9604" calcext:value-type="float">
            <text:p>142.9604</text:p>
          </table:table-cell>
          <table:table-cell office:value-type="float" office:value="35.73861" calcext:value-type="float">
            <text:p>35.73861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16005" calcext:value-type="float">
            <text:p>-73.16005</text:p>
          </table:table-cell>
          <table:table-cell office:value-type="float" office:value="0" calcext:value-type="float">
            <text:p>0</text:p>
          </table:table-cell>
          <table:table-cell office:value-type="float" office:value="4.958357" calcext:value-type="float">
            <text:p>4.958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497.6816" calcext:value-type="float">
            <text:p>497.6816</text:p>
          </table:table-cell>
          <table:table-cell office:value-type="float" office:value="13365.5" calcext:value-type="float">
            <text:p>133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6337" calcext:value-type="float">
            <text:p>-69.6337</text:p>
          </table:table-cell>
          <table:table-cell office:value-type="float" office:value="192.3208" calcext:value-type="float">
            <text:p>192.3208</text:p>
          </table:table-cell>
          <table:table-cell office:value-type="float" office:value="0" calcext:value-type="float">
            <text:p>0</text:p>
          </table:table-cell>
          <table:table-cell office:value-type="float" office:value="244.6191" calcext:value-type="float">
            <text:p>244.6191</text:p>
          </table:table-cell>
          <table:table-cell office:value-type="float" office:value="258.8527" calcext:value-type="float">
            <text:p>258.8527</text:p>
          </table:table-cell>
          <table:table-cell office:value-type="float" office:value="0.01254909" calcext:value-type="float">
            <text:p>0.01254909</text:p>
          </table:table-cell>
          <table:table-cell office:value-type="float" office:value="0" calcext:value-type="float">
            <text:p>0</text:p>
          </table:table-cell>
          <table:table-cell office:value-type="float" office:value="0.001982771" calcext:value-type="float">
            <text:p>0.001982771</text:p>
          </table:table-cell>
          <table:table-cell office:value-type="float" office:value="0" calcext:value-type="float">
            <text:p>0</text:p>
          </table:table-cell>
          <table:table-cell office:value-type="float" office:value="-0.01752649" calcext:value-type="float">
            <text:p>-0.01752649</text:p>
          </table:table-cell>
          <table:table-cell office:value-type="float" office:value="370" calcext:value-type="float">
            <text:p>370</text:p>
          </table:table-cell>
          <table:table-cell office:value-type="float" office:value="-69.60561" calcext:value-type="float">
            <text:p>-69.60561</text:p>
          </table:table-cell>
          <table:table-cell office:value-type="float" office:value="0" calcext:value-type="float">
            <text:p>0</text:p>
          </table:table-cell>
          <table:table-cell office:value-type="float" office:value="283.3039" calcext:value-type="float">
            <text:p>283.3039</text:p>
          </table:table-cell>
          <table:table-cell office:value-type="float" office:value="1106.431" calcext:value-type="float">
            <text:p>1106.431</text:p>
          </table:table-cell>
          <table:table-cell office:value-type="float" office:value="1374.871" calcext:value-type="float">
            <text:p>1374.871</text:p>
          </table:table-cell>
          <table:table-cell office:value-type="float" office:value="1376.274" calcext:value-type="float">
            <text:p>1376.274</text:p>
          </table:table-cell>
          <table:table-cell office:value-type="float" office:value="831.8275" calcext:value-type="float">
            <text:p>831.8275</text:p>
          </table:table-cell>
          <table:table-cell office:value-type="float" office:value="1112.669" calcext:value-type="float">
            <text:p>1112.669</text:p>
          </table:table-cell>
          <table:table-cell office:value-type="float" office:value="436.0933" calcext:value-type="float">
            <text:p>436.0933</text:p>
          </table:table-cell>
          <table:table-cell office:value-type="float" office:value="1917.949" calcext:value-type="float">
            <text:p>1917.949</text:p>
          </table:table-cell>
          <table:table-cell office:value-type="float" office:value="2134.869" calcext:value-type="float">
            <text:p>2134.869</text:p>
          </table:table-cell>
          <table:table-cell office:value-type="float" office:value="1691.967" calcext:value-type="float">
            <text:p>1691.967</text:p>
          </table:table-cell>
          <table:table-cell office:value-type="float" office:value="587.6406" calcext:value-type="float">
            <text:p>587.6406</text:p>
          </table:table-cell>
          <table:table-cell office:value-type="float" office:value="571.7352" calcext:value-type="float">
            <text:p>571.7352</text:p>
          </table:table-cell>
          <table:table-cell office:value-type="float" office:value="142.9594" calcext:value-type="float">
            <text:p>142.9594</text:p>
          </table:table-cell>
          <table:table-cell office:value-type="float" office:value="35.73834" calcext:value-type="float">
            <text:p>35.73834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3158" calcext:value-type="float">
            <text:p>-74.3158</text:p>
          </table:table-cell>
          <table:table-cell office:value-type="float" office:value="0" calcext:value-type="float">
            <text:p>0</text:p>
          </table:table-cell>
          <table:table-cell office:value-type="float" office:value="5.002733" calcext:value-type="float">
            <text:p>5.00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497.1909" calcext:value-type="float">
            <text:p>497.1909</text:p>
          </table:table-cell>
          <table:table-cell office:value-type="float" office:value="13364.73" calcext:value-type="float">
            <text:p>1336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2971" calcext:value-type="float">
            <text:p>-70.72971</text:p>
          </table:table-cell>
          <table:table-cell office:value-type="float" office:value="195.3659" calcext:value-type="float">
            <text:p>195.3659</text:p>
          </table:table-cell>
          <table:table-cell office:value-type="float" office:value="0" calcext:value-type="float">
            <text:p>0</text:p>
          </table:table-cell>
          <table:table-cell office:value-type="float" office:value="244.6237" calcext:value-type="float">
            <text:p>244.6237</text:p>
          </table:table-cell>
          <table:table-cell office:value-type="float" office:value="258.4196" calcext:value-type="float">
            <text:p>258.4196</text:p>
          </table:table-cell>
          <table:table-cell office:value-type="float" office:value="0.01329096" calcext:value-type="float">
            <text:p>0.01329096</text:p>
          </table:table-cell>
          <table:table-cell office:value-type="float" office:value="0" calcext:value-type="float">
            <text:p>0</text:p>
          </table:table-cell>
          <table:table-cell office:value-type="float" office:value="0.001987381" calcext:value-type="float">
            <text:p>0.001987381</text:p>
          </table:table-cell>
          <table:table-cell office:value-type="float" office:value="0" calcext:value-type="float">
            <text:p>0</text:p>
          </table:table-cell>
          <table:table-cell office:value-type="float" office:value="-0.01831636" calcext:value-type="float">
            <text:p>-0.01831636</text:p>
          </table:table-cell>
          <table:table-cell office:value-type="float" office:value="370" calcext:value-type="float">
            <text:p>370</text:p>
          </table:table-cell>
          <table:table-cell office:value-type="float" office:value="-70.70008" calcext:value-type="float">
            <text:p>-70.70008</text:p>
          </table:table-cell>
          <table:table-cell office:value-type="float" office:value="0" calcext:value-type="float">
            <text:p>0</text:p>
          </table:table-cell>
          <table:table-cell office:value-type="float" office:value="283.4176" calcext:value-type="float">
            <text:p>283.4176</text:p>
          </table:table-cell>
          <table:table-cell office:value-type="float" office:value="1106.265" calcext:value-type="float">
            <text:p>1106.265</text:p>
          </table:table-cell>
          <table:table-cell office:value-type="float" office:value="1374.697" calcext:value-type="float">
            <text:p>1374.697</text:p>
          </table:table-cell>
          <table:table-cell office:value-type="float" office:value="1376.142" calcext:value-type="float">
            <text:p>1376.142</text:p>
          </table:table-cell>
          <table:table-cell office:value-type="float" office:value="831.7338" calcext:value-type="float">
            <text:p>831.7338</text:p>
          </table:table-cell>
          <table:table-cell office:value-type="float" office:value="1112.58" calcext:value-type="float">
            <text:p>1112.58</text:p>
          </table:table-cell>
          <table:table-cell office:value-type="float" office:value="436.0593" calcext:value-type="float">
            <text:p>436.0593</text:p>
          </table:table-cell>
          <table:table-cell office:value-type="float" office:value="1917.832" calcext:value-type="float">
            <text:p>1917.832</text:p>
          </table:table-cell>
          <table:table-cell office:value-type="float" office:value="2134.787" calcext:value-type="float">
            <text:p>2134.787</text:p>
          </table:table-cell>
          <table:table-cell office:value-type="float" office:value="1691.925" calcext:value-type="float">
            <text:p>1691.925</text:p>
          </table:table-cell>
          <table:table-cell office:value-type="float" office:value="587.6297" calcext:value-type="float">
            <text:p>587.6297</text:p>
          </table:table-cell>
          <table:table-cell office:value-type="float" office:value="571.7321" calcext:value-type="float">
            <text:p>571.7321</text:p>
          </table:table-cell>
          <table:table-cell office:value-type="float" office:value="142.9585" calcext:value-type="float">
            <text:p>142.9585</text:p>
          </table:table-cell>
          <table:table-cell office:value-type="float" office:value="35.73808" calcext:value-type="float">
            <text:p>35.73808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.45442" calcext:value-type="float">
            <text:p>-75.45442</text:p>
          </table:table-cell>
          <table:table-cell office:value-type="float" office:value="0" calcext:value-type="float">
            <text:p>0</text:p>
          </table:table-cell>
          <table:table-cell office:value-type="float" office:value="5.045842" calcext:value-type="float">
            <text:p>5.045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496.6558" calcext:value-type="float">
            <text:p>496.6558</text:p>
          </table:table-cell>
          <table:table-cell office:value-type="float" office:value="13363.97" calcext:value-type="float">
            <text:p>1336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85458" calcext:value-type="float">
            <text:p>-71.85458</text:p>
          </table:table-cell>
          <table:table-cell office:value-type="float" office:value="198.1638" calcext:value-type="float">
            <text:p>198.1638</text:p>
          </table:table-cell>
          <table:table-cell office:value-type="float" office:value="0" calcext:value-type="float">
            <text:p>0</text:p>
          </table:table-cell>
          <table:table-cell office:value-type="float" office:value="244.6363" calcext:value-type="float">
            <text:p>244.6363</text:p>
          </table:table-cell>
          <table:table-cell office:value-type="float" office:value="257.942" calcext:value-type="float">
            <text:p>257.942</text:p>
          </table:table-cell>
          <table:table-cell office:value-type="float" office:value="0.01404978" calcext:value-type="float">
            <text:p>0.01404978</text:p>
          </table:table-cell>
          <table:table-cell office:value-type="float" office:value="0" calcext:value-type="float">
            <text:p>0</text:p>
          </table:table-cell>
          <table:table-cell office:value-type="float" office:value="0.001992189" calcext:value-type="float">
            <text:p>0.001992189</text:p>
          </table:table-cell>
          <table:table-cell office:value-type="float" office:value="0" calcext:value-type="float">
            <text:p>0</text:p>
          </table:table-cell>
          <table:table-cell office:value-type="float" office:value="-0.01913601" calcext:value-type="float">
            <text:p>-0.01913601</text:p>
          </table:table-cell>
          <table:table-cell office:value-type="float" office:value="370" calcext:value-type="float">
            <text:p>370</text:p>
          </table:table-cell>
          <table:table-cell office:value-type="float" office:value="-71.82338" calcext:value-type="float">
            <text:p>-71.82338</text:p>
          </table:table-cell>
          <table:table-cell office:value-type="float" office:value="0" calcext:value-type="float">
            <text:p>0</text:p>
          </table:table-cell>
          <table:table-cell office:value-type="float" office:value="283.5366" calcext:value-type="float">
            <text:p>283.5366</text:p>
          </table:table-cell>
          <table:table-cell office:value-type="float" office:value="1106.101" calcext:value-type="float">
            <text:p>1106.101</text:p>
          </table:table-cell>
          <table:table-cell office:value-type="float" office:value="1374.524" calcext:value-type="float">
            <text:p>1374.524</text:p>
          </table:table-cell>
          <table:table-cell office:value-type="float" office:value="1376.009" calcext:value-type="float">
            <text:p>1376.009</text:p>
          </table:table-cell>
          <table:table-cell office:value-type="float" office:value="831.6422" calcext:value-type="float">
            <text:p>831.6422</text:p>
          </table:table-cell>
          <table:table-cell office:value-type="float" office:value="1112.491" calcext:value-type="float">
            <text:p>1112.491</text:p>
          </table:table-cell>
          <table:table-cell office:value-type="float" office:value="436.0257" calcext:value-type="float">
            <text:p>436.0257</text:p>
          </table:table-cell>
          <table:table-cell office:value-type="float" office:value="1917.718" calcext:value-type="float">
            <text:p>1917.718</text:p>
          </table:table-cell>
          <table:table-cell office:value-type="float" office:value="2134.707" calcext:value-type="float">
            <text:p>2134.707</text:p>
          </table:table-cell>
          <table:table-cell office:value-type="float" office:value="1691.884" calcext:value-type="float">
            <text:p>1691.884</text:p>
          </table:table-cell>
          <table:table-cell office:value-type="float" office:value="587.6188" calcext:value-type="float">
            <text:p>587.6188</text:p>
          </table:table-cell>
          <table:table-cell office:value-type="float" office:value="571.729" calcext:value-type="float">
            <text:p>571.729</text:p>
          </table:table-cell>
          <table:table-cell office:value-type="float" office:value="142.9576" calcext:value-type="float">
            <text:p>142.9576</text:p>
          </table:table-cell>
          <table:table-cell office:value-type="float" office:value="35.73783" calcext:value-type="float">
            <text:p>35.73783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62155" calcext:value-type="float">
            <text:p>-76.62155</text:p>
          </table:table-cell>
          <table:table-cell office:value-type="float" office:value="0" calcext:value-type="float">
            <text:p>0</text:p>
          </table:table-cell>
          <table:table-cell office:value-type="float" office:value="5.089411" calcext:value-type="float">
            <text:p>5.089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495.9017" calcext:value-type="float">
            <text:p>495.9017</text:p>
          </table:table-cell>
          <table:table-cell office:value-type="float" office:value="13363.23" calcext:value-type="float">
            <text:p>1336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5163" calcext:value-type="float">
            <text:p>-73.15163</text:p>
          </table:table-cell>
          <table:table-cell office:value-type="float" office:value="201.6913" calcext:value-type="float">
            <text:p>201.6913</text:p>
          </table:table-cell>
          <table:table-cell office:value-type="float" office:value="0" calcext:value-type="float">
            <text:p>0</text:p>
          </table:table-cell>
          <table:table-cell office:value-type="float" office:value="244.75" calcext:value-type="float">
            <text:p>244.75</text:p>
          </table:table-cell>
          <table:table-cell office:value-type="float" office:value="257.2483" calcext:value-type="float">
            <text:p>257.2483</text:p>
          </table:table-cell>
          <table:table-cell office:value-type="float" office:value="0.01478834" calcext:value-type="float">
            <text:p>0.01478834</text:p>
          </table:table-cell>
          <table:table-cell office:value-type="float" office:value="0" calcext:value-type="float">
            <text:p>0</text:p>
          </table:table-cell>
          <table:table-cell office:value-type="float" office:value="0.001993732" calcext:value-type="float">
            <text:p>0.001993732</text:p>
          </table:table-cell>
          <table:table-cell office:value-type="float" office:value="0" calcext:value-type="float">
            <text:p>0</text:p>
          </table:table-cell>
          <table:table-cell office:value-type="float" office:value="-0.01998588" calcext:value-type="float">
            <text:p>-0.01998588</text:p>
          </table:table-cell>
          <table:table-cell office:value-type="float" office:value="370" calcext:value-type="float">
            <text:p>370</text:p>
          </table:table-cell>
          <table:table-cell office:value-type="float" office:value="-73.11884" calcext:value-type="float">
            <text:p>-73.11884</text:p>
          </table:table-cell>
          <table:table-cell office:value-type="float" office:value="0" calcext:value-type="float">
            <text:p>0</text:p>
          </table:table-cell>
          <table:table-cell office:value-type="float" office:value="283.683" calcext:value-type="float">
            <text:p>283.683</text:p>
          </table:table-cell>
          <table:table-cell office:value-type="float" office:value="1105.934" calcext:value-type="float">
            <text:p>1105.934</text:p>
          </table:table-cell>
          <table:table-cell office:value-type="float" office:value="1374.342" calcext:value-type="float">
            <text:p>1374.342</text:p>
          </table:table-cell>
          <table:table-cell office:value-type="float" office:value="1375.873" calcext:value-type="float">
            <text:p>1375.873</text:p>
          </table:table-cell>
          <table:table-cell office:value-type="float" office:value="831.55" calcext:value-type="float">
            <text:p>831.55</text:p>
          </table:table-cell>
          <table:table-cell office:value-type="float" office:value="1112.402" calcext:value-type="float">
            <text:p>1112.402</text:p>
          </table:table-cell>
          <table:table-cell office:value-type="float" office:value="435.9923" calcext:value-type="float">
            <text:p>435.9923</text:p>
          </table:table-cell>
          <table:table-cell office:value-type="float" office:value="1917.605" calcext:value-type="float">
            <text:p>1917.605</text:p>
          </table:table-cell>
          <table:table-cell office:value-type="float" office:value="2134.628" calcext:value-type="float">
            <text:p>2134.628</text:p>
          </table:table-cell>
          <table:table-cell office:value-type="float" office:value="1691.844" calcext:value-type="float">
            <text:p>1691.844</text:p>
          </table:table-cell>
          <table:table-cell office:value-type="float" office:value="587.6081" calcext:value-type="float">
            <text:p>587.6081</text:p>
          </table:table-cell>
          <table:table-cell office:value-type="float" office:value="571.726" calcext:value-type="float">
            <text:p>571.726</text:p>
          </table:table-cell>
          <table:table-cell office:value-type="float" office:value="142.9567" calcext:value-type="float">
            <text:p>142.9567</text:p>
          </table:table-cell>
          <table:table-cell office:value-type="float" office:value="35.73758" calcext:value-type="float">
            <text:p>35.73758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98412" calcext:value-type="float">
            <text:p>-77.98412</text:p>
          </table:table-cell>
          <table:table-cell office:value-type="float" office:value="0" calcext:value-type="float">
            <text:p>0</text:p>
          </table:table-cell>
          <table:table-cell office:value-type="float" office:value="5.155853" calcext:value-type="float">
            <text:p>5.155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494.8527" calcext:value-type="float">
            <text:p>494.8527</text:p>
          </table:table-cell>
          <table:table-cell office:value-type="float" office:value="13362.52" calcext:value-type="float">
            <text:p>1336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73946" calcext:value-type="float">
            <text:p>-74.73946</text:p>
          </table:table-cell>
          <table:table-cell office:value-type="float" office:value="206.1204" calcext:value-type="float">
            <text:p>206.1204</text:p>
          </table:table-cell>
          <table:table-cell office:value-type="float" office:value="0" calcext:value-type="float">
            <text:p>0</text:p>
          </table:table-cell>
          <table:table-cell office:value-type="float" office:value="245.0764" calcext:value-type="float">
            <text:p>245.0764</text:p>
          </table:table-cell>
          <table:table-cell office:value-type="float" office:value="256.2614" calcext:value-type="float">
            <text:p>256.2614</text:p>
          </table:table-cell>
          <table:table-cell office:value-type="float" office:value="0.01551348" calcext:value-type="float">
            <text:p>0.01551348</text:p>
          </table:table-cell>
          <table:table-cell office:value-type="float" office:value="0" calcext:value-type="float">
            <text:p>0</text:p>
          </table:table-cell>
          <table:table-cell office:value-type="float" office:value="0.001993764" calcext:value-type="float">
            <text:p>0.001993764</text:p>
          </table:table-cell>
          <table:table-cell office:value-type="float" office:value="0" calcext:value-type="float">
            <text:p>0</text:p>
          </table:table-cell>
          <table:table-cell office:value-type="float" office:value="-0.02086638" calcext:value-type="float">
            <text:p>-0.02086638</text:p>
          </table:table-cell>
          <table:table-cell office:value-type="float" office:value="370" calcext:value-type="float">
            <text:p>370</text:p>
          </table:table-cell>
          <table:table-cell office:value-type="float" office:value="-74.70508" calcext:value-type="float">
            <text:p>-74.70508</text:p>
          </table:table-cell>
          <table:table-cell office:value-type="float" office:value="0" calcext:value-type="float">
            <text:p>0</text:p>
          </table:table-cell>
          <table:table-cell office:value-type="float" office:value="283.8542" calcext:value-type="float">
            <text:p>283.8542</text:p>
          </table:table-cell>
          <table:table-cell office:value-type="float" office:value="1105.762" calcext:value-type="float">
            <text:p>1105.762</text:p>
          </table:table-cell>
          <table:table-cell office:value-type="float" office:value="1374.165" calcext:value-type="float">
            <text:p>1374.165</text:p>
          </table:table-cell>
          <table:table-cell office:value-type="float" office:value="1375.738" calcext:value-type="float">
            <text:p>1375.738</text:p>
          </table:table-cell>
          <table:table-cell office:value-type="float" office:value="831.4557" calcext:value-type="float">
            <text:p>831.4557</text:p>
          </table:table-cell>
          <table:table-cell office:value-type="float" office:value="1112.311" calcext:value-type="float">
            <text:p>1112.311</text:p>
          </table:table-cell>
          <table:table-cell office:value-type="float" office:value="435.9586" calcext:value-type="float">
            <text:p>435.9586</text:p>
          </table:table-cell>
          <table:table-cell office:value-type="float" office:value="1917.493" calcext:value-type="float">
            <text:p>1917.493</text:p>
          </table:table-cell>
          <table:table-cell office:value-type="float" office:value="2134.551" calcext:value-type="float">
            <text:p>2134.551</text:p>
          </table:table-cell>
          <table:table-cell office:value-type="float" office:value="1691.804" calcext:value-type="float">
            <text:p>1691.804</text:p>
          </table:table-cell>
          <table:table-cell office:value-type="float" office:value="587.5974" calcext:value-type="float">
            <text:p>587.5974</text:p>
          </table:table-cell>
          <table:table-cell office:value-type="float" office:value="571.7231" calcext:value-type="float">
            <text:p>571.7231</text:p>
          </table:table-cell>
          <table:table-cell office:value-type="float" office:value="142.9559" calcext:value-type="float">
            <text:p>142.9559</text:p>
          </table:table-cell>
          <table:table-cell office:value-type="float" office:value="35.73734" calcext:value-type="float">
            <text:p>35.73734</text:p>
          </table:table-cell>
          <table:table-cell office:value-type="float" office:value="0" calcext:value-type="float">
            <text:p>0</text:p>
          </table:table-cell>
          <table:table-cell office:value-type="float" office:value="-0.01727881" calcext:value-type="float">
            <text:p>-0.01727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61798" calcext:value-type="float">
            <text:p>-79.61798</text:p>
          </table:table-cell>
          <table:table-cell office:value-type="float" office:value="0" calcext:value-type="float">
            <text:p>0</text:p>
          </table:table-cell>
          <table:table-cell office:value-type="float" office:value="5.202631" calcext:value-type="float">
            <text:p>5.20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493.6191" calcext:value-type="float">
            <text:p>493.6191</text:p>
          </table:table-cell>
          <table:table-cell office:value-type="float" office:value="13361.81" calcext:value-type="float">
            <text:p>1336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50292" calcext:value-type="float">
            <text:p>-76.50292</text:p>
          </table:table-cell>
          <table:table-cell office:value-type="float" office:value="211.1122" calcext:value-type="float">
            <text:p>211.1122</text:p>
          </table:table-cell>
          <table:table-cell office:value-type="float" office:value="0" calcext:value-type="float">
            <text:p>0</text:p>
          </table:table-cell>
          <table:table-cell office:value-type="float" office:value="245.5475" calcext:value-type="float">
            <text:p>245.5475</text:p>
          </table:table-cell>
          <table:table-cell office:value-type="float" office:value="255.0886" calcext:value-type="float">
            <text:p>255.0886</text:p>
          </table:table-cell>
          <table:table-cell office:value-type="float" office:value="0.01621453" calcext:value-type="float">
            <text:p>0.01621453</text:p>
          </table:table-cell>
          <table:table-cell office:value-type="float" office:value="0" calcext:value-type="float">
            <text:p>0</text:p>
          </table:table-cell>
          <table:table-cell office:value-type="float" office:value="0.001993764" calcext:value-type="float">
            <text:p>0.001993764</text:p>
          </table:table-cell>
          <table:table-cell office:value-type="float" office:value="0" calcext:value-type="float">
            <text:p>0</text:p>
          </table:table-cell>
          <table:table-cell office:value-type="float" office:value="-0.02177785" calcext:value-type="float">
            <text:p>-0.02177785</text:p>
          </table:table-cell>
          <table:table-cell office:value-type="float" office:value="370" calcext:value-type="float">
            <text:p>370</text:p>
          </table:table-cell>
          <table:table-cell office:value-type="float" office:value="-76.46693" calcext:value-type="float">
            <text:p>-76.46693</text:p>
          </table:table-cell>
          <table:table-cell office:value-type="float" office:value="0" calcext:value-type="float">
            <text:p>0</text:p>
          </table:table-cell>
          <table:table-cell office:value-type="float" office:value="284.0417" calcext:value-type="float">
            <text:p>284.0417</text:p>
          </table:table-cell>
          <table:table-cell office:value-type="float" office:value="1105.579" calcext:value-type="float">
            <text:p>1105.579</text:p>
          </table:table-cell>
          <table:table-cell office:value-type="float" office:value="1373.988" calcext:value-type="float">
            <text:p>1373.988</text:p>
          </table:table-cell>
          <table:table-cell office:value-type="float" office:value="1375.601" calcext:value-type="float">
            <text:p>1375.601</text:p>
          </table:table-cell>
          <table:table-cell office:value-type="float" office:value="831.3618" calcext:value-type="float">
            <text:p>831.3618</text:p>
          </table:table-cell>
          <table:table-cell office:value-type="float" office:value="1112.219" calcext:value-type="float">
            <text:p>1112.219</text:p>
          </table:table-cell>
          <table:table-cell office:value-type="float" office:value="435.9248" calcext:value-type="float">
            <text:p>435.9248</text:p>
          </table:table-cell>
          <table:table-cell office:value-type="float" office:value="1917.382" calcext:value-type="float">
            <text:p>1917.382</text:p>
          </table:table-cell>
          <table:table-cell office:value-type="float" office:value="2134.474" calcext:value-type="float">
            <text:p>2134.474</text:p>
          </table:table-cell>
          <table:table-cell office:value-type="float" office:value="1691.765" calcext:value-type="float">
            <text:p>1691.765</text:p>
          </table:table-cell>
          <table:table-cell office:value-type="float" office:value="587.5869" calcext:value-type="float">
            <text:p>587.5869</text:p>
          </table:table-cell>
          <table:table-cell office:value-type="float" office:value="571.7203" calcext:value-type="float">
            <text:p>571.7203</text:p>
          </table:table-cell>
          <table:table-cell office:value-type="float" office:value="142.9551" calcext:value-type="float">
            <text:p>142.9551</text:p>
          </table:table-cell>
          <table:table-cell office:value-type="float" office:value="35.73711" calcext:value-type="float">
            <text:p>35.73711</text:p>
          </table:table-cell>
          <table:table-cell office:value-type="float" office:value="0" calcext:value-type="float">
            <text:p>0</text:p>
          </table:table-cell>
          <table:table-cell office:value-type="float" office:value="-0.01727888" calcext:value-type="float">
            <text:p>-0.017278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42384" calcext:value-type="float">
            <text:p>-81.42384</text:p>
          </table:table-cell>
          <table:table-cell office:value-type="float" office:value="0" calcext:value-type="float">
            <text:p>0</text:p>
          </table:table-cell>
          <table:table-cell office:value-type="float" office:value="5.245762" calcext:value-type="float">
            <text:p>5.245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492.3643" calcext:value-type="float">
            <text:p>492.3643</text:p>
          </table:table-cell>
          <table:table-cell office:value-type="float" office:value="13361.1" calcext:value-type="float">
            <text:p>133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30276" calcext:value-type="float">
            <text:p>-78.30276</text:p>
          </table:table-cell>
          <table:table-cell office:value-type="float" office:value="216.7033" calcext:value-type="float">
            <text:p>216.7033</text:p>
          </table:table-cell>
          <table:table-cell office:value-type="float" office:value="0" calcext:value-type="float">
            <text:p>0</text:p>
          </table:table-cell>
          <table:table-cell office:value-type="float" office:value="246.0399" calcext:value-type="float">
            <text:p>246.0399</text:p>
          </table:table-cell>
          <table:table-cell office:value-type="float" office:value="253.8983" calcext:value-type="float">
            <text:p>253.8983</text:p>
          </table:table-cell>
          <table:table-cell office:value-type="float" office:value="0.01690425" calcext:value-type="float">
            <text:p>0.01690425</text:p>
          </table:table-cell>
          <table:table-cell office:value-type="float" office:value="0" calcext:value-type="float">
            <text:p>0</text:p>
          </table:table-cell>
          <table:table-cell office:value-type="float" office:value="0.001993764" calcext:value-type="float">
            <text:p>0.001993764</text:p>
          </table:table-cell>
          <table:table-cell office:value-type="float" office:value="0" calcext:value-type="float">
            <text:p>0</text:p>
          </table:table-cell>
          <table:table-cell office:value-type="float" office:value="-0.02272049" calcext:value-type="float">
            <text:p>-0.02272049</text:p>
          </table:table-cell>
          <table:table-cell office:value-type="float" office:value="370" calcext:value-type="float">
            <text:p>370</text:p>
          </table:table-cell>
          <table:table-cell office:value-type="float" office:value="-78.26513" calcext:value-type="float">
            <text:p>-78.26513</text:p>
          </table:table-cell>
          <table:table-cell office:value-type="float" office:value="0" calcext:value-type="float">
            <text:p>0</text:p>
          </table:table-cell>
          <table:table-cell office:value-type="float" office:value="284.2261" calcext:value-type="float">
            <text:p>284.2261</text:p>
          </table:table-cell>
          <table:table-cell office:value-type="float" office:value="1105.396" calcext:value-type="float">
            <text:p>1105.396</text:p>
          </table:table-cell>
          <table:table-cell office:value-type="float" office:value="1373.813" calcext:value-type="float">
            <text:p>1373.813</text:p>
          </table:table-cell>
          <table:table-cell office:value-type="float" office:value="1375.465" calcext:value-type="float">
            <text:p>1375.465</text:p>
          </table:table-cell>
          <table:table-cell office:value-type="float" office:value="831.2682" calcext:value-type="float">
            <text:p>831.2682</text:p>
          </table:table-cell>
          <table:table-cell office:value-type="float" office:value="1112.127" calcext:value-type="float">
            <text:p>1112.127</text:p>
          </table:table-cell>
          <table:table-cell office:value-type="float" office:value="435.8912" calcext:value-type="float">
            <text:p>435.8912</text:p>
          </table:table-cell>
          <table:table-cell office:value-type="float" office:value="1917.271" calcext:value-type="float">
            <text:p>1917.271</text:p>
          </table:table-cell>
          <table:table-cell office:value-type="float" office:value="2134.398" calcext:value-type="float">
            <text:p>2134.398</text:p>
          </table:table-cell>
          <table:table-cell office:value-type="float" office:value="1691.726" calcext:value-type="float">
            <text:p>1691.726</text:p>
          </table:table-cell>
          <table:table-cell office:value-type="float" office:value="587.5764" calcext:value-type="float">
            <text:p>587.5764</text:p>
          </table:table-cell>
          <table:table-cell office:value-type="float" office:value="571.7175" calcext:value-type="float">
            <text:p>571.7175</text:p>
          </table:table-cell>
          <table:table-cell office:value-type="float" office:value="142.9543" calcext:value-type="float">
            <text:p>142.9543</text:p>
          </table:table-cell>
          <table:table-cell office:value-type="float" office:value="35.73689" calcext:value-type="float">
            <text:p>35.73689</text:p>
          </table:table-cell>
          <table:table-cell office:value-type="float" office:value="0" calcext:value-type="float">
            <text:p>0</text:p>
          </table:table-cell>
          <table:table-cell office:value-type="float" office:value="-0.01727888" calcext:value-type="float">
            <text:p>-0.017278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24616" calcext:value-type="float">
            <text:p>-83.24616</text:p>
          </table:table-cell>
          <table:table-cell office:value-type="float" office:value="0" calcext:value-type="float">
            <text:p>0</text:p>
          </table:table-cell>
          <table:table-cell office:value-type="float" office:value="5.268948" calcext:value-type="float">
            <text:p>5.268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491.2388" calcext:value-type="float">
            <text:p>491.2388</text:p>
          </table:table-cell>
          <table:table-cell office:value-type="float" office:value="13360.4" calcext:value-type="float">
            <text:p>133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9725" calcext:value-type="float">
            <text:p>-79.9725</text:p>
          </table:table-cell>
          <table:table-cell office:value-type="float" office:value="221.4142" calcext:value-type="float">
            <text:p>221.4142</text:p>
          </table:table-cell>
          <table:table-cell office:value-type="float" office:value="0" calcext:value-type="float">
            <text:p>0</text:p>
          </table:table-cell>
          <table:table-cell office:value-type="float" office:value="246.4366" calcext:value-type="float">
            <text:p>246.4366</text:p>
          </table:table-cell>
          <table:table-cell office:value-type="float" office:value="252.8394" calcext:value-type="float">
            <text:p>252.8394</text:p>
          </table:table-cell>
          <table:table-cell office:value-type="float" office:value="0.0175883" calcext:value-type="float">
            <text:p>0.0175883</text:p>
          </table:table-cell>
          <table:table-cell office:value-type="float" office:value="0" calcext:value-type="float">
            <text:p>0</text:p>
          </table:table-cell>
          <table:table-cell office:value-type="float" office:value="0.001993764" calcext:value-type="float">
            <text:p>0.001993764</text:p>
          </table:table-cell>
          <table:table-cell office:value-type="float" office:value="0" calcext:value-type="float">
            <text:p>0</text:p>
          </table:table-cell>
          <table:table-cell office:value-type="float" office:value="-0.02368305" calcext:value-type="float">
            <text:p>-0.02368305</text:p>
          </table:table-cell>
          <table:table-cell office:value-type="float" office:value="370" calcext:value-type="float">
            <text:p>370</text:p>
          </table:table-cell>
          <table:table-cell office:value-type="float" office:value="-79.93323" calcext:value-type="float">
            <text:p>-79.93323</text:p>
          </table:table-cell>
          <table:table-cell office:value-type="float" office:value="0" calcext:value-type="float">
            <text:p>0</text:p>
          </table:table-cell>
          <table:table-cell office:value-type="float" office:value="284.3953" calcext:value-type="float">
            <text:p>284.3953</text:p>
          </table:table-cell>
          <table:table-cell office:value-type="float" office:value="1105.217" calcext:value-type="float">
            <text:p>1105.217</text:p>
          </table:table-cell>
          <table:table-cell office:value-type="float" office:value="1373.644" calcext:value-type="float">
            <text:p>1373.644</text:p>
          </table:table-cell>
          <table:table-cell office:value-type="float" office:value="1375.336" calcext:value-type="float">
            <text:p>1375.336</text:p>
          </table:table-cell>
          <table:table-cell office:value-type="float" office:value="831.1754" calcext:value-type="float">
            <text:p>831.1754</text:p>
          </table:table-cell>
          <table:table-cell office:value-type="float" office:value="1112.036" calcext:value-type="float">
            <text:p>1112.036</text:p>
          </table:table-cell>
          <table:table-cell office:value-type="float" office:value="435.8577" calcext:value-type="float">
            <text:p>435.8577</text:p>
          </table:table-cell>
          <table:table-cell office:value-type="float" office:value="1917.161" calcext:value-type="float">
            <text:p>1917.161</text:p>
          </table:table-cell>
          <table:table-cell office:value-type="float" office:value="2134.323" calcext:value-type="float">
            <text:p>2134.323</text:p>
          </table:table-cell>
          <table:table-cell office:value-type="float" office:value="1691.688" calcext:value-type="float">
            <text:p>1691.688</text:p>
          </table:table-cell>
          <table:table-cell office:value-type="float" office:value="587.566" calcext:value-type="float">
            <text:p>587.566</text:p>
          </table:table-cell>
          <table:table-cell office:value-type="float" office:value="571.7147" calcext:value-type="float">
            <text:p>571.7147</text:p>
          </table:table-cell>
          <table:table-cell office:value-type="float" office:value="142.9535" calcext:value-type="float">
            <text:p>142.9535</text:p>
          </table:table-cell>
          <table:table-cell office:value-type="float" office:value="35.73668" calcext:value-type="float">
            <text:p>35.73668</text:p>
          </table:table-cell>
          <table:table-cell office:value-type="float" office:value="0" calcext:value-type="float">
            <text:p>0</text:p>
          </table:table-cell>
          <table:table-cell office:value-type="float" office:value="-0.01727888" calcext:value-type="float">
            <text:p>-0.017278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93372" calcext:value-type="float">
            <text:p>-84.93372</text:p>
          </table:table-cell>
          <table:table-cell office:value-type="float" office:value="0" calcext:value-type="float">
            <text:p>0</text:p>
          </table:table-cell>
          <table:table-cell office:value-type="float" office:value="5.287535" calcext:value-type="float">
            <text:p>5.28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490.0009" calcext:value-type="float">
            <text:p>490.0009</text:p>
          </table:table-cell>
          <table:table-cell office:value-type="float" office:value="13359.74" calcext:value-type="float">
            <text:p>1335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70967" calcext:value-type="float">
            <text:p>-81.70967</text:p>
          </table:table-cell>
          <table:table-cell office:value-type="float" office:value="224.5815" calcext:value-type="float">
            <text:p>224.5815</text:p>
          </table:table-cell>
          <table:table-cell office:value-type="float" office:value="0" calcext:value-type="float">
            <text:p>0</text:p>
          </table:table-cell>
          <table:table-cell office:value-type="float" office:value="246.9335" calcext:value-type="float">
            <text:p>246.9335</text:p>
          </table:table-cell>
          <table:table-cell office:value-type="float" office:value="251.6602" calcext:value-type="float">
            <text:p>251.6602</text:p>
          </table:table-cell>
          <table:table-cell office:value-type="float" office:value="0.01824157" calcext:value-type="float">
            <text:p>0.01824157</text:p>
          </table:table-cell>
          <table:table-cell office:value-type="float" office:value="0" calcext:value-type="float">
            <text:p>0</text:p>
          </table:table-cell>
          <table:table-cell office:value-type="float" office:value="0.001997252" calcext:value-type="float">
            <text:p>0.001997252</text:p>
          </table:table-cell>
          <table:table-cell office:value-type="float" office:value="0" calcext:value-type="float">
            <text:p>0</text:p>
          </table:table-cell>
          <table:table-cell office:value-type="float" office:value="-0.024651" calcext:value-type="float">
            <text:p>-0.024651</text:p>
          </table:table-cell>
          <table:table-cell office:value-type="float" office:value="370" calcext:value-type="float">
            <text:p>370</text:p>
          </table:table-cell>
          <table:table-cell office:value-type="float" office:value="-81.66878" calcext:value-type="float">
            <text:p>-81.66878</text:p>
          </table:table-cell>
          <table:table-cell office:value-type="float" office:value="0" calcext:value-type="float">
            <text:p>0</text:p>
          </table:table-cell>
          <table:table-cell office:value-type="float" office:value="284.579" calcext:value-type="float">
            <text:p>284.579</text:p>
          </table:table-cell>
          <table:table-cell office:value-type="float" office:value="1105.045" calcext:value-type="float">
            <text:p>1105.045</text:p>
          </table:table-cell>
          <table:table-cell office:value-type="float" office:value="1373.476" calcext:value-type="float">
            <text:p>1373.476</text:p>
          </table:table-cell>
          <table:table-cell office:value-type="float" office:value="1375.209" calcext:value-type="float">
            <text:p>1375.209</text:p>
          </table:table-cell>
          <table:table-cell office:value-type="float" office:value="831.0841" calcext:value-type="float">
            <text:p>831.0841</text:p>
          </table:table-cell>
          <table:table-cell office:value-type="float" office:value="1111.948" calcext:value-type="float">
            <text:p>1111.948</text:p>
          </table:table-cell>
          <table:table-cell office:value-type="float" office:value="435.8248" calcext:value-type="float">
            <text:p>435.8248</text:p>
          </table:table-cell>
          <table:table-cell office:value-type="float" office:value="1917.052" calcext:value-type="float">
            <text:p>1917.052</text:p>
          </table:table-cell>
          <table:table-cell office:value-type="float" office:value="2134.249" calcext:value-type="float">
            <text:p>2134.249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587.5601" calcext:value-type="float">
            <text:p>587.5601</text:p>
          </table:table-cell>
          <table:table-cell office:value-type="float" office:value="571.712" calcext:value-type="float">
            <text:p>571.712</text:p>
          </table:table-cell>
          <table:table-cell office:value-type="float" office:value="142.9528" calcext:value-type="float">
            <text:p>142.9528</text:p>
          </table:table-cell>
          <table:table-cell office:value-type="float" office:value="35.73647" calcext:value-type="float">
            <text:p>35.73647</text:p>
          </table:table-cell>
          <table:table-cell office:value-type="float" office:value="0" calcext:value-type="float">
            <text:p>0</text:p>
          </table:table-cell>
          <table:table-cell office:value-type="float" office:value="-0.01727889" calcext:value-type="float">
            <text:p>-0.01727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71124" calcext:value-type="float">
            <text:p>-86.71124</text:p>
          </table:table-cell>
          <table:table-cell office:value-type="float" office:value="0" calcext:value-type="float">
            <text:p>0</text:p>
          </table:table-cell>
          <table:table-cell office:value-type="float" office:value="5.328653" calcext:value-type="float">
            <text:p>5.328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488.4622" calcext:value-type="float">
            <text:p>488.4622</text:p>
          </table:table-cell>
          <table:table-cell office:value-type="float" office:value="13359.09" calcext:value-type="float">
            <text:p>1335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71397" calcext:value-type="float">
            <text:p>-83.71397</text:p>
          </table:table-cell>
          <table:table-cell office:value-type="float" office:value="229.2042" calcext:value-type="float">
            <text:p>229.2042</text:p>
          </table:table-cell>
          <table:table-cell office:value-type="float" office:value="0" calcext:value-type="float">
            <text:p>0</text:p>
          </table:table-cell>
          <table:table-cell office:value-type="float" office:value="247.6734" calcext:value-type="float">
            <text:p>247.6734</text:p>
          </table:table-cell>
          <table:table-cell office:value-type="float" office:value="250.1675" calcext:value-type="float">
            <text:p>250.1675</text:p>
          </table:table-cell>
          <table:table-cell office:value-type="float" office:value="0.01883951" calcext:value-type="float">
            <text:p>0.01883951</text:p>
          </table:table-cell>
          <table:table-cell office:value-type="float" office:value="0" calcext:value-type="float">
            <text:p>0</text:p>
          </table:table-cell>
          <table:table-cell office:value-type="float" office:value="0.00199926" calcext:value-type="float">
            <text:p>0.00199926</text:p>
          </table:table-cell>
          <table:table-cell office:value-type="float" office:value="0" calcext:value-type="float">
            <text:p>0</text:p>
          </table:table-cell>
          <table:table-cell office:value-type="float" office:value="-0.02562705" calcext:value-type="float">
            <text:p>-0.02562705</text:p>
          </table:table-cell>
          <table:table-cell office:value-type="float" office:value="370" calcext:value-type="float">
            <text:p>370</text:p>
          </table:table-cell>
          <table:table-cell office:value-type="float" office:value="-83.6715" calcext:value-type="float">
            <text:p>-83.6715</text:p>
          </table:table-cell>
          <table:table-cell office:value-type="float" office:value="0" calcext:value-type="float">
            <text:p>0</text:p>
          </table:table-cell>
          <table:table-cell office:value-type="float" office:value="284.8021" calcext:value-type="float">
            <text:p>284.8021</text:p>
          </table:table-cell>
          <table:table-cell office:value-type="float" office:value="1104.863" calcext:value-type="float">
            <text:p>1104.863</text:p>
          </table:table-cell>
          <table:table-cell office:value-type="float" office:value="1373.309" calcext:value-type="float">
            <text:p>1373.309</text:p>
          </table:table-cell>
          <table:table-cell office:value-type="float" office:value="1375.08" calcext:value-type="float">
            <text:p>1375.08</text:p>
          </table:table-cell>
          <table:table-cell office:value-type="float" office:value="830.9932" calcext:value-type="float">
            <text:p>830.9932</text:p>
          </table:table-cell>
          <table:table-cell office:value-type="float" office:value="1111.859" calcext:value-type="float">
            <text:p>1111.859</text:p>
          </table:table-cell>
          <table:table-cell office:value-type="float" office:value="435.7914" calcext:value-type="float">
            <text:p>435.7914</text:p>
          </table:table-cell>
          <table:table-cell office:value-type="float" office:value="1916.945" calcext:value-type="float">
            <text:p>1916.945</text:p>
          </table:table-cell>
          <table:table-cell office:value-type="float" office:value="2134.175" calcext:value-type="float">
            <text:p>2134.175</text:p>
          </table:table-cell>
          <table:table-cell office:value-type="float" office:value="1691.612" calcext:value-type="float">
            <text:p>1691.612</text:p>
          </table:table-cell>
          <table:table-cell office:value-type="float" office:value="587.5557" calcext:value-type="float">
            <text:p>587.5557</text:p>
          </table:table-cell>
          <table:table-cell office:value-type="float" office:value="571.7093" calcext:value-type="float">
            <text:p>571.7093</text:p>
          </table:table-cell>
          <table:table-cell office:value-type="float" office:value="142.9521" calcext:value-type="float">
            <text:p>142.9521</text:p>
          </table:table-cell>
          <table:table-cell office:value-type="float" office:value="35.73627" calcext:value-type="float">
            <text:p>35.73627</text:p>
          </table:table-cell>
          <table:table-cell office:value-type="float" office:value="0" calcext:value-type="float">
            <text:p>0</text:p>
          </table:table-cell>
          <table:table-cell office:value-type="float" office:value="-0.01727895" calcext:value-type="float">
            <text:p>-0.017278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76945" calcext:value-type="float">
            <text:p>-88.76945</text:p>
          </table:table-cell>
          <table:table-cell office:value-type="float" office:value="0" calcext:value-type="float">
            <text:p>0</text:p>
          </table:table-cell>
          <table:table-cell office:value-type="float" office:value="5.383202" calcext:value-type="float">
            <text:p>5.38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486.7867" calcext:value-type="float">
            <text:p>486.7867</text:p>
          </table:table-cell>
          <table:table-cell office:value-type="float" office:value="13358.46" calcext:value-type="float">
            <text:p>1335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77407" calcext:value-type="float">
            <text:p>-85.77407</text:p>
          </table:table-cell>
          <table:table-cell office:value-type="float" office:value="233.6685" calcext:value-type="float">
            <text:p>233.6685</text:p>
          </table:table-cell>
          <table:table-cell office:value-type="float" office:value="0" calcext:value-type="float">
            <text:p>0</text:p>
          </table:table-cell>
          <table:table-cell office:value-type="float" office:value="248.5217" calcext:value-type="float">
            <text:p>248.5217</text:p>
          </table:table-cell>
          <table:table-cell office:value-type="float" office:value="248.471" calcext:value-type="float">
            <text:p>248.471</text:p>
          </table:table-cell>
          <table:table-cell office:value-type="float" office:value="0.01933854" calcext:value-type="float">
            <text:p>0.01933854</text:p>
          </table:table-cell>
          <table:table-cell office:value-type="float" office:value="0" calcext:value-type="float">
            <text:p>0</text:p>
          </table:table-cell>
          <table:table-cell office:value-type="float" office:value="0.002000045" calcext:value-type="float">
            <text:p>0.002000045</text:p>
          </table:table-cell>
          <table:table-cell office:value-type="float" office:value="0" calcext:value-type="float">
            <text:p>0</text:p>
          </table:table-cell>
          <table:table-cell office:value-type="float" office:value="-0.02660684" calcext:value-type="float">
            <text:p>-0.02660684</text:p>
          </table:table-cell>
          <table:table-cell office:value-type="float" office:value="370" calcext:value-type="float">
            <text:p>370</text:p>
          </table:table-cell>
          <table:table-cell office:value-type="float" office:value="-85.73013" calcext:value-type="float">
            <text:p>-85.73013</text:p>
          </table:table-cell>
          <table:table-cell office:value-type="float" office:value="0" calcext:value-type="float">
            <text:p>0</text:p>
          </table:table-cell>
          <table:table-cell office:value-type="float" office:value="285.0953" calcext:value-type="float">
            <text:p>285.0953</text:p>
          </table:table-cell>
          <table:table-cell office:value-type="float" office:value="1104.694" calcext:value-type="float">
            <text:p>1104.694</text:p>
          </table:table-cell>
          <table:table-cell office:value-type="float" office:value="1373.141" calcext:value-type="float">
            <text:p>1373.141</text:p>
          </table:table-cell>
          <table:table-cell office:value-type="float" office:value="1374.95" calcext:value-type="float">
            <text:p>1374.95</text:p>
          </table:table-cell>
          <table:table-cell office:value-type="float" office:value="830.9041" calcext:value-type="float">
            <text:p>830.9041</text:p>
          </table:table-cell>
          <table:table-cell office:value-type="float" office:value="1111.77" calcext:value-type="float">
            <text:p>1111.77</text:p>
          </table:table-cell>
          <table:table-cell office:value-type="float" office:value="435.7583" calcext:value-type="float">
            <text:p>435.7583</text:p>
          </table:table-cell>
          <table:table-cell office:value-type="float" office:value="1916.838" calcext:value-type="float">
            <text:p>1916.838</text:p>
          </table:table-cell>
          <table:table-cell office:value-type="float" office:value="2134.103" calcext:value-type="float">
            <text:p>2134.103</text:p>
          </table:table-cell>
          <table:table-cell office:value-type="float" office:value="1691.575" calcext:value-type="float">
            <text:p>1691.575</text:p>
          </table:table-cell>
          <table:table-cell office:value-type="float" office:value="587.5513" calcext:value-type="float">
            <text:p>587.5513</text:p>
          </table:table-cell>
          <table:table-cell office:value-type="float" office:value="571.7067" calcext:value-type="float">
            <text:p>571.7067</text:p>
          </table:table-cell>
          <table:table-cell office:value-type="float" office:value="142.9514" calcext:value-type="float">
            <text:p>142.9514</text:p>
          </table:table-cell>
          <table:table-cell office:value-type="float" office:value="35.73607" calcext:value-type="float">
            <text:p>35.73607</text:p>
          </table:table-cell>
          <table:table-cell office:value-type="float" office:value="0" calcext:value-type="float">
            <text:p>0</text:p>
          </table:table-cell>
          <table:table-cell office:value-type="float" office:value="-0.01728356" calcext:value-type="float">
            <text:p>-0.017283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94676" calcext:value-type="float">
            <text:p>-90.94676</text:p>
          </table:table-cell>
          <table:table-cell office:value-type="float" office:value="0" calcext:value-type="float">
            <text:p>0</text:p>
          </table:table-cell>
          <table:table-cell office:value-type="float" office:value="5.500877" calcext:value-type="float">
            <text:p>5.50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485.0312" calcext:value-type="float">
            <text:p>485.0312</text:p>
          </table:table-cell>
          <table:table-cell office:value-type="float" office:value="13357.82" calcext:value-type="float">
            <text:p>1335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00622" calcext:value-type="float">
            <text:p>-88.00622</text:p>
          </table:table-cell>
          <table:table-cell office:value-type="float" office:value="239.1723" calcext:value-type="float">
            <text:p>239.1723</text:p>
          </table:table-cell>
          <table:table-cell office:value-type="float" office:value="0" calcext:value-type="float">
            <text:p>0</text:p>
          </table:table-cell>
          <table:table-cell office:value-type="float" office:value="249.4515" calcext:value-type="float">
            <text:p>249.4515</text:p>
          </table:table-cell>
          <table:table-cell office:value-type="float" office:value="246.7248" calcext:value-type="float">
            <text:p>246.7248</text:p>
          </table:table-cell>
          <table:table-cell office:value-type="float" office:value="0.0197688" calcext:value-type="float">
            <text:p>0.0197688</text:p>
          </table:table-cell>
          <table:table-cell office:value-type="float" office:value="0" calcext:value-type="float">
            <text:p>0</text:p>
          </table:table-cell>
          <table:table-cell office:value-type="float" office:value="0.002000057" calcext:value-type="float">
            <text:p>0.002000057</text:p>
          </table:table-cell>
          <table:table-cell office:value-type="float" office:value="0" calcext:value-type="float">
            <text:p>0</text:p>
          </table:table-cell>
          <table:table-cell office:value-type="float" office:value="-0.02760438" calcext:value-type="float">
            <text:p>-0.02760438</text:p>
          </table:table-cell>
          <table:table-cell office:value-type="float" office:value="370" calcext:value-type="float">
            <text:p>370</text:p>
          </table:table-cell>
          <table:table-cell office:value-type="float" office:value="-87.96085" calcext:value-type="float">
            <text:p>-87.96085</text:p>
          </table:table-cell>
          <table:table-cell office:value-type="float" office:value="0" calcext:value-type="float">
            <text:p>0</text:p>
          </table:table-cell>
          <table:table-cell office:value-type="float" office:value="285.374" calcext:value-type="float">
            <text:p>285.374</text:p>
          </table:table-cell>
          <table:table-cell office:value-type="float" office:value="1104.5" calcext:value-type="float">
            <text:p>1104.5</text:p>
          </table:table-cell>
          <table:table-cell office:value-type="float" office:value="1372.968" calcext:value-type="float">
            <text:p>1372.968</text:p>
          </table:table-cell>
          <table:table-cell office:value-type="float" office:value="1374.823" calcext:value-type="float">
            <text:p>1374.823</text:p>
          </table:table-cell>
          <table:table-cell office:value-type="float" office:value="830.8141" calcext:value-type="float">
            <text:p>830.8141</text:p>
          </table:table-cell>
          <table:table-cell office:value-type="float" office:value="1111.682" calcext:value-type="float">
            <text:p>1111.682</text:p>
          </table:table-cell>
          <table:table-cell office:value-type="float" office:value="435.7256" calcext:value-type="float">
            <text:p>435.7256</text:p>
          </table:table-cell>
          <table:table-cell office:value-type="float" office:value="1916.732" calcext:value-type="float">
            <text:p>1916.732</text:p>
          </table:table-cell>
          <table:table-cell office:value-type="float" office:value="2134.031" calcext:value-type="float">
            <text:p>2134.031</text:p>
          </table:table-cell>
          <table:table-cell office:value-type="float" office:value="1691.538" calcext:value-type="float">
            <text:p>1691.538</text:p>
          </table:table-cell>
          <table:table-cell office:value-type="float" office:value="587.5471" calcext:value-type="float">
            <text:p>587.5471</text:p>
          </table:table-cell>
          <table:table-cell office:value-type="float" office:value="571.7041" calcext:value-type="float">
            <text:p>571.7041</text:p>
          </table:table-cell>
          <table:table-cell office:value-type="float" office:value="142.9507" calcext:value-type="float">
            <text:p>142.9507</text:p>
          </table:table-cell>
          <table:table-cell office:value-type="float" office:value="35.73589" calcext:value-type="float">
            <text:p>35.73589</text:p>
          </table:table-cell>
          <table:table-cell office:value-type="float" office:value="0" calcext:value-type="float">
            <text:p>0</text:p>
          </table:table-cell>
          <table:table-cell office:value-type="float" office:value="-0.01728382" calcext:value-type="float">
            <text:p>-0.017283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21433" calcext:value-type="float">
            <text:p>-93.21433</text:p>
          </table:table-cell>
          <table:table-cell office:value-type="float" office:value="0" calcext:value-type="float">
            <text:p>0</text:p>
          </table:table-cell>
          <table:table-cell office:value-type="float" office:value="5.536767" calcext:value-type="float">
            <text:p>5.536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483.6364" calcext:value-type="float">
            <text:p>483.6364</text:p>
          </table:table-cell>
          <table:table-cell office:value-type="float" office:value="13357.17" calcext:value-type="float">
            <text:p>1335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90923" calcext:value-type="float">
            <text:p>-89.90923</text:p>
          </table:table-cell>
          <table:table-cell office:value-type="float" office:value="244.3041" calcext:value-type="float">
            <text:p>244.3041</text:p>
          </table:table-cell>
          <table:table-cell office:value-type="float" office:value="0" calcext:value-type="float">
            <text:p>0</text:p>
          </table:table-cell>
          <table:table-cell office:value-type="float" office:value="250.1159" calcext:value-type="float">
            <text:p>250.1159</text:p>
          </table:table-cell>
          <table:table-cell office:value-type="float" office:value="245.3834" calcext:value-type="float">
            <text:p>245.3834</text:p>
          </table:table-cell>
          <table:table-cell office:value-type="float" office:value="0.02017825" calcext:value-type="float">
            <text:p>0.02017825</text:p>
          </table:table-cell>
          <table:table-cell office:value-type="float" office:value="0" calcext:value-type="float">
            <text:p>0</text:p>
          </table:table-cell>
          <table:table-cell office:value-type="float" office:value="0.00200006" calcext:value-type="float">
            <text:p>0.00200006</text:p>
          </table:table-cell>
          <table:table-cell office:value-type="float" office:value="0" calcext:value-type="float">
            <text:p>0</text:p>
          </table:table-cell>
          <table:table-cell office:value-type="float" office:value="-0.02858673" calcext:value-type="float">
            <text:p>-0.02858673</text:p>
          </table:table-cell>
          <table:table-cell office:value-type="float" office:value="370" calcext:value-type="float">
            <text:p>370</text:p>
          </table:table-cell>
          <table:table-cell office:value-type="float" office:value="-89.86246" calcext:value-type="float">
            <text:p>-89.86246</text:p>
          </table:table-cell>
          <table:table-cell office:value-type="float" office:value="0" calcext:value-type="float">
            <text:p>0</text:p>
          </table:table-cell>
          <table:table-cell office:value-type="float" office:value="285.5815" calcext:value-type="float">
            <text:p>285.5815</text:p>
          </table:table-cell>
          <table:table-cell office:value-type="float" office:value="1104.314" calcext:value-type="float">
            <text:p>1104.314</text:p>
          </table:table-cell>
          <table:table-cell office:value-type="float" office:value="1372.795" calcext:value-type="float">
            <text:p>1372.795</text:p>
          </table:table-cell>
          <table:table-cell office:value-type="float" office:value="1374.697" calcext:value-type="float">
            <text:p>1374.697</text:p>
          </table:table-cell>
          <table:table-cell office:value-type="float" office:value="830.7255" calcext:value-type="float">
            <text:p>830.7255</text:p>
          </table:table-cell>
          <table:table-cell office:value-type="float" office:value="1111.596" calcext:value-type="float">
            <text:p>1111.596</text:p>
          </table:table-cell>
          <table:table-cell office:value-type="float" office:value="435.6937" calcext:value-type="float">
            <text:p>435.6937</text:p>
          </table:table-cell>
          <table:table-cell office:value-type="float" office:value="1916.627" calcext:value-type="float">
            <text:p>1916.627</text:p>
          </table:table-cell>
          <table:table-cell office:value-type="float" office:value="2133.96" calcext:value-type="float">
            <text:p>2133.96</text:p>
          </table:table-cell>
          <table:table-cell office:value-type="float" office:value="1691.501" calcext:value-type="float">
            <text:p>1691.501</text:p>
          </table:table-cell>
          <table:table-cell office:value-type="float" office:value="587.543" calcext:value-type="float">
            <text:p>587.543</text:p>
          </table:table-cell>
          <table:table-cell office:value-type="float" office:value="571.7015" calcext:value-type="float">
            <text:p>571.7015</text:p>
          </table:table-cell>
          <table:table-cell office:value-type="float" office:value="142.9501" calcext:value-type="float">
            <text:p>142.9501</text:p>
          </table:table-cell>
          <table:table-cell office:value-type="float" office:value="35.7357" calcext:value-type="float">
            <text:p>35.7357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5.13237" calcext:value-type="float">
            <text:p>-95.13237</text:p>
          </table:table-cell>
          <table:table-cell office:value-type="float" office:value="0" calcext:value-type="float">
            <text:p>0</text:p>
          </table:table-cell>
          <table:table-cell office:value-type="float" office:value="5.553202" calcext:value-type="float">
            <text:p>5.55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482.2553" calcext:value-type="float">
            <text:p>482.2553</text:p>
          </table:table-cell>
          <table:table-cell office:value-type="float" office:value="13356.54" calcext:value-type="float">
            <text:p>1335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76189" calcext:value-type="float">
            <text:p>-91.76189</text:p>
          </table:table-cell>
          <table:table-cell office:value-type="float" office:value="249.7935" calcext:value-type="float">
            <text:p>249.7935</text:p>
          </table:table-cell>
          <table:table-cell office:value-type="float" office:value="0" calcext:value-type="float">
            <text:p>0</text:p>
          </table:table-cell>
          <table:table-cell office:value-type="float" office:value="250.7481" calcext:value-type="float">
            <text:p>250.7481</text:p>
          </table:table-cell>
          <table:table-cell office:value-type="float" office:value="244.0677" calcext:value-type="float">
            <text:p>244.0677</text:p>
          </table:table-cell>
          <table:table-cell office:value-type="float" office:value="0.02058693" calcext:value-type="float">
            <text:p>0.02058693</text:p>
          </table:table-cell>
          <table:table-cell office:value-type="float" office:value="0" calcext:value-type="float">
            <text:p>0</text:p>
          </table:table-cell>
          <table:table-cell office:value-type="float" office:value="0.00200006" calcext:value-type="float">
            <text:p>0.00200006</text:p>
          </table:table-cell>
          <table:table-cell office:value-type="float" office:value="0" calcext:value-type="float">
            <text:p>0</text:p>
          </table:table-cell>
          <table:table-cell office:value-type="float" office:value="-0.02957554" calcext:value-type="float">
            <text:p>-0.02957554</text:p>
          </table:table-cell>
          <table:table-cell office:value-type="float" office:value="370" calcext:value-type="float">
            <text:p>370</text:p>
          </table:table-cell>
          <table:table-cell office:value-type="float" office:value="-91.71373" calcext:value-type="float">
            <text:p>-91.71373</text:p>
          </table:table-cell>
          <table:table-cell office:value-type="float" office:value="0" calcext:value-type="float">
            <text:p>0</text:p>
          </table:table-cell>
          <table:table-cell office:value-type="float" office:value="285.7787" calcext:value-type="float">
            <text:p>285.7787</text:p>
          </table:table-cell>
          <table:table-cell office:value-type="float" office:value="1104.135" calcext:value-type="float">
            <text:p>1104.135</text:p>
          </table:table-cell>
          <table:table-cell office:value-type="float" office:value="1372.623" calcext:value-type="float">
            <text:p>1372.623</text:p>
          </table:table-cell>
          <table:table-cell office:value-type="float" office:value="1374.57" calcext:value-type="float">
            <text:p>1374.57</text:p>
          </table:table-cell>
          <table:table-cell office:value-type="float" office:value="830.6409" calcext:value-type="float">
            <text:p>830.6409</text:p>
          </table:table-cell>
          <table:table-cell office:value-type="float" office:value="1111.513" calcext:value-type="float">
            <text:p>1111.513</text:p>
          </table:table-cell>
          <table:table-cell office:value-type="float" office:value="435.6627" calcext:value-type="float">
            <text:p>435.6627</text:p>
          </table:table-cell>
          <table:table-cell office:value-type="float" office:value="1916.525" calcext:value-type="float">
            <text:p>1916.525</text:p>
          </table:table-cell>
          <table:table-cell office:value-type="float" office:value="2133.89" calcext:value-type="float">
            <text:p>2133.89</text:p>
          </table:table-cell>
          <table:table-cell office:value-type="float" office:value="1691.465" calcext:value-type="float">
            <text:p>1691.465</text:p>
          </table:table-cell>
          <table:table-cell office:value-type="float" office:value="587.5389" calcext:value-type="float">
            <text:p>587.5389</text:p>
          </table:table-cell>
          <table:table-cell office:value-type="float" office:value="571.6991" calcext:value-type="float">
            <text:p>571.6991</text:p>
          </table:table-cell>
          <table:table-cell office:value-type="float" office:value="142.9494" calcext:value-type="float">
            <text:p>142.9494</text:p>
          </table:table-cell>
          <table:table-cell office:value-type="float" office:value="35.73553" calcext:value-type="float">
            <text:p>35.73553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01583" calcext:value-type="float">
            <text:p>-97.01583</text:p>
          </table:table-cell>
          <table:table-cell office:value-type="float" office:value="0" calcext:value-type="float">
            <text:p>0</text:p>
          </table:table-cell>
          <table:table-cell office:value-type="float" office:value="5.585721" calcext:value-type="float">
            <text:p>5.58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480.9703" calcext:value-type="float">
            <text:p>480.9703</text:p>
          </table:table-cell>
          <table:table-cell office:value-type="float" office:value="13355.92" calcext:value-type="float">
            <text:p>1335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55748" calcext:value-type="float">
            <text:p>-93.55748</text:p>
          </table:table-cell>
          <table:table-cell office:value-type="float" office:value="255.2802" calcext:value-type="float">
            <text:p>255.2802</text:p>
          </table:table-cell>
          <table:table-cell office:value-type="float" office:value="0" calcext:value-type="float">
            <text:p>0</text:p>
          </table:table-cell>
          <table:table-cell office:value-type="float" office:value="251.2905" calcext:value-type="float">
            <text:p>251.2905</text:p>
          </table:table-cell>
          <table:table-cell office:value-type="float" office:value="242.8481" calcext:value-type="float">
            <text:p>242.8481</text:p>
          </table:table-cell>
          <table:table-cell office:value-type="float" office:value="0.02101789" calcext:value-type="float">
            <text:p>0.02101789</text:p>
          </table:table-cell>
          <table:table-cell office:value-type="float" office:value="0" calcext:value-type="float">
            <text:p>0</text:p>
          </table:table-cell>
          <table:table-cell office:value-type="float" office:value="0.002003379" calcext:value-type="float">
            <text:p>0.002003379</text:p>
          </table:table-cell>
          <table:table-cell office:value-type="float" office:value="0" calcext:value-type="float">
            <text:p>0</text:p>
          </table:table-cell>
          <table:table-cell office:value-type="float" office:value="-0.0305801" calcext:value-type="float">
            <text:p>-0.0305801</text:p>
          </table:table-cell>
          <table:table-cell office:value-type="float" office:value="370" calcext:value-type="float">
            <text:p>370</text:p>
          </table:table-cell>
          <table:table-cell office:value-type="float" office:value="-93.50789" calcext:value-type="float">
            <text:p>-93.50789</text:p>
          </table:table-cell>
          <table:table-cell office:value-type="float" office:value="0" calcext:value-type="float">
            <text:p>0</text:p>
          </table:table-cell>
          <table:table-cell office:value-type="float" office:value="285.9681" calcext:value-type="float">
            <text:p>285.9681</text:p>
          </table:table-cell>
          <table:table-cell office:value-type="float" office:value="1103.965" calcext:value-type="float">
            <text:p>1103.965</text:p>
          </table:table-cell>
          <table:table-cell office:value-type="float" office:value="1372.453" calcext:value-type="float">
            <text:p>1372.453</text:p>
          </table:table-cell>
          <table:table-cell office:value-type="float" office:value="1374.445" calcext:value-type="float">
            <text:p>1374.445</text:p>
          </table:table-cell>
          <table:table-cell office:value-type="float" office:value="830.5574" calcext:value-type="float">
            <text:p>830.5574</text:p>
          </table:table-cell>
          <table:table-cell office:value-type="float" office:value="1111.431" calcext:value-type="float">
            <text:p>1111.431</text:p>
          </table:table-cell>
          <table:table-cell office:value-type="float" office:value="435.6322" calcext:value-type="float">
            <text:p>435.6322</text:p>
          </table:table-cell>
          <table:table-cell office:value-type="float" office:value="1916.424" calcext:value-type="float">
            <text:p>1916.424</text:p>
          </table:table-cell>
          <table:table-cell office:value-type="float" office:value="2133.82" calcext:value-type="float">
            <text:p>2133.82</text:p>
          </table:table-cell>
          <table:table-cell office:value-type="float" office:value="1691.429" calcext:value-type="float">
            <text:p>1691.429</text:p>
          </table:table-cell>
          <table:table-cell office:value-type="float" office:value="587.535" calcext:value-type="float">
            <text:p>587.535</text:p>
          </table:table-cell>
          <table:table-cell office:value-type="float" office:value="571.6966" calcext:value-type="float">
            <text:p>571.6966</text:p>
          </table:table-cell>
          <table:table-cell office:value-type="float" office:value="142.9489" calcext:value-type="float">
            <text:p>142.9489</text:p>
          </table:table-cell>
          <table:table-cell office:value-type="float" office:value="35.73535" calcext:value-type="float">
            <text:p>35.73535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79028" calcext:value-type="float">
            <text:p>-98.79028</text:p>
          </table:table-cell>
          <table:table-cell office:value-type="float" office:value="0" calcext:value-type="float">
            <text:p>0</text:p>
          </table:table-cell>
          <table:table-cell office:value-type="float" office:value="5.56617" calcext:value-type="float">
            <text:p>5.56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479.96" calcext:value-type="float">
            <text:p>479.96</text:p>
          </table:table-cell>
          <table:table-cell office:value-type="float" office:value="13355.32" calcext:value-type="float">
            <text:p>1335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05882" calcext:value-type="float">
            <text:p>-95.05882</text:p>
          </table:table-cell>
          <table:table-cell office:value-type="float" office:value="259.6839" calcext:value-type="float">
            <text:p>259.6839</text:p>
          </table:table-cell>
          <table:table-cell office:value-type="float" office:value="0" calcext:value-type="float">
            <text:p>0</text:p>
          </table:table-cell>
          <table:table-cell office:value-type="float" office:value="251.5687" calcext:value-type="float">
            <text:p>251.5687</text:p>
          </table:table-cell>
          <table:table-cell office:value-type="float" office:value="241.8978" calcext:value-type="float">
            <text:p>241.8978</text:p>
          </table:table-cell>
          <table:table-cell office:value-type="float" office:value="0.02149707" calcext:value-type="float">
            <text:p>0.02149707</text:p>
          </table:table-cell>
          <table:table-cell office:value-type="float" office:value="0" calcext:value-type="float">
            <text:p>0</text:p>
          </table:table-cell>
          <table:table-cell office:value-type="float" office:value="0.002012365" calcext:value-type="float">
            <text:p>0.002012365</text:p>
          </table:table-cell>
          <table:table-cell office:value-type="float" office:value="0" calcext:value-type="float">
            <text:p>0</text:p>
          </table:table-cell>
          <table:table-cell office:value-type="float" office:value="-0.03159552" calcext:value-type="float">
            <text:p>-0.03159552</text:p>
          </table:table-cell>
          <table:table-cell office:value-type="float" office:value="370" calcext:value-type="float">
            <text:p>370</text:p>
          </table:table-cell>
          <table:table-cell office:value-type="float" office:value="-95.00774" calcext:value-type="float">
            <text:p>-95.00774</text:p>
          </table:table-cell>
          <table:table-cell office:value-type="float" office:value="0" calcext:value-type="float">
            <text:p>0</text:p>
          </table:table-cell>
          <table:table-cell office:value-type="float" office:value="286.1426" calcext:value-type="float">
            <text:p>286.1426</text:p>
          </table:table-cell>
          <table:table-cell office:value-type="float" office:value="1103.812" calcext:value-type="float">
            <text:p>1103.812</text:p>
          </table:table-cell>
          <table:table-cell office:value-type="float" office:value="1372.294" calcext:value-type="float">
            <text:p>1372.294</text:p>
          </table:table-cell>
          <table:table-cell office:value-type="float" office:value="1374.321" calcext:value-type="float">
            <text:p>1374.321</text:p>
          </table:table-cell>
          <table:table-cell office:value-type="float" office:value="830.4776" calcext:value-type="float">
            <text:p>830.4776</text:p>
          </table:table-cell>
          <table:table-cell office:value-type="float" office:value="1111.35" calcext:value-type="float">
            <text:p>1111.35</text:p>
          </table:table-cell>
          <table:table-cell office:value-type="float" office:value="435.6022" calcext:value-type="float">
            <text:p>435.6022</text:p>
          </table:table-cell>
          <table:table-cell office:value-type="float" office:value="1916.325" calcext:value-type="float">
            <text:p>1916.325</text:p>
          </table:table-cell>
          <table:table-cell office:value-type="float" office:value="2133.752" calcext:value-type="float">
            <text:p>2133.752</text:p>
          </table:table-cell>
          <table:table-cell office:value-type="float" office:value="1691.394" calcext:value-type="float">
            <text:p>1691.394</text:p>
          </table:table-cell>
          <table:table-cell office:value-type="float" office:value="587.5311" calcext:value-type="float">
            <text:p>587.5311</text:p>
          </table:table-cell>
          <table:table-cell office:value-type="float" office:value="571.6942" calcext:value-type="float">
            <text:p>571.6942</text:p>
          </table:table-cell>
          <table:table-cell office:value-type="float" office:value="142.9482" calcext:value-type="float">
            <text:p>142.9482</text:p>
          </table:table-cell>
          <table:table-cell office:value-type="float" office:value="35.73519" calcext:value-type="float">
            <text:p>35.73519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2778" calcext:value-type="float">
            <text:p>-100.2778</text:p>
          </table:table-cell>
          <table:table-cell office:value-type="float" office:value="0" calcext:value-type="float">
            <text:p>0</text:p>
          </table:table-cell>
          <table:table-cell office:value-type="float" office:value="5.553549" calcext:value-type="float">
            <text:p>5.55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479.2464" calcext:value-type="float">
            <text:p>479.2464</text:p>
          </table:table-cell>
          <table:table-cell office:value-type="float" office:value="13354.73" calcext:value-type="float">
            <text:p>1335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23133" calcext:value-type="float">
            <text:p>-96.23133</text:p>
          </table:table-cell>
          <table:table-cell office:value-type="float" office:value="262.4673" calcext:value-type="float">
            <text:p>262.4673</text:p>
          </table:table-cell>
          <table:table-cell office:value-type="float" office:value="0" calcext:value-type="float">
            <text:p>0</text:p>
          </table:table-cell>
          <table:table-cell office:value-type="float" office:value="251.5391" calcext:value-type="float">
            <text:p>251.5391</text:p>
          </table:table-cell>
          <table:table-cell office:value-type="float" office:value="241.2409" calcext:value-type="float">
            <text:p>241.2409</text:p>
          </table:table-cell>
          <table:table-cell office:value-type="float" office:value="0.02203281" calcext:value-type="float">
            <text:p>0.02203281</text:p>
          </table:table-cell>
          <table:table-cell office:value-type="float" office:value="0" calcext:value-type="float">
            <text:p>0</text:p>
          </table:table-cell>
          <table:table-cell office:value-type="float" office:value="0.002020342" calcext:value-type="float">
            <text:p>0.002020342</text:p>
          </table:table-cell>
          <table:table-cell office:value-type="float" office:value="0" calcext:value-type="float">
            <text:p>0</text:p>
          </table:table-cell>
          <table:table-cell office:value-type="float" office:value="-0.0325885" calcext:value-type="float">
            <text:p>-0.0325885</text:p>
          </table:table-cell>
          <table:table-cell office:value-type="float" office:value="370" calcext:value-type="float">
            <text:p>370</text:p>
          </table:table-cell>
          <table:table-cell office:value-type="float" office:value="-96.17873" calcext:value-type="float">
            <text:p>-96.17873</text:p>
          </table:table-cell>
          <table:table-cell office:value-type="float" office:value="0" calcext:value-type="float">
            <text:p>0</text:p>
          </table:table-cell>
          <table:table-cell office:value-type="float" office:value="286.2992" calcext:value-type="float">
            <text:p>286.2992</text:p>
          </table:table-cell>
          <table:table-cell office:value-type="float" office:value="1103.675" calcext:value-type="float">
            <text:p>1103.675</text:p>
          </table:table-cell>
          <table:table-cell office:value-type="float" office:value="1372.139" calcext:value-type="float">
            <text:p>1372.139</text:p>
          </table:table-cell>
          <table:table-cell office:value-type="float" office:value="1374.204" calcext:value-type="float">
            <text:p>1374.204</text:p>
          </table:table-cell>
          <table:table-cell office:value-type="float" office:value="830.3989" calcext:value-type="float">
            <text:p>830.3989</text:p>
          </table:table-cell>
          <table:table-cell office:value-type="float" office:value="1111.271" calcext:value-type="float">
            <text:p>1111.271</text:p>
          </table:table-cell>
          <table:table-cell office:value-type="float" office:value="435.5724" calcext:value-type="float">
            <text:p>435.5724</text:p>
          </table:table-cell>
          <table:table-cell office:value-type="float" office:value="1916.229" calcext:value-type="float">
            <text:p>1916.229</text:p>
          </table:table-cell>
          <table:table-cell office:value-type="float" office:value="2133.684" calcext:value-type="float">
            <text:p>2133.684</text:p>
          </table:table-cell>
          <table:table-cell office:value-type="float" office:value="1691.358" calcext:value-type="float">
            <text:p>1691.358</text:p>
          </table:table-cell>
          <table:table-cell office:value-type="float" office:value="587.5272" calcext:value-type="float">
            <text:p>587.5272</text:p>
          </table:table-cell>
          <table:table-cell office:value-type="float" office:value="571.6918" calcext:value-type="float">
            <text:p>571.6918</text:p>
          </table:table-cell>
          <table:table-cell office:value-type="float" office:value="142.9477" calcext:value-type="float">
            <text:p>142.9477</text:p>
          </table:table-cell>
          <table:table-cell office:value-type="float" office:value="35.73503" calcext:value-type="float">
            <text:p>35.73503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4603" calcext:value-type="float">
            <text:p>-101.4603</text:p>
          </table:table-cell>
          <table:table-cell office:value-type="float" office:value="0" calcext:value-type="float">
            <text:p>0</text:p>
          </table:table-cell>
          <table:table-cell office:value-type="float" office:value="5.565522" calcext:value-type="float">
            <text:p>5.565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478.628" calcext:value-type="float">
            <text:p>478.628</text:p>
          </table:table-cell>
          <table:table-cell office:value-type="float" office:value="13354.15" calcext:value-type="float">
            <text:p>13354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28331" calcext:value-type="float">
            <text:p>-97.28331</text:p>
          </table:table-cell>
          <table:table-cell office:value-type="float" office:value="264.9201" calcext:value-type="float">
            <text:p>264.9201</text:p>
          </table:table-cell>
          <table:table-cell office:value-type="float" office:value="0" calcext:value-type="float">
            <text:p>0</text:p>
          </table:table-cell>
          <table:table-cell office:value-type="float" office:value="251.3874" calcext:value-type="float">
            <text:p>251.3874</text:p>
          </table:table-cell>
          <table:table-cell office:value-type="float" office:value="240.6798" calcext:value-type="float">
            <text:p>240.6798</text:p>
          </table:table-cell>
          <table:table-cell office:value-type="float" office:value="0.02261155" calcext:value-type="float">
            <text:p>0.02261155</text:p>
          </table:table-cell>
          <table:table-cell office:value-type="float" office:value="0" calcext:value-type="float">
            <text:p>0</text:p>
          </table:table-cell>
          <table:table-cell office:value-type="float" office:value="0.002025401" calcext:value-type="float">
            <text:p>0.002025401</text:p>
          </table:table-cell>
          <table:table-cell office:value-type="float" office:value="0" calcext:value-type="float">
            <text:p>0</text:p>
          </table:table-cell>
          <table:table-cell office:value-type="float" office:value="-0.03357588" calcext:value-type="float">
            <text:p>-0.03357588</text:p>
          </table:table-cell>
          <table:table-cell office:value-type="float" office:value="370" calcext:value-type="float">
            <text:p>370</text:p>
          </table:table-cell>
          <table:table-cell office:value-type="float" office:value="-97.22914" calcext:value-type="float">
            <text:p>-97.22914</text:p>
          </table:table-cell>
          <table:table-cell office:value-type="float" office:value="0" calcext:value-type="float">
            <text:p>0</text:p>
          </table:table-cell>
          <table:table-cell office:value-type="float" office:value="286.4513" calcext:value-type="float">
            <text:p>286.4513</text:p>
          </table:table-cell>
          <table:table-cell office:value-type="float" office:value="1103.539" calcext:value-type="float">
            <text:p>1103.539</text:p>
          </table:table-cell>
          <table:table-cell office:value-type="float" office:value="1371.988" calcext:value-type="float">
            <text:p>1371.988</text:p>
          </table:table-cell>
          <table:table-cell office:value-type="float" office:value="1374.086" calcext:value-type="float">
            <text:p>1374.086</text:p>
          </table:table-cell>
          <table:table-cell office:value-type="float" office:value="830.3231" calcext:value-type="float">
            <text:p>830.3231</text:p>
          </table:table-cell>
          <table:table-cell office:value-type="float" office:value="1111.194" calcext:value-type="float">
            <text:p>1111.194</text:p>
          </table:table-cell>
          <table:table-cell office:value-type="float" office:value="435.5433" calcext:value-type="float">
            <text:p>435.5433</text:p>
          </table:table-cell>
          <table:table-cell office:value-type="float" office:value="1916.134" calcext:value-type="float">
            <text:p>1916.134</text:p>
          </table:table-cell>
          <table:table-cell office:value-type="float" office:value="2133.618" calcext:value-type="float">
            <text:p>2133.618</text:p>
          </table:table-cell>
          <table:table-cell office:value-type="float" office:value="1691.324" calcext:value-type="float">
            <text:p>1691.324</text:p>
          </table:table-cell>
          <table:table-cell office:value-type="float" office:value="587.5234" calcext:value-type="float">
            <text:p>587.5234</text:p>
          </table:table-cell>
          <table:table-cell office:value-type="float" office:value="571.6895" calcext:value-type="float">
            <text:p>571.6895</text:p>
          </table:table-cell>
          <table:table-cell office:value-type="float" office:value="142.9471" calcext:value-type="float">
            <text:p>142.9471</text:p>
          </table:table-cell>
          <table:table-cell office:value-type="float" office:value="35.73487" calcext:value-type="float">
            <text:p>35.73487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5371" calcext:value-type="float">
            <text:p>-102.5371</text:p>
          </table:table-cell>
          <table:table-cell office:value-type="float" office:value="0" calcext:value-type="float">
            <text:p>0</text:p>
          </table:table-cell>
          <table:table-cell office:value-type="float" office:value="5.591957" calcext:value-type="float">
            <text:p>5.59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477.7474" calcext:value-type="float">
            <text:p>477.7474</text:p>
          </table:table-cell>
          <table:table-cell office:value-type="float" office:value="13353.59" calcext:value-type="float">
            <text:p>1335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56143" calcext:value-type="float">
            <text:p>-98.56143</text:p>
          </table:table-cell>
          <table:table-cell office:value-type="float" office:value="268.6707" calcext:value-type="float">
            <text:p>268.6707</text:p>
          </table:table-cell>
          <table:table-cell office:value-type="float" office:value="0" calcext:value-type="float">
            <text:p>0</text:p>
          </table:table-cell>
          <table:table-cell office:value-type="float" office:value="251.3803" calcext:value-type="float">
            <text:p>251.3803</text:p>
          </table:table-cell>
          <table:table-cell office:value-type="float" office:value="239.8596" calcext:value-type="float">
            <text:p>239.8596</text:p>
          </table:table-cell>
          <table:table-cell office:value-type="float" office:value="0.02319283" calcext:value-type="float">
            <text:p>0.02319283</text:p>
          </table:table-cell>
          <table:table-cell office:value-type="float" office:value="0" calcext:value-type="float">
            <text:p>0</text:p>
          </table:table-cell>
          <table:table-cell office:value-type="float" office:value="0.002029257" calcext:value-type="float">
            <text:p>0.002029257</text:p>
          </table:table-cell>
          <table:table-cell office:value-type="float" office:value="0" calcext:value-type="float">
            <text:p>0</text:p>
          </table:table-cell>
          <table:table-cell office:value-type="float" office:value="-0.0345568" calcext:value-type="float">
            <text:p>-0.0345568</text:p>
          </table:table-cell>
          <table:table-cell office:value-type="float" office:value="370" calcext:value-type="float">
            <text:p>370</text:p>
          </table:table-cell>
          <table:table-cell office:value-type="float" office:value="-98.50571" calcext:value-type="float">
            <text:p>-98.50571</text:p>
          </table:table-cell>
          <table:table-cell office:value-type="float" office:value="0" calcext:value-type="float">
            <text:p>0</text:p>
          </table:table-cell>
          <table:table-cell office:value-type="float" office:value="286.6335" calcext:value-type="float">
            <text:p>286.6335</text:p>
          </table:table-cell>
          <table:table-cell office:value-type="float" office:value="1103.396" calcext:value-type="float">
            <text:p>1103.396</text:p>
          </table:table-cell>
          <table:table-cell office:value-type="float" office:value="1371.835" calcext:value-type="float">
            <text:p>1371.835</text:p>
          </table:table-cell>
          <table:table-cell office:value-type="float" office:value="1373.971" calcext:value-type="float">
            <text:p>1373.971</text:p>
          </table:table-cell>
          <table:table-cell office:value-type="float" office:value="830.2452" calcext:value-type="float">
            <text:p>830.2452</text:p>
          </table:table-cell>
          <table:table-cell office:value-type="float" office:value="1111.115" calcext:value-type="float">
            <text:p>1111.115</text:p>
          </table:table-cell>
          <table:table-cell office:value-type="float" office:value="435.5142" calcext:value-type="float">
            <text:p>435.5142</text:p>
          </table:table-cell>
          <table:table-cell office:value-type="float" office:value="1916.04" calcext:value-type="float">
            <text:p>1916.04</text:p>
          </table:table-cell>
          <table:table-cell office:value-type="float" office:value="2133.552" calcext:value-type="float">
            <text:p>2133.552</text:p>
          </table:table-cell>
          <table:table-cell office:value-type="float" office:value="1691.289" calcext:value-type="float">
            <text:p>1691.289</text:p>
          </table:table-cell>
          <table:table-cell office:value-type="float" office:value="587.5196" calcext:value-type="float">
            <text:p>587.5196</text:p>
          </table:table-cell>
          <table:table-cell office:value-type="float" office:value="571.6871" calcext:value-type="float">
            <text:p>571.6871</text:p>
          </table:table-cell>
          <table:table-cell office:value-type="float" office:value="142.9465" calcext:value-type="float">
            <text:p>142.9465</text:p>
          </table:table-cell>
          <table:table-cell office:value-type="float" office:value="35.73472" calcext:value-type="float">
            <text:p>35.7347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845" calcext:value-type="float">
            <text:p>-103.845</text:p>
          </table:table-cell>
          <table:table-cell office:value-type="float" office:value="0" calcext:value-type="float">
            <text:p>0</text:p>
          </table:table-cell>
          <table:table-cell office:value-type="float" office:value="5.623404" calcext:value-type="float">
            <text:p>5.623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476.8335" calcext:value-type="float">
            <text:p>476.8335</text:p>
          </table:table-cell>
          <table:table-cell office:value-type="float" office:value="13353.05" calcext:value-type="float">
            <text:p>1335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91436" calcext:value-type="float">
            <text:p>-99.91436</text:p>
          </table:table-cell>
          <table:table-cell office:value-type="float" office:value="272.978" calcext:value-type="float">
            <text:p>272.978</text:p>
          </table:table-cell>
          <table:table-cell office:value-type="float" office:value="0" calcext:value-type="float">
            <text:p>0</text:p>
          </table:table-cell>
          <table:table-cell office:value-type="float" office:value="251.4302" calcext:value-type="float">
            <text:p>251.4302</text:p>
          </table:table-cell>
          <table:table-cell office:value-type="float" office:value="239.006" calcext:value-type="float">
            <text:p>239.006</text:p>
          </table:table-cell>
          <table:table-cell office:value-type="float" office:value="0.02379446" calcext:value-type="float">
            <text:p>0.02379446</text:p>
          </table:table-cell>
          <table:table-cell office:value-type="float" office:value="0" calcext:value-type="float">
            <text:p>0</text:p>
          </table:table-cell>
          <table:table-cell office:value-type="float" office:value="0.002032249" calcext:value-type="float">
            <text:p>0.002032249</text:p>
          </table:table-cell>
          <table:table-cell office:value-type="float" office:value="0" calcext:value-type="float">
            <text:p>0</text:p>
          </table:table-cell>
          <table:table-cell office:value-type="float" office:value="-0.03558319" calcext:value-type="float">
            <text:p>-0.03558319</text:p>
          </table:table-cell>
          <table:table-cell office:value-type="float" office:value="370" calcext:value-type="float">
            <text:p>370</text:p>
          </table:table-cell>
          <table:table-cell office:value-type="float" office:value="-99.85701" calcext:value-type="float">
            <text:p>-99.85701</text:p>
          </table:table-cell>
          <table:table-cell office:value-type="float" office:value="0" calcext:value-type="float">
            <text:p>0</text:p>
          </table:table-cell>
          <table:table-cell office:value-type="float" office:value="286.8113" calcext:value-type="float">
            <text:p>286.8113</text:p>
          </table:table-cell>
          <table:table-cell office:value-type="float" office:value="1103.261" calcext:value-type="float">
            <text:p>1103.261</text:p>
          </table:table-cell>
          <table:table-cell office:value-type="float" office:value="1371.688" calcext:value-type="float">
            <text:p>1371.688</text:p>
          </table:table-cell>
          <table:table-cell office:value-type="float" office:value="1373.855" calcext:value-type="float">
            <text:p>1373.855</text:p>
          </table:table-cell>
          <table:table-cell office:value-type="float" office:value="830.1682" calcext:value-type="float">
            <text:p>830.1682</text:p>
          </table:table-cell>
          <table:table-cell office:value-type="float" office:value="1111.036" calcext:value-type="float">
            <text:p>1111.036</text:p>
          </table:table-cell>
          <table:table-cell office:value-type="float" office:value="435.4851" calcext:value-type="float">
            <text:p>435.4851</text:p>
          </table:table-cell>
          <table:table-cell office:value-type="float" office:value="1915.947" calcext:value-type="float">
            <text:p>1915.947</text:p>
          </table:table-cell>
          <table:table-cell office:value-type="float" office:value="2133.488" calcext:value-type="float">
            <text:p>2133.488</text:p>
          </table:table-cell>
          <table:table-cell office:value-type="float" office:value="1691.255" calcext:value-type="float">
            <text:p>1691.255</text:p>
          </table:table-cell>
          <table:table-cell office:value-type="float" office:value="587.5159" calcext:value-type="float">
            <text:p>587.5159</text:p>
          </table:table-cell>
          <table:table-cell office:value-type="float" office:value="571.6849" calcext:value-type="float">
            <text:p>571.6849</text:p>
          </table:table-cell>
          <table:table-cell office:value-type="float" office:value="142.946" calcext:value-type="float">
            <text:p>142.946</text:p>
          </table:table-cell>
          <table:table-cell office:value-type="float" office:value="35.73457" calcext:value-type="float">
            <text:p>35.73457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1772" calcext:value-type="float">
            <text:p>-105.1772</text:p>
          </table:table-cell>
          <table:table-cell office:value-type="float" office:value="0" calcext:value-type="float">
            <text:p>0</text:p>
          </table:table-cell>
          <table:table-cell office:value-type="float" office:value="5.603966" calcext:value-type="float">
            <text:p>5.603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76.3141" calcext:value-type="float">
            <text:p>476.3141</text:p>
          </table:table-cell>
          <table:table-cell office:value-type="float" office:value="13352.49" calcext:value-type="float">
            <text:p>1335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8677" calcext:value-type="float">
            <text:p>-100.8677</text:p>
          </table:table-cell>
          <table:table-cell office:value-type="float" office:value="275.769" calcext:value-type="float">
            <text:p>275.769</text:p>
          </table:table-cell>
          <table:table-cell office:value-type="float" office:value="0" calcext:value-type="float">
            <text:p>0</text:p>
          </table:table-cell>
          <table:table-cell office:value-type="float" office:value="251.229" calcext:value-type="float">
            <text:p>251.229</text:p>
          </table:table-cell>
          <table:table-cell office:value-type="float" office:value="238.5406" calcext:value-type="float">
            <text:p>238.5406</text:p>
          </table:table-cell>
          <table:table-cell office:value-type="float" office:value="0.02443185" calcext:value-type="float">
            <text:p>0.02443185</text:p>
          </table:table-cell>
          <table:table-cell office:value-type="float" office:value="0" calcext:value-type="float">
            <text:p>0</text:p>
          </table:table-cell>
          <table:table-cell office:value-type="float" office:value="0.0020378" calcext:value-type="float">
            <text:p>0.0020378</text:p>
          </table:table-cell>
          <table:table-cell office:value-type="float" office:value="0" calcext:value-type="float">
            <text:p>0</text:p>
          </table:table-cell>
          <table:table-cell office:value-type="float" office:value="-0.03659824" calcext:value-type="float">
            <text:p>-0.03659824</text:p>
          </table:table-cell>
          <table:table-cell office:value-type="float" office:value="370" calcext:value-type="float">
            <text:p>370</text:p>
          </table:table-cell>
          <table:table-cell office:value-type="float" office:value="-100.8087" calcext:value-type="float">
            <text:p>-100.8087</text:p>
          </table:table-cell>
          <table:table-cell office:value-type="float" office:value="0" calcext:value-type="float">
            <text:p>0</text:p>
          </table:table-cell>
          <table:table-cell office:value-type="float" office:value="286.9441" calcext:value-type="float">
            <text:p>286.9441</text:p>
          </table:table-cell>
          <table:table-cell office:value-type="float" office:value="1103.139" calcext:value-type="float">
            <text:p>1103.139</text:p>
          </table:table-cell>
          <table:table-cell office:value-type="float" office:value="1371.554" calcext:value-type="float">
            <text:p>1371.554</text:p>
          </table:table-cell>
          <table:table-cell office:value-type="float" office:value="1373.747" calcext:value-type="float">
            <text:p>1373.747</text:p>
          </table:table-cell>
          <table:table-cell office:value-type="float" office:value="830.0922" calcext:value-type="float">
            <text:p>830.0922</text:p>
          </table:table-cell>
          <table:table-cell office:value-type="float" office:value="1110.959" calcext:value-type="float">
            <text:p>1110.959</text:p>
          </table:table-cell>
          <table:table-cell office:value-type="float" office:value="435.4568" calcext:value-type="float">
            <text:p>435.4568</text:p>
          </table:table-cell>
          <table:table-cell office:value-type="float" office:value="1915.855" calcext:value-type="float">
            <text:p>1915.855</text:p>
          </table:table-cell>
          <table:table-cell office:value-type="float" office:value="2133.424" calcext:value-type="float">
            <text:p>2133.424</text:p>
          </table:table-cell>
          <table:table-cell office:value-type="float" office:value="1691.221" calcext:value-type="float">
            <text:p>1691.221</text:p>
          </table:table-cell>
          <table:table-cell office:value-type="float" office:value="587.5123" calcext:value-type="float">
            <text:p>587.5123</text:p>
          </table:table-cell>
          <table:table-cell office:value-type="float" office:value="571.6826" calcext:value-type="float">
            <text:p>571.6826</text:p>
          </table:table-cell>
          <table:table-cell office:value-type="float" office:value="142.9455" calcext:value-type="float">
            <text:p>142.9455</text:p>
          </table:table-cell>
          <table:table-cell office:value-type="float" office:value="35.73444" calcext:value-type="float">
            <text:p>35.73444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1295" calcext:value-type="float">
            <text:p>-106.1295</text:p>
          </table:table-cell>
          <table:table-cell office:value-type="float" office:value="0" calcext:value-type="float">
            <text:p>0</text:p>
          </table:table-cell>
          <table:table-cell office:value-type="float" office:value="5.604388" calcext:value-type="float">
            <text:p>5.60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476.0067" calcext:value-type="float">
            <text:p>476.0067</text:p>
          </table:table-cell>
          <table:table-cell office:value-type="float" office:value="13351.93" calcext:value-type="float">
            <text:p>1335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6169" calcext:value-type="float">
            <text:p>-101.6169</text:p>
          </table:table-cell>
          <table:table-cell office:value-type="float" office:value="278.0563" calcext:value-type="float">
            <text:p>278.0563</text:p>
          </table:table-cell>
          <table:table-cell office:value-type="float" office:value="0" calcext:value-type="float">
            <text:p>0</text:p>
          </table:table-cell>
          <table:table-cell office:value-type="float" office:value="250.9572" calcext:value-type="float">
            <text:p>250.9572</text:p>
          </table:table-cell>
          <table:table-cell office:value-type="float" office:value="238.2862" calcext:value-type="float">
            <text:p>238.2862</text:p>
          </table:table-cell>
          <table:table-cell office:value-type="float" office:value="0.02511917" calcext:value-type="float">
            <text:p>0.02511917</text:p>
          </table:table-cell>
          <table:table-cell office:value-type="float" office:value="0" calcext:value-type="float">
            <text:p>0</text:p>
          </table:table-cell>
          <table:table-cell office:value-type="float" office:value="0.00204184" calcext:value-type="float">
            <text:p>0.00204184</text:p>
          </table:table-cell>
          <table:table-cell office:value-type="float" office:value="0" calcext:value-type="float">
            <text:p>0</text:p>
          </table:table-cell>
          <table:table-cell office:value-type="float" office:value="-0.03757821" calcext:value-type="float">
            <text:p>-0.03757821</text:p>
          </table:table-cell>
          <table:table-cell office:value-type="float" office:value="370" calcext:value-type="float">
            <text:p>370</text:p>
          </table:table-cell>
          <table:table-cell office:value-type="float" office:value="-101.5562" calcext:value-type="float">
            <text:p>-101.5562</text:p>
          </table:table-cell>
          <table:table-cell office:value-type="float" office:value="0" calcext:value-type="float">
            <text:p>0</text:p>
          </table:table-cell>
          <table:table-cell office:value-type="float" office:value="287.0384" calcext:value-type="float">
            <text:p>287.0384</text:p>
          </table:table-cell>
          <table:table-cell office:value-type="float" office:value="1103.018" calcext:value-type="float">
            <text:p>1103.018</text:p>
          </table:table-cell>
          <table:table-cell office:value-type="float" office:value="1371.433" calcext:value-type="float">
            <text:p>1371.433</text:p>
          </table:table-cell>
          <table:table-cell office:value-type="float" office:value="1373.64" calcext:value-type="float">
            <text:p>1373.64</text:p>
          </table:table-cell>
          <table:table-cell office:value-type="float" office:value="830.0281" calcext:value-type="float">
            <text:p>830.0281</text:p>
          </table:table-cell>
          <table:table-cell office:value-type="float" office:value="1110.886" calcext:value-type="float">
            <text:p>1110.886</text:p>
          </table:table-cell>
          <table:table-cell office:value-type="float" office:value="435.4294" calcext:value-type="float">
            <text:p>435.4294</text:p>
          </table:table-cell>
          <table:table-cell office:value-type="float" office:value="1915.764" calcext:value-type="float">
            <text:p>1915.764</text:p>
          </table:table-cell>
          <table:table-cell office:value-type="float" office:value="2133.361" calcext:value-type="float">
            <text:p>2133.361</text:p>
          </table:table-cell>
          <table:table-cell office:value-type="float" office:value="1691.187" calcext:value-type="float">
            <text:p>1691.187</text:p>
          </table:table-cell>
          <table:table-cell office:value-type="float" office:value="587.5087" calcext:value-type="float">
            <text:p>587.5087</text:p>
          </table:table-cell>
          <table:table-cell office:value-type="float" office:value="571.6804" calcext:value-type="float">
            <text:p>571.6804</text:p>
          </table:table-cell>
          <table:table-cell office:value-type="float" office:value="142.9449" calcext:value-type="float">
            <text:p>142.9449</text:p>
          </table:table-cell>
          <table:table-cell office:value-type="float" office:value="35.7343" calcext:value-type="float">
            <text:p>35.7343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8793" calcext:value-type="float">
            <text:p>-106.8793</text:p>
          </table:table-cell>
          <table:table-cell office:value-type="float" office:value="0" calcext:value-type="float">
            <text:p>0</text:p>
          </table:table-cell>
          <table:table-cell office:value-type="float" office:value="5.606074" calcext:value-type="float">
            <text:p>5.60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475.7321" calcext:value-type="float">
            <text:p>475.7321</text:p>
          </table:table-cell>
          <table:table-cell office:value-type="float" office:value="13351.39" calcext:value-type="float">
            <text:p>1335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3238" calcext:value-type="float">
            <text:p>-102.3238</text:p>
          </table:table-cell>
          <table:table-cell office:value-type="float" office:value="280.0507" calcext:value-type="float">
            <text:p>280.0507</text:p>
          </table:table-cell>
          <table:table-cell office:value-type="float" office:value="0" calcext:value-type="float">
            <text:p>0</text:p>
          </table:table-cell>
          <table:table-cell office:value-type="float" office:value="250.6835" calcext:value-type="float">
            <text:p>250.6835</text:p>
          </table:table-cell>
          <table:table-cell office:value-type="float" office:value="238.0627" calcext:value-type="float">
            <text:p>238.0627</text:p>
          </table:table-cell>
          <table:table-cell office:value-type="float" office:value="0.02583755" calcext:value-type="float">
            <text:p>0.02583755</text:p>
          </table:table-cell>
          <table:table-cell office:value-type="float" office:value="0" calcext:value-type="float">
            <text:p>0</text:p>
          </table:table-cell>
          <table:table-cell office:value-type="float" office:value="0.002044728" calcext:value-type="float">
            <text:p>0.002044728</text:p>
          </table:table-cell>
          <table:table-cell office:value-type="float" office:value="0" calcext:value-type="float">
            <text:p>0</text:p>
          </table:table-cell>
          <table:table-cell office:value-type="float" office:value="-0.03851992" calcext:value-type="float">
            <text:p>-0.03851992</text:p>
          </table:table-cell>
          <table:table-cell office:value-type="float" office:value="370" calcext:value-type="float">
            <text:p>370</text:p>
          </table:table-cell>
          <table:table-cell office:value-type="float" office:value="-102.2615" calcext:value-type="float">
            <text:p>-102.2615</text:p>
          </table:table-cell>
          <table:table-cell office:value-type="float" office:value="0" calcext:value-type="float">
            <text:p>0</text:p>
          </table:table-cell>
          <table:table-cell office:value-type="float" office:value="287.1246" calcext:value-type="float">
            <text:p>287.1246</text:p>
          </table:table-cell>
          <table:table-cell office:value-type="float" office:value="1102.903" calcext:value-type="float">
            <text:p>1102.903</text:p>
          </table:table-cell>
          <table:table-cell office:value-type="float" office:value="1371.314" calcext:value-type="float">
            <text:p>1371.314</text:p>
          </table:table-cell>
          <table:table-cell office:value-type="float" office:value="1373.539" calcext:value-type="float">
            <text:p>1373.539</text:p>
          </table:table-cell>
          <table:table-cell office:value-type="float" office:value="829.9657" calcext:value-type="float">
            <text:p>829.9657</text:p>
          </table:table-cell>
          <table:table-cell office:value-type="float" office:value="1110.814" calcext:value-type="float">
            <text:p>1110.814</text:p>
          </table:table-cell>
          <table:table-cell office:value-type="float" office:value="435.4034" calcext:value-type="float">
            <text:p>435.4034</text:p>
          </table:table-cell>
          <table:table-cell office:value-type="float" office:value="1915.677" calcext:value-type="float">
            <text:p>1915.677</text:p>
          </table:table-cell>
          <table:table-cell office:value-type="float" office:value="2133.299" calcext:value-type="float">
            <text:p>2133.299</text:p>
          </table:table-cell>
          <table:table-cell office:value-type="float" office:value="1691.154" calcext:value-type="float">
            <text:p>1691.154</text:p>
          </table:table-cell>
          <table:table-cell office:value-type="float" office:value="587.5051" calcext:value-type="float">
            <text:p>587.5051</text:p>
          </table:table-cell>
          <table:table-cell office:value-type="float" office:value="571.6782" calcext:value-type="float">
            <text:p>571.6782</text:p>
          </table:table-cell>
          <table:table-cell office:value-type="float" office:value="142.9444" calcext:value-type="float">
            <text:p>142.9444</text:p>
          </table:table-cell>
          <table:table-cell office:value-type="float" office:value="35.73416" calcext:value-type="float">
            <text:p>35.73416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7.585" calcext:value-type="float">
            <text:p>-107.585</text:p>
          </table:table-cell>
          <table:table-cell office:value-type="float" office:value="0" calcext:value-type="float">
            <text:p>0</text:p>
          </table:table-cell>
          <table:table-cell office:value-type="float" office:value="5.606116" calcext:value-type="float">
            <text:p>5.60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475.3611" calcext:value-type="float">
            <text:p>475.3611</text:p>
          </table:table-cell>
          <table:table-cell office:value-type="float" office:value="13350.88" calcext:value-type="float">
            <text:p>1335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1032" calcext:value-type="float">
            <text:p>-103.1032</text:p>
          </table:table-cell>
          <table:table-cell office:value-type="float" office:value="281.4966" calcext:value-type="float">
            <text:p>281.4966</text:p>
          </table:table-cell>
          <table:table-cell office:value-type="float" office:value="0" calcext:value-type="float">
            <text:p>0</text:p>
          </table:table-cell>
          <table:table-cell office:value-type="float" office:value="250.416" calcext:value-type="float">
            <text:p>250.416</text:p>
          </table:table-cell>
          <table:table-cell office:value-type="float" office:value="237.7392" calcext:value-type="float">
            <text:p>237.7392</text:p>
          </table:table-cell>
          <table:table-cell office:value-type="float" office:value="0.02656253" calcext:value-type="float">
            <text:p>0.02656253</text:p>
          </table:table-cell>
          <table:table-cell office:value-type="float" office:value="0" calcext:value-type="float">
            <text:p>0</text:p>
          </table:table-cell>
          <table:table-cell office:value-type="float" office:value="0.002048359" calcext:value-type="float">
            <text:p>0.002048359</text:p>
          </table:table-cell>
          <table:table-cell office:value-type="float" office:value="0" calcext:value-type="float">
            <text:p>0</text:p>
          </table:table-cell>
          <table:table-cell office:value-type="float" office:value="-0.03947588" calcext:value-type="float">
            <text:p>-0.03947588</text:p>
          </table:table-cell>
          <table:table-cell office:value-type="float" office:value="370" calcext:value-type="float">
            <text:p>370</text:p>
          </table:table-cell>
          <table:table-cell office:value-type="float" office:value="-103.0392" calcext:value-type="float">
            <text:p>-103.0392</text:p>
          </table:table-cell>
          <table:table-cell office:value-type="float" office:value="0" calcext:value-type="float">
            <text:p>0</text:p>
          </table:table-cell>
          <table:table-cell office:value-type="float" office:value="287.2319" calcext:value-type="float">
            <text:p>287.2319</text:p>
          </table:table-cell>
          <table:table-cell office:value-type="float" office:value="1102.794" calcext:value-type="float">
            <text:p>1102.794</text:p>
          </table:table-cell>
          <table:table-cell office:value-type="float" office:value="1371.196" calcext:value-type="float">
            <text:p>1371.196</text:p>
          </table:table-cell>
          <table:table-cell office:value-type="float" office:value="1373.438" calcext:value-type="float">
            <text:p>1373.438</text:p>
          </table:table-cell>
          <table:table-cell office:value-type="float" office:value="829.9069" calcext:value-type="float">
            <text:p>829.9069</text:p>
          </table:table-cell>
          <table:table-cell office:value-type="float" office:value="1110.745" calcext:value-type="float">
            <text:p>1110.745</text:p>
          </table:table-cell>
          <table:table-cell office:value-type="float" office:value="435.3808" calcext:value-type="float">
            <text:p>435.3808</text:p>
          </table:table-cell>
          <table:table-cell office:value-type="float" office:value="1915.591" calcext:value-type="float">
            <text:p>1915.591</text:p>
          </table:table-cell>
          <table:table-cell office:value-type="float" office:value="2133.239" calcext:value-type="float">
            <text:p>2133.239</text:p>
          </table:table-cell>
          <table:table-cell office:value-type="float" office:value="1691.122" calcext:value-type="float">
            <text:p>1691.122</text:p>
          </table:table-cell>
          <table:table-cell office:value-type="float" office:value="587.5016" calcext:value-type="float">
            <text:p>587.5016</text:p>
          </table:table-cell>
          <table:table-cell office:value-type="float" office:value="571.676" calcext:value-type="float">
            <text:p>571.676</text:p>
          </table:table-cell>
          <table:table-cell office:value-type="float" office:value="142.944" calcext:value-type="float">
            <text:p>142.944</text:p>
          </table:table-cell>
          <table:table-cell office:value-type="float" office:value="35.73402" calcext:value-type="float">
            <text:p>35.7340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3522" calcext:value-type="float">
            <text:p>-108.3522</text:p>
          </table:table-cell>
          <table:table-cell office:value-type="float" office:value="0" calcext:value-type="float">
            <text:p>0</text:p>
          </table:table-cell>
          <table:table-cell office:value-type="float" office:value="5.595041" calcext:value-type="float">
            <text:p>5.595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474.8111" calcext:value-type="float">
            <text:p>474.8111</text:p>
          </table:table-cell>
          <table:table-cell office:value-type="float" office:value="13350.41" calcext:value-type="float">
            <text:p>1335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0077" calcext:value-type="float">
            <text:p>-104.0077</text:p>
          </table:table-cell>
          <table:table-cell office:value-type="float" office:value="283.351" calcext:value-type="float">
            <text:p>283.351</text:p>
          </table:table-cell>
          <table:table-cell office:value-type="float" office:value="0" calcext:value-type="float">
            <text:p>0</text:p>
          </table:table-cell>
          <table:table-cell office:value-type="float" office:value="250.212" calcext:value-type="float">
            <text:p>250.212</text:p>
          </table:table-cell>
          <table:table-cell office:value-type="float" office:value="237.2335" calcext:value-type="float">
            <text:p>237.2335</text:p>
          </table:table-cell>
          <table:table-cell office:value-type="float" office:value="0.02725605" calcext:value-type="float">
            <text:p>0.02725605</text:p>
          </table:table-cell>
          <table:table-cell office:value-type="float" office:value="0" calcext:value-type="float">
            <text:p>0</text:p>
          </table:table-cell>
          <table:table-cell office:value-type="float" office:value="0.002054843" calcext:value-type="float">
            <text:p>0.002054843</text:p>
          </table:table-cell>
          <table:table-cell office:value-type="float" office:value="0" calcext:value-type="float">
            <text:p>0</text:p>
          </table:table-cell>
          <table:table-cell office:value-type="float" office:value="-0.04044147" calcext:value-type="float">
            <text:p>-0.04044147</text:p>
          </table:table-cell>
          <table:table-cell office:value-type="float" office:value="370" calcext:value-type="float">
            <text:p>370</text:p>
          </table:table-cell>
          <table:table-cell office:value-type="float" office:value="-103.9421" calcext:value-type="float">
            <text:p>-103.9421</text:p>
          </table:table-cell>
          <table:table-cell office:value-type="float" office:value="0" calcext:value-type="float">
            <text:p>0</text:p>
          </table:table-cell>
          <table:table-cell office:value-type="float" office:value="287.3703" calcext:value-type="float">
            <text:p>287.3703</text:p>
          </table:table-cell>
          <table:table-cell office:value-type="float" office:value="1102.686" calcext:value-type="float">
            <text:p>1102.686</text:p>
          </table:table-cell>
          <table:table-cell office:value-type="float" office:value="1371.082" calcext:value-type="float">
            <text:p>1371.082</text:p>
          </table:table-cell>
          <table:table-cell office:value-type="float" office:value="1373.34" calcext:value-type="float">
            <text:p>1373.34</text:p>
          </table:table-cell>
          <table:table-cell office:value-type="float" office:value="829.8461" calcext:value-type="float">
            <text:p>829.8461</text:p>
          </table:table-cell>
          <table:table-cell office:value-type="float" office:value="1110.676" calcext:value-type="float">
            <text:p>1110.676</text:p>
          </table:table-cell>
          <table:table-cell office:value-type="float" office:value="435.3583" calcext:value-type="float">
            <text:p>435.3583</text:p>
          </table:table-cell>
          <table:table-cell office:value-type="float" office:value="1915.506" calcext:value-type="float">
            <text:p>1915.506</text:p>
          </table:table-cell>
          <table:table-cell office:value-type="float" office:value="2133.179" calcext:value-type="float">
            <text:p>2133.179</text:p>
          </table:table-cell>
          <table:table-cell office:value-type="float" office:value="1691.09" calcext:value-type="float">
            <text:p>1691.09</text:p>
          </table:table-cell>
          <table:table-cell office:value-type="float" office:value="587.4982" calcext:value-type="float">
            <text:p>587.4982</text:p>
          </table:table-cell>
          <table:table-cell office:value-type="float" office:value="571.674" calcext:value-type="float">
            <text:p>571.674</text:p>
          </table:table-cell>
          <table:table-cell office:value-type="float" office:value="142.9435" calcext:value-type="float">
            <text:p>142.9435</text:p>
          </table:table-cell>
          <table:table-cell office:value-type="float" office:value="35.73391" calcext:value-type="float">
            <text:p>35.73391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2623" calcext:value-type="float">
            <text:p>-109.2623</text:p>
          </table:table-cell>
          <table:table-cell office:value-type="float" office:value="0" calcext:value-type="float">
            <text:p>0</text:p>
          </table:table-cell>
          <table:table-cell office:value-type="float" office:value="5.601826" calcext:value-type="float">
            <text:p>5.60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474.3076" calcext:value-type="float">
            <text:p>474.3076</text:p>
          </table:table-cell>
          <table:table-cell office:value-type="float" office:value="13349.93" calcext:value-type="float">
            <text:p>1334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8715" calcext:value-type="float">
            <text:p>-104.8715</text:p>
          </table:table-cell>
          <table:table-cell office:value-type="float" office:value="285.9352" calcext:value-type="float">
            <text:p>285.9352</text:p>
          </table:table-cell>
          <table:table-cell office:value-type="float" office:value="0" calcext:value-type="float">
            <text:p>0</text:p>
          </table:table-cell>
          <table:table-cell office:value-type="float" office:value="249.9752" calcext:value-type="float">
            <text:p>249.9752</text:p>
          </table:table-cell>
          <table:table-cell office:value-type="float" office:value="236.7747" calcext:value-type="float">
            <text:p>236.7747</text:p>
          </table:table-cell>
          <table:table-cell office:value-type="float" office:value="0.02795209" calcext:value-type="float">
            <text:p>0.02795209</text:p>
          </table:table-cell>
          <table:table-cell office:value-type="float" office:value="0" calcext:value-type="float">
            <text:p>0</text:p>
          </table:table-cell>
          <table:table-cell office:value-type="float" office:value="0.002057188" calcext:value-type="float">
            <text:p>0.002057188</text:p>
          </table:table-cell>
          <table:table-cell office:value-type="float" office:value="0" calcext:value-type="float">
            <text:p>0</text:p>
          </table:table-cell>
          <table:table-cell office:value-type="float" office:value="-0.04135168" calcext:value-type="float">
            <text:p>-0.04135168</text:p>
          </table:table-cell>
          <table:table-cell office:value-type="float" office:value="370" calcext:value-type="float">
            <text:p>370</text:p>
          </table:table-cell>
          <table:table-cell office:value-type="float" office:value="-104.8042" calcext:value-type="float">
            <text:p>-104.8042</text:p>
          </table:table-cell>
          <table:table-cell office:value-type="float" office:value="0" calcext:value-type="float">
            <text:p>0</text:p>
          </table:table-cell>
          <table:table-cell office:value-type="float" office:value="287.5025" calcext:value-type="float">
            <text:p>287.5025</text:p>
          </table:table-cell>
          <table:table-cell office:value-type="float" office:value="1102.577" calcext:value-type="float">
            <text:p>1102.577</text:p>
          </table:table-cell>
          <table:table-cell office:value-type="float" office:value="1370.968" calcext:value-type="float">
            <text:p>1370.968</text:p>
          </table:table-cell>
          <table:table-cell office:value-type="float" office:value="1373.246" calcext:value-type="float">
            <text:p>1373.246</text:p>
          </table:table-cell>
          <table:table-cell office:value-type="float" office:value="829.785" calcext:value-type="float">
            <text:p>829.785</text:p>
          </table:table-cell>
          <table:table-cell office:value-type="float" office:value="1110.607" calcext:value-type="float">
            <text:p>1110.607</text:p>
          </table:table-cell>
          <table:table-cell office:value-type="float" office:value="435.3358" calcext:value-type="float">
            <text:p>435.3358</text:p>
          </table:table-cell>
          <table:table-cell office:value-type="float" office:value="1915.423" calcext:value-type="float">
            <text:p>1915.423</text:p>
          </table:table-cell>
          <table:table-cell office:value-type="float" office:value="2133.12" calcext:value-type="float">
            <text:p>2133.12</text:p>
          </table:table-cell>
          <table:table-cell office:value-type="float" office:value="1691.058" calcext:value-type="float">
            <text:p>1691.058</text:p>
          </table:table-cell>
          <table:table-cell office:value-type="float" office:value="587.4948" calcext:value-type="float">
            <text:p>587.4948</text:p>
          </table:table-cell>
          <table:table-cell office:value-type="float" office:value="571.6719" calcext:value-type="float">
            <text:p>571.6719</text:p>
          </table:table-cell>
          <table:table-cell office:value-type="float" office:value="142.943" calcext:value-type="float">
            <text:p>142.943</text:p>
          </table:table-cell>
          <table:table-cell office:value-type="float" office:value="35.73379" calcext:value-type="float">
            <text:p>35.73379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1266" calcext:value-type="float">
            <text:p>-110.1266</text:p>
          </table:table-cell>
          <table:table-cell office:value-type="float" office:value="0" calcext:value-type="float">
            <text:p>0</text:p>
          </table:table-cell>
          <table:table-cell office:value-type="float" office:value="5.60235" calcext:value-type="float">
            <text:p>5.6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473.9582" calcext:value-type="float">
            <text:p>473.9582</text:p>
          </table:table-cell>
          <table:table-cell office:value-type="float" office:value="13349.45" calcext:value-type="float">
            <text:p>1334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6051" calcext:value-type="float">
            <text:p>-105.6051</text:p>
          </table:table-cell>
          <table:table-cell office:value-type="float" office:value="288.2401" calcext:value-type="float">
            <text:p>288.2401</text:p>
          </table:table-cell>
          <table:table-cell office:value-type="float" office:value="0" calcext:value-type="float">
            <text:p>0</text:p>
          </table:table-cell>
          <table:table-cell office:value-type="float" office:value="249.6977" calcext:value-type="float">
            <text:p>249.6977</text:p>
          </table:table-cell>
          <table:table-cell office:value-type="float" office:value="236.4712" calcext:value-type="float">
            <text:p>236.4712</text:p>
          </table:table-cell>
          <table:table-cell office:value-type="float" office:value="0.02867411" calcext:value-type="float">
            <text:p>0.02867411</text:p>
          </table:table-cell>
          <table:table-cell office:value-type="float" office:value="0" calcext:value-type="float">
            <text:p>0</text:p>
          </table:table-cell>
          <table:table-cell office:value-type="float" office:value="0.002059847" calcext:value-type="float">
            <text:p>0.002059847</text:p>
          </table:table-cell>
          <table:table-cell office:value-type="float" office:value="0" calcext:value-type="float">
            <text:p>0</text:p>
          </table:table-cell>
          <table:table-cell office:value-type="float" office:value="-0.04205298" calcext:value-type="float">
            <text:p>-0.04205298</text:p>
          </table:table-cell>
          <table:table-cell office:value-type="float" office:value="370" calcext:value-type="float">
            <text:p>370</text:p>
          </table:table-cell>
          <table:table-cell office:value-type="float" office:value="-105.5365" calcext:value-type="float">
            <text:p>-105.5365</text:p>
          </table:table-cell>
          <table:table-cell office:value-type="float" office:value="0" calcext:value-type="float">
            <text:p>0</text:p>
          </table:table-cell>
          <table:table-cell office:value-type="float" office:value="287.6042" calcext:value-type="float">
            <text:p>287.6042</text:p>
          </table:table-cell>
          <table:table-cell office:value-type="float" office:value="1102.473" calcext:value-type="float">
            <text:p>1102.473</text:p>
          </table:table-cell>
          <table:table-cell office:value-type="float" office:value="1370.858" calcext:value-type="float">
            <text:p>1370.858</text:p>
          </table:table-cell>
          <table:table-cell office:value-type="float" office:value="1373.148" calcext:value-type="float">
            <text:p>1373.148</text:p>
          </table:table-cell>
          <table:table-cell office:value-type="float" office:value="829.7284" calcext:value-type="float">
            <text:p>829.7284</text:p>
          </table:table-cell>
          <table:table-cell office:value-type="float" office:value="1110.539" calcext:value-type="float">
            <text:p>1110.539</text:p>
          </table:table-cell>
          <table:table-cell office:value-type="float" office:value="435.3141" calcext:value-type="float">
            <text:p>435.3141</text:p>
          </table:table-cell>
          <table:table-cell office:value-type="float" office:value="1915.342" calcext:value-type="float">
            <text:p>1915.342</text:p>
          </table:table-cell>
          <table:table-cell office:value-type="float" office:value="2133.063" calcext:value-type="float">
            <text:p>2133.063</text:p>
          </table:table-cell>
          <table:table-cell office:value-type="float" office:value="1691.026" calcext:value-type="float">
            <text:p>1691.026</text:p>
          </table:table-cell>
          <table:table-cell office:value-type="float" office:value="587.4915" calcext:value-type="float">
            <text:p>587.4915</text:p>
          </table:table-cell>
          <table:table-cell office:value-type="float" office:value="571.6699" calcext:value-type="float">
            <text:p>571.6699</text:p>
          </table:table-cell>
          <table:table-cell office:value-type="float" office:value="142.9425" calcext:value-type="float">
            <text:p>142.9425</text:p>
          </table:table-cell>
          <table:table-cell office:value-type="float" office:value="35.73367" calcext:value-type="float">
            <text:p>35.73367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8531" calcext:value-type="float">
            <text:p>-110.8531</text:p>
          </table:table-cell>
          <table:table-cell office:value-type="float" office:value="0" calcext:value-type="float">
            <text:p>0</text:p>
          </table:table-cell>
          <table:table-cell office:value-type="float" office:value="5.596045" calcext:value-type="float">
            <text:p>5.59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473.5468" calcext:value-type="float">
            <text:p>473.5468</text:p>
          </table:table-cell>
          <table:table-cell office:value-type="float" office:value="13348.99" calcext:value-type="float">
            <text:p>13348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358" calcext:value-type="float">
            <text:p>-106.358</text:p>
          </table:table-cell>
          <table:table-cell office:value-type="float" office:value="289.7836" calcext:value-type="float">
            <text:p>289.7836</text:p>
          </table:table-cell>
          <table:table-cell office:value-type="float" office:value="0" calcext:value-type="float">
            <text:p>0</text:p>
          </table:table-cell>
          <table:table-cell office:value-type="float" office:value="249.4526" calcext:value-type="float">
            <text:p>249.4526</text:p>
          </table:table-cell>
          <table:table-cell office:value-type="float" office:value="236.1045" calcext:value-type="float">
            <text:p>236.1045</text:p>
          </table:table-cell>
          <table:table-cell office:value-type="float" office:value="0.02939278" calcext:value-type="float">
            <text:p>0.02939278</text:p>
          </table:table-cell>
          <table:table-cell office:value-type="float" office:value="0" calcext:value-type="float">
            <text:p>0</text:p>
          </table:table-cell>
          <table:table-cell office:value-type="float" office:value="0.002066939" calcext:value-type="float">
            <text:p>0.002066939</text:p>
          </table:table-cell>
          <table:table-cell office:value-type="float" office:value="0" calcext:value-type="float">
            <text:p>0</text:p>
          </table:table-cell>
          <table:table-cell office:value-type="float" office:value="-0.04205298" calcext:value-type="float">
            <text:p>-0.04205298</text:p>
          </table:table-cell>
          <table:table-cell office:value-type="float" office:value="370" calcext:value-type="float">
            <text:p>370</text:p>
          </table:table-cell>
          <table:table-cell office:value-type="float" office:value="-106.2887" calcext:value-type="float">
            <text:p>-106.2887</text:p>
          </table:table-cell>
          <table:table-cell office:value-type="float" office:value="0" calcext:value-type="float">
            <text:p>0</text:p>
          </table:table-cell>
          <table:table-cell office:value-type="float" office:value="287.714" calcext:value-type="float">
            <text:p>287.714</text:p>
          </table:table-cell>
          <table:table-cell office:value-type="float" office:value="1102.378" calcext:value-type="float">
            <text:p>1102.378</text:p>
          </table:table-cell>
          <table:table-cell office:value-type="float" office:value="1370.747" calcext:value-type="float">
            <text:p>1370.747</text:p>
          </table:table-cell>
          <table:table-cell office:value-type="float" office:value="1373.057" calcext:value-type="float">
            <text:p>1373.057</text:p>
          </table:table-cell>
          <table:table-cell office:value-type="float" office:value="829.6719" calcext:value-type="float">
            <text:p>829.6719</text:p>
          </table:table-cell>
          <table:table-cell office:value-type="float" office:value="1110.476" calcext:value-type="float">
            <text:p>1110.476</text:p>
          </table:table-cell>
          <table:table-cell office:value-type="float" office:value="435.2926" calcext:value-type="float">
            <text:p>435.2926</text:p>
          </table:table-cell>
          <table:table-cell office:value-type="float" office:value="1915.262" calcext:value-type="float">
            <text:p>1915.262</text:p>
          </table:table-cell>
          <table:table-cell office:value-type="float" office:value="2133.006" calcext:value-type="float">
            <text:p>2133.006</text:p>
          </table:table-cell>
          <table:table-cell office:value-type="float" office:value="1690.995" calcext:value-type="float">
            <text:p>1690.995</text:p>
          </table:table-cell>
          <table:table-cell office:value-type="float" office:value="587.4881" calcext:value-type="float">
            <text:p>587.4881</text:p>
          </table:table-cell>
          <table:table-cell office:value-type="float" office:value="571.668" calcext:value-type="float">
            <text:p>571.668</text:p>
          </table:table-cell>
          <table:table-cell office:value-type="float" office:value="142.9421" calcext:value-type="float">
            <text:p>142.9421</text:p>
          </table:table-cell>
          <table:table-cell office:value-type="float" office:value="35.73355" calcext:value-type="float">
            <text:p>35.73355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1.6191" calcext:value-type="float">
            <text:p>-111.6191</text:p>
          </table:table-cell>
          <table:table-cell office:value-type="float" office:value="0" calcext:value-type="float">
            <text:p>0</text:p>
          </table:table-cell>
          <table:table-cell office:value-type="float" office:value="5.609179" calcext:value-type="float">
            <text:p>5.60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473.1224" calcext:value-type="float">
            <text:p>473.1224</text:p>
          </table:table-cell>
          <table:table-cell office:value-type="float" office:value="13348.55" calcext:value-type="float">
            <text:p>1334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1589" calcext:value-type="float">
            <text:p>-107.1589</text:p>
          </table:table-cell>
          <table:table-cell office:value-type="float" office:value="291.8311" calcext:value-type="float">
            <text:p>291.8311</text:p>
          </table:table-cell>
          <table:table-cell office:value-type="float" office:value="0" calcext:value-type="float">
            <text:p>0</text:p>
          </table:table-cell>
          <table:table-cell office:value-type="float" office:value="249.1835" calcext:value-type="float">
            <text:p>249.1835</text:p>
          </table:table-cell>
          <table:table-cell office:value-type="float" office:value="235.7239" calcext:value-type="float">
            <text:p>235.7239</text:p>
          </table:table-cell>
          <table:table-cell office:value-type="float" office:value="0.03009812" calcext:value-type="float">
            <text:p>0.03009812</text:p>
          </table:table-cell>
          <table:table-cell office:value-type="float" office:value="0" calcext:value-type="float">
            <text:p>0</text:p>
          </table:table-cell>
          <table:table-cell office:value-type="float" office:value="0.00207165" calcext:value-type="float">
            <text:p>0.00207165</text:p>
          </table:table-cell>
          <table:table-cell office:value-type="float" office:value="0" calcext:value-type="float">
            <text:p>0</text:p>
          </table:table-cell>
          <table:table-cell office:value-type="float" office:value="-0.04228048" calcext:value-type="float">
            <text:p>-0.04228048</text:p>
          </table:table-cell>
          <table:table-cell office:value-type="float" office:value="370" calcext:value-type="float">
            <text:p>370</text:p>
          </table:table-cell>
          <table:table-cell office:value-type="float" office:value="-107.0885" calcext:value-type="float">
            <text:p>-107.0885</text:p>
          </table:table-cell>
          <table:table-cell office:value-type="float" office:value="0" calcext:value-type="float">
            <text:p>0</text:p>
          </table:table-cell>
          <table:table-cell office:value-type="float" office:value="287.8307" calcext:value-type="float">
            <text:p>287.8307</text:p>
          </table:table-cell>
          <table:table-cell office:value-type="float" office:value="1102.284" calcext:value-type="float">
            <text:p>1102.284</text:p>
          </table:table-cell>
          <table:table-cell office:value-type="float" office:value="1370.636" calcext:value-type="float">
            <text:p>1370.636</text:p>
          </table:table-cell>
          <table:table-cell office:value-type="float" office:value="1372.973" calcext:value-type="float">
            <text:p>1372.973</text:p>
          </table:table-cell>
          <table:table-cell office:value-type="float" office:value="829.6122" calcext:value-type="float">
            <text:p>829.6122</text:p>
          </table:table-cell>
          <table:table-cell office:value-type="float" office:value="1110.416" calcext:value-type="float">
            <text:p>1110.416</text:p>
          </table:table-cell>
          <table:table-cell office:value-type="float" office:value="435.271" calcext:value-type="float">
            <text:p>435.271</text:p>
          </table:table-cell>
          <table:table-cell office:value-type="float" office:value="1915.183" calcext:value-type="float">
            <text:p>1915.183</text:p>
          </table:table-cell>
          <table:table-cell office:value-type="float" office:value="2132.949" calcext:value-type="float">
            <text:p>2132.949</text:p>
          </table:table-cell>
          <table:table-cell office:value-type="float" office:value="1690.964" calcext:value-type="float">
            <text:p>1690.964</text:p>
          </table:table-cell>
          <table:table-cell office:value-type="float" office:value="587.4849" calcext:value-type="float">
            <text:p>587.4849</text:p>
          </table:table-cell>
          <table:table-cell office:value-type="float" office:value="571.6661" calcext:value-type="float">
            <text:p>571.6661</text:p>
          </table:table-cell>
          <table:table-cell office:value-type="float" office:value="142.9416" calcext:value-type="float">
            <text:p>142.9416</text:p>
          </table:table-cell>
          <table:table-cell office:value-type="float" office:value="35.73342" calcext:value-type="float">
            <text:p>35.7334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3842" calcext:value-type="float">
            <text:p>-112.3842</text:p>
          </table:table-cell>
          <table:table-cell office:value-type="float" office:value="0" calcext:value-type="float">
            <text:p>0</text:p>
          </table:table-cell>
          <table:table-cell office:value-type="float" office:value="5.574553" calcext:value-type="float">
            <text:p>5.574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472.5661" calcext:value-type="float">
            <text:p>472.5661</text:p>
          </table:table-cell>
          <table:table-cell office:value-type="float" office:value="13348.13" calcext:value-type="float">
            <text:p>1334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0053" calcext:value-type="float">
            <text:p>-108.0053</text:p>
          </table:table-cell>
          <table:table-cell office:value-type="float" office:value="294.4097" calcext:value-type="float">
            <text:p>294.4097</text:p>
          </table:table-cell>
          <table:table-cell office:value-type="float" office:value="0" calcext:value-type="float">
            <text:p>0</text:p>
          </table:table-cell>
          <table:table-cell office:value-type="float" office:value="248.9585" calcext:value-type="float">
            <text:p>248.9585</text:p>
          </table:table-cell>
          <table:table-cell office:value-type="float" office:value="235.2097" calcext:value-type="float">
            <text:p>235.2097</text:p>
          </table:table-cell>
          <table:table-cell office:value-type="float" office:value="0.03076396" calcext:value-type="float">
            <text:p>0.03076396</text:p>
          </table:table-cell>
          <table:table-cell office:value-type="float" office:value="0" calcext:value-type="float">
            <text:p>0</text:p>
          </table:table-cell>
          <table:table-cell office:value-type="float" office:value="0.002072978" calcext:value-type="float">
            <text:p>0.002072978</text:p>
          </table:table-cell>
          <table:table-cell office:value-type="float" office:value="0" calcext:value-type="float">
            <text:p>0</text:p>
          </table:table-cell>
          <table:table-cell office:value-type="float" office:value="-0.04322952" calcext:value-type="float">
            <text:p>-0.04322952</text:p>
          </table:table-cell>
          <table:table-cell office:value-type="float" office:value="370" calcext:value-type="float">
            <text:p>370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0" calcext:value-type="float">
            <text:p>0</text:p>
          </table:table-cell>
          <table:table-cell office:value-type="float" office:value="287.9708" calcext:value-type="float">
            <text:p>287.9708</text:p>
          </table:table-cell>
          <table:table-cell office:value-type="float" office:value="1102.19" calcext:value-type="float">
            <text:p>1102.19</text:p>
          </table:table-cell>
          <table:table-cell office:value-type="float" office:value="1370.522" calcext:value-type="float">
            <text:p>1370.522</text:p>
          </table:table-cell>
          <table:table-cell office:value-type="float" office:value="1372.888" calcext:value-type="float">
            <text:p>1372.888</text:p>
          </table:table-cell>
          <table:table-cell office:value-type="float" office:value="829.5563" calcext:value-type="float">
            <text:p>829.5563</text:p>
          </table:table-cell>
          <table:table-cell office:value-type="float" office:value="1110.356" calcext:value-type="float">
            <text:p>1110.356</text:p>
          </table:table-cell>
          <table:table-cell office:value-type="float" office:value="435.25" calcext:value-type="float">
            <text:p>435.25</text:p>
          </table:table-cell>
          <table:table-cell office:value-type="float" office:value="1915.104" calcext:value-type="float">
            <text:p>1915.104</text:p>
          </table:table-cell>
          <table:table-cell office:value-type="float" office:value="2132.893" calcext:value-type="float">
            <text:p>2132.893</text:p>
          </table:table-cell>
          <table:table-cell office:value-type="float" office:value="1690.933" calcext:value-type="float">
            <text:p>1690.933</text:p>
          </table:table-cell>
          <table:table-cell office:value-type="float" office:value="587.4817" calcext:value-type="float">
            <text:p>587.4817</text:p>
          </table:table-cell>
          <table:table-cell office:value-type="float" office:value="571.6642" calcext:value-type="float">
            <text:p>571.6642</text:p>
          </table:table-cell>
          <table:table-cell office:value-type="float" office:value="142.9412" calcext:value-type="float">
            <text:p>142.9412</text:p>
          </table:table-cell>
          <table:table-cell office:value-type="float" office:value="35.73333" calcext:value-type="float">
            <text:p>35.73333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3.2555" calcext:value-type="float">
            <text:p>-113.2555</text:p>
          </table:table-cell>
          <table:table-cell office:value-type="float" office:value="0" calcext:value-type="float">
            <text:p>0</text:p>
          </table:table-cell>
          <table:table-cell office:value-type="float" office:value="5.600917" calcext:value-type="float">
            <text:p>5.6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471.8758" calcext:value-type="float">
            <text:p>471.8758</text:p>
          </table:table-cell>
          <table:table-cell office:value-type="float" office:value="13347.73" calcext:value-type="float">
            <text:p>1334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9882" calcext:value-type="float">
            <text:p>-108.9882</text:p>
          </table:table-cell>
          <table:table-cell office:value-type="float" office:value="297.0492" calcext:value-type="float">
            <text:p>297.0492</text:p>
          </table:table-cell>
          <table:table-cell office:value-type="float" office:value="0" calcext:value-type="float">
            <text:p>0</text:p>
          </table:table-cell>
          <table:table-cell office:value-type="float" office:value="248.8187" calcext:value-type="float">
            <text:p>248.8187</text:p>
          </table:table-cell>
          <table:table-cell office:value-type="float" office:value="234.5615" calcext:value-type="float">
            <text:p>234.5615</text:p>
          </table:table-cell>
          <table:table-cell office:value-type="float" office:value="0.03141319" calcext:value-type="float">
            <text:p>0.03141319</text:p>
          </table:table-cell>
          <table:table-cell office:value-type="float" office:value="0" calcext:value-type="float">
            <text:p>0</text:p>
          </table:table-cell>
          <table:table-cell office:value-type="float" office:value="0.002073981" calcext:value-type="float">
            <text:p>0.002073981</text:p>
          </table:table-cell>
          <table:table-cell office:value-type="float" office:value="0" calcext:value-type="float">
            <text:p>0</text:p>
          </table:table-cell>
          <table:table-cell office:value-type="float" office:value="-0.04410811" calcext:value-type="float">
            <text:p>-0.04410811</text:p>
          </table:table-cell>
          <table:table-cell office:value-type="float" office:value="370" calcext:value-type="float">
            <text:p>370</text:p>
          </table:table-cell>
          <table:table-cell office:value-type="float" office:value="-108.9147" calcext:value-type="float">
            <text:p>-108.9147</text:p>
          </table:table-cell>
          <table:table-cell office:value-type="float" office:value="0" calcext:value-type="float">
            <text:p>0</text:p>
          </table:table-cell>
          <table:table-cell office:value-type="float" office:value="288.1286" calcext:value-type="float">
            <text:p>288.1286</text:p>
          </table:table-cell>
          <table:table-cell office:value-type="float" office:value="1102.095" calcext:value-type="float">
            <text:p>1102.095</text:p>
          </table:table-cell>
          <table:table-cell office:value-type="float" office:value="1370.412" calcext:value-type="float">
            <text:p>1370.412</text:p>
          </table:table-cell>
          <table:table-cell office:value-type="float" office:value="1372.803" calcext:value-type="float">
            <text:p>1372.803</text:p>
          </table:table-cell>
          <table:table-cell office:value-type="float" office:value="829.499" calcext:value-type="float">
            <text:p>829.499</text:p>
          </table:table-cell>
          <table:table-cell office:value-type="float" office:value="1110.296" calcext:value-type="float">
            <text:p>1110.296</text:p>
          </table:table-cell>
          <table:table-cell office:value-type="float" office:value="435.2293" calcext:value-type="float">
            <text:p>435.2293</text:p>
          </table:table-cell>
          <table:table-cell office:value-type="float" office:value="1915.026" calcext:value-type="float">
            <text:p>1915.026</text:p>
          </table:table-cell>
          <table:table-cell office:value-type="float" office:value="2132.838" calcext:value-type="float">
            <text:p>2132.838</text:p>
          </table:table-cell>
          <table:table-cell office:value-type="float" office:value="1690.902" calcext:value-type="float">
            <text:p>1690.902</text:p>
          </table:table-cell>
          <table:table-cell office:value-type="float" office:value="587.4785" calcext:value-type="float">
            <text:p>587.4785</text:p>
          </table:table-cell>
          <table:table-cell office:value-type="float" office:value="571.6623" calcext:value-type="float">
            <text:p>571.6623</text:p>
          </table:table-cell>
          <table:table-cell office:value-type="float" office:value="142.9407" calcext:value-type="float">
            <text:p>142.9407</text:p>
          </table:table-cell>
          <table:table-cell office:value-type="float" office:value="35.73325" calcext:value-type="float">
            <text:p>35.73325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2414" calcext:value-type="float">
            <text:p>-114.2414</text:p>
          </table:table-cell>
          <table:table-cell office:value-type="float" office:value="0" calcext:value-type="float">
            <text:p>0</text:p>
          </table:table-cell>
          <table:table-cell office:value-type="float" office:value="5.605258" calcext:value-type="float">
            <text:p>5.60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471.0844" calcext:value-type="float">
            <text:p>471.0844</text:p>
          </table:table-cell>
          <table:table-cell office:value-type="float" office:value="13347.34" calcext:value-type="float">
            <text:p>13347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661" calcext:value-type="float">
            <text:p>-110.0661</text:p>
          </table:table-cell>
          <table:table-cell office:value-type="float" office:value="300.196" calcext:value-type="float">
            <text:p>300.196</text:p>
          </table:table-cell>
          <table:table-cell office:value-type="float" office:value="0" calcext:value-type="float">
            <text:p>0</text:p>
          </table:table-cell>
          <table:table-cell office:value-type="float" office:value="248.7451" calcext:value-type="float">
            <text:p>248.7451</text:p>
          </table:table-cell>
          <table:table-cell office:value-type="float" office:value="233.8149" calcext:value-type="float">
            <text:p>233.8149</text:p>
          </table:table-cell>
          <table:table-cell office:value-type="float" office:value="0.0320542" calcext:value-type="float">
            <text:p>0.0320542</text:p>
          </table:table-cell>
          <table:table-cell office:value-type="float" office:value="0" calcext:value-type="float">
            <text:p>0</text:p>
          </table:table-cell>
          <table:table-cell office:value-type="float" office:value="0.002075329" calcext:value-type="float">
            <text:p>0.002075329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09.9915" calcext:value-type="float">
            <text:p>-109.9915</text:p>
          </table:table-cell>
          <table:table-cell office:value-type="float" office:value="0" calcext:value-type="float">
            <text:p>0</text:p>
          </table:table-cell>
          <table:table-cell office:value-type="float" office:value="288.2971" calcext:value-type="float">
            <text:p>288.2971</text:p>
          </table:table-cell>
          <table:table-cell office:value-type="float" office:value="1101.995" calcext:value-type="float">
            <text:p>1101.995</text:p>
          </table:table-cell>
          <table:table-cell office:value-type="float" office:value="1370.301" calcext:value-type="float">
            <text:p>1370.301</text:p>
          </table:table-cell>
          <table:table-cell office:value-type="float" office:value="1372.718" calcext:value-type="float">
            <text:p>1372.718</text:p>
          </table:table-cell>
          <table:table-cell office:value-type="float" office:value="829.4405" calcext:value-type="float">
            <text:p>829.4405</text:p>
          </table:table-cell>
          <table:table-cell office:value-type="float" office:value="1110.233" calcext:value-type="float">
            <text:p>1110.233</text:p>
          </table:table-cell>
          <table:table-cell office:value-type="float" office:value="435.2087" calcext:value-type="float">
            <text:p>435.2087</text:p>
          </table:table-cell>
          <table:table-cell office:value-type="float" office:value="1914.949" calcext:value-type="float">
            <text:p>1914.949</text:p>
          </table:table-cell>
          <table:table-cell office:value-type="float" office:value="2132.782" calcext:value-type="float">
            <text:p>2132.782</text:p>
          </table:table-cell>
          <table:table-cell office:value-type="float" office:value="1690.872" calcext:value-type="float">
            <text:p>1690.872</text:p>
          </table:table-cell>
          <table:table-cell office:value-type="float" office:value="587.4754" calcext:value-type="float">
            <text:p>587.4754</text:p>
          </table:table-cell>
          <table:table-cell office:value-type="float" office:value="571.6605" calcext:value-type="float">
            <text:p>571.6605</text:p>
          </table:table-cell>
          <table:table-cell office:value-type="float" office:value="142.9403" calcext:value-type="float">
            <text:p>142.9403</text:p>
          </table:table-cell>
          <table:table-cell office:value-type="float" office:value="35.73316" calcext:value-type="float">
            <text:p>35.73316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5.3238" calcext:value-type="float">
            <text:p>-115.3238</text:p>
          </table:table-cell>
          <table:table-cell office:value-type="float" office:value="0" calcext:value-type="float">
            <text:p>0</text:p>
          </table:table-cell>
          <table:table-cell office:value-type="float" office:value="5.610527" calcext:value-type="float">
            <text:p>5.61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470.1578" calcext:value-type="float">
            <text:p>470.1578</text:p>
          </table:table-cell>
          <table:table-cell office:value-type="float" office:value="13346.95" calcext:value-type="float">
            <text:p>1334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2767" calcext:value-type="float">
            <text:p>-111.2767</text:p>
          </table:table-cell>
          <table:table-cell office:value-type="float" office:value="304.4625" calcext:value-type="float">
            <text:p>304.4625</text:p>
          </table:table-cell>
          <table:table-cell office:value-type="float" office:value="0" calcext:value-type="float">
            <text:p>0</text:p>
          </table:table-cell>
          <table:table-cell office:value-type="float" office:value="248.769" calcext:value-type="float">
            <text:p>248.769</text:p>
          </table:table-cell>
          <table:table-cell office:value-type="float" office:value="232.9371" calcext:value-type="float">
            <text:p>232.9371</text:p>
          </table:table-cell>
          <table:table-cell office:value-type="float" office:value="0.03270131" calcext:value-type="float">
            <text:p>0.03270131</text:p>
          </table:table-cell>
          <table:table-cell office:value-type="float" office:value="0" calcext:value-type="float">
            <text:p>0</text:p>
          </table:table-cell>
          <table:table-cell office:value-type="float" office:value="0.002075877" calcext:value-type="float">
            <text:p>0.002075877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1.2015" calcext:value-type="float">
            <text:p>-111.2015</text:p>
          </table:table-cell>
          <table:table-cell office:value-type="float" office:value="0" calcext:value-type="float">
            <text:p>0</text:p>
          </table:table-cell>
          <table:table-cell office:value-type="float" office:value="288.4769" calcext:value-type="float">
            <text:p>288.4769</text:p>
          </table:table-cell>
          <table:table-cell office:value-type="float" office:value="1101.89" calcext:value-type="float">
            <text:p>1101.89</text:p>
          </table:table-cell>
          <table:table-cell office:value-type="float" office:value="1370.185" calcext:value-type="float">
            <text:p>1370.185</text:p>
          </table:table-cell>
          <table:table-cell office:value-type="float" office:value="1372.63" calcext:value-type="float">
            <text:p>1372.63</text:p>
          </table:table-cell>
          <table:table-cell office:value-type="float" office:value="829.3826" calcext:value-type="float">
            <text:p>829.3826</text:p>
          </table:table-cell>
          <table:table-cell office:value-type="float" office:value="1110.167" calcext:value-type="float">
            <text:p>1110.167</text:p>
          </table:table-cell>
          <table:table-cell office:value-type="float" office:value="435.1877" calcext:value-type="float">
            <text:p>435.1877</text:p>
          </table:table-cell>
          <table:table-cell office:value-type="float" office:value="1914.872" calcext:value-type="float">
            <text:p>1914.872</text:p>
          </table:table-cell>
          <table:table-cell office:value-type="float" office:value="2132.727" calcext:value-type="float">
            <text:p>2132.727</text:p>
          </table:table-cell>
          <table:table-cell office:value-type="float" office:value="1690.842" calcext:value-type="float">
            <text:p>1690.842</text:p>
          </table:table-cell>
          <table:table-cell office:value-type="float" office:value="587.4723" calcext:value-type="float">
            <text:p>587.4723</text:p>
          </table:table-cell>
          <table:table-cell office:value-type="float" office:value="571.6586" calcext:value-type="float">
            <text:p>571.6586</text:p>
          </table:table-cell>
          <table:table-cell office:value-type="float" office:value="142.9399" calcext:value-type="float">
            <text:p>142.9399</text:p>
          </table:table-cell>
          <table:table-cell office:value-type="float" office:value="35.73305" calcext:value-type="float">
            <text:p>35.73305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531" calcext:value-type="float">
            <text:p>-116.531</text:p>
          </table:table-cell>
          <table:table-cell office:value-type="float" office:value="0" calcext:value-type="float">
            <text:p>0</text:p>
          </table:table-cell>
          <table:table-cell office:value-type="float" office:value="5.607613" calcext:value-type="float">
            <text:p>5.60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469.407" calcext:value-type="float">
            <text:p>469.407</text:p>
          </table:table-cell>
          <table:table-cell office:value-type="float" office:value="13346.55" calcext:value-type="float">
            <text:p>1334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3152" calcext:value-type="float">
            <text:p>-112.3152</text:p>
          </table:table-cell>
          <table:table-cell office:value-type="float" office:value="307.4928" calcext:value-type="float">
            <text:p>307.4928</text:p>
          </table:table-cell>
          <table:table-cell office:value-type="float" office:value="0" calcext:value-type="float">
            <text:p>0</text:p>
          </table:table-cell>
          <table:table-cell office:value-type="float" office:value="248.6891" calcext:value-type="float">
            <text:p>248.6891</text:p>
          </table:table-cell>
          <table:table-cell office:value-type="float" office:value="232.2327" calcext:value-type="float">
            <text:p>232.2327</text:p>
          </table:table-cell>
          <table:table-cell office:value-type="float" office:value="0.03333226" calcext:value-type="float">
            <text:p>0.03333226</text:p>
          </table:table-cell>
          <table:table-cell office:value-type="float" office:value="0" calcext:value-type="float">
            <text:p>0</text:p>
          </table:table-cell>
          <table:table-cell office:value-type="float" office:value="0.002078056" calcext:value-type="float">
            <text:p>0.002078056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2.2393" calcext:value-type="float">
            <text:p>-112.2393</text:p>
          </table:table-cell>
          <table:table-cell office:value-type="float" office:value="0" calcext:value-type="float">
            <text:p>0</text:p>
          </table:table-cell>
          <table:table-cell office:value-type="float" office:value="288.6334" calcext:value-type="float">
            <text:p>288.6334</text:p>
          </table:table-cell>
          <table:table-cell office:value-type="float" office:value="1101.794" calcext:value-type="float">
            <text:p>1101.794</text:p>
          </table:table-cell>
          <table:table-cell office:value-type="float" office:value="1370.078" calcext:value-type="float">
            <text:p>1370.078</text:p>
          </table:table-cell>
          <table:table-cell office:value-type="float" office:value="1372.545" calcext:value-type="float">
            <text:p>1372.545</text:p>
          </table:table-cell>
          <table:table-cell office:value-type="float" office:value="829.3251" calcext:value-type="float">
            <text:p>829.3251</text:p>
          </table:table-cell>
          <table:table-cell office:value-type="float" office:value="1110.102" calcext:value-type="float">
            <text:p>1110.102</text:p>
          </table:table-cell>
          <table:table-cell office:value-type="float" office:value="435.1669" calcext:value-type="float">
            <text:p>435.1669</text:p>
          </table:table-cell>
          <table:table-cell office:value-type="float" office:value="1914.795" calcext:value-type="float">
            <text:p>1914.795</text:p>
          </table:table-cell>
          <table:table-cell office:value-type="float" office:value="2132.672" calcext:value-type="float">
            <text:p>2132.672</text:p>
          </table:table-cell>
          <table:table-cell office:value-type="float" office:value="1690.813" calcext:value-type="float">
            <text:p>1690.813</text:p>
          </table:table-cell>
          <table:table-cell office:value-type="float" office:value="587.4693" calcext:value-type="float">
            <text:p>587.4693</text:p>
          </table:table-cell>
          <table:table-cell office:value-type="float" office:value="571.6568" calcext:value-type="float">
            <text:p>571.6568</text:p>
          </table:table-cell>
          <table:table-cell office:value-type="float" office:value="142.9395" calcext:value-type="float">
            <text:p>142.9395</text:p>
          </table:table-cell>
          <table:table-cell office:value-type="float" office:value="35.73294" calcext:value-type="float">
            <text:p>35.73294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7.5723" calcext:value-type="float">
            <text:p>-117.5723</text:p>
          </table:table-cell>
          <table:table-cell office:value-type="float" office:value="0" calcext:value-type="float">
            <text:p>0</text:p>
          </table:table-cell>
          <table:table-cell office:value-type="float" office:value="5.610516" calcext:value-type="float">
            <text:p>5.61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468.7446" calcext:value-type="float">
            <text:p>468.7446</text:p>
          </table:table-cell>
          <table:table-cell office:value-type="float" office:value="13346.16" calcext:value-type="float">
            <text:p>13346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2586" calcext:value-type="float">
            <text:p>-113.2586</text:p>
          </table:table-cell>
          <table:table-cell office:value-type="float" office:value="309.7008" calcext:value-type="float">
            <text:p>309.7008</text:p>
          </table:table-cell>
          <table:table-cell office:value-type="float" office:value="0" calcext:value-type="float">
            <text:p>0</text:p>
          </table:table-cell>
          <table:table-cell office:value-type="float" office:value="248.514" calcext:value-type="float">
            <text:p>248.514</text:p>
          </table:table-cell>
          <table:table-cell office:value-type="float" office:value="231.6158" calcext:value-type="float">
            <text:p>231.6158</text:p>
          </table:table-cell>
          <table:table-cell office:value-type="float" office:value="0.0339741" calcext:value-type="float">
            <text:p>0.0339741</text:p>
          </table:table-cell>
          <table:table-cell office:value-type="float" office:value="0" calcext:value-type="float">
            <text:p>0</text:p>
          </table:table-cell>
          <table:table-cell office:value-type="float" office:value="0.002083011" calcext:value-type="float">
            <text:p>0.002083011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3.1821" calcext:value-type="float">
            <text:p>-113.1821</text:p>
          </table:table-cell>
          <table:table-cell office:value-type="float" office:value="0" calcext:value-type="float">
            <text:p>0</text:p>
          </table:table-cell>
          <table:table-cell office:value-type="float" office:value="288.7857" calcext:value-type="float">
            <text:p>288.7857</text:p>
          </table:table-cell>
          <table:table-cell office:value-type="float" office:value="1101.699" calcext:value-type="float">
            <text:p>1101.699</text:p>
          </table:table-cell>
          <table:table-cell office:value-type="float" office:value="1369.972" calcext:value-type="float">
            <text:p>1369.972</text:p>
          </table:table-cell>
          <table:table-cell office:value-type="float" office:value="1372.463" calcext:value-type="float">
            <text:p>1372.463</text:p>
          </table:table-cell>
          <table:table-cell office:value-type="float" office:value="829.2698" calcext:value-type="float">
            <text:p>829.2698</text:p>
          </table:table-cell>
          <table:table-cell office:value-type="float" office:value="1110.037" calcext:value-type="float">
            <text:p>1110.037</text:p>
          </table:table-cell>
          <table:table-cell office:value-type="float" office:value="435.1464" calcext:value-type="float">
            <text:p>435.1464</text:p>
          </table:table-cell>
          <table:table-cell office:value-type="float" office:value="1914.719" calcext:value-type="float">
            <text:p>1914.719</text:p>
          </table:table-cell>
          <table:table-cell office:value-type="float" office:value="2132.618" calcext:value-type="float">
            <text:p>2132.618</text:p>
          </table:table-cell>
          <table:table-cell office:value-type="float" office:value="1690.783" calcext:value-type="float">
            <text:p>1690.783</text:p>
          </table:table-cell>
          <table:table-cell office:value-type="float" office:value="587.4662" calcext:value-type="float">
            <text:p>587.4662</text:p>
          </table:table-cell>
          <table:table-cell office:value-type="float" office:value="571.655" calcext:value-type="float">
            <text:p>571.655</text:p>
          </table:table-cell>
          <table:table-cell office:value-type="float" office:value="142.9391" calcext:value-type="float">
            <text:p>142.9391</text:p>
          </table:table-cell>
          <table:table-cell office:value-type="float" office:value="35.73283" calcext:value-type="float">
            <text:p>35.73283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8.5202" calcext:value-type="float">
            <text:p>-118.5202</text:p>
          </table:table-cell>
          <table:table-cell office:value-type="float" office:value="0" calcext:value-type="float">
            <text:p>0</text:p>
          </table:table-cell>
          <table:table-cell office:value-type="float" office:value="5.615485" calcext:value-type="float">
            <text:p>5.615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467.8807" calcext:value-type="float">
            <text:p>467.8807</text:p>
          </table:table-cell>
          <table:table-cell office:value-type="float" office:value="13345.78" calcext:value-type="float">
            <text:p>1334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3756" calcext:value-type="float">
            <text:p>-114.3756</text:p>
          </table:table-cell>
          <table:table-cell office:value-type="float" office:value="311.9515" calcext:value-type="float">
            <text:p>311.9515</text:p>
          </table:table-cell>
          <table:table-cell office:value-type="float" office:value="0" calcext:value-type="float">
            <text:p>0</text:p>
          </table:table-cell>
          <table:table-cell office:value-type="float" office:value="248.4695" calcext:value-type="float">
            <text:p>248.4695</text:p>
          </table:table-cell>
          <table:table-cell office:value-type="float" office:value="230.8005" calcext:value-type="float">
            <text:p>230.8005</text:p>
          </table:table-cell>
          <table:table-cell office:value-type="float" office:value="0.03460286" calcext:value-type="float">
            <text:p>0.03460286</text:p>
          </table:table-cell>
          <table:table-cell office:value-type="float" office:value="0" calcext:value-type="float">
            <text:p>0</text:p>
          </table:table-cell>
          <table:table-cell office:value-type="float" office:value="0.002089923" calcext:value-type="float">
            <text:p>0.002089923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4.2985" calcext:value-type="float">
            <text:p>-114.2985</text:p>
          </table:table-cell>
          <table:table-cell office:value-type="float" office:value="0" calcext:value-type="float">
            <text:p>0</text:p>
          </table:table-cell>
          <table:table-cell office:value-type="float" office:value="288.9592" calcext:value-type="float">
            <text:p>288.9592</text:p>
          </table:table-cell>
          <table:table-cell office:value-type="float" office:value="1101.602" calcext:value-type="float">
            <text:p>1101.602</text:p>
          </table:table-cell>
          <table:table-cell office:value-type="float" office:value="1369.859" calcext:value-type="float">
            <text:p>1369.859</text:p>
          </table:table-cell>
          <table:table-cell office:value-type="float" office:value="1372.381" calcext:value-type="float">
            <text:p>1372.381</text:p>
          </table:table-cell>
          <table:table-cell office:value-type="float" office:value="829.2142" calcext:value-type="float">
            <text:p>829.2142</text:p>
          </table:table-cell>
          <table:table-cell office:value-type="float" office:value="1109.973" calcext:value-type="float">
            <text:p>1109.973</text:p>
          </table:table-cell>
          <table:table-cell office:value-type="float" office:value="435.1255" calcext:value-type="float">
            <text:p>435.1255</text:p>
          </table:table-cell>
          <table:table-cell office:value-type="float" office:value="1914.644" calcext:value-type="float">
            <text:p>1914.644</text:p>
          </table:table-cell>
          <table:table-cell office:value-type="float" office:value="2132.564" calcext:value-type="float">
            <text:p>2132.564</text:p>
          </table:table-cell>
          <table:table-cell office:value-type="float" office:value="1690.754" calcext:value-type="float">
            <text:p>1690.754</text:p>
          </table:table-cell>
          <table:table-cell office:value-type="float" office:value="587.4633" calcext:value-type="float">
            <text:p>587.4633</text:p>
          </table:table-cell>
          <table:table-cell office:value-type="float" office:value="571.6533" calcext:value-type="float">
            <text:p>571.6533</text:p>
          </table:table-cell>
          <table:table-cell office:value-type="float" office:value="142.9387" calcext:value-type="float">
            <text:p>142.9387</text:p>
          </table:table-cell>
          <table:table-cell office:value-type="float" office:value="35.73272" calcext:value-type="float">
            <text:p>35.7327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649" calcext:value-type="float">
            <text:p>-119.649</text:p>
          </table:table-cell>
          <table:table-cell office:value-type="float" office:value="0" calcext:value-type="float">
            <text:p>0</text:p>
          </table:table-cell>
          <table:table-cell office:value-type="float" office:value="5.628155" calcext:value-type="float">
            <text:p>5.62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466.8434" calcext:value-type="float">
            <text:p>466.8434</text:p>
          </table:table-cell>
          <table:table-cell office:value-type="float" office:value="13345.42" calcext:value-type="float">
            <text:p>1334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6489" calcext:value-type="float">
            <text:p>-115.6489</text:p>
          </table:table-cell>
          <table:table-cell office:value-type="float" office:value="314.0283" calcext:value-type="float">
            <text:p>314.0283</text:p>
          </table:table-cell>
          <table:table-cell office:value-type="float" office:value="0" calcext:value-type="float">
            <text:p>0</text:p>
          </table:table-cell>
          <table:table-cell office:value-type="float" office:value="248.578" calcext:value-type="float">
            <text:p>248.578</text:p>
          </table:table-cell>
          <table:table-cell office:value-type="float" office:value="229.8139" calcext:value-type="float">
            <text:p>229.8139</text:p>
          </table:table-cell>
          <table:table-cell office:value-type="float" office:value="0.03519608" calcext:value-type="float">
            <text:p>0.03519608</text:p>
          </table:table-cell>
          <table:table-cell office:value-type="float" office:value="0" calcext:value-type="float">
            <text:p>0</text:p>
          </table:table-cell>
          <table:table-cell office:value-type="float" office:value="0.002097578" calcext:value-type="float">
            <text:p>0.002097578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5.5712" calcext:value-type="float">
            <text:p>-115.5712</text:p>
          </table:table-cell>
          <table:table-cell office:value-type="float" office:value="0" calcext:value-type="float">
            <text:p>0</text:p>
          </table:table-cell>
          <table:table-cell office:value-type="float" office:value="289.1444" calcext:value-type="float">
            <text:p>289.1444</text:p>
          </table:table-cell>
          <table:table-cell office:value-type="float" office:value="1101.501" calcext:value-type="float">
            <text:p>1101.501</text:p>
          </table:table-cell>
          <table:table-cell office:value-type="float" office:value="1369.751" calcext:value-type="float">
            <text:p>1369.751</text:p>
          </table:table-cell>
          <table:table-cell office:value-type="float" office:value="1372.298" calcext:value-type="float">
            <text:p>1372.298</text:p>
          </table:table-cell>
          <table:table-cell office:value-type="float" office:value="829.1549" calcext:value-type="float">
            <text:p>829.1549</text:p>
          </table:table-cell>
          <table:table-cell office:value-type="float" office:value="1109.909" calcext:value-type="float">
            <text:p>1109.909</text:p>
          </table:table-cell>
          <table:table-cell office:value-type="float" office:value="435.1034" calcext:value-type="float">
            <text:p>435.1034</text:p>
          </table:table-cell>
          <table:table-cell office:value-type="float" office:value="1914.57" calcext:value-type="float">
            <text:p>1914.57</text:p>
          </table:table-cell>
          <table:table-cell office:value-type="float" office:value="2132.51" calcext:value-type="float">
            <text:p>2132.51</text:p>
          </table:table-cell>
          <table:table-cell office:value-type="float" office:value="1690.725" calcext:value-type="float">
            <text:p>1690.725</text:p>
          </table:table-cell>
          <table:table-cell office:value-type="float" office:value="587.4604" calcext:value-type="float">
            <text:p>587.4604</text:p>
          </table:table-cell>
          <table:table-cell office:value-type="float" office:value="571.6516" calcext:value-type="float">
            <text:p>571.6516</text:p>
          </table:table-cell>
          <table:table-cell office:value-type="float" office:value="142.9384" calcext:value-type="float">
            <text:p>142.9384</text:p>
          </table:table-cell>
          <table:table-cell office:value-type="float" office:value="35.73262" calcext:value-type="float">
            <text:p>35.7326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9396" calcext:value-type="float">
            <text:p>-120.9396</text:p>
          </table:table-cell>
          <table:table-cell office:value-type="float" office:value="0" calcext:value-type="float">
            <text:p>0</text:p>
          </table:table-cell>
          <table:table-cell office:value-type="float" office:value="5.645605" calcext:value-type="float">
            <text:p>5.64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465.6996" calcext:value-type="float">
            <text:p>465.6996</text:p>
          </table:table-cell>
          <table:table-cell office:value-type="float" office:value="13345.05" calcext:value-type="float">
            <text:p>1334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0072" calcext:value-type="float">
            <text:p>-117.0072</text:p>
          </table:table-cell>
          <table:table-cell office:value-type="float" office:value="317.0549" calcext:value-type="float">
            <text:p>317.0549</text:p>
          </table:table-cell>
          <table:table-cell office:value-type="float" office:value="0" calcext:value-type="float">
            <text:p>0</text:p>
          </table:table-cell>
          <table:table-cell office:value-type="float" office:value="248.7832" calcext:value-type="float">
            <text:p>248.7832</text:p>
          </table:table-cell>
          <table:table-cell office:value-type="float" office:value="228.7212" calcext:value-type="float">
            <text:p>228.7212</text:p>
          </table:table-cell>
          <table:table-cell office:value-type="float" office:value="0.03575093" calcext:value-type="float">
            <text:p>0.03575093</text:p>
          </table:table-cell>
          <table:table-cell office:value-type="float" office:value="0" calcext:value-type="float">
            <text:p>0</text:p>
          </table:table-cell>
          <table:table-cell office:value-type="float" office:value="0.002106064" calcext:value-type="float">
            <text:p>0.002106064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6.929" calcext:value-type="float">
            <text:p>-116.929</text:p>
          </table:table-cell>
          <table:table-cell office:value-type="float" office:value="0" calcext:value-type="float">
            <text:p>0</text:p>
          </table:table-cell>
          <table:table-cell office:value-type="float" office:value="289.3405" calcext:value-type="float">
            <text:p>289.3405</text:p>
          </table:table-cell>
          <table:table-cell office:value-type="float" office:value="1101.391" calcext:value-type="float">
            <text:p>1101.391</text:p>
          </table:table-cell>
          <table:table-cell office:value-type="float" office:value="1369.642" calcext:value-type="float">
            <text:p>1369.642</text:p>
          </table:table-cell>
          <table:table-cell office:value-type="float" office:value="1372.214" calcext:value-type="float">
            <text:p>1372.214</text:p>
          </table:table-cell>
          <table:table-cell office:value-type="float" office:value="829.0938" calcext:value-type="float">
            <text:p>829.0938</text:p>
          </table:table-cell>
          <table:table-cell office:value-type="float" office:value="1109.844" calcext:value-type="float">
            <text:p>1109.844</text:p>
          </table:table-cell>
          <table:table-cell office:value-type="float" office:value="435.0799" calcext:value-type="float">
            <text:p>435.0799</text:p>
          </table:table-cell>
          <table:table-cell office:value-type="float" office:value="1914.495" calcext:value-type="float">
            <text:p>1914.495</text:p>
          </table:table-cell>
          <table:table-cell office:value-type="float" office:value="2132.457" calcext:value-type="float">
            <text:p>2132.457</text:p>
          </table:table-cell>
          <table:table-cell office:value-type="float" office:value="1690.696" calcext:value-type="float">
            <text:p>1690.696</text:p>
          </table:table-cell>
          <table:table-cell office:value-type="float" office:value="587.4575" calcext:value-type="float">
            <text:p>587.4575</text:p>
          </table:table-cell>
          <table:table-cell office:value-type="float" office:value="571.6498" calcext:value-type="float">
            <text:p>571.6498</text:p>
          </table:table-cell>
          <table:table-cell office:value-type="float" office:value="142.938" calcext:value-type="float">
            <text:p>142.938</text:p>
          </table:table-cell>
          <table:table-cell office:value-type="float" office:value="35.73252" calcext:value-type="float">
            <text:p>35.7325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3307" calcext:value-type="float">
            <text:p>-122.3307</text:p>
          </table:table-cell>
          <table:table-cell office:value-type="float" office:value="0" calcext:value-type="float">
            <text:p>0</text:p>
          </table:table-cell>
          <table:table-cell office:value-type="float" office:value="5.677978" calcext:value-type="float">
            <text:p>5.67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464.4799" calcext:value-type="float">
            <text:p>464.4799</text:p>
          </table:table-cell>
          <table:table-cell office:value-type="float" office:value="13344.69" calcext:value-type="float">
            <text:p>1334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4287" calcext:value-type="float">
            <text:p>-118.4287</text:p>
          </table:table-cell>
          <table:table-cell office:value-type="float" office:value="320.657" calcext:value-type="float">
            <text:p>320.657</text:p>
          </table:table-cell>
          <table:table-cell office:value-type="float" office:value="0" calcext:value-type="float">
            <text:p>0</text:p>
          </table:table-cell>
          <table:table-cell office:value-type="float" office:value="249.0624" calcext:value-type="float">
            <text:p>249.0624</text:p>
          </table:table-cell>
          <table:table-cell office:value-type="float" office:value="227.5489" calcext:value-type="float">
            <text:p>227.5489</text:p>
          </table:table-cell>
          <table:table-cell office:value-type="float" office:value="0.03626322" calcext:value-type="float">
            <text:p>0.03626322</text:p>
          </table:table-cell>
          <table:table-cell office:value-type="float" office:value="0" calcext:value-type="float">
            <text:p>0</text:p>
          </table:table-cell>
          <table:table-cell office:value-type="float" office:value="0.002109415" calcext:value-type="float">
            <text:p>0.002109415</text:p>
          </table:table-cell>
          <table:table-cell office:value-type="float" office:value="0" calcext:value-type="float">
            <text:p>0</text:p>
          </table:table-cell>
          <table:table-cell office:value-type="float" office:value="-0.04461426" calcext:value-type="float">
            <text:p>-0.04461426</text:p>
          </table:table-cell>
          <table:table-cell office:value-type="float" office:value="370" calcext:value-type="float">
            <text:p>370</text:p>
          </table:table-cell>
          <table:table-cell office:value-type="float" office:value="-118.3499" calcext:value-type="float">
            <text:p>-118.3499</text:p>
          </table:table-cell>
          <table:table-cell office:value-type="float" office:value="0" calcext:value-type="float">
            <text:p>0</text:p>
          </table:table-cell>
          <table:table-cell office:value-type="float" office:value="289.5484" calcext:value-type="float">
            <text:p>289.5484</text:p>
          </table:table-cell>
          <table:table-cell office:value-type="float" office:value="1101.276" calcext:value-type="float">
            <text:p>1101.276</text:p>
          </table:table-cell>
          <table:table-cell office:value-type="float" office:value="1369.534" calcext:value-type="float">
            <text:p>1369.534</text:p>
          </table:table-cell>
          <table:table-cell office:value-type="float" office:value="1372.13" calcext:value-type="float">
            <text:p>1372.13</text:p>
          </table:table-cell>
          <table:table-cell office:value-type="float" office:value="829.0304" calcext:value-type="float">
            <text:p>829.0304</text:p>
          </table:table-cell>
          <table:table-cell office:value-type="float" office:value="1109.778" calcext:value-type="float">
            <text:p>1109.778</text:p>
          </table:table-cell>
          <table:table-cell office:value-type="float" office:value="435.0568" calcext:value-type="float">
            <text:p>435.0568</text:p>
          </table:table-cell>
          <table:table-cell office:value-type="float" office:value="1914.42" calcext:value-type="float">
            <text:p>1914.42</text:p>
          </table:table-cell>
          <table:table-cell office:value-type="float" office:value="2132.404" calcext:value-type="float">
            <text:p>2132.404</text:p>
          </table:table-cell>
          <table:table-cell office:value-type="float" office:value="1690.667" calcext:value-type="float">
            <text:p>1690.667</text:p>
          </table:table-cell>
          <table:table-cell office:value-type="float" office:value="587.4546" calcext:value-type="float">
            <text:p>587.4546</text:p>
          </table:table-cell>
          <table:table-cell office:value-type="float" office:value="571.6481" calcext:value-type="float">
            <text:p>571.6481</text:p>
          </table:table-cell>
          <table:table-cell office:value-type="float" office:value="142.9376" calcext:value-type="float">
            <text:p>142.9376</text:p>
          </table:table-cell>
          <table:table-cell office:value-type="float" office:value="35.73242" calcext:value-type="float">
            <text:p>35.7324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3.7915" calcext:value-type="float">
            <text:p>-123.7915</text:p>
          </table:table-cell>
          <table:table-cell office:value-type="float" office:value="0" calcext:value-type="float">
            <text:p>0</text:p>
          </table:table-cell>
          <table:table-cell office:value-type="float" office:value="5.717603" calcext:value-type="float">
            <text:p>5.71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463.2174" calcext:value-type="float">
            <text:p>463.2174</text:p>
          </table:table-cell>
          <table:table-cell office:value-type="float" office:value="13344.32" calcext:value-type="float">
            <text:p>1334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9328" calcext:value-type="float">
            <text:p>-119.9328</text:p>
          </table:table-cell>
          <table:table-cell office:value-type="float" office:value="323.9999" calcext:value-type="float">
            <text:p>323.9999</text:p>
          </table:table-cell>
          <table:table-cell office:value-type="float" office:value="0" calcext:value-type="float">
            <text:p>0</text:p>
          </table:table-cell>
          <table:table-cell office:value-type="float" office:value="249.3842" calcext:value-type="float">
            <text:p>249.3842</text:p>
          </table:table-cell>
          <table:table-cell office:value-type="float" office:value="226.3285" calcext:value-type="float">
            <text:p>226.3285</text:p>
          </table:table-cell>
          <table:table-cell office:value-type="float" office:value="0.03672755" calcext:value-type="float">
            <text:p>0.03672755</text:p>
          </table:table-cell>
          <table:table-cell office:value-type="float" office:value="0" calcext:value-type="float">
            <text:p>0</text:p>
          </table:table-cell>
          <table:table-cell office:value-type="float" office:value="0.002112056" calcext:value-type="float">
            <text:p>0.002112056</text:p>
          </table:table-cell>
          <table:table-cell office:value-type="float" office:value="0" calcext:value-type="float">
            <text:p>0</text:p>
          </table:table-cell>
          <table:table-cell office:value-type="float" office:value="-0.0452429" calcext:value-type="float">
            <text:p>-0.0452429</text:p>
          </table:table-cell>
          <table:table-cell office:value-type="float" office:value="370" calcext:value-type="float">
            <text:p>370</text:p>
          </table:table-cell>
          <table:table-cell office:value-type="float" office:value="-119.8529" calcext:value-type="float">
            <text:p>-119.8529</text:p>
          </table:table-cell>
          <table:table-cell office:value-type="float" office:value="0" calcext:value-type="float">
            <text:p>0</text:p>
          </table:table-cell>
          <table:table-cell office:value-type="float" office:value="289.7657" calcext:value-type="float">
            <text:p>289.7657</text:p>
          </table:table-cell>
          <table:table-cell office:value-type="float" office:value="1101.16" calcext:value-type="float">
            <text:p>1101.16</text:p>
          </table:table-cell>
          <table:table-cell office:value-type="float" office:value="1369.424" calcext:value-type="float">
            <text:p>1369.424</text:p>
          </table:table-cell>
          <table:table-cell office:value-type="float" office:value="1372.047" calcext:value-type="float">
            <text:p>1372.047</text:p>
          </table:table-cell>
          <table:table-cell office:value-type="float" office:value="828.9678" calcext:value-type="float">
            <text:p>828.9678</text:p>
          </table:table-cell>
          <table:table-cell office:value-type="float" office:value="1109.712" calcext:value-type="float">
            <text:p>1109.712</text:p>
          </table:table-cell>
          <table:table-cell office:value-type="float" office:value="435.0342" calcext:value-type="float">
            <text:p>435.0342</text:p>
          </table:table-cell>
          <table:table-cell office:value-type="float" office:value="1914.345" calcext:value-type="float">
            <text:p>1914.345</text:p>
          </table:table-cell>
          <table:table-cell office:value-type="float" office:value="2132.351" calcext:value-type="float">
            <text:p>2132.351</text:p>
          </table:table-cell>
          <table:table-cell office:value-type="float" office:value="1690.639" calcext:value-type="float">
            <text:p>1690.639</text:p>
          </table:table-cell>
          <table:table-cell office:value-type="float" office:value="587.4518" calcext:value-type="float">
            <text:p>587.4518</text:p>
          </table:table-cell>
          <table:table-cell office:value-type="float" office:value="571.6465" calcext:value-type="float">
            <text:p>571.6465</text:p>
          </table:table-cell>
          <table:table-cell office:value-type="float" office:value="142.9373" calcext:value-type="float">
            <text:p>142.9373</text:p>
          </table:table-cell>
          <table:table-cell office:value-type="float" office:value="35.73232" calcext:value-type="float">
            <text:p>35.73232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2921" calcext:value-type="float">
            <text:p>-125.2921</text:p>
          </table:table-cell>
          <table:table-cell office:value-type="float" office:value="0" calcext:value-type="float">
            <text:p>0</text:p>
          </table:table-cell>
          <table:table-cell office:value-type="float" office:value="5.714005" calcext:value-type="float">
            <text:p>5.714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461.9402" calcext:value-type="float">
            <text:p>461.9402</text:p>
          </table:table-cell>
          <table:table-cell office:value-type="float" office:value="13343.96" calcext:value-type="float">
            <text:p>1334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3993" calcext:value-type="float">
            <text:p>-121.3993</text:p>
          </table:table-cell>
          <table:table-cell office:value-type="float" office:value="326.8013" calcext:value-type="float">
            <text:p>326.8013</text:p>
          </table:table-cell>
          <table:table-cell office:value-type="float" office:value="0" calcext:value-type="float">
            <text:p>0</text:p>
          </table:table-cell>
          <table:table-cell office:value-type="float" office:value="249.7271" calcext:value-type="float">
            <text:p>249.7271</text:p>
          </table:table-cell>
          <table:table-cell office:value-type="float" office:value="225.0762" calcext:value-type="float">
            <text:p>225.0762</text:p>
          </table:table-cell>
          <table:table-cell office:value-type="float" office:value="0.03712549" calcext:value-type="float">
            <text:p>0.03712549</text:p>
          </table:table-cell>
          <table:table-cell office:value-type="float" office:value="0" calcext:value-type="float">
            <text:p>0</text:p>
          </table:table-cell>
          <table:table-cell office:value-type="float" office:value="0.002115342" calcext:value-type="float">
            <text:p>0.002115342</text:p>
          </table:table-cell>
          <table:table-cell office:value-type="float" office:value="0" calcext:value-type="float">
            <text:p>0</text:p>
          </table:table-cell>
          <table:table-cell office:value-type="float" office:value="-0.04609204" calcext:value-type="float">
            <text:p>-0.04609204</text:p>
          </table:table-cell>
          <table:table-cell office:value-type="float" office:value="370" calcext:value-type="float">
            <text:p>370</text:p>
          </table:table-cell>
          <table:table-cell office:value-type="float" office:value="-121.3182" calcext:value-type="float">
            <text:p>-121.3182</text:p>
          </table:table-cell>
          <table:table-cell office:value-type="float" office:value="0" calcext:value-type="float">
            <text:p>0</text:p>
          </table:table-cell>
          <table:table-cell office:value-type="float" office:value="289.9988" calcext:value-type="float">
            <text:p>289.9988</text:p>
          </table:table-cell>
          <table:table-cell office:value-type="float" office:value="1101.046" calcext:value-type="float">
            <text:p>1101.046</text:p>
          </table:table-cell>
          <table:table-cell office:value-type="float" office:value="1369.318" calcext:value-type="float">
            <text:p>1369.318</text:p>
          </table:table-cell>
          <table:table-cell office:value-type="float" office:value="1371.962" calcext:value-type="float">
            <text:p>1371.962</text:p>
          </table:table-cell>
          <table:table-cell office:value-type="float" office:value="828.9042" calcext:value-type="float">
            <text:p>828.9042</text:p>
          </table:table-cell>
          <table:table-cell office:value-type="float" office:value="1109.646" calcext:value-type="float">
            <text:p>1109.646</text:p>
          </table:table-cell>
          <table:table-cell office:value-type="float" office:value="435.0109" calcext:value-type="float">
            <text:p>435.0109</text:p>
          </table:table-cell>
          <table:table-cell office:value-type="float" office:value="1914.27" calcext:value-type="float">
            <text:p>1914.27</text:p>
          </table:table-cell>
          <table:table-cell office:value-type="float" office:value="2132.299" calcext:value-type="float">
            <text:p>2132.299</text:p>
          </table:table-cell>
          <table:table-cell office:value-type="float" office:value="1690.61" calcext:value-type="float">
            <text:p>1690.61</text:p>
          </table:table-cell>
          <table:table-cell office:value-type="float" office:value="587.449" calcext:value-type="float">
            <text:p>587.449</text:p>
          </table:table-cell>
          <table:table-cell office:value-type="float" office:value="571.6448" calcext:value-type="float">
            <text:p>571.6448</text:p>
          </table:table-cell>
          <table:table-cell office:value-type="float" office:value="142.9369" calcext:value-type="float">
            <text:p>142.9369</text:p>
          </table:table-cell>
          <table:table-cell office:value-type="float" office:value="35.73225" calcext:value-type="float">
            <text:p>35.73225</text:p>
          </table:table-cell>
          <table:table-cell office:value-type="float" office:value="0" calcext:value-type="float">
            <text:p>0</text:p>
          </table:table-cell>
          <table:table-cell office:value-type="float" office:value="-0.01728384" calcext:value-type="float">
            <text:p>-0.01728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.804" calcext:value-type="float">
            <text:p>-126.804</text:p>
          </table:table-cell>
          <table:table-cell office:value-type="float" office:value="0" calcext:value-type="float">
            <text:p>0</text:p>
          </table:table-cell>
          <table:table-cell office:value-type="float" office:value="5.760197" calcext:value-type="float">
            <text:p>5.76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460.6671" calcext:value-type="float">
            <text:p>460.6671</text:p>
          </table:table-cell>
          <table:table-cell office:value-type="float" office:value="13343.61" calcext:value-type="float">
            <text:p>1334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8457" calcext:value-type="float">
            <text:p>-122.8457</text:p>
          </table:table-cell>
          <table:table-cell office:value-type="float" office:value="329.7005" calcext:value-type="float">
            <text:p>329.7005</text:p>
          </table:table-cell>
          <table:table-cell office:value-type="float" office:value="0" calcext:value-type="float">
            <text:p>0</text:p>
          </table:table-cell>
          <table:table-cell office:value-type="float" office:value="250.0662" calcext:value-type="float">
            <text:p>250.0662</text:p>
          </table:table-cell>
          <table:table-cell office:value-type="float" office:value="223.7972" calcext:value-type="float">
            <text:p>223.7972</text:p>
          </table:table-cell>
          <table:table-cell office:value-type="float" office:value="0.03744946" calcext:value-type="float">
            <text:p>0.03744946</text:p>
          </table:table-cell>
          <table:table-cell office:value-type="float" office:value="0" calcext:value-type="float">
            <text:p>0</text:p>
          </table:table-cell>
          <table:table-cell office:value-type="float" office:value="0.002115363" calcext:value-type="float">
            <text:p>0.002115363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22.7637" calcext:value-type="float">
            <text:p>-122.7637</text:p>
          </table:table-cell>
          <table:table-cell office:value-type="float" office:value="0" calcext:value-type="float">
            <text:p>0</text:p>
          </table:table-cell>
          <table:table-cell office:value-type="float" office:value="290.2543" calcext:value-type="float">
            <text:p>290.2543</text:p>
          </table:table-cell>
          <table:table-cell office:value-type="float" office:value="1100.94" calcext:value-type="float">
            <text:p>1100.94</text:p>
          </table:table-cell>
          <table:table-cell office:value-type="float" office:value="1369.208" calcext:value-type="float">
            <text:p>1369.208</text:p>
          </table:table-cell>
          <table:table-cell office:value-type="float" office:value="1371.876" calcext:value-type="float">
            <text:p>1371.876</text:p>
          </table:table-cell>
          <table:table-cell office:value-type="float" office:value="828.8469" calcext:value-type="float">
            <text:p>828.8469</text:p>
          </table:table-cell>
          <table:table-cell office:value-type="float" office:value="1109.581" calcext:value-type="float">
            <text:p>1109.581</text:p>
          </table:table-cell>
          <table:table-cell office:value-type="float" office:value="434.9896" calcext:value-type="float">
            <text:p>434.9896</text:p>
          </table:table-cell>
          <table:table-cell office:value-type="float" office:value="1914.195" calcext:value-type="float">
            <text:p>1914.195</text:p>
          </table:table-cell>
          <table:table-cell office:value-type="float" office:value="2132.246" calcext:value-type="float">
            <text:p>2132.246</text:p>
          </table:table-cell>
          <table:table-cell office:value-type="float" office:value="1690.582" calcext:value-type="float">
            <text:p>1690.582</text:p>
          </table:table-cell>
          <table:table-cell office:value-type="float" office:value="587.4462" calcext:value-type="float">
            <text:p>587.4462</text:p>
          </table:table-cell>
          <table:table-cell office:value-type="float" office:value="571.6432" calcext:value-type="float">
            <text:p>571.6432</text:p>
          </table:table-cell>
          <table:table-cell office:value-type="float" office:value="142.9365" calcext:value-type="float">
            <text:p>142.9365</text:p>
          </table:table-cell>
          <table:table-cell office:value-type="float" office:value="35.73218" calcext:value-type="float">
            <text:p>35.73218</text:p>
          </table:table-cell>
          <table:table-cell office:value-type="float" office:value="0" calcext:value-type="float">
            <text:p>0</text:p>
          </table:table-cell>
          <table:table-cell office:value-type="float" office:value="-0.01728385" calcext:value-type="float">
            <text:p>-0.01728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3081" calcext:value-type="float">
            <text:p>-128.3081</text:p>
          </table:table-cell>
          <table:table-cell office:value-type="float" office:value="0" calcext:value-type="float">
            <text:p>0</text:p>
          </table:table-cell>
          <table:table-cell office:value-type="float" office:value="5.818679" calcext:value-type="float">
            <text:p>5.81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459.3609" calcext:value-type="float">
            <text:p>459.3609</text:p>
          </table:table-cell>
          <table:table-cell office:value-type="float" office:value="13343.26" calcext:value-type="float">
            <text:p>13343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2989" calcext:value-type="float">
            <text:p>-124.2989</text:p>
          </table:table-cell>
          <table:table-cell office:value-type="float" office:value="332.4706" calcext:value-type="float">
            <text:p>332.4706</text:p>
          </table:table-cell>
          <table:table-cell office:value-type="float" office:value="0" calcext:value-type="float">
            <text:p>0</text:p>
          </table:table-cell>
          <table:table-cell office:value-type="float" office:value="250.4335" calcext:value-type="float">
            <text:p>250.4335</text:p>
          </table:table-cell>
          <table:table-cell office:value-type="float" office:value="222.4481" calcext:value-type="float">
            <text:p>222.4481</text:p>
          </table:table-cell>
          <table:table-cell office:value-type="float" office:value="0.03770935" calcext:value-type="float">
            <text:p>0.03770935</text:p>
          </table:table-cell>
          <table:table-cell office:value-type="float" office:value="0" calcext:value-type="float">
            <text:p>0</text:p>
          </table:table-cell>
          <table:table-cell office:value-type="float" office:value="0.002115413" calcext:value-type="float">
            <text:p>0.002115413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24.2166" calcext:value-type="float">
            <text:p>-124.2166</text:p>
          </table:table-cell>
          <table:table-cell office:value-type="float" office:value="0" calcext:value-type="float">
            <text:p>0</text:p>
          </table:table-cell>
          <table:table-cell office:value-type="float" office:value="290.5426" calcext:value-type="float">
            <text:p>290.5426</text:p>
          </table:table-cell>
          <table:table-cell office:value-type="float" office:value="1100.849" calcext:value-type="float">
            <text:p>1100.849</text:p>
          </table:table-cell>
          <table:table-cell office:value-type="float" office:value="1369.097" calcext:value-type="float">
            <text:p>1369.097</text:p>
          </table:table-cell>
          <table:table-cell office:value-type="float" office:value="1371.796" calcext:value-type="float">
            <text:p>1371.796</text:p>
          </table:table-cell>
          <table:table-cell office:value-type="float" office:value="828.784" calcext:value-type="float">
            <text:p>828.784</text:p>
          </table:table-cell>
          <table:table-cell office:value-type="float" office:value="1109.517" calcext:value-type="float">
            <text:p>1109.517</text:p>
          </table:table-cell>
          <table:table-cell office:value-type="float" office:value="434.9689" calcext:value-type="float">
            <text:p>434.9689</text:p>
          </table:table-cell>
          <table:table-cell office:value-type="float" office:value="1914.122" calcext:value-type="float">
            <text:p>1914.122</text:p>
          </table:table-cell>
          <table:table-cell office:value-type="float" office:value="2132.194" calcext:value-type="float">
            <text:p>2132.194</text:p>
          </table:table-cell>
          <table:table-cell office:value-type="float" office:value="1690.554" calcext:value-type="float">
            <text:p>1690.554</text:p>
          </table:table-cell>
          <table:table-cell office:value-type="float" office:value="587.4434" calcext:value-type="float">
            <text:p>587.4434</text:p>
          </table:table-cell>
          <table:table-cell office:value-type="float" office:value="571.6416" calcext:value-type="float">
            <text:p>571.6416</text:p>
          </table:table-cell>
          <table:table-cell office:value-type="float" office:value="142.9362" calcext:value-type="float">
            <text:p>142.9362</text:p>
          </table:table-cell>
          <table:table-cell office:value-type="float" office:value="35.73209" calcext:value-type="float">
            <text:p>35.73209</text:p>
          </table:table-cell>
          <table:table-cell office:value-type="float" office:value="0" calcext:value-type="float">
            <text:p>0</text:p>
          </table:table-cell>
          <table:table-cell office:value-type="float" office:value="-0.01728391" calcext:value-type="float">
            <text:p>-0.01728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8356" calcext:value-type="float">
            <text:p>-129.8356</text:p>
          </table:table-cell>
          <table:table-cell office:value-type="float" office:value="0" calcext:value-type="float">
            <text:p>0</text:p>
          </table:table-cell>
          <table:table-cell office:value-type="float" office:value="5.893531" calcext:value-type="float">
            <text:p>5.89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457.791" calcext:value-type="float">
            <text:p>457.791</text:p>
          </table:table-cell>
          <table:table-cell office:value-type="float" office:value="13342.96" calcext:value-type="float">
            <text:p>1334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0149" calcext:value-type="float">
            <text:p>-126.0149</text:p>
          </table:table-cell>
          <table:table-cell office:value-type="float" office:value="336.4393" calcext:value-type="float">
            <text:p>336.4393</text:p>
          </table:table-cell>
          <table:table-cell office:value-type="float" office:value="0" calcext:value-type="float">
            <text:p>0</text:p>
          </table:table-cell>
          <table:table-cell office:value-type="float" office:value="250.9911" calcext:value-type="float">
            <text:p>250.9911</text:p>
          </table:table-cell>
          <table:table-cell office:value-type="float" office:value="220.8106" calcext:value-type="float">
            <text:p>220.8106</text:p>
          </table:table-cell>
          <table:table-cell office:value-type="float" office:value="0.03793435" calcext:value-type="float">
            <text:p>0.03793435</text:p>
          </table:table-cell>
          <table:table-cell office:value-type="float" office:value="0" calcext:value-type="float">
            <text:p>0</text:p>
          </table:table-cell>
          <table:table-cell office:value-type="float" office:value="0.002121156" calcext:value-type="float">
            <text:p>0.002121156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25.9324" calcext:value-type="float">
            <text:p>-125.9324</text:p>
          </table:table-cell>
          <table:table-cell office:value-type="float" office:value="0" calcext:value-type="float">
            <text:p>0</text:p>
          </table:table-cell>
          <table:table-cell office:value-type="float" office:value="290.899" calcext:value-type="float">
            <text:p>290.899</text:p>
          </table:table-cell>
          <table:table-cell office:value-type="float" office:value="1100.756" calcext:value-type="float">
            <text:p>1100.756</text:p>
          </table:table-cell>
          <table:table-cell office:value-type="float" office:value="1368.98" calcext:value-type="float">
            <text:p>1368.98</text:p>
          </table:table-cell>
          <table:table-cell office:value-type="float" office:value="1371.711" calcext:value-type="float">
            <text:p>1371.711</text:p>
          </table:table-cell>
          <table:table-cell office:value-type="float" office:value="828.7242" calcext:value-type="float">
            <text:p>828.7242</text:p>
          </table:table-cell>
          <table:table-cell office:value-type="float" office:value="1109.454" calcext:value-type="float">
            <text:p>1109.454</text:p>
          </table:table-cell>
          <table:table-cell office:value-type="float" office:value="434.9484" calcext:value-type="float">
            <text:p>434.9484</text:p>
          </table:table-cell>
          <table:table-cell office:value-type="float" office:value="1914.049" calcext:value-type="float">
            <text:p>1914.049</text:p>
          </table:table-cell>
          <table:table-cell office:value-type="float" office:value="2132.142" calcext:value-type="float">
            <text:p>2132.142</text:p>
          </table:table-cell>
          <table:table-cell office:value-type="float" office:value="1690.526" calcext:value-type="float">
            <text:p>1690.526</text:p>
          </table:table-cell>
          <table:table-cell office:value-type="float" office:value="587.4407" calcext:value-type="float">
            <text:p>587.4407</text:p>
          </table:table-cell>
          <table:table-cell office:value-type="float" office:value="571.64" calcext:value-type="float">
            <text:p>571.64</text:p>
          </table:table-cell>
          <table:table-cell office:value-type="float" office:value="142.9359" calcext:value-type="float">
            <text:p>142.9359</text:p>
          </table:table-cell>
          <table:table-cell office:value-type="float" office:value="35.73199" calcext:value-type="float">
            <text:p>35.73199</text:p>
          </table:table-cell>
          <table:table-cell office:value-type="float" office:value="0" calcext:value-type="float">
            <text:p>0</text:p>
          </table:table-cell>
          <table:table-cell office:value-type="float" office:value="-0.01728452" calcext:value-type="float">
            <text:p>-0.01728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5947" calcext:value-type="float">
            <text:p>-131.5947</text:p>
          </table:table-cell>
          <table:table-cell office:value-type="float" office:value="0" calcext:value-type="float">
            <text:p>0</text:p>
          </table:table-cell>
          <table:table-cell office:value-type="float" office:value="5.937835" calcext:value-type="float">
            <text:p>5.93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456.6241" calcext:value-type="float">
            <text:p>456.6241</text:p>
          </table:table-cell>
          <table:table-cell office:value-type="float" office:value="13342.61" calcext:value-type="float">
            <text:p>1334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4133" calcext:value-type="float">
            <text:p>-127.4133</text:p>
          </table:table-cell>
          <table:table-cell office:value-type="float" office:value="340.8021" calcext:value-type="float">
            <text:p>340.8021</text:p>
          </table:table-cell>
          <table:table-cell office:value-type="float" office:value="0" calcext:value-type="float">
            <text:p>0</text:p>
          </table:table-cell>
          <table:table-cell office:value-type="float" office:value="251.2329" calcext:value-type="float">
            <text:p>251.2329</text:p>
          </table:table-cell>
          <table:table-cell office:value-type="float" office:value="219.7014" calcext:value-type="float">
            <text:p>219.7014</text:p>
          </table:table-cell>
          <table:table-cell office:value-type="float" office:value="0.03816698" calcext:value-type="float">
            <text:p>0.03816698</text:p>
          </table:table-cell>
          <table:table-cell office:value-type="float" office:value="0" calcext:value-type="float">
            <text:p>0</text:p>
          </table:table-cell>
          <table:table-cell office:value-type="float" office:value="0.00213034" calcext:value-type="float">
            <text:p>0.00213034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27.3306" calcext:value-type="float">
            <text:p>-127.3306</text:p>
          </table:table-cell>
          <table:table-cell office:value-type="float" office:value="0" calcext:value-type="float">
            <text:p>0</text:p>
          </table:table-cell>
          <table:table-cell office:value-type="float" office:value="291.102" calcext:value-type="float">
            <text:p>291.102</text:p>
          </table:table-cell>
          <table:table-cell office:value-type="float" office:value="1100.643" calcext:value-type="float">
            <text:p>1100.643</text:p>
          </table:table-cell>
          <table:table-cell office:value-type="float" office:value="1368.869" calcext:value-type="float">
            <text:p>1368.869</text:p>
          </table:table-cell>
          <table:table-cell office:value-type="float" office:value="1371.627" calcext:value-type="float">
            <text:p>1371.627</text:p>
          </table:table-cell>
          <table:table-cell office:value-type="float" office:value="828.6624" calcext:value-type="float">
            <text:p>828.6624</text:p>
          </table:table-cell>
          <table:table-cell office:value-type="float" office:value="1109.39" calcext:value-type="float">
            <text:p>1109.39</text:p>
          </table:table-cell>
          <table:table-cell office:value-type="float" office:value="434.9271" calcext:value-type="float">
            <text:p>434.9271</text:p>
          </table:table-cell>
          <table:table-cell office:value-type="float" office:value="1913.977" calcext:value-type="float">
            <text:p>1913.977</text:p>
          </table:table-cell>
          <table:table-cell office:value-type="float" office:value="2132.091" calcext:value-type="float">
            <text:p>2132.091</text:p>
          </table:table-cell>
          <table:table-cell office:value-type="float" office:value="1690.498" calcext:value-type="float">
            <text:p>1690.498</text:p>
          </table:table-cell>
          <table:table-cell office:value-type="float" office:value="587.438" calcext:value-type="float">
            <text:p>587.438</text:p>
          </table:table-cell>
          <table:table-cell office:value-type="float" office:value="571.6384" calcext:value-type="float">
            <text:p>571.6384</text:p>
          </table:table-cell>
          <table:table-cell office:value-type="float" office:value="142.9356" calcext:value-type="float">
            <text:p>142.9356</text:p>
          </table:table-cell>
          <table:table-cell office:value-type="float" office:value="35.73191" calcext:value-type="float">
            <text:p>35.73191</text:p>
          </table:table-cell>
          <table:table-cell office:value-type="float" office:value="0" calcext:value-type="float">
            <text:p>0</text:p>
          </table:table-cell>
          <table:table-cell office:value-type="float" office:value="-0.01728452" calcext:value-type="float">
            <text:p>-0.01728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2.9916" calcext:value-type="float">
            <text:p>-132.9916</text:p>
          </table:table-cell>
          <table:table-cell office:value-type="float" office:value="0" calcext:value-type="float">
            <text:p>0</text:p>
          </table:table-cell>
          <table:table-cell office:value-type="float" office:value="5.93702" calcext:value-type="float">
            <text:p>5.9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455.3731" calcext:value-type="float">
            <text:p>455.3731</text:p>
          </table:table-cell>
          <table:table-cell office:value-type="float" office:value="13342.28" calcext:value-type="float">
            <text:p>13342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211" calcext:value-type="float">
            <text:p>-128.8211</text:p>
          </table:table-cell>
          <table:table-cell office:value-type="float" office:value="343.9271" calcext:value-type="float">
            <text:p>343.9271</text:p>
          </table:table-cell>
          <table:table-cell office:value-type="float" office:value="0" calcext:value-type="float">
            <text:p>0</text:p>
          </table:table-cell>
          <table:table-cell office:value-type="float" office:value="251.5102" calcext:value-type="float">
            <text:p>251.5102</text:p>
          </table:table-cell>
          <table:table-cell office:value-type="float" office:value="218.467" calcext:value-type="float">
            <text:p>218.467</text:p>
          </table:table-cell>
          <table:table-cell office:value-type="float" office:value="0.03838842" calcext:value-type="float">
            <text:p>0.03838842</text:p>
          </table:table-cell>
          <table:table-cell office:value-type="float" office:value="0" calcext:value-type="float">
            <text:p>0</text:p>
          </table:table-cell>
          <table:table-cell office:value-type="float" office:value="0.002131133" calcext:value-type="float">
            <text:p>0.002131133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28.7381" calcext:value-type="float">
            <text:p>-128.7381</text:p>
          </table:table-cell>
          <table:table-cell office:value-type="float" office:value="0" calcext:value-type="float">
            <text:p>0</text:p>
          </table:table-cell>
          <table:table-cell office:value-type="float" office:value="291.3521" calcext:value-type="float">
            <text:p>291.3521</text:p>
          </table:table-cell>
          <table:table-cell office:value-type="float" office:value="1100.535" calcext:value-type="float">
            <text:p>1100.535</text:p>
          </table:table-cell>
          <table:table-cell office:value-type="float" office:value="1368.759" calcext:value-type="float">
            <text:p>1368.759</text:p>
          </table:table-cell>
          <table:table-cell office:value-type="float" office:value="1371.549" calcext:value-type="float">
            <text:p>1371.549</text:p>
          </table:table-cell>
          <table:table-cell office:value-type="float" office:value="828.5982" calcext:value-type="float">
            <text:p>828.5982</text:p>
          </table:table-cell>
          <table:table-cell office:value-type="float" office:value="1109.326" calcext:value-type="float">
            <text:p>1109.326</text:p>
          </table:table-cell>
          <table:table-cell office:value-type="float" office:value="434.9066" calcext:value-type="float">
            <text:p>434.9066</text:p>
          </table:table-cell>
          <table:table-cell office:value-type="float" office:value="1913.906" calcext:value-type="float">
            <text:p>1913.906</text:p>
          </table:table-cell>
          <table:table-cell office:value-type="float" office:value="2132.04" calcext:value-type="float">
            <text:p>2132.04</text:p>
          </table:table-cell>
          <table:table-cell office:value-type="float" office:value="1690.471" calcext:value-type="float">
            <text:p>1690.471</text:p>
          </table:table-cell>
          <table:table-cell office:value-type="float" office:value="587.4353" calcext:value-type="float">
            <text:p>587.4353</text:p>
          </table:table-cell>
          <table:table-cell office:value-type="float" office:value="571.6369" calcext:value-type="float">
            <text:p>571.6369</text:p>
          </table:table-cell>
          <table:table-cell office:value-type="float" office:value="142.9352" calcext:value-type="float">
            <text:p>142.9352</text:p>
          </table:table-cell>
          <table:table-cell office:value-type="float" office:value="35.73182" calcext:value-type="float">
            <text:p>35.73182</text:p>
          </table:table-cell>
          <table:table-cell office:value-type="float" office:value="0" calcext:value-type="float">
            <text:p>0</text:p>
          </table:table-cell>
          <table:table-cell office:value-type="float" office:value="-0.01728452" calcext:value-type="float">
            <text:p>-0.01728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4.4532" calcext:value-type="float">
            <text:p>-134.4532</text:p>
          </table:table-cell>
          <table:table-cell office:value-type="float" office:value="0" calcext:value-type="float">
            <text:p>0</text:p>
          </table:table-cell>
          <table:table-cell office:value-type="float" office:value="5.991862" calcext:value-type="float">
            <text:p>5.99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453.944" calcext:value-type="float">
            <text:p>453.944</text:p>
          </table:table-cell>
          <table:table-cell office:value-type="float" office:value="13341.97" calcext:value-type="float">
            <text:p>1334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2947" calcext:value-type="float">
            <text:p>-130.2947</text:p>
          </table:table-cell>
          <table:table-cell office:value-type="float" office:value="345.8752" calcext:value-type="float">
            <text:p>345.8752</text:p>
          </table:table-cell>
          <table:table-cell office:value-type="float" office:value="0" calcext:value-type="float">
            <text:p>0</text:p>
          </table:table-cell>
          <table:table-cell office:value-type="float" office:value="251.8737" calcext:value-type="float">
            <text:p>251.8737</text:p>
          </table:table-cell>
          <table:table-cell office:value-type="float" office:value="216.9678" calcext:value-type="float">
            <text:p>216.9678</text:p>
          </table:table-cell>
          <table:table-cell office:value-type="float" office:value="0.03856256" calcext:value-type="float">
            <text:p>0.03856256</text:p>
          </table:table-cell>
          <table:table-cell office:value-type="float" office:value="0" calcext:value-type="float">
            <text:p>0</text:p>
          </table:table-cell>
          <table:table-cell office:value-type="float" office:value="0.002131166" calcext:value-type="float">
            <text:p>0.002131166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30.2116" calcext:value-type="float">
            <text:p>-130.2116</text:p>
          </table:table-cell>
          <table:table-cell office:value-type="float" office:value="0" calcext:value-type="float">
            <text:p>0</text:p>
          </table:table-cell>
          <table:table-cell office:value-type="float" office:value="291.686" calcext:value-type="float">
            <text:p>291.686</text:p>
          </table:table-cell>
          <table:table-cell office:value-type="float" office:value="1100.458" calcext:value-type="float">
            <text:p>1100.458</text:p>
          </table:table-cell>
          <table:table-cell office:value-type="float" office:value="1368.647" calcext:value-type="float">
            <text:p>1368.647</text:p>
          </table:table-cell>
          <table:table-cell office:value-type="float" office:value="1371.47" calcext:value-type="float">
            <text:p>1371.47</text:p>
          </table:table-cell>
          <table:table-cell office:value-type="float" office:value="828.5359" calcext:value-type="float">
            <text:p>828.5359</text:p>
          </table:table-cell>
          <table:table-cell office:value-type="float" office:value="1109.262" calcext:value-type="float">
            <text:p>1109.262</text:p>
          </table:table-cell>
          <table:table-cell office:value-type="float" office:value="434.8864" calcext:value-type="float">
            <text:p>434.8864</text:p>
          </table:table-cell>
          <table:table-cell office:value-type="float" office:value="1913.835" calcext:value-type="float">
            <text:p>1913.835</text:p>
          </table:table-cell>
          <table:table-cell office:value-type="float" office:value="2131.99" calcext:value-type="float">
            <text:p>2131.99</text:p>
          </table:table-cell>
          <table:table-cell office:value-type="float" office:value="1690.443" calcext:value-type="float">
            <text:p>1690.443</text:p>
          </table:table-cell>
          <table:table-cell office:value-type="float" office:value="587.4327" calcext:value-type="float">
            <text:p>587.4327</text:p>
          </table:table-cell>
          <table:table-cell office:value-type="float" office:value="571.6354" calcext:value-type="float">
            <text:p>571.6354</text:p>
          </table:table-cell>
          <table:table-cell office:value-type="float" office:value="142.9349" calcext:value-type="float">
            <text:p>142.9349</text:p>
          </table:table-cell>
          <table:table-cell office:value-type="float" office:value="35.73173" calcext:value-type="float">
            <text:p>35.73173</text:p>
          </table:table-cell>
          <table:table-cell office:value-type="float" office:value="0" calcext:value-type="float">
            <text:p>0</text:p>
          </table:table-cell>
          <table:table-cell office:value-type="float" office:value="-0.01728477" calcext:value-type="float">
            <text:p>-0.01728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6.064" calcext:value-type="float">
            <text:p>-136.064</text:p>
          </table:table-cell>
          <table:table-cell office:value-type="float" office:value="0" calcext:value-type="float">
            <text:p>0</text:p>
          </table:table-cell>
          <table:table-cell office:value-type="float" office:value="6.130315" calcext:value-type="float">
            <text:p>6.13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450.5851" calcext:value-type="float">
            <text:p>450.5851</text:p>
          </table:table-cell>
          <table:table-cell office:value-type="float" office:value="13341.94" calcext:value-type="float">
            <text:p>1334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2032" calcext:value-type="float">
            <text:p>-133.2032</text:p>
          </table:table-cell>
          <table:table-cell office:value-type="float" office:value="351.4287" calcext:value-type="float">
            <text:p>351.4287</text:p>
          </table:table-cell>
          <table:table-cell office:value-type="float" office:value="0" calcext:value-type="float">
            <text:p>0</text:p>
          </table:table-cell>
          <table:table-cell office:value-type="float" office:value="253.4523" calcext:value-type="float">
            <text:p>253.4523</text:p>
          </table:table-cell>
          <table:table-cell office:value-type="float" office:value="213.0442" calcext:value-type="float">
            <text:p>213.0442</text:p>
          </table:table-cell>
          <table:table-cell office:value-type="float" office:value="0.03817632" calcext:value-type="float">
            <text:p>0.03817632</text:p>
          </table:table-cell>
          <table:table-cell office:value-type="float" office:value="0" calcext:value-type="float">
            <text:p>0</text:p>
          </table:table-cell>
          <table:table-cell office:value-type="float" office:value="0.002131948" calcext:value-type="float">
            <text:p>0.002131948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33.1204" calcext:value-type="float">
            <text:p>-133.1204</text:p>
          </table:table-cell>
          <table:table-cell office:value-type="float" office:value="0" calcext:value-type="float">
            <text:p>0</text:p>
          </table:table-cell>
          <table:table-cell office:value-type="float" office:value="292.6772" calcext:value-type="float">
            <text:p>292.6772</text:p>
          </table:table-cell>
          <table:table-cell office:value-type="float" office:value="1100.543" calcext:value-type="float">
            <text:p>1100.543</text:p>
          </table:table-cell>
          <table:table-cell office:value-type="float" office:value="1368.519" calcext:value-type="float">
            <text:p>1368.519</text:p>
          </table:table-cell>
          <table:table-cell office:value-type="float" office:value="1371.366" calcext:value-type="float">
            <text:p>1371.366</text:p>
          </table:table-cell>
          <table:table-cell office:value-type="float" office:value="828.4686" calcext:value-type="float">
            <text:p>828.4686</text:p>
          </table:table-cell>
          <table:table-cell office:value-type="float" office:value="1109.194" calcext:value-type="float">
            <text:p>1109.194</text:p>
          </table:table-cell>
          <table:table-cell office:value-type="float" office:value="434.8647" calcext:value-type="float">
            <text:p>434.8647</text:p>
          </table:table-cell>
          <table:table-cell office:value-type="float" office:value="1913.764" calcext:value-type="float">
            <text:p>1913.764</text:p>
          </table:table-cell>
          <table:table-cell office:value-type="float" office:value="2131.939" calcext:value-type="float">
            <text:p>2131.939</text:p>
          </table:table-cell>
          <table:table-cell office:value-type="float" office:value="1690.416" calcext:value-type="float">
            <text:p>1690.416</text:p>
          </table:table-cell>
          <table:table-cell office:value-type="float" office:value="587.4301" calcext:value-type="float">
            <text:p>587.4301</text:p>
          </table:table-cell>
          <table:table-cell office:value-type="float" office:value="571.6339" calcext:value-type="float">
            <text:p>571.6339</text:p>
          </table:table-cell>
          <table:table-cell office:value-type="float" office:value="142.9346" calcext:value-type="float">
            <text:p>142.9346</text:p>
          </table:table-cell>
          <table:table-cell office:value-type="float" office:value="35.73165" calcext:value-type="float">
            <text:p>35.73165</text:p>
          </table:table-cell>
          <table:table-cell office:value-type="float" office:value="0" calcext:value-type="float">
            <text:p>0</text:p>
          </table:table-cell>
          <table:table-cell office:value-type="float" office:value="-0.0179856" calcext:value-type="float">
            <text:p>-0.01798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331" calcext:value-type="float">
            <text:p>-139.331</text:p>
          </table:table-cell>
          <table:table-cell office:value-type="float" office:value="0" calcext:value-type="float">
            <text:p>0</text:p>
          </table:table-cell>
          <table:table-cell office:value-type="float" office:value="6.489818" calcext:value-type="float">
            <text:p>6.489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444.1287" calcext:value-type="float">
            <text:p>444.1287</text:p>
          </table:table-cell>
          <table:table-cell office:value-type="float" office:value="13342.12" calcext:value-type="float">
            <text:p>1334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3766" calcext:value-type="float">
            <text:p>-139.3766</text:p>
          </table:table-cell>
          <table:table-cell office:value-type="float" office:value="367.7463" calcext:value-type="float">
            <text:p>367.7463</text:p>
          </table:table-cell>
          <table:table-cell office:value-type="float" office:value="0" calcext:value-type="float">
            <text:p>0</text:p>
          </table:table-cell>
          <table:table-cell office:value-type="float" office:value="257.1407" calcext:value-type="float">
            <text:p>257.1407</text:p>
          </table:table-cell>
          <table:table-cell office:value-type="float" office:value="206.6145" calcext:value-type="float">
            <text:p>206.6145</text:p>
          </table:table-cell>
          <table:table-cell office:value-type="float" office:value="0.0352072" calcext:value-type="float">
            <text:p>0.0352072</text:p>
          </table:table-cell>
          <table:table-cell office:value-type="float" office:value="0" calcext:value-type="float">
            <text:p>0</text:p>
          </table:table-cell>
          <table:table-cell office:value-type="float" office:value="0.002133734" calcext:value-type="float">
            <text:p>0.002133734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39.2969" calcext:value-type="float">
            <text:p>-139.2969</text:p>
          </table:table-cell>
          <table:table-cell office:value-type="float" office:value="0" calcext:value-type="float">
            <text:p>0</text:p>
          </table:table-cell>
          <table:table-cell office:value-type="float" office:value="293.7093" calcext:value-type="float">
            <text:p>293.7093</text:p>
          </table:table-cell>
          <table:table-cell office:value-type="float" office:value="1100.339" calcext:value-type="float">
            <text:p>1100.339</text:p>
          </table:table-cell>
          <table:table-cell office:value-type="float" office:value="1368.33" calcext:value-type="float">
            <text:p>1368.33</text:p>
          </table:table-cell>
          <table:table-cell office:value-type="float" office:value="1371.233" calcext:value-type="float">
            <text:p>1371.233</text:p>
          </table:table-cell>
          <table:table-cell office:value-type="float" office:value="828.3821" calcext:value-type="float">
            <text:p>828.3821</text:p>
          </table:table-cell>
          <table:table-cell office:value-type="float" office:value="1109.107" calcext:value-type="float">
            <text:p>1109.107</text:p>
          </table:table-cell>
          <table:table-cell office:value-type="float" office:value="434.8362" calcext:value-type="float">
            <text:p>434.8362</text:p>
          </table:table-cell>
          <table:table-cell office:value-type="float" office:value="1913.689" calcext:value-type="float">
            <text:p>1913.689</text:p>
          </table:table-cell>
          <table:table-cell office:value-type="float" office:value="2131.889" calcext:value-type="float">
            <text:p>2131.889</text:p>
          </table:table-cell>
          <table:table-cell office:value-type="float" office:value="1690.388" calcext:value-type="float">
            <text:p>1690.388</text:p>
          </table:table-cell>
          <table:table-cell office:value-type="float" office:value="587.4274" calcext:value-type="float">
            <text:p>587.4274</text:p>
          </table:table-cell>
          <table:table-cell office:value-type="float" office:value="571.6323" calcext:value-type="float">
            <text:p>571.6323</text:p>
          </table:table-cell>
          <table:table-cell office:value-type="float" office:value="142.9343" calcext:value-type="float">
            <text:p>142.9343</text:p>
          </table:table-cell>
          <table:table-cell office:value-type="float" office:value="35.73156" calcext:value-type="float">
            <text:p>35.73156</text:p>
          </table:table-cell>
          <table:table-cell office:value-type="float" office:value="0" calcext:value-type="float">
            <text:p>0</text:p>
          </table:table-cell>
          <table:table-cell office:value-type="float" office:value="-0.02037703" calcext:value-type="float">
            <text:p>-0.020377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5.4937" calcext:value-type="float">
            <text:p>-145.4937</text:p>
          </table:table-cell>
          <table:table-cell office:value-type="float" office:value="0" calcext:value-type="float">
            <text:p>0</text:p>
          </table:table-cell>
          <table:table-cell office:value-type="float" office:value="6.476581" calcext:value-type="float">
            <text:p>6.47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438.8164" calcext:value-type="float">
            <text:p>438.8164</text:p>
          </table:table-cell>
          <table:table-cell office:value-type="float" office:value="13342.2" calcext:value-type="float">
            <text:p>1334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5753" calcext:value-type="float">
            <text:p>-144.5753</text:p>
          </table:table-cell>
          <table:table-cell office:value-type="float" office:value="382.0642" calcext:value-type="float">
            <text:p>382.0642</text:p>
          </table:table-cell>
          <table:table-cell office:value-type="float" office:value="0" calcext:value-type="float">
            <text:p>0</text:p>
          </table:table-cell>
          <table:table-cell office:value-type="float" office:value="259.6024" calcext:value-type="float">
            <text:p>259.6024</text:p>
          </table:table-cell>
          <table:table-cell office:value-type="float" office:value="201.4997" calcext:value-type="float">
            <text:p>201.4997</text:p>
          </table:table-cell>
          <table:table-cell office:value-type="float" office:value="0.03527254" calcext:value-type="float">
            <text:p>0.03527254</text:p>
          </table:table-cell>
          <table:table-cell office:value-type="float" office:value="0" calcext:value-type="float">
            <text:p>0</text:p>
          </table:table-cell>
          <table:table-cell office:value-type="float" office:value="0.002139407" calcext:value-type="float">
            <text:p>0.002139407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44.4955" calcext:value-type="float">
            <text:p>-144.4955</text:p>
          </table:table-cell>
          <table:table-cell office:value-type="float" office:value="0" calcext:value-type="float">
            <text:p>0</text:p>
          </table:table-cell>
          <table:table-cell office:value-type="float" office:value="294.5261" calcext:value-type="float">
            <text:p>294.5261</text:p>
          </table:table-cell>
          <table:table-cell office:value-type="float" office:value="1100.124" calcext:value-type="float">
            <text:p>1100.124</text:p>
          </table:table-cell>
          <table:table-cell office:value-type="float" office:value="1368.146" calcext:value-type="float">
            <text:p>1368.146</text:p>
          </table:table-cell>
          <table:table-cell office:value-type="float" office:value="1371.092" calcext:value-type="float">
            <text:p>1371.092</text:p>
          </table:table-cell>
          <table:table-cell office:value-type="float" office:value="828.2899" calcext:value-type="float">
            <text:p>828.2899</text:p>
          </table:table-cell>
          <table:table-cell office:value-type="float" office:value="1109.01" calcext:value-type="float">
            <text:p>1109.01</text:p>
          </table:table-cell>
          <table:table-cell office:value-type="float" office:value="434.8012" calcext:value-type="float">
            <text:p>434.8012</text:p>
          </table:table-cell>
          <table:table-cell office:value-type="float" office:value="1913.607" calcext:value-type="float">
            <text:p>1913.607</text:p>
          </table:table-cell>
          <table:table-cell office:value-type="float" office:value="2131.837" calcext:value-type="float">
            <text:p>2131.837</text:p>
          </table:table-cell>
          <table:table-cell office:value-type="float" office:value="1690.361" calcext:value-type="float">
            <text:p>1690.361</text:p>
          </table:table-cell>
          <table:table-cell office:value-type="float" office:value="587.4249" calcext:value-type="float">
            <text:p>587.4249</text:p>
          </table:table-cell>
          <table:table-cell office:value-type="float" office:value="571.6308" calcext:value-type="float">
            <text:p>571.6308</text:p>
          </table:table-cell>
          <table:table-cell office:value-type="float" office:value="142.934" calcext:value-type="float">
            <text:p>142.934</text:p>
          </table:table-cell>
          <table:table-cell office:value-type="float" office:value="35.73148" calcext:value-type="float">
            <text:p>35.73148</text:p>
          </table:table-cell>
          <table:table-cell office:value-type="float" office:value="0" calcext:value-type="float">
            <text:p>0</text:p>
          </table:table-cell>
          <table:table-cell office:value-type="float" office:value="-0.02040026" calcext:value-type="float">
            <text:p>-0.02040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6" calcext:value-type="float">
            <text:p>-150.6</text:p>
          </table:table-cell>
          <table:table-cell office:value-type="float" office:value="0" calcext:value-type="float">
            <text:p>0</text:p>
          </table:table-cell>
          <table:table-cell office:value-type="float" office:value="6.3853" calcext:value-type="float">
            <text:p>6.3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432.7307" calcext:value-type="float">
            <text:p>432.7307</text:p>
          </table:table-cell>
          <table:table-cell office:value-type="float" office:value="13342.46" calcext:value-type="float">
            <text:p>13342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2903" calcext:value-type="float">
            <text:p>-150.2903</text:p>
          </table:table-cell>
          <table:table-cell office:value-type="float" office:value="397.9181" calcext:value-type="float">
            <text:p>397.9181</text:p>
          </table:table-cell>
          <table:table-cell office:value-type="float" office:value="0" calcext:value-type="float">
            <text:p>0</text:p>
          </table:table-cell>
          <table:table-cell office:value-type="float" office:value="262.1058" calcext:value-type="float">
            <text:p>262.1058</text:p>
          </table:table-cell>
          <table:table-cell office:value-type="float" office:value="195.6358" calcext:value-type="float">
            <text:p>195.6358</text:p>
          </table:table-cell>
          <table:table-cell office:value-type="float" office:value="0.03312549" calcext:value-type="float">
            <text:p>0.03312549</text:p>
          </table:table-cell>
          <table:table-cell office:value-type="float" office:value="0" calcext:value-type="float">
            <text:p>0</text:p>
          </table:table-cell>
          <table:table-cell office:value-type="float" office:value="0.002145036" calcext:value-type="float">
            <text:p>0.002145036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50.2126" calcext:value-type="float">
            <text:p>-150.2126</text:p>
          </table:table-cell>
          <table:table-cell office:value-type="float" office:value="0" calcext:value-type="float">
            <text:p>0</text:p>
          </table:table-cell>
          <table:table-cell office:value-type="float" office:value="295.5455" calcext:value-type="float">
            <text:p>295.5455</text:p>
          </table:table-cell>
          <table:table-cell office:value-type="float" office:value="1099.887" calcext:value-type="float">
            <text:p>1099.887</text:p>
          </table:table-cell>
          <table:table-cell office:value-type="float" office:value="1367.948" calcext:value-type="float">
            <text:p>1367.948</text:p>
          </table:table-cell>
          <table:table-cell office:value-type="float" office:value="1370.948" calcext:value-type="float">
            <text:p>1370.948</text:p>
          </table:table-cell>
          <table:table-cell office:value-type="float" office:value="828.1921" calcext:value-type="float">
            <text:p>828.1921</text:p>
          </table:table-cell>
          <table:table-cell office:value-type="float" office:value="1108.911" calcext:value-type="float">
            <text:p>1108.911</text:p>
          </table:table-cell>
          <table:table-cell office:value-type="float" office:value="434.7651" calcext:value-type="float">
            <text:p>434.7651</text:p>
          </table:table-cell>
          <table:table-cell office:value-type="float" office:value="1913.521" calcext:value-type="float">
            <text:p>1913.521</text:p>
          </table:table-cell>
          <table:table-cell office:value-type="float" office:value="2131.785" calcext:value-type="float">
            <text:p>2131.785</text:p>
          </table:table-cell>
          <table:table-cell office:value-type="float" office:value="1690.334" calcext:value-type="float">
            <text:p>1690.334</text:p>
          </table:table-cell>
          <table:table-cell office:value-type="float" office:value="587.4223" calcext:value-type="float">
            <text:p>587.4223</text:p>
          </table:table-cell>
          <table:table-cell office:value-type="float" office:value="571.6293" calcext:value-type="float">
            <text:p>571.6293</text:p>
          </table:table-cell>
          <table:table-cell office:value-type="float" office:value="142.9337" calcext:value-type="float">
            <text:p>142.9337</text:p>
          </table:table-cell>
          <table:table-cell office:value-type="float" office:value="35.7314" calcext:value-type="float">
            <text:p>35.7314</text:p>
          </table:table-cell>
          <table:table-cell office:value-type="float" office:value="0" calcext:value-type="float">
            <text:p>0</text:p>
          </table:table-cell>
          <table:table-cell office:value-type="float" office:value="-0.02331977" calcext:value-type="float">
            <text:p>-0.023319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3045" calcext:value-type="float">
            <text:p>-156.3045</text:p>
          </table:table-cell>
          <table:table-cell office:value-type="float" office:value="0" calcext:value-type="float">
            <text:p>0</text:p>
          </table:table-cell>
          <table:table-cell office:value-type="float" office:value="6.373439" calcext:value-type="float">
            <text:p>6.373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426.7456" calcext:value-type="float">
            <text:p>426.7456</text:p>
          </table:table-cell>
          <table:table-cell office:value-type="float" office:value="13342.79" calcext:value-type="float">
            <text:p>1334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7646" calcext:value-type="float">
            <text:p>-155.7646</text:p>
          </table:table-cell>
          <table:table-cell office:value-type="float" office:value="413.3223" calcext:value-type="float">
            <text:p>413.3223</text:p>
          </table:table-cell>
          <table:table-cell office:value-type="float" office:value="0" calcext:value-type="float">
            <text:p>0</text:p>
          </table:table-cell>
          <table:table-cell office:value-type="float" office:value="263.9509" calcext:value-type="float">
            <text:p>263.9509</text:p>
          </table:table-cell>
          <table:table-cell office:value-type="float" office:value="189.905" calcext:value-type="float">
            <text:p>189.905</text:p>
          </table:table-cell>
          <table:table-cell office:value-type="float" office:value="0.03097477" calcext:value-type="float">
            <text:p>0.03097477</text:p>
          </table:table-cell>
          <table:table-cell office:value-type="float" office:value="0" calcext:value-type="float">
            <text:p>0</text:p>
          </table:table-cell>
          <table:table-cell office:value-type="float" office:value="0.002149103" calcext:value-type="float">
            <text:p>0.002149103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55.6891" calcext:value-type="float">
            <text:p>-155.6891</text:p>
          </table:table-cell>
          <table:table-cell office:value-type="float" office:value="0" calcext:value-type="float">
            <text:p>0</text:p>
          </table:table-cell>
          <table:table-cell office:value-type="float" office:value="296.6665" calcext:value-type="float">
            <text:p>296.6665</text:p>
          </table:table-cell>
          <table:table-cell office:value-type="float" office:value="1099.634" calcext:value-type="float">
            <text:p>1099.634</text:p>
          </table:table-cell>
          <table:table-cell office:value-type="float" office:value="1367.737" calcext:value-type="float">
            <text:p>1367.737</text:p>
          </table:table-cell>
          <table:table-cell office:value-type="float" office:value="1370.788" calcext:value-type="float">
            <text:p>1370.788</text:p>
          </table:table-cell>
          <table:table-cell office:value-type="float" office:value="828.0895" calcext:value-type="float">
            <text:p>828.0895</text:p>
          </table:table-cell>
          <table:table-cell office:value-type="float" office:value="1108.803" calcext:value-type="float">
            <text:p>1108.803</text:p>
          </table:table-cell>
          <table:table-cell office:value-type="float" office:value="434.7276" calcext:value-type="float">
            <text:p>434.7276</text:p>
          </table:table-cell>
          <table:table-cell office:value-type="float" office:value="1913.429" calcext:value-type="float">
            <text:p>1913.429</text:p>
          </table:table-cell>
          <table:table-cell office:value-type="float" office:value="2131.732" calcext:value-type="float">
            <text:p>2131.732</text:p>
          </table:table-cell>
          <table:table-cell office:value-type="float" office:value="1690.307" calcext:value-type="float">
            <text:p>1690.307</text:p>
          </table:table-cell>
          <table:table-cell office:value-type="float" office:value="587.4197" calcext:value-type="float">
            <text:p>587.4197</text:p>
          </table:table-cell>
          <table:table-cell office:value-type="float" office:value="571.6279" calcext:value-type="float">
            <text:p>571.6279</text:p>
          </table:table-cell>
          <table:table-cell office:value-type="float" office:value="142.9335" calcext:value-type="float">
            <text:p>142.9335</text:p>
          </table:table-cell>
          <table:table-cell office:value-type="float" office:value="35.73132" calcext:value-type="float">
            <text:p>35.73132</text:p>
          </table:table-cell>
          <table:table-cell office:value-type="float" office:value="0" calcext:value-type="float">
            <text:p>0</text:p>
          </table:table-cell>
          <table:table-cell office:value-type="float" office:value="-0.02598452" calcext:value-type="float">
            <text:p>-0.02598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1.836" calcext:value-type="float">
            <text:p>-161.836</text:p>
          </table:table-cell>
          <table:table-cell office:value-type="float" office:value="0" calcext:value-type="float">
            <text:p>0</text:p>
          </table:table-cell>
          <table:table-cell office:value-type="float" office:value="6.429615" calcext:value-type="float">
            <text:p>6.429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421.2746" calcext:value-type="float">
            <text:p>421.2746</text:p>
          </table:table-cell>
          <table:table-cell office:value-type="float" office:value="13343.11" calcext:value-type="float">
            <text:p>1334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.7111" calcext:value-type="float">
            <text:p>-160.7111</text:p>
          </table:table-cell>
          <table:table-cell office:value-type="float" office:value="427.4186" calcext:value-type="float">
            <text:p>427.4186</text:p>
          </table:table-cell>
          <table:table-cell office:value-type="float" office:value="0" calcext:value-type="float">
            <text:p>0</text:p>
          </table:table-cell>
          <table:table-cell office:value-type="float" office:value="265.0876" calcext:value-type="float">
            <text:p>265.0876</text:p>
          </table:table-cell>
          <table:table-cell office:value-type="float" office:value="184.7101" calcext:value-type="float">
            <text:p>184.7101</text:p>
          </table:table-cell>
          <table:table-cell office:value-type="float" office:value="0.02961558" calcext:value-type="float">
            <text:p>0.02961558</text:p>
          </table:table-cell>
          <table:table-cell office:value-type="float" office:value="0" calcext:value-type="float">
            <text:p>0</text:p>
          </table:table-cell>
          <table:table-cell office:value-type="float" office:value="0.002151264" calcext:value-type="float">
            <text:p>0.002151264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60.6369" calcext:value-type="float">
            <text:p>-160.6369</text:p>
          </table:table-cell>
          <table:table-cell office:value-type="float" office:value="0" calcext:value-type="float">
            <text:p>0</text:p>
          </table:table-cell>
          <table:table-cell office:value-type="float" office:value="297.7996" calcext:value-type="float">
            <text:p>297.7996</text:p>
          </table:table-cell>
          <table:table-cell office:value-type="float" office:value="1099.378" calcext:value-type="float">
            <text:p>1099.378</text:p>
          </table:table-cell>
          <table:table-cell office:value-type="float" office:value="1367.522" calcext:value-type="float">
            <text:p>1367.522</text:p>
          </table:table-cell>
          <table:table-cell office:value-type="float" office:value="1370.622" calcext:value-type="float">
            <text:p>1370.622</text:p>
          </table:table-cell>
          <table:table-cell office:value-type="float" office:value="827.9805" calcext:value-type="float">
            <text:p>827.9805</text:p>
          </table:table-cell>
          <table:table-cell office:value-type="float" office:value="1108.69" calcext:value-type="float">
            <text:p>1108.69</text:p>
          </table:table-cell>
          <table:table-cell office:value-type="float" office:value="434.6887" calcext:value-type="float">
            <text:p>434.6887</text:p>
          </table:table-cell>
          <table:table-cell office:value-type="float" office:value="1913.332" calcext:value-type="float">
            <text:p>1913.332</text:p>
          </table:table-cell>
          <table:table-cell office:value-type="float" office:value="2131.675" calcext:value-type="float">
            <text:p>2131.675</text:p>
          </table:table-cell>
          <table:table-cell office:value-type="float" office:value="1690.279" calcext:value-type="float">
            <text:p>1690.279</text:p>
          </table:table-cell>
          <table:table-cell office:value-type="float" office:value="587.4172" calcext:value-type="float">
            <text:p>587.4172</text:p>
          </table:table-cell>
          <table:table-cell office:value-type="float" office:value="571.6264" calcext:value-type="float">
            <text:p>571.6264</text:p>
          </table:table-cell>
          <table:table-cell office:value-type="float" office:value="142.9332" calcext:value-type="float">
            <text:p>142.9332</text:p>
          </table:table-cell>
          <table:table-cell office:value-type="float" office:value="35.73124" calcext:value-type="float">
            <text:p>35.73124</text:p>
          </table:table-cell>
          <table:table-cell office:value-type="float" office:value="0" calcext:value-type="float">
            <text:p>0</text:p>
          </table:table-cell>
          <table:table-cell office:value-type="float" office:value="-0.0275696" calcext:value-type="float">
            <text:p>-0.02756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6.8559" calcext:value-type="float">
            <text:p>-166.8559</text:p>
          </table:table-cell>
          <table:table-cell office:value-type="float" office:value="0" calcext:value-type="float">
            <text:p>0</text:p>
          </table:table-cell>
          <table:table-cell office:value-type="float" office:value="6.501755" calcext:value-type="float">
            <text:p>6.50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414.8575" calcext:value-type="float">
            <text:p>414.8575</text:p>
          </table:table-cell>
          <table:table-cell office:value-type="float" office:value="13343.69" calcext:value-type="float">
            <text:p>1334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3296" calcext:value-type="float">
            <text:p>-166.3296</text:p>
          </table:table-cell>
          <table:table-cell office:value-type="float" office:value="443.1592" calcext:value-type="float">
            <text:p>443.1592</text:p>
          </table:table-cell>
          <table:table-cell office:value-type="float" office:value="0" calcext:value-type="float">
            <text:p>0</text:p>
          </table:table-cell>
          <table:table-cell office:value-type="float" office:value="265.9291" calcext:value-type="float">
            <text:p>265.9291</text:p>
          </table:table-cell>
          <table:table-cell office:value-type="float" office:value="178.6311" calcext:value-type="float">
            <text:p>178.6311</text:p>
          </table:table-cell>
          <table:table-cell office:value-type="float" office:value="0.02747712" calcext:value-type="float">
            <text:p>0.02747712</text:p>
          </table:table-cell>
          <table:table-cell office:value-type="float" office:value="0" calcext:value-type="float">
            <text:p>0</text:p>
          </table:table-cell>
          <table:table-cell office:value-type="float" office:value="0.002152383" calcext:value-type="float">
            <text:p>0.002152383</text:p>
          </table:table-cell>
          <table:table-cell office:value-type="float" office:value="0" calcext:value-type="float">
            <text:p>0</text:p>
          </table:table-cell>
          <table:table-cell office:value-type="float" office:value="-0.04667366" calcext:value-type="float">
            <text:p>-0.04667366</text:p>
          </table:table-cell>
          <table:table-cell office:value-type="float" office:value="370" calcext:value-type="float">
            <text:p>370</text:p>
          </table:table-cell>
          <table:table-cell office:value-type="float" office:value="-166.2576" calcext:value-type="float">
            <text:p>-166.2576</text:p>
          </table:table-cell>
          <table:table-cell office:value-type="float" office:value="0" calcext:value-type="float">
            <text:p>0</text:p>
          </table:table-cell>
          <table:table-cell office:value-type="float" office:value="299.2308" calcext:value-type="float">
            <text:p>299.2308</text:p>
          </table:table-cell>
          <table:table-cell office:value-type="float" office:value="1099.078" calcext:value-type="float">
            <text:p>1099.078</text:p>
          </table:table-cell>
          <table:table-cell office:value-type="float" office:value="1367.277" calcext:value-type="float">
            <text:p>1367.277</text:p>
          </table:table-cell>
          <table:table-cell office:value-type="float" office:value="1370.443" calcext:value-type="float">
            <text:p>1370.443</text:p>
          </table:table-cell>
          <table:table-cell office:value-type="float" office:value="827.8636" calcext:value-type="float">
            <text:p>827.8636</text:p>
          </table:table-cell>
          <table:table-cell office:value-type="float" office:value="1108.572" calcext:value-type="float">
            <text:p>1108.572</text:p>
          </table:table-cell>
          <table:table-cell office:value-type="float" office:value="434.648" calcext:value-type="float">
            <text:p>434.648</text:p>
          </table:table-cell>
          <table:table-cell office:value-type="float" office:value="1913.234" calcext:value-type="float">
            <text:p>1913.234</text:p>
          </table:table-cell>
          <table:table-cell office:value-type="float" office:value="2131.618" calcext:value-type="float">
            <text:p>2131.618</text:p>
          </table:table-cell>
          <table:table-cell office:value-type="float" office:value="1690.251" calcext:value-type="float">
            <text:p>1690.251</text:p>
          </table:table-cell>
          <table:table-cell office:value-type="float" office:value="587.4147" calcext:value-type="float">
            <text:p>587.4147</text:p>
          </table:table-cell>
          <table:table-cell office:value-type="float" office:value="571.6249" calcext:value-type="float">
            <text:p>571.6249</text:p>
          </table:table-cell>
          <table:table-cell office:value-type="float" office:value="142.9329" calcext:value-type="float">
            <text:p>142.9329</text:p>
          </table:table-cell>
          <table:table-cell office:value-type="float" office:value="35.73117" calcext:value-type="float">
            <text:p>35.73117</text:p>
          </table:table-cell>
          <table:table-cell office:value-type="float" office:value="0" calcext:value-type="float">
            <text:p>0</text:p>
          </table:table-cell>
          <table:table-cell office:value-type="float" office:value="-0.03000402" calcext:value-type="float">
            <text:p>-0.030004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2.5658" calcext:value-type="float">
            <text:p>-172.5658</text:p>
          </table:table-cell>
          <table:table-cell office:value-type="float" office:value="0" calcext:value-type="float">
            <text:p>0</text:p>
          </table:table-cell>
          <table:table-cell office:value-type="float" office:value="6.591527" calcext:value-type="float">
            <text:p>6.59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409.123" calcext:value-type="float">
            <text:p>409.123</text:p>
          </table:table-cell>
          <table:table-cell office:value-type="float" office:value="13344.18" calcext:value-type="float">
            <text:p>1334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38" calcext:value-type="float">
            <text:p>-171.38</text:p>
          </table:table-cell>
          <table:table-cell office:value-type="float" office:value="457.3211" calcext:value-type="float">
            <text:p>457.3211</text:p>
          </table:table-cell>
          <table:table-cell office:value-type="float" office:value="0" calcext:value-type="float">
            <text:p>0</text:p>
          </table:table-cell>
          <table:table-cell office:value-type="float" office:value="266.0605" calcext:value-type="float">
            <text:p>266.0605</text:p>
          </table:table-cell>
          <table:table-cell office:value-type="float" office:value="173.282" calcext:value-type="float">
            <text:p>173.282</text:p>
          </table:table-cell>
          <table:table-cell office:value-type="float" office:value="0.02598237" calcext:value-type="float">
            <text:p>0.02598237</text:p>
          </table:table-cell>
          <table:table-cell office:value-type="float" office:value="0" calcext:value-type="float">
            <text:p>0</text:p>
          </table:table-cell>
          <table:table-cell office:value-type="float" office:value="0.002152386" calcext:value-type="float">
            <text:p>0.002152386</text:p>
          </table:table-cell>
          <table:table-cell office:value-type="float" office:value="0" calcext:value-type="float">
            <text:p>0</text:p>
          </table:table-cell>
          <table:table-cell office:value-type="float" office:value="-0.04722621" calcext:value-type="float">
            <text:p>-0.04722621</text:p>
          </table:table-cell>
          <table:table-cell office:value-type="float" office:value="370" calcext:value-type="float">
            <text:p>370</text:p>
          </table:table-cell>
          <table:table-cell office:value-type="float" office:value="-171.3089" calcext:value-type="float">
            <text:p>-171.3089</text:p>
          </table:table-cell>
          <table:table-cell office:value-type="float" office:value="0" calcext:value-type="float">
            <text:p>0</text:p>
          </table:table-cell>
          <table:table-cell office:value-type="float" office:value="300.6113" calcext:value-type="float">
            <text:p>300.6113</text:p>
          </table:table-cell>
          <table:table-cell office:value-type="float" office:value="1098.762" calcext:value-type="float">
            <text:p>1098.762</text:p>
          </table:table-cell>
          <table:table-cell office:value-type="float" office:value="1367.012" calcext:value-type="float">
            <text:p>1367.012</text:p>
          </table:table-cell>
          <table:table-cell office:value-type="float" office:value="1370.249" calcext:value-type="float">
            <text:p>1370.249</text:p>
          </table:table-cell>
          <table:table-cell office:value-type="float" office:value="827.7324" calcext:value-type="float">
            <text:p>827.7324</text:p>
          </table:table-cell>
          <table:table-cell office:value-type="float" office:value="1108.447" calcext:value-type="float">
            <text:p>1108.447</text:p>
          </table:table-cell>
          <table:table-cell office:value-type="float" office:value="434.6026" calcext:value-type="float">
            <text:p>434.6026</text:p>
          </table:table-cell>
          <table:table-cell office:value-type="float" office:value="1913.127" calcext:value-type="float">
            <text:p>1913.127</text:p>
          </table:table-cell>
          <table:table-cell office:value-type="float" office:value="2131.559" calcext:value-type="float">
            <text:p>2131.559</text:p>
          </table:table-cell>
          <table:table-cell office:value-type="float" office:value="1690.223" calcext:value-type="float">
            <text:p>1690.223</text:p>
          </table:table-cell>
          <table:table-cell office:value-type="float" office:value="587.4121" calcext:value-type="float">
            <text:p>587.4121</text:p>
          </table:table-cell>
          <table:table-cell office:value-type="float" office:value="571.6235" calcext:value-type="float">
            <text:p>571.6235</text:p>
          </table:table-cell>
          <table:table-cell office:value-type="float" office:value="142.9326" calcext:value-type="float">
            <text:p>142.9326</text:p>
          </table:table-cell>
          <table:table-cell office:value-type="float" office:value="35.73109" calcext:value-type="float">
            <text:p>35.73109</text:p>
          </table:table-cell>
          <table:table-cell office:value-type="float" office:value="0" calcext:value-type="float">
            <text:p>0</text:p>
          </table:table-cell>
          <table:table-cell office:value-type="float" office:value="-0.03170789" calcext:value-type="float">
            <text:p>-0.031707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7.6835" calcext:value-type="float">
            <text:p>-177.6835</text:p>
          </table:table-cell>
          <table:table-cell office:value-type="float" office:value="0" calcext:value-type="float">
            <text:p>0</text:p>
          </table:table-cell>
          <table:table-cell office:value-type="float" office:value="6.658759" calcext:value-type="float">
            <text:p>6.6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403.644" calcext:value-type="float">
            <text:p>403.644</text:p>
          </table:table-cell>
          <table:table-cell office:value-type="float" office:value="13344.69" calcext:value-type="float">
            <text:p>1334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.1556" calcext:value-type="float">
            <text:p>-176.1556</text:p>
          </table:table-cell>
          <table:table-cell office:value-type="float" office:value="470.9345" calcext:value-type="float">
            <text:p>470.9345</text:p>
          </table:table-cell>
          <table:table-cell office:value-type="float" office:value="0" calcext:value-type="float">
            <text:p>0</text:p>
          </table:table-cell>
          <table:table-cell office:value-type="float" office:value="265.4452" calcext:value-type="float">
            <text:p>265.4452</text:p>
          </table:table-cell>
          <table:table-cell office:value-type="float" office:value="168.2286" calcext:value-type="float">
            <text:p>168.2286</text:p>
          </table:table-cell>
          <table:table-cell office:value-type="float" office:value="0.02472629" calcext:value-type="float">
            <text:p>0.02472629</text:p>
          </table:table-cell>
          <table:table-cell office:value-type="float" office:value="0" calcext:value-type="float">
            <text:p>0</text:p>
          </table:table-cell>
          <table:table-cell office:value-type="float" office:value="0.002152386" calcext:value-type="float">
            <text:p>0.002152386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76.0854" calcext:value-type="float">
            <text:p>-176.0854</text:p>
          </table:table-cell>
          <table:table-cell office:value-type="float" office:value="0" calcext:value-type="float">
            <text:p>0</text:p>
          </table:table-cell>
          <table:table-cell office:value-type="float" office:value="302.0406" calcext:value-type="float">
            <text:p>302.0406</text:p>
          </table:table-cell>
          <table:table-cell office:value-type="float" office:value="1098.429" calcext:value-type="float">
            <text:p>1098.429</text:p>
          </table:table-cell>
          <table:table-cell office:value-type="float" office:value="1366.732" calcext:value-type="float">
            <text:p>1366.732</text:p>
          </table:table-cell>
          <table:table-cell office:value-type="float" office:value="1370.042" calcext:value-type="float">
            <text:p>1370.042</text:p>
          </table:table-cell>
          <table:table-cell office:value-type="float" office:value="827.597" calcext:value-type="float">
            <text:p>827.597</text:p>
          </table:table-cell>
          <table:table-cell office:value-type="float" office:value="1108.318" calcext:value-type="float">
            <text:p>1108.318</text:p>
          </table:table-cell>
          <table:table-cell office:value-type="float" office:value="434.5537" calcext:value-type="float">
            <text:p>434.5537</text:p>
          </table:table-cell>
          <table:table-cell office:value-type="float" office:value="1913.007" calcext:value-type="float">
            <text:p>1913.007</text:p>
          </table:table-cell>
          <table:table-cell office:value-type="float" office:value="2131.498" calcext:value-type="float">
            <text:p>2131.498</text:p>
          </table:table-cell>
          <table:table-cell office:value-type="float" office:value="1690.194" calcext:value-type="float">
            <text:p>1690.194</text:p>
          </table:table-cell>
          <table:table-cell office:value-type="float" office:value="587.4095" calcext:value-type="float">
            <text:p>587.4095</text:p>
          </table:table-cell>
          <table:table-cell office:value-type="float" office:value="571.622" calcext:value-type="float">
            <text:p>571.622</text:p>
          </table:table-cell>
          <table:table-cell office:value-type="float" office:value="142.9324" calcext:value-type="float">
            <text:p>142.9324</text:p>
          </table:table-cell>
          <table:table-cell office:value-type="float" office:value="35.73102" calcext:value-type="float">
            <text:p>35.73102</text:p>
          </table:table-cell>
          <table:table-cell office:value-type="float" office:value="0" calcext:value-type="float">
            <text:p>0</text:p>
          </table:table-cell>
          <table:table-cell office:value-type="float" office:value="-0.03311296" calcext:value-type="float">
            <text:p>-0.03311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2.5204" calcext:value-type="float">
            <text:p>-182.5204</text:p>
          </table:table-cell>
          <table:table-cell office:value-type="float" office:value="0" calcext:value-type="float">
            <text:p>0</text:p>
          </table:table-cell>
          <table:table-cell office:value-type="float" office:value="6.719296" calcext:value-type="float">
            <text:p>6.719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400.2462" calcext:value-type="float">
            <text:p>400.2462</text:p>
          </table:table-cell>
          <table:table-cell office:value-type="float" office:value="13344.74" calcext:value-type="float">
            <text:p>1334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351" calcext:value-type="float">
            <text:p>-179.351</text:p>
          </table:table-cell>
          <table:table-cell office:value-type="float" office:value="481.1154" calcext:value-type="float">
            <text:p>481.1154</text:p>
          </table:table-cell>
          <table:table-cell office:value-type="float" office:value="0" calcext:value-type="float">
            <text:p>0</text:p>
          </table:table-cell>
          <table:table-cell office:value-type="float" office:value="264.3544" calcext:value-type="float">
            <text:p>264.3544</text:p>
          </table:table-cell>
          <table:table-cell office:value-type="float" office:value="165.2141" calcext:value-type="float">
            <text:p>165.2141</text:p>
          </table:table-cell>
          <table:table-cell office:value-type="float" office:value="0.0249493" calcext:value-type="float">
            <text:p>0.0249493</text:p>
          </table:table-cell>
          <table:table-cell office:value-type="float" office:value="0" calcext:value-type="float">
            <text:p>0</text:p>
          </table:table-cell>
          <table:table-cell office:value-type="float" office:value="0.002152386" calcext:value-type="float">
            <text:p>0.002152386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79.2805" calcext:value-type="float">
            <text:p>-179.2805</text:p>
          </table:table-cell>
          <table:table-cell office:value-type="float" office:value="0" calcext:value-type="float">
            <text:p>0</text:p>
          </table:table-cell>
          <table:table-cell office:value-type="float" office:value="302.9825" calcext:value-type="float">
            <text:p>302.9825</text:p>
          </table:table-cell>
          <table:table-cell office:value-type="float" office:value="1098.147" calcext:value-type="float">
            <text:p>1098.147</text:p>
          </table:table-cell>
          <table:table-cell office:value-type="float" office:value="1366.476" calcext:value-type="float">
            <text:p>1366.476</text:p>
          </table:table-cell>
          <table:table-cell office:value-type="float" office:value="1369.838" calcext:value-type="float">
            <text:p>1369.838</text:p>
          </table:table-cell>
          <table:table-cell office:value-type="float" office:value="827.4614" calcext:value-type="float">
            <text:p>827.4614</text:p>
          </table:table-cell>
          <table:table-cell office:value-type="float" office:value="1108.188" calcext:value-type="float">
            <text:p>1108.188</text:p>
          </table:table-cell>
          <table:table-cell office:value-type="float" office:value="434.5032" calcext:value-type="float">
            <text:p>434.5032</text:p>
          </table:table-cell>
          <table:table-cell office:value-type="float" office:value="1912.885" calcext:value-type="float">
            <text:p>1912.885</text:p>
          </table:table-cell>
          <table:table-cell office:value-type="float" office:value="2131.434" calcext:value-type="float">
            <text:p>2131.434</text:p>
          </table:table-cell>
          <table:table-cell office:value-type="float" office:value="1690.165" calcext:value-type="float">
            <text:p>1690.165</text:p>
          </table:table-cell>
          <table:table-cell office:value-type="float" office:value="587.4069" calcext:value-type="float">
            <text:p>587.4069</text:p>
          </table:table-cell>
          <table:table-cell office:value-type="float" office:value="571.6206" calcext:value-type="float">
            <text:p>571.6206</text:p>
          </table:table-cell>
          <table:table-cell office:value-type="float" office:value="142.9321" calcext:value-type="float">
            <text:p>142.9321</text:p>
          </table:table-cell>
          <table:table-cell office:value-type="float" office:value="35.73095" calcext:value-type="float">
            <text:p>35.73095</text:p>
          </table:table-cell>
          <table:table-cell office:value-type="float" office:value="0" calcext:value-type="float">
            <text:p>0</text:p>
          </table:table-cell>
          <table:table-cell office:value-type="float" office:value="-0.03313661" calcext:value-type="float">
            <text:p>-0.033136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5.7398" calcext:value-type="float">
            <text:p>-185.7398</text:p>
          </table:table-cell>
          <table:table-cell office:value-type="float" office:value="0" calcext:value-type="float">
            <text:p>0</text:p>
          </table:table-cell>
          <table:table-cell office:value-type="float" office:value="6.744261" calcext:value-type="float">
            <text:p>6.744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398.0988" calcext:value-type="float">
            <text:p>398.0988</text:p>
          </table:table-cell>
          <table:table-cell office:value-type="float" office:value="13344.6" calcext:value-type="float">
            <text:p>1334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4988" calcext:value-type="float">
            <text:p>-181.4988</text:p>
          </table:table-cell>
          <table:table-cell office:value-type="float" office:value="487.9565" calcext:value-type="float">
            <text:p>487.9565</text:p>
          </table:table-cell>
          <table:table-cell office:value-type="float" office:value="0" calcext:value-type="float">
            <text:p>0</text:p>
          </table:table-cell>
          <table:table-cell office:value-type="float" office:value="263.4777" calcext:value-type="float">
            <text:p>263.4777</text:p>
          </table:table-cell>
          <table:table-cell office:value-type="float" office:value="163.3104" calcext:value-type="float">
            <text:p>163.3104</text:p>
          </table:table-cell>
          <table:table-cell office:value-type="float" office:value="0.02527993" calcext:value-type="float">
            <text:p>0.02527993</text:p>
          </table:table-cell>
          <table:table-cell office:value-type="float" office:value="0" calcext:value-type="float">
            <text:p>0</text:p>
          </table:table-cell>
          <table:table-cell office:value-type="float" office:value="0.002152472" calcext:value-type="float">
            <text:p>0.002152472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81.428" calcext:value-type="float">
            <text:p>-181.428</text:p>
          </table:table-cell>
          <table:table-cell office:value-type="float" office:value="0" calcext:value-type="float">
            <text:p>0</text:p>
          </table:table-cell>
          <table:table-cell office:value-type="float" office:value="303.6321" calcext:value-type="float">
            <text:p>303.6321</text:p>
          </table:table-cell>
          <table:table-cell office:value-type="float" office:value="1097.958" calcext:value-type="float">
            <text:p>1097.958</text:p>
          </table:table-cell>
          <table:table-cell office:value-type="float" office:value="1366.29" calcext:value-type="float">
            <text:p>1366.29</text:p>
          </table:table-cell>
          <table:table-cell office:value-type="float" office:value="1369.683" calcext:value-type="float">
            <text:p>1369.683</text:p>
          </table:table-cell>
          <table:table-cell office:value-type="float" office:value="827.3471" calcext:value-type="float">
            <text:p>827.3471</text:p>
          </table:table-cell>
          <table:table-cell office:value-type="float" office:value="1108.066" calcext:value-type="float">
            <text:p>1108.066</text:p>
          </table:table-cell>
          <table:table-cell office:value-type="float" office:value="434.4559" calcext:value-type="float">
            <text:p>434.4559</text:p>
          </table:table-cell>
          <table:table-cell office:value-type="float" office:value="1912.764" calcext:value-type="float">
            <text:p>1912.764</text:p>
          </table:table-cell>
          <table:table-cell office:value-type="float" office:value="2131.37" calcext:value-type="float">
            <text:p>2131.37</text:p>
          </table:table-cell>
          <table:table-cell office:value-type="float" office:value="1690.135" calcext:value-type="float">
            <text:p>1690.135</text:p>
          </table:table-cell>
          <table:table-cell office:value-type="float" office:value="587.4043" calcext:value-type="float">
            <text:p>587.4043</text:p>
          </table:table-cell>
          <table:table-cell office:value-type="float" office:value="571.6191" calcext:value-type="float">
            <text:p>571.6191</text:p>
          </table:table-cell>
          <table:table-cell office:value-type="float" office:value="142.9318" calcext:value-type="float">
            <text:p>142.9318</text:p>
          </table:table-cell>
          <table:table-cell office:value-type="float" office:value="35.73088" calcext:value-type="float">
            <text:p>35.73088</text:p>
          </table:table-cell>
          <table:table-cell office:value-type="float" office:value="0" calcext:value-type="float">
            <text:p>0</text:p>
          </table:table-cell>
          <table:table-cell office:value-type="float" office:value="-0.03314009" calcext:value-type="float">
            <text:p>-0.03314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7.8949" calcext:value-type="float">
            <text:p>-187.8949</text:p>
          </table:table-cell>
          <table:table-cell office:value-type="float" office:value="0" calcext:value-type="float">
            <text:p>0</text:p>
          </table:table-cell>
          <table:table-cell office:value-type="float" office:value="6.752826" calcext:value-type="float">
            <text:p>6.75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396.1688" calcext:value-type="float">
            <text:p>396.1688</text:p>
          </table:table-cell>
          <table:table-cell office:value-type="float" office:value="13344.47" calcext:value-type="float">
            <text:p>1334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4074" calcext:value-type="float">
            <text:p>-183.4074</text:p>
          </table:table-cell>
          <table:table-cell office:value-type="float" office:value="494.0085" calcext:value-type="float">
            <text:p>494.0085</text:p>
          </table:table-cell>
          <table:table-cell office:value-type="float" office:value="0" calcext:value-type="float">
            <text:p>0</text:p>
          </table:table-cell>
          <table:table-cell office:value-type="float" office:value="262.638" calcext:value-type="float">
            <text:p>262.638</text:p>
          </table:table-cell>
          <table:table-cell office:value-type="float" office:value="161.5735" calcext:value-type="float">
            <text:p>161.5735</text:p>
          </table:table-cell>
          <table:table-cell office:value-type="float" office:value="0.0256492" calcext:value-type="float">
            <text:p>0.0256492</text:p>
          </table:table-cell>
          <table:table-cell office:value-type="float" office:value="0" calcext:value-type="float">
            <text:p>0</text:p>
          </table:table-cell>
          <table:table-cell office:value-type="float" office:value="0.002152705" calcext:value-type="float">
            <text:p>0.00215270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83.3362" calcext:value-type="float">
            <text:p>-183.3362</text:p>
          </table:table-cell>
          <table:table-cell office:value-type="float" office:value="0" calcext:value-type="float">
            <text:p>0</text:p>
          </table:table-cell>
          <table:table-cell office:value-type="float" office:value="304.2333" calcext:value-type="float">
            <text:p>304.2333</text:p>
          </table:table-cell>
          <table:table-cell office:value-type="float" office:value="1097.794" calcext:value-type="float">
            <text:p>1097.794</text:p>
          </table:table-cell>
          <table:table-cell office:value-type="float" office:value="1366.129" calcext:value-type="float">
            <text:p>1366.129</text:p>
          </table:table-cell>
          <table:table-cell office:value-type="float" office:value="1369.553" calcext:value-type="float">
            <text:p>1369.553</text:p>
          </table:table-cell>
          <table:table-cell office:value-type="float" office:value="827.2477" calcext:value-type="float">
            <text:p>827.2477</text:p>
          </table:table-cell>
          <table:table-cell office:value-type="float" office:value="1107.959" calcext:value-type="float">
            <text:p>1107.959</text:p>
          </table:table-cell>
          <table:table-cell office:value-type="float" office:value="434.4155" calcext:value-type="float">
            <text:p>434.4155</text:p>
          </table:table-cell>
          <table:table-cell office:value-type="float" office:value="1912.646" calcext:value-type="float">
            <text:p>1912.646</text:p>
          </table:table-cell>
          <table:table-cell office:value-type="float" office:value="2131.305" calcext:value-type="float">
            <text:p>2131.305</text:p>
          </table:table-cell>
          <table:table-cell office:value-type="float" office:value="1690.105" calcext:value-type="float">
            <text:p>1690.105</text:p>
          </table:table-cell>
          <table:table-cell office:value-type="float" office:value="587.4016" calcext:value-type="float">
            <text:p>587.4016</text:p>
          </table:table-cell>
          <table:table-cell office:value-type="float" office:value="571.6177" calcext:value-type="float">
            <text:p>571.6177</text:p>
          </table:table-cell>
          <table:table-cell office:value-type="float" office:value="142.9315" calcext:value-type="float">
            <text:p>142.9315</text:p>
          </table:table-cell>
          <table:table-cell office:value-type="float" office:value="35.7308" calcext:value-type="float">
            <text:p>35.7308</text:p>
          </table:table-cell>
          <table:table-cell office:value-type="float" office:value="0" calcext:value-type="float">
            <text:p>0</text:p>
          </table:table-cell>
          <table:table-cell office:value-type="float" office:value="-0.03314366" calcext:value-type="float">
            <text:p>-0.03314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9.8181" calcext:value-type="float">
            <text:p>-189.8181</text:p>
          </table:table-cell>
          <table:table-cell office:value-type="float" office:value="0" calcext:value-type="float">
            <text:p>0</text:p>
          </table:table-cell>
          <table:table-cell office:value-type="float" office:value="6.767883" calcext:value-type="float">
            <text:p>6.76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394.032" calcext:value-type="float">
            <text:p>394.032</text:p>
          </table:table-cell>
          <table:table-cell office:value-type="float" office:value="13344.43" calcext:value-type="float">
            <text:p>1334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441" calcext:value-type="float">
            <text:p>-185.441</text:p>
          </table:table-cell>
          <table:table-cell office:value-type="float" office:value="500.2473" calcext:value-type="float">
            <text:p>500.2473</text:p>
          </table:table-cell>
          <table:table-cell office:value-type="float" office:value="0" calcext:value-type="float">
            <text:p>0</text:p>
          </table:table-cell>
          <table:table-cell office:value-type="float" office:value="261.5533" calcext:value-type="float">
            <text:p>261.5533</text:p>
          </table:table-cell>
          <table:table-cell office:value-type="float" office:value="159.6546" calcext:value-type="float">
            <text:p>159.6546</text:p>
          </table:table-cell>
          <table:table-cell office:value-type="float" office:value="0.02601512" calcext:value-type="float">
            <text:p>0.02601512</text:p>
          </table:table-cell>
          <table:table-cell office:value-type="float" office:value="0" calcext:value-type="float">
            <text:p>0</text:p>
          </table:table-cell>
          <table:table-cell office:value-type="float" office:value="0.002152705" calcext:value-type="float">
            <text:p>0.00215270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85.3694" calcext:value-type="float">
            <text:p>-185.3694</text:p>
          </table:table-cell>
          <table:table-cell office:value-type="float" office:value="0" calcext:value-type="float">
            <text:p>0</text:p>
          </table:table-cell>
          <table:table-cell office:value-type="float" office:value="304.8857" calcext:value-type="float">
            <text:p>304.8857</text:p>
          </table:table-cell>
          <table:table-cell office:value-type="float" office:value="1097.614" calcext:value-type="float">
            <text:p>1097.614</text:p>
          </table:table-cell>
          <table:table-cell office:value-type="float" office:value="1365.964" calcext:value-type="float">
            <text:p>1365.964</text:p>
          </table:table-cell>
          <table:table-cell office:value-type="float" office:value="1369.426" calcext:value-type="float">
            <text:p>1369.426</text:p>
          </table:table-cell>
          <table:table-cell office:value-type="float" office:value="827.1529" calcext:value-type="float">
            <text:p>827.1529</text:p>
          </table:table-cell>
          <table:table-cell office:value-type="float" office:value="1107.858" calcext:value-type="float">
            <text:p>1107.858</text:p>
          </table:table-cell>
          <table:table-cell office:value-type="float" office:value="434.378" calcext:value-type="float">
            <text:p>434.378</text:p>
          </table:table-cell>
          <table:table-cell office:value-type="float" office:value="1912.533" calcext:value-type="float">
            <text:p>1912.533</text:p>
          </table:table-cell>
          <table:table-cell office:value-type="float" office:value="2131.242" calcext:value-type="float">
            <text:p>2131.242</text:p>
          </table:table-cell>
          <table:table-cell office:value-type="float" office:value="1690.075" calcext:value-type="float">
            <text:p>1690.075</text:p>
          </table:table-cell>
          <table:table-cell office:value-type="float" office:value="587.3989" calcext:value-type="float">
            <text:p>587.3989</text:p>
          </table:table-cell>
          <table:table-cell office:value-type="float" office:value="571.6163" calcext:value-type="float">
            <text:p>571.6163</text:p>
          </table:table-cell>
          <table:table-cell office:value-type="float" office:value="142.9313" calcext:value-type="float">
            <text:p>142.9313</text:p>
          </table:table-cell>
          <table:table-cell office:value-type="float" office:value="35.73074" calcext:value-type="float">
            <text:p>35.73074</text:p>
          </table:table-cell>
          <table:table-cell office:value-type="float" office:value="0" calcext:value-type="float">
            <text:p>0</text:p>
          </table:table-cell>
          <table:table-cell office:value-type="float" office:value="-0.03315536" calcext:value-type="float">
            <text:p>-0.03315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1.8755" calcext:value-type="float">
            <text:p>-191.8755</text:p>
          </table:table-cell>
          <table:table-cell office:value-type="float" office:value="0" calcext:value-type="float">
            <text:p>0</text:p>
          </table:table-cell>
          <table:table-cell office:value-type="float" office:value="6.792176" calcext:value-type="float">
            <text:p>6.79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392.3318" calcext:value-type="float">
            <text:p>392.3318</text:p>
          </table:table-cell>
          <table:table-cell office:value-type="float" office:value="13344.21" calcext:value-type="float">
            <text:p>1334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1974" calcext:value-type="float">
            <text:p>-187.1974</text:p>
          </table:table-cell>
          <table:table-cell office:value-type="float" office:value="506.5411" calcext:value-type="float">
            <text:p>506.5411</text:p>
          </table:table-cell>
          <table:table-cell office:value-type="float" office:value="0" calcext:value-type="float">
            <text:p>0</text:p>
          </table:table-cell>
          <table:table-cell office:value-type="float" office:value="259.7293" calcext:value-type="float">
            <text:p>259.7293</text:p>
          </table:table-cell>
          <table:table-cell office:value-type="float" office:value="158.2354" calcext:value-type="float">
            <text:p>158.2354</text:p>
          </table:table-cell>
          <table:table-cell office:value-type="float" office:value="0.02632101" calcext:value-type="float">
            <text:p>0.02632101</text:p>
          </table:table-cell>
          <table:table-cell office:value-type="float" office:value="0" calcext:value-type="float">
            <text:p>0</text:p>
          </table:table-cell>
          <table:table-cell office:value-type="float" office:value="0.002152705" calcext:value-type="float">
            <text:p>0.00215270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87.1255" calcext:value-type="float">
            <text:p>-187.1255</text:p>
          </table:table-cell>
          <table:table-cell office:value-type="float" office:value="0" calcext:value-type="float">
            <text:p>0</text:p>
          </table:table-cell>
          <table:table-cell office:value-type="float" office:value="305.3864" calcext:value-type="float">
            <text:p>305.3864</text:p>
          </table:table-cell>
          <table:table-cell office:value-type="float" office:value="1097.399" calcext:value-type="float">
            <text:p>1097.399</text:p>
          </table:table-cell>
          <table:table-cell office:value-type="float" office:value="1365.777" calcext:value-type="float">
            <text:p>1365.777</text:p>
          </table:table-cell>
          <table:table-cell office:value-type="float" office:value="1369.278" calcext:value-type="float">
            <text:p>1369.278</text:p>
          </table:table-cell>
          <table:table-cell office:value-type="float" office:value="827.0559" calcext:value-type="float">
            <text:p>827.0559</text:p>
          </table:table-cell>
          <table:table-cell office:value-type="float" office:value="1107.754" calcext:value-type="float">
            <text:p>1107.754</text:p>
          </table:table-cell>
          <table:table-cell office:value-type="float" office:value="434.3402" calcext:value-type="float">
            <text:p>434.3402</text:p>
          </table:table-cell>
          <table:table-cell office:value-type="float" office:value="1912.424" calcext:value-type="float">
            <text:p>1912.424</text:p>
          </table:table-cell>
          <table:table-cell office:value-type="float" office:value="2131.179" calcext:value-type="float">
            <text:p>2131.179</text:p>
          </table:table-cell>
          <table:table-cell office:value-type="float" office:value="1690.044" calcext:value-type="float">
            <text:p>1690.044</text:p>
          </table:table-cell>
          <table:table-cell office:value-type="float" office:value="587.3962" calcext:value-type="float">
            <text:p>587.3962</text:p>
          </table:table-cell>
          <table:table-cell office:value-type="float" office:value="571.6148" calcext:value-type="float">
            <text:p>571.6148</text:p>
          </table:table-cell>
          <table:table-cell office:value-type="float" office:value="142.931" calcext:value-type="float">
            <text:p>142.931</text:p>
          </table:table-cell>
          <table:table-cell office:value-type="float" office:value="35.73066" calcext:value-type="float">
            <text:p>35.73066</text:p>
          </table:table-cell>
          <table:table-cell office:value-type="float" office:value="0" calcext:value-type="float">
            <text:p>0</text:p>
          </table:table-cell>
          <table:table-cell office:value-type="float" office:value="-0.03336637" calcext:value-type="float">
            <text:p>-0.03336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3.6622" calcext:value-type="float">
            <text:p>-193.6622</text:p>
          </table:table-cell>
          <table:table-cell office:value-type="float" office:value="0" calcext:value-type="float">
            <text:p>0</text:p>
          </table:table-cell>
          <table:table-cell office:value-type="float" office:value="6.824231" calcext:value-type="float">
            <text:p>6.824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389.6863" calcext:value-type="float">
            <text:p>389.6863</text:p>
          </table:table-cell>
          <table:table-cell office:value-type="float" office:value="13344.52" calcext:value-type="float">
            <text:p>1334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351" calcext:value-type="float">
            <text:p>-189.351</text:p>
          </table:table-cell>
          <table:table-cell office:value-type="float" office:value="508.9779" calcext:value-type="float">
            <text:p>508.9779</text:p>
          </table:table-cell>
          <table:table-cell office:value-type="float" office:value="0" calcext:value-type="float">
            <text:p>0</text:p>
          </table:table-cell>
          <table:table-cell office:value-type="float" office:value="253.1331" calcext:value-type="float">
            <text:p>253.1331</text:p>
          </table:table-cell>
          <table:table-cell office:value-type="float" office:value="155.9668" calcext:value-type="float">
            <text:p>155.9668</text:p>
          </table:table-cell>
          <table:table-cell office:value-type="float" office:value="0.02678511" calcext:value-type="float">
            <text:p>0.02678511</text:p>
          </table:table-cell>
          <table:table-cell office:value-type="float" office:value="0" calcext:value-type="float">
            <text:p>0</text:p>
          </table:table-cell>
          <table:table-cell office:value-type="float" office:value="0.002152709" calcext:value-type="float">
            <text:p>0.002152709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89.2787" calcext:value-type="float">
            <text:p>-189.2787</text:p>
          </table:table-cell>
          <table:table-cell office:value-type="float" office:value="0" calcext:value-type="float">
            <text:p>0</text:p>
          </table:table-cell>
          <table:table-cell office:value-type="float" office:value="306.4846" calcext:value-type="float">
            <text:p>306.4846</text:p>
          </table:table-cell>
          <table:table-cell office:value-type="float" office:value="1097.117" calcext:value-type="float">
            <text:p>1097.117</text:p>
          </table:table-cell>
          <table:table-cell office:value-type="float" office:value="1365.544" calcext:value-type="float">
            <text:p>1365.544</text:p>
          </table:table-cell>
          <table:table-cell office:value-type="float" office:value="1369.107" calcext:value-type="float">
            <text:p>1369.107</text:p>
          </table:table-cell>
          <table:table-cell office:value-type="float" office:value="826.9386" calcext:value-type="float">
            <text:p>826.9386</text:p>
          </table:table-cell>
          <table:table-cell office:value-type="float" office:value="1107.641" calcext:value-type="float">
            <text:p>1107.641</text:p>
          </table:table-cell>
          <table:table-cell office:value-type="float" office:value="434.2989" calcext:value-type="float">
            <text:p>434.2989</text:p>
          </table:table-cell>
          <table:table-cell office:value-type="float" office:value="1912.312" calcext:value-type="float">
            <text:p>1912.312</text:p>
          </table:table-cell>
          <table:table-cell office:value-type="float" office:value="2131.116" calcext:value-type="float">
            <text:p>2131.116</text:p>
          </table:table-cell>
          <table:table-cell office:value-type="float" office:value="1690.013" calcext:value-type="float">
            <text:p>1690.013</text:p>
          </table:table-cell>
          <table:table-cell office:value-type="float" office:value="587.3934" calcext:value-type="float">
            <text:p>587.3934</text:p>
          </table:table-cell>
          <table:table-cell office:value-type="float" office:value="571.6134" calcext:value-type="float">
            <text:p>571.6134</text:p>
          </table:table-cell>
          <table:table-cell office:value-type="float" office:value="142.9308" calcext:value-type="float">
            <text:p>142.9308</text:p>
          </table:table-cell>
          <table:table-cell office:value-type="float" office:value="35.73059" calcext:value-type="float">
            <text:p>35.73059</text:p>
          </table:table-cell>
          <table:table-cell office:value-type="float" office:value="0" calcext:value-type="float">
            <text:p>0</text:p>
          </table:table-cell>
          <table:table-cell office:value-type="float" office:value="-0.03340035" calcext:value-type="float">
            <text:p>-0.03340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.8681" calcext:value-type="float">
            <text:p>-195.8681</text:p>
          </table:table-cell>
          <table:table-cell office:value-type="float" office:value="0" calcext:value-type="float">
            <text:p>0</text:p>
          </table:table-cell>
          <table:table-cell office:value-type="float" office:value="6.877625" calcext:value-type="float">
            <text:p>6.87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386.2617" calcext:value-type="float">
            <text:p>386.2617</text:p>
          </table:table-cell>
          <table:table-cell office:value-type="float" office:value="13344.55" calcext:value-type="float">
            <text:p>1334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.5594" calcext:value-type="float">
            <text:p>-192.5594</text:p>
          </table:table-cell>
          <table:table-cell office:value-type="float" office:value="517.0251" calcext:value-type="float">
            <text:p>517.0251</text:p>
          </table:table-cell>
          <table:table-cell office:value-type="float" office:value="0" calcext:value-type="float">
            <text:p>0</text:p>
          </table:table-cell>
          <table:table-cell office:value-type="float" office:value="252.8727" calcext:value-type="float">
            <text:p>252.8727</text:p>
          </table:table-cell>
          <table:table-cell office:value-type="float" office:value="152.9046" calcext:value-type="float">
            <text:p>152.9046</text:p>
          </table:table-cell>
          <table:table-cell office:value-type="float" office:value="0.02709166" calcext:value-type="float">
            <text:p>0.02709166</text:p>
          </table:table-cell>
          <table:table-cell office:value-type="float" office:value="0" calcext:value-type="float">
            <text:p>0</text:p>
          </table:table-cell>
          <table:table-cell office:value-type="float" office:value="0.002152746" calcext:value-type="float">
            <text:p>0.002152746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92.4868" calcext:value-type="float">
            <text:p>-192.4868</text:p>
          </table:table-cell>
          <table:table-cell office:value-type="float" office:value="0" calcext:value-type="float">
            <text:p>0</text:p>
          </table:table-cell>
          <table:table-cell office:value-type="float" office:value="307.3478" calcext:value-type="float">
            <text:p>307.3478</text:p>
          </table:table-cell>
          <table:table-cell office:value-type="float" office:value="1096.853" calcext:value-type="float">
            <text:p>1096.853</text:p>
          </table:table-cell>
          <table:table-cell office:value-type="float" office:value="1365.308" calcext:value-type="float">
            <text:p>1365.308</text:p>
          </table:table-cell>
          <table:table-cell office:value-type="float" office:value="1368.922" calcext:value-type="float">
            <text:p>1368.922</text:p>
          </table:table-cell>
          <table:table-cell office:value-type="float" office:value="826.8126" calcext:value-type="float">
            <text:p>826.8126</text:p>
          </table:table-cell>
          <table:table-cell office:value-type="float" office:value="1107.519" calcext:value-type="float">
            <text:p>1107.519</text:p>
          </table:table-cell>
          <table:table-cell office:value-type="float" office:value="434.2521" calcext:value-type="float">
            <text:p>434.2521</text:p>
          </table:table-cell>
          <table:table-cell office:value-type="float" office:value="1912.196" calcext:value-type="float">
            <text:p>1912.196</text:p>
          </table:table-cell>
          <table:table-cell office:value-type="float" office:value="2131.053" calcext:value-type="float">
            <text:p>2131.053</text:p>
          </table:table-cell>
          <table:table-cell office:value-type="float" office:value="1689.982" calcext:value-type="float">
            <text:p>1689.982</text:p>
          </table:table-cell>
          <table:table-cell office:value-type="float" office:value="587.3907" calcext:value-type="float">
            <text:p>587.3907</text:p>
          </table:table-cell>
          <table:table-cell office:value-type="float" office:value="571.6119" calcext:value-type="float">
            <text:p>571.6119</text:p>
          </table:table-cell>
          <table:table-cell office:value-type="float" office:value="142.9305" calcext:value-type="float">
            <text:p>142.9305</text:p>
          </table:table-cell>
          <table:table-cell office:value-type="float" office:value="35.73052" calcext:value-type="float">
            <text:p>35.73052</text:p>
          </table:table-cell>
          <table:table-cell office:value-type="float" office:value="0" calcext:value-type="float">
            <text:p>0</text:p>
          </table:table-cell>
          <table:table-cell office:value-type="float" office:value="-0.03343406" calcext:value-type="float">
            <text:p>-0.03343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9.1297" calcext:value-type="float">
            <text:p>-199.1297</text:p>
          </table:table-cell>
          <table:table-cell office:value-type="float" office:value="0" calcext:value-type="float">
            <text:p>0</text:p>
          </table:table-cell>
          <table:table-cell office:value-type="float" office:value="6.931013" calcext:value-type="float">
            <text:p>6.93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382.9541" calcext:value-type="float">
            <text:p>382.9541</text:p>
          </table:table-cell>
          <table:table-cell office:value-type="float" office:value="13344.72" calcext:value-type="float">
            <text:p>1334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3265" calcext:value-type="float">
            <text:p>-195.3265</text:p>
          </table:table-cell>
          <table:table-cell office:value-type="float" office:value="523.5331" calcext:value-type="float">
            <text:p>523.5331</text:p>
          </table:table-cell>
          <table:table-cell office:value-type="float" office:value="0" calcext:value-type="float">
            <text:p>0</text:p>
          </table:table-cell>
          <table:table-cell office:value-type="float" office:value="252.7099" calcext:value-type="float">
            <text:p>252.7099</text:p>
          </table:table-cell>
          <table:table-cell office:value-type="float" office:value="149.4843" calcext:value-type="float">
            <text:p>149.4843</text:p>
          </table:table-cell>
          <table:table-cell office:value-type="float" office:value="0.02551829" calcext:value-type="float">
            <text:p>0.02551829</text:p>
          </table:table-cell>
          <table:table-cell office:value-type="float" office:value="0" calcext:value-type="float">
            <text:p>0</text:p>
          </table:table-cell>
          <table:table-cell office:value-type="float" office:value="0.002153305" calcext:value-type="float">
            <text:p>0.00215330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95.2554" calcext:value-type="float">
            <text:p>-195.2554</text:p>
          </table:table-cell>
          <table:table-cell office:value-type="float" office:value="0" calcext:value-type="float">
            <text:p>0</text:p>
          </table:table-cell>
          <table:table-cell office:value-type="float" office:value="308.5322" calcext:value-type="float">
            <text:p>308.5322</text:p>
          </table:table-cell>
          <table:table-cell office:value-type="float" office:value="1096.806" calcext:value-type="float">
            <text:p>1096.806</text:p>
          </table:table-cell>
          <table:table-cell office:value-type="float" office:value="1365.111" calcext:value-type="float">
            <text:p>1365.111</text:p>
          </table:table-cell>
          <table:table-cell office:value-type="float" office:value="1368.754" calcext:value-type="float">
            <text:p>1368.754</text:p>
          </table:table-cell>
          <table:table-cell office:value-type="float" office:value="826.7004" calcext:value-type="float">
            <text:p>826.7004</text:p>
          </table:table-cell>
          <table:table-cell office:value-type="float" office:value="1107.402" calcext:value-type="float">
            <text:p>1107.402</text:p>
          </table:table-cell>
          <table:table-cell office:value-type="float" office:value="434.2063" calcext:value-type="float">
            <text:p>434.2063</text:p>
          </table:table-cell>
          <table:table-cell office:value-type="float" office:value="1912.08" calcext:value-type="float">
            <text:p>1912.08</text:p>
          </table:table-cell>
          <table:table-cell office:value-type="float" office:value="2130.99" calcext:value-type="float">
            <text:p>2130.99</text:p>
          </table:table-cell>
          <table:table-cell office:value-type="float" office:value="1689.951" calcext:value-type="float">
            <text:p>1689.951</text:p>
          </table:table-cell>
          <table:table-cell office:value-type="float" office:value="587.3879" calcext:value-type="float">
            <text:p>587.3879</text:p>
          </table:table-cell>
          <table:table-cell office:value-type="float" office:value="571.6105" calcext:value-type="float">
            <text:p>571.6105</text:p>
          </table:table-cell>
          <table:table-cell office:value-type="float" office:value="142.9303" calcext:value-type="float">
            <text:p>142.9303</text:p>
          </table:table-cell>
          <table:table-cell office:value-type="float" office:value="35.73045" calcext:value-type="float">
            <text:p>35.73045</text:p>
          </table:table-cell>
          <table:table-cell office:value-type="float" office:value="0" calcext:value-type="float">
            <text:p>0</text:p>
          </table:table-cell>
          <table:table-cell office:value-type="float" office:value="-0.03465783" calcext:value-type="float">
            <text:p>-0.034657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2.1378" calcext:value-type="float">
            <text:p>-202.1378</text:p>
          </table:table-cell>
          <table:table-cell office:value-type="float" office:value="0" calcext:value-type="float">
            <text:p>0</text:p>
          </table:table-cell>
          <table:table-cell office:value-type="float" office:value="7.170993" calcext:value-type="float">
            <text:p>7.17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379.3489" calcext:value-type="float">
            <text:p>379.3489</text:p>
          </table:table-cell>
          <table:table-cell office:value-type="float" office:value="13344.87" calcext:value-type="float">
            <text:p>1334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7181" calcext:value-type="float">
            <text:p>-198.7181</text:p>
          </table:table-cell>
          <table:table-cell office:value-type="float" office:value="533.7292" calcext:value-type="float">
            <text:p>533.7292</text:p>
          </table:table-cell>
          <table:table-cell office:value-type="float" office:value="0" calcext:value-type="float">
            <text:p>0</text:p>
          </table:table-cell>
          <table:table-cell office:value-type="float" office:value="252.6712" calcext:value-type="float">
            <text:p>252.6712</text:p>
          </table:table-cell>
          <table:table-cell office:value-type="float" office:value="146.2469" calcext:value-type="float">
            <text:p>146.2469</text:p>
          </table:table-cell>
          <table:table-cell office:value-type="float" office:value="0.02572259" calcext:value-type="float">
            <text:p>0.02572259</text:p>
          </table:table-cell>
          <table:table-cell office:value-type="float" office:value="0" calcext:value-type="float">
            <text:p>0</text:p>
          </table:table-cell>
          <table:table-cell office:value-type="float" office:value="0.002153804" calcext:value-type="float">
            <text:p>0.00215380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198.6468" calcext:value-type="float">
            <text:p>-198.6468</text:p>
          </table:table-cell>
          <table:table-cell office:value-type="float" office:value="0" calcext:value-type="float">
            <text:p>0</text:p>
          </table:table-cell>
          <table:table-cell office:value-type="float" office:value="309.4622" calcext:value-type="float">
            <text:p>309.4622</text:p>
          </table:table-cell>
          <table:table-cell office:value-type="float" office:value="1096.55" calcext:value-type="float">
            <text:p>1096.55</text:p>
          </table:table-cell>
          <table:table-cell office:value-type="float" office:value="1364.888" calcext:value-type="float">
            <text:p>1364.888</text:p>
          </table:table-cell>
          <table:table-cell office:value-type="float" office:value="1368.58" calcext:value-type="float">
            <text:p>1368.58</text:p>
          </table:table-cell>
          <table:table-cell office:value-type="float" office:value="826.5804" calcext:value-type="float">
            <text:p>826.5804</text:p>
          </table:table-cell>
          <table:table-cell office:value-type="float" office:value="1107.285" calcext:value-type="float">
            <text:p>1107.285</text:p>
          </table:table-cell>
          <table:table-cell office:value-type="float" office:value="434.1607" calcext:value-type="float">
            <text:p>434.1607</text:p>
          </table:table-cell>
          <table:table-cell office:value-type="float" office:value="1911.964" calcext:value-type="float">
            <text:p>1911.964</text:p>
          </table:table-cell>
          <table:table-cell office:value-type="float" office:value="2130.925" calcext:value-type="float">
            <text:p>2130.925</text:p>
          </table:table-cell>
          <table:table-cell office:value-type="float" office:value="1689.92" calcext:value-type="float">
            <text:p>1689.92</text:p>
          </table:table-cell>
          <table:table-cell office:value-type="float" office:value="587.3851" calcext:value-type="float">
            <text:p>587.3851</text:p>
          </table:table-cell>
          <table:table-cell office:value-type="float" office:value="571.6091" calcext:value-type="float">
            <text:p>571.6091</text:p>
          </table:table-cell>
          <table:table-cell office:value-type="float" office:value="142.93" calcext:value-type="float">
            <text:p>142.93</text:p>
          </table:table-cell>
          <table:table-cell office:value-type="float" office:value="35.73038" calcext:value-type="float">
            <text:p>35.73038</text:p>
          </table:table-cell>
          <table:table-cell office:value-type="float" office:value="0" calcext:value-type="float">
            <text:p>0</text:p>
          </table:table-cell>
          <table:table-cell office:value-type="float" office:value="-0.03469551" calcext:value-type="float">
            <text:p>-0.03469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5.4649" calcext:value-type="float">
            <text:p>-205.4649</text:p>
          </table:table-cell>
          <table:table-cell office:value-type="float" office:value="0" calcext:value-type="float">
            <text:p>0</text:p>
          </table:table-cell>
          <table:table-cell office:value-type="float" office:value="7.107246" calcext:value-type="float">
            <text:p>7.107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376.0061" calcext:value-type="float">
            <text:p>376.0061</text:p>
          </table:table-cell>
          <table:table-cell office:value-type="float" office:value="13344.96" calcext:value-type="float">
            <text:p>1334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8167" calcext:value-type="float">
            <text:p>-201.8167</text:p>
          </table:table-cell>
          <table:table-cell office:value-type="float" office:value="543.2677" calcext:value-type="float">
            <text:p>543.2677</text:p>
          </table:table-cell>
          <table:table-cell office:value-type="float" office:value="0" calcext:value-type="float">
            <text:p>0</text:p>
          </table:table-cell>
          <table:table-cell office:value-type="float" office:value="252.0676" calcext:value-type="float">
            <text:p>252.0676</text:p>
          </table:table-cell>
          <table:table-cell office:value-type="float" office:value="143.2972" calcext:value-type="float">
            <text:p>143.2972</text:p>
          </table:table-cell>
          <table:table-cell office:value-type="float" office:value="0.02595182" calcext:value-type="float">
            <text:p>0.02595182</text:p>
          </table:table-cell>
          <table:table-cell office:value-type="float" office:value="0" calcext:value-type="float">
            <text:p>0</text:p>
          </table:table-cell>
          <table:table-cell office:value-type="float" office:value="0.002154983" calcext:value-type="float">
            <text:p>0.0021549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01.7452" calcext:value-type="float">
            <text:p>-201.7452</text:p>
          </table:table-cell>
          <table:table-cell office:value-type="float" office:value="0" calcext:value-type="float">
            <text:p>0</text:p>
          </table:table-cell>
          <table:table-cell office:value-type="float" office:value="310.3676" calcext:value-type="float">
            <text:p>310.3676</text:p>
          </table:table-cell>
          <table:table-cell office:value-type="float" office:value="1096.276" calcext:value-type="float">
            <text:p>1096.276</text:p>
          </table:table-cell>
          <table:table-cell office:value-type="float" office:value="1364.655" calcext:value-type="float">
            <text:p>1364.655</text:p>
          </table:table-cell>
          <table:table-cell office:value-type="float" office:value="1368.397" calcext:value-type="float">
            <text:p>1368.397</text:p>
          </table:table-cell>
          <table:table-cell office:value-type="float" office:value="826.46" calcext:value-type="float">
            <text:p>826.46</text:p>
          </table:table-cell>
          <table:table-cell office:value-type="float" office:value="1107.165" calcext:value-type="float">
            <text:p>1107.165</text:p>
          </table:table-cell>
          <table:table-cell office:value-type="float" office:value="434.1142" calcext:value-type="float">
            <text:p>434.1142</text:p>
          </table:table-cell>
          <table:table-cell office:value-type="float" office:value="1911.849" calcext:value-type="float">
            <text:p>1911.849</text:p>
          </table:table-cell>
          <table:table-cell office:value-type="float" office:value="2130.849" calcext:value-type="float">
            <text:p>2130.849</text:p>
          </table:table-cell>
          <table:table-cell office:value-type="float" office:value="1689.889" calcext:value-type="float">
            <text:p>1689.889</text:p>
          </table:table-cell>
          <table:table-cell office:value-type="float" office:value="587.3823" calcext:value-type="float">
            <text:p>587.3823</text:p>
          </table:table-cell>
          <table:table-cell office:value-type="float" office:value="571.6076" calcext:value-type="float">
            <text:p>571.6076</text:p>
          </table:table-cell>
          <table:table-cell office:value-type="float" office:value="142.9298" calcext:value-type="float">
            <text:p>142.9298</text:p>
          </table:table-cell>
          <table:table-cell office:value-type="float" office:value="35.73032" calcext:value-type="float">
            <text:p>35.73032</text:p>
          </table:table-cell>
          <table:table-cell office:value-type="float" office:value="0" calcext:value-type="float">
            <text:p>0</text:p>
          </table:table-cell>
          <table:table-cell office:value-type="float" office:value="-0.03473011" calcext:value-type="float">
            <text:p>-0.03473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8.5692" calcext:value-type="float">
            <text:p>-208.5692</text:p>
          </table:table-cell>
          <table:table-cell office:value-type="float" office:value="0" calcext:value-type="float">
            <text:p>0</text:p>
          </table:table-cell>
          <table:table-cell office:value-type="float" office:value="7.114656" calcext:value-type="float">
            <text:p>7.11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373.1622" calcext:value-type="float">
            <text:p>373.1622</text:p>
          </table:table-cell>
          <table:table-cell office:value-type="float" office:value="13344.87" calcext:value-type="float">
            <text:p>1334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5788" calcext:value-type="float">
            <text:p>-204.5788</text:p>
          </table:table-cell>
          <table:table-cell office:value-type="float" office:value="552.2316" calcext:value-type="float">
            <text:p>552.2316</text:p>
          </table:table-cell>
          <table:table-cell office:value-type="float" office:value="0" calcext:value-type="float">
            <text:p>0</text:p>
          </table:table-cell>
          <table:table-cell office:value-type="float" office:value="250.6882" calcext:value-type="float">
            <text:p>250.6882</text:p>
          </table:table-cell>
          <table:table-cell office:value-type="float" office:value="140.9159" calcext:value-type="float">
            <text:p>140.9159</text:p>
          </table:table-cell>
          <table:table-cell office:value-type="float" office:value="0.02594214" calcext:value-type="float">
            <text:p>0.02594214</text:p>
          </table:table-cell>
          <table:table-cell office:value-type="float" office:value="0" calcext:value-type="float">
            <text:p>0</text:p>
          </table:table-cell>
          <table:table-cell office:value-type="float" office:value="0.002154989" calcext:value-type="float">
            <text:p>0.002154989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04.5073" calcext:value-type="float">
            <text:p>-204.5073</text:p>
          </table:table-cell>
          <table:table-cell office:value-type="float" office:value="0" calcext:value-type="float">
            <text:p>0</text:p>
          </table:table-cell>
          <table:table-cell office:value-type="float" office:value="311.1267" calcext:value-type="float">
            <text:p>311.1267</text:p>
          </table:table-cell>
          <table:table-cell office:value-type="float" office:value="1095.958" calcext:value-type="float">
            <text:p>1095.958</text:p>
          </table:table-cell>
          <table:table-cell office:value-type="float" office:value="1364.391" calcext:value-type="float">
            <text:p>1364.391</text:p>
          </table:table-cell>
          <table:table-cell office:value-type="float" office:value="1368.197" calcext:value-type="float">
            <text:p>1368.197</text:p>
          </table:table-cell>
          <table:table-cell office:value-type="float" office:value="826.3293" calcext:value-type="float">
            <text:p>826.3293</text:p>
          </table:table-cell>
          <table:table-cell office:value-type="float" office:value="1107.04" calcext:value-type="float">
            <text:p>1107.04</text:p>
          </table:table-cell>
          <table:table-cell office:value-type="float" office:value="434.066" calcext:value-type="float">
            <text:p>434.066</text:p>
          </table:table-cell>
          <table:table-cell office:value-type="float" office:value="1911.732" calcext:value-type="float">
            <text:p>1911.732</text:p>
          </table:table-cell>
          <table:table-cell office:value-type="float" office:value="2130.773" calcext:value-type="float">
            <text:p>2130.773</text:p>
          </table:table-cell>
          <table:table-cell office:value-type="float" office:value="1689.858" calcext:value-type="float">
            <text:p>1689.858</text:p>
          </table:table-cell>
          <table:table-cell office:value-type="float" office:value="587.3795" calcext:value-type="float">
            <text:p>587.3795</text:p>
          </table:table-cell>
          <table:table-cell office:value-type="float" office:value="571.6061" calcext:value-type="float">
            <text:p>571.6061</text:p>
          </table:table-cell>
          <table:table-cell office:value-type="float" office:value="142.9295" calcext:value-type="float">
            <text:p>142.9295</text:p>
          </table:table-cell>
          <table:table-cell office:value-type="float" office:value="35.73025" calcext:value-type="float">
            <text:p>35.73025</text:p>
          </table:table-cell>
          <table:table-cell office:value-type="float" office:value="0" calcext:value-type="float">
            <text:p>0</text:p>
          </table:table-cell>
          <table:table-cell office:value-type="float" office:value="-0.03517564" calcext:value-type="float">
            <text:p>-0.035175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.3652" calcext:value-type="float">
            <text:p>-211.3652</text:p>
          </table:table-cell>
          <table:table-cell office:value-type="float" office:value="0" calcext:value-type="float">
            <text:p>0</text:p>
          </table:table-cell>
          <table:table-cell office:value-type="float" office:value="7.150073" calcext:value-type="float">
            <text:p>7.15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369.6069" calcext:value-type="float">
            <text:p>369.6069</text:p>
          </table:table-cell>
          <table:table-cell office:value-type="float" office:value="13344.99" calcext:value-type="float">
            <text:p>1334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8092" calcext:value-type="float">
            <text:p>-207.8092</text:p>
          </table:table-cell>
          <table:table-cell office:value-type="float" office:value="560.6357" calcext:value-type="float">
            <text:p>560.6357</text:p>
          </table:table-cell>
          <table:table-cell office:value-type="float" office:value="0" calcext:value-type="float">
            <text:p>0</text:p>
          </table:table-cell>
          <table:table-cell office:value-type="float" office:value="250.1162" calcext:value-type="float">
            <text:p>250.1162</text:p>
          </table:table-cell>
          <table:table-cell office:value-type="float" office:value="137.8173" calcext:value-type="float">
            <text:p>137.8173</text:p>
          </table:table-cell>
          <table:table-cell office:value-type="float" office:value="0.02617864" calcext:value-type="float">
            <text:p>0.02617864</text:p>
          </table:table-cell>
          <table:table-cell office:value-type="float" office:value="0" calcext:value-type="float">
            <text:p>0</text:p>
          </table:table-cell>
          <table:table-cell office:value-type="float" office:value="0.002155072" calcext:value-type="float">
            <text:p>0.002155072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07.7375" calcext:value-type="float">
            <text:p>-207.7375</text:p>
          </table:table-cell>
          <table:table-cell office:value-type="float" office:value="0" calcext:value-type="float">
            <text:p>0</text:p>
          </table:table-cell>
          <table:table-cell office:value-type="float" office:value="312.1115" calcext:value-type="float">
            <text:p>312.1115</text:p>
          </table:table-cell>
          <table:table-cell office:value-type="float" office:value="1095.66" calcext:value-type="float">
            <text:p>1095.66</text:p>
          </table:table-cell>
          <table:table-cell office:value-type="float" office:value="1364.128" calcext:value-type="float">
            <text:p>1364.128</text:p>
          </table:table-cell>
          <table:table-cell office:value-type="float" office:value="1367.985" calcext:value-type="float">
            <text:p>1367.985</text:p>
          </table:table-cell>
          <table:table-cell office:value-type="float" office:value="826.1927" calcext:value-type="float">
            <text:p>826.1927</text:p>
          </table:table-cell>
          <table:table-cell office:value-type="float" office:value="1106.908" calcext:value-type="float">
            <text:p>1106.908</text:p>
          </table:table-cell>
          <table:table-cell office:value-type="float" office:value="434.0151" calcext:value-type="float">
            <text:p>434.0151</text:p>
          </table:table-cell>
          <table:table-cell office:value-type="float" office:value="1911.611" calcext:value-type="float">
            <text:p>1911.611</text:p>
          </table:table-cell>
          <table:table-cell office:value-type="float" office:value="2130.697" calcext:value-type="float">
            <text:p>2130.697</text:p>
          </table:table-cell>
          <table:table-cell office:value-type="float" office:value="1689.826" calcext:value-type="float">
            <text:p>1689.826</text:p>
          </table:table-cell>
          <table:table-cell office:value-type="float" office:value="587.3766" calcext:value-type="float">
            <text:p>587.3766</text:p>
          </table:table-cell>
          <table:table-cell office:value-type="float" office:value="571.6047" calcext:value-type="float">
            <text:p>571.6047</text:p>
          </table:table-cell>
          <table:table-cell office:value-type="float" office:value="142.9293" calcext:value-type="float">
            <text:p>142.9293</text:p>
          </table:table-cell>
          <table:table-cell office:value-type="float" office:value="35.73018" calcext:value-type="float">
            <text:p>35.73018</text:p>
          </table:table-cell>
          <table:table-cell office:value-type="float" office:value="0" calcext:value-type="float">
            <text:p>0</text:p>
          </table:table-cell>
          <table:table-cell office:value-type="float" office:value="-0.03521141" calcext:value-type="float">
            <text:p>-0.035211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4.6654" calcext:value-type="float">
            <text:p>-214.6654</text:p>
          </table:table-cell>
          <table:table-cell office:value-type="float" office:value="0" calcext:value-type="float">
            <text:p>0</text:p>
          </table:table-cell>
          <table:table-cell office:value-type="float" office:value="7.220417" calcext:value-type="float">
            <text:p>7.22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366.8881" calcext:value-type="float">
            <text:p>366.8881</text:p>
          </table:table-cell>
          <table:table-cell office:value-type="float" office:value="13344.98" calcext:value-type="float">
            <text:p>1334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3689" calcext:value-type="float">
            <text:p>-210.3689</text:p>
          </table:table-cell>
          <table:table-cell office:value-type="float" office:value="568.0389" calcext:value-type="float">
            <text:p>568.0389</text:p>
          </table:table-cell>
          <table:table-cell office:value-type="float" office:value="0" calcext:value-type="float">
            <text:p>0</text:p>
          </table:table-cell>
          <table:table-cell office:value-type="float" office:value="249.2326" calcext:value-type="float">
            <text:p>249.2326</text:p>
          </table:table-cell>
          <table:table-cell office:value-type="float" office:value="135.4963" calcext:value-type="float">
            <text:p>135.4963</text:p>
          </table:table-cell>
          <table:table-cell office:value-type="float" office:value="0.0264911" calcext:value-type="float">
            <text:p>0.0264911</text:p>
          </table:table-cell>
          <table:table-cell office:value-type="float" office:value="0" calcext:value-type="float">
            <text:p>0</text:p>
          </table:table-cell>
          <table:table-cell office:value-type="float" office:value="0.002155075" calcext:value-type="float">
            <text:p>0.00215507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10.2969" calcext:value-type="float">
            <text:p>-210.2969</text:p>
          </table:table-cell>
          <table:table-cell office:value-type="float" office:value="0" calcext:value-type="float">
            <text:p>0</text:p>
          </table:table-cell>
          <table:table-cell office:value-type="float" office:value="312.9189" calcext:value-type="float">
            <text:p>312.9189</text:p>
          </table:table-cell>
          <table:table-cell office:value-type="float" office:value="1095.41" calcext:value-type="float">
            <text:p>1095.41</text:p>
          </table:table-cell>
          <table:table-cell office:value-type="float" office:value="1363.903" calcext:value-type="float">
            <text:p>1363.903</text:p>
          </table:table-cell>
          <table:table-cell office:value-type="float" office:value="1367.789" calcext:value-type="float">
            <text:p>1367.789</text:p>
          </table:table-cell>
          <table:table-cell office:value-type="float" office:value="826.0653" calcext:value-type="float">
            <text:p>826.0653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433.9646" calcext:value-type="float">
            <text:p>433.9646</text:p>
          </table:table-cell>
          <table:table-cell office:value-type="float" office:value="1911.49" calcext:value-type="float">
            <text:p>1911.49</text:p>
          </table:table-cell>
          <table:table-cell office:value-type="float" office:value="2130.619" calcext:value-type="float">
            <text:p>2130.619</text:p>
          </table:table-cell>
          <table:table-cell office:value-type="float" office:value="1689.795" calcext:value-type="float">
            <text:p>1689.795</text:p>
          </table:table-cell>
          <table:table-cell office:value-type="float" office:value="587.3737" calcext:value-type="float">
            <text:p>587.3737</text:p>
          </table:table-cell>
          <table:table-cell office:value-type="float" office:value="571.6032" calcext:value-type="float">
            <text:p>571.6032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35.73011" calcext:value-type="float">
            <text:p>35.73011</text:p>
          </table:table-cell>
          <table:table-cell office:value-type="float" office:value="0" calcext:value-type="float">
            <text:p>0</text:p>
          </table:table-cell>
          <table:table-cell office:value-type="float" office:value="-0.03521718" calcext:value-type="float">
            <text:p>-0.035217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7.2489" calcext:value-type="float">
            <text:p>-217.2489</text:p>
          </table:table-cell>
          <table:table-cell office:value-type="float" office:value="0" calcext:value-type="float">
            <text:p>0</text:p>
          </table:table-cell>
          <table:table-cell office:value-type="float" office:value="7.243682" calcext:value-type="float">
            <text:p>7.243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363.2124" calcext:value-type="float">
            <text:p>363.2124</text:p>
          </table:table-cell>
          <table:table-cell office:value-type="float" office:value="13345.21" calcext:value-type="float">
            <text:p>1334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6056" calcext:value-type="float">
            <text:p>-213.6056</text:p>
          </table:table-cell>
          <table:table-cell office:value-type="float" office:value="577.4075" calcext:value-type="float">
            <text:p>577.4075</text:p>
          </table:table-cell>
          <table:table-cell office:value-type="float" office:value="0" calcext:value-type="float">
            <text:p>0</text:p>
          </table:table-cell>
          <table:table-cell office:value-type="float" office:value="248.5008" calcext:value-type="float">
            <text:p>248.5008</text:p>
          </table:table-cell>
          <table:table-cell office:value-type="float" office:value="132.2779" calcext:value-type="float">
            <text:p>132.2779</text:p>
          </table:table-cell>
          <table:table-cell office:value-type="float" office:value="0.02675197" calcext:value-type="float">
            <text:p>0.02675197</text:p>
          </table:table-cell>
          <table:table-cell office:value-type="float" office:value="0" calcext:value-type="float">
            <text:p>0</text:p>
          </table:table-cell>
          <table:table-cell office:value-type="float" office:value="0.002155083" calcext:value-type="float">
            <text:p>0.0021550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13.5333" calcext:value-type="float">
            <text:p>-213.5333</text:p>
          </table:table-cell>
          <table:table-cell office:value-type="float" office:value="0" calcext:value-type="float">
            <text:p>0</text:p>
          </table:table-cell>
          <table:table-cell office:value-type="float" office:value="314.0079" calcext:value-type="float">
            <text:p>314.0079</text:p>
          </table:table-cell>
          <table:table-cell office:value-type="float" office:value="1095.109" calcext:value-type="float">
            <text:p>1095.109</text:p>
          </table:table-cell>
          <table:table-cell office:value-type="float" office:value="1363.643" calcext:value-type="float">
            <text:p>1363.643</text:p>
          </table:table-cell>
          <table:table-cell office:value-type="float" office:value="1367.581" calcext:value-type="float">
            <text:p>1367.581</text:p>
          </table:table-cell>
          <table:table-cell office:value-type="float" office:value="825.9332" calcext:value-type="float">
            <text:p>825.9332</text:p>
          </table:table-cell>
          <table:table-cell office:value-type="float" office:value="1106.652" calcext:value-type="float">
            <text:p>1106.652</text:p>
          </table:table-cell>
          <table:table-cell office:value-type="float" office:value="433.9142" calcext:value-type="float">
            <text:p>433.9142</text:p>
          </table:table-cell>
          <table:table-cell office:value-type="float" office:value="1911.369" calcext:value-type="float">
            <text:p>1911.369</text:p>
          </table:table-cell>
          <table:table-cell office:value-type="float" office:value="2130.54" calcext:value-type="float">
            <text:p>2130.54</text:p>
          </table:table-cell>
          <table:table-cell office:value-type="float" office:value="1689.763" calcext:value-type="float">
            <text:p>1689.763</text:p>
          </table:table-cell>
          <table:table-cell office:value-type="float" office:value="587.3708" calcext:value-type="float">
            <text:p>587.3708</text:p>
          </table:table-cell>
          <table:table-cell office:value-type="float" office:value="571.6018" calcext:value-type="float">
            <text:p>571.6018</text:p>
          </table:table-cell>
          <table:table-cell office:value-type="float" office:value="142.9288" calcext:value-type="float">
            <text:p>142.9288</text:p>
          </table:table-cell>
          <table:table-cell office:value-type="float" office:value="35.73004" calcext:value-type="float">
            <text:p>35.73004</text:p>
          </table:table-cell>
          <table:table-cell office:value-type="float" office:value="0" calcext:value-type="float">
            <text:p>0</text:p>
          </table:table-cell>
          <table:table-cell office:value-type="float" office:value="-0.03524447" calcext:value-type="float">
            <text:p>-0.035244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0.5551" calcext:value-type="float">
            <text:p>-220.5551</text:p>
          </table:table-cell>
          <table:table-cell office:value-type="float" office:value="0" calcext:value-type="float">
            <text:p>0</text:p>
          </table:table-cell>
          <table:table-cell office:value-type="float" office:value="7.313254" calcext:value-type="float">
            <text:p>7.31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360.1012" calcext:value-type="float">
            <text:p>360.1012</text:p>
          </table:table-cell>
          <table:table-cell office:value-type="float" office:value="13345.19" calcext:value-type="float">
            <text:p>1334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5636" calcext:value-type="float">
            <text:p>-216.5636</text:p>
          </table:table-cell>
          <table:table-cell office:value-type="float" office:value="587.5671" calcext:value-type="float">
            <text:p>587.5671</text:p>
          </table:table-cell>
          <table:table-cell office:value-type="float" office:value="0" calcext:value-type="float">
            <text:p>0</text:p>
          </table:table-cell>
          <table:table-cell office:value-type="float" office:value="246.9544" calcext:value-type="float">
            <text:p>246.9544</text:p>
          </table:table-cell>
          <table:table-cell office:value-type="float" office:value="129.7345" calcext:value-type="float">
            <text:p>129.7345</text:p>
          </table:table-cell>
          <table:table-cell office:value-type="float" office:value="0.02691998" calcext:value-type="float">
            <text:p>0.02691998</text:p>
          </table:table-cell>
          <table:table-cell office:value-type="float" office:value="0" calcext:value-type="float">
            <text:p>0</text:p>
          </table:table-cell>
          <table:table-cell office:value-type="float" office:value="0.002155083" calcext:value-type="float">
            <text:p>0.0021550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16.4911" calcext:value-type="float">
            <text:p>-216.4911</text:p>
          </table:table-cell>
          <table:table-cell office:value-type="float" office:value="0" calcext:value-type="float">
            <text:p>0</text:p>
          </table:table-cell>
          <table:table-cell office:value-type="float" office:value="314.8951" calcext:value-type="float">
            <text:p>314.8951</text:p>
          </table:table-cell>
          <table:table-cell office:value-type="float" office:value="1094.748" calcext:value-type="float">
            <text:p>1094.748</text:p>
          </table:table-cell>
          <table:table-cell office:value-type="float" office:value="1363.34" calcext:value-type="float">
            <text:p>1363.34</text:p>
          </table:table-cell>
          <table:table-cell office:value-type="float" office:value="1367.343" calcext:value-type="float">
            <text:p>1367.343</text:p>
          </table:table-cell>
          <table:table-cell office:value-type="float" office:value="825.7859" calcext:value-type="float">
            <text:p>825.7859</text:p>
          </table:table-cell>
          <table:table-cell office:value-type="float" office:value="1106.514" calcext:value-type="float">
            <text:p>1106.514</text:p>
          </table:table-cell>
          <table:table-cell office:value-type="float" office:value="433.861" calcext:value-type="float">
            <text:p>433.861</text:p>
          </table:table-cell>
          <table:table-cell office:value-type="float" office:value="1911.247" calcext:value-type="float">
            <text:p>1911.247</text:p>
          </table:table-cell>
          <table:table-cell office:value-type="float" office:value="2130.462" calcext:value-type="float">
            <text:p>2130.462</text:p>
          </table:table-cell>
          <table:table-cell office:value-type="float" office:value="1689.731" calcext:value-type="float">
            <text:p>1689.731</text:p>
          </table:table-cell>
          <table:table-cell office:value-type="float" office:value="587.3679" calcext:value-type="float">
            <text:p>587.3679</text:p>
          </table:table-cell>
          <table:table-cell office:value-type="float" office:value="571.6003" calcext:value-type="float">
            <text:p>571.6003</text:p>
          </table:table-cell>
          <table:table-cell office:value-type="float" office:value="142.9286" calcext:value-type="float">
            <text:p>142.9286</text:p>
          </table:table-cell>
          <table:table-cell office:value-type="float" office:value="35.72997" calcext:value-type="float">
            <text:p>35.72997</text:p>
          </table:table-cell>
          <table:table-cell office:value-type="float" office:value="0" calcext:value-type="float">
            <text:p>0</text:p>
          </table:table-cell>
          <table:table-cell office:value-type="float" office:value="-0.03541308" calcext:value-type="float">
            <text:p>-0.03541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3.5525" calcext:value-type="float">
            <text:p>-223.5525</text:p>
          </table:table-cell>
          <table:table-cell office:value-type="float" office:value="0" calcext:value-type="float">
            <text:p>0</text:p>
          </table:table-cell>
          <table:table-cell office:value-type="float" office:value="7.352919" calcext:value-type="float">
            <text:p>7.35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356.9401" calcext:value-type="float">
            <text:p>356.9401</text:p>
          </table:table-cell>
          <table:table-cell office:value-type="float" office:value="13345.32" calcext:value-type="float">
            <text:p>1334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3767" calcext:value-type="float">
            <text:p>-219.3767</text:p>
          </table:table-cell>
          <table:table-cell office:value-type="float" office:value="590.3746" calcext:value-type="float">
            <text:p>590.3746</text:p>
          </table:table-cell>
          <table:table-cell office:value-type="float" office:value="0" calcext:value-type="float">
            <text:p>0</text:p>
          </table:table-cell>
          <table:table-cell office:value-type="float" office:value="239.8839" calcext:value-type="float">
            <text:p>239.8839</text:p>
          </table:table-cell>
          <table:table-cell office:value-type="float" office:value="127.2793" calcext:value-type="float">
            <text:p>127.2793</text:p>
          </table:table-cell>
          <table:table-cell office:value-type="float" office:value="0.02729255" calcext:value-type="float">
            <text:p>0.02729255</text:p>
          </table:table-cell>
          <table:table-cell office:value-type="float" office:value="0" calcext:value-type="float">
            <text:p>0</text:p>
          </table:table-cell>
          <table:table-cell office:value-type="float" office:value="0.002155083" calcext:value-type="float">
            <text:p>0.0021550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19.3039" calcext:value-type="float">
            <text:p>-219.3039</text:p>
          </table:table-cell>
          <table:table-cell office:value-type="float" office:value="0" calcext:value-type="float">
            <text:p>0</text:p>
          </table:table-cell>
          <table:table-cell office:value-type="float" office:value="316.0443" calcext:value-type="float">
            <text:p>316.0443</text:p>
          </table:table-cell>
          <table:table-cell office:value-type="float" office:value="1094.293" calcext:value-type="float">
            <text:p>1094.293</text:p>
          </table:table-cell>
          <table:table-cell office:value-type="float" office:value="1362.971" calcext:value-type="float">
            <text:p>1362.971</text:p>
          </table:table-cell>
          <table:table-cell office:value-type="float" office:value="1367.068" calcext:value-type="float">
            <text:p>1367.068</text:p>
          </table:table-cell>
          <table:table-cell office:value-type="float" office:value="825.6208" calcext:value-type="float">
            <text:p>825.6208</text:p>
          </table:table-cell>
          <table:table-cell office:value-type="float" office:value="1106.365" calcext:value-type="float">
            <text:p>1106.365</text:p>
          </table:table-cell>
          <table:table-cell office:value-type="float" office:value="433.8022" calcext:value-type="float">
            <text:p>433.8022</text:p>
          </table:table-cell>
          <table:table-cell office:value-type="float" office:value="1911.119" calcext:value-type="float">
            <text:p>1911.119</text:p>
          </table:table-cell>
          <table:table-cell office:value-type="float" office:value="2130.382" calcext:value-type="float">
            <text:p>2130.382</text:p>
          </table:table-cell>
          <table:table-cell office:value-type="float" office:value="1689.698" calcext:value-type="float">
            <text:p>1689.698</text:p>
          </table:table-cell>
          <table:table-cell office:value-type="float" office:value="587.3649" calcext:value-type="float">
            <text:p>587.3649</text:p>
          </table:table-cell>
          <table:table-cell office:value-type="float" office:value="571.5989" calcext:value-type="float">
            <text:p>571.5989</text:p>
          </table:table-cell>
          <table:table-cell office:value-type="float" office:value="142.9283" calcext:value-type="float">
            <text:p>142.9283</text:p>
          </table:table-cell>
          <table:table-cell office:value-type="float" office:value="35.7299" calcext:value-type="float">
            <text:p>35.7299</text:p>
          </table:table-cell>
          <table:table-cell office:value-type="float" office:value="0" calcext:value-type="float">
            <text:p>0</text:p>
          </table:table-cell>
          <table:table-cell office:value-type="float" office:value="-0.03548318" calcext:value-type="float">
            <text:p>-0.03548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6.4372" calcext:value-type="float">
            <text:p>-226.4372</text:p>
          </table:table-cell>
          <table:table-cell office:value-type="float" office:value="0" calcext:value-type="float">
            <text:p>0</text:p>
          </table:table-cell>
          <table:table-cell office:value-type="float" office:value="7.424397" calcext:value-type="float">
            <text:p>7.424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353.8704" calcext:value-type="float">
            <text:p>353.8704</text:p>
          </table:table-cell>
          <table:table-cell office:value-type="float" office:value="13345.14" calcext:value-type="float">
            <text:p>1334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377" calcext:value-type="float">
            <text:p>-222.377</text:p>
          </table:table-cell>
          <table:table-cell office:value-type="float" office:value="598.8557" calcext:value-type="float">
            <text:p>598.8557</text:p>
          </table:table-cell>
          <table:table-cell office:value-type="float" office:value="0" calcext:value-type="float">
            <text:p>0</text:p>
          </table:table-cell>
          <table:table-cell office:value-type="float" office:value="232.8056" calcext:value-type="float">
            <text:p>232.8056</text:p>
          </table:table-cell>
          <table:table-cell office:value-type="float" office:value="125.134" calcext:value-type="float">
            <text:p>125.134</text:p>
          </table:table-cell>
          <table:table-cell office:value-type="float" office:value="0.0275502" calcext:value-type="float">
            <text:p>0.0275502</text:p>
          </table:table-cell>
          <table:table-cell office:value-type="float" office:value="0" calcext:value-type="float">
            <text:p>0</text:p>
          </table:table-cell>
          <table:table-cell office:value-type="float" office:value="0.002155083" calcext:value-type="float">
            <text:p>0.0021550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22.3039" calcext:value-type="float">
            <text:p>-222.3039</text:p>
          </table:table-cell>
          <table:table-cell office:value-type="float" office:value="0" calcext:value-type="float">
            <text:p>0</text:p>
          </table:table-cell>
          <table:table-cell office:value-type="float" office:value="317.0337" calcext:value-type="float">
            <text:p>317.0337</text:p>
          </table:table-cell>
          <table:table-cell office:value-type="float" office:value="1093.687" calcext:value-type="float">
            <text:p>1093.687</text:p>
          </table:table-cell>
          <table:table-cell office:value-type="float" office:value="1362.503" calcext:value-type="float">
            <text:p>1362.503</text:p>
          </table:table-cell>
          <table:table-cell office:value-type="float" office:value="1366.738" calcext:value-type="float">
            <text:p>1366.738</text:p>
          </table:table-cell>
          <table:table-cell office:value-type="float" office:value="825.4194" calcext:value-type="float">
            <text:p>825.4194</text:p>
          </table:table-cell>
          <table:table-cell office:value-type="float" office:value="1106.196" calcext:value-type="float">
            <text:p>1106.196</text:p>
          </table:table-cell>
          <table:table-cell office:value-type="float" office:value="433.7352" calcext:value-type="float">
            <text:p>433.7352</text:p>
          </table:table-cell>
          <table:table-cell office:value-type="float" office:value="1910.975" calcext:value-type="float">
            <text:p>1910.975</text:p>
          </table:table-cell>
          <table:table-cell office:value-type="float" office:value="2130.302" calcext:value-type="float">
            <text:p>2130.302</text:p>
          </table:table-cell>
          <table:table-cell office:value-type="float" office:value="1689.666" calcext:value-type="float">
            <text:p>1689.666</text:p>
          </table:table-cell>
          <table:table-cell office:value-type="float" office:value="587.3619" calcext:value-type="float">
            <text:p>587.3619</text:p>
          </table:table-cell>
          <table:table-cell office:value-type="float" office:value="571.5974" calcext:value-type="float">
            <text:p>571.5974</text:p>
          </table:table-cell>
          <table:table-cell office:value-type="float" office:value="142.9281" calcext:value-type="float">
            <text:p>142.9281</text:p>
          </table:table-cell>
          <table:table-cell office:value-type="float" office:value="35.72984" calcext:value-type="float">
            <text:p>35.72984</text:p>
          </table:table-cell>
          <table:table-cell office:value-type="float" office:value="0" calcext:value-type="float">
            <text:p>0</text:p>
          </table:table-cell>
          <table:table-cell office:value-type="float" office:value="-0.03561946" calcext:value-type="float">
            <text:p>-0.035619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9.5448" calcext:value-type="float">
            <text:p>-229.5448</text:p>
          </table:table-cell>
          <table:table-cell office:value-type="float" office:value="0" calcext:value-type="float">
            <text:p>0</text:p>
          </table:table-cell>
          <table:table-cell office:value-type="float" office:value="7.531629" calcext:value-type="float">
            <text:p>7.53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351.7791" calcext:value-type="float">
            <text:p>351.7791</text:p>
          </table:table-cell>
          <table:table-cell office:value-type="float" office:value="13344.4" calcext:value-type="float">
            <text:p>133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9703" calcext:value-type="float">
            <text:p>-224.9703</text:p>
          </table:table-cell>
          <table:table-cell office:value-type="float" office:value="602.334" calcext:value-type="float">
            <text:p>602.334</text:p>
          </table:table-cell>
          <table:table-cell office:value-type="float" office:value="0" calcext:value-type="float">
            <text:p>0</text:p>
          </table:table-cell>
          <table:table-cell office:value-type="float" office:value="228.6307" calcext:value-type="float">
            <text:p>228.6307</text:p>
          </table:table-cell>
          <table:table-cell office:value-type="float" office:value="124.0048" calcext:value-type="float">
            <text:p>124.0048</text:p>
          </table:table-cell>
          <table:table-cell office:value-type="float" office:value="0.02778097" calcext:value-type="float">
            <text:p>0.02778097</text:p>
          </table:table-cell>
          <table:table-cell office:value-type="float" office:value="0" calcext:value-type="float">
            <text:p>0</text:p>
          </table:table-cell>
          <table:table-cell office:value-type="float" office:value="0.002155125" calcext:value-type="float">
            <text:p>0.002155125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24.8969" calcext:value-type="float">
            <text:p>-224.8969</text:p>
          </table:table-cell>
          <table:table-cell office:value-type="float" office:value="0" calcext:value-type="float">
            <text:p>0</text:p>
          </table:table-cell>
          <table:table-cell office:value-type="float" office:value="317.5874" calcext:value-type="float">
            <text:p>317.5874</text:p>
          </table:table-cell>
          <table:table-cell office:value-type="float" office:value="1093.056" calcext:value-type="float">
            <text:p>1093.056</text:p>
          </table:table-cell>
          <table:table-cell office:value-type="float" office:value="1361.995" calcext:value-type="float">
            <text:p>1361.995</text:p>
          </table:table-cell>
          <table:table-cell office:value-type="float" office:value="1366.366" calcext:value-type="float">
            <text:p>1366.366</text:p>
          </table:table-cell>
          <table:table-cell office:value-type="float" office:value="825.1962" calcext:value-type="float">
            <text:p>825.1962</text:p>
          </table:table-cell>
          <table:table-cell office:value-type="float" office:value="1106.009" calcext:value-type="float">
            <text:p>1106.009</text:p>
          </table:table-cell>
          <table:table-cell office:value-type="float" office:value="433.6638" calcext:value-type="float">
            <text:p>433.6638</text:p>
          </table:table-cell>
          <table:table-cell office:value-type="float" office:value="1910.835" calcext:value-type="float">
            <text:p>1910.835</text:p>
          </table:table-cell>
          <table:table-cell office:value-type="float" office:value="2130.219" calcext:value-type="float">
            <text:p>2130.219</text:p>
          </table:table-cell>
          <table:table-cell office:value-type="float" office:value="1689.633" calcext:value-type="float">
            <text:p>1689.633</text:p>
          </table:table-cell>
          <table:table-cell office:value-type="float" office:value="587.3589" calcext:value-type="float">
            <text:p>587.3589</text:p>
          </table:table-cell>
          <table:table-cell office:value-type="float" office:value="571.5959" calcext:value-type="float">
            <text:p>571.5959</text:p>
          </table:table-cell>
          <table:table-cell office:value-type="float" office:value="142.9278" calcext:value-type="float">
            <text:p>142.9278</text:p>
          </table:table-cell>
          <table:table-cell office:value-type="float" office:value="35.72977" calcext:value-type="float">
            <text:p>35.72977</text:p>
          </table:table-cell>
          <table:table-cell office:value-type="float" office:value="0" calcext:value-type="float">
            <text:p>0</text:p>
          </table:table-cell>
          <table:table-cell office:value-type="float" office:value="-0.03577356" calcext:value-type="float">
            <text:p>-0.035773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2.246" calcext:value-type="float">
            <text:p>-232.246</text:p>
          </table:table-cell>
          <table:table-cell office:value-type="float" office:value="0" calcext:value-type="float">
            <text:p>0</text:p>
          </table:table-cell>
          <table:table-cell office:value-type="float" office:value="7.640157" calcext:value-type="float">
            <text:p>7.64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347.669" calcext:value-type="float">
            <text:p>347.669</text:p>
          </table:table-cell>
          <table:table-cell office:value-type="float" office:value="13344.12" calcext:value-type="float">
            <text:p>1334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.9137" calcext:value-type="float">
            <text:p>-228.9137</text:p>
          </table:table-cell>
          <table:table-cell office:value-type="float" office:value="611.8857" calcext:value-type="float">
            <text:p>611.8857</text:p>
          </table:table-cell>
          <table:table-cell office:value-type="float" office:value="0" calcext:value-type="float">
            <text:p>0</text:p>
          </table:table-cell>
          <table:table-cell office:value-type="float" office:value="229.5536" calcext:value-type="float">
            <text:p>229.5536</text:p>
          </table:table-cell>
          <table:table-cell office:value-type="float" office:value="120.6125" calcext:value-type="float">
            <text:p>120.6125</text:p>
          </table:table-cell>
          <table:table-cell office:value-type="float" office:value="0.0273484" calcext:value-type="float">
            <text:p>0.0273484</text:p>
          </table:table-cell>
          <table:table-cell office:value-type="float" office:value="0" calcext:value-type="float">
            <text:p>0</text:p>
          </table:table-cell>
          <table:table-cell office:value-type="float" office:value="0.002156889" calcext:value-type="float">
            <text:p>0.002156889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28.8408" calcext:value-type="float">
            <text:p>-228.8408</text:p>
          </table:table-cell>
          <table:table-cell office:value-type="float" office:value="0" calcext:value-type="float">
            <text:p>0</text:p>
          </table:table-cell>
          <table:table-cell office:value-type="float" office:value="318.4323" calcext:value-type="float">
            <text:p>318.4323</text:p>
          </table:table-cell>
          <table:table-cell office:value-type="float" office:value="1092.67" calcext:value-type="float">
            <text:p>1092.67</text:p>
          </table:table-cell>
          <table:table-cell office:value-type="float" office:value="1361.608" calcext:value-type="float">
            <text:p>1361.608</text:p>
          </table:table-cell>
          <table:table-cell office:value-type="float" office:value="1366.033" calcext:value-type="float">
            <text:p>1366.033</text:p>
          </table:table-cell>
          <table:table-cell office:value-type="float" office:value="824.9934" calcext:value-type="float">
            <text:p>824.9934</text:p>
          </table:table-cell>
          <table:table-cell office:value-type="float" office:value="1105.82" calcext:value-type="float">
            <text:p>1105.82</text:p>
          </table:table-cell>
          <table:table-cell office:value-type="float" office:value="433.5898" calcext:value-type="float">
            <text:p>433.5898</text:p>
          </table:table-cell>
          <table:table-cell office:value-type="float" office:value="1910.689" calcext:value-type="float">
            <text:p>1910.689</text:p>
          </table:table-cell>
          <table:table-cell office:value-type="float" office:value="2130.134" calcext:value-type="float">
            <text:p>2130.134</text:p>
          </table:table-cell>
          <table:table-cell office:value-type="float" office:value="1689.599" calcext:value-type="float">
            <text:p>1689.599</text:p>
          </table:table-cell>
          <table:table-cell office:value-type="float" office:value="587.3559" calcext:value-type="float">
            <text:p>587.3559</text:p>
          </table:table-cell>
          <table:table-cell office:value-type="float" office:value="571.5944" calcext:value-type="float">
            <text:p>571.5944</text:p>
          </table:table-cell>
          <table:table-cell office:value-type="float" office:value="142.9276" calcext:value-type="float">
            <text:p>142.9276</text:p>
          </table:table-cell>
          <table:table-cell office:value-type="float" office:value="35.72971" calcext:value-type="float">
            <text:p>35.72971</text:p>
          </table:table-cell>
          <table:table-cell office:value-type="float" office:value="0" calcext:value-type="float">
            <text:p>0</text:p>
          </table:table-cell>
          <table:table-cell office:value-type="float" office:value="-0.03667338" calcext:value-type="float">
            <text:p>-0.036673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6.5193" calcext:value-type="float">
            <text:p>-236.5193</text:p>
          </table:table-cell>
          <table:table-cell office:value-type="float" office:value="0" calcext:value-type="float">
            <text:p>0</text:p>
          </table:table-cell>
          <table:table-cell office:value-type="float" office:value="7.970288" calcext:value-type="float">
            <text:p>7.97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344.2072" calcext:value-type="float">
            <text:p>344.2072</text:p>
          </table:table-cell>
          <table:table-cell office:value-type="float" office:value="13343.9" calcext:value-type="float">
            <text:p>133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.1845" calcext:value-type="float">
            <text:p>-232.1845</text:p>
          </table:table-cell>
          <table:table-cell office:value-type="float" office:value="620.7382" calcext:value-type="float">
            <text:p>620.7382</text:p>
          </table:table-cell>
          <table:table-cell office:value-type="float" office:value="0" calcext:value-type="float">
            <text:p>0</text:p>
          </table:table-cell>
          <table:table-cell office:value-type="float" office:value="230.0112" calcext:value-type="float">
            <text:p>230.0112</text:p>
          </table:table-cell>
          <table:table-cell office:value-type="float" office:value="117.7768" calcext:value-type="float">
            <text:p>117.7768</text:p>
          </table:table-cell>
          <table:table-cell office:value-type="float" office:value="0.0270494" calcext:value-type="float">
            <text:p>0.0270494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32.1118" calcext:value-type="float">
            <text:p>-232.1118</text:p>
          </table:table-cell>
          <table:table-cell office:value-type="float" office:value="0" calcext:value-type="float">
            <text:p>0</text:p>
          </table:table-cell>
          <table:table-cell office:value-type="float" office:value="319.2011" calcext:value-type="float">
            <text:p>319.2011</text:p>
          </table:table-cell>
          <table:table-cell office:value-type="float" office:value="1092.357" calcext:value-type="float">
            <text:p>1092.357</text:p>
          </table:table-cell>
          <table:table-cell office:value-type="float" office:value="1361.286" calcext:value-type="float">
            <text:p>1361.286</text:p>
          </table:table-cell>
          <table:table-cell office:value-type="float" office:value="1365.747" calcext:value-type="float">
            <text:p>1365.747</text:p>
          </table:table-cell>
          <table:table-cell office:value-type="float" office:value="824.8124" calcext:value-type="float">
            <text:p>824.8124</text:p>
          </table:table-cell>
          <table:table-cell office:value-type="float" office:value="1105.645" calcext:value-type="float">
            <text:p>1105.645</text:p>
          </table:table-cell>
          <table:table-cell office:value-type="float" office:value="433.5208" calcext:value-type="float">
            <text:p>433.5208</text:p>
          </table:table-cell>
          <table:table-cell office:value-type="float" office:value="1910.544" calcext:value-type="float">
            <text:p>1910.544</text:p>
          </table:table-cell>
          <table:table-cell office:value-type="float" office:value="2130.047" calcext:value-type="float">
            <text:p>2130.047</text:p>
          </table:table-cell>
          <table:table-cell office:value-type="float" office:value="1689.565" calcext:value-type="float">
            <text:p>1689.565</text:p>
          </table:table-cell>
          <table:table-cell office:value-type="float" office:value="587.3528" calcext:value-type="float">
            <text:p>587.3528</text:p>
          </table:table-cell>
          <table:table-cell office:value-type="float" office:value="571.5929" calcext:value-type="float">
            <text:p>571.5929</text:p>
          </table:table-cell>
          <table:table-cell office:value-type="float" office:value="142.9274" calcext:value-type="float">
            <text:p>142.9274</text:p>
          </table:table-cell>
          <table:table-cell office:value-type="float" office:value="35.72964" calcext:value-type="float">
            <text:p>35.72964</text:p>
          </table:table-cell>
          <table:table-cell office:value-type="float" office:value="0" calcext:value-type="float">
            <text:p>0</text:p>
          </table:table-cell>
          <table:table-cell office:value-type="float" office:value="-0.03729938" calcext:value-type="float">
            <text:p>-0.03729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0.0806" calcext:value-type="float">
            <text:p>-240.0806</text:p>
          </table:table-cell>
          <table:table-cell office:value-type="float" office:value="0" calcext:value-type="float">
            <text:p>0</text:p>
          </table:table-cell>
          <table:table-cell office:value-type="float" office:value="8.261249" calcext:value-type="float">
            <text:p>8.26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341.0883" calcext:value-type="float">
            <text:p>341.0883</text:p>
          </table:table-cell>
          <table:table-cell office:value-type="float" office:value="13343.66" calcext:value-type="float">
            <text:p>13343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.4588" calcext:value-type="float">
            <text:p>-235.4588</text:p>
          </table:table-cell>
          <table:table-cell office:value-type="float" office:value="631.329" calcext:value-type="float">
            <text:p>631.329</text:p>
          </table:table-cell>
          <table:table-cell office:value-type="float" office:value="0" calcext:value-type="float">
            <text:p>0</text:p>
          </table:table-cell>
          <table:table-cell office:value-type="float" office:value="230.1532" calcext:value-type="float">
            <text:p>230.1532</text:p>
          </table:table-cell>
          <table:table-cell office:value-type="float" office:value="115.2933" calcext:value-type="float">
            <text:p>115.2933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35.3862" calcext:value-type="float">
            <text:p>-235.3862</text:p>
          </table:table-cell>
          <table:table-cell office:value-type="float" office:value="0" calcext:value-type="float">
            <text:p>0</text:p>
          </table:table-cell>
          <table:table-cell office:value-type="float" office:value="319.9255" calcext:value-type="float">
            <text:p>319.9255</text:p>
          </table:table-cell>
          <table:table-cell office:value-type="float" office:value="1092.017" calcext:value-type="float">
            <text:p>1092.017</text:p>
          </table:table-cell>
          <table:table-cell office:value-type="float" office:value="1360.974" calcext:value-type="float">
            <text:p>1360.974</text:p>
          </table:table-cell>
          <table:table-cell office:value-type="float" office:value="1365.479" calcext:value-type="float">
            <text:p>1365.479</text:p>
          </table:table-cell>
          <table:table-cell office:value-type="float" office:value="824.6432" calcext:value-type="float">
            <text:p>824.6432</text:p>
          </table:table-cell>
          <table:table-cell office:value-type="float" office:value="1105.476" calcext:value-type="float">
            <text:p>1105.476</text:p>
          </table:table-cell>
          <table:table-cell office:value-type="float" office:value="433.4535" calcext:value-type="float">
            <text:p>433.4535</text:p>
          </table:table-cell>
          <table:table-cell office:value-type="float" office:value="1910.403" calcext:value-type="float">
            <text:p>1910.403</text:p>
          </table:table-cell>
          <table:table-cell office:value-type="float" office:value="2129.959" calcext:value-type="float">
            <text:p>2129.959</text:p>
          </table:table-cell>
          <table:table-cell office:value-type="float" office:value="1689.53" calcext:value-type="float">
            <text:p>1689.53</text:p>
          </table:table-cell>
          <table:table-cell office:value-type="float" office:value="587.3496" calcext:value-type="float">
            <text:p>587.3496</text:p>
          </table:table-cell>
          <table:table-cell office:value-type="float" office:value="571.5913" calcext:value-type="float">
            <text:p>571.5913</text:p>
          </table:table-cell>
          <table:table-cell office:value-type="float" office:value="142.9271" calcext:value-type="float">
            <text:p>142.9271</text:p>
          </table:table-cell>
          <table:table-cell office:value-type="float" office:value="35.72957" calcext:value-type="float">
            <text:p>35.72957</text:p>
          </table:table-cell>
          <table:table-cell office:value-type="float" office:value="0" calcext:value-type="float">
            <text:p>0</text:p>
          </table:table-cell>
          <table:table-cell office:value-type="float" office:value="-0.03742902" calcext:value-type="float">
            <text:p>-0.037429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3.3036" calcext:value-type="float">
            <text:p>-243.3036</text:p>
          </table:table-cell>
          <table:table-cell office:value-type="float" office:value="0" calcext:value-type="float">
            <text:p>0</text:p>
          </table:table-cell>
          <table:table-cell office:value-type="float" office:value="8.209859" calcext:value-type="float">
            <text:p>8.20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337.5203" calcext:value-type="float">
            <text:p>337.5203</text:p>
          </table:table-cell>
          <table:table-cell office:value-type="float" office:value="13343.59" calcext:value-type="float">
            <text:p>1334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974" calcext:value-type="float">
            <text:p>-238.974</text:p>
          </table:table-cell>
          <table:table-cell office:value-type="float" office:value="642.6166" calcext:value-type="float">
            <text:p>642.6166</text:p>
          </table:table-cell>
          <table:table-cell office:value-type="float" office:value="0" calcext:value-type="float">
            <text:p>0</text:p>
          </table:table-cell>
          <table:table-cell office:value-type="float" office:value="230.2191" calcext:value-type="float">
            <text:p>230.2191</text:p>
          </table:table-cell>
          <table:table-cell office:value-type="float" office:value="112.4021" calcext:value-type="float">
            <text:p>112.4021</text:p>
          </table:table-cell>
          <table:table-cell office:value-type="float" office:value="0.02721423" calcext:value-type="float">
            <text:p>0.02721423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38.9012" calcext:value-type="float">
            <text:p>-238.9012</text:p>
          </table:table-cell>
          <table:table-cell office:value-type="float" office:value="0" calcext:value-type="float">
            <text:p>0</text:p>
          </table:table-cell>
          <table:table-cell office:value-type="float" office:value="320.8061" calcext:value-type="float">
            <text:p>320.8061</text:p>
          </table:table-cell>
          <table:table-cell office:value-type="float" office:value="1091.64" calcext:value-type="float">
            <text:p>1091.64</text:p>
          </table:table-cell>
          <table:table-cell office:value-type="float" office:value="1360.648" calcext:value-type="float">
            <text:p>1360.648</text:p>
          </table:table-cell>
          <table:table-cell office:value-type="float" office:value="1365.213" calcext:value-type="float">
            <text:p>1365.213</text:p>
          </table:table-cell>
          <table:table-cell office:value-type="float" office:value="824.4776" calcext:value-type="float">
            <text:p>824.4776</text:p>
          </table:table-cell>
          <table:table-cell office:value-type="float" office:value="1105.315" calcext:value-type="float">
            <text:p>1105.315</text:p>
          </table:table-cell>
          <table:table-cell office:value-type="float" office:value="433.3873" calcext:value-type="float">
            <text:p>433.3873</text:p>
          </table:table-cell>
          <table:table-cell office:value-type="float" office:value="1910.266" calcext:value-type="float">
            <text:p>1910.266</text:p>
          </table:table-cell>
          <table:table-cell office:value-type="float" office:value="2129.867" calcext:value-type="float">
            <text:p>2129.867</text:p>
          </table:table-cell>
          <table:table-cell office:value-type="float" office:value="1689.495" calcext:value-type="float">
            <text:p>1689.495</text:p>
          </table:table-cell>
          <table:table-cell office:value-type="float" office:value="587.3463" calcext:value-type="float">
            <text:p>587.3463</text:p>
          </table:table-cell>
          <table:table-cell office:value-type="float" office:value="571.5898" calcext:value-type="float">
            <text:p>571.5898</text:p>
          </table:table-cell>
          <table:table-cell office:value-type="float" office:value="142.9269" calcext:value-type="float">
            <text:p>142.9269</text:p>
          </table:table-cell>
          <table:table-cell office:value-type="float" office:value="35.7295" calcext:value-type="float">
            <text:p>35.7295</text:p>
          </table:table-cell>
          <table:table-cell office:value-type="float" office:value="0" calcext:value-type="float">
            <text:p>0</text:p>
          </table:table-cell>
          <table:table-cell office:value-type="float" office:value="-0.03753541" calcext:value-type="float">
            <text:p>-0.03753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6.8161" calcext:value-type="float">
            <text:p>-246.8161</text:p>
          </table:table-cell>
          <table:table-cell office:value-type="float" office:value="0" calcext:value-type="float">
            <text:p>0</text:p>
          </table:table-cell>
          <table:table-cell office:value-type="float" office:value="8.206132" calcext:value-type="float">
            <text:p>8.206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334.9077" calcext:value-type="float">
            <text:p>334.9077</text:p>
          </table:table-cell>
          <table:table-cell office:value-type="float" office:value="13343.19" calcext:value-type="float">
            <text:p>1334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8126" calcext:value-type="float">
            <text:p>-241.8126</text:p>
          </table:table-cell>
          <table:table-cell office:value-type="float" office:value="652.8909" calcext:value-type="float">
            <text:p>652.8909</text:p>
          </table:table-cell>
          <table:table-cell office:value-type="float" office:value="0" calcext:value-type="float">
            <text:p>0</text:p>
          </table:table-cell>
          <table:table-cell office:value-type="float" office:value="229.4025" calcext:value-type="float">
            <text:p>229.4025</text:p>
          </table:table-cell>
          <table:table-cell office:value-type="float" office:value="110.5096" calcext:value-type="float">
            <text:p>110.5096</text:p>
          </table:table-cell>
          <table:table-cell office:value-type="float" office:value="0.02732477" calcext:value-type="float">
            <text:p>0.02732477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41.7397" calcext:value-type="float">
            <text:p>-241.7397</text:p>
          </table:table-cell>
          <table:table-cell office:value-type="float" office:value="0" calcext:value-type="float">
            <text:p>0</text:p>
          </table:table-cell>
          <table:table-cell office:value-type="float" office:value="321.4179" calcext:value-type="float">
            <text:p>321.4179</text:p>
          </table:table-cell>
          <table:table-cell office:value-type="float" office:value="1091.229" calcext:value-type="float">
            <text:p>1091.229</text:p>
          </table:table-cell>
          <table:table-cell office:value-type="float" office:value="1360.299" calcext:value-type="float">
            <text:p>1360.299</text:p>
          </table:table-cell>
          <table:table-cell office:value-type="float" office:value="1364.936" calcext:value-type="float">
            <text:p>1364.936</text:p>
          </table:table-cell>
          <table:table-cell office:value-type="float" office:value="824.2975" calcext:value-type="float">
            <text:p>824.2975</text:p>
          </table:table-cell>
          <table:table-cell office:value-type="float" office:value="1105.147" calcext:value-type="float">
            <text:p>1105.147</text:p>
          </table:table-cell>
          <table:table-cell office:value-type="float" office:value="433.3202" calcext:value-type="float">
            <text:p>433.3202</text:p>
          </table:table-cell>
          <table:table-cell office:value-type="float" office:value="1910.129" calcext:value-type="float">
            <text:p>1910.129</text:p>
          </table:table-cell>
          <table:table-cell office:value-type="float" office:value="2129.769" calcext:value-type="float">
            <text:p>2129.769</text:p>
          </table:table-cell>
          <table:table-cell office:value-type="float" office:value="1689.46" calcext:value-type="float">
            <text:p>1689.46</text:p>
          </table:table-cell>
          <table:table-cell office:value-type="float" office:value="587.3431" calcext:value-type="float">
            <text:p>587.3431</text:p>
          </table:table-cell>
          <table:table-cell office:value-type="float" office:value="571.5882" calcext:value-type="float">
            <text:p>571.5882</text:p>
          </table:table-cell>
          <table:table-cell office:value-type="float" office:value="142.9267" calcext:value-type="float">
            <text:p>142.9267</text:p>
          </table:table-cell>
          <table:table-cell office:value-type="float" office:value="35.72943" calcext:value-type="float">
            <text:p>35.72943</text:p>
          </table:table-cell>
          <table:table-cell office:value-type="float" office:value="0" calcext:value-type="float">
            <text:p>0</text:p>
          </table:table-cell>
          <table:table-cell office:value-type="float" office:value="-0.03784259" calcext:value-type="float">
            <text:p>-0.03784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9.6876" calcext:value-type="float">
            <text:p>-249.6876</text:p>
          </table:table-cell>
          <table:table-cell office:value-type="float" office:value="0" calcext:value-type="float">
            <text:p>0</text:p>
          </table:table-cell>
          <table:table-cell office:value-type="float" office:value="8.238389" calcext:value-type="float">
            <text:p>8.238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333.1054" calcext:value-type="float">
            <text:p>333.1054</text:p>
          </table:table-cell>
          <table:table-cell office:value-type="float" office:value="13342.64" calcext:value-type="float">
            <text:p>1334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9439" calcext:value-type="float">
            <text:p>-243.9439</text:p>
          </table:table-cell>
          <table:table-cell office:value-type="float" office:value="655.3992" calcext:value-type="float">
            <text:p>655.3992</text:p>
          </table:table-cell>
          <table:table-cell office:value-type="float" office:value="0" calcext:value-type="float">
            <text:p>0</text:p>
          </table:table-cell>
          <table:table-cell office:value-type="float" office:value="225.7524" calcext:value-type="float">
            <text:p>225.7524</text:p>
          </table:table-cell>
          <table:table-cell office:value-type="float" office:value="109.4749" calcext:value-type="float">
            <text:p>109.4749</text:p>
          </table:table-cell>
          <table:table-cell office:value-type="float" office:value="0.02756048" calcext:value-type="float">
            <text:p>0.02756048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43.8708" calcext:value-type="float">
            <text:p>-243.8708</text:p>
          </table:table-cell>
          <table:table-cell office:value-type="float" office:value="0" calcext:value-type="float">
            <text:p>0</text:p>
          </table:table-cell>
          <table:table-cell office:value-type="float" office:value="321.935" calcext:value-type="float">
            <text:p>321.935</text:p>
          </table:table-cell>
          <table:table-cell office:value-type="float" office:value="1090.769" calcext:value-type="float">
            <text:p>1090.769</text:p>
          </table:table-cell>
          <table:table-cell office:value-type="float" office:value="1359.922" calcext:value-type="float">
            <text:p>1359.922</text:p>
          </table:table-cell>
          <table:table-cell office:value-type="float" office:value="1364.636" calcext:value-type="float">
            <text:p>1364.636</text:p>
          </table:table-cell>
          <table:table-cell office:value-type="float" office:value="824.112" calcext:value-type="float">
            <text:p>824.112</text:p>
          </table:table-cell>
          <table:table-cell office:value-type="float" office:value="1104.972" calcext:value-type="float">
            <text:p>1104.972</text:p>
          </table:table-cell>
          <table:table-cell office:value-type="float" office:value="433.2519" calcext:value-type="float">
            <text:p>433.2519</text:p>
          </table:table-cell>
          <table:table-cell office:value-type="float" office:value="1909.991" calcext:value-type="float">
            <text:p>1909.991</text:p>
          </table:table-cell>
          <table:table-cell office:value-type="float" office:value="2129.671" calcext:value-type="float">
            <text:p>2129.671</text:p>
          </table:table-cell>
          <table:table-cell office:value-type="float" office:value="1689.424" calcext:value-type="float">
            <text:p>1689.424</text:p>
          </table:table-cell>
          <table:table-cell office:value-type="float" office:value="587.3397" calcext:value-type="float">
            <text:p>587.3397</text:p>
          </table:table-cell>
          <table:table-cell office:value-type="float" office:value="571.5867" calcext:value-type="float">
            <text:p>571.5867</text:p>
          </table:table-cell>
          <table:table-cell office:value-type="float" office:value="142.9264" calcext:value-type="float">
            <text:p>142.9264</text:p>
          </table:table-cell>
          <table:table-cell office:value-type="float" office:value="35.72937" calcext:value-type="float">
            <text:p>35.72937</text:p>
          </table:table-cell>
          <table:table-cell office:value-type="float" office:value="0" calcext:value-type="float">
            <text:p>0</text:p>
          </table:table-cell>
          <table:table-cell office:value-type="float" office:value="-0.03794397" calcext:value-type="float">
            <text:p>-0.03794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1.9102" calcext:value-type="float">
            <text:p>-251.9102</text:p>
          </table:table-cell>
          <table:table-cell office:value-type="float" office:value="0" calcext:value-type="float">
            <text:p>0</text:p>
          </table:table-cell>
          <table:table-cell office:value-type="float" office:value="8.329046" calcext:value-type="float">
            <text:p>8.32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332.0077" calcext:value-type="float">
            <text:p>332.0077</text:p>
          </table:table-cell>
          <table:table-cell office:value-type="float" office:value="13341.81" calcext:value-type="float">
            <text:p>1334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.659" calcext:value-type="float">
            <text:p>-245.659</text:p>
          </table:table-cell>
          <table:table-cell office:value-type="float" office:value="663.3459" calcext:value-type="float">
            <text:p>663.3459</text:p>
          </table:table-cell>
          <table:table-cell office:value-type="float" office:value="0" calcext:value-type="float">
            <text:p>0</text:p>
          </table:table-cell>
          <table:table-cell office:value-type="float" office:value="223.8749" calcext:value-type="float">
            <text:p>223.8749</text:p>
          </table:table-cell>
          <table:table-cell office:value-type="float" office:value="109.078" calcext:value-type="float">
            <text:p>109.078</text:p>
          </table:table-cell>
          <table:table-cell office:value-type="float" office:value="0.02775295" calcext:value-type="float">
            <text:p>0.02775295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45.5857" calcext:value-type="float">
            <text:p>-245.5857</text:p>
          </table:table-cell>
          <table:table-cell office:value-type="float" office:value="0" calcext:value-type="float">
            <text:p>0</text:p>
          </table:table-cell>
          <table:table-cell office:value-type="float" office:value="322.1651" calcext:value-type="float">
            <text:p>322.1651</text:p>
          </table:table-cell>
          <table:table-cell office:value-type="float" office:value="1090.374" calcext:value-type="float">
            <text:p>1090.374</text:p>
          </table:table-cell>
          <table:table-cell office:value-type="float" office:value="1359.572" calcext:value-type="float">
            <text:p>1359.572</text:p>
          </table:table-cell>
          <table:table-cell office:value-type="float" office:value="1364.343" calcext:value-type="float">
            <text:p>1364.343</text:p>
          </table:table-cell>
          <table:table-cell office:value-type="float" office:value="823.9274" calcext:value-type="float">
            <text:p>823.9274</text:p>
          </table:table-cell>
          <table:table-cell office:value-type="float" office:value="1104.793" calcext:value-type="float">
            <text:p>1104.793</text:p>
          </table:table-cell>
          <table:table-cell office:value-type="float" office:value="433.1824" calcext:value-type="float">
            <text:p>433.1824</text:p>
          </table:table-cell>
          <table:table-cell office:value-type="float" office:value="1909.85" calcext:value-type="float">
            <text:p>1909.85</text:p>
          </table:table-cell>
          <table:table-cell office:value-type="float" office:value="2129.572" calcext:value-type="float">
            <text:p>2129.572</text:p>
          </table:table-cell>
          <table:table-cell office:value-type="float" office:value="1689.389" calcext:value-type="float">
            <text:p>1689.389</text:p>
          </table:table-cell>
          <table:table-cell office:value-type="float" office:value="587.3362" calcext:value-type="float">
            <text:p>587.3362</text:p>
          </table:table-cell>
          <table:table-cell office:value-type="float" office:value="571.585" calcext:value-type="float">
            <text:p>571.585</text:p>
          </table:table-cell>
          <table:table-cell office:value-type="float" office:value="142.9262" calcext:value-type="float">
            <text:p>142.9262</text:p>
          </table:table-cell>
          <table:table-cell office:value-type="float" office:value="35.7293" calcext:value-type="float">
            <text:p>35.7293</text:p>
          </table:table-cell>
          <table:table-cell office:value-type="float" office:value="0" calcext:value-type="float">
            <text:p>0</text:p>
          </table:table-cell>
          <table:table-cell office:value-type="float" office:value="-0.03797859" calcext:value-type="float">
            <text:p>-0.03797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3.6876" calcext:value-type="float">
            <text:p>-253.6876</text:p>
          </table:table-cell>
          <table:table-cell office:value-type="float" office:value="0" calcext:value-type="float">
            <text:p>0</text:p>
          </table:table-cell>
          <table:table-cell office:value-type="float" office:value="8.390738" calcext:value-type="float">
            <text:p>8.39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331.0705" calcext:value-type="float">
            <text:p>331.0705</text:p>
          </table:table-cell>
          <table:table-cell office:value-type="float" office:value="13341.03" calcext:value-type="float">
            <text:p>1334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.1818" calcext:value-type="float">
            <text:p>-247.1818</text:p>
          </table:table-cell>
          <table:table-cell office:value-type="float" office:value="668.0563" calcext:value-type="float">
            <text:p>668.0563</text:p>
          </table:table-cell>
          <table:table-cell office:value-type="float" office:value="0" calcext:value-type="float">
            <text:p>0</text:p>
          </table:table-cell>
          <table:table-cell office:value-type="float" office:value="222.275" calcext:value-type="float">
            <text:p>222.275</text:p>
          </table:table-cell>
          <table:table-cell office:value-type="float" office:value="108.7575" calcext:value-type="float">
            <text:p>108.7575</text:p>
          </table:table-cell>
          <table:table-cell office:value-type="float" office:value="0.02795002" calcext:value-type="float">
            <text:p>0.02795002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47.1083" calcext:value-type="float">
            <text:p>-247.1083</text:p>
          </table:table-cell>
          <table:table-cell office:value-type="float" office:value="0" calcext:value-type="float">
            <text:p>0</text:p>
          </table:table-cell>
          <table:table-cell office:value-type="float" office:value="322.3594" calcext:value-type="float">
            <text:p>322.3594</text:p>
          </table:table-cell>
          <table:table-cell office:value-type="float" office:value="1090.029" calcext:value-type="float">
            <text:p>1090.029</text:p>
          </table:table-cell>
          <table:table-cell office:value-type="float" office:value="1359.266" calcext:value-type="float">
            <text:p>1359.266</text:p>
          </table:table-cell>
          <table:table-cell office:value-type="float" office:value="1364.082" calcext:value-type="float">
            <text:p>1364.082</text:p>
          </table:table-cell>
          <table:table-cell office:value-type="float" office:value="823.7596" calcext:value-type="float">
            <text:p>823.7596</text:p>
          </table:table-cell>
          <table:table-cell office:value-type="float" office:value="1104.628" calcext:value-type="float">
            <text:p>1104.628</text:p>
          </table:table-cell>
          <table:table-cell office:value-type="float" office:value="433.1143" calcext:value-type="float">
            <text:p>433.1143</text:p>
          </table:table-cell>
          <table:table-cell office:value-type="float" office:value="1909.711" calcext:value-type="float">
            <text:p>1909.711</text:p>
          </table:table-cell>
          <table:table-cell office:value-type="float" office:value="2129.473" calcext:value-type="float">
            <text:p>2129.473</text:p>
          </table:table-cell>
          <table:table-cell office:value-type="float" office:value="1689.353" calcext:value-type="float">
            <text:p>1689.353</text:p>
          </table:table-cell>
          <table:table-cell office:value-type="float" office:value="587.3327" calcext:value-type="float">
            <text:p>587.3327</text:p>
          </table:table-cell>
          <table:table-cell office:value-type="float" office:value="571.5834" calcext:value-type="float">
            <text:p>571.5834</text:p>
          </table:table-cell>
          <table:table-cell office:value-type="float" office:value="142.9259" calcext:value-type="float">
            <text:p>142.9259</text:p>
          </table:table-cell>
          <table:table-cell office:value-type="float" office:value="35.72923" calcext:value-type="float">
            <text:p>35.72923</text:p>
          </table:table-cell>
          <table:table-cell office:value-type="float" office:value="0" calcext:value-type="float">
            <text:p>0</text:p>
          </table:table-cell>
          <table:table-cell office:value-type="float" office:value="-0.03799998" calcext:value-type="float">
            <text:p>-0.03799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5.2676" calcext:value-type="float">
            <text:p>-255.2676</text:p>
          </table:table-cell>
          <table:table-cell office:value-type="float" office:value="0" calcext:value-type="float">
            <text:p>0</text:p>
          </table:table-cell>
          <table:table-cell office:value-type="float" office:value="8.447824" calcext:value-type="float">
            <text:p>8.44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329.817" calcext:value-type="float">
            <text:p>329.817</text:p>
          </table:table-cell>
          <table:table-cell office:value-type="float" office:value="13340.29" calcext:value-type="float">
            <text:p>1334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.9444" calcext:value-type="float">
            <text:p>-248.9444</text:p>
          </table:table-cell>
          <table:table-cell office:value-type="float" office:value="672.4011" calcext:value-type="float">
            <text:p>672.4011</text:p>
          </table:table-cell>
          <table:table-cell office:value-type="float" office:value="0" calcext:value-type="float">
            <text:p>0</text:p>
          </table:table-cell>
          <table:table-cell office:value-type="float" office:value="219.9843" calcext:value-type="float">
            <text:p>219.9843</text:p>
          </table:table-cell>
          <table:table-cell office:value-type="float" office:value="108.2211" calcext:value-type="float">
            <text:p>108.2211</text:p>
          </table:table-cell>
          <table:table-cell office:value-type="float" office:value="0.02812033" calcext:value-type="float">
            <text:p>0.02812033</text:p>
          </table:table-cell>
          <table:table-cell office:value-type="float" office:value="0" calcext:value-type="float">
            <text:p>0</text:p>
          </table:table-cell>
          <table:table-cell office:value-type="float" office:value="0.002157744" calcext:value-type="float">
            <text:p>0.002157744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48.8707" calcext:value-type="float">
            <text:p>-248.8707</text:p>
          </table:table-cell>
          <table:table-cell office:value-type="float" office:value="0" calcext:value-type="float">
            <text:p>0</text:p>
          </table:table-cell>
          <table:table-cell office:value-type="float" office:value="322.6525" calcext:value-type="float">
            <text:p>322.6525</text:p>
          </table:table-cell>
          <table:table-cell office:value-type="float" office:value="1089.591" calcext:value-type="float">
            <text:p>1089.591</text:p>
          </table:table-cell>
          <table:table-cell office:value-type="float" office:value="1358.91" calcext:value-type="float">
            <text:p>1358.91</text:p>
          </table:table-cell>
          <table:table-cell office:value-type="float" office:value="1363.802" calcext:value-type="float">
            <text:p>1363.802</text:p>
          </table:table-cell>
          <table:table-cell office:value-type="float" office:value="823.5872" calcext:value-type="float">
            <text:p>823.5872</text:p>
          </table:table-cell>
          <table:table-cell office:value-type="float" office:value="1104.464" calcext:value-type="float">
            <text:p>1104.464</text:p>
          </table:table-cell>
          <table:table-cell office:value-type="float" office:value="433.047" calcext:value-type="float">
            <text:p>433.047</text:p>
          </table:table-cell>
          <table:table-cell office:value-type="float" office:value="1909.574" calcext:value-type="float">
            <text:p>1909.574</text:p>
          </table:table-cell>
          <table:table-cell office:value-type="float" office:value="2129.374" calcext:value-type="float">
            <text:p>2129.374</text:p>
          </table:table-cell>
          <table:table-cell office:value-type="float" office:value="1689.317" calcext:value-type="float">
            <text:p>1689.317</text:p>
          </table:table-cell>
          <table:table-cell office:value-type="float" office:value="587.3265" calcext:value-type="float">
            <text:p>587.3265</text:p>
          </table:table-cell>
          <table:table-cell office:value-type="float" office:value="571.5818" calcext:value-type="float">
            <text:p>571.5818</text:p>
          </table:table-cell>
          <table:table-cell office:value-type="float" office:value="142.9257" calcext:value-type="float">
            <text:p>142.9257</text:p>
          </table:table-cell>
          <table:table-cell office:value-type="float" office:value="35.72916" calcext:value-type="float">
            <text:p>35.72916</text:p>
          </table:table-cell>
          <table:table-cell office:value-type="float" office:value="0" calcext:value-type="float">
            <text:p>0</text:p>
          </table:table-cell>
          <table:table-cell office:value-type="float" office:value="-0.03806927" calcext:value-type="float">
            <text:p>-0.03806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7.1299" calcext:value-type="float">
            <text:p>-257.1299</text:p>
          </table:table-cell>
          <table:table-cell office:value-type="float" office:value="0" calcext:value-type="float">
            <text:p>0</text:p>
          </table:table-cell>
          <table:table-cell office:value-type="float" office:value="8.545998" calcext:value-type="float">
            <text:p>8.54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328.4336" calcext:value-type="float">
            <text:p>328.4336</text:p>
          </table:table-cell>
          <table:table-cell office:value-type="float" office:value="13339.44" calcext:value-type="float">
            <text:p>1333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9224" calcext:value-type="float">
            <text:p>-250.9224</text:p>
          </table:table-cell>
          <table:table-cell office:value-type="float" office:value="676.9296" calcext:value-type="float">
            <text:p>676.9296</text:p>
          </table:table-cell>
          <table:table-cell office:value-type="float" office:value="0" calcext:value-type="float">
            <text:p>0</text:p>
          </table:table-cell>
          <table:table-cell office:value-type="float" office:value="218.0476" calcext:value-type="float">
            <text:p>218.0476</text:p>
          </table:table-cell>
          <table:table-cell office:value-type="float" office:value="75.40813" calcext:value-type="float">
            <text:p>75.40813</text:p>
          </table:table-cell>
          <table:table-cell office:value-type="float" office:value="0.02826311" calcext:value-type="float">
            <text:p>0.02826311</text:p>
          </table:table-cell>
          <table:table-cell office:value-type="float" office:value="0" calcext:value-type="float">
            <text:p>0</text:p>
          </table:table-cell>
          <table:table-cell office:value-type="float" office:value="0.002157771" calcext:value-type="float">
            <text:p>0.002157771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50.8486" calcext:value-type="float">
            <text:p>-250.8486</text:p>
          </table:table-cell>
          <table:table-cell office:value-type="float" office:value="0" calcext:value-type="float">
            <text:p>0</text:p>
          </table:table-cell>
          <table:table-cell office:value-type="float" office:value="312.4235" calcext:value-type="float">
            <text:p>312.4235</text:p>
          </table:table-cell>
          <table:table-cell office:value-type="float" office:value="1107.706" calcext:value-type="float">
            <text:p>1107.706</text:p>
          </table:table-cell>
          <table:table-cell office:value-type="float" office:value="1382.667" calcext:value-type="float">
            <text:p>1382.667</text:p>
          </table:table-cell>
          <table:table-cell office:value-type="float" office:value="1363.475" calcext:value-type="float">
            <text:p>1363.475</text:p>
          </table:table-cell>
          <table:table-cell office:value-type="float" office:value="823.389" calcext:value-type="float">
            <text:p>823.389</text:p>
          </table:table-cell>
          <table:table-cell office:value-type="float" office:value="1104.283" calcext:value-type="float">
            <text:p>1104.283</text:p>
          </table:table-cell>
          <table:table-cell office:value-type="float" office:value="432.9775" calcext:value-type="float">
            <text:p>432.9775</text:p>
          </table:table-cell>
          <table:table-cell office:value-type="float" office:value="1909.434" calcext:value-type="float">
            <text:p>1909.434</text:p>
          </table:table-cell>
          <table:table-cell office:value-type="float" office:value="2129.276" calcext:value-type="float">
            <text:p>2129.276</text:p>
          </table:table-cell>
          <table:table-cell office:value-type="float" office:value="1689.28" calcext:value-type="float">
            <text:p>1689.28</text:p>
          </table:table-cell>
          <table:table-cell office:value-type="float" office:value="587.3171" calcext:value-type="float">
            <text:p>587.3171</text:p>
          </table:table-cell>
          <table:table-cell office:value-type="float" office:value="571.5801" calcext:value-type="float">
            <text:p>571.5801</text:p>
          </table:table-cell>
          <table:table-cell office:value-type="float" office:value="142.9254" calcext:value-type="float">
            <text:p>142.9254</text:p>
          </table:table-cell>
          <table:table-cell office:value-type="float" office:value="35.7291" calcext:value-type="float">
            <text:p>35.7291</text:p>
          </table:table-cell>
          <table:table-cell office:value-type="float" office:value="0" calcext:value-type="float">
            <text:p>0</text:p>
          </table:table-cell>
          <table:table-cell office:value-type="float" office:value="-0.03823624" calcext:value-type="float">
            <text:p>-0.03823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9.2191" calcext:value-type="float">
            <text:p>-259.2191</text:p>
          </table:table-cell>
          <table:table-cell office:value-type="float" office:value="0" calcext:value-type="float">
            <text:p>0</text:p>
          </table:table-cell>
          <table:table-cell office:value-type="float" office:value="8.654337" calcext:value-type="float">
            <text:p>8.654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326.4046" calcext:value-type="float">
            <text:p>326.4046</text:p>
          </table:table-cell>
          <table:table-cell office:value-type="float" office:value="13338.7" calcext:value-type="float">
            <text:p>1333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3.4676" calcext:value-type="float">
            <text:p>-253.4676</text:p>
          </table:table-cell>
          <table:table-cell office:value-type="float" office:value="686.3263" calcext:value-type="float">
            <text:p>686.3263</text:p>
          </table:table-cell>
          <table:table-cell office:value-type="float" office:value="0" calcext:value-type="float">
            <text:p>0</text:p>
          </table:table-cell>
          <table:table-cell office:value-type="float" office:value="217.5496" calcext:value-type="float">
            <text:p>217.5496</text:p>
          </table:table-cell>
          <table:table-cell office:value-type="float" office:value="52.13335" calcext:value-type="float">
            <text:p>52.13335</text:p>
          </table:table-cell>
          <table:table-cell office:value-type="float" office:value="0.02841057" calcext:value-type="float">
            <text:p>0.02841057</text:p>
          </table:table-cell>
          <table:table-cell office:value-type="float" office:value="0" calcext:value-type="float">
            <text:p>0</text:p>
          </table:table-cell>
          <table:table-cell office:value-type="float" office:value="0.002157788" calcext:value-type="float">
            <text:p>0.002157788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53.3936" calcext:value-type="float">
            <text:p>-253.3936</text:p>
          </table:table-cell>
          <table:table-cell office:value-type="float" office:value="0" calcext:value-type="float">
            <text:p>0</text:p>
          </table:table-cell>
          <table:table-cell office:value-type="float" office:value="305.2269" calcext:value-type="float">
            <text:p>305.2269</text:p>
          </table:table-cell>
          <table:table-cell office:value-type="float" office:value="1120.196" calcext:value-type="float">
            <text:p>1120.196</text:p>
          </table:table-cell>
          <table:table-cell office:value-type="float" office:value="1399.001" calcext:value-type="float">
            <text:p>1399.001</text:p>
          </table:table-cell>
          <table:table-cell office:value-type="float" office:value="1363.132" calcext:value-type="float">
            <text:p>1363.132</text:p>
          </table:table-cell>
          <table:table-cell office:value-type="float" office:value="823.1794" calcext:value-type="float">
            <text:p>823.1794</text:p>
          </table:table-cell>
          <table:table-cell office:value-type="float" office:value="1104.089" calcext:value-type="float">
            <text:p>1104.089</text:p>
          </table:table-cell>
          <table:table-cell office:value-type="float" office:value="432.9023" calcext:value-type="float">
            <text:p>432.9023</text:p>
          </table:table-cell>
          <table:table-cell office:value-type="float" office:value="1909.28" calcext:value-type="float">
            <text:p>1909.28</text:p>
          </table:table-cell>
          <table:table-cell office:value-type="float" office:value="2129.177" calcext:value-type="float">
            <text:p>2129.177</text:p>
          </table:table-cell>
          <table:table-cell office:value-type="float" office:value="1689.244" calcext:value-type="float">
            <text:p>1689.244</text:p>
          </table:table-cell>
          <table:table-cell office:value-type="float" office:value="587.3076" calcext:value-type="float">
            <text:p>587.3076</text:p>
          </table:table-cell>
          <table:table-cell office:value-type="float" office:value="571.5785" calcext:value-type="float">
            <text:p>571.5785</text:p>
          </table:table-cell>
          <table:table-cell office:value-type="float" office:value="142.9252" calcext:value-type="float">
            <text:p>142.9252</text:p>
          </table:table-cell>
          <table:table-cell office:value-type="float" office:value="35.72903" calcext:value-type="float">
            <text:p>35.72903</text:p>
          </table:table-cell>
          <table:table-cell office:value-type="float" office:value="0" calcext:value-type="float">
            <text:p>0</text:p>
          </table:table-cell>
          <table:table-cell office:value-type="float" office:value="-0.03850521" calcext:value-type="float">
            <text:p>-0.03850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1.8398" calcext:value-type="float">
            <text:p>-261.8398</text:p>
          </table:table-cell>
          <table:table-cell office:value-type="float" office:value="0" calcext:value-type="float">
            <text:p>0</text:p>
          </table:table-cell>
          <table:table-cell office:value-type="float" office:value="8.728893" calcext:value-type="float">
            <text:p>8.72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324.4521" calcext:value-type="float">
            <text:p>324.4521</text:p>
          </table:table-cell>
          <table:table-cell office:value-type="float" office:value="13338.03" calcext:value-type="float">
            <text:p>1333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.877" calcext:value-type="float">
            <text:p>-255.877</text:p>
          </table:table-cell>
          <table:table-cell office:value-type="float" office:value="694.2878" calcext:value-type="float">
            <text:p>694.2878</text:p>
          </table:table-cell>
          <table:table-cell office:value-type="float" office:value="0" calcext:value-type="float">
            <text:p>0</text:p>
          </table:table-cell>
          <table:table-cell office:value-type="float" office:value="217.1067" calcext:value-type="float">
            <text:p>217.1067</text:p>
          </table:table-cell>
          <table:table-cell office:value-type="float" office:value="51.30862" calcext:value-type="float">
            <text:p>51.30862</text:p>
          </table:table-cell>
          <table:table-cell office:value-type="float" office:value="0.02862352" calcext:value-type="float">
            <text:p>0.02862352</text:p>
          </table:table-cell>
          <table:table-cell office:value-type="float" office:value="0" calcext:value-type="float">
            <text:p>0</text:p>
          </table:table-cell>
          <table:table-cell office:value-type="float" office:value="0.002157837" calcext:value-type="float">
            <text:p>0.00215783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55.8028" calcext:value-type="float">
            <text:p>-255.8028</text:p>
          </table:table-cell>
          <table:table-cell office:value-type="float" office:value="0" calcext:value-type="float">
            <text:p>0</text:p>
          </table:table-cell>
          <table:table-cell office:value-type="float" office:value="305.5009" calcext:value-type="float">
            <text:p>305.5009</text:p>
          </table:table-cell>
          <table:table-cell office:value-type="float" office:value="1119.731" calcext:value-type="float">
            <text:p>1119.731</text:p>
          </table:table-cell>
          <table:table-cell office:value-type="float" office:value="1398.499" calcext:value-type="float">
            <text:p>1398.499</text:p>
          </table:table-cell>
          <table:table-cell office:value-type="float" office:value="1362.813" calcext:value-type="float">
            <text:p>1362.813</text:p>
          </table:table-cell>
          <table:table-cell office:value-type="float" office:value="822.9784" calcext:value-type="float">
            <text:p>822.9784</text:p>
          </table:table-cell>
          <table:table-cell office:value-type="float" office:value="1103.894" calcext:value-type="float">
            <text:p>1103.894</text:p>
          </table:table-cell>
          <table:table-cell office:value-type="float" office:value="432.8261" calcext:value-type="float">
            <text:p>432.8261</text:p>
          </table:table-cell>
          <table:table-cell office:value-type="float" office:value="1909.124" calcext:value-type="float">
            <text:p>1909.124</text:p>
          </table:table-cell>
          <table:table-cell office:value-type="float" office:value="2129.076" calcext:value-type="float">
            <text:p>2129.076</text:p>
          </table:table-cell>
          <table:table-cell office:value-type="float" office:value="1689.207" calcext:value-type="float">
            <text:p>1689.207</text:p>
          </table:table-cell>
          <table:table-cell office:value-type="float" office:value="587.2982" calcext:value-type="float">
            <text:p>587.2982</text:p>
          </table:table-cell>
          <table:table-cell office:value-type="float" office:value="571.5768" calcext:value-type="float">
            <text:p>571.5768</text:p>
          </table:table-cell>
          <table:table-cell office:value-type="float" office:value="142.9249" calcext:value-type="float">
            <text:p>142.9249</text:p>
          </table:table-cell>
          <table:table-cell office:value-type="float" office:value="35.72896" calcext:value-type="float">
            <text:p>35.72896</text:p>
          </table:table-cell>
          <table:table-cell office:value-type="float" office:value="0" calcext:value-type="float">
            <text:p>0</text:p>
          </table:table-cell>
          <table:table-cell office:value-type="float" office:value="-0.0386018" calcext:value-type="float">
            <text:p>-0.0386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4.313" calcext:value-type="float">
            <text:p>-264.313</text:p>
          </table:table-cell>
          <table:table-cell office:value-type="float" office:value="0" calcext:value-type="float">
            <text:p>0</text:p>
          </table:table-cell>
          <table:table-cell office:value-type="float" office:value="8.791201" calcext:value-type="float">
            <text:p>8.79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322.2731" calcext:value-type="float">
            <text:p>322.2731</text:p>
          </table:table-cell>
          <table:table-cell office:value-type="float" office:value="13337.5" calcext:value-type="float">
            <text:p>133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.1546" calcext:value-type="float">
            <text:p>-258.1546</text:p>
          </table:table-cell>
          <table:table-cell office:value-type="float" office:value="701.4446" calcext:value-type="float">
            <text:p>701.4446</text:p>
          </table:table-cell>
          <table:table-cell office:value-type="float" office:value="0" calcext:value-type="float">
            <text:p>0</text:p>
          </table:table-cell>
          <table:table-cell office:value-type="float" office:value="216.8987" calcext:value-type="float">
            <text:p>216.8987</text:p>
          </table:table-cell>
          <table:table-cell office:value-type="float" office:value="50.19523" calcext:value-type="float">
            <text:p>50.19523</text:p>
          </table:table-cell>
          <table:table-cell office:value-type="float" office:value="0.0285247" calcext:value-type="float">
            <text:p>0.0285247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58.0805" calcext:value-type="float">
            <text:p>-258.0805</text:p>
          </table:table-cell>
          <table:table-cell office:value-type="float" office:value="0" calcext:value-type="float">
            <text:p>0</text:p>
          </table:table-cell>
          <table:table-cell office:value-type="float" office:value="305.8303" calcext:value-type="float">
            <text:p>305.8303</text:p>
          </table:table-cell>
          <table:table-cell office:value-type="float" office:value="1119.302" calcext:value-type="float">
            <text:p>1119.302</text:p>
          </table:table-cell>
          <table:table-cell office:value-type="float" office:value="1398.032" calcext:value-type="float">
            <text:p>1398.032</text:p>
          </table:table-cell>
          <table:table-cell office:value-type="float" office:value="1362.523" calcext:value-type="float">
            <text:p>1362.523</text:p>
          </table:table-cell>
          <table:table-cell office:value-type="float" office:value="822.7943" calcext:value-type="float">
            <text:p>822.7943</text:p>
          </table:table-cell>
          <table:table-cell office:value-type="float" office:value="1103.713" calcext:value-type="float">
            <text:p>1103.713</text:p>
          </table:table-cell>
          <table:table-cell office:value-type="float" office:value="432.7541" calcext:value-type="float">
            <text:p>432.7541</text:p>
          </table:table-cell>
          <table:table-cell office:value-type="float" office:value="1908.969" calcext:value-type="float">
            <text:p>1908.969</text:p>
          </table:table-cell>
          <table:table-cell office:value-type="float" office:value="2128.976" calcext:value-type="float">
            <text:p>2128.976</text:p>
          </table:table-cell>
          <table:table-cell office:value-type="float" office:value="1689.17" calcext:value-type="float">
            <text:p>1689.17</text:p>
          </table:table-cell>
          <table:table-cell office:value-type="float" office:value="587.2886" calcext:value-type="float">
            <text:p>587.2886</text:p>
          </table:table-cell>
          <table:table-cell office:value-type="float" office:value="571.5751" calcext:value-type="float">
            <text:p>571.5751</text:p>
          </table:table-cell>
          <table:table-cell office:value-type="float" office:value="142.9247" calcext:value-type="float">
            <text:p>142.9247</text:p>
          </table:table-cell>
          <table:table-cell office:value-type="float" office:value="35.72889" calcext:value-type="float">
            <text:p>35.72889</text:p>
          </table:table-cell>
          <table:table-cell office:value-type="float" office:value="0" calcext:value-type="float">
            <text:p>0</text:p>
          </table:table-cell>
          <table:table-cell office:value-type="float" office:value="-0.03910268" calcext:value-type="float">
            <text:p>-0.03910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6.8899" calcext:value-type="float">
            <text:p>-266.8899</text:p>
          </table:table-cell>
          <table:table-cell office:value-type="float" office:value="0" calcext:value-type="float">
            <text:p>0</text:p>
          </table:table-cell>
          <table:table-cell office:value-type="float" office:value="9.090668" calcext:value-type="float">
            <text:p>9.09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320.4955" calcext:value-type="float">
            <text:p>320.4955</text:p>
          </table:table-cell>
          <table:table-cell office:value-type="float" office:value="13336.95" calcext:value-type="float">
            <text:p>1333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.3984" calcext:value-type="float">
            <text:p>-260.3984</text:p>
          </table:table-cell>
          <table:table-cell office:value-type="float" office:value="710.2122" calcext:value-type="float">
            <text:p>710.2122</text:p>
          </table:table-cell>
          <table:table-cell office:value-type="float" office:value="0" calcext:value-type="float">
            <text:p>0</text:p>
          </table:table-cell>
          <table:table-cell office:value-type="float" office:value="216.5408" calcext:value-type="float">
            <text:p>216.5408</text:p>
          </table:table-cell>
          <table:table-cell office:value-type="float" office:value="49.35583" calcext:value-type="float">
            <text:p>49.35583</text:p>
          </table:table-cell>
          <table:table-cell office:value-type="float" office:value="0.02869878" calcext:value-type="float">
            <text:p>0.02869878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60.3241" calcext:value-type="float">
            <text:p>-260.3241</text:p>
          </table:table-cell>
          <table:table-cell office:value-type="float" office:value="0" calcext:value-type="float">
            <text:p>0</text:p>
          </table:table-cell>
          <table:table-cell office:value-type="float" office:value="306.1012" calcext:value-type="float">
            <text:p>306.1012</text:p>
          </table:table-cell>
          <table:table-cell office:value-type="float" office:value="1118.928" calcext:value-type="float">
            <text:p>1118.928</text:p>
          </table:table-cell>
          <table:table-cell office:value-type="float" office:value="1397.616" calcext:value-type="float">
            <text:p>1397.616</text:p>
          </table:table-cell>
          <table:table-cell office:value-type="float" office:value="1362.257" calcext:value-type="float">
            <text:p>1362.257</text:p>
          </table:table-cell>
          <table:table-cell office:value-type="float" office:value="822.6279" calcext:value-type="float">
            <text:p>822.6279</text:p>
          </table:table-cell>
          <table:table-cell office:value-type="float" office:value="1103.543" calcext:value-type="float">
            <text:p>1103.543</text:p>
          </table:table-cell>
          <table:table-cell office:value-type="float" office:value="432.6836" calcext:value-type="float">
            <text:p>432.6836</text:p>
          </table:table-cell>
          <table:table-cell office:value-type="float" office:value="1908.817" calcext:value-type="float">
            <text:p>1908.817</text:p>
          </table:table-cell>
          <table:table-cell office:value-type="float" office:value="2128.875" calcext:value-type="float">
            <text:p>2128.875</text:p>
          </table:table-cell>
          <table:table-cell office:value-type="float" office:value="1689.133" calcext:value-type="float">
            <text:p>1689.133</text:p>
          </table:table-cell>
          <table:table-cell office:value-type="float" office:value="587.279" calcext:value-type="float">
            <text:p>587.279</text:p>
          </table:table-cell>
          <table:table-cell office:value-type="float" office:value="571.5732" calcext:value-type="float">
            <text:p>571.5732</text:p>
          </table:table-cell>
          <table:table-cell office:value-type="float" office:value="142.9244" calcext:value-type="float">
            <text:p>142.9244</text:p>
          </table:table-cell>
          <table:table-cell office:value-type="float" office:value="35.72882" calcext:value-type="float">
            <text:p>35.72882</text:p>
          </table:table-cell>
          <table:table-cell office:value-type="float" office:value="0" calcext:value-type="float">
            <text:p>0</text:p>
          </table:table-cell>
          <table:table-cell office:value-type="float" office:value="-0.03915038" calcext:value-type="float">
            <text:p>-0.03915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9.0871" calcext:value-type="float">
            <text:p>-269.0871</text:p>
          </table:table-cell>
          <table:table-cell office:value-type="float" office:value="0" calcext:value-type="float">
            <text:p>0</text:p>
          </table:table-cell>
          <table:table-cell office:value-type="float" office:value="9.044674" calcext:value-type="float">
            <text:p>9.044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318.8093" calcext:value-type="float">
            <text:p>318.8093</text:p>
          </table:table-cell>
          <table:table-cell office:value-type="float" office:value="13336.35" calcext:value-type="float">
            <text:p>1333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.5336" calcext:value-type="float">
            <text:p>-262.5336</text:p>
          </table:table-cell>
          <table:table-cell office:value-type="float" office:value="718.8103" calcext:value-type="float">
            <text:p>718.8103</text:p>
          </table:table-cell>
          <table:table-cell office:value-type="float" office:value="0" calcext:value-type="float">
            <text:p>0</text:p>
          </table:table-cell>
          <table:table-cell office:value-type="float" office:value="215.9439" calcext:value-type="float">
            <text:p>215.9439</text:p>
          </table:table-cell>
          <table:table-cell office:value-type="float" office:value="48.63811" calcext:value-type="float">
            <text:p>48.63811</text:p>
          </table:table-cell>
          <table:table-cell office:value-type="float" office:value="0.02892397" calcext:value-type="float">
            <text:p>0.02892397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62.4591" calcext:value-type="float">
            <text:p>-262.4591</text:p>
          </table:table-cell>
          <table:table-cell office:value-type="float" office:value="0" calcext:value-type="float">
            <text:p>0</text:p>
          </table:table-cell>
          <table:table-cell office:value-type="float" office:value="306.3369" calcext:value-type="float">
            <text:p>306.3369</text:p>
          </table:table-cell>
          <table:table-cell office:value-type="float" office:value="1118.497" calcext:value-type="float">
            <text:p>1118.497</text:p>
          </table:table-cell>
          <table:table-cell office:value-type="float" office:value="1397.177" calcext:value-type="float">
            <text:p>1397.177</text:p>
          </table:table-cell>
          <table:table-cell office:value-type="float" office:value="1362.006" calcext:value-type="float">
            <text:p>1362.006</text:p>
          </table:table-cell>
          <table:table-cell office:value-type="float" office:value="822.4643" calcext:value-type="float">
            <text:p>822.4643</text:p>
          </table:table-cell>
          <table:table-cell office:value-type="float" office:value="1103.385" calcext:value-type="float">
            <text:p>1103.385</text:p>
          </table:table-cell>
          <table:table-cell office:value-type="float" office:value="432.6165" calcext:value-type="float">
            <text:p>432.6165</text:p>
          </table:table-cell>
          <table:table-cell office:value-type="float" office:value="1908.671" calcext:value-type="float">
            <text:p>1908.671</text:p>
          </table:table-cell>
          <table:table-cell office:value-type="float" office:value="2128.776" calcext:value-type="float">
            <text:p>2128.776</text:p>
          </table:table-cell>
          <table:table-cell office:value-type="float" office:value="1689.096" calcext:value-type="float">
            <text:p>1689.096</text:p>
          </table:table-cell>
          <table:table-cell office:value-type="float" office:value="587.2694" calcext:value-type="float">
            <text:p>587.2694</text:p>
          </table:table-cell>
          <table:table-cell office:value-type="float" office:value="571.5715" calcext:value-type="float">
            <text:p>571.5715</text:p>
          </table:table-cell>
          <table:table-cell office:value-type="float" office:value="142.9242" calcext:value-type="float">
            <text:p>142.9242</text:p>
          </table:table-cell>
          <table:table-cell office:value-type="float" office:value="35.72875" calcext:value-type="float">
            <text:p>35.72875</text:p>
          </table:table-cell>
          <table:table-cell office:value-type="float" office:value="0" calcext:value-type="float">
            <text:p>0</text:p>
          </table:table-cell>
          <table:table-cell office:value-type="float" office:value="-0.03928592" calcext:value-type="float">
            <text:p>-0.03928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1.2385" calcext:value-type="float">
            <text:p>-271.2385</text:p>
          </table:table-cell>
          <table:table-cell office:value-type="float" office:value="0" calcext:value-type="float">
            <text:p>0</text:p>
          </table:table-cell>
          <table:table-cell office:value-type="float" office:value="9.058191" calcext:value-type="float">
            <text:p>9.05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316.9503" calcext:value-type="float">
            <text:p>316.9503</text:p>
          </table:table-cell>
          <table:table-cell office:value-type="float" office:value="13335.58" calcext:value-type="float">
            <text:p>13335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4.8838" calcext:value-type="float">
            <text:p>-264.8838</text:p>
          </table:table-cell>
          <table:table-cell office:value-type="float" office:value="722.5385" calcext:value-type="float">
            <text:p>722.5385</text:p>
          </table:table-cell>
          <table:table-cell office:value-type="float" office:value="0" calcext:value-type="float">
            <text:p>0</text:p>
          </table:table-cell>
          <table:table-cell office:value-type="float" office:value="213.2509" calcext:value-type="float">
            <text:p>213.2509</text:p>
          </table:table-cell>
          <table:table-cell office:value-type="float" office:value="48.09874" calcext:value-type="float">
            <text:p>48.09874</text:p>
          </table:table-cell>
          <table:table-cell office:value-type="float" office:value="0.02898491" calcext:value-type="float">
            <text:p>0.02898491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64.8093" calcext:value-type="float">
            <text:p>-264.8093</text:p>
          </table:table-cell>
          <table:table-cell office:value-type="float" office:value="0" calcext:value-type="float">
            <text:p>0</text:p>
          </table:table-cell>
          <table:table-cell office:value-type="float" office:value="306.5902" calcext:value-type="float">
            <text:p>306.5902</text:p>
          </table:table-cell>
          <table:table-cell office:value-type="float" office:value="1117.823" calcext:value-type="float">
            <text:p>1117.823</text:p>
          </table:table-cell>
          <table:table-cell office:value-type="float" office:value="1396.564" calcext:value-type="float">
            <text:p>1396.564</text:p>
          </table:table-cell>
          <table:table-cell office:value-type="float" office:value="1361.683" calcext:value-type="float">
            <text:p>1361.683</text:p>
          </table:table-cell>
          <table:table-cell office:value-type="float" office:value="822.2705" calcext:value-type="float">
            <text:p>822.2705</text:p>
          </table:table-cell>
          <table:table-cell office:value-type="float" office:value="1103.21" calcext:value-type="float">
            <text:p>1103.21</text:p>
          </table:table-cell>
          <table:table-cell office:value-type="float" office:value="432.5467" calcext:value-type="float">
            <text:p>432.5467</text:p>
          </table:table-cell>
          <table:table-cell office:value-type="float" office:value="1908.524" calcext:value-type="float">
            <text:p>1908.524</text:p>
          </table:table-cell>
          <table:table-cell office:value-type="float" office:value="2128.677" calcext:value-type="float">
            <text:p>2128.677</text:p>
          </table:table-cell>
          <table:table-cell office:value-type="float" office:value="1689.059" calcext:value-type="float">
            <text:p>1689.059</text:p>
          </table:table-cell>
          <table:table-cell office:value-type="float" office:value="587.2598" calcext:value-type="float">
            <text:p>587.2598</text:p>
          </table:table-cell>
          <table:table-cell office:value-type="float" office:value="571.5696" calcext:value-type="float">
            <text:p>571.5696</text:p>
          </table:table-cell>
          <table:table-cell office:value-type="float" office:value="142.9239" calcext:value-type="float">
            <text:p>142.9239</text:p>
          </table:table-cell>
          <table:table-cell office:value-type="float" office:value="35.72868" calcext:value-type="float">
            <text:p>35.72868</text:p>
          </table:table-cell>
          <table:table-cell office:value-type="float" office:value="0" calcext:value-type="float">
            <text:p>0</text:p>
          </table:table-cell>
          <table:table-cell office:value-type="float" office:value="-0.03963304" calcext:value-type="float">
            <text:p>-0.03963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3.726" calcext:value-type="float">
            <text:p>-273.726</text:p>
          </table:table-cell>
          <table:table-cell office:value-type="float" office:value="0" calcext:value-type="float">
            <text:p>0</text:p>
          </table:table-cell>
          <table:table-cell office:value-type="float" office:value="9.193472" calcext:value-type="float">
            <text:p>9.19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314.9854" calcext:value-type="float">
            <text:p>314.9854</text:p>
          </table:table-cell>
          <table:table-cell office:value-type="float" office:value="13334.48" calcext:value-type="float">
            <text:p>1333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.6301" calcext:value-type="float">
            <text:p>-267.6301</text:p>
          </table:table-cell>
          <table:table-cell office:value-type="float" office:value="732.8911" calcext:value-type="float">
            <text:p>732.8911</text:p>
          </table:table-cell>
          <table:table-cell office:value-type="float" office:value="0" calcext:value-type="float">
            <text:p>0</text:p>
          </table:table-cell>
          <table:table-cell office:value-type="float" office:value="211.0501" calcext:value-type="float">
            <text:p>211.0501</text:p>
          </table:table-cell>
          <table:table-cell office:value-type="float" office:value="47.79871" calcext:value-type="float">
            <text:p>47.79871</text:p>
          </table:table-cell>
          <table:table-cell office:value-type="float" office:value="0.02876654" calcext:value-type="float">
            <text:p>0.02876654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67.5557" calcext:value-type="float">
            <text:p>-267.5557</text:p>
          </table:table-cell>
          <table:table-cell office:value-type="float" office:value="0" calcext:value-type="float">
            <text:p>0</text:p>
          </table:table-cell>
          <table:table-cell office:value-type="float" office:value="306.7675" calcext:value-type="float">
            <text:p>306.7675</text:p>
          </table:table-cell>
          <table:table-cell office:value-type="float" office:value="1116.968" calcext:value-type="float">
            <text:p>1116.968</text:p>
          </table:table-cell>
          <table:table-cell office:value-type="float" office:value="1395.748" calcext:value-type="float">
            <text:p>1395.748</text:p>
          </table:table-cell>
          <table:table-cell office:value-type="float" office:value="1361.255" calcext:value-type="float">
            <text:p>1361.255</text:p>
          </table:table-cell>
          <table:table-cell office:value-type="float" office:value="822.0273" calcext:value-type="float">
            <text:p>822.0273</text:p>
          </table:table-cell>
          <table:table-cell office:value-type="float" office:value="1102.996" calcext:value-type="float">
            <text:p>1102.996</text:p>
          </table:table-cell>
          <table:table-cell office:value-type="float" office:value="432.4679" calcext:value-type="float">
            <text:p>432.4679</text:p>
          </table:table-cell>
          <table:table-cell office:value-type="float" office:value="1908.37" calcext:value-type="float">
            <text:p>1908.37</text:p>
          </table:table-cell>
          <table:table-cell office:value-type="float" office:value="2128.578" calcext:value-type="float">
            <text:p>2128.578</text:p>
          </table:table-cell>
          <table:table-cell office:value-type="float" office:value="1689.017" calcext:value-type="float">
            <text:p>1689.017</text:p>
          </table:table-cell>
          <table:table-cell office:value-type="float" office:value="587.2501" calcext:value-type="float">
            <text:p>587.2501</text:p>
          </table:table-cell>
          <table:table-cell office:value-type="float" office:value="571.5678" calcext:value-type="float">
            <text:p>571.5678</text:p>
          </table:table-cell>
          <table:table-cell office:value-type="float" office:value="142.9237" calcext:value-type="float">
            <text:p>142.9237</text:p>
          </table:table-cell>
          <table:table-cell office:value-type="float" office:value="35.72861" calcext:value-type="float">
            <text:p>35.72861</text:p>
          </table:table-cell>
          <table:table-cell office:value-type="float" office:value="0" calcext:value-type="float">
            <text:p>0</text:p>
          </table:table-cell>
          <table:table-cell office:value-type="float" office:value="-0.04046547" calcext:value-type="float">
            <text:p>-0.040465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6.6407" calcext:value-type="float">
            <text:p>-276.6407</text:p>
          </table:table-cell>
          <table:table-cell office:value-type="float" office:value="0" calcext:value-type="float">
            <text:p>0</text:p>
          </table:table-cell>
          <table:table-cell office:value-type="float" office:value="9.360044" calcext:value-type="float">
            <text:p>9.36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312.9899" calcext:value-type="float">
            <text:p>312.9899</text:p>
          </table:table-cell>
          <table:table-cell office:value-type="float" office:value="13333.15" calcext:value-type="float">
            <text:p>1333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0.6535" calcext:value-type="float">
            <text:p>-270.6535</text:p>
          </table:table-cell>
          <table:table-cell office:value-type="float" office:value="741.5925" calcext:value-type="float">
            <text:p>741.5925</text:p>
          </table:table-cell>
          <table:table-cell office:value-type="float" office:value="0" calcext:value-type="float">
            <text:p>0</text:p>
          </table:table-cell>
          <table:table-cell office:value-type="float" office:value="209.3924" calcext:value-type="float">
            <text:p>209.3924</text:p>
          </table:table-cell>
          <table:table-cell office:value-type="float" office:value="47.68233" calcext:value-type="float">
            <text:p>47.68233</text:p>
          </table:table-cell>
          <table:table-cell office:value-type="float" office:value="0.02838811" calcext:value-type="float">
            <text:p>0.02838811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70.5795" calcext:value-type="float">
            <text:p>-270.5795</text:p>
          </table:table-cell>
          <table:table-cell office:value-type="float" office:value="0" calcext:value-type="float">
            <text:p>0</text:p>
          </table:table-cell>
          <table:table-cell office:value-type="float" office:value="306.9097" calcext:value-type="float">
            <text:p>306.9097</text:p>
          </table:table-cell>
          <table:table-cell office:value-type="float" office:value="1116.027" calcext:value-type="float">
            <text:p>1116.027</text:p>
          </table:table-cell>
          <table:table-cell office:value-type="float" office:value="1394.798" calcext:value-type="float">
            <text:p>1394.798</text:p>
          </table:table-cell>
          <table:table-cell office:value-type="float" office:value="1360.748" calcext:value-type="float">
            <text:p>1360.748</text:p>
          </table:table-cell>
          <table:table-cell office:value-type="float" office:value="821.7452" calcext:value-type="float">
            <text:p>821.7452</text:p>
          </table:table-cell>
          <table:table-cell office:value-type="float" office:value="1102.743" calcext:value-type="float">
            <text:p>1102.743</text:p>
          </table:table-cell>
          <table:table-cell office:value-type="float" office:value="432.3748" calcext:value-type="float">
            <text:p>432.3748</text:p>
          </table:table-cell>
          <table:table-cell office:value-type="float" office:value="1908.204" calcext:value-type="float">
            <text:p>1908.204</text:p>
          </table:table-cell>
          <table:table-cell office:value-type="float" office:value="2128.478" calcext:value-type="float">
            <text:p>2128.478</text:p>
          </table:table-cell>
          <table:table-cell office:value-type="float" office:value="1688.968" calcext:value-type="float">
            <text:p>1688.968</text:p>
          </table:table-cell>
          <table:table-cell office:value-type="float" office:value="587.2404" calcext:value-type="float">
            <text:p>587.2404</text:p>
          </table:table-cell>
          <table:table-cell office:value-type="float" office:value="571.566" calcext:value-type="float">
            <text:p>571.566</text:p>
          </table:table-cell>
          <table:table-cell office:value-type="float" office:value="142.9234" calcext:value-type="float">
            <text:p>142.9234</text:p>
          </table:table-cell>
          <table:table-cell office:value-type="float" office:value="35.72854" calcext:value-type="float">
            <text:p>35.72854</text:p>
          </table:table-cell>
          <table:table-cell office:value-type="float" office:value="0" calcext:value-type="float">
            <text:p>0</text:p>
          </table:table-cell>
          <table:table-cell office:value-type="float" office:value="-0.04156578" calcext:value-type="float">
            <text:p>-0.04156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9.821" calcext:value-type="float">
            <text:p>-279.821</text:p>
          </table:table-cell>
          <table:table-cell office:value-type="float" office:value="0" calcext:value-type="float">
            <text:p>0</text:p>
          </table:table-cell>
          <table:table-cell office:value-type="float" office:value="9.516332" calcext:value-type="float">
            <text:p>9.51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310.9966" calcext:value-type="float">
            <text:p>310.9966</text:p>
          </table:table-cell>
          <table:table-cell office:value-type="float" office:value="13331.72" calcext:value-type="float">
            <text:p>1333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7887" calcext:value-type="float">
            <text:p>-273.7887</text:p>
          </table:table-cell>
          <table:table-cell office:value-type="float" office:value="748.701" calcext:value-type="float">
            <text:p>748.701</text:p>
          </table:table-cell>
          <table:table-cell office:value-type="float" office:value="0" calcext:value-type="float">
            <text:p>0</text:p>
          </table:table-cell>
          <table:table-cell office:value-type="float" office:value="208.0621" calcext:value-type="float">
            <text:p>208.0621</text:p>
          </table:table-cell>
          <table:table-cell office:value-type="float" office:value="47.63819" calcext:value-type="float">
            <text:p>47.63819</text:p>
          </table:table-cell>
          <table:table-cell office:value-type="float" office:value="0.02803119" calcext:value-type="float">
            <text:p>0.02803119</text:p>
          </table:table-cell>
          <table:table-cell office:value-type="float" office:value="0" calcext:value-type="float">
            <text:p>0</text:p>
          </table:table-cell>
          <table:table-cell office:value-type="float" office:value="0.002158407" calcext:value-type="float">
            <text:p>0.002158407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73.7151" calcext:value-type="float">
            <text:p>-273.7151</text:p>
          </table:table-cell>
          <table:table-cell office:value-type="float" office:value="0" calcext:value-type="float">
            <text:p>0</text:p>
          </table:table-cell>
          <table:table-cell office:value-type="float" office:value="307.0505" calcext:value-type="float">
            <text:p>307.0505</text:p>
          </table:table-cell>
          <table:table-cell office:value-type="float" office:value="1115.082" calcext:value-type="float">
            <text:p>1115.082</text:p>
          </table:table-cell>
          <table:table-cell office:value-type="float" office:value="1393.813" calcext:value-type="float">
            <text:p>1393.813</text:p>
          </table:table-cell>
          <table:table-cell office:value-type="float" office:value="1360.204" calcext:value-type="float">
            <text:p>1360.204</text:p>
          </table:table-cell>
          <table:table-cell office:value-type="float" office:value="821.4352" calcext:value-type="float">
            <text:p>821.4352</text:p>
          </table:table-cell>
          <table:table-cell office:value-type="float" office:value="1102.461" calcext:value-type="float">
            <text:p>1102.461</text:p>
          </table:table-cell>
          <table:table-cell office:value-type="float" office:value="432.2723" calcext:value-type="float">
            <text:p>432.2723</text:p>
          </table:table-cell>
          <table:table-cell office:value-type="float" office:value="1908.018" calcext:value-type="float">
            <text:p>1908.018</text:p>
          </table:table-cell>
          <table:table-cell office:value-type="float" office:value="2128.376" calcext:value-type="float">
            <text:p>2128.376</text:p>
          </table:table-cell>
          <table:table-cell office:value-type="float" office:value="1688.919" calcext:value-type="float">
            <text:p>1688.919</text:p>
          </table:table-cell>
          <table:table-cell office:value-type="float" office:value="587.2307" calcext:value-type="float">
            <text:p>587.2307</text:p>
          </table:table-cell>
          <table:table-cell office:value-type="float" office:value="571.5641" calcext:value-type="float">
            <text:p>571.5641</text:p>
          </table:table-cell>
          <table:table-cell office:value-type="float" office:value="142.9232" calcext:value-type="float">
            <text:p>142.9232</text:p>
          </table:table-cell>
          <table:table-cell office:value-type="float" office:value="35.72847" calcext:value-type="float">
            <text:p>35.72847</text:p>
          </table:table-cell>
          <table:table-cell office:value-type="float" office:value="0" calcext:value-type="float">
            <text:p>0</text:p>
          </table:table-cell>
          <table:table-cell office:value-type="float" office:value="-0.04262379" calcext:value-type="float">
            <text:p>-0.042623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3.0913" calcext:value-type="float">
            <text:p>-283.0913</text:p>
          </table:table-cell>
          <table:table-cell office:value-type="float" office:value="0" calcext:value-type="float">
            <text:p>0</text:p>
          </table:table-cell>
          <table:table-cell office:value-type="float" office:value="9.651112" calcext:value-type="float">
            <text:p>9.65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309.0367" calcext:value-type="float">
            <text:p>309.0367</text:p>
          </table:table-cell>
          <table:table-cell office:value-type="float" office:value="13330.27" calcext:value-type="float">
            <text:p>1333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.9196" calcext:value-type="float">
            <text:p>-276.9196</text:p>
          </table:table-cell>
          <table:table-cell office:value-type="float" office:value="760.818" calcext:value-type="float">
            <text:p>760.818</text:p>
          </table:table-cell>
          <table:table-cell office:value-type="float" office:value="0" calcext:value-type="float">
            <text:p>0</text:p>
          </table:table-cell>
          <table:table-cell office:value-type="float" office:value="206.8933" calcext:value-type="float">
            <text:p>206.8933</text:p>
          </table:table-cell>
          <table:table-cell office:value-type="float" office:value="47.61551" calcext:value-type="float">
            <text:p>47.61551</text:p>
          </table:table-cell>
          <table:table-cell office:value-type="float" office:value="0.02777373" calcext:value-type="float">
            <text:p>0.02777373</text:p>
          </table:table-cell>
          <table:table-cell office:value-type="float" office:value="0" calcext:value-type="float">
            <text:p>0</text:p>
          </table:table-cell>
          <table:table-cell office:value-type="float" office:value="0.002158409" calcext:value-type="float">
            <text:p>0.002158409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76.8463" calcext:value-type="float">
            <text:p>-276.8463</text:p>
          </table:table-cell>
          <table:table-cell office:value-type="float" office:value="0" calcext:value-type="float">
            <text:p>0</text:p>
          </table:table-cell>
          <table:table-cell office:value-type="float" office:value="307.1955" calcext:value-type="float">
            <text:p>307.1955</text:p>
          </table:table-cell>
          <table:table-cell office:value-type="float" office:value="1114.164" calcext:value-type="float">
            <text:p>1114.164</text:p>
          </table:table-cell>
          <table:table-cell office:value-type="float" office:value="1392.84" calcext:value-type="float">
            <text:p>1392.84</text:p>
          </table:table-cell>
          <table:table-cell office:value-type="float" office:value="1359.658" calcext:value-type="float">
            <text:p>1359.658</text:p>
          </table:table-cell>
          <table:table-cell office:value-type="float" office:value="821.1166" calcext:value-type="float">
            <text:p>821.1166</text:p>
          </table:table-cell>
          <table:table-cell office:value-type="float" office:value="1102.167" calcext:value-type="float">
            <text:p>1102.167</text:p>
          </table:table-cell>
          <table:table-cell office:value-type="float" office:value="432.1628" calcext:value-type="float">
            <text:p>432.1628</text:p>
          </table:table-cell>
          <table:table-cell office:value-type="float" office:value="1907.821" calcext:value-type="float">
            <text:p>1907.821</text:p>
          </table:table-cell>
          <table:table-cell office:value-type="float" office:value="2128.26" calcext:value-type="float">
            <text:p>2128.26</text:p>
          </table:table-cell>
          <table:table-cell office:value-type="float" office:value="1688.869" calcext:value-type="float">
            <text:p>1688.869</text:p>
          </table:table-cell>
          <table:table-cell office:value-type="float" office:value="587.2209" calcext:value-type="float">
            <text:p>587.2209</text:p>
          </table:table-cell>
          <table:table-cell office:value-type="float" office:value="571.5623" calcext:value-type="float">
            <text:p>571.5623</text:p>
          </table:table-cell>
          <table:table-cell office:value-type="float" office:value="142.9229" calcext:value-type="float">
            <text:p>142.9229</text:p>
          </table:table-cell>
          <table:table-cell office:value-type="float" office:value="35.7284" calcext:value-type="float">
            <text:p>35.7284</text:p>
          </table:table-cell>
          <table:table-cell office:value-type="float" office:value="0" calcext:value-type="float">
            <text:p>0</text:p>
          </table:table-cell>
          <table:table-cell office:value-type="float" office:value="-0.04351809" calcext:value-type="float">
            <text:p>-0.043518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6.3443" calcext:value-type="float">
            <text:p>-286.3443</text:p>
          </table:table-cell>
          <table:table-cell office:value-type="float" office:value="0" calcext:value-type="float">
            <text:p>0</text:p>
          </table:table-cell>
          <table:table-cell office:value-type="float" office:value="9.773934" calcext:value-type="float">
            <text:p>9.77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307.1695" calcext:value-type="float">
            <text:p>307.1695</text:p>
          </table:table-cell>
          <table:table-cell office:value-type="float" office:value="13328.95" calcext:value-type="float">
            <text:p>1332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8716" calcext:value-type="float">
            <text:p>-279.8716</text:p>
          </table:table-cell>
          <table:table-cell office:value-type="float" office:value="767.1099" calcext:value-type="float">
            <text:p>767.1099</text:p>
          </table:table-cell>
          <table:table-cell office:value-type="float" office:value="0" calcext:value-type="float">
            <text:p>0</text:p>
          </table:table-cell>
          <table:table-cell office:value-type="float" office:value="205.7965" calcext:value-type="float">
            <text:p>205.7965</text:p>
          </table:table-cell>
          <table:table-cell office:value-type="float" office:value="47.50861" calcext:value-type="float">
            <text:p>47.50861</text:p>
          </table:table-cell>
          <table:table-cell office:value-type="float" office:value="0.02775713" calcext:value-type="float">
            <text:p>0.02775713</text:p>
          </table:table-cell>
          <table:table-cell office:value-type="float" office:value="0" calcext:value-type="float">
            <text:p>0</text:p>
          </table:table-cell>
          <table:table-cell office:value-type="float" office:value="0.00215842" calcext:value-type="float">
            <text:p>0.00215842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79.7982" calcext:value-type="float">
            <text:p>-279.7982</text:p>
          </table:table-cell>
          <table:table-cell office:value-type="float" office:value="0" calcext:value-type="float">
            <text:p>0</text:p>
          </table:table-cell>
          <table:table-cell office:value-type="float" office:value="307.3668" calcext:value-type="float">
            <text:p>307.3668</text:p>
          </table:table-cell>
          <table:table-cell office:value-type="float" office:value="1113.37" calcext:value-type="float">
            <text:p>1113.37</text:p>
          </table:table-cell>
          <table:table-cell office:value-type="float" office:value="1391.98" calcext:value-type="float">
            <text:p>1391.98</text:p>
          </table:table-cell>
          <table:table-cell office:value-type="float" office:value="1359.155" calcext:value-type="float">
            <text:p>1359.155</text:p>
          </table:table-cell>
          <table:table-cell office:value-type="float" office:value="820.8135" calcext:value-type="float">
            <text:p>820.8135</text:p>
          </table:table-cell>
          <table:table-cell office:value-type="float" office:value="1101.88" calcext:value-type="float">
            <text:p>1101.88</text:p>
          </table:table-cell>
          <table:table-cell office:value-type="float" office:value="432.0509" calcext:value-type="float">
            <text:p>432.0509</text:p>
          </table:table-cell>
          <table:table-cell office:value-type="float" office:value="1907.61" calcext:value-type="float">
            <text:p>1907.61</text:p>
          </table:table-cell>
          <table:table-cell office:value-type="float" office:value="2128.141" calcext:value-type="float">
            <text:p>2128.141</text:p>
          </table:table-cell>
          <table:table-cell office:value-type="float" office:value="1688.819" calcext:value-type="float">
            <text:p>1688.819</text:p>
          </table:table-cell>
          <table:table-cell office:value-type="float" office:value="587.2111" calcext:value-type="float">
            <text:p>587.2111</text:p>
          </table:table-cell>
          <table:table-cell office:value-type="float" office:value="571.5604" calcext:value-type="float">
            <text:p>571.5604</text:p>
          </table:table-cell>
          <table:table-cell office:value-type="float" office:value="142.9227" calcext:value-type="float">
            <text:p>142.9227</text:p>
          </table:table-cell>
          <table:table-cell office:value-type="float" office:value="35.72833" calcext:value-type="float">
            <text:p>35.72833</text:p>
          </table:table-cell>
          <table:table-cell office:value-type="float" office:value="0" calcext:value-type="float">
            <text:p>0</text:p>
          </table:table-cell>
          <table:table-cell office:value-type="float" office:value="-0.04402626" calcext:value-type="float">
            <text:p>-0.044026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9.3781" calcext:value-type="float">
            <text:p>-289.3781</text:p>
          </table:table-cell>
          <table:table-cell office:value-type="float" office:value="0" calcext:value-type="float">
            <text:p>0</text:p>
          </table:table-cell>
          <table:table-cell office:value-type="float" office:value="9.854772" calcext:value-type="float">
            <text:p>9.85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305.3102" calcext:value-type="float">
            <text:p>305.3102</text:p>
          </table:table-cell>
          <table:table-cell office:value-type="float" office:value="13327.8" calcext:value-type="float">
            <text:p>133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6089" calcext:value-type="float">
            <text:p>-282.6089</text:p>
          </table:table-cell>
          <table:table-cell office:value-type="float" office:value="775.7863" calcext:value-type="float">
            <text:p>775.7863</text:p>
          </table:table-cell>
          <table:table-cell office:value-type="float" office:value="0" calcext:value-type="float">
            <text:p>0</text:p>
          </table:table-cell>
          <table:table-cell office:value-type="float" office:value="204.8443" calcext:value-type="float">
            <text:p>204.8443</text:p>
          </table:table-cell>
          <table:table-cell office:value-type="float" office:value="47.22608" calcext:value-type="float">
            <text:p>47.22608</text:p>
          </table:table-cell>
          <table:table-cell office:value-type="float" office:value="0.02784473" calcext:value-type="float">
            <text:p>0.02784473</text:p>
          </table:table-cell>
          <table:table-cell office:value-type="float" office:value="0" calcext:value-type="float">
            <text:p>0</text:p>
          </table:table-cell>
          <table:table-cell office:value-type="float" office:value="0.002172383" calcext:value-type="float">
            <text:p>0.002172383</text:p>
          </table:table-cell>
          <table:table-cell office:value-type="float" office:value="0" calcext:value-type="float">
            <text:p>0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82.5355" calcext:value-type="float">
            <text:p>-282.5355</text:p>
          </table:table-cell>
          <table:table-cell office:value-type="float" office:value="0" calcext:value-type="float">
            <text:p>0</text:p>
          </table:table-cell>
          <table:table-cell office:value-type="float" office:value="307.5619" calcext:value-type="float">
            <text:p>307.5619</text:p>
          </table:table-cell>
          <table:table-cell office:value-type="float" office:value="1112.699" calcext:value-type="float">
            <text:p>1112.699</text:p>
          </table:table-cell>
          <table:table-cell office:value-type="float" office:value="1391.233" calcext:value-type="float">
            <text:p>1391.233</text:p>
          </table:table-cell>
          <table:table-cell office:value-type="float" office:value="1358.709" calcext:value-type="float">
            <text:p>1358.709</text:p>
          </table:table-cell>
          <table:table-cell office:value-type="float" office:value="820.5325" calcext:value-type="float">
            <text:p>820.5325</text:p>
          </table:table-cell>
          <table:table-cell office:value-type="float" office:value="1101.608" calcext:value-type="float">
            <text:p>1101.608</text:p>
          </table:table-cell>
          <table:table-cell office:value-type="float" office:value="431.9443" calcext:value-type="float">
            <text:p>431.9443</text:p>
          </table:table-cell>
          <table:table-cell office:value-type="float" office:value="1907.398" calcext:value-type="float">
            <text:p>1907.398</text:p>
          </table:table-cell>
          <table:table-cell office:value-type="float" office:value="2128.021" calcext:value-type="float">
            <text:p>2128.021</text:p>
          </table:table-cell>
          <table:table-cell office:value-type="float" office:value="1688.768" calcext:value-type="float">
            <text:p>1688.768</text:p>
          </table:table-cell>
          <table:table-cell office:value-type="float" office:value="587.2012" calcext:value-type="float">
            <text:p>587.2012</text:p>
          </table:table-cell>
          <table:table-cell office:value-type="float" office:value="571.5585" calcext:value-type="float">
            <text:p>571.5585</text:p>
          </table:table-cell>
          <table:table-cell office:value-type="float" office:value="142.9224" calcext:value-type="float">
            <text:p>142.9224</text:p>
          </table:table-cell>
          <table:table-cell office:value-type="float" office:value="35.72826" calcext:value-type="float">
            <text:p>35.72826</text:p>
          </table:table-cell>
          <table:table-cell office:value-type="float" office:value="0" calcext:value-type="float">
            <text:p>0</text:p>
          </table:table-cell>
          <table:table-cell office:value-type="float" office:value="-0.04433116" calcext:value-type="float">
            <text:p>-0.04433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2.2348" calcext:value-type="float">
            <text:p>-292.2348</text:p>
          </table:table-cell>
          <table:table-cell office:value-type="float" office:value="0" calcext:value-type="float">
            <text:p>0</text:p>
          </table:table-cell>
          <table:table-cell office:value-type="float" office:value="9.974689" calcext:value-type="float">
            <text:p>9.974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303.1885" calcext:value-type="float">
            <text:p>303.1885</text:p>
          </table:table-cell>
          <table:table-cell office:value-type="float" office:value="13326.09" calcext:value-type="float">
            <text:p>13326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4.5354" calcext:value-type="float">
            <text:p>-284.5354</text:p>
          </table:table-cell>
          <table:table-cell office:value-type="float" office:value="776.8693" calcext:value-type="float">
            <text:p>776.8693</text:p>
          </table:table-cell>
          <table:table-cell office:value-type="float" office:value="0" calcext:value-type="float">
            <text:p>0</text:p>
          </table:table-cell>
          <table:table-cell office:value-type="float" office:value="204.0905" calcext:value-type="float">
            <text:p>204.0905</text:p>
          </table:table-cell>
          <table:table-cell office:value-type="float" office:value="46.41971" calcext:value-type="float">
            <text:p>46.41971</text:p>
          </table:table-cell>
          <table:table-cell office:value-type="float" office:value="0.0256154" calcext:value-type="float">
            <text:p>0.0256154</text:p>
          </table:table-cell>
          <table:table-cell office:value-type="float" office:value="1.003225" calcext:value-type="float">
            <text:p>1.003225</text:p>
          </table:table-cell>
          <table:table-cell office:value-type="float" office:value="0.002395419" calcext:value-type="float">
            <text:p>0.002395419</text:p>
          </table:table-cell>
          <table:table-cell office:value-type="float" office:value="0.008288049" calcext:value-type="float">
            <text:p>0.008288049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85.476" calcext:value-type="float">
            <text:p>-285.476</text:p>
          </table:table-cell>
          <table:table-cell office:value-type="float" office:value="0" calcext:value-type="float">
            <text:p>0</text:p>
          </table:table-cell>
          <table:table-cell office:value-type="float" office:value="308.1761" calcext:value-type="float">
            <text:p>308.1761</text:p>
          </table:table-cell>
          <table:table-cell office:value-type="float" office:value="1112.222" calcext:value-type="float">
            <text:p>1112.222</text:p>
          </table:table-cell>
          <table:table-cell office:value-type="float" office:value="1390.619" calcext:value-type="float">
            <text:p>1390.619</text:p>
          </table:table-cell>
          <table:table-cell office:value-type="float" office:value="1358.368" calcext:value-type="float">
            <text:p>1358.368</text:p>
          </table:table-cell>
          <table:table-cell office:value-type="float" office:value="819.5586" calcext:value-type="float">
            <text:p>819.5586</text:p>
          </table:table-cell>
          <table:table-cell office:value-type="float" office:value="1101.14" calcext:value-type="float">
            <text:p>1101.14</text:p>
          </table:table-cell>
          <table:table-cell office:value-type="float" office:value="431.9264" calcext:value-type="float">
            <text:p>431.9264</text:p>
          </table:table-cell>
          <table:table-cell office:value-type="float" office:value="1907.124" calcext:value-type="float">
            <text:p>1907.124</text:p>
          </table:table-cell>
          <table:table-cell office:value-type="float" office:value="2127.799" calcext:value-type="float">
            <text:p>2127.799</text:p>
          </table:table-cell>
          <table:table-cell office:value-type="float" office:value="1688.621" calcext:value-type="float">
            <text:p>1688.621</text:p>
          </table:table-cell>
          <table:table-cell office:value-type="float" office:value="587.1605" calcext:value-type="float">
            <text:p>587.1605</text:p>
          </table:table-cell>
          <table:table-cell office:value-type="float" office:value="571.5079" calcext:value-type="float">
            <text:p>571.5079</text:p>
          </table:table-cell>
          <table:table-cell office:value-type="float" office:value="142.9101" calcext:value-type="float">
            <text:p>142.9101</text:p>
          </table:table-cell>
          <table:table-cell office:value-type="float" office:value="35.72416" calcext:value-type="float">
            <text:p>35.72416</text:p>
          </table:table-cell>
          <table:table-cell office:value-type="float" office:value="0" calcext:value-type="float">
            <text:p>0</text:p>
          </table:table-cell>
          <table:table-cell office:value-type="float" office:value="-0.04638758" calcext:value-type="float">
            <text:p>-0.046387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4.9313" calcext:value-type="float">
            <text:p>-294.9313</text:p>
          </table:table-cell>
          <table:table-cell office:value-type="float" office:value="0" calcext:value-type="float">
            <text:p>0</text:p>
          </table:table-cell>
          <table:table-cell office:value-type="float" office:value="10.73495" calcext:value-type="float">
            <text:p>10.7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301.746" calcext:value-type="float">
            <text:p>301.746</text:p>
          </table:table-cell>
          <table:table-cell office:value-type="float" office:value="13325.31" calcext:value-type="float">
            <text:p>1332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6.4352" calcext:value-type="float">
            <text:p>-286.4352</text:p>
          </table:table-cell>
          <table:table-cell office:value-type="float" office:value="783.08" calcext:value-type="float">
            <text:p>783.08</text:p>
          </table:table-cell>
          <table:table-cell office:value-type="float" office:value="0" calcext:value-type="float">
            <text:p>0</text:p>
          </table:table-cell>
          <table:table-cell office:value-type="float" office:value="203.6047" calcext:value-type="float">
            <text:p>203.6047</text:p>
          </table:table-cell>
          <table:table-cell office:value-type="float" office:value="45.94692" calcext:value-type="float">
            <text:p>45.94692</text:p>
          </table:table-cell>
          <table:table-cell office:value-type="float" office:value="0.02554574" calcext:value-type="float">
            <text:p>0.02554574</text:p>
          </table:table-cell>
          <table:table-cell office:value-type="float" office:value="1.003225" calcext:value-type="float">
            <text:p>1.003225</text:p>
          </table:table-cell>
          <table:table-cell office:value-type="float" office:value="0.002396369" calcext:value-type="float">
            <text:p>0.002396369</text:p>
          </table:table-cell>
          <table:table-cell office:value-type="float" office:value="0.008288049" calcext:value-type="float">
            <text:p>0.008288049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87.3758" calcext:value-type="float">
            <text:p>-287.3758</text:p>
          </table:table-cell>
          <table:table-cell office:value-type="float" office:value="0" calcext:value-type="float">
            <text:p>0</text:p>
          </table:table-cell>
          <table:table-cell office:value-type="float" office:value="308.3619" calcext:value-type="float">
            <text:p>308.3619</text:p>
          </table:table-cell>
          <table:table-cell office:value-type="float" office:value="1111.864" calcext:value-type="float">
            <text:p>1111.864</text:p>
          </table:table-cell>
          <table:table-cell office:value-type="float" office:value="1390.193" calcext:value-type="float">
            <text:p>1390.193</text:p>
          </table:table-cell>
          <table:table-cell office:value-type="float" office:value="1358.08" calcext:value-type="float">
            <text:p>1358.08</text:p>
          </table:table-cell>
          <table:table-cell office:value-type="float" office:value="819.3672" calcext:value-type="float">
            <text:p>819.3672</text:p>
          </table:table-cell>
          <table:table-cell office:value-type="float" office:value="1100.925" calcext:value-type="float">
            <text:p>1100.925</text:p>
          </table:table-cell>
          <table:table-cell office:value-type="float" office:value="431.8391" calcext:value-type="float">
            <text:p>431.8391</text:p>
          </table:table-cell>
          <table:table-cell office:value-type="float" office:value="1906.937" calcext:value-type="float">
            <text:p>1906.937</text:p>
          </table:table-cell>
          <table:table-cell office:value-type="float" office:value="2127.678" calcext:value-type="float">
            <text:p>2127.678</text:p>
          </table:table-cell>
          <table:table-cell office:value-type="float" office:value="1688.569" calcext:value-type="float">
            <text:p>1688.569</text:p>
          </table:table-cell>
          <table:table-cell office:value-type="float" office:value="587.1504" calcext:value-type="float">
            <text:p>587.1504</text:p>
          </table:table-cell>
          <table:table-cell office:value-type="float" office:value="571.506" calcext:value-type="float">
            <text:p>571.506</text:p>
          </table:table-cell>
          <table:table-cell office:value-type="float" office:value="142.9098" calcext:value-type="float">
            <text:p>142.9098</text:p>
          </table:table-cell>
          <table:table-cell office:value-type="float" office:value="35.72409" calcext:value-type="float">
            <text:p>35.72409</text:p>
          </table:table-cell>
          <table:table-cell office:value-type="float" office:value="0" calcext:value-type="float">
            <text:p>0</text:p>
          </table:table-cell>
          <table:table-cell office:value-type="float" office:value="-0.04671455" calcext:value-type="float">
            <text:p>-0.046714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7.0118" calcext:value-type="float">
            <text:p>-297.0118</text:p>
          </table:table-cell>
          <table:table-cell office:value-type="float" office:value="0" calcext:value-type="float">
            <text:p>0</text:p>
          </table:table-cell>
          <table:table-cell office:value-type="float" office:value="10.91625" calcext:value-type="float">
            <text:p>10.9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300.2457" calcext:value-type="float">
            <text:p>300.2457</text:p>
          </table:table-cell>
          <table:table-cell office:value-type="float" office:value="13324.6" calcext:value-type="float">
            <text:p>1332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0.299" calcext:value-type="float">
            <text:p>-290.299</text:p>
          </table:table-cell>
          <table:table-cell office:value-type="float" office:value="777.7782" calcext:value-type="float">
            <text:p>777.7782</text:p>
          </table:table-cell>
          <table:table-cell office:value-type="float" office:value="0" calcext:value-type="float">
            <text:p>0</text:p>
          </table:table-cell>
          <table:table-cell office:value-type="float" office:value="203.2517" calcext:value-type="float">
            <text:p>203.2517</text:p>
          </table:table-cell>
          <table:table-cell office:value-type="float" office:value="45.24482" calcext:value-type="float">
            <text:p>45.24482</text:p>
          </table:table-cell>
          <table:table-cell office:value-type="float" office:value="0.02508339" calcext:value-type="float">
            <text:p>0.02508339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02534322" calcext:value-type="float">
            <text:p>0.002534322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91.3255" calcext:value-type="float">
            <text:p>-291.3255</text:p>
          </table:table-cell>
          <table:table-cell office:value-type="float" office:value="0" calcext:value-type="float">
            <text:p>0</text:p>
          </table:table-cell>
          <table:table-cell office:value-type="float" office:value="308.6193" calcext:value-type="float">
            <text:p>308.6193</text:p>
          </table:table-cell>
          <table:table-cell office:value-type="float" office:value="1111.543" calcext:value-type="float">
            <text:p>1111.543</text:p>
          </table:table-cell>
          <table:table-cell office:value-type="float" office:value="1389.804" calcext:value-type="float">
            <text:p>1389.804</text:p>
          </table:table-cell>
          <table:table-cell office:value-type="float" office:value="1357.85" calcext:value-type="float">
            <text:p>1357.85</text:p>
          </table:table-cell>
          <table:table-cell office:value-type="float" office:value="819.1583" calcext:value-type="float">
            <text:p>819.1583</text:p>
          </table:table-cell>
          <table:table-cell office:value-type="float" office:value="1100.752" calcext:value-type="float">
            <text:p>1100.752</text:p>
          </table:table-cell>
          <table:table-cell office:value-type="float" office:value="431.7686" calcext:value-type="float">
            <text:p>431.7686</text:p>
          </table:table-cell>
          <table:table-cell office:value-type="float" office:value="1906.767" calcext:value-type="float">
            <text:p>1906.767</text:p>
          </table:table-cell>
          <table:table-cell office:value-type="float" office:value="2127.555" calcext:value-type="float">
            <text:p>2127.555</text:p>
          </table:table-cell>
          <table:table-cell office:value-type="float" office:value="1688.515" calcext:value-type="float">
            <text:p>1688.515</text:p>
          </table:table-cell>
          <table:table-cell office:value-type="float" office:value="587.1386" calcext:value-type="float">
            <text:p>587.1386</text:p>
          </table:table-cell>
          <table:table-cell office:value-type="float" office:value="571.5008" calcext:value-type="float">
            <text:p>571.5008</text:p>
          </table:table-cell>
          <table:table-cell office:value-type="float" office:value="142.9088" calcext:value-type="float">
            <text:p>142.9088</text:p>
          </table:table-cell>
          <table:table-cell office:value-type="float" office:value="35.72376" calcext:value-type="float">
            <text:p>35.72376</text:p>
          </table:table-cell>
          <table:table-cell office:value-type="float" office:value="0" calcext:value-type="float">
            <text:p>0</text:p>
          </table:table-cell>
          <table:table-cell office:value-type="float" office:value="-0.04741118" calcext:value-type="float">
            <text:p>-0.04741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8.9841" calcext:value-type="float">
            <text:p>-298.9841</text:p>
          </table:table-cell>
          <table:table-cell office:value-type="float" office:value="0" calcext:value-type="float">
            <text:p>0</text:p>
          </table:table-cell>
          <table:table-cell office:value-type="float" office:value="9.022062" calcext:value-type="float">
            <text:p>9.02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98.4773" calcext:value-type="float">
            <text:p>298.4773</text:p>
          </table:table-cell>
          <table:table-cell office:value-type="float" office:value="13324.02" calcext:value-type="float">
            <text:p>1332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5829" calcext:value-type="float">
            <text:p>-293.5829</text:p>
          </table:table-cell>
          <table:table-cell office:value-type="float" office:value="781.5282" calcext:value-type="float">
            <text:p>781.5282</text:p>
          </table:table-cell>
          <table:table-cell office:value-type="float" office:value="0" calcext:value-type="float">
            <text:p>0</text:p>
          </table:table-cell>
          <table:table-cell office:value-type="float" office:value="202.9165" calcext:value-type="float">
            <text:p>202.9165</text:p>
          </table:table-cell>
          <table:table-cell office:value-type="float" office:value="44.42423" calcext:value-type="float">
            <text:p>44.42423</text:p>
          </table:table-cell>
          <table:table-cell office:value-type="float" office:value="0.02484894" calcext:value-type="float">
            <text:p>0.02484894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02535087" calcext:value-type="float">
            <text:p>0.002535087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-0.04771796" calcext:value-type="float">
            <text:p>-0.04771796</text:p>
          </table:table-cell>
          <table:table-cell office:value-type="float" office:value="370" calcext:value-type="float">
            <text:p>370</text:p>
          </table:table-cell>
          <table:table-cell office:value-type="float" office:value="-294.6096" calcext:value-type="float">
            <text:p>-294.6096</text:p>
          </table:table-cell>
          <table:table-cell office:value-type="float" office:value="0" calcext:value-type="float">
            <text:p>0</text:p>
          </table:table-cell>
          <table:table-cell office:value-type="float" office:value="308.8958" calcext:value-type="float">
            <text:p>308.8958</text:p>
          </table:table-cell>
          <table:table-cell office:value-type="float" office:value="1111.145" calcext:value-type="float">
            <text:p>1111.145</text:p>
          </table:table-cell>
          <table:table-cell office:value-type="float" office:value="1389.375" calcext:value-type="float">
            <text:p>1389.375</text:p>
          </table:table-cell>
          <table:table-cell office:value-type="float" office:value="1357.603" calcext:value-type="float">
            <text:p>1357.603</text:p>
          </table:table-cell>
          <table:table-cell office:value-type="float" office:value="818.9878" calcext:value-type="float">
            <text:p>818.9878</text:p>
          </table:table-cell>
          <table:table-cell office:value-type="float" office:value="1100.591" calcext:value-type="float">
            <text:p>1100.591</text:p>
          </table:table-cell>
          <table:table-cell office:value-type="float" office:value="431.6973" calcext:value-type="float">
            <text:p>431.6973</text:p>
          </table:table-cell>
          <table:table-cell office:value-type="float" office:value="1906.614" calcext:value-type="float">
            <text:p>1906.614</text:p>
          </table:table-cell>
          <table:table-cell office:value-type="float" office:value="2127.438" calcext:value-type="float">
            <text:p>2127.438</text:p>
          </table:table-cell>
          <table:table-cell office:value-type="float" office:value="1688.463" calcext:value-type="float">
            <text:p>1688.463</text:p>
          </table:table-cell>
          <table:table-cell office:value-type="float" office:value="587.1315" calcext:value-type="float">
            <text:p>587.1315</text:p>
          </table:table-cell>
          <table:table-cell office:value-type="float" office:value="571.4998" calcext:value-type="float">
            <text:p>571.4998</text:p>
          </table:table-cell>
          <table:table-cell office:value-type="float" office:value="142.9086" calcext:value-type="float">
            <text:p>142.9086</text:p>
          </table:table-cell>
          <table:table-cell office:value-type="float" office:value="35.72369" calcext:value-type="float">
            <text:p>35.72369</text:p>
          </table:table-cell>
          <table:table-cell office:value-type="float" office:value="0" calcext:value-type="float">
            <text:p>0</text:p>
          </table:table-cell>
          <table:table-cell office:value-type="float" office:value="-0.04805234" calcext:value-type="float">
            <text:p>-0.04805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1.1991" calcext:value-type="float">
            <text:p>-301.1991</text:p>
          </table:table-cell>
          <table:table-cell office:value-type="float" office:value="0" calcext:value-type="float">
            <text:p>0</text:p>
          </table:table-cell>
          <table:table-cell office:value-type="float" office:value="7.953072" calcext:value-type="float">
            <text:p>7.95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96.664" calcext:value-type="float">
            <text:p>296.664</text:p>
          </table:table-cell>
          <table:table-cell office:value-type="float" office:value="13323.4" calcext:value-type="float">
            <text:p>133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7461" calcext:value-type="float">
            <text:p>-296.7461</text:p>
          </table:table-cell>
          <table:table-cell office:value-type="float" office:value="789.3677" calcext:value-type="float">
            <text:p>789.3677</text:p>
          </table:table-cell>
          <table:table-cell office:value-type="float" office:value="0" calcext:value-type="float">
            <text:p>0</text:p>
          </table:table-cell>
          <table:table-cell office:value-type="float" office:value="202.4146" calcext:value-type="float">
            <text:p>202.4146</text:p>
          </table:table-cell>
          <table:table-cell office:value-type="float" office:value="43.64651" calcext:value-type="float">
            <text:p>43.64651</text:p>
          </table:table-cell>
          <table:table-cell office:value-type="float" office:value="0.02484318" calcext:value-type="float">
            <text:p>0.02484318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02535235" calcext:value-type="float">
            <text:p>0.002535235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-0.04775331" calcext:value-type="float">
            <text:p>-0.04775331</text:p>
          </table:table-cell>
          <table:table-cell office:value-type="float" office:value="370" calcext:value-type="float">
            <text:p>370</text:p>
          </table:table-cell>
          <table:table-cell office:value-type="float" office:value="-297.7727" calcext:value-type="float">
            <text:p>-297.7727</text:p>
          </table:table-cell>
          <table:table-cell office:value-type="float" office:value="0" calcext:value-type="float">
            <text:p>0</text:p>
          </table:table-cell>
          <table:table-cell office:value-type="float" office:value="309.1768" calcext:value-type="float">
            <text:p>309.1768</text:p>
          </table:table-cell>
          <table:table-cell office:value-type="float" office:value="1110.716" calcext:value-type="float">
            <text:p>1110.716</text:p>
          </table:table-cell>
          <table:table-cell office:value-type="float" office:value="1388.913" calcext:value-type="float">
            <text:p>1388.913</text:p>
          </table:table-cell>
          <table:table-cell office:value-type="float" office:value="1357.32" calcext:value-type="float">
            <text:p>1357.32</text:p>
          </table:table-cell>
          <table:table-cell office:value-type="float" office:value="818.805" calcext:value-type="float">
            <text:p>818.805</text:p>
          </table:table-cell>
          <table:table-cell office:value-type="float" office:value="1100.416" calcext:value-type="float">
            <text:p>1100.416</text:p>
          </table:table-cell>
          <table:table-cell office:value-type="float" office:value="431.6228" calcext:value-type="float">
            <text:p>431.6228</text:p>
          </table:table-cell>
          <table:table-cell office:value-type="float" office:value="1906.462" calcext:value-type="float">
            <text:p>1906.462</text:p>
          </table:table-cell>
          <table:table-cell office:value-type="float" office:value="2127.323" calcext:value-type="float">
            <text:p>2127.323</text:p>
          </table:table-cell>
          <table:table-cell office:value-type="float" office:value="1688.41" calcext:value-type="float">
            <text:p>1688.41</text:p>
          </table:table-cell>
          <table:table-cell office:value-type="float" office:value="587.1214" calcext:value-type="float">
            <text:p>587.1214</text:p>
          </table:table-cell>
          <table:table-cell office:value-type="float" office:value="571.4991" calcext:value-type="float">
            <text:p>571.4991</text:p>
          </table:table-cell>
          <table:table-cell office:value-type="float" office:value="142.9092" calcext:value-type="float">
            <text:p>142.9092</text:p>
          </table:table-cell>
          <table:table-cell office:value-type="float" office:value="35.72362" calcext:value-type="float">
            <text:p>35.72362</text:p>
          </table:table-cell>
          <table:table-cell office:value-type="float" office:value="0" calcext:value-type="float">
            <text:p>0</text:p>
          </table:table-cell>
          <table:table-cell office:value-type="float" office:value="-0.0482291" calcext:value-type="float">
            <text:p>-0.0482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3.4993" calcext:value-type="float">
            <text:p>-303.4993</text:p>
          </table:table-cell>
          <table:table-cell office:value-type="float" office:value="0" calcext:value-type="float">
            <text:p>0</text:p>
          </table:table-cell>
          <table:table-cell office:value-type="float" office:value="7.091122" calcext:value-type="float">
            <text:p>7.09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95.2061" calcext:value-type="float">
            <text:p>295.2061</text:p>
          </table:table-cell>
          <table:table-cell office:value-type="float" office:value="13322.6" calcext:value-type="float">
            <text:p>1332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.4342" calcext:value-type="float">
            <text:p>-299.4342</text:p>
          </table:table-cell>
          <table:table-cell office:value-type="float" office:value="803.527" calcext:value-type="float">
            <text:p>803.527</text:p>
          </table:table-cell>
          <table:table-cell office:value-type="float" office:value="0" calcext:value-type="float">
            <text:p>0</text:p>
          </table:table-cell>
          <table:table-cell office:value-type="float" office:value="200.8327" calcext:value-type="float">
            <text:p>200.8327</text:p>
          </table:table-cell>
          <table:table-cell office:value-type="float" office:value="43.31341" calcext:value-type="float">
            <text:p>43.31341</text:p>
          </table:table-cell>
          <table:table-cell office:value-type="float" office:value="0.02496456" calcext:value-type="float">
            <text:p>0.02496456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3385348" calcext:value-type="float">
            <text:p>0.03385348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1517804" calcext:value-type="float">
            <text:p>0.1517804</text:p>
          </table:table-cell>
          <table:table-cell office:value-type="float" office:value="370" calcext:value-type="float">
            <text:p>370</text:p>
          </table:table-cell>
          <table:table-cell office:value-type="float" office:value="-300.6916" calcext:value-type="float">
            <text:p>-300.6916</text:p>
          </table:table-cell>
          <table:table-cell office:value-type="float" office:value="0" calcext:value-type="float">
            <text:p>0</text:p>
          </table:table-cell>
          <table:table-cell office:value-type="float" office:value="309.3836" calcext:value-type="float">
            <text:p>309.3836</text:p>
          </table:table-cell>
          <table:table-cell office:value-type="float" office:value="1110.188" calcext:value-type="float">
            <text:p>1110.188</text:p>
          </table:table-cell>
          <table:table-cell office:value-type="float" office:value="1388.387" calcext:value-type="float">
            <text:p>1388.387</text:p>
          </table:table-cell>
          <table:table-cell office:value-type="float" office:value="1357.015" calcext:value-type="float">
            <text:p>1357.015</text:p>
          </table:table-cell>
          <table:table-cell office:value-type="float" office:value="818.6174" calcext:value-type="float">
            <text:p>818.6174</text:p>
          </table:table-cell>
          <table:table-cell office:value-type="float" office:value="1100.238" calcext:value-type="float">
            <text:p>1100.238</text:p>
          </table:table-cell>
          <table:table-cell office:value-type="float" office:value="431.548" calcext:value-type="float">
            <text:p>431.548</text:p>
          </table:table-cell>
          <table:table-cell office:value-type="float" office:value="1906.311" calcext:value-type="float">
            <text:p>1906.311</text:p>
          </table:table-cell>
          <table:table-cell office:value-type="float" office:value="2127.209" calcext:value-type="float">
            <text:p>2127.209</text:p>
          </table:table-cell>
          <table:table-cell office:value-type="float" office:value="1688.357" calcext:value-type="float">
            <text:p>1688.357</text:p>
          </table:table-cell>
          <table:table-cell office:value-type="float" office:value="587.1102" calcext:value-type="float">
            <text:p>587.1102</text:p>
          </table:table-cell>
          <table:table-cell office:value-type="float" office:value="571.4973" calcext:value-type="float">
            <text:p>571.4973</text:p>
          </table:table-cell>
          <table:table-cell office:value-type="float" office:value="142.9098" calcext:value-type="float">
            <text:p>142.9098</text:p>
          </table:table-cell>
          <table:table-cell office:value-type="float" office:value="35.72355" calcext:value-type="float">
            <text:p>35.72355</text:p>
          </table:table-cell>
          <table:table-cell office:value-type="float" office:value="0" calcext:value-type="float">
            <text:p>0</text:p>
          </table:table-cell>
          <table:table-cell office:value-type="float" office:value="-0.0483692" calcext:value-type="float">
            <text:p>-0.0483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5.5807" calcext:value-type="float">
            <text:p>-305.5807</text:p>
          </table:table-cell>
          <table:table-cell office:value-type="float" office:value="0" calcext:value-type="float">
            <text:p>0</text:p>
          </table:table-cell>
          <table:table-cell office:value-type="float" office:value="6.288244" calcext:value-type="float">
            <text:p>6.288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93.6274" calcext:value-type="float">
            <text:p>293.6274</text:p>
          </table:table-cell>
          <table:table-cell office:value-type="float" office:value="13321.63" calcext:value-type="float">
            <text:p>1332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8352" calcext:value-type="float">
            <text:p>-301.8352</text:p>
          </table:table-cell>
          <table:table-cell office:value-type="float" office:value="814.856" calcext:value-type="float">
            <text:p>814.856</text:p>
          </table:table-cell>
          <table:table-cell office:value-type="float" office:value="0" calcext:value-type="float">
            <text:p>0</text:p>
          </table:table-cell>
          <table:table-cell office:value-type="float" office:value="199.2212" calcext:value-type="float">
            <text:p>199.2212</text:p>
          </table:table-cell>
          <table:table-cell office:value-type="float" office:value="43.0977" calcext:value-type="float">
            <text:p>43.0977</text:p>
          </table:table-cell>
          <table:table-cell office:value-type="float" office:value="0.02512522" calcext:value-type="float">
            <text:p>0.02512522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15854" calcext:value-type="float">
            <text:p>0.0415854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2414583" calcext:value-type="float">
            <text:p>0.2414583</text:p>
          </table:table-cell>
          <table:table-cell office:value-type="float" office:value="370" calcext:value-type="float">
            <text:p>370</text:p>
          </table:table-cell>
          <table:table-cell office:value-type="float" office:value="-303.1898" calcext:value-type="float">
            <text:p>-303.1898</text:p>
          </table:table-cell>
          <table:table-cell office:value-type="float" office:value="0" calcext:value-type="float">
            <text:p>0</text:p>
          </table:table-cell>
          <table:table-cell office:value-type="float" office:value="309.5592" calcext:value-type="float">
            <text:p>309.5592</text:p>
          </table:table-cell>
          <table:table-cell office:value-type="float" office:value="1109.52" calcext:value-type="float">
            <text:p>1109.52</text:p>
          </table:table-cell>
          <table:table-cell office:value-type="float" office:value="1387.739" calcext:value-type="float">
            <text:p>1387.739</text:p>
          </table:table-cell>
          <table:table-cell office:value-type="float" office:value="1356.653" calcext:value-type="float">
            <text:p>1356.653</text:p>
          </table:table-cell>
          <table:table-cell office:value-type="float" office:value="818.3978" calcext:value-type="float">
            <text:p>818.3978</text:p>
          </table:table-cell>
          <table:table-cell office:value-type="float" office:value="1100.038" calcext:value-type="float">
            <text:p>1100.038</text:p>
          </table:table-cell>
          <table:table-cell office:value-type="float" office:value="431.4699" calcext:value-type="float">
            <text:p>431.4699</text:p>
          </table:table-cell>
          <table:table-cell office:value-type="float" office:value="1906.158" calcext:value-type="float">
            <text:p>1906.158</text:p>
          </table:table-cell>
          <table:table-cell office:value-type="float" office:value="2127.096" calcext:value-type="float">
            <text:p>2127.096</text:p>
          </table:table-cell>
          <table:table-cell office:value-type="float" office:value="1688.305" calcext:value-type="float">
            <text:p>1688.305</text:p>
          </table:table-cell>
          <table:table-cell office:value-type="float" office:value="587.0994" calcext:value-type="float">
            <text:p>587.0994</text:p>
          </table:table-cell>
          <table:table-cell office:value-type="float" office:value="571.4949" calcext:value-type="float">
            <text:p>571.4949</text:p>
          </table:table-cell>
          <table:table-cell office:value-type="float" office:value="142.9102" calcext:value-type="float">
            <text:p>142.9102</text:p>
          </table:table-cell>
          <table:table-cell office:value-type="float" office:value="35.72347" calcext:value-type="float">
            <text:p>35.72347</text:p>
          </table:table-cell>
          <table:table-cell office:value-type="float" office:value="0" calcext:value-type="float">
            <text:p>0</text:p>
          </table:table-cell>
          <table:table-cell office:value-type="float" office:value="-0.04858149" calcext:value-type="float">
            <text:p>-0.04858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7.9742" calcext:value-type="float">
            <text:p>-307.9742</text:p>
          </table:table-cell>
          <table:table-cell office:value-type="float" office:value="0" calcext:value-type="float">
            <text:p>0</text:p>
          </table:table-cell>
          <table:table-cell office:value-type="float" office:value="6.192647" calcext:value-type="float">
            <text:p>6.19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91.8134" calcext:value-type="float">
            <text:p>291.8134</text:p>
          </table:table-cell>
          <table:table-cell office:value-type="float" office:value="13320.55" calcext:value-type="float">
            <text:p>1332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3913" calcext:value-type="float">
            <text:p>-304.3913</text:p>
          </table:table-cell>
          <table:table-cell office:value-type="float" office:value="824.4584" calcext:value-type="float">
            <text:p>824.4584</text:p>
          </table:table-cell>
          <table:table-cell office:value-type="float" office:value="0" calcext:value-type="float">
            <text:p>0</text:p>
          </table:table-cell>
          <table:table-cell office:value-type="float" office:value="197.6206" calcext:value-type="float">
            <text:p>197.6206</text:p>
          </table:table-cell>
          <table:table-cell office:value-type="float" office:value="42.83831" calcext:value-type="float">
            <text:p>42.83831</text:p>
          </table:table-cell>
          <table:table-cell office:value-type="float" office:value="0.02524734" calcext:value-type="float">
            <text:p>0.02524734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395482" calcext:value-type="float">
            <text:p>0.04395482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302775" calcext:value-type="float">
            <text:p>0.302775</text:p>
          </table:table-cell>
          <table:table-cell office:value-type="float" office:value="370" calcext:value-type="float">
            <text:p>370</text:p>
          </table:table-cell>
          <table:table-cell office:value-type="float" office:value="-305.8094" calcext:value-type="float">
            <text:p>-305.8094</text:p>
          </table:table-cell>
          <table:table-cell office:value-type="float" office:value="0" calcext:value-type="float">
            <text:p>0</text:p>
          </table:table-cell>
          <table:table-cell office:value-type="float" office:value="309.7616" calcext:value-type="float">
            <text:p>309.7616</text:p>
          </table:table-cell>
          <table:table-cell office:value-type="float" office:value="1108.76" calcext:value-type="float">
            <text:p>1108.76</text:p>
          </table:table-cell>
          <table:table-cell office:value-type="float" office:value="1386.983" calcext:value-type="float">
            <text:p>1386.983</text:p>
          </table:table-cell>
          <table:table-cell office:value-type="float" office:value="1356.229" calcext:value-type="float">
            <text:p>1356.229</text:p>
          </table:table-cell>
          <table:table-cell office:value-type="float" office:value="818.1638" calcext:value-type="float">
            <text:p>818.1638</text:p>
          </table:table-cell>
          <table:table-cell office:value-type="float" office:value="1099.805" calcext:value-type="float">
            <text:p>1099.805</text:p>
          </table:table-cell>
          <table:table-cell office:value-type="float" office:value="431.3858" calcext:value-type="float">
            <text:p>431.3858</text:p>
          </table:table-cell>
          <table:table-cell office:value-type="float" office:value="1905.988" calcext:value-type="float">
            <text:p>1905.988</text:p>
          </table:table-cell>
          <table:table-cell office:value-type="float" office:value="2126.984" calcext:value-type="float">
            <text:p>2126.984</text:p>
          </table:table-cell>
          <table:table-cell office:value-type="float" office:value="1688.253" calcext:value-type="float">
            <text:p>1688.253</text:p>
          </table:table-cell>
          <table:table-cell office:value-type="float" office:value="587.0887" calcext:value-type="float">
            <text:p>587.0887</text:p>
          </table:table-cell>
          <table:table-cell office:value-type="float" office:value="571.4925" calcext:value-type="float">
            <text:p>571.4925</text:p>
          </table:table-cell>
          <table:table-cell office:value-type="float" office:value="142.9102" calcext:value-type="float">
            <text:p>142.9102</text:p>
          </table:table-cell>
          <table:table-cell office:value-type="float" office:value="35.7234" calcext:value-type="float">
            <text:p>35.7234</text:p>
          </table:table-cell>
          <table:table-cell office:value-type="float" office:value="0" calcext:value-type="float">
            <text:p>0</text:p>
          </table:table-cell>
          <table:table-cell office:value-type="float" office:value="-0.04890969" calcext:value-type="float">
            <text:p>-0.048909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0.7071" calcext:value-type="float">
            <text:p>-310.7071</text:p>
          </table:table-cell>
          <table:table-cell office:value-type="float" office:value="0" calcext:value-type="float">
            <text:p>0</text:p>
          </table:table-cell>
          <table:table-cell office:value-type="float" office:value="6.310428" calcext:value-type="float">
            <text:p>6.31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90.0867" calcext:value-type="float">
            <text:p>290.0867</text:p>
          </table:table-cell>
          <table:table-cell office:value-type="float" office:value="13319.44" calcext:value-type="float">
            <text:p>1331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.9509" calcext:value-type="float">
            <text:p>-306.9509</text:p>
          </table:table-cell>
          <table:table-cell office:value-type="float" office:value="833.784" calcext:value-type="float">
            <text:p>833.784</text:p>
          </table:table-cell>
          <table:table-cell office:value-type="float" office:value="0" calcext:value-type="float">
            <text:p>0</text:p>
          </table:table-cell>
          <table:table-cell office:value-type="float" office:value="196.4357" calcext:value-type="float">
            <text:p>196.4357</text:p>
          </table:table-cell>
          <table:table-cell office:value-type="float" office:value="12.8358" calcext:value-type="float">
            <text:p>12.8358</text:p>
          </table:table-cell>
          <table:table-cell office:value-type="float" office:value="0.02540809" calcext:value-type="float">
            <text:p>0.02540809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522191" calcext:value-type="float">
            <text:p>0.04522191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3465406" calcext:value-type="float">
            <text:p>0.3465406</text:p>
          </table:table-cell>
          <table:table-cell office:value-type="float" office:value="370" calcext:value-type="float">
            <text:p>370</text:p>
          </table:table-cell>
          <table:table-cell office:value-type="float" office:value="-308.4139" calcext:value-type="float">
            <text:p>-308.4139</text:p>
          </table:table-cell>
          <table:table-cell office:value-type="float" office:value="0" calcext:value-type="float">
            <text:p>0</text:p>
          </table:table-cell>
          <table:table-cell office:value-type="float" office:value="297.5345" calcext:value-type="float">
            <text:p>297.5345</text:p>
          </table:table-cell>
          <table:table-cell office:value-type="float" office:value="1150.292" calcext:value-type="float">
            <text:p>1150.292</text:p>
          </table:table-cell>
          <table:table-cell office:value-type="float" office:value="1386.234" calcext:value-type="float">
            <text:p>1386.234</text:p>
          </table:table-cell>
          <table:table-cell office:value-type="float" office:value="1355.797" calcext:value-type="float">
            <text:p>1355.797</text:p>
          </table:table-cell>
          <table:table-cell office:value-type="float" office:value="817.9019" calcext:value-type="float">
            <text:p>817.9019</text:p>
          </table:table-cell>
          <table:table-cell office:value-type="float" office:value="1099.547" calcext:value-type="float">
            <text:p>1099.547</text:p>
          </table:table-cell>
          <table:table-cell office:value-type="float" office:value="431.2934" calcext:value-type="float">
            <text:p>431.2934</text:p>
          </table:table-cell>
          <table:table-cell office:value-type="float" office:value="1905.812" calcext:value-type="float">
            <text:p>1905.812</text:p>
          </table:table-cell>
          <table:table-cell office:value-type="float" office:value="2126.872" calcext:value-type="float">
            <text:p>2126.872</text:p>
          </table:table-cell>
          <table:table-cell office:value-type="float" office:value="1688.202" calcext:value-type="float">
            <text:p>1688.202</text:p>
          </table:table-cell>
          <table:table-cell office:value-type="float" office:value="587.0781" calcext:value-type="float">
            <text:p>587.0781</text:p>
          </table:table-cell>
          <table:table-cell office:value-type="float" office:value="571.4902" calcext:value-type="float">
            <text:p>571.4902</text:p>
          </table:table-cell>
          <table:table-cell office:value-type="float" office:value="142.9101" calcext:value-type="float">
            <text:p>142.9101</text:p>
          </table:table-cell>
          <table:table-cell office:value-type="float" office:value="35.72332" calcext:value-type="float">
            <text:p>35.72332</text:p>
          </table:table-cell>
          <table:table-cell office:value-type="float" office:value="0" calcext:value-type="float">
            <text:p>0</text:p>
          </table:table-cell>
          <table:table-cell office:value-type="float" office:value="-0.04920079" calcext:value-type="float">
            <text:p>-0.049200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3.4108" calcext:value-type="float">
            <text:p>-313.4108</text:p>
          </table:table-cell>
          <table:table-cell office:value-type="float" office:value="0" calcext:value-type="float">
            <text:p>0</text:p>
          </table:table-cell>
          <table:table-cell office:value-type="float" office:value="6.412961" calcext:value-type="float">
            <text:p>6.41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88.2492" calcext:value-type="float">
            <text:p>288.2492</text:p>
          </table:table-cell>
          <table:table-cell office:value-type="float" office:value="13318.31" calcext:value-type="float">
            <text:p>13318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.5974" calcext:value-type="float">
            <text:p>-309.5974</text:p>
          </table:table-cell>
          <table:table-cell office:value-type="float" office:value="845.098" calcext:value-type="float">
            <text:p>845.098</text:p>
          </table:table-cell>
          <table:table-cell office:value-type="float" office:value="0" calcext:value-type="float">
            <text:p>0</text:p>
          </table:table-cell>
          <table:table-cell office:value-type="float" office:value="195.167" calcext:value-type="float">
            <text:p>195.167</text:p>
          </table:table-cell>
          <table:table-cell office:value-type="float" office:value="12.82636" calcext:value-type="float">
            <text:p>12.82636</text:p>
          </table:table-cell>
          <table:table-cell office:value-type="float" office:value="0.0255456" calcext:value-type="float">
            <text:p>0.0255456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597316" calcext:value-type="float">
            <text:p>0.04597316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3779308" calcext:value-type="float">
            <text:p>0.3779308</text:p>
          </table:table-cell>
          <table:table-cell office:value-type="float" office:value="370" calcext:value-type="float">
            <text:p>370</text:p>
          </table:table-cell>
          <table:table-cell office:value-type="float" office:value="-311.0924" calcext:value-type="float">
            <text:p>-311.0924</text:p>
          </table:table-cell>
          <table:table-cell office:value-type="float" office:value="0" calcext:value-type="float">
            <text:p>0</text:p>
          </table:table-cell>
          <table:table-cell office:value-type="float" office:value="297.6028" calcext:value-type="float">
            <text:p>297.6028</text:p>
          </table:table-cell>
          <table:table-cell office:value-type="float" office:value="1149.442" calcext:value-type="float">
            <text:p>1149.442</text:p>
          </table:table-cell>
          <table:table-cell office:value-type="float" office:value="1385.47" calcext:value-type="float">
            <text:p>1385.47</text:p>
          </table:table-cell>
          <table:table-cell office:value-type="float" office:value="1355.36" calcext:value-type="float">
            <text:p>1355.36</text:p>
          </table:table-cell>
          <table:table-cell office:value-type="float" office:value="817.6395" calcext:value-type="float">
            <text:p>817.6395</text:p>
          </table:table-cell>
          <table:table-cell office:value-type="float" office:value="1099.292" calcext:value-type="float">
            <text:p>1099.292</text:p>
          </table:table-cell>
          <table:table-cell office:value-type="float" office:value="431.1978" calcext:value-type="float">
            <text:p>431.1978</text:p>
          </table:table-cell>
          <table:table-cell office:value-type="float" office:value="1905.63" calcext:value-type="float">
            <text:p>1905.63</text:p>
          </table:table-cell>
          <table:table-cell office:value-type="float" office:value="2126.758" calcext:value-type="float">
            <text:p>2126.758</text:p>
          </table:table-cell>
          <table:table-cell office:value-type="float" office:value="1688.151" calcext:value-type="float">
            <text:p>1688.151</text:p>
          </table:table-cell>
          <table:table-cell office:value-type="float" office:value="587.0677" calcext:value-type="float">
            <text:p>587.0677</text:p>
          </table:table-cell>
          <table:table-cell office:value-type="float" office:value="571.4879" calcext:value-type="float">
            <text:p>571.4879</text:p>
          </table:table-cell>
          <table:table-cell office:value-type="float" office:value="142.9098" calcext:value-type="float">
            <text:p>142.9098</text:p>
          </table:table-cell>
          <table:table-cell office:value-type="float" office:value="35.72325" calcext:value-type="float">
            <text:p>35.72325</text:p>
          </table:table-cell>
          <table:table-cell office:value-type="float" office:value="0" calcext:value-type="float">
            <text:p>0</text:p>
          </table:table-cell>
          <table:table-cell office:value-type="float" office:value="-0.04952585" calcext:value-type="float">
            <text:p>-0.049525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.2329" calcext:value-type="float">
            <text:p>-316.2329</text:p>
          </table:table-cell>
          <table:table-cell office:value-type="float" office:value="0" calcext:value-type="float">
            <text:p>0</text:p>
          </table:table-cell>
          <table:table-cell office:value-type="float" office:value="6.560494" calcext:value-type="float">
            <text:p>6.56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86.635" calcext:value-type="float">
            <text:p>286.635</text:p>
          </table:table-cell>
          <table:table-cell office:value-type="float" office:value="13317.27" calcext:value-type="float">
            <text:p>1331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.0006" calcext:value-type="float">
            <text:p>-312.0006</text:p>
          </table:table-cell>
          <table:table-cell office:value-type="float" office:value="853.5484" calcext:value-type="float">
            <text:p>853.5484</text:p>
          </table:table-cell>
          <table:table-cell office:value-type="float" office:value="0" calcext:value-type="float">
            <text:p>0</text:p>
          </table:table-cell>
          <table:table-cell office:value-type="float" office:value="194.1564" calcext:value-type="float">
            <text:p>194.1564</text:p>
          </table:table-cell>
          <table:table-cell office:value-type="float" office:value="12.82191" calcext:value-type="float">
            <text:p>12.82191</text:p>
          </table:table-cell>
          <table:table-cell office:value-type="float" office:value="0.02578574" calcext:value-type="float">
            <text:p>0.02578574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645405" calcext:value-type="float">
            <text:p>0.04645405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008935" calcext:value-type="float">
            <text:p>0.4008935</text:p>
          </table:table-cell>
          <table:table-cell office:value-type="float" office:value="370" calcext:value-type="float">
            <text:p>370</text:p>
          </table:table-cell>
          <table:table-cell office:value-type="float" office:value="-313.5188" calcext:value-type="float">
            <text:p>-313.5188</text:p>
          </table:table-cell>
          <table:table-cell office:value-type="float" office:value="0" calcext:value-type="float">
            <text:p>0</text:p>
          </table:table-cell>
          <table:table-cell office:value-type="float" office:value="297.6707" calcext:value-type="float">
            <text:p>297.6707</text:p>
          </table:table-cell>
          <table:table-cell office:value-type="float" office:value="1148.718" calcext:value-type="float">
            <text:p>1148.718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1354.969" calcext:value-type="float">
            <text:p>1354.969</text:p>
          </table:table-cell>
          <table:table-cell office:value-type="float" office:value="817.3945" calcext:value-type="float">
            <text:p>817.3945</text:p>
          </table:table-cell>
          <table:table-cell office:value-type="float" office:value="1099.042" calcext:value-type="float">
            <text:p>1099.042</text:p>
          </table:table-cell>
          <table:table-cell office:value-type="float" office:value="431.1016" calcext:value-type="float">
            <text:p>431.1016</text:p>
          </table:table-cell>
          <table:table-cell office:value-type="float" office:value="1905.444" calcext:value-type="float">
            <text:p>1905.444</text:p>
          </table:table-cell>
          <table:table-cell office:value-type="float" office:value="2126.643" calcext:value-type="float">
            <text:p>2126.643</text:p>
          </table:table-cell>
          <table:table-cell office:value-type="float" office:value="1688.1" calcext:value-type="float">
            <text:p>1688.1</text:p>
          </table:table-cell>
          <table:table-cell office:value-type="float" office:value="587.0572" calcext:value-type="float">
            <text:p>587.0572</text:p>
          </table:table-cell>
          <table:table-cell office:value-type="float" office:value="571.4857" calcext:value-type="float">
            <text:p>571.4857</text:p>
          </table:table-cell>
          <table:table-cell office:value-type="float" office:value="142.9095" calcext:value-type="float">
            <text:p>142.9095</text:p>
          </table:table-cell>
          <table:table-cell office:value-type="float" office:value="35.72317" calcext:value-type="float">
            <text:p>35.72317</text:p>
          </table:table-cell>
          <table:table-cell office:value-type="float" office:value="0" calcext:value-type="float">
            <text:p>0</text:p>
          </table:table-cell>
          <table:table-cell office:value-type="float" office:value="-0.04973532" calcext:value-type="float">
            <text:p>-0.04973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8.7559" calcext:value-type="float">
            <text:p>-318.7559</text:p>
          </table:table-cell>
          <table:table-cell office:value-type="float" office:value="0" calcext:value-type="float">
            <text:p>0</text:p>
          </table:table-cell>
          <table:table-cell office:value-type="float" office:value="6.660769" calcext:value-type="float">
            <text:p>6.66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84.7591" calcext:value-type="float">
            <text:p>284.7591</text:p>
          </table:table-cell>
          <table:table-cell office:value-type="float" office:value="13316.09" calcext:value-type="float">
            <text:p>13316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7127" calcext:value-type="float">
            <text:p>-314.7127</text:p>
          </table:table-cell>
          <table:table-cell office:value-type="float" office:value="864.0938" calcext:value-type="float">
            <text:p>864.0938</text:p>
          </table:table-cell>
          <table:table-cell office:value-type="float" office:value="0" calcext:value-type="float">
            <text:p>0</text:p>
          </table:table-cell>
          <table:table-cell office:value-type="float" office:value="192.8507" calcext:value-type="float">
            <text:p>192.8507</text:p>
          </table:table-cell>
          <table:table-cell office:value-type="float" office:value="12.8167" calcext:value-type="float">
            <text:p>12.8167</text:p>
          </table:table-cell>
          <table:table-cell office:value-type="float" office:value="0.02589808" calcext:value-type="float">
            <text:p>0.02589808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67739" calcext:value-type="float">
            <text:p>0.0467739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181795" calcext:value-type="float">
            <text:p>0.4181795</text:p>
          </table:table-cell>
          <table:table-cell office:value-type="float" office:value="370" calcext:value-type="float">
            <text:p>370</text:p>
          </table:table-cell>
          <table:table-cell office:value-type="float" office:value="-316.2485" calcext:value-type="float">
            <text:p>-316.2485</text:p>
          </table:table-cell>
          <table:table-cell office:value-type="float" office:value="0" calcext:value-type="float">
            <text:p>0</text:p>
          </table:table-cell>
          <table:table-cell office:value-type="float" office:value="297.7621" calcext:value-type="float">
            <text:p>297.7621</text:p>
          </table:table-cell>
          <table:table-cell office:value-type="float" office:value="1147.8" calcext:value-type="float">
            <text:p>1147.8</text:p>
          </table:table-cell>
          <table:table-cell office:value-type="float" office:value="1384.024" calcext:value-type="float">
            <text:p>1384.024</text:p>
          </table:table-cell>
          <table:table-cell office:value-type="float" office:value="1354.517" calcext:value-type="float">
            <text:p>1354.517</text:p>
          </table:table-cell>
          <table:table-cell office:value-type="float" office:value="817.1419" calcext:value-type="float">
            <text:p>817.1419</text:p>
          </table:table-cell>
          <table:table-cell office:value-type="float" office:value="1098.789" calcext:value-type="float">
            <text:p>1098.789</text:p>
          </table:table-cell>
          <table:table-cell office:value-type="float" office:value="431.0067" calcext:value-type="float">
            <text:p>431.0067</text:p>
          </table:table-cell>
          <table:table-cell office:value-type="float" office:value="1905.255" calcext:value-type="float">
            <text:p>1905.255</text:p>
          </table:table-cell>
          <table:table-cell office:value-type="float" office:value="2126.528" calcext:value-type="float">
            <text:p>2126.528</text:p>
          </table:table-cell>
          <table:table-cell office:value-type="float" office:value="1688.048" calcext:value-type="float">
            <text:p>1688.048</text:p>
          </table:table-cell>
          <table:table-cell office:value-type="float" office:value="587.0468" calcext:value-type="float">
            <text:p>587.0468</text:p>
          </table:table-cell>
          <table:table-cell office:value-type="float" office:value="571.4835" calcext:value-type="float">
            <text:p>571.4835</text:p>
          </table:table-cell>
          <table:table-cell office:value-type="float" office:value="142.9092" calcext:value-type="float">
            <text:p>142.9092</text:p>
          </table:table-cell>
          <table:table-cell office:value-type="float" office:value="35.72309" calcext:value-type="float">
            <text:p>35.72309</text:p>
          </table:table-cell>
          <table:table-cell office:value-type="float" office:value="0" calcext:value-type="float">
            <text:p>0</text:p>
          </table:table-cell>
          <table:table-cell office:value-type="float" office:value="-0.05014658" calcext:value-type="float">
            <text:p>-0.050146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1.666" calcext:value-type="float">
            <text:p>-321.666</text:p>
          </table:table-cell>
          <table:table-cell office:value-type="float" office:value="0" calcext:value-type="float">
            <text:p>0</text:p>
          </table:table-cell>
          <table:table-cell office:value-type="float" office:value="6.841506" calcext:value-type="float">
            <text:p>6.84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82.5634" calcext:value-type="float">
            <text:p>282.5634</text:p>
          </table:table-cell>
          <table:table-cell office:value-type="float" office:value="13314.73" calcext:value-type="float">
            <text:p>13314.73</text:p>
          </table:table-cell>
          <table:table-cell office:value-type="float" office:value="0" calcext:value-type="float">
            <text:p>0</text:p>
          </table:table-cell>
          <table:table-cell office:value-type="float" office:value="0.0002524877" calcext:value-type="float">
            <text:p>0.0002524877</text:p>
          </table:table-cell>
          <table:table-cell office:value-type="float" office:value="-317.921" calcext:value-type="float">
            <text:p>-317.921</text:p>
          </table:table-cell>
          <table:table-cell office:value-type="float" office:value="875.8557" calcext:value-type="float">
            <text:p>875.8557</text:p>
          </table:table-cell>
          <table:table-cell office:value-type="float" office:value="-0.002000545" calcext:value-type="float">
            <text:p>-0.002000545</text:p>
          </table:table-cell>
          <table:table-cell office:value-type="float" office:value="191.1851" calcext:value-type="float">
            <text:p>191.1851</text:p>
          </table:table-cell>
          <table:table-cell office:value-type="float" office:value="12.81318" calcext:value-type="float">
            <text:p>12.81318</text:p>
          </table:table-cell>
          <table:table-cell office:value-type="float" office:value="0.02585522" calcext:value-type="float">
            <text:p>0.02585522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699663" calcext:value-type="float">
            <text:p>0.04699663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316681" calcext:value-type="float">
            <text:p>0.4316681</text:p>
          </table:table-cell>
          <table:table-cell office:value-type="float" office:value="370" calcext:value-type="float">
            <text:p>370</text:p>
          </table:table-cell>
          <table:table-cell office:value-type="float" office:value="-319.4806" calcext:value-type="float">
            <text:p>-319.4806</text:p>
          </table:table-cell>
          <table:table-cell office:value-type="float" office:value="0" calcext:value-type="float">
            <text:p>0</text:p>
          </table:table-cell>
          <table:table-cell office:value-type="float" office:value="297.8855" calcext:value-type="float">
            <text:p>297.8855</text:p>
          </table:table-cell>
          <table:table-cell office:value-type="float" office:value="1146.735" calcext:value-type="float">
            <text:p>1146.735</text:p>
          </table:table-cell>
          <table:table-cell office:value-type="float" office:value="1383.049" calcext:value-type="float">
            <text:p>1383.049</text:p>
          </table:table-cell>
          <table:table-cell office:value-type="float" office:value="1353.973" calcext:value-type="float">
            <text:p>1353.973</text:p>
          </table:table-cell>
          <table:table-cell office:value-type="float" office:value="816.8255" calcext:value-type="float">
            <text:p>816.8255</text:p>
          </table:table-cell>
          <table:table-cell office:value-type="float" office:value="1098.499" calcext:value-type="float">
            <text:p>1098.499</text:p>
          </table:table-cell>
          <table:table-cell office:value-type="float" office:value="430.9004" calcext:value-type="float">
            <text:p>430.9004</text:p>
          </table:table-cell>
          <table:table-cell office:value-type="float" office:value="1905.057" calcext:value-type="float">
            <text:p>1905.057</text:p>
          </table:table-cell>
          <table:table-cell office:value-type="float" office:value="2126.412" calcext:value-type="float">
            <text:p>2126.412</text:p>
          </table:table-cell>
          <table:table-cell office:value-type="float" office:value="1687.997" calcext:value-type="float">
            <text:p>1687.997</text:p>
          </table:table-cell>
          <table:table-cell office:value-type="float" office:value="587.0363" calcext:value-type="float">
            <text:p>587.0363</text:p>
          </table:table-cell>
          <table:table-cell office:value-type="float" office:value="571.4814" calcext:value-type="float">
            <text:p>571.4814</text:p>
          </table:table-cell>
          <table:table-cell office:value-type="float" office:value="142.9089" calcext:value-type="float">
            <text:p>142.9089</text:p>
          </table:table-cell>
          <table:table-cell office:value-type="float" office:value="35.72302" calcext:value-type="float">
            <text:p>35.72302</text:p>
          </table:table-cell>
          <table:table-cell office:value-type="float" office:value="0" calcext:value-type="float">
            <text:p>0</text:p>
          </table:table-cell>
          <table:table-cell office:value-type="float" office:value="-0.050776" calcext:value-type="float">
            <text:p>-0.050776</text:p>
          </table:table-cell>
          <table:table-cell office:value-type="float" office:value="0" calcext:value-type="float">
            <text:p>0</text:p>
          </table:table-cell>
          <table:table-cell office:value-type="float" office:value="0.008010184" calcext:value-type="float">
            <text:p>0.008010184</text:p>
          </table:table-cell>
          <table:table-cell office:value-type="float" office:value="0.007552229" calcext:value-type="float">
            <text:p>0.007552229</text:p>
          </table:table-cell>
          <table:table-cell office:value-type="float" office:value="-0.01960505" calcext:value-type="float">
            <text:p>-0.01960505</text:p>
          </table:table-cell>
          <table:table-cell office:value-type="float" office:value="-0.01205282" calcext:value-type="float">
            <text:p>-0.01205282</text:p>
          </table:table-cell>
          <table:table-cell office:value-type="float" office:value="-325.0828" calcext:value-type="float">
            <text:p>-325.0828</text:p>
          </table:table-cell>
          <table:table-cell office:value-type="float" office:value="0" calcext:value-type="float">
            <text:p>0</text:p>
          </table:table-cell>
          <table:table-cell office:value-type="float" office:value="7.037277" calcext:value-type="float">
            <text:p>7.03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80.2161" calcext:value-type="float">
            <text:p>280.2161</text:p>
          </table:table-cell>
          <table:table-cell office:value-type="float" office:value="13313.26" calcext:value-type="float">
            <text:p>13313.26</text:p>
          </table:table-cell>
          <table:table-cell office:value-type="float" office:value="0" calcext:value-type="float">
            <text:p>0</text:p>
          </table:table-cell>
          <table:table-cell office:value-type="float" office:value="0.00051349" calcext:value-type="float">
            <text:p>0.00051349</text:p>
          </table:table-cell>
          <table:table-cell office:value-type="float" office:value="-321.4046" calcext:value-type="float">
            <text:p>-321.4046</text:p>
          </table:table-cell>
          <table:table-cell office:value-type="float" office:value="886.8713" calcext:value-type="float">
            <text:p>886.8713</text:p>
          </table:table-cell>
          <table:table-cell office:value-type="float" office:value="-0.004749313" calcext:value-type="float">
            <text:p>-0.004749313</text:p>
          </table:table-cell>
          <table:table-cell office:value-type="float" office:value="189.6498" calcext:value-type="float">
            <text:p>189.6498</text:p>
          </table:table-cell>
          <table:table-cell office:value-type="float" office:value="12.81166" calcext:value-type="float">
            <text:p>12.81166</text:p>
          </table:table-cell>
          <table:table-cell office:value-type="float" office:value="0.02579068" calcext:value-type="float">
            <text:p>0.02579068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716697" calcext:value-type="float">
            <text:p>0.04716697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422786" calcext:value-type="float">
            <text:p>0.4422786</text:p>
          </table:table-cell>
          <table:table-cell office:value-type="float" office:value="370" calcext:value-type="float">
            <text:p>370</text:p>
          </table:table-cell>
          <table:table-cell office:value-type="float" office:value="-322.9665" calcext:value-type="float">
            <text:p>-322.9665</text:p>
          </table:table-cell>
          <table:table-cell office:value-type="float" office:value="0" calcext:value-type="float">
            <text:p>0</text:p>
          </table:table-cell>
          <table:table-cell office:value-type="float" office:value="298.0407" calcext:value-type="float">
            <text:p>298.0407</text:p>
          </table:table-cell>
          <table:table-cell office:value-type="float" office:value="1145.615" calcext:value-type="float">
            <text:p>1145.615</text:p>
          </table:table-cell>
          <table:table-cell office:value-type="float" office:value="1382" calcext:value-type="float">
            <text:p>1382</text:p>
          </table:table-cell>
          <table:table-cell office:value-type="float" office:value="1353.366" calcext:value-type="float">
            <text:p>1353.366</text:p>
          </table:table-cell>
          <table:table-cell office:value-type="float" office:value="816.472" calcext:value-type="float">
            <text:p>816.472</text:p>
          </table:table-cell>
          <table:table-cell office:value-type="float" office:value="1098.178" calcext:value-type="float">
            <text:p>1098.178</text:p>
          </table:table-cell>
          <table:table-cell office:value-type="float" office:value="430.7809" calcext:value-type="float">
            <text:p>430.7809</text:p>
          </table:table-cell>
          <table:table-cell office:value-type="float" office:value="1904.845" calcext:value-type="float">
            <text:p>1904.845</text:p>
          </table:table-cell>
          <table:table-cell office:value-type="float" office:value="2126.288" calcext:value-type="float">
            <text:p>2126.288</text:p>
          </table:table-cell>
          <table:table-cell office:value-type="float" office:value="1687.946" calcext:value-type="float">
            <text:p>1687.946</text:p>
          </table:table-cell>
          <table:table-cell office:value-type="float" office:value="587.0258" calcext:value-type="float">
            <text:p>587.0258</text:p>
          </table:table-cell>
          <table:table-cell office:value-type="float" office:value="571.4791" calcext:value-type="float">
            <text:p>571.4791</text:p>
          </table:table-cell>
          <table:table-cell office:value-type="float" office:value="142.9086" calcext:value-type="float">
            <text:p>142.9086</text:p>
          </table:table-cell>
          <table:table-cell office:value-type="float" office:value="35.72294" calcext:value-type="float">
            <text:p>35.72294</text:p>
          </table:table-cell>
          <table:table-cell office:value-type="float" office:value="0" calcext:value-type="float">
            <text:p>0</text:p>
          </table:table-cell>
          <table:table-cell office:value-type="float" office:value="-0.05150884" calcext:value-type="float">
            <text:p>-0.05150884</text:p>
          </table:table-cell>
          <table:table-cell office:value-type="float" office:value="0" calcext:value-type="float">
            <text:p>0</text:p>
          </table:table-cell>
          <table:table-cell office:value-type="float" office:value="0.01602482" calcext:value-type="float">
            <text:p>0.01602482</text:p>
          </table:table-cell>
          <table:table-cell office:value-type="float" office:value="0.05392043" calcext:value-type="float">
            <text:p>0.05392043</text:p>
          </table:table-cell>
          <table:table-cell office:value-type="float" office:value="-0.06019299" calcext:value-type="float">
            <text:p>-0.06019299</text:p>
          </table:table-cell>
          <table:table-cell office:value-type="float" office:value="-0.006272562" calcext:value-type="float">
            <text:p>-0.006272562</text:p>
          </table:table-cell>
          <table:table-cell office:value-type="float" office:value="-328.7585" calcext:value-type="float">
            <text:p>-328.7585</text:p>
          </table:table-cell>
          <table:table-cell office:value-type="float" office:value="0" calcext:value-type="float">
            <text:p>0</text:p>
          </table:table-cell>
          <table:table-cell office:value-type="float" office:value="7.221459" calcext:value-type="float">
            <text:p>7.22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77.8621" calcext:value-type="float">
            <text:p>277.8621</text:p>
          </table:table-cell>
          <table:table-cell office:value-type="float" office:value="13311.75" calcext:value-type="float">
            <text:p>13311.75</text:p>
          </table:table-cell>
          <table:table-cell office:value-type="float" office:value="0" calcext:value-type="float">
            <text:p>0</text:p>
          </table:table-cell>
          <table:table-cell office:value-type="float" office:value="0.0007837532" calcext:value-type="float">
            <text:p>0.0007837532</text:p>
          </table:table-cell>
          <table:table-cell office:value-type="float" office:value="-324.9452" calcext:value-type="float">
            <text:p>-324.9452</text:p>
          </table:table-cell>
          <table:table-cell office:value-type="float" office:value="896.8696" calcext:value-type="float">
            <text:p>896.8696</text:p>
          </table:table-cell>
          <table:table-cell office:value-type="float" office:value="-0.009611777" calcext:value-type="float">
            <text:p>-0.009611777</text:p>
          </table:table-cell>
          <table:table-cell office:value-type="float" office:value="188.0856" calcext:value-type="float">
            <text:p>188.0856</text:p>
          </table:table-cell>
          <table:table-cell office:value-type="float" office:value="12.81087" calcext:value-type="float">
            <text:p>12.81087</text:p>
          </table:table-cell>
          <table:table-cell office:value-type="float" office:value="0.02570989" calcext:value-type="float">
            <text:p>0.02570989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729424" calcext:value-type="float">
            <text:p>0.04729424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508997" calcext:value-type="float">
            <text:p>0.4508997</text:p>
          </table:table-cell>
          <table:table-cell office:value-type="float" office:value="370" calcext:value-type="float">
            <text:p>370</text:p>
          </table:table-cell>
          <table:table-cell office:value-type="float" office:value="-326.473" calcext:value-type="float">
            <text:p>-326.473</text:p>
          </table:table-cell>
          <table:table-cell office:value-type="float" office:value="0" calcext:value-type="float">
            <text:p>0</text:p>
          </table:table-cell>
          <table:table-cell office:value-type="float" office:value="298.2059" calcext:value-type="float">
            <text:p>298.2059</text:p>
          </table:table-cell>
          <table:table-cell office:value-type="float" office:value="1144.516" calcext:value-type="float">
            <text:p>1144.516</text:p>
          </table:table-cell>
          <table:table-cell office:value-type="float" office:value="1380.951" calcext:value-type="float">
            <text:p>1380.951</text:p>
          </table:table-cell>
          <table:table-cell office:value-type="float" office:value="1352.745" calcext:value-type="float">
            <text:p>1352.745</text:p>
          </table:table-cell>
          <table:table-cell office:value-type="float" office:value="816.1031" calcext:value-type="float">
            <text:p>816.1031</text:p>
          </table:table-cell>
          <table:table-cell office:value-type="float" office:value="1097.839" calcext:value-type="float">
            <text:p>1097.839</text:p>
          </table:table-cell>
          <table:table-cell office:value-type="float" office:value="430.6543" calcext:value-type="float">
            <text:p>430.6543</text:p>
          </table:table-cell>
          <table:table-cell office:value-type="float" office:value="1904.615" calcext:value-type="float">
            <text:p>1904.615</text:p>
          </table:table-cell>
          <table:table-cell office:value-type="float" office:value="2126.156" calcext:value-type="float">
            <text:p>2126.156</text:p>
          </table:table-cell>
          <table:table-cell office:value-type="float" office:value="1687.894" calcext:value-type="float">
            <text:p>1687.894</text:p>
          </table:table-cell>
          <table:table-cell office:value-type="float" office:value="587.0153" calcext:value-type="float">
            <text:p>587.0153</text:p>
          </table:table-cell>
          <table:table-cell office:value-type="float" office:value="571.4769" calcext:value-type="float">
            <text:p>571.4769</text:p>
          </table:table-cell>
          <table:table-cell office:value-type="float" office:value="142.9082" calcext:value-type="float">
            <text:p>142.9082</text:p>
          </table:table-cell>
          <table:table-cell office:value-type="float" office:value="35.72287" calcext:value-type="float">
            <text:p>35.72287</text:p>
          </table:table-cell>
          <table:table-cell office:value-type="float" office:value="0" calcext:value-type="float">
            <text:p>0</text:p>
          </table:table-cell>
          <table:table-cell office:value-type="float" office:value="-0.05223889" calcext:value-type="float">
            <text:p>-0.05223889</text:p>
          </table:table-cell>
          <table:table-cell office:value-type="float" office:value="0" calcext:value-type="float">
            <text:p>0</text:p>
          </table:table-cell>
          <table:table-cell office:value-type="float" office:value="0.02259232" calcext:value-type="float">
            <text:p>0.02259232</text:p>
          </table:table-cell>
          <table:table-cell office:value-type="float" office:value="0.1394047" calcext:value-type="float">
            <text:p>0.1394047</text:p>
          </table:table-cell>
          <table:table-cell office:value-type="float" office:value="-0.1076518" calcext:value-type="float">
            <text:p>-0.1076518</text:p>
          </table:table-cell>
          <table:table-cell office:value-type="float" office:value="0.03175286" calcext:value-type="float">
            <text:p>0.03175286</text:p>
          </table:table-cell>
          <table:table-cell office:value-type="float" office:value="-332.4756" calcext:value-type="float">
            <text:p>-332.4756</text:p>
          </table:table-cell>
          <table:table-cell office:value-type="float" office:value="0" calcext:value-type="float">
            <text:p>0</text:p>
          </table:table-cell>
          <table:table-cell office:value-type="float" office:value="7.394658" calcext:value-type="float">
            <text:p>7.39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75.6218" calcext:value-type="float">
            <text:p>275.6218</text:p>
          </table:table-cell>
          <table:table-cell office:value-type="float" office:value="13310.28" calcext:value-type="float">
            <text:p>13310.28</text:p>
          </table:table-cell>
          <table:table-cell office:value-type="float" office:value="0" calcext:value-type="float">
            <text:p>0</text:p>
          </table:table-cell>
          <table:table-cell office:value-type="float" office:value="0.001066157" calcext:value-type="float">
            <text:p>0.001066157</text:p>
          </table:table-cell>
          <table:table-cell office:value-type="float" office:value="-328.3644" calcext:value-type="float">
            <text:p>-328.3644</text:p>
          </table:table-cell>
          <table:table-cell office:value-type="float" office:value="910.7458" calcext:value-type="float">
            <text:p>910.7458</text:p>
          </table:table-cell>
          <table:table-cell office:value-type="float" office:value="-0.01506196" calcext:value-type="float">
            <text:p>-0.01506196</text:p>
          </table:table-cell>
          <table:table-cell office:value-type="float" office:value="186.8958" calcext:value-type="float">
            <text:p>186.8958</text:p>
          </table:table-cell>
          <table:table-cell office:value-type="float" office:value="12.8105" calcext:value-type="float">
            <text:p>12.8105</text:p>
          </table:table-cell>
          <table:table-cell office:value-type="float" office:value="0.02568113" calcext:value-type="float">
            <text:p>0.02568113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739643" calcext:value-type="float">
            <text:p>0.04739643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581226" calcext:value-type="float">
            <text:p>0.4581226</text:p>
          </table:table-cell>
          <table:table-cell office:value-type="float" office:value="370" calcext:value-type="float">
            <text:p>370</text:p>
          </table:table-cell>
          <table:table-cell office:value-type="float" office:value="-329.8279" calcext:value-type="float">
            <text:p>-329.8279</text:p>
          </table:table-cell>
          <table:table-cell office:value-type="float" office:value="0" calcext:value-type="float">
            <text:p>0</text:p>
          </table:table-cell>
          <table:table-cell office:value-type="float" office:value="298.3727" calcext:value-type="float">
            <text:p>298.3727</text:p>
          </table:table-cell>
          <table:table-cell office:value-type="float" office:value="1143.488" calcext:value-type="float">
            <text:p>1143.488</text:p>
          </table:table-cell>
          <table:table-cell office:value-type="float" office:value="1379.966" calcext:value-type="float">
            <text:p>1379.966</text:p>
          </table:table-cell>
          <table:table-cell office:value-type="float" office:value="1352.16" calcext:value-type="float">
            <text:p>1352.16</text:p>
          </table:table-cell>
          <table:table-cell office:value-type="float" office:value="815.7339" calcext:value-type="float">
            <text:p>815.7339</text:p>
          </table:table-cell>
          <table:table-cell office:value-type="float" office:value="1097.498" calcext:value-type="float">
            <text:p>1097.498</text:p>
          </table:table-cell>
          <table:table-cell office:value-type="float" office:value="430.5235" calcext:value-type="float">
            <text:p>430.5235</text:p>
          </table:table-cell>
          <table:table-cell office:value-type="float" office:value="1904.379" calcext:value-type="float">
            <text:p>1904.379</text:p>
          </table:table-cell>
          <table:table-cell office:value-type="float" office:value="2126.022" calcext:value-type="float">
            <text:p>2126.022</text:p>
          </table:table-cell>
          <table:table-cell office:value-type="float" office:value="1687.842" calcext:value-type="float">
            <text:p>1687.842</text:p>
          </table:table-cell>
          <table:table-cell office:value-type="float" office:value="587.0047" calcext:value-type="float">
            <text:p>587.0047</text:p>
          </table:table-cell>
          <table:table-cell office:value-type="float" office:value="571.4747" calcext:value-type="float">
            <text:p>571.4747</text:p>
          </table:table-cell>
          <table:table-cell office:value-type="float" office:value="142.9079" calcext:value-type="float">
            <text:p>142.9079</text:p>
          </table:table-cell>
          <table:table-cell office:value-type="float" office:value="35.72279" calcext:value-type="float">
            <text:p>35.72279</text:p>
          </table:table-cell>
          <table:table-cell office:value-type="float" office:value="0" calcext:value-type="float">
            <text:p>0</text:p>
          </table:table-cell>
          <table:table-cell office:value-type="float" office:value="-0.05286598" calcext:value-type="float">
            <text:p>-0.05286598</text:p>
          </table:table-cell>
          <table:table-cell office:value-type="float" office:value="0" calcext:value-type="float">
            <text:p>0</text:p>
          </table:table-cell>
          <table:table-cell office:value-type="float" office:value="0.02828055" calcext:value-type="float">
            <text:p>0.02828055</text:p>
          </table:table-cell>
          <table:table-cell office:value-type="float" office:value="0.2546808" calcext:value-type="float">
            <text:p>0.2546808</text:p>
          </table:table-cell>
          <table:table-cell office:value-type="float" office:value="-0.1568233" calcext:value-type="float">
            <text:p>-0.1568233</text:p>
          </table:table-cell>
          <table:table-cell office:value-type="float" office:value="0.09785746" calcext:value-type="float">
            <text:p>0.09785746</text:p>
          </table:table-cell>
          <table:table-cell office:value-type="float" office:value="-336.0464" calcext:value-type="float">
            <text:p>-336.0464</text:p>
          </table:table-cell>
          <table:table-cell office:value-type="float" office:value="0" calcext:value-type="float">
            <text:p>0</text:p>
          </table:table-cell>
          <table:table-cell office:value-type="float" office:value="7.544275" calcext:value-type="float">
            <text:p>7.544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73.5413" calcext:value-type="float">
            <text:p>273.5413</text:p>
          </table:table-cell>
          <table:table-cell office:value-type="float" office:value="13308.88" calcext:value-type="float">
            <text:p>13308.88</text:p>
          </table:table-cell>
          <table:table-cell office:value-type="float" office:value="0" calcext:value-type="float">
            <text:p>0</text:p>
          </table:table-cell>
          <table:table-cell office:value-type="float" office:value="0.001366528" calcext:value-type="float">
            <text:p>0.001366528</text:p>
          </table:table-cell>
          <table:table-cell office:value-type="float" office:value="-331.5679" calcext:value-type="float">
            <text:p>-331.5679</text:p>
          </table:table-cell>
          <table:table-cell office:value-type="float" office:value="918.6428" calcext:value-type="float">
            <text:p>918.6428</text:p>
          </table:table-cell>
          <table:table-cell office:value-type="float" office:value="-0.02202025" calcext:value-type="float">
            <text:p>-0.02202025</text:p>
          </table:table-cell>
          <table:table-cell office:value-type="float" office:value="185.836" calcext:value-type="float">
            <text:p>185.836</text:p>
          </table:table-cell>
          <table:table-cell office:value-type="float" office:value="12.81029" calcext:value-type="float">
            <text:p>12.81029</text:p>
          </table:table-cell>
          <table:table-cell office:value-type="float" office:value="0.02572497" calcext:value-type="float">
            <text:p>0.02572497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747841" calcext:value-type="float">
            <text:p>0.04747841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64206" calcext:value-type="float">
            <text:p>0.464206</text:p>
          </table:table-cell>
          <table:table-cell office:value-type="float" office:value="370" calcext:value-type="float">
            <text:p>370</text:p>
          </table:table-cell>
          <table:table-cell office:value-type="float" office:value="-332.942" calcext:value-type="float">
            <text:p>-332.942</text:p>
          </table:table-cell>
          <table:table-cell office:value-type="float" office:value="0" calcext:value-type="float">
            <text:p>0</text:p>
          </table:table-cell>
          <table:table-cell office:value-type="float" office:value="298.5315" calcext:value-type="float">
            <text:p>298.5315</text:p>
          </table:table-cell>
          <table:table-cell office:value-type="float" office:value="1142.533" calcext:value-type="float">
            <text:p>1142.533</text:p>
          </table:table-cell>
          <table:table-cell office:value-type="float" office:value="1379.068" calcext:value-type="float">
            <text:p>1379.068</text:p>
          </table:table-cell>
          <table:table-cell office:value-type="float" office:value="1351.619" calcext:value-type="float">
            <text:p>1351.619</text:p>
          </table:table-cell>
          <table:table-cell office:value-type="float" office:value="815.3901" calcext:value-type="float">
            <text:p>815.3901</text:p>
          </table:table-cell>
          <table:table-cell office:value-type="float" office:value="1097.171" calcext:value-type="float">
            <text:p>1097.171</text:p>
          </table:table-cell>
          <table:table-cell office:value-type="float" office:value="430.3967" calcext:value-type="float">
            <text:p>430.3967</text:p>
          </table:table-cell>
          <table:table-cell office:value-type="float" office:value="1904.132" calcext:value-type="float">
            <text:p>1904.132</text:p>
          </table:table-cell>
          <table:table-cell office:value-type="float" office:value="2125.887" calcext:value-type="float">
            <text:p>2125.887</text:p>
          </table:table-cell>
          <table:table-cell office:value-type="float" office:value="1687.789" calcext:value-type="float">
            <text:p>1687.789</text:p>
          </table:table-cell>
          <table:table-cell office:value-type="float" office:value="586.994" calcext:value-type="float">
            <text:p>586.994</text:p>
          </table:table-cell>
          <table:table-cell office:value-type="float" office:value="571.472" calcext:value-type="float">
            <text:p>571.472</text:p>
          </table:table-cell>
          <table:table-cell office:value-type="float" office:value="142.9076" calcext:value-type="float">
            <text:p>142.9076</text:p>
          </table:table-cell>
          <table:table-cell office:value-type="float" office:value="35.72271" calcext:value-type="float">
            <text:p>35.72271</text:p>
          </table:table-cell>
          <table:table-cell office:value-type="float" office:value="0" calcext:value-type="float">
            <text:p>0</text:p>
          </table:table-cell>
          <table:table-cell office:value-type="float" office:value="-0.05337132" calcext:value-type="float">
            <text:p>-0.05337132</text:p>
          </table:table-cell>
          <table:table-cell office:value-type="float" office:value="0" calcext:value-type="float">
            <text:p>0</text:p>
          </table:table-cell>
          <table:table-cell office:value-type="float" office:value="0.03354192" calcext:value-type="float">
            <text:p>0.03354192</text:p>
          </table:table-cell>
          <table:table-cell office:value-type="float" office:value="0.3956347" calcext:value-type="float">
            <text:p>0.3956347</text:p>
          </table:table-cell>
          <table:table-cell office:value-type="float" office:value="-0.2092265" calcext:value-type="float">
            <text:p>-0.2092265</text:p>
          </table:table-cell>
          <table:table-cell office:value-type="float" office:value="0.1864082" calcext:value-type="float">
            <text:p>0.1864082</text:p>
          </table:table-cell>
          <table:table-cell office:value-type="float" office:value="-339.3889" calcext:value-type="float">
            <text:p>-339.3889</text:p>
          </table:table-cell>
          <table:table-cell office:value-type="float" office:value="0" calcext:value-type="float">
            <text:p>0</text:p>
          </table:table-cell>
          <table:table-cell office:value-type="float" office:value="7.683921" calcext:value-type="float">
            <text:p>7.683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71.6791" calcext:value-type="float">
            <text:p>271.6791</text:p>
          </table:table-cell>
          <table:table-cell office:value-type="float" office:value="13307.62" calcext:value-type="float">
            <text:p>13307.62</text:p>
          </table:table-cell>
          <table:table-cell office:value-type="float" office:value="0" calcext:value-type="float">
            <text:p>0</text:p>
          </table:table-cell>
          <table:table-cell office:value-type="float" office:value="0.001692709" calcext:value-type="float">
            <text:p>0.001692709</text:p>
          </table:table-cell>
          <table:table-cell office:value-type="float" office:value="-334.3577" calcext:value-type="float">
            <text:p>-334.3577</text:p>
          </table:table-cell>
          <table:table-cell office:value-type="float" office:value="928.1636" calcext:value-type="float">
            <text:p>928.1636</text:p>
          </table:table-cell>
          <table:table-cell office:value-type="float" office:value="-0.02985677" calcext:value-type="float">
            <text:p>-0.02985677</text:p>
          </table:table-cell>
          <table:table-cell office:value-type="float" office:value="184.9061" calcext:value-type="float">
            <text:p>184.9061</text:p>
          </table:table-cell>
          <table:table-cell office:value-type="float" office:value="12.80648" calcext:value-type="float">
            <text:p>12.80648</text:p>
          </table:table-cell>
          <table:table-cell office:value-type="float" office:value="0.0258355" calcext:value-type="float">
            <text:p>0.0258355</text:p>
          </table:table-cell>
          <table:table-cell office:value-type="float" office:value="1.085121" calcext:value-type="float">
            <text:p>1.085121</text:p>
          </table:table-cell>
          <table:table-cell office:value-type="float" office:value="0.04757627" calcext:value-type="float">
            <text:p>0.04757627</text:p>
          </table:table-cell>
          <table:table-cell office:value-type="float" office:value="0.01159223" calcext:value-type="float">
            <text:p>0.01159223</text:p>
          </table:table-cell>
          <table:table-cell office:value-type="float" office:value="0.4709689" calcext:value-type="float">
            <text:p>0.4709689</text:p>
          </table:table-cell>
          <table:table-cell office:value-type="float" office:value="370" calcext:value-type="float">
            <text:p>370</text:p>
          </table:table-cell>
          <table:table-cell office:value-type="float" office:value="-335.6099" calcext:value-type="float">
            <text:p>-335.6099</text:p>
          </table:table-cell>
          <table:table-cell office:value-type="float" office:value="0" calcext:value-type="float">
            <text:p>0</text:p>
          </table:table-cell>
          <table:table-cell office:value-type="float" office:value="298.6438" calcext:value-type="float">
            <text:p>298.6438</text:p>
          </table:table-cell>
          <table:table-cell office:value-type="float" office:value="1141.7" calcext:value-type="float">
            <text:p>1141.7</text:p>
          </table:table-cell>
          <table:table-cell office:value-type="float" office:value="1378.313" calcext:value-type="float">
            <text:p>1378.313</text:p>
          </table:table-cell>
          <table:table-cell office:value-type="float" office:value="1351.146" calcext:value-type="float">
            <text:p>1351.146</text:p>
          </table:table-cell>
          <table:table-cell office:value-type="float" office:value="815.0859" calcext:value-type="float">
            <text:p>815.0859</text:p>
          </table:table-cell>
          <table:table-cell office:value-type="float" office:value="1096.869" calcext:value-type="float">
            <text:p>1096.869</text:p>
          </table:table-cell>
          <table:table-cell office:value-type="float" office:value="430.2757" calcext:value-type="float">
            <text:p>430.2757</text:p>
          </table:table-cell>
          <table:table-cell office:value-type="float" office:value="1903.891" calcext:value-type="float">
            <text:p>1903.891</text:p>
          </table:table-cell>
          <table:table-cell office:value-type="float" office:value="2125.75" calcext:value-type="float">
            <text:p>2125.75</text:p>
          </table:table-cell>
          <table:table-cell office:value-type="float" office:value="1687.736" calcext:value-type="float">
            <text:p>1687.736</text:p>
          </table:table-cell>
          <table:table-cell office:value-type="float" office:value="586.9833" calcext:value-type="float">
            <text:p>586.9833</text:p>
          </table:table-cell>
          <table:table-cell office:value-type="float" office:value="571.4639" calcext:value-type="float">
            <text:p>571.4639</text:p>
          </table:table-cell>
          <table:table-cell office:value-type="float" office:value="142.9073" calcext:value-type="float">
            <text:p>142.9073</text:p>
          </table:table-cell>
          <table:table-cell office:value-type="float" office:value="35.72263" calcext:value-type="float">
            <text:p>35.72263</text:p>
          </table:table-cell>
          <table:table-cell office:value-type="float" office:value="0" calcext:value-type="float">
            <text:p>0</text:p>
          </table:table-cell>
          <table:table-cell office:value-type="float" office:value="-0.05373875" calcext:value-type="float">
            <text:p>-0.05373875</text:p>
          </table:table-cell>
          <table:table-cell office:value-type="float" office:value="0" calcext:value-type="float">
            <text:p>0</text:p>
          </table:table-cell>
          <table:table-cell office:value-type="float" office:value="0.03896427" calcext:value-type="float">
            <text:p>0.03896427</text:p>
          </table:table-cell>
          <table:table-cell office:value-type="float" office:value="0.5757477" calcext:value-type="float">
            <text:p>0.5757477</text:p>
          </table:table-cell>
          <table:table-cell office:value-type="float" office:value="-0.268484" calcext:value-type="float">
            <text:p>-0.268484</text:p>
          </table:table-cell>
          <table:table-cell office:value-type="float" office:value="0.3072637" calcext:value-type="float">
            <text:p>0.3072637</text:p>
          </table:table-cell>
          <table:table-cell office:value-type="float" office:value="-342.3828" calcext:value-type="float">
            <text:p>-342.3828</text:p>
          </table:table-cell>
          <table:table-cell office:value-type="float" office:value="0" calcext:value-type="float">
            <text:p>0</text:p>
          </table:table-cell>
          <table:table-cell office:value-type="float" office:value="7.888365" calcext:value-type="float">
            <text:p>7.88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269.9755" calcext:value-type="float">
            <text:p>269.9755</text:p>
          </table:table-cell>
          <table:table-cell office:value-type="float" office:value="13306.64" calcext:value-type="float">
            <text:p>13306.64</text:p>
          </table:table-cell>
          <table:table-cell office:value-type="float" office:value="0" calcext:value-type="float">
            <text:p>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-336.0143" calcext:value-type="float">
            <text:p>-336.0143</text:p>
          </table:table-cell>
          <table:table-cell office:value-type="float" office:value="931.218" calcext:value-type="float">
            <text:p>931.218</text:p>
          </table:table-cell>
          <table:table-cell office:value-type="float" office:value="-0.03562632" calcext:value-type="float">
            <text:p>-0.03562632</text:p>
          </table:table-cell>
          <table:table-cell office:value-type="float" office:value="184.0966" calcext:value-type="float">
            <text:p>184.0966</text:p>
          </table:table-cell>
          <table:table-cell office:value-type="float" office:value="12.5437" calcext:value-type="float">
            <text:p>12.5437</text:p>
          </table:table-cell>
          <table:table-cell office:value-type="float" office:value="0.02403031" calcext:value-type="float">
            <text:p>0.0240303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03132" calcext:value-type="float">
            <text:p>0.04803132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886337" calcext:value-type="float">
            <text:p>0.4886337</text:p>
          </table:table-cell>
          <table:table-cell office:value-type="float" office:value="370" calcext:value-type="float">
            <text:p>370</text:p>
          </table:table-cell>
          <table:table-cell office:value-type="float" office:value="-337.2653" calcext:value-type="float">
            <text:p>-337.2653</text:p>
          </table:table-cell>
          <table:table-cell office:value-type="float" office:value="0" calcext:value-type="float">
            <text:p>0</text:p>
          </table:table-cell>
          <table:table-cell office:value-type="float" office:value="298.7729" calcext:value-type="float">
            <text:p>298.7729</text:p>
          </table:table-cell>
          <table:table-cell office:value-type="float" office:value="1141.14" calcext:value-type="float">
            <text:p>1141.14</text:p>
          </table:table-cell>
          <table:table-cell office:value-type="float" office:value="1377.799" calcext:value-type="float">
            <text:p>1377.799</text:p>
          </table:table-cell>
          <table:table-cell office:value-type="float" office:value="1350.811" calcext:value-type="float">
            <text:p>1350.811</text:p>
          </table:table-cell>
          <table:table-cell office:value-type="float" office:value="814.8045" calcext:value-type="float">
            <text:p>814.8045</text:p>
          </table:table-cell>
          <table:table-cell office:value-type="float" office:value="1096.59" calcext:value-type="float">
            <text:p>1096.59</text:p>
          </table:table-cell>
          <table:table-cell office:value-type="float" office:value="430.1693" calcext:value-type="float">
            <text:p>430.1693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2125.609" calcext:value-type="float">
            <text:p>2125.609</text:p>
          </table:table-cell>
          <table:table-cell office:value-type="float" office:value="1687.668" calcext:value-type="float">
            <text:p>1687.668</text:p>
          </table:table-cell>
          <table:table-cell office:value-type="float" office:value="586.9709" calcext:value-type="float">
            <text:p>586.9709</text:p>
          </table:table-cell>
          <table:table-cell office:value-type="float" office:value="571.4534" calcext:value-type="float">
            <text:p>571.4534</text:p>
          </table:table-cell>
          <table:table-cell office:value-type="float" office:value="142.9065" calcext:value-type="float">
            <text:p>142.9065</text:p>
          </table:table-cell>
          <table:table-cell office:value-type="float" office:value="35.72234" calcext:value-type="float">
            <text:p>35.72234</text:p>
          </table:table-cell>
          <table:table-cell office:value-type="float" office:value="0" calcext:value-type="float">
            <text:p>0</text:p>
          </table:table-cell>
          <table:table-cell office:value-type="float" office:value="-0.05566314" calcext:value-type="float">
            <text:p>-0.05566314</text:p>
          </table:table-cell>
          <table:table-cell office:value-type="float" office:value="0" calcext:value-type="float">
            <text:p>0</text:p>
          </table:table-cell>
          <table:table-cell office:value-type="float" office:value="0.04193739" calcext:value-type="float">
            <text:p>0.04193739</text:p>
          </table:table-cell>
          <table:table-cell office:value-type="float" office:value="0.7245644" calcext:value-type="float">
            <text:p>0.7245644</text:p>
          </table:table-cell>
          <table:table-cell office:value-type="float" office:value="-0.3072634" calcext:value-type="float">
            <text:p>-0.3072634</text:p>
          </table:table-cell>
          <table:table-cell office:value-type="float" office:value="0.4173011" calcext:value-type="float">
            <text:p>0.4173011</text:p>
          </table:table-cell>
          <table:table-cell office:value-type="float" office:value="-344.827" calcext:value-type="float">
            <text:p>-344.827</text:p>
          </table:table-cell>
          <table:table-cell office:value-type="float" office:value="0" calcext:value-type="float">
            <text:p>0</text:p>
          </table:table-cell>
          <table:table-cell office:value-type="float" office:value="8.661796" calcext:value-type="float">
            <text:p>8.66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268.7001" calcext:value-type="float">
            <text:p>268.7001</text:p>
          </table:table-cell>
          <table:table-cell office:value-type="float" office:value="13305.79" calcext:value-type="float">
            <text:p>13305.79</text:p>
          </table:table-cell>
          <table:table-cell office:value-type="float" office:value="0" calcext:value-type="float">
            <text:p>0</text:p>
          </table:table-cell>
          <table:table-cell office:value-type="float" office:value="0.002412912" calcext:value-type="float">
            <text:p>0.002412912</text:p>
          </table:table-cell>
          <table:table-cell office:value-type="float" office:value="-338.119" calcext:value-type="float">
            <text:p>-338.119</text:p>
          </table:table-cell>
          <table:table-cell office:value-type="float" office:value="940.7711" calcext:value-type="float">
            <text:p>940.7711</text:p>
          </table:table-cell>
          <table:table-cell office:value-type="float" office:value="-0.04352499" calcext:value-type="float">
            <text:p>-0.04352499</text:p>
          </table:table-cell>
          <table:table-cell office:value-type="float" office:value="183.581" calcext:value-type="float">
            <text:p>183.581</text:p>
          </table:table-cell>
          <table:table-cell office:value-type="float" office:value="12.43668" calcext:value-type="float">
            <text:p>12.43668</text:p>
          </table:table-cell>
          <table:table-cell office:value-type="float" office:value="0.02397338" calcext:value-type="float">
            <text:p>0.02397338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05036" calcext:value-type="float">
            <text:p>0.0480503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02337" calcext:value-type="float">
            <text:p>0.4902337</text:p>
          </table:table-cell>
          <table:table-cell office:value-type="float" office:value="370" calcext:value-type="float">
            <text:p>370</text:p>
          </table:table-cell>
          <table:table-cell office:value-type="float" office:value="-339.2772" calcext:value-type="float">
            <text:p>-339.2772</text:p>
          </table:table-cell>
          <table:table-cell office:value-type="float" office:value="0" calcext:value-type="float">
            <text:p>0</text:p>
          </table:table-cell>
          <table:table-cell office:value-type="float" office:value="298.8456" calcext:value-type="float">
            <text:p>298.8456</text:p>
          </table:table-cell>
          <table:table-cell office:value-type="float" office:value="1140.672" calcext:value-type="float">
            <text:p>1140.672</text:p>
          </table:table-cell>
          <table:table-cell office:value-type="float" office:value="1377.408" calcext:value-type="float">
            <text:p>1377.408</text:p>
          </table:table-cell>
          <table:table-cell office:value-type="float" office:value="1350.518" calcext:value-type="float">
            <text:p>1350.518</text:p>
          </table:table-cell>
          <table:table-cell office:value-type="float" office:value="814.6081" calcext:value-type="float">
            <text:p>814.6081</text:p>
          </table:table-cell>
          <table:table-cell office:value-type="float" office:value="1096.364" calcext:value-type="float">
            <text:p>1096.364</text:p>
          </table:table-cell>
          <table:table-cell office:value-type="float" office:value="430.0779" calcext:value-type="float">
            <text:p>430.0779</text:p>
          </table:table-cell>
          <table:table-cell office:value-type="float" office:value="1903.45" calcext:value-type="float">
            <text:p>1903.45</text:p>
          </table:table-cell>
          <table:table-cell office:value-type="float" office:value="2125.474" calcext:value-type="float">
            <text:p>2125.474</text:p>
          </table:table-cell>
          <table:table-cell office:value-type="float" office:value="1687.602" calcext:value-type="float">
            <text:p>1687.602</text:p>
          </table:table-cell>
          <table:table-cell office:value-type="float" office:value="586.9601" calcext:value-type="float">
            <text:p>586.9601</text:p>
          </table:table-cell>
          <table:table-cell office:value-type="float" office:value="571.4453" calcext:value-type="float">
            <text:p>571.4453</text:p>
          </table:table-cell>
          <table:table-cell office:value-type="float" office:value="142.9062" calcext:value-type="float">
            <text:p>142.9062</text:p>
          </table:table-cell>
          <table:table-cell office:value-type="float" office:value="35.72226" calcext:value-type="float">
            <text:p>35.72226</text:p>
          </table:table-cell>
          <table:table-cell office:value-type="float" office:value="0" calcext:value-type="float">
            <text:p>0</text:p>
          </table:table-cell>
          <table:table-cell office:value-type="float" office:value="-0.05609389" calcext:value-type="float">
            <text:p>-0.05609389</text:p>
          </table:table-cell>
          <table:table-cell office:value-type="float" office:value="0" calcext:value-type="float">
            <text:p>0</text:p>
          </table:table-cell>
          <table:table-cell office:value-type="float" office:value="0.04744282" calcext:value-type="float">
            <text:p>0.04744282</text:p>
          </table:table-cell>
          <table:table-cell office:value-type="float" office:value="0.8482385" calcext:value-type="float">
            <text:p>0.8482385</text:p>
          </table:table-cell>
          <table:table-cell office:value-type="float" office:value="-0.3444606" calcext:value-type="float">
            <text:p>-0.3444606</text:p>
          </table:table-cell>
          <table:table-cell office:value-type="float" office:value="0.5037779" calcext:value-type="float">
            <text:p>0.5037779</text:p>
          </table:table-cell>
          <table:table-cell office:value-type="float" office:value="-346.8048" calcext:value-type="float">
            <text:p>-346.8048</text:p>
          </table:table-cell>
          <table:table-cell office:value-type="float" office:value="0" calcext:value-type="float">
            <text:p>0</text:p>
          </table:table-cell>
          <table:table-cell office:value-type="float" office:value="8.540274" calcext:value-type="float">
            <text:p>8.54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267.4106" calcext:value-type="float">
            <text:p>267.4106</text:p>
          </table:table-cell>
          <table:table-cell office:value-type="float" office:value="13304.97" calcext:value-type="float">
            <text:p>13304.97</text:p>
          </table:table-cell>
          <table:table-cell office:value-type="float" office:value="0" calcext:value-type="float">
            <text:p>0</text:p>
          </table:table-cell>
          <table:table-cell office:value-type="float" office:value="0.002813391" calcext:value-type="float">
            <text:p>0.002813391</text:p>
          </table:table-cell>
          <table:table-cell office:value-type="float" office:value="-340.0984" calcext:value-type="float">
            <text:p>-340.0984</text:p>
          </table:table-cell>
          <table:table-cell office:value-type="float" office:value="948.6089" calcext:value-type="float">
            <text:p>948.6089</text:p>
          </table:table-cell>
          <table:table-cell office:value-type="float" office:value="-0.05239642" calcext:value-type="float">
            <text:p>-0.05239642</text:p>
          </table:table-cell>
          <table:table-cell office:value-type="float" office:value="183.0244" calcext:value-type="float">
            <text:p>183.0244</text:p>
          </table:table-cell>
          <table:table-cell office:value-type="float" office:value="12.26786" calcext:value-type="float">
            <text:p>12.26786</text:p>
          </table:table-cell>
          <table:table-cell office:value-type="float" office:value="0.02408246" calcext:value-type="float">
            <text:p>0.0240824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08479" calcext:value-type="float">
            <text:p>0.0480847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16972" calcext:value-type="float">
            <text:p>0.4916972</text:p>
          </table:table-cell>
          <table:table-cell office:value-type="float" office:value="370" calcext:value-type="float">
            <text:p>370</text:p>
          </table:table-cell>
          <table:table-cell office:value-type="float" office:value="-341.1385" calcext:value-type="float">
            <text:p>-341.1385</text:p>
          </table:table-cell>
          <table:table-cell office:value-type="float" office:value="0" calcext:value-type="float">
            <text:p>0</text:p>
          </table:table-cell>
          <table:table-cell office:value-type="float" office:value="298.9284" calcext:value-type="float">
            <text:p>298.9284</text:p>
          </table:table-cell>
          <table:table-cell office:value-type="float" office:value="1140.196" calcext:value-type="float">
            <text:p>1140.196</text:p>
          </table:table-cell>
          <table:table-cell office:value-type="float" office:value="1377.003" calcext:value-type="float">
            <text:p>1377.003</text:p>
          </table:table-cell>
          <table:table-cell office:value-type="float" office:value="1350.242" calcext:value-type="float">
            <text:p>1350.242</text:p>
          </table:table-cell>
          <table:table-cell office:value-type="float" office:value="814.4341" calcext:value-type="float">
            <text:p>814.4341</text:p>
          </table:table-cell>
          <table:table-cell office:value-type="float" office:value="1096.164" calcext:value-type="float">
            <text:p>1096.164</text:p>
          </table:table-cell>
          <table:table-cell office:value-type="float" office:value="429.9924" calcext:value-type="float">
            <text:p>429.9924</text:p>
          </table:table-cell>
          <table:table-cell office:value-type="float" office:value="1903.258" calcext:value-type="float">
            <text:p>1903.258</text:p>
          </table:table-cell>
          <table:table-cell office:value-type="float" office:value="2125.343" calcext:value-type="float">
            <text:p>2125.343</text:p>
          </table:table-cell>
          <table:table-cell office:value-type="float" office:value="1687.537" calcext:value-type="float">
            <text:p>1687.537</text:p>
          </table:table-cell>
          <table:table-cell office:value-type="float" office:value="586.9493" calcext:value-type="float">
            <text:p>586.9493</text:p>
          </table:table-cell>
          <table:table-cell office:value-type="float" office:value="571.437" calcext:value-type="float">
            <text:p>571.437</text:p>
          </table:table-cell>
          <table:table-cell office:value-type="float" office:value="142.9059" calcext:value-type="float">
            <text:p>142.9059</text:p>
          </table:table-cell>
          <table:table-cell office:value-type="float" office:value="35.72218" calcext:value-type="float">
            <text:p>35.72218</text:p>
          </table:table-cell>
          <table:table-cell office:value-type="float" office:value="0" calcext:value-type="float">
            <text:p>0</text:p>
          </table:table-cell>
          <table:table-cell office:value-type="float" office:value="-0.05618161" calcext:value-type="float">
            <text:p>-0.05618161</text:p>
          </table:table-cell>
          <table:table-cell office:value-type="float" office:value="0" calcext:value-type="float">
            <text:p>0</text:p>
          </table:table-cell>
          <table:table-cell office:value-type="float" office:value="0.05238222" calcext:value-type="float">
            <text:p>0.05238222</text:p>
          </table:table-cell>
          <table:table-cell office:value-type="float" office:value="1.001574" calcext:value-type="float">
            <text:p>1.001574</text:p>
          </table:table-cell>
          <table:table-cell office:value-type="float" office:value="-0.3871565" calcext:value-type="float">
            <text:p>-0.3871565</text:p>
          </table:table-cell>
          <table:table-cell office:value-type="float" office:value="0.6144179" calcext:value-type="float">
            <text:p>0.6144179</text:p>
          </table:table-cell>
          <table:table-cell office:value-type="float" office:value="-348.7584" calcext:value-type="float">
            <text:p>-348.7584</text:p>
          </table:table-cell>
          <table:table-cell office:value-type="float" office:value="0" calcext:value-type="float">
            <text:p>0</text:p>
          </table:table-cell>
          <table:table-cell office:value-type="float" office:value="8.521555" calcext:value-type="float">
            <text:p>8.52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266.2151" calcext:value-type="float">
            <text:p>266.2151</text:p>
          </table:table-cell>
          <table:table-cell office:value-type="float" office:value="13304.17" calcext:value-type="float">
            <text:p>13304.17</text:p>
          </table:table-cell>
          <table:table-cell office:value-type="float" office:value="0" calcext:value-type="float">
            <text:p>0</text:p>
          </table:table-cell>
          <table:table-cell office:value-type="float" office:value="0.003248362" calcext:value-type="float">
            <text:p>0.003248362</text:p>
          </table:table-cell>
          <table:table-cell office:value-type="float" office:value="-341.9023" calcext:value-type="float">
            <text:p>-341.9023</text:p>
          </table:table-cell>
          <table:table-cell office:value-type="float" office:value="954.7521" calcext:value-type="float">
            <text:p>954.7521</text:p>
          </table:table-cell>
          <table:table-cell office:value-type="float" office:value="-0.0626277" calcext:value-type="float">
            <text:p>-0.0626277</text:p>
          </table:table-cell>
          <table:table-cell office:value-type="float" office:value="182.4423" calcext:value-type="float">
            <text:p>182.4423</text:p>
          </table:table-cell>
          <table:table-cell office:value-type="float" office:value="12.11442" calcext:value-type="float">
            <text:p>12.11442</text:p>
          </table:table-cell>
          <table:table-cell office:value-type="float" office:value="0.02425139" calcext:value-type="float">
            <text:p>0.0242513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09743" calcext:value-type="float">
            <text:p>0.0480974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29793" calcext:value-type="float">
            <text:p>0.4929793</text:p>
          </table:table-cell>
          <table:table-cell office:value-type="float" office:value="370" calcext:value-type="float">
            <text:p>370</text:p>
          </table:table-cell>
          <table:table-cell office:value-type="float" office:value="-342.855" calcext:value-type="float">
            <text:p>-342.855</text:p>
          </table:table-cell>
          <table:table-cell office:value-type="float" office:value="0" calcext:value-type="float">
            <text:p>0</text:p>
          </table:table-cell>
          <table:table-cell office:value-type="float" office:value="299.0108" calcext:value-type="float">
            <text:p>299.0108</text:p>
          </table:table-cell>
          <table:table-cell office:value-type="float" office:value="1139.755" calcext:value-type="float">
            <text:p>1139.755</text:p>
          </table:table-cell>
          <table:table-cell office:value-type="float" office:value="1376.612" calcext:value-type="float">
            <text:p>1376.612</text:p>
          </table:table-cell>
          <table:table-cell office:value-type="float" office:value="1349.977" calcext:value-type="float">
            <text:p>1349.977</text:p>
          </table:table-cell>
          <table:table-cell office:value-type="float" office:value="814.2631" calcext:value-type="float">
            <text:p>814.2631</text:p>
          </table:table-cell>
          <table:table-cell office:value-type="float" office:value="1095.978" calcext:value-type="float">
            <text:p>1095.978</text:p>
          </table:table-cell>
          <table:table-cell office:value-type="float" office:value="429.9124" calcext:value-type="float">
            <text:p>429.9124</text:p>
          </table:table-cell>
          <table:table-cell office:value-type="float" office:value="1903.084" calcext:value-type="float">
            <text:p>1903.084</text:p>
          </table:table-cell>
          <table:table-cell office:value-type="float" office:value="2125.214" calcext:value-type="float">
            <text:p>2125.214</text:p>
          </table:table-cell>
          <table:table-cell office:value-type="float" office:value="1687.472" calcext:value-type="float">
            <text:p>1687.472</text:p>
          </table:table-cell>
          <table:table-cell office:value-type="float" office:value="586.9384" calcext:value-type="float">
            <text:p>586.9384</text:p>
          </table:table-cell>
          <table:table-cell office:value-type="float" office:value="571.4288" calcext:value-type="float">
            <text:p>571.4288</text:p>
          </table:table-cell>
          <table:table-cell office:value-type="float" office:value="142.9055" calcext:value-type="float">
            <text:p>142.9055</text:p>
          </table:table-cell>
          <table:table-cell office:value-type="float" office:value="35.7221" calcext:value-type="float">
            <text:p>35.7221</text:p>
          </table:table-cell>
          <table:table-cell office:value-type="float" office:value="0" calcext:value-type="float">
            <text:p>0</text:p>
          </table:table-cell>
          <table:table-cell office:value-type="float" office:value="-0.056226" calcext:value-type="float">
            <text:p>-0.056226</text:p>
          </table:table-cell>
          <table:table-cell office:value-type="float" office:value="0" calcext:value-type="float">
            <text:p>0</text:p>
          </table:table-cell>
          <table:table-cell office:value-type="float" office:value="0.0553593" calcext:value-type="float">
            <text:p>0.0553593</text:p>
          </table:table-cell>
          <table:table-cell office:value-type="float" office:value="1.11744" calcext:value-type="float">
            <text:p>1.11744</text:p>
          </table:table-cell>
          <table:table-cell office:value-type="float" office:value="-0.4247956" calcext:value-type="float">
            <text:p>-0.4247956</text:p>
          </table:table-cell>
          <table:table-cell office:value-type="float" office:value="0.6926441" calcext:value-type="float">
            <text:p>0.6926441</text:p>
          </table:table-cell>
          <table:table-cell office:value-type="float" office:value="-350.5942" calcext:value-type="float">
            <text:p>-350.5942</text:p>
          </table:table-cell>
          <table:table-cell office:value-type="float" office:value="0" calcext:value-type="float">
            <text:p>0</text:p>
          </table:table-cell>
          <table:table-cell office:value-type="float" office:value="8.563012" calcext:value-type="float">
            <text:p>8.56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265.2354" calcext:value-type="float">
            <text:p>265.2354</text:p>
          </table:table-cell>
          <table:table-cell office:value-type="float" office:value="13303.38" calcext:value-type="float">
            <text:p>13303.38</text:p>
          </table:table-cell>
          <table:table-cell office:value-type="float" office:value="0" calcext:value-type="float">
            <text:p>0</text:p>
          </table:table-cell>
          <table:table-cell office:value-type="float" office:value="0.003725001" calcext:value-type="float">
            <text:p>0.003725001</text:p>
          </table:table-cell>
          <table:table-cell office:value-type="float" office:value="-343.4526" calcext:value-type="float">
            <text:p>-343.4526</text:p>
          </table:table-cell>
          <table:table-cell office:value-type="float" office:value="962.7264" calcext:value-type="float">
            <text:p>962.7264</text:p>
          </table:table-cell>
          <table:table-cell office:value-type="float" office:value="-0.07315101" calcext:value-type="float">
            <text:p>-0.07315101</text:p>
          </table:table-cell>
          <table:table-cell office:value-type="float" office:value="181.7884" calcext:value-type="float">
            <text:p>181.7884</text:p>
          </table:table-cell>
          <table:table-cell office:value-type="float" office:value="12.05996" calcext:value-type="float">
            <text:p>12.05996</text:p>
          </table:table-cell>
          <table:table-cell office:value-type="float" office:value="0.02444987" calcext:value-type="float">
            <text:p>0.02444987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0624" calcext:value-type="float">
            <text:p>0.04810624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39698" calcext:value-type="float">
            <text:p>0.4939698</text:p>
          </table:table-cell>
          <table:table-cell office:value-type="float" office:value="370" calcext:value-type="float">
            <text:p>370</text:p>
          </table:table-cell>
          <table:table-cell office:value-type="float" office:value="-344.3046" calcext:value-type="float">
            <text:p>-344.3046</text:p>
          </table:table-cell>
          <table:table-cell office:value-type="float" office:value="0" calcext:value-type="float">
            <text:p>0</text:p>
          </table:table-cell>
          <table:table-cell office:value-type="float" office:value="299.0878" calcext:value-type="float">
            <text:p>299.0878</text:p>
          </table:table-cell>
          <table:table-cell office:value-type="float" office:value="1139.346" calcext:value-type="float">
            <text:p>1139.346</text:p>
          </table:table-cell>
          <table:table-cell office:value-type="float" office:value="1376.248" calcext:value-type="float">
            <text:p>1376.248</text:p>
          </table:table-cell>
          <table:table-cell office:value-type="float" office:value="1349.733" calcext:value-type="float">
            <text:p>1349.733</text:p>
          </table:table-cell>
          <table:table-cell office:value-type="float" office:value="814.1" calcext:value-type="float">
            <text:p>814.1</text:p>
          </table:table-cell>
          <table:table-cell office:value-type="float" office:value="1095.811" calcext:value-type="float">
            <text:p>1095.811</text:p>
          </table:table-cell>
          <table:table-cell office:value-type="float" office:value="429.8386" calcext:value-type="float">
            <text:p>429.8386</text:p>
          </table:table-cell>
          <table:table-cell office:value-type="float" office:value="1902.919" calcext:value-type="float">
            <text:p>1902.919</text:p>
          </table:table-cell>
          <table:table-cell office:value-type="float" office:value="2125.088" calcext:value-type="float">
            <text:p>2125.088</text:p>
          </table:table-cell>
          <table:table-cell office:value-type="float" office:value="1687.408" calcext:value-type="float">
            <text:p>1687.408</text:p>
          </table:table-cell>
          <table:table-cell office:value-type="float" office:value="586.9275" calcext:value-type="float">
            <text:p>586.9275</text:p>
          </table:table-cell>
          <table:table-cell office:value-type="float" office:value="571.4205" calcext:value-type="float">
            <text:p>571.4205</text:p>
          </table:table-cell>
          <table:table-cell office:value-type="float" office:value="142.9052" calcext:value-type="float">
            <text:p>142.9052</text:p>
          </table:table-cell>
          <table:table-cell office:value-type="float" office:value="35.72202" calcext:value-type="float">
            <text:p>35.72202</text:p>
          </table:table-cell>
          <table:table-cell office:value-type="float" office:value="0" calcext:value-type="float">
            <text:p>0</text:p>
          </table:table-cell>
          <table:table-cell office:value-type="float" office:value="-0.05625461" calcext:value-type="float">
            <text:p>-0.05625461</text:p>
          </table:table-cell>
          <table:table-cell office:value-type="float" office:value="0" calcext:value-type="float">
            <text:p>0</text:p>
          </table:table-cell>
          <table:table-cell office:value-type="float" office:value="0.05847191" calcext:value-type="float">
            <text:p>0.05847191</text:p>
          </table:table-cell>
          <table:table-cell office:value-type="float" office:value="1.249691" calcext:value-type="float">
            <text:p>1.249691</text:p>
          </table:table-cell>
          <table:table-cell office:value-type="float" office:value="-0.4660271" calcext:value-type="float">
            <text:p>-0.4660271</text:p>
          </table:table-cell>
          <table:table-cell office:value-type="float" office:value="0.7836645" calcext:value-type="float">
            <text:p>0.7836645</text:p>
          </table:table-cell>
          <table:table-cell office:value-type="float" office:value="-352.2113" calcext:value-type="float">
            <text:p>-352.2113</text:p>
          </table:table-cell>
          <table:table-cell office:value-type="float" office:value="0" calcext:value-type="float">
            <text:p>0</text:p>
          </table:table-cell>
          <table:table-cell office:value-type="float" office:value="8.638534" calcext:value-type="float">
            <text:p>8.638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264.0296" calcext:value-type="float">
            <text:p>264.0296</text:p>
          </table:table-cell>
          <table:table-cell office:value-type="float" office:value="13302.53" calcext:value-type="float">
            <text:p>13302.53</text:p>
          </table:table-cell>
          <table:table-cell office:value-type="float" office:value="0" calcext:value-type="float">
            <text:p>0</text:p>
          </table:table-cell>
          <table:table-cell office:value-type="float" office:value="0.004240759" calcext:value-type="float">
            <text:p>0.004240759</text:p>
          </table:table-cell>
          <table:table-cell office:value-type="float" office:value="-345.2256" calcext:value-type="float">
            <text:p>-345.2256</text:p>
          </table:table-cell>
          <table:table-cell office:value-type="float" office:value="965.1762" calcext:value-type="float">
            <text:p>965.1762</text:p>
          </table:table-cell>
          <table:table-cell office:value-type="float" office:value="-0.08424526" calcext:value-type="float">
            <text:p>-0.08424526</text:p>
          </table:table-cell>
          <table:table-cell office:value-type="float" office:value="180.9627" calcext:value-type="float">
            <text:p>180.9627</text:p>
          </table:table-cell>
          <table:table-cell office:value-type="float" office:value="12.00113" calcext:value-type="float">
            <text:p>12.00113</text:p>
          </table:table-cell>
          <table:table-cell office:value-type="float" office:value="0.02456629" calcext:value-type="float">
            <text:p>0.0245662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45949" calcext:value-type="float">
            <text:p>0.4945949</text:p>
          </table:table-cell>
          <table:table-cell office:value-type="float" office:value="370" calcext:value-type="float">
            <text:p>370</text:p>
          </table:table-cell>
          <table:table-cell office:value-type="float" office:value="-345.9207" calcext:value-type="float">
            <text:p>-345.9207</text:p>
          </table:table-cell>
          <table:table-cell office:value-type="float" office:value="0" calcext:value-type="float">
            <text:p>0</text:p>
          </table:table-cell>
          <table:table-cell office:value-type="float" office:value="299.1864" calcext:value-type="float">
            <text:p>299.1864</text:p>
          </table:table-cell>
          <table:table-cell office:value-type="float" office:value="1138.778" calcext:value-type="float">
            <text:p>1138.778</text:p>
          </table:table-cell>
          <table:table-cell office:value-type="float" office:value="1375.785" calcext:value-type="float">
            <text:p>1375.785</text:p>
          </table:table-cell>
          <table:table-cell office:value-type="float" office:value="1349.45" calcext:value-type="float">
            <text:p>1349.45</text:p>
          </table:table-cell>
          <table:table-cell office:value-type="float" office:value="813.9215" calcext:value-type="float">
            <text:p>813.9215</text:p>
          </table:table-cell>
          <table:table-cell office:value-type="float" office:value="1095.641" calcext:value-type="float">
            <text:p>1095.641</text:p>
          </table:table-cell>
          <table:table-cell office:value-type="float" office:value="429.7652" calcext:value-type="float">
            <text:p>429.7652</text:p>
          </table:table-cell>
          <table:table-cell office:value-type="float" office:value="1902.759" calcext:value-type="float">
            <text:p>1902.759</text:p>
          </table:table-cell>
          <table:table-cell office:value-type="float" office:value="2124.97" calcext:value-type="float">
            <text:p>2124.97</text:p>
          </table:table-cell>
          <table:table-cell office:value-type="float" office:value="1687.344" calcext:value-type="float">
            <text:p>1687.344</text:p>
          </table:table-cell>
          <table:table-cell office:value-type="float" office:value="586.9166" calcext:value-type="float">
            <text:p>586.9166</text:p>
          </table:table-cell>
          <table:table-cell office:value-type="float" office:value="571.4122" calcext:value-type="float">
            <text:p>571.4122</text:p>
          </table:table-cell>
          <table:table-cell office:value-type="float" office:value="142.9049" calcext:value-type="float">
            <text:p>142.9049</text:p>
          </table:table-cell>
          <table:table-cell office:value-type="float" office:value="35.72194" calcext:value-type="float">
            <text:p>35.72194</text:p>
          </table:table-cell>
          <table:table-cell office:value-type="float" office:value="0" calcext:value-type="float">
            <text:p>0</text:p>
          </table:table-cell>
          <table:table-cell office:value-type="float" office:value="-0.05637831" calcext:value-type="float">
            <text:p>-0.05637831</text:p>
          </table:table-cell>
          <table:table-cell office:value-type="float" office:value="0" calcext:value-type="float">
            <text:p>0</text:p>
          </table:table-cell>
          <table:table-cell office:value-type="float" office:value="0.06285515" calcext:value-type="float">
            <text:p>0.06285515</text:p>
          </table:table-cell>
          <table:table-cell office:value-type="float" office:value="1.449543" calcext:value-type="float">
            <text:p>1.449543</text:p>
          </table:table-cell>
          <table:table-cell office:value-type="float" office:value="-0.5195928" calcext:value-type="float">
            <text:p>-0.5195928</text:p>
          </table:table-cell>
          <table:table-cell office:value-type="float" office:value="0.9299498" calcext:value-type="float">
            <text:p>0.9299498</text:p>
          </table:table-cell>
          <table:table-cell office:value-type="float" office:value="-354.1208" calcext:value-type="float">
            <text:p>-354.1208</text:p>
          </table:table-cell>
          <table:table-cell office:value-type="float" office:value="0" calcext:value-type="float">
            <text:p>0</text:p>
          </table:table-cell>
          <table:table-cell office:value-type="float" office:value="8.782794" calcext:value-type="float">
            <text:p>8.78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262.5017" calcext:value-type="float">
            <text:p>262.5017</text:p>
          </table:table-cell>
          <table:table-cell office:value-type="float" office:value="13301.56" calcext:value-type="float">
            <text:p>13301.56</text:p>
          </table:table-cell>
          <table:table-cell office:value-type="float" office:value="0" calcext:value-type="float">
            <text:p>0</text:p>
          </table:table-cell>
          <table:table-cell office:value-type="float" office:value="0.004788778" calcext:value-type="float">
            <text:p>0.004788778</text:p>
          </table:table-cell>
          <table:table-cell office:value-type="float" office:value="-347.4255" calcext:value-type="float">
            <text:p>-347.4255</text:p>
          </table:table-cell>
          <table:table-cell office:value-type="float" office:value="972.9942" calcext:value-type="float">
            <text:p>972.9942</text:p>
          </table:table-cell>
          <table:table-cell office:value-type="float" office:value="-0.09634828" calcext:value-type="float">
            <text:p>-0.09634828</text:p>
          </table:table-cell>
          <table:table-cell office:value-type="float" office:value="179.9701" calcext:value-type="float">
            <text:p>179.9701</text:p>
          </table:table-cell>
          <table:table-cell office:value-type="float" office:value="11.93121" calcext:value-type="float">
            <text:p>11.93121</text:p>
          </table:table-cell>
          <table:table-cell office:value-type="float" office:value="0.02451785" calcext:value-type="float">
            <text:p>0.0245178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1328" calcext:value-type="float">
            <text:p>0.04811328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51436" calcext:value-type="float">
            <text:p>0.4951436</text:p>
          </table:table-cell>
          <table:table-cell office:value-type="float" office:value="370" calcext:value-type="float">
            <text:p>370</text:p>
          </table:table-cell>
          <table:table-cell office:value-type="float" office:value="-347.9225" calcext:value-type="float">
            <text:p>-347.9225</text:p>
          </table:table-cell>
          <table:table-cell office:value-type="float" office:value="0" calcext:value-type="float">
            <text:p>0</text:p>
          </table:table-cell>
          <table:table-cell office:value-type="float" office:value="299.3039" calcext:value-type="float">
            <text:p>299.3039</text:p>
          </table:table-cell>
          <table:table-cell office:value-type="float" office:value="1138.029" calcext:value-type="float">
            <text:p>1138.029</text:p>
          </table:table-cell>
          <table:table-cell office:value-type="float" office:value="1375.179" calcext:value-type="float">
            <text:p>1375.179</text:p>
          </table:table-cell>
          <table:table-cell office:value-type="float" office:value="1349.09" calcext:value-type="float">
            <text:p>1349.09</text:p>
          </table:table-cell>
          <table:table-cell office:value-type="float" office:value="813.7191" calcext:value-type="float">
            <text:p>813.7191</text:p>
          </table:table-cell>
          <table:table-cell office:value-type="float" office:value="1095.443" calcext:value-type="float">
            <text:p>1095.443</text:p>
          </table:table-cell>
          <table:table-cell office:value-type="float" office:value="429.6853" calcext:value-type="float">
            <text:p>429.6853</text:p>
          </table:table-cell>
          <table:table-cell office:value-type="float" office:value="1902.598" calcext:value-type="float">
            <text:p>1902.598</text:p>
          </table:table-cell>
          <table:table-cell office:value-type="float" office:value="2124.861" calcext:value-type="float">
            <text:p>2124.861</text:p>
          </table:table-cell>
          <table:table-cell office:value-type="float" office:value="1687.288" calcext:value-type="float">
            <text:p>1687.288</text:p>
          </table:table-cell>
          <table:table-cell office:value-type="float" office:value="586.9058" calcext:value-type="float">
            <text:p>586.9058</text:p>
          </table:table-cell>
          <table:table-cell office:value-type="float" office:value="571.4039" calcext:value-type="float">
            <text:p>571.4039</text:p>
          </table:table-cell>
          <table:table-cell office:value-type="float" office:value="142.9046" calcext:value-type="float">
            <text:p>142.9046</text:p>
          </table:table-cell>
          <table:table-cell office:value-type="float" office:value="35.72186" calcext:value-type="float">
            <text:p>35.72186</text:p>
          </table:table-cell>
          <table:table-cell office:value-type="float" office:value="0" calcext:value-type="float">
            <text:p>0</text:p>
          </table:table-cell>
          <table:table-cell office:value-type="float" office:value="-0.05686069" calcext:value-type="float">
            <text:p>-0.05686069</text:p>
          </table:table-cell>
          <table:table-cell office:value-type="float" office:value="0" calcext:value-type="float">
            <text:p>0</text:p>
          </table:table-cell>
          <table:table-cell office:value-type="float" office:value="0.06740867" calcext:value-type="float">
            <text:p>0.06740867</text:p>
          </table:table-cell>
          <table:table-cell office:value-type="float" office:value="1.696281" calcext:value-type="float">
            <text:p>1.696281</text:p>
          </table:table-cell>
          <table:table-cell office:value-type="float" office:value="-0.5797278" calcext:value-type="float">
            <text:p>-0.5797278</text:p>
          </table:table-cell>
          <table:table-cell office:value-type="float" office:value="1.116553" calcext:value-type="float">
            <text:p>1.116553</text:p>
          </table:table-cell>
          <table:table-cell office:value-type="float" office:value="-356.4797" calcext:value-type="float">
            <text:p>-356.4797</text:p>
          </table:table-cell>
          <table:table-cell office:value-type="float" office:value="0" calcext:value-type="float">
            <text:p>0</text:p>
          </table:table-cell>
          <table:table-cell office:value-type="float" office:value="8.952466" calcext:value-type="float">
            <text:p>8.95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260.8142" calcext:value-type="float">
            <text:p>260.8142</text:p>
          </table:table-cell>
          <table:table-cell office:value-type="float" office:value="13300.51" calcext:value-type="float">
            <text:p>13300.51</text:p>
          </table:table-cell>
          <table:table-cell office:value-type="float" office:value="0" calcext:value-type="float">
            <text:p>0</text:p>
          </table:table-cell>
          <table:table-cell office:value-type="float" office:value="0.005369504" calcext:value-type="float">
            <text:p>0.005369504</text:p>
          </table:table-cell>
          <table:table-cell office:value-type="float" office:value="-349.8968" calcext:value-type="float">
            <text:p>-349.8968</text:p>
          </table:table-cell>
          <table:table-cell office:value-type="float" office:value="982.6225" calcext:value-type="float">
            <text:p>982.6225</text:p>
          </table:table-cell>
          <table:table-cell office:value-type="float" office:value="-0.1095918" calcext:value-type="float">
            <text:p>-0.1095918</text:p>
          </table:table-cell>
          <table:table-cell office:value-type="float" office:value="178.9225" calcext:value-type="float">
            <text:p>178.9225</text:p>
          </table:table-cell>
          <table:table-cell office:value-type="float" office:value="11.86281" calcext:value-type="float">
            <text:p>11.86281</text:p>
          </table:table-cell>
          <table:table-cell office:value-type="float" office:value="0.02435835" calcext:value-type="float">
            <text:p>0.0243583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1615" calcext:value-type="float">
            <text:p>0.0481161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56303" calcext:value-type="float">
            <text:p>0.4956303</text:p>
          </table:table-cell>
          <table:table-cell office:value-type="float" office:value="370" calcext:value-type="float">
            <text:p>370</text:p>
          </table:table-cell>
          <table:table-cell office:value-type="float" office:value="-350.1453" calcext:value-type="float">
            <text:p>-350.1453</text:p>
          </table:table-cell>
          <table:table-cell office:value-type="float" office:value="0" calcext:value-type="float">
            <text:p>0</text:p>
          </table:table-cell>
          <table:table-cell office:value-type="float" office:value="299.4366" calcext:value-type="float">
            <text:p>299.4366</text:p>
          </table:table-cell>
          <table:table-cell office:value-type="float" office:value="1137.207" calcext:value-type="float">
            <text:p>1137.207</text:p>
          </table:table-cell>
          <table:table-cell office:value-type="float" office:value="1374.497" calcext:value-type="float">
            <text:p>1374.497</text:p>
          </table:table-cell>
          <table:table-cell office:value-type="float" office:value="1348.692" calcext:value-type="float">
            <text:p>1348.692</text:p>
          </table:table-cell>
          <table:table-cell office:value-type="float" office:value="813.4836" calcext:value-type="float">
            <text:p>813.4836</text:p>
          </table:table-cell>
          <table:table-cell office:value-type="float" office:value="1095.21" calcext:value-type="float">
            <text:p>1095.21</text:p>
          </table:table-cell>
          <table:table-cell office:value-type="float" office:value="429.5979" calcext:value-type="float">
            <text:p>429.5979</text:p>
          </table:table-cell>
          <table:table-cell office:value-type="float" office:value="1902.432" calcext:value-type="float">
            <text:p>1902.432</text:p>
          </table:table-cell>
          <table:table-cell office:value-type="float" office:value="2124.751" calcext:value-type="float">
            <text:p>2124.751</text:p>
          </table:table-cell>
          <table:table-cell office:value-type="float" office:value="1687.237" calcext:value-type="float">
            <text:p>1687.237</text:p>
          </table:table-cell>
          <table:table-cell office:value-type="float" office:value="586.8949" calcext:value-type="float">
            <text:p>586.8949</text:p>
          </table:table-cell>
          <table:table-cell office:value-type="float" office:value="571.3956" calcext:value-type="float">
            <text:p>571.3956</text:p>
          </table:table-cell>
          <table:table-cell office:value-type="float" office:value="142.9043" calcext:value-type="float">
            <text:p>142.9043</text:p>
          </table:table-cell>
          <table:table-cell office:value-type="float" office:value="35.72178" calcext:value-type="float">
            <text:p>35.72178</text:p>
          </table:table-cell>
          <table:table-cell office:value-type="float" office:value="0" calcext:value-type="float">
            <text:p>0</text:p>
          </table:table-cell>
          <table:table-cell office:value-type="float" office:value="-0.05758306" calcext:value-type="float">
            <text:p>-0.05758306</text:p>
          </table:table-cell>
          <table:table-cell office:value-type="float" office:value="0" calcext:value-type="float">
            <text:p>0</text:p>
          </table:table-cell>
          <table:table-cell office:value-type="float" office:value="0.07288726" calcext:value-type="float">
            <text:p>0.07288726</text:p>
          </table:table-cell>
          <table:table-cell office:value-type="float" office:value="2.00602" calcext:value-type="float">
            <text:p>2.00602</text:p>
          </table:table-cell>
          <table:table-cell office:value-type="float" office:value="-0.6535764" calcext:value-type="float">
            <text:p>-0.6535764</text:p>
          </table:table-cell>
          <table:table-cell office:value-type="float" office:value="1.352443" calcext:value-type="float">
            <text:p>1.352443</text:p>
          </table:table-cell>
          <table:table-cell office:value-type="float" office:value="-359.0975" calcext:value-type="float">
            <text:p>-359.0975</text:p>
          </table:table-cell>
          <table:table-cell office:value-type="float" office:value="0" calcext:value-type="float">
            <text:p>0</text:p>
          </table:table-cell>
          <table:table-cell office:value-type="float" office:value="9.109369" calcext:value-type="float">
            <text:p>9.109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258.9857" calcext:value-type="float">
            <text:p>258.9857</text:p>
          </table:table-cell>
          <table:table-cell office:value-type="float" office:value="13299.35" calcext:value-type="float">
            <text:p>13299.35</text:p>
          </table:table-cell>
          <table:table-cell office:value-type="float" office:value="0" calcext:value-type="float">
            <text:p>0</text:p>
          </table:table-cell>
          <table:table-cell office:value-type="float" office:value="0.005997684" calcext:value-type="float">
            <text:p>0.005997684</text:p>
          </table:table-cell>
          <table:table-cell office:value-type="float" office:value="-352.6115" calcext:value-type="float">
            <text:p>-352.6115</text:p>
          </table:table-cell>
          <table:table-cell office:value-type="float" office:value="988.7172" calcext:value-type="float">
            <text:p>988.7172</text:p>
          </table:table-cell>
          <table:table-cell office:value-type="float" office:value="-0.1252612" calcext:value-type="float">
            <text:p>-0.1252612</text:p>
          </table:table-cell>
          <table:table-cell office:value-type="float" office:value="177.8309" calcext:value-type="float">
            <text:p>177.8309</text:p>
          </table:table-cell>
          <table:table-cell office:value-type="float" office:value="11.79746" calcext:value-type="float">
            <text:p>11.79746</text:p>
          </table:table-cell>
          <table:table-cell office:value-type="float" office:value="0.02410944" calcext:value-type="float">
            <text:p>0.0241094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1865" calcext:value-type="float">
            <text:p>0.0481186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60666" calcext:value-type="float">
            <text:p>0.4960666</text:p>
          </table:table-cell>
          <table:table-cell office:value-type="float" office:value="370" calcext:value-type="float">
            <text:p>370</text:p>
          </table:table-cell>
          <table:table-cell office:value-type="float" office:value="-352.5918" calcext:value-type="float">
            <text:p>-352.5918</text:p>
          </table:table-cell>
          <table:table-cell office:value-type="float" office:value="0" calcext:value-type="float">
            <text:p>0</text:p>
          </table:table-cell>
          <table:table-cell office:value-type="float" office:value="299.5841" calcext:value-type="float">
            <text:p>299.5841</text:p>
          </table:table-cell>
          <table:table-cell office:value-type="float" office:value="1136.32" calcext:value-type="float">
            <text:p>1136.32</text:p>
          </table:table-cell>
          <table:table-cell office:value-type="float" office:value="1373.737" calcext:value-type="float">
            <text:p>1373.737</text:p>
          </table:table-cell>
          <table:table-cell office:value-type="float" office:value="1348.245" calcext:value-type="float">
            <text:p>1348.245</text:p>
          </table:table-cell>
          <table:table-cell office:value-type="float" office:value="813.2263" calcext:value-type="float">
            <text:p>813.2263</text:p>
          </table:table-cell>
          <table:table-cell office:value-type="float" office:value="1094.953" calcext:value-type="float">
            <text:p>1094.953</text:p>
          </table:table-cell>
          <table:table-cell office:value-type="float" office:value="429.5029" calcext:value-type="float">
            <text:p>429.5029</text:p>
          </table:table-cell>
          <table:table-cell office:value-type="float" office:value="1902.248" calcext:value-type="float">
            <text:p>1902.248</text:p>
          </table:table-cell>
          <table:table-cell office:value-type="float" office:value="2124.635" calcext:value-type="float">
            <text:p>2124.635</text:p>
          </table:table-cell>
          <table:table-cell office:value-type="float" office:value="1687.185" calcext:value-type="float">
            <text:p>1687.185</text:p>
          </table:table-cell>
          <table:table-cell office:value-type="float" office:value="586.8841" calcext:value-type="float">
            <text:p>586.8841</text:p>
          </table:table-cell>
          <table:table-cell office:value-type="float" office:value="571.3874" calcext:value-type="float">
            <text:p>571.3874</text:p>
          </table:table-cell>
          <table:table-cell office:value-type="float" office:value="142.904" calcext:value-type="float">
            <text:p>142.904</text:p>
          </table:table-cell>
          <table:table-cell office:value-type="float" office:value="35.7217" calcext:value-type="float">
            <text:p>35.7217</text:p>
          </table:table-cell>
          <table:table-cell office:value-type="float" office:value="0" calcext:value-type="float">
            <text:p>0</text:p>
          </table:table-cell>
          <table:table-cell office:value-type="float" office:value="-0.0584804" calcext:value-type="float">
            <text:p>-0.0584804</text:p>
          </table:table-cell>
          <table:table-cell office:value-type="float" office:value="0" calcext:value-type="float">
            <text:p>0</text:p>
          </table:table-cell>
          <table:table-cell office:value-type="float" office:value="0.07879239" calcext:value-type="float">
            <text:p>0.07879239</text:p>
          </table:table-cell>
          <table:table-cell office:value-type="float" office:value="2.334241" calcext:value-type="float">
            <text:p>2.334241</text:p>
          </table:table-cell>
          <table:table-cell office:value-type="float" office:value="-0.7286752" calcext:value-type="float">
            <text:p>-0.7286752</text:p>
          </table:table-cell>
          <table:table-cell office:value-type="float" office:value="1.605566" calcext:value-type="float">
            <text:p>1.605566</text:p>
          </table:table-cell>
          <table:table-cell office:value-type="float" office:value="-361.9545" calcext:value-type="float">
            <text:p>-361.9545</text:p>
          </table:table-cell>
          <table:table-cell office:value-type="float" office:value="0" calcext:value-type="float">
            <text:p>0</text:p>
          </table:table-cell>
          <table:table-cell office:value-type="float" office:value="9.263866" calcext:value-type="float">
            <text:p>9.263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257.2257" calcext:value-type="float">
            <text:p>257.2257</text:p>
          </table:table-cell>
          <table:table-cell office:value-type="float" office:value="13298.18" calcext:value-type="float">
            <text:p>13298.18</text:p>
          </table:table-cell>
          <table:table-cell office:value-type="float" office:value="0" calcext:value-type="float">
            <text:p>0</text:p>
          </table:table-cell>
          <table:table-cell office:value-type="float" office:value="0.006658184" calcext:value-type="float">
            <text:p>0.006658184</text:p>
          </table:table-cell>
          <table:table-cell office:value-type="float" office:value="-355.3061" calcext:value-type="float">
            <text:p>-355.3061</text:p>
          </table:table-cell>
          <table:table-cell office:value-type="float" office:value="1001.031" calcext:value-type="float">
            <text:p>1001.031</text:p>
          </table:table-cell>
          <table:table-cell office:value-type="float" office:value="-0.1429623" calcext:value-type="float">
            <text:p>-0.1429623</text:p>
          </table:table-cell>
          <table:table-cell office:value-type="float" office:value="176.8852" calcext:value-type="float">
            <text:p>176.8852</text:p>
          </table:table-cell>
          <table:table-cell office:value-type="float" office:value="11.73804" calcext:value-type="float">
            <text:p>11.73804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2094" calcext:value-type="float">
            <text:p>0.04812094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64628" calcext:value-type="float">
            <text:p>0.4964628</text:p>
          </table:table-cell>
          <table:table-cell office:value-type="float" office:value="370" calcext:value-type="float">
            <text:p>370</text:p>
          </table:table-cell>
          <table:table-cell office:value-type="float" office:value="-355.0462" calcext:value-type="float">
            <text:p>-355.0462</text:p>
          </table:table-cell>
          <table:table-cell office:value-type="float" office:value="0" calcext:value-type="float">
            <text:p>0</text:p>
          </table:table-cell>
          <table:table-cell office:value-type="float" office:value="299.7328" calcext:value-type="float">
            <text:p>299.7328</text:p>
          </table:table-cell>
          <table:table-cell office:value-type="float" office:value="1135.49" calcext:value-type="float">
            <text:p>1135.49</text:p>
          </table:table-cell>
          <table:table-cell office:value-type="float" office:value="1373.012" calcext:value-type="float">
            <text:p>1373.012</text:p>
          </table:table-cell>
          <table:table-cell office:value-type="float" office:value="1347.807" calcext:value-type="float">
            <text:p>1347.807</text:p>
          </table:table-cell>
          <table:table-cell office:value-type="float" office:value="812.9558" calcext:value-type="float">
            <text:p>812.9558</text:p>
          </table:table-cell>
          <table:table-cell office:value-type="float" office:value="1094.684" calcext:value-type="float">
            <text:p>1094.684</text:p>
          </table:table-cell>
          <table:table-cell office:value-type="float" office:value="429.4039" calcext:value-type="float">
            <text:p>429.4039</text:p>
          </table:table-cell>
          <table:table-cell office:value-type="float" office:value="1902.056" calcext:value-type="float">
            <text:p>1902.056</text:p>
          </table:table-cell>
          <table:table-cell office:value-type="float" office:value="2124.511" calcext:value-type="float">
            <text:p>2124.511</text:p>
          </table:table-cell>
          <table:table-cell office:value-type="float" office:value="1687.134" calcext:value-type="float">
            <text:p>1687.134</text:p>
          </table:table-cell>
          <table:table-cell office:value-type="float" office:value="586.8733" calcext:value-type="float">
            <text:p>586.8733</text:p>
          </table:table-cell>
          <table:table-cell office:value-type="float" office:value="571.3791" calcext:value-type="float">
            <text:p>571.3791</text:p>
          </table:table-cell>
          <table:table-cell office:value-type="float" office:value="142.9037" calcext:value-type="float">
            <text:p>142.9037</text:p>
          </table:table-cell>
          <table:table-cell office:value-type="float" office:value="35.72162" calcext:value-type="float">
            <text:p>35.72162</text:p>
          </table:table-cell>
          <table:table-cell office:value-type="float" office:value="0" calcext:value-type="float">
            <text:p>0</text:p>
          </table:table-cell>
          <table:table-cell office:value-type="float" office:value="-0.05913647" calcext:value-type="float">
            <text:p>-0.05913647</text:p>
          </table:table-cell>
          <table:table-cell office:value-type="float" office:value="0" calcext:value-type="float">
            <text:p>0</text:p>
          </table:table-cell>
          <table:table-cell office:value-type="float" office:value="0.08522638" calcext:value-type="float">
            <text:p>0.08522638</text:p>
          </table:table-cell>
          <table:table-cell office:value-type="float" office:value="2.629069" calcext:value-type="float">
            <text:p>2.629069</text:p>
          </table:table-cell>
          <table:table-cell office:value-type="float" office:value="-0.8005146" calcext:value-type="float">
            <text:p>-0.8005146</text:p>
          </table:table-cell>
          <table:table-cell office:value-type="float" office:value="1.828554" calcext:value-type="float">
            <text:p>1.828554</text:p>
          </table:table-cell>
          <table:table-cell office:value-type="float" office:value="-364.7472" calcext:value-type="float">
            <text:p>-364.7472</text:p>
          </table:table-cell>
          <table:table-cell office:value-type="float" office:value="0" calcext:value-type="float">
            <text:p>0</text:p>
          </table:table-cell>
          <table:table-cell office:value-type="float" office:value="9.377143" calcext:value-type="float">
            <text:p>9.37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255.8972" calcext:value-type="float">
            <text:p>255.8972</text:p>
          </table:table-cell>
          <table:table-cell office:value-type="float" office:value="13297.19" calcext:value-type="float">
            <text:p>13297.19</text:p>
          </table:table-cell>
          <table:table-cell office:value-type="float" office:value="0" calcext:value-type="float">
            <text:p>0</text:p>
          </table:table-cell>
          <table:table-cell office:value-type="float" office:value="0.007372446" calcext:value-type="float">
            <text:p>0.007372446</text:p>
          </table:table-cell>
          <table:table-cell office:value-type="float" office:value="-357.2092" calcext:value-type="float">
            <text:p>-357.2092</text:p>
          </table:table-cell>
          <table:table-cell office:value-type="float" office:value="1004.279" calcext:value-type="float">
            <text:p>1004.279</text:p>
          </table:table-cell>
          <table:table-cell office:value-type="float" office:value="-0.1610772" calcext:value-type="float">
            <text:p>-0.1610772</text:p>
          </table:table-cell>
          <table:table-cell office:value-type="float" office:value="176.2349" calcext:value-type="float">
            <text:p>176.2349</text:p>
          </table:table-cell>
          <table:table-cell office:value-type="float" office:value="11.70108" calcext:value-type="float">
            <text:p>11.70108</text:p>
          </table:table-cell>
          <table:table-cell office:value-type="float" office:value="0.02404239" calcext:value-type="float">
            <text:p>0.0240423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2308" calcext:value-type="float">
            <text:p>0.04812308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68271" calcext:value-type="float">
            <text:p>0.4968271</text:p>
          </table:table-cell>
          <table:table-cell office:value-type="float" office:value="370" calcext:value-type="float">
            <text:p>370</text:p>
          </table:table-cell>
          <table:table-cell office:value-type="float" office:value="-356.7691" calcext:value-type="float">
            <text:p>-356.7691</text:p>
          </table:table-cell>
          <table:table-cell office:value-type="float" office:value="0" calcext:value-type="float">
            <text:p>0</text:p>
          </table:table-cell>
          <table:table-cell office:value-type="float" office:value="299.7874" calcext:value-type="float">
            <text:p>299.7874</text:p>
          </table:table-cell>
          <table:table-cell office:value-type="float" office:value="1134.969" calcext:value-type="float">
            <text:p>1134.969</text:p>
          </table:table-cell>
          <table:table-cell office:value-type="float" office:value="1372.508" calcext:value-type="float">
            <text:p>1372.508</text:p>
          </table:table-cell>
          <table:table-cell office:value-type="float" office:value="1347.465" calcext:value-type="float">
            <text:p>1347.465</text:p>
          </table:table-cell>
          <table:table-cell office:value-type="float" office:value="812.7274" calcext:value-type="float">
            <text:p>812.7274</text:p>
          </table:table-cell>
          <table:table-cell office:value-type="float" office:value="1094.434" calcext:value-type="float">
            <text:p>1094.434</text:p>
          </table:table-cell>
          <table:table-cell office:value-type="float" office:value="429.308" calcext:value-type="float">
            <text:p>429.308</text:p>
          </table:table-cell>
          <table:table-cell office:value-type="float" office:value="1901.862" calcext:value-type="float">
            <text:p>1901.862</text:p>
          </table:table-cell>
          <table:table-cell office:value-type="float" office:value="2124.387" calcext:value-type="float">
            <text:p>2124.387</text:p>
          </table:table-cell>
          <table:table-cell office:value-type="float" office:value="1687.075" calcext:value-type="float">
            <text:p>1687.075</text:p>
          </table:table-cell>
          <table:table-cell office:value-type="float" office:value="586.8625" calcext:value-type="float">
            <text:p>586.8625</text:p>
          </table:table-cell>
          <table:table-cell office:value-type="float" office:value="571.3708" calcext:value-type="float">
            <text:p>571.3708</text:p>
          </table:table-cell>
          <table:table-cell office:value-type="float" office:value="142.9034" calcext:value-type="float">
            <text:p>142.9034</text:p>
          </table:table-cell>
          <table:table-cell office:value-type="float" office:value="35.72154" calcext:value-type="float">
            <text:p>35.72154</text:p>
          </table:table-cell>
          <table:table-cell office:value-type="float" office:value="0" calcext:value-type="float">
            <text:p>0</text:p>
          </table:table-cell>
          <table:table-cell office:value-type="float" office:value="-0.05931359" calcext:value-type="float">
            <text:p>-0.05931359</text:p>
          </table:table-cell>
          <table:table-cell office:value-type="float" office:value="0" calcext:value-type="float">
            <text:p>0</text:p>
          </table:table-cell>
          <table:table-cell office:value-type="float" office:value="0.08911736" calcext:value-type="float">
            <text:p>0.08911736</text:p>
          </table:table-cell>
          <table:table-cell office:value-type="float" office:value="2.855731" calcext:value-type="float">
            <text:p>2.855731</text:p>
          </table:table-cell>
          <table:table-cell office:value-type="float" office:value="-0.8647032" calcext:value-type="float">
            <text:p>-0.8647032</text:p>
          </table:table-cell>
          <table:table-cell office:value-type="float" office:value="1.991028" calcext:value-type="float">
            <text:p>1.991028</text:p>
          </table:table-cell>
          <table:table-cell office:value-type="float" office:value="-366.9255" calcext:value-type="float">
            <text:p>-366.9255</text:p>
          </table:table-cell>
          <table:table-cell office:value-type="float" office:value="0" calcext:value-type="float">
            <text:p>0</text:p>
          </table:table-cell>
          <table:table-cell office:value-type="float" office:value="9.667553" calcext:value-type="float">
            <text:p>9.66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254.8394" calcext:value-type="float">
            <text:p>254.8394</text:p>
          </table:table-cell>
          <table:table-cell office:value-type="float" office:value="13296.33" calcext:value-type="float">
            <text:p>13296.33</text:p>
          </table:table-cell>
          <table:table-cell office:value-type="float" office:value="0" calcext:value-type="float">
            <text:p>0</text:p>
          </table:table-cell>
          <table:table-cell office:value-type="float" office:value="0.008144839" calcext:value-type="float">
            <text:p>0.008144839</text:p>
          </table:table-cell>
          <table:table-cell office:value-type="float" office:value="-359.0004" calcext:value-type="float">
            <text:p>-359.0004</text:p>
          </table:table-cell>
          <table:table-cell office:value-type="float" office:value="1010.88" calcext:value-type="float">
            <text:p>1010.88</text:p>
          </table:table-cell>
          <table:table-cell office:value-type="float" office:value="-0.180389" calcext:value-type="float">
            <text:p>-0.180389</text:p>
          </table:table-cell>
          <table:table-cell office:value-type="float" office:value="175.6272" calcext:value-type="float">
            <text:p>175.6272</text:p>
          </table:table-cell>
          <table:table-cell office:value-type="float" office:value="11.66804" calcext:value-type="float">
            <text:p>11.66804</text:p>
          </table:table-cell>
          <table:table-cell office:value-type="float" office:value="0.02415864" calcext:value-type="float">
            <text:p>0.0241586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2489" calcext:value-type="float">
            <text:p>0.0481248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71668" calcext:value-type="float">
            <text:p>0.4971668</text:p>
          </table:table-cell>
          <table:table-cell office:value-type="float" office:value="370" calcext:value-type="float">
            <text:p>370</text:p>
          </table:table-cell>
          <table:table-cell office:value-type="float" office:value="-358.3678" calcext:value-type="float">
            <text:p>-358.3678</text:p>
          </table:table-cell>
          <table:table-cell office:value-type="float" office:value="0" calcext:value-type="float">
            <text:p>0</text:p>
          </table:table-cell>
          <table:table-cell office:value-type="float" office:value="299.8283" calcext:value-type="float">
            <text:p>299.8283</text:p>
          </table:table-cell>
          <table:table-cell office:value-type="float" office:value="1134.542" calcext:value-type="float">
            <text:p>1134.542</text:p>
          </table:table-cell>
          <table:table-cell office:value-type="float" office:value="1372.117" calcext:value-type="float">
            <text:p>1372.117</text:p>
          </table:table-cell>
          <table:table-cell office:value-type="float" office:value="1347.2" calcext:value-type="float">
            <text:p>1347.2</text:p>
          </table:table-cell>
          <table:table-cell office:value-type="float" office:value="812.5557" calcext:value-type="float">
            <text:p>812.5557</text:p>
          </table:table-cell>
          <table:table-cell office:value-type="float" office:value="1094.24" calcext:value-type="float">
            <text:p>1094.24</text:p>
          </table:table-cell>
          <table:table-cell office:value-type="float" office:value="429.2245" calcext:value-type="float">
            <text:p>429.2245</text:p>
          </table:table-cell>
          <table:table-cell office:value-type="float" office:value="1901.678" calcext:value-type="float">
            <text:p>1901.678</text:p>
          </table:table-cell>
          <table:table-cell office:value-type="float" office:value="2124.263" calcext:value-type="float">
            <text:p>2124.263</text:p>
          </table:table-cell>
          <table:table-cell office:value-type="float" office:value="1687.012" calcext:value-type="float">
            <text:p>1687.012</text:p>
          </table:table-cell>
          <table:table-cell office:value-type="float" office:value="586.8517" calcext:value-type="float">
            <text:p>586.8517</text:p>
          </table:table-cell>
          <table:table-cell office:value-type="float" office:value="571.3625" calcext:value-type="float">
            <text:p>571.3625</text:p>
          </table:table-cell>
          <table:table-cell office:value-type="float" office:value="142.9031" calcext:value-type="float">
            <text:p>142.9031</text:p>
          </table:table-cell>
          <table:table-cell office:value-type="float" office:value="35.72146" calcext:value-type="float">
            <text:p>35.72146</text:p>
          </table:table-cell>
          <table:table-cell office:value-type="float" office:value="0" calcext:value-type="float">
            <text:p>0</text:p>
          </table:table-cell>
          <table:table-cell office:value-type="float" office:value="-0.05937656" calcext:value-type="float">
            <text:p>-0.05937656</text:p>
          </table:table-cell>
          <table:table-cell office:value-type="float" office:value="0" calcext:value-type="float">
            <text:p>0</text:p>
          </table:table-cell>
          <table:table-cell office:value-type="float" office:value="0.09308366" calcext:value-type="float">
            <text:p>0.09308366</text:p>
          </table:table-cell>
          <table:table-cell office:value-type="float" office:value="3.097853" calcext:value-type="float">
            <text:p>3.097853</text:p>
          </table:table-cell>
          <table:table-cell office:value-type="float" office:value="-0.9334403" calcext:value-type="float">
            <text:p>-0.9334403</text:p>
          </table:table-cell>
          <table:table-cell office:value-type="float" office:value="2.164413" calcext:value-type="float">
            <text:p>2.164413</text:p>
          </table:table-cell>
          <table:table-cell office:value-type="float" office:value="-368.6863" calcext:value-type="float">
            <text:p>-368.6863</text:p>
          </table:table-cell>
          <table:table-cell office:value-type="float" office:value="0" calcext:value-type="float">
            <text:p>0</text:p>
          </table:table-cell>
          <table:table-cell office:value-type="float" office:value="9.654926" calcext:value-type="float">
            <text:p>9.654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53.6446" calcext:value-type="float">
            <text:p>253.6446</text:p>
          </table:table-cell>
          <table:table-cell office:value-type="float" office:value="13295.46" calcext:value-type="float">
            <text:p>13295.46</text:p>
          </table:table-cell>
          <table:table-cell office:value-type="float" office:value="0" calcext:value-type="float">
            <text:p>0</text:p>
          </table:table-cell>
          <table:table-cell office:value-type="float" office:value="0.008983568" calcext:value-type="float">
            <text:p>0.008983568</text:p>
          </table:table-cell>
          <table:table-cell office:value-type="float" office:value="-360.9162" calcext:value-type="float">
            <text:p>-360.9162</text:p>
          </table:table-cell>
          <table:table-cell office:value-type="float" office:value="1019.171" calcext:value-type="float">
            <text:p>1019.171</text:p>
          </table:table-cell>
          <table:table-cell office:value-type="float" office:value="-0.2042758" calcext:value-type="float">
            <text:p>-0.2042758</text:p>
          </table:table-cell>
          <table:table-cell office:value-type="float" office:value="174.9467" calcext:value-type="float">
            <text:p>174.9467</text:p>
          </table:table-cell>
          <table:table-cell office:value-type="float" office:value="11.6195" calcext:value-type="float">
            <text:p>11.6195</text:p>
          </table:table-cell>
          <table:table-cell office:value-type="float" office:value="0.02427176" calcext:value-type="float">
            <text:p>0.0242717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2668" calcext:value-type="float">
            <text:p>0.04812668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74892" calcext:value-type="float">
            <text:p>0.4974892</text:p>
          </table:table-cell>
          <table:table-cell office:value-type="float" office:value="370" calcext:value-type="float">
            <text:p>370</text:p>
          </table:table-cell>
          <table:table-cell office:value-type="float" office:value="-359.9635" calcext:value-type="float">
            <text:p>-359.9635</text:p>
          </table:table-cell>
          <table:table-cell office:value-type="float" office:value="0" calcext:value-type="float">
            <text:p>0</text:p>
          </table:table-cell>
          <table:table-cell office:value-type="float" office:value="299.8771" calcext:value-type="float">
            <text:p>299.8771</text:p>
          </table:table-cell>
          <table:table-cell office:value-type="float" office:value="1134.01" calcext:value-type="float">
            <text:p>1134.01</text:p>
          </table:table-cell>
          <table:table-cell office:value-type="float" office:value="1371.675" calcext:value-type="float">
            <text:p>1371.675</text:p>
          </table:table-cell>
          <table:table-cell office:value-type="float" office:value="1346.916" calcext:value-type="float">
            <text:p>1346.916</text:p>
          </table:table-cell>
          <table:table-cell office:value-type="float" office:value="812.3784" calcext:value-type="float">
            <text:p>812.3784</text:p>
          </table:table-cell>
          <table:table-cell office:value-type="float" office:value="1094.062" calcext:value-type="float">
            <text:p>1094.062</text:p>
          </table:table-cell>
          <table:table-cell office:value-type="float" office:value="429.1468" calcext:value-type="float">
            <text:p>429.1468</text:p>
          </table:table-cell>
          <table:table-cell office:value-type="float" office:value="1901.515" calcext:value-type="float">
            <text:p>1901.515</text:p>
          </table:table-cell>
          <table:table-cell office:value-type="float" office:value="2124.14" calcext:value-type="float">
            <text:p>2124.14</text:p>
          </table:table-cell>
          <table:table-cell office:value-type="float" office:value="1686.949" calcext:value-type="float">
            <text:p>1686.949</text:p>
          </table:table-cell>
          <table:table-cell office:value-type="float" office:value="586.8409" calcext:value-type="float">
            <text:p>586.8409</text:p>
          </table:table-cell>
          <table:table-cell office:value-type="float" office:value="571.3542" calcext:value-type="float">
            <text:p>571.3542</text:p>
          </table:table-cell>
          <table:table-cell office:value-type="float" office:value="142.9028" calcext:value-type="float">
            <text:p>142.9028</text:p>
          </table:table-cell>
          <table:table-cell office:value-type="float" office:value="35.72137" calcext:value-type="float">
            <text:p>35.72137</text:p>
          </table:table-cell>
          <table:table-cell office:value-type="float" office:value="0" calcext:value-type="float">
            <text:p>0</text:p>
          </table:table-cell>
          <table:table-cell office:value-type="float" office:value="-0.05950844" calcext:value-type="float">
            <text:p>-0.05950844</text:p>
          </table:table-cell>
          <table:table-cell office:value-type="float" office:value="0" calcext:value-type="float">
            <text:p>0</text:p>
          </table:table-cell>
          <table:table-cell office:value-type="float" office:value="0.09953143" calcext:value-type="float">
            <text:p>0.09953143</text:p>
          </table:table-cell>
          <table:table-cell office:value-type="float" office:value="3.489697" calcext:value-type="float">
            <text:p>3.489697</text:p>
          </table:table-cell>
          <table:table-cell office:value-type="float" office:value="-1.028934" calcext:value-type="float">
            <text:p>-1.028934</text:p>
          </table:table-cell>
          <table:table-cell office:value-type="float" office:value="2.460763" calcext:value-type="float">
            <text:p>2.460763</text:p>
          </table:table-cell>
          <table:table-cell office:value-type="float" office:value="-370.6018" calcext:value-type="float">
            <text:p>-370.6018</text:p>
          </table:table-cell>
          <table:table-cell office:value-type="float" office:value="0" calcext:value-type="float">
            <text:p>0</text:p>
          </table:table-cell>
          <table:table-cell office:value-type="float" office:value="9.676553" calcext:value-type="float">
            <text:p>9.676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252.1992" calcext:value-type="float">
            <text:p>252.1992</text:p>
          </table:table-cell>
          <table:table-cell office:value-type="float" office:value="13294.49" calcext:value-type="float">
            <text:p>13294.49</text:p>
          </table:table-cell>
          <table:table-cell office:value-type="float" office:value="0" calcext:value-type="float">
            <text:p>0</text:p>
          </table:table-cell>
          <table:table-cell office:value-type="float" office:value="0.01040683" calcext:value-type="float">
            <text:p>0.01040683</text:p>
          </table:table-cell>
          <table:table-cell office:value-type="float" office:value="-363.0796" calcext:value-type="float">
            <text:p>-363.0796</text:p>
          </table:table-cell>
          <table:table-cell office:value-type="float" office:value="1023.061" calcext:value-type="float">
            <text:p>1023.061</text:p>
          </table:table-cell>
          <table:table-cell office:value-type="float" office:value="-0.2290264" calcext:value-type="float">
            <text:p>-0.2290264</text:p>
          </table:table-cell>
          <table:table-cell office:value-type="float" office:value="174.0304" calcext:value-type="float">
            <text:p>174.0304</text:p>
          </table:table-cell>
          <table:table-cell office:value-type="float" office:value="11.56202" calcext:value-type="float">
            <text:p>11.56202</text:p>
          </table:table-cell>
          <table:table-cell office:value-type="float" office:value="0.02418939" calcext:value-type="float">
            <text:p>0.0241893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2846" calcext:value-type="float">
            <text:p>0.0481284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78003" calcext:value-type="float">
            <text:p>0.4978003</text:p>
          </table:table-cell>
          <table:table-cell office:value-type="float" office:value="370" calcext:value-type="float">
            <text:p>370</text:p>
          </table:table-cell>
          <table:table-cell office:value-type="float" office:value="-361.8008" calcext:value-type="float">
            <text:p>-361.8008</text:p>
          </table:table-cell>
          <table:table-cell office:value-type="float" office:value="0" calcext:value-type="float">
            <text:p>0</text:p>
          </table:table-cell>
          <table:table-cell office:value-type="float" office:value="299.989" calcext:value-type="float">
            <text:p>299.989</text:p>
          </table:table-cell>
          <table:table-cell office:value-type="float" office:value="1133.295" calcext:value-type="float">
            <text:p>1133.295</text:p>
          </table:table-cell>
          <table:table-cell office:value-type="float" office:value="1371.102" calcext:value-type="float">
            <text:p>1371.102</text:p>
          </table:table-cell>
          <table:table-cell office:value-type="float" office:value="1346.574" calcext:value-type="float">
            <text:p>1346.574</text:p>
          </table:table-cell>
          <table:table-cell office:value-type="float" office:value="812.1755" calcext:value-type="float">
            <text:p>812.1755</text:p>
          </table:table-cell>
          <table:table-cell office:value-type="float" office:value="1093.864" calcext:value-type="float">
            <text:p>1093.864</text:p>
          </table:table-cell>
          <table:table-cell office:value-type="float" office:value="429.0654" calcext:value-type="float">
            <text:p>429.0654</text:p>
          </table:table-cell>
          <table:table-cell office:value-type="float" office:value="1901.354" calcext:value-type="float">
            <text:p>1901.354</text:p>
          </table:table-cell>
          <table:table-cell office:value-type="float" office:value="2124.02" calcext:value-type="float">
            <text:p>2124.02</text:p>
          </table:table-cell>
          <table:table-cell office:value-type="float" office:value="1686.886" calcext:value-type="float">
            <text:p>1686.886</text:p>
          </table:table-cell>
          <table:table-cell office:value-type="float" office:value="586.8301" calcext:value-type="float">
            <text:p>586.8301</text:p>
          </table:table-cell>
          <table:table-cell office:value-type="float" office:value="571.3459" calcext:value-type="float">
            <text:p>571.3459</text:p>
          </table:table-cell>
          <table:table-cell office:value-type="float" office:value="142.9025" calcext:value-type="float">
            <text:p>142.9025</text:p>
          </table:table-cell>
          <table:table-cell office:value-type="float" office:value="35.72129" calcext:value-type="float">
            <text:p>35.72129</text:p>
          </table:table-cell>
          <table:table-cell office:value-type="float" office:value="0" calcext:value-type="float">
            <text:p>0</text:p>
          </table:table-cell>
          <table:table-cell office:value-type="float" office:value="-0.0600448" calcext:value-type="float">
            <text:p>-0.0600448</text:p>
          </table:table-cell>
          <table:table-cell office:value-type="float" office:value="0" calcext:value-type="float">
            <text:p>0</text:p>
          </table:table-cell>
          <table:table-cell office:value-type="float" office:value="0.1056787" calcext:value-type="float">
            <text:p>0.1056787</text:p>
          </table:table-cell>
          <table:table-cell office:value-type="float" office:value="3.890628" calcext:value-type="float">
            <text:p>3.890628</text:p>
          </table:table-cell>
          <table:table-cell office:value-type="float" office:value="-1.128487" calcext:value-type="float">
            <text:p>-1.128487</text:p>
          </table:table-cell>
          <table:table-cell office:value-type="float" office:value="2.762141" calcext:value-type="float">
            <text:p>2.762141</text:p>
          </table:table-cell>
          <table:table-cell office:value-type="float" office:value="-372.8829" calcext:value-type="float">
            <text:p>-372.8829</text:p>
          </table:table-cell>
          <table:table-cell office:value-type="float" office:value="0" calcext:value-type="float">
            <text:p>0</text:p>
          </table:table-cell>
          <table:table-cell office:value-type="float" office:value="9.818037" calcext:value-type="float">
            <text:p>9.81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50.8574" calcext:value-type="float">
            <text:p>250.8574</text:p>
          </table:table-cell>
          <table:table-cell office:value-type="float" office:value="13293.54" calcext:value-type="float">
            <text:p>13293.54</text:p>
          </table:table-cell>
          <table:table-cell office:value-type="float" office:value="0" calcext:value-type="float">
            <text:p>0</text:p>
          </table:table-cell>
          <table:table-cell office:value-type="float" office:value="0.01138012" calcext:value-type="float">
            <text:p>0.01138012</text:p>
          </table:table-cell>
          <table:table-cell office:value-type="float" office:value="-365.1961" calcext:value-type="float">
            <text:p>-365.1961</text:p>
          </table:table-cell>
          <table:table-cell office:value-type="float" office:value="1030.51" calcext:value-type="float">
            <text:p>1030.51</text:p>
          </table:table-cell>
          <table:table-cell office:value-type="float" office:value="-0.25997" calcext:value-type="float">
            <text:p>-0.25997</text:p>
          </table:table-cell>
          <table:table-cell office:value-type="float" office:value="173.3202" calcext:value-type="float">
            <text:p>173.3202</text:p>
          </table:table-cell>
          <table:table-cell office:value-type="float" office:value="11.51241" calcext:value-type="float">
            <text:p>11.51241</text:p>
          </table:table-cell>
          <table:table-cell office:value-type="float" office:value="0.02426954" calcext:value-type="float">
            <text:p>0.0242695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027" calcext:value-type="float">
            <text:p>0.04813027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81068" calcext:value-type="float">
            <text:p>0.4981068</text:p>
          </table:table-cell>
          <table:table-cell office:value-type="float" office:value="370" calcext:value-type="float">
            <text:p>370</text:p>
          </table:table-cell>
          <table:table-cell office:value-type="float" office:value="-363.6184" calcext:value-type="float">
            <text:p>-363.6184</text:p>
          </table:table-cell>
          <table:table-cell office:value-type="float" office:value="0" calcext:value-type="float">
            <text:p>0</text:p>
          </table:table-cell>
          <table:table-cell office:value-type="float" office:value="300.0631" calcext:value-type="float">
            <text:p>300.0631</text:p>
          </table:table-cell>
          <table:table-cell office:value-type="float" office:value="1132.719" calcext:value-type="float">
            <text:p>1132.719</text:p>
          </table:table-cell>
          <table:table-cell office:value-type="float" office:value="1370.589" calcext:value-type="float">
            <text:p>1370.589</text:p>
          </table:table-cell>
          <table:table-cell office:value-type="float" office:value="1346.226" calcext:value-type="float">
            <text:p>1346.226</text:p>
          </table:table-cell>
          <table:table-cell office:value-type="float" office:value="811.9712" calcext:value-type="float">
            <text:p>811.9712</text:p>
          </table:table-cell>
          <table:table-cell office:value-type="float" office:value="1093.641" calcext:value-type="float">
            <text:p>1093.641</text:p>
          </table:table-cell>
          <table:table-cell office:value-type="float" office:value="428.9788" calcext:value-type="float">
            <text:p>428.9788</text:p>
          </table:table-cell>
          <table:table-cell office:value-type="float" office:value="1901.189" calcext:value-type="float">
            <text:p>1901.189</text:p>
          </table:table-cell>
          <table:table-cell office:value-type="float" office:value="2123.9" calcext:value-type="float">
            <text:p>2123.9</text:p>
          </table:table-cell>
          <table:table-cell office:value-type="float" office:value="1686.823" calcext:value-type="float">
            <text:p>1686.823</text:p>
          </table:table-cell>
          <table:table-cell office:value-type="float" office:value="586.8193" calcext:value-type="float">
            <text:p>586.8193</text:p>
          </table:table-cell>
          <table:table-cell office:value-type="float" office:value="571.3376" calcext:value-type="float">
            <text:p>571.3376</text:p>
          </table:table-cell>
          <table:table-cell office:value-type="float" office:value="142.9022" calcext:value-type="float">
            <text:p>142.9022</text:p>
          </table:table-cell>
          <table:table-cell office:value-type="float" office:value="35.72121" calcext:value-type="float">
            <text:p>35.72121</text:p>
          </table:table-cell>
          <table:table-cell office:value-type="float" office:value="0" calcext:value-type="float">
            <text:p>0</text:p>
          </table:table-cell>
          <table:table-cell office:value-type="float" office:value="-0.06021583" calcext:value-type="float">
            <text:p>-0.06021583</text:p>
          </table:table-cell>
          <table:table-cell office:value-type="float" office:value="0" calcext:value-type="float">
            <text:p>0</text:p>
          </table:table-cell>
          <table:table-cell office:value-type="float" office:value="0.1111271" calcext:value-type="float">
            <text:p>0.1111271</text:p>
          </table:table-cell>
          <table:table-cell office:value-type="float" office:value="4.263073" calcext:value-type="float">
            <text:p>4.263073</text:p>
          </table:table-cell>
          <table:table-cell office:value-type="float" office:value="-1.232664" calcext:value-type="float">
            <text:p>-1.232664</text:p>
          </table:table-cell>
          <table:table-cell office:value-type="float" office:value="3.03041" calcext:value-type="float">
            <text:p>3.03041</text:p>
          </table:table-cell>
          <table:table-cell office:value-type="float" office:value="-375.0339" calcext:value-type="float">
            <text:p>-375.0339</text:p>
          </table:table-cell>
          <table:table-cell office:value-type="float" office:value="0" calcext:value-type="float">
            <text:p>0</text:p>
          </table:table-cell>
          <table:table-cell office:value-type="float" office:value="9.881622" calcext:value-type="float">
            <text:p>9.88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249.7685" calcext:value-type="float">
            <text:p>249.7685</text:p>
          </table:table-cell>
          <table:table-cell office:value-type="float" office:value="13292.67" calcext:value-type="float">
            <text:p>13292.67</text:p>
          </table:table-cell>
          <table:table-cell office:value-type="float" office:value="0" calcext:value-type="float">
            <text:p>0</text:p>
          </table:table-cell>
          <table:table-cell office:value-type="float" office:value="0.01243732" calcext:value-type="float">
            <text:p>0.01243732</text:p>
          </table:table-cell>
          <table:table-cell office:value-type="float" office:value="-366.9431" calcext:value-type="float">
            <text:p>-366.9431</text:p>
          </table:table-cell>
          <table:table-cell office:value-type="float" office:value="1037.479" calcext:value-type="float">
            <text:p>1037.479</text:p>
          </table:table-cell>
          <table:table-cell office:value-type="float" office:value="-0.2944093" calcext:value-type="float">
            <text:p>-0.2944093</text:p>
          </table:table-cell>
          <table:table-cell office:value-type="float" office:value="172.6283" calcext:value-type="float">
            <text:p>172.6283</text:p>
          </table:table-cell>
          <table:table-cell office:value-type="float" office:value="11.47027" calcext:value-type="float">
            <text:p>11.47027</text:p>
          </table:table-cell>
          <table:table-cell office:value-type="float" office:value="0.02440541" calcext:value-type="float">
            <text:p>0.0244054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206" calcext:value-type="float">
            <text:p>0.0481320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84131" calcext:value-type="float">
            <text:p>0.4984131</text:p>
          </table:table-cell>
          <table:table-cell office:value-type="float" office:value="370" calcext:value-type="float">
            <text:p>370</text:p>
          </table:table-cell>
          <table:table-cell office:value-type="float" office:value="-365.1387" calcext:value-type="float">
            <text:p>-365.1387</text:p>
          </table:table-cell>
          <table:table-cell office:value-type="float" office:value="0" calcext:value-type="float">
            <text:p>0</text:p>
          </table:table-cell>
          <table:table-cell office:value-type="float" office:value="300.1495" calcext:value-type="float">
            <text:p>300.1495</text:p>
          </table:table-cell>
          <table:table-cell office:value-type="float" office:value="1132.253" calcext:value-type="float">
            <text:p>1132.253</text:p>
          </table:table-cell>
          <table:table-cell office:value-type="float" office:value="1370.167" calcext:value-type="float">
            <text:p>1370.167</text:p>
          </table:table-cell>
          <table:table-cell office:value-type="float" office:value="1345.933" calcext:value-type="float">
            <text:p>1345.933</text:p>
          </table:table-cell>
          <table:table-cell office:value-type="float" office:value="811.796" calcext:value-type="float">
            <text:p>811.796</text:p>
          </table:table-cell>
          <table:table-cell office:value-type="float" office:value="1093.446" calcext:value-type="float">
            <text:p>1093.446</text:p>
          </table:table-cell>
          <table:table-cell office:value-type="float" office:value="428.8958" calcext:value-type="float">
            <text:p>428.8958</text:p>
          </table:table-cell>
          <table:table-cell office:value-type="float" office:value="1901.025" calcext:value-type="float">
            <text:p>1901.025</text:p>
          </table:table-cell>
          <table:table-cell office:value-type="float" office:value="2123.78" calcext:value-type="float">
            <text:p>2123.78</text:p>
          </table:table-cell>
          <table:table-cell office:value-type="float" office:value="1686.761" calcext:value-type="float">
            <text:p>1686.761</text:p>
          </table:table-cell>
          <table:table-cell office:value-type="float" office:value="586.8085" calcext:value-type="float">
            <text:p>586.8085</text:p>
          </table:table-cell>
          <table:table-cell office:value-type="float" office:value="571.3293" calcext:value-type="float">
            <text:p>571.3293</text:p>
          </table:table-cell>
          <table:table-cell office:value-type="float" office:value="142.9019" calcext:value-type="float">
            <text:p>142.9019</text:p>
          </table:table-cell>
          <table:table-cell office:value-type="float" office:value="35.72113" calcext:value-type="float">
            <text:p>35.72113</text:p>
          </table:table-cell>
          <table:table-cell office:value-type="float" office:value="0" calcext:value-type="float">
            <text:p>0</text:p>
          </table:table-cell>
          <table:table-cell office:value-type="float" office:value="-0.06028655" calcext:value-type="float">
            <text:p>-0.06028655</text:p>
          </table:table-cell>
          <table:table-cell office:value-type="float" office:value="0" calcext:value-type="float">
            <text:p>0</text:p>
          </table:table-cell>
          <table:table-cell office:value-type="float" office:value="0.1214708" calcext:value-type="float">
            <text:p>0.1214708</text:p>
          </table:table-cell>
          <table:table-cell office:value-type="float" office:value="4.565118" calcext:value-type="float">
            <text:p>4.565118</text:p>
          </table:table-cell>
          <table:table-cell office:value-type="float" office:value="-1.342355" calcext:value-type="float">
            <text:p>-1.342355</text:p>
          </table:table-cell>
          <table:table-cell office:value-type="float" office:value="3.222764" calcext:value-type="float">
            <text:p>3.222764</text:p>
          </table:table-cell>
          <table:table-cell office:value-type="float" office:value="-376.8439" calcext:value-type="float">
            <text:p>-376.8439</text:p>
          </table:table-cell>
          <table:table-cell office:value-type="float" office:value="0" calcext:value-type="float">
            <text:p>0</text:p>
          </table:table-cell>
          <table:table-cell office:value-type="float" office:value="9.976468" calcext:value-type="float">
            <text:p>9.97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248.7135" calcext:value-type="float">
            <text:p>248.7135</text:p>
          </table:table-cell>
          <table:table-cell office:value-type="float" office:value="13291.85" calcext:value-type="float">
            <text:p>13291.85</text:p>
          </table:table-cell>
          <table:table-cell office:value-type="float" office:value="0" calcext:value-type="float">
            <text:p>0</text:p>
          </table:table-cell>
          <table:table-cell office:value-type="float" office:value="0.01361084" calcext:value-type="float">
            <text:p>0.01361084</text:p>
          </table:table-cell>
          <table:table-cell office:value-type="float" office:value="-368.5109" calcext:value-type="float">
            <text:p>-368.5109</text:p>
          </table:table-cell>
          <table:table-cell office:value-type="float" office:value="1042.503" calcext:value-type="float">
            <text:p>1042.503</text:p>
          </table:table-cell>
          <table:table-cell office:value-type="float" office:value="-0.3298988" calcext:value-type="float">
            <text:p>-0.3298988</text:p>
          </table:table-cell>
          <table:table-cell office:value-type="float" office:value="172.0387" calcext:value-type="float">
            <text:p>172.0387</text:p>
          </table:table-cell>
          <table:table-cell office:value-type="float" office:value="11.43207" calcext:value-type="float">
            <text:p>11.43207</text:p>
          </table:table-cell>
          <table:table-cell office:value-type="float" office:value="0.02450857" calcext:value-type="float">
            <text:p>0.02450857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386" calcext:value-type="float">
            <text:p>0.0481338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8725" calcext:value-type="float">
            <text:p>0.498725</text:p>
          </table:table-cell>
          <table:table-cell office:value-type="float" office:value="370" calcext:value-type="float">
            <text:p>370</text:p>
          </table:table-cell>
          <table:table-cell office:value-type="float" office:value="-366.4401" calcext:value-type="float">
            <text:p>-366.4401</text:p>
          </table:table-cell>
          <table:table-cell office:value-type="float" office:value="0" calcext:value-type="float">
            <text:p>0</text:p>
          </table:table-cell>
          <table:table-cell office:value-type="float" office:value="300.1738" calcext:value-type="float">
            <text:p>300.1738</text:p>
          </table:table-cell>
          <table:table-cell office:value-type="float" office:value="1131.821" calcext:value-type="float">
            <text:p>1131.821</text:p>
          </table:table-cell>
          <table:table-cell office:value-type="float" office:value="1369.78" calcext:value-type="float">
            <text:p>1369.78</text:p>
          </table:table-cell>
          <table:table-cell office:value-type="float" office:value="1345.685" calcext:value-type="float">
            <text:p>1345.685</text:p>
          </table:table-cell>
          <table:table-cell office:value-type="float" office:value="811.6183" calcext:value-type="float">
            <text:p>811.6183</text:p>
          </table:table-cell>
          <table:table-cell office:value-type="float" office:value="1093.274" calcext:value-type="float">
            <text:p>1093.274</text:p>
          </table:table-cell>
          <table:table-cell office:value-type="float" office:value="428.8198" calcext:value-type="float">
            <text:p>428.8198</text:p>
          </table:table-cell>
          <table:table-cell office:value-type="float" office:value="1900.856" calcext:value-type="float">
            <text:p>1900.856</text:p>
          </table:table-cell>
          <table:table-cell office:value-type="float" office:value="2123.661" calcext:value-type="float">
            <text:p>2123.661</text:p>
          </table:table-cell>
          <table:table-cell office:value-type="float" office:value="1686.699" calcext:value-type="float">
            <text:p>1686.699</text:p>
          </table:table-cell>
          <table:table-cell office:value-type="float" office:value="586.7977" calcext:value-type="float">
            <text:p>586.7977</text:p>
          </table:table-cell>
          <table:table-cell office:value-type="float" office:value="571.321" calcext:value-type="float">
            <text:p>571.321</text:p>
          </table:table-cell>
          <table:table-cell office:value-type="float" office:value="142.9016" calcext:value-type="float">
            <text:p>142.9016</text:p>
          </table:table-cell>
          <table:table-cell office:value-type="float" office:value="35.72105" calcext:value-type="float">
            <text:p>35.72105</text:p>
          </table:table-cell>
          <table:table-cell office:value-type="float" office:value="0" calcext:value-type="float">
            <text:p>0</text:p>
          </table:table-cell>
          <table:table-cell office:value-type="float" office:value="-0.06036041" calcext:value-type="float">
            <text:p>-0.06036041</text:p>
          </table:table-cell>
          <table:table-cell office:value-type="float" office:value="0" calcext:value-type="float">
            <text:p>0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4.932475" calcext:value-type="float">
            <text:p>4.932475</text:p>
          </table:table-cell>
          <table:table-cell office:value-type="float" office:value="-1.478606" calcext:value-type="float">
            <text:p>-1.478606</text:p>
          </table:table-cell>
          <table:table-cell office:value-type="float" office:value="3.453869" calcext:value-type="float">
            <text:p>3.453869</text:p>
          </table:table-cell>
          <table:table-cell office:value-type="float" office:value="-378.5675" calcext:value-type="float">
            <text:p>-378.5675</text:p>
          </table:table-cell>
          <table:table-cell office:value-type="float" office:value="0" calcext:value-type="float">
            <text:p>0</text:p>
          </table:table-cell>
          <table:table-cell office:value-type="float" office:value="10.16642" calcext:value-type="float">
            <text:p>10.16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47.5749" calcext:value-type="float">
            <text:p>247.5749</text:p>
          </table:table-cell>
          <table:table-cell office:value-type="float" office:value="13291.01" calcext:value-type="float">
            <text:p>13291.01</text:p>
          </table:table-cell>
          <table:table-cell office:value-type="float" office:value="0" calcext:value-type="float">
            <text:p>0</text:p>
          </table:table-cell>
          <table:table-cell office:value-type="float" office:value="0.01488079" calcext:value-type="float">
            <text:p>0.01488079</text:p>
          </table:table-cell>
          <table:table-cell office:value-type="float" office:value="-370.3627" calcext:value-type="float">
            <text:p>-370.3627</text:p>
          </table:table-cell>
          <table:table-cell office:value-type="float" office:value="1050.395" calcext:value-type="float">
            <text:p>1050.395</text:p>
          </table:table-cell>
          <table:table-cell office:value-type="float" office:value="-0.3767399" calcext:value-type="float">
            <text:p>-0.3767399</text:p>
          </table:table-cell>
          <table:table-cell office:value-type="float" office:value="171.3963" calcext:value-type="float">
            <text:p>171.3963</text:p>
          </table:table-cell>
          <table:table-cell office:value-type="float" office:value="11.38255" calcext:value-type="float">
            <text:p>11.38255</text:p>
          </table:table-cell>
          <table:table-cell office:value-type="float" office:value="0.02464716" calcext:value-type="float">
            <text:p>0.0246471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565" calcext:value-type="float">
            <text:p>0.0481356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90507" calcext:value-type="float">
            <text:p>0.4990507</text:p>
          </table:table-cell>
          <table:table-cell office:value-type="float" office:value="370" calcext:value-type="float">
            <text:p>370</text:p>
          </table:table-cell>
          <table:table-cell office:value-type="float" office:value="-367.9041" calcext:value-type="float">
            <text:p>-367.9041</text:p>
          </table:table-cell>
          <table:table-cell office:value-type="float" office:value="0" calcext:value-type="float">
            <text:p>0</text:p>
          </table:table-cell>
          <table:table-cell office:value-type="float" office:value="300.2025" calcext:value-type="float">
            <text:p>300.2025</text:p>
          </table:table-cell>
          <table:table-cell office:value-type="float" office:value="1131.326" calcext:value-type="float">
            <text:p>1131.326</text:p>
          </table:table-cell>
          <table:table-cell office:value-type="float" office:value="1369.362" calcext:value-type="float">
            <text:p>1369.362</text:p>
          </table:table-cell>
          <table:table-cell office:value-type="float" office:value="1345.418" calcext:value-type="float">
            <text:p>1345.418</text:p>
          </table:table-cell>
          <table:table-cell office:value-type="float" office:value="811.444" calcext:value-type="float">
            <text:p>811.444</text:p>
          </table:table-cell>
          <table:table-cell office:value-type="float" office:value="1093.105" calcext:value-type="float">
            <text:p>1093.105</text:p>
          </table:table-cell>
          <table:table-cell office:value-type="float" office:value="428.7481" calcext:value-type="float">
            <text:p>428.7481</text:p>
          </table:table-cell>
          <table:table-cell office:value-type="float" office:value="1900.69" calcext:value-type="float">
            <text:p>1900.69</text:p>
          </table:table-cell>
          <table:table-cell office:value-type="float" office:value="2123.551" calcext:value-type="float">
            <text:p>2123.551</text:p>
          </table:table-cell>
          <table:table-cell office:value-type="float" office:value="1686.637" calcext:value-type="float">
            <text:p>1686.637</text:p>
          </table:table-cell>
          <table:table-cell office:value-type="float" office:value="586.7868" calcext:value-type="float">
            <text:p>586.7868</text:p>
          </table:table-cell>
          <table:table-cell office:value-type="float" office:value="571.3127" calcext:value-type="float">
            <text:p>571.3127</text:p>
          </table:table-cell>
          <table:table-cell office:value-type="float" office:value="142.9013" calcext:value-type="float">
            <text:p>142.9013</text:p>
          </table:table-cell>
          <table:table-cell office:value-type="float" office:value="35.72097" calcext:value-type="float">
            <text:p>35.72097</text:p>
          </table:table-cell>
          <table:table-cell office:value-type="float" office:value="0" calcext:value-type="float">
            <text:p>0</text:p>
          </table:table-cell>
          <table:table-cell office:value-type="float" office:value="-0.06046637" calcext:value-type="float">
            <text:p>-0.06046637</text:p>
          </table:table-cell>
          <table:table-cell office:value-type="float" office:value="0" calcext:value-type="float">
            <text:p>0</text:p>
          </table:table-cell>
          <table:table-cell office:value-type="float" office:value="0.1425313" calcext:value-type="float">
            <text:p>0.1425313</text:p>
          </table:table-cell>
          <table:table-cell office:value-type="float" office:value="5.430092" calcext:value-type="float">
            <text:p>5.430092</text:p>
          </table:table-cell>
          <table:table-cell office:value-type="float" office:value="-1.635178" calcext:value-type="float">
            <text:p>-1.635178</text:p>
          </table:table-cell>
          <table:table-cell office:value-type="float" office:value="3.794913" calcext:value-type="float">
            <text:p>3.794913</text:p>
          </table:table-cell>
          <table:table-cell office:value-type="float" office:value="-380.3878" calcext:value-type="float">
            <text:p>-380.3878</text:p>
          </table:table-cell>
          <table:table-cell office:value-type="float" office:value="0" calcext:value-type="float">
            <text:p>0</text:p>
          </table:table-cell>
          <table:table-cell office:value-type="float" office:value="10.17952" calcext:value-type="float">
            <text:p>10.1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46.0995" calcext:value-type="float">
            <text:p>246.0995</text:p>
          </table:table-cell>
          <table:table-cell office:value-type="float" office:value="13290.05" calcext:value-type="float">
            <text:p>13290.05</text:p>
          </table:table-cell>
          <table:table-cell office:value-type="float" office:value="0" calcext:value-type="float">
            <text:p>0</text:p>
          </table:table-cell>
          <table:table-cell office:value-type="float" office:value="0.0174526" calcext:value-type="float">
            <text:p>0.0174526</text:p>
          </table:table-cell>
          <table:table-cell office:value-type="float" office:value="-372.5687" calcext:value-type="float">
            <text:p>-372.5687</text:p>
          </table:table-cell>
          <table:table-cell office:value-type="float" office:value="1058.828" calcext:value-type="float">
            <text:p>1058.828</text:p>
          </table:table-cell>
          <table:table-cell office:value-type="float" office:value="-0.4289623" calcext:value-type="float">
            <text:p>-0.4289623</text:p>
          </table:table-cell>
          <table:table-cell office:value-type="float" office:value="170.4379" calcext:value-type="float">
            <text:p>170.4379</text:p>
          </table:table-cell>
          <table:table-cell office:value-type="float" office:value="11.3176" calcext:value-type="float">
            <text:p>11.3176</text:p>
          </table:table-cell>
          <table:table-cell office:value-type="float" office:value="0.02458459" calcext:value-type="float">
            <text:p>0.0245845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744" calcext:value-type="float">
            <text:p>0.04813744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93966" calcext:value-type="float">
            <text:p>0.4993966</text:p>
          </table:table-cell>
          <table:table-cell office:value-type="float" office:value="370" calcext:value-type="float">
            <text:p>370</text:p>
          </table:table-cell>
          <table:table-cell office:value-type="float" office:value="-369.5685" calcext:value-type="float">
            <text:p>-369.5685</text:p>
          </table:table-cell>
          <table:table-cell office:value-type="float" office:value="0" calcext:value-type="float">
            <text:p>0</text:p>
          </table:table-cell>
          <table:table-cell office:value-type="float" office:value="300.2966" calcext:value-type="float">
            <text:p>300.2966</text:p>
          </table:table-cell>
          <table:table-cell office:value-type="float" office:value="1130.595" calcext:value-type="float">
            <text:p>1130.595</text:p>
          </table:table-cell>
          <table:table-cell office:value-type="float" office:value="1368.787" calcext:value-type="float">
            <text:p>1368.787</text:p>
          </table:table-cell>
          <table:table-cell office:value-type="float" office:value="1345.08" calcext:value-type="float">
            <text:p>1345.08</text:p>
          </table:table-cell>
          <table:table-cell office:value-type="float" office:value="811.2363" calcext:value-type="float">
            <text:p>811.2363</text:p>
          </table:table-cell>
          <table:table-cell office:value-type="float" office:value="1092.918" calcext:value-type="float">
            <text:p>1092.918</text:p>
          </table:table-cell>
          <table:table-cell office:value-type="float" office:value="428.6714" calcext:value-type="float">
            <text:p>428.6714</text:p>
          </table:table-cell>
          <table:table-cell office:value-type="float" office:value="1900.525" calcext:value-type="float">
            <text:p>1900.525</text:p>
          </table:table-cell>
          <table:table-cell office:value-type="float" office:value="2123.445" calcext:value-type="float">
            <text:p>2123.445</text:p>
          </table:table-cell>
          <table:table-cell office:value-type="float" office:value="1686.575" calcext:value-type="float">
            <text:p>1686.575</text:p>
          </table:table-cell>
          <table:table-cell office:value-type="float" office:value="586.7759" calcext:value-type="float">
            <text:p>586.7759</text:p>
          </table:table-cell>
          <table:table-cell office:value-type="float" office:value="571.3044" calcext:value-type="float">
            <text:p>571.3044</text:p>
          </table:table-cell>
          <table:table-cell office:value-type="float" office:value="142.901" calcext:value-type="float">
            <text:p>142.901</text:p>
          </table:table-cell>
          <table:table-cell office:value-type="float" office:value="35.72089" calcext:value-type="float">
            <text:p>35.72089</text:p>
          </table:table-cell>
          <table:table-cell office:value-type="float" office:value="0" calcext:value-type="float">
            <text:p>0</text:p>
          </table:table-cell>
          <table:table-cell office:value-type="float" office:value="-0.06108452" calcext:value-type="float">
            <text:p>-0.06108452</text:p>
          </table:table-cell>
          <table:table-cell office:value-type="float" office:value="0" calcext:value-type="float">
            <text:p>0</text:p>
          </table:table-cell>
          <table:table-cell office:value-type="float" office:value="0.154652" calcext:value-type="float">
            <text:p>0.154652</text:p>
          </table:table-cell>
          <table:table-cell office:value-type="float" office:value="6.109882" calcext:value-type="float">
            <text:p>6.109882</text:p>
          </table:table-cell>
          <table:table-cell office:value-type="float" office:value="-1.826052" calcext:value-type="float">
            <text:p>-1.826052</text:p>
          </table:table-cell>
          <table:table-cell office:value-type="float" office:value="4.28383" calcext:value-type="float">
            <text:p>4.28383</text:p>
          </table:table-cell>
          <table:table-cell office:value-type="float" office:value="-382.6867" calcext:value-type="float">
            <text:p>-382.6867</text:p>
          </table:table-cell>
          <table:table-cell office:value-type="float" office:value="0" calcext:value-type="float">
            <text:p>0</text:p>
          </table:table-cell>
          <table:table-cell office:value-type="float" office:value="10.32246" calcext:value-type="float">
            <text:p>10.3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44.3833" calcext:value-type="float">
            <text:p>244.3833</text:p>
          </table:table-cell>
          <table:table-cell office:value-type="float" office:value="13288.94" calcext:value-type="float">
            <text:p>13288.94</text:p>
          </table:table-cell>
          <table:table-cell office:value-type="float" office:value="0" calcext:value-type="float">
            <text:p>0</text:p>
          </table:table-cell>
          <table:table-cell office:value-type="float" office:value="0.02113901" calcext:value-type="float">
            <text:p>0.02113901</text:p>
          </table:table-cell>
          <table:table-cell office:value-type="float" office:value="-375.1598" calcext:value-type="float">
            <text:p>-375.1598</text:p>
          </table:table-cell>
          <table:table-cell office:value-type="float" office:value="1064.505" calcext:value-type="float">
            <text:p>1064.505</text:p>
          </table:table-cell>
          <table:table-cell office:value-type="float" office:value="-0.4938206" calcext:value-type="float">
            <text:p>-0.4938206</text:p>
          </table:table-cell>
          <table:table-cell office:value-type="float" office:value="169.3037" calcext:value-type="float">
            <text:p>169.3037</text:p>
          </table:table-cell>
          <table:table-cell office:value-type="float" office:value="11.24767" calcext:value-type="float">
            <text:p>11.24767</text:p>
          </table:table-cell>
          <table:table-cell office:value-type="float" office:value="0.02425615" calcext:value-type="float">
            <text:p>0.0242561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3923" calcext:value-type="float">
            <text:p>0.0481392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4997691" calcext:value-type="float">
            <text:p>0.4997691</text:p>
          </table:table-cell>
          <table:table-cell office:value-type="float" office:value="370" calcext:value-type="float">
            <text:p>370</text:p>
          </table:table-cell>
          <table:table-cell office:value-type="float" office:value="-371.5267" calcext:value-type="float">
            <text:p>-371.5267</text:p>
          </table:table-cell>
          <table:table-cell office:value-type="float" office:value="0" calcext:value-type="float">
            <text:p>0</text:p>
          </table:table-cell>
          <table:table-cell office:value-type="float" office:value="300.4261" calcext:value-type="float">
            <text:p>300.4261</text:p>
          </table:table-cell>
          <table:table-cell office:value-type="float" office:value="1129.742" calcext:value-type="float">
            <text:p>1129.742</text:p>
          </table:table-cell>
          <table:table-cell office:value-type="float" office:value="1368.09" calcext:value-type="float">
            <text:p>1368.09</text:p>
          </table:table-cell>
          <table:table-cell office:value-type="float" office:value="1344.665" calcext:value-type="float">
            <text:p>1344.665</text:p>
          </table:table-cell>
          <table:table-cell office:value-type="float" office:value="810.9974" calcext:value-type="float">
            <text:p>810.9974</text:p>
          </table:table-cell>
          <table:table-cell office:value-type="float" office:value="1092.685" calcext:value-type="float">
            <text:p>1092.685</text:p>
          </table:table-cell>
          <table:table-cell office:value-type="float" office:value="428.5834" calcext:value-type="float">
            <text:p>428.5834</text:p>
          </table:table-cell>
          <table:table-cell office:value-type="float" office:value="1900.353" calcext:value-type="float">
            <text:p>1900.353</text:p>
          </table:table-cell>
          <table:table-cell office:value-type="float" office:value="2123.34" calcext:value-type="float">
            <text:p>2123.34</text:p>
          </table:table-cell>
          <table:table-cell office:value-type="float" office:value="1686.514" calcext:value-type="float">
            <text:p>1686.514</text:p>
          </table:table-cell>
          <table:table-cell office:value-type="float" office:value="586.7651" calcext:value-type="float">
            <text:p>586.7651</text:p>
          </table:table-cell>
          <table:table-cell office:value-type="float" office:value="571.296" calcext:value-type="float">
            <text:p>571.296</text:p>
          </table:table-cell>
          <table:table-cell office:value-type="float" office:value="142.9007" calcext:value-type="float">
            <text:p>142.9007</text:p>
          </table:table-cell>
          <table:table-cell office:value-type="float" office:value="35.72081" calcext:value-type="float">
            <text:p>35.72081</text:p>
          </table:table-cell>
          <table:table-cell office:value-type="float" office:value="0" calcext:value-type="float">
            <text:p>0</text:p>
          </table:table-cell>
          <table:table-cell office:value-type="float" office:value="-0.06213318" calcext:value-type="float">
            <text:p>-0.06213318</text:p>
          </table:table-cell>
          <table:table-cell office:value-type="float" office:value="0" calcext:value-type="float">
            <text:p>0</text:p>
          </table:table-cell>
          <table:table-cell office:value-type="float" office:value="0.1712328" calcext:value-type="float">
            <text:p>0.1712328</text:p>
          </table:table-cell>
          <table:table-cell office:value-type="float" office:value="6.918404" calcext:value-type="float">
            <text:p>6.918404</text:p>
          </table:table-cell>
          <table:table-cell office:value-type="float" office:value="-2.066936" calcext:value-type="float">
            <text:p>-2.066936</text:p>
          </table:table-cell>
          <table:table-cell office:value-type="float" office:value="4.851468" calcext:value-type="float">
            <text:p>4.851468</text:p>
          </table:table-cell>
          <table:table-cell office:value-type="float" office:value="-385.3705" calcext:value-type="float">
            <text:p>-385.3705</text:p>
          </table:table-cell>
          <table:table-cell office:value-type="float" office:value="0" calcext:value-type="float">
            <text:p>0</text:p>
          </table:table-cell>
          <table:table-cell office:value-type="float" office:value="10.47695" calcext:value-type="float">
            <text:p>10.47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242.4334" calcext:value-type="float">
            <text:p>242.4334</text:p>
          </table:table-cell>
          <table:table-cell office:value-type="float" office:value="13287.69" calcext:value-type="float">
            <text:p>13287.69</text:p>
          </table:table-cell>
          <table:table-cell office:value-type="float" office:value="0" calcext:value-type="float">
            <text:p>0</text:p>
          </table:table-cell>
          <table:table-cell office:value-type="float" office:value="0.02672715" calcext:value-type="float">
            <text:p>0.02672715</text:p>
          </table:table-cell>
          <table:table-cell office:value-type="float" office:value="-378.1327" calcext:value-type="float">
            <text:p>-378.1327</text:p>
          </table:table-cell>
          <table:table-cell office:value-type="float" office:value="1076.502" calcext:value-type="float">
            <text:p>1076.502</text:p>
          </table:table-cell>
          <table:table-cell office:value-type="float" office:value="-0.5778619" calcext:value-type="float">
            <text:p>-0.5778619</text:p>
          </table:table-cell>
          <table:table-cell office:value-type="float" office:value="167.6714" calcext:value-type="float">
            <text:p>167.6714</text:p>
          </table:table-cell>
          <table:table-cell office:value-type="float" office:value="11.17068" calcext:value-type="float">
            <text:p>11.17068</text:p>
          </table:table-cell>
          <table:table-cell office:value-type="float" office:value="0.02372627" calcext:value-type="float">
            <text:p>0.02372627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4133" calcext:value-type="float">
            <text:p>0.0481413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01732" calcext:value-type="float">
            <text:p>0.5001732</text:p>
          </table:table-cell>
          <table:table-cell office:value-type="float" office:value="370" calcext:value-type="float">
            <text:p>370</text:p>
          </table:table-cell>
          <table:table-cell office:value-type="float" office:value="-373.7318" calcext:value-type="float">
            <text:p>-373.7318</text:p>
          </table:table-cell>
          <table:table-cell office:value-type="float" office:value="0" calcext:value-type="float">
            <text:p>0</text:p>
          </table:table-cell>
          <table:table-cell office:value-type="float" office:value="300.5807" calcext:value-type="float">
            <text:p>300.5807</text:p>
          </table:table-cell>
          <table:table-cell office:value-type="float" office:value="1128.781" calcext:value-type="float">
            <text:p>1128.781</text:p>
          </table:table-cell>
          <table:table-cell office:value-type="float" office:value="1367.273" calcext:value-type="float">
            <text:p>1367.273</text:p>
          </table:table-cell>
          <table:table-cell office:value-type="float" office:value="1344.181" calcext:value-type="float">
            <text:p>1344.181</text:p>
          </table:table-cell>
          <table:table-cell office:value-type="float" office:value="810.7248" calcext:value-type="float">
            <text:p>810.7248</text:p>
          </table:table-cell>
          <table:table-cell office:value-type="float" office:value="1092.419" calcext:value-type="float">
            <text:p>1092.419</text:p>
          </table:table-cell>
          <table:table-cell office:value-type="float" office:value="428.4854" calcext:value-type="float">
            <text:p>428.4854</text:p>
          </table:table-cell>
          <table:table-cell office:value-type="float" office:value="1900.173" calcext:value-type="float">
            <text:p>1900.173</text:p>
          </table:table-cell>
          <table:table-cell office:value-type="float" office:value="2123.223" calcext:value-type="float">
            <text:p>2123.223</text:p>
          </table:table-cell>
          <table:table-cell office:value-type="float" office:value="1686.452" calcext:value-type="float">
            <text:p>1686.452</text:p>
          </table:table-cell>
          <table:table-cell office:value-type="float" office:value="586.7543" calcext:value-type="float">
            <text:p>586.7543</text:p>
          </table:table-cell>
          <table:table-cell office:value-type="float" office:value="571.2877" calcext:value-type="float">
            <text:p>571.2877</text:p>
          </table:table-cell>
          <table:table-cell office:value-type="float" office:value="142.9004" calcext:value-type="float">
            <text:p>142.9004</text:p>
          </table:table-cell>
          <table:table-cell office:value-type="float" office:value="35.72073" calcext:value-type="float">
            <text:p>35.72073</text:p>
          </table:table-cell>
          <table:table-cell office:value-type="float" office:value="0" calcext:value-type="float">
            <text:p>0</text:p>
          </table:table-cell>
          <table:table-cell office:value-type="float" office:value="-0.06349814" calcext:value-type="float">
            <text:p>-0.06349814</text:p>
          </table:table-cell>
          <table:table-cell office:value-type="float" office:value="0" calcext:value-type="float">
            <text:p>0</text:p>
          </table:table-cell>
          <table:table-cell office:value-type="float" office:value="0.1864913" calcext:value-type="float">
            <text:p>0.1864913</text:p>
          </table:table-cell>
          <table:table-cell office:value-type="float" office:value="7.88628" calcext:value-type="float">
            <text:p>7.88628</text:p>
          </table:table-cell>
          <table:table-cell office:value-type="float" office:value="-2.351656" calcext:value-type="float">
            <text:p>-2.351656</text:p>
          </table:table-cell>
          <table:table-cell office:value-type="float" office:value="5.534624" calcext:value-type="float">
            <text:p>5.534624</text:p>
          </table:table-cell>
          <table:table-cell office:value-type="float" office:value="-388.4284" calcext:value-type="float">
            <text:p>-388.4284</text:p>
          </table:table-cell>
          <table:table-cell office:value-type="float" office:value="0" calcext:value-type="float">
            <text:p>0</text:p>
          </table:table-cell>
          <table:table-cell office:value-type="float" office:value="10.64203" calcext:value-type="float">
            <text:p>10.64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40.5047" calcext:value-type="float">
            <text:p>240.5047</text:p>
          </table:table-cell>
          <table:table-cell office:value-type="float" office:value="13286.41" calcext:value-type="float">
            <text:p>13286.41</text:p>
          </table:table-cell>
          <table:table-cell office:value-type="float" office:value="0" calcext:value-type="float">
            <text:p>0</text:p>
          </table:table-cell>
          <table:table-cell office:value-type="float" office:value="0.03022653" calcext:value-type="float">
            <text:p>0.03022653</text:p>
          </table:table-cell>
          <table:table-cell office:value-type="float" office:value="-381.2077" calcext:value-type="float">
            <text:p>-381.2077</text:p>
          </table:table-cell>
          <table:table-cell office:value-type="float" office:value="1083.616" calcext:value-type="float">
            <text:p>1083.616</text:p>
          </table:table-cell>
          <table:table-cell office:value-type="float" office:value="-0.6946047" calcext:value-type="float">
            <text:p>-0.6946047</text:p>
          </table:table-cell>
          <table:table-cell office:value-type="float" office:value="166.6285" calcext:value-type="float">
            <text:p>166.6285</text:p>
          </table:table-cell>
          <table:table-cell office:value-type="float" office:value="11.10272" calcext:value-type="float">
            <text:p>11.10272</text:p>
          </table:table-cell>
          <table:table-cell office:value-type="float" office:value="0.02339289" calcext:value-type="float">
            <text:p>0.0233928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4349" calcext:value-type="float">
            <text:p>0.0481434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0613" calcext:value-type="float">
            <text:p>0.500613</text:p>
          </table:table-cell>
          <table:table-cell office:value-type="float" office:value="370" calcext:value-type="float">
            <text:p>370</text:p>
          </table:table-cell>
          <table:table-cell office:value-type="float" office:value="-375.9746" calcext:value-type="float">
            <text:p>-375.9746</text:p>
          </table:table-cell>
          <table:table-cell office:value-type="float" office:value="0" calcext:value-type="float">
            <text:p>0</text:p>
          </table:table-cell>
          <table:table-cell office:value-type="float" office:value="300.704" calcext:value-type="float">
            <text:p>300.704</text:p>
          </table:table-cell>
          <table:table-cell office:value-type="float" office:value="1127.88" calcext:value-type="float">
            <text:p>1127.88</text:p>
          </table:table-cell>
          <table:table-cell office:value-type="float" office:value="1366.473" calcext:value-type="float">
            <text:p>1366.473</text:p>
          </table:table-cell>
          <table:table-cell office:value-type="float" office:value="1343.689" calcext:value-type="float">
            <text:p>1343.689</text:p>
          </table:table-cell>
          <table:table-cell office:value-type="float" office:value="810.4353" calcext:value-type="float">
            <text:p>810.4353</text:p>
          </table:table-cell>
          <table:table-cell office:value-type="float" office:value="1092.132" calcext:value-type="float">
            <text:p>1092.132</text:p>
          </table:table-cell>
          <table:table-cell office:value-type="float" office:value="428.3806" calcext:value-type="float">
            <text:p>428.3806</text:p>
          </table:table-cell>
          <table:table-cell office:value-type="float" office:value="1899.982" calcext:value-type="float">
            <text:p>1899.982</text:p>
          </table:table-cell>
          <table:table-cell office:value-type="float" office:value="2123.104" calcext:value-type="float">
            <text:p>2123.104</text:p>
          </table:table-cell>
          <table:table-cell office:value-type="float" office:value="1686.391" calcext:value-type="float">
            <text:p>1686.391</text:p>
          </table:table-cell>
          <table:table-cell office:value-type="float" office:value="586.7435" calcext:value-type="float">
            <text:p>586.7435</text:p>
          </table:table-cell>
          <table:table-cell office:value-type="float" office:value="571.2794" calcext:value-type="float">
            <text:p>571.2794</text:p>
          </table:table-cell>
          <table:table-cell office:value-type="float" office:value="142.9002" calcext:value-type="float">
            <text:p>142.9002</text:p>
          </table:table-cell>
          <table:table-cell office:value-type="float" office:value="35.72065" calcext:value-type="float">
            <text:p>35.72065</text:p>
          </table:table-cell>
          <table:table-cell office:value-type="float" office:value="0" calcext:value-type="float">
            <text:p>0</text:p>
          </table:table-cell>
          <table:table-cell office:value-type="float" office:value="-0.06455833" calcext:value-type="float">
            <text:p>-0.06455833</text:p>
          </table:table-cell>
          <table:table-cell office:value-type="float" office:value="0" calcext:value-type="float">
            <text:p>0</text:p>
          </table:table-cell>
          <table:table-cell office:value-type="float" office:value="0.2114055" calcext:value-type="float">
            <text:p>0.2114055</text:p>
          </table:table-cell>
          <table:table-cell office:value-type="float" office:value="8.996605" calcext:value-type="float">
            <text:p>8.996605</text:p>
          </table:table-cell>
          <table:table-cell office:value-type="float" office:value="-2.746897" calcext:value-type="float">
            <text:p>-2.746897</text:p>
          </table:table-cell>
          <table:table-cell office:value-type="float" office:value="6.249708" calcext:value-type="float">
            <text:p>6.249708</text:p>
          </table:table-cell>
          <table:table-cell office:value-type="float" office:value="-391.5005" calcext:value-type="float">
            <text:p>-391.5005</text:p>
          </table:table-cell>
          <table:table-cell office:value-type="float" office:value="0" calcext:value-type="float">
            <text:p>0</text:p>
          </table:table-cell>
          <table:table-cell office:value-type="float" office:value="10.75306" calcext:value-type="float">
            <text:p>10.75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38.2556" calcext:value-type="float">
            <text:p>238.2556</text:p>
          </table:table-cell>
          <table:table-cell office:value-type="float" office:value="13284.96" calcext:value-type="float">
            <text:p>13284.96</text:p>
          </table:table-cell>
          <table:table-cell office:value-type="float" office:value="0" calcext:value-type="float">
            <text:p>0</text:p>
          </table:table-cell>
          <table:table-cell office:value-type="float" office:value="0.04010591" calcext:value-type="float">
            <text:p>0.04010591</text:p>
          </table:table-cell>
          <table:table-cell office:value-type="float" office:value="-384.7322" calcext:value-type="float">
            <text:p>-384.7322</text:p>
          </table:table-cell>
          <table:table-cell office:value-type="float" office:value="1096.868" calcext:value-type="float">
            <text:p>1096.868</text:p>
          </table:table-cell>
          <table:table-cell office:value-type="float" office:value="-0.8287457" calcext:value-type="float">
            <text:p>-0.8287457</text:p>
          </table:table-cell>
          <table:table-cell office:value-type="float" office:value="164.0774" calcext:value-type="float">
            <text:p>164.0774</text:p>
          </table:table-cell>
          <table:table-cell office:value-type="float" office:value="11.02352" calcext:value-type="float">
            <text:p>11.02352</text:p>
          </table:table-cell>
          <table:table-cell office:value-type="float" office:value="0.02276989" calcext:value-type="float">
            <text:p>0.0227698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4593" calcext:value-type="float">
            <text:p>0.0481459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10924" calcext:value-type="float">
            <text:p>0.5010924</text:p>
          </table:table-cell>
          <table:table-cell office:value-type="float" office:value="370" calcext:value-type="float">
            <text:p>370</text:p>
          </table:table-cell>
          <table:table-cell office:value-type="float" office:value="-378.5865" calcext:value-type="float">
            <text:p>-378.5865</text:p>
          </table:table-cell>
          <table:table-cell office:value-type="float" office:value="0" calcext:value-type="float">
            <text:p>0</text:p>
          </table:table-cell>
          <table:table-cell office:value-type="float" office:value="300.8874" calcext:value-type="float">
            <text:p>300.8874</text:p>
          </table:table-cell>
          <table:table-cell office:value-type="float" office:value="1126.78" calcext:value-type="float">
            <text:p>1126.78</text:p>
          </table:table-cell>
          <table:table-cell office:value-type="float" office:value="1365.51" calcext:value-type="float">
            <text:p>1365.51</text:p>
          </table:table-cell>
          <table:table-cell office:value-type="float" office:value="1343.114" calcext:value-type="float">
            <text:p>1343.114</text:p>
          </table:table-cell>
          <table:table-cell office:value-type="float" office:value="810.1" calcext:value-type="float">
            <text:p>810.1</text:p>
          </table:table-cell>
          <table:table-cell office:value-type="float" office:value="1091.819" calcext:value-type="float">
            <text:p>1091.819</text:p>
          </table:table-cell>
          <table:table-cell office:value-type="float" office:value="428.2685" calcext:value-type="float">
            <text:p>428.2685</text:p>
          </table:table-cell>
          <table:table-cell office:value-type="float" office:value="1899.773" calcext:value-type="float">
            <text:p>1899.773</text:p>
          </table:table-cell>
          <table:table-cell office:value-type="float" office:value="2122.982" calcext:value-type="float">
            <text:p>2122.982</text:p>
          </table:table-cell>
          <table:table-cell office:value-type="float" office:value="1686.329" calcext:value-type="float">
            <text:p>1686.329</text:p>
          </table:table-cell>
          <table:table-cell office:value-type="float" office:value="586.7327" calcext:value-type="float">
            <text:p>586.7327</text:p>
          </table:table-cell>
          <table:table-cell office:value-type="float" office:value="571.2711" calcext:value-type="float">
            <text:p>571.2711</text:p>
          </table:table-cell>
          <table:table-cell office:value-type="float" office:value="142.8999" calcext:value-type="float">
            <text:p>142.8999</text:p>
          </table:table-cell>
          <table:table-cell office:value-type="float" office:value="35.72057" calcext:value-type="float">
            <text:p>35.72057</text:p>
          </table:table-cell>
          <table:table-cell office:value-type="float" office:value="0" calcext:value-type="float">
            <text:p>0</text:p>
          </table:table-cell>
          <table:table-cell office:value-type="float" office:value="-0.06610788" calcext:value-type="float">
            <text:p>-0.06610788</text:p>
          </table:table-cell>
          <table:table-cell office:value-type="float" office:value="0" calcext:value-type="float">
            <text:p>0</text:p>
          </table:table-cell>
          <table:table-cell office:value-type="float" office:value="0.2304884" calcext:value-type="float">
            <text:p>0.2304884</text:p>
          </table:table-cell>
          <table:table-cell office:value-type="float" office:value="10.24322" calcext:value-type="float">
            <text:p>10.24322</text:p>
          </table:table-cell>
          <table:table-cell office:value-type="float" office:value="-3.21683" calcext:value-type="float">
            <text:p>-3.21683</text:p>
          </table:table-cell>
          <table:table-cell office:value-type="float" office:value="7.026393" calcext:value-type="float">
            <text:p>7.026393</text:p>
          </table:table-cell>
          <table:table-cell office:value-type="float" office:value="-395.066" calcext:value-type="float">
            <text:p>-395.066</text:p>
          </table:table-cell>
          <table:table-cell office:value-type="float" office:value="0" calcext:value-type="float">
            <text:p>0</text:p>
          </table:table-cell>
          <table:table-cell office:value-type="float" office:value="10.92634" calcext:value-type="float">
            <text:p>10.9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36.0695" calcext:value-type="float">
            <text:p>236.0695</text:p>
          </table:table-cell>
          <table:table-cell office:value-type="float" office:value="13283.41" calcext:value-type="float">
            <text:p>13283.41</text:p>
          </table:table-cell>
          <table:table-cell office:value-type="float" office:value="0" calcext:value-type="float">
            <text:p>0</text:p>
          </table:table-cell>
          <table:table-cell office:value-type="float" office:value="0.04709817" calcext:value-type="float">
            <text:p>0.04709817</text:p>
          </table:table-cell>
          <table:table-cell office:value-type="float" office:value="-388.3468" calcext:value-type="float">
            <text:p>-388.3468</text:p>
          </table:table-cell>
          <table:table-cell office:value-type="float" office:value="1106.409" calcext:value-type="float">
            <text:p>1106.409</text:p>
          </table:table-cell>
          <table:table-cell office:value-type="float" office:value="-0.9955369" calcext:value-type="float">
            <text:p>-0.9955369</text:p>
          </table:table-cell>
          <table:table-cell office:value-type="float" office:value="162.4707" calcext:value-type="float">
            <text:p>162.4707</text:p>
          </table:table-cell>
          <table:table-cell office:value-type="float" office:value="10.96311" calcext:value-type="float">
            <text:p>10.96311</text:p>
          </table:table-cell>
          <table:table-cell office:value-type="float" office:value="0.02212409" calcext:value-type="float">
            <text:p>0.0221240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4843" calcext:value-type="float">
            <text:p>0.0481484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16148" calcext:value-type="float">
            <text:p>0.5016148</text:p>
          </table:table-cell>
          <table:table-cell office:value-type="float" office:value="370" calcext:value-type="float">
            <text:p>370</text:p>
          </table:table-cell>
          <table:table-cell office:value-type="float" office:value="-381.0176" calcext:value-type="float">
            <text:p>-381.0176</text:p>
          </table:table-cell>
          <table:table-cell office:value-type="float" office:value="0" calcext:value-type="float">
            <text:p>0</text:p>
          </table:table-cell>
          <table:table-cell office:value-type="float" office:value="301.0733" calcext:value-type="float">
            <text:p>301.0733</text:p>
          </table:table-cell>
          <table:table-cell office:value-type="float" office:value="1125.776" calcext:value-type="float">
            <text:p>1125.776</text:p>
          </table:table-cell>
          <table:table-cell office:value-type="float" office:value="1364.535" calcext:value-type="float">
            <text:p>1364.535</text:p>
          </table:table-cell>
          <table:table-cell office:value-type="float" office:value="1342.51" calcext:value-type="float">
            <text:p>1342.51</text:p>
          </table:table-cell>
          <table:table-cell office:value-type="float" office:value="809.7281" calcext:value-type="float">
            <text:p>809.7281</text:p>
          </table:table-cell>
          <table:table-cell office:value-type="float" office:value="1091.472" calcext:value-type="float">
            <text:p>1091.472</text:p>
          </table:table-cell>
          <table:table-cell office:value-type="float" office:value="428.1432" calcext:value-type="float">
            <text:p>428.1432</text:p>
          </table:table-cell>
          <table:table-cell office:value-type="float" office:value="1899.544" calcext:value-type="float">
            <text:p>1899.544</text:p>
          </table:table-cell>
          <table:table-cell office:value-type="float" office:value="2122.859" calcext:value-type="float">
            <text:p>2122.859</text:p>
          </table:table-cell>
          <table:table-cell office:value-type="float" office:value="1686.268" calcext:value-type="float">
            <text:p>1686.268</text:p>
          </table:table-cell>
          <table:table-cell office:value-type="float" office:value="586.7218" calcext:value-type="float">
            <text:p>586.7218</text:p>
          </table:table-cell>
          <table:table-cell office:value-type="float" office:value="571.2628" calcext:value-type="float">
            <text:p>571.2628</text:p>
          </table:table-cell>
          <table:table-cell office:value-type="float" office:value="142.8996" calcext:value-type="float">
            <text:p>142.8996</text:p>
          </table:table-cell>
          <table:table-cell office:value-type="float" office:value="35.72049" calcext:value-type="float">
            <text:p>35.72049</text:p>
          </table:table-cell>
          <table:table-cell office:value-type="float" office:value="0" calcext:value-type="float">
            <text:p>0</text:p>
          </table:table-cell>
          <table:table-cell office:value-type="float" office:value="-0.06772763" calcext:value-type="float">
            <text:p>-0.06772763</text:p>
          </table:table-cell>
          <table:table-cell office:value-type="float" office:value="0" calcext:value-type="float">
            <text:p>0</text:p>
          </table:table-cell>
          <table:table-cell office:value-type="float" office:value="0.2592699" calcext:value-type="float">
            <text:p>0.2592699</text:p>
          </table:table-cell>
          <table:table-cell office:value-type="float" office:value="11.80067" calcext:value-type="float">
            <text:p>11.80067</text:p>
          </table:table-cell>
          <table:table-cell office:value-type="float" office:value="-3.75892" calcext:value-type="float">
            <text:p>-3.75892</text:p>
          </table:table-cell>
          <table:table-cell office:value-type="float" office:value="8.041751" calcext:value-type="float">
            <text:p>8.041751</text:p>
          </table:table-cell>
          <table:table-cell office:value-type="float" office:value="-398.6575" calcext:value-type="float">
            <text:p>-398.6575</text:p>
          </table:table-cell>
          <table:table-cell office:value-type="float" office:value="0" calcext:value-type="float">
            <text:p>0</text:p>
          </table:table-cell>
          <table:table-cell office:value-type="float" office:value="11.06659" calcext:value-type="float">
            <text:p>11.0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234.0051" calcext:value-type="float">
            <text:p>234.0051</text:p>
          </table:table-cell>
          <table:table-cell office:value-type="float" office:value="13281.88" calcext:value-type="float">
            <text:p>13281.88</text:p>
          </table:table-cell>
          <table:table-cell office:value-type="float" office:value="0" calcext:value-type="float">
            <text:p>0</text:p>
          </table:table-cell>
          <table:table-cell office:value-type="float" office:value="0.05227775" calcext:value-type="float">
            <text:p>0.05227775</text:p>
          </table:table-cell>
          <table:table-cell office:value-type="float" office:value="-391.7582" calcext:value-type="float">
            <text:p>-391.7582</text:p>
          </table:table-cell>
          <table:table-cell office:value-type="float" office:value="1118.407" calcext:value-type="float">
            <text:p>1118.407</text:p>
          </table:table-cell>
          <table:table-cell office:value-type="float" office:value="-1.19476" calcext:value-type="float">
            <text:p>-1.19476</text:p>
          </table:table-cell>
          <table:table-cell office:value-type="float" office:value="161.465" calcext:value-type="float">
            <text:p>161.465</text:p>
          </table:table-cell>
          <table:table-cell office:value-type="float" office:value="10.89631" calcext:value-type="float">
            <text:p>10.89631</text:p>
          </table:table-cell>
          <table:table-cell office:value-type="float" office:value="0.02166911" calcext:value-type="float">
            <text:p>0.0216691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16669" calcext:value-type="float">
            <text:p>0.0481666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32782" calcext:value-type="float">
            <text:p>0.5032782</text:p>
          </table:table-cell>
          <table:table-cell office:value-type="float" office:value="370" calcext:value-type="float">
            <text:p>370</text:p>
          </table:table-cell>
          <table:table-cell office:value-type="float" office:value="-383.1546" calcext:value-type="float">
            <text:p>-383.1546</text:p>
          </table:table-cell>
          <table:table-cell office:value-type="float" office:value="0" calcext:value-type="float">
            <text:p>0</text:p>
          </table:table-cell>
          <table:table-cell office:value-type="float" office:value="301.2566" calcext:value-type="float">
            <text:p>301.2566</text:p>
          </table:table-cell>
          <table:table-cell office:value-type="float" office:value="1124.852" calcext:value-type="float">
            <text:p>1124.852</text:p>
          </table:table-cell>
          <table:table-cell office:value-type="float" office:value="1363.63" calcext:value-type="float">
            <text:p>1363.63</text:p>
          </table:table-cell>
          <table:table-cell office:value-type="float" office:value="1341.938" calcext:value-type="float">
            <text:p>1341.938</text:p>
          </table:table-cell>
          <table:table-cell office:value-type="float" office:value="809.3616" calcext:value-type="float">
            <text:p>809.3616</text:p>
          </table:table-cell>
          <table:table-cell office:value-type="float" office:value="1091.123" calcext:value-type="float">
            <text:p>1091.123</text:p>
          </table:table-cell>
          <table:table-cell office:value-type="float" office:value="428.0135" calcext:value-type="float">
            <text:p>428.0135</text:p>
          </table:table-cell>
          <table:table-cell office:value-type="float" office:value="1899.303" calcext:value-type="float">
            <text:p>1899.303</text:p>
          </table:table-cell>
          <table:table-cell office:value-type="float" office:value="2122.722" calcext:value-type="float">
            <text:p>2122.722</text:p>
          </table:table-cell>
          <table:table-cell office:value-type="float" office:value="1686.205" calcext:value-type="float">
            <text:p>1686.205</text:p>
          </table:table-cell>
          <table:table-cell office:value-type="float" office:value="586.7109" calcext:value-type="float">
            <text:p>586.7109</text:p>
          </table:table-cell>
          <table:table-cell office:value-type="float" office:value="571.2545" calcext:value-type="float">
            <text:p>571.2545</text:p>
          </table:table-cell>
          <table:table-cell office:value-type="float" office:value="142.8993" calcext:value-type="float">
            <text:p>142.8993</text:p>
          </table:table-cell>
          <table:table-cell office:value-type="float" office:value="35.72041" calcext:value-type="float">
            <text:p>35.72041</text:p>
          </table:table-cell>
          <table:table-cell office:value-type="float" office:value="0" calcext:value-type="float">
            <text:p>0</text:p>
          </table:table-cell>
          <table:table-cell office:value-type="float" office:value="-0.06899948" calcext:value-type="float">
            <text:p>-0.06899948</text:p>
          </table:table-cell>
          <table:table-cell office:value-type="float" office:value="0" calcext:value-type="float">
            <text:p>0</text:p>
          </table:table-cell>
          <table:table-cell office:value-type="float" office:value="0.2927676" calcext:value-type="float">
            <text:p>0.2927676</text:p>
          </table:table-cell>
          <table:table-cell office:value-type="float" office:value="13.53004" calcext:value-type="float">
            <text:p>13.53004</text:p>
          </table:table-cell>
          <table:table-cell office:value-type="float" office:value="-4.412941" calcext:value-type="float">
            <text:p>-4.412941</text:p>
          </table:table-cell>
          <table:table-cell office:value-type="float" office:value="9.117098" calcext:value-type="float">
            <text:p>9.117098</text:p>
          </table:table-cell>
          <table:table-cell office:value-type="float" office:value="-402.0954" calcext:value-type="float">
            <text:p>-402.0954</text:p>
          </table:table-cell>
          <table:table-cell office:value-type="float" office:value="0" calcext:value-type="float">
            <text:p>0</text:p>
          </table:table-cell>
          <table:table-cell office:value-type="float" office:value="11.28906" calcext:value-type="float">
            <text:p>11.28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232.2816" calcext:value-type="float">
            <text:p>232.2816</text:p>
          </table:table-cell>
          <table:table-cell office:value-type="float" office:value="13280.73" calcext:value-type="float">
            <text:p>13280.73</text:p>
          </table:table-cell>
          <table:table-cell office:value-type="float" office:value="0" calcext:value-type="float">
            <text:p>0</text:p>
          </table:table-cell>
          <table:table-cell office:value-type="float" office:value="0.0548784" calcext:value-type="float">
            <text:p>0.0548784</text:p>
          </table:table-cell>
          <table:table-cell office:value-type="float" office:value="-394.3622" calcext:value-type="float">
            <text:p>-394.3622</text:p>
          </table:table-cell>
          <table:table-cell office:value-type="float" office:value="1127.008" calcext:value-type="float">
            <text:p>1127.008</text:p>
          </table:table-cell>
          <table:table-cell office:value-type="float" office:value="-1.373325" calcext:value-type="float">
            <text:p>-1.373325</text:p>
          </table:table-cell>
          <table:table-cell office:value-type="float" office:value="160.9755" calcext:value-type="float">
            <text:p>160.9755</text:p>
          </table:table-cell>
          <table:table-cell office:value-type="float" office:value="10.67871" calcext:value-type="float">
            <text:p>10.67871</text:p>
          </table:table-cell>
          <table:table-cell office:value-type="float" office:value="0.02114726" calcext:value-type="float">
            <text:p>0.0211472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3073" calcext:value-type="float">
            <text:p>0.0482307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57154" calcext:value-type="float">
            <text:p>0.5057154</text:p>
          </table:table-cell>
          <table:table-cell office:value-type="float" office:value="370" calcext:value-type="float">
            <text:p>370</text:p>
          </table:table-cell>
          <table:table-cell office:value-type="float" office:value="-384.2862" calcext:value-type="float">
            <text:p>-384.2862</text:p>
          </table:table-cell>
          <table:table-cell office:value-type="float" office:value="0" calcext:value-type="float">
            <text:p>0</text:p>
          </table:table-cell>
          <table:table-cell office:value-type="float" office:value="301.3875" calcext:value-type="float">
            <text:p>301.3875</text:p>
          </table:table-cell>
          <table:table-cell office:value-type="float" office:value="1124.252" calcext:value-type="float">
            <text:p>1124.252</text:p>
          </table:table-cell>
          <table:table-cell office:value-type="float" office:value="1363.045" calcext:value-type="float">
            <text:p>1363.045</text:p>
          </table:table-cell>
          <table:table-cell office:value-type="float" office:value="1341.514" calcext:value-type="float">
            <text:p>1341.514</text:p>
          </table:table-cell>
          <table:table-cell office:value-type="float" office:value="809.0768" calcext:value-type="float">
            <text:p>809.0768</text:p>
          </table:table-cell>
          <table:table-cell office:value-type="float" office:value="1090.817" calcext:value-type="float">
            <text:p>1090.817</text:p>
          </table:table-cell>
          <table:table-cell office:value-type="float" office:value="427.8923" calcext:value-type="float">
            <text:p>427.8923</text:p>
          </table:table-cell>
          <table:table-cell office:value-type="float" office:value="1899.062" calcext:value-type="float">
            <text:p>1899.062</text:p>
          </table:table-cell>
          <table:table-cell office:value-type="float" office:value="2122.582" calcext:value-type="float">
            <text:p>2122.582</text:p>
          </table:table-cell>
          <table:table-cell office:value-type="float" office:value="1686.143" calcext:value-type="float">
            <text:p>1686.143</text:p>
          </table:table-cell>
          <table:table-cell office:value-type="float" office:value="586.7001" calcext:value-type="float">
            <text:p>586.7001</text:p>
          </table:table-cell>
          <table:table-cell office:value-type="float" office:value="571.2462" calcext:value-type="float">
            <text:p>571.2462</text:p>
          </table:table-cell>
          <table:table-cell office:value-type="float" office:value="142.899" calcext:value-type="float">
            <text:p>142.899</text:p>
          </table:table-cell>
          <table:table-cell office:value-type="float" office:value="35.72033" calcext:value-type="float">
            <text:p>35.72033</text:p>
          </table:table-cell>
          <table:table-cell office:value-type="float" office:value="0" calcext:value-type="float">
            <text:p>0</text:p>
          </table:table-cell>
          <table:table-cell office:value-type="float" office:value="-0.07018752" calcext:value-type="float">
            <text:p>-0.07018752</text:p>
          </table:table-cell>
          <table:table-cell office:value-type="float" office:value="0" calcext:value-type="float">
            <text:p>0</text:p>
          </table:table-cell>
          <table:table-cell office:value-type="float" office:value="0.3181662" calcext:value-type="float">
            <text:p>0.3181662</text:p>
          </table:table-cell>
          <table:table-cell office:value-type="float" office:value="15.32708" calcext:value-type="float">
            <text:p>15.32708</text:p>
          </table:table-cell>
          <table:table-cell office:value-type="float" office:value="-4.912971" calcext:value-type="float">
            <text:p>-4.912971</text:p>
          </table:table-cell>
          <table:table-cell office:value-type="float" office:value="10.41411" calcext:value-type="float">
            <text:p>10.41411</text:p>
          </table:table-cell>
          <table:table-cell office:value-type="float" office:value="-404.8215" calcext:value-type="float">
            <text:p>-404.8215</text:p>
          </table:table-cell>
          <table:table-cell office:value-type="float" office:value="0" calcext:value-type="float">
            <text:p>0</text:p>
          </table:table-cell>
          <table:table-cell office:value-type="float" office:value="11.58486" calcext:value-type="float">
            <text:p>11.58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230.7467" calcext:value-type="float">
            <text:p>230.7467</text:p>
          </table:table-cell>
          <table:table-cell office:value-type="float" office:value="13279.65" calcext:value-type="float">
            <text:p>13279.65</text:p>
          </table:table-cell>
          <table:table-cell office:value-type="float" office:value="0" calcext:value-type="float">
            <text:p>0</text:p>
          </table:table-cell>
          <table:table-cell office:value-type="float" office:value="0.05928544" calcext:value-type="float">
            <text:p>0.05928544</text:p>
          </table:table-cell>
          <table:table-cell office:value-type="float" office:value="-397.0685" calcext:value-type="float">
            <text:p>-397.0685</text:p>
          </table:table-cell>
          <table:table-cell office:value-type="float" office:value="1138.017" calcext:value-type="float">
            <text:p>1138.017</text:p>
          </table:table-cell>
          <table:table-cell office:value-type="float" office:value="-1.599543" calcext:value-type="float">
            <text:p>-1.599543</text:p>
          </table:table-cell>
          <table:table-cell office:value-type="float" office:value="160.3622" calcext:value-type="float">
            <text:p>160.3622</text:p>
          </table:table-cell>
          <table:table-cell office:value-type="float" office:value="10.53192" calcext:value-type="float">
            <text:p>10.53192</text:p>
          </table:table-cell>
          <table:table-cell office:value-type="float" office:value="0.02099654" calcext:value-type="float">
            <text:p>0.0209965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3234" calcext:value-type="float">
            <text:p>0.04823234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60546" calcext:value-type="float">
            <text:p>0.5060546</text:p>
          </table:table-cell>
          <table:table-cell office:value-type="float" office:value="370" calcext:value-type="float">
            <text:p>370</text:p>
          </table:table-cell>
          <table:table-cell office:value-type="float" office:value="-385.058" calcext:value-type="float">
            <text:p>-385.058</text:p>
          </table:table-cell>
          <table:table-cell office:value-type="float" office:value="0" calcext:value-type="float">
            <text:p>0</text:p>
          </table:table-cell>
          <table:table-cell office:value-type="float" office:value="301.5118" calcext:value-type="float">
            <text:p>301.5118</text:p>
          </table:table-cell>
          <table:table-cell office:value-type="float" office:value="1123.626" calcext:value-type="float">
            <text:p>1123.626</text:p>
          </table:table-cell>
          <table:table-cell office:value-type="float" office:value="1362.481" calcext:value-type="float">
            <text:p>1362.481</text:p>
          </table:table-cell>
          <table:table-cell office:value-type="float" office:value="1341.15" calcext:value-type="float">
            <text:p>1341.15</text:p>
          </table:table-cell>
          <table:table-cell office:value-type="float" office:value="808.8369" calcext:value-type="float">
            <text:p>808.8369</text:p>
          </table:table-cell>
          <table:table-cell office:value-type="float" office:value="1090.56" calcext:value-type="float">
            <text:p>1090.56</text:p>
          </table:table-cell>
          <table:table-cell office:value-type="float" office:value="427.7888" calcext:value-type="float">
            <text:p>427.7888</text:p>
          </table:table-cell>
          <table:table-cell office:value-type="float" office:value="1898.837" calcext:value-type="float">
            <text:p>1898.837</text:p>
          </table:table-cell>
          <table:table-cell office:value-type="float" office:value="2122.441" calcext:value-type="float">
            <text:p>2122.441</text:p>
          </table:table-cell>
          <table:table-cell office:value-type="float" office:value="1686.08" calcext:value-type="float">
            <text:p>1686.08</text:p>
          </table:table-cell>
          <table:table-cell office:value-type="float" office:value="586.6891" calcext:value-type="float">
            <text:p>586.6891</text:p>
          </table:table-cell>
          <table:table-cell office:value-type="float" office:value="571.2379" calcext:value-type="float">
            <text:p>571.2379</text:p>
          </table:table-cell>
          <table:table-cell office:value-type="float" office:value="142.8988" calcext:value-type="float">
            <text:p>142.8988</text:p>
          </table:table-cell>
          <table:table-cell office:value-type="float" office:value="35.72025" calcext:value-type="float">
            <text:p>35.72025</text:p>
          </table:table-cell>
          <table:table-cell office:value-type="float" office:value="0" calcext:value-type="float">
            <text:p>0</text:p>
          </table:table-cell>
          <table:table-cell office:value-type="float" office:value="-0.07084801" calcext:value-type="float">
            <text:p>-0.07084801</text:p>
          </table:table-cell>
          <table:table-cell office:value-type="float" office:value="0" calcext:value-type="float">
            <text:p>0</text:p>
          </table:table-cell>
          <table:table-cell office:value-type="float" office:value="0.3502133" calcext:value-type="float">
            <text:p>0.3502133</text:p>
          </table:table-cell>
          <table:table-cell office:value-type="float" office:value="17.71973" calcext:value-type="float">
            <text:p>17.71973</text:p>
          </table:table-cell>
          <table:table-cell office:value-type="float" office:value="-5.598668" calcext:value-type="float">
            <text:p>-5.598668</text:p>
          </table:table-cell>
          <table:table-cell office:value-type="float" office:value="12.12106" calcext:value-type="float">
            <text:p>12.12106</text:p>
          </table:table-cell>
          <table:table-cell office:value-type="float" office:value="-407.302" calcext:value-type="float">
            <text:p>-407.302</text:p>
          </table:table-cell>
          <table:table-cell office:value-type="float" office:value="0" calcext:value-type="float">
            <text:p>0</text:p>
          </table:table-cell>
          <table:table-cell office:value-type="float" office:value="11.58255" calcext:value-type="float">
            <text:p>11.5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229.0476" calcext:value-type="float">
            <text:p>229.0476</text:p>
          </table:table-cell>
          <table:table-cell office:value-type="float" office:value="13278.38" calcext:value-type="float">
            <text:p>13278.38</text:p>
          </table:table-cell>
          <table:table-cell office:value-type="float" office:value="0" calcext:value-type="float">
            <text:p>0</text:p>
          </table:table-cell>
          <table:table-cell office:value-type="float" office:value="0.06827952" calcext:value-type="float">
            <text:p>0.06827952</text:p>
          </table:table-cell>
          <table:table-cell office:value-type="float" office:value="-400.0021" calcext:value-type="float">
            <text:p>-400.0021</text:p>
          </table:table-cell>
          <table:table-cell office:value-type="float" office:value="1144.281" calcext:value-type="float">
            <text:p>1144.281</text:p>
          </table:table-cell>
          <table:table-cell office:value-type="float" office:value="-1.864844" calcext:value-type="float">
            <text:p>-1.864844</text:p>
          </table:table-cell>
          <table:table-cell office:value-type="float" office:value="159.4606" calcext:value-type="float">
            <text:p>159.4606</text:p>
          </table:table-cell>
          <table:table-cell office:value-type="float" office:value="10.44105" calcext:value-type="float">
            <text:p>10.44105</text:p>
          </table:table-cell>
          <table:table-cell office:value-type="float" office:value="0.02052264" calcext:value-type="float">
            <text:p>0.0205226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3434" calcext:value-type="float">
            <text:p>0.04823434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64933" calcext:value-type="float">
            <text:p>0.5064933</text:p>
          </table:table-cell>
          <table:table-cell office:value-type="float" office:value="370" calcext:value-type="float">
            <text:p>370</text:p>
          </table:table-cell>
          <table:table-cell office:value-type="float" office:value="-385.8256" calcext:value-type="float">
            <text:p>-385.8256</text:p>
          </table:table-cell>
          <table:table-cell office:value-type="float" office:value="0" calcext:value-type="float">
            <text:p>0</text:p>
          </table:table-cell>
          <table:table-cell office:value-type="float" office:value="301.671" calcext:value-type="float">
            <text:p>301.671</text:p>
          </table:table-cell>
          <table:table-cell office:value-type="float" office:value="1122.846" calcext:value-type="float">
            <text:p>1122.846</text:p>
          </table:table-cell>
          <table:table-cell office:value-type="float" office:value="1361.764" calcext:value-type="float">
            <text:p>1361.764</text:p>
          </table:table-cell>
          <table:table-cell office:value-type="float" office:value="1340.707" calcext:value-type="float">
            <text:p>1340.707</text:p>
          </table:table-cell>
          <table:table-cell office:value-type="float" office:value="808.5615" calcext:value-type="float">
            <text:p>808.5615</text:p>
          </table:table-cell>
          <table:table-cell office:value-type="float" office:value="1090.286" calcext:value-type="float">
            <text:p>1090.286</text:p>
          </table:table-cell>
          <table:table-cell office:value-type="float" office:value="427.6841" calcext:value-type="float">
            <text:p>427.6841</text:p>
          </table:table-cell>
          <table:table-cell office:value-type="float" office:value="1898.626" calcext:value-type="float">
            <text:p>1898.626</text:p>
          </table:table-cell>
          <table:table-cell office:value-type="float" office:value="2122.302" calcext:value-type="float">
            <text:p>2122.302</text:p>
          </table:table-cell>
          <table:table-cell office:value-type="float" office:value="1686.017" calcext:value-type="float">
            <text:p>1686.017</text:p>
          </table:table-cell>
          <table:table-cell office:value-type="float" office:value="586.6781" calcext:value-type="float">
            <text:p>586.6781</text:p>
          </table:table-cell>
          <table:table-cell office:value-type="float" office:value="571.2295" calcext:value-type="float">
            <text:p>571.2295</text:p>
          </table:table-cell>
          <table:table-cell office:value-type="float" office:value="142.8985" calcext:value-type="float">
            <text:p>142.8985</text:p>
          </table:table-cell>
          <table:table-cell office:value-type="float" office:value="35.72017" calcext:value-type="float">
            <text:p>35.72017</text:p>
          </table:table-cell>
          <table:table-cell office:value-type="float" office:value="0" calcext:value-type="float">
            <text:p>0</text:p>
          </table:table-cell>
          <table:table-cell office:value-type="float" office:value="-0.07218858" calcext:value-type="float">
            <text:p>-0.07218858</text:p>
          </table:table-cell>
          <table:table-cell office:value-type="float" office:value="0" calcext:value-type="float">
            <text:p>0</text:p>
          </table:table-cell>
          <table:table-cell office:value-type="float" office:value="0.3891971" calcext:value-type="float">
            <text:p>0.3891971</text:p>
          </table:table-cell>
          <table:table-cell office:value-type="float" office:value="20.50077" calcext:value-type="float">
            <text:p>20.50077</text:p>
          </table:table-cell>
          <table:table-cell office:value-type="float" office:value="-6.48197" calcext:value-type="float">
            <text:p>-6.48197</text:p>
          </table:table-cell>
          <table:table-cell office:value-type="float" office:value="14.0188" calcext:value-type="float">
            <text:p>14.0188</text:p>
          </table:table-cell>
          <table:table-cell office:value-type="float" office:value="-410.1245" calcext:value-type="float">
            <text:p>-410.1245</text:p>
          </table:table-cell>
          <table:table-cell office:value-type="float" office:value="0" calcext:value-type="float">
            <text:p>0</text:p>
          </table:table-cell>
          <table:table-cell office:value-type="float" office:value="11.73619" calcext:value-type="float">
            <text:p>11.73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227.2868" calcext:value-type="float">
            <text:p>227.2868</text:p>
          </table:table-cell>
          <table:table-cell office:value-type="float" office:value="13277.07" calcext:value-type="float">
            <text:p>13277.07</text:p>
          </table:table-cell>
          <table:table-cell office:value-type="float" office:value="0" calcext:value-type="float">
            <text:p>0</text:p>
          </table:table-cell>
          <table:table-cell office:value-type="float" office:value="0.07565909" calcext:value-type="float">
            <text:p>0.07565909</text:p>
          </table:table-cell>
          <table:table-cell office:value-type="float" office:value="-403.1279" calcext:value-type="float">
            <text:p>-403.1279</text:p>
          </table:table-cell>
          <table:table-cell office:value-type="float" office:value="1156.802" calcext:value-type="float">
            <text:p>1156.802</text:p>
          </table:table-cell>
          <table:table-cell office:value-type="float" office:value="-2.191011" calcext:value-type="float">
            <text:p>-2.191011</text:p>
          </table:table-cell>
          <table:table-cell office:value-type="float" office:value="158.6836" calcext:value-type="float">
            <text:p>158.6836</text:p>
          </table:table-cell>
          <table:table-cell office:value-type="float" office:value="10.34377" calcext:value-type="float">
            <text:p>10.34377</text:p>
          </table:table-cell>
          <table:table-cell office:value-type="float" office:value="0.02015331" calcext:value-type="float">
            <text:p>0.0201533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3678" calcext:value-type="float">
            <text:p>0.04823678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70233" calcext:value-type="float">
            <text:p>0.5070233</text:p>
          </table:table-cell>
          <table:table-cell office:value-type="float" office:value="370" calcext:value-type="float">
            <text:p>370</text:p>
          </table:table-cell>
          <table:table-cell office:value-type="float" office:value="-386.632" calcext:value-type="float">
            <text:p>-386.632</text:p>
          </table:table-cell>
          <table:table-cell office:value-type="float" office:value="0" calcext:value-type="float">
            <text:p>0</text:p>
          </table:table-cell>
          <table:table-cell office:value-type="float" office:value="301.841" calcext:value-type="float">
            <text:p>301.841</text:p>
          </table:table-cell>
          <table:table-cell office:value-type="float" office:value="1122.046" calcext:value-type="float">
            <text:p>1122.046</text:p>
          </table:table-cell>
          <table:table-cell office:value-type="float" office:value="1361.024" calcext:value-type="float">
            <text:p>1361.024</text:p>
          </table:table-cell>
          <table:table-cell office:value-type="float" office:value="1340.237" calcext:value-type="float">
            <text:p>1340.237</text:p>
          </table:table-cell>
          <table:table-cell office:value-type="float" office:value="808.2728" calcext:value-type="float">
            <text:p>808.2728</text:p>
          </table:table-cell>
          <table:table-cell office:value-type="float" office:value="1089.993" calcext:value-type="float">
            <text:p>1089.993</text:p>
          </table:table-cell>
          <table:table-cell office:value-type="float" office:value="427.5739" calcext:value-type="float">
            <text:p>427.5739</text:p>
          </table:table-cell>
          <table:table-cell office:value-type="float" office:value="1898.403" calcext:value-type="float">
            <text:p>1898.403</text:p>
          </table:table-cell>
          <table:table-cell office:value-type="float" office:value="2122.163" calcext:value-type="float">
            <text:p>2122.163</text:p>
          </table:table-cell>
          <table:table-cell office:value-type="float" office:value="1685.954" calcext:value-type="float">
            <text:p>1685.954</text:p>
          </table:table-cell>
          <table:table-cell office:value-type="float" office:value="586.6671" calcext:value-type="float">
            <text:p>586.6671</text:p>
          </table:table-cell>
          <table:table-cell office:value-type="float" office:value="571.2211" calcext:value-type="float">
            <text:p>571.2211</text:p>
          </table:table-cell>
          <table:table-cell office:value-type="float" office:value="142.8982" calcext:value-type="float">
            <text:p>142.8982</text:p>
          </table:table-cell>
          <table:table-cell office:value-type="float" office:value="35.7201" calcext:value-type="float">
            <text:p>35.7201</text:p>
          </table:table-cell>
          <table:table-cell office:value-type="float" office:value="0" calcext:value-type="float">
            <text:p>0</text:p>
          </table:table-cell>
          <table:table-cell office:value-type="float" office:value="-0.07338762" calcext:value-type="float">
            <text:p>-0.07338762</text:p>
          </table:table-cell>
          <table:table-cell office:value-type="float" office:value="0" calcext:value-type="float">
            <text:p>0</text:p>
          </table:table-cell>
          <table:table-cell office:value-type="float" office:value="0.4471458" calcext:value-type="float">
            <text:p>0.4471458</text:p>
          </table:table-cell>
          <table:table-cell office:value-type="float" office:value="23.63456" calcext:value-type="float">
            <text:p>23.63456</text:p>
          </table:table-cell>
          <table:table-cell office:value-type="float" office:value="-7.625077" calcext:value-type="float">
            <text:p>-7.625077</text:p>
          </table:table-cell>
          <table:table-cell office:value-type="float" office:value="16.00948" calcext:value-type="float">
            <text:p>16.00948</text:p>
          </table:table-cell>
          <table:table-cell office:value-type="float" office:value="-413.055" calcext:value-type="float">
            <text:p>-413.055</text:p>
          </table:table-cell>
          <table:table-cell office:value-type="float" office:value="0" calcext:value-type="float">
            <text:p>0</text:p>
          </table:table-cell>
          <table:table-cell office:value-type="float" office:value="11.86651" calcext:value-type="float">
            <text:p>11.86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25.3176" calcext:value-type="float">
            <text:p>225.3176</text:p>
          </table:table-cell>
          <table:table-cell office:value-type="float" office:value="13275.63" calcext:value-type="float">
            <text:p>13275.63</text:p>
          </table:table-cell>
          <table:table-cell office:value-type="float" office:value="0" calcext:value-type="float">
            <text:p>0</text:p>
          </table:table-cell>
          <table:table-cell office:value-type="float" office:value="0.09137723" calcext:value-type="float">
            <text:p>0.09137723</text:p>
          </table:table-cell>
          <table:table-cell office:value-type="float" office:value="-406.6039" calcext:value-type="float">
            <text:p>-406.6039</text:p>
          </table:table-cell>
          <table:table-cell office:value-type="float" office:value="1169.446" calcext:value-type="float">
            <text:p>1169.446</text:p>
          </table:table-cell>
          <table:table-cell office:value-type="float" office:value="-2.559945" calcext:value-type="float">
            <text:p>-2.559945</text:p>
          </table:table-cell>
          <table:table-cell office:value-type="float" office:value="157.1022" calcext:value-type="float">
            <text:p>157.1022</text:p>
          </table:table-cell>
          <table:table-cell office:value-type="float" office:value="10.23907" calcext:value-type="float">
            <text:p>10.23907</text:p>
          </table:table-cell>
          <table:table-cell office:value-type="float" office:value="0.01952289" calcext:value-type="float">
            <text:p>0.0195228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3955" calcext:value-type="float">
            <text:p>0.0482395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76385" calcext:value-type="float">
            <text:p>0.5076385</text:p>
          </table:table-cell>
          <table:table-cell office:value-type="float" office:value="370" calcext:value-type="float">
            <text:p>370</text:p>
          </table:table-cell>
          <table:table-cell office:value-type="float" office:value="-387.6493" calcext:value-type="float">
            <text:p>-387.6493</text:p>
          </table:table-cell>
          <table:table-cell office:value-type="float" office:value="0" calcext:value-type="float">
            <text:p>0</text:p>
          </table:table-cell>
          <table:table-cell office:value-type="float" office:value="302.0254" calcext:value-type="float">
            <text:p>302.0254</text:p>
          </table:table-cell>
          <table:table-cell office:value-type="float" office:value="1121.142" calcext:value-type="float">
            <text:p>1121.142</text:p>
          </table:table-cell>
          <table:table-cell office:value-type="float" office:value="1360.171" calcext:value-type="float">
            <text:p>1360.171</text:p>
          </table:table-cell>
          <table:table-cell office:value-type="float" office:value="1339.699" calcext:value-type="float">
            <text:p>1339.699</text:p>
          </table:table-cell>
          <table:table-cell office:value-type="float" office:value="807.9543" calcext:value-type="float">
            <text:p>807.9543</text:p>
          </table:table-cell>
          <table:table-cell office:value-type="float" office:value="1089.679" calcext:value-type="float">
            <text:p>1089.679</text:p>
          </table:table-cell>
          <table:table-cell office:value-type="float" office:value="427.4572" calcext:value-type="float">
            <text:p>427.4572</text:p>
          </table:table-cell>
          <table:table-cell office:value-type="float" office:value="1898.173" calcext:value-type="float">
            <text:p>1898.173</text:p>
          </table:table-cell>
          <table:table-cell office:value-type="float" office:value="2122.025" calcext:value-type="float">
            <text:p>2122.025</text:p>
          </table:table-cell>
          <table:table-cell office:value-type="float" office:value="1685.89" calcext:value-type="float">
            <text:p>1685.89</text:p>
          </table:table-cell>
          <table:table-cell office:value-type="float" office:value="586.6561" calcext:value-type="float">
            <text:p>586.6561</text:p>
          </table:table-cell>
          <table:table-cell office:value-type="float" office:value="571.2128" calcext:value-type="float">
            <text:p>571.2128</text:p>
          </table:table-cell>
          <table:table-cell office:value-type="float" office:value="142.8979" calcext:value-type="float">
            <text:p>142.8979</text:p>
          </table:table-cell>
          <table:table-cell office:value-type="float" office:value="35.72002" calcext:value-type="float">
            <text:p>35.72002</text:p>
          </table:table-cell>
          <table:table-cell office:value-type="float" office:value="0" calcext:value-type="float">
            <text:p>0</text:p>
          </table:table-cell>
          <table:table-cell office:value-type="float" office:value="-0.07495146" calcext:value-type="float">
            <text:p>-0.07495146</text:p>
          </table:table-cell>
          <table:table-cell office:value-type="float" office:value="0" calcext:value-type="float">
            <text:p>0</text:p>
          </table:table-cell>
          <table:table-cell office:value-type="float" office:value="0.49644" calcext:value-type="float">
            <text:p>0.49644</text:p>
          </table:table-cell>
          <table:table-cell office:value-type="float" office:value="27.02074" calcext:value-type="float">
            <text:p>27.02074</text:p>
          </table:table-cell>
          <table:table-cell office:value-type="float" office:value="-8.926978" calcext:value-type="float">
            <text:p>-8.926978</text:p>
          </table:table-cell>
          <table:table-cell office:value-type="float" office:value="18.09376" calcext:value-type="float">
            <text:p>18.09376</text:p>
          </table:table-cell>
          <table:table-cell office:value-type="float" office:value="-416.3276" calcext:value-type="float">
            <text:p>-416.3276</text:p>
          </table:table-cell>
          <table:table-cell office:value-type="float" office:value="0" calcext:value-type="float">
            <text:p>0</text:p>
          </table:table-cell>
          <table:table-cell office:value-type="float" office:value="12.02886" calcext:value-type="float">
            <text:p>12.0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224.0468" calcext:value-type="float">
            <text:p>224.0468</text:p>
          </table:table-cell>
          <table:table-cell office:value-type="float" office:value="13274.51" calcext:value-type="float">
            <text:p>13274.51</text:p>
          </table:table-cell>
          <table:table-cell office:value-type="float" office:value="0" calcext:value-type="float">
            <text:p>0</text:p>
          </table:table-cell>
          <table:table-cell office:value-type="float" office:value="0.09596351" calcext:value-type="float">
            <text:p>0.09596351</text:p>
          </table:table-cell>
          <table:table-cell office:value-type="float" office:value="-409.1752" calcext:value-type="float">
            <text:p>-409.1752</text:p>
          </table:table-cell>
          <table:table-cell office:value-type="float" office:value="1177.632" calcext:value-type="float">
            <text:p>1177.632</text:p>
          </table:table-cell>
          <table:table-cell office:value-type="float" office:value="-2.93522" calcext:value-type="float">
            <text:p>-2.93522</text:p>
          </table:table-cell>
          <table:table-cell office:value-type="float" office:value="156.577" calcext:value-type="float">
            <text:p>156.577</text:p>
          </table:table-cell>
          <table:table-cell office:value-type="float" office:value="10.18739" calcext:value-type="float">
            <text:p>10.18739</text:p>
          </table:table-cell>
          <table:table-cell office:value-type="float" office:value="0.01959179" calcext:value-type="float">
            <text:p>0.01959179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4269" calcext:value-type="float">
            <text:p>0.0482426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83349" calcext:value-type="float">
            <text:p>0.5083349</text:p>
          </table:table-cell>
          <table:table-cell office:value-type="float" office:value="370" calcext:value-type="float">
            <text:p>370</text:p>
          </table:table-cell>
          <table:table-cell office:value-type="float" office:value="-387.5647" calcext:value-type="float">
            <text:p>-387.5647</text:p>
          </table:table-cell>
          <table:table-cell office:value-type="float" office:value="0" calcext:value-type="float">
            <text:p>0</text:p>
          </table:table-cell>
          <table:table-cell office:value-type="float" office:value="302.1028" calcext:value-type="float">
            <text:p>302.1028</text:p>
          </table:table-cell>
          <table:table-cell office:value-type="float" office:value="1120.698" calcext:value-type="float">
            <text:p>1120.698</text:p>
          </table:table-cell>
          <table:table-cell office:value-type="float" office:value="1359.683" calcext:value-type="float">
            <text:p>1359.683</text:p>
          </table:table-cell>
          <table:table-cell office:value-type="float" office:value="1339.334" calcext:value-type="float">
            <text:p>1339.334</text:p>
          </table:table-cell>
          <table:table-cell office:value-type="float" office:value="807.698" calcext:value-type="float">
            <text:p>807.698</text:p>
          </table:table-cell>
          <table:table-cell office:value-type="float" office:value="1089.396" calcext:value-type="float">
            <text:p>1089.396</text:p>
          </table:table-cell>
          <table:table-cell office:value-type="float" office:value="427.3439" calcext:value-type="float">
            <text:p>427.3439</text:p>
          </table:table-cell>
          <table:table-cell office:value-type="float" office:value="1897.939" calcext:value-type="float">
            <text:p>1897.939</text:p>
          </table:table-cell>
          <table:table-cell office:value-type="float" office:value="2121.885" calcext:value-type="float">
            <text:p>2121.885</text:p>
          </table:table-cell>
          <table:table-cell office:value-type="float" office:value="1685.827" calcext:value-type="float">
            <text:p>1685.827</text:p>
          </table:table-cell>
          <table:table-cell office:value-type="float" office:value="586.645" calcext:value-type="float">
            <text:p>586.645</text:p>
          </table:table-cell>
          <table:table-cell office:value-type="float" office:value="571.2044" calcext:value-type="float">
            <text:p>571.2044</text:p>
          </table:table-cell>
          <table:table-cell office:value-type="float" office:value="142.8977" calcext:value-type="float">
            <text:p>142.8977</text:p>
          </table:table-cell>
          <table:table-cell office:value-type="float" office:value="35.71994" calcext:value-type="float">
            <text:p>35.71994</text:p>
          </table:table-cell>
          <table:table-cell office:value-type="float" office:value="0" calcext:value-type="float">
            <text:p>0</text:p>
          </table:table-cell>
          <table:table-cell office:value-type="float" office:value="-0.07517153" calcext:value-type="float">
            <text:p>-0.07517153</text:p>
          </table:table-cell>
          <table:table-cell office:value-type="float" office:value="0" calcext:value-type="float">
            <text:p>0</text:p>
          </table:table-cell>
          <table:table-cell office:value-type="float" office:value="0.5297561" calcext:value-type="float">
            <text:p>0.5297561</text:p>
          </table:table-cell>
          <table:table-cell office:value-type="float" office:value="30.18111" calcext:value-type="float">
            <text:p>30.18111</text:p>
          </table:table-cell>
          <table:table-cell office:value-type="float" office:value="-9.805561" calcext:value-type="float">
            <text:p>-9.805561</text:p>
          </table:table-cell>
          <table:table-cell office:value-type="float" office:value="20.37555" calcext:value-type="float">
            <text:p>20.37555</text:p>
          </table:table-cell>
          <table:table-cell office:value-type="float" office:value="-418.5746" calcext:value-type="float">
            <text:p>-418.5746</text:p>
          </table:table-cell>
          <table:table-cell office:value-type="float" office:value="0" calcext:value-type="float">
            <text:p>0</text:p>
          </table:table-cell>
          <table:table-cell office:value-type="float" office:value="12.07458" calcext:value-type="float">
            <text:p>12.07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222.9148" calcext:value-type="float">
            <text:p>222.9148</text:p>
          </table:table-cell>
          <table:table-cell office:value-type="float" office:value="13273.53" calcext:value-type="float">
            <text:p>13273.53</text:p>
          </table:table-cell>
          <table:table-cell office:value-type="float" office:value="0" calcext:value-type="float">
            <text:p>0</text:p>
          </table:table-cell>
          <table:table-cell office:value-type="float" office:value="0.1012067" calcext:value-type="float">
            <text:p>0.1012067</text:p>
          </table:table-cell>
          <table:table-cell office:value-type="float" office:value="-411.56" calcext:value-type="float">
            <text:p>-411.56</text:p>
          </table:table-cell>
          <table:table-cell office:value-type="float" office:value="1187.141" calcext:value-type="float">
            <text:p>1187.141</text:p>
          </table:table-cell>
          <table:table-cell office:value-type="float" office:value="-3.350191" calcext:value-type="float">
            <text:p>-3.350191</text:p>
          </table:table-cell>
          <table:table-cell office:value-type="float" office:value="156.0353" calcext:value-type="float">
            <text:p>156.0353</text:p>
          </table:table-cell>
          <table:table-cell office:value-type="float" office:value="10.12897" calcext:value-type="float">
            <text:p>10.12897</text:p>
          </table:table-cell>
          <table:table-cell office:value-type="float" office:value="0.01973206" calcext:value-type="float">
            <text:p>0.0197320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4605" calcext:value-type="float">
            <text:p>0.0482460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91086" calcext:value-type="float">
            <text:p>0.5091086</text:p>
          </table:table-cell>
          <table:table-cell office:value-type="float" office:value="370" calcext:value-type="float">
            <text:p>370</text:p>
          </table:table-cell>
          <table:table-cell office:value-type="float" office:value="-386.6499" calcext:value-type="float">
            <text:p>-386.6499</text:p>
          </table:table-cell>
          <table:table-cell office:value-type="float" office:value="0" calcext:value-type="float">
            <text:p>0</text:p>
          </table:table-cell>
          <table:table-cell office:value-type="float" office:value="302.1644" calcext:value-type="float">
            <text:p>302.1644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1359.252" calcext:value-type="float">
            <text:p>1359.252</text:p>
          </table:table-cell>
          <table:table-cell office:value-type="float" office:value="1339.03" calcext:value-type="float">
            <text:p>1339.03</text:p>
          </table:table-cell>
          <table:table-cell office:value-type="float" office:value="807.5007" calcext:value-type="float">
            <text:p>807.5007</text:p>
          </table:table-cell>
          <table:table-cell office:value-type="float" office:value="1089.17" calcext:value-type="float">
            <text:p>1089.17</text:p>
          </table:table-cell>
          <table:table-cell office:value-type="float" office:value="427.248" calcext:value-type="float">
            <text:p>427.248</text:p>
          </table:table-cell>
          <table:table-cell office:value-type="float" office:value="1897.728" calcext:value-type="float">
            <text:p>1897.728</text:p>
          </table:table-cell>
          <table:table-cell office:value-type="float" office:value="2121.745" calcext:value-type="float">
            <text:p>2121.745</text:p>
          </table:table-cell>
          <table:table-cell office:value-type="float" office:value="1685.763" calcext:value-type="float">
            <text:p>1685.763</text:p>
          </table:table-cell>
          <table:table-cell office:value-type="float" office:value="586.6338" calcext:value-type="float">
            <text:p>586.6338</text:p>
          </table:table-cell>
          <table:table-cell office:value-type="float" office:value="571.196" calcext:value-type="float">
            <text:p>571.196</text:p>
          </table:table-cell>
          <table:table-cell office:value-type="float" office:value="142.8974" calcext:value-type="float">
            <text:p>142.8974</text:p>
          </table:table-cell>
          <table:table-cell office:value-type="float" office:value="35.71986" calcext:value-type="float">
            <text:p>35.71986</text:p>
          </table:table-cell>
          <table:table-cell office:value-type="float" office:value="0" calcext:value-type="float">
            <text:p>0</text:p>
          </table:table-cell>
          <table:table-cell office:value-type="float" office:value="-0.07529503" calcext:value-type="float">
            <text:p>-0.07529503</text:p>
          </table:table-cell>
          <table:table-cell office:value-type="float" office:value="0" calcext:value-type="float">
            <text:p>0</text:p>
          </table:table-cell>
          <table:table-cell office:value-type="float" office:value="0.5820233" calcext:value-type="float">
            <text:p>0.5820233</text:p>
          </table:table-cell>
          <table:table-cell office:value-type="float" office:value="34.23813" calcext:value-type="float">
            <text:p>34.23813</text:p>
          </table:table-cell>
          <table:table-cell office:value-type="float" office:value="-10.9778" calcext:value-type="float">
            <text:p>-10.9778</text:p>
          </table:table-cell>
          <table:table-cell office:value-type="float" office:value="23.26033" calcext:value-type="float">
            <text:p>23.26033</text:p>
          </table:table-cell>
          <table:table-cell office:value-type="float" office:value="-420.56" calcext:value-type="float">
            <text:p>-420.56</text:p>
          </table:table-cell>
          <table:table-cell office:value-type="float" office:value="0" calcext:value-type="float">
            <text:p>0</text:p>
          </table:table-cell>
          <table:table-cell office:value-type="float" office:value="12.08667" calcext:value-type="float">
            <text:p>12.08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21.668" calcext:value-type="float">
            <text:p>221.668</text:p>
          </table:table-cell>
          <table:table-cell office:value-type="float" office:value="13272.5" calcext:value-type="float">
            <text:p>13272.5</text:p>
          </table:table-cell>
          <table:table-cell office:value-type="float" office:value="0" calcext:value-type="float">
            <text:p>0</text:p>
          </table:table-cell>
          <table:table-cell office:value-type="float" office:value="0.1123052" calcext:value-type="float">
            <text:p>0.1123052</text:p>
          </table:table-cell>
          <table:table-cell office:value-type="float" office:value="-414.0796" calcext:value-type="float">
            <text:p>-414.0796</text:p>
          </table:table-cell>
          <table:table-cell office:value-type="float" office:value="1195.556" calcext:value-type="float">
            <text:p>1195.556</text:p>
          </table:table-cell>
          <table:table-cell office:value-type="float" office:value="-3.822854" calcext:value-type="float">
            <text:p>-3.822854</text:p>
          </table:table-cell>
          <table:table-cell office:value-type="float" office:value="155.3862" calcext:value-type="float">
            <text:p>155.3862</text:p>
          </table:table-cell>
          <table:table-cell office:value-type="float" office:value="10.05139" calcext:value-type="float">
            <text:p>10.05139</text:p>
          </table:table-cell>
          <table:table-cell office:value-type="float" office:value="0.01977796" calcext:value-type="float">
            <text:p>0.0197779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4973" calcext:value-type="float">
            <text:p>0.0482497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099581" calcext:value-type="float">
            <text:p>0.5099581</text:p>
          </table:table-cell>
          <table:table-cell office:value-type="float" office:value="370" calcext:value-type="float">
            <text:p>370</text:p>
          </table:table-cell>
          <table:table-cell office:value-type="float" office:value="-384.7871" calcext:value-type="float">
            <text:p>-384.7871</text:p>
          </table:table-cell>
          <table:table-cell office:value-type="float" office:value="0" calcext:value-type="float">
            <text:p>0</text:p>
          </table:table-cell>
          <table:table-cell office:value-type="float" office:value="302.2762" calcext:value-type="float">
            <text:p>302.2762</text:p>
          </table:table-cell>
          <table:table-cell office:value-type="float" office:value="1119.711" calcext:value-type="float">
            <text:p>1119.711</text:p>
          </table:table-cell>
          <table:table-cell office:value-type="float" office:value="1358.748" calcext:value-type="float">
            <text:p>1358.748</text:p>
          </table:table-cell>
          <table:table-cell office:value-type="float" office:value="1338.7" calcext:value-type="float">
            <text:p>1338.7</text:p>
          </table:table-cell>
          <table:table-cell office:value-type="float" office:value="807.3091" calcext:value-type="float">
            <text:p>807.3091</text:p>
          </table:table-cell>
          <table:table-cell office:value-type="float" office:value="1088.953" calcext:value-type="float">
            <text:p>1088.953</text:p>
          </table:table-cell>
          <table:table-cell office:value-type="float" office:value="427.1586" calcext:value-type="float">
            <text:p>427.1586</text:p>
          </table:table-cell>
          <table:table-cell office:value-type="float" office:value="1897.53" calcext:value-type="float">
            <text:p>1897.53</text:p>
          </table:table-cell>
          <table:table-cell office:value-type="float" office:value="2121.608" calcext:value-type="float">
            <text:p>2121.608</text:p>
          </table:table-cell>
          <table:table-cell office:value-type="float" office:value="1685.699" calcext:value-type="float">
            <text:p>1685.699</text:p>
          </table:table-cell>
          <table:table-cell office:value-type="float" office:value="586.6226" calcext:value-type="float">
            <text:p>586.6226</text:p>
          </table:table-cell>
          <table:table-cell office:value-type="float" office:value="571.1876" calcext:value-type="float">
            <text:p>571.1876</text:p>
          </table:table-cell>
          <table:table-cell office:value-type="float" office:value="142.8972" calcext:value-type="float">
            <text:p>142.8972</text:p>
          </table:table-cell>
          <table:table-cell office:value-type="float" office:value="35.71978" calcext:value-type="float">
            <text:p>35.71978</text:p>
          </table:table-cell>
          <table:table-cell office:value-type="float" office:value="0" calcext:value-type="float">
            <text:p>0</text:p>
          </table:table-cell>
          <table:table-cell office:value-type="float" office:value="-0.07558693" calcext:value-type="float">
            <text:p>-0.07558693</text:p>
          </table:table-cell>
          <table:table-cell office:value-type="float" office:value="0" calcext:value-type="float">
            <text:p>0</text:p>
          </table:table-cell>
          <table:table-cell office:value-type="float" office:value="0.6466773" calcext:value-type="float">
            <text:p>0.6466773</text:p>
          </table:table-cell>
          <table:table-cell office:value-type="float" office:value="39.6194" calcext:value-type="float">
            <text:p>39.6194</text:p>
          </table:table-cell>
          <table:table-cell office:value-type="float" office:value="-12.4537" calcext:value-type="float">
            <text:p>-12.4537</text:p>
          </table:table-cell>
          <table:table-cell office:value-type="float" office:value="27.1657" calcext:value-type="float">
            <text:p>27.1657</text:p>
          </table:table-cell>
          <table:table-cell office:value-type="float" office:value="-422.7046" calcext:value-type="float">
            <text:p>-422.7046</text:p>
          </table:table-cell>
          <table:table-cell office:value-type="float" office:value="0" calcext:value-type="float">
            <text:p>0</text:p>
          </table:table-cell>
          <table:table-cell office:value-type="float" office:value="12.18056" calcext:value-type="float">
            <text:p>12.1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220.3317" calcext:value-type="float">
            <text:p>220.3317</text:p>
          </table:table-cell>
          <table:table-cell office:value-type="float" office:value="13271.4" calcext:value-type="float">
            <text:p>13271.4</text:p>
          </table:table-cell>
          <table:table-cell office:value-type="float" office:value="0" calcext:value-type="float">
            <text:p>0</text:p>
          </table:table-cell>
          <table:table-cell office:value-type="float" office:value="0.1266545" calcext:value-type="float">
            <text:p>0.1266545</text:p>
          </table:table-cell>
          <table:table-cell office:value-type="float" office:value="-416.8648" calcext:value-type="float">
            <text:p>-416.8648</text:p>
          </table:table-cell>
          <table:table-cell office:value-type="float" office:value="1205.155" calcext:value-type="float">
            <text:p>1205.155</text:p>
          </table:table-cell>
          <table:table-cell office:value-type="float" office:value="-4.397397" calcext:value-type="float">
            <text:p>-4.397397</text:p>
          </table:table-cell>
          <table:table-cell office:value-type="float" office:value="154.7016" calcext:value-type="float">
            <text:p>154.7016</text:p>
          </table:table-cell>
          <table:table-cell office:value-type="float" office:value="9.971864" calcext:value-type="float">
            <text:p>9.971864</text:p>
          </table:table-cell>
          <table:table-cell office:value-type="float" office:value="0.01977561" calcext:value-type="float">
            <text:p>0.0197756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4825366" calcext:value-type="float">
            <text:p>0.0482536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108842" calcext:value-type="float">
            <text:p>0.5108842</text:p>
          </table:table-cell>
          <table:table-cell office:value-type="float" office:value="370" calcext:value-type="float">
            <text:p>370</text:p>
          </table:table-cell>
          <table:table-cell office:value-type="float" office:value="-382.789" calcext:value-type="float">
            <text:p>-382.789</text:p>
          </table:table-cell>
          <table:table-cell office:value-type="float" office:value="0" calcext:value-type="float">
            <text:p>0</text:p>
          </table:table-cell>
          <table:table-cell office:value-type="float" office:value="302.4127" calcext:value-type="float">
            <text:p>302.4127</text:p>
          </table:table-cell>
          <table:table-cell office:value-type="float" office:value="1119.098" calcext:value-type="float">
            <text:p>1119.098</text:p>
          </table:table-cell>
          <table:table-cell office:value-type="float" office:value="1358.185" calcext:value-type="float">
            <text:p>1358.185</text:p>
          </table:table-cell>
          <table:table-cell office:value-type="float" office:value="1338.342" calcext:value-type="float">
            <text:p>1338.342</text:p>
          </table:table-cell>
          <table:table-cell office:value-type="float" office:value="807.0872" calcext:value-type="float">
            <text:p>807.0872</text:p>
          </table:table-cell>
          <table:table-cell office:value-type="float" office:value="1088.721" calcext:value-type="float">
            <text:p>1088.721</text:p>
          </table:table-cell>
          <table:table-cell office:value-type="float" office:value="427.065" calcext:value-type="float">
            <text:p>427.065</text:p>
          </table:table-cell>
          <table:table-cell office:value-type="float" office:value="1897.335" calcext:value-type="float">
            <text:p>1897.335</text:p>
          </table:table-cell>
          <table:table-cell office:value-type="float" office:value="2121.472" calcext:value-type="float">
            <text:p>2121.472</text:p>
          </table:table-cell>
          <table:table-cell office:value-type="float" office:value="1685.636" calcext:value-type="float">
            <text:p>1685.636</text:p>
          </table:table-cell>
          <table:table-cell office:value-type="float" office:value="586.6115" calcext:value-type="float">
            <text:p>586.6115</text:p>
          </table:table-cell>
          <table:table-cell office:value-type="float" office:value="571.1791" calcext:value-type="float">
            <text:p>571.1791</text:p>
          </table:table-cell>
          <table:table-cell office:value-type="float" office:value="142.8969" calcext:value-type="float">
            <text:p>142.8969</text:p>
          </table:table-cell>
          <table:table-cell office:value-type="float" office:value="35.71971" calcext:value-type="float">
            <text:p>35.71971</text:p>
          </table:table-cell>
          <table:table-cell office:value-type="float" office:value="0" calcext:value-type="float">
            <text:p>0</text:p>
          </table:table-cell>
          <table:table-cell office:value-type="float" office:value="-0.07597087" calcext:value-type="float">
            <text:p>-0.07597087</text:p>
          </table:table-cell>
          <table:table-cell office:value-type="float" office:value="0" calcext:value-type="float">
            <text:p>0</text:p>
          </table:table-cell>
          <table:table-cell office:value-type="float" office:value="0.7132369" calcext:value-type="float">
            <text:p>0.7132369</text:p>
          </table:table-cell>
          <table:table-cell office:value-type="float" office:value="45.52026" calcext:value-type="float">
            <text:p>45.52026</text:p>
          </table:table-cell>
          <table:table-cell office:value-type="float" office:value="-14.15142" calcext:value-type="float">
            <text:p>-14.15142</text:p>
          </table:table-cell>
          <table:table-cell office:value-type="float" office:value="31.36884" calcext:value-type="float">
            <text:p>31.36884</text:p>
          </table:table-cell>
          <table:table-cell office:value-type="float" office:value="-425.0109" calcext:value-type="float">
            <text:p>-425.0109</text:p>
          </table:table-cell>
          <table:table-cell office:value-type="float" office:value="0" calcext:value-type="float">
            <text:p>0</text:p>
          </table:table-cell>
          <table:table-cell office:value-type="float" office:value="12.27233" calcext:value-type="float">
            <text:p>12.27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18.8599" calcext:value-type="float">
            <text:p>218.8599</text:p>
          </table:table-cell>
          <table:table-cell office:value-type="float" office:value="13270.21" calcext:value-type="float">
            <text:p>13270.21</text:p>
          </table:table-cell>
          <table:table-cell office:value-type="float" office:value="0" calcext:value-type="float">
            <text:p>0</text:p>
          </table:table-cell>
          <table:table-cell office:value-type="float" office:value="0.1467144" calcext:value-type="float">
            <text:p>0.1467144</text:p>
          </table:table-cell>
          <table:table-cell office:value-type="float" office:value="-419.9933" calcext:value-type="float">
            <text:p>-419.9933</text:p>
          </table:table-cell>
          <table:table-cell office:value-type="float" office:value="1216.157" calcext:value-type="float">
            <text:p>1216.157</text:p>
          </table:table-cell>
          <table:table-cell office:value-type="float" office:value="-5.097203" calcext:value-type="float">
            <text:p>-5.097203</text:p>
          </table:table-cell>
          <table:table-cell office:value-type="float" office:value="153.8896" calcext:value-type="float">
            <text:p>153.8896</text:p>
          </table:table-cell>
          <table:table-cell office:value-type="float" office:value="9.887253" calcext:value-type="float">
            <text:p>9.887253</text:p>
          </table:table-cell>
          <table:table-cell office:value-type="float" office:value="0.01969235" calcext:value-type="float">
            <text:p>0.0196923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447572" calcext:value-type="float">
            <text:p>0.05447572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5433126" calcext:value-type="float">
            <text:p>0.5433126</text:p>
          </table:table-cell>
          <table:table-cell office:value-type="float" office:value="370" calcext:value-type="float">
            <text:p>370</text:p>
          </table:table-cell>
          <table:table-cell office:value-type="float" office:value="-380.9305" calcext:value-type="float">
            <text:p>-380.9305</text:p>
          </table:table-cell>
          <table:table-cell office:value-type="float" office:value="0" calcext:value-type="float">
            <text:p>0</text:p>
          </table:table-cell>
          <table:table-cell office:value-type="float" office:value="302.5636" calcext:value-type="float">
            <text:p>302.5636</text:p>
          </table:table-cell>
          <table:table-cell office:value-type="float" office:value="1118.393" calcext:value-type="float">
            <text:p>1118.393</text:p>
          </table:table-cell>
          <table:table-cell office:value-type="float" office:value="1357.548" calcext:value-type="float">
            <text:p>1357.548</text:p>
          </table:table-cell>
          <table:table-cell office:value-type="float" office:value="1337.95" calcext:value-type="float">
            <text:p>1337.95</text:p>
          </table:table-cell>
          <table:table-cell office:value-type="float" office:value="806.849" calcext:value-type="float">
            <text:p>806.849</text:p>
          </table:table-cell>
          <table:table-cell office:value-type="float" office:value="1088.477" calcext:value-type="float">
            <text:p>1088.477</text:p>
          </table:table-cell>
          <table:table-cell office:value-type="float" office:value="426.9685" calcext:value-type="float">
            <text:p>426.9685</text:p>
          </table:table-cell>
          <table:table-cell office:value-type="float" office:value="1897.138" calcext:value-type="float">
            <text:p>1897.138</text:p>
          </table:table-cell>
          <table:table-cell office:value-type="float" office:value="2121.337" calcext:value-type="float">
            <text:p>2121.337</text:p>
          </table:table-cell>
          <table:table-cell office:value-type="float" office:value="1685.573" calcext:value-type="float">
            <text:p>1685.573</text:p>
          </table:table-cell>
          <table:table-cell office:value-type="float" office:value="586.6002" calcext:value-type="float">
            <text:p>586.6002</text:p>
          </table:table-cell>
          <table:table-cell office:value-type="float" office:value="571.1707" calcext:value-type="float">
            <text:p>571.1707</text:p>
          </table:table-cell>
          <table:table-cell office:value-type="float" office:value="142.8966" calcext:value-type="float">
            <text:p>142.8966</text:p>
          </table:table-cell>
          <table:table-cell office:value-type="float" office:value="35.71963" calcext:value-type="float">
            <text:p>35.71963</text:p>
          </table:table-cell>
          <table:table-cell office:value-type="float" office:value="0" calcext:value-type="float">
            <text:p>0</text:p>
          </table:table-cell>
          <table:table-cell office:value-type="float" office:value="-0.07654765" calcext:value-type="float">
            <text:p>-0.07654765</text:p>
          </table:table-cell>
          <table:table-cell office:value-type="float" office:value="0" calcext:value-type="float">
            <text:p>0</text:p>
          </table:table-cell>
          <table:table-cell office:value-type="float" office:value="0.7993259" calcext:value-type="float">
            <text:p>0.7993259</text:p>
          </table:table-cell>
          <table:table-cell office:value-type="float" office:value="52.28106" calcext:value-type="float">
            <text:p>52.28106</text:p>
          </table:table-cell>
          <table:table-cell office:value-type="float" office:value="-16.59682" calcext:value-type="float">
            <text:p>-16.59682</text:p>
          </table:table-cell>
          <table:table-cell office:value-type="float" office:value="35.68424" calcext:value-type="float">
            <text:p>35.68424</text:p>
          </table:table-cell>
          <table:table-cell office:value-type="float" office:value="-427.5333" calcext:value-type="float">
            <text:p>-427.5333</text:p>
          </table:table-cell>
          <table:table-cell office:value-type="float" office:value="0" calcext:value-type="float">
            <text:p>0</text:p>
          </table:table-cell>
          <table:table-cell office:value-type="float" office:value="12.33126" calcext:value-type="float">
            <text:p>12.3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17.1688" calcext:value-type="float">
            <text:p>217.1688</text:p>
          </table:table-cell>
          <table:table-cell office:value-type="float" office:value="13268.88" calcext:value-type="float">
            <text:p>13268.88</text:p>
          </table:table-cell>
          <table:table-cell office:value-type="float" office:value="0" calcext:value-type="float">
            <text:p>0</text:p>
          </table:table-cell>
          <table:table-cell office:value-type="float" office:value="0.174945" calcext:value-type="float">
            <text:p>0.174945</text:p>
          </table:table-cell>
          <table:table-cell office:value-type="float" office:value="-423.6303" calcext:value-type="float">
            <text:p>-423.6303</text:p>
          </table:table-cell>
          <table:table-cell office:value-type="float" office:value="1228.124" calcext:value-type="float">
            <text:p>1228.124</text:p>
          </table:table-cell>
          <table:table-cell office:value-type="float" office:value="-5.908192" calcext:value-type="float">
            <text:p>-5.908192</text:p>
          </table:table-cell>
          <table:table-cell office:value-type="float" office:value="152.7496" calcext:value-type="float">
            <text:p>152.7496</text:p>
          </table:table-cell>
          <table:table-cell office:value-type="float" office:value="9.790111" calcext:value-type="float">
            <text:p>9.790111</text:p>
          </table:table-cell>
          <table:table-cell office:value-type="float" office:value="0.0196485" calcext:value-type="float">
            <text:p>0.019648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875539" calcext:value-type="float">
            <text:p>0.0587553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16613" calcext:value-type="float">
            <text:p>0.616613</text:p>
          </table:table-cell>
          <table:table-cell office:value-type="float" office:value="370" calcext:value-type="float">
            <text:p>370</text:p>
          </table:table-cell>
          <table:table-cell office:value-type="float" office:value="-379.9117" calcext:value-type="float">
            <text:p>-379.9117</text:p>
          </table:table-cell>
          <table:table-cell office:value-type="float" office:value="0" calcext:value-type="float">
            <text:p>0</text:p>
          </table:table-cell>
          <table:table-cell office:value-type="float" office:value="302.7448" calcext:value-type="float">
            <text:p>302.7448</text:p>
          </table:table-cell>
          <table:table-cell office:value-type="float" office:value="1117.582" calcext:value-type="float">
            <text:p>1117.582</text:p>
          </table:table-cell>
          <table:table-cell office:value-type="float" office:value="1356.795" calcext:value-type="float">
            <text:p>1356.795</text:p>
          </table:table-cell>
          <table:table-cell office:value-type="float" office:value="1337.488" calcext:value-type="float">
            <text:p>1337.488</text:p>
          </table:table-cell>
          <table:table-cell office:value-type="float" office:value="806.5703" calcext:value-type="float">
            <text:p>806.5703</text:p>
          </table:table-cell>
          <table:table-cell office:value-type="float" office:value="1088.204" calcext:value-type="float">
            <text:p>1088.204</text:p>
          </table:table-cell>
          <table:table-cell office:value-type="float" office:value="426.8627" calcext:value-type="float">
            <text:p>426.8627</text:p>
          </table:table-cell>
          <table:table-cell office:value-type="float" office:value="1896.937" calcext:value-type="float">
            <text:p>1896.937</text:p>
          </table:table-cell>
          <table:table-cell office:value-type="float" office:value="2121.202" calcext:value-type="float">
            <text:p>2121.202</text:p>
          </table:table-cell>
          <table:table-cell office:value-type="float" office:value="1685.51" calcext:value-type="float">
            <text:p>1685.51</text:p>
          </table:table-cell>
          <table:table-cell office:value-type="float" office:value="586.589" calcext:value-type="float">
            <text:p>586.589</text:p>
          </table:table-cell>
          <table:table-cell office:value-type="float" office:value="571.1622" calcext:value-type="float">
            <text:p>571.1622</text:p>
          </table:table-cell>
          <table:table-cell office:value-type="float" office:value="142.8963" calcext:value-type="float">
            <text:p>142.8963</text:p>
          </table:table-cell>
          <table:table-cell office:value-type="float" office:value="35.71955" calcext:value-type="float">
            <text:p>35.71955</text:p>
          </table:table-cell>
          <table:table-cell office:value-type="float" office:value="0" calcext:value-type="float">
            <text:p>0</text:p>
          </table:table-cell>
          <table:table-cell office:value-type="float" office:value="-0.07711317" calcext:value-type="float">
            <text:p>-0.07711317</text:p>
          </table:table-cell>
          <table:table-cell office:value-type="float" office:value="0" calcext:value-type="float">
            <text:p>0</text:p>
          </table:table-cell>
          <table:table-cell office:value-type="float" office:value="0.8887013" calcext:value-type="float">
            <text:p>0.8887013</text:p>
          </table:table-cell>
          <table:table-cell office:value-type="float" office:value="59.18598" calcext:value-type="float">
            <text:p>59.18598</text:p>
          </table:table-cell>
          <table:table-cell office:value-type="float" office:value="-19.59062" calcext:value-type="float">
            <text:p>-19.59062</text:p>
          </table:table-cell>
          <table:table-cell office:value-type="float" office:value="39.59536" calcext:value-type="float">
            <text:p>39.59536</text:p>
          </table:table-cell>
          <table:table-cell office:value-type="float" office:value="-430.4282" calcext:value-type="float">
            <text:p>-430.4282</text:p>
          </table:table-cell>
          <table:table-cell office:value-type="float" office:value="0" calcext:value-type="float">
            <text:p>0</text:p>
          </table:table-cell>
          <table:table-cell office:value-type="float" office:value="12.32424" calcext:value-type="float">
            <text:p>12.3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15.387" calcext:value-type="float">
            <text:p>215.387</text:p>
          </table:table-cell>
          <table:table-cell office:value-type="float" office:value="13267.46" calcext:value-type="float">
            <text:p>13267.46</text:p>
          </table:table-cell>
          <table:table-cell office:value-type="float" office:value="0" calcext:value-type="float">
            <text:p>0</text:p>
          </table:table-cell>
          <table:table-cell office:value-type="float" office:value="0.206557" calcext:value-type="float">
            <text:p>0.206557</text:p>
          </table:table-cell>
          <table:table-cell office:value-type="float" office:value="-427.4706" calcext:value-type="float">
            <text:p>-427.4706</text:p>
          </table:table-cell>
          <table:table-cell office:value-type="float" office:value="1240.265" calcext:value-type="float">
            <text:p>1240.265</text:p>
          </table:table-cell>
          <table:table-cell office:value-type="float" office:value="-6.705946" calcext:value-type="float">
            <text:p>-6.705946</text:p>
          </table:table-cell>
          <table:table-cell office:value-type="float" office:value="151.5347" calcext:value-type="float">
            <text:p>151.5347</text:p>
          </table:table-cell>
          <table:table-cell office:value-type="float" office:value="9.693949" calcext:value-type="float">
            <text:p>9.693949</text:p>
          </table:table-cell>
          <table:table-cell office:value-type="float" office:value="0.01964311" calcext:value-type="float">
            <text:p>0.01964311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41231" calcext:value-type="float">
            <text:p>0.05941231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562542" calcext:value-type="float">
            <text:p>0.6562542</text:p>
          </table:table-cell>
          <table:table-cell office:value-type="float" office:value="370" calcext:value-type="float">
            <text:p>370</text:p>
          </table:table-cell>
          <table:table-cell office:value-type="float" office:value="-378.2564" calcext:value-type="float">
            <text:p>-378.2564</text:p>
          </table:table-cell>
          <table:table-cell office:value-type="float" office:value="0" calcext:value-type="float">
            <text:p>0</text:p>
          </table:table-cell>
          <table:table-cell office:value-type="float" office:value="302.9391" calcext:value-type="float">
            <text:p>302.9391</text:p>
          </table:table-cell>
          <table:table-cell office:value-type="float" office:value="1116.738" calcext:value-type="float">
            <text:p>1116.738</text:p>
          </table:table-cell>
          <table:table-cell office:value-type="float" office:value="1355.993" calcext:value-type="float">
            <text:p>1355.993</text:p>
          </table:table-cell>
          <table:table-cell office:value-type="float" office:value="1336.984" calcext:value-type="float">
            <text:p>1336.984</text:p>
          </table:table-cell>
          <table:table-cell office:value-type="float" office:value="806.2645" calcext:value-type="float">
            <text:p>806.2645</text:p>
          </table:table-cell>
          <table:table-cell office:value-type="float" office:value="1087.903" calcext:value-type="float">
            <text:p>1087.903</text:p>
          </table:table-cell>
          <table:table-cell office:value-type="float" office:value="426.751" calcext:value-type="float">
            <text:p>426.751</text:p>
          </table:table-cell>
          <table:table-cell office:value-type="float" office:value="1896.72" calcext:value-type="float">
            <text:p>1896.72</text:p>
          </table:table-cell>
          <table:table-cell office:value-type="float" office:value="2121.066" calcext:value-type="float">
            <text:p>2121.066</text:p>
          </table:table-cell>
          <table:table-cell office:value-type="float" office:value="1685.447" calcext:value-type="float">
            <text:p>1685.447</text:p>
          </table:table-cell>
          <table:table-cell office:value-type="float" office:value="586.5778" calcext:value-type="float">
            <text:p>586.5778</text:p>
          </table:table-cell>
          <table:table-cell office:value-type="float" office:value="571.1538" calcext:value-type="float">
            <text:p>571.1538</text:p>
          </table:table-cell>
          <table:table-cell office:value-type="float" office:value="142.8961" calcext:value-type="float">
            <text:p>142.8961</text:p>
          </table:table-cell>
          <table:table-cell office:value-type="float" office:value="35.71947" calcext:value-type="float">
            <text:p>35.71947</text:p>
          </table:table-cell>
          <table:table-cell office:value-type="float" office:value="0" calcext:value-type="float">
            <text:p>0</text:p>
          </table:table-cell>
          <table:table-cell office:value-type="float" office:value="-0.07765102" calcext:value-type="float">
            <text:p>-0.07765102</text:p>
          </table:table-cell>
          <table:table-cell office:value-type="float" office:value="0" calcext:value-type="float">
            <text:p>0</text:p>
          </table:table-cell>
          <table:table-cell office:value-type="float" office:value="0.9884539" calcext:value-type="float">
            <text:p>0.9884539</text:p>
          </table:table-cell>
          <table:table-cell office:value-type="float" office:value="66.93813" calcext:value-type="float">
            <text:p>66.93813</text:p>
          </table:table-cell>
          <table:table-cell office:value-type="float" office:value="-22.6184" calcext:value-type="float">
            <text:p>-22.6184</text:p>
          </table:table-cell>
          <table:table-cell office:value-type="float" office:value="44.31974" calcext:value-type="float">
            <text:p>44.31974</text:p>
          </table:table-cell>
          <table:table-cell office:value-type="float" office:value="-433.5158" calcext:value-type="float">
            <text:p>-433.5158</text:p>
          </table:table-cell>
          <table:table-cell office:value-type="float" office:value="0" calcext:value-type="float">
            <text:p>0</text:p>
          </table:table-cell>
          <table:table-cell office:value-type="float" office:value="12.32702" calcext:value-type="float">
            <text:p>12.3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213.8065" calcext:value-type="float">
            <text:p>213.8065</text:p>
          </table:table-cell>
          <table:table-cell office:value-type="float" office:value="13266.14" calcext:value-type="float">
            <text:p>13266.14</text:p>
          </table:table-cell>
          <table:table-cell office:value-type="float" office:value="0" calcext:value-type="float">
            <text:p>0</text:p>
          </table:table-cell>
          <table:table-cell office:value-type="float" office:value="0.2228135" calcext:value-type="float">
            <text:p>0.2228135</text:p>
          </table:table-cell>
          <table:table-cell office:value-type="float" office:value="-431.0325" calcext:value-type="float">
            <text:p>-431.0325</text:p>
          </table:table-cell>
          <table:table-cell office:value-type="float" office:value="1253.475" calcext:value-type="float">
            <text:p>1253.475</text:p>
          </table:table-cell>
          <table:table-cell office:value-type="float" office:value="-7.493291" calcext:value-type="float">
            <text:p>-7.493291</text:p>
          </table:table-cell>
          <table:table-cell office:value-type="float" office:value="150.8404" calcext:value-type="float">
            <text:p>150.8404</text:p>
          </table:table-cell>
          <table:table-cell office:value-type="float" office:value="9.595175" calcext:value-type="float">
            <text:p>9.595175</text:p>
          </table:table-cell>
          <table:table-cell office:value-type="float" office:value="0.01977407" calcext:value-type="float">
            <text:p>0.01977407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0941" calcext:value-type="float">
            <text:p>0.05960941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18487" calcext:value-type="float">
            <text:p>0.6718487</text:p>
          </table:table-cell>
          <table:table-cell office:value-type="float" office:value="370" calcext:value-type="float">
            <text:p>370</text:p>
          </table:table-cell>
          <table:table-cell office:value-type="float" office:value="-375.0564" calcext:value-type="float">
            <text:p>-375.0564</text:p>
          </table:table-cell>
          <table:table-cell office:value-type="float" office:value="0" calcext:value-type="float">
            <text:p>0</text:p>
          </table:table-cell>
          <table:table-cell office:value-type="float" office:value="303.1095" calcext:value-type="float">
            <text:p>303.1095</text:p>
          </table:table-cell>
          <table:table-cell office:value-type="float" office:value="1116.051" calcext:value-type="float">
            <text:p>1116.051</text:p>
          </table:table-cell>
          <table:table-cell office:value-type="float" office:value="1355.311" calcext:value-type="float">
            <text:p>1355.311</text:p>
          </table:table-cell>
          <table:table-cell office:value-type="float" office:value="1336.531" calcext:value-type="float">
            <text:p>1336.531</text:p>
          </table:table-cell>
          <table:table-cell office:value-type="float" office:value="805.9771" calcext:value-type="float">
            <text:p>805.9771</text:p>
          </table:table-cell>
          <table:table-cell office:value-type="float" office:value="1087.604" calcext:value-type="float">
            <text:p>1087.604</text:p>
          </table:table-cell>
          <table:table-cell office:value-type="float" office:value="426.638" calcext:value-type="float">
            <text:p>426.638</text:p>
          </table:table-cell>
          <table:table-cell office:value-type="float" office:value="1896.493" calcext:value-type="float">
            <text:p>1896.493</text:p>
          </table:table-cell>
          <table:table-cell office:value-type="float" office:value="2120.929" calcext:value-type="float">
            <text:p>2120.929</text:p>
          </table:table-cell>
          <table:table-cell office:value-type="float" office:value="1685.384" calcext:value-type="float">
            <text:p>1685.384</text:p>
          </table:table-cell>
          <table:table-cell office:value-type="float" office:value="586.5665" calcext:value-type="float">
            <text:p>586.5665</text:p>
          </table:table-cell>
          <table:table-cell office:value-type="float" office:value="571.1453" calcext:value-type="float">
            <text:p>571.1453</text:p>
          </table:table-cell>
          <table:table-cell office:value-type="float" office:value="142.8958" calcext:value-type="float">
            <text:p>142.8958</text:p>
          </table:table-cell>
          <table:table-cell office:value-type="float" office:value="35.7194" calcext:value-type="float">
            <text:p>35.7194</text:p>
          </table:table-cell>
          <table:table-cell office:value-type="float" office:value="0" calcext:value-type="float">
            <text:p>0</text:p>
          </table:table-cell>
          <table:table-cell office:value-type="float" office:value="-0.07802337" calcext:value-type="float">
            <text:p>-0.07802337</text:p>
          </table:table-cell>
          <table:table-cell office:value-type="float" office:value="0" calcext:value-type="float">
            <text:p>0</text:p>
          </table:table-cell>
          <table:table-cell office:value-type="float" office:value="1.08224" calcext:value-type="float">
            <text:p>1.08224</text:p>
          </table:table-cell>
          <table:table-cell office:value-type="float" office:value="75.74664" calcext:value-type="float">
            <text:p>75.74664</text:p>
          </table:table-cell>
          <table:table-cell office:value-type="float" office:value="-25.44099" calcext:value-type="float">
            <text:p>-25.44099</text:p>
          </table:table-cell>
          <table:table-cell office:value-type="float" office:value="50.30564" calcext:value-type="float">
            <text:p>50.30564</text:p>
          </table:table-cell>
          <table:table-cell office:value-type="float" office:value="-436.2848" calcext:value-type="float">
            <text:p>-436.2848</text:p>
          </table:table-cell>
          <table:table-cell office:value-type="float" office:value="0" calcext:value-type="float">
            <text:p>0</text:p>
          </table:table-cell>
          <table:table-cell office:value-type="float" office:value="12.30394" calcext:value-type="float">
            <text:p>12.3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12.2525" calcext:value-type="float">
            <text:p>212.2525</text:p>
          </table:table-cell>
          <table:table-cell office:value-type="float" office:value="13264.82" calcext:value-type="float">
            <text:p>13264.82</text:p>
          </table:table-cell>
          <table:table-cell office:value-type="float" office:value="0" calcext:value-type="float">
            <text:p>0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-434.6206" calcext:value-type="float">
            <text:p>-434.6206</text:p>
          </table:table-cell>
          <table:table-cell office:value-type="float" office:value="1268.74" calcext:value-type="float">
            <text:p>1268.74</text:p>
          </table:table-cell>
          <table:table-cell office:value-type="float" office:value="-8.340895" calcext:value-type="float">
            <text:p>-8.340895</text:p>
          </table:table-cell>
          <table:table-cell office:value-type="float" office:value="149.9689" calcext:value-type="float">
            <text:p>149.9689</text:p>
          </table:table-cell>
          <table:table-cell office:value-type="float" office:value="9.501577" calcext:value-type="float">
            <text:p>9.501577</text:p>
          </table:table-cell>
          <table:table-cell office:value-type="float" office:value="0.01994526" calcext:value-type="float">
            <text:p>0.01994526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1349" calcext:value-type="float">
            <text:p>0.05961349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28792" calcext:value-type="float">
            <text:p>0.6728792</text:p>
          </table:table-cell>
          <table:table-cell office:value-type="float" office:value="370" calcext:value-type="float">
            <text:p>370</text:p>
          </table:table-cell>
          <table:table-cell office:value-type="float" office:value="-371.2445" calcext:value-type="float">
            <text:p>-371.2445</text:p>
          </table:table-cell>
          <table:table-cell office:value-type="float" office:value="0" calcext:value-type="float">
            <text:p>0</text:p>
          </table:table-cell>
          <table:table-cell office:value-type="float" office:value="303.2867" calcext:value-type="float">
            <text:p>303.2867</text:p>
          </table:table-cell>
          <table:table-cell office:value-type="float" office:value="1115.336" calcext:value-type="float">
            <text:p>1115.336</text:p>
          </table:table-cell>
          <table:table-cell office:value-type="float" office:value="1354.624" calcext:value-type="float">
            <text:p>1354.624</text:p>
          </table:table-cell>
          <table:table-cell office:value-type="float" office:value="1336.083" calcext:value-type="float">
            <text:p>1336.083</text:p>
          </table:table-cell>
          <table:table-cell office:value-type="float" office:value="805.704" calcext:value-type="float">
            <text:p>805.704</text:p>
          </table:table-cell>
          <table:table-cell office:value-type="float" office:value="1087.321" calcext:value-type="float">
            <text:p>1087.321</text:p>
          </table:table-cell>
          <table:table-cell office:value-type="float" office:value="426.5273" calcext:value-type="float">
            <text:p>426.5273</text:p>
          </table:table-cell>
          <table:table-cell office:value-type="float" office:value="1896.267" calcext:value-type="float">
            <text:p>1896.267</text:p>
          </table:table-cell>
          <table:table-cell office:value-type="float" office:value="2120.792" calcext:value-type="float">
            <text:p>2120.792</text:p>
          </table:table-cell>
          <table:table-cell office:value-type="float" office:value="1685.321" calcext:value-type="float">
            <text:p>1685.321</text:p>
          </table:table-cell>
          <table:table-cell office:value-type="float" office:value="586.5553" calcext:value-type="float">
            <text:p>586.5553</text:p>
          </table:table-cell>
          <table:table-cell office:value-type="float" office:value="571.1368" calcext:value-type="float">
            <text:p>571.1368</text:p>
          </table:table-cell>
          <table:table-cell office:value-type="float" office:value="142.8955" calcext:value-type="float">
            <text:p>142.8955</text:p>
          </table:table-cell>
          <table:table-cell office:value-type="float" office:value="35.71932" calcext:value-type="float">
            <text:p>35.71932</text:p>
          </table:table-cell>
          <table:table-cell office:value-type="float" office:value="0" calcext:value-type="float">
            <text:p>0</text:p>
          </table:table-cell>
          <table:table-cell office:value-type="float" office:value="-0.0783903" calcext:value-type="float">
            <text:p>-0.0783903</text:p>
          </table:table-cell>
          <table:table-cell office:value-type="float" office:value="0" calcext:value-type="float">
            <text:p>0</text:p>
          </table:table-cell>
          <table:table-cell office:value-type="float" office:value="1.190381" calcext:value-type="float">
            <text:p>1.190381</text:p>
          </table:table-cell>
          <table:table-cell office:value-type="float" office:value="85.70002" calcext:value-type="float">
            <text:p>85.70002</text:p>
          </table:table-cell>
          <table:table-cell office:value-type="float" office:value="-28.85462" calcext:value-type="float">
            <text:p>-28.85462</text:p>
          </table:table-cell>
          <table:table-cell office:value-type="float" office:value="56.8454" calcext:value-type="float">
            <text:p>56.8454</text:p>
          </table:table-cell>
          <table:table-cell office:value-type="float" office:value="-439.054" calcext:value-type="float">
            <text:p>-439.054</text:p>
          </table:table-cell>
          <table:table-cell office:value-type="float" office:value="0" calcext:value-type="float">
            <text:p>0</text:p>
          </table:table-cell>
          <table:table-cell office:value-type="float" office:value="12.33033" calcext:value-type="float">
            <text:p>12.3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10.7122" calcext:value-type="float">
            <text:p>210.7122</text:p>
          </table:table-cell>
          <table:table-cell office:value-type="float" office:value="13263.47" calcext:value-type="float">
            <text:p>13263.47</text:p>
          </table:table-cell>
          <table:table-cell office:value-type="float" office:value="0" calcext:value-type="float">
            <text:p>0</text:p>
          </table:table-cell>
          <table:table-cell office:value-type="float" office:value="0.284858" calcext:value-type="float">
            <text:p>0.284858</text:p>
          </table:table-cell>
          <table:table-cell office:value-type="float" office:value="-438.3141" calcext:value-type="float">
            <text:p>-438.3141</text:p>
          </table:table-cell>
          <table:table-cell office:value-type="float" office:value="1281.1" calcext:value-type="float">
            <text:p>1281.1</text:p>
          </table:table-cell>
          <table:table-cell office:value-type="float" office:value="-9.268648" calcext:value-type="float">
            <text:p>-9.268648</text:p>
          </table:table-cell>
          <table:table-cell office:value-type="float" office:value="149.044" calcext:value-type="float">
            <text:p>149.044</text:p>
          </table:table-cell>
          <table:table-cell office:value-type="float" office:value="9.405889" calcext:value-type="float">
            <text:p>9.405889</text:p>
          </table:table-cell>
          <table:table-cell office:value-type="float" office:value="0.02013044" calcext:value-type="float">
            <text:p>0.02013044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1743" calcext:value-type="float">
            <text:p>0.05961743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38836" calcext:value-type="float">
            <text:p>0.6738836</text:p>
          </table:table-cell>
          <table:table-cell office:value-type="float" office:value="370" calcext:value-type="float">
            <text:p>370</text:p>
          </table:table-cell>
          <table:table-cell office:value-type="float" office:value="-366.5469" calcext:value-type="float">
            <text:p>-366.5469</text:p>
          </table:table-cell>
          <table:table-cell office:value-type="float" office:value="0" calcext:value-type="float">
            <text:p>0</text:p>
          </table:table-cell>
          <table:table-cell office:value-type="float" office:value="303.4681" calcext:value-type="float">
            <text:p>303.4681</text:p>
          </table:table-cell>
          <table:table-cell office:value-type="float" office:value="1114.637" calcext:value-type="float">
            <text:p>1114.637</text:p>
          </table:table-cell>
          <table:table-cell office:value-type="float" office:value="1353.936" calcext:value-type="float">
            <text:p>1353.936</text:p>
          </table:table-cell>
          <table:table-cell office:value-type="float" office:value="1335.626" calcext:value-type="float">
            <text:p>1335.626</text:p>
          </table:table-cell>
          <table:table-cell office:value-type="float" office:value="805.4226" calcext:value-type="float">
            <text:p>805.4226</text:p>
          </table:table-cell>
          <table:table-cell office:value-type="float" office:value="1087.03" calcext:value-type="float">
            <text:p>1087.03</text:p>
          </table:table-cell>
          <table:table-cell office:value-type="float" office:value="426.4146" calcext:value-type="float">
            <text:p>426.4146</text:p>
          </table:table-cell>
          <table:table-cell office:value-type="float" office:value="1896.04" calcext:value-type="float">
            <text:p>1896.04</text:p>
          </table:table-cell>
          <table:table-cell office:value-type="float" office:value="2120.654" calcext:value-type="float">
            <text:p>2120.654</text:p>
          </table:table-cell>
          <table:table-cell office:value-type="float" office:value="1685.259" calcext:value-type="float">
            <text:p>1685.259</text:p>
          </table:table-cell>
          <table:table-cell office:value-type="float" office:value="586.5441" calcext:value-type="float">
            <text:p>586.5441</text:p>
          </table:table-cell>
          <table:table-cell office:value-type="float" office:value="571.1284" calcext:value-type="float">
            <text:p>571.1284</text:p>
          </table:table-cell>
          <table:table-cell office:value-type="float" office:value="142.8952" calcext:value-type="float">
            <text:p>142.8952</text:p>
          </table:table-cell>
          <table:table-cell office:value-type="float" office:value="35.71925" calcext:value-type="float">
            <text:p>35.71925</text:p>
          </table:table-cell>
          <table:table-cell office:value-type="float" office:value="0" calcext:value-type="float">
            <text:p>0</text:p>
          </table:table-cell>
          <table:table-cell office:value-type="float" office:value="-0.07875621" calcext:value-type="float">
            <text:p>-0.07875621</text:p>
          </table:table-cell>
          <table:table-cell office:value-type="float" office:value="0" calcext:value-type="float">
            <text:p>0</text:p>
          </table:table-cell>
          <table:table-cell office:value-type="float" office:value="1.298179" calcext:value-type="float">
            <text:p>1.298179</text:p>
          </table:table-cell>
          <table:table-cell office:value-type="float" office:value="96.82033" calcext:value-type="float">
            <text:p>96.82033</text:p>
          </table:table-cell>
          <table:table-cell office:value-type="float" office:value="-32.5242" calcext:value-type="float">
            <text:p>-32.5242</text:p>
          </table:table-cell>
          <table:table-cell office:value-type="float" office:value="64.29613" calcext:value-type="float">
            <text:p>64.29613</text:p>
          </table:table-cell>
          <table:table-cell office:value-type="float" office:value="-441.8399" calcext:value-type="float">
            <text:p>-441.8399</text:p>
          </table:table-cell>
          <table:table-cell office:value-type="float" office:value="0" calcext:value-type="float">
            <text:p>0</text:p>
          </table:table-cell>
          <table:table-cell office:value-type="float" office:value="12.34871" calcext:value-type="float">
            <text:p>12.3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09.2041" calcext:value-type="float">
            <text:p>209.2041</text:p>
          </table:table-cell>
          <table:table-cell office:value-type="float" office:value="13262.11" calcext:value-type="float">
            <text:p>13262.11</text:p>
          </table:table-cell>
          <table:table-cell office:value-type="float" office:value="0" calcext:value-type="float">
            <text:p>0</text:p>
          </table:table-cell>
          <table:table-cell office:value-type="float" office:value="0.3213742" calcext:value-type="float">
            <text:p>0.3213742</text:p>
          </table:table-cell>
          <table:table-cell office:value-type="float" office:value="-442.0684" calcext:value-type="float">
            <text:p>-442.0684</text:p>
          </table:table-cell>
          <table:table-cell office:value-type="float" office:value="1293.441" calcext:value-type="float">
            <text:p>1293.441</text:p>
          </table:table-cell>
          <table:table-cell office:value-type="float" office:value="-10.27358" calcext:value-type="float">
            <text:p>-10.27358</text:p>
          </table:table-cell>
          <table:table-cell office:value-type="float" office:value="148.038" calcext:value-type="float">
            <text:p>148.038</text:p>
          </table:table-cell>
          <table:table-cell office:value-type="float" office:value="9.307508" calcext:value-type="float">
            <text:p>9.307508</text:p>
          </table:table-cell>
          <table:table-cell office:value-type="float" office:value="0.0203752" calcext:value-type="float">
            <text:p>0.0203752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2136" calcext:value-type="float">
            <text:p>0.05962136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48654" calcext:value-type="float">
            <text:p>0.6748654</text:p>
          </table:table-cell>
          <table:table-cell office:value-type="float" office:value="370" calcext:value-type="float">
            <text:p>370</text:p>
          </table:table-cell>
          <table:table-cell office:value-type="float" office:value="-362.5637" calcext:value-type="float">
            <text:p>-362.5637</text:p>
          </table:table-cell>
          <table:table-cell office:value-type="float" office:value="0" calcext:value-type="float">
            <text:p>0</text:p>
          </table:table-cell>
          <table:table-cell office:value-type="float" office:value="303.6523" calcext:value-type="float">
            <text:p>303.6523</text:p>
          </table:table-cell>
          <table:table-cell office:value-type="float" office:value="1113.957" calcext:value-type="float">
            <text:p>1113.957</text:p>
          </table:table-cell>
          <table:table-cell office:value-type="float" office:value="1353.255" calcext:value-type="float">
            <text:p>1353.255</text:p>
          </table:table-cell>
          <table:table-cell office:value-type="float" office:value="1335.171" calcext:value-type="float">
            <text:p>1335.171</text:p>
          </table:table-cell>
          <table:table-cell office:value-type="float" office:value="805.1408" calcext:value-type="float">
            <text:p>805.1408</text:p>
          </table:table-cell>
          <table:table-cell office:value-type="float" office:value="1086.736" calcext:value-type="float">
            <text:p>1086.736</text:p>
          </table:table-cell>
          <table:table-cell office:value-type="float" office:value="426.3013" calcext:value-type="float">
            <text:p>426.3013</text:p>
          </table:table-cell>
          <table:table-cell office:value-type="float" office:value="1895.812" calcext:value-type="float">
            <text:p>1895.812</text:p>
          </table:table-cell>
          <table:table-cell office:value-type="float" office:value="2120.516" calcext:value-type="float">
            <text:p>2120.516</text:p>
          </table:table-cell>
          <table:table-cell office:value-type="float" office:value="1685.196" calcext:value-type="float">
            <text:p>1685.196</text:p>
          </table:table-cell>
          <table:table-cell office:value-type="float" office:value="586.5329" calcext:value-type="float">
            <text:p>586.5329</text:p>
          </table:table-cell>
          <table:table-cell office:value-type="float" office:value="571.1199" calcext:value-type="float">
            <text:p>571.1199</text:p>
          </table:table-cell>
          <table:table-cell office:value-type="float" office:value="142.895" calcext:value-type="float">
            <text:p>142.895</text:p>
          </table:table-cell>
          <table:table-cell office:value-type="float" office:value="35.71917" calcext:value-type="float">
            <text:p>35.71917</text:p>
          </table:table-cell>
          <table:table-cell office:value-type="float" office:value="0" calcext:value-type="float">
            <text:p>0</text:p>
          </table:table-cell>
          <table:table-cell office:value-type="float" office:value="-0.0791175" calcext:value-type="float">
            <text:p>-0.0791175</text:p>
          </table:table-cell>
          <table:table-cell office:value-type="float" office:value="0" calcext:value-type="float">
            <text:p>0</text:p>
          </table:table-cell>
          <table:table-cell office:value-type="float" office:value="1.402745" calcext:value-type="float">
            <text:p>1.402745</text:p>
          </table:table-cell>
          <table:table-cell office:value-type="float" office:value="107.7374" calcext:value-type="float">
            <text:p>107.7374</text:p>
          </table:table-cell>
          <table:table-cell office:value-type="float" office:value="-36.7227" calcext:value-type="float">
            <text:p>-36.7227</text:p>
          </table:table-cell>
          <table:table-cell office:value-type="float" office:value="71.01471" calcext:value-type="float">
            <text:p>71.01471</text:p>
          </table:table-cell>
          <table:table-cell office:value-type="float" office:value="-444.6113" calcext:value-type="float">
            <text:p>-444.6113</text:p>
          </table:table-cell>
          <table:table-cell office:value-type="float" office:value="0" calcext:value-type="float">
            <text:p>0</text:p>
          </table:table-cell>
          <table:table-cell office:value-type="float" office:value="12.36904" calcext:value-type="float">
            <text:p>12.36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07.7366" calcext:value-type="float">
            <text:p>207.7366</text:p>
          </table:table-cell>
          <table:table-cell office:value-type="float" office:value="13260.74" calcext:value-type="float">
            <text:p>13260.74</text:p>
          </table:table-cell>
          <table:table-cell office:value-type="float" office:value="0" calcext:value-type="float">
            <text:p>0</text:p>
          </table:table-cell>
          <table:table-cell office:value-type="float" office:value="0.3580349" calcext:value-type="float">
            <text:p>0.3580349</text:p>
          </table:table-cell>
          <table:table-cell office:value-type="float" office:value="-445.8365" calcext:value-type="float">
            <text:p>-445.8365</text:p>
          </table:table-cell>
          <table:table-cell office:value-type="float" office:value="1302.151" calcext:value-type="float">
            <text:p>1302.151</text:p>
          </table:table-cell>
          <table:table-cell office:value-type="float" office:value="-11.32234" calcext:value-type="float">
            <text:p>-11.32234</text:p>
          </table:table-cell>
          <table:table-cell office:value-type="float" office:value="146.9884" calcext:value-type="float">
            <text:p>146.9884</text:p>
          </table:table-cell>
          <table:table-cell office:value-type="float" office:value="9.203688" calcext:value-type="float">
            <text:p>9.203688</text:p>
          </table:table-cell>
          <table:table-cell office:value-type="float" office:value="0.02070153" calcext:value-type="float">
            <text:p>0.02070153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25" calcext:value-type="float">
            <text:p>0.059625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58257" calcext:value-type="float">
            <text:p>0.6758257</text:p>
          </table:table-cell>
          <table:table-cell office:value-type="float" office:value="370" calcext:value-type="float">
            <text:p>370</text:p>
          </table:table-cell>
          <table:table-cell office:value-type="float" office:value="-358.7593" calcext:value-type="float">
            <text:p>-358.7593</text:p>
          </table:table-cell>
          <table:table-cell office:value-type="float" office:value="0" calcext:value-type="float">
            <text:p>0</text:p>
          </table:table-cell>
          <table:table-cell office:value-type="float" office:value="303.8364" calcext:value-type="float">
            <text:p>303.8364</text:p>
          </table:table-cell>
          <table:table-cell office:value-type="float" office:value="1113.308" calcext:value-type="float">
            <text:p>1113.308</text:p>
          </table:table-cell>
          <table:table-cell office:value-type="float" office:value="1352.586" calcext:value-type="float">
            <text:p>1352.586</text:p>
          </table:table-cell>
          <table:table-cell office:value-type="float" office:value="1334.722" calcext:value-type="float">
            <text:p>1334.722</text:p>
          </table:table-cell>
          <table:table-cell office:value-type="float" office:value="804.8603" calcext:value-type="float">
            <text:p>804.8603</text:p>
          </table:table-cell>
          <table:table-cell office:value-type="float" office:value="1086.439" calcext:value-type="float">
            <text:p>1086.439</text:p>
          </table:table-cell>
          <table:table-cell office:value-type="float" office:value="426.1872" calcext:value-type="float">
            <text:p>426.1872</text:p>
          </table:table-cell>
          <table:table-cell office:value-type="float" office:value="1895.584" calcext:value-type="float">
            <text:p>1895.584</text:p>
          </table:table-cell>
          <table:table-cell office:value-type="float" office:value="2120.37" calcext:value-type="float">
            <text:p>2120.37</text:p>
          </table:table-cell>
          <table:table-cell office:value-type="float" office:value="1685.133" calcext:value-type="float">
            <text:p>1685.133</text:p>
          </table:table-cell>
          <table:table-cell office:value-type="float" office:value="586.5217" calcext:value-type="float">
            <text:p>586.5217</text:p>
          </table:table-cell>
          <table:table-cell office:value-type="float" office:value="571.1113" calcext:value-type="float">
            <text:p>571.1113</text:p>
          </table:table-cell>
          <table:table-cell office:value-type="float" office:value="142.8947" calcext:value-type="float">
            <text:p>142.8947</text:p>
          </table:table-cell>
          <table:table-cell office:value-type="float" office:value="35.71909" calcext:value-type="float">
            <text:p>35.71909</text:p>
          </table:table-cell>
          <table:table-cell office:value-type="float" office:value="0" calcext:value-type="float">
            <text:p>0</text:p>
          </table:table-cell>
          <table:table-cell office:value-type="float" office:value="-0.07946415" calcext:value-type="float">
            <text:p>-0.07946415</text:p>
          </table:table-cell>
          <table:table-cell office:value-type="float" office:value="0" calcext:value-type="float">
            <text:p>0</text:p>
          </table:table-cell>
          <table:table-cell office:value-type="float" office:value="1.516532" calcext:value-type="float">
            <text:p>1.516532</text:p>
          </table:table-cell>
          <table:table-cell office:value-type="float" office:value="118.6849" calcext:value-type="float">
            <text:p>118.6849</text:p>
          </table:table-cell>
          <table:table-cell office:value-type="float" office:value="-41.15738" calcext:value-type="float">
            <text:p>-41.15738</text:p>
          </table:table-cell>
          <table:table-cell office:value-type="float" office:value="77.52756" calcext:value-type="float">
            <text:p>77.52756</text:p>
          </table:table-cell>
          <table:table-cell office:value-type="float" office:value="-447.3493" calcext:value-type="float">
            <text:p>-447.3493</text:p>
          </table:table-cell>
          <table:table-cell office:value-type="float" office:value="0" calcext:value-type="float">
            <text:p>0</text:p>
          </table:table-cell>
          <table:table-cell office:value-type="float" office:value="12.38388" calcext:value-type="float">
            <text:p>12.3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206.5413" calcext:value-type="float">
            <text:p>206.5413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0" calcext:value-type="float">
            <text:p>0</text:p>
          </table:table-cell>
          <table:table-cell office:value-type="float" office:value="0.379329" calcext:value-type="float">
            <text:p>0.379329</text:p>
          </table:table-cell>
          <table:table-cell office:value-type="float" office:value="-449.1031" calcext:value-type="float">
            <text:p>-449.1031</text:p>
          </table:table-cell>
          <table:table-cell office:value-type="float" office:value="1314.087" calcext:value-type="float">
            <text:p>1314.087</text:p>
          </table:table-cell>
          <table:table-cell office:value-type="float" office:value="-12.25312" calcext:value-type="float">
            <text:p>-12.25312</text:p>
          </table:table-cell>
          <table:table-cell office:value-type="float" office:value="146.2474" calcext:value-type="float">
            <text:p>146.2474</text:p>
          </table:table-cell>
          <table:table-cell office:value-type="float" office:value="9.117124" calcext:value-type="float">
            <text:p>9.117124</text:p>
          </table:table-cell>
          <table:table-cell office:value-type="float" office:value="0.02118643" calcext:value-type="float">
            <text:p>0.02118643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2858" calcext:value-type="float">
            <text:p>0.05962858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67656" calcext:value-type="float">
            <text:p>0.6767656</text:p>
          </table:table-cell>
          <table:table-cell office:value-type="float" office:value="370" calcext:value-type="float">
            <text:p>370</text:p>
          </table:table-cell>
          <table:table-cell office:value-type="float" office:value="-353.881" calcext:value-type="float">
            <text:p>-353.881</text:p>
          </table:table-cell>
          <table:table-cell office:value-type="float" office:value="0" calcext:value-type="float">
            <text:p>0</text:p>
          </table:table-cell>
          <table:table-cell office:value-type="float" office:value="303.9828" calcext:value-type="float">
            <text:p>303.9828</text:p>
          </table:table-cell>
          <table:table-cell office:value-type="float" office:value="1112.848" calcext:value-type="float">
            <text:p>1112.848</text:p>
          </table:table-cell>
          <table:table-cell office:value-type="float" office:value="1352.058" calcext:value-type="float">
            <text:p>1352.058</text:p>
          </table:table-cell>
          <table:table-cell office:value-type="float" office:value="1334.337" calcext:value-type="float">
            <text:p>1334.337</text:p>
          </table:table-cell>
          <table:table-cell office:value-type="float" office:value="804.6053" calcext:value-type="float">
            <text:p>804.6053</text:p>
          </table:table-cell>
          <table:table-cell office:value-type="float" office:value="1086.156" calcext:value-type="float">
            <text:p>1086.156</text:p>
          </table:table-cell>
          <table:table-cell office:value-type="float" office:value="426.0737" calcext:value-type="float">
            <text:p>426.0737</text:p>
          </table:table-cell>
          <table:table-cell office:value-type="float" office:value="1895.354" calcext:value-type="float">
            <text:p>1895.354</text:p>
          </table:table-cell>
          <table:table-cell office:value-type="float" office:value="2120.219" calcext:value-type="float">
            <text:p>2120.219</text:p>
          </table:table-cell>
          <table:table-cell office:value-type="float" office:value="1685.069" calcext:value-type="float">
            <text:p>1685.069</text:p>
          </table:table-cell>
          <table:table-cell office:value-type="float" office:value="586.5104" calcext:value-type="float">
            <text:p>586.5104</text:p>
          </table:table-cell>
          <table:table-cell office:value-type="float" office:value="571.1028" calcext:value-type="float">
            <text:p>571.1028</text:p>
          </table:table-cell>
          <table:table-cell office:value-type="float" office:value="142.8944" calcext:value-type="float">
            <text:p>142.8944</text:p>
          </table:table-cell>
          <table:table-cell office:value-type="float" office:value="35.71902" calcext:value-type="float">
            <text:p>35.71902</text:p>
          </table:table-cell>
          <table:table-cell office:value-type="float" office:value="0" calcext:value-type="float">
            <text:p>0</text:p>
          </table:table-cell>
          <table:table-cell office:value-type="float" office:value="-0.0796539" calcext:value-type="float">
            <text:p>-0.0796539</text:p>
          </table:table-cell>
          <table:table-cell office:value-type="float" office:value="0" calcext:value-type="float">
            <text:p>0</text:p>
          </table:table-cell>
          <table:table-cell office:value-type="float" office:value="1.601768" calcext:value-type="float">
            <text:p>1.601768</text:p>
          </table:table-cell>
          <table:table-cell office:value-type="float" office:value="128.9544" calcext:value-type="float">
            <text:p>128.9544</text:p>
          </table:table-cell>
          <table:table-cell office:value-type="float" office:value="-44.21348" calcext:value-type="float">
            <text:p>-44.21348</text:p>
          </table:table-cell>
          <table:table-cell office:value-type="float" office:value="84.74089" calcext:value-type="float">
            <text:p>84.74089</text:p>
          </table:table-cell>
          <table:table-cell office:value-type="float" office:value="-449.6585" calcext:value-type="float">
            <text:p>-449.6585</text:p>
          </table:table-cell>
          <table:table-cell office:value-type="float" office:value="0" calcext:value-type="float">
            <text:p>0</text:p>
          </table:table-cell>
          <table:table-cell office:value-type="float" office:value="12.35536" calcext:value-type="float">
            <text:p>12.3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05.439" calcext:value-type="float">
            <text:p>205.439</text:p>
          </table:table-cell>
          <table:table-cell office:value-type="float" office:value="13258.35" calcext:value-type="float">
            <text:p>13258.35</text:p>
          </table:table-cell>
          <table:table-cell office:value-type="float" office:value="0" calcext:value-type="float">
            <text:p>0</text:p>
          </table:table-cell>
          <table:table-cell office:value-type="float" office:value="0.4181929" calcext:value-type="float">
            <text:p>0.4181929</text:p>
          </table:table-cell>
          <table:table-cell office:value-type="float" office:value="-452.2674" calcext:value-type="float">
            <text:p>-452.2674</text:p>
          </table:table-cell>
          <table:table-cell office:value-type="float" office:value="1325.469" calcext:value-type="float">
            <text:p>1325.469</text:p>
          </table:table-cell>
          <table:table-cell office:value-type="float" office:value="-13.30315" calcext:value-type="float">
            <text:p>-13.30315</text:p>
          </table:table-cell>
          <table:table-cell office:value-type="float" office:value="145.3531" calcext:value-type="float">
            <text:p>145.3531</text:p>
          </table:table-cell>
          <table:table-cell office:value-type="float" office:value="9.026398" calcext:value-type="float">
            <text:p>9.026398</text:p>
          </table:table-cell>
          <table:table-cell office:value-type="float" office:value="0.0216985" calcext:value-type="float">
            <text:p>0.0216985</text:p>
          </table:table-cell>
          <table:table-cell office:value-type="float" office:value="1.179391" calcext:value-type="float">
            <text:p>1.179391</text:p>
          </table:table-cell>
          <table:table-cell office:value-type="float" office:value="0.05963201" calcext:value-type="float">
            <text:p>0.05963201</text:p>
          </table:table-cell>
          <table:table-cell office:value-type="float" office:value="0.01191816" calcext:value-type="float">
            <text:p>0.01191816</text:p>
          </table:table-cell>
          <table:table-cell office:value-type="float" office:value="0.6776833" calcext:value-type="float">
            <text:p>0.6776833</text:p>
          </table:table-cell>
          <table:table-cell office:value-type="float" office:value="370" calcext:value-type="float">
            <text:p>370</text:p>
          </table:table-cell>
          <table:table-cell office:value-type="float" office:value="-348.5718" calcext:value-type="float">
            <text:p>-348.5718</text:p>
          </table:table-cell>
          <table:table-cell office:value-type="float" office:value="0" calcext:value-type="float">
            <text:p>0</text:p>
          </table:table-cell>
          <table:table-cell office:value-type="float" office:value="304.1371" calcext:value-type="float">
            <text:p>304.1371</text:p>
          </table:table-cell>
          <table:table-cell office:value-type="float" office:value="1112.368" calcext:value-type="float">
            <text:p>1112.368</text:p>
          </table:table-cell>
          <table:table-cell office:value-type="float" office:value="1351.563" calcext:value-type="float">
            <text:p>1351.563</text:p>
          </table:table-cell>
          <table:table-cell office:value-type="float" office:value="1333.994" calcext:value-type="float">
            <text:p>1333.994</text:p>
          </table:table-cell>
          <table:table-cell office:value-type="float" office:value="804.3986" calcext:value-type="float">
            <text:p>804.3986</text:p>
          </table:table-cell>
          <table:table-cell office:value-type="float" office:value="1085.913" calcext:value-type="float">
            <text:p>1085.913</text:p>
          </table:table-cell>
          <table:table-cell office:value-type="float" office:value="425.9738" calcext:value-type="float">
            <text:p>425.9738</text:p>
          </table:table-cell>
          <table:table-cell office:value-type="float" office:value="1895.132" calcext:value-type="float">
            <text:p>1895.132</text:p>
          </table:table-cell>
          <table:table-cell office:value-type="float" office:value="2120.068" calcext:value-type="float">
            <text:p>2120.068</text:p>
          </table:table-cell>
          <table:table-cell office:value-type="float" office:value="1685.006" calcext:value-type="float">
            <text:p>1685.006</text:p>
          </table:table-cell>
          <table:table-cell office:value-type="float" office:value="586.4992" calcext:value-type="float">
            <text:p>586.4992</text:p>
          </table:table-cell>
          <table:table-cell office:value-type="float" office:value="571.0942" calcext:value-type="float">
            <text:p>571.0942</text:p>
          </table:table-cell>
          <table:table-cell office:value-type="float" office:value="142.8941" calcext:value-type="float">
            <text:p>142.8941</text:p>
          </table:table-cell>
          <table:table-cell office:value-type="float" office:value="35.71894" calcext:value-type="float">
            <text:p>35.71894</text:p>
          </table:table-cell>
          <table:table-cell office:value-type="float" office:value="0" calcext:value-type="float">
            <text:p>0</text:p>
          </table:table-cell>
          <table:table-cell office:value-type="float" office:value="-0.07983054" calcext:value-type="float">
            <text:p>-0.07983054</text:p>
          </table:table-cell>
          <table:table-cell office:value-type="float" office:value="0" calcext:value-type="float">
            <text:p>0</text:p>
          </table:table-cell>
          <table:table-cell office:value-type="float" office:value="1.70989" calcext:value-type="float">
            <text:p>1.70989</text:p>
          </table:table-cell>
          <table:table-cell office:value-type="float" office:value="140.9676" calcext:value-type="float">
            <text:p>140.9676</text:p>
          </table:table-cell>
          <table:table-cell office:value-type="float" office:value="-48.82273" calcext:value-type="float">
            <text:p>-48.82273</text:p>
          </table:table-cell>
          <table:table-cell office:value-type="float" office:value="92.14488" calcext:value-type="float">
            <text:p>92.14488</text:p>
          </table:table-cell>
          <table:table-cell office:value-type="float" office:value="-451.8097" calcext:value-type="float">
            <text:p>-451.8097</text:p>
          </table:table-cell>
          <table:table-cell office:value-type="float" office:value="0" calcext:value-type="float">
            <text:p>0</text:p>
          </table:table-cell>
          <table:table-cell office:value-type="float" office:value="12.38973" calcext:value-type="float">
            <text:p>12.3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03.9393" calcext:value-type="float">
            <text:p>203.9393</text:p>
          </table:table-cell>
          <table:table-cell office:value-type="float" office:value="13257.26" calcext:value-type="float">
            <text:p>13257.26</text:p>
          </table:table-cell>
          <table:table-cell office:value-type="float" office:value="0" calcext:value-type="float">
            <text:p>0</text:p>
          </table:table-cell>
          <table:table-cell office:value-type="float" office:value="0.4427963" calcext:value-type="float">
            <text:p>0.4427963</text:p>
          </table:table-cell>
          <table:table-cell office:value-type="float" office:value="-455.6048" calcext:value-type="float">
            <text:p>-455.6048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-14.47358" calcext:value-type="float">
            <text:p>-14.47358</text:p>
          </table:table-cell>
          <table:table-cell office:value-type="float" office:value="144.8315" calcext:value-type="float">
            <text:p>144.8315</text:p>
          </table:table-cell>
          <table:table-cell office:value-type="float" office:value="8.69013" calcext:value-type="float">
            <text:p>8.69013</text:p>
          </table:table-cell>
          <table:table-cell office:value-type="float" office:value="0.02149783" calcext:value-type="float">
            <text:p>0.0214978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87535" calcext:value-type="float">
            <text:p>0.05987535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43653" calcext:value-type="float">
            <text:p>0.6843653</text:p>
          </table:table-cell>
          <table:table-cell office:value-type="float" office:value="370" calcext:value-type="float">
            <text:p>370</text:p>
          </table:table-cell>
          <table:table-cell office:value-type="float" office:value="-338.4193" calcext:value-type="float">
            <text:p>-338.4193</text:p>
          </table:table-cell>
          <table:table-cell office:value-type="float" office:value="0" calcext:value-type="float">
            <text:p>0</text:p>
          </table:table-cell>
          <table:table-cell office:value-type="float" office:value="304.3033" calcext:value-type="float">
            <text:p>304.3033</text:p>
          </table:table-cell>
          <table:table-cell office:value-type="float" office:value="1111.835" calcext:value-type="float">
            <text:p>1111.835</text:p>
          </table:table-cell>
          <table:table-cell office:value-type="float" office:value="1351.072" calcext:value-type="float">
            <text:p>1351.072</text:p>
          </table:table-cell>
          <table:table-cell office:value-type="float" office:value="1333.637" calcext:value-type="float">
            <text:p>1333.637</text:p>
          </table:table-cell>
          <table:table-cell office:value-type="float" office:value="804.1675" calcext:value-type="float">
            <text:p>804.1675</text:p>
          </table:table-cell>
          <table:table-cell office:value-type="float" office:value="1085.66" calcext:value-type="float">
            <text:p>1085.66</text:p>
          </table:table-cell>
          <table:table-cell office:value-type="float" office:value="425.8716" calcext:value-type="float">
            <text:p>425.8716</text:p>
          </table:table-cell>
          <table:table-cell office:value-type="float" office:value="1894.914" calcext:value-type="float">
            <text:p>1894.914</text:p>
          </table:table-cell>
          <table:table-cell office:value-type="float" office:value="2119.921" calcext:value-type="float">
            <text:p>2119.921</text:p>
          </table:table-cell>
          <table:table-cell office:value-type="float" office:value="1684.943" calcext:value-type="float">
            <text:p>1684.943</text:p>
          </table:table-cell>
          <table:table-cell office:value-type="float" office:value="586.4879" calcext:value-type="float">
            <text:p>586.4879</text:p>
          </table:table-cell>
          <table:table-cell office:value-type="float" office:value="571.0856" calcext:value-type="float">
            <text:p>571.0856</text:p>
          </table:table-cell>
          <table:table-cell office:value-type="float" office:value="142.8937" calcext:value-type="float">
            <text:p>142.8937</text:p>
          </table:table-cell>
          <table:table-cell office:value-type="float" office:value="35.71886" calcext:value-type="float">
            <text:p>35.71886</text:p>
          </table:table-cell>
          <table:table-cell office:value-type="float" office:value="0" calcext:value-type="float">
            <text:p>0</text:p>
          </table:table-cell>
          <table:table-cell office:value-type="float" office:value="-0.08078559" calcext:value-type="float">
            <text:p>-0.08078559</text:p>
          </table:table-cell>
          <table:table-cell office:value-type="float" office:value="0" calcext:value-type="float">
            <text:p>0</text:p>
          </table:table-cell>
          <table:table-cell office:value-type="float" office:value="1.862362" calcext:value-type="float">
            <text:p>1.862362</text:p>
          </table:table-cell>
          <table:table-cell office:value-type="float" office:value="158.5374" calcext:value-type="float">
            <text:p>158.5374</text:p>
          </table:table-cell>
          <table:table-cell office:value-type="float" office:value="-54.0586" calcext:value-type="float">
            <text:p>-54.0586</text:p>
          </table:table-cell>
          <table:table-cell office:value-type="float" office:value="104.4788" calcext:value-type="float">
            <text:p>104.4788</text:p>
          </table:table-cell>
          <table:table-cell office:value-type="float" office:value="-454.2747" calcext:value-type="float">
            <text:p>-454.2747</text:p>
          </table:table-cell>
          <table:table-cell office:value-type="float" office:value="0" calcext:value-type="float">
            <text:p>0</text:p>
          </table:table-cell>
          <table:table-cell office:value-type="float" office:value="12.68001" calcext:value-type="float">
            <text:p>12.6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02.613" calcext:value-type="float">
            <text:p>202.613</text:p>
          </table:table-cell>
          <table:table-cell office:value-type="float" office:value="13256.12" calcext:value-type="float">
            <text:p>13256.12</text:p>
          </table:table-cell>
          <table:table-cell office:value-type="float" office:value="0" calcext:value-type="float">
            <text:p>0</text:p>
          </table:table-cell>
          <table:table-cell office:value-type="float" office:value="0.4826621" calcext:value-type="float">
            <text:p>0.4826621</text:p>
          </table:table-cell>
          <table:table-cell office:value-type="float" office:value="-459.3412" calcext:value-type="float">
            <text:p>-459.3412</text:p>
          </table:table-cell>
          <table:table-cell office:value-type="float" office:value="1348.74" calcext:value-type="float">
            <text:p>1348.74</text:p>
          </table:table-cell>
          <table:table-cell office:value-type="float" office:value="-15.81142" calcext:value-type="float">
            <text:p>-15.81142</text:p>
          </table:table-cell>
          <table:table-cell office:value-type="float" office:value="144.1322" calcext:value-type="float">
            <text:p>144.1322</text:p>
          </table:table-cell>
          <table:table-cell office:value-type="float" office:value="8.540522" calcext:value-type="float">
            <text:p>8.540522</text:p>
          </table:table-cell>
          <table:table-cell office:value-type="float" office:value="0.02182314" calcext:value-type="float">
            <text:p>0.0218231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238" calcext:value-type="float">
            <text:p>0.05994238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46168" calcext:value-type="float">
            <text:p>0.6846168</text:p>
          </table:table-cell>
          <table:table-cell office:value-type="float" office:value="370" calcext:value-type="float">
            <text:p>370</text:p>
          </table:table-cell>
          <table:table-cell office:value-type="float" office:value="-330.7572" calcext:value-type="float">
            <text:p>-330.7572</text:p>
          </table:table-cell>
          <table:table-cell office:value-type="float" office:value="0" calcext:value-type="float">
            <text:p>0</text:p>
          </table:table-cell>
          <table:table-cell office:value-type="float" office:value="304.4544" calcext:value-type="float">
            <text:p>304.4544</text:p>
          </table:table-cell>
          <table:table-cell office:value-type="float" office:value="1111.231" calcext:value-type="float">
            <text:p>1111.231</text:p>
          </table:table-cell>
          <table:table-cell office:value-type="float" office:value="1350.558" calcext:value-type="float">
            <text:p>1350.558</text:p>
          </table:table-cell>
          <table:table-cell office:value-type="float" office:value="1333.293" calcext:value-type="float">
            <text:p>1333.293</text:p>
          </table:table-cell>
          <table:table-cell office:value-type="float" office:value="803.9441" calcext:value-type="float">
            <text:p>803.9441</text:p>
          </table:table-cell>
          <table:table-cell office:value-type="float" office:value="1085.415" calcext:value-type="float">
            <text:p>1085.415</text:p>
          </table:table-cell>
          <table:table-cell office:value-type="float" office:value="425.7725" calcext:value-type="float">
            <text:p>425.7725</text:p>
          </table:table-cell>
          <table:table-cell office:value-type="float" office:value="1894.692" calcext:value-type="float">
            <text:p>1894.692</text:p>
          </table:table-cell>
          <table:table-cell office:value-type="float" office:value="2119.784" calcext:value-type="float">
            <text:p>2119.784</text:p>
          </table:table-cell>
          <table:table-cell office:value-type="float" office:value="1684.88" calcext:value-type="float">
            <text:p>1684.88</text:p>
          </table:table-cell>
          <table:table-cell office:value-type="float" office:value="586.4766" calcext:value-type="float">
            <text:p>586.4766</text:p>
          </table:table-cell>
          <table:table-cell office:value-type="float" office:value="571.077" calcext:value-type="float">
            <text:p>571.077</text:p>
          </table:table-cell>
          <table:table-cell office:value-type="float" office:value="142.8934" calcext:value-type="float">
            <text:p>142.8934</text:p>
          </table:table-cell>
          <table:table-cell office:value-type="float" office:value="35.71879" calcext:value-type="float">
            <text:p>35.71879</text:p>
          </table:table-cell>
          <table:table-cell office:value-type="float" office:value="0" calcext:value-type="float">
            <text:p>0</text:p>
          </table:table-cell>
          <table:table-cell office:value-type="float" office:value="-0.08104779" calcext:value-type="float">
            <text:p>-0.08104779</text:p>
          </table:table-cell>
          <table:table-cell office:value-type="float" office:value="0" calcext:value-type="float">
            <text:p>0</text:p>
          </table:table-cell>
          <table:table-cell office:value-type="float" office:value="1.996806" calcext:value-type="float">
            <text:p>1.996806</text:p>
          </table:table-cell>
          <table:table-cell office:value-type="float" office:value="174.5159" calcext:value-type="float">
            <text:p>174.5159</text:p>
          </table:table-cell>
          <table:table-cell office:value-type="float" office:value="-59.99132" calcext:value-type="float">
            <text:p>-59.99132</text:p>
          </table:table-cell>
          <table:table-cell office:value-type="float" office:value="114.5246" calcext:value-type="float">
            <text:p>114.5246</text:p>
          </table:table-cell>
          <table:table-cell office:value-type="float" office:value="-456.6437" calcext:value-type="float">
            <text:p>-456.6437</text:p>
          </table:table-cell>
          <table:table-cell office:value-type="float" office:value="0" calcext:value-type="float">
            <text:p>0</text:p>
          </table:table-cell>
          <table:table-cell office:value-type="float" office:value="12.64896" calcext:value-type="float">
            <text:p>12.64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01.3264" calcext:value-type="float">
            <text:p>201.3264</text:p>
          </table:table-cell>
          <table:table-cell office:value-type="float" office:value="13254.88" calcext:value-type="float">
            <text:p>13254.88</text:p>
          </table:table-cell>
          <table:table-cell office:value-type="float" office:value="0" calcext:value-type="float">
            <text:p>0</text:p>
          </table:table-cell>
          <table:table-cell office:value-type="float" office:value="0.5352219" calcext:value-type="float">
            <text:p>0.5352219</text:p>
          </table:table-cell>
          <table:table-cell office:value-type="float" office:value="-463.1116" calcext:value-type="float">
            <text:p>-463.1116</text:p>
          </table:table-cell>
          <table:table-cell office:value-type="float" office:value="1361.27" calcext:value-type="float">
            <text:p>1361.27</text:p>
          </table:table-cell>
          <table:table-cell office:value-type="float" office:value="-17.18156" calcext:value-type="float">
            <text:p>-17.18156</text:p>
          </table:table-cell>
          <table:table-cell office:value-type="float" office:value="143.2792" calcext:value-type="float">
            <text:p>143.2792</text:p>
          </table:table-cell>
          <table:table-cell office:value-type="float" office:value="8.413542" calcext:value-type="float">
            <text:p>8.413542</text:p>
          </table:table-cell>
          <table:table-cell office:value-type="float" office:value="0.02221562" calcext:value-type="float">
            <text:p>0.0222156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345" calcext:value-type="float">
            <text:p>0.05994345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49061" calcext:value-type="float">
            <text:p>0.6849061</text:p>
          </table:table-cell>
          <table:table-cell office:value-type="float" office:value="370" calcext:value-type="float">
            <text:p>370</text:p>
          </table:table-cell>
          <table:table-cell office:value-type="float" office:value="-321.9705" calcext:value-type="float">
            <text:p>-321.9705</text:p>
          </table:table-cell>
          <table:table-cell office:value-type="float" office:value="0" calcext:value-type="float">
            <text:p>0</text:p>
          </table:table-cell>
          <table:table-cell office:value-type="float" office:value="304.637" calcext:value-type="float">
            <text:p>304.637</text:p>
          </table:table-cell>
          <table:table-cell office:value-type="float" office:value="1110.621" calcext:value-type="float">
            <text:p>1110.621</text:p>
          </table:table-cell>
          <table:table-cell office:value-type="float" office:value="1349.996" calcext:value-type="float">
            <text:p>1349.996</text:p>
          </table:table-cell>
          <table:table-cell office:value-type="float" office:value="1332.922" calcext:value-type="float">
            <text:p>1332.922</text:p>
          </table:table-cell>
          <table:table-cell office:value-type="float" office:value="803.7078" calcext:value-type="float">
            <text:p>803.7078</text:p>
          </table:table-cell>
          <table:table-cell office:value-type="float" office:value="1085.159" calcext:value-type="float">
            <text:p>1085.159</text:p>
          </table:table-cell>
          <table:table-cell office:value-type="float" office:value="425.6712" calcext:value-type="float">
            <text:p>425.6712</text:p>
          </table:table-cell>
          <table:table-cell office:value-type="float" office:value="1894.469" calcext:value-type="float">
            <text:p>1894.469</text:p>
          </table:table-cell>
          <table:table-cell office:value-type="float" office:value="2119.648" calcext:value-type="float">
            <text:p>2119.648</text:p>
          </table:table-cell>
          <table:table-cell office:value-type="float" office:value="1684.817" calcext:value-type="float">
            <text:p>1684.817</text:p>
          </table:table-cell>
          <table:table-cell office:value-type="float" office:value="586.4654" calcext:value-type="float">
            <text:p>586.4654</text:p>
          </table:table-cell>
          <table:table-cell office:value-type="float" office:value="571.0684" calcext:value-type="float">
            <text:p>571.0684</text:p>
          </table:table-cell>
          <table:table-cell office:value-type="float" office:value="142.8931" calcext:value-type="float">
            <text:p>142.8931</text:p>
          </table:table-cell>
          <table:table-cell office:value-type="float" office:value="35.71871" calcext:value-type="float">
            <text:p>35.71871</text:p>
          </table:table-cell>
          <table:table-cell office:value-type="float" office:value="0" calcext:value-type="float">
            <text:p>0</text:p>
          </table:table-cell>
          <table:table-cell office:value-type="float" office:value="-0.08131272" calcext:value-type="float">
            <text:p>-0.08131272</text:p>
          </table:table-cell>
          <table:table-cell office:value-type="float" office:value="0" calcext:value-type="float">
            <text:p>0</text:p>
          </table:table-cell>
          <table:table-cell office:value-type="float" office:value="2.119439" calcext:value-type="float">
            <text:p>2.119439</text:p>
          </table:table-cell>
          <table:table-cell office:value-type="float" office:value="191.5985" calcext:value-type="float">
            <text:p>191.5985</text:p>
          </table:table-cell>
          <table:table-cell office:value-type="float" office:value="-65.90451" calcext:value-type="float">
            <text:p>-65.90451</text:p>
          </table:table-cell>
          <table:table-cell office:value-type="float" office:value="125.694" calcext:value-type="float">
            <text:p>125.694</text:p>
          </table:table-cell>
          <table:table-cell office:value-type="float" office:value="-459.0703" calcext:value-type="float">
            <text:p>-459.0703</text:p>
          </table:table-cell>
          <table:table-cell office:value-type="float" office:value="0" calcext:value-type="float">
            <text:p>0</text:p>
          </table:table-cell>
          <table:table-cell office:value-type="float" office:value="12.67301" calcext:value-type="float">
            <text:p>12.6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00.0458" calcext:value-type="float">
            <text:p>200.0458</text:p>
          </table:table-cell>
          <table:table-cell office:value-type="float" office:value="13253.6" calcext:value-type="float">
            <text:p>13253.6</text:p>
          </table:table-cell>
          <table:table-cell office:value-type="float" office:value="0" calcext:value-type="float">
            <text:p>0</text:p>
          </table:table-cell>
          <table:table-cell office:value-type="float" office:value="0.6031499" calcext:value-type="float">
            <text:p>0.6031499</text:p>
          </table:table-cell>
          <table:table-cell office:value-type="float" office:value="-467.0504" calcext:value-type="float">
            <text:p>-467.0504</text:p>
          </table:table-cell>
          <table:table-cell office:value-type="float" office:value="1373.163" calcext:value-type="float">
            <text:p>1373.163</text:p>
          </table:table-cell>
          <table:table-cell office:value-type="float" office:value="-18.66518" calcext:value-type="float">
            <text:p>-18.66518</text:p>
          </table:table-cell>
          <table:table-cell office:value-type="float" office:value="142.1023" calcext:value-type="float">
            <text:p>142.1023</text:p>
          </table:table-cell>
          <table:table-cell office:value-type="float" office:value="8.284739" calcext:value-type="float">
            <text:p>8.284739</text:p>
          </table:table-cell>
          <table:table-cell office:value-type="float" office:value="0.02267963" calcext:value-type="float">
            <text:p>0.0226796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453" calcext:value-type="float">
            <text:p>0.0599445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52436" calcext:value-type="float">
            <text:p>0.6852436</text:p>
          </table:table-cell>
          <table:table-cell office:value-type="float" office:value="370" calcext:value-type="float">
            <text:p>370</text:p>
          </table:table-cell>
          <table:table-cell office:value-type="float" office:value="-315.3402" calcext:value-type="float">
            <text:p>-315.3402</text:p>
          </table:table-cell>
          <table:table-cell office:value-type="float" office:value="0" calcext:value-type="float">
            <text:p>0</text:p>
          </table:table-cell>
          <table:table-cell office:value-type="float" office:value="304.8347" calcext:value-type="float">
            <text:p>304.8347</text:p>
          </table:table-cell>
          <table:table-cell office:value-type="float" office:value="1110.01" calcext:value-type="float">
            <text:p>1110.01</text:p>
          </table:table-cell>
          <table:table-cell office:value-type="float" office:value="1349.412" calcext:value-type="float">
            <text:p>1349.412</text:p>
          </table:table-cell>
          <table:table-cell office:value-type="float" office:value="1332.539" calcext:value-type="float">
            <text:p>1332.539</text:p>
          </table:table-cell>
          <table:table-cell office:value-type="float" office:value="803.4631" calcext:value-type="float">
            <text:p>803.4631</text:p>
          </table:table-cell>
          <table:table-cell office:value-type="float" office:value="1084.895" calcext:value-type="float">
            <text:p>1084.895</text:p>
          </table:table-cell>
          <table:table-cell office:value-type="float" office:value="425.567" calcext:value-type="float">
            <text:p>425.567</text:p>
          </table:table-cell>
          <table:table-cell office:value-type="float" office:value="1894.251" calcext:value-type="float">
            <text:p>1894.251</text:p>
          </table:table-cell>
          <table:table-cell office:value-type="float" office:value="2119.513" calcext:value-type="float">
            <text:p>2119.513</text:p>
          </table:table-cell>
          <table:table-cell office:value-type="float" office:value="1684.754" calcext:value-type="float">
            <text:p>1684.754</text:p>
          </table:table-cell>
          <table:table-cell office:value-type="float" office:value="586.454" calcext:value-type="float">
            <text:p>586.454</text:p>
          </table:table-cell>
          <table:table-cell office:value-type="float" office:value="571.0598" calcext:value-type="float">
            <text:p>571.0598</text:p>
          </table:table-cell>
          <table:table-cell office:value-type="float" office:value="142.8929" calcext:value-type="float">
            <text:p>142.8929</text:p>
          </table:table-cell>
          <table:table-cell office:value-type="float" office:value="35.71864" calcext:value-type="float">
            <text:p>35.71864</text:p>
          </table:table-cell>
          <table:table-cell office:value-type="float" office:value="0" calcext:value-type="float">
            <text:p>0</text:p>
          </table:table-cell>
          <table:table-cell office:value-type="float" office:value="-0.08159153" calcext:value-type="float">
            <text:p>-0.08159153</text:p>
          </table:table-cell>
          <table:table-cell office:value-type="float" office:value="0" calcext:value-type="float">
            <text:p>0</text:p>
          </table:table-cell>
          <table:table-cell office:value-type="float" office:value="2.25498" calcext:value-type="float">
            <text:p>2.25498</text:p>
          </table:table-cell>
          <table:table-cell office:value-type="float" office:value="207.4682" calcext:value-type="float">
            <text:p>207.4682</text:p>
          </table:table-cell>
          <table:table-cell office:value-type="float" office:value="-72.71956" calcext:value-type="float">
            <text:p>-72.71956</text:p>
          </table:table-cell>
          <table:table-cell office:value-type="float" office:value="134.7486" calcext:value-type="float">
            <text:p>134.7486</text:p>
          </table:table-cell>
          <table:table-cell office:value-type="float" office:value="-461.5573" calcext:value-type="float">
            <text:p>-461.5573</text:p>
          </table:table-cell>
          <table:table-cell office:value-type="float" office:value="0" calcext:value-type="float">
            <text:p>0</text:p>
          </table:table-cell>
          <table:table-cell office:value-type="float" office:value="12.70211" calcext:value-type="float">
            <text:p>12.7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98.7582" calcext:value-type="float">
            <text:p>198.7582</text:p>
          </table:table-cell>
          <table:table-cell office:value-type="float" office:value="13252.27" calcext:value-type="float">
            <text:p>13252.27</text:p>
          </table:table-cell>
          <table:table-cell office:value-type="float" office:value="0" calcext:value-type="float">
            <text:p>0</text:p>
          </table:table-cell>
          <table:table-cell office:value-type="float" office:value="0.6653397" calcext:value-type="float">
            <text:p>0.6653397</text:p>
          </table:table-cell>
          <table:table-cell office:value-type="float" office:value="-471.1245" calcext:value-type="float">
            <text:p>-471.1245</text:p>
          </table:table-cell>
          <table:table-cell office:value-type="float" office:value="1384.511" calcext:value-type="float">
            <text:p>1384.511</text:p>
          </table:table-cell>
          <table:table-cell office:value-type="float" office:value="-20.21949" calcext:value-type="float">
            <text:p>-20.21949</text:p>
          </table:table-cell>
          <table:table-cell office:value-type="float" office:value="140.7739" calcext:value-type="float">
            <text:p>140.7739</text:p>
          </table:table-cell>
          <table:table-cell office:value-type="float" office:value="8.148952" calcext:value-type="float">
            <text:p>8.148952</text:p>
          </table:table-cell>
          <table:table-cell office:value-type="float" office:value="0.02327949" calcext:value-type="float">
            <text:p>0.0232794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59" calcext:value-type="float">
            <text:p>0.059945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56194" calcext:value-type="float">
            <text:p>0.6856194</text:p>
          </table:table-cell>
          <table:table-cell office:value-type="float" office:value="370" calcext:value-type="float">
            <text:p>370</text:p>
          </table:table-cell>
          <table:table-cell office:value-type="float" office:value="-308.4118" calcext:value-type="float">
            <text:p>-308.4118</text:p>
          </table:table-cell>
          <table:table-cell office:value-type="float" office:value="0" calcext:value-type="float">
            <text:p>0</text:p>
          </table:table-cell>
          <table:table-cell office:value-type="float" office:value="305.0331" calcext:value-type="float">
            <text:p>305.0331</text:p>
          </table:table-cell>
          <table:table-cell office:value-type="float" office:value="1109.422" calcext:value-type="float">
            <text:p>1109.422</text:p>
          </table:table-cell>
          <table:table-cell office:value-type="float" office:value="1348.822" calcext:value-type="float">
            <text:p>1348.822</text:p>
          </table:table-cell>
          <table:table-cell office:value-type="float" office:value="1332.134" calcext:value-type="float">
            <text:p>1332.134</text:p>
          </table:table-cell>
          <table:table-cell office:value-type="float" office:value="803.2051" calcext:value-type="float">
            <text:p>803.2051</text:p>
          </table:table-cell>
          <table:table-cell office:value-type="float" office:value="1084.615" calcext:value-type="float">
            <text:p>1084.615</text:p>
          </table:table-cell>
          <table:table-cell office:value-type="float" office:value="425.457" calcext:value-type="float">
            <text:p>425.457</text:p>
          </table:table-cell>
          <table:table-cell office:value-type="float" office:value="1894.03" calcext:value-type="float">
            <text:p>1894.03</text:p>
          </table:table-cell>
          <table:table-cell office:value-type="float" office:value="2119.37" calcext:value-type="float">
            <text:p>2119.37</text:p>
          </table:table-cell>
          <table:table-cell office:value-type="float" office:value="1684.683" calcext:value-type="float">
            <text:p>1684.683</text:p>
          </table:table-cell>
          <table:table-cell office:value-type="float" office:value="586.4427" calcext:value-type="float">
            <text:p>586.4427</text:p>
          </table:table-cell>
          <table:table-cell office:value-type="float" office:value="571.0512" calcext:value-type="float">
            <text:p>571.0512</text:p>
          </table:table-cell>
          <table:table-cell office:value-type="float" office:value="142.8926" calcext:value-type="float">
            <text:p>142.8926</text:p>
          </table:table-cell>
          <table:table-cell office:value-type="float" office:value="35.71856" calcext:value-type="float">
            <text:p>35.71856</text:p>
          </table:table-cell>
          <table:table-cell office:value-type="float" office:value="0" calcext:value-type="float">
            <text:p>0</text:p>
          </table:table-cell>
          <table:table-cell office:value-type="float" office:value="-0.08188387" calcext:value-type="float">
            <text:p>-0.08188387</text:p>
          </table:table-cell>
          <table:table-cell office:value-type="float" office:value="0" calcext:value-type="float">
            <text:p>0</text:p>
          </table:table-cell>
          <table:table-cell office:value-type="float" office:value="2.375434" calcext:value-type="float">
            <text:p>2.375434</text:p>
          </table:table-cell>
          <table:table-cell office:value-type="float" office:value="223.8658" calcext:value-type="float">
            <text:p>223.8658</text:p>
          </table:table-cell>
          <table:table-cell office:value-type="float" office:value="-79.69321" calcext:value-type="float">
            <text:p>-79.69321</text:p>
          </table:table-cell>
          <table:table-cell office:value-type="float" office:value="144.1726" calcext:value-type="float">
            <text:p>144.1726</text:p>
          </table:table-cell>
          <table:table-cell office:value-type="float" office:value="-464.096" calcext:value-type="float">
            <text:p>-464.096</text:p>
          </table:table-cell>
          <table:table-cell office:value-type="float" office:value="0" calcext:value-type="float">
            <text:p>0</text:p>
          </table:table-cell>
          <table:table-cell office:value-type="float" office:value="12.72051" calcext:value-type="float">
            <text:p>12.7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97.5851" calcext:value-type="float">
            <text:p>197.5851</text:p>
          </table:table-cell>
          <table:table-cell office:value-type="float" office:value="13250.99" calcext:value-type="float">
            <text:p>13250.99</text:p>
          </table:table-cell>
          <table:table-cell office:value-type="float" office:value="0" calcext:value-type="float">
            <text:p>0</text:p>
          </table:table-cell>
          <table:table-cell office:value-type="float" office:value="0.6956176" calcext:value-type="float">
            <text:p>0.6956176</text:p>
          </table:table-cell>
          <table:table-cell office:value-type="float" office:value="-474.9362" calcext:value-type="float">
            <text:p>-474.9362</text:p>
          </table:table-cell>
          <table:table-cell office:value-type="float" office:value="1399.225" calcext:value-type="float">
            <text:p>1399.225</text:p>
          </table:table-cell>
          <table:table-cell office:value-type="float" office:value="-21.69187" calcext:value-type="float">
            <text:p>-21.69187</text:p>
          </table:table-cell>
          <table:table-cell office:value-type="float" office:value="139.6587" calcext:value-type="float">
            <text:p>139.6587</text:p>
          </table:table-cell>
          <table:table-cell office:value-type="float" office:value="8.011548" calcext:value-type="float">
            <text:p>8.011548</text:p>
          </table:table-cell>
          <table:table-cell office:value-type="float" office:value="0.02406736" calcext:value-type="float">
            <text:p>0.02406736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733" calcext:value-type="float">
            <text:p>0.0599473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60222" calcext:value-type="float">
            <text:p>0.6860222</text:p>
          </table:table-cell>
          <table:table-cell office:value-type="float" office:value="370" calcext:value-type="float">
            <text:p>370</text:p>
          </table:table-cell>
          <table:table-cell office:value-type="float" office:value="-301.6297" calcext:value-type="float">
            <text:p>-301.6297</text:p>
          </table:table-cell>
          <table:table-cell office:value-type="float" office:value="0" calcext:value-type="float">
            <text:p>0</text:p>
          </table:table-cell>
          <table:table-cell office:value-type="float" office:value="305.1949" calcext:value-type="float">
            <text:p>305.1949</text:p>
          </table:table-cell>
          <table:table-cell office:value-type="float" office:value="1108.939" calcext:value-type="float">
            <text:p>1108.939</text:p>
          </table:table-cell>
          <table:table-cell office:value-type="float" office:value="1348.305" calcext:value-type="float">
            <text:p>1348.305</text:p>
          </table:table-cell>
          <table:table-cell office:value-type="float" office:value="1331.758" calcext:value-type="float">
            <text:p>1331.758</text:p>
          </table:table-cell>
          <table:table-cell office:value-type="float" office:value="802.9589" calcext:value-type="float">
            <text:p>802.9589</text:p>
          </table:table-cell>
          <table:table-cell office:value-type="float" office:value="1084.336" calcext:value-type="float">
            <text:p>1084.336</text:p>
          </table:table-cell>
          <table:table-cell office:value-type="float" office:value="425.3462" calcext:value-type="float">
            <text:p>425.3462</text:p>
          </table:table-cell>
          <table:table-cell office:value-type="float" office:value="1893.806" calcext:value-type="float">
            <text:p>1893.806</text:p>
          </table:table-cell>
          <table:table-cell office:value-type="float" office:value="2119.221" calcext:value-type="float">
            <text:p>2119.221</text:p>
          </table:table-cell>
          <table:table-cell office:value-type="float" office:value="1684.608" calcext:value-type="float">
            <text:p>1684.608</text:p>
          </table:table-cell>
          <table:table-cell office:value-type="float" office:value="586.4314" calcext:value-type="float">
            <text:p>586.4314</text:p>
          </table:table-cell>
          <table:table-cell office:value-type="float" office:value="571.0426" calcext:value-type="float">
            <text:p>571.0426</text:p>
          </table:table-cell>
          <table:table-cell office:value-type="float" office:value="142.8923" calcext:value-type="float">
            <text:p>142.8923</text:p>
          </table:table-cell>
          <table:table-cell office:value-type="float" office:value="35.71849" calcext:value-type="float">
            <text:p>35.71849</text:p>
          </table:table-cell>
          <table:table-cell office:value-type="float" office:value="0" calcext:value-type="float">
            <text:p>0</text:p>
          </table:table-cell>
          <table:table-cell office:value-type="float" office:value="-0.08211881" calcext:value-type="float">
            <text:p>-0.08211881</text:p>
          </table:table-cell>
          <table:table-cell office:value-type="float" office:value="0" calcext:value-type="float">
            <text:p>0</text:p>
          </table:table-cell>
          <table:table-cell office:value-type="float" office:value="2.48451" calcext:value-type="float">
            <text:p>2.48451</text:p>
          </table:table-cell>
          <table:table-cell office:value-type="float" office:value="239.3037" calcext:value-type="float">
            <text:p>239.3037</text:p>
          </table:table-cell>
          <table:table-cell office:value-type="float" office:value="-86.01217" calcext:value-type="float">
            <text:p>-86.01217</text:p>
          </table:table-cell>
          <table:table-cell office:value-type="float" office:value="153.2915" calcext:value-type="float">
            <text:p>153.2915</text:p>
          </table:table-cell>
          <table:table-cell office:value-type="float" office:value="-466.4258" calcext:value-type="float">
            <text:p>-466.4258</text:p>
          </table:table-cell>
          <table:table-cell office:value-type="float" office:value="0" calcext:value-type="float">
            <text:p>0</text:p>
          </table:table-cell>
          <table:table-cell office:value-type="float" office:value="12.71143" calcext:value-type="float">
            <text:p>12.7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96.5121" calcext:value-type="float">
            <text:p>196.5121</text:p>
          </table:table-cell>
          <table:table-cell office:value-type="float" office:value="13249.75" calcext:value-type="float">
            <text:p>13249.75</text:p>
          </table:table-cell>
          <table:table-cell office:value-type="float" office:value="0" calcext:value-type="float">
            <text:p>0</text:p>
          </table:table-cell>
          <table:table-cell office:value-type="float" office:value="0.7455931" calcext:value-type="float">
            <text:p>0.7455931</text:p>
          </table:table-cell>
          <table:table-cell office:value-type="float" office:value="-478.5563" calcext:value-type="float">
            <text:p>-478.5563</text:p>
          </table:table-cell>
          <table:table-cell office:value-type="float" office:value="1410.157" calcext:value-type="float">
            <text:p>1410.157</text:p>
          </table:table-cell>
          <table:table-cell office:value-type="float" office:value="-23.11227" calcext:value-type="float">
            <text:p>-23.11227</text:p>
          </table:table-cell>
          <table:table-cell office:value-type="float" office:value="138.4664" calcext:value-type="float">
            <text:p>138.4664</text:p>
          </table:table-cell>
          <table:table-cell office:value-type="float" office:value="7.878996" calcext:value-type="float">
            <text:p>7.878996</text:p>
          </table:table-cell>
          <table:table-cell office:value-type="float" office:value="0.02498941" calcext:value-type="float">
            <text:p>0.02498941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4876" calcext:value-type="float">
            <text:p>0.05994876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64444" calcext:value-type="float">
            <text:p>0.6864444</text:p>
          </table:table-cell>
          <table:table-cell office:value-type="float" office:value="370" calcext:value-type="float">
            <text:p>370</text:p>
          </table:table-cell>
          <table:table-cell office:value-type="float" office:value="-295.0443" calcext:value-type="float">
            <text:p>-295.0443</text:p>
          </table:table-cell>
          <table:table-cell office:value-type="float" office:value="0" calcext:value-type="float">
            <text:p>0</text:p>
          </table:table-cell>
          <table:table-cell office:value-type="float" office:value="305.3675" calcext:value-type="float">
            <text:p>305.3675</text:p>
          </table:table-cell>
          <table:table-cell office:value-type="float" office:value="1108.481" calcext:value-type="float">
            <text:p>1108.481</text:p>
          </table:table-cell>
          <table:table-cell office:value-type="float" office:value="1347.835" calcext:value-type="float">
            <text:p>1347.835</text:p>
          </table:table-cell>
          <table:table-cell office:value-type="float" office:value="1331.41" calcext:value-type="float">
            <text:p>1331.41</text:p>
          </table:table-cell>
          <table:table-cell office:value-type="float" office:value="802.7281" calcext:value-type="float">
            <text:p>802.7281</text:p>
          </table:table-cell>
          <table:table-cell office:value-type="float" office:value="1084.07" calcext:value-type="float">
            <text:p>1084.07</text:p>
          </table:table-cell>
          <table:table-cell office:value-type="float" office:value="425.2384" calcext:value-type="float">
            <text:p>425.2384</text:p>
          </table:table-cell>
          <table:table-cell office:value-type="float" office:value="1893.583" calcext:value-type="float">
            <text:p>1893.583</text:p>
          </table:table-cell>
          <table:table-cell office:value-type="float" office:value="2119.073" calcext:value-type="float">
            <text:p>2119.073</text:p>
          </table:table-cell>
          <table:table-cell office:value-type="float" office:value="1684.534" calcext:value-type="float">
            <text:p>1684.534</text:p>
          </table:table-cell>
          <table:table-cell office:value-type="float" office:value="586.42" calcext:value-type="float">
            <text:p>586.42</text:p>
          </table:table-cell>
          <table:table-cell office:value-type="float" office:value="571.034" calcext:value-type="float">
            <text:p>571.034</text:p>
          </table:table-cell>
          <table:table-cell office:value-type="float" office:value="142.8921" calcext:value-type="float">
            <text:p>142.8921</text:p>
          </table:table-cell>
          <table:table-cell office:value-type="float" office:value="35.71841" calcext:value-type="float">
            <text:p>35.71841</text:p>
          </table:table-cell>
          <table:table-cell office:value-type="float" office:value="0" calcext:value-type="float">
            <text:p>0</text:p>
          </table:table-cell>
          <table:table-cell office:value-type="float" office:value="-0.08232341" calcext:value-type="float">
            <text:p>-0.08232341</text:p>
          </table:table-cell>
          <table:table-cell office:value-type="float" office:value="0" calcext:value-type="float">
            <text:p>0</text:p>
          </table:table-cell>
          <table:table-cell office:value-type="float" office:value="2.587153" calcext:value-type="float">
            <text:p>2.587153</text:p>
          </table:table-cell>
          <table:table-cell office:value-type="float" office:value="254.3432" calcext:value-type="float">
            <text:p>254.3432</text:p>
          </table:table-cell>
          <table:table-cell office:value-type="float" office:value="-92.28098" calcext:value-type="float">
            <text:p>-92.28098</text:p>
          </table:table-cell>
          <table:table-cell office:value-type="float" office:value="162.0622" calcext:value-type="float">
            <text:p>162.0622</text:p>
          </table:table-cell>
          <table:table-cell office:value-type="float" office:value="-468.628" calcext:value-type="float">
            <text:p>-468.628</text:p>
          </table:table-cell>
          <table:table-cell office:value-type="float" office:value="0" calcext:value-type="float">
            <text:p>0</text:p>
          </table:table-cell>
          <table:table-cell office:value-type="float" office:value="12.71488" calcext:value-type="float">
            <text:p>12.7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95.5439" calcext:value-type="float">
            <text:p>195.5439</text:p>
          </table:table-cell>
          <table:table-cell office:value-type="float" office:value="13248.59" calcext:value-type="float">
            <text:p>13248.59</text:p>
          </table:table-cell>
          <table:table-cell office:value-type="float" office:value="0" calcext:value-type="float">
            <text:p>0</text:p>
          </table:table-cell>
          <table:table-cell office:value-type="float" office:value="0.7770081" calcext:value-type="float">
            <text:p>0.7770081</text:p>
          </table:table-cell>
          <table:table-cell office:value-type="float" office:value="-481.9713" calcext:value-type="float">
            <text:p>-481.9713</text:p>
          </table:table-cell>
          <table:table-cell office:value-type="float" office:value="1421.338" calcext:value-type="float">
            <text:p>1421.338</text:p>
          </table:table-cell>
          <table:table-cell office:value-type="float" office:value="-24.52299" calcext:value-type="float">
            <text:p>-24.52299</text:p>
          </table:table-cell>
          <table:table-cell office:value-type="float" office:value="137.412" calcext:value-type="float">
            <text:p>137.412</text:p>
          </table:table-cell>
          <table:table-cell office:value-type="float" office:value="7.756972" calcext:value-type="float">
            <text:p>7.756972</text:p>
          </table:table-cell>
          <table:table-cell office:value-type="float" office:value="0.02604584" calcext:value-type="float">
            <text:p>0.0260458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5019" calcext:value-type="float">
            <text:p>0.0599501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68794" calcext:value-type="float">
            <text:p>0.6868794</text:p>
          </table:table-cell>
          <table:table-cell office:value-type="float" office:value="370" calcext:value-type="float">
            <text:p>370</text:p>
          </table:table-cell>
          <table:table-cell office:value-type="float" office:value="-287.9531" calcext:value-type="float">
            <text:p>-287.9531</text:p>
          </table:table-cell>
          <table:table-cell office:value-type="float" office:value="0" calcext:value-type="float">
            <text:p>0</text:p>
          </table:table-cell>
          <table:table-cell office:value-type="float" office:value="305.5096" calcext:value-type="float">
            <text:p>305.5096</text:p>
          </table:table-cell>
          <table:table-cell office:value-type="float" office:value="1108.091" calcext:value-type="float">
            <text:p>1108.091</text:p>
          </table:table-cell>
          <table:table-cell office:value-type="float" office:value="1347.424" calcext:value-type="float">
            <text:p>1347.424</text:p>
          </table:table-cell>
          <table:table-cell office:value-type="float" office:value="1331.099" calcext:value-type="float">
            <text:p>1331.099</text:p>
          </table:table-cell>
          <table:table-cell office:value-type="float" office:value="802.5179" calcext:value-type="float">
            <text:p>802.5179</text:p>
          </table:table-cell>
          <table:table-cell office:value-type="float" office:value="1083.814" calcext:value-type="float">
            <text:p>1083.814</text:p>
          </table:table-cell>
          <table:table-cell office:value-type="float" office:value="425.1329" calcext:value-type="float">
            <text:p>425.1329</text:p>
          </table:table-cell>
          <table:table-cell office:value-type="float" office:value="1893.362" calcext:value-type="float">
            <text:p>1893.362</text:p>
          </table:table-cell>
          <table:table-cell office:value-type="float" office:value="2118.924" calcext:value-type="float">
            <text:p>2118.924</text:p>
          </table:table-cell>
          <table:table-cell office:value-type="float" office:value="1684.46" calcext:value-type="float">
            <text:p>1684.46</text:p>
          </table:table-cell>
          <table:table-cell office:value-type="float" office:value="586.4087" calcext:value-type="float">
            <text:p>586.4087</text:p>
          </table:table-cell>
          <table:table-cell office:value-type="float" office:value="571.0253" calcext:value-type="float">
            <text:p>571.0253</text:p>
          </table:table-cell>
          <table:table-cell office:value-type="float" office:value="142.8918" calcext:value-type="float">
            <text:p>142.8918</text:p>
          </table:table-cell>
          <table:table-cell office:value-type="float" office:value="35.71833" calcext:value-type="float">
            <text:p>35.71833</text:p>
          </table:table-cell>
          <table:table-cell office:value-type="float" office:value="0" calcext:value-type="float">
            <text:p>0</text:p>
          </table:table-cell>
          <table:table-cell office:value-type="float" office:value="-0.08247687" calcext:value-type="float">
            <text:p>-0.08247687</text:p>
          </table:table-cell>
          <table:table-cell office:value-type="float" office:value="0" calcext:value-type="float">
            <text:p>0</text:p>
          </table:table-cell>
          <table:table-cell office:value-type="float" office:value="2.673073" calcext:value-type="float">
            <text:p>2.673073</text:p>
          </table:table-cell>
          <table:table-cell office:value-type="float" office:value="269.1166" calcext:value-type="float">
            <text:p>269.1166</text:p>
          </table:table-cell>
          <table:table-cell office:value-type="float" office:value="-97.96489" calcext:value-type="float">
            <text:p>-97.96489</text:p>
          </table:table-cell>
          <table:table-cell office:value-type="float" office:value="171.1517" calcext:value-type="float">
            <text:p>171.1517</text:p>
          </table:table-cell>
          <table:table-cell office:value-type="float" office:value="-470.6294" calcext:value-type="float">
            <text:p>-470.6294</text:p>
          </table:table-cell>
          <table:table-cell office:value-type="float" office:value="0" calcext:value-type="float">
            <text:p>0</text:p>
          </table:table-cell>
          <table:table-cell office:value-type="float" office:value="12.71056" calcext:value-type="float">
            <text:p>12.7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94.7169" calcext:value-type="float">
            <text:p>194.7169</text:p>
          </table:table-cell>
          <table:table-cell office:value-type="float" office:value="13247.53" calcext:value-type="float">
            <text:p>13247.53</text:p>
          </table:table-cell>
          <table:table-cell office:value-type="float" office:value="0" calcext:value-type="float">
            <text:p>0</text:p>
          </table:table-cell>
          <table:table-cell office:value-type="float" office:value="0.8030884" calcext:value-type="float">
            <text:p>0.8030884</text:p>
          </table:table-cell>
          <table:table-cell office:value-type="float" office:value="-485.0387" calcext:value-type="float">
            <text:p>-485.0387</text:p>
          </table:table-cell>
          <table:table-cell office:value-type="float" office:value="1430.051" calcext:value-type="float">
            <text:p>1430.051</text:p>
          </table:table-cell>
          <table:table-cell office:value-type="float" office:value="-25.82589" calcext:value-type="float">
            <text:p>-25.82589</text:p>
          </table:table-cell>
          <table:table-cell office:value-type="float" office:value="136.5393" calcext:value-type="float">
            <text:p>136.5393</text:p>
          </table:table-cell>
          <table:table-cell office:value-type="float" office:value="7.656786" calcext:value-type="float">
            <text:p>7.656786</text:p>
          </table:table-cell>
          <table:table-cell office:value-type="float" office:value="0.02720089" calcext:value-type="float">
            <text:p>0.0272008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8808" calcext:value-type="float">
            <text:p>0.05998808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732" calcext:value-type="float">
            <text:p>0.68732</text:p>
          </table:table-cell>
          <table:table-cell office:value-type="float" office:value="370" calcext:value-type="float">
            <text:p>370</text:p>
          </table:table-cell>
          <table:table-cell office:value-type="float" office:value="-278.1968" calcext:value-type="float">
            <text:p>-278.1968</text:p>
          </table:table-cell>
          <table:table-cell office:value-type="float" office:value="0" calcext:value-type="float">
            <text:p>0</text:p>
          </table:table-cell>
          <table:table-cell office:value-type="float" office:value="305.6151" calcext:value-type="float">
            <text:p>305.6151</text:p>
          </table:table-cell>
          <table:table-cell office:value-type="float" office:value="1107.774" calcext:value-type="float">
            <text:p>1107.774</text:p>
          </table:table-cell>
          <table:table-cell office:value-type="float" office:value="1347.098" calcext:value-type="float">
            <text:p>1347.098</text:p>
          </table:table-cell>
          <table:table-cell office:value-type="float" office:value="1330.843" calcext:value-type="float">
            <text:p>1330.843</text:p>
          </table:table-cell>
          <table:table-cell office:value-type="float" office:value="802.3289" calcext:value-type="float">
            <text:p>802.3289</text:p>
          </table:table-cell>
          <table:table-cell office:value-type="float" office:value="1083.581" calcext:value-type="float">
            <text:p>1083.581</text:p>
          </table:table-cell>
          <table:table-cell office:value-type="float" office:value="425.0348" calcext:value-type="float">
            <text:p>425.0348</text:p>
          </table:table-cell>
          <table:table-cell office:value-type="float" office:value="1893.134" calcext:value-type="float">
            <text:p>1893.134</text:p>
          </table:table-cell>
          <table:table-cell office:value-type="float" office:value="2118.776" calcext:value-type="float">
            <text:p>2118.776</text:p>
          </table:table-cell>
          <table:table-cell office:value-type="float" office:value="1684.385" calcext:value-type="float">
            <text:p>1684.385</text:p>
          </table:table-cell>
          <table:table-cell office:value-type="float" office:value="586.3973" calcext:value-type="float">
            <text:p>586.3973</text:p>
          </table:table-cell>
          <table:table-cell office:value-type="float" office:value="571.0167" calcext:value-type="float">
            <text:p>571.0167</text:p>
          </table:table-cell>
          <table:table-cell office:value-type="float" office:value="142.8915" calcext:value-type="float">
            <text:p>142.8915</text:p>
          </table:table-cell>
          <table:table-cell office:value-type="float" office:value="35.71826" calcext:value-type="float">
            <text:p>35.71826</text:p>
          </table:table-cell>
          <table:table-cell office:value-type="float" office:value="0" calcext:value-type="float">
            <text:p>0</text:p>
          </table:table-cell>
          <table:table-cell office:value-type="float" office:value="-0.0825723" calcext:value-type="float">
            <text:p>-0.0825723</text:p>
          </table:table-cell>
          <table:table-cell office:value-type="float" office:value="0" calcext:value-type="float">
            <text:p>0</text:p>
          </table:table-cell>
          <table:table-cell office:value-type="float" office:value="2.773846" calcext:value-type="float">
            <text:p>2.773846</text:p>
          </table:table-cell>
          <table:table-cell office:value-type="float" office:value="285.9693" calcext:value-type="float">
            <text:p>285.9693</text:p>
          </table:table-cell>
          <table:table-cell office:value-type="float" office:value="-103.2976" calcext:value-type="float">
            <text:p>-103.2976</text:p>
          </table:table-cell>
          <table:table-cell office:value-type="float" office:value="182.6717" calcext:value-type="float">
            <text:p>182.6717</text:p>
          </table:table-cell>
          <table:table-cell office:value-type="float" office:value="-472.3748" calcext:value-type="float">
            <text:p>-472.3748</text:p>
          </table:table-cell>
          <table:table-cell office:value-type="float" office:value="0" calcext:value-type="float">
            <text:p>0</text:p>
          </table:table-cell>
          <table:table-cell office:value-type="float" office:value="12.68958" calcext:value-type="float">
            <text:p>12.6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93.8917" calcext:value-type="float">
            <text:p>193.8917</text:p>
          </table:table-cell>
          <table:table-cell office:value-type="float" office:value="13246.46" calcext:value-type="float">
            <text:p>13246.46</text:p>
          </table:table-cell>
          <table:table-cell office:value-type="float" office:value="0" calcext:value-type="float">
            <text:p>0</text:p>
          </table:table-cell>
          <table:table-cell office:value-type="float" office:value="0.8561872" calcext:value-type="float">
            <text:p>0.8561872</text:p>
          </table:table-cell>
          <table:table-cell office:value-type="float" office:value="-488.2239" calcext:value-type="float">
            <text:p>-488.2239</text:p>
          </table:table-cell>
          <table:table-cell office:value-type="float" office:value="1438.234" calcext:value-type="float">
            <text:p>1438.234</text:p>
          </table:table-cell>
          <table:table-cell office:value-type="float" office:value="-27.24298" calcext:value-type="float">
            <text:p>-27.24298</text:p>
          </table:table-cell>
          <table:table-cell office:value-type="float" office:value="135.538" calcext:value-type="float">
            <text:p>135.538</text:p>
          </table:table-cell>
          <table:table-cell office:value-type="float" office:value="7.538327" calcext:value-type="float">
            <text:p>7.538327</text:p>
          </table:table-cell>
          <table:table-cell office:value-type="float" office:value="0.02840812" calcext:value-type="float">
            <text:p>0.0284081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8951" calcext:value-type="float">
            <text:p>0.05998951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77657" calcext:value-type="float">
            <text:p>0.6877657</text:p>
          </table:table-cell>
          <table:table-cell office:value-type="float" office:value="370" calcext:value-type="float">
            <text:p>370</text:p>
          </table:table-cell>
          <table:table-cell office:value-type="float" office:value="-270.1183" calcext:value-type="float">
            <text:p>-270.1183</text:p>
          </table:table-cell>
          <table:table-cell office:value-type="float" office:value="0" calcext:value-type="float">
            <text:p>0</text:p>
          </table:table-cell>
          <table:table-cell office:value-type="float" office:value="305.765" calcext:value-type="float">
            <text:p>305.765</text:p>
          </table:table-cell>
          <table:table-cell office:value-type="float" office:value="1107.418" calcext:value-type="float">
            <text:p>1107.418</text:p>
          </table:table-cell>
          <table:table-cell office:value-type="float" office:value="1346.748" calcext:value-type="float">
            <text:p>1346.748</text:p>
          </table:table-cell>
          <table:table-cell office:value-type="float" office:value="1330.584" calcext:value-type="float">
            <text:p>1330.584</text:p>
          </table:table-cell>
          <table:table-cell office:value-type="float" office:value="802.1531" calcext:value-type="float">
            <text:p>802.1531</text:p>
          </table:table-cell>
          <table:table-cell office:value-type="float" office:value="1083.355" calcext:value-type="float">
            <text:p>1083.355</text:p>
          </table:table-cell>
          <table:table-cell office:value-type="float" office:value="424.9412" calcext:value-type="float">
            <text:p>424.9412</text:p>
          </table:table-cell>
          <table:table-cell office:value-type="float" office:value="1892.911" calcext:value-type="float">
            <text:p>1892.911</text:p>
          </table:table-cell>
          <table:table-cell office:value-type="float" office:value="2118.628" calcext:value-type="float">
            <text:p>2118.628</text:p>
          </table:table-cell>
          <table:table-cell office:value-type="float" office:value="1684.311" calcext:value-type="float">
            <text:p>1684.311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71.0081" calcext:value-type="float">
            <text:p>571.0081</text:p>
          </table:table-cell>
          <table:table-cell office:value-type="float" office:value="142.8913" calcext:value-type="float">
            <text:p>142.8913</text:p>
          </table:table-cell>
          <table:table-cell office:value-type="float" office:value="35.71819" calcext:value-type="float">
            <text:p>35.71819</text:p>
          </table:table-cell>
          <table:table-cell office:value-type="float" office:value="0" calcext:value-type="float">
            <text:p>0</text:p>
          </table:table-cell>
          <table:table-cell office:value-type="float" office:value="-0.08268485" calcext:value-type="float">
            <text:p>-0.08268485</text:p>
          </table:table-cell>
          <table:table-cell office:value-type="float" office:value="0" calcext:value-type="float">
            <text:p>0</text:p>
          </table:table-cell>
          <table:table-cell office:value-type="float" office:value="2.855246" calcext:value-type="float">
            <text:p>2.855246</text:p>
          </table:table-cell>
          <table:table-cell office:value-type="float" office:value="301.7741" calcext:value-type="float">
            <text:p>301.7741</text:p>
          </table:table-cell>
          <table:table-cell office:value-type="float" office:value="-109.2746" calcext:value-type="float">
            <text:p>-109.2746</text:p>
          </table:table-cell>
          <table:table-cell office:value-type="float" office:value="192.4995" calcext:value-type="float">
            <text:p>192.4995</text:p>
          </table:table-cell>
          <table:table-cell office:value-type="float" office:value="-474.1474" calcext:value-type="float">
            <text:p>-474.1474</text:p>
          </table:table-cell>
          <table:table-cell office:value-type="float" office:value="0" calcext:value-type="float">
            <text:p>0</text:p>
          </table:table-cell>
          <table:table-cell office:value-type="float" office:value="12.69225" calcext:value-type="float">
            <text:p>12.69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93.1125" calcext:value-type="float">
            <text:p>193.1125</text:p>
          </table:table-cell>
          <table:table-cell office:value-type="float" office:value="13245.42" calcext:value-type="float">
            <text:p>13245.42</text:p>
          </table:table-cell>
          <table:table-cell office:value-type="float" office:value="0" calcext:value-type="float">
            <text:p>0</text:p>
          </table:table-cell>
          <table:table-cell office:value-type="float" office:value="0.9186999" calcext:value-type="float">
            <text:p>0.9186999</text:p>
          </table:table-cell>
          <table:table-cell office:value-type="float" office:value="-491.3753" calcext:value-type="float">
            <text:p>-491.3753</text:p>
          </table:table-cell>
          <table:table-cell office:value-type="float" office:value="1451.067" calcext:value-type="float">
            <text:p>1451.067</text:p>
          </table:table-cell>
          <table:table-cell office:value-type="float" office:value="-28.68065" calcext:value-type="float">
            <text:p>-28.68065</text:p>
          </table:table-cell>
          <table:table-cell office:value-type="float" office:value="134.5286" calcext:value-type="float">
            <text:p>134.5286</text:p>
          </table:table-cell>
          <table:table-cell office:value-type="float" office:value="7.423205" calcext:value-type="float">
            <text:p>7.423205</text:p>
          </table:table-cell>
          <table:table-cell office:value-type="float" office:value="0.02967752" calcext:value-type="float">
            <text:p>0.0296775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094" calcext:value-type="float">
            <text:p>0.05999094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8212" calcext:value-type="float">
            <text:p>0.688212</text:p>
          </table:table-cell>
          <table:table-cell office:value-type="float" office:value="370" calcext:value-type="float">
            <text:p>370</text:p>
          </table:table-cell>
          <table:table-cell office:value-type="float" office:value="-263.9746" calcext:value-type="float">
            <text:p>-263.9746</text:p>
          </table:table-cell>
          <table:table-cell office:value-type="float" office:value="0" calcext:value-type="float">
            <text:p>0</text:p>
          </table:table-cell>
          <table:table-cell office:value-type="float" office:value="305.9214" calcext:value-type="float">
            <text:p>305.9214</text:p>
          </table:table-cell>
          <table:table-cell office:value-type="float" office:value="1107.08" calcext:value-type="float">
            <text:p>1107.08</text:p>
          </table:table-cell>
          <table:table-cell office:value-type="float" office:value="1346.416" calcext:value-type="float">
            <text:p>1346.416</text:p>
          </table:table-cell>
          <table:table-cell office:value-type="float" office:value="1330.325" calcext:value-type="float">
            <text:p>1330.325</text:p>
          </table:table-cell>
          <table:table-cell office:value-type="float" office:value="801.9956" calcext:value-type="float">
            <text:p>801.9956</text:p>
          </table:table-cell>
          <table:table-cell office:value-type="float" office:value="1083.131" calcext:value-type="float">
            <text:p>1083.131</text:p>
          </table:table-cell>
          <table:table-cell office:value-type="float" office:value="424.8484" calcext:value-type="float">
            <text:p>424.8484</text:p>
          </table:table-cell>
          <table:table-cell office:value-type="float" office:value="1892.692" calcext:value-type="float">
            <text:p>1892.692</text:p>
          </table:table-cell>
          <table:table-cell office:value-type="float" office:value="2118.482" calcext:value-type="float">
            <text:p>2118.482</text:p>
          </table:table-cell>
          <table:table-cell office:value-type="float" office:value="1684.236" calcext:value-type="float">
            <text:p>1684.236</text:p>
          </table:table-cell>
          <table:table-cell office:value-type="float" office:value="586.3746" calcext:value-type="float">
            <text:p>586.3746</text:p>
          </table:table-cell>
          <table:table-cell office:value-type="float" office:value="570.9995" calcext:value-type="float">
            <text:p>570.9995</text:p>
          </table:table-cell>
          <table:table-cell office:value-type="float" office:value="142.891" calcext:value-type="float">
            <text:p>142.891</text:p>
          </table:table-cell>
          <table:table-cell office:value-type="float" office:value="35.71811" calcext:value-type="float">
            <text:p>35.71811</text:p>
          </table:table-cell>
          <table:table-cell office:value-type="float" office:value="0" calcext:value-type="float">
            <text:p>0</text:p>
          </table:table-cell>
          <table:table-cell office:value-type="float" office:value="-0.08278818" calcext:value-type="float">
            <text:p>-0.08278818</text:p>
          </table:table-cell>
          <table:table-cell office:value-type="float" office:value="0" calcext:value-type="float">
            <text:p>0</text:p>
          </table:table-cell>
          <table:table-cell office:value-type="float" office:value="2.914909" calcext:value-type="float">
            <text:p>2.914909</text:p>
          </table:table-cell>
          <table:table-cell office:value-type="float" office:value="315.5881" calcext:value-type="float">
            <text:p>315.5881</text:p>
          </table:table-cell>
          <table:table-cell office:value-type="float" office:value="-115.2523" calcext:value-type="float">
            <text:p>-115.2523</text:p>
          </table:table-cell>
          <table:table-cell office:value-type="float" office:value="200.3358" calcext:value-type="float">
            <text:p>200.3358</text:p>
          </table:table-cell>
          <table:table-cell office:value-type="float" office:value="-475.8585" calcext:value-type="float">
            <text:p>-475.8585</text:p>
          </table:table-cell>
          <table:table-cell office:value-type="float" office:value="0" calcext:value-type="float">
            <text:p>0</text:p>
          </table:table-cell>
          <table:table-cell office:value-type="float" office:value="12.68716" calcext:value-type="float">
            <text:p>12.6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92.3427" calcext:value-type="float">
            <text:p>192.3427</text:p>
          </table:table-cell>
          <table:table-cell office:value-type="float" office:value="13244.39" calcext:value-type="float">
            <text:p>13244.39</text:p>
          </table:table-cell>
          <table:table-cell office:value-type="float" office:value="0" calcext:value-type="float">
            <text:p>0</text:p>
          </table:table-cell>
          <table:table-cell office:value-type="float" office:value="0.9869783" calcext:value-type="float">
            <text:p>0.9869783</text:p>
          </table:table-cell>
          <table:table-cell office:value-type="float" office:value="-494.5467" calcext:value-type="float">
            <text:p>-494.5467</text:p>
          </table:table-cell>
          <table:table-cell office:value-type="float" office:value="1460.194" calcext:value-type="float">
            <text:p>1460.194</text:p>
          </table:table-cell>
          <table:table-cell office:value-type="float" office:value="-30.15287" calcext:value-type="float">
            <text:p>-30.15287</text:p>
          </table:table-cell>
          <table:table-cell office:value-type="float" office:value="133.4788" calcext:value-type="float">
            <text:p>133.4788</text:p>
          </table:table-cell>
          <table:table-cell office:value-type="float" office:value="7.306777" calcext:value-type="float">
            <text:p>7.306777</text:p>
          </table:table-cell>
          <table:table-cell office:value-type="float" office:value="0.03103075" calcext:value-type="float">
            <text:p>0.03103075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237" calcext:value-type="float">
            <text:p>0.05999237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86564" calcext:value-type="float">
            <text:p>0.6886564</text:p>
          </table:table-cell>
          <table:table-cell office:value-type="float" office:value="370" calcext:value-type="float">
            <text:p>370</text:p>
          </table:table-cell>
          <table:table-cell office:value-type="float" office:value="-259.1232" calcext:value-type="float">
            <text:p>-259.1232</text:p>
          </table:table-cell>
          <table:table-cell office:value-type="float" office:value="0" calcext:value-type="float">
            <text:p>0</text:p>
          </table:table-cell>
          <table:table-cell office:value-type="float" office:value="306.0825" calcext:value-type="float">
            <text:p>306.0825</text:p>
          </table:table-cell>
          <table:table-cell office:value-type="float" office:value="1106.735" calcext:value-type="float">
            <text:p>1106.735</text:p>
          </table:table-cell>
          <table:table-cell office:value-type="float" office:value="1346.083" calcext:value-type="float">
            <text:p>1346.083</text:p>
          </table:table-cell>
          <table:table-cell office:value-type="float" office:value="1330.074" calcext:value-type="float">
            <text:p>1330.074</text:p>
          </table:table-cell>
          <table:table-cell office:value-type="float" office:value="801.8408" calcext:value-type="float">
            <text:p>801.8408</text:p>
          </table:table-cell>
          <table:table-cell office:value-type="float" office:value="1082.908" calcext:value-type="float">
            <text:p>1082.908</text:p>
          </table:table-cell>
          <table:table-cell office:value-type="float" office:value="424.7567" calcext:value-type="float">
            <text:p>424.7567</text:p>
          </table:table-cell>
          <table:table-cell office:value-type="float" office:value="1892.481" calcext:value-type="float">
            <text:p>1892.481</text:p>
          </table:table-cell>
          <table:table-cell office:value-type="float" office:value="2118.343" calcext:value-type="float">
            <text:p>2118.343</text:p>
          </table:table-cell>
          <table:table-cell office:value-type="float" office:value="1684.162" calcext:value-type="float">
            <text:p>1684.162</text:p>
          </table:table-cell>
          <table:table-cell office:value-type="float" office:value="586.3633" calcext:value-type="float">
            <text:p>586.3633</text:p>
          </table:table-cell>
          <table:table-cell office:value-type="float" office:value="570.9908" calcext:value-type="float">
            <text:p>570.9908</text:p>
          </table:table-cell>
          <table:table-cell office:value-type="float" office:value="142.8907" calcext:value-type="float">
            <text:p>142.8907</text:p>
          </table:table-cell>
          <table:table-cell office:value-type="float" office:value="35.71803" calcext:value-type="float">
            <text:p>35.71803</text:p>
          </table:table-cell>
          <table:table-cell office:value-type="float" office:value="0" calcext:value-type="float">
            <text:p>0</text:p>
          </table:table-cell>
          <table:table-cell office:value-type="float" office:value="-0.08289899" calcext:value-type="float">
            <text:p>-0.08289899</text:p>
          </table:table-cell>
          <table:table-cell office:value-type="float" office:value="0" calcext:value-type="float">
            <text:p>0</text:p>
          </table:table-cell>
          <table:table-cell office:value-type="float" office:value="2.964496" calcext:value-type="float">
            <text:p>2.964496</text:p>
          </table:table-cell>
          <table:table-cell office:value-type="float" office:value="327.9915" calcext:value-type="float">
            <text:p>327.9915</text:p>
          </table:table-cell>
          <table:table-cell office:value-type="float" office:value="-121.1279" calcext:value-type="float">
            <text:p>-121.1279</text:p>
          </table:table-cell>
          <table:table-cell office:value-type="float" office:value="206.8636" calcext:value-type="float">
            <text:p>206.8636</text:p>
          </table:table-cell>
          <table:table-cell office:value-type="float" office:value="-477.5593" calcext:value-type="float">
            <text:p>-477.5593</text:p>
          </table:table-cell>
          <table:table-cell office:value-type="float" office:value="0" calcext:value-type="float">
            <text:p>0</text:p>
          </table:table-cell>
          <table:table-cell office:value-type="float" office:value="12.68726" calcext:value-type="float">
            <text:p>12.68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91.6101" calcext:value-type="float">
            <text:p>191.6101</text:p>
          </table:table-cell>
          <table:table-cell office:value-type="float" office:value="13243.42" calcext:value-type="float">
            <text:p>13243.42</text:p>
          </table:table-cell>
          <table:table-cell office:value-type="float" office:value="0" calcext:value-type="float">
            <text:p>0</text:p>
          </table:table-cell>
          <table:table-cell office:value-type="float" office:value="1.013277" calcext:value-type="float">
            <text:p>1.013277</text:p>
          </table:table-cell>
          <table:table-cell office:value-type="float" office:value="-497.5647" calcext:value-type="float">
            <text:p>-497.5647</text:p>
          </table:table-cell>
          <table:table-cell office:value-type="float" office:value="1468.266" calcext:value-type="float">
            <text:p>1468.266</text:p>
          </table:table-cell>
          <table:table-cell office:value-type="float" office:value="-31.58911" calcext:value-type="float">
            <text:p>-31.58911</text:p>
          </table:table-cell>
          <table:table-cell office:value-type="float" office:value="132.5749" calcext:value-type="float">
            <text:p>132.5749</text:p>
          </table:table-cell>
          <table:table-cell office:value-type="float" office:value="7.200882" calcext:value-type="float">
            <text:p>7.200882</text:p>
          </table:table-cell>
          <table:table-cell office:value-type="float" office:value="0.03242525" calcext:value-type="float">
            <text:p>0.03242525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38" calcext:value-type="float">
            <text:p>0.0599938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90958" calcext:value-type="float">
            <text:p>0.6890958</text:p>
          </table:table-cell>
          <table:table-cell office:value-type="float" office:value="370" calcext:value-type="float">
            <text:p>370</text:p>
          </table:table-cell>
          <table:table-cell office:value-type="float" office:value="-253.1252" calcext:value-type="float">
            <text:p>-253.1252</text:p>
          </table:table-cell>
          <table:table-cell office:value-type="float" office:value="0" calcext:value-type="float">
            <text:p>0</text:p>
          </table:table-cell>
          <table:table-cell office:value-type="float" office:value="306.1944" calcext:value-type="float">
            <text:p>306.1944</text:p>
          </table:table-cell>
          <table:table-cell office:value-type="float" office:value="1106.438" calcext:value-type="float">
            <text:p>1106.438</text:p>
          </table:table-cell>
          <table:table-cell office:value-type="float" office:value="1345.785" calcext:value-type="float">
            <text:p>1345.785</text:p>
          </table:table-cell>
          <table:table-cell office:value-type="float" office:value="1329.844" calcext:value-type="float">
            <text:p>1329.844</text:p>
          </table:table-cell>
          <table:table-cell office:value-type="float" office:value="801.7004" calcext:value-type="float">
            <text:p>801.7004</text:p>
          </table:table-cell>
          <table:table-cell office:value-type="float" office:value="1082.691" calcext:value-type="float">
            <text:p>1082.691</text:p>
          </table:table-cell>
          <table:table-cell office:value-type="float" office:value="424.6677" calcext:value-type="float">
            <text:p>424.6677</text:p>
          </table:table-cell>
          <table:table-cell office:value-type="float" office:value="1892.272" calcext:value-type="float">
            <text:p>1892.272</text:p>
          </table:table-cell>
          <table:table-cell office:value-type="float" office:value="2118.21" calcext:value-type="float">
            <text:p>2118.21</text:p>
          </table:table-cell>
          <table:table-cell office:value-type="float" office:value="1684.089" calcext:value-type="float">
            <text:p>1684.089</text:p>
          </table:table-cell>
          <table:table-cell office:value-type="float" office:value="586.3519" calcext:value-type="float">
            <text:p>586.3519</text:p>
          </table:table-cell>
          <table:table-cell office:value-type="float" office:value="570.9822" calcext:value-type="float">
            <text:p>570.9822</text:p>
          </table:table-cell>
          <table:table-cell office:value-type="float" office:value="142.8905" calcext:value-type="float">
            <text:p>142.8905</text:p>
          </table:table-cell>
          <table:table-cell office:value-type="float" office:value="35.71796" calcext:value-type="float">
            <text:p>35.71796</text:p>
          </table:table-cell>
          <table:table-cell office:value-type="float" office:value="0" calcext:value-type="float">
            <text:p>0</text:p>
          </table:table-cell>
          <table:table-cell office:value-type="float" office:value="-0.08297554" calcext:value-type="float">
            <text:p>-0.08297554</text:p>
          </table:table-cell>
          <table:table-cell office:value-type="float" office:value="0" calcext:value-type="float">
            <text:p>0</text:p>
          </table:table-cell>
          <table:table-cell office:value-type="float" office:value="3.014467" calcext:value-type="float">
            <text:p>3.014467</text:p>
          </table:table-cell>
          <table:table-cell office:value-type="float" office:value="340.8796" calcext:value-type="float">
            <text:p>340.8796</text:p>
          </table:table-cell>
          <table:table-cell office:value-type="float" office:value="-126.4353" calcext:value-type="float">
            <text:p>-126.4353</text:p>
          </table:table-cell>
          <table:table-cell office:value-type="float" office:value="214.4443" calcext:value-type="float">
            <text:p>214.4443</text:p>
          </table:table-cell>
          <table:table-cell office:value-type="float" office:value="-479.1246" calcext:value-type="float">
            <text:p>-479.1246</text:p>
          </table:table-cell>
          <table:table-cell office:value-type="float" office:value="0" calcext:value-type="float">
            <text:p>0</text:p>
          </table:table-cell>
          <table:table-cell office:value-type="float" office:value="12.67108" calcext:value-type="float">
            <text:p>12.67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90.8269" calcext:value-type="float">
            <text:p>190.8269</text:p>
          </table:table-cell>
          <table:table-cell office:value-type="float" office:value="13242.41" calcext:value-type="float">
            <text:p>13242.41</text:p>
          </table:table-cell>
          <table:table-cell office:value-type="float" office:value="0" calcext:value-type="float">
            <text:p>0</text:p>
          </table:table-cell>
          <table:table-cell office:value-type="float" office:value="1.085755" calcext:value-type="float">
            <text:p>1.085755</text:p>
          </table:table-cell>
          <table:table-cell office:value-type="float" office:value="-500.8042" calcext:value-type="float">
            <text:p>-500.8042</text:p>
          </table:table-cell>
          <table:table-cell office:value-type="float" office:value="1475.093" calcext:value-type="float">
            <text:p>1475.093</text:p>
          </table:table-cell>
          <table:table-cell office:value-type="float" office:value="-33.1357" calcext:value-type="float">
            <text:p>-33.1357</text:p>
          </table:table-cell>
          <table:table-cell office:value-type="float" office:value="131.4866" calcext:value-type="float">
            <text:p>131.4866</text:p>
          </table:table-cell>
          <table:table-cell office:value-type="float" office:value="7.073298" calcext:value-type="float">
            <text:p>7.073298</text:p>
          </table:table-cell>
          <table:table-cell office:value-type="float" office:value="0.03379133" calcext:value-type="float">
            <text:p>0.0337913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523" calcext:value-type="float">
            <text:p>0.0599952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95255" calcext:value-type="float">
            <text:p>0.6895255</text:p>
          </table:table-cell>
          <table:table-cell office:value-type="float" office:value="370" calcext:value-type="float">
            <text:p>370</text:p>
          </table:table-cell>
          <table:table-cell office:value-type="float" office:value="-249.7366" calcext:value-type="float">
            <text:p>-249.7366</text:p>
          </table:table-cell>
          <table:table-cell office:value-type="float" office:value="0" calcext:value-type="float">
            <text:p>0</text:p>
          </table:table-cell>
          <table:table-cell office:value-type="float" office:value="306.3622" calcext:value-type="float">
            <text:p>306.3622</text:p>
          </table:table-cell>
          <table:table-cell office:value-type="float" office:value="1106.066" calcext:value-type="float">
            <text:p>1106.066</text:p>
          </table:table-cell>
          <table:table-cell office:value-type="float" office:value="1345.442" calcext:value-type="float">
            <text:p>1345.442</text:p>
          </table:table-cell>
          <table:table-cell office:value-type="float" office:value="1329.597" calcext:value-type="float">
            <text:p>1329.597</text:p>
          </table:table-cell>
          <table:table-cell office:value-type="float" office:value="801.5557" calcext:value-type="float">
            <text:p>801.5557</text:p>
          </table:table-cell>
          <table:table-cell office:value-type="float" office:value="1082.474" calcext:value-type="float">
            <text:p>1082.474</text:p>
          </table:table-cell>
          <table:table-cell office:value-type="float" office:value="424.5806" calcext:value-type="float">
            <text:p>424.5806</text:p>
          </table:table-cell>
          <table:table-cell office:value-type="float" office:value="1892.07" calcext:value-type="float">
            <text:p>1892.07</text:p>
          </table:table-cell>
          <table:table-cell office:value-type="float" office:value="2118.079" calcext:value-type="float">
            <text:p>2118.079</text:p>
          </table:table-cell>
          <table:table-cell office:value-type="float" office:value="1684.015" calcext:value-type="float">
            <text:p>1684.015</text:p>
          </table:table-cell>
          <table:table-cell office:value-type="float" office:value="586.3372" calcext:value-type="float">
            <text:p>586.3372</text:p>
          </table:table-cell>
          <table:table-cell office:value-type="float" office:value="570.9735" calcext:value-type="float">
            <text:p>570.9735</text:p>
          </table:table-cell>
          <table:table-cell office:value-type="float" office:value="142.8902" calcext:value-type="float">
            <text:p>142.8902</text:p>
          </table:table-cell>
          <table:table-cell office:value-type="float" office:value="35.71789" calcext:value-type="float">
            <text:p>35.71789</text:p>
          </table:table-cell>
          <table:table-cell office:value-type="float" office:value="0" calcext:value-type="float">
            <text:p>0</text:p>
          </table:table-cell>
          <table:table-cell office:value-type="float" office:value="-0.08310706" calcext:value-type="float">
            <text:p>-0.08310706</text:p>
          </table:table-cell>
          <table:table-cell office:value-type="float" office:value="0" calcext:value-type="float">
            <text:p>0</text:p>
          </table:table-cell>
          <table:table-cell office:value-type="float" office:value="3.052762" calcext:value-type="float">
            <text:p>3.052762</text:p>
          </table:table-cell>
          <table:table-cell office:value-type="float" office:value="352.4294" calcext:value-type="float">
            <text:p>352.4294</text:p>
          </table:table-cell>
          <table:table-cell office:value-type="float" office:value="-132.9287" calcext:value-type="float">
            <text:p>-132.9287</text:p>
          </table:table-cell>
          <table:table-cell office:value-type="float" office:value="219.5007" calcext:value-type="float">
            <text:p>219.5007</text:p>
          </table:table-cell>
          <table:table-cell office:value-type="float" office:value="-480.8346" calcext:value-type="float">
            <text:p>-480.8346</text:p>
          </table:table-cell>
          <table:table-cell office:value-type="float" office:value="0" calcext:value-type="float">
            <text:p>0</text:p>
          </table:table-cell>
          <table:table-cell office:value-type="float" office:value="12.68772" calcext:value-type="float">
            <text:p>12.68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90.7726" calcext:value-type="float">
            <text:p>190.7726</text:p>
          </table:table-cell>
          <table:table-cell office:value-type="float" office:value="13241.31" calcext:value-type="float">
            <text:p>13241.31</text:p>
          </table:table-cell>
          <table:table-cell office:value-type="float" office:value="0" calcext:value-type="float">
            <text:p>0</text:p>
          </table:table-cell>
          <table:table-cell office:value-type="float" office:value="1.971236" calcext:value-type="float">
            <text:p>1.971236</text:p>
          </table:table-cell>
          <table:table-cell office:value-type="float" office:value="-504.2676" calcext:value-type="float">
            <text:p>-504.2676</text:p>
          </table:table-cell>
          <table:table-cell office:value-type="float" office:value="1488.577" calcext:value-type="float">
            <text:p>1488.577</text:p>
          </table:table-cell>
          <table:table-cell office:value-type="float" office:value="-34.73429" calcext:value-type="float">
            <text:p>-34.73429</text:p>
          </table:table-cell>
          <table:table-cell office:value-type="float" office:value="130.2209" calcext:value-type="float">
            <text:p>130.2209</text:p>
          </table:table-cell>
          <table:table-cell office:value-type="float" office:value="7.74465" calcext:value-type="float">
            <text:p>7.74465</text:p>
          </table:table-cell>
          <table:table-cell office:value-type="float" office:value="0.0351206" calcext:value-type="float">
            <text:p>0.0351206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653" calcext:value-type="float">
            <text:p>0.0599965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99444" calcext:value-type="float">
            <text:p>0.6899444</text:p>
          </table:table-cell>
          <table:table-cell office:value-type="float" office:value="370" calcext:value-type="float">
            <text:p>370</text:p>
          </table:table-cell>
          <table:table-cell office:value-type="float" office:value="-248.9848" calcext:value-type="float">
            <text:p>-248.9848</text:p>
          </table:table-cell>
          <table:table-cell office:value-type="float" office:value="0" calcext:value-type="float">
            <text:p>0</text:p>
          </table:table-cell>
          <table:table-cell office:value-type="float" office:value="306.5471" calcext:value-type="float">
            <text:p>306.5471</text:p>
          </table:table-cell>
          <table:table-cell office:value-type="float" office:value="1105.646" calcext:value-type="float">
            <text:p>1105.646</text:p>
          </table:table-cell>
          <table:table-cell office:value-type="float" office:value="1345.06" calcext:value-type="float">
            <text:p>1345.06</text:p>
          </table:table-cell>
          <table:table-cell office:value-type="float" office:value="1329.327" calcext:value-type="float">
            <text:p>1329.327</text:p>
          </table:table-cell>
          <table:table-cell office:value-type="float" office:value="801.3905" calcext:value-type="float">
            <text:p>801.3905</text:p>
          </table:table-cell>
          <table:table-cell office:value-type="float" office:value="1082.239" calcext:value-type="float">
            <text:p>1082.239</text:p>
          </table:table-cell>
          <table:table-cell office:value-type="float" office:value="424.4866" calcext:value-type="float">
            <text:p>424.4866</text:p>
          </table:table-cell>
          <table:table-cell office:value-type="float" office:value="1891.858" calcext:value-type="float">
            <text:p>1891.858</text:p>
          </table:table-cell>
          <table:table-cell office:value-type="float" office:value="2117.948" calcext:value-type="float">
            <text:p>2117.948</text:p>
          </table:table-cell>
          <table:table-cell office:value-type="float" office:value="1683.942" calcext:value-type="float">
            <text:p>1683.942</text:p>
          </table:table-cell>
          <table:table-cell office:value-type="float" office:value="586.3201" calcext:value-type="float">
            <text:p>586.3201</text:p>
          </table:table-cell>
          <table:table-cell office:value-type="float" office:value="570.9649" calcext:value-type="float">
            <text:p>570.9649</text:p>
          </table:table-cell>
          <table:table-cell office:value-type="float" office:value="142.8899" calcext:value-type="float">
            <text:p>142.8899</text:p>
          </table:table-cell>
          <table:table-cell office:value-type="float" office:value="35.71781" calcext:value-type="float">
            <text:p>35.71781</text:p>
          </table:table-cell>
          <table:table-cell office:value-type="float" office:value="0" calcext:value-type="float">
            <text:p>0</text:p>
          </table:table-cell>
          <table:table-cell office:value-type="float" office:value="-0.08328672" calcext:value-type="float">
            <text:p>-0.08328672</text:p>
          </table:table-cell>
          <table:table-cell office:value-type="float" office:value="0" calcext:value-type="float">
            <text:p>0</text:p>
          </table:table-cell>
          <table:table-cell office:value-type="float" office:value="3.032467" calcext:value-type="float">
            <text:p>3.032467</text:p>
          </table:table-cell>
          <table:table-cell office:value-type="float" office:value="361.8571" calcext:value-type="float">
            <text:p>361.8571</text:p>
          </table:table-cell>
          <table:table-cell office:value-type="float" office:value="-139.7691" calcext:value-type="float">
            <text:p>-139.7691</text:p>
          </table:table-cell>
          <table:table-cell office:value-type="float" office:value="222.088" calcext:value-type="float">
            <text:p>222.088</text:p>
          </table:table-cell>
          <table:table-cell office:value-type="float" office:value="-482.7017" calcext:value-type="float">
            <text:p>-482.7017</text:p>
          </table:table-cell>
          <table:table-cell office:value-type="float" office:value="0" calcext:value-type="float">
            <text:p>0</text:p>
          </table:table-cell>
          <table:table-cell office:value-type="float" office:value="12.6903" calcext:value-type="float">
            <text:p>12.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89.953" calcext:value-type="float">
            <text:p>189.953</text:p>
          </table:table-cell>
          <table:table-cell office:value-type="float" office:value="13240.26" calcext:value-type="float">
            <text:p>13240.26</text:p>
          </table:table-cell>
          <table:table-cell office:value-type="float" office:value="0" calcext:value-type="float">
            <text:p>0</text:p>
          </table:table-cell>
          <table:table-cell office:value-type="float" office:value="1.999296" calcext:value-type="float">
            <text:p>1.999296</text:p>
          </table:table-cell>
          <table:table-cell office:value-type="float" office:value="-507.4399" calcext:value-type="float">
            <text:p>-507.4399</text:p>
          </table:table-cell>
          <table:table-cell office:value-type="float" office:value="1497.035" calcext:value-type="float">
            <text:p>1497.035</text:p>
          </table:table-cell>
          <table:table-cell office:value-type="float" office:value="-36.14946" calcext:value-type="float">
            <text:p>-36.14946</text:p>
          </table:table-cell>
          <table:table-cell office:value-type="float" office:value="129.2586" calcext:value-type="float">
            <text:p>129.2586</text:p>
          </table:table-cell>
          <table:table-cell office:value-type="float" office:value="7.62093" calcext:value-type="float">
            <text:p>7.62093</text:p>
          </table:table-cell>
          <table:table-cell office:value-type="float" office:value="0.0365075" calcext:value-type="float">
            <text:p>0.0365075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76" calcext:value-type="float">
            <text:p>0.0599976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0348" calcext:value-type="float">
            <text:p>0.690348</text:p>
          </table:table-cell>
          <table:table-cell office:value-type="float" office:value="370" calcext:value-type="float">
            <text:p>370</text:p>
          </table:table-cell>
          <table:table-cell office:value-type="float" office:value="-245.6794" calcext:value-type="float">
            <text:p>-245.6794</text:p>
          </table:table-cell>
          <table:table-cell office:value-type="float" office:value="0" calcext:value-type="float">
            <text:p>0</text:p>
          </table:table-cell>
          <table:table-cell office:value-type="float" office:value="306.6689" calcext:value-type="float">
            <text:p>306.6689</text:p>
          </table:table-cell>
          <table:table-cell office:value-type="float" office:value="1105.295" calcext:value-type="float">
            <text:p>1105.295</text:p>
          </table:table-cell>
          <table:table-cell office:value-type="float" office:value="1344.728" calcext:value-type="float">
            <text:p>1344.728</text:p>
          </table:table-cell>
          <table:table-cell office:value-type="float" office:value="1329.076" calcext:value-type="float">
            <text:p>1329.076</text:p>
          </table:table-cell>
          <table:table-cell office:value-type="float" office:value="801.2426" calcext:value-type="float">
            <text:p>801.2426</text:p>
          </table:table-cell>
          <table:table-cell office:value-type="float" office:value="1082.008" calcext:value-type="float">
            <text:p>1082.008</text:p>
          </table:table-cell>
          <table:table-cell office:value-type="float" office:value="424.3907" calcext:value-type="float">
            <text:p>424.3907</text:p>
          </table:table-cell>
          <table:table-cell office:value-type="float" office:value="1891.638" calcext:value-type="float">
            <text:p>1891.638</text:p>
          </table:table-cell>
          <table:table-cell office:value-type="float" office:value="2117.815" calcext:value-type="float">
            <text:p>2117.815</text:p>
          </table:table-cell>
          <table:table-cell office:value-type="float" office:value="1683.869" calcext:value-type="float">
            <text:p>1683.869</text:p>
          </table:table-cell>
          <table:table-cell office:value-type="float" office:value="586.303" calcext:value-type="float">
            <text:p>586.303</text:p>
          </table:table-cell>
          <table:table-cell office:value-type="float" office:value="570.9562" calcext:value-type="float">
            <text:p>570.9562</text:p>
          </table:table-cell>
          <table:table-cell office:value-type="float" office:value="142.8897" calcext:value-type="float">
            <text:p>142.8897</text:p>
          </table:table-cell>
          <table:table-cell office:value-type="float" office:value="35.71774" calcext:value-type="float">
            <text:p>35.71774</text:p>
          </table:table-cell>
          <table:table-cell office:value-type="float" office:value="0" calcext:value-type="float">
            <text:p>0</text:p>
          </table:table-cell>
          <table:table-cell office:value-type="float" office:value="-0.08342592" calcext:value-type="float">
            <text:p>-0.08342592</text:p>
          </table:table-cell>
          <table:table-cell office:value-type="float" office:value="0" calcext:value-type="float">
            <text:p>0</text:p>
          </table:table-cell>
          <table:table-cell office:value-type="float" office:value="3.063112" calcext:value-type="float">
            <text:p>3.063112</text:p>
          </table:table-cell>
          <table:table-cell office:value-type="float" office:value="372.7668" calcext:value-type="float">
            <text:p>372.7668</text:p>
          </table:table-cell>
          <table:table-cell office:value-type="float" office:value="-145.6135" calcext:value-type="float">
            <text:p>-145.6135</text:p>
          </table:table-cell>
          <table:table-cell office:value-type="float" office:value="227.1534" calcext:value-type="float">
            <text:p>227.1534</text:p>
          </table:table-cell>
          <table:table-cell office:value-type="float" office:value="-484.416" calcext:value-type="float">
            <text:p>-484.416</text:p>
          </table:table-cell>
          <table:table-cell office:value-type="float" office:value="0" calcext:value-type="float">
            <text:p>0</text:p>
          </table:table-cell>
          <table:table-cell office:value-type="float" office:value="12.6485" calcext:value-type="float">
            <text:p>12.6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89.1498" calcext:value-type="float">
            <text:p>189.1498</text:p>
          </table:table-cell>
          <table:table-cell office:value-type="float" office:value="13239.22" calcext:value-type="float">
            <text:p>13239.22</text:p>
          </table:table-cell>
          <table:table-cell office:value-type="float" office:value="0" calcext:value-type="float">
            <text:p>0</text:p>
          </table:table-cell>
          <table:table-cell office:value-type="float" office:value="2.038491" calcext:value-type="float">
            <text:p>2.038491</text:p>
          </table:table-cell>
          <table:table-cell office:value-type="float" office:value="-510.4737" calcext:value-type="float">
            <text:p>-510.4737</text:p>
          </table:table-cell>
          <table:table-cell office:value-type="float" office:value="1503.887" calcext:value-type="float">
            <text:p>1503.887</text:p>
          </table:table-cell>
          <table:table-cell office:value-type="float" office:value="-37.45573" calcext:value-type="float">
            <text:p>-37.45573</text:p>
          </table:table-cell>
          <table:table-cell office:value-type="float" office:value="128.3427" calcext:value-type="float">
            <text:p>128.3427</text:p>
          </table:table-cell>
          <table:table-cell office:value-type="float" office:value="7.495942" calcext:value-type="float">
            <text:p>7.495942</text:p>
          </table:table-cell>
          <table:table-cell office:value-type="float" office:value="0.03789452" calcext:value-type="float">
            <text:p>0.0378945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868" calcext:value-type="float">
            <text:p>0.05999868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07341" calcext:value-type="float">
            <text:p>0.6907341</text:p>
          </table:table-cell>
          <table:table-cell office:value-type="float" office:value="370" calcext:value-type="float">
            <text:p>370</text:p>
          </table:table-cell>
          <table:table-cell office:value-type="float" office:value="-240.8818" calcext:value-type="float">
            <text:p>-240.8818</text:p>
          </table:table-cell>
          <table:table-cell office:value-type="float" office:value="0" calcext:value-type="float">
            <text:p>0</text:p>
          </table:table-cell>
          <table:table-cell office:value-type="float" office:value="306.8009" calcext:value-type="float">
            <text:p>306.8009</text:p>
          </table:table-cell>
          <table:table-cell office:value-type="float" office:value="1104.943" calcext:value-type="float">
            <text:p>1104.943</text:p>
          </table:table-cell>
          <table:table-cell office:value-type="float" office:value="1344.399" calcext:value-type="float">
            <text:p>1344.399</text:p>
          </table:table-cell>
          <table:table-cell office:value-type="float" office:value="1328.839" calcext:value-type="float">
            <text:p>1328.839</text:p>
          </table:table-cell>
          <table:table-cell office:value-type="float" office:value="801.0882" calcext:value-type="float">
            <text:p>801.0882</text:p>
          </table:table-cell>
          <table:table-cell office:value-type="float" office:value="1081.781" calcext:value-type="float">
            <text:p>1081.781</text:p>
          </table:table-cell>
          <table:table-cell office:value-type="float" office:value="424.2971" calcext:value-type="float">
            <text:p>424.2971</text:p>
          </table:table-cell>
          <table:table-cell office:value-type="float" office:value="1891.419" calcext:value-type="float">
            <text:p>1891.419</text:p>
          </table:table-cell>
          <table:table-cell office:value-type="float" office:value="2117.672" calcext:value-type="float">
            <text:p>2117.672</text:p>
          </table:table-cell>
          <table:table-cell office:value-type="float" office:value="1683.796" calcext:value-type="float">
            <text:p>1683.796</text:p>
          </table:table-cell>
          <table:table-cell office:value-type="float" office:value="586.2858" calcext:value-type="float">
            <text:p>586.2858</text:p>
          </table:table-cell>
          <table:table-cell office:value-type="float" office:value="570.9476" calcext:value-type="float">
            <text:p>570.9476</text:p>
          </table:table-cell>
          <table:table-cell office:value-type="float" office:value="142.8894" calcext:value-type="float">
            <text:p>142.8894</text:p>
          </table:table-cell>
          <table:table-cell office:value-type="float" office:value="35.71766" calcext:value-type="float">
            <text:p>35.71766</text:p>
          </table:table-cell>
          <table:table-cell office:value-type="float" office:value="0" calcext:value-type="float">
            <text:p>0</text:p>
          </table:table-cell>
          <table:table-cell office:value-type="float" office:value="-0.08355941" calcext:value-type="float">
            <text:p>-0.08355941</text:p>
          </table:table-cell>
          <table:table-cell office:value-type="float" office:value="0" calcext:value-type="float">
            <text:p>0</text:p>
          </table:table-cell>
          <table:table-cell office:value-type="float" office:value="3.093255" calcext:value-type="float">
            <text:p>3.093255</text:p>
          </table:table-cell>
          <table:table-cell office:value-type="float" office:value="384.8932" calcext:value-type="float">
            <text:p>384.8932</text:p>
          </table:table-cell>
          <table:table-cell office:value-type="float" office:value="-151.2178" calcext:value-type="float">
            <text:p>-151.2178</text:p>
          </table:table-cell>
          <table:table-cell office:value-type="float" office:value="233.6754" calcext:value-type="float">
            <text:p>233.6754</text:p>
          </table:table-cell>
          <table:table-cell office:value-type="float" office:value="-486.1168" calcext:value-type="float">
            <text:p>-486.1168</text:p>
          </table:table-cell>
          <table:table-cell office:value-type="float" office:value="0" calcext:value-type="float">
            <text:p>0</text:p>
          </table:table-cell>
          <table:table-cell office:value-type="float" office:value="12.62318" calcext:value-type="float">
            <text:p>12.6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88.3314" calcext:value-type="float">
            <text:p>188.3314</text:p>
          </table:table-cell>
          <table:table-cell office:value-type="float" office:value="13238.18" calcext:value-type="float">
            <text:p>13238.18</text:p>
          </table:table-cell>
          <table:table-cell office:value-type="float" office:value="0" calcext:value-type="float">
            <text:p>0</text:p>
          </table:table-cell>
          <table:table-cell office:value-type="float" office:value="2.070803" calcext:value-type="float">
            <text:p>2.070803</text:p>
          </table:table-cell>
          <table:table-cell office:value-type="float" office:value="-513.514" calcext:value-type="float">
            <text:p>-513.514</text:p>
          </table:table-cell>
          <table:table-cell office:value-type="float" office:value="1516.032" calcext:value-type="float">
            <text:p>1516.032</text:p>
          </table:table-cell>
          <table:table-cell office:value-type="float" office:value="-38.77076" calcext:value-type="float">
            <text:p>-38.77076</text:p>
          </table:table-cell>
          <table:table-cell office:value-type="float" office:value="127.4451" calcext:value-type="float">
            <text:p>127.4451</text:p>
          </table:table-cell>
          <table:table-cell office:value-type="float" office:value="7.360368" calcext:value-type="float">
            <text:p>7.360368</text:p>
          </table:table-cell>
          <table:table-cell office:value-type="float" office:value="0.03929053" calcext:value-type="float">
            <text:p>0.0392905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5999975" calcext:value-type="float">
            <text:p>0.05999975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10994" calcext:value-type="float">
            <text:p>0.6910994</text:p>
          </table:table-cell>
          <table:table-cell office:value-type="float" office:value="370" calcext:value-type="float">
            <text:p>370</text:p>
          </table:table-cell>
          <table:table-cell office:value-type="float" office:value="-237.0089" calcext:value-type="float">
            <text:p>-237.0089</text:p>
          </table:table-cell>
          <table:table-cell office:value-type="float" office:value="0" calcext:value-type="float">
            <text:p>0</text:p>
          </table:table-cell>
          <table:table-cell office:value-type="float" office:value="306.9298" calcext:value-type="float">
            <text:p>306.9298</text:p>
          </table:table-cell>
          <table:table-cell office:value-type="float" office:value="1104.584" calcext:value-type="float">
            <text:p>1104.584</text:p>
          </table:table-cell>
          <table:table-cell office:value-type="float" office:value="1344.068" calcext:value-type="float">
            <text:p>1344.068</text:p>
          </table:table-cell>
          <table:table-cell office:value-type="float" office:value="1328.6" calcext:value-type="float">
            <text:p>1328.6</text:p>
          </table:table-cell>
          <table:table-cell office:value-type="float" office:value="800.9423" calcext:value-type="float">
            <text:p>800.9423</text:p>
          </table:table-cell>
          <table:table-cell office:value-type="float" office:value="1081.56" calcext:value-type="float">
            <text:p>1081.56</text:p>
          </table:table-cell>
          <table:table-cell office:value-type="float" office:value="424.2039" calcext:value-type="float">
            <text:p>424.2039</text:p>
          </table:table-cell>
          <table:table-cell office:value-type="float" office:value="1891.2" calcext:value-type="float">
            <text:p>1891.2</text:p>
          </table:table-cell>
          <table:table-cell office:value-type="float" office:value="2117.528" calcext:value-type="float">
            <text:p>2117.528</text:p>
          </table:table-cell>
          <table:table-cell office:value-type="float" office:value="1683.722" calcext:value-type="float">
            <text:p>1683.722</text:p>
          </table:table-cell>
          <table:table-cell office:value-type="float" office:value="586.2687" calcext:value-type="float">
            <text:p>586.2687</text:p>
          </table:table-cell>
          <table:table-cell office:value-type="float" office:value="570.939" calcext:value-type="float">
            <text:p>570.939</text:p>
          </table:table-cell>
          <table:table-cell office:value-type="float" office:value="142.8892" calcext:value-type="float">
            <text:p>142.8892</text:p>
          </table:table-cell>
          <table:table-cell office:value-type="float" office:value="35.71759" calcext:value-type="float">
            <text:p>35.71759</text:p>
          </table:table-cell>
          <table:table-cell office:value-type="float" office:value="0" calcext:value-type="float">
            <text:p>0</text:p>
          </table:table-cell>
          <table:table-cell office:value-type="float" office:value="-0.083698" calcext:value-type="float">
            <text:p>-0.083698</text:p>
          </table:table-cell>
          <table:table-cell office:value-type="float" office:value="0" calcext:value-type="float">
            <text:p>0</text:p>
          </table:table-cell>
          <table:table-cell office:value-type="float" office:value="3.12541" calcext:value-type="float">
            <text:p>3.12541</text:p>
          </table:table-cell>
          <table:table-cell office:value-type="float" office:value="396.5898" calcext:value-type="float">
            <text:p>396.5898</text:p>
          </table:table-cell>
          <table:table-cell office:value-type="float" office:value="-157.3128" calcext:value-type="float">
            <text:p>-157.3128</text:p>
          </table:table-cell>
          <table:table-cell office:value-type="float" office:value="239.277" calcext:value-type="float">
            <text:p>239.277</text:p>
          </table:table-cell>
          <table:table-cell office:value-type="float" office:value="-487.8232" calcext:value-type="float">
            <text:p>-487.8232</text:p>
          </table:table-cell>
          <table:table-cell office:value-type="float" office:value="0" calcext:value-type="float">
            <text:p>0</text:p>
          </table:table-cell>
          <table:table-cell office:value-type="float" office:value="12.60611" calcext:value-type="float">
            <text:p>12.6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88.6823" calcext:value-type="float">
            <text:p>188.6823</text:p>
          </table:table-cell>
          <table:table-cell office:value-type="float" office:value="13237.09" calcext:value-type="float">
            <text:p>13237.09</text:p>
          </table:table-cell>
          <table:table-cell office:value-type="float" office:value="0" calcext:value-type="float">
            <text:p>0</text:p>
          </table:table-cell>
          <table:table-cell office:value-type="float" office:value="3.328964" calcext:value-type="float">
            <text:p>3.328964</text:p>
          </table:table-cell>
          <table:table-cell office:value-type="float" office:value="-516.6134" calcext:value-type="float">
            <text:p>-516.6134</text:p>
          </table:table-cell>
          <table:table-cell office:value-type="float" office:value="1523.67" calcext:value-type="float">
            <text:p>1523.67</text:p>
          </table:table-cell>
          <table:table-cell office:value-type="float" office:value="-40.04317" calcext:value-type="float">
            <text:p>-40.04317</text:p>
          </table:table-cell>
          <table:table-cell office:value-type="float" office:value="126.3393" calcext:value-type="float">
            <text:p>126.3393</text:p>
          </table:table-cell>
          <table:table-cell office:value-type="float" office:value="8.380841" calcext:value-type="float">
            <text:p>8.380841</text:p>
          </table:table-cell>
          <table:table-cell office:value-type="float" office:value="0.04064869" calcext:value-type="float">
            <text:p>0.0406486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082" calcext:value-type="float">
            <text:p>0.06000082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14425" calcext:value-type="float">
            <text:p>0.6914425</text:p>
          </table:table-cell>
          <table:table-cell office:value-type="float" office:value="370" calcext:value-type="float">
            <text:p>370</text:p>
          </table:table-cell>
          <table:table-cell office:value-type="float" office:value="-236.1522" calcext:value-type="float">
            <text:p>-236.1522</text:p>
          </table:table-cell>
          <table:table-cell office:value-type="float" office:value="0" calcext:value-type="float">
            <text:p>0</text:p>
          </table:table-cell>
          <table:table-cell office:value-type="float" office:value="307.1334" calcext:value-type="float">
            <text:p>307.1334</text:p>
          </table:table-cell>
          <table:table-cell office:value-type="float" office:value="1104.176" calcext:value-type="float">
            <text:p>1104.176</text:p>
          </table:table-cell>
          <table:table-cell office:value-type="float" office:value="1343.699" calcext:value-type="float">
            <text:p>1343.699</text:p>
          </table:table-cell>
          <table:table-cell office:value-type="float" office:value="1328.351" calcext:value-type="float">
            <text:p>1328.351</text:p>
          </table:table-cell>
          <table:table-cell office:value-type="float" office:value="800.7825" calcext:value-type="float">
            <text:p>800.7825</text:p>
          </table:table-cell>
          <table:table-cell office:value-type="float" office:value="1081.333" calcext:value-type="float">
            <text:p>1081.333</text:p>
          </table:table-cell>
          <table:table-cell office:value-type="float" office:value="424.1099" calcext:value-type="float">
            <text:p>424.1099</text:p>
          </table:table-cell>
          <table:table-cell office:value-type="float" office:value="1890.981" calcext:value-type="float">
            <text:p>1890.981</text:p>
          </table:table-cell>
          <table:table-cell office:value-type="float" office:value="2117.384" calcext:value-type="float">
            <text:p>2117.384</text:p>
          </table:table-cell>
          <table:table-cell office:value-type="float" office:value="1683.649" calcext:value-type="float">
            <text:p>1683.649</text:p>
          </table:table-cell>
          <table:table-cell office:value-type="float" office:value="586.2516" calcext:value-type="float">
            <text:p>586.2516</text:p>
          </table:table-cell>
          <table:table-cell office:value-type="float" office:value="570.9304" calcext:value-type="float">
            <text:p>570.9304</text:p>
          </table:table-cell>
          <table:table-cell office:value-type="float" office:value="142.8889" calcext:value-type="float">
            <text:p>142.8889</text:p>
          </table:table-cell>
          <table:table-cell office:value-type="float" office:value="35.71752" calcext:value-type="float">
            <text:p>35.71752</text:p>
          </table:table-cell>
          <table:table-cell office:value-type="float" office:value="0" calcext:value-type="float">
            <text:p>0</text:p>
          </table:table-cell>
          <table:table-cell office:value-type="float" office:value="-0.08387278" calcext:value-type="float">
            <text:p>-0.08387278</text:p>
          </table:table-cell>
          <table:table-cell office:value-type="float" office:value="0" calcext:value-type="float">
            <text:p>0</text:p>
          </table:table-cell>
          <table:table-cell office:value-type="float" office:value="3.069527" calcext:value-type="float">
            <text:p>3.069527</text:p>
          </table:table-cell>
          <table:table-cell office:value-type="float" office:value="406.0157" calcext:value-type="float">
            <text:p>406.0157</text:p>
          </table:table-cell>
          <table:table-cell office:value-type="float" office:value="-164.0991" calcext:value-type="float">
            <text:p>-164.0991</text:p>
          </table:table-cell>
          <table:table-cell office:value-type="float" office:value="241.9166" calcext:value-type="float">
            <text:p>241.9166</text:p>
          </table:table-cell>
          <table:table-cell office:value-type="float" office:value="-489.6456" calcext:value-type="float">
            <text:p>-489.6456</text:p>
          </table:table-cell>
          <table:table-cell office:value-type="float" office:value="0" calcext:value-type="float">
            <text:p>0</text:p>
          </table:table-cell>
          <table:table-cell office:value-type="float" office:value="12.60127" calcext:value-type="float">
            <text:p>12.6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188.992" calcext:value-type="float">
            <text:p>188.992</text:p>
          </table:table-cell>
          <table:table-cell office:value-type="float" office:value="13235.95" calcext:value-type="float">
            <text:p>13235.95</text:p>
          </table:table-cell>
          <table:table-cell office:value-type="float" office:value="0" calcext:value-type="float">
            <text:p>0</text:p>
          </table:table-cell>
          <table:table-cell office:value-type="float" office:value="4.564606" calcext:value-type="float">
            <text:p>4.564606</text:p>
          </table:table-cell>
          <table:table-cell office:value-type="float" office:value="-519.7631" calcext:value-type="float">
            <text:p>-519.7631</text:p>
          </table:table-cell>
          <table:table-cell office:value-type="float" office:value="1530.442" calcext:value-type="float">
            <text:p>1530.442</text:p>
          </table:table-cell>
          <table:table-cell office:value-type="float" office:value="-41.28686" calcext:value-type="float">
            <text:p>-41.28686</text:p>
          </table:table-cell>
          <table:table-cell office:value-type="float" office:value="125.2049" calcext:value-type="float">
            <text:p>125.2049</text:p>
          </table:table-cell>
          <table:table-cell office:value-type="float" office:value="9.379436" calcext:value-type="float">
            <text:p>9.379436</text:p>
          </table:table-cell>
          <table:table-cell office:value-type="float" office:value="0.0420313" calcext:value-type="float">
            <text:p>0.042031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189" calcext:value-type="float">
            <text:p>0.0600018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17742" calcext:value-type="float">
            <text:p>0.6917742</text:p>
          </table:table-cell>
          <table:table-cell office:value-type="float" office:value="370" calcext:value-type="float">
            <text:p>370</text:p>
          </table:table-cell>
          <table:table-cell office:value-type="float" office:value="-235.9128" calcext:value-type="float">
            <text:p>-235.9128</text:p>
          </table:table-cell>
          <table:table-cell office:value-type="float" office:value="0" calcext:value-type="float">
            <text:p>0</text:p>
          </table:table-cell>
          <table:table-cell office:value-type="float" office:value="307.3429" calcext:value-type="float">
            <text:p>307.3429</text:p>
          </table:table-cell>
          <table:table-cell office:value-type="float" office:value="1103.756" calcext:value-type="float">
            <text:p>1103.756</text:p>
          </table:table-cell>
          <table:table-cell office:value-type="float" office:value="1343.315" calcext:value-type="float">
            <text:p>1343.315</text:p>
          </table:table-cell>
          <table:table-cell office:value-type="float" office:value="1328.094" calcext:value-type="float">
            <text:p>1328.094</text:p>
          </table:table-cell>
          <table:table-cell office:value-type="float" office:value="800.6109" calcext:value-type="float">
            <text:p>800.6109</text:p>
          </table:table-cell>
          <table:table-cell office:value-type="float" office:value="1081.096" calcext:value-type="float">
            <text:p>1081.096</text:p>
          </table:table-cell>
          <table:table-cell office:value-type="float" office:value="424.0114" calcext:value-type="float">
            <text:p>424.0114</text:p>
          </table:table-cell>
          <table:table-cell office:value-type="float" office:value="1890.758" calcext:value-type="float">
            <text:p>1890.758</text:p>
          </table:table-cell>
          <table:table-cell office:value-type="float" office:value="2117.24" calcext:value-type="float">
            <text:p>2117.24</text:p>
          </table:table-cell>
          <table:table-cell office:value-type="float" office:value="1683.576" calcext:value-type="float">
            <text:p>1683.576</text:p>
          </table:table-cell>
          <table:table-cell office:value-type="float" office:value="586.2345" calcext:value-type="float">
            <text:p>586.2345</text:p>
          </table:table-cell>
          <table:table-cell office:value-type="float" office:value="570.9217" calcext:value-type="float">
            <text:p>570.9217</text:p>
          </table:table-cell>
          <table:table-cell office:value-type="float" office:value="142.8886" calcext:value-type="float">
            <text:p>142.8886</text:p>
          </table:table-cell>
          <table:table-cell office:value-type="float" office:value="35.71745" calcext:value-type="float">
            <text:p>35.71745</text:p>
          </table:table-cell>
          <table:table-cell office:value-type="float" office:value="0" calcext:value-type="float">
            <text:p>0</text:p>
          </table:table-cell>
          <table:table-cell office:value-type="float" office:value="-0.08407131" calcext:value-type="float">
            <text:p>-0.08407131</text:p>
          </table:table-cell>
          <table:table-cell office:value-type="float" office:value="0" calcext:value-type="float">
            <text:p>0</text:p>
          </table:table-cell>
          <table:table-cell office:value-type="float" office:value="3.014335" calcext:value-type="float">
            <text:p>3.014335</text:p>
          </table:table-cell>
          <table:table-cell office:value-type="float" office:value="414.8777" calcext:value-type="float">
            <text:p>414.8777</text:p>
          </table:table-cell>
          <table:table-cell office:value-type="float" office:value="-170.8656" calcext:value-type="float">
            <text:p>-170.8656</text:p>
          </table:table-cell>
          <table:table-cell office:value-type="float" office:value="244.0121" calcext:value-type="float">
            <text:p>244.0121</text:p>
          </table:table-cell>
          <table:table-cell office:value-type="float" office:value="-491.5269" calcext:value-type="float">
            <text:p>-491.5269</text:p>
          </table:table-cell>
          <table:table-cell office:value-type="float" office:value="0" calcext:value-type="float">
            <text:p>0</text:p>
          </table:table-cell>
          <table:table-cell office:value-type="float" office:value="12.57671" calcext:value-type="float">
            <text:p>12.57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88.4579" calcext:value-type="float">
            <text:p>188.4579</text:p>
          </table:table-cell>
          <table:table-cell office:value-type="float" office:value="13234.86" calcext:value-type="float">
            <text:p>13234.86</text:p>
          </table:table-cell>
          <table:table-cell office:value-type="float" office:value="0" calcext:value-type="float">
            <text:p>0</text:p>
          </table:table-cell>
          <table:table-cell office:value-type="float" office:value="4.881099" calcext:value-type="float">
            <text:p>4.881099</text:p>
          </table:table-cell>
          <table:table-cell office:value-type="float" office:value="-522.732" calcext:value-type="float">
            <text:p>-522.732</text:p>
          </table:table-cell>
          <table:table-cell office:value-type="float" office:value="1542.316" calcext:value-type="float">
            <text:p>1542.316</text:p>
          </table:table-cell>
          <table:table-cell office:value-type="float" office:value="-42.44783" calcext:value-type="float">
            <text:p>-42.44783</text:p>
          </table:table-cell>
          <table:table-cell office:value-type="float" office:value="124.3195" calcext:value-type="float">
            <text:p>124.3195</text:p>
          </table:table-cell>
          <table:table-cell office:value-type="float" office:value="9.509522" calcext:value-type="float">
            <text:p>9.509522</text:p>
          </table:table-cell>
          <table:table-cell office:value-type="float" office:value="0.04346681" calcext:value-type="float">
            <text:p>0.04346681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297" calcext:value-type="float">
            <text:p>0.06000297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0894" calcext:value-type="float">
            <text:p>0.6920894</text:p>
          </table:table-cell>
          <table:table-cell office:value-type="float" office:value="370" calcext:value-type="float">
            <text:p>370</text:p>
          </table:table-cell>
          <table:table-cell office:value-type="float" office:value="-233.1643" calcext:value-type="float">
            <text:p>-233.1643</text:p>
          </table:table-cell>
          <table:table-cell office:value-type="float" office:value="0" calcext:value-type="float">
            <text:p>0</text:p>
          </table:table-cell>
          <table:table-cell office:value-type="float" office:value="307.5064" calcext:value-type="float">
            <text:p>307.5064</text:p>
          </table:table-cell>
          <table:table-cell office:value-type="float" office:value="1103.386" calcext:value-type="float">
            <text:p>1103.386</text:p>
          </table:table-cell>
          <table:table-cell office:value-type="float" office:value="1342.969" calcext:value-type="float">
            <text:p>1342.969</text:p>
          </table:table-cell>
          <table:table-cell office:value-type="float" office:value="1327.86" calcext:value-type="float">
            <text:p>1327.86</text:p>
          </table:table-cell>
          <table:table-cell office:value-type="float" office:value="800.4406" calcext:value-type="float">
            <text:p>800.4406</text:p>
          </table:table-cell>
          <table:table-cell office:value-type="float" office:value="1080.863" calcext:value-type="float">
            <text:p>1080.863</text:p>
          </table:table-cell>
          <table:table-cell office:value-type="float" office:value="423.9125" calcext:value-type="float">
            <text:p>423.9125</text:p>
          </table:table-cell>
          <table:table-cell office:value-type="float" office:value="1890.533" calcext:value-type="float">
            <text:p>1890.533</text:p>
          </table:table-cell>
          <table:table-cell office:value-type="float" office:value="2117.095" calcext:value-type="float">
            <text:p>2117.095</text:p>
          </table:table-cell>
          <table:table-cell office:value-type="float" office:value="1683.503" calcext:value-type="float">
            <text:p>1683.503</text:p>
          </table:table-cell>
          <table:table-cell office:value-type="float" office:value="586.2174" calcext:value-type="float">
            <text:p>586.2174</text:p>
          </table:table-cell>
          <table:table-cell office:value-type="float" office:value="570.9131" calcext:value-type="float">
            <text:p>570.9131</text:p>
          </table:table-cell>
          <table:table-cell office:value-type="float" office:value="142.8884" calcext:value-type="float">
            <text:p>142.8884</text:p>
          </table:table-cell>
          <table:table-cell office:value-type="float" office:value="35.71737" calcext:value-type="float">
            <text:p>35.71737</text:p>
          </table:table-cell>
          <table:table-cell office:value-type="float" office:value="0" calcext:value-type="float">
            <text:p>0</text:p>
          </table:table-cell>
          <table:table-cell office:value-type="float" office:value="-0.08423862" calcext:value-type="float">
            <text:p>-0.08423862</text:p>
          </table:table-cell>
          <table:table-cell office:value-type="float" office:value="0" calcext:value-type="float">
            <text:p>0</text:p>
          </table:table-cell>
          <table:table-cell office:value-type="float" office:value="3.018261" calcext:value-type="float">
            <text:p>3.018261</text:p>
          </table:table-cell>
          <table:table-cell office:value-type="float" office:value="424.9491" calcext:value-type="float">
            <text:p>424.9491</text:p>
          </table:table-cell>
          <table:table-cell office:value-type="float" office:value="-176.4057" calcext:value-type="float">
            <text:p>-176.4057</text:p>
          </table:table-cell>
          <table:table-cell office:value-type="float" office:value="248.5434" calcext:value-type="float">
            <text:p>248.5434</text:p>
          </table:table-cell>
          <table:table-cell office:value-type="float" office:value="-493.2993" calcext:value-type="float">
            <text:p>-493.2993</text:p>
          </table:table-cell>
          <table:table-cell office:value-type="float" office:value="0" calcext:value-type="float">
            <text:p>0</text:p>
          </table:table-cell>
          <table:table-cell office:value-type="float" office:value="12.53972" calcext:value-type="float">
            <text:p>12.5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87.6888" calcext:value-type="float">
            <text:p>187.6888</text:p>
          </table:table-cell>
          <table:table-cell office:value-type="float" office:value="13233.82" calcext:value-type="float">
            <text:p>13233.82</text:p>
          </table:table-cell>
          <table:table-cell office:value-type="float" office:value="0" calcext:value-type="float">
            <text:p>0</text:p>
          </table:table-cell>
          <table:table-cell office:value-type="float" office:value="4.91571" calcext:value-type="float">
            <text:p>4.91571</text:p>
          </table:table-cell>
          <table:table-cell office:value-type="float" office:value="-525.5893" calcext:value-type="float">
            <text:p>-525.5893</text:p>
          </table:table-cell>
          <table:table-cell office:value-type="float" office:value="1549.426" calcext:value-type="float">
            <text:p>1549.426</text:p>
          </table:table-cell>
          <table:table-cell office:value-type="float" office:value="-43.58533" calcext:value-type="float">
            <text:p>-43.58533</text:p>
          </table:table-cell>
          <table:table-cell office:value-type="float" office:value="123.5451" calcext:value-type="float">
            <text:p>123.5451</text:p>
          </table:table-cell>
          <table:table-cell office:value-type="float" office:value="9.402862" calcext:value-type="float">
            <text:p>9.402862</text:p>
          </table:table-cell>
          <table:table-cell office:value-type="float" office:value="0.044915" calcext:value-type="float">
            <text:p>0.044915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375" calcext:value-type="float">
            <text:p>0.06000375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3854" calcext:value-type="float">
            <text:p>0.6923854</text:p>
          </table:table-cell>
          <table:table-cell office:value-type="float" office:value="370" calcext:value-type="float">
            <text:p>370</text:p>
          </table:table-cell>
          <table:table-cell office:value-type="float" office:value="-228.8571" calcext:value-type="float">
            <text:p>-228.8571</text:p>
          </table:table-cell>
          <table:table-cell office:value-type="float" office:value="0" calcext:value-type="float">
            <text:p>0</text:p>
          </table:table-cell>
          <table:table-cell office:value-type="float" office:value="307.6226" calcext:value-type="float">
            <text:p>307.6226</text:p>
          </table:table-cell>
          <table:table-cell office:value-type="float" office:value="1103.046" calcext:value-type="float">
            <text:p>1103.046</text:p>
          </table:table-cell>
          <table:table-cell office:value-type="float" office:value="1342.646" calcext:value-type="float">
            <text:p>1342.646</text:p>
          </table:table-cell>
          <table:table-cell office:value-type="float" office:value="1327.635" calcext:value-type="float">
            <text:p>1327.635</text:p>
          </table:table-cell>
          <table:table-cell office:value-type="float" office:value="800.2932" calcext:value-type="float">
            <text:p>800.2932</text:p>
          </table:table-cell>
          <table:table-cell office:value-type="float" office:value="1080.644" calcext:value-type="float">
            <text:p>1080.644</text:p>
          </table:table-cell>
          <table:table-cell office:value-type="float" office:value="423.8167" calcext:value-type="float">
            <text:p>423.8167</text:p>
          </table:table-cell>
          <table:table-cell office:value-type="float" office:value="1890.308" calcext:value-type="float">
            <text:p>1890.308</text:p>
          </table:table-cell>
          <table:table-cell office:value-type="float" office:value="2116.95" calcext:value-type="float">
            <text:p>2116.95</text:p>
          </table:table-cell>
          <table:table-cell office:value-type="float" office:value="1683.43" calcext:value-type="float">
            <text:p>1683.43</text:p>
          </table:table-cell>
          <table:table-cell office:value-type="float" office:value="586.2003" calcext:value-type="float">
            <text:p>586.2003</text:p>
          </table:table-cell>
          <table:table-cell office:value-type="float" office:value="570.9044" calcext:value-type="float">
            <text:p>570.9044</text:p>
          </table:table-cell>
          <table:table-cell office:value-type="float" office:value="142.8881" calcext:value-type="float">
            <text:p>142.8881</text:p>
          </table:table-cell>
          <table:table-cell office:value-type="float" office:value="35.7173" calcext:value-type="float">
            <text:p>35.7173</text:p>
          </table:table-cell>
          <table:table-cell office:value-type="float" office:value="0" calcext:value-type="float">
            <text:p>0</text:p>
          </table:table-cell>
          <table:table-cell office:value-type="float" office:value="-0.0843793" calcext:value-type="float">
            <text:p>-0.0843793</text:p>
          </table:table-cell>
          <table:table-cell office:value-type="float" office:value="0" calcext:value-type="float">
            <text:p>0</text:p>
          </table:table-cell>
          <table:table-cell office:value-type="float" office:value="3.038314" calcext:value-type="float">
            <text:p>3.038314</text:p>
          </table:table-cell>
          <table:table-cell office:value-type="float" office:value="436.3003" calcext:value-type="float">
            <text:p>436.3003</text:p>
          </table:table-cell>
          <table:table-cell office:value-type="float" office:value="-181.7272" calcext:value-type="float">
            <text:p>-181.7272</text:p>
          </table:table-cell>
          <table:table-cell office:value-type="float" office:value="254.5731" calcext:value-type="float">
            <text:p>254.5731</text:p>
          </table:table-cell>
          <table:table-cell office:value-type="float" office:value="-494.9801" calcext:value-type="float">
            <text:p>-494.9801</text:p>
          </table:table-cell>
          <table:table-cell office:value-type="float" office:value="0" calcext:value-type="float">
            <text:p>0</text:p>
          </table:table-cell>
          <table:table-cell office:value-type="float" office:value="12.50129" calcext:value-type="float">
            <text:p>12.5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187.0356" calcext:value-type="float">
            <text:p>187.0356</text:p>
          </table:table-cell>
          <table:table-cell office:value-type="float" office:value="13232.87" calcext:value-type="float">
            <text:p>13232.87</text:p>
          </table:table-cell>
          <table:table-cell office:value-type="float" office:value="0" calcext:value-type="float">
            <text:p>0</text:p>
          </table:table-cell>
          <table:table-cell office:value-type="float" office:value="4.946569" calcext:value-type="float">
            <text:p>4.946569</text:p>
          </table:table-cell>
          <table:table-cell office:value-type="float" office:value="-528.0997" calcext:value-type="float">
            <text:p>-528.0997</text:p>
          </table:table-cell>
          <table:table-cell office:value-type="float" office:value="1558.838" calcext:value-type="float">
            <text:p>1558.838</text:p>
          </table:table-cell>
          <table:table-cell office:value-type="float" office:value="-44.56895" calcext:value-type="float">
            <text:p>-44.56895</text:p>
          </table:table-cell>
          <table:table-cell office:value-type="float" office:value="122.9252" calcext:value-type="float">
            <text:p>122.9252</text:p>
          </table:table-cell>
          <table:table-cell office:value-type="float" office:value="9.314954" calcext:value-type="float">
            <text:p>9.314954</text:p>
          </table:table-cell>
          <table:table-cell office:value-type="float" office:value="0.04642282" calcext:value-type="float">
            <text:p>0.0464228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447" calcext:value-type="float">
            <text:p>0.06000447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6566" calcext:value-type="float">
            <text:p>0.6926566</text:p>
          </table:table-cell>
          <table:table-cell office:value-type="float" office:value="370" calcext:value-type="float">
            <text:p>370</text:p>
          </table:table-cell>
          <table:table-cell office:value-type="float" office:value="-222.5427" calcext:value-type="float">
            <text:p>-222.5427</text:p>
          </table:table-cell>
          <table:table-cell office:value-type="float" office:value="0" calcext:value-type="float">
            <text:p>0</text:p>
          </table:table-cell>
          <table:table-cell office:value-type="float" office:value="307.7227" calcext:value-type="float">
            <text:p>307.7227</text:p>
          </table:table-cell>
          <table:table-cell office:value-type="float" office:value="1102.778" calcext:value-type="float">
            <text:p>1102.778</text:p>
          </table:table-cell>
          <table:table-cell office:value-type="float" office:value="1342.384" calcext:value-type="float">
            <text:p>1342.384</text:p>
          </table:table-cell>
          <table:table-cell office:value-type="float" office:value="1327.434" calcext:value-type="float">
            <text:p>1327.434</text:p>
          </table:table-cell>
          <table:table-cell office:value-type="float" office:value="800.1696" calcext:value-type="float">
            <text:p>800.1696</text:p>
          </table:table-cell>
          <table:table-cell office:value-type="float" office:value="1080.445" calcext:value-type="float">
            <text:p>1080.445</text:p>
          </table:table-cell>
          <table:table-cell office:value-type="float" office:value="423.7271" calcext:value-type="float">
            <text:p>423.7271</text:p>
          </table:table-cell>
          <table:table-cell office:value-type="float" office:value="1890.086" calcext:value-type="float">
            <text:p>1890.086</text:p>
          </table:table-cell>
          <table:table-cell office:value-type="float" office:value="2116.805" calcext:value-type="float">
            <text:p>2116.805</text:p>
          </table:table-cell>
          <table:table-cell office:value-type="float" office:value="1683.357" calcext:value-type="float">
            <text:p>1683.357</text:p>
          </table:table-cell>
          <table:table-cell office:value-type="float" office:value="586.1832" calcext:value-type="float">
            <text:p>586.1832</text:p>
          </table:table-cell>
          <table:table-cell office:value-type="float" office:value="570.8958" calcext:value-type="float">
            <text:p>570.8958</text:p>
          </table:table-cell>
          <table:table-cell office:value-type="float" office:value="142.8879" calcext:value-type="float">
            <text:p>142.8879</text:p>
          </table:table-cell>
          <table:table-cell office:value-type="float" office:value="35.71723" calcext:value-type="float">
            <text:p>35.71723</text:p>
          </table:table-cell>
          <table:table-cell office:value-type="float" office:value="0" calcext:value-type="float">
            <text:p>0</text:p>
          </table:table-cell>
          <table:table-cell office:value-type="float" office:value="-0.0844596" calcext:value-type="float">
            <text:p>-0.0844596</text:p>
          </table:table-cell>
          <table:table-cell office:value-type="float" office:value="0" calcext:value-type="float">
            <text:p>0</text:p>
          </table:table-cell>
          <table:table-cell office:value-type="float" office:value="3.060078" calcext:value-type="float">
            <text:p>3.060078</text:p>
          </table:table-cell>
          <table:table-cell office:value-type="float" office:value="448.5683" calcext:value-type="float">
            <text:p>448.5683</text:p>
          </table:table-cell>
          <table:table-cell office:value-type="float" office:value="-186.1499" calcext:value-type="float">
            <text:p>-186.1499</text:p>
          </table:table-cell>
          <table:table-cell office:value-type="float" office:value="262.4184" calcext:value-type="float">
            <text:p>262.4184</text:p>
          </table:table-cell>
          <table:table-cell office:value-type="float" office:value="-496.4567" calcext:value-type="float">
            <text:p>-496.4567</text:p>
          </table:table-cell>
          <table:table-cell office:value-type="float" office:value="0" calcext:value-type="float">
            <text:p>0</text:p>
          </table:table-cell>
          <table:table-cell office:value-type="float" office:value="12.45214" calcext:value-type="float">
            <text:p>12.45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186.4193" calcext:value-type="float">
            <text:p>186.4193</text:p>
          </table:table-cell>
          <table:table-cell office:value-type="float" office:value="13231.98" calcext:value-type="float">
            <text:p>13231.98</text:p>
          </table:table-cell>
          <table:table-cell office:value-type="float" office:value="0" calcext:value-type="float">
            <text:p>0</text:p>
          </table:table-cell>
          <table:table-cell office:value-type="float" office:value="4.977052" calcext:value-type="float">
            <text:p>4.977052</text:p>
          </table:table-cell>
          <table:table-cell office:value-type="float" office:value="-530.5048" calcext:value-type="float">
            <text:p>-530.5048</text:p>
          </table:table-cell>
          <table:table-cell office:value-type="float" office:value="1564.325" calcext:value-type="float">
            <text:p>1564.325</text:p>
          </table:table-cell>
          <table:table-cell office:value-type="float" office:value="-45.54195" calcext:value-type="float">
            <text:p>-45.54195</text:p>
          </table:table-cell>
          <table:table-cell office:value-type="float" office:value="122.353" calcext:value-type="float">
            <text:p>122.353</text:p>
          </table:table-cell>
          <table:table-cell office:value-type="float" office:value="9.22627" calcext:value-type="float">
            <text:p>9.22627</text:p>
          </table:table-cell>
          <table:table-cell office:value-type="float" office:value="0.04794444" calcext:value-type="float">
            <text:p>0.0479444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518" calcext:value-type="float">
            <text:p>0.06000518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8996" calcext:value-type="float">
            <text:p>0.6928996</text:p>
          </table:table-cell>
          <table:table-cell office:value-type="float" office:value="370" calcext:value-type="float">
            <text:p>370</text:p>
          </table:table-cell>
          <table:table-cell office:value-type="float" office:value="-216.3612" calcext:value-type="float">
            <text:p>-216.3612</text:p>
          </table:table-cell>
          <table:table-cell office:value-type="float" office:value="0" calcext:value-type="float">
            <text:p>0</text:p>
          </table:table-cell>
          <table:table-cell office:value-type="float" office:value="307.8181" calcext:value-type="float">
            <text:p>307.8181</text:p>
          </table:table-cell>
          <table:table-cell office:value-type="float" office:value="1102.522" calcext:value-type="float">
            <text:p>1102.522</text:p>
          </table:table-cell>
          <table:table-cell office:value-type="float" office:value="1342.137" calcext:value-type="float">
            <text:p>1342.137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800.0572" calcext:value-type="float">
            <text:p>800.0572</text:p>
          </table:table-cell>
          <table:table-cell office:value-type="float" office:value="1080.267" calcext:value-type="float">
            <text:p>1080.267</text:p>
          </table:table-cell>
          <table:table-cell office:value-type="float" office:value="423.6452" calcext:value-type="float">
            <text:p>423.6452</text:p>
          </table:table-cell>
          <table:table-cell office:value-type="float" office:value="1889.871" calcext:value-type="float">
            <text:p>1889.871</text:p>
          </table:table-cell>
          <table:table-cell office:value-type="float" office:value="2116.66" calcext:value-type="float">
            <text:p>2116.66</text:p>
          </table:table-cell>
          <table:table-cell office:value-type="float" office:value="1683.284" calcext:value-type="float">
            <text:p>1683.284</text:p>
          </table:table-cell>
          <table:table-cell office:value-type="float" office:value="586.1661" calcext:value-type="float">
            <text:p>586.1661</text:p>
          </table:table-cell>
          <table:table-cell office:value-type="float" office:value="570.8872" calcext:value-type="float">
            <text:p>570.8872</text:p>
          </table:table-cell>
          <table:table-cell office:value-type="float" office:value="142.8876" calcext:value-type="float">
            <text:p>142.8876</text:p>
          </table:table-cell>
          <table:table-cell office:value-type="float" office:value="35.71716" calcext:value-type="float">
            <text:p>35.71716</text:p>
          </table:table-cell>
          <table:table-cell office:value-type="float" office:value="0" calcext:value-type="float">
            <text:p>0</text:p>
          </table:table-cell>
          <table:table-cell office:value-type="float" office:value="-0.08452243" calcext:value-type="float">
            <text:p>-0.08452243</text:p>
          </table:table-cell>
          <table:table-cell office:value-type="float" office:value="0" calcext:value-type="float">
            <text:p>0</text:p>
          </table:table-cell>
          <table:table-cell office:value-type="float" office:value="3.084173" calcext:value-type="float">
            <text:p>3.084173</text:p>
          </table:table-cell>
          <table:table-cell office:value-type="float" office:value="460.8143" calcext:value-type="float">
            <text:p>460.8143</text:p>
          </table:table-cell>
          <table:table-cell office:value-type="float" office:value="-190.7834" calcext:value-type="float">
            <text:p>-190.7834</text:p>
          </table:table-cell>
          <table:table-cell office:value-type="float" office:value="270.0309" calcext:value-type="float">
            <text:p>270.0309</text:p>
          </table:table-cell>
          <table:table-cell office:value-type="float" office:value="-497.8473" calcext:value-type="float">
            <text:p>-497.8473</text:p>
          </table:table-cell>
          <table:table-cell office:value-type="float" office:value="0" calcext:value-type="float">
            <text:p>0</text:p>
          </table:table-cell>
          <table:table-cell office:value-type="float" office:value="12.41338" calcext:value-type="float">
            <text:p>12.4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185.8054" calcext:value-type="float">
            <text:p>185.8054</text:p>
          </table:table-cell>
          <table:table-cell office:value-type="float" office:value="13231.12" calcext:value-type="float">
            <text:p>13231.12</text:p>
          </table:table-cell>
          <table:table-cell office:value-type="float" office:value="0" calcext:value-type="float">
            <text:p>0</text:p>
          </table:table-cell>
          <table:table-cell office:value-type="float" office:value="5.007761" calcext:value-type="float">
            <text:p>5.007761</text:p>
          </table:table-cell>
          <table:table-cell office:value-type="float" office:value="-532.917" calcext:value-type="float">
            <text:p>-532.917</text:p>
          </table:table-cell>
          <table:table-cell office:value-type="float" office:value="1573.471" calcext:value-type="float">
            <text:p>1573.471</text:p>
          </table:table-cell>
          <table:table-cell office:value-type="float" office:value="-46.55151" calcext:value-type="float">
            <text:p>-46.55151</text:p>
          </table:table-cell>
          <table:table-cell office:value-type="float" office:value="121.7994" calcext:value-type="float">
            <text:p>121.7994</text:p>
          </table:table-cell>
          <table:table-cell office:value-type="float" office:value="9.132765" calcext:value-type="float">
            <text:p>9.132765</text:p>
          </table:table-cell>
          <table:table-cell office:value-type="float" office:value="0.04949068" calcext:value-type="float">
            <text:p>0.04949068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59" calcext:value-type="float">
            <text:p>0.060005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1096" calcext:value-type="float">
            <text:p>0.6931096</text:p>
          </table:table-cell>
          <table:table-cell office:value-type="float" office:value="370" calcext:value-type="float">
            <text:p>370</text:p>
          </table:table-cell>
          <table:table-cell office:value-type="float" office:value="-208.4553" calcext:value-type="float">
            <text:p>-208.4553</text:p>
          </table:table-cell>
          <table:table-cell office:value-type="float" office:value="0" calcext:value-type="float">
            <text:p>0</text:p>
          </table:table-cell>
          <table:table-cell office:value-type="float" office:value="307.9069" calcext:value-type="float">
            <text:p>307.9069</text:p>
          </table:table-cell>
          <table:table-cell office:value-type="float" office:value="1102.268" calcext:value-type="float">
            <text:p>1102.268</text:p>
          </table:table-cell>
          <table:table-cell office:value-type="float" office:value="1341.893" calcext:value-type="float">
            <text:p>1341.893</text:p>
          </table:table-cell>
          <table:table-cell office:value-type="float" office:value="1327.073" calcext:value-type="float">
            <text:p>1327.073</text:p>
          </table:table-cell>
          <table:table-cell office:value-type="float" office:value="799.9489" calcext:value-type="float">
            <text:p>799.9489</text:p>
          </table:table-cell>
          <table:table-cell office:value-type="float" office:value="1080.098" calcext:value-type="float">
            <text:p>1080.098</text:p>
          </table:table-cell>
          <table:table-cell office:value-type="float" office:value="423.5667" calcext:value-type="float">
            <text:p>423.5667</text:p>
          </table:table-cell>
          <table:table-cell office:value-type="float" office:value="1889.673" calcext:value-type="float">
            <text:p>1889.673</text:p>
          </table:table-cell>
          <table:table-cell office:value-type="float" office:value="2116.517" calcext:value-type="float">
            <text:p>2116.517</text:p>
          </table:table-cell>
          <table:table-cell office:value-type="float" office:value="1683.211" calcext:value-type="float">
            <text:p>1683.211</text:p>
          </table:table-cell>
          <table:table-cell office:value-type="float" office:value="586.149" calcext:value-type="float">
            <text:p>586.149</text:p>
          </table:table-cell>
          <table:table-cell office:value-type="float" office:value="570.8785" calcext:value-type="float">
            <text:p>570.8785</text:p>
          </table:table-cell>
          <table:table-cell office:value-type="float" office:value="142.8874" calcext:value-type="float">
            <text:p>142.8874</text:p>
          </table:table-cell>
          <table:table-cell office:value-type="float" office:value="35.71709" calcext:value-type="float">
            <text:p>35.71709</text:p>
          </table:table-cell>
          <table:table-cell office:value-type="float" office:value="0" calcext:value-type="float">
            <text:p>0</text:p>
          </table:table-cell>
          <table:table-cell office:value-type="float" office:value="-0.08458701" calcext:value-type="float">
            <text:p>-0.08458701</text:p>
          </table:table-cell>
          <table:table-cell office:value-type="float" office:value="0" calcext:value-type="float">
            <text:p>0</text:p>
          </table:table-cell>
          <table:table-cell office:value-type="float" office:value="3.112473" calcext:value-type="float">
            <text:p>3.112473</text:p>
          </table:table-cell>
          <table:table-cell office:value-type="float" office:value="475.3838" calcext:value-type="float">
            <text:p>475.3838</text:p>
          </table:table-cell>
          <table:table-cell office:value-type="float" office:value="-196.0461" calcext:value-type="float">
            <text:p>-196.0461</text:p>
          </table:table-cell>
          <table:table-cell office:value-type="float" office:value="279.3377" calcext:value-type="float">
            <text:p>279.3377</text:p>
          </table:table-cell>
          <table:table-cell office:value-type="float" office:value="-499.2126" calcext:value-type="float">
            <text:p>-499.2126</text:p>
          </table:table-cell>
          <table:table-cell office:value-type="float" office:value="0" calcext:value-type="float">
            <text:p>0</text:p>
          </table:table-cell>
          <table:table-cell office:value-type="float" office:value="12.3786" calcext:value-type="float">
            <text:p>12.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185.1492" calcext:value-type="float">
            <text:p>185.1492</text:p>
          </table:table-cell>
          <table:table-cell office:value-type="float" office:value="13230.2" calcext:value-type="float">
            <text:p>13230.2</text:p>
          </table:table-cell>
          <table:table-cell office:value-type="float" office:value="0" calcext:value-type="float">
            <text:p>0</text:p>
          </table:table-cell>
          <table:table-cell office:value-type="float" office:value="5.079675" calcext:value-type="float">
            <text:p>5.079675</text:p>
          </table:table-cell>
          <table:table-cell office:value-type="float" office:value="-535.551" calcext:value-type="float">
            <text:p>-535.551</text:p>
          </table:table-cell>
          <table:table-cell office:value-type="float" office:value="1581.636" calcext:value-type="float">
            <text:p>1581.636</text:p>
          </table:table-cell>
          <table:table-cell office:value-type="float" office:value="-47.6665" calcext:value-type="float">
            <text:p>-47.6665</text:p>
          </table:table-cell>
          <table:table-cell office:value-type="float" office:value="121.1629" calcext:value-type="float">
            <text:p>121.1629</text:p>
          </table:table-cell>
          <table:table-cell office:value-type="float" office:value="9.014626" calcext:value-type="float">
            <text:p>9.014626</text:p>
          </table:table-cell>
          <table:table-cell office:value-type="float" office:value="0.05096915" calcext:value-type="float">
            <text:p>0.05096915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661" calcext:value-type="float">
            <text:p>0.06000661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2818" calcext:value-type="float">
            <text:p>0.6932818</text:p>
          </table:table-cell>
          <table:table-cell office:value-type="float" office:value="370" calcext:value-type="float">
            <text:p>370</text:p>
          </table:table-cell>
          <table:table-cell office:value-type="float" office:value="-202.8394" calcext:value-type="float">
            <text:p>-202.8394</text:p>
          </table:table-cell>
          <table:table-cell office:value-type="float" office:value="0" calcext:value-type="float">
            <text:p>0</text:p>
          </table:table-cell>
          <table:table-cell office:value-type="float" office:value="308.0549" calcext:value-type="float">
            <text:p>308.0549</text:p>
          </table:table-cell>
          <table:table-cell office:value-type="float" office:value="1101.956" calcext:value-type="float">
            <text:p>1101.956</text:p>
          </table:table-cell>
          <table:table-cell office:value-type="float" office:value="1341.607" calcext:value-type="float">
            <text:p>1341.607</text:p>
          </table:table-cell>
          <table:table-cell office:value-type="float" office:value="1326.876" calcext:value-type="float">
            <text:p>1326.876</text:p>
          </table:table-cell>
          <table:table-cell office:value-type="float" office:value="799.831" calcext:value-type="float">
            <text:p>799.831</text:p>
          </table:table-cell>
          <table:table-cell office:value-type="float" office:value="1079.924" calcext:value-type="float">
            <text:p>1079.924</text:p>
          </table:table-cell>
          <table:table-cell office:value-type="float" office:value="423.4883" calcext:value-type="float">
            <text:p>423.4883</text:p>
          </table:table-cell>
          <table:table-cell office:value-type="float" office:value="1889.479" calcext:value-type="float">
            <text:p>1889.479</text:p>
          </table:table-cell>
          <table:table-cell office:value-type="float" office:value="2116.375" calcext:value-type="float">
            <text:p>2116.375</text:p>
          </table:table-cell>
          <table:table-cell office:value-type="float" office:value="1683.139" calcext:value-type="float">
            <text:p>1683.139</text:p>
          </table:table-cell>
          <table:table-cell office:value-type="float" office:value="586.132" calcext:value-type="float">
            <text:p>586.132</text:p>
          </table:table-cell>
          <table:table-cell office:value-type="float" office:value="570.8699" calcext:value-type="float">
            <text:p>570.8699</text:p>
          </table:table-cell>
          <table:table-cell office:value-type="float" office:value="142.8871" calcext:value-type="float">
            <text:p>142.8871</text:p>
          </table:table-cell>
          <table:table-cell office:value-type="float" office:value="35.71702" calcext:value-type="float">
            <text:p>35.71702</text:p>
          </table:table-cell>
          <table:table-cell office:value-type="float" office:value="0" calcext:value-type="float">
            <text:p>0</text:p>
          </table:table-cell>
          <table:table-cell office:value-type="float" office:value="-0.08468924" calcext:value-type="float">
            <text:p>-0.08468924</text:p>
          </table:table-cell>
          <table:table-cell office:value-type="float" office:value="0" calcext:value-type="float">
            <text:p>0</text:p>
          </table:table-cell>
          <table:table-cell office:value-type="float" office:value="3.133177" calcext:value-type="float">
            <text:p>3.133177</text:p>
          </table:table-cell>
          <table:table-cell office:value-type="float" office:value="488.917" calcext:value-type="float">
            <text:p>488.917</text:p>
          </table:table-cell>
          <table:table-cell office:value-type="float" office:value="-202.4694" calcext:value-type="float">
            <text:p>-202.4694</text:p>
          </table:table-cell>
          <table:table-cell office:value-type="float" office:value="286.4476" calcext:value-type="float">
            <text:p>286.4476</text:p>
          </table:table-cell>
          <table:table-cell office:value-type="float" office:value="-500.7024" calcext:value-type="float">
            <text:p>-500.7024</text:p>
          </table:table-cell>
          <table:table-cell office:value-type="float" office:value="0" calcext:value-type="float">
            <text:p>0</text:p>
          </table:table-cell>
          <table:table-cell office:value-type="float" office:value="12.35122" calcext:value-type="float">
            <text:p>12.35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184.7922" calcext:value-type="float">
            <text:p>184.7922</text:p>
          </table:table-cell>
          <table:table-cell office:value-type="float" office:value="13229.24" calcext:value-type="float">
            <text:p>13229.24</text:p>
          </table:table-cell>
          <table:table-cell office:value-type="float" office:value="0" calcext:value-type="float">
            <text:p>0</text:p>
          </table:table-cell>
          <table:table-cell office:value-type="float" office:value="5.487021" calcext:value-type="float">
            <text:p>5.487021</text:p>
          </table:table-cell>
          <table:table-cell office:value-type="float" office:value="-538.296" calcext:value-type="float">
            <text:p>-538.296</text:p>
          </table:table-cell>
          <table:table-cell office:value-type="float" office:value="1587.831" calcext:value-type="float">
            <text:p>1587.831</text:p>
          </table:table-cell>
          <table:table-cell office:value-type="float" office:value="-48.82294" calcext:value-type="float">
            <text:p>-48.82294</text:p>
          </table:table-cell>
          <table:table-cell office:value-type="float" office:value="120.4318" calcext:value-type="float">
            <text:p>120.4318</text:p>
          </table:table-cell>
          <table:table-cell office:value-type="float" office:value="9.202188" calcext:value-type="float">
            <text:p>9.202188</text:p>
          </table:table-cell>
          <table:table-cell office:value-type="float" office:value="0.05243609" calcext:value-type="float">
            <text:p>0.0524360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733" calcext:value-type="float">
            <text:p>0.0600073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4108" calcext:value-type="float">
            <text:p>0.6934108</text:p>
          </table:table-cell>
          <table:table-cell office:value-type="float" office:value="370" calcext:value-type="float">
            <text:p>370</text:p>
          </table:table-cell>
          <table:table-cell office:value-type="float" office:value="-199.6742" calcext:value-type="float">
            <text:p>-199.6742</text:p>
          </table:table-cell>
          <table:table-cell office:value-type="float" office:value="0" calcext:value-type="float">
            <text:p>0</text:p>
          </table:table-cell>
          <table:table-cell office:value-type="float" office:value="308.2348" calcext:value-type="float">
            <text:p>308.2348</text:p>
          </table:table-cell>
          <table:table-cell office:value-type="float" office:value="1101.613" calcext:value-type="float">
            <text:p>1101.613</text:p>
          </table:table-cell>
          <table:table-cell office:value-type="float" office:value="1341.298" calcext:value-type="float">
            <text:p>1341.298</text:p>
          </table:table-cell>
          <table:table-cell office:value-type="float" office:value="1326.662" calcext:value-type="float">
            <text:p>1326.662</text:p>
          </table:table-cell>
          <table:table-cell office:value-type="float" office:value="799.7095" calcext:value-type="float">
            <text:p>799.7095</text:p>
          </table:table-cell>
          <table:table-cell office:value-type="float" office:value="1079.743" calcext:value-type="float">
            <text:p>1079.743</text:p>
          </table:table-cell>
          <table:table-cell office:value-type="float" office:value="423.407" calcext:value-type="float">
            <text:p>423.407</text:p>
          </table:table-cell>
          <table:table-cell office:value-type="float" office:value="1889.283" calcext:value-type="float">
            <text:p>1889.283</text:p>
          </table:table-cell>
          <table:table-cell office:value-type="float" office:value="2116.234" calcext:value-type="float">
            <text:p>2116.234</text:p>
          </table:table-cell>
          <table:table-cell office:value-type="float" office:value="1683.066" calcext:value-type="float">
            <text:p>1683.066</text:p>
          </table:table-cell>
          <table:table-cell office:value-type="float" office:value="586.115" calcext:value-type="float">
            <text:p>586.115</text:p>
          </table:table-cell>
          <table:table-cell office:value-type="float" office:value="570.8613" calcext:value-type="float">
            <text:p>570.8613</text:p>
          </table:table-cell>
          <table:table-cell office:value-type="float" office:value="142.8869" calcext:value-type="float">
            <text:p>142.8869</text:p>
          </table:table-cell>
          <table:table-cell office:value-type="float" office:value="35.71695" calcext:value-type="float">
            <text:p>35.71695</text:p>
          </table:table-cell>
          <table:table-cell office:value-type="float" office:value="0" calcext:value-type="float">
            <text:p>0</text:p>
          </table:table-cell>
          <table:table-cell office:value-type="float" office:value="-0.08481815" calcext:value-type="float">
            <text:p>-0.08481815</text:p>
          </table:table-cell>
          <table:table-cell office:value-type="float" office:value="0" calcext:value-type="float">
            <text:p>0</text:p>
          </table:table-cell>
          <table:table-cell office:value-type="float" office:value="3.129627" calcext:value-type="float">
            <text:p>3.129627</text:p>
          </table:table-cell>
          <table:table-cell office:value-type="float" office:value="500.2243" calcext:value-type="float">
            <text:p>500.2243</text:p>
          </table:table-cell>
          <table:table-cell office:value-type="float" office:value="-209.0646" calcext:value-type="float">
            <text:p>-209.0646</text:p>
          </table:table-cell>
          <table:table-cell office:value-type="float" office:value="291.1598" calcext:value-type="float">
            <text:p>291.1598</text:p>
          </table:table-cell>
          <table:table-cell office:value-type="float" office:value="-502.2661" calcext:value-type="float">
            <text:p>-502.2661</text:p>
          </table:table-cell>
          <table:table-cell office:value-type="float" office:value="0" calcext:value-type="float">
            <text:p>0</text:p>
          </table:table-cell>
          <table:table-cell office:value-type="float" office:value="12.32723" calcext:value-type="float">
            <text:p>12.3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185.3965" calcext:value-type="float">
            <text:p>185.3965</text:p>
          </table:table-cell>
          <table:table-cell office:value-type="float" office:value="13228.21" calcext:value-type="float">
            <text:p>13228.21</text:p>
          </table:table-cell>
          <table:table-cell office:value-type="float" office:value="0" calcext:value-type="float">
            <text:p>0</text:p>
          </table:table-cell>
          <table:table-cell office:value-type="float" office:value="6.919013" calcext:value-type="float">
            <text:p>6.919013</text:p>
          </table:table-cell>
          <table:table-cell office:value-type="float" office:value="-541.2249" calcext:value-type="float">
            <text:p>-541.2249</text:p>
          </table:table-cell>
          <table:table-cell office:value-type="float" office:value="1594.083" calcext:value-type="float">
            <text:p>1594.083</text:p>
          </table:table-cell>
          <table:table-cell office:value-type="float" office:value="-50.03149" calcext:value-type="float">
            <text:p>-50.03149</text:p>
          </table:table-cell>
          <table:table-cell office:value-type="float" office:value="119.5475" calcext:value-type="float">
            <text:p>119.5475</text:p>
          </table:table-cell>
          <table:table-cell office:value-type="float" office:value="10.3868" calcext:value-type="float">
            <text:p>10.3868</text:p>
          </table:table-cell>
          <table:table-cell office:value-type="float" office:value="0.05389094" calcext:value-type="float">
            <text:p>0.0538909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803" calcext:value-type="float">
            <text:p>0.06000803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4907" calcext:value-type="float">
            <text:p>0.6934907</text:p>
          </table:table-cell>
          <table:table-cell office:value-type="float" office:value="370" calcext:value-type="float">
            <text:p>370</text:p>
          </table:table-cell>
          <table:table-cell office:value-type="float" office:value="-198.6904" calcext:value-type="float">
            <text:p>-198.6904</text:p>
          </table:table-cell>
          <table:table-cell office:value-type="float" office:value="0" calcext:value-type="float">
            <text:p>0</text:p>
          </table:table-cell>
          <table:table-cell office:value-type="float" office:value="308.4457" calcext:value-type="float">
            <text:p>308.4457</text:p>
          </table:table-cell>
          <table:table-cell office:value-type="float" office:value="1101.231" calcext:value-type="float">
            <text:p>1101.231</text:p>
          </table:table-cell>
          <table:table-cell office:value-type="float" office:value="1340.951" calcext:value-type="float">
            <text:p>1340.951</text:p>
          </table:table-cell>
          <table:table-cell office:value-type="float" office:value="1326.427" calcext:value-type="float">
            <text:p>1326.427</text:p>
          </table:table-cell>
          <table:table-cell office:value-type="float" office:value="799.576" calcext:value-type="float">
            <text:p>799.576</text:p>
          </table:table-cell>
          <table:table-cell office:value-type="float" office:value="1079.55" calcext:value-type="float">
            <text:p>1079.55</text:p>
          </table:table-cell>
          <table:table-cell office:value-type="float" office:value="423.3211" calcext:value-type="float">
            <text:p>423.3211</text:p>
          </table:table-cell>
          <table:table-cell office:value-type="float" office:value="1889.081" calcext:value-type="float">
            <text:p>1889.081</text:p>
          </table:table-cell>
          <table:table-cell office:value-type="float" office:value="2116.093" calcext:value-type="float">
            <text:p>2116.093</text:p>
          </table:table-cell>
          <table:table-cell office:value-type="float" office:value="1682.994" calcext:value-type="float">
            <text:p>1682.994</text:p>
          </table:table-cell>
          <table:table-cell office:value-type="float" office:value="586.098" calcext:value-type="float">
            <text:p>586.098</text:p>
          </table:table-cell>
          <table:table-cell office:value-type="float" office:value="570.8526" calcext:value-type="float">
            <text:p>570.8526</text:p>
          </table:table-cell>
          <table:table-cell office:value-type="float" office:value="142.8866" calcext:value-type="float">
            <text:p>142.8866</text:p>
          </table:table-cell>
          <table:table-cell office:value-type="float" office:value="35.71688" calcext:value-type="float">
            <text:p>35.71688</text:p>
          </table:table-cell>
          <table:table-cell office:value-type="float" office:value="0" calcext:value-type="float">
            <text:p>0</text:p>
          </table:table-cell>
          <table:table-cell office:value-type="float" office:value="-0.08498595" calcext:value-type="float">
            <text:p>-0.08498595</text:p>
          </table:table-cell>
          <table:table-cell office:value-type="float" office:value="0" calcext:value-type="float">
            <text:p>0</text:p>
          </table:table-cell>
          <table:table-cell office:value-type="float" office:value="3.072776" calcext:value-type="float">
            <text:p>3.072776</text:p>
          </table:table-cell>
          <table:table-cell office:value-type="float" office:value="510.294" calcext:value-type="float">
            <text:p>510.294</text:p>
          </table:table-cell>
          <table:table-cell office:value-type="float" office:value="-216.4885" calcext:value-type="float">
            <text:p>-216.4885</text:p>
          </table:table-cell>
          <table:table-cell office:value-type="float" office:value="293.8055" calcext:value-type="float">
            <text:p>293.8055</text:p>
          </table:table-cell>
          <table:table-cell office:value-type="float" office:value="-503.9545" calcext:value-type="float">
            <text:p>-503.9545</text:p>
          </table:table-cell>
          <table:table-cell office:value-type="float" office:value="0" calcext:value-type="float">
            <text:p>0</text:p>
          </table:table-cell>
          <table:table-cell office:value-type="float" office:value="12.29498" calcext:value-type="float">
            <text:p>12.29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186.0358" calcext:value-type="float">
            <text:p>186.0358</text:p>
          </table:table-cell>
          <table:table-cell office:value-type="float" office:value="13227.14" calcext:value-type="float">
            <text:p>13227.14</text:p>
          </table:table-cell>
          <table:table-cell office:value-type="float" office:value="0" calcext:value-type="float">
            <text:p>0</text:p>
          </table:table-cell>
          <table:table-cell office:value-type="float" office:value="8.392134" calcext:value-type="float">
            <text:p>8.392134</text:p>
          </table:table-cell>
          <table:table-cell office:value-type="float" office:value="-544.1823" calcext:value-type="float">
            <text:p>-544.1823</text:p>
          </table:table-cell>
          <table:table-cell office:value-type="float" office:value="1605.2" calcext:value-type="float">
            <text:p>1605.2</text:p>
          </table:table-cell>
          <table:table-cell office:value-type="float" office:value="-51.21307" calcext:value-type="float">
            <text:p>-51.21307</text:p>
          </table:table-cell>
          <table:table-cell office:value-type="float" office:value="118.6133" calcext:value-type="float">
            <text:p>118.6133</text:p>
          </table:table-cell>
          <table:table-cell office:value-type="float" office:value="11.61165" calcext:value-type="float">
            <text:p>11.61165</text:p>
          </table:table-cell>
          <table:table-cell office:value-type="float" office:value="0.05535926" calcext:value-type="float">
            <text:p>0.05535926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839" calcext:value-type="float">
            <text:p>0.0600083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5169" calcext:value-type="float">
            <text:p>0.6935169</text:p>
          </table:table-cell>
          <table:table-cell office:value-type="float" office:value="370" calcext:value-type="float">
            <text:p>370</text:p>
          </table:table-cell>
          <table:table-cell office:value-type="float" office:value="-198.485" calcext:value-type="float">
            <text:p>-198.485</text:p>
          </table:table-cell>
          <table:table-cell office:value-type="float" office:value="0" calcext:value-type="float">
            <text:p>0</text:p>
          </table:table-cell>
          <table:table-cell office:value-type="float" office:value="308.6648" calcext:value-type="float">
            <text:p>308.6648</text:p>
          </table:table-cell>
          <table:table-cell office:value-type="float" office:value="1100.851" calcext:value-type="float">
            <text:p>1100.851</text:p>
          </table:table-cell>
          <table:table-cell office:value-type="float" office:value="1340.59" calcext:value-type="float">
            <text:p>1340.59</text:p>
          </table:table-cell>
          <table:table-cell office:value-type="float" office:value="1326.18" calcext:value-type="float">
            <text:p>1326.18</text:p>
          </table:table-cell>
          <table:table-cell office:value-type="float" office:value="799.4338" calcext:value-type="float">
            <text:p>799.4338</text:p>
          </table:table-cell>
          <table:table-cell office:value-type="float" office:value="1079.35" calcext:value-type="float">
            <text:p>1079.35</text:p>
          </table:table-cell>
          <table:table-cell office:value-type="float" office:value="423.2301" calcext:value-type="float">
            <text:p>423.2301</text:p>
          </table:table-cell>
          <table:table-cell office:value-type="float" office:value="1888.866" calcext:value-type="float">
            <text:p>1888.866</text:p>
          </table:table-cell>
          <table:table-cell office:value-type="float" office:value="2115.951" calcext:value-type="float">
            <text:p>2115.951</text:p>
          </table:table-cell>
          <table:table-cell office:value-type="float" office:value="1682.922" calcext:value-type="float">
            <text:p>1682.922</text:p>
          </table:table-cell>
          <table:table-cell office:value-type="float" office:value="586.0811" calcext:value-type="float">
            <text:p>586.0811</text:p>
          </table:table-cell>
          <table:table-cell office:value-type="float" office:value="570.844" calcext:value-type="float">
            <text:p>570.844</text:p>
          </table:table-cell>
          <table:table-cell office:value-type="float" office:value="142.8864" calcext:value-type="float">
            <text:p>142.8864</text:p>
          </table:table-cell>
          <table:table-cell office:value-type="float" office:value="35.71681" calcext:value-type="float">
            <text:p>35.71681</text:p>
          </table:table-cell>
          <table:table-cell office:value-type="float" office:value="0" calcext:value-type="float">
            <text:p>0</text:p>
          </table:table-cell>
          <table:table-cell office:value-type="float" office:value="-0.08517042" calcext:value-type="float">
            <text:p>-0.08517042</text:p>
          </table:table-cell>
          <table:table-cell office:value-type="float" office:value="0" calcext:value-type="float">
            <text:p>0</text:p>
          </table:table-cell>
          <table:table-cell office:value-type="float" office:value="3.016759" calcext:value-type="float">
            <text:p>3.016759</text:p>
          </table:table-cell>
          <table:table-cell office:value-type="float" office:value="519.3549" calcext:value-type="float">
            <text:p>519.3549</text:p>
          </table:table-cell>
          <table:table-cell office:value-type="float" office:value="-223.6364" calcext:value-type="float">
            <text:p>-223.6364</text:p>
          </table:table-cell>
          <table:table-cell office:value-type="float" office:value="295.7185" calcext:value-type="float">
            <text:p>295.7185</text:p>
          </table:table-cell>
          <table:table-cell office:value-type="float" office:value="-505.691" calcext:value-type="float">
            <text:p>-505.691</text:p>
          </table:table-cell>
          <table:table-cell office:value-type="float" office:value="0" calcext:value-type="float">
            <text:p>0</text:p>
          </table:table-cell>
          <table:table-cell office:value-type="float" office:value="12.25546" calcext:value-type="float">
            <text:p>12.25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186.66" calcext:value-type="float">
            <text:p>186.66</text:p>
          </table:table-cell>
          <table:table-cell office:value-type="float" office:value="13226.06" calcext:value-type="float">
            <text:p>13226.06</text:p>
          </table:table-cell>
          <table:table-cell office:value-type="float" office:value="0" calcext:value-type="float">
            <text:p>0</text:p>
          </table:table-cell>
          <table:table-cell office:value-type="float" office:value="9.820875" calcext:value-type="float">
            <text:p>9.820875</text:p>
          </table:table-cell>
          <table:table-cell office:value-type="float" office:value="-547.0945" calcext:value-type="float">
            <text:p>-547.0945</text:p>
          </table:table-cell>
          <table:table-cell office:value-type="float" office:value="1614.978" calcext:value-type="float">
            <text:p>1614.978</text:p>
          </table:table-cell>
          <table:table-cell office:value-type="float" office:value="-52.34954" calcext:value-type="float">
            <text:p>-52.34954</text:p>
          </table:table-cell>
          <table:table-cell office:value-type="float" office:value="117.7177" calcext:value-type="float">
            <text:p>117.7177</text:p>
          </table:table-cell>
          <table:table-cell office:value-type="float" office:value="12.81884" calcext:value-type="float">
            <text:p>12.81884</text:p>
          </table:table-cell>
          <table:table-cell office:value-type="float" office:value="0.05682617" calcext:value-type="float">
            <text:p>0.05682617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875" calcext:value-type="float">
            <text:p>0.06000875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484" calcext:value-type="float">
            <text:p>0.693484</text:p>
          </table:table-cell>
          <table:table-cell office:value-type="float" office:value="370" calcext:value-type="float">
            <text:p>370</text:p>
          </table:table-cell>
          <table:table-cell office:value-type="float" office:value="-197.9238" calcext:value-type="float">
            <text:p>-197.9238</text:p>
          </table:table-cell>
          <table:table-cell office:value-type="float" office:value="0" calcext:value-type="float">
            <text:p>0</text:p>
          </table:table-cell>
          <table:table-cell office:value-type="float" office:value="308.869" calcext:value-type="float">
            <text:p>308.869</text:p>
          </table:table-cell>
          <table:table-cell office:value-type="float" office:value="1100.48" calcext:value-type="float">
            <text:p>1100.48</text:p>
          </table:table-cell>
          <table:table-cell office:value-type="float" office:value="1340.234" calcext:value-type="float">
            <text:p>1340.234</text:p>
          </table:table-cell>
          <table:table-cell office:value-type="float" office:value="1325.932" calcext:value-type="float">
            <text:p>1325.932</text:p>
          </table:table-cell>
          <table:table-cell office:value-type="float" office:value="799.2908" calcext:value-type="float">
            <text:p>799.2908</text:p>
          </table:table-cell>
          <table:table-cell office:value-type="float" office:value="1079.149" calcext:value-type="float">
            <text:p>1079.149</text:p>
          </table:table-cell>
          <table:table-cell office:value-type="float" office:value="423.138" calcext:value-type="float">
            <text:p>423.138</text:p>
          </table:table-cell>
          <table:table-cell office:value-type="float" office:value="1888.646" calcext:value-type="float">
            <text:p>1888.646</text:p>
          </table:table-cell>
          <table:table-cell office:value-type="float" office:value="2115.809" calcext:value-type="float">
            <text:p>2115.809</text:p>
          </table:table-cell>
          <table:table-cell office:value-type="float" office:value="1682.85" calcext:value-type="float">
            <text:p>1682.85</text:p>
          </table:table-cell>
          <table:table-cell office:value-type="float" office:value="586.0641" calcext:value-type="float">
            <text:p>586.0641</text:p>
          </table:table-cell>
          <table:table-cell office:value-type="float" office:value="570.8353" calcext:value-type="float">
            <text:p>570.8353</text:p>
          </table:table-cell>
          <table:table-cell office:value-type="float" office:value="142.8861" calcext:value-type="float">
            <text:p>142.8861</text:p>
          </table:table-cell>
          <table:table-cell office:value-type="float" office:value="35.71674" calcext:value-type="float">
            <text:p>35.71674</text:p>
          </table:table-cell>
          <table:table-cell office:value-type="float" office:value="0" calcext:value-type="float">
            <text:p>0</text:p>
          </table:table-cell>
          <table:table-cell office:value-type="float" office:value="-0.0853542" calcext:value-type="float">
            <text:p>-0.0853542</text:p>
          </table:table-cell>
          <table:table-cell office:value-type="float" office:value="0" calcext:value-type="float">
            <text:p>0</text:p>
          </table:table-cell>
          <table:table-cell office:value-type="float" office:value="2.963814" calcext:value-type="float">
            <text:p>2.963814</text:p>
          </table:table-cell>
          <table:table-cell office:value-type="float" office:value="528.4722" calcext:value-type="float">
            <text:p>528.4722</text:p>
          </table:table-cell>
          <table:table-cell office:value-type="float" office:value="-230.4812" calcext:value-type="float">
            <text:p>-230.4812</text:p>
          </table:table-cell>
          <table:table-cell office:value-type="float" office:value="297.9909" calcext:value-type="float">
            <text:p>297.9909</text:p>
          </table:table-cell>
          <table:table-cell office:value-type="float" office:value="-507.4165" calcext:value-type="float">
            <text:p>-507.4165</text:p>
          </table:table-cell>
          <table:table-cell office:value-type="float" office:value="0" calcext:value-type="float">
            <text:p>0</text:p>
          </table:table-cell>
          <table:table-cell office:value-type="float" office:value="12.20525" calcext:value-type="float">
            <text:p>12.2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186.6646" calcext:value-type="float">
            <text:p>186.6646</text:p>
          </table:table-cell>
          <table:table-cell office:value-type="float" office:value="13224.98" calcext:value-type="float">
            <text:p>13224.98</text:p>
          </table:table-cell>
          <table:table-cell office:value-type="float" office:value="0" calcext:value-type="float">
            <text:p>0</text:p>
          </table:table-cell>
          <table:table-cell office:value-type="float" office:value="10.58899" calcext:value-type="float">
            <text:p>10.58899</text:p>
          </table:table-cell>
          <table:table-cell office:value-type="float" office:value="-549.9176" calcext:value-type="float">
            <text:p>-549.9176</text:p>
          </table:table-cell>
          <table:table-cell office:value-type="float" office:value="1622.28" calcext:value-type="float">
            <text:p>1622.28</text:p>
          </table:table-cell>
          <table:table-cell office:value-type="float" office:value="-53.43184" calcext:value-type="float">
            <text:p>-53.43184</text:p>
          </table:table-cell>
          <table:table-cell office:value-type="float" office:value="116.908" calcext:value-type="float">
            <text:p>116.908</text:p>
          </table:table-cell>
          <table:table-cell office:value-type="float" office:value="13.40559" calcext:value-type="float">
            <text:p>13.40559</text:p>
          </table:table-cell>
          <table:table-cell office:value-type="float" office:value="0.05829854" calcext:value-type="float">
            <text:p>0.0582985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1" calcext:value-type="float">
            <text:p>0.0600091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3998" calcext:value-type="float">
            <text:p>0.6933998</text:p>
          </table:table-cell>
          <table:table-cell office:value-type="float" office:value="370" calcext:value-type="float">
            <text:p>370</text:p>
          </table:table-cell>
          <table:table-cell office:value-type="float" office:value="-196.4879" calcext:value-type="float">
            <text:p>-196.4879</text:p>
          </table:table-cell>
          <table:table-cell office:value-type="float" office:value="0" calcext:value-type="float">
            <text:p>0</text:p>
          </table:table-cell>
          <table:table-cell office:value-type="float" office:value="309.0479" calcext:value-type="float">
            <text:p>309.0479</text:p>
          </table:table-cell>
          <table:table-cell office:value-type="float" office:value="1100.12" calcext:value-type="float">
            <text:p>1100.12</text:p>
          </table:table-cell>
          <table:table-cell office:value-type="float" office:value="1339.89" calcext:value-type="float">
            <text:p>1339.89</text:p>
          </table:table-cell>
          <table:table-cell office:value-type="float" office:value="1325.692" calcext:value-type="float">
            <text:p>1325.692</text:p>
          </table:table-cell>
          <table:table-cell office:value-type="float" office:value="799.1454" calcext:value-type="float">
            <text:p>799.1454</text:p>
          </table:table-cell>
          <table:table-cell office:value-type="float" office:value="1078.951" calcext:value-type="float">
            <text:p>1078.951</text:p>
          </table:table-cell>
          <table:table-cell office:value-type="float" office:value="423.046" calcext:value-type="float">
            <text:p>423.046</text:p>
          </table:table-cell>
          <table:table-cell office:value-type="float" office:value="1888.425" calcext:value-type="float">
            <text:p>1888.425</text:p>
          </table:table-cell>
          <table:table-cell office:value-type="float" office:value="2115.665" calcext:value-type="float">
            <text:p>2115.665</text:p>
          </table:table-cell>
          <table:table-cell office:value-type="float" office:value="1682.778" calcext:value-type="float">
            <text:p>1682.778</text:p>
          </table:table-cell>
          <table:table-cell office:value-type="float" office:value="586.0472" calcext:value-type="float">
            <text:p>586.0472</text:p>
          </table:table-cell>
          <table:table-cell office:value-type="float" office:value="570.8267" calcext:value-type="float">
            <text:p>570.8267</text:p>
          </table:table-cell>
          <table:table-cell office:value-type="float" office:value="142.8859" calcext:value-type="float">
            <text:p>142.8859</text:p>
          </table:table-cell>
          <table:table-cell office:value-type="float" office:value="35.71667" calcext:value-type="float">
            <text:p>35.71667</text:p>
          </table:table-cell>
          <table:table-cell office:value-type="float" office:value="0" calcext:value-type="float">
            <text:p>0</text:p>
          </table:table-cell>
          <table:table-cell office:value-type="float" office:value="-0.0855346" calcext:value-type="float">
            <text:p>-0.0855346</text:p>
          </table:table-cell>
          <table:table-cell office:value-type="float" office:value="0" calcext:value-type="float">
            <text:p>0</text:p>
          </table:table-cell>
          <table:table-cell office:value-type="float" office:value="2.939506" calcext:value-type="float">
            <text:p>2.939506</text:p>
          </table:table-cell>
          <table:table-cell office:value-type="float" office:value="537.907" calcext:value-type="float">
            <text:p>537.907</text:p>
          </table:table-cell>
          <table:table-cell office:value-type="float" office:value="-236.7912" calcext:value-type="float">
            <text:p>-236.7912</text:p>
          </table:table-cell>
          <table:table-cell office:value-type="float" office:value="301.1158" calcext:value-type="float">
            <text:p>301.1158</text:p>
          </table:table-cell>
          <table:table-cell office:value-type="float" office:value="-509.1017" calcext:value-type="float">
            <text:p>-509.1017</text:p>
          </table:table-cell>
          <table:table-cell office:value-type="float" office:value="0" calcext:value-type="float">
            <text:p>0</text:p>
          </table:table-cell>
          <table:table-cell office:value-type="float" office:value="12.15209" calcext:value-type="float">
            <text:p>12.15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186.6665" calcext:value-type="float">
            <text:p>186.6665</text:p>
          </table:table-cell>
          <table:table-cell office:value-type="float" office:value="13223.91" calcext:value-type="float">
            <text:p>13223.91</text:p>
          </table:table-cell>
          <table:table-cell office:value-type="float" office:value="0" calcext:value-type="float">
            <text:p>0</text:p>
          </table:table-cell>
          <table:table-cell office:value-type="float" office:value="11.32294" calcext:value-type="float">
            <text:p>11.32294</text:p>
          </table:table-cell>
          <table:table-cell office:value-type="float" office:value="-552.6738" calcext:value-type="float">
            <text:p>-552.6738</text:p>
          </table:table-cell>
          <table:table-cell office:value-type="float" office:value="1627.128" calcext:value-type="float">
            <text:p>1627.128</text:p>
          </table:table-cell>
          <table:table-cell office:value-type="float" office:value="-54.47697" calcext:value-type="float">
            <text:p>-54.47697</text:p>
          </table:table-cell>
          <table:table-cell office:value-type="float" office:value="116.1534" calcext:value-type="float">
            <text:p>116.1534</text:p>
          </table:table-cell>
          <table:table-cell office:value-type="float" office:value="13.98618" calcext:value-type="float">
            <text:p>13.98618</text:p>
          </table:table-cell>
          <table:table-cell office:value-type="float" office:value="0.05982063" calcext:value-type="float">
            <text:p>0.0598206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46" calcext:value-type="float">
            <text:p>0.06000946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2585" calcext:value-type="float">
            <text:p>0.6932585</text:p>
          </table:table-cell>
          <table:table-cell office:value-type="float" office:value="370" calcext:value-type="float">
            <text:p>370</text:p>
          </table:table-cell>
          <table:table-cell office:value-type="float" office:value="-194.4707" calcext:value-type="float">
            <text:p>-194.4707</text:p>
          </table:table-cell>
          <table:table-cell office:value-type="float" office:value="0" calcext:value-type="float">
            <text:p>0</text:p>
          </table:table-cell>
          <table:table-cell office:value-type="float" office:value="309.2047" calcext:value-type="float">
            <text:p>309.2047</text:p>
          </table:table-cell>
          <table:table-cell office:value-type="float" office:value="1099.773" calcext:value-type="float">
            <text:p>1099.773</text:p>
          </table:table-cell>
          <table:table-cell office:value-type="float" office:value="1339.553" calcext:value-type="float">
            <text:p>1339.553</text:p>
          </table:table-cell>
          <table:table-cell office:value-type="float" office:value="1325.458" calcext:value-type="float">
            <text:p>1325.458</text:p>
          </table:table-cell>
          <table:table-cell office:value-type="float" office:value="799.0061" calcext:value-type="float">
            <text:p>799.0061</text:p>
          </table:table-cell>
          <table:table-cell office:value-type="float" office:value="1078.757" calcext:value-type="float">
            <text:p>1078.757</text:p>
          </table:table-cell>
          <table:table-cell office:value-type="float" office:value="422.9554" calcext:value-type="float">
            <text:p>422.9554</text:p>
          </table:table-cell>
          <table:table-cell office:value-type="float" office:value="1888.203" calcext:value-type="float">
            <text:p>1888.203</text:p>
          </table:table-cell>
          <table:table-cell office:value-type="float" office:value="2115.521" calcext:value-type="float">
            <text:p>2115.521</text:p>
          </table:table-cell>
          <table:table-cell office:value-type="float" office:value="1682.706" calcext:value-type="float">
            <text:p>1682.706</text:p>
          </table:table-cell>
          <table:table-cell office:value-type="float" office:value="586.0303" calcext:value-type="float">
            <text:p>586.0303</text:p>
          </table:table-cell>
          <table:table-cell office:value-type="float" office:value="570.8181" calcext:value-type="float">
            <text:p>570.8181</text:p>
          </table:table-cell>
          <table:table-cell office:value-type="float" office:value="142.8856" calcext:value-type="float">
            <text:p>142.8856</text:p>
          </table:table-cell>
          <table:table-cell office:value-type="float" office:value="35.7166" calcext:value-type="float">
            <text:p>35.7166</text:p>
          </table:table-cell>
          <table:table-cell office:value-type="float" office:value="0" calcext:value-type="float">
            <text:p>0</text:p>
          </table:table-cell>
          <table:table-cell office:value-type="float" office:value="-0.08570551" calcext:value-type="float">
            <text:p>-0.08570551</text:p>
          </table:table-cell>
          <table:table-cell office:value-type="float" office:value="0" calcext:value-type="float">
            <text:p>0</text:p>
          </table:table-cell>
          <table:table-cell office:value-type="float" office:value="2.915002" calcext:value-type="float">
            <text:p>2.915002</text:p>
          </table:table-cell>
          <table:table-cell office:value-type="float" office:value="547.6317" calcext:value-type="float">
            <text:p>547.6317</text:p>
          </table:table-cell>
          <table:table-cell office:value-type="float" office:value="-242.8317" calcext:value-type="float">
            <text:p>-242.8317</text:p>
          </table:table-cell>
          <table:table-cell office:value-type="float" office:value="304.8" calcext:value-type="float">
            <text:p>304.8</text:p>
          </table:table-cell>
          <table:table-cell office:value-type="float" office:value="-510.7494" calcext:value-type="float">
            <text:p>-510.7494</text:p>
          </table:table-cell>
          <table:table-cell office:value-type="float" office:value="0" calcext:value-type="float">
            <text:p>0</text:p>
          </table:table-cell>
          <table:table-cell office:value-type="float" office:value="12.09009" calcext:value-type="float">
            <text:p>12.0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187.2055" calcext:value-type="float">
            <text:p>187.2055</text:p>
          </table:table-cell>
          <table:table-cell office:value-type="float" office:value="13222.86" calcext:value-type="float">
            <text:p>13222.86</text:p>
          </table:table-cell>
          <table:table-cell office:value-type="float" office:value="0" calcext:value-type="float">
            <text:p>0</text:p>
          </table:table-cell>
          <table:table-cell office:value-type="float" office:value="12.57678" calcext:value-type="float">
            <text:p>12.57678</text:p>
          </table:table-cell>
          <table:table-cell office:value-type="float" office:value="-555.35" calcext:value-type="float">
            <text:p>-555.35</text:p>
          </table:table-cell>
          <table:table-cell office:value-type="float" office:value="1635.084" calcext:value-type="float">
            <text:p>1635.084</text:p>
          </table:table-cell>
          <table:table-cell office:value-type="float" office:value="-55.47813" calcext:value-type="float">
            <text:p>-55.47813</text:p>
          </table:table-cell>
          <table:table-cell office:value-type="float" office:value="115.3723" calcext:value-type="float">
            <text:p>115.3723</text:p>
          </table:table-cell>
          <table:table-cell office:value-type="float" office:value="15.06348" calcext:value-type="float">
            <text:p>15.06348</text:p>
          </table:table-cell>
          <table:table-cell office:value-type="float" office:value="0.06132646" calcext:value-type="float">
            <text:p>0.06132646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30504" calcext:value-type="float">
            <text:p>0.6930504</text:p>
          </table:table-cell>
          <table:table-cell office:value-type="float" office:value="370" calcext:value-type="float">
            <text:p>370</text:p>
          </table:table-cell>
          <table:table-cell office:value-type="float" office:value="-193.3086" calcext:value-type="float">
            <text:p>-193.3086</text:p>
          </table:table-cell>
          <table:table-cell office:value-type="float" office:value="0" calcext:value-type="float">
            <text:p>0</text:p>
          </table:table-cell>
          <table:table-cell office:value-type="float" office:value="309.3843" calcext:value-type="float">
            <text:p>309.3843</text:p>
          </table:table-cell>
          <table:table-cell office:value-type="float" office:value="1099.434" calcext:value-type="float">
            <text:p>1099.434</text:p>
          </table:table-cell>
          <table:table-cell office:value-type="float" office:value="1339.223" calcext:value-type="float">
            <text:p>1339.223</text:p>
          </table:table-cell>
          <table:table-cell office:value-type="float" office:value="1325.224" calcext:value-type="float">
            <text:p>1325.224</text:p>
          </table:table-cell>
          <table:table-cell office:value-type="float" office:value="798.8768" calcext:value-type="float">
            <text:p>798.8768</text:p>
          </table:table-cell>
          <table:table-cell office:value-type="float" office:value="1078.571" calcext:value-type="float">
            <text:p>1078.571</text:p>
          </table:table-cell>
          <table:table-cell office:value-type="float" office:value="422.8661" calcext:value-type="float">
            <text:p>422.8661</text:p>
          </table:table-cell>
          <table:table-cell office:value-type="float" office:value="1887.982" calcext:value-type="float">
            <text:p>1887.982</text:p>
          </table:table-cell>
          <table:table-cell office:value-type="float" office:value="2115.377" calcext:value-type="float">
            <text:p>2115.377</text:p>
          </table:table-cell>
          <table:table-cell office:value-type="float" office:value="1682.634" calcext:value-type="float">
            <text:p>1682.634</text:p>
          </table:table-cell>
          <table:table-cell office:value-type="float" office:value="586.0134" calcext:value-type="float">
            <text:p>586.0134</text:p>
          </table:table-cell>
          <table:table-cell office:value-type="float" office:value="570.8094" calcext:value-type="float">
            <text:p>570.8094</text:p>
          </table:table-cell>
          <table:table-cell office:value-type="float" office:value="142.8854" calcext:value-type="float">
            <text:p>142.8854</text:p>
          </table:table-cell>
          <table:table-cell office:value-type="float" office:value="35.71653" calcext:value-type="float">
            <text:p>35.71653</text:p>
          </table:table-cell>
          <table:table-cell office:value-type="float" office:value="0" calcext:value-type="float">
            <text:p>0</text:p>
          </table:table-cell>
          <table:table-cell office:value-type="float" office:value="-0.08586861" calcext:value-type="float">
            <text:p>-0.08586861</text:p>
          </table:table-cell>
          <table:table-cell office:value-type="float" office:value="0" calcext:value-type="float">
            <text:p>0</text:p>
          </table:table-cell>
          <table:table-cell office:value-type="float" office:value="2.869108" calcext:value-type="float">
            <text:p>2.869108</text:p>
          </table:table-cell>
          <table:table-cell office:value-type="float" office:value="556.8637" calcext:value-type="float">
            <text:p>556.8637</text:p>
          </table:table-cell>
          <table:table-cell office:value-type="float" office:value="-249.2917" calcext:value-type="float">
            <text:p>-249.2917</text:p>
          </table:table-cell>
          <table:table-cell office:value-type="float" office:value="307.572" calcext:value-type="float">
            <text:p>307.572</text:p>
          </table:table-cell>
          <table:table-cell office:value-type="float" office:value="-512.3647" calcext:value-type="float">
            <text:p>-512.3647</text:p>
          </table:table-cell>
          <table:table-cell office:value-type="float" office:value="0" calcext:value-type="float">
            <text:p>0</text:p>
          </table:table-cell>
          <table:table-cell office:value-type="float" office:value="12.03428" calcext:value-type="float">
            <text:p>12.03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187.9829" calcext:value-type="float">
            <text:p>187.9829</text:p>
          </table:table-cell>
          <table:table-cell office:value-type="float" office:value="13221.79" calcext:value-type="float">
            <text:p>13221.79</text:p>
          </table:table-cell>
          <table:table-cell office:value-type="float" office:value="0" calcext:value-type="float">
            <text:p>0</text:p>
          </table:table-cell>
          <table:table-cell office:value-type="float" office:value="14.07981" calcext:value-type="float">
            <text:p>14.07981</text:p>
          </table:table-cell>
          <table:table-cell office:value-type="float" office:value="-558.0844" calcext:value-type="float">
            <text:p>-558.0844</text:p>
          </table:table-cell>
          <table:table-cell office:value-type="float" office:value="1645.537" calcext:value-type="float">
            <text:p>1645.537</text:p>
          </table:table-cell>
          <table:table-cell office:value-type="float" office:value="-56.50377" calcext:value-type="float">
            <text:p>-56.50377</text:p>
          </table:table-cell>
          <table:table-cell office:value-type="float" office:value="114.5376" calcext:value-type="float">
            <text:p>114.5376</text:p>
          </table:table-cell>
          <table:table-cell office:value-type="float" office:value="16.37846" calcext:value-type="float">
            <text:p>16.37846</text:p>
          </table:table-cell>
          <table:table-cell office:value-type="float" office:value="0.0628209" calcext:value-type="float">
            <text:p>0.062820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7646" calcext:value-type="float">
            <text:p>0.6927646</text:p>
          </table:table-cell>
          <table:table-cell office:value-type="float" office:value="370" calcext:value-type="float">
            <text:p>370</text:p>
          </table:table-cell>
          <table:table-cell office:value-type="float" office:value="-193.0521" calcext:value-type="float">
            <text:p>-193.0521</text:p>
          </table:table-cell>
          <table:table-cell office:value-type="float" office:value="0" calcext:value-type="float">
            <text:p>0</text:p>
          </table:table-cell>
          <table:table-cell office:value-type="float" office:value="309.5725" calcext:value-type="float">
            <text:p>309.5725</text:p>
          </table:table-cell>
          <table:table-cell office:value-type="float" office:value="1099.093" calcext:value-type="float">
            <text:p>1099.093</text:p>
          </table:table-cell>
          <table:table-cell office:value-type="float" office:value="1338.885" calcext:value-type="float">
            <text:p>1338.885</text:p>
          </table:table-cell>
          <table:table-cell office:value-type="float" office:value="1324.985" calcext:value-type="float">
            <text:p>1324.985</text:p>
          </table:table-cell>
          <table:table-cell office:value-type="float" office:value="798.7405" calcext:value-type="float">
            <text:p>798.7405</text:p>
          </table:table-cell>
          <table:table-cell office:value-type="float" office:value="1078.385" calcext:value-type="float">
            <text:p>1078.385</text:p>
          </table:table-cell>
          <table:table-cell office:value-type="float" office:value="422.7758" calcext:value-type="float">
            <text:p>422.7758</text:p>
          </table:table-cell>
          <table:table-cell office:value-type="float" office:value="1887.761" calcext:value-type="float">
            <text:p>1887.761</text:p>
          </table:table-cell>
          <table:table-cell office:value-type="float" office:value="2115.232" calcext:value-type="float">
            <text:p>2115.232</text:p>
          </table:table-cell>
          <table:table-cell office:value-type="float" office:value="1682.561" calcext:value-type="float">
            <text:p>1682.561</text:p>
          </table:table-cell>
          <table:table-cell office:value-type="float" office:value="585.9966" calcext:value-type="float">
            <text:p>585.9966</text:p>
          </table:table-cell>
          <table:table-cell office:value-type="float" office:value="570.8008" calcext:value-type="float">
            <text:p>570.8008</text:p>
          </table:table-cell>
          <table:table-cell office:value-type="float" office:value="142.8851" calcext:value-type="float">
            <text:p>142.8851</text:p>
          </table:table-cell>
          <table:table-cell office:value-type="float" office:value="35.71646" calcext:value-type="float">
            <text:p>35.71646</text:p>
          </table:table-cell>
          <table:table-cell office:value-type="float" office:value="0" calcext:value-type="float">
            <text:p>0</text:p>
          </table:table-cell>
          <table:table-cell office:value-type="float" office:value="-0.08604854" calcext:value-type="float">
            <text:p>-0.08604854</text:p>
          </table:table-cell>
          <table:table-cell office:value-type="float" office:value="0" calcext:value-type="float">
            <text:p>0</text:p>
          </table:table-cell>
          <table:table-cell office:value-type="float" office:value="2.812735" calcext:value-type="float">
            <text:p>2.812735</text:p>
          </table:table-cell>
          <table:table-cell office:value-type="float" office:value="565.4763" calcext:value-type="float">
            <text:p>565.4763</text:p>
          </table:table-cell>
          <table:table-cell office:value-type="float" office:value="-256.0061" calcext:value-type="float">
            <text:p>-256.0061</text:p>
          </table:table-cell>
          <table:table-cell office:value-type="float" office:value="309.4702" calcext:value-type="float">
            <text:p>309.4702</text:p>
          </table:table-cell>
          <table:table-cell office:value-type="float" office:value="-514.0114" calcext:value-type="float">
            <text:p>-514.0114</text:p>
          </table:table-cell>
          <table:table-cell office:value-type="float" office:value="0" calcext:value-type="float">
            <text:p>0</text:p>
          </table:table-cell>
          <table:table-cell office:value-type="float" office:value="11.97542" calcext:value-type="float">
            <text:p>11.9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188.5873" calcext:value-type="float">
            <text:p>188.5873</text:p>
          </table:table-cell>
          <table:table-cell office:value-type="float" office:value="13220.69" calcext:value-type="float">
            <text:p>13220.69</text:p>
          </table:table-cell>
          <table:table-cell office:value-type="float" office:value="0" calcext:value-type="float">
            <text:p>0</text:p>
          </table:table-cell>
          <table:table-cell office:value-type="float" office:value="15.39547" calcext:value-type="float">
            <text:p>15.39547</text:p>
          </table:table-cell>
          <table:table-cell office:value-type="float" office:value="-560.8021" calcext:value-type="float">
            <text:p>-560.8021</text:p>
          </table:table-cell>
          <table:table-cell office:value-type="float" office:value="1655.169" calcext:value-type="float">
            <text:p>1655.169</text:p>
          </table:table-cell>
          <table:table-cell office:value-type="float" office:value="-57.51231" calcext:value-type="float">
            <text:p>-57.51231</text:p>
          </table:table-cell>
          <table:table-cell office:value-type="float" office:value="113.7605" calcext:value-type="float">
            <text:p>113.7605</text:p>
          </table:table-cell>
          <table:table-cell office:value-type="float" office:value="17.52406" calcext:value-type="float">
            <text:p>17.52406</text:p>
          </table:table-cell>
          <table:table-cell office:value-type="float" office:value="0.06430642" calcext:value-type="float">
            <text:p>0.0643064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23897" calcext:value-type="float">
            <text:p>0.6923897</text:p>
          </table:table-cell>
          <table:table-cell office:value-type="float" office:value="370" calcext:value-type="float">
            <text:p>370</text:p>
          </table:table-cell>
          <table:table-cell office:value-type="float" office:value="-192.3289" calcext:value-type="float">
            <text:p>-192.3289</text:p>
          </table:table-cell>
          <table:table-cell office:value-type="float" office:value="0" calcext:value-type="float">
            <text:p>0</text:p>
          </table:table-cell>
          <table:table-cell office:value-type="float" office:value="309.7471" calcext:value-type="float">
            <text:p>309.7471</text:p>
          </table:table-cell>
          <table:table-cell office:value-type="float" office:value="1098.756" calcext:value-type="float">
            <text:p>1098.756</text:p>
          </table:table-cell>
          <table:table-cell office:value-type="float" office:value="1338.548" calcext:value-type="float">
            <text:p>1338.548</text:p>
          </table:table-cell>
          <table:table-cell office:value-type="float" office:value="1324.749" calcext:value-type="float">
            <text:p>1324.749</text:p>
          </table:table-cell>
          <table:table-cell office:value-type="float" office:value="798.5991" calcext:value-type="float">
            <text:p>798.5991</text:p>
          </table:table-cell>
          <table:table-cell office:value-type="float" office:value="1078.198" calcext:value-type="float">
            <text:p>1078.198</text:p>
          </table:table-cell>
          <table:table-cell office:value-type="float" office:value="422.686" calcext:value-type="float">
            <text:p>422.686</text:p>
          </table:table-cell>
          <table:table-cell office:value-type="float" office:value="1887.525" calcext:value-type="float">
            <text:p>1887.525</text:p>
          </table:table-cell>
          <table:table-cell office:value-type="float" office:value="2115.086" calcext:value-type="float">
            <text:p>2115.086</text:p>
          </table:table-cell>
          <table:table-cell office:value-type="float" office:value="1682.489" calcext:value-type="float">
            <text:p>1682.489</text:p>
          </table:table-cell>
          <table:table-cell office:value-type="float" office:value="585.9797" calcext:value-type="float">
            <text:p>585.9797</text:p>
          </table:table-cell>
          <table:table-cell office:value-type="float" office:value="570.7922" calcext:value-type="float">
            <text:p>570.7922</text:p>
          </table:table-cell>
          <table:table-cell office:value-type="float" office:value="142.8849" calcext:value-type="float">
            <text:p>142.8849</text:p>
          </table:table-cell>
          <table:table-cell office:value-type="float" office:value="35.7164" calcext:value-type="float">
            <text:p>35.7164</text:p>
          </table:table-cell>
          <table:table-cell office:value-type="float" office:value="0" calcext:value-type="float">
            <text:p>0</text:p>
          </table:table-cell>
          <table:table-cell office:value-type="float" office:value="-0.08622905" calcext:value-type="float">
            <text:p>-0.08622905</text:p>
          </table:table-cell>
          <table:table-cell office:value-type="float" office:value="0" calcext:value-type="float">
            <text:p>0</text:p>
          </table:table-cell>
          <table:table-cell office:value-type="float" office:value="2.764076" calcext:value-type="float">
            <text:p>2.764076</text:p>
          </table:table-cell>
          <table:table-cell office:value-type="float" office:value="574.2625" calcext:value-type="float">
            <text:p>574.2625</text:p>
          </table:table-cell>
          <table:table-cell office:value-type="float" office:value="-262.42" calcext:value-type="float">
            <text:p>-262.42</text:p>
          </table:table-cell>
          <table:table-cell office:value-type="float" office:value="311.8425" calcext:value-type="float">
            <text:p>311.8425</text:p>
          </table:table-cell>
          <table:table-cell office:value-type="float" office:value="-515.6544" calcext:value-type="float">
            <text:p>-515.6544</text:p>
          </table:table-cell>
          <table:table-cell office:value-type="float" office:value="0" calcext:value-type="float">
            <text:p>0</text:p>
          </table:table-cell>
          <table:table-cell office:value-type="float" office:value="11.91214" calcext:value-type="float">
            <text:p>11.9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188.7502" calcext:value-type="float">
            <text:p>188.7502</text:p>
          </table:table-cell>
          <table:table-cell office:value-type="float" office:value="13219.63" calcext:value-type="float">
            <text:p>13219.63</text:p>
          </table:table-cell>
          <table:table-cell office:value-type="float" office:value="0" calcext:value-type="float">
            <text:p>0</text:p>
          </table:table-cell>
          <table:table-cell office:value-type="float" office:value="16.22857" calcext:value-type="float">
            <text:p>16.22857</text:p>
          </table:table-cell>
          <table:table-cell office:value-type="float" office:value="-563.3934" calcext:value-type="float">
            <text:p>-563.3934</text:p>
          </table:table-cell>
          <table:table-cell office:value-type="float" office:value="1660.606" calcext:value-type="float">
            <text:p>1660.606</text:p>
          </table:table-cell>
          <table:table-cell office:value-type="float" office:value="-58.44061" calcext:value-type="float">
            <text:p>-58.44061</text:p>
          </table:table-cell>
          <table:table-cell office:value-type="float" office:value="113.0937" calcext:value-type="float">
            <text:p>113.0937</text:p>
          </table:table-cell>
          <table:table-cell office:value-type="float" office:value="18.2099" calcext:value-type="float">
            <text:p>18.2099</text:p>
          </table:table-cell>
          <table:table-cell office:value-type="float" office:value="0.06585093" calcext:value-type="float">
            <text:p>0.0658509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1915" calcext:value-type="float">
            <text:p>0.691915</text:p>
          </table:table-cell>
          <table:table-cell office:value-type="float" office:value="370" calcext:value-type="float">
            <text:p>370</text:p>
          </table:table-cell>
          <table:table-cell office:value-type="float" office:value="-190.5871" calcext:value-type="float">
            <text:p>-190.5871</text:p>
          </table:table-cell>
          <table:table-cell office:value-type="float" office:value="0" calcext:value-type="float">
            <text:p>0</text:p>
          </table:table-cell>
          <table:table-cell office:value-type="float" office:value="309.9106" calcext:value-type="float">
            <text:p>309.9106</text:p>
          </table:table-cell>
          <table:table-cell office:value-type="float" office:value="1098.437" calcext:value-type="float">
            <text:p>1098.437</text:p>
          </table:table-cell>
          <table:table-cell office:value-type="float" office:value="1338.226" calcext:value-type="float">
            <text:p>1338.226</text:p>
          </table:table-cell>
          <table:table-cell office:value-type="float" office:value="1324.523" calcext:value-type="float">
            <text:p>1324.523</text:p>
          </table:table-cell>
          <table:table-cell office:value-type="float" office:value="798.4674" calcext:value-type="float">
            <text:p>798.4674</text:p>
          </table:table-cell>
          <table:table-cell office:value-type="float" office:value="1078.019" calcext:value-type="float">
            <text:p>1078.019</text:p>
          </table:table-cell>
          <table:table-cell office:value-type="float" office:value="422.5974" calcext:value-type="float">
            <text:p>422.5974</text:p>
          </table:table-cell>
          <table:table-cell office:value-type="float" office:value="1887.29" calcext:value-type="float">
            <text:p>1887.29</text:p>
          </table:table-cell>
          <table:table-cell office:value-type="float" office:value="2114.94" calcext:value-type="float">
            <text:p>2114.94</text:p>
          </table:table-cell>
          <table:table-cell office:value-type="float" office:value="1682.417" calcext:value-type="float">
            <text:p>1682.417</text:p>
          </table:table-cell>
          <table:table-cell office:value-type="float" office:value="585.9628" calcext:value-type="float">
            <text:p>585.9628</text:p>
          </table:table-cell>
          <table:table-cell office:value-type="float" office:value="570.7836" calcext:value-type="float">
            <text:p>570.7836</text:p>
          </table:table-cell>
          <table:table-cell office:value-type="float" office:value="142.8846" calcext:value-type="float">
            <text:p>142.8846</text:p>
          </table:table-cell>
          <table:table-cell office:value-type="float" office:value="35.71633" calcext:value-type="float">
            <text:p>35.71633</text:p>
          </table:table-cell>
          <table:table-cell office:value-type="float" office:value="0" calcext:value-type="float">
            <text:p>0</text:p>
          </table:table-cell>
          <table:table-cell office:value-type="float" office:value="-0.08638903" calcext:value-type="float">
            <text:p>-0.08638903</text:p>
          </table:table-cell>
          <table:table-cell office:value-type="float" office:value="0" calcext:value-type="float">
            <text:p>0</text:p>
          </table:table-cell>
          <table:table-cell office:value-type="float" office:value="2.734746" calcext:value-type="float">
            <text:p>2.734746</text:p>
          </table:table-cell>
          <table:table-cell office:value-type="float" office:value="583.2833" calcext:value-type="float">
            <text:p>583.2833</text:p>
          </table:table-cell>
          <table:table-cell office:value-type="float" office:value="-268.0877" calcext:value-type="float">
            <text:p>-268.0877</text:p>
          </table:table-cell>
          <table:table-cell office:value-type="float" office:value="315.1956" calcext:value-type="float">
            <text:p>315.1956</text:p>
          </table:table-cell>
          <table:table-cell office:value-type="float" office:value="-517.2366" calcext:value-type="float">
            <text:p>-517.2366</text:p>
          </table:table-cell>
          <table:table-cell office:value-type="float" office:value="0" calcext:value-type="float">
            <text:p>0</text:p>
          </table:table-cell>
          <table:table-cell office:value-type="float" office:value="11.83247" calcext:value-type="float">
            <text:p>11.8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188.8677" calcext:value-type="float">
            <text:p>188.8677</text:p>
          </table:table-cell>
          <table:table-cell office:value-type="float" office:value="13218.62" calcext:value-type="float">
            <text:p>13218.62</text:p>
          </table:table-cell>
          <table:table-cell office:value-type="float" office:value="0" calcext:value-type="float">
            <text:p>0</text:p>
          </table:table-cell>
          <table:table-cell office:value-type="float" office:value="16.97942" calcext:value-type="float">
            <text:p>16.97942</text:p>
          </table:table-cell>
          <table:table-cell office:value-type="float" office:value="-565.7283" calcext:value-type="float">
            <text:p>-565.7283</text:p>
          </table:table-cell>
          <table:table-cell office:value-type="float" office:value="1665.75" calcext:value-type="float">
            <text:p>1665.75</text:p>
          </table:table-cell>
          <table:table-cell office:value-type="float" office:value="-59.12794" calcext:value-type="float">
            <text:p>-59.12794</text:p>
          </table:table-cell>
          <table:table-cell office:value-type="float" office:value="112.4864" calcext:value-type="float">
            <text:p>112.4864</text:p>
          </table:table-cell>
          <table:table-cell office:value-type="float" office:value="18.69783" calcext:value-type="float">
            <text:p>18.69783</text:p>
          </table:table-cell>
          <table:table-cell office:value-type="float" office:value="0.06742093" calcext:value-type="float">
            <text:p>0.0674209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13296" calcext:value-type="float">
            <text:p>0.6913296</text:p>
          </table:table-cell>
          <table:table-cell office:value-type="float" office:value="370" calcext:value-type="float">
            <text:p>370</text:p>
          </table:table-cell>
          <table:table-cell office:value-type="float" office:value="-188.449" calcext:value-type="float">
            <text:p>-188.449</text:p>
          </table:table-cell>
          <table:table-cell office:value-type="float" office:value="0" calcext:value-type="float">
            <text:p>0</text:p>
          </table:table-cell>
          <table:table-cell office:value-type="float" office:value="310.0559" calcext:value-type="float">
            <text:p>310.0559</text:p>
          </table:table-cell>
          <table:table-cell office:value-type="float" office:value="1098.177" calcext:value-type="float">
            <text:p>1098.177</text:p>
          </table:table-cell>
          <table:table-cell office:value-type="float" office:value="1337.962" calcext:value-type="float">
            <text:p>1337.962</text:p>
          </table:table-cell>
          <table:table-cell office:value-type="float" office:value="1324.336" calcext:value-type="float">
            <text:p>1324.336</text:p>
          </table:table-cell>
          <table:table-cell office:value-type="float" office:value="798.3544" calcext:value-type="float">
            <text:p>798.3544</text:p>
          </table:table-cell>
          <table:table-cell office:value-type="float" office:value="1077.856" calcext:value-type="float">
            <text:p>1077.856</text:p>
          </table:table-cell>
          <table:table-cell office:value-type="float" office:value="422.5181" calcext:value-type="float">
            <text:p>422.5181</text:p>
          </table:table-cell>
          <table:table-cell office:value-type="float" office:value="1887.067" calcext:value-type="float">
            <text:p>1887.067</text:p>
          </table:table-cell>
          <table:table-cell office:value-type="float" office:value="2114.795" calcext:value-type="float">
            <text:p>2114.795</text:p>
          </table:table-cell>
          <table:table-cell office:value-type="float" office:value="1682.344" calcext:value-type="float">
            <text:p>1682.344</text:p>
          </table:table-cell>
          <table:table-cell office:value-type="float" office:value="585.9459" calcext:value-type="float">
            <text:p>585.9459</text:p>
          </table:table-cell>
          <table:table-cell office:value-type="float" office:value="570.7751" calcext:value-type="float">
            <text:p>570.7751</text:p>
          </table:table-cell>
          <table:table-cell office:value-type="float" office:value="142.8844" calcext:value-type="float">
            <text:p>142.8844</text:p>
          </table:table-cell>
          <table:table-cell office:value-type="float" office:value="35.71627" calcext:value-type="float">
            <text:p>35.71627</text:p>
          </table:table-cell>
          <table:table-cell office:value-type="float" office:value="0" calcext:value-type="float">
            <text:p>0</text:p>
          </table:table-cell>
          <table:table-cell office:value-type="float" office:value="-0.08653108" calcext:value-type="float">
            <text:p>-0.08653108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592.6494" calcext:value-type="float">
            <text:p>592.6494</text:p>
          </table:table-cell>
          <table:table-cell office:value-type="float" office:value="-273.7204" calcext:value-type="float">
            <text:p>-273.7204</text:p>
          </table:table-cell>
          <table:table-cell office:value-type="float" office:value="318.929" calcext:value-type="float">
            <text:p>318.929</text:p>
          </table:table-cell>
          <table:table-cell office:value-type="float" office:value="-518.7458" calcext:value-type="float">
            <text:p>-518.7458</text:p>
          </table:table-cell>
          <table:table-cell office:value-type="float" office:value="0" calcext:value-type="float">
            <text:p>0</text:p>
          </table:table-cell>
          <table:table-cell office:value-type="float" office:value="11.69868" calcext:value-type="float">
            <text:p>11.69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188.6272" calcext:value-type="float">
            <text:p>188.6272</text:p>
          </table:table-cell>
          <table:table-cell office:value-type="float" office:value="13217.63" calcext:value-type="float">
            <text:p>13217.63</text:p>
          </table:table-cell>
          <table:table-cell office:value-type="float" office:value="0" calcext:value-type="float">
            <text:p>0</text:p>
          </table:table-cell>
          <table:table-cell office:value-type="float" office:value="17.34" calcext:value-type="float">
            <text:p>17.34</text:p>
          </table:table-cell>
          <table:table-cell office:value-type="float" office:value="-567.8951" calcext:value-type="float">
            <text:p>-567.8951</text:p>
          </table:table-cell>
          <table:table-cell office:value-type="float" office:value="1675.945" calcext:value-type="float">
            <text:p>1675.945</text:p>
          </table:table-cell>
          <table:table-cell office:value-type="float" office:value="-59.68711" calcext:value-type="float">
            <text:p>-59.68711</text:p>
          </table:table-cell>
          <table:table-cell office:value-type="float" office:value="111.9647" calcext:value-type="float">
            <text:p>111.9647</text:p>
          </table:table-cell>
          <table:table-cell office:value-type="float" office:value="18.69574" calcext:value-type="float">
            <text:p>18.69574</text:p>
          </table:table-cell>
          <table:table-cell office:value-type="float" office:value="0.06900603" calcext:value-type="float">
            <text:p>0.0690060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906222" calcext:value-type="float">
            <text:p>0.6906222</text:p>
          </table:table-cell>
          <table:table-cell office:value-type="float" office:value="370" calcext:value-type="float">
            <text:p>370</text:p>
          </table:table-cell>
          <table:table-cell office:value-type="float" office:value="-184.0531" calcext:value-type="float">
            <text:p>-184.0531</text:p>
          </table:table-cell>
          <table:table-cell office:value-type="float" office:value="0" calcext:value-type="float">
            <text:p>0</text:p>
          </table:table-cell>
          <table:table-cell office:value-type="float" office:value="310.1581" calcext:value-type="float">
            <text:p>310.1581</text:p>
          </table:table-cell>
          <table:table-cell office:value-type="float" office:value="1097.965" calcext:value-type="float">
            <text:p>1097.965</text:p>
          </table:table-cell>
          <table:table-cell office:value-type="float" office:value="1337.744" calcext:value-type="float">
            <text:p>1337.744</text:p>
          </table:table-cell>
          <table:table-cell office:value-type="float" office:value="1324.198" calcext:value-type="float">
            <text:p>1324.198</text:p>
          </table:table-cell>
          <table:table-cell office:value-type="float" office:value="798.2726" calcext:value-type="float">
            <text:p>798.2726</text:p>
          </table:table-cell>
          <table:table-cell office:value-type="float" office:value="1077.704" calcext:value-type="float">
            <text:p>1077.704</text:p>
          </table:table-cell>
          <table:table-cell office:value-type="float" office:value="422.4424" calcext:value-type="float">
            <text:p>422.4424</text:p>
          </table:table-cell>
          <table:table-cell office:value-type="float" office:value="1886.852" calcext:value-type="float">
            <text:p>1886.852</text:p>
          </table:table-cell>
          <table:table-cell office:value-type="float" office:value="2114.652" calcext:value-type="float">
            <text:p>2114.652</text:p>
          </table:table-cell>
          <table:table-cell office:value-type="float" office:value="1682.273" calcext:value-type="float">
            <text:p>1682.273</text:p>
          </table:table-cell>
          <table:table-cell office:value-type="float" office:value="585.9296" calcext:value-type="float">
            <text:p>585.9296</text:p>
          </table:table-cell>
          <table:table-cell office:value-type="float" office:value="570.7689" calcext:value-type="float">
            <text:p>570.7689</text:p>
          </table:table-cell>
          <table:table-cell office:value-type="float" office:value="142.8842" calcext:value-type="float">
            <text:p>142.8842</text:p>
          </table:table-cell>
          <table:table-cell office:value-type="float" office:value="35.7162" calcext:value-type="float">
            <text:p>35.7162</text:p>
          </table:table-cell>
          <table:table-cell office:value-type="float" office:value="0" calcext:value-type="float">
            <text:p>0</text:p>
          </table:table-cell>
          <table:table-cell office:value-type="float" office:value="-0.08665407" calcext:value-type="float">
            <text:p>-0.08665407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03.2787" calcext:value-type="float">
            <text:p>603.2787</text:p>
          </table:table-cell>
          <table:table-cell office:value-type="float" office:value="-278.3724" calcext:value-type="float">
            <text:p>-278.3724</text:p>
          </table:table-cell>
          <table:table-cell office:value-type="float" office:value="324.9062" calcext:value-type="float">
            <text:p>324.9062</text:p>
          </table:table-cell>
          <table:table-cell office:value-type="float" office:value="-520.2062" calcext:value-type="float">
            <text:p>-520.2062</text:p>
          </table:table-cell>
          <table:table-cell office:value-type="float" office:value="0" calcext:value-type="float">
            <text:p>0</text:p>
          </table:table-cell>
          <table:table-cell office:value-type="float" office:value="11.55447" calcext:value-type="float">
            <text:p>11.5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188.4778" calcext:value-type="float">
            <text:p>188.4778</text:p>
          </table:table-cell>
          <table:table-cell office:value-type="float" office:value="13216.73" calcext:value-type="float">
            <text:p>13216.73</text:p>
          </table:table-cell>
          <table:table-cell office:value-type="float" office:value="0" calcext:value-type="float">
            <text:p>0</text:p>
          </table:table-cell>
          <table:table-cell office:value-type="float" office:value="17.69303" calcext:value-type="float">
            <text:p>17.69303</text:p>
          </table:table-cell>
          <table:table-cell office:value-type="float" office:value="-569.7255" calcext:value-type="float">
            <text:p>-569.7255</text:p>
          </table:table-cell>
          <table:table-cell office:value-type="float" office:value="1682.101" calcext:value-type="float">
            <text:p>1682.101</text:p>
          </table:table-cell>
          <table:table-cell office:value-type="float" office:value="-60.09022" calcext:value-type="float">
            <text:p>-60.09022</text:p>
          </table:table-cell>
          <table:table-cell office:value-type="float" office:value="111.5301" calcext:value-type="float">
            <text:p>111.5301</text:p>
          </table:table-cell>
          <table:table-cell office:value-type="float" office:value="18.69458" calcext:value-type="float">
            <text:p>18.69458</text:p>
          </table:table-cell>
          <table:table-cell office:value-type="float" office:value="0.07065852" calcext:value-type="float">
            <text:p>0.07065852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97801" calcext:value-type="float">
            <text:p>0.6897801</text:p>
          </table:table-cell>
          <table:table-cell office:value-type="float" office:value="370" calcext:value-type="float">
            <text:p>370</text:p>
          </table:table-cell>
          <table:table-cell office:value-type="float" office:value="-178.0274" calcext:value-type="float">
            <text:p>-178.0274</text:p>
          </table:table-cell>
          <table:table-cell office:value-type="float" office:value="0" calcext:value-type="float">
            <text:p>0</text:p>
          </table:table-cell>
          <table:table-cell office:value-type="float" office:value="310.2432" calcext:value-type="float">
            <text:p>310.2432</text:p>
          </table:table-cell>
          <table:table-cell office:value-type="float" office:value="1097.806" calcext:value-type="float">
            <text:p>1097.806</text:p>
          </table:table-cell>
          <table:table-cell office:value-type="float" office:value="1337.575" calcext:value-type="float">
            <text:p>1337.575</text:p>
          </table:table-cell>
          <table:table-cell office:value-type="float" office:value="1324.093" calcext:value-type="float">
            <text:p>1324.093</text:p>
          </table:table-cell>
          <table:table-cell office:value-type="float" office:value="798.2129" calcext:value-type="float">
            <text:p>798.2129</text:p>
          </table:table-cell>
          <table:table-cell office:value-type="float" office:value="1077.578" calcext:value-type="float">
            <text:p>1077.578</text:p>
          </table:table-cell>
          <table:table-cell office:value-type="float" office:value="422.3738" calcext:value-type="float">
            <text:p>422.3738</text:p>
          </table:table-cell>
          <table:table-cell office:value-type="float" office:value="1886.642" calcext:value-type="float">
            <text:p>1886.642</text:p>
          </table:table-cell>
          <table:table-cell office:value-type="float" office:value="2114.512" calcext:value-type="float">
            <text:p>2114.512</text:p>
          </table:table-cell>
          <table:table-cell office:value-type="float" office:value="1682.204" calcext:value-type="float">
            <text:p>1682.204</text:p>
          </table:table-cell>
          <table:table-cell office:value-type="float" office:value="585.9138" calcext:value-type="float">
            <text:p>585.9138</text:p>
          </table:table-cell>
          <table:table-cell office:value-type="float" office:value="570.7639" calcext:value-type="float">
            <text:p>570.7639</text:p>
          </table:table-cell>
          <table:table-cell office:value-type="float" office:value="142.8839" calcext:value-type="float">
            <text:p>142.8839</text:p>
          </table:table-cell>
          <table:table-cell office:value-type="float" office:value="35.71613" calcext:value-type="float">
            <text:p>35.71613</text:p>
          </table:table-cell>
          <table:table-cell office:value-type="float" office:value="0" calcext:value-type="float">
            <text:p>0</text:p>
          </table:table-cell>
          <table:table-cell office:value-type="float" office:value="-0.08672896" calcext:value-type="float">
            <text:p>-0.08672896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14.7511" calcext:value-type="float">
            <text:p>614.7511</text:p>
          </table:table-cell>
          <table:table-cell office:value-type="float" office:value="-282.4125" calcext:value-type="float">
            <text:p>-282.4125</text:p>
          </table:table-cell>
          <table:table-cell office:value-type="float" office:value="332.3386" calcext:value-type="float">
            <text:p>332.3386</text:p>
          </table:table-cell>
          <table:table-cell office:value-type="float" office:value="-521.4794" calcext:value-type="float">
            <text:p>-521.4794</text:p>
          </table:table-cell>
          <table:table-cell office:value-type="float" office:value="0" calcext:value-type="float">
            <text:p>0</text:p>
          </table:table-cell>
          <table:table-cell office:value-type="float" office:value="11.40375" calcext:value-type="float">
            <text:p>11.4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188.3766" calcext:value-type="float">
            <text:p>188.3766</text:p>
          </table:table-cell>
          <table:table-cell office:value-type="float" office:value="13215.87" calcext:value-type="float">
            <text:p>13215.87</text:p>
          </table:table-cell>
          <table:table-cell office:value-type="float" office:value="0" calcext:value-type="float">
            <text:p>0</text:p>
          </table:table-cell>
          <table:table-cell office:value-type="float" office:value="18.06824" calcext:value-type="float">
            <text:p>18.06824</text:p>
          </table:table-cell>
          <table:table-cell office:value-type="float" office:value="-571.4455" calcext:value-type="float">
            <text:p>-571.4455</text:p>
          </table:table-cell>
          <table:table-cell office:value-type="float" office:value="1682.544" calcext:value-type="float">
            <text:p>1682.544</text:p>
          </table:table-cell>
          <table:table-cell office:value-type="float" office:value="-60.44884" calcext:value-type="float">
            <text:p>-60.44884</text:p>
          </table:table-cell>
          <table:table-cell office:value-type="float" office:value="111.1103" calcext:value-type="float">
            <text:p>111.1103</text:p>
          </table:table-cell>
          <table:table-cell office:value-type="float" office:value="18.69362" calcext:value-type="float">
            <text:p>18.69362</text:p>
          </table:table-cell>
          <table:table-cell office:value-type="float" office:value="0.07235233" calcext:value-type="float">
            <text:p>0.07235233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87925" calcext:value-type="float">
            <text:p>0.6887925</text:p>
          </table:table-cell>
          <table:table-cell office:value-type="float" office:value="370" calcext:value-type="float">
            <text:p>370</text:p>
          </table:table-cell>
          <table:table-cell office:value-type="float" office:value="-172.8955" calcext:value-type="float">
            <text:p>-172.8955</text:p>
          </table:table-cell>
          <table:table-cell office:value-type="float" office:value="0" calcext:value-type="float">
            <text:p>0</text:p>
          </table:table-cell>
          <table:table-cell office:value-type="float" office:value="310.3292" calcext:value-type="float">
            <text:p>310.3292</text:p>
          </table:table-cell>
          <table:table-cell office:value-type="float" office:value="1097.658" calcext:value-type="float">
            <text:p>1097.658</text:p>
          </table:table-cell>
          <table:table-cell office:value-type="float" office:value="1337.419" calcext:value-type="float">
            <text:p>1337.419</text:p>
          </table:table-cell>
          <table:table-cell office:value-type="float" office:value="1324.002" calcext:value-type="float">
            <text:p>1324.002</text:p>
          </table:table-cell>
          <table:table-cell office:value-type="float" office:value="798.1634" calcext:value-type="float">
            <text:p>798.1634</text:p>
          </table:table-cell>
          <table:table-cell office:value-type="float" office:value="1077.465" calcext:value-type="float">
            <text:p>1077.465</text:p>
          </table:table-cell>
          <table:table-cell office:value-type="float" office:value="422.3111" calcext:value-type="float">
            <text:p>422.3111</text:p>
          </table:table-cell>
          <table:table-cell office:value-type="float" office:value="1886.445" calcext:value-type="float">
            <text:p>1886.445</text:p>
          </table:table-cell>
          <table:table-cell office:value-type="float" office:value="2114.373" calcext:value-type="float">
            <text:p>2114.373</text:p>
          </table:table-cell>
          <table:table-cell office:value-type="float" office:value="1682.134" calcext:value-type="float">
            <text:p>1682.134</text:p>
          </table:table-cell>
          <table:table-cell office:value-type="float" office:value="585.8982" calcext:value-type="float">
            <text:p>585.8982</text:p>
          </table:table-cell>
          <table:table-cell office:value-type="float" office:value="570.7596" calcext:value-type="float">
            <text:p>570.7596</text:p>
          </table:table-cell>
          <table:table-cell office:value-type="float" office:value="142.8837" calcext:value-type="float">
            <text:p>142.8837</text:p>
          </table:table-cell>
          <table:table-cell office:value-type="float" office:value="35.71607" calcext:value-type="float">
            <text:p>35.71607</text:p>
          </table:table-cell>
          <table:table-cell office:value-type="float" office:value="0" calcext:value-type="float">
            <text:p>0</text:p>
          </table:table-cell>
          <table:table-cell office:value-type="float" office:value="-0.08679855" calcext:value-type="float">
            <text:p>-0.08679855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25.7979" calcext:value-type="float">
            <text:p>625.7979</text:p>
          </table:table-cell>
          <table:table-cell office:value-type="float" office:value="-286.9946" calcext:value-type="float">
            <text:p>-286.9946</text:p>
          </table:table-cell>
          <table:table-cell office:value-type="float" office:value="338.8033" calcext:value-type="float">
            <text:p>338.8033</text:p>
          </table:table-cell>
          <table:table-cell office:value-type="float" office:value="-522.6901" calcext:value-type="float">
            <text:p>-522.6901</text:p>
          </table:table-cell>
          <table:table-cell office:value-type="float" office:value="0" calcext:value-type="float">
            <text:p>0</text:p>
          </table:table-cell>
          <table:table-cell office:value-type="float" office:value="11.25969" calcext:value-type="float">
            <text:p>11.2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188.2779" calcext:value-type="float">
            <text:p>188.2779</text:p>
          </table:table-cell>
          <table:table-cell office:value-type="float" office:value="13215.02" calcext:value-type="float">
            <text:p>13215.02</text:p>
          </table:table-cell>
          <table:table-cell office:value-type="float" office:value="0" calcext:value-type="float">
            <text:p>0</text:p>
          </table:table-cell>
          <table:table-cell office:value-type="float" office:value="18.44001" calcext:value-type="float">
            <text:p>18.44001</text:p>
          </table:table-cell>
          <table:table-cell office:value-type="float" office:value="-573.1396" calcext:value-type="float">
            <text:p>-573.1396</text:p>
          </table:table-cell>
          <table:table-cell office:value-type="float" office:value="1688.315" calcext:value-type="float">
            <text:p>1688.315</text:p>
          </table:table-cell>
          <table:table-cell office:value-type="float" office:value="-60.8018" calcext:value-type="float">
            <text:p>-60.8018</text:p>
          </table:table-cell>
          <table:table-cell office:value-type="float" office:value="110.7033" calcext:value-type="float">
            <text:p>110.7033</text:p>
          </table:table-cell>
          <table:table-cell office:value-type="float" office:value="18.69293" calcext:value-type="float">
            <text:p>18.69293</text:p>
          </table:table-cell>
          <table:table-cell office:value-type="float" office:value="0.07402546" calcext:value-type="float">
            <text:p>0.07402546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76509" calcext:value-type="float">
            <text:p>0.6876509</text:p>
          </table:table-cell>
          <table:table-cell office:value-type="float" office:value="370" calcext:value-type="float">
            <text:p>370</text:p>
          </table:table-cell>
          <table:table-cell office:value-type="float" office:value="-168.2894" calcext:value-type="float">
            <text:p>-168.2894</text:p>
          </table:table-cell>
          <table:table-cell office:value-type="float" office:value="0" calcext:value-type="float">
            <text:p>0</text:p>
          </table:table-cell>
          <table:table-cell office:value-type="float" office:value="310.3945" calcext:value-type="float">
            <text:p>310.3945</text:p>
          </table:table-cell>
          <table:table-cell office:value-type="float" office:value="1097.51" calcext:value-type="float">
            <text:p>1097.51</text:p>
          </table:table-cell>
          <table:table-cell office:value-type="float" office:value="1337.27" calcext:value-type="float">
            <text:p>1337.27</text:p>
          </table:table-cell>
          <table:table-cell office:value-type="float" office:value="1323.91" calcext:value-type="float">
            <text:p>1323.91</text:p>
          </table:table-cell>
          <table:table-cell office:value-type="float" office:value="798.1194" calcext:value-type="float">
            <text:p>798.1194</text:p>
          </table:table-cell>
          <table:table-cell office:value-type="float" office:value="1077.355" calcext:value-type="float">
            <text:p>1077.355</text:p>
          </table:table-cell>
          <table:table-cell office:value-type="float" office:value="422.2505" calcext:value-type="float">
            <text:p>422.2505</text:p>
          </table:table-cell>
          <table:table-cell office:value-type="float" office:value="1886.262" calcext:value-type="float">
            <text:p>1886.262</text:p>
          </table:table-cell>
          <table:table-cell office:value-type="float" office:value="2114.235" calcext:value-type="float">
            <text:p>2114.235</text:p>
          </table:table-cell>
          <table:table-cell office:value-type="float" office:value="1682.065" calcext:value-type="float">
            <text:p>1682.065</text:p>
          </table:table-cell>
          <table:table-cell office:value-type="float" office:value="585.8827" calcext:value-type="float">
            <text:p>585.8827</text:p>
          </table:table-cell>
          <table:table-cell office:value-type="float" office:value="570.7556" calcext:value-type="float">
            <text:p>570.7556</text:p>
          </table:table-cell>
          <table:table-cell office:value-type="float" office:value="142.8834" calcext:value-type="float">
            <text:p>142.8834</text:p>
          </table:table-cell>
          <table:table-cell office:value-type="float" office:value="35.716" calcext:value-type="float">
            <text:p>35.716</text:p>
          </table:table-cell>
          <table:table-cell office:value-type="float" office:value="0" calcext:value-type="float">
            <text:p>0</text:p>
          </table:table-cell>
          <table:table-cell office:value-type="float" office:value="-0.08686016" calcext:value-type="float">
            <text:p>-0.08686016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36.2319" calcext:value-type="float">
            <text:p>636.2319</text:p>
          </table:table-cell>
          <table:table-cell office:value-type="float" office:value="-291.4901" calcext:value-type="float">
            <text:p>-291.4901</text:p>
          </table:table-cell>
          <table:table-cell office:value-type="float" office:value="344.7418" calcext:value-type="float">
            <text:p>344.7418</text:p>
          </table:table-cell>
          <table:table-cell office:value-type="float" office:value="-523.8865" calcext:value-type="float">
            <text:p>-523.8865</text:p>
          </table:table-cell>
          <table:table-cell office:value-type="float" office:value="0" calcext:value-type="float">
            <text:p>0</text:p>
          </table:table-cell>
          <table:table-cell office:value-type="float" office:value="11.11979" calcext:value-type="float">
            <text:p>11.1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188.2162" calcext:value-type="float">
            <text:p>188.2162</text:p>
          </table:table-cell>
          <table:table-cell office:value-type="float" office:value="13214.18" calcext:value-type="float">
            <text:p>13214.18</text:p>
          </table:table-cell>
          <table:table-cell office:value-type="float" office:value="0" calcext:value-type="float">
            <text:p>0</text:p>
          </table:table-cell>
          <table:table-cell office:value-type="float" office:value="18.84891" calcext:value-type="float">
            <text:p>18.84891</text:p>
          </table:table-cell>
          <table:table-cell office:value-type="float" office:value="-574.7973" calcext:value-type="float">
            <text:p>-574.7973</text:p>
          </table:table-cell>
          <table:table-cell office:value-type="float" office:value="1694.63" calcext:value-type="float">
            <text:p>1694.63</text:p>
          </table:table-cell>
          <table:table-cell office:value-type="float" office:value="-61.13108" calcext:value-type="float">
            <text:p>-61.13108</text:p>
          </table:table-cell>
          <table:table-cell office:value-type="float" office:value="110.2915" calcext:value-type="float">
            <text:p>110.2915</text:p>
          </table:table-cell>
          <table:table-cell office:value-type="float" office:value="18.69233" calcext:value-type="float">
            <text:p>18.69233</text:p>
          </table:table-cell>
          <table:table-cell office:value-type="float" office:value="0.07571274" calcext:value-type="float">
            <text:p>0.07571274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63483" calcext:value-type="float">
            <text:p>0.6863483</text:p>
          </table:table-cell>
          <table:table-cell office:value-type="float" office:value="370" calcext:value-type="float">
            <text:p>370</text:p>
          </table:table-cell>
          <table:table-cell office:value-type="float" office:value="-163.4809" calcext:value-type="float">
            <text:p>-163.4809</text:p>
          </table:table-cell>
          <table:table-cell office:value-type="float" office:value="0" calcext:value-type="float">
            <text:p>0</text:p>
          </table:table-cell>
          <table:table-cell office:value-type="float" office:value="310.4848" calcext:value-type="float">
            <text:p>310.4848</text:p>
          </table:table-cell>
          <table:table-cell office:value-type="float" office:value="1097.363" calcext:value-type="float">
            <text:p>1097.363</text:p>
          </table:table-cell>
          <table:table-cell office:value-type="float" office:value="1337.114" calcext:value-type="float">
            <text:p>1337.114</text:p>
          </table:table-cell>
          <table:table-cell office:value-type="float" office:value="1323.825" calcext:value-type="float">
            <text:p>1323.825</text:p>
          </table:table-cell>
          <table:table-cell office:value-type="float" office:value="798.0812" calcext:value-type="float">
            <text:p>798.0812</text:p>
          </table:table-cell>
          <table:table-cell office:value-type="float" office:value="1077.247" calcext:value-type="float">
            <text:p>1077.247</text:p>
          </table:table-cell>
          <table:table-cell office:value-type="float" office:value="422.191" calcext:value-type="float">
            <text:p>422.191</text:p>
          </table:table-cell>
          <table:table-cell office:value-type="float" office:value="1886.083" calcext:value-type="float">
            <text:p>1886.083</text:p>
          </table:table-cell>
          <table:table-cell office:value-type="float" office:value="2114.099" calcext:value-type="float">
            <text:p>2114.099</text:p>
          </table:table-cell>
          <table:table-cell office:value-type="float" office:value="1681.996" calcext:value-type="float">
            <text:p>1681.996</text:p>
          </table:table-cell>
          <table:table-cell office:value-type="float" office:value="585.8671" calcext:value-type="float">
            <text:p>585.8671</text:p>
          </table:table-cell>
          <table:table-cell office:value-type="float" office:value="570.7517" calcext:value-type="float">
            <text:p>570.7517</text:p>
          </table:table-cell>
          <table:table-cell office:value-type="float" office:value="142.8832" calcext:value-type="float">
            <text:p>142.8832</text:p>
          </table:table-cell>
          <table:table-cell office:value-type="float" office:value="35.71593" calcext:value-type="float">
            <text:p>35.71593</text:p>
          </table:table-cell>
          <table:table-cell office:value-type="float" office:value="0" calcext:value-type="float">
            <text:p>0</text:p>
          </table:table-cell>
          <table:table-cell office:value-type="float" office:value="-0.08692465" calcext:value-type="float">
            <text:p>-0.08692465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46.9949" calcext:value-type="float">
            <text:p>646.9949</text:p>
          </table:table-cell>
          <table:table-cell office:value-type="float" office:value="-296.1446" calcext:value-type="float">
            <text:p>-296.1446</text:p>
          </table:table-cell>
          <table:table-cell office:value-type="float" office:value="350.8503" calcext:value-type="float">
            <text:p>350.8503</text:p>
          </table:table-cell>
          <table:table-cell office:value-type="float" office:value="-525.0726" calcext:value-type="float">
            <text:p>-525.0726</text:p>
          </table:table-cell>
          <table:table-cell office:value-type="float" office:value="0" calcext:value-type="float">
            <text:p>0</text:p>
          </table:table-cell>
          <table:table-cell office:value-type="float" office:value="10.98417" calcext:value-type="float">
            <text:p>10.98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188.1184" calcext:value-type="float">
            <text:p>188.1184</text:p>
          </table:table-cell>
          <table:table-cell office:value-type="float" office:value="13213.38" calcext:value-type="float">
            <text:p>13213.38</text:p>
          </table:table-cell>
          <table:table-cell office:value-type="float" office:value="0" calcext:value-type="float">
            <text:p>0</text:p>
          </table:table-cell>
          <table:table-cell office:value-type="float" office:value="19.17854" calcext:value-type="float">
            <text:p>19.17854</text:p>
          </table:table-cell>
          <table:table-cell office:value-type="float" office:value="-576.2453" calcext:value-type="float">
            <text:p>-576.2453</text:p>
          </table:table-cell>
          <table:table-cell office:value-type="float" office:value="1700.241" calcext:value-type="float">
            <text:p>1700.241</text:p>
          </table:table-cell>
          <table:table-cell office:value-type="float" office:value="-61.42948" calcext:value-type="float">
            <text:p>-61.42948</text:p>
          </table:table-cell>
          <table:table-cell office:value-type="float" office:value="109.9236" calcext:value-type="float">
            <text:p>109.9236</text:p>
          </table:table-cell>
          <table:table-cell office:value-type="float" office:value="18.692" calcext:value-type="float">
            <text:p>18.692</text:p>
          </table:table-cell>
          <table:table-cell office:value-type="float" office:value="0.0773279" calcext:value-type="float">
            <text:p>0.0773279</text:p>
          </table:table-cell>
          <table:table-cell office:value-type="float" office:value="1.185761" calcext:value-type="float">
            <text:p>1.185761</text:p>
          </table:table-cell>
          <table:table-cell office:value-type="float" office:value="0.06000969" calcext:value-type="float">
            <text:p>0.06000969</text:p>
          </table:table-cell>
          <table:table-cell office:value-type="float" office:value="0.01235098" calcext:value-type="float">
            <text:p>0.01235098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157.6119" calcext:value-type="float">
            <text:p>-157.6119</text:p>
          </table:table-cell>
          <table:table-cell office:value-type="float" office:value="0" calcext:value-type="float">
            <text:p>0</text:p>
          </table:table-cell>
          <table:table-cell office:value-type="float" office:value="310.5373" calcext:value-type="float">
            <text:p>310.5373</text:p>
          </table:table-cell>
          <table:table-cell office:value-type="float" office:value="1097.232" calcext:value-type="float">
            <text:p>1097.232</text:p>
          </table:table-cell>
          <table:table-cell office:value-type="float" office:value="1336.972" calcext:value-type="float">
            <text:p>1336.972</text:p>
          </table:table-cell>
          <table:table-cell office:value-type="float" office:value="1323.748" calcext:value-type="float">
            <text:p>1323.748</text:p>
          </table:table-cell>
          <table:table-cell office:value-type="float" office:value="798.0438" calcext:value-type="float">
            <text:p>798.0438</text:p>
          </table:table-cell>
          <table:table-cell office:value-type="float" office:value="1077.144" calcext:value-type="float">
            <text:p>1077.144</text:p>
          </table:table-cell>
          <table:table-cell office:value-type="float" office:value="422.1346" calcext:value-type="float">
            <text:p>422.1346</text:p>
          </table:table-cell>
          <table:table-cell office:value-type="float" office:value="1885.906" calcext:value-type="float">
            <text:p>1885.906</text:p>
          </table:table-cell>
          <table:table-cell office:value-type="float" office:value="2113.964" calcext:value-type="float">
            <text:p>2113.964</text:p>
          </table:table-cell>
          <table:table-cell office:value-type="float" office:value="1681.927" calcext:value-type="float">
            <text:p>1681.927</text:p>
          </table:table-cell>
          <table:table-cell office:value-type="float" office:value="585.8517" calcext:value-type="float">
            <text:p>585.8517</text:p>
          </table:table-cell>
          <table:table-cell office:value-type="float" office:value="570.748" calcext:value-type="float">
            <text:p>570.748</text:p>
          </table:table-cell>
          <table:table-cell office:value-type="float" office:value="142.883" calcext:value-type="float">
            <text:p>142.883</text:p>
          </table:table-cell>
          <table:table-cell office:value-type="float" office:value="35.71587" calcext:value-type="float">
            <text:p>35.71587</text:p>
          </table:table-cell>
          <table:table-cell office:value-type="float" office:value="0" calcext:value-type="float">
            <text:p>0</text:p>
          </table:table-cell>
          <table:table-cell office:value-type="float" office:value="-0.08696397" calcext:value-type="float">
            <text:p>-0.08696397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57.9596" calcext:value-type="float">
            <text:p>657.9596</text:p>
          </table:table-cell>
          <table:table-cell office:value-type="float" office:value="-300.0874" calcext:value-type="float">
            <text:p>-300.0874</text:p>
          </table:table-cell>
          <table:table-cell office:value-type="float" office:value="357.8722" calcext:value-type="float">
            <text:p>357.8722</text:p>
          </table:table-cell>
          <table:table-cell office:value-type="float" office:value="-526.1757" calcext:value-type="float">
            <text:p>-526.1757</text:p>
          </table:table-cell>
          <table:table-cell office:value-type="float" office:value="0" calcext:value-type="float">
            <text:p>0</text:p>
          </table:table-cell>
          <table:table-cell office:value-type="float" office:value="10.94033" calcext:value-type="float">
            <text:p>10.9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187.7666" calcext:value-type="float">
            <text:p>187.7666</text:p>
          </table:table-cell>
          <table:table-cell office:value-type="float" office:value="13212.62" calcext:value-type="float">
            <text:p>13212.62</text:p>
          </table:table-cell>
          <table:table-cell office:value-type="float" office:value="0" calcext:value-type="float">
            <text:p>0</text:p>
          </table:table-cell>
          <table:table-cell office:value-type="float" office:value="19.45082" calcext:value-type="float">
            <text:p>19.45082</text:p>
          </table:table-cell>
          <table:table-cell office:value-type="float" office:value="-577.3526" calcext:value-type="float">
            <text:p>-577.3526</text:p>
          </table:table-cell>
          <table:table-cell office:value-type="float" office:value="1698.175" calcext:value-type="float">
            <text:p>1698.175</text:p>
          </table:table-cell>
          <table:table-cell office:value-type="float" office:value="-61.67554" calcext:value-type="float">
            <text:p>-61.67554</text:p>
          </table:table-cell>
          <table:table-cell office:value-type="float" office:value="109.7738" calcext:value-type="float">
            <text:p>109.7738</text:p>
          </table:table-cell>
          <table:table-cell office:value-type="float" office:value="18.60445" calcext:value-type="float">
            <text:p>18.60445</text:p>
          </table:table-cell>
          <table:table-cell office:value-type="float" office:value="0.0776447" calcext:value-type="float">
            <text:p>0.0776447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144.9058" calcext:value-type="float">
            <text:p>-144.9058</text:p>
          </table:table-cell>
          <table:table-cell office:value-type="float" office:value="0" calcext:value-type="float">
            <text:p>0</text:p>
          </table:table-cell>
          <table:table-cell office:value-type="float" office:value="310.5689" calcext:value-type="float">
            <text:p>310.5689</text:p>
          </table:table-cell>
          <table:table-cell office:value-type="float" office:value="1097.024" calcext:value-type="float">
            <text:p>1097.024</text:p>
          </table:table-cell>
          <table:table-cell office:value-type="float" office:value="1336.788" calcext:value-type="float">
            <text:p>1336.788</text:p>
          </table:table-cell>
          <table:table-cell office:value-type="float" office:value="1323.671" calcext:value-type="float">
            <text:p>1323.671</text:p>
          </table:table-cell>
          <table:table-cell office:value-type="float" office:value="797.996" calcext:value-type="float">
            <text:p>797.996</text:p>
          </table:table-cell>
          <table:table-cell office:value-type="float" office:value="1077.05" calcext:value-type="float">
            <text:p>1077.05</text:p>
          </table:table-cell>
          <table:table-cell office:value-type="float" office:value="422.0807" calcext:value-type="float">
            <text:p>422.0807</text:p>
          </table:table-cell>
          <table:table-cell office:value-type="float" office:value="1885.739" calcext:value-type="float">
            <text:p>1885.739</text:p>
          </table:table-cell>
          <table:table-cell office:value-type="float" office:value="2113.83" calcext:value-type="float">
            <text:p>2113.83</text:p>
          </table:table-cell>
          <table:table-cell office:value-type="float" office:value="1681.857" calcext:value-type="float">
            <text:p>1681.857</text:p>
          </table:table-cell>
          <table:table-cell office:value-type="float" office:value="585.8361" calcext:value-type="float">
            <text:p>585.8361</text:p>
          </table:table-cell>
          <table:table-cell office:value-type="float" office:value="570.7437" calcext:value-type="float">
            <text:p>570.7437</text:p>
          </table:table-cell>
          <table:table-cell office:value-type="float" office:value="142.8825" calcext:value-type="float">
            <text:p>142.8825</text:p>
          </table:table-cell>
          <table:table-cell office:value-type="float" office:value="35.71574" calcext:value-type="float">
            <text:p>35.71574</text:p>
          </table:table-cell>
          <table:table-cell office:value-type="float" office:value="0" calcext:value-type="float">
            <text:p>0</text:p>
          </table:table-cell>
          <table:table-cell office:value-type="float" office:value="-0.08703574" calcext:value-type="float">
            <text:p>-0.08703574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675.3065" calcext:value-type="float">
            <text:p>675.3065</text:p>
          </table:table-cell>
          <table:table-cell office:value-type="float" office:value="-303.8417" calcext:value-type="float">
            <text:p>-303.8417</text:p>
          </table:table-cell>
          <table:table-cell office:value-type="float" office:value="371.4648" calcext:value-type="float">
            <text:p>371.4648</text:p>
          </table:table-cell>
          <table:table-cell office:value-type="float" office:value="-527.4181" calcext:value-type="float">
            <text:p>-527.4181</text:p>
          </table:table-cell>
          <table:table-cell office:value-type="float" office:value="0" calcext:value-type="float">
            <text:p>0</text:p>
          </table:table-cell>
          <table:table-cell office:value-type="float" office:value="11.32345" calcext:value-type="float">
            <text:p>11.3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187.3395" calcext:value-type="float">
            <text:p>187.3395</text:p>
          </table:table-cell>
          <table:table-cell office:value-type="float" office:value="13211.9" calcext:value-type="float">
            <text:p>13211.9</text:p>
          </table:table-cell>
          <table:table-cell office:value-type="float" office:value="0" calcext:value-type="float">
            <text:p>0</text:p>
          </table:table-cell>
          <table:table-cell office:value-type="float" office:value="19.72729" calcext:value-type="float">
            <text:p>19.72729</text:p>
          </table:table-cell>
          <table:table-cell office:value-type="float" office:value="-579.1639" calcext:value-type="float">
            <text:p>-579.1639</text:p>
          </table:table-cell>
          <table:table-cell office:value-type="float" office:value="1705.263" calcext:value-type="float">
            <text:p>1705.263</text:p>
          </table:table-cell>
          <table:table-cell office:value-type="float" office:value="-61.91768" calcext:value-type="float">
            <text:p>-61.91768</text:p>
          </table:table-cell>
          <table:table-cell office:value-type="float" office:value="109.6818" calcext:value-type="float">
            <text:p>109.6818</text:p>
          </table:table-cell>
          <table:table-cell office:value-type="float" office:value="18.50837" calcext:value-type="float">
            <text:p>18.50837</text:p>
          </table:table-cell>
          <table:table-cell office:value-type="float" office:value="0.07817882" calcext:value-type="float">
            <text:p>0.07817882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126.2378" calcext:value-type="float">
            <text:p>-126.2378</text:p>
          </table:table-cell>
          <table:table-cell office:value-type="float" office:value="0" calcext:value-type="float">
            <text:p>0</text:p>
          </table:table-cell>
          <table:table-cell office:value-type="float" office:value="310.6225" calcext:value-type="float">
            <text:p>310.6225</text:p>
          </table:table-cell>
          <table:table-cell office:value-type="float" office:value="1096.774" calcext:value-type="float">
            <text:p>1096.774</text:p>
          </table:table-cell>
          <table:table-cell office:value-type="float" office:value="1336.549" calcext:value-type="float">
            <text:p>1336.549</text:p>
          </table:table-cell>
          <table:table-cell office:value-type="float" office:value="1323.592" calcext:value-type="float">
            <text:p>1323.592</text:p>
          </table:table-cell>
          <table:table-cell office:value-type="float" office:value="797.9567" calcext:value-type="float">
            <text:p>797.9567</text:p>
          </table:table-cell>
          <table:table-cell office:value-type="float" office:value="1076.966" calcext:value-type="float">
            <text:p>1076.966</text:p>
          </table:table-cell>
          <table:table-cell office:value-type="float" office:value="422.0284" calcext:value-type="float">
            <text:p>422.0284</text:p>
          </table:table-cell>
          <table:table-cell office:value-type="float" office:value="1885.583" calcext:value-type="float">
            <text:p>1885.583</text:p>
          </table:table-cell>
          <table:table-cell office:value-type="float" office:value="2113.709" calcext:value-type="float">
            <text:p>2113.709</text:p>
          </table:table-cell>
          <table:table-cell office:value-type="float" office:value="1681.788" calcext:value-type="float">
            <text:p>1681.788</text:p>
          </table:table-cell>
          <table:table-cell office:value-type="float" office:value="585.8207" calcext:value-type="float">
            <text:p>585.8207</text:p>
          </table:table-cell>
          <table:table-cell office:value-type="float" office:value="570.74" calcext:value-type="float">
            <text:p>570.74</text:p>
          </table:table-cell>
          <table:table-cell office:value-type="float" office:value="142.8823" calcext:value-type="float">
            <text:p>142.8823</text:p>
          </table:table-cell>
          <table:table-cell office:value-type="float" office:value="35.71568" calcext:value-type="float">
            <text:p>35.71568</text:p>
          </table:table-cell>
          <table:table-cell office:value-type="float" office:value="0" calcext:value-type="float">
            <text:p>0</text:p>
          </table:table-cell>
          <table:table-cell office:value-type="float" office:value="-0.08708644" calcext:value-type="float">
            <text:p>-0.08708644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700.8429" calcext:value-type="float">
            <text:p>700.8429</text:p>
          </table:table-cell>
          <table:table-cell office:value-type="float" office:value="-309.1415" calcext:value-type="float">
            <text:p>-309.1415</text:p>
          </table:table-cell>
          <table:table-cell office:value-type="float" office:value="391.7014" calcext:value-type="float">
            <text:p>391.7014</text:p>
          </table:table-cell>
          <table:table-cell office:value-type="float" office:value="-528.7316" calcext:value-type="float">
            <text:p>-528.7316</text:p>
          </table:table-cell>
          <table:table-cell office:value-type="float" office:value="0" calcext:value-type="float">
            <text:p>0</text:p>
          </table:table-cell>
          <table:table-cell office:value-type="float" office:value="11.0706" calcext:value-type="float">
            <text:p>11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186.896" calcext:value-type="float">
            <text:p>186.896</text:p>
          </table:table-cell>
          <table:table-cell office:value-type="float" office:value="13211.19" calcext:value-type="float">
            <text:p>13211.19</text:p>
          </table:table-cell>
          <table:table-cell office:value-type="float" office:value="0" calcext:value-type="float">
            <text:p>0</text:p>
          </table:table-cell>
          <table:table-cell office:value-type="float" office:value="20.01139" calcext:value-type="float">
            <text:p>20.01139</text:p>
          </table:table-cell>
          <table:table-cell office:value-type="float" office:value="-580.965" calcext:value-type="float">
            <text:p>-580.965</text:p>
          </table:table-cell>
          <table:table-cell office:value-type="float" office:value="1710.114" calcext:value-type="float">
            <text:p>1710.114</text:p>
          </table:table-cell>
          <table:table-cell office:value-type="float" office:value="-62.15918" calcext:value-type="float">
            <text:p>-62.15918</text:p>
          </table:table-cell>
          <table:table-cell office:value-type="float" office:value="109.5741" calcext:value-type="float">
            <text:p>109.5741</text:p>
          </table:table-cell>
          <table:table-cell office:value-type="float" office:value="18.38709" calcext:value-type="float">
            <text:p>18.38709</text:p>
          </table:table-cell>
          <table:table-cell office:value-type="float" office:value="0.07890589" calcext:value-type="float">
            <text:p>0.07890589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109.5282" calcext:value-type="float">
            <text:p>-109.5282</text:p>
          </table:table-cell>
          <table:table-cell office:value-type="float" office:value="0" calcext:value-type="float">
            <text:p>0</text:p>
          </table:table-cell>
          <table:table-cell office:value-type="float" office:value="310.6929" calcext:value-type="float">
            <text:p>310.6929</text:p>
          </table:table-cell>
          <table:table-cell office:value-type="float" office:value="1096.526" calcext:value-type="float">
            <text:p>1096.526</text:p>
          </table:table-cell>
          <table:table-cell office:value-type="float" office:value="1336.316" calcext:value-type="float">
            <text:p>1336.316</text:p>
          </table:table-cell>
          <table:table-cell office:value-type="float" office:value="1323.511" calcext:value-type="float">
            <text:p>1323.511</text:p>
          </table:table-cell>
          <table:table-cell office:value-type="float" office:value="797.9152" calcext:value-type="float">
            <text:p>797.9152</text:p>
          </table:table-cell>
          <table:table-cell office:value-type="float" office:value="1076.884" calcext:value-type="float">
            <text:p>1076.884</text:p>
          </table:table-cell>
          <table:table-cell office:value-type="float" office:value="421.9779" calcext:value-type="float">
            <text:p>421.9779</text:p>
          </table:table-cell>
          <table:table-cell office:value-type="float" office:value="1885.431" calcext:value-type="float">
            <text:p>1885.431</text:p>
          </table:table-cell>
          <table:table-cell office:value-type="float" office:value="2113.591" calcext:value-type="float">
            <text:p>2113.591</text:p>
          </table:table-cell>
          <table:table-cell office:value-type="float" office:value="1681.72" calcext:value-type="float">
            <text:p>1681.72</text:p>
          </table:table-cell>
          <table:table-cell office:value-type="float" office:value="585.8053" calcext:value-type="float">
            <text:p>585.8053</text:p>
          </table:table-cell>
          <table:table-cell office:value-type="float" office:value="570.7363" calcext:value-type="float">
            <text:p>570.7363</text:p>
          </table:table-cell>
          <table:table-cell office:value-type="float" office:value="142.8821" calcext:value-type="float">
            <text:p>142.8821</text:p>
          </table:table-cell>
          <table:table-cell office:value-type="float" office:value="35.71561" calcext:value-type="float">
            <text:p>35.71561</text:p>
          </table:table-cell>
          <table:table-cell office:value-type="float" office:value="0" calcext:value-type="float">
            <text:p>0</text:p>
          </table:table-cell>
          <table:table-cell office:value-type="float" office:value="-0.08712044" calcext:value-type="float">
            <text:p>-0.08712044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725.1952" calcext:value-type="float">
            <text:p>725.1952</text:p>
          </table:table-cell>
          <table:table-cell office:value-type="float" office:value="-315.224" calcext:value-type="float">
            <text:p>-315.224</text:p>
          </table:table-cell>
          <table:table-cell office:value-type="float" office:value="409.9712" calcext:value-type="float">
            <text:p>409.9712</text:p>
          </table:table-cell>
          <table:table-cell office:value-type="float" office:value="-530.0413" calcext:value-type="float">
            <text:p>-530.0413</text:p>
          </table:table-cell>
          <table:table-cell office:value-type="float" office:value="0" calcext:value-type="float">
            <text:p>0</text:p>
          </table:table-cell>
          <table:table-cell office:value-type="float" office:value="10.82193" calcext:value-type="float">
            <text:p>10.8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186.5733" calcext:value-type="float">
            <text:p>186.5733</text:p>
          </table:table-cell>
          <table:table-cell office:value-type="float" office:value="13210.44" calcext:value-type="float">
            <text:p>13210.44</text:p>
          </table:table-cell>
          <table:table-cell office:value-type="float" office:value="0" calcext:value-type="float">
            <text:p>0</text:p>
          </table:table-cell>
          <table:table-cell office:value-type="float" office:value="20.3304" calcext:value-type="float">
            <text:p>20.3304</text:p>
          </table:table-cell>
          <table:table-cell office:value-type="float" office:value="-582.6852" calcext:value-type="float">
            <text:p>-582.6852</text:p>
          </table:table-cell>
          <table:table-cell office:value-type="float" office:value="1715.057" calcext:value-type="float">
            <text:p>1715.057</text:p>
          </table:table-cell>
          <table:table-cell office:value-type="float" office:value="-62.41146" calcext:value-type="float">
            <text:p>-62.41146</text:p>
          </table:table-cell>
          <table:table-cell office:value-type="float" office:value="109.3421" calcext:value-type="float">
            <text:p>109.3421</text:p>
          </table:table-cell>
          <table:table-cell office:value-type="float" office:value="18.35249" calcext:value-type="float">
            <text:p>18.35249</text:p>
          </table:table-cell>
          <table:table-cell office:value-type="float" office:value="0.07977072" calcext:value-type="float">
            <text:p>0.07977072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92.88072" calcext:value-type="float">
            <text:p>-92.88072</text:p>
          </table:table-cell>
          <table:table-cell office:value-type="float" office:value="0" calcext:value-type="float">
            <text:p>0</text:p>
          </table:table-cell>
          <table:table-cell office:value-type="float" office:value="310.7807" calcext:value-type="float">
            <text:p>310.7807</text:p>
          </table:table-cell>
          <table:table-cell office:value-type="float" office:value="1096.262" calcext:value-type="float">
            <text:p>1096.262</text:p>
          </table:table-cell>
          <table:table-cell office:value-type="float" office:value="1336.062" calcext:value-type="float">
            <text:p>1336.062</text:p>
          </table:table-cell>
          <table:table-cell office:value-type="float" office:value="1323.425" calcext:value-type="float">
            <text:p>1323.425</text:p>
          </table:table-cell>
          <table:table-cell office:value-type="float" office:value="797.8709" calcext:value-type="float">
            <text:p>797.8709</text:p>
          </table:table-cell>
          <table:table-cell office:value-type="float" office:value="1076.799" calcext:value-type="float">
            <text:p>1076.799</text:p>
          </table:table-cell>
          <table:table-cell office:value-type="float" office:value="421.9275" calcext:value-type="float">
            <text:p>421.9275</text:p>
          </table:table-cell>
          <table:table-cell office:value-type="float" office:value="1885.281" calcext:value-type="float">
            <text:p>1885.281</text:p>
          </table:table-cell>
          <table:table-cell office:value-type="float" office:value="2113.473" calcext:value-type="float">
            <text:p>2113.473</text:p>
          </table:table-cell>
          <table:table-cell office:value-type="float" office:value="1681.653" calcext:value-type="float">
            <text:p>1681.653</text:p>
          </table:table-cell>
          <table:table-cell office:value-type="float" office:value="585.7902" calcext:value-type="float">
            <text:p>585.7902</text:p>
          </table:table-cell>
          <table:table-cell office:value-type="float" office:value="570.7322" calcext:value-type="float">
            <text:p>570.7322</text:p>
          </table:table-cell>
          <table:table-cell office:value-type="float" office:value="142.8819" calcext:value-type="float">
            <text:p>142.8819</text:p>
          </table:table-cell>
          <table:table-cell office:value-type="float" office:value="35.71555" calcext:value-type="float">
            <text:p>35.71555</text:p>
          </table:table-cell>
          <table:table-cell office:value-type="float" office:value="0" calcext:value-type="float">
            <text:p>0</text:p>
          </table:table-cell>
          <table:table-cell office:value-type="float" office:value="-0.0871585" calcext:value-type="float">
            <text:p>-0.0871585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748.5694" calcext:value-type="float">
            <text:p>748.5694</text:p>
          </table:table-cell>
          <table:table-cell office:value-type="float" office:value="-320.4955" calcext:value-type="float">
            <text:p>-320.4955</text:p>
          </table:table-cell>
          <table:table-cell office:value-type="float" office:value="428.0739" calcext:value-type="float">
            <text:p>428.0739</text:p>
          </table:table-cell>
          <table:table-cell office:value-type="float" office:value="-531.3186" calcext:value-type="float">
            <text:p>-531.3186</text:p>
          </table:table-cell>
          <table:table-cell office:value-type="float" office:value="0" calcext:value-type="float">
            <text:p>0</text:p>
          </table:table-cell>
          <table:table-cell office:value-type="float" office:value="10.63351" calcext:value-type="float">
            <text:p>10.6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186.3237" calcext:value-type="float">
            <text:p>186.3237</text:p>
          </table:table-cell>
          <table:table-cell office:value-type="float" office:value="13209.66" calcext:value-type="float">
            <text:p>13209.66</text:p>
          </table:table-cell>
          <table:table-cell office:value-type="float" office:value="0" calcext:value-type="float">
            <text:p>0</text:p>
          </table:table-cell>
          <table:table-cell office:value-type="float" office:value="20.65505" calcext:value-type="float">
            <text:p>20.65505</text:p>
          </table:table-cell>
          <table:table-cell office:value-type="float" office:value="-584.3238" calcext:value-type="float">
            <text:p>-584.3238</text:p>
          </table:table-cell>
          <table:table-cell office:value-type="float" office:value="1723.43" calcext:value-type="float">
            <text:p>1723.43</text:p>
          </table:table-cell>
          <table:table-cell office:value-type="float" office:value="-62.66481" calcext:value-type="float">
            <text:p>-62.66481</text:p>
          </table:table-cell>
          <table:table-cell office:value-type="float" office:value="109.0739" calcext:value-type="float">
            <text:p>109.0739</text:p>
          </table:table-cell>
          <table:table-cell office:value-type="float" office:value="18.34065" calcext:value-type="float">
            <text:p>18.34065</text:p>
          </table:table-cell>
          <table:table-cell office:value-type="float" office:value="0.08077668" calcext:value-type="float">
            <text:p>0.08077668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77.04308" calcext:value-type="float">
            <text:p>-77.04308</text:p>
          </table:table-cell>
          <table:table-cell office:value-type="float" office:value="0" calcext:value-type="float">
            <text:p>0</text:p>
          </table:table-cell>
          <table:table-cell office:value-type="float" office:value="310.8723" calcext:value-type="float">
            <text:p>310.8723</text:p>
          </table:table-cell>
          <table:table-cell office:value-type="float" office:value="1096.02" calcext:value-type="float">
            <text:p>1096.02</text:p>
          </table:table-cell>
          <table:table-cell office:value-type="float" office:value="1335.821" calcext:value-type="float">
            <text:p>1335.821</text:p>
          </table:table-cell>
          <table:table-cell office:value-type="float" office:value="1323.337" calcext:value-type="float">
            <text:p>1323.337</text:p>
          </table:table-cell>
          <table:table-cell office:value-type="float" office:value="797.8274" calcext:value-type="float">
            <text:p>797.8274</text:p>
          </table:table-cell>
          <table:table-cell office:value-type="float" office:value="1076.713" calcext:value-type="float">
            <text:p>1076.713</text:p>
          </table:table-cell>
          <table:table-cell office:value-type="float" office:value="421.8773" calcext:value-type="float">
            <text:p>421.8773</text:p>
          </table:table-cell>
          <table:table-cell office:value-type="float" office:value="1885.132" calcext:value-type="float">
            <text:p>1885.132</text:p>
          </table:table-cell>
          <table:table-cell office:value-type="float" office:value="2113.356" calcext:value-type="float">
            <text:p>2113.356</text:p>
          </table:table-cell>
          <table:table-cell office:value-type="float" office:value="1681.586" calcext:value-type="float">
            <text:p>1681.586</text:p>
          </table:table-cell>
          <table:table-cell office:value-type="float" office:value="585.7753" calcext:value-type="float">
            <text:p>585.7753</text:p>
          </table:table-cell>
          <table:table-cell office:value-type="float" office:value="570.728" calcext:value-type="float">
            <text:p>570.728</text:p>
          </table:table-cell>
          <table:table-cell office:value-type="float" office:value="142.8816" calcext:value-type="float">
            <text:p>142.8816</text:p>
          </table:table-cell>
          <table:table-cell office:value-type="float" office:value="35.71548" calcext:value-type="float">
            <text:p>35.71548</text:p>
          </table:table-cell>
          <table:table-cell office:value-type="float" office:value="0" calcext:value-type="float">
            <text:p>0</text:p>
          </table:table-cell>
          <table:table-cell office:value-type="float" office:value="-0.08719821" calcext:value-type="float">
            <text:p>-0.08719821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771.3486" calcext:value-type="float">
            <text:p>771.3486</text:p>
          </table:table-cell>
          <table:table-cell office:value-type="float" office:value="-326.0623" calcext:value-type="float">
            <text:p>-326.0623</text:p>
          </table:table-cell>
          <table:table-cell office:value-type="float" office:value="445.2862" calcext:value-type="float">
            <text:p>445.2862</text:p>
          </table:table-cell>
          <table:table-cell office:value-type="float" office:value="-532.5426" calcext:value-type="float">
            <text:p>-532.5426</text:p>
          </table:table-cell>
          <table:table-cell office:value-type="float" office:value="0" calcext:value-type="float">
            <text:p>0</text:p>
          </table:table-cell>
          <table:table-cell office:value-type="float" office:value="10.47173" calcext:value-type="float">
            <text:p>10.4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186.1093" calcext:value-type="float">
            <text:p>186.1093</text:p>
          </table:table-cell>
          <table:table-cell office:value-type="float" office:value="13208.86" calcext:value-type="float">
            <text:p>13208.86</text:p>
          </table:table-cell>
          <table:table-cell office:value-type="float" office:value="0" calcext:value-type="float">
            <text:p>0</text:p>
          </table:table-cell>
          <table:table-cell office:value-type="float" office:value="21.01242" calcext:value-type="float">
            <text:p>21.01242</text:p>
          </table:table-cell>
          <table:table-cell office:value-type="float" office:value="-585.9865" calcext:value-type="float">
            <text:p>-585.9865</text:p>
          </table:table-cell>
          <table:table-cell office:value-type="float" office:value="1728.387" calcext:value-type="float">
            <text:p>1728.387</text:p>
          </table:table-cell>
          <table:table-cell office:value-type="float" office:value="-62.94134" calcext:value-type="float">
            <text:p>-62.94134</text:p>
          </table:table-cell>
          <table:table-cell office:value-type="float" office:value="108.7584" calcext:value-type="float">
            <text:p>108.7584</text:p>
          </table:table-cell>
          <table:table-cell office:value-type="float" office:value="18.33021" calcext:value-type="float">
            <text:p>18.33021</text:p>
          </table:table-cell>
          <table:table-cell office:value-type="float" office:value="0.08190709" calcext:value-type="float">
            <text:p>0.08190709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62.83858" calcext:value-type="float">
            <text:p>-62.83858</text:p>
          </table:table-cell>
          <table:table-cell office:value-type="float" office:value="0" calcext:value-type="float">
            <text:p>0</text:p>
          </table:table-cell>
          <table:table-cell office:value-type="float" office:value="310.9714" calcext:value-type="float">
            <text:p>310.9714</text:p>
          </table:table-cell>
          <table:table-cell office:value-type="float" office:value="1095.787" calcext:value-type="float">
            <text:p>1095.787</text:p>
          </table:table-cell>
          <table:table-cell office:value-type="float" office:value="1335.581" calcext:value-type="float">
            <text:p>1335.581</text:p>
          </table:table-cell>
          <table:table-cell office:value-type="float" office:value="1323.24" calcext:value-type="float">
            <text:p>1323.24</text:p>
          </table:table-cell>
          <table:table-cell office:value-type="float" office:value="797.7844" calcext:value-type="float">
            <text:p>797.7844</text:p>
          </table:table-cell>
          <table:table-cell office:value-type="float" office:value="1076.624" calcext:value-type="float">
            <text:p>1076.624</text:p>
          </table:table-cell>
          <table:table-cell office:value-type="float" office:value="421.8246" calcext:value-type="float">
            <text:p>421.8246</text:p>
          </table:table-cell>
          <table:table-cell office:value-type="float" office:value="1884.982" calcext:value-type="float">
            <text:p>1884.982</text:p>
          </table:table-cell>
          <table:table-cell office:value-type="float" office:value="2113.24" calcext:value-type="float">
            <text:p>2113.24</text:p>
          </table:table-cell>
          <table:table-cell office:value-type="float" office:value="1681.519" calcext:value-type="float">
            <text:p>1681.519</text:p>
          </table:table-cell>
          <table:table-cell office:value-type="float" office:value="585.7603" calcext:value-type="float">
            <text:p>585.7603</text:p>
          </table:table-cell>
          <table:table-cell office:value-type="float" office:value="570.7237" calcext:value-type="float">
            <text:p>570.7237</text:p>
          </table:table-cell>
          <table:table-cell office:value-type="float" office:value="142.8814" calcext:value-type="float">
            <text:p>142.8814</text:p>
          </table:table-cell>
          <table:table-cell office:value-type="float" office:value="35.71542" calcext:value-type="float">
            <text:p>35.71542</text:p>
          </table:table-cell>
          <table:table-cell office:value-type="float" office:value="0" calcext:value-type="float">
            <text:p>0</text:p>
          </table:table-cell>
          <table:table-cell office:value-type="float" office:value="-0.08725309" calcext:value-type="float">
            <text:p>-0.08725309</text:p>
          </table:table-cell>
          <table:table-cell office:value-type="float" office:value="0" calcext:value-type="float">
            <text:p>0</text:p>
          </table:table-cell>
          <table:table-cell office:value-type="float" office:value="2.713162" calcext:value-type="float">
            <text:p>2.713162</text:p>
          </table:table-cell>
          <table:table-cell office:value-type="float" office:value="792.9205" calcext:value-type="float">
            <text:p>792.9205</text:p>
          </table:table-cell>
          <table:table-cell office:value-type="float" office:value="-332.0573" calcext:value-type="float">
            <text:p>-332.0573</text:p>
          </table:table-cell>
          <table:table-cell office:value-type="float" office:value="460.8632" calcext:value-type="float">
            <text:p>460.8632</text:p>
          </table:table-cell>
          <table:table-cell office:value-type="float" office:value="-533.7878" calcext:value-type="float">
            <text:p>-533.7878</text:p>
          </table:table-cell>
          <table:table-cell office:value-type="float" office:value="0" calcext:value-type="float">
            <text:p>0</text:p>
          </table:table-cell>
          <table:table-cell office:value-type="float" office:value="10.33149" calcext:value-type="float">
            <text:p>10.3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185.9824" calcext:value-type="float">
            <text:p>185.9824</text:p>
          </table:table-cell>
          <table:table-cell office:value-type="float" office:value="13207.99" calcext:value-type="float">
            <text:p>13207.99</text:p>
          </table:table-cell>
          <table:table-cell office:value-type="float" office:value="0" calcext:value-type="float">
            <text:p>0</text:p>
          </table:table-cell>
          <table:table-cell office:value-type="float" office:value="21.49376" calcext:value-type="float">
            <text:p>21.49376</text:p>
          </table:table-cell>
          <table:table-cell office:value-type="float" office:value="-587.7611" calcext:value-type="float">
            <text:p>-587.7611</text:p>
          </table:table-cell>
          <table:table-cell office:value-type="float" office:value="1734.834" calcext:value-type="float">
            <text:p>1734.834</text:p>
          </table:table-cell>
          <table:table-cell office:value-type="float" office:value="-63.25788" calcext:value-type="float">
            <text:p>-63.25788</text:p>
          </table:table-cell>
          <table:table-cell office:value-type="float" office:value="108.3522" calcext:value-type="float">
            <text:p>108.3522</text:p>
          </table:table-cell>
          <table:table-cell office:value-type="float" office:value="18.35626" calcext:value-type="float">
            <text:p>18.35626</text:p>
          </table:table-cell>
          <table:table-cell office:value-type="float" office:value="0.08316752" calcext:value-type="float">
            <text:p>0.08316752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55.20102" calcext:value-type="float">
            <text:p>-55.20102</text:p>
          </table:table-cell>
          <table:table-cell office:value-type="float" office:value="0" calcext:value-type="float">
            <text:p>0</text:p>
          </table:table-cell>
          <table:table-cell office:value-type="float" office:value="311.0979" calcext:value-type="float">
            <text:p>311.0979</text:p>
          </table:table-cell>
          <table:table-cell office:value-type="float" office:value="1095.551" calcext:value-type="float">
            <text:p>1095.551</text:p>
          </table:table-cell>
          <table:table-cell office:value-type="float" office:value="1335.333" calcext:value-type="float">
            <text:p>1335.333</text:p>
          </table:table-cell>
          <table:table-cell office:value-type="float" office:value="1323.132" calcext:value-type="float">
            <text:p>1323.132</text:p>
          </table:table-cell>
          <table:table-cell office:value-type="float" office:value="797.7393" calcext:value-type="float">
            <text:p>797.7393</text:p>
          </table:table-cell>
          <table:table-cell office:value-type="float" office:value="1076.527" calcext:value-type="float">
            <text:p>1076.527</text:p>
          </table:table-cell>
          <table:table-cell office:value-type="float" office:value="421.7688" calcext:value-type="float">
            <text:p>421.7688</text:p>
          </table:table-cell>
          <table:table-cell office:value-type="float" office:value="1884.83" calcext:value-type="float">
            <text:p>1884.83</text:p>
          </table:table-cell>
          <table:table-cell office:value-type="float" office:value="2113.124" calcext:value-type="float">
            <text:p>2113.124</text:p>
          </table:table-cell>
          <table:table-cell office:value-type="float" office:value="1681.453" calcext:value-type="float">
            <text:p>1681.453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570.7195" calcext:value-type="float">
            <text:p>570.7195</text:p>
          </table:table-cell>
          <table:table-cell office:value-type="float" office:value="142.8812" calcext:value-type="float">
            <text:p>142.8812</text:p>
          </table:table-cell>
          <table:table-cell office:value-type="float" office:value="35.71536" calcext:value-type="float">
            <text:p>35.71536</text:p>
          </table:table-cell>
          <table:table-cell office:value-type="float" office:value="0" calcext:value-type="float">
            <text:p>0</text:p>
          </table:table-cell>
          <table:table-cell office:value-type="float" office:value="-0.0873519" calcext:value-type="float">
            <text:p>-0.0873519</text:p>
          </table:table-cell>
          <table:table-cell office:value-type="float" office:value="0" calcext:value-type="float">
            <text:p>0</text:p>
          </table:table-cell>
          <table:table-cell office:value-type="float" office:value="2.711576" calcext:value-type="float">
            <text:p>2.711576</text:p>
          </table:table-cell>
          <table:table-cell office:value-type="float" office:value="809.0722" calcext:value-type="float">
            <text:p>809.0722</text:p>
          </table:table-cell>
          <table:table-cell office:value-type="float" office:value="-339.1565" calcext:value-type="float">
            <text:p>-339.1565</text:p>
          </table:table-cell>
          <table:table-cell office:value-type="float" office:value="469.9157" calcext:value-type="float">
            <text:p>469.9157</text:p>
          </table:table-cell>
          <table:table-cell office:value-type="float" office:value="-535.1245" calcext:value-type="float">
            <text:p>-535.1245</text:p>
          </table:table-cell>
          <table:table-cell office:value-type="float" office:value="0" calcext:value-type="float">
            <text:p>0</text:p>
          </table:table-cell>
          <table:table-cell office:value-type="float" office:value="10.21242" calcext:value-type="float">
            <text:p>10.2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185.9549" calcext:value-type="float">
            <text:p>185.9549</text:p>
          </table:table-cell>
          <table:table-cell office:value-type="float" office:value="13207.09" calcext:value-type="float">
            <text:p>13207.09</text:p>
          </table:table-cell>
          <table:table-cell office:value-type="float" office:value="0" calcext:value-type="float">
            <text:p>0</text:p>
          </table:table-cell>
          <table:table-cell office:value-type="float" office:value="22.06702" calcext:value-type="float">
            <text:p>22.06702</text:p>
          </table:table-cell>
          <table:table-cell office:value-type="float" office:value="-589.586" calcext:value-type="float">
            <text:p>-589.586</text:p>
          </table:table-cell>
          <table:table-cell office:value-type="float" office:value="1739.286" calcext:value-type="float">
            <text:p>1739.286</text:p>
          </table:table-cell>
          <table:table-cell office:value-type="float" office:value="-63.60291" calcext:value-type="float">
            <text:p>-63.60291</text:p>
          </table:table-cell>
          <table:table-cell office:value-type="float" office:value="107.9098" calcext:value-type="float">
            <text:p>107.9098</text:p>
          </table:table-cell>
          <table:table-cell office:value-type="float" office:value="18.46339" calcext:value-type="float">
            <text:p>18.46339</text:p>
          </table:table-cell>
          <table:table-cell office:value-type="float" office:value="0.08456217" calcext:value-type="float">
            <text:p>0.08456217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49.84074" calcext:value-type="float">
            <text:p>-49.84074</text:p>
          </table:table-cell>
          <table:table-cell office:value-type="float" office:value="0" calcext:value-type="float">
            <text:p>0</text:p>
          </table:table-cell>
          <table:table-cell office:value-type="float" office:value="311.2188" calcext:value-type="float">
            <text:p>311.2188</text:p>
          </table:table-cell>
          <table:table-cell office:value-type="float" office:value="1095.328" calcext:value-type="float">
            <text:p>1095.328</text:p>
          </table:table-cell>
          <table:table-cell office:value-type="float" office:value="1335.088" calcext:value-type="float">
            <text:p>1335.088</text:p>
          </table:table-cell>
          <table:table-cell office:value-type="float" office:value="1323.019" calcext:value-type="float">
            <text:p>1323.019</text:p>
          </table:table-cell>
          <table:table-cell office:value-type="float" office:value="797.6943" calcext:value-type="float">
            <text:p>797.6943</text:p>
          </table:table-cell>
          <table:table-cell office:value-type="float" office:value="1076.418" calcext:value-type="float">
            <text:p>1076.418</text:p>
          </table:table-cell>
          <table:table-cell office:value-type="float" office:value="421.7087" calcext:value-type="float">
            <text:p>421.7087</text:p>
          </table:table-cell>
          <table:table-cell office:value-type="float" office:value="1884.675" calcext:value-type="float">
            <text:p>1884.675</text:p>
          </table:table-cell>
          <table:table-cell office:value-type="float" office:value="2113.008" calcext:value-type="float">
            <text:p>2113.008</text:p>
          </table:table-cell>
          <table:table-cell office:value-type="float" office:value="1681.387" calcext:value-type="float">
            <text:p>1681.387</text:p>
          </table:table-cell>
          <table:table-cell office:value-type="float" office:value="585.7303" calcext:value-type="float">
            <text:p>585.7303</text:p>
          </table:table-cell>
          <table:table-cell office:value-type="float" office:value="570.7152" calcext:value-type="float">
            <text:p>570.7152</text:p>
          </table:table-cell>
          <table:table-cell office:value-type="float" office:value="142.881" calcext:value-type="float">
            <text:p>142.881</text:p>
          </table:table-cell>
          <table:table-cell office:value-type="float" office:value="35.7153" calcext:value-type="float">
            <text:p>35.7153</text:p>
          </table:table-cell>
          <table:table-cell office:value-type="float" office:value="0" calcext:value-type="float">
            <text:p>0</text:p>
          </table:table-cell>
          <table:table-cell office:value-type="float" office:value="-0.08746091" calcext:value-type="float">
            <text:p>-0.08746091</text:p>
          </table:table-cell>
          <table:table-cell office:value-type="float" office:value="0" calcext:value-type="float">
            <text:p>0</text:p>
          </table:table-cell>
          <table:table-cell office:value-type="float" office:value="2.707186" calcext:value-type="float">
            <text:p>2.707186</text:p>
          </table:table-cell>
          <table:table-cell office:value-type="float" office:value="822.2945" calcext:value-type="float">
            <text:p>822.2945</text:p>
          </table:table-cell>
          <table:table-cell office:value-type="float" office:value="-345.5676" calcext:value-type="float">
            <text:p>-345.5676</text:p>
          </table:table-cell>
          <table:table-cell office:value-type="float" office:value="476.7269" calcext:value-type="float">
            <text:p>476.7269</text:p>
          </table:table-cell>
          <table:table-cell office:value-type="float" office:value="-536.4854" calcext:value-type="float">
            <text:p>-536.4854</text:p>
          </table:table-cell>
          <table:table-cell office:value-type="float" office:value="0" calcext:value-type="float">
            <text:p>0</text:p>
          </table:table-cell>
          <table:table-cell office:value-type="float" office:value="10.09692" calcext:value-type="float">
            <text:p>10.09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185.8362" calcext:value-type="float">
            <text:p>185.8362</text:p>
          </table:table-cell>
          <table:table-cell office:value-type="float" office:value="13206.23" calcext:value-type="float">
            <text:p>13206.23</text:p>
          </table:table-cell>
          <table:table-cell office:value-type="float" office:value="0" calcext:value-type="float">
            <text:p>0</text:p>
          </table:table-cell>
          <table:table-cell office:value-type="float" office:value="22.49827" calcext:value-type="float">
            <text:p>22.49827</text:p>
          </table:table-cell>
          <table:table-cell office:value-type="float" office:value="-591.3102" calcext:value-type="float">
            <text:p>-591.3102</text:p>
          </table:table-cell>
          <table:table-cell office:value-type="float" office:value="1744.012" calcext:value-type="float">
            <text:p>1744.012</text:p>
          </table:table-cell>
          <table:table-cell office:value-type="float" office:value="-63.92271" calcext:value-type="float">
            <text:p>-63.92271</text:p>
          </table:table-cell>
          <table:table-cell office:value-type="float" office:value="107.4712" calcext:value-type="float">
            <text:p>107.4712</text:p>
          </table:table-cell>
          <table:table-cell office:value-type="float" office:value="18.47071" calcext:value-type="float">
            <text:p>18.47071</text:p>
          </table:table-cell>
          <table:table-cell office:value-type="float" office:value="0.08606293" calcext:value-type="float">
            <text:p>0.08606293</text:p>
          </table:table-cell>
          <table:table-cell office:value-type="float" office:value="1.210035" calcext:value-type="float">
            <text:p>1.210035</text:p>
          </table:table-cell>
          <table:table-cell office:value-type="float" office:value="0.0600902" calcext:value-type="float">
            <text:p>0.0600902</text:p>
          </table:table-cell>
          <table:table-cell office:value-type="float" office:value="0.01252769" calcext:value-type="float">
            <text:p>0.01252769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43.32508" calcext:value-type="float">
            <text:p>-43.32508</text:p>
          </table:table-cell>
          <table:table-cell office:value-type="float" office:value="0" calcext:value-type="float">
            <text:p>0</text:p>
          </table:table-cell>
          <table:table-cell office:value-type="float" office:value="311.3253" calcext:value-type="float">
            <text:p>311.3253</text:p>
          </table:table-cell>
          <table:table-cell office:value-type="float" office:value="1095.127" calcext:value-type="float">
            <text:p>1095.127</text:p>
          </table:table-cell>
          <table:table-cell office:value-type="float" office:value="1334.875" calcext:value-type="float">
            <text:p>1334.875</text:p>
          </table:table-cell>
          <table:table-cell office:value-type="float" office:value="1322.909" calcext:value-type="float">
            <text:p>1322.909</text:p>
          </table:table-cell>
          <table:table-cell office:value-type="float" office:value="797.6483" calcext:value-type="float">
            <text:p>797.6483</text:p>
          </table:table-cell>
          <table:table-cell office:value-type="float" office:value="1076.309" calcext:value-type="float">
            <text:p>1076.309</text:p>
          </table:table-cell>
          <table:table-cell office:value-type="float" office:value="421.6483" calcext:value-type="float">
            <text:p>421.6483</text:p>
          </table:table-cell>
          <table:table-cell office:value-type="float" office:value="1884.517" calcext:value-type="float">
            <text:p>1884.517</text:p>
          </table:table-cell>
          <table:table-cell office:value-type="float" office:value="2112.891" calcext:value-type="float">
            <text:p>2112.891</text:p>
          </table:table-cell>
          <table:table-cell office:value-type="float" office:value="1681.321" calcext:value-type="float">
            <text:p>1681.321</text:p>
          </table:table-cell>
          <table:table-cell office:value-type="float" office:value="585.7153" calcext:value-type="float">
            <text:p>585.7153</text:p>
          </table:table-cell>
          <table:table-cell office:value-type="float" office:value="570.711" calcext:value-type="float">
            <text:p>570.711</text:p>
          </table:table-cell>
          <table:table-cell office:value-type="float" office:value="142.8808" calcext:value-type="float">
            <text:p>142.8808</text:p>
          </table:table-cell>
          <table:table-cell office:value-type="float" office:value="35.71523" calcext:value-type="float">
            <text:p>35.71523</text:p>
          </table:table-cell>
          <table:table-cell office:value-type="float" office:value="0" calcext:value-type="float">
            <text:p>0</text:p>
          </table:table-cell>
          <table:table-cell office:value-type="float" office:value="-0.08755059" calcext:value-type="float">
            <text:p>-0.08755059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835.9644" calcext:value-type="float">
            <text:p>835.9644</text:p>
          </table:table-cell>
          <table:table-cell office:value-type="float" office:value="-351.3377" calcext:value-type="float">
            <text:p>-351.3377</text:p>
          </table:table-cell>
          <table:table-cell office:value-type="float" office:value="484.6267" calcext:value-type="float">
            <text:p>484.6267</text:p>
          </table:table-cell>
          <table:table-cell office:value-type="float" office:value="-537.7736" calcext:value-type="float">
            <text:p>-537.7736</text:p>
          </table:table-cell>
          <table:table-cell office:value-type="float" office:value="0" calcext:value-type="float">
            <text:p>0</text:p>
          </table:table-cell>
          <table:table-cell office:value-type="float" office:value="9.981349" calcext:value-type="float">
            <text:p>9.98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185.4335" calcext:value-type="float">
            <text:p>185.4335</text:p>
          </table:table-cell>
          <table:table-cell office:value-type="float" office:value="13205.48" calcext:value-type="float">
            <text:p>13205.48</text:p>
          </table:table-cell>
          <table:table-cell office:value-type="float" office:value="0" calcext:value-type="float">
            <text:p>0</text:p>
          </table:table-cell>
          <table:table-cell office:value-type="float" office:value="22.81852" calcext:value-type="float">
            <text:p>22.81852</text:p>
          </table:table-cell>
          <table:table-cell office:value-type="float" office:value="-592.305" calcext:value-type="float">
            <text:p>-592.305</text:p>
          </table:table-cell>
          <table:table-cell office:value-type="float" office:value="1744.028" calcext:value-type="float">
            <text:p>1744.028</text:p>
          </table:table-cell>
          <table:table-cell office:value-type="float" office:value="-64.18339" calcext:value-type="float">
            <text:p>-64.18339</text:p>
          </table:table-cell>
          <table:table-cell office:value-type="float" office:value="107.2393" calcext:value-type="float">
            <text:p>107.2393</text:p>
          </table:table-cell>
          <table:table-cell office:value-type="float" office:value="18.32508" calcext:value-type="float">
            <text:p>18.32508</text:p>
          </table:table-cell>
          <table:table-cell office:value-type="float" office:value="0.08629447" calcext:value-type="float">
            <text:p>0.08629447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29.07395" calcext:value-type="float">
            <text:p>-29.07395</text:p>
          </table:table-cell>
          <table:table-cell office:value-type="float" office:value="0" calcext:value-type="float">
            <text:p>0</text:p>
          </table:table-cell>
          <table:table-cell office:value-type="float" office:value="311.3954" calcext:value-type="float">
            <text:p>311.3954</text:p>
          </table:table-cell>
          <table:table-cell office:value-type="float" office:value="1094.904" calcext:value-type="float">
            <text:p>1094.904</text:p>
          </table:table-cell>
          <table:table-cell office:value-type="float" office:value="1334.71" calcext:value-type="float">
            <text:p>1334.71</text:p>
          </table:table-cell>
          <table:table-cell office:value-type="float" office:value="1322.798" calcext:value-type="float">
            <text:p>1322.798</text:p>
          </table:table-cell>
          <table:table-cell office:value-type="float" office:value="797.6034" calcext:value-type="float">
            <text:p>797.6034</text:p>
          </table:table-cell>
          <table:table-cell office:value-type="float" office:value="1076.205" calcext:value-type="float">
            <text:p>1076.205</text:p>
          </table:table-cell>
          <table:table-cell office:value-type="float" office:value="421.5848" calcext:value-type="float">
            <text:p>421.5848</text:p>
          </table:table-cell>
          <table:table-cell office:value-type="float" office:value="1884.358" calcext:value-type="float">
            <text:p>1884.358</text:p>
          </table:table-cell>
          <table:table-cell office:value-type="float" office:value="2112.774" calcext:value-type="float">
            <text:p>2112.774</text:p>
          </table:table-cell>
          <table:table-cell office:value-type="float" office:value="1681.255" calcext:value-type="float">
            <text:p>1681.255</text:p>
          </table:table-cell>
          <table:table-cell office:value-type="float" office:value="585.7003" calcext:value-type="float">
            <text:p>585.7003</text:p>
          </table:table-cell>
          <table:table-cell office:value-type="float" office:value="570.7067" calcext:value-type="float">
            <text:p>570.7067</text:p>
          </table:table-cell>
          <table:table-cell office:value-type="float" office:value="142.8805" calcext:value-type="float">
            <text:p>142.8805</text:p>
          </table:table-cell>
          <table:table-cell office:value-type="float" office:value="35.71518" calcext:value-type="float">
            <text:p>35.71518</text:p>
          </table:table-cell>
          <table:table-cell office:value-type="float" office:value="0" calcext:value-type="float">
            <text:p>0</text:p>
          </table:table-cell>
          <table:table-cell office:value-type="float" office:value="-0.08771287" calcext:value-type="float">
            <text:p>-0.08771287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855.7846" calcext:value-type="float">
            <text:p>855.7846</text:p>
          </table:table-cell>
          <table:table-cell office:value-type="float" office:value="-356.1549" calcext:value-type="float">
            <text:p>-356.1549</text:p>
          </table:table-cell>
          <table:table-cell office:value-type="float" office:value="499.6297" calcext:value-type="float">
            <text:p>499.6297</text:p>
          </table:table-cell>
          <table:table-cell office:value-type="float" office:value="-539.1049" calcext:value-type="float">
            <text:p>-539.1049</text:p>
          </table:table-cell>
          <table:table-cell office:value-type="float" office:value="0" calcext:value-type="float">
            <text:p>0</text:p>
          </table:table-cell>
          <table:table-cell office:value-type="float" office:value="10.57758" calcext:value-type="float">
            <text:p>10.5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184.9568" calcext:value-type="float">
            <text:p>184.9568</text:p>
          </table:table-cell>
          <table:table-cell office:value-type="float" office:value="13204.76" calcext:value-type="float">
            <text:p>13204.76</text:p>
          </table:table-cell>
          <table:table-cell office:value-type="float" office:value="0" calcext:value-type="float">
            <text:p>0</text:p>
          </table:table-cell>
          <table:table-cell office:value-type="float" office:value="23.13227" calcext:value-type="float">
            <text:p>23.13227</text:p>
          </table:table-cell>
          <table:table-cell office:value-type="float" office:value="-594.1857" calcext:value-type="float">
            <text:p>-594.1857</text:p>
          </table:table-cell>
          <table:table-cell office:value-type="float" office:value="1750.704" calcext:value-type="float">
            <text:p>1750.704</text:p>
          </table:table-cell>
          <table:table-cell office:value-type="float" office:value="-64.43283" calcext:value-type="float">
            <text:p>-64.43283</text:p>
          </table:table-cell>
          <table:table-cell office:value-type="float" office:value="107.1437" calcext:value-type="float">
            <text:p>107.1437</text:p>
          </table:table-cell>
          <table:table-cell office:value-type="float" office:value="18.17509" calcext:value-type="float">
            <text:p>18.17509</text:p>
          </table:table-cell>
          <table:table-cell office:value-type="float" office:value="0.08679326" calcext:value-type="float">
            <text:p>0.08679326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15.08029" calcext:value-type="float">
            <text:p>-15.08029</text:p>
          </table:table-cell>
          <table:table-cell office:value-type="float" office:value="0" calcext:value-type="float">
            <text:p>0</text:p>
          </table:table-cell>
          <table:table-cell office:value-type="float" office:value="311.4611" calcext:value-type="float">
            <text:p>311.4611</text:p>
          </table:table-cell>
          <table:table-cell office:value-type="float" office:value="1094.601" calcext:value-type="float">
            <text:p>1094.601</text:p>
          </table:table-cell>
          <table:table-cell office:value-type="float" office:value="1334.545" calcext:value-type="float">
            <text:p>1334.545</text:p>
          </table:table-cell>
          <table:table-cell office:value-type="float" office:value="1322.702" calcext:value-type="float">
            <text:p>1322.702</text:p>
          </table:table-cell>
          <table:table-cell office:value-type="float" office:value="797.5583" calcext:value-type="float">
            <text:p>797.5583</text:p>
          </table:table-cell>
          <table:table-cell office:value-type="float" office:value="1076.115" calcext:value-type="float">
            <text:p>1076.115</text:p>
          </table:table-cell>
          <table:table-cell office:value-type="float" office:value="421.5307" calcext:value-type="float">
            <text:p>421.5307</text:p>
          </table:table-cell>
          <table:table-cell office:value-type="float" office:value="1884.204" calcext:value-type="float">
            <text:p>1884.204</text:p>
          </table:table-cell>
          <table:table-cell office:value-type="float" office:value="2112.657" calcext:value-type="float">
            <text:p>2112.657</text:p>
          </table:table-cell>
          <table:table-cell office:value-type="float" office:value="1681.189" calcext:value-type="float">
            <text:p>1681.189</text:p>
          </table:table-cell>
          <table:table-cell office:value-type="float" office:value="585.6852" calcext:value-type="float">
            <text:p>585.6852</text:p>
          </table:table-cell>
          <table:table-cell office:value-type="float" office:value="570.7026" calcext:value-type="float">
            <text:p>570.7026</text:p>
          </table:table-cell>
          <table:table-cell office:value-type="float" office:value="142.8803" calcext:value-type="float">
            <text:p>142.8803</text:p>
          </table:table-cell>
          <table:table-cell office:value-type="float" office:value="35.71511" calcext:value-type="float">
            <text:p>35.71511</text:p>
          </table:table-cell>
          <table:table-cell office:value-type="float" office:value="0" calcext:value-type="float">
            <text:p>0</text:p>
          </table:table-cell>
          <table:table-cell office:value-type="float" office:value="-0.08794826" calcext:value-type="float">
            <text:p>-0.08794826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876.8875" calcext:value-type="float">
            <text:p>876.8875</text:p>
          </table:table-cell>
          <table:table-cell office:value-type="float" office:value="-361.6303" calcext:value-type="float">
            <text:p>-361.6303</text:p>
          </table:table-cell>
          <table:table-cell office:value-type="float" office:value="515.2571" calcext:value-type="float">
            <text:p>515.2571</text:p>
          </table:table-cell>
          <table:table-cell office:value-type="float" office:value="-540.4996" calcext:value-type="float">
            <text:p>-540.4996</text:p>
          </table:table-cell>
          <table:table-cell office:value-type="float" office:value="0" calcext:value-type="float">
            <text:p>0</text:p>
          </table:table-cell>
          <table:table-cell office:value-type="float" office:value="10.33928" calcext:value-type="float">
            <text:p>10.33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184.46" calcext:value-type="float">
            <text:p>184.46</text:p>
          </table:table-cell>
          <table:table-cell office:value-type="float" office:value="13204.08" calcext:value-type="float">
            <text:p>13204.08</text:p>
          </table:table-cell>
          <table:table-cell office:value-type="float" office:value="0" calcext:value-type="float">
            <text:p>0</text:p>
          </table:table-cell>
          <table:table-cell office:value-type="float" office:value="23.45231" calcext:value-type="float">
            <text:p>23.45231</text:p>
          </table:table-cell>
          <table:table-cell office:value-type="float" office:value="-596.1575" calcext:value-type="float">
            <text:p>-596.1575</text:p>
          </table:table-cell>
          <table:table-cell office:value-type="float" office:value="1756.862" calcext:value-type="float">
            <text:p>1756.862</text:p>
          </table:table-cell>
          <table:table-cell office:value-type="float" office:value="-64.68677" calcext:value-type="float">
            <text:p>-64.68677</text:p>
          </table:table-cell>
          <table:table-cell office:value-type="float" office:value="107.0439" calcext:value-type="float">
            <text:p>107.0439</text:p>
          </table:table-cell>
          <table:table-cell office:value-type="float" office:value="17.98164" calcext:value-type="float">
            <text:p>17.98164</text:p>
          </table:table-cell>
          <table:table-cell office:value-type="float" office:value="0.08766037" calcext:value-type="float">
            <text:p>0.08766037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-2.035414" calcext:value-type="float">
            <text:p>-2.035414</text:p>
          </table:table-cell>
          <table:table-cell office:value-type="float" office:value="0" calcext:value-type="float">
            <text:p>0</text:p>
          </table:table-cell>
          <table:table-cell office:value-type="float" office:value="311.5401" calcext:value-type="float">
            <text:p>311.5401</text:p>
          </table:table-cell>
          <table:table-cell office:value-type="float" office:value="1094.317" calcext:value-type="float">
            <text:p>1094.317</text:p>
          </table:table-cell>
          <table:table-cell office:value-type="float" office:value="1334.383" calcext:value-type="float">
            <text:p>1334.383</text:p>
          </table:table-cell>
          <table:table-cell office:value-type="float" office:value="1322.615" calcext:value-type="float">
            <text:p>1322.615</text:p>
          </table:table-cell>
          <table:table-cell office:value-type="float" office:value="797.5122" calcext:value-type="float">
            <text:p>797.5122</text:p>
          </table:table-cell>
          <table:table-cell office:value-type="float" office:value="1076.029" calcext:value-type="float">
            <text:p>1076.029</text:p>
          </table:table-cell>
          <table:table-cell office:value-type="float" office:value="421.4786" calcext:value-type="float">
            <text:p>421.4786</text:p>
          </table:table-cell>
          <table:table-cell office:value-type="float" office:value="1884.054" calcext:value-type="float">
            <text:p>1884.054</text:p>
          </table:table-cell>
          <table:table-cell office:value-type="float" office:value="2112.542" calcext:value-type="float">
            <text:p>2112.542</text:p>
          </table:table-cell>
          <table:table-cell office:value-type="float" office:value="1681.123" calcext:value-type="float">
            <text:p>1681.123</text:p>
          </table:table-cell>
          <table:table-cell office:value-type="float" office:value="585.6702" calcext:value-type="float">
            <text:p>585.6702</text:p>
          </table:table-cell>
          <table:table-cell office:value-type="float" office:value="570.6984" calcext:value-type="float">
            <text:p>570.6984</text:p>
          </table:table-cell>
          <table:table-cell office:value-type="float" office:value="142.8801" calcext:value-type="float">
            <text:p>142.8801</text:p>
          </table:table-cell>
          <table:table-cell office:value-type="float" office:value="35.71505" calcext:value-type="float">
            <text:p>35.71505</text:p>
          </table:table-cell>
          <table:table-cell office:value-type="float" office:value="0" calcext:value-type="float">
            <text:p>0</text:p>
          </table:table-cell>
          <table:table-cell office:value-type="float" office:value="-0.08800517" calcext:value-type="float">
            <text:p>-0.08800517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898.0122" calcext:value-type="float">
            <text:p>898.0122</text:p>
          </table:table-cell>
          <table:table-cell office:value-type="float" office:value="-367.9863" calcext:value-type="float">
            <text:p>-367.9863</text:p>
          </table:table-cell>
          <table:table-cell office:value-type="float" office:value="530.0259" calcext:value-type="float">
            <text:p>530.0259</text:p>
          </table:table-cell>
          <table:table-cell office:value-type="float" office:value="-541.8824" calcext:value-type="float">
            <text:p>-541.8824</text:p>
          </table:table-cell>
          <table:table-cell office:value-type="float" office:value="0" calcext:value-type="float">
            <text:p>0</text:p>
          </table:table-cell>
          <table:table-cell office:value-type="float" office:value="10.00454" calcext:value-type="float">
            <text:p>10.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184.1336" calcext:value-type="float">
            <text:p>184.1336</text:p>
          </table:table-cell>
          <table:table-cell office:value-type="float" office:value="13203.36" calcext:value-type="float">
            <text:p>13203.36</text:p>
          </table:table-cell>
          <table:table-cell office:value-type="float" office:value="0" calcext:value-type="float">
            <text:p>0</text:p>
          </table:table-cell>
          <table:table-cell office:value-type="float" office:value="23.78587" calcext:value-type="float">
            <text:p>23.78587</text:p>
          </table:table-cell>
          <table:table-cell office:value-type="float" office:value="-597.8611" calcext:value-type="float">
            <text:p>-597.8611</text:p>
          </table:table-cell>
          <table:table-cell office:value-type="float" office:value="1763.771" calcext:value-type="float">
            <text:p>1763.771</text:p>
          </table:table-cell>
          <table:table-cell office:value-type="float" office:value="-64.95149" calcext:value-type="float">
            <text:p>-64.95149</text:p>
          </table:table-cell>
          <table:table-cell office:value-type="float" office:value="106.7603" calcext:value-type="float">
            <text:p>106.7603</text:p>
          </table:table-cell>
          <table:table-cell office:value-type="float" office:value="17.89256" calcext:value-type="float">
            <text:p>17.89256</text:p>
          </table:table-cell>
          <table:table-cell office:value-type="float" office:value="0.0887835" calcext:value-type="float">
            <text:p>0.0887835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9.597972" calcext:value-type="float">
            <text:p>9.597972</text:p>
          </table:table-cell>
          <table:table-cell office:value-type="float" office:value="0" calcext:value-type="float">
            <text:p>0</text:p>
          </table:table-cell>
          <table:table-cell office:value-type="float" office:value="311.62" calcext:value-type="float">
            <text:p>311.62</text:p>
          </table:table-cell>
          <table:table-cell office:value-type="float" office:value="1094.053" calcext:value-type="float">
            <text:p>1094.053</text:p>
          </table:table-cell>
          <table:table-cell office:value-type="float" office:value="1334.224" calcext:value-type="float">
            <text:p>1334.224</text:p>
          </table:table-cell>
          <table:table-cell office:value-type="float" office:value="1322.525" calcext:value-type="float">
            <text:p>1322.525</text:p>
          </table:table-cell>
          <table:table-cell office:value-type="float" office:value="797.4686" calcext:value-type="float">
            <text:p>797.4686</text:p>
          </table:table-cell>
          <table:table-cell office:value-type="float" office:value="1075.943" calcext:value-type="float">
            <text:p>1075.943</text:p>
          </table:table-cell>
          <table:table-cell office:value-type="float" office:value="421.4283" calcext:value-type="float">
            <text:p>421.4283</text:p>
          </table:table-cell>
          <table:table-cell office:value-type="float" office:value="1883.906" calcext:value-type="float">
            <text:p>1883.906</text:p>
          </table:table-cell>
          <table:table-cell office:value-type="float" office:value="2112.428" calcext:value-type="float">
            <text:p>2112.428</text:p>
          </table:table-cell>
          <table:table-cell office:value-type="float" office:value="1681.057" calcext:value-type="float">
            <text:p>1681.057</text:p>
          </table:table-cell>
          <table:table-cell office:value-type="float" office:value="585.6551" calcext:value-type="float">
            <text:p>585.6551</text:p>
          </table:table-cell>
          <table:table-cell office:value-type="float" office:value="570.6941" calcext:value-type="float">
            <text:p>570.6941</text:p>
          </table:table-cell>
          <table:table-cell office:value-type="float" office:value="142.8799" calcext:value-type="float">
            <text:p>142.8799</text:p>
          </table:table-cell>
          <table:table-cell office:value-type="float" office:value="35.71499" calcext:value-type="float">
            <text:p>35.71499</text:p>
          </table:table-cell>
          <table:table-cell office:value-type="float" office:value="0" calcext:value-type="float">
            <text:p>0</text:p>
          </table:table-cell>
          <table:table-cell office:value-type="float" office:value="-0.08804445" calcext:value-type="float">
            <text:p>-0.08804445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917.7337" calcext:value-type="float">
            <text:p>917.7337</text:p>
          </table:table-cell>
          <table:table-cell office:value-type="float" office:value="-374.6313" calcext:value-type="float">
            <text:p>-374.6313</text:p>
          </table:table-cell>
          <table:table-cell office:value-type="float" office:value="543.1024" calcext:value-type="float">
            <text:p>543.1024</text:p>
          </table:table-cell>
          <table:table-cell office:value-type="float" office:value="-543.1385" calcext:value-type="float">
            <text:p>-543.1385</text:p>
          </table:table-cell>
          <table:table-cell office:value-type="float" office:value="0" calcext:value-type="float">
            <text:p>0</text:p>
          </table:table-cell>
          <table:table-cell office:value-type="float" office:value="9.821927" calcext:value-type="float">
            <text:p>9.82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183.9481" calcext:value-type="float">
            <text:p>183.9481</text:p>
          </table:table-cell>
          <table:table-cell office:value-type="float" office:value="13202.58" calcext:value-type="float">
            <text:p>13202.58</text:p>
          </table:table-cell>
          <table:table-cell office:value-type="float" office:value="0" calcext:value-type="float">
            <text:p>0</text:p>
          </table:table-cell>
          <table:table-cell office:value-type="float" office:value="24.16782" calcext:value-type="float">
            <text:p>24.16782</text:p>
          </table:table-cell>
          <table:table-cell office:value-type="float" office:value="-599.4797" calcext:value-type="float">
            <text:p>-599.4797</text:p>
          </table:table-cell>
          <table:table-cell office:value-type="float" office:value="1767.84" calcext:value-type="float">
            <text:p>1767.84</text:p>
          </table:table-cell>
          <table:table-cell office:value-type="float" office:value="-65.23397" calcext:value-type="float">
            <text:p>-65.23397</text:p>
          </table:table-cell>
          <table:table-cell office:value-type="float" office:value="106.3226" calcext:value-type="float">
            <text:p>106.3226</text:p>
          </table:table-cell>
          <table:table-cell office:value-type="float" office:value="17.86351" calcext:value-type="float">
            <text:p>17.86351</text:p>
          </table:table-cell>
          <table:table-cell office:value-type="float" office:value="0.09006942" calcext:value-type="float">
            <text:p>0.09006942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8.99098" calcext:value-type="float">
            <text:p>18.99098</text:p>
          </table:table-cell>
          <table:table-cell office:value-type="float" office:value="0" calcext:value-type="float">
            <text:p>0</text:p>
          </table:table-cell>
          <table:table-cell office:value-type="float" office:value="311.7215" calcext:value-type="float">
            <text:p>311.7215</text:p>
          </table:table-cell>
          <table:table-cell office:value-type="float" office:value="1093.807" calcext:value-type="float">
            <text:p>1093.807</text:p>
          </table:table-cell>
          <table:table-cell office:value-type="float" office:value="1334.051" calcext:value-type="float">
            <text:p>1334.051</text:p>
          </table:table-cell>
          <table:table-cell office:value-type="float" office:value="1322.437" calcext:value-type="float">
            <text:p>1322.437</text:p>
          </table:table-cell>
          <table:table-cell office:value-type="float" office:value="797.4273" calcext:value-type="float">
            <text:p>797.4273</text:p>
          </table:table-cell>
          <table:table-cell office:value-type="float" office:value="1075.855" calcext:value-type="float">
            <text:p>1075.855</text:p>
          </table:table-cell>
          <table:table-cell office:value-type="float" office:value="421.3781" calcext:value-type="float">
            <text:p>421.3781</text:p>
          </table:table-cell>
          <table:table-cell office:value-type="float" office:value="1883.759" calcext:value-type="float">
            <text:p>1883.759</text:p>
          </table:table-cell>
          <table:table-cell office:value-type="float" office:value="2112.315" calcext:value-type="float">
            <text:p>2112.315</text:p>
          </table:table-cell>
          <table:table-cell office:value-type="float" office:value="1680.992" calcext:value-type="float">
            <text:p>1680.992</text:p>
          </table:table-cell>
          <table:table-cell office:value-type="float" office:value="585.64" calcext:value-type="float">
            <text:p>585.64</text:p>
          </table:table-cell>
          <table:table-cell office:value-type="float" office:value="570.6899" calcext:value-type="float">
            <text:p>570.6899</text:p>
          </table:table-cell>
          <table:table-cell office:value-type="float" office:value="142.8797" calcext:value-type="float">
            <text:p>142.8797</text:p>
          </table:table-cell>
          <table:table-cell office:value-type="float" office:value="35.71493" calcext:value-type="float">
            <text:p>35.71493</text:p>
          </table:table-cell>
          <table:table-cell office:value-type="float" office:value="0" calcext:value-type="float">
            <text:p>0</text:p>
          </table:table-cell>
          <table:table-cell office:value-type="float" office:value="-0.08810086" calcext:value-type="float">
            <text:p>-0.08810086</text:p>
          </table:table-cell>
          <table:table-cell office:value-type="float" office:value="0" calcext:value-type="float">
            <text:p>0</text:p>
          </table:table-cell>
          <table:table-cell office:value-type="float" office:value="2.706694" calcext:value-type="float">
            <text:p>2.706694</text:p>
          </table:table-cell>
          <table:table-cell office:value-type="float" office:value="935.291" calcext:value-type="float">
            <text:p>935.291</text:p>
          </table:table-cell>
          <table:table-cell office:value-type="float" office:value="-381.4807" calcext:value-type="float">
            <text:p>-381.4807</text:p>
          </table:table-cell>
          <table:table-cell office:value-type="float" office:value="553.8103" calcext:value-type="float">
            <text:p>553.8103</text:p>
          </table:table-cell>
          <table:table-cell office:value-type="float" office:value="-544.3496" calcext:value-type="float">
            <text:p>-544.3496</text:p>
          </table:table-cell>
          <table:table-cell office:value-type="float" office:value="0" calcext:value-type="float">
            <text:p>0</text:p>
          </table:table-cell>
          <table:table-cell office:value-type="float" office:value="9.697345" calcext:value-type="float">
            <text:p>9.697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184.8572" calcext:value-type="float">
            <text:p>184.8572</text:p>
          </table:table-cell>
          <table:table-cell office:value-type="float" office:value="13201.75" calcext:value-type="float">
            <text:p>13201.75</text:p>
          </table:table-cell>
          <table:table-cell office:value-type="float" office:value="0" calcext:value-type="float">
            <text:p>0</text:p>
          </table:table-cell>
          <table:table-cell office:value-type="float" office:value="25.66604" calcext:value-type="float">
            <text:p>25.66604</text:p>
          </table:table-cell>
          <table:table-cell office:value-type="float" office:value="-601.1825" calcext:value-type="float">
            <text:p>-601.1825</text:p>
          </table:table-cell>
          <table:table-cell office:value-type="float" office:value="1772.199" calcext:value-type="float">
            <text:p>1772.199</text:p>
          </table:table-cell>
          <table:table-cell office:value-type="float" office:value="-65.5562" calcext:value-type="float">
            <text:p>-65.5562</text:p>
          </table:table-cell>
          <table:table-cell office:value-type="float" office:value="105.8091" calcext:value-type="float">
            <text:p>105.8091</text:p>
          </table:table-cell>
          <table:table-cell office:value-type="float" office:value="18.87037" calcext:value-type="float">
            <text:p>18.87037</text:p>
          </table:table-cell>
          <table:table-cell office:value-type="float" office:value="0.09148783" calcext:value-type="float">
            <text:p>0.09148783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23.86319" calcext:value-type="float">
            <text:p>23.86319</text:p>
          </table:table-cell>
          <table:table-cell office:value-type="float" office:value="0" calcext:value-type="float">
            <text:p>0</text:p>
          </table:table-cell>
          <table:table-cell office:value-type="float" office:value="311.8548" calcext:value-type="float">
            <text:p>311.8548</text:p>
          </table:table-cell>
          <table:table-cell office:value-type="float" office:value="1093.573" calcext:value-type="float">
            <text:p>1093.573</text:p>
          </table:table-cell>
          <table:table-cell office:value-type="float" office:value="1333.855" calcext:value-type="float">
            <text:p>1333.855</text:p>
          </table:table-cell>
          <table:table-cell office:value-type="float" office:value="1322.343" calcext:value-type="float">
            <text:p>1322.343</text:p>
          </table:table-cell>
          <table:table-cell office:value-type="float" office:value="797.387" calcext:value-type="float">
            <text:p>797.387</text:p>
          </table:table-cell>
          <table:table-cell office:value-type="float" office:value="1075.758" calcext:value-type="float">
            <text:p>1075.758</text:p>
          </table:table-cell>
          <table:table-cell office:value-type="float" office:value="421.3266" calcext:value-type="float">
            <text:p>421.3266</text:p>
          </table:table-cell>
          <table:table-cell office:value-type="float" office:value="1883.611" calcext:value-type="float">
            <text:p>1883.611</text:p>
          </table:table-cell>
          <table:table-cell office:value-type="float" office:value="2112.202" calcext:value-type="float">
            <text:p>2112.202</text:p>
          </table:table-cell>
          <table:table-cell office:value-type="float" office:value="1680.927" calcext:value-type="float">
            <text:p>1680.927</text:p>
          </table:table-cell>
          <table:table-cell office:value-type="float" office:value="585.6249" calcext:value-type="float">
            <text:p>585.6249</text:p>
          </table:table-cell>
          <table:table-cell office:value-type="float" office:value="570.6858" calcext:value-type="float">
            <text:p>570.6858</text:p>
          </table:table-cell>
          <table:table-cell office:value-type="float" office:value="142.8795" calcext:value-type="float">
            <text:p>142.8795</text:p>
          </table:table-cell>
          <table:table-cell office:value-type="float" office:value="35.71487" calcext:value-type="float">
            <text:p>35.71487</text:p>
          </table:table-cell>
          <table:table-cell office:value-type="float" office:value="0" calcext:value-type="float">
            <text:p>0</text:p>
          </table:table-cell>
          <table:table-cell office:value-type="float" office:value="-0.08818547" calcext:value-type="float">
            <text:p>-0.08818547</text:p>
          </table:table-cell>
          <table:table-cell office:value-type="float" office:value="0" calcext:value-type="float">
            <text:p>0</text:p>
          </table:table-cell>
          <table:table-cell office:value-type="float" office:value="2.670452" calcext:value-type="float">
            <text:p>2.670452</text:p>
          </table:table-cell>
          <table:table-cell office:value-type="float" office:value="949.269" calcext:value-type="float">
            <text:p>949.269</text:p>
          </table:table-cell>
          <table:table-cell office:value-type="float" office:value="-389.2351" calcext:value-type="float">
            <text:p>-389.2351</text:p>
          </table:table-cell>
          <table:table-cell office:value-type="float" office:value="560.0339" calcext:value-type="float">
            <text:p>560.0339</text:p>
          </table:table-cell>
          <table:table-cell office:value-type="float" office:value="-545.6312" calcext:value-type="float">
            <text:p>-545.6312</text:p>
          </table:table-cell>
          <table:table-cell office:value-type="float" office:value="0" calcext:value-type="float">
            <text:p>0</text:p>
          </table:table-cell>
          <table:table-cell office:value-type="float" office:value="9.59756" calcext:value-type="float">
            <text:p>9.5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184.52" calcext:value-type="float">
            <text:p>184.52</text:p>
          </table:table-cell>
          <table:table-cell office:value-type="float" office:value="13201.04" calcext:value-type="float">
            <text:p>13201.04</text:p>
          </table:table-cell>
          <table:table-cell office:value-type="float" office:value="0" calcext:value-type="float">
            <text:p>0</text:p>
          </table:table-cell>
          <table:table-cell office:value-type="float" office:value="26.02879" calcext:value-type="float">
            <text:p>26.02879</text:p>
          </table:table-cell>
          <table:table-cell office:value-type="float" office:value="-602.8041" calcext:value-type="float">
            <text:p>-602.8041</text:p>
          </table:table-cell>
          <table:table-cell office:value-type="float" office:value="1777.396" calcext:value-type="float">
            <text:p>1777.396</text:p>
          </table:table-cell>
          <table:table-cell office:value-type="float" office:value="-65.84409" calcext:value-type="float">
            <text:p>-65.84409</text:p>
          </table:table-cell>
          <table:table-cell office:value-type="float" office:value="105.5998" calcext:value-type="float">
            <text:p>105.5998</text:p>
          </table:table-cell>
          <table:table-cell office:value-type="float" office:value="18.71062" calcext:value-type="float">
            <text:p>18.71062</text:p>
          </table:table-cell>
          <table:table-cell office:value-type="float" office:value="0.09262498" calcext:value-type="float">
            <text:p>0.09262498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37.18708" calcext:value-type="float">
            <text:p>37.18708</text:p>
          </table:table-cell>
          <table:table-cell office:value-type="float" office:value="0" calcext:value-type="float">
            <text:p>0</text:p>
          </table:table-cell>
          <table:table-cell office:value-type="float" office:value="311.9261" calcext:value-type="float">
            <text:p>311.9261</text:p>
          </table:table-cell>
          <table:table-cell office:value-type="float" office:value="1093.388" calcext:value-type="float">
            <text:p>1093.388</text:p>
          </table:table-cell>
          <table:table-cell office:value-type="float" office:value="1333.695" calcext:value-type="float">
            <text:p>1333.695</text:p>
          </table:table-cell>
          <table:table-cell office:value-type="float" office:value="1322.262" calcext:value-type="float">
            <text:p>1322.262</text:p>
          </table:table-cell>
          <table:table-cell office:value-type="float" office:value="797.3484" calcext:value-type="float">
            <text:p>797.3484</text:p>
          </table:table-cell>
          <table:table-cell office:value-type="float" office:value="1075.664" calcext:value-type="float">
            <text:p>1075.664</text:p>
          </table:table-cell>
          <table:table-cell office:value-type="float" office:value="421.2742" calcext:value-type="float">
            <text:p>421.2742</text:p>
          </table:table-cell>
          <table:table-cell office:value-type="float" office:value="1883.46" calcext:value-type="float">
            <text:p>1883.46</text:p>
          </table:table-cell>
          <table:table-cell office:value-type="float" office:value="2112.089" calcext:value-type="float">
            <text:p>2112.089</text:p>
          </table:table-cell>
          <table:table-cell office:value-type="float" office:value="1680.862" calcext:value-type="float">
            <text:p>1680.862</text:p>
          </table:table-cell>
          <table:table-cell office:value-type="float" office:value="585.6098" calcext:value-type="float">
            <text:p>585.6098</text:p>
          </table:table-cell>
          <table:table-cell office:value-type="float" office:value="570.6816" calcext:value-type="float">
            <text:p>570.6816</text:p>
          </table:table-cell>
          <table:table-cell office:value-type="float" office:value="142.8793" calcext:value-type="float">
            <text:p>142.8793</text:p>
          </table:table-cell>
          <table:table-cell office:value-type="float" office:value="35.71481" calcext:value-type="float">
            <text:p>35.71481</text:p>
          </table:table-cell>
          <table:table-cell office:value-type="float" office:value="0" calcext:value-type="float">
            <text:p>0</text:p>
          </table:table-cell>
          <table:table-cell office:value-type="float" office:value="-0.08823971" calcext:value-type="float">
            <text:p>-0.08823971</text:p>
          </table:table-cell>
          <table:table-cell office:value-type="float" office:value="0" calcext:value-type="float">
            <text:p>0</text:p>
          </table:table-cell>
          <table:table-cell office:value-type="float" office:value="2.670452" calcext:value-type="float">
            <text:p>2.670452</text:p>
          </table:table-cell>
          <table:table-cell office:value-type="float" office:value="969.5419" calcext:value-type="float">
            <text:p>969.5419</text:p>
          </table:table-cell>
          <table:table-cell office:value-type="float" office:value="-394.8461" calcext:value-type="float">
            <text:p>-394.8461</text:p>
          </table:table-cell>
          <table:table-cell office:value-type="float" office:value="574.6958" calcext:value-type="float">
            <text:p>574.6958</text:p>
          </table:table-cell>
          <table:table-cell office:value-type="float" office:value="-546.9151" calcext:value-type="float">
            <text:p>-546.9151</text:p>
          </table:table-cell>
          <table:table-cell office:value-type="float" office:value="0" calcext:value-type="float">
            <text:p>0</text:p>
          </table:table-cell>
          <table:table-cell office:value-type="float" office:value="9.552242" calcext:value-type="float">
            <text:p>9.55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184.3553" calcext:value-type="float">
            <text:p>184.3553</text:p>
          </table:table-cell>
          <table:table-cell office:value-type="float" office:value="13200.36" calcext:value-type="float">
            <text:p>13200.36</text:p>
          </table:table-cell>
          <table:table-cell office:value-type="float" office:value="0" calcext:value-type="float">
            <text:p>0</text:p>
          </table:table-cell>
          <table:table-cell office:value-type="float" office:value="26.36805" calcext:value-type="float">
            <text:p>26.36805</text:p>
          </table:table-cell>
          <table:table-cell office:value-type="float" office:value="-604.2803" calcext:value-type="float">
            <text:p>-604.2803</text:p>
          </table:table-cell>
          <table:table-cell office:value-type="float" office:value="1781.661" calcext:value-type="float">
            <text:p>1781.661</text:p>
          </table:table-cell>
          <table:table-cell office:value-type="float" office:value="-66.11307" calcext:value-type="float">
            <text:p>-66.11307</text:p>
          </table:table-cell>
          <table:table-cell office:value-type="float" office:value="105.2402" calcext:value-type="float">
            <text:p>105.2402</text:p>
          </table:table-cell>
          <table:table-cell office:value-type="float" office:value="18.64754" calcext:value-type="float">
            <text:p>18.64754</text:p>
          </table:table-cell>
          <table:table-cell office:value-type="float" office:value="0.09418522" calcext:value-type="float">
            <text:p>0.09418522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45.27037" calcext:value-type="float">
            <text:p>45.27037</text:p>
          </table:table-cell>
          <table:table-cell office:value-type="float" office:value="0" calcext:value-type="float">
            <text:p>0</text:p>
          </table:table-cell>
          <table:table-cell office:value-type="float" office:value="312.0014" calcext:value-type="float">
            <text:p>312.0014</text:p>
          </table:table-cell>
          <table:table-cell office:value-type="float" office:value="1093.237" calcext:value-type="float">
            <text:p>1093.237</text:p>
          </table:table-cell>
          <table:table-cell office:value-type="float" office:value="1333.559" calcext:value-type="float">
            <text:p>1333.559</text:p>
          </table:table-cell>
          <table:table-cell office:value-type="float" office:value="1322.192" calcext:value-type="float">
            <text:p>1322.192</text:p>
          </table:table-cell>
          <table:table-cell office:value-type="float" office:value="797.314" calcext:value-type="float">
            <text:p>797.314</text:p>
          </table:table-cell>
          <table:table-cell office:value-type="float" office:value="1075.581" calcext:value-type="float">
            <text:p>1075.581</text:p>
          </table:table-cell>
          <table:table-cell office:value-type="float" office:value="421.2278" calcext:value-type="float">
            <text:p>421.2278</text:p>
          </table:table-cell>
          <table:table-cell office:value-type="float" office:value="1883.313" calcext:value-type="float">
            <text:p>1883.313</text:p>
          </table:table-cell>
          <table:table-cell office:value-type="float" office:value="2111.976" calcext:value-type="float">
            <text:p>2111.976</text:p>
          </table:table-cell>
          <table:table-cell office:value-type="float" office:value="1680.797" calcext:value-type="float">
            <text:p>1680.797</text:p>
          </table:table-cell>
          <table:table-cell office:value-type="float" office:value="585.5947" calcext:value-type="float">
            <text:p>585.5947</text:p>
          </table:table-cell>
          <table:table-cell office:value-type="float" office:value="570.6774" calcext:value-type="float">
            <text:p>570.6774</text:p>
          </table:table-cell>
          <table:table-cell office:value-type="float" office:value="142.8791" calcext:value-type="float">
            <text:p>142.8791</text:p>
          </table:table-cell>
          <table:table-cell office:value-type="float" office:value="35.71476" calcext:value-type="float">
            <text:p>35.71476</text:p>
          </table:table-cell>
          <table:table-cell office:value-type="float" office:value="0" calcext:value-type="float">
            <text:p>0</text:p>
          </table:table-cell>
          <table:table-cell office:value-type="float" office:value="-0.08826914" calcext:value-type="float">
            <text:p>-0.08826914</text:p>
          </table:table-cell>
          <table:table-cell office:value-type="float" office:value="0" calcext:value-type="float">
            <text:p>0</text:p>
          </table:table-cell>
          <table:table-cell office:value-type="float" office:value="2.670452" calcext:value-type="float">
            <text:p>2.670452</text:p>
          </table:table-cell>
          <table:table-cell office:value-type="float" office:value="984.5118" calcext:value-type="float">
            <text:p>984.5118</text:p>
          </table:table-cell>
          <table:table-cell office:value-type="float" office:value="-400.5223" calcext:value-type="float">
            <text:p>-400.5223</text:p>
          </table:table-cell>
          <table:table-cell office:value-type="float" office:value="583.9895" calcext:value-type="float">
            <text:p>583.9895</text:p>
          </table:table-cell>
          <table:table-cell office:value-type="float" office:value="-547.9852" calcext:value-type="float">
            <text:p>-547.9852</text:p>
          </table:table-cell>
          <table:table-cell office:value-type="float" office:value="0" calcext:value-type="float">
            <text:p>0</text:p>
          </table:table-cell>
          <table:table-cell office:value-type="float" office:value="9.418015" calcext:value-type="float">
            <text:p>9.41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84.2702" calcext:value-type="float">
            <text:p>184.2702</text:p>
          </table:table-cell>
          <table:table-cell office:value-type="float" office:value="13199.65" calcext:value-type="float">
            <text:p>13199.65</text:p>
          </table:table-cell>
          <table:table-cell office:value-type="float" office:value="0" calcext:value-type="float">
            <text:p>0</text:p>
          </table:table-cell>
          <table:table-cell office:value-type="float" office:value="26.73555" calcext:value-type="float">
            <text:p>26.73555</text:p>
          </table:table-cell>
          <table:table-cell office:value-type="float" office:value="-605.7018" calcext:value-type="float">
            <text:p>-605.7018</text:p>
          </table:table-cell>
          <table:table-cell office:value-type="float" office:value="1788.263" calcext:value-type="float">
            <text:p>1788.263</text:p>
          </table:table-cell>
          <table:table-cell office:value-type="float" office:value="-66.38835" calcext:value-type="float">
            <text:p>-66.38835</text:p>
          </table:table-cell>
          <table:table-cell office:value-type="float" office:value="104.8028" calcext:value-type="float">
            <text:p>104.8028</text:p>
          </table:table-cell>
          <table:table-cell office:value-type="float" office:value="18.62762" calcext:value-type="float">
            <text:p>18.62762</text:p>
          </table:table-cell>
          <table:table-cell office:value-type="float" office:value="0.09582897" calcext:value-type="float">
            <text:p>0.09582897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1.21018" calcext:value-type="float">
            <text:p>51.21018</text:p>
          </table:table-cell>
          <table:table-cell office:value-type="float" office:value="0" calcext:value-type="float">
            <text:p>0</text:p>
          </table:table-cell>
          <table:table-cell office:value-type="float" office:value="312.0866" calcext:value-type="float">
            <text:p>312.0866</text:p>
          </table:table-cell>
          <table:table-cell office:value-type="float" office:value="1093.086" calcext:value-type="float">
            <text:p>1093.086</text:p>
          </table:table-cell>
          <table:table-cell office:value-type="float" office:value="1333.414" calcext:value-type="float">
            <text:p>1333.414</text:p>
          </table:table-cell>
          <table:table-cell office:value-type="float" office:value="1322.123" calcext:value-type="float">
            <text:p>1322.123</text:p>
          </table:table-cell>
          <table:table-cell office:value-type="float" office:value="797.2794" calcext:value-type="float">
            <text:p>797.2794</text:p>
          </table:table-cell>
          <table:table-cell office:value-type="float" office:value="1075.498" calcext:value-type="float">
            <text:p>1075.498</text:p>
          </table:table-cell>
          <table:table-cell office:value-type="float" office:value="421.182" calcext:value-type="float">
            <text:p>421.182</text:p>
          </table:table-cell>
          <table:table-cell office:value-type="float" office:value="1883.176" calcext:value-type="float">
            <text:p>1883.176</text:p>
          </table:table-cell>
          <table:table-cell office:value-type="float" office:value="2111.872" calcext:value-type="float">
            <text:p>2111.872</text:p>
          </table:table-cell>
          <table:table-cell office:value-type="float" office:value="1680.733" calcext:value-type="float">
            <text:p>1680.733</text:p>
          </table:table-cell>
          <table:table-cell office:value-type="float" office:value="585.5795" calcext:value-type="float">
            <text:p>585.5795</text:p>
          </table:table-cell>
          <table:table-cell office:value-type="float" office:value="570.6733" calcext:value-type="float">
            <text:p>570.6733</text:p>
          </table:table-cell>
          <table:table-cell office:value-type="float" office:value="142.8789" calcext:value-type="float">
            <text:p>142.8789</text:p>
          </table:table-cell>
          <table:table-cell office:value-type="float" office:value="35.7147" calcext:value-type="float">
            <text:p>35.7147</text:p>
          </table:table-cell>
          <table:table-cell office:value-type="float" office:value="0" calcext:value-type="float">
            <text:p>0</text:p>
          </table:table-cell>
          <table:table-cell office:value-type="float" office:value="-0.08830404" calcext:value-type="float">
            <text:p>-0.08830404</text:p>
          </table:table-cell>
          <table:table-cell office:value-type="float" office:value="0" calcext:value-type="float">
            <text:p>0</text:p>
          </table:table-cell>
          <table:table-cell office:value-type="float" office:value="2.670452" calcext:value-type="float">
            <text:p>2.670452</text:p>
          </table:table-cell>
          <table:table-cell office:value-type="float" office:value="997.2341" calcext:value-type="float">
            <text:p>997.2341</text:p>
          </table:table-cell>
          <table:table-cell office:value-type="float" office:value="-406.1717" calcext:value-type="float">
            <text:p>-406.1717</text:p>
          </table:table-cell>
          <table:table-cell office:value-type="float" office:value="591.0624" calcext:value-type="float">
            <text:p>591.0624</text:p>
          </table:table-cell>
          <table:table-cell office:value-type="float" office:value="-549.0297" calcext:value-type="float">
            <text:p>-549.0297</text:p>
          </table:table-cell>
          <table:table-cell office:value-type="float" office:value="0" calcext:value-type="float">
            <text:p>0</text:p>
          </table:table-cell>
          <table:table-cell office:value-type="float" office:value="9.315011" calcext:value-type="float">
            <text:p>9.315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185.3053" calcext:value-type="float">
            <text:p>185.3053</text:p>
          </table:table-cell>
          <table:table-cell office:value-type="float" office:value="13198.92" calcext:value-type="float">
            <text:p>13198.92</text:p>
          </table:table-cell>
          <table:table-cell office:value-type="float" office:value="0" calcext:value-type="float">
            <text:p>0</text:p>
          </table:table-cell>
          <table:table-cell office:value-type="float" office:value="28.25904" calcext:value-type="float">
            <text:p>28.25904</text:p>
          </table:table-cell>
          <table:table-cell office:value-type="float" office:value="-607.2069" calcext:value-type="float">
            <text:p>-607.2069</text:p>
          </table:table-cell>
          <table:table-cell office:value-type="float" office:value="1792.978" calcext:value-type="float">
            <text:p>1792.978</text:p>
          </table:table-cell>
          <table:table-cell office:value-type="float" office:value="-66.69553" calcext:value-type="float">
            <text:p>-66.69553</text:p>
          </table:table-cell>
          <table:table-cell office:value-type="float" office:value="104.3066" calcext:value-type="float">
            <text:p>104.3066</text:p>
          </table:table-cell>
          <table:table-cell office:value-type="float" office:value="19.71855" calcext:value-type="float">
            <text:p>19.71855</text:p>
          </table:table-cell>
          <table:table-cell office:value-type="float" office:value="0.09745068" calcext:value-type="float">
            <text:p>0.09745068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3.77082" calcext:value-type="float">
            <text:p>53.77082</text:p>
          </table:table-cell>
          <table:table-cell office:value-type="float" office:value="0" calcext:value-type="float">
            <text:p>0</text:p>
          </table:table-cell>
          <table:table-cell office:value-type="float" office:value="312.1841" calcext:value-type="float">
            <text:p>312.1841</text:p>
          </table:table-cell>
          <table:table-cell office:value-type="float" office:value="1092.919" calcext:value-type="float">
            <text:p>1092.919</text:p>
          </table:table-cell>
          <table:table-cell office:value-type="float" office:value="1333.255" calcext:value-type="float">
            <text:p>1333.255</text:p>
          </table:table-cell>
          <table:table-cell office:value-type="float" office:value="1322.049" calcext:value-type="float">
            <text:p>1322.049</text:p>
          </table:table-cell>
          <table:table-cell office:value-type="float" office:value="797.2457" calcext:value-type="float">
            <text:p>797.2457</text:p>
          </table:table-cell>
          <table:table-cell office:value-type="float" office:value="1075.411" calcext:value-type="float">
            <text:p>1075.411</text:p>
          </table:table-cell>
          <table:table-cell office:value-type="float" office:value="421.1353" calcext:value-type="float">
            <text:p>421.1353</text:p>
          </table:table-cell>
          <table:table-cell office:value-type="float" office:value="1883.042" calcext:value-type="float">
            <text:p>1883.042</text:p>
          </table:table-cell>
          <table:table-cell office:value-type="float" office:value="2111.772" calcext:value-type="float">
            <text:p>2111.772</text:p>
          </table:table-cell>
          <table:table-cell office:value-type="float" office:value="1680.669" calcext:value-type="float">
            <text:p>1680.669</text:p>
          </table:table-cell>
          <table:table-cell office:value-type="float" office:value="585.5644" calcext:value-type="float">
            <text:p>585.5644</text:p>
          </table:table-cell>
          <table:table-cell office:value-type="float" office:value="570.6691" calcext:value-type="float">
            <text:p>570.6691</text:p>
          </table:table-cell>
          <table:table-cell office:value-type="float" office:value="142.8787" calcext:value-type="float">
            <text:p>142.8787</text:p>
          </table:table-cell>
          <table:table-cell office:value-type="float" office:value="35.71464" calcext:value-type="float">
            <text:p>35.71464</text:p>
          </table:table-cell>
          <table:table-cell office:value-type="float" office:value="0" calcext:value-type="float">
            <text:p>0</text:p>
          </table:table-cell>
          <table:table-cell office:value-type="float" office:value="-0.08835971" calcext:value-type="float">
            <text:p>-0.08835971</text:p>
          </table:table-cell>
          <table:table-cell office:value-type="float" office:value="0" calcext:value-type="float">
            <text:p>0</text:p>
          </table:table-cell>
          <table:table-cell office:value-type="float" office:value="2.633097" calcext:value-type="float">
            <text:p>2.633097</text:p>
          </table:table-cell>
          <table:table-cell office:value-type="float" office:value="1007.769" calcext:value-type="float">
            <text:p>1007.769</text:p>
          </table:table-cell>
          <table:table-cell office:value-type="float" office:value="-412.9683" calcext:value-type="float">
            <text:p>-412.9683</text:p>
          </table:table-cell>
          <table:table-cell office:value-type="float" office:value="594.801" calcext:value-type="float">
            <text:p>594.801</text:p>
          </table:table-cell>
          <table:table-cell office:value-type="float" office:value="-550.1371" calcext:value-type="float">
            <text:p>-550.1371</text:p>
          </table:table-cell>
          <table:table-cell office:value-type="float" office:value="0" calcext:value-type="float">
            <text:p>0</text:p>
          </table:table-cell>
          <table:table-cell office:value-type="float" office:value="9.226412" calcext:value-type="float">
            <text:p>9.226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186.9436" calcext:value-type="float">
            <text:p>186.9436</text:p>
          </table:table-cell>
          <table:table-cell office:value-type="float" office:value="13198.15" calcext:value-type="float">
            <text:p>13198.15</text:p>
          </table:table-cell>
          <table:table-cell office:value-type="float" office:value="0" calcext:value-type="float">
            <text:p>0</text:p>
          </table:table-cell>
          <table:table-cell office:value-type="float" office:value="30.40287" calcext:value-type="float">
            <text:p>30.40287</text:p>
          </table:table-cell>
          <table:table-cell office:value-type="float" office:value="-608.7719" calcext:value-type="float">
            <text:p>-608.7719</text:p>
          </table:table-cell>
          <table:table-cell office:value-type="float" office:value="1795.357" calcext:value-type="float">
            <text:p>1795.357</text:p>
          </table:table-cell>
          <table:table-cell office:value-type="float" office:value="-67.02006" calcext:value-type="float">
            <text:p>-67.02006</text:p>
          </table:table-cell>
          <table:table-cell office:value-type="float" office:value="103.8054" calcext:value-type="float">
            <text:p>103.8054</text:p>
          </table:table-cell>
          <table:table-cell office:value-type="float" office:value="21.3729" calcext:value-type="float">
            <text:p>21.3729</text:p>
          </table:table-cell>
          <table:table-cell office:value-type="float" office:value="0.09907501" calcext:value-type="float">
            <text:p>0.09907501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4.60723" calcext:value-type="float">
            <text:p>54.60723</text:p>
          </table:table-cell>
          <table:table-cell office:value-type="float" office:value="0" calcext:value-type="float">
            <text:p>0</text:p>
          </table:table-cell>
          <table:table-cell office:value-type="float" office:value="312.3211" calcext:value-type="float">
            <text:p>312.3211</text:p>
          </table:table-cell>
          <table:table-cell office:value-type="float" office:value="1092.746" calcext:value-type="float">
            <text:p>1092.746</text:p>
          </table:table-cell>
          <table:table-cell office:value-type="float" office:value="1333.086" calcext:value-type="float">
            <text:p>1333.086</text:p>
          </table:table-cell>
          <table:table-cell office:value-type="float" office:value="1321.97" calcext:value-type="float">
            <text:p>1321.97</text:p>
          </table:table-cell>
          <table:table-cell office:value-type="float" office:value="797.2125" calcext:value-type="float">
            <text:p>797.2125</text:p>
          </table:table-cell>
          <table:table-cell office:value-type="float" office:value="1075.318" calcext:value-type="float">
            <text:p>1075.318</text:p>
          </table:table-cell>
          <table:table-cell office:value-type="float" office:value="421.0855" calcext:value-type="float">
            <text:p>421.0855</text:p>
          </table:table-cell>
          <table:table-cell office:value-type="float" office:value="1882.897" calcext:value-type="float">
            <text:p>1882.897</text:p>
          </table:table-cell>
          <table:table-cell office:value-type="float" office:value="2111.672" calcext:value-type="float">
            <text:p>2111.672</text:p>
          </table:table-cell>
          <table:table-cell office:value-type="float" office:value="1680.605" calcext:value-type="float">
            <text:p>1680.605</text:p>
          </table:table-cell>
          <table:table-cell office:value-type="float" office:value="585.5491" calcext:value-type="float">
            <text:p>585.5491</text:p>
          </table:table-cell>
          <table:table-cell office:value-type="float" office:value="570.665" calcext:value-type="float">
            <text:p>570.665</text:p>
          </table:table-cell>
          <table:table-cell office:value-type="float" office:value="142.8785" calcext:value-type="float">
            <text:p>142.8785</text:p>
          </table:table-cell>
          <table:table-cell office:value-type="float" office:value="35.71458" calcext:value-type="float">
            <text:p>35.71458</text:p>
          </table:table-cell>
          <table:table-cell office:value-type="float" office:value="0" calcext:value-type="float">
            <text:p>0</text:p>
          </table:table-cell>
          <table:table-cell office:value-type="float" office:value="-0.08842579" calcext:value-type="float">
            <text:p>-0.08842579</text:p>
          </table:table-cell>
          <table:table-cell office:value-type="float" office:value="0" calcext:value-type="float">
            <text:p>0</text:p>
          </table:table-cell>
          <table:table-cell office:value-type="float" office:value="2.576529" calcext:value-type="float">
            <text:p>2.576529</text:p>
          </table:table-cell>
          <table:table-cell office:value-type="float" office:value="1016.999" calcext:value-type="float">
            <text:p>1016.999</text:p>
          </table:table-cell>
          <table:table-cell office:value-type="float" office:value="-420.1416" calcext:value-type="float">
            <text:p>-420.1416</text:p>
          </table:table-cell>
          <table:table-cell office:value-type="float" office:value="596.8575" calcext:value-type="float">
            <text:p>596.8575</text:p>
          </table:table-cell>
          <table:table-cell office:value-type="float" office:value="-551.2856" calcext:value-type="float">
            <text:p>-551.2856</text:p>
          </table:table-cell>
          <table:table-cell office:value-type="float" office:value="0" calcext:value-type="float">
            <text:p>0</text:p>
          </table:table-cell>
          <table:table-cell office:value-type="float" office:value="9.140048" calcext:value-type="float">
            <text:p>9.14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188.57" calcext:value-type="float">
            <text:p>188.57</text:p>
          </table:table-cell>
          <table:table-cell office:value-type="float" office:value="13197.39" calcext:value-type="float">
            <text:p>13197.39</text:p>
          </table:table-cell>
          <table:table-cell office:value-type="float" office:value="0" calcext:value-type="float">
            <text:p>0</text:p>
          </table:table-cell>
          <table:table-cell office:value-type="float" office:value="32.52417" calcext:value-type="float">
            <text:p>32.52417</text:p>
          </table:table-cell>
          <table:table-cell office:value-type="float" office:value="-610.3306" calcext:value-type="float">
            <text:p>-610.3306</text:p>
          </table:table-cell>
          <table:table-cell office:value-type="float" office:value="1802.412" calcext:value-type="float">
            <text:p>1802.412</text:p>
          </table:table-cell>
          <table:table-cell office:value-type="float" office:value="-67.34306" calcext:value-type="float">
            <text:p>-67.34306</text:p>
          </table:table-cell>
          <table:table-cell office:value-type="float" office:value="103.321" calcext:value-type="float">
            <text:p>103.321</text:p>
          </table:table-cell>
          <table:table-cell office:value-type="float" office:value="23.03831" calcext:value-type="float">
            <text:p>23.03831</text:p>
          </table:table-cell>
          <table:table-cell office:value-type="float" office:value="0.100741" calcext:value-type="float">
            <text:p>0.100741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4.93928" calcext:value-type="float">
            <text:p>54.93928</text:p>
          </table:table-cell>
          <table:table-cell office:value-type="float" office:value="0" calcext:value-type="float">
            <text:p>0</text:p>
          </table:table-cell>
          <table:table-cell office:value-type="float" office:value="312.4266" calcext:value-type="float">
            <text:p>312.4266</text:p>
          </table:table-cell>
          <table:table-cell office:value-type="float" office:value="1092.579" calcext:value-type="float">
            <text:p>1092.579</text:p>
          </table:table-cell>
          <table:table-cell office:value-type="float" office:value="1332.921" calcext:value-type="float">
            <text:p>1332.921</text:p>
          </table:table-cell>
          <table:table-cell office:value-type="float" office:value="1321.892" calcext:value-type="float">
            <text:p>1321.892</text:p>
          </table:table-cell>
          <table:table-cell office:value-type="float" office:value="797.1803" calcext:value-type="float">
            <text:p>797.1803</text:p>
          </table:table-cell>
          <table:table-cell office:value-type="float" office:value="1075.223" calcext:value-type="float">
            <text:p>1075.223</text:p>
          </table:table-cell>
          <table:table-cell office:value-type="float" office:value="421.0353" calcext:value-type="float">
            <text:p>421.0353</text:p>
          </table:table-cell>
          <table:table-cell office:value-type="float" office:value="1882.749" calcext:value-type="float">
            <text:p>1882.749</text:p>
          </table:table-cell>
          <table:table-cell office:value-type="float" office:value="2111.572" calcext:value-type="float">
            <text:p>2111.572</text:p>
          </table:table-cell>
          <table:table-cell office:value-type="float" office:value="1680.552" calcext:value-type="float">
            <text:p>1680.552</text:p>
          </table:table-cell>
          <table:table-cell office:value-type="float" office:value="585.5338" calcext:value-type="float">
            <text:p>585.5338</text:p>
          </table:table-cell>
          <table:table-cell office:value-type="float" office:value="570.6608" calcext:value-type="float">
            <text:p>570.6608</text:p>
          </table:table-cell>
          <table:table-cell office:value-type="float" office:value="142.8783" calcext:value-type="float">
            <text:p>142.8783</text:p>
          </table:table-cell>
          <table:table-cell office:value-type="float" office:value="35.71453" calcext:value-type="float">
            <text:p>35.71453</text:p>
          </table:table-cell>
          <table:table-cell office:value-type="float" office:value="0" calcext:value-type="float">
            <text:p>0</text:p>
          </table:table-cell>
          <table:table-cell office:value-type="float" office:value="-0.08848834" calcext:value-type="float">
            <text:p>-0.08848834</text:p>
          </table:table-cell>
          <table:table-cell office:value-type="float" office:value="0" calcext:value-type="float">
            <text:p>0</text:p>
          </table:table-cell>
          <table:table-cell office:value-type="float" office:value="2.519265" calcext:value-type="float">
            <text:p>2.519265</text:p>
          </table:table-cell>
          <table:table-cell office:value-type="float" office:value="1025.318" calcext:value-type="float">
            <text:p>1025.318</text:p>
          </table:table-cell>
          <table:table-cell office:value-type="float" office:value="-426.9153" calcext:value-type="float">
            <text:p>-426.9153</text:p>
          </table:table-cell>
          <table:table-cell office:value-type="float" office:value="598.4028" calcext:value-type="float">
            <text:p>598.4028</text:p>
          </table:table-cell>
          <table:table-cell office:value-type="float" office:value="-552.4301" calcext:value-type="float">
            <text:p>-552.4301</text:p>
          </table:table-cell>
          <table:table-cell office:value-type="float" office:value="0" calcext:value-type="float">
            <text:p>0</text:p>
          </table:table-cell>
          <table:table-cell office:value-type="float" office:value="9.053018" calcext:value-type="float">
            <text:p>9.05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89.0424" calcext:value-type="float">
            <text:p>189.0424</text:p>
          </table:table-cell>
          <table:table-cell office:value-type="float" office:value="13196.63" calcext:value-type="float">
            <text:p>13196.63</text:p>
          </table:table-cell>
          <table:table-cell office:value-type="float" office:value="0" calcext:value-type="float">
            <text:p>0</text:p>
          </table:table-cell>
          <table:table-cell office:value-type="float" office:value="33.47344" calcext:value-type="float">
            <text:p>33.47344</text:p>
          </table:table-cell>
          <table:table-cell office:value-type="float" office:value="-611.8724" calcext:value-type="float">
            <text:p>-611.8724</text:p>
          </table:table-cell>
          <table:table-cell office:value-type="float" office:value="1804.316" calcext:value-type="float">
            <text:p>1804.316</text:p>
          </table:table-cell>
          <table:table-cell office:value-type="float" office:value="-67.67123" calcext:value-type="float">
            <text:p>-67.67123</text:p>
          </table:table-cell>
          <table:table-cell office:value-type="float" office:value="102.8773" calcext:value-type="float">
            <text:p>102.8773</text:p>
          </table:table-cell>
          <table:table-cell office:value-type="float" office:value="23.55129" calcext:value-type="float">
            <text:p>23.55129</text:p>
          </table:table-cell>
          <table:table-cell office:value-type="float" office:value="0.102386" calcext:value-type="float">
            <text:p>0.102386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6.22693" calcext:value-type="float">
            <text:p>56.22693</text:p>
          </table:table-cell>
          <table:table-cell office:value-type="float" office:value="0" calcext:value-type="float">
            <text:p>0</text:p>
          </table:table-cell>
          <table:table-cell office:value-type="float" office:value="312.5214" calcext:value-type="float">
            <text:p>312.5214</text:p>
          </table:table-cell>
          <table:table-cell office:value-type="float" office:value="1092.421" calcext:value-type="float">
            <text:p>1092.421</text:p>
          </table:table-cell>
          <table:table-cell office:value-type="float" office:value="1332.762" calcext:value-type="float">
            <text:p>1332.762</text:p>
          </table:table-cell>
          <table:table-cell office:value-type="float" office:value="1321.816" calcext:value-type="float">
            <text:p>1321.816</text:p>
          </table:table-cell>
          <table:table-cell office:value-type="float" office:value="797.1478" calcext:value-type="float">
            <text:p>797.1478</text:p>
          </table:table-cell>
          <table:table-cell office:value-type="float" office:value="1075.128" calcext:value-type="float">
            <text:p>1075.128</text:p>
          </table:table-cell>
          <table:table-cell office:value-type="float" office:value="420.9846" calcext:value-type="float">
            <text:p>420.9846</text:p>
          </table:table-cell>
          <table:table-cell office:value-type="float" office:value="1882.6" calcext:value-type="float">
            <text:p>1882.6</text:p>
          </table:table-cell>
          <table:table-cell office:value-type="float" office:value="2111.472" calcext:value-type="float">
            <text:p>2111.472</text:p>
          </table:table-cell>
          <table:table-cell office:value-type="float" office:value="1680.5" calcext:value-type="float">
            <text:p>1680.5</text:p>
          </table:table-cell>
          <table:table-cell office:value-type="float" office:value="585.5186" calcext:value-type="float">
            <text:p>585.5186</text:p>
          </table:table-cell>
          <table:table-cell office:value-type="float" office:value="570.6567" calcext:value-type="float">
            <text:p>570.6567</text:p>
          </table:table-cell>
          <table:table-cell office:value-type="float" office:value="142.8781" calcext:value-type="float">
            <text:p>142.8781</text:p>
          </table:table-cell>
          <table:table-cell office:value-type="float" office:value="35.71447" calcext:value-type="float">
            <text:p>35.71447</text:p>
          </table:table-cell>
          <table:table-cell office:value-type="float" office:value="0" calcext:value-type="float">
            <text:p>0</text:p>
          </table:table-cell>
          <table:table-cell office:value-type="float" office:value="-0.0885458" calcext:value-type="float">
            <text:p>-0.0885458</text:p>
          </table:table-cell>
          <table:table-cell office:value-type="float" office:value="0" calcext:value-type="float">
            <text:p>0</text:p>
          </table:table-cell>
          <table:table-cell office:value-type="float" office:value="2.50172" calcext:value-type="float">
            <text:p>2.50172</text:p>
          </table:table-cell>
          <table:table-cell office:value-type="float" office:value="1034.051" calcext:value-type="float">
            <text:p>1034.051</text:p>
          </table:table-cell>
          <table:table-cell office:value-type="float" office:value="-433.1584" calcext:value-type="float">
            <text:p>-433.1584</text:p>
          </table:table-cell>
          <table:table-cell office:value-type="float" office:value="600.8927" calcext:value-type="float">
            <text:p>600.8927</text:p>
          </table:table-cell>
          <table:table-cell office:value-type="float" office:value="-553.554" calcext:value-type="float">
            <text:p>-553.554</text:p>
          </table:table-cell>
          <table:table-cell office:value-type="float" office:value="0" calcext:value-type="float">
            <text:p>0</text:p>
          </table:table-cell>
          <table:table-cell office:value-type="float" office:value="8.965122" calcext:value-type="float">
            <text:p>8.965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89.0948" calcext:value-type="float">
            <text:p>189.0948</text:p>
          </table:table-cell>
          <table:table-cell office:value-type="float" office:value="13195.86" calcext:value-type="float">
            <text:p>13195.86</text:p>
          </table:table-cell>
          <table:table-cell office:value-type="float" office:value="0" calcext:value-type="float">
            <text:p>0</text:p>
          </table:table-cell>
          <table:table-cell office:value-type="float" office:value="33.99918" calcext:value-type="float">
            <text:p>33.99918</text:p>
          </table:table-cell>
          <table:table-cell office:value-type="float" office:value="-613.4233" calcext:value-type="float">
            <text:p>-613.4233</text:p>
          </table:table-cell>
          <table:table-cell office:value-type="float" office:value="1810.175" calcext:value-type="float">
            <text:p>1810.175</text:p>
          </table:table-cell>
          <table:table-cell office:value-type="float" office:value="-68.01141" calcext:value-type="float">
            <text:p>-68.01141</text:p>
          </table:table-cell>
          <table:table-cell office:value-type="float" office:value="102.4669" calcext:value-type="float">
            <text:p>102.4669</text:p>
          </table:table-cell>
          <table:table-cell office:value-type="float" office:value="23.6452" calcext:value-type="float">
            <text:p>23.6452</text:p>
          </table:table-cell>
          <table:table-cell office:value-type="float" office:value="0.1040355" calcext:value-type="float">
            <text:p>0.1040355</text:p>
          </table:table-cell>
          <table:table-cell office:value-type="float" office:value="1.225532" calcext:value-type="float">
            <text:p>1.225532</text:p>
          </table:table-cell>
          <table:table-cell office:value-type="float" office:value="0.06024833" calcext:value-type="float">
            <text:p>0.06024833</text:p>
          </table:table-cell>
          <table:table-cell office:value-type="float" office:value="0.01293635" calcext:value-type="float">
            <text:p>0.01293635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59.87555" calcext:value-type="float">
            <text:p>59.87555</text:p>
          </table:table-cell>
          <table:table-cell office:value-type="float" office:value="0" calcext:value-type="float">
            <text:p>0</text:p>
          </table:table-cell>
          <table:table-cell office:value-type="float" office:value="312.614" calcext:value-type="float">
            <text:p>312.614</text:p>
          </table:table-cell>
          <table:table-cell office:value-type="float" office:value="1092.265" calcext:value-type="float">
            <text:p>1092.265</text:p>
          </table:table-cell>
          <table:table-cell office:value-type="float" office:value="1332.604" calcext:value-type="float">
            <text:p>1332.604</text:p>
          </table:table-cell>
          <table:table-cell office:value-type="float" office:value="1321.742" calcext:value-type="float">
            <text:p>1321.742</text:p>
          </table:table-cell>
          <table:table-cell office:value-type="float" office:value="797.1152" calcext:value-type="float">
            <text:p>797.1152</text:p>
          </table:table-cell>
          <table:table-cell office:value-type="float" office:value="1075.032" calcext:value-type="float">
            <text:p>1075.032</text:p>
          </table:table-cell>
          <table:table-cell office:value-type="float" office:value="420.9334" calcext:value-type="float">
            <text:p>420.9334</text:p>
          </table:table-cell>
          <table:table-cell office:value-type="float" office:value="1882.451" calcext:value-type="float">
            <text:p>1882.451</text:p>
          </table:table-cell>
          <table:table-cell office:value-type="float" office:value="2111.364" calcext:value-type="float">
            <text:p>2111.364</text:p>
          </table:table-cell>
          <table:table-cell office:value-type="float" office:value="1680.441" calcext:value-type="float">
            <text:p>1680.441</text:p>
          </table:table-cell>
          <table:table-cell office:value-type="float" office:value="585.5033" calcext:value-type="float">
            <text:p>585.5033</text:p>
          </table:table-cell>
          <table:table-cell office:value-type="float" office:value="570.6526" calcext:value-type="float">
            <text:p>570.6526</text:p>
          </table:table-cell>
          <table:table-cell office:value-type="float" office:value="142.8779" calcext:value-type="float">
            <text:p>142.8779</text:p>
          </table:table-cell>
          <table:table-cell office:value-type="float" office:value="35.71442" calcext:value-type="float">
            <text:p>35.71442</text:p>
          </table:table-cell>
          <table:table-cell office:value-type="float" office:value="0" calcext:value-type="float">
            <text:p>0</text:p>
          </table:table-cell>
          <table:table-cell office:value-type="float" office:value="-0.08859958" calcext:value-type="float">
            <text:p>-0.08859958</text:p>
          </table:table-cell>
          <table:table-cell office:value-type="float" office:value="0" calcext:value-type="float">
            <text:p>0</text:p>
          </table:table-cell>
          <table:table-cell office:value-type="float" office:value="2.498706" calcext:value-type="float">
            <text:p>2.498706</text:p>
          </table:table-cell>
          <table:table-cell office:value-type="float" office:value="1044.695" calcext:value-type="float">
            <text:p>1044.695</text:p>
          </table:table-cell>
          <table:table-cell office:value-type="float" office:value="-438.9365" calcext:value-type="float">
            <text:p>-438.9365</text:p>
          </table:table-cell>
          <table:table-cell office:value-type="float" office:value="605.7582" calcext:value-type="float">
            <text:p>605.7582</text:p>
          </table:table-cell>
          <table:table-cell office:value-type="float" office:value="-554.6757" calcext:value-type="float">
            <text:p>-554.6757</text:p>
          </table:table-cell>
          <table:table-cell office:value-type="float" office:value="0" calcext:value-type="float">
            <text:p>0</text:p>
          </table:table-cell>
          <table:table-cell office:value-type="float" office:value="8.878394" calcext:value-type="float">
            <text:p>8.878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188.7895" calcext:value-type="float">
            <text:p>188.7895</text:p>
          </table:table-cell>
          <table:table-cell office:value-type="float" office:value="13195.06" calcext:value-type="float">
            <text:p>13195.06</text:p>
          </table:table-cell>
          <table:table-cell office:value-type="float" office:value="0" calcext:value-type="float">
            <text:p>0</text:p>
          </table:table-cell>
          <table:table-cell office:value-type="float" office:value="34.37045" calcext:value-type="float">
            <text:p>34.37045</text:p>
          </table:table-cell>
          <table:table-cell office:value-type="float" office:value="-614.4716" calcext:value-type="float">
            <text:p>-614.4716</text:p>
          </table:table-cell>
          <table:table-cell office:value-type="float" office:value="1804.857" calcext:value-type="float">
            <text:p>1804.857</text:p>
          </table:table-cell>
          <table:table-cell office:value-type="float" office:value="-68.30692" calcext:value-type="float">
            <text:p>-68.30692</text:p>
          </table:table-cell>
          <table:table-cell office:value-type="float" office:value="102.3425" calcext:value-type="float">
            <text:p>102.3425</text:p>
          </table:table-cell>
          <table:table-cell office:value-type="float" office:value="23.51328" calcext:value-type="float">
            <text:p>23.51328</text:p>
          </table:table-cell>
          <table:table-cell office:value-type="float" office:value="0.1046062" calcext:value-type="float">
            <text:p>0.1046062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68.34332" calcext:value-type="float">
            <text:p>68.34332</text:p>
          </table:table-cell>
          <table:table-cell office:value-type="float" office:value="0" calcext:value-type="float">
            <text:p>0</text:p>
          </table:table-cell>
          <table:table-cell office:value-type="float" office:value="312.7096" calcext:value-type="float">
            <text:p>312.7096</text:p>
          </table:table-cell>
          <table:table-cell office:value-type="float" office:value="1092.06" calcext:value-type="float">
            <text:p>1092.06</text:p>
          </table:table-cell>
          <table:table-cell office:value-type="float" office:value="1332.465" calcext:value-type="float">
            <text:p>1332.465</text:p>
          </table:table-cell>
          <table:table-cell office:value-type="float" office:value="1321.671" calcext:value-type="float">
            <text:p>1321.671</text:p>
          </table:table-cell>
          <table:table-cell office:value-type="float" office:value="796.9995" calcext:value-type="float">
            <text:p>796.9995</text:p>
          </table:table-cell>
          <table:table-cell office:value-type="float" office:value="1074.919" calcext:value-type="float">
            <text:p>1074.919</text:p>
          </table:table-cell>
          <table:table-cell office:value-type="float" office:value="420.8916" calcext:value-type="float">
            <text:p>420.8916</text:p>
          </table:table-cell>
          <table:table-cell office:value-type="float" office:value="1882.293" calcext:value-type="float">
            <text:p>1882.293</text:p>
          </table:table-cell>
          <table:table-cell office:value-type="float" office:value="2111.241" calcext:value-type="float">
            <text:p>2111.241</text:p>
          </table:table-cell>
          <table:table-cell office:value-type="float" office:value="1680.367" calcext:value-type="float">
            <text:p>1680.367</text:p>
          </table:table-cell>
          <table:table-cell office:value-type="float" office:value="585.4842" calcext:value-type="float">
            <text:p>585.4842</text:p>
          </table:table-cell>
          <table:table-cell office:value-type="float" office:value="570.6425" calcext:value-type="float">
            <text:p>570.6425</text:p>
          </table:table-cell>
          <table:table-cell office:value-type="float" office:value="142.8765" calcext:value-type="float">
            <text:p>142.8765</text:p>
          </table:table-cell>
          <table:table-cell office:value-type="float" office:value="35.7139" calcext:value-type="float">
            <text:p>35.7139</text:p>
          </table:table-cell>
          <table:table-cell office:value-type="float" office:value="0" calcext:value-type="float">
            <text:p>0</text:p>
          </table:table-cell>
          <table:table-cell office:value-type="float" office:value="-0.08862763" calcext:value-type="float">
            <text:p>-0.08862763</text:p>
          </table:table-cell>
          <table:table-cell office:value-type="float" office:value="0" calcext:value-type="float">
            <text:p>0</text:p>
          </table:table-cell>
          <table:table-cell office:value-type="float" office:value="2.498706" calcext:value-type="float">
            <text:p>2.498706</text:p>
          </table:table-cell>
          <table:table-cell office:value-type="float" office:value="1058.455" calcext:value-type="float">
            <text:p>1058.455</text:p>
          </table:table-cell>
          <table:table-cell office:value-type="float" office:value="-443.362" calcext:value-type="float">
            <text:p>-443.362</text:p>
          </table:table-cell>
          <table:table-cell office:value-type="float" office:value="615.0928" calcext:value-type="float">
            <text:p>615.0928</text:p>
          </table:table-cell>
          <table:table-cell office:value-type="float" office:value="-555.9252" calcext:value-type="float">
            <text:p>-555.9252</text:p>
          </table:table-cell>
          <table:table-cell office:value-type="float" office:value="0" calcext:value-type="float">
            <text:p>0</text:p>
          </table:table-cell>
          <table:table-cell office:value-type="float" office:value="9.37586" calcext:value-type="float">
            <text:p>9.3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88.4497" calcext:value-type="float">
            <text:p>188.4497</text:p>
          </table:table-cell>
          <table:table-cell office:value-type="float" office:value="13194.41" calcext:value-type="float">
            <text:p>13194.41</text:p>
          </table:table-cell>
          <table:table-cell office:value-type="float" office:value="0" calcext:value-type="float">
            <text:p>0</text:p>
          </table:table-cell>
          <table:table-cell office:value-type="float" office:value="34.69779" calcext:value-type="float">
            <text:p>34.69779</text:p>
          </table:table-cell>
          <table:table-cell office:value-type="float" office:value="-615.402" calcext:value-type="float">
            <text:p>-615.402</text:p>
          </table:table-cell>
          <table:table-cell office:value-type="float" office:value="1807.275" calcext:value-type="float">
            <text:p>1807.275</text:p>
          </table:table-cell>
          <table:table-cell office:value-type="float" office:value="-68.56678" calcext:value-type="float">
            <text:p>-68.56678</text:p>
          </table:table-cell>
          <table:table-cell office:value-type="float" office:value="102.3262" calcext:value-type="float">
            <text:p>102.3262</text:p>
          </table:table-cell>
          <table:table-cell office:value-type="float" office:value="23.41575" calcext:value-type="float">
            <text:p>23.41575</text:p>
          </table:table-cell>
          <table:table-cell office:value-type="float" office:value="0.1047871" calcext:value-type="float">
            <text:p>0.1047871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81.29131" calcext:value-type="float">
            <text:p>81.29131</text:p>
          </table:table-cell>
          <table:table-cell office:value-type="float" office:value="0" calcext:value-type="float">
            <text:p>0</text:p>
          </table:table-cell>
          <table:table-cell office:value-type="float" office:value="312.7649" calcext:value-type="float">
            <text:p>312.7649</text:p>
          </table:table-cell>
          <table:table-cell office:value-type="float" office:value="1091.852" calcext:value-type="float">
            <text:p>1091.852</text:p>
          </table:table-cell>
          <table:table-cell office:value-type="float" office:value="1332.26" calcext:value-type="float">
            <text:p>1332.26</text:p>
          </table:table-cell>
          <table:table-cell office:value-type="float" office:value="1321.606" calcext:value-type="float">
            <text:p>1321.606</text:p>
          </table:table-cell>
          <table:table-cell office:value-type="float" office:value="796.976" calcext:value-type="float">
            <text:p>796.976</text:p>
          </table:table-cell>
          <table:table-cell office:value-type="float" office:value="1074.844" calcext:value-type="float">
            <text:p>1074.844</text:p>
          </table:table-cell>
          <table:table-cell office:value-type="float" office:value="420.8429" calcext:value-type="float">
            <text:p>420.8429</text:p>
          </table:table-cell>
          <table:table-cell office:value-type="float" office:value="1882.157" calcext:value-type="float">
            <text:p>1882.157</text:p>
          </table:table-cell>
          <table:table-cell office:value-type="float" office:value="2111.138" calcext:value-type="float">
            <text:p>2111.138</text:p>
          </table:table-cell>
          <table:table-cell office:value-type="float" office:value="1680.303" calcext:value-type="float">
            <text:p>1680.303</text:p>
          </table:table-cell>
          <table:table-cell office:value-type="float" office:value="585.4688" calcext:value-type="float">
            <text:p>585.4688</text:p>
          </table:table-cell>
          <table:table-cell office:value-type="float" office:value="570.6384" calcext:value-type="float">
            <text:p>570.6384</text:p>
          </table:table-cell>
          <table:table-cell office:value-type="float" office:value="142.8763" calcext:value-type="float">
            <text:p>142.8763</text:p>
          </table:table-cell>
          <table:table-cell office:value-type="float" office:value="35.71384" calcext:value-type="float">
            <text:p>35.71384</text:p>
          </table:table-cell>
          <table:table-cell office:value-type="float" office:value="0" calcext:value-type="float">
            <text:p>0</text:p>
          </table:table-cell>
          <table:table-cell office:value-type="float" office:value="-0.08875132" calcext:value-type="float">
            <text:p>-0.08875132</text:p>
          </table:table-cell>
          <table:table-cell office:value-type="float" office:value="0" calcext:value-type="float">
            <text:p>0</text:p>
          </table:table-cell>
          <table:table-cell office:value-type="float" office:value="2.498706" calcext:value-type="float">
            <text:p>2.498706</text:p>
          </table:table-cell>
          <table:table-cell office:value-type="float" office:value="1075.881" calcext:value-type="float">
            <text:p>1075.881</text:p>
          </table:table-cell>
          <table:table-cell office:value-type="float" office:value="-447.1735" calcext:value-type="float">
            <text:p>-447.1735</text:p>
          </table:table-cell>
          <table:table-cell office:value-type="float" office:value="628.7076" calcext:value-type="float">
            <text:p>628.7076</text:p>
          </table:table-cell>
          <table:table-cell office:value-type="float" office:value="-557.1367" calcext:value-type="float">
            <text:p>-557.1367</text:p>
          </table:table-cell>
          <table:table-cell office:value-type="float" office:value="0" calcext:value-type="float">
            <text:p>0</text:p>
          </table:table-cell>
          <table:table-cell office:value-type="float" office:value="9.920762" calcext:value-type="float">
            <text:p>9.92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188.131" calcext:value-type="float">
            <text:p>188.131</text:p>
          </table:table-cell>
          <table:table-cell office:value-type="float" office:value="13193.82" calcext:value-type="float">
            <text:p>13193.82</text:p>
          </table:table-cell>
          <table:table-cell office:value-type="float" office:value="0" calcext:value-type="float">
            <text:p>0</text:p>
          </table:table-cell>
          <table:table-cell office:value-type="float" office:value="35.02528" calcext:value-type="float">
            <text:p>35.02528</text:p>
          </table:table-cell>
          <table:table-cell office:value-type="float" office:value="-617.0045" calcext:value-type="float">
            <text:p>-617.0045</text:p>
          </table:table-cell>
          <table:table-cell office:value-type="float" office:value="1813.206" calcext:value-type="float">
            <text:p>1813.206</text:p>
          </table:table-cell>
          <table:table-cell office:value-type="float" office:value="-68.81693" calcext:value-type="float">
            <text:p>-68.81693</text:p>
          </table:table-cell>
          <table:table-cell office:value-type="float" office:value="102.3192" calcext:value-type="float">
            <text:p>102.3192</text:p>
          </table:table-cell>
          <table:table-cell office:value-type="float" office:value="23.29374" calcext:value-type="float">
            <text:p>23.29374</text:p>
          </table:table-cell>
          <table:table-cell office:value-type="float" office:value="0.1051298" calcext:value-type="float">
            <text:p>0.1051298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94.23178" calcext:value-type="float">
            <text:p>94.23178</text:p>
          </table:table-cell>
          <table:table-cell office:value-type="float" office:value="0" calcext:value-type="float">
            <text:p>0</text:p>
          </table:table-cell>
          <table:table-cell office:value-type="float" office:value="312.8224" calcext:value-type="float">
            <text:p>312.8224</text:p>
          </table:table-cell>
          <table:table-cell office:value-type="float" office:value="1091.665" calcext:value-type="float">
            <text:p>1091.665</text:p>
          </table:table-cell>
          <table:table-cell office:value-type="float" office:value="1332.084" calcext:value-type="float">
            <text:p>1332.084</text:p>
          </table:table-cell>
          <table:table-cell office:value-type="float" office:value="1321.545" calcext:value-type="float">
            <text:p>1321.545</text:p>
          </table:table-cell>
          <table:table-cell office:value-type="float" office:value="796.9561" calcext:value-type="float">
            <text:p>796.9561</text:p>
          </table:table-cell>
          <table:table-cell office:value-type="float" office:value="1074.786" calcext:value-type="float">
            <text:p>1074.786</text:p>
          </table:table-cell>
          <table:table-cell office:value-type="float" office:value="420.7999" calcext:value-type="float">
            <text:p>420.7999</text:p>
          </table:table-cell>
          <table:table-cell office:value-type="float" office:value="1882.031" calcext:value-type="float">
            <text:p>1882.031</text:p>
          </table:table-cell>
          <table:table-cell office:value-type="float" office:value="2111.041" calcext:value-type="float">
            <text:p>2111.041</text:p>
          </table:table-cell>
          <table:table-cell office:value-type="float" office:value="1680.247" calcext:value-type="float">
            <text:p>1680.247</text:p>
          </table:table-cell>
          <table:table-cell office:value-type="float" office:value="585.4532" calcext:value-type="float">
            <text:p>585.4532</text:p>
          </table:table-cell>
          <table:table-cell office:value-type="float" office:value="570.6343" calcext:value-type="float">
            <text:p>570.6343</text:p>
          </table:table-cell>
          <table:table-cell office:value-type="float" office:value="142.8761" calcext:value-type="float">
            <text:p>142.8761</text:p>
          </table:table-cell>
          <table:table-cell office:value-type="float" office:value="35.71379" calcext:value-type="float">
            <text:p>35.71379</text:p>
          </table:table-cell>
          <table:table-cell office:value-type="float" office:value="0" calcext:value-type="float">
            <text:p>0</text:p>
          </table:table-cell>
          <table:table-cell office:value-type="float" office:value="-0.08880173" calcext:value-type="float">
            <text:p>-0.08880173</text:p>
          </table:table-cell>
          <table:table-cell office:value-type="float" office:value="0" calcext:value-type="float">
            <text:p>0</text:p>
          </table:table-cell>
          <table:table-cell office:value-type="float" office:value="2.498706" calcext:value-type="float">
            <text:p>2.498706</text:p>
          </table:table-cell>
          <table:table-cell office:value-type="float" office:value="1094.139" calcext:value-type="float">
            <text:p>1094.139</text:p>
          </table:table-cell>
          <table:table-cell office:value-type="float" office:value="-451.1436" calcext:value-type="float">
            <text:p>-451.1436</text:p>
          </table:table-cell>
          <table:table-cell office:value-type="float" office:value="642.9951" calcext:value-type="float">
            <text:p>642.9951</text:p>
          </table:table-cell>
          <table:table-cell office:value-type="float" office:value="-558.2843" calcext:value-type="float">
            <text:p>-558.2843</text:p>
          </table:table-cell>
          <table:table-cell office:value-type="float" office:value="0" calcext:value-type="float">
            <text:p>0</text:p>
          </table:table-cell>
          <table:table-cell office:value-type="float" office:value="9.715548" calcext:value-type="float">
            <text:p>9.715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187.7791" calcext:value-type="float">
            <text:p>187.7791</text:p>
          </table:table-cell>
          <table:table-cell office:value-type="float" office:value="13193.25" calcext:value-type="float">
            <text:p>13193.25</text:p>
          </table:table-cell>
          <table:table-cell office:value-type="float" office:value="0" calcext:value-type="float">
            <text:p>0</text:p>
          </table:table-cell>
          <table:table-cell office:value-type="float" office:value="35.36042" calcext:value-type="float">
            <text:p>35.36042</text:p>
          </table:table-cell>
          <table:table-cell office:value-type="float" office:value="-618.7962" calcext:value-type="float">
            <text:p>-618.7962</text:p>
          </table:table-cell>
          <table:table-cell office:value-type="float" office:value="1818.734" calcext:value-type="float">
            <text:p>1818.734</text:p>
          </table:table-cell>
          <table:table-cell office:value-type="float" office:value="-69.07172" calcext:value-type="float">
            <text:p>-69.07172</text:p>
          </table:table-cell>
          <table:table-cell office:value-type="float" office:value="102.317" calcext:value-type="float">
            <text:p>102.317</text:p>
          </table:table-cell>
          <table:table-cell office:value-type="float" office:value="23.13335" calcext:value-type="float">
            <text:p>23.13335</text:p>
          </table:table-cell>
          <table:table-cell office:value-type="float" office:value="0.1056214" calcext:value-type="float">
            <text:p>0.1056214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04.745" calcext:value-type="float">
            <text:p>104.745</text:p>
          </table:table-cell>
          <table:table-cell office:value-type="float" office:value="0" calcext:value-type="float">
            <text:p>0</text:p>
          </table:table-cell>
          <table:table-cell office:value-type="float" office:value="312.8895" calcext:value-type="float">
            <text:p>312.8895</text:p>
          </table:table-cell>
          <table:table-cell office:value-type="float" office:value="1091.474" calcext:value-type="float">
            <text:p>1091.474</text:p>
          </table:table-cell>
          <table:table-cell office:value-type="float" office:value="1331.916" calcext:value-type="float">
            <text:p>1331.916</text:p>
          </table:table-cell>
          <table:table-cell office:value-type="float" office:value="1321.487" calcext:value-type="float">
            <text:p>1321.487</text:p>
          </table:table-cell>
          <table:table-cell office:value-type="float" office:value="796.9362" calcext:value-type="float">
            <text:p>796.9362</text:p>
          </table:table-cell>
          <table:table-cell office:value-type="float" office:value="1074.733" calcext:value-type="float">
            <text:p>1074.733</text:p>
          </table:table-cell>
          <table:table-cell office:value-type="float" office:value="420.759" calcext:value-type="float">
            <text:p>420.759</text:p>
          </table:table-cell>
          <table:table-cell office:value-type="float" office:value="1881.908" calcext:value-type="float">
            <text:p>1881.908</text:p>
          </table:table-cell>
          <table:table-cell office:value-type="float" office:value="2110.944" calcext:value-type="float">
            <text:p>2110.944</text:p>
          </table:table-cell>
          <table:table-cell office:value-type="float" office:value="1680.195" calcext:value-type="float">
            <text:p>1680.195</text:p>
          </table:table-cell>
          <table:table-cell office:value-type="float" office:value="585.4377" calcext:value-type="float">
            <text:p>585.4377</text:p>
          </table:table-cell>
          <table:table-cell office:value-type="float" office:value="570.6302" calcext:value-type="float">
            <text:p>570.6302</text:p>
          </table:table-cell>
          <table:table-cell office:value-type="float" office:value="142.8759" calcext:value-type="float">
            <text:p>142.8759</text:p>
          </table:table-cell>
          <table:table-cell office:value-type="float" office:value="35.71373" calcext:value-type="float">
            <text:p>35.71373</text:p>
          </table:table-cell>
          <table:table-cell office:value-type="float" office:value="0" calcext:value-type="float">
            <text:p>0</text:p>
          </table:table-cell>
          <table:table-cell office:value-type="float" office:value="-0.08882426" calcext:value-type="float">
            <text:p>-0.08882426</text:p>
          </table:table-cell>
          <table:table-cell office:value-type="float" office:value="0" calcext:value-type="float">
            <text:p>0</text:p>
          </table:table-cell>
          <table:table-cell office:value-type="float" office:value="2.498706" calcext:value-type="float">
            <text:p>2.498706</text:p>
          </table:table-cell>
          <table:table-cell office:value-type="float" office:value="1110.935" calcext:value-type="float">
            <text:p>1110.935</text:p>
          </table:table-cell>
          <table:table-cell office:value-type="float" office:value="-455.8958" calcext:value-type="float">
            <text:p>-455.8958</text:p>
          </table:table-cell>
          <table:table-cell office:value-type="float" office:value="655.0394" calcext:value-type="float">
            <text:p>655.0394</text:p>
          </table:table-cell>
          <table:table-cell office:value-type="float" office:value="-559.438" calcext:value-type="float">
            <text:p>-559.438</text:p>
          </table:table-cell>
          <table:table-cell office:value-type="float" office:value="0" calcext:value-type="float">
            <text:p>0</text:p>
          </table:table-cell>
          <table:table-cell office:value-type="float" office:value="9.33484" calcext:value-type="float">
            <text:p>9.3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187.4756" calcext:value-type="float">
            <text:p>187.4756</text:p>
          </table:table-cell>
          <table:table-cell office:value-type="float" office:value="13192.69" calcext:value-type="float">
            <text:p>13192.69</text:p>
          </table:table-cell>
          <table:table-cell office:value-type="float" office:value="0" calcext:value-type="float">
            <text:p>0</text:p>
          </table:table-cell>
          <table:table-cell office:value-type="float" office:value="35.72267" calcext:value-type="float">
            <text:p>35.72267</text:p>
          </table:table-cell>
          <table:table-cell office:value-type="float" office:value="-620.4628" calcext:value-type="float">
            <text:p>-620.4628</text:p>
          </table:table-cell>
          <table:table-cell office:value-type="float" office:value="1823.197" calcext:value-type="float">
            <text:p>1823.197</text:p>
          </table:table-cell>
          <table:table-cell office:value-type="float" office:value="-69.33387" calcext:value-type="float">
            <text:p>-69.33387</text:p>
          </table:table-cell>
          <table:table-cell office:value-type="float" office:value="102.2639" calcext:value-type="float">
            <text:p>102.2639</text:p>
          </table:table-cell>
          <table:table-cell office:value-type="float" office:value="23.01676" calcext:value-type="float">
            <text:p>23.01676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13.8128" calcext:value-type="float">
            <text:p>113.8128</text:p>
          </table:table-cell>
          <table:table-cell office:value-type="float" office:value="0" calcext:value-type="float">
            <text:p>0</text:p>
          </table:table-cell>
          <table:table-cell office:value-type="float" office:value="312.9565" calcext:value-type="float">
            <text:p>312.9565</text:p>
          </table:table-cell>
          <table:table-cell office:value-type="float" office:value="1091.282" calcext:value-type="float">
            <text:p>1091.282</text:p>
          </table:table-cell>
          <table:table-cell office:value-type="float" office:value="1331.743" calcext:value-type="float">
            <text:p>1331.743</text:p>
          </table:table-cell>
          <table:table-cell office:value-type="float" office:value="1321.426" calcext:value-type="float">
            <text:p>1321.426</text:p>
          </table:table-cell>
          <table:table-cell office:value-type="float" office:value="796.9178" calcext:value-type="float">
            <text:p>796.9178</text:p>
          </table:table-cell>
          <table:table-cell office:value-type="float" office:value="1074.681" calcext:value-type="float">
            <text:p>1074.681</text:p>
          </table:table-cell>
          <table:table-cell office:value-type="float" office:value="420.718" calcext:value-type="float">
            <text:p>420.718</text:p>
          </table:table-cell>
          <table:table-cell office:value-type="float" office:value="1881.794" calcext:value-type="float">
            <text:p>1881.794</text:p>
          </table:table-cell>
          <table:table-cell office:value-type="float" office:value="2110.849" calcext:value-type="float">
            <text:p>2110.849</text:p>
          </table:table-cell>
          <table:table-cell office:value-type="float" office:value="1680.144" calcext:value-type="float">
            <text:p>1680.144</text:p>
          </table:table-cell>
          <table:table-cell office:value-type="float" office:value="585.4218" calcext:value-type="float">
            <text:p>585.4218</text:p>
          </table:table-cell>
          <table:table-cell office:value-type="float" office:value="570.6262" calcext:value-type="float">
            <text:p>570.6262</text:p>
          </table:table-cell>
          <table:table-cell office:value-type="float" office:value="142.8758" calcext:value-type="float">
            <text:p>142.8758</text:p>
          </table:table-cell>
          <table:table-cell office:value-type="float" office:value="35.71368" calcext:value-type="float">
            <text:p>35.71368</text:p>
          </table:table-cell>
          <table:table-cell office:value-type="float" office:value="0" calcext:value-type="float">
            <text:p>0</text:p>
          </table:table-cell>
          <table:table-cell office:value-type="float" office:value="-0.0888392" calcext:value-type="float">
            <text:p>-0.0888392</text:p>
          </table:table-cell>
          <table:table-cell office:value-type="float" office:value="0" calcext:value-type="float">
            <text:p>0</text:p>
          </table:table-cell>
          <table:table-cell office:value-type="float" office:value="2.498224" calcext:value-type="float">
            <text:p>2.498224</text:p>
          </table:table-cell>
          <table:table-cell office:value-type="float" office:value="1126.54" calcext:value-type="float">
            <text:p>1126.54</text:p>
          </table:table-cell>
          <table:table-cell office:value-type="float" office:value="-461.036" calcext:value-type="float">
            <text:p>-461.036</text:p>
          </table:table-cell>
          <table:table-cell office:value-type="float" office:value="665.5044" calcext:value-type="float">
            <text:p>665.5044</text:p>
          </table:table-cell>
          <table:table-cell office:value-type="float" office:value="-560.5797" calcext:value-type="float">
            <text:p>-560.5797</text:p>
          </table:table-cell>
          <table:table-cell office:value-type="float" office:value="0" calcext:value-type="float">
            <text:p>0</text:p>
          </table:table-cell>
          <table:table-cell office:value-type="float" office:value="9.071866" calcext:value-type="float">
            <text:p>9.07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187.4964" calcext:value-type="float">
            <text:p>187.4964</text:p>
          </table:table-cell>
          <table:table-cell office:value-type="float" office:value="13192.08" calcext:value-type="float">
            <text:p>13192.08</text:p>
          </table:table-cell>
          <table:table-cell office:value-type="float" office:value="0" calcext:value-type="float">
            <text:p>0</text:p>
          </table:table-cell>
          <table:table-cell office:value-type="float" office:value="36.34186" calcext:value-type="float">
            <text:p>36.34186</text:p>
          </table:table-cell>
          <table:table-cell office:value-type="float" office:value="-622.0266" calcext:value-type="float">
            <text:p>-622.0266</text:p>
          </table:table-cell>
          <table:table-cell office:value-type="float" office:value="1830.143" calcext:value-type="float">
            <text:p>1830.143</text:p>
          </table:table-cell>
          <table:table-cell office:value-type="float" office:value="-69.61882" calcext:value-type="float">
            <text:p>-69.61882</text:p>
          </table:table-cell>
          <table:table-cell office:value-type="float" office:value="102.0075" calcext:value-type="float">
            <text:p>102.0075</text:p>
          </table:table-cell>
          <table:table-cell office:value-type="float" office:value="23.22236" calcext:value-type="float">
            <text:p>23.22236</text:p>
          </table:table-cell>
          <table:table-cell office:value-type="float" office:value="0.1070316" calcext:value-type="float">
            <text:p>0.1070316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20.7394" calcext:value-type="float">
            <text:p>120.7394</text:p>
          </table:table-cell>
          <table:table-cell office:value-type="float" office:value="0" calcext:value-type="float">
            <text:p>0</text:p>
          </table:table-cell>
          <table:table-cell office:value-type="float" office:value="313.0406" calcext:value-type="float">
            <text:p>313.0406</text:p>
          </table:table-cell>
          <table:table-cell office:value-type="float" office:value="1091.051" calcext:value-type="float">
            <text:p>1091.051</text:p>
          </table:table-cell>
          <table:table-cell office:value-type="float" office:value="1331.546" calcext:value-type="float">
            <text:p>1331.546</text:p>
          </table:table-cell>
          <table:table-cell office:value-type="float" office:value="1321.365" calcext:value-type="float">
            <text:p>1321.365</text:p>
          </table:table-cell>
          <table:table-cell office:value-type="float" office:value="796.8953" calcext:value-type="float">
            <text:p>796.8953</text:p>
          </table:table-cell>
          <table:table-cell office:value-type="float" office:value="1074.624" calcext:value-type="float">
            <text:p>1074.624</text:p>
          </table:table-cell>
          <table:table-cell office:value-type="float" office:value="420.6778" calcext:value-type="float">
            <text:p>420.6778</text:p>
          </table:table-cell>
          <table:table-cell office:value-type="float" office:value="1881.686" calcext:value-type="float">
            <text:p>1881.686</text:p>
          </table:table-cell>
          <table:table-cell office:value-type="float" office:value="2110.755" calcext:value-type="float">
            <text:p>2110.755</text:p>
          </table:table-cell>
          <table:table-cell office:value-type="float" office:value="1680.093" calcext:value-type="float">
            <text:p>1680.093</text:p>
          </table:table-cell>
          <table:table-cell office:value-type="float" office:value="585.4057" calcext:value-type="float">
            <text:p>585.4057</text:p>
          </table:table-cell>
          <table:table-cell office:value-type="float" office:value="570.622" calcext:value-type="float">
            <text:p>570.622</text:p>
          </table:table-cell>
          <table:table-cell office:value-type="float" office:value="142.8756" calcext:value-type="float">
            <text:p>142.8756</text:p>
          </table:table-cell>
          <table:table-cell office:value-type="float" office:value="35.71363" calcext:value-type="float">
            <text:p>35.71363</text:p>
          </table:table-cell>
          <table:table-cell office:value-type="float" office:value="0" calcext:value-type="float">
            <text:p>0</text:p>
          </table:table-cell>
          <table:table-cell office:value-type="float" office:value="-0.08886177" calcext:value-type="float">
            <text:p>-0.08886177</text:p>
          </table:table-cell>
          <table:table-cell office:value-type="float" office:value="0" calcext:value-type="float">
            <text:p>0</text:p>
          </table:table-cell>
          <table:table-cell office:value-type="float" office:value="2.492179" calcext:value-type="float">
            <text:p>2.492179</text:p>
          </table:table-cell>
          <table:table-cell office:value-type="float" office:value="1140.413" calcext:value-type="float">
            <text:p>1140.413</text:p>
          </table:table-cell>
          <table:table-cell office:value-type="float" office:value="-466.7115" calcext:value-type="float">
            <text:p>-466.7115</text:p>
          </table:table-cell>
          <table:table-cell office:value-type="float" office:value="673.7018" calcext:value-type="float">
            <text:p>673.7018</text:p>
          </table:table-cell>
          <table:table-cell office:value-type="float" office:value="-561.6934" calcext:value-type="float">
            <text:p>-561.6934</text:p>
          </table:table-cell>
          <table:table-cell office:value-type="float" office:value="0" calcext:value-type="float">
            <text:p>0</text:p>
          </table:table-cell>
          <table:table-cell office:value-type="float" office:value="8.910438" calcext:value-type="float">
            <text:p>8.91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87.3798" calcext:value-type="float">
            <text:p>187.3798</text:p>
          </table:table-cell>
          <table:table-cell office:value-type="float" office:value="13191.41" calcext:value-type="float">
            <text:p>13191.41</text:p>
          </table:table-cell>
          <table:table-cell office:value-type="float" office:value="0" calcext:value-type="float">
            <text:p>0</text:p>
          </table:table-cell>
          <table:table-cell office:value-type="float" office:value="36.81319" calcext:value-type="float">
            <text:p>36.81319</text:p>
          </table:table-cell>
          <table:table-cell office:value-type="float" office:value="-623.5868" calcext:value-type="float">
            <text:p>-623.5868</text:p>
          </table:table-cell>
          <table:table-cell office:value-type="float" office:value="1831.985" calcext:value-type="float">
            <text:p>1831.985</text:p>
          </table:table-cell>
          <table:table-cell office:value-type="float" office:value="-69.90923" calcext:value-type="float">
            <text:p>-69.90923</text:p>
          </table:table-cell>
          <table:table-cell office:value-type="float" office:value="101.7869" calcext:value-type="float">
            <text:p>101.7869</text:p>
          </table:table-cell>
          <table:table-cell office:value-type="float" office:value="23.29658" calcext:value-type="float">
            <text:p>23.29658</text:p>
          </table:table-cell>
          <table:table-cell office:value-type="float" office:value="0.1078732" calcext:value-type="float">
            <text:p>0.1078732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39" calcext:value-type="float">
            <text:p>0.06038139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28.0054" calcext:value-type="float">
            <text:p>128.0054</text:p>
          </table:table-cell>
          <table:table-cell office:value-type="float" office:value="0" calcext:value-type="float">
            <text:p>0</text:p>
          </table:table-cell>
          <table:table-cell office:value-type="float" office:value="313.1265" calcext:value-type="float">
            <text:p>313.1265</text:p>
          </table:table-cell>
          <table:table-cell office:value-type="float" office:value="1090.814" calcext:value-type="float">
            <text:p>1090.814</text:p>
          </table:table-cell>
          <table:table-cell office:value-type="float" office:value="1331.335" calcext:value-type="float">
            <text:p>1331.335</text:p>
          </table:table-cell>
          <table:table-cell office:value-type="float" office:value="1321.289" calcext:value-type="float">
            <text:p>1321.289</text:p>
          </table:table-cell>
          <table:table-cell office:value-type="float" office:value="796.8684" calcext:value-type="float">
            <text:p>796.8684</text:p>
          </table:table-cell>
          <table:table-cell office:value-type="float" office:value="1074.559" calcext:value-type="float">
            <text:p>1074.559</text:p>
          </table:table-cell>
          <table:table-cell office:value-type="float" office:value="420.6356" calcext:value-type="float">
            <text:p>420.6356</text:p>
          </table:table-cell>
          <table:table-cell office:value-type="float" office:value="1881.569" calcext:value-type="float">
            <text:p>1881.569</text:p>
          </table:table-cell>
          <table:table-cell office:value-type="float" office:value="2110.661" calcext:value-type="float">
            <text:p>2110.661</text:p>
          </table:table-cell>
          <table:table-cell office:value-type="float" office:value="1680.042" calcext:value-type="float">
            <text:p>1680.042</text:p>
          </table:table-cell>
          <table:table-cell office:value-type="float" office:value="585.3907" calcext:value-type="float">
            <text:p>585.3907</text:p>
          </table:table-cell>
          <table:table-cell office:value-type="float" office:value="570.6187" calcext:value-type="float">
            <text:p>570.6187</text:p>
          </table:table-cell>
          <table:table-cell office:value-type="float" office:value="142.8754" calcext:value-type="float">
            <text:p>142.8754</text:p>
          </table:table-cell>
          <table:table-cell office:value-type="float" office:value="35.71358" calcext:value-type="float">
            <text:p>35.71358</text:p>
          </table:table-cell>
          <table:table-cell office:value-type="float" office:value="0" calcext:value-type="float">
            <text:p>0</text:p>
          </table:table-cell>
          <table:table-cell office:value-type="float" office:value="-0.08888258" calcext:value-type="float">
            <text:p>-0.08888258</text:p>
          </table:table-cell>
          <table:table-cell office:value-type="float" office:value="0" calcext:value-type="float">
            <text:p>0</text:p>
          </table:table-cell>
          <table:table-cell office:value-type="float" office:value="2.489992" calcext:value-type="float">
            <text:p>2.489992</text:p>
          </table:table-cell>
          <table:table-cell office:value-type="float" office:value="1153.406" calcext:value-type="float">
            <text:p>1153.406</text:p>
          </table:table-cell>
          <table:table-cell office:value-type="float" office:value="-471.1763" calcext:value-type="float">
            <text:p>-471.1763</text:p>
          </table:table-cell>
          <table:table-cell office:value-type="float" office:value="682.2302" calcext:value-type="float">
            <text:p>682.2302</text:p>
          </table:table-cell>
          <table:table-cell office:value-type="float" office:value="-562.8395" calcext:value-type="float">
            <text:p>-562.8395</text:p>
          </table:table-cell>
          <table:table-cell office:value-type="float" office:value="0" calcext:value-type="float">
            <text:p>0</text:p>
          </table:table-cell>
          <table:table-cell office:value-type="float" office:value="8.783074" calcext:value-type="float">
            <text:p>8.78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187.2568" calcext:value-type="float">
            <text:p>187.2568</text:p>
          </table:table-cell>
          <table:table-cell office:value-type="float" office:value="13190.8" calcext:value-type="float">
            <text:p>13190.8</text:p>
          </table:table-cell>
          <table:table-cell office:value-type="float" office:value="0" calcext:value-type="float">
            <text:p>0</text:p>
          </table:table-cell>
          <table:table-cell office:value-type="float" office:value="37.20717" calcext:value-type="float">
            <text:p>37.20717</text:p>
          </table:table-cell>
          <table:table-cell office:value-type="float" office:value="-624.8865" calcext:value-type="float">
            <text:p>-624.8865</text:p>
          </table:table-cell>
          <table:table-cell office:value-type="float" office:value="1836.599" calcext:value-type="float">
            <text:p>1836.599</text:p>
          </table:table-cell>
          <table:table-cell office:value-type="float" office:value="-70.12328" calcext:value-type="float">
            <text:p>-70.12328</text:p>
          </table:table-cell>
          <table:table-cell office:value-type="float" office:value="101.6177" calcext:value-type="float">
            <text:p>101.6177</text:p>
          </table:table-cell>
          <table:table-cell office:value-type="float" office:value="23.37637" calcext:value-type="float">
            <text:p>23.37637</text:p>
          </table:table-cell>
          <table:table-cell office:value-type="float" office:value="0.1087311" calcext:value-type="float">
            <text:p>0.1087311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" calcext:value-type="float">
            <text:p>0.0603814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31.2065" calcext:value-type="float">
            <text:p>131.2065</text:p>
          </table:table-cell>
          <table:table-cell office:value-type="float" office:value="0" calcext:value-type="float">
            <text:p>0</text:p>
          </table:table-cell>
          <table:table-cell office:value-type="float" office:value="313.1942" calcext:value-type="float">
            <text:p>313.1942</text:p>
          </table:table-cell>
          <table:table-cell office:value-type="float" office:value="1090.624" calcext:value-type="float">
            <text:p>1090.624</text:p>
          </table:table-cell>
          <table:table-cell office:value-type="float" office:value="1331.149" calcext:value-type="float">
            <text:p>1331.149</text:p>
          </table:table-cell>
          <table:table-cell office:value-type="float" office:value="1321.215" calcext:value-type="float">
            <text:p>1321.215</text:p>
          </table:table-cell>
          <table:table-cell office:value-type="float" office:value="796.8316" calcext:value-type="float">
            <text:p>796.8316</text:p>
          </table:table-cell>
          <table:table-cell office:value-type="float" office:value="1074.492" calcext:value-type="float">
            <text:p>1074.492</text:p>
          </table:table-cell>
          <table:table-cell office:value-type="float" office:value="420.5924" calcext:value-type="float">
            <text:p>420.5924</text:p>
          </table:table-cell>
          <table:table-cell office:value-type="float" office:value="1881.447" calcext:value-type="float">
            <text:p>1881.447</text:p>
          </table:table-cell>
          <table:table-cell office:value-type="float" office:value="2110.566" calcext:value-type="float">
            <text:p>2110.566</text:p>
          </table:table-cell>
          <table:table-cell office:value-type="float" office:value="1679.993" calcext:value-type="float">
            <text:p>1679.993</text:p>
          </table:table-cell>
          <table:table-cell office:value-type="float" office:value="585.3777" calcext:value-type="float">
            <text:p>585.3777</text:p>
          </table:table-cell>
          <table:table-cell office:value-type="float" office:value="570.6103" calcext:value-type="float">
            <text:p>570.6103</text:p>
          </table:table-cell>
          <table:table-cell office:value-type="float" office:value="142.8752" calcext:value-type="float">
            <text:p>142.8752</text:p>
          </table:table-cell>
          <table:table-cell office:value-type="float" office:value="35.71353" calcext:value-type="float">
            <text:p>35.71353</text:p>
          </table:table-cell>
          <table:table-cell office:value-type="float" office:value="0" calcext:value-type="float">
            <text:p>0</text:p>
          </table:table-cell>
          <table:table-cell office:value-type="float" office:value="-0.08889372" calcext:value-type="float">
            <text:p>-0.08889372</text:p>
          </table:table-cell>
          <table:table-cell office:value-type="float" office:value="0" calcext:value-type="float">
            <text:p>0</text:p>
          </table:table-cell>
          <table:table-cell office:value-type="float" office:value="2.487313" calcext:value-type="float">
            <text:p>2.487313</text:p>
          </table:table-cell>
          <table:table-cell office:value-type="float" office:value="1160.682" calcext:value-type="float">
            <text:p>1160.682</text:p>
          </table:table-cell>
          <table:table-cell office:value-type="float" office:value="-474.1649" calcext:value-type="float">
            <text:p>-474.1649</text:p>
          </table:table-cell>
          <table:table-cell office:value-type="float" office:value="686.5176" calcext:value-type="float">
            <text:p>686.5176</text:p>
          </table:table-cell>
          <table:table-cell office:value-type="float" office:value="-563.8646" calcext:value-type="float">
            <text:p>-563.8646</text:p>
          </table:table-cell>
          <table:table-cell office:value-type="float" office:value="0" calcext:value-type="float">
            <text:p>0</text:p>
          </table:table-cell>
          <table:table-cell office:value-type="float" office:value="8.72403" calcext:value-type="float">
            <text:p>8.7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186.8909" calcext:value-type="float">
            <text:p>186.8909</text:p>
          </table:table-cell>
          <table:table-cell office:value-type="float" office:value="13190.28" calcext:value-type="float">
            <text:p>13190.28</text:p>
          </table:table-cell>
          <table:table-cell office:value-type="float" office:value="0" calcext:value-type="float">
            <text:p>0</text:p>
          </table:table-cell>
          <table:table-cell office:value-type="float" office:value="37.39037" calcext:value-type="float">
            <text:p>37.39037</text:p>
          </table:table-cell>
          <table:table-cell office:value-type="float" office:value="-626.1068" calcext:value-type="float">
            <text:p>-626.1068</text:p>
          </table:table-cell>
          <table:table-cell office:value-type="float" office:value="1839.879" calcext:value-type="float">
            <text:p>1839.879</text:p>
          </table:table-cell>
          <table:table-cell office:value-type="float" office:value="-70.25938" calcext:value-type="float">
            <text:p>-70.25938</text:p>
          </table:table-cell>
          <table:table-cell office:value-type="float" office:value="101.5472" calcext:value-type="float">
            <text:p>101.5472</text:p>
          </table:table-cell>
          <table:table-cell office:value-type="float" office:value="23.26301" calcext:value-type="float">
            <text:p>23.26301</text:p>
          </table:table-cell>
          <table:table-cell office:value-type="float" office:value="0.1095748" calcext:value-type="float">
            <text:p>0.1095748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1" calcext:value-type="float">
            <text:p>0.06038141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34.2336" calcext:value-type="float">
            <text:p>134.2336</text:p>
          </table:table-cell>
          <table:table-cell office:value-type="float" office:value="0" calcext:value-type="float">
            <text:p>0</text:p>
          </table:table-cell>
          <table:table-cell office:value-type="float" office:value="313.2392" calcext:value-type="float">
            <text:p>313.2392</text:p>
          </table:table-cell>
          <table:table-cell office:value-type="float" office:value="1090.464" calcext:value-type="float">
            <text:p>1090.464</text:p>
          </table:table-cell>
          <table:table-cell office:value-type="float" office:value="1330.987" calcext:value-type="float">
            <text:p>1330.987</text:p>
          </table:table-cell>
          <table:table-cell office:value-type="float" office:value="1321.14" calcext:value-type="float">
            <text:p>1321.14</text:p>
          </table:table-cell>
          <table:table-cell office:value-type="float" office:value="796.7858" calcext:value-type="float">
            <text:p>796.7858</text:p>
          </table:table-cell>
          <table:table-cell office:value-type="float" office:value="1074.434" calcext:value-type="float">
            <text:p>1074.434</text:p>
          </table:table-cell>
          <table:table-cell office:value-type="float" office:value="420.5529" calcext:value-type="float">
            <text:p>420.5529</text:p>
          </table:table-cell>
          <table:table-cell office:value-type="float" office:value="1881.338" calcext:value-type="float">
            <text:p>1881.338</text:p>
          </table:table-cell>
          <table:table-cell office:value-type="float" office:value="2110.471" calcext:value-type="float">
            <text:p>2110.471</text:p>
          </table:table-cell>
          <table:table-cell office:value-type="float" office:value="1679.945" calcext:value-type="float">
            <text:p>1679.945</text:p>
          </table:table-cell>
          <table:table-cell office:value-type="float" office:value="585.3618" calcext:value-type="float">
            <text:p>585.3618</text:p>
          </table:table-cell>
          <table:table-cell office:value-type="float" office:value="570.602" calcext:value-type="float">
            <text:p>570.602</text:p>
          </table:table-cell>
          <table:table-cell office:value-type="float" office:value="142.875" calcext:value-type="float">
            <text:p>142.875</text:p>
          </table:table-cell>
          <table:table-cell office:value-type="float" office:value="35.71348" calcext:value-type="float">
            <text:p>35.71348</text:p>
          </table:table-cell>
          <table:table-cell office:value-type="float" office:value="0" calcext:value-type="float">
            <text:p>0</text:p>
          </table:table-cell>
          <table:table-cell office:value-type="float" office:value="-0.08889926" calcext:value-type="float">
            <text:p>-0.08889926</text:p>
          </table:table-cell>
          <table:table-cell office:value-type="float" office:value="0" calcext:value-type="float">
            <text:p>0</text:p>
          </table:table-cell>
          <table:table-cell office:value-type="float" office:value="2.487313" calcext:value-type="float">
            <text:p>2.487313</text:p>
          </table:table-cell>
          <table:table-cell office:value-type="float" office:value="1166.822" calcext:value-type="float">
            <text:p>1166.822</text:p>
          </table:table-cell>
          <table:table-cell office:value-type="float" office:value="-476.1917" calcext:value-type="float">
            <text:p>-476.1917</text:p>
          </table:table-cell>
          <table:table-cell office:value-type="float" office:value="690.6307" calcext:value-type="float">
            <text:p>690.6307</text:p>
          </table:table-cell>
          <table:table-cell office:value-type="float" office:value="-564.8459" calcext:value-type="float">
            <text:p>-564.8459</text:p>
          </table:table-cell>
          <table:table-cell office:value-type="float" office:value="0" calcext:value-type="float">
            <text:p>0</text:p>
          </table:table-cell>
          <table:table-cell office:value-type="float" office:value="8.617251" calcext:value-type="float">
            <text:p>8.617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186.4804" calcext:value-type="float">
            <text:p>186.4804</text:p>
          </table:table-cell>
          <table:table-cell office:value-type="float" office:value="13189.79" calcext:value-type="float">
            <text:p>13189.79</text:p>
          </table:table-cell>
          <table:table-cell office:value-type="float" office:value="0" calcext:value-type="float">
            <text:p>0</text:p>
          </table:table-cell>
          <table:table-cell office:value-type="float" office:value="37.5714" calcext:value-type="float">
            <text:p>37.5714</text:p>
          </table:table-cell>
          <table:table-cell office:value-type="float" office:value="-627.2484" calcext:value-type="float">
            <text:p>-627.2484</text:p>
          </table:table-cell>
          <table:table-cell office:value-type="float" office:value="1841.718" calcext:value-type="float">
            <text:p>1841.718</text:p>
          </table:table-cell>
          <table:table-cell office:value-type="float" office:value="-70.39421" calcext:value-type="float">
            <text:p>-70.39421</text:p>
          </table:table-cell>
          <table:table-cell office:value-type="float" office:value="101.5114" calcext:value-type="float">
            <text:p>101.5114</text:p>
          </table:table-cell>
          <table:table-cell office:value-type="float" office:value="23.11228" calcext:value-type="float">
            <text:p>23.11228</text:p>
          </table:table-cell>
          <table:table-cell office:value-type="float" office:value="0.1102305" calcext:value-type="float">
            <text:p>0.110230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35.7892" calcext:value-type="float">
            <text:p>135.7892</text:p>
          </table:table-cell>
          <table:table-cell office:value-type="float" office:value="0" calcext:value-type="float">
            <text:p>0</text:p>
          </table:table-cell>
          <table:table-cell office:value-type="float" office:value="313.2847" calcext:value-type="float">
            <text:p>313.2847</text:p>
          </table:table-cell>
          <table:table-cell office:value-type="float" office:value="1090.294" calcext:value-type="float">
            <text:p>1090.294</text:p>
          </table:table-cell>
          <table:table-cell office:value-type="float" office:value="1330.828" calcext:value-type="float">
            <text:p>1330.828</text:p>
          </table:table-cell>
          <table:table-cell office:value-type="float" office:value="1321.067" calcext:value-type="float">
            <text:p>1321.067</text:p>
          </table:table-cell>
          <table:table-cell office:value-type="float" office:value="796.7435" calcext:value-type="float">
            <text:p>796.7435</text:p>
          </table:table-cell>
          <table:table-cell office:value-type="float" office:value="1074.378" calcext:value-type="float">
            <text:p>1074.378</text:p>
          </table:table-cell>
          <table:table-cell office:value-type="float" office:value="420.5166" calcext:value-type="float">
            <text:p>420.5166</text:p>
          </table:table-cell>
          <table:table-cell office:value-type="float" office:value="1881.233" calcext:value-type="float">
            <text:p>1881.233</text:p>
          </table:table-cell>
          <table:table-cell office:value-type="float" office:value="2110.384" calcext:value-type="float">
            <text:p>2110.384</text:p>
          </table:table-cell>
          <table:table-cell office:value-type="float" office:value="1679.897" calcext:value-type="float">
            <text:p>1679.897</text:p>
          </table:table-cell>
          <table:table-cell office:value-type="float" office:value="585.3458" calcext:value-type="float">
            <text:p>585.3458</text:p>
          </table:table-cell>
          <table:table-cell office:value-type="float" office:value="570.5936" calcext:value-type="float">
            <text:p>570.5936</text:p>
          </table:table-cell>
          <table:table-cell office:value-type="float" office:value="142.8749" calcext:value-type="float">
            <text:p>142.8749</text:p>
          </table:table-cell>
          <table:table-cell office:value-type="float" office:value="35.71342" calcext:value-type="float">
            <text:p>35.71342</text:p>
          </table:table-cell>
          <table:table-cell office:value-type="float" office:value="0" calcext:value-type="float">
            <text:p>0</text:p>
          </table:table-cell>
          <table:table-cell office:value-type="float" office:value="-0.0889037" calcext:value-type="float">
            <text:p>-0.0889037</text:p>
          </table:table-cell>
          <table:table-cell office:value-type="float" office:value="0" calcext:value-type="float">
            <text:p>0</text:p>
          </table:table-cell>
          <table:table-cell office:value-type="float" office:value="2.487313" calcext:value-type="float">
            <text:p>2.487313</text:p>
          </table:table-cell>
          <table:table-cell office:value-type="float" office:value="1171.455" calcext:value-type="float">
            <text:p>1171.455</text:p>
          </table:table-cell>
          <table:table-cell office:value-type="float" office:value="-478.2539" calcext:value-type="float">
            <text:p>-478.2539</text:p>
          </table:table-cell>
          <table:table-cell office:value-type="float" office:value="693.2009" calcext:value-type="float">
            <text:p>693.2009</text:p>
          </table:table-cell>
          <table:table-cell office:value-type="float" office:value="-565.8444" calcext:value-type="float">
            <text:p>-565.8444</text:p>
          </table:table-cell>
          <table:table-cell office:value-type="float" office:value="0" calcext:value-type="float">
            <text:p>0</text:p>
          </table:table-cell>
          <table:table-cell office:value-type="float" office:value="8.605863" calcext:value-type="float">
            <text:p>8.605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186.0077" calcext:value-type="float">
            <text:p>186.0077</text:p>
          </table:table-cell>
          <table:table-cell office:value-type="float" office:value="13189.29" calcext:value-type="float">
            <text:p>13189.29</text:p>
          </table:table-cell>
          <table:table-cell office:value-type="float" office:value="0" calcext:value-type="float">
            <text:p>0</text:p>
          </table:table-cell>
          <table:table-cell office:value-type="float" office:value="37.76173" calcext:value-type="float">
            <text:p>37.76173</text:p>
          </table:table-cell>
          <table:table-cell office:value-type="float" office:value="-628.5632" calcext:value-type="float">
            <text:p>-628.5632</text:p>
          </table:table-cell>
          <table:table-cell office:value-type="float" office:value="1844.954" calcext:value-type="float">
            <text:p>1844.954</text:p>
          </table:table-cell>
          <table:table-cell office:value-type="float" office:value="-70.52746" calcext:value-type="float">
            <text:p>-70.52746</text:p>
          </table:table-cell>
          <table:table-cell office:value-type="float" office:value="101.4784" calcext:value-type="float">
            <text:p>101.4784</text:p>
          </table:table-cell>
          <table:table-cell office:value-type="float" office:value="22.95986" calcext:value-type="float">
            <text:p>22.95986</text:p>
          </table:table-cell>
          <table:table-cell office:value-type="float" office:value="0.1109459" calcext:value-type="float">
            <text:p>0.1109459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39.3738" calcext:value-type="float">
            <text:p>139.3738</text:p>
          </table:table-cell>
          <table:table-cell office:value-type="float" office:value="0" calcext:value-type="float">
            <text:p>0</text:p>
          </table:table-cell>
          <table:table-cell office:value-type="float" office:value="313.332" calcext:value-type="float">
            <text:p>313.332</text:p>
          </table:table-cell>
          <table:table-cell office:value-type="float" office:value="1090.087" calcext:value-type="float">
            <text:p>1090.087</text:p>
          </table:table-cell>
          <table:table-cell office:value-type="float" office:value="1330.642" calcext:value-type="float">
            <text:p>1330.642</text:p>
          </table:table-cell>
          <table:table-cell office:value-type="float" office:value="1320.986" calcext:value-type="float">
            <text:p>1320.986</text:p>
          </table:table-cell>
          <table:table-cell office:value-type="float" office:value="796.697" calcext:value-type="float">
            <text:p>796.697</text:p>
          </table:table-cell>
          <table:table-cell office:value-type="float" office:value="1074.322" calcext:value-type="float">
            <text:p>1074.322</text:p>
          </table:table-cell>
          <table:table-cell office:value-type="float" office:value="420.4808" calcext:value-type="float">
            <text:p>420.4808</text:p>
          </table:table-cell>
          <table:table-cell office:value-type="float" office:value="1881.13" calcext:value-type="float">
            <text:p>1881.13</text:p>
          </table:table-cell>
          <table:table-cell office:value-type="float" office:value="2110.303" calcext:value-type="float">
            <text:p>2110.303</text:p>
          </table:table-cell>
          <table:table-cell office:value-type="float" office:value="1679.849" calcext:value-type="float">
            <text:p>1679.849</text:p>
          </table:table-cell>
          <table:table-cell office:value-type="float" office:value="585.3344" calcext:value-type="float">
            <text:p>585.3344</text:p>
          </table:table-cell>
          <table:table-cell office:value-type="float" office:value="570.5854" calcext:value-type="float">
            <text:p>570.5854</text:p>
          </table:table-cell>
          <table:table-cell office:value-type="float" office:value="142.8747" calcext:value-type="float">
            <text:p>142.8747</text:p>
          </table:table-cell>
          <table:table-cell office:value-type="float" office:value="35.71338" calcext:value-type="float">
            <text:p>35.71338</text:p>
          </table:table-cell>
          <table:table-cell office:value-type="float" office:value="0" calcext:value-type="float">
            <text:p>0</text:p>
          </table:table-cell>
          <table:table-cell office:value-type="float" office:value="-0.08891129" calcext:value-type="float">
            <text:p>-0.0889112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78.556" calcext:value-type="float">
            <text:p>1178.556</text:p>
          </table:table-cell>
          <table:table-cell office:value-type="float" office:value="-480.5845" calcext:value-type="float">
            <text:p>-480.5845</text:p>
          </table:table-cell>
          <table:table-cell office:value-type="float" office:value="697.9715" calcext:value-type="float">
            <text:p>697.9715</text:p>
          </table:table-cell>
          <table:table-cell office:value-type="float" office:value="-566.9243" calcext:value-type="float">
            <text:p>-566.9243</text:p>
          </table:table-cell>
          <table:table-cell office:value-type="float" office:value="0" calcext:value-type="float">
            <text:p>0</text:p>
          </table:table-cell>
          <table:table-cell office:value-type="float" office:value="8.502611" calcext:value-type="float">
            <text:p>8.50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185.5478" calcext:value-type="float">
            <text:p>185.5478</text:p>
          </table:table-cell>
          <table:table-cell office:value-type="float" office:value="13188.8" calcext:value-type="float">
            <text:p>13188.8</text:p>
          </table:table-cell>
          <table:table-cell office:value-type="float" office:value="0" calcext:value-type="float">
            <text:p>0</text:p>
          </table:table-cell>
          <table:table-cell office:value-type="float" office:value="37.93798" calcext:value-type="float">
            <text:p>37.93798</text:p>
          </table:table-cell>
          <table:table-cell office:value-type="float" office:value="-629.7897" calcext:value-type="float">
            <text:p>-629.7897</text:p>
          </table:table-cell>
          <table:table-cell office:value-type="float" office:value="1848.499" calcext:value-type="float">
            <text:p>1848.499</text:p>
          </table:table-cell>
          <table:table-cell office:value-type="float" office:value="-70.65931" calcext:value-type="float">
            <text:p>-70.65931</text:p>
          </table:table-cell>
          <table:table-cell office:value-type="float" office:value="101.4451" calcext:value-type="float">
            <text:p>101.4451</text:p>
          </table:table-cell>
          <table:table-cell office:value-type="float" office:value="22.78874" calcext:value-type="float">
            <text:p>22.78874</text:p>
          </table:table-cell>
          <table:table-cell office:value-type="float" office:value="0.1116597" calcext:value-type="float">
            <text:p>0.1116597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1.1043" calcext:value-type="float">
            <text:p>141.1043</text:p>
          </table:table-cell>
          <table:table-cell office:value-type="float" office:value="0" calcext:value-type="float">
            <text:p>0</text:p>
          </table:table-cell>
          <table:table-cell office:value-type="float" office:value="313.3845" calcext:value-type="float">
            <text:p>313.3845</text:p>
          </table:table-cell>
          <table:table-cell office:value-type="float" office:value="1089.904" calcext:value-type="float">
            <text:p>1089.904</text:p>
          </table:table-cell>
          <table:table-cell office:value-type="float" office:value="1330.467" calcext:value-type="float">
            <text:p>1330.467</text:p>
          </table:table-cell>
          <table:table-cell office:value-type="float" office:value="1320.906" calcext:value-type="float">
            <text:p>1320.906</text:p>
          </table:table-cell>
          <table:table-cell office:value-type="float" office:value="796.6497" calcext:value-type="float">
            <text:p>796.6497</text:p>
          </table:table-cell>
          <table:table-cell office:value-type="float" office:value="1074.265" calcext:value-type="float">
            <text:p>1074.265</text:p>
          </table:table-cell>
          <table:table-cell office:value-type="float" office:value="420.4457" calcext:value-type="float">
            <text:p>420.4457</text:p>
          </table:table-cell>
          <table:table-cell office:value-type="float" office:value="1881.028" calcext:value-type="float">
            <text:p>1881.028</text:p>
          </table:table-cell>
          <table:table-cell office:value-type="float" office:value="2110.223" calcext:value-type="float">
            <text:p>2110.223</text:p>
          </table:table-cell>
          <table:table-cell office:value-type="float" office:value="1679.802" calcext:value-type="float">
            <text:p>1679.802</text:p>
          </table:table-cell>
          <table:table-cell office:value-type="float" office:value="585.3244" calcext:value-type="float">
            <text:p>585.3244</text:p>
          </table:table-cell>
          <table:table-cell office:value-type="float" office:value="570.5771" calcext:value-type="float">
            <text:p>570.5771</text:p>
          </table:table-cell>
          <table:table-cell office:value-type="float" office:value="142.8745" calcext:value-type="float">
            <text:p>142.8745</text:p>
          </table:table-cell>
          <table:table-cell office:value-type="float" office:value="35.71333" calcext:value-type="float">
            <text:p>35.71333</text:p>
          </table:table-cell>
          <table:table-cell office:value-type="float" office:value="0" calcext:value-type="float">
            <text:p>0</text:p>
          </table:table-cell>
          <table:table-cell office:value-type="float" office:value="-0.08891673" calcext:value-type="float">
            <text:p>-0.08891673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82.705" calcext:value-type="float">
            <text:p>1182.705</text:p>
          </table:table-cell>
          <table:table-cell office:value-type="float" office:value="-481.903" calcext:value-type="float">
            <text:p>-481.903</text:p>
          </table:table-cell>
          <table:table-cell office:value-type="float" office:value="700.8025" calcext:value-type="float">
            <text:p>700.8025</text:p>
          </table:table-cell>
          <table:table-cell office:value-type="float" office:value="-567.9671" calcext:value-type="float">
            <text:p>-567.9671</text:p>
          </table:table-cell>
          <table:table-cell office:value-type="float" office:value="0" calcext:value-type="float">
            <text:p>0</text:p>
          </table:table-cell>
          <table:table-cell office:value-type="float" office:value="8.446708" calcext:value-type="float">
            <text:p>8.446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185.0547" calcext:value-type="float">
            <text:p>185.0547</text:p>
          </table:table-cell>
          <table:table-cell office:value-type="float" office:value="13188.32" calcext:value-type="float">
            <text:p>13188.32</text:p>
          </table:table-cell>
          <table:table-cell office:value-type="float" office:value="0" calcext:value-type="float">
            <text:p>0</text:p>
          </table:table-cell>
          <table:table-cell office:value-type="float" office:value="38.1124" calcext:value-type="float">
            <text:p>38.1124</text:p>
          </table:table-cell>
          <table:table-cell office:value-type="float" office:value="-631.0894" calcext:value-type="float">
            <text:p>-631.0894</text:p>
          </table:table-cell>
          <table:table-cell office:value-type="float" office:value="1853.085" calcext:value-type="float">
            <text:p>1853.085</text:p>
          </table:table-cell>
          <table:table-cell office:value-type="float" office:value="-70.78941" calcext:value-type="float">
            <text:p>-70.78941</text:p>
          </table:table-cell>
          <table:table-cell office:value-type="float" office:value="101.4079" calcext:value-type="float">
            <text:p>101.4079</text:p>
          </table:table-cell>
          <table:table-cell office:value-type="float" office:value="22.61331" calcext:value-type="float">
            <text:p>22.61331</text:p>
          </table:table-cell>
          <table:table-cell office:value-type="float" office:value="0.1124002" calcext:value-type="float">
            <text:p>0.1124002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3.7309" calcext:value-type="float">
            <text:p>143.7309</text:p>
          </table:table-cell>
          <table:table-cell office:value-type="float" office:value="0" calcext:value-type="float">
            <text:p>0</text:p>
          </table:table-cell>
          <table:table-cell office:value-type="float" office:value="313.4309" calcext:value-type="float">
            <text:p>313.4309</text:p>
          </table:table-cell>
          <table:table-cell office:value-type="float" office:value="1089.701" calcext:value-type="float">
            <text:p>1089.701</text:p>
          </table:table-cell>
          <table:table-cell office:value-type="float" office:value="1330.288" calcext:value-type="float">
            <text:p>1330.288</text:p>
          </table:table-cell>
          <table:table-cell office:value-type="float" office:value="1320.823" calcext:value-type="float">
            <text:p>1320.823</text:p>
          </table:table-cell>
          <table:table-cell office:value-type="float" office:value="796.6027" calcext:value-type="float">
            <text:p>796.6027</text:p>
          </table:table-cell>
          <table:table-cell office:value-type="float" office:value="1074.208" calcext:value-type="float">
            <text:p>1074.208</text:p>
          </table:table-cell>
          <table:table-cell office:value-type="float" office:value="420.411" calcext:value-type="float">
            <text:p>420.411</text:p>
          </table:table-cell>
          <table:table-cell office:value-type="float" office:value="1880.927" calcext:value-type="float">
            <text:p>1880.927</text:p>
          </table:table-cell>
          <table:table-cell office:value-type="float" office:value="2110.143" calcext:value-type="float">
            <text:p>2110.143</text:p>
          </table:table-cell>
          <table:table-cell office:value-type="float" office:value="1679.755" calcext:value-type="float">
            <text:p>1679.755</text:p>
          </table:table-cell>
          <table:table-cell office:value-type="float" office:value="585.3145" calcext:value-type="float">
            <text:p>585.3145</text:p>
          </table:table-cell>
          <table:table-cell office:value-type="float" office:value="570.5688" calcext:value-type="float">
            <text:p>570.5688</text:p>
          </table:table-cell>
          <table:table-cell office:value-type="float" office:value="142.8744" calcext:value-type="float">
            <text:p>142.8744</text:p>
          </table:table-cell>
          <table:table-cell office:value-type="float" office:value="35.71328" calcext:value-type="float">
            <text:p>35.71328</text:p>
          </table:table-cell>
          <table:table-cell office:value-type="float" office:value="0" calcext:value-type="float">
            <text:p>0</text:p>
          </table:table-cell>
          <table:table-cell office:value-type="float" office:value="-0.08892424" calcext:value-type="float">
            <text:p>-0.08892424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87.411" calcext:value-type="float">
            <text:p>1187.411</text:p>
          </table:table-cell>
          <table:table-cell office:value-type="float" office:value="-482.8097" calcext:value-type="float">
            <text:p>-482.8097</text:p>
          </table:table-cell>
          <table:table-cell office:value-type="float" office:value="704.6008" calcext:value-type="float">
            <text:p>704.6008</text:p>
          </table:table-cell>
          <table:table-cell office:value-type="float" office:value="-569.0386" calcext:value-type="float">
            <text:p>-569.0386</text:p>
          </table:table-cell>
          <table:table-cell office:value-type="float" office:value="0" calcext:value-type="float">
            <text:p>0</text:p>
          </table:table-cell>
          <table:table-cell office:value-type="float" office:value="8.345774" calcext:value-type="float">
            <text:p>8.345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184.6381" calcext:value-type="float">
            <text:p>184.6381</text:p>
          </table:table-cell>
          <table:table-cell office:value-type="float" office:value="13187.78" calcext:value-type="float">
            <text:p>13187.78</text:p>
          </table:table-cell>
          <table:table-cell office:value-type="float" office:value="0" calcext:value-type="float">
            <text:p>0</text:p>
          </table:table-cell>
          <table:table-cell office:value-type="float" office:value="38.28478" calcext:value-type="float">
            <text:p>38.28478</text:p>
          </table:table-cell>
          <table:table-cell office:value-type="float" office:value="-632.3528" calcext:value-type="float">
            <text:p>-632.3528</text:p>
          </table:table-cell>
          <table:table-cell office:value-type="float" office:value="1857.08" calcext:value-type="float">
            <text:p>1857.08</text:p>
          </table:table-cell>
          <table:table-cell office:value-type="float" office:value="-70.91801" calcext:value-type="float">
            <text:p>-70.91801</text:p>
          </table:table-cell>
          <table:table-cell office:value-type="float" office:value="101.2054" calcext:value-type="float">
            <text:p>101.2054</text:p>
          </table:table-cell>
          <table:table-cell office:value-type="float" office:value="22.53577" calcext:value-type="float">
            <text:p>22.53577</text:p>
          </table:table-cell>
          <table:table-cell office:value-type="float" office:value="0.1131913" calcext:value-type="float">
            <text:p>0.1131913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5.2543" calcext:value-type="float">
            <text:p>145.2543</text:p>
          </table:table-cell>
          <table:table-cell office:value-type="float" office:value="0" calcext:value-type="float">
            <text:p>0</text:p>
          </table:table-cell>
          <table:table-cell office:value-type="float" office:value="313.4807" calcext:value-type="float">
            <text:p>313.4807</text:p>
          </table:table-cell>
          <table:table-cell office:value-type="float" office:value="1089.466" calcext:value-type="float">
            <text:p>1089.466</text:p>
          </table:table-cell>
          <table:table-cell office:value-type="float" office:value="1330.081" calcext:value-type="float">
            <text:p>1330.081</text:p>
          </table:table-cell>
          <table:table-cell office:value-type="float" office:value="1320.731" calcext:value-type="float">
            <text:p>1320.731</text:p>
          </table:table-cell>
          <table:table-cell office:value-type="float" office:value="796.5495" calcext:value-type="float">
            <text:p>796.5495</text:p>
          </table:table-cell>
          <table:table-cell office:value-type="float" office:value="1074.15" calcext:value-type="float">
            <text:p>1074.15</text:p>
          </table:table-cell>
          <table:table-cell office:value-type="float" office:value="420.3759" calcext:value-type="float">
            <text:p>420.3759</text:p>
          </table:table-cell>
          <table:table-cell office:value-type="float" office:value="1880.827" calcext:value-type="float">
            <text:p>1880.827</text:p>
          </table:table-cell>
          <table:table-cell office:value-type="float" office:value="2110.063" calcext:value-type="float">
            <text:p>2110.063</text:p>
          </table:table-cell>
          <table:table-cell office:value-type="float" office:value="1679.708" calcext:value-type="float">
            <text:p>1679.708</text:p>
          </table:table-cell>
          <table:table-cell office:value-type="float" office:value="585.3045" calcext:value-type="float">
            <text:p>585.3045</text:p>
          </table:table-cell>
          <table:table-cell office:value-type="float" office:value="570.5606" calcext:value-type="float">
            <text:p>570.5606</text:p>
          </table:table-cell>
          <table:table-cell office:value-type="float" office:value="142.8742" calcext:value-type="float">
            <text:p>142.8742</text:p>
          </table:table-cell>
          <table:table-cell office:value-type="float" office:value="35.71323" calcext:value-type="float">
            <text:p>35.71323</text:p>
          </table:table-cell>
          <table:table-cell office:value-type="float" office:value="0" calcext:value-type="float">
            <text:p>0</text:p>
          </table:table-cell>
          <table:table-cell office:value-type="float" office:value="-0.08894159" calcext:value-type="float">
            <text:p>-0.0889415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0.963" calcext:value-type="float">
            <text:p>1190.963</text:p>
          </table:table-cell>
          <table:table-cell office:value-type="float" office:value="-483.7028" calcext:value-type="float">
            <text:p>-483.7028</text:p>
          </table:table-cell>
          <table:table-cell office:value-type="float" office:value="707.2604" calcext:value-type="float">
            <text:p>707.2604</text:p>
          </table:table-cell>
          <table:table-cell office:value-type="float" office:value="-570.0811" calcext:value-type="float">
            <text:p>-570.0811</text:p>
          </table:table-cell>
          <table:table-cell office:value-type="float" office:value="0" calcext:value-type="float">
            <text:p>0</text:p>
          </table:table-cell>
          <table:table-cell office:value-type="float" office:value="8.249654" calcext:value-type="float">
            <text:p>8.249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184.2507" calcext:value-type="float">
            <text:p>184.2507</text:p>
          </table:table-cell>
          <table:table-cell office:value-type="float" office:value="13187.22" calcext:value-type="float">
            <text:p>13187.22</text:p>
          </table:table-cell>
          <table:table-cell office:value-type="float" office:value="0" calcext:value-type="float">
            <text:p>0</text:p>
          </table:table-cell>
          <table:table-cell office:value-type="float" office:value="38.46937" calcext:value-type="float">
            <text:p>38.46937</text:p>
          </table:table-cell>
          <table:table-cell office:value-type="float" office:value="-633.606" calcext:value-type="float">
            <text:p>-633.606</text:p>
          </table:table-cell>
          <table:table-cell office:value-type="float" office:value="1858.168" calcext:value-type="float">
            <text:p>1858.168</text:p>
          </table:table-cell>
          <table:table-cell office:value-type="float" office:value="-71.04033" calcext:value-type="float">
            <text:p>-71.04033</text:p>
          </table:table-cell>
          <table:table-cell office:value-type="float" office:value="100.9047" calcext:value-type="float">
            <text:p>100.9047</text:p>
          </table:table-cell>
          <table:table-cell office:value-type="float" office:value="22.49702" calcext:value-type="float">
            <text:p>22.49702</text:p>
          </table:table-cell>
          <table:table-cell office:value-type="float" office:value="0.1140019" calcext:value-type="float">
            <text:p>0.1140019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46" calcext:value-type="float">
            <text:p>0.06038146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5.4606" calcext:value-type="float">
            <text:p>145.4606</text:p>
          </table:table-cell>
          <table:table-cell office:value-type="float" office:value="0" calcext:value-type="float">
            <text:p>0</text:p>
          </table:table-cell>
          <table:table-cell office:value-type="float" office:value="313.5575" calcext:value-type="float">
            <text:p>313.5575</text:p>
          </table:table-cell>
          <table:table-cell office:value-type="float" office:value="1089.202" calcext:value-type="float">
            <text:p>1089.202</text:p>
          </table:table-cell>
          <table:table-cell office:value-type="float" office:value="1329.857" calcext:value-type="float">
            <text:p>1329.857</text:p>
          </table:table-cell>
          <table:table-cell office:value-type="float" office:value="1320.627" calcext:value-type="float">
            <text:p>1320.627</text:p>
          </table:table-cell>
          <table:table-cell office:value-type="float" office:value="796.4944" calcext:value-type="float">
            <text:p>796.4944</text:p>
          </table:table-cell>
          <table:table-cell office:value-type="float" office:value="1074.087" calcext:value-type="float">
            <text:p>1074.087</text:p>
          </table:table-cell>
          <table:table-cell office:value-type="float" office:value="420.3397" calcext:value-type="float">
            <text:p>420.3397</text:p>
          </table:table-cell>
          <table:table-cell office:value-type="float" office:value="1880.726" calcext:value-type="float">
            <text:p>1880.726</text:p>
          </table:table-cell>
          <table:table-cell office:value-type="float" office:value="2109.985" calcext:value-type="float">
            <text:p>2109.985</text:p>
          </table:table-cell>
          <table:table-cell office:value-type="float" office:value="1679.661" calcext:value-type="float">
            <text:p>1679.661</text:p>
          </table:table-cell>
          <table:table-cell office:value-type="float" office:value="585.2946" calcext:value-type="float">
            <text:p>585.2946</text:p>
          </table:table-cell>
          <table:table-cell office:value-type="float" office:value="570.5524" calcext:value-type="float">
            <text:p>570.5524</text:p>
          </table:table-cell>
          <table:table-cell office:value-type="float" office:value="142.874" calcext:value-type="float">
            <text:p>142.874</text:p>
          </table:table-cell>
          <table:table-cell office:value-type="float" office:value="35.71318" calcext:value-type="float">
            <text:p>35.71318</text:p>
          </table:table-cell>
          <table:table-cell office:value-type="float" office:value="0" calcext:value-type="float">
            <text:p>0</text:p>
          </table:table-cell>
          <table:table-cell office:value-type="float" office:value="-0.08895697" calcext:value-type="float">
            <text:p>-0.0889569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3.171" calcext:value-type="float">
            <text:p>1193.171</text:p>
          </table:table-cell>
          <table:table-cell office:value-type="float" office:value="-484.5733" calcext:value-type="float">
            <text:p>-484.5733</text:p>
          </table:table-cell>
          <table:table-cell office:value-type="float" office:value="708.5981" calcext:value-type="float">
            <text:p>708.5981</text:p>
          </table:table-cell>
          <table:table-cell office:value-type="float" office:value="-571.1334" calcext:value-type="float">
            <text:p>-571.1334</text:p>
          </table:table-cell>
          <table:table-cell office:value-type="float" office:value="0" calcext:value-type="float">
            <text:p>0</text:p>
          </table:table-cell>
          <table:table-cell office:value-type="float" office:value="8.166386" calcext:value-type="float">
            <text:p>8.166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183.6294" calcext:value-type="float">
            <text:p>183.6294</text:p>
          </table:table-cell>
          <table:table-cell office:value-type="float" office:value="13186.69" calcext:value-type="float">
            <text:p>13186.69</text:p>
          </table:table-cell>
          <table:table-cell office:value-type="float" office:value="0" calcext:value-type="float">
            <text:p>0</text:p>
          </table:table-cell>
          <table:table-cell office:value-type="float" office:value="38.63781" calcext:value-type="float">
            <text:p>38.63781</text:p>
          </table:table-cell>
          <table:table-cell office:value-type="float" office:value="-634.9621" calcext:value-type="float">
            <text:p>-634.9621</text:p>
          </table:table-cell>
          <table:table-cell office:value-type="float" office:value="1861.688" calcext:value-type="float">
            <text:p>1861.688</text:p>
          </table:table-cell>
          <table:table-cell office:value-type="float" office:value="-71.16685" calcext:value-type="float">
            <text:p>-71.16685</text:p>
          </table:table-cell>
          <table:table-cell office:value-type="float" office:value="100.9174" calcext:value-type="float">
            <text:p>100.9174</text:p>
          </table:table-cell>
          <table:table-cell office:value-type="float" office:value="22.27142" calcext:value-type="float">
            <text:p>22.27142</text:p>
          </table:table-cell>
          <table:table-cell office:value-type="float" office:value="0.1146882" calcext:value-type="float">
            <text:p>0.1146882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4.8216" calcext:value-type="float">
            <text:p>144.8216</text:p>
          </table:table-cell>
          <table:table-cell office:value-type="float" office:value="0" calcext:value-type="float">
            <text:p>0</text:p>
          </table:table-cell>
          <table:table-cell office:value-type="float" office:value="313.6135" calcext:value-type="float">
            <text:p>313.6135</text:p>
          </table:table-cell>
          <table:table-cell office:value-type="float" office:value="1088.961" calcext:value-type="float">
            <text:p>1088.961</text:p>
          </table:table-cell>
          <table:table-cell office:value-type="float" office:value="1329.642" calcext:value-type="float">
            <text:p>1329.642</text:p>
          </table:table-cell>
          <table:table-cell office:value-type="float" office:value="1320.522" calcext:value-type="float">
            <text:p>1320.522</text:p>
          </table:table-cell>
          <table:table-cell office:value-type="float" office:value="796.4327" calcext:value-type="float">
            <text:p>796.4327</text:p>
          </table:table-cell>
          <table:table-cell office:value-type="float" office:value="1074.02" calcext:value-type="float">
            <text:p>1074.02</text:p>
          </table:table-cell>
          <table:table-cell office:value-type="float" office:value="420.303" calcext:value-type="float">
            <text:p>420.303</text:p>
          </table:table-cell>
          <table:table-cell office:value-type="float" office:value="1880.624" calcext:value-type="float">
            <text:p>1880.624</text:p>
          </table:table-cell>
          <table:table-cell office:value-type="float" office:value="2109.906" calcext:value-type="float">
            <text:p>2109.906</text:p>
          </table:table-cell>
          <table:table-cell office:value-type="float" office:value="1679.615" calcext:value-type="float">
            <text:p>1679.615</text:p>
          </table:table-cell>
          <table:table-cell office:value-type="float" office:value="585.2849" calcext:value-type="float">
            <text:p>585.2849</text:p>
          </table:table-cell>
          <table:table-cell office:value-type="float" office:value="570.5441" calcext:value-type="float">
            <text:p>570.5441</text:p>
          </table:table-cell>
          <table:table-cell office:value-type="float" office:value="142.8739" calcext:value-type="float">
            <text:p>142.8739</text:p>
          </table:table-cell>
          <table:table-cell office:value-type="float" office:value="35.71313" calcext:value-type="float">
            <text:p>35.71313</text:p>
          </table:table-cell>
          <table:table-cell office:value-type="float" office:value="0" calcext:value-type="float">
            <text:p>0</text:p>
          </table:table-cell>
          <table:table-cell office:value-type="float" office:value="-0.08896983" calcext:value-type="float">
            <text:p>-0.08896983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4.613" calcext:value-type="float">
            <text:p>1194.613</text:p>
          </table:table-cell>
          <table:table-cell office:value-type="float" office:value="-485.4174" calcext:value-type="float">
            <text:p>-485.4174</text:p>
          </table:table-cell>
          <table:table-cell office:value-type="float" office:value="709.1953" calcext:value-type="float">
            <text:p>709.1953</text:p>
          </table:table-cell>
          <table:table-cell office:value-type="float" office:value="-572.3484" calcext:value-type="float">
            <text:p>-572.3484</text:p>
          </table:table-cell>
          <table:table-cell office:value-type="float" office:value="0" calcext:value-type="float">
            <text:p>0</text:p>
          </table:table-cell>
          <table:table-cell office:value-type="float" office:value="8.154759" calcext:value-type="float">
            <text:p>8.154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183.2203" calcext:value-type="float">
            <text:p>183.2203</text:p>
          </table:table-cell>
          <table:table-cell office:value-type="float" office:value="13186.19" calcext:value-type="float">
            <text:p>13186.19</text:p>
          </table:table-cell>
          <table:table-cell office:value-type="float" office:value="0" calcext:value-type="float">
            <text:p>0</text:p>
          </table:table-cell>
          <table:table-cell office:value-type="float" office:value="38.80391" calcext:value-type="float">
            <text:p>38.80391</text:p>
          </table:table-cell>
          <table:table-cell office:value-type="float" office:value="-636.1906" calcext:value-type="float">
            <text:p>-636.1906</text:p>
          </table:table-cell>
          <table:table-cell office:value-type="float" office:value="1865.228" calcext:value-type="float">
            <text:p>1865.228</text:p>
          </table:table-cell>
          <table:table-cell office:value-type="float" office:value="-71.29203" calcext:value-type="float">
            <text:p>-71.29203</text:p>
          </table:table-cell>
          <table:table-cell office:value-type="float" office:value="100.8429" calcext:value-type="float">
            <text:p>100.8429</text:p>
          </table:table-cell>
          <table:table-cell office:value-type="float" office:value="22.15559" calcext:value-type="float">
            <text:p>22.15559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3.7609" calcext:value-type="float">
            <text:p>143.7609</text:p>
          </table:table-cell>
          <table:table-cell office:value-type="float" office:value="0" calcext:value-type="float">
            <text:p>0</text:p>
          </table:table-cell>
          <table:table-cell office:value-type="float" office:value="313.6559" calcext:value-type="float">
            <text:p>313.6559</text:p>
          </table:table-cell>
          <table:table-cell office:value-type="float" office:value="1088.787" calcext:value-type="float">
            <text:p>1088.787</text:p>
          </table:table-cell>
          <table:table-cell office:value-type="float" office:value="1329.464" calcext:value-type="float">
            <text:p>1329.464</text:p>
          </table:table-cell>
          <table:table-cell office:value-type="float" office:value="1320.43" calcext:value-type="float">
            <text:p>1320.43</text:p>
          </table:table-cell>
          <table:table-cell office:value-type="float" office:value="796.3793" calcext:value-type="float">
            <text:p>796.3793</text:p>
          </table:table-cell>
          <table:table-cell office:value-type="float" office:value="1073.958" calcext:value-type="float">
            <text:p>1073.958</text:p>
          </table:table-cell>
          <table:table-cell office:value-type="float" office:value="420.2673" calcext:value-type="float">
            <text:p>420.2673</text:p>
          </table:table-cell>
          <table:table-cell office:value-type="float" office:value="1880.522" calcext:value-type="float">
            <text:p>1880.522</text:p>
          </table:table-cell>
          <table:table-cell office:value-type="float" office:value="2109.827" calcext:value-type="float">
            <text:p>2109.827</text:p>
          </table:table-cell>
          <table:table-cell office:value-type="float" office:value="1679.568" calcext:value-type="float">
            <text:p>1679.568</text:p>
          </table:table-cell>
          <table:table-cell office:value-type="float" office:value="585.2751" calcext:value-type="float">
            <text:p>585.2751</text:p>
          </table:table-cell>
          <table:table-cell office:value-type="float" office:value="570.5359" calcext:value-type="float">
            <text:p>570.5359</text:p>
          </table:table-cell>
          <table:table-cell office:value-type="float" office:value="142.8737" calcext:value-type="float">
            <text:p>142.8737</text:p>
          </table:table-cell>
          <table:table-cell office:value-type="float" office:value="35.71308" calcext:value-type="float">
            <text:p>35.71308</text:p>
          </table:table-cell>
          <table:table-cell office:value-type="float" office:value="0" calcext:value-type="float">
            <text:p>0</text:p>
          </table:table-cell>
          <table:table-cell office:value-type="float" office:value="-0.08897573" calcext:value-type="float">
            <text:p>-0.08897573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48" calcext:value-type="float">
            <text:p>1195.48</text:p>
          </table:table-cell>
          <table:table-cell office:value-type="float" office:value="-486.2372" calcext:value-type="float">
            <text:p>-486.2372</text:p>
          </table:table-cell>
          <table:table-cell office:value-type="float" office:value="709.2428" calcext:value-type="float">
            <text:p>709.2428</text:p>
          </table:table-cell>
          <table:table-cell office:value-type="float" office:value="-573.3427" calcext:value-type="float">
            <text:p>-573.3427</text:p>
          </table:table-cell>
          <table:table-cell office:value-type="float" office:value="0" calcext:value-type="float">
            <text:p>0</text:p>
          </table:table-cell>
          <table:table-cell office:value-type="float" office:value="8.049841" calcext:value-type="float">
            <text:p>8.049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182.9904" calcext:value-type="float">
            <text:p>182.9904</text:p>
          </table:table-cell>
          <table:table-cell office:value-type="float" office:value="13185.71" calcext:value-type="float">
            <text:p>13185.71</text:p>
          </table:table-cell>
          <table:table-cell office:value-type="float" office:value="0" calcext:value-type="float">
            <text:p>0</text:p>
          </table:table-cell>
          <table:table-cell office:value-type="float" office:value="38.96749" calcext:value-type="float">
            <text:p>38.96749</text:p>
          </table:table-cell>
          <table:table-cell office:value-type="float" office:value="-637.1907" calcext:value-type="float">
            <text:p>-637.1907</text:p>
          </table:table-cell>
          <table:table-cell office:value-type="float" office:value="1867.927" calcext:value-type="float">
            <text:p>1867.927</text:p>
          </table:table-cell>
          <table:table-cell office:value-type="float" office:value="-71.41577" calcext:value-type="float">
            <text:p>-71.41577</text:p>
          </table:table-cell>
          <table:table-cell office:value-type="float" office:value="100.6502" calcext:value-type="float">
            <text:p>100.6502</text:p>
          </table:table-cell>
          <table:table-cell office:value-type="float" office:value="22.12426" calcext:value-type="float">
            <text:p>22.12426</text:p>
          </table:table-cell>
          <table:table-cell office:value-type="float" office:value="0.116294" calcext:value-type="float">
            <text:p>0.116294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60513" calcext:value-type="float">
            <text:p>0.6860513</text:p>
          </table:table-cell>
          <table:table-cell office:value-type="float" office:value="370" calcext:value-type="float">
            <text:p>370</text:p>
          </table:table-cell>
          <table:table-cell office:value-type="float" office:value="142.5461" calcext:value-type="float">
            <text:p>142.5461</text:p>
          </table:table-cell>
          <table:table-cell office:value-type="float" office:value="0" calcext:value-type="float">
            <text:p>0</text:p>
          </table:table-cell>
          <table:table-cell office:value-type="float" office:value="313.7018" calcext:value-type="float">
            <text:p>313.7018</text:p>
          </table:table-cell>
          <table:table-cell office:value-type="float" office:value="1088.645" calcext:value-type="float">
            <text:p>1088.645</text:p>
          </table:table-cell>
          <table:table-cell office:value-type="float" office:value="1329.327" calcext:value-type="float">
            <text:p>1329.327</text:p>
          </table:table-cell>
          <table:table-cell office:value-type="float" office:value="1320.358" calcext:value-type="float">
            <text:p>1320.358</text:p>
          </table:table-cell>
          <table:table-cell office:value-type="float" office:value="796.3356" calcext:value-type="float">
            <text:p>796.3356</text:p>
          </table:table-cell>
          <table:table-cell office:value-type="float" office:value="1073.905" calcext:value-type="float">
            <text:p>1073.905</text:p>
          </table:table-cell>
          <table:table-cell office:value-type="float" office:value="420.2348" calcext:value-type="float">
            <text:p>420.2348</text:p>
          </table:table-cell>
          <table:table-cell office:value-type="float" office:value="1880.423" calcext:value-type="float">
            <text:p>1880.423</text:p>
          </table:table-cell>
          <table:table-cell office:value-type="float" office:value="2109.748" calcext:value-type="float">
            <text:p>2109.748</text:p>
          </table:table-cell>
          <table:table-cell office:value-type="float" office:value="1679.521" calcext:value-type="float">
            <text:p>1679.521</text:p>
          </table:table-cell>
          <table:table-cell office:value-type="float" office:value="585.2654" calcext:value-type="float">
            <text:p>585.2654</text:p>
          </table:table-cell>
          <table:table-cell office:value-type="float" office:value="570.5278" calcext:value-type="float">
            <text:p>570.5278</text:p>
          </table:table-cell>
          <table:table-cell office:value-type="float" office:value="142.8736" calcext:value-type="float">
            <text:p>142.8736</text:p>
          </table:table-cell>
          <table:table-cell office:value-type="float" office:value="35.71303" calcext:value-type="float">
            <text:p>35.71303</text:p>
          </table:table-cell>
          <table:table-cell office:value-type="float" office:value="0" calcext:value-type="float">
            <text:p>0</text:p>
          </table:table-cell>
          <table:table-cell office:value-type="float" office:value="-0.08897854" calcext:value-type="float">
            <text:p>-0.08897854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39" calcext:value-type="float">
            <text:p>1195.939</text:p>
          </table:table-cell>
          <table:table-cell office:value-type="float" office:value="-487.0281" calcext:value-type="float">
            <text:p>-487.0281</text:p>
          </table:table-cell>
          <table:table-cell office:value-type="float" office:value="708.9106" calcext:value-type="float">
            <text:p>708.9106</text:p>
          </table:table-cell>
          <table:table-cell office:value-type="float" office:value="-574.1252" calcext:value-type="float">
            <text:p>-574.1252</text:p>
          </table:table-cell>
          <table:table-cell office:value-type="float" office:value="0" calcext:value-type="float">
            <text:p>0</text:p>
          </table:table-cell>
          <table:table-cell office:value-type="float" office:value="7.953957" calcext:value-type="float">
            <text:p>7.95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182.7662" calcext:value-type="float">
            <text:p>182.7662</text:p>
          </table:table-cell>
          <table:table-cell office:value-type="float" office:value="13185.24" calcext:value-type="float">
            <text:p>13185.24</text:p>
          </table:table-cell>
          <table:table-cell office:value-type="float" office:value="0" calcext:value-type="float">
            <text:p>0</text:p>
          </table:table-cell>
          <table:table-cell office:value-type="float" office:value="39.13335" calcext:value-type="float">
            <text:p>39.13335</text:p>
          </table:table-cell>
          <table:table-cell office:value-type="float" office:value="-638.2402" calcext:value-type="float">
            <text:p>-638.2402</text:p>
          </table:table-cell>
          <table:table-cell office:value-type="float" office:value="1872.805" calcext:value-type="float">
            <text:p>1872.805</text:p>
          </table:table-cell>
          <table:table-cell office:value-type="float" office:value="-71.5365" calcext:value-type="float">
            <text:p>-71.5365</text:p>
          </table:table-cell>
          <table:table-cell office:value-type="float" office:value="100.4275" calcext:value-type="float">
            <text:p>100.4275</text:p>
          </table:table-cell>
          <table:table-cell office:value-type="float" office:value="22.10345" calcext:value-type="float">
            <text:p>22.10345</text:p>
          </table:table-cell>
          <table:table-cell office:value-type="float" office:value="0.1170927" calcext:value-type="float">
            <text:p>0.1170927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57163" calcext:value-type="float">
            <text:p>0.6857163</text:p>
          </table:table-cell>
          <table:table-cell office:value-type="float" office:value="370" calcext:value-type="float">
            <text:p>370</text:p>
          </table:table-cell>
          <table:table-cell office:value-type="float" office:value="140.8719" calcext:value-type="float">
            <text:p>140.8719</text:p>
          </table:table-cell>
          <table:table-cell office:value-type="float" office:value="0" calcext:value-type="float">
            <text:p>0</text:p>
          </table:table-cell>
          <table:table-cell office:value-type="float" office:value="313.7574" calcext:value-type="float">
            <text:p>313.7574</text:p>
          </table:table-cell>
          <table:table-cell office:value-type="float" office:value="1088.489" calcext:value-type="float">
            <text:p>1088.489</text:p>
          </table:table-cell>
          <table:table-cell office:value-type="float" office:value="1329.181" calcext:value-type="float">
            <text:p>1329.181</text:p>
          </table:table-cell>
          <table:table-cell office:value-type="float" office:value="1320.285" calcext:value-type="float">
            <text:p>1320.285</text:p>
          </table:table-cell>
          <table:table-cell office:value-type="float" office:value="796.2903" calcext:value-type="float">
            <text:p>796.2903</text:p>
          </table:table-cell>
          <table:table-cell office:value-type="float" office:value="1073.853" calcext:value-type="float">
            <text:p>1073.853</text:p>
          </table:table-cell>
          <table:table-cell office:value-type="float" office:value="420.2044" calcext:value-type="float">
            <text:p>420.2044</text:p>
          </table:table-cell>
          <table:table-cell office:value-type="float" office:value="1880.336" calcext:value-type="float">
            <text:p>1880.336</text:p>
          </table:table-cell>
          <table:table-cell office:value-type="float" office:value="2109.671" calcext:value-type="float">
            <text:p>2109.671</text:p>
          </table:table-cell>
          <table:table-cell office:value-type="float" office:value="1679.474" calcext:value-type="float">
            <text:p>1679.474</text:p>
          </table:table-cell>
          <table:table-cell office:value-type="float" office:value="585.2558" calcext:value-type="float">
            <text:p>585.2558</text:p>
          </table:table-cell>
          <table:table-cell office:value-type="float" office:value="570.5196" calcext:value-type="float">
            <text:p>570.5196</text:p>
          </table:table-cell>
          <table:table-cell office:value-type="float" office:value="142.8734" calcext:value-type="float">
            <text:p>142.8734</text:p>
          </table:table-cell>
          <table:table-cell office:value-type="float" office:value="35.71297" calcext:value-type="float">
            <text:p>35.71297</text:p>
          </table:table-cell>
          <table:table-cell office:value-type="float" office:value="0" calcext:value-type="float">
            <text:p>0</text:p>
          </table:table-cell>
          <table:table-cell office:value-type="float" office:value="-0.08898177" calcext:value-type="float">
            <text:p>-0.0889817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87.7964" calcext:value-type="float">
            <text:p>-487.7964</text:p>
          </table:table-cell>
          <table:table-cell office:value-type="float" office:value="708.1604" calcext:value-type="float">
            <text:p>708.1604</text:p>
          </table:table-cell>
          <table:table-cell office:value-type="float" office:value="-574.9017" calcext:value-type="float">
            <text:p>-574.9017</text:p>
          </table:table-cell>
          <table:table-cell office:value-type="float" office:value="0" calcext:value-type="float">
            <text:p>0</text:p>
          </table:table-cell>
          <table:table-cell office:value-type="float" office:value="7.801001" calcext:value-type="float">
            <text:p>7.8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182.5101" calcext:value-type="float">
            <text:p>182.5101</text:p>
          </table:table-cell>
          <table:table-cell office:value-type="float" office:value="13184.75" calcext:value-type="float">
            <text:p>13184.75</text:p>
          </table:table-cell>
          <table:table-cell office:value-type="float" office:value="0" calcext:value-type="float">
            <text:p>0</text:p>
          </table:table-cell>
          <table:table-cell office:value-type="float" office:value="39.30286" calcext:value-type="float">
            <text:p>39.30286</text:p>
          </table:table-cell>
          <table:table-cell office:value-type="float" office:value="-639.254" calcext:value-type="float">
            <text:p>-639.254</text:p>
          </table:table-cell>
          <table:table-cell office:value-type="float" office:value="1872.303" calcext:value-type="float">
            <text:p>1872.303</text:p>
          </table:table-cell>
          <table:table-cell office:value-type="float" office:value="-71.65337" calcext:value-type="float">
            <text:p>-71.65337</text:p>
          </table:table-cell>
          <table:table-cell office:value-type="float" office:value="100.1856" calcext:value-type="float">
            <text:p>100.1856</text:p>
          </table:table-cell>
          <table:table-cell office:value-type="float" office:value="22.07906" calcext:value-type="float">
            <text:p>22.07906</text:p>
          </table:table-cell>
          <table:table-cell office:value-type="float" office:value="0.1178917" calcext:value-type="float">
            <text:p>0.1178917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47" calcext:value-type="float">
            <text:p>0.6847</text:p>
          </table:table-cell>
          <table:table-cell office:value-type="float" office:value="370" calcext:value-type="float">
            <text:p>370</text:p>
          </table:table-cell>
          <table:table-cell office:value-type="float" office:value="139.2511" calcext:value-type="float">
            <text:p>139.2511</text:p>
          </table:table-cell>
          <table:table-cell office:value-type="float" office:value="0" calcext:value-type="float">
            <text:p>0</text:p>
          </table:table-cell>
          <table:table-cell office:value-type="float" office:value="313.8196" calcext:value-type="float">
            <text:p>313.8196</text:p>
          </table:table-cell>
          <table:table-cell office:value-type="float" office:value="1088.308" calcext:value-type="float">
            <text:p>1088.308</text:p>
          </table:table-cell>
          <table:table-cell office:value-type="float" office:value="1329.02" calcext:value-type="float">
            <text:p>1329.02</text:p>
          </table:table-cell>
          <table:table-cell office:value-type="float" office:value="1320.203" calcext:value-type="float">
            <text:p>1320.203</text:p>
          </table:table-cell>
          <table:table-cell office:value-type="float" office:value="796.2436" calcext:value-type="float">
            <text:p>796.2436</text:p>
          </table:table-cell>
          <table:table-cell office:value-type="float" office:value="1073.8" calcext:value-type="float">
            <text:p>1073.8</text:p>
          </table:table-cell>
          <table:table-cell office:value-type="float" office:value="420.1741" calcext:value-type="float">
            <text:p>420.1741</text:p>
          </table:table-cell>
          <table:table-cell office:value-type="float" office:value="1880.252" calcext:value-type="float">
            <text:p>1880.252</text:p>
          </table:table-cell>
          <table:table-cell office:value-type="float" office:value="2109.595" calcext:value-type="float">
            <text:p>2109.595</text:p>
          </table:table-cell>
          <table:table-cell office:value-type="float" office:value="1679.427" calcext:value-type="float">
            <text:p>1679.427</text:p>
          </table:table-cell>
          <table:table-cell office:value-type="float" office:value="585.2462" calcext:value-type="float">
            <text:p>585.2462</text:p>
          </table:table-cell>
          <table:table-cell office:value-type="float" office:value="570.5115" calcext:value-type="float">
            <text:p>570.5115</text:p>
          </table:table-cell>
          <table:table-cell office:value-type="float" office:value="142.8732" calcext:value-type="float">
            <text:p>142.8732</text:p>
          </table:table-cell>
          <table:table-cell office:value-type="float" office:value="35.71297" calcext:value-type="float">
            <text:p>35.71297</text:p>
          </table:table-cell>
          <table:table-cell office:value-type="float" office:value="0" calcext:value-type="float">
            <text:p>0</text:p>
          </table:table-cell>
          <table:table-cell office:value-type="float" office:value="-0.08898679" calcext:value-type="float">
            <text:p>-0.0889867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88.5235" calcext:value-type="float">
            <text:p>-488.5235</text:p>
          </table:table-cell>
          <table:table-cell office:value-type="float" office:value="707.4333" calcext:value-type="float">
            <text:p>707.4333</text:p>
          </table:table-cell>
          <table:table-cell office:value-type="float" office:value="-575.7268" calcext:value-type="float">
            <text:p>-575.7268</text:p>
          </table:table-cell>
          <table:table-cell office:value-type="float" office:value="0" calcext:value-type="float">
            <text:p>0</text:p>
          </table:table-cell>
          <table:table-cell office:value-type="float" office:value="7.727051" calcext:value-type="float">
            <text:p>7.727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182.1934" calcext:value-type="float">
            <text:p>182.1934</text:p>
          </table:table-cell>
          <table:table-cell office:value-type="float" office:value="13184.24" calcext:value-type="float">
            <text:p>13184.24</text:p>
          </table:table-cell>
          <table:table-cell office:value-type="float" office:value="0" calcext:value-type="float">
            <text:p>0</text:p>
          </table:table-cell>
          <table:table-cell office:value-type="float" office:value="39.47256" calcext:value-type="float">
            <text:p>39.47256</text:p>
          </table:table-cell>
          <table:table-cell office:value-type="float" office:value="-640.3623" calcext:value-type="float">
            <text:p>-640.3623</text:p>
          </table:table-cell>
          <table:table-cell office:value-type="float" office:value="1877.278" calcext:value-type="float">
            <text:p>1877.278</text:p>
          </table:table-cell>
          <table:table-cell office:value-type="float" office:value="-71.76892" calcext:value-type="float">
            <text:p>-71.76892</text:p>
          </table:table-cell>
          <table:table-cell office:value-type="float" office:value="99.92203" calcext:value-type="float">
            <text:p>99.92203</text:p>
          </table:table-cell>
          <table:table-cell office:value-type="float" office:value="22.0526" calcext:value-type="float">
            <text:p>22.0526</text:p>
          </table:table-cell>
          <table:table-cell office:value-type="float" office:value="0.1186835" calcext:value-type="float">
            <text:p>0.118683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6823" calcext:value-type="float">
            <text:p>0.6836823</text:p>
          </table:table-cell>
          <table:table-cell office:value-type="float" office:value="370" calcext:value-type="float">
            <text:p>370</text:p>
          </table:table-cell>
          <table:table-cell office:value-type="float" office:value="137.5701" calcext:value-type="float">
            <text:p>137.5701</text:p>
          </table:table-cell>
          <table:table-cell office:value-type="float" office:value="0" calcext:value-type="float">
            <text:p>0</text:p>
          </table:table-cell>
          <table:table-cell office:value-type="float" office:value="313.8874" calcext:value-type="float">
            <text:p>313.8874</text:p>
          </table:table-cell>
          <table:table-cell office:value-type="float" office:value="1088.088" calcext:value-type="float">
            <text:p>1088.088</text:p>
          </table:table-cell>
          <table:table-cell office:value-type="float" office:value="1328.829" calcext:value-type="float">
            <text:p>1328.829</text:p>
          </table:table-cell>
          <table:table-cell office:value-type="float" office:value="1320.108" calcext:value-type="float">
            <text:p>1320.108</text:p>
          </table:table-cell>
          <table:table-cell office:value-type="float" office:value="796.1865" calcext:value-type="float">
            <text:p>796.1865</text:p>
          </table:table-cell>
          <table:table-cell office:value-type="float" office:value="1073.743" calcext:value-type="float">
            <text:p>1073.743</text:p>
          </table:table-cell>
          <table:table-cell office:value-type="float" office:value="420.1419" calcext:value-type="float">
            <text:p>420.1419</text:p>
          </table:table-cell>
          <table:table-cell office:value-type="float" office:value="1880.168" calcext:value-type="float">
            <text:p>1880.168</text:p>
          </table:table-cell>
          <table:table-cell office:value-type="float" office:value="2109.519" calcext:value-type="float">
            <text:p>2109.519</text:p>
          </table:table-cell>
          <table:table-cell office:value-type="float" office:value="1679.381" calcext:value-type="float">
            <text:p>1679.381</text:p>
          </table:table-cell>
          <table:table-cell office:value-type="float" office:value="585.2366" calcext:value-type="float">
            <text:p>585.2366</text:p>
          </table:table-cell>
          <table:table-cell office:value-type="float" office:value="570.5034" calcext:value-type="float">
            <text:p>570.5034</text:p>
          </table:table-cell>
          <table:table-cell office:value-type="float" office:value="142.873" calcext:value-type="float">
            <text:p>142.873</text:p>
          </table:table-cell>
          <table:table-cell office:value-type="float" office:value="35.71296" calcext:value-type="float">
            <text:p>35.71296</text:p>
          </table:table-cell>
          <table:table-cell office:value-type="float" office:value="0" calcext:value-type="float">
            <text:p>0</text:p>
          </table:table-cell>
          <table:table-cell office:value-type="float" office:value="-0.08899597" calcext:value-type="float">
            <text:p>-0.0889959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89.2168" calcext:value-type="float">
            <text:p>-489.2168</text:p>
          </table:table-cell>
          <table:table-cell office:value-type="float" office:value="706.74" calcext:value-type="float">
            <text:p>706.74</text:p>
          </table:table-cell>
          <table:table-cell office:value-type="float" office:value="-576.6433" calcext:value-type="float">
            <text:p>-576.6433</text:p>
          </table:table-cell>
          <table:table-cell office:value-type="float" office:value="0" calcext:value-type="float">
            <text:p>0</text:p>
          </table:table-cell>
          <table:table-cell office:value-type="float" office:value="7.648447" calcext:value-type="float">
            <text:p>7.648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181.853" calcext:value-type="float">
            <text:p>181.853</text:p>
          </table:table-cell>
          <table:table-cell office:value-type="float" office:value="13183.69" calcext:value-type="float">
            <text:p>13183.69</text:p>
          </table:table-cell>
          <table:table-cell office:value-type="float" office:value="0" calcext:value-type="float">
            <text:p>0</text:p>
          </table:table-cell>
          <table:table-cell office:value-type="float" office:value="39.6434" calcext:value-type="float">
            <text:p>39.6434</text:p>
          </table:table-cell>
          <table:table-cell office:value-type="float" office:value="-641.5167" calcext:value-type="float">
            <text:p>-641.5167</text:p>
          </table:table-cell>
          <table:table-cell office:value-type="float" office:value="1880.611" calcext:value-type="float">
            <text:p>1880.611</text:p>
          </table:table-cell>
          <table:table-cell office:value-type="float" office:value="-71.88221" calcext:value-type="float">
            <text:p>-71.88221</text:p>
          </table:table-cell>
          <table:table-cell office:value-type="float" office:value="99.67582" calcext:value-type="float">
            <text:p>99.67582</text:p>
          </table:table-cell>
          <table:table-cell office:value-type="float" office:value="22.03178" calcext:value-type="float">
            <text:p>22.03178</text:p>
          </table:table-cell>
          <table:table-cell office:value-type="float" office:value="0.1195043" calcext:value-type="float">
            <text:p>0.1195043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35.8764" calcext:value-type="float">
            <text:p>135.8764</text:p>
          </table:table-cell>
          <table:table-cell office:value-type="float" office:value="0" calcext:value-type="float">
            <text:p>0</text:p>
          </table:table-cell>
          <table:table-cell office:value-type="float" office:value="313.9594" calcext:value-type="float">
            <text:p>313.9594</text:p>
          </table:table-cell>
          <table:table-cell office:value-type="float" office:value="1087.852" calcext:value-type="float">
            <text:p>1087.852</text:p>
          </table:table-cell>
          <table:table-cell office:value-type="float" office:value="1328.621" calcext:value-type="float">
            <text:p>1328.621</text:p>
          </table:table-cell>
          <table:table-cell office:value-type="float" office:value="1319.997" calcext:value-type="float">
            <text:p>1319.997</text:p>
          </table:table-cell>
          <table:table-cell office:value-type="float" office:value="796.1233" calcext:value-type="float">
            <text:p>796.1233</text:p>
          </table:table-cell>
          <table:table-cell office:value-type="float" office:value="1073.681" calcext:value-type="float">
            <text:p>1073.681</text:p>
          </table:table-cell>
          <table:table-cell office:value-type="float" office:value="420.108" calcext:value-type="float">
            <text:p>420.108</text:p>
          </table:table-cell>
          <table:table-cell office:value-type="float" office:value="1880.081" calcext:value-type="float">
            <text:p>1880.081</text:p>
          </table:table-cell>
          <table:table-cell office:value-type="float" office:value="2109.443" calcext:value-type="float">
            <text:p>2109.443</text:p>
          </table:table-cell>
          <table:table-cell office:value-type="float" office:value="1679.335" calcext:value-type="float">
            <text:p>1679.335</text:p>
          </table:table-cell>
          <table:table-cell office:value-type="float" office:value="585.2271" calcext:value-type="float">
            <text:p>585.2271</text:p>
          </table:table-cell>
          <table:table-cell office:value-type="float" office:value="570.4952" calcext:value-type="float">
            <text:p>570.4952</text:p>
          </table:table-cell>
          <table:table-cell office:value-type="float" office:value="142.8728" calcext:value-type="float">
            <text:p>142.8728</text:p>
          </table:table-cell>
          <table:table-cell office:value-type="float" office:value="35.71294" calcext:value-type="float">
            <text:p>35.71294</text:p>
          </table:table-cell>
          <table:table-cell office:value-type="float" office:value="0" calcext:value-type="float">
            <text:p>0</text:p>
          </table:table-cell>
          <table:table-cell office:value-type="float" office:value="-0.08900758" calcext:value-type="float">
            <text:p>-0.08900758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89.8757" calcext:value-type="float">
            <text:p>-489.8757</text:p>
          </table:table-cell>
          <table:table-cell office:value-type="float" office:value="706.0811" calcext:value-type="float">
            <text:p>706.0811</text:p>
          </table:table-cell>
          <table:table-cell office:value-type="float" office:value="-577.615" calcext:value-type="float">
            <text:p>-577.615</text:p>
          </table:table-cell>
          <table:table-cell office:value-type="float" office:value="0" calcext:value-type="float">
            <text:p>0</text:p>
          </table:table-cell>
          <table:table-cell office:value-type="float" office:value="7.573826" calcext:value-type="float">
            <text:p>7.573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181.5433" calcext:value-type="float">
            <text:p>181.5433</text:p>
          </table:table-cell>
          <table:table-cell office:value-type="float" office:value="13183.14" calcext:value-type="float">
            <text:p>13183.14</text:p>
          </table:table-cell>
          <table:table-cell office:value-type="float" office:value="0" calcext:value-type="float">
            <text:p>0</text:p>
          </table:table-cell>
          <table:table-cell office:value-type="float" office:value="39.80636" calcext:value-type="float">
            <text:p>39.80636</text:p>
          </table:table-cell>
          <table:table-cell office:value-type="float" office:value="-642.6157" calcext:value-type="float">
            <text:p>-642.6157</text:p>
          </table:table-cell>
          <table:table-cell office:value-type="float" office:value="1880.997" calcext:value-type="float">
            <text:p>1880.997</text:p>
          </table:table-cell>
          <table:table-cell office:value-type="float" office:value="-71.9959" calcext:value-type="float">
            <text:p>-71.9959</text:p>
          </table:table-cell>
          <table:table-cell office:value-type="float" office:value="99.45936" calcext:value-type="float">
            <text:p>99.45936</text:p>
          </table:table-cell>
          <table:table-cell office:value-type="float" office:value="22.01641" calcext:value-type="float">
            <text:p>22.01641</text:p>
          </table:table-cell>
          <table:table-cell office:value-type="float" office:value="0.1203346" calcext:value-type="float">
            <text:p>0.1203346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34.2698" calcext:value-type="float">
            <text:p>134.2698</text:p>
          </table:table-cell>
          <table:table-cell office:value-type="float" office:value="0" calcext:value-type="float">
            <text:p>0</text:p>
          </table:table-cell>
          <table:table-cell office:value-type="float" office:value="314.0243" calcext:value-type="float">
            <text:p>314.0243</text:p>
          </table:table-cell>
          <table:table-cell office:value-type="float" office:value="1087.643" calcext:value-type="float">
            <text:p>1087.643</text:p>
          </table:table-cell>
          <table:table-cell office:value-type="float" office:value="1328.431" calcext:value-type="float">
            <text:p>1328.431</text:p>
          </table:table-cell>
          <table:table-cell office:value-type="float" office:value="1319.889" calcext:value-type="float">
            <text:p>1319.889</text:p>
          </table:table-cell>
          <table:table-cell office:value-type="float" office:value="796.0566" calcext:value-type="float">
            <text:p>796.0566</text:p>
          </table:table-cell>
          <table:table-cell office:value-type="float" office:value="1073.617" calcext:value-type="float">
            <text:p>1073.617</text:p>
          </table:table-cell>
          <table:table-cell office:value-type="float" office:value="420.0736" calcext:value-type="float">
            <text:p>420.0736</text:p>
          </table:table-cell>
          <table:table-cell office:value-type="float" office:value="1879.983" calcext:value-type="float">
            <text:p>1879.983</text:p>
          </table:table-cell>
          <table:table-cell office:value-type="float" office:value="2109.368" calcext:value-type="float">
            <text:p>2109.368</text:p>
          </table:table-cell>
          <table:table-cell office:value-type="float" office:value="1679.288" calcext:value-type="float">
            <text:p>1679.288</text:p>
          </table:table-cell>
          <table:table-cell office:value-type="float" office:value="585.2176" calcext:value-type="float">
            <text:p>585.2176</text:p>
          </table:table-cell>
          <table:table-cell office:value-type="float" office:value="570.4871" calcext:value-type="float">
            <text:p>570.4871</text:p>
          </table:table-cell>
          <table:table-cell office:value-type="float" office:value="142.8727" calcext:value-type="float">
            <text:p>142.8727</text:p>
          </table:table-cell>
          <table:table-cell office:value-type="float" office:value="35.71289" calcext:value-type="float">
            <text:p>35.71289</text:p>
          </table:table-cell>
          <table:table-cell office:value-type="float" office:value="0" calcext:value-type="float">
            <text:p>0</text:p>
          </table:table-cell>
          <table:table-cell office:value-type="float" office:value="-0.08901636" calcext:value-type="float">
            <text:p>-0.08901636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0.4963" calcext:value-type="float">
            <text:p>-490.4963</text:p>
          </table:table-cell>
          <table:table-cell office:value-type="float" office:value="705.4605" calcext:value-type="float">
            <text:p>705.4605</text:p>
          </table:table-cell>
          <table:table-cell office:value-type="float" office:value="-578.5452" calcext:value-type="float">
            <text:p>-578.5452</text:p>
          </table:table-cell>
          <table:table-cell office:value-type="float" office:value="0" calcext:value-type="float">
            <text:p>0</text:p>
          </table:table-cell>
          <table:table-cell office:value-type="float" office:value="7.507216" calcext:value-type="float">
            <text:p>7.507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181.2367" calcext:value-type="float">
            <text:p>181.2367</text:p>
          </table:table-cell>
          <table:table-cell office:value-type="float" office:value="13182.59" calcext:value-type="float">
            <text:p>13182.59</text:p>
          </table:table-cell>
          <table:table-cell office:value-type="float" office:value="0" calcext:value-type="float">
            <text:p>0</text:p>
          </table:table-cell>
          <table:table-cell office:value-type="float" office:value="39.97045" calcext:value-type="float">
            <text:p>39.97045</text:p>
          </table:table-cell>
          <table:table-cell office:value-type="float" office:value="-643.7034" calcext:value-type="float">
            <text:p>-643.7034</text:p>
          </table:table-cell>
          <table:table-cell office:value-type="float" office:value="1881.957" calcext:value-type="float">
            <text:p>1881.957</text:p>
          </table:table-cell>
          <table:table-cell office:value-type="float" office:value="-72.10754" calcext:value-type="float">
            <text:p>-72.10754</text:p>
          </table:table-cell>
          <table:table-cell office:value-type="float" office:value="99.23399" calcext:value-type="float">
            <text:p>99.23399</text:p>
          </table:table-cell>
          <table:table-cell office:value-type="float" office:value="22.00055" calcext:value-type="float">
            <text:p>22.00055</text:p>
          </table:table-cell>
          <table:table-cell office:value-type="float" office:value="0.1211706" calcext:value-type="float">
            <text:p>0.1211706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32.7063" calcext:value-type="float">
            <text:p>132.7063</text:p>
          </table:table-cell>
          <table:table-cell office:value-type="float" office:value="0" calcext:value-type="float">
            <text:p>0</text:p>
          </table:table-cell>
          <table:table-cell office:value-type="float" office:value="314.0919" calcext:value-type="float">
            <text:p>314.0919</text:p>
          </table:table-cell>
          <table:table-cell office:value-type="float" office:value="1087.431" calcext:value-type="float">
            <text:p>1087.431</text:p>
          </table:table-cell>
          <table:table-cell office:value-type="float" office:value="1328.245" calcext:value-type="float">
            <text:p>1328.245</text:p>
          </table:table-cell>
          <table:table-cell office:value-type="float" office:value="1319.782" calcext:value-type="float">
            <text:p>1319.782</text:p>
          </table:table-cell>
          <table:table-cell office:value-type="float" office:value="795.9891" calcext:value-type="float">
            <text:p>795.9891</text:p>
          </table:table-cell>
          <table:table-cell office:value-type="float" office:value="1073.555" calcext:value-type="float">
            <text:p>1073.555</text:p>
          </table:table-cell>
          <table:table-cell office:value-type="float" office:value="420.0396" calcext:value-type="float">
            <text:p>420.0396</text:p>
          </table:table-cell>
          <table:table-cell office:value-type="float" office:value="1879.885" calcext:value-type="float">
            <text:p>1879.885</text:p>
          </table:table-cell>
          <table:table-cell office:value-type="float" office:value="2109.292" calcext:value-type="float">
            <text:p>2109.292</text:p>
          </table:table-cell>
          <table:table-cell office:value-type="float" office:value="1679.242" calcext:value-type="float">
            <text:p>1679.242</text:p>
          </table:table-cell>
          <table:table-cell office:value-type="float" office:value="585.2081" calcext:value-type="float">
            <text:p>585.2081</text:p>
          </table:table-cell>
          <table:table-cell office:value-type="float" office:value="570.4791" calcext:value-type="float">
            <text:p>570.4791</text:p>
          </table:table-cell>
          <table:table-cell office:value-type="float" office:value="142.8725" calcext:value-type="float">
            <text:p>142.8725</text:p>
          </table:table-cell>
          <table:table-cell office:value-type="float" office:value="35.71285" calcext:value-type="float">
            <text:p>35.71285</text:p>
          </table:table-cell>
          <table:table-cell office:value-type="float" office:value="0" calcext:value-type="float">
            <text:p>0</text:p>
          </table:table-cell>
          <table:table-cell office:value-type="float" office:value="-0.0890264" calcext:value-type="float">
            <text:p>-0.0890264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1.0885" calcext:value-type="float">
            <text:p>-491.0885</text:p>
          </table:table-cell>
          <table:table-cell office:value-type="float" office:value="704.8683" calcext:value-type="float">
            <text:p>704.8683</text:p>
          </table:table-cell>
          <table:table-cell office:value-type="float" office:value="-579.4705" calcext:value-type="float">
            <text:p>-579.4705</text:p>
          </table:table-cell>
          <table:table-cell office:value-type="float" office:value="0" calcext:value-type="float">
            <text:p>0</text:p>
          </table:table-cell>
          <table:table-cell office:value-type="float" office:value="7.445424" calcext:value-type="float">
            <text:p>7.445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180.8861" calcext:value-type="float">
            <text:p>180.8861</text:p>
          </table:table-cell>
          <table:table-cell office:value-type="float" office:value="13182.01" calcext:value-type="float">
            <text:p>13182.01</text:p>
          </table:table-cell>
          <table:table-cell office:value-type="float" office:value="0" calcext:value-type="float">
            <text:p>0</text:p>
          </table:table-cell>
          <table:table-cell office:value-type="float" office:value="40.13688" calcext:value-type="float">
            <text:p>40.13688</text:p>
          </table:table-cell>
          <table:table-cell office:value-type="float" office:value="-644.8577" calcext:value-type="float">
            <text:p>-644.8577</text:p>
          </table:table-cell>
          <table:table-cell office:value-type="float" office:value="1886.406" calcext:value-type="float">
            <text:p>1886.406</text:p>
          </table:table-cell>
          <table:table-cell office:value-type="float" office:value="-72.21664" calcext:value-type="float">
            <text:p>-72.21664</text:p>
          </table:table-cell>
          <table:table-cell office:value-type="float" office:value="98.99771" calcext:value-type="float">
            <text:p>98.99771</text:p>
          </table:table-cell>
          <table:table-cell office:value-type="float" office:value="21.98558" calcext:value-type="float">
            <text:p>21.98558</text:p>
          </table:table-cell>
          <table:table-cell office:value-type="float" office:value="0.1220182" calcext:value-type="float">
            <text:p>0.1220182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31.1061" calcext:value-type="float">
            <text:p>131.1061</text:p>
          </table:table-cell>
          <table:table-cell office:value-type="float" office:value="0" calcext:value-type="float">
            <text:p>0</text:p>
          </table:table-cell>
          <table:table-cell office:value-type="float" office:value="314.1629" calcext:value-type="float">
            <text:p>314.1629</text:p>
          </table:table-cell>
          <table:table-cell office:value-type="float" office:value="1087.185" calcext:value-type="float">
            <text:p>1087.185</text:p>
          </table:table-cell>
          <table:table-cell office:value-type="float" office:value="1328.032" calcext:value-type="float">
            <text:p>1328.032</text:p>
          </table:table-cell>
          <table:table-cell office:value-type="float" office:value="1319.665" calcext:value-type="float">
            <text:p>1319.665</text:p>
          </table:table-cell>
          <table:table-cell office:value-type="float" office:value="795.9151" calcext:value-type="float">
            <text:p>795.9151</text:p>
          </table:table-cell>
          <table:table-cell office:value-type="float" office:value="1073.488" calcext:value-type="float">
            <text:p>1073.488</text:p>
          </table:table-cell>
          <table:table-cell office:value-type="float" office:value="420.0045" calcext:value-type="float">
            <text:p>420.0045</text:p>
          </table:table-cell>
          <table:table-cell office:value-type="float" office:value="1879.786" calcext:value-type="float">
            <text:p>1879.786</text:p>
          </table:table-cell>
          <table:table-cell office:value-type="float" office:value="2109.217" calcext:value-type="float">
            <text:p>2109.217</text:p>
          </table:table-cell>
          <table:table-cell office:value-type="float" office:value="1679.196" calcext:value-type="float">
            <text:p>1679.196</text:p>
          </table:table-cell>
          <table:table-cell office:value-type="float" office:value="585.1987" calcext:value-type="float">
            <text:p>585.1987</text:p>
          </table:table-cell>
          <table:table-cell office:value-type="float" office:value="570.471" calcext:value-type="float">
            <text:p>570.471</text:p>
          </table:table-cell>
          <table:table-cell office:value-type="float" office:value="142.8724" calcext:value-type="float">
            <text:p>142.8724</text:p>
          </table:table-cell>
          <table:table-cell office:value-type="float" office:value="35.71281" calcext:value-type="float">
            <text:p>35.71281</text:p>
          </table:table-cell>
          <table:table-cell office:value-type="float" office:value="0" calcext:value-type="float">
            <text:p>0</text:p>
          </table:table-cell>
          <table:table-cell office:value-type="float" office:value="-0.0890427" calcext:value-type="float">
            <text:p>-0.089042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1.6483" calcext:value-type="float">
            <text:p>-491.6483</text:p>
          </table:table-cell>
          <table:table-cell office:value-type="float" office:value="704.3085" calcext:value-type="float">
            <text:p>704.3085</text:p>
          </table:table-cell>
          <table:table-cell office:value-type="float" office:value="-580.4738" calcext:value-type="float">
            <text:p>-580.4738</text:p>
          </table:table-cell>
          <table:table-cell office:value-type="float" office:value="0" calcext:value-type="float">
            <text:p>0</text:p>
          </table:table-cell>
          <table:table-cell office:value-type="float" office:value="7.391168" calcext:value-type="float">
            <text:p>7.39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180.5142" calcext:value-type="float">
            <text:p>180.5142</text:p>
          </table:table-cell>
          <table:table-cell office:value-type="float" office:value="13181.39" calcext:value-type="float">
            <text:p>13181.39</text:p>
          </table:table-cell>
          <table:table-cell office:value-type="float" office:value="0" calcext:value-type="float">
            <text:p>0</text:p>
          </table:table-cell>
          <table:table-cell office:value-type="float" office:value="40.3091" calcext:value-type="float">
            <text:p>40.3091</text:p>
          </table:table-cell>
          <table:table-cell office:value-type="float" office:value="-646.0605" calcext:value-type="float">
            <text:p>-646.0605</text:p>
          </table:table-cell>
          <table:table-cell office:value-type="float" office:value="1888.258" calcext:value-type="float">
            <text:p>1888.258</text:p>
          </table:table-cell>
          <table:table-cell office:value-type="float" office:value="-72.3222" calcext:value-type="float">
            <text:p>-72.3222</text:p>
          </table:table-cell>
          <table:table-cell office:value-type="float" office:value="98.76289" calcext:value-type="float">
            <text:p>98.76289</text:p>
          </table:table-cell>
          <table:table-cell office:value-type="float" office:value="21.9734" calcext:value-type="float">
            <text:p>21.9734</text:p>
          </table:table-cell>
          <table:table-cell office:value-type="float" office:value="0.1228645" calcext:value-type="float">
            <text:p>0.122864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9.4868" calcext:value-type="float">
            <text:p>129.4868</text:p>
          </table:table-cell>
          <table:table-cell office:value-type="float" office:value="0" calcext:value-type="float">
            <text:p>0</text:p>
          </table:table-cell>
          <table:table-cell office:value-type="float" office:value="314.2424" calcext:value-type="float">
            <text:p>314.2424</text:p>
          </table:table-cell>
          <table:table-cell office:value-type="float" office:value="1086.92" calcext:value-type="float">
            <text:p>1086.92</text:p>
          </table:table-cell>
          <table:table-cell office:value-type="float" office:value="1327.798" calcext:value-type="float">
            <text:p>1327.798</text:p>
          </table:table-cell>
          <table:table-cell office:value-type="float" office:value="1319.543" calcext:value-type="float">
            <text:p>1319.543</text:p>
          </table:table-cell>
          <table:table-cell office:value-type="float" office:value="795.8339" calcext:value-type="float">
            <text:p>795.8339</text:p>
          </table:table-cell>
          <table:table-cell office:value-type="float" office:value="1073.414" calcext:value-type="float">
            <text:p>1073.414</text:p>
          </table:table-cell>
          <table:table-cell office:value-type="float" office:value="419.9686" calcext:value-type="float">
            <text:p>419.9686</text:p>
          </table:table-cell>
          <table:table-cell office:value-type="float" office:value="1879.688" calcext:value-type="float">
            <text:p>1879.688</text:p>
          </table:table-cell>
          <table:table-cell office:value-type="float" office:value="2109.141" calcext:value-type="float">
            <text:p>2109.141</text:p>
          </table:table-cell>
          <table:table-cell office:value-type="float" office:value="1679.15" calcext:value-type="float">
            <text:p>1679.15</text:p>
          </table:table-cell>
          <table:table-cell office:value-type="float" office:value="585.1893" calcext:value-type="float">
            <text:p>585.1893</text:p>
          </table:table-cell>
          <table:table-cell office:value-type="float" office:value="570.463" calcext:value-type="float">
            <text:p>570.463</text:p>
          </table:table-cell>
          <table:table-cell office:value-type="float" office:value="142.8722" calcext:value-type="float">
            <text:p>142.8722</text:p>
          </table:table-cell>
          <table:table-cell office:value-type="float" office:value="35.71276" calcext:value-type="float">
            <text:p>35.71276</text:p>
          </table:table-cell>
          <table:table-cell office:value-type="float" office:value="0" calcext:value-type="float">
            <text:p>0</text:p>
          </table:table-cell>
          <table:table-cell office:value-type="float" office:value="-0.08906472" calcext:value-type="float">
            <text:p>-0.08906472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2.1723" calcext:value-type="float">
            <text:p>-492.1723</text:p>
          </table:table-cell>
          <table:table-cell office:value-type="float" office:value="703.7845" calcext:value-type="float">
            <text:p>703.7845</text:p>
          </table:table-cell>
          <table:table-cell office:value-type="float" office:value="-581.5281" calcext:value-type="float">
            <text:p>-581.5281</text:p>
          </table:table-cell>
          <table:table-cell office:value-type="float" office:value="0" calcext:value-type="float">
            <text:p>0</text:p>
          </table:table-cell>
          <table:table-cell office:value-type="float" office:value="7.339261" calcext:value-type="float">
            <text:p>7.339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180.1839" calcext:value-type="float">
            <text:p>180.1839</text:p>
          </table:table-cell>
          <table:table-cell office:value-type="float" office:value="13180.8" calcext:value-type="float">
            <text:p>13180.8</text:p>
          </table:table-cell>
          <table:table-cell office:value-type="float" office:value="0" calcext:value-type="float">
            <text:p>0</text:p>
          </table:table-cell>
          <table:table-cell office:value-type="float" office:value="40.46613" calcext:value-type="float">
            <text:p>40.46613</text:p>
          </table:table-cell>
          <table:table-cell office:value-type="float" office:value="-647.2073" calcext:value-type="float">
            <text:p>-647.2073</text:p>
          </table:table-cell>
          <table:table-cell office:value-type="float" office:value="1894.636" calcext:value-type="float">
            <text:p>1894.636</text:p>
          </table:table-cell>
          <table:table-cell office:value-type="float" office:value="-72.43002" calcext:value-type="float">
            <text:p>-72.43002</text:p>
          </table:table-cell>
          <table:table-cell office:value-type="float" office:value="98.56913" calcext:value-type="float">
            <text:p>98.56913</text:p>
          </table:table-cell>
          <table:table-cell office:value-type="float" office:value="21.96804" calcext:value-type="float">
            <text:p>21.96804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7.952" calcext:value-type="float">
            <text:p>127.952</text:p>
          </table:table-cell>
          <table:table-cell office:value-type="float" office:value="0" calcext:value-type="float">
            <text:p>0</text:p>
          </table:table-cell>
          <table:table-cell office:value-type="float" office:value="314.3068" calcext:value-type="float">
            <text:p>314.3068</text:p>
          </table:table-cell>
          <table:table-cell office:value-type="float" office:value="1086.7" calcext:value-type="float">
            <text:p>1086.7</text:p>
          </table:table-cell>
          <table:table-cell office:value-type="float" office:value="1327.593" calcext:value-type="float">
            <text:p>1327.593</text:p>
          </table:table-cell>
          <table:table-cell office:value-type="float" office:value="1319.421" calcext:value-type="float">
            <text:p>1319.421</text:p>
          </table:table-cell>
          <table:table-cell office:value-type="float" office:value="795.7501" calcext:value-type="float">
            <text:p>795.7501</text:p>
          </table:table-cell>
          <table:table-cell office:value-type="float" office:value="1073.339" calcext:value-type="float">
            <text:p>1073.339</text:p>
          </table:table-cell>
          <table:table-cell office:value-type="float" office:value="419.9319" calcext:value-type="float">
            <text:p>419.9319</text:p>
          </table:table-cell>
          <table:table-cell office:value-type="float" office:value="1879.589" calcext:value-type="float">
            <text:p>1879.589</text:p>
          </table:table-cell>
          <table:table-cell office:value-type="float" office:value="2109.065" calcext:value-type="float">
            <text:p>2109.065</text:p>
          </table:table-cell>
          <table:table-cell office:value-type="float" office:value="1679.103" calcext:value-type="float">
            <text:p>1679.103</text:p>
          </table:table-cell>
          <table:table-cell office:value-type="float" office:value="585.1799" calcext:value-type="float">
            <text:p>585.1799</text:p>
          </table:table-cell>
          <table:table-cell office:value-type="float" office:value="570.4549" calcext:value-type="float">
            <text:p>570.4549</text:p>
          </table:table-cell>
          <table:table-cell office:value-type="float" office:value="142.8721" calcext:value-type="float">
            <text:p>142.8721</text:p>
          </table:table-cell>
          <table:table-cell office:value-type="float" office:value="35.71272" calcext:value-type="float">
            <text:p>35.71272</text:p>
          </table:table-cell>
          <table:table-cell office:value-type="float" office:value="0" calcext:value-type="float">
            <text:p>0</text:p>
          </table:table-cell>
          <table:table-cell office:value-type="float" office:value="-0.08907667" calcext:value-type="float">
            <text:p>-0.0890766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2.6705" calcext:value-type="float">
            <text:p>-492.6705</text:p>
          </table:table-cell>
          <table:table-cell office:value-type="float" office:value="703.2863" calcext:value-type="float">
            <text:p>703.2863</text:p>
          </table:table-cell>
          <table:table-cell office:value-type="float" office:value="-582.5146" calcext:value-type="float">
            <text:p>-582.5146</text:p>
          </table:table-cell>
          <table:table-cell office:value-type="float" office:value="0" calcext:value-type="float">
            <text:p>0</text:p>
          </table:table-cell>
          <table:table-cell office:value-type="float" office:value="7.278102" calcext:value-type="float">
            <text:p>7.27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179.9406" calcext:value-type="float">
            <text:p>179.9406</text:p>
          </table:table-cell>
          <table:table-cell office:value-type="float" office:value="13180.31" calcext:value-type="float">
            <text:p>13180.31</text:p>
          </table:table-cell>
          <table:table-cell office:value-type="float" office:value="0" calcext:value-type="float">
            <text:p>0</text:p>
          </table:table-cell>
          <table:table-cell office:value-type="float" office:value="40.61475" calcext:value-type="float">
            <text:p>40.61475</text:p>
          </table:table-cell>
          <table:table-cell office:value-type="float" office:value="-648.1768" calcext:value-type="float">
            <text:p>-648.1768</text:p>
          </table:table-cell>
          <table:table-cell office:value-type="float" office:value="1897.602" calcext:value-type="float">
            <text:p>1897.602</text:p>
          </table:table-cell>
          <table:table-cell office:value-type="float" office:value="-72.53983" calcext:value-type="float">
            <text:p>-72.53983</text:p>
          </table:table-cell>
          <table:table-cell office:value-type="float" office:value="98.44037" calcext:value-type="float">
            <text:p>98.44037</text:p>
          </table:table-cell>
          <table:table-cell office:value-type="float" office:value="21.93331" calcext:value-type="float">
            <text:p>21.93331</text:p>
          </table:table-cell>
          <table:table-cell office:value-type="float" office:value="0.1246834" calcext:value-type="float">
            <text:p>0.1246834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6.6218" calcext:value-type="float">
            <text:p>126.6218</text:p>
          </table:table-cell>
          <table:table-cell office:value-type="float" office:value="0" calcext:value-type="float">
            <text:p>0</text:p>
          </table:table-cell>
          <table:table-cell office:value-type="float" office:value="314.3512" calcext:value-type="float">
            <text:p>314.3512</text:p>
          </table:table-cell>
          <table:table-cell office:value-type="float" office:value="1086.576" calcext:value-type="float">
            <text:p>1086.576</text:p>
          </table:table-cell>
          <table:table-cell office:value-type="float" office:value="1327.457" calcext:value-type="float">
            <text:p>1327.457</text:p>
          </table:table-cell>
          <table:table-cell office:value-type="float" office:value="1319.333" calcext:value-type="float">
            <text:p>1319.333</text:p>
          </table:table-cell>
          <table:table-cell office:value-type="float" office:value="795.686" calcext:value-type="float">
            <text:p>795.686</text:p>
          </table:table-cell>
          <table:table-cell office:value-type="float" office:value="1073.276" calcext:value-type="float">
            <text:p>1073.276</text:p>
          </table:table-cell>
          <table:table-cell office:value-type="float" office:value="419.8975" calcext:value-type="float">
            <text:p>419.8975</text:p>
          </table:table-cell>
          <table:table-cell office:value-type="float" office:value="1879.49" calcext:value-type="float">
            <text:p>1879.49</text:p>
          </table:table-cell>
          <table:table-cell office:value-type="float" office:value="2108.99" calcext:value-type="float">
            <text:p>2108.99</text:p>
          </table:table-cell>
          <table:table-cell office:value-type="float" office:value="1679.057" calcext:value-type="float">
            <text:p>1679.057</text:p>
          </table:table-cell>
          <table:table-cell office:value-type="float" office:value="585.1705" calcext:value-type="float">
            <text:p>585.1705</text:p>
          </table:table-cell>
          <table:table-cell office:value-type="float" office:value="570.4469" calcext:value-type="float">
            <text:p>570.4469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35.71268" calcext:value-type="float">
            <text:p>35.71268</text:p>
          </table:table-cell>
          <table:table-cell office:value-type="float" office:value="0" calcext:value-type="float">
            <text:p>0</text:p>
          </table:table-cell>
          <table:table-cell office:value-type="float" office:value="-0.08908072" calcext:value-type="float">
            <text:p>-0.08908072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3.1332" calcext:value-type="float">
            <text:p>-493.1332</text:p>
          </table:table-cell>
          <table:table-cell office:value-type="float" office:value="702.8236" calcext:value-type="float">
            <text:p>702.8236</text:p>
          </table:table-cell>
          <table:table-cell office:value-type="float" office:value="-583.3157" calcext:value-type="float">
            <text:p>-583.3157</text:p>
          </table:table-cell>
          <table:table-cell office:value-type="float" office:value="0" calcext:value-type="float">
            <text:p>0</text:p>
          </table:table-cell>
          <table:table-cell office:value-type="float" office:value="7.21458" calcext:value-type="float">
            <text:p>7.2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179.7481" calcext:value-type="float">
            <text:p>179.7481</text:p>
          </table:table-cell>
          <table:table-cell office:value-type="float" office:value="13179.87" calcext:value-type="float">
            <text:p>13179.87</text:p>
          </table:table-cell>
          <table:table-cell office:value-type="float" office:value="0" calcext:value-type="float">
            <text:p>0</text:p>
          </table:table-cell>
          <table:table-cell office:value-type="float" office:value="40.76129" calcext:value-type="float">
            <text:p>40.76129</text:p>
          </table:table-cell>
          <table:table-cell office:value-type="float" office:value="-649.0491" calcext:value-type="float">
            <text:p>-649.0491</text:p>
          </table:table-cell>
          <table:table-cell office:value-type="float" office:value="1901.478" calcext:value-type="float">
            <text:p>1901.478</text:p>
          </table:table-cell>
          <table:table-cell office:value-type="float" office:value="-72.64832" calcext:value-type="float">
            <text:p>-72.64832</text:p>
          </table:table-cell>
          <table:table-cell office:value-type="float" office:value="98.32309" calcext:value-type="float">
            <text:p>98.32309</text:p>
          </table:table-cell>
          <table:table-cell office:value-type="float" office:value="21.89331" calcext:value-type="float">
            <text:p>21.89331</text:p>
          </table:table-cell>
          <table:table-cell office:value-type="float" office:value="0.1256845" calcext:value-type="float">
            <text:p>0.125684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5.4145" calcext:value-type="float">
            <text:p>125.4145</text:p>
          </table:table-cell>
          <table:table-cell office:value-type="float" office:value="0" calcext:value-type="float">
            <text:p>0</text:p>
          </table:table-cell>
          <table:table-cell office:value-type="float" office:value="314.3876" calcext:value-type="float">
            <text:p>314.3876</text:p>
          </table:table-cell>
          <table:table-cell office:value-type="float" office:value="1086.478" calcext:value-type="float">
            <text:p>1086.478</text:p>
          </table:table-cell>
          <table:table-cell office:value-type="float" office:value="1327.352" calcext:value-type="float">
            <text:p>1327.352</text:p>
          </table:table-cell>
          <table:table-cell office:value-type="float" office:value="1319.265" calcext:value-type="float">
            <text:p>1319.265</text:p>
          </table:table-cell>
          <table:table-cell office:value-type="float" office:value="795.636" calcext:value-type="float">
            <text:p>795.636</text:p>
          </table:table-cell>
          <table:table-cell office:value-type="float" office:value="1073.223" calcext:value-type="float">
            <text:p>1073.223</text:p>
          </table:table-cell>
          <table:table-cell office:value-type="float" office:value="419.8687" calcext:value-type="float">
            <text:p>419.8687</text:p>
          </table:table-cell>
          <table:table-cell office:value-type="float" office:value="1879.402" calcext:value-type="float">
            <text:p>1879.402</text:p>
          </table:table-cell>
          <table:table-cell office:value-type="float" office:value="2108.914" calcext:value-type="float">
            <text:p>2108.914</text:p>
          </table:table-cell>
          <table:table-cell office:value-type="float" office:value="1679.01" calcext:value-type="float">
            <text:p>1679.01</text:p>
          </table:table-cell>
          <table:table-cell office:value-type="float" office:value="585.1611" calcext:value-type="float">
            <text:p>585.1611</text:p>
          </table:table-cell>
          <table:table-cell office:value-type="float" office:value="570.4389" calcext:value-type="float">
            <text:p>570.4389</text:p>
          </table:table-cell>
          <table:table-cell office:value-type="float" office:value="142.8718" calcext:value-type="float">
            <text:p>142.8718</text:p>
          </table:table-cell>
          <table:table-cell office:value-type="float" office:value="35.71264" calcext:value-type="float">
            <text:p>35.71264</text:p>
          </table:table-cell>
          <table:table-cell office:value-type="float" office:value="0" calcext:value-type="float">
            <text:p>0</text:p>
          </table:table-cell>
          <table:table-cell office:value-type="float" office:value="-0.08908608" calcext:value-type="float">
            <text:p>-0.08908608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3.5707" calcext:value-type="float">
            <text:p>-493.5707</text:p>
          </table:table-cell>
          <table:table-cell office:value-type="float" office:value="702.3861" calcext:value-type="float">
            <text:p>702.3861</text:p>
          </table:table-cell>
          <table:table-cell office:value-type="float" office:value="-584.0153" calcext:value-type="float">
            <text:p>-584.0153</text:p>
          </table:table-cell>
          <table:table-cell office:value-type="float" office:value="0" calcext:value-type="float">
            <text:p>0</text:p>
          </table:table-cell>
          <table:table-cell office:value-type="float" office:value="7.141248" calcext:value-type="float">
            <text:p>7.14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179.6246" calcext:value-type="float">
            <text:p>179.6246</text:p>
          </table:table-cell>
          <table:table-cell office:value-type="float" office:value="13179.45" calcext:value-type="float">
            <text:p>13179.45</text:p>
          </table:table-cell>
          <table:table-cell office:value-type="float" office:value="0" calcext:value-type="float">
            <text:p>0</text:p>
          </table:table-cell>
          <table:table-cell office:value-type="float" office:value="40.90597" calcext:value-type="float">
            <text:p>40.90597</text:p>
          </table:table-cell>
          <table:table-cell office:value-type="float" office:value="-649.8247" calcext:value-type="float">
            <text:p>-649.8247</text:p>
          </table:table-cell>
          <table:table-cell office:value-type="float" office:value="1901.038" calcext:value-type="float">
            <text:p>1901.038</text:p>
          </table:table-cell>
          <table:table-cell office:value-type="float" office:value="-72.75579" calcext:value-type="float">
            <text:p>-72.75579</text:p>
          </table:table-cell>
          <table:table-cell office:value-type="float" office:value="98.15909" calcext:value-type="float">
            <text:p>98.15909</text:p>
          </table:table-cell>
          <table:table-cell office:value-type="float" office:value="21.88675" calcext:value-type="float">
            <text:p>21.88675</text:p>
          </table:table-cell>
          <table:table-cell office:value-type="float" office:value="0.1266365" calcext:value-type="float">
            <text:p>0.1266365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4.3281" calcext:value-type="float">
            <text:p>124.3281</text:p>
          </table:table-cell>
          <table:table-cell office:value-type="float" office:value="0" calcext:value-type="float">
            <text:p>0</text:p>
          </table:table-cell>
          <table:table-cell office:value-type="float" office:value="314.4304" calcext:value-type="float">
            <text:p>314.4304</text:p>
          </table:table-cell>
          <table:table-cell office:value-type="float" office:value="1086.385" calcext:value-type="float">
            <text:p>1086.385</text:p>
          </table:table-cell>
          <table:table-cell office:value-type="float" office:value="1327.253" calcext:value-type="float">
            <text:p>1327.253</text:p>
          </table:table-cell>
          <table:table-cell office:value-type="float" office:value="1319.214" calcext:value-type="float">
            <text:p>1319.214</text:p>
          </table:table-cell>
          <table:table-cell office:value-type="float" office:value="795.5922" calcext:value-type="float">
            <text:p>795.5922</text:p>
          </table:table-cell>
          <table:table-cell office:value-type="float" office:value="1073.176" calcext:value-type="float">
            <text:p>1073.176</text:p>
          </table:table-cell>
          <table:table-cell office:value-type="float" office:value="419.8434" calcext:value-type="float">
            <text:p>419.8434</text:p>
          </table:table-cell>
          <table:table-cell office:value-type="float" office:value="1879.322" calcext:value-type="float">
            <text:p>1879.322</text:p>
          </table:table-cell>
          <table:table-cell office:value-type="float" office:value="2108.84" calcext:value-type="float">
            <text:p>2108.84</text:p>
          </table:table-cell>
          <table:table-cell office:value-type="float" office:value="1678.964" calcext:value-type="float">
            <text:p>1678.964</text:p>
          </table:table-cell>
          <table:table-cell office:value-type="float" office:value="585.1519" calcext:value-type="float">
            <text:p>585.1519</text:p>
          </table:table-cell>
          <table:table-cell office:value-type="float" office:value="570.431" calcext:value-type="float">
            <text:p>570.431</text:p>
          </table:table-cell>
          <table:table-cell office:value-type="float" office:value="142.8717" calcext:value-type="float">
            <text:p>142.8717</text:p>
          </table:table-cell>
          <table:table-cell office:value-type="float" office:value="35.71259" calcext:value-type="float">
            <text:p>35.71259</text:p>
          </table:table-cell>
          <table:table-cell office:value-type="float" office:value="0" calcext:value-type="float">
            <text:p>0</text:p>
          </table:table-cell>
          <table:table-cell office:value-type="float" office:value="-0.08908885" calcext:value-type="float">
            <text:p>-0.08908885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3.9825" calcext:value-type="float">
            <text:p>-493.9825</text:p>
          </table:table-cell>
          <table:table-cell office:value-type="float" office:value="701.9742" calcext:value-type="float">
            <text:p>701.9742</text:p>
          </table:table-cell>
          <table:table-cell office:value-type="float" office:value="-584.6183" calcext:value-type="float">
            <text:p>-584.6183</text:p>
          </table:table-cell>
          <table:table-cell office:value-type="float" office:value="0" calcext:value-type="float">
            <text:p>0</text:p>
          </table:table-cell>
          <table:table-cell office:value-type="float" office:value="7.072448" calcext:value-type="float">
            <text:p>7.07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179.4426" calcext:value-type="float">
            <text:p>179.4426</text:p>
          </table:table-cell>
          <table:table-cell office:value-type="float" office:value="13179.01" calcext:value-type="float">
            <text:p>13179.01</text:p>
          </table:table-cell>
          <table:table-cell office:value-type="float" office:value="0" calcext:value-type="float">
            <text:p>0</text:p>
          </table:table-cell>
          <table:table-cell office:value-type="float" office:value="41.05371" calcext:value-type="float">
            <text:p>41.05371</text:p>
          </table:table-cell>
          <table:table-cell office:value-type="float" office:value="-650.6771" calcext:value-type="float">
            <text:p>-650.6771</text:p>
          </table:table-cell>
          <table:table-cell office:value-type="float" office:value="1904.047" calcext:value-type="float">
            <text:p>1904.047</text:p>
          </table:table-cell>
          <table:table-cell office:value-type="float" office:value="-72.85992" calcext:value-type="float">
            <text:p>-72.85992</text:p>
          </table:table-cell>
          <table:table-cell office:value-type="float" office:value="97.96818" calcext:value-type="float">
            <text:p>97.96818</text:p>
          </table:table-cell>
          <table:table-cell office:value-type="float" office:value="21.87893" calcext:value-type="float">
            <text:p>21.87893</text:p>
          </table:table-cell>
          <table:table-cell office:value-type="float" office:value="0.1275997" calcext:value-type="float">
            <text:p>0.1275997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31447" calcext:value-type="float">
            <text:p>0.6831447</text:p>
          </table:table-cell>
          <table:table-cell office:value-type="float" office:value="370" calcext:value-type="float">
            <text:p>370</text:p>
          </table:table-cell>
          <table:table-cell office:value-type="float" office:value="123.1881" calcext:value-type="float">
            <text:p>123.1881</text:p>
          </table:table-cell>
          <table:table-cell office:value-type="float" office:value="0" calcext:value-type="float">
            <text:p>0</text:p>
          </table:table-cell>
          <table:table-cell office:value-type="float" office:value="314.4818" calcext:value-type="float">
            <text:p>314.4818</text:p>
          </table:table-cell>
          <table:table-cell office:value-type="float" office:value="1086.247" calcext:value-type="float">
            <text:p>1086.247</text:p>
          </table:table-cell>
          <table:table-cell office:value-type="float" office:value="1327.123" calcext:value-type="float">
            <text:p>1327.123</text:p>
          </table:table-cell>
          <table:table-cell office:value-type="float" office:value="1319.144" calcext:value-type="float">
            <text:p>1319.144</text:p>
          </table:table-cell>
          <table:table-cell office:value-type="float" office:value="795.5399" calcext:value-type="float">
            <text:p>795.5399</text:p>
          </table:table-cell>
          <table:table-cell office:value-type="float" office:value="1073.125" calcext:value-type="float">
            <text:p>1073.125</text:p>
          </table:table-cell>
          <table:table-cell office:value-type="float" office:value="419.8178" calcext:value-type="float">
            <text:p>419.8178</text:p>
          </table:table-cell>
          <table:table-cell office:value-type="float" office:value="1879.245" calcext:value-type="float">
            <text:p>1879.245</text:p>
          </table:table-cell>
          <table:table-cell office:value-type="float" office:value="2108.778" calcext:value-type="float">
            <text:p>2108.778</text:p>
          </table:table-cell>
          <table:table-cell office:value-type="float" office:value="1678.918" calcext:value-type="float">
            <text:p>1678.918</text:p>
          </table:table-cell>
          <table:table-cell office:value-type="float" office:value="585.1425" calcext:value-type="float">
            <text:p>585.1425</text:p>
          </table:table-cell>
          <table:table-cell office:value-type="float" office:value="570.423" calcext:value-type="float">
            <text:p>570.423</text:p>
          </table:table-cell>
          <table:table-cell office:value-type="float" office:value="142.8716" calcext:value-type="float">
            <text:p>142.8716</text:p>
          </table:table-cell>
          <table:table-cell office:value-type="float" office:value="35.71255" calcext:value-type="float">
            <text:p>35.71255</text:p>
          </table:table-cell>
          <table:table-cell office:value-type="float" office:value="0" calcext:value-type="float">
            <text:p>0</text:p>
          </table:table-cell>
          <table:table-cell office:value-type="float" office:value="-0.0890919" calcext:value-type="float">
            <text:p>-0.089091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4.3683" calcext:value-type="float">
            <text:p>-494.3683</text:p>
          </table:table-cell>
          <table:table-cell office:value-type="float" office:value="701.5885" calcext:value-type="float">
            <text:p>701.5885</text:p>
          </table:table-cell>
          <table:table-cell office:value-type="float" office:value="-585.3096" calcext:value-type="float">
            <text:p>-585.3096</text:p>
          </table:table-cell>
          <table:table-cell office:value-type="float" office:value="0" calcext:value-type="float">
            <text:p>0</text:p>
          </table:table-cell>
          <table:table-cell office:value-type="float" office:value="7.015084" calcext:value-type="float">
            <text:p>7.015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179.1965" calcext:value-type="float">
            <text:p>179.1965</text:p>
          </table:table-cell>
          <table:table-cell office:value-type="float" office:value="13178.53" calcext:value-type="float">
            <text:p>13178.53</text:p>
          </table:table-cell>
          <table:table-cell office:value-type="float" office:value="0" calcext:value-type="float">
            <text:p>0</text:p>
          </table:table-cell>
          <table:table-cell office:value-type="float" office:value="41.19463" calcext:value-type="float">
            <text:p>41.19463</text:p>
          </table:table-cell>
          <table:table-cell office:value-type="float" office:value="-651.6619" calcext:value-type="float">
            <text:p>-651.6619</text:p>
          </table:table-cell>
          <table:table-cell office:value-type="float" office:value="1902.803" calcext:value-type="float">
            <text:p>1902.803</text:p>
          </table:table-cell>
          <table:table-cell office:value-type="float" office:value="-72.96532" calcext:value-type="float">
            <text:p>-72.96532</text:p>
          </table:table-cell>
          <table:table-cell office:value-type="float" office:value="97.76614" calcext:value-type="float">
            <text:p>97.76614</text:p>
          </table:table-cell>
          <table:table-cell office:value-type="float" office:value="21.87227" calcext:value-type="float">
            <text:p>21.87227</text:p>
          </table:table-cell>
          <table:table-cell office:value-type="float" office:value="0.1285186" calcext:value-type="float">
            <text:p>0.1285186</text:p>
          </table:table-cell>
          <table:table-cell office:value-type="float" office:value="1.336872" calcext:value-type="float">
            <text:p>1.336872</text:p>
          </table:table-cell>
          <table:table-cell office:value-type="float" office:value="0.06038152" calcext:value-type="float">
            <text:p>0.06038152</text:p>
          </table:table-cell>
          <table:table-cell office:value-type="float" office:value="0.01319403" calcext:value-type="float">
            <text:p>0.01319403</text:p>
          </table:table-cell>
          <table:table-cell office:value-type="float" office:value="0.6826736" calcext:value-type="float">
            <text:p>0.6826736</text:p>
          </table:table-cell>
          <table:table-cell office:value-type="float" office:value="370" calcext:value-type="float">
            <text:p>370</text:p>
          </table:table-cell>
          <table:table-cell office:value-type="float" office:value="121.9382" calcext:value-type="float">
            <text:p>121.9382</text:p>
          </table:table-cell>
          <table:table-cell office:value-type="float" office:value="0" calcext:value-type="float">
            <text:p>0</text:p>
          </table:table-cell>
          <table:table-cell office:value-type="float" office:value="314.5301" calcext:value-type="float">
            <text:p>314.5301</text:p>
          </table:table-cell>
          <table:table-cell office:value-type="float" office:value="1086.072" calcext:value-type="float">
            <text:p>1086.072</text:p>
          </table:table-cell>
          <table:table-cell office:value-type="float" office:value="1326.967" calcext:value-type="float">
            <text:p>1326.967</text:p>
          </table:table-cell>
          <table:table-cell office:value-type="float" office:value="1319.05" calcext:value-type="float">
            <text:p>1319.05</text:p>
          </table:table-cell>
          <table:table-cell office:value-type="float" office:value="795.4785" calcext:value-type="float">
            <text:p>795.4785</text:p>
          </table:table-cell>
          <table:table-cell office:value-type="float" office:value="1073.069" calcext:value-type="float">
            <text:p>1073.069</text:p>
          </table:table-cell>
          <table:table-cell office:value-type="float" office:value="419.7902" calcext:value-type="float">
            <text:p>419.7902</text:p>
          </table:table-cell>
          <table:table-cell office:value-type="float" office:value="1879.167" calcext:value-type="float">
            <text:p>1879.167</text:p>
          </table:table-cell>
          <table:table-cell office:value-type="float" office:value="2108.717" calcext:value-type="float">
            <text:p>2108.717</text:p>
          </table:table-cell>
          <table:table-cell office:value-type="float" office:value="1678.882" calcext:value-type="float">
            <text:p>1678.882</text:p>
          </table:table-cell>
          <table:table-cell office:value-type="float" office:value="585.1332" calcext:value-type="float">
            <text:p>585.1332</text:p>
          </table:table-cell>
          <table:table-cell office:value-type="float" office:value="570.415" calcext:value-type="float">
            <text:p>570.415</text:p>
          </table:table-cell>
          <table:table-cell office:value-type="float" office:value="142.8714" calcext:value-type="float">
            <text:p>142.8714</text:p>
          </table:table-cell>
          <table:table-cell office:value-type="float" office:value="35.71251" calcext:value-type="float">
            <text:p>35.71251</text:p>
          </table:table-cell>
          <table:table-cell office:value-type="float" office:value="0" calcext:value-type="float">
            <text:p>0</text:p>
          </table:table-cell>
          <table:table-cell office:value-type="float" office:value="-0.0890975" calcext:value-type="float">
            <text:p>-0.0890975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4.7355" calcext:value-type="float">
            <text:p>-494.7355</text:p>
          </table:table-cell>
          <table:table-cell office:value-type="float" office:value="701.2213" calcext:value-type="float">
            <text:p>701.2213</text:p>
          </table:table-cell>
          <table:table-cell office:value-type="float" office:value="-586.1019" calcext:value-type="float">
            <text:p>-586.1019</text:p>
          </table:table-cell>
          <table:table-cell office:value-type="float" office:value="0" calcext:value-type="float">
            <text:p>0</text:p>
          </table:table-cell>
          <table:table-cell office:value-type="float" office:value="6.921603" calcext:value-type="float">
            <text:p>6.92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178.7744" calcext:value-type="float">
            <text:p>178.7744</text:p>
          </table:table-cell>
          <table:table-cell office:value-type="float" office:value="13178.09" calcext:value-type="float">
            <text:p>13178.09</text:p>
          </table:table-cell>
          <table:table-cell office:value-type="float" office:value="0" calcext:value-type="float">
            <text:p>0</text:p>
          </table:table-cell>
          <table:table-cell office:value-type="float" office:value="41.33598" calcext:value-type="float">
            <text:p>41.33598</text:p>
          </table:table-cell>
          <table:table-cell office:value-type="float" office:value="-652.6387" calcext:value-type="float">
            <text:p>-652.6387</text:p>
          </table:table-cell>
          <table:table-cell office:value-type="float" office:value="1905.991" calcext:value-type="float">
            <text:p>1905.991</text:p>
          </table:table-cell>
          <table:table-cell office:value-type="float" office:value="-73.06929" calcext:value-type="float">
            <text:p>-73.06929</text:p>
          </table:table-cell>
          <table:table-cell office:value-type="float" office:value="97.70714" calcext:value-type="float">
            <text:p>97.70714</text:p>
          </table:table-cell>
          <table:table-cell office:value-type="float" office:value="21.72982" calcext:value-type="float">
            <text:p>21.72982</text:p>
          </table:table-cell>
          <table:table-cell office:value-type="float" office:value="0.1292938" calcext:value-type="float">
            <text:p>0.1292938</text:p>
          </table:table-cell>
          <table:table-cell office:value-type="float" office:value="1.339625" calcext:value-type="float">
            <text:p>1.339625</text:p>
          </table:table-cell>
          <table:table-cell office:value-type="float" office:value="0.06042093" calcext:value-type="float">
            <text:p>0.06042093</text:p>
          </table:table-cell>
          <table:table-cell office:value-type="float" office:value="0.01346954" calcext:value-type="float">
            <text:p>0.01346954</text:p>
          </table:table-cell>
          <table:table-cell office:value-type="float" office:value="0.6815498" calcext:value-type="float">
            <text:p>0.6815498</text:p>
          </table:table-cell>
          <table:table-cell office:value-type="float" office:value="370" calcext:value-type="float">
            <text:p>370</text:p>
          </table:table-cell>
          <table:table-cell office:value-type="float" office:value="120.7146" calcext:value-type="float">
            <text:p>120.7146</text:p>
          </table:table-cell>
          <table:table-cell office:value-type="float" office:value="0" calcext:value-type="float">
            <text:p>0</text:p>
          </table:table-cell>
          <table:table-cell office:value-type="float" office:value="314.5667" calcext:value-type="float">
            <text:p>314.5667</text:p>
          </table:table-cell>
          <table:table-cell office:value-type="float" office:value="1085.911" calcext:value-type="float">
            <text:p>1085.911</text:p>
          </table:table-cell>
          <table:table-cell office:value-type="float" office:value="1326.809" calcext:value-type="float">
            <text:p>1326.809</text:p>
          </table:table-cell>
          <table:table-cell office:value-type="float" office:value="1318.954" calcext:value-type="float">
            <text:p>1318.954</text:p>
          </table:table-cell>
          <table:table-cell office:value-type="float" office:value="795.4164" calcext:value-type="float">
            <text:p>795.4164</text:p>
          </table:table-cell>
          <table:table-cell office:value-type="float" office:value="1073.011" calcext:value-type="float">
            <text:p>1073.011</text:p>
          </table:table-cell>
          <table:table-cell office:value-type="float" office:value="419.7589" calcext:value-type="float">
            <text:p>419.7589</text:p>
          </table:table-cell>
          <table:table-cell office:value-type="float" office:value="1879.087" calcext:value-type="float">
            <text:p>1879.087</text:p>
          </table:table-cell>
          <table:table-cell office:value-type="float" office:value="2108.655" calcext:value-type="float">
            <text:p>2108.655</text:p>
          </table:table-cell>
          <table:table-cell office:value-type="float" office:value="1678.849" calcext:value-type="float">
            <text:p>1678.849</text:p>
          </table:table-cell>
          <table:table-cell office:value-type="float" office:value="585.1241" calcext:value-type="float">
            <text:p>585.1241</text:p>
          </table:table-cell>
          <table:table-cell office:value-type="float" office:value="570.4071" calcext:value-type="float">
            <text:p>570.4071</text:p>
          </table:table-cell>
          <table:table-cell office:value-type="float" office:value="142.8712" calcext:value-type="float">
            <text:p>142.8712</text:p>
          </table:table-cell>
          <table:table-cell office:value-type="float" office:value="35.7125" calcext:value-type="float">
            <text:p>35.7125</text:p>
          </table:table-cell>
          <table:table-cell office:value-type="float" office:value="0" calcext:value-type="float">
            <text:p>0</text:p>
          </table:table-cell>
          <table:table-cell office:value-type="float" office:value="-0.08910327" calcext:value-type="float">
            <text:p>-0.0891032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5.0759" calcext:value-type="float">
            <text:p>-495.0759</text:p>
          </table:table-cell>
          <table:table-cell office:value-type="float" office:value="700.8809" calcext:value-type="float">
            <text:p>700.8809</text:p>
          </table:table-cell>
          <table:table-cell office:value-type="float" office:value="-587.0432" calcext:value-type="float">
            <text:p>-587.0432</text:p>
          </table:table-cell>
          <table:table-cell office:value-type="float" office:value="0" calcext:value-type="float">
            <text:p>0</text:p>
          </table:table-cell>
          <table:table-cell office:value-type="float" office:value="6.984663" calcext:value-type="float">
            <text:p>6.984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178.3236" calcext:value-type="float">
            <text:p>178.3236</text:p>
          </table:table-cell>
          <table:table-cell office:value-type="float" office:value="13177.67" calcext:value-type="float">
            <text:p>13177.67</text:p>
          </table:table-cell>
          <table:table-cell office:value-type="float" office:value="0" calcext:value-type="float">
            <text:p>0</text:p>
          </table:table-cell>
          <table:table-cell office:value-type="float" office:value="41.47765" calcext:value-type="float">
            <text:p>41.47765</text:p>
          </table:table-cell>
          <table:table-cell office:value-type="float" office:value="-653.3738" calcext:value-type="float">
            <text:p>-653.3738</text:p>
          </table:table-cell>
          <table:table-cell office:value-type="float" office:value="1905.92" calcext:value-type="float">
            <text:p>1905.92</text:p>
          </table:table-cell>
          <table:table-cell office:value-type="float" office:value="-73.17181" calcext:value-type="float">
            <text:p>-73.17181</text:p>
          </table:table-cell>
          <table:table-cell office:value-type="float" office:value="97.72696" calcext:value-type="float">
            <text:p>97.72696</text:p>
          </table:table-cell>
          <table:table-cell office:value-type="float" office:value="21.56134" calcext:value-type="float">
            <text:p>21.56134</text:p>
          </table:table-cell>
          <table:table-cell office:value-type="float" office:value="0.1296018" calcext:value-type="float">
            <text:p>0.1296018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5483" calcext:value-type="float">
            <text:p>0.0604548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4699" calcext:value-type="float">
            <text:p>0.6804699</text:p>
          </table:table-cell>
          <table:table-cell office:value-type="float" office:value="370" calcext:value-type="float">
            <text:p>370</text:p>
          </table:table-cell>
          <table:table-cell office:value-type="float" office:value="119.7545" calcext:value-type="float">
            <text:p>119.7545</text:p>
          </table:table-cell>
          <table:table-cell office:value-type="float" office:value="0" calcext:value-type="float">
            <text:p>0</text:p>
          </table:table-cell>
          <table:table-cell office:value-type="float" office:value="314.6072" calcext:value-type="float">
            <text:p>314.6072</text:p>
          </table:table-cell>
          <table:table-cell office:value-type="float" office:value="1085.738" calcext:value-type="float">
            <text:p>1085.738</text:p>
          </table:table-cell>
          <table:table-cell office:value-type="float" office:value="1326.668" calcext:value-type="float">
            <text:p>1326.668</text:p>
          </table:table-cell>
          <table:table-cell office:value-type="float" office:value="1318.859" calcext:value-type="float">
            <text:p>1318.859</text:p>
          </table:table-cell>
          <table:table-cell office:value-type="float" office:value="795.3611" calcext:value-type="float">
            <text:p>795.3611</text:p>
          </table:table-cell>
          <table:table-cell office:value-type="float" office:value="1072.953" calcext:value-type="float">
            <text:p>1072.953</text:p>
          </table:table-cell>
          <table:table-cell office:value-type="float" office:value="419.7263" calcext:value-type="float">
            <text:p>419.7263</text:p>
          </table:table-cell>
          <table:table-cell office:value-type="float" office:value="1879.006" calcext:value-type="float">
            <text:p>1879.006</text:p>
          </table:table-cell>
          <table:table-cell office:value-type="float" office:value="2108.594" calcext:value-type="float">
            <text:p>2108.594</text:p>
          </table:table-cell>
          <table:table-cell office:value-type="float" office:value="1678.815" calcext:value-type="float">
            <text:p>1678.815</text:p>
          </table:table-cell>
          <table:table-cell office:value-type="float" office:value="585.115" calcext:value-type="float">
            <text:p>585.115</text:p>
          </table:table-cell>
          <table:table-cell office:value-type="float" office:value="570.3992" calcext:value-type="float">
            <text:p>570.3992</text:p>
          </table:table-cell>
          <table:table-cell office:value-type="float" office:value="142.8711" calcext:value-type="float">
            <text:p>142.8711</text:p>
          </table:table-cell>
          <table:table-cell office:value-type="float" office:value="35.71249" calcext:value-type="float">
            <text:p>35.71249</text:p>
          </table:table-cell>
          <table:table-cell office:value-type="float" office:value="0" calcext:value-type="float">
            <text:p>0</text:p>
          </table:table-cell>
          <table:table-cell office:value-type="float" office:value="-0.08914599" calcext:value-type="float">
            <text:p>-0.0891459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5.4009" calcext:value-type="float">
            <text:p>-495.4009</text:p>
          </table:table-cell>
          <table:table-cell office:value-type="float" office:value="700.5559" calcext:value-type="float">
            <text:p>700.5559</text:p>
          </table:table-cell>
          <table:table-cell office:value-type="float" office:value="-587.994" calcext:value-type="float">
            <text:p>-587.994</text:p>
          </table:table-cell>
          <table:table-cell office:value-type="float" office:value="0" calcext:value-type="float">
            <text:p>0</text:p>
          </table:table-cell>
          <table:table-cell office:value-type="float" office:value="7.296808" calcext:value-type="float">
            <text:p>7.296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177.9433" calcext:value-type="float">
            <text:p>177.9433</text:p>
          </table:table-cell>
          <table:table-cell office:value-type="float" office:value="13177.27" calcext:value-type="float">
            <text:p>13177.27</text:p>
          </table:table-cell>
          <table:table-cell office:value-type="float" office:value="0" calcext:value-type="float">
            <text:p>0</text:p>
          </table:table-cell>
          <table:table-cell office:value-type="float" office:value="41.61722" calcext:value-type="float">
            <text:p>41.61722</text:p>
          </table:table-cell>
          <table:table-cell office:value-type="float" office:value="-654.4847" calcext:value-type="float">
            <text:p>-654.4847</text:p>
          </table:table-cell>
          <table:table-cell office:value-type="float" office:value="1909.431" calcext:value-type="float">
            <text:p>1909.431</text:p>
          </table:table-cell>
          <table:table-cell office:value-type="float" office:value="-73.27293" calcext:value-type="float">
            <text:p>-73.27293</text:p>
          </table:table-cell>
          <table:table-cell office:value-type="float" office:value="97.72473" calcext:value-type="float">
            <text:p>97.72473</text:p>
          </table:table-cell>
          <table:table-cell office:value-type="float" office:value="21.42026" calcext:value-type="float">
            <text:p>21.42026</text:p>
          </table:table-cell>
          <table:table-cell office:value-type="float" office:value="0.1300605" calcext:value-type="float">
            <text:p>0.130060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5483" calcext:value-type="float">
            <text:p>0.0604548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8.4369" calcext:value-type="float">
            <text:p>118.4369</text:p>
          </table:table-cell>
          <table:table-cell office:value-type="float" office:value="0" calcext:value-type="float">
            <text:p>0</text:p>
          </table:table-cell>
          <table:table-cell office:value-type="float" office:value="314.6419" calcext:value-type="float">
            <text:p>314.6419</text:p>
          </table:table-cell>
          <table:table-cell office:value-type="float" office:value="1085.592" calcext:value-type="float">
            <text:p>1085.592</text:p>
          </table:table-cell>
          <table:table-cell office:value-type="float" office:value="1326.543" calcext:value-type="float">
            <text:p>1326.543</text:p>
          </table:table-cell>
          <table:table-cell office:value-type="float" office:value="1318.786" calcext:value-type="float">
            <text:p>1318.786</text:p>
          </table:table-cell>
          <table:table-cell office:value-type="float" office:value="795.3105" calcext:value-type="float">
            <text:p>795.3105</text:p>
          </table:table-cell>
          <table:table-cell office:value-type="float" office:value="1072.9" calcext:value-type="float">
            <text:p>1072.9</text:p>
          </table:table-cell>
          <table:table-cell office:value-type="float" office:value="419.6973" calcext:value-type="float">
            <text:p>419.6973</text:p>
          </table:table-cell>
          <table:table-cell office:value-type="float" office:value="1878.927" calcext:value-type="float">
            <text:p>1878.927</text:p>
          </table:table-cell>
          <table:table-cell office:value-type="float" office:value="2108.533" calcext:value-type="float">
            <text:p>2108.533</text:p>
          </table:table-cell>
          <table:table-cell office:value-type="float" office:value="1678.781" calcext:value-type="float">
            <text:p>1678.781</text:p>
          </table:table-cell>
          <table:table-cell office:value-type="float" office:value="585.1059" calcext:value-type="float">
            <text:p>585.1059</text:p>
          </table:table-cell>
          <table:table-cell office:value-type="float" office:value="570.3912" calcext:value-type="float">
            <text:p>570.3912</text:p>
          </table:table-cell>
          <table:table-cell office:value-type="float" office:value="142.8709" calcext:value-type="float">
            <text:p>142.8709</text:p>
          </table:table-cell>
          <table:table-cell office:value-type="float" office:value="35.71246" calcext:value-type="float">
            <text:p>35.71246</text:p>
          </table:table-cell>
          <table:table-cell office:value-type="float" office:value="0" calcext:value-type="float">
            <text:p>0</text:p>
          </table:table-cell>
          <table:table-cell office:value-type="float" office:value="-0.08915401" calcext:value-type="float">
            <text:p>-0.0891540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5.7044" calcext:value-type="float">
            <text:p>-495.7044</text:p>
          </table:table-cell>
          <table:table-cell office:value-type="float" office:value="700.2524" calcext:value-type="float">
            <text:p>700.2524</text:p>
          </table:table-cell>
          <table:table-cell office:value-type="float" office:value="-588.8419" calcext:value-type="float">
            <text:p>-588.8419</text:p>
          </table:table-cell>
          <table:table-cell office:value-type="float" office:value="0" calcext:value-type="float">
            <text:p>0</text:p>
          </table:table-cell>
          <table:table-cell office:value-type="float" office:value="7.123627" calcext:value-type="float">
            <text:p>7.123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177.5912" calcext:value-type="float">
            <text:p>177.5912</text:p>
          </table:table-cell>
          <table:table-cell office:value-type="float" office:value="13176.89" calcext:value-type="float">
            <text:p>13176.89</text:p>
          </table:table-cell>
          <table:table-cell office:value-type="float" office:value="0" calcext:value-type="float">
            <text:p>0</text:p>
          </table:table-cell>
          <table:table-cell office:value-type="float" office:value="41.75434" calcext:value-type="float">
            <text:p>41.75434</text:p>
          </table:table-cell>
          <table:table-cell office:value-type="float" office:value="-655.4647" calcext:value-type="float">
            <text:p>-655.4647</text:p>
          </table:table-cell>
          <table:table-cell office:value-type="float" office:value="1910.906" calcext:value-type="float">
            <text:p>1910.906</text:p>
          </table:table-cell>
          <table:table-cell office:value-type="float" office:value="-73.37362" calcext:value-type="float">
            <text:p>-73.37362</text:p>
          </table:table-cell>
          <table:table-cell office:value-type="float" office:value="97.71207" calcext:value-type="float">
            <text:p>97.71207</text:p>
          </table:table-cell>
          <table:table-cell office:value-type="float" office:value="21.2751" calcext:value-type="float">
            <text:p>21.2751</text:p>
          </table:table-cell>
          <table:table-cell office:value-type="float" office:value="0.130577" calcext:value-type="float">
            <text:p>0.13057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794" calcext:value-type="float">
            <text:p>0.06046794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7.2676" calcext:value-type="float">
            <text:p>117.2676</text:p>
          </table:table-cell>
          <table:table-cell office:value-type="float" office:value="0" calcext:value-type="float">
            <text:p>0</text:p>
          </table:table-cell>
          <table:table-cell office:value-type="float" office:value="314.6822" calcext:value-type="float">
            <text:p>314.6822</text:p>
          </table:table-cell>
          <table:table-cell office:value-type="float" office:value="1085.473" calcext:value-type="float">
            <text:p>1085.473</text:p>
          </table:table-cell>
          <table:table-cell office:value-type="float" office:value="1326.416" calcext:value-type="float">
            <text:p>1326.416</text:p>
          </table:table-cell>
          <table:table-cell office:value-type="float" office:value="1318.722" calcext:value-type="float">
            <text:p>1318.722</text:p>
          </table:table-cell>
          <table:table-cell office:value-type="float" office:value="795.2617" calcext:value-type="float">
            <text:p>795.2617</text:p>
          </table:table-cell>
          <table:table-cell office:value-type="float" office:value="1072.849" calcext:value-type="float">
            <text:p>1072.849</text:p>
          </table:table-cell>
          <table:table-cell office:value-type="float" office:value="419.6706" calcext:value-type="float">
            <text:p>419.6706</text:p>
          </table:table-cell>
          <table:table-cell office:value-type="float" office:value="1878.851" calcext:value-type="float">
            <text:p>1878.851</text:p>
          </table:table-cell>
          <table:table-cell office:value-type="float" office:value="2108.472" calcext:value-type="float">
            <text:p>2108.472</text:p>
          </table:table-cell>
          <table:table-cell office:value-type="float" office:value="1678.747" calcext:value-type="float">
            <text:p>1678.747</text:p>
          </table:table-cell>
          <table:table-cell office:value-type="float" office:value="585.0968" calcext:value-type="float">
            <text:p>585.0968</text:p>
          </table:table-cell>
          <table:table-cell office:value-type="float" office:value="570.3834" calcext:value-type="float">
            <text:p>570.3834</text:p>
          </table:table-cell>
          <table:table-cell office:value-type="float" office:value="142.8708" calcext:value-type="float">
            <text:p>142.8708</text:p>
          </table:table-cell>
          <table:table-cell office:value-type="float" office:value="35.71242" calcext:value-type="float">
            <text:p>35.71242</text:p>
          </table:table-cell>
          <table:table-cell office:value-type="float" office:value="0" calcext:value-type="float">
            <text:p>0</text:p>
          </table:table-cell>
          <table:table-cell office:value-type="float" office:value="-0.08915567" calcext:value-type="float">
            <text:p>-0.0891556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5.9901" calcext:value-type="float">
            <text:p>-495.9901</text:p>
          </table:table-cell>
          <table:table-cell office:value-type="float" office:value="699.9667" calcext:value-type="float">
            <text:p>699.9667</text:p>
          </table:table-cell>
          <table:table-cell office:value-type="float" office:value="-589.6342" calcext:value-type="float">
            <text:p>-589.6342</text:p>
          </table:table-cell>
          <table:table-cell office:value-type="float" office:value="0" calcext:value-type="float">
            <text:p>0</text:p>
          </table:table-cell>
          <table:table-cell office:value-type="float" office:value="7.031813" calcext:value-type="float">
            <text:p>7.03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177.2149" calcext:value-type="float">
            <text:p>177.2149</text:p>
          </table:table-cell>
          <table:table-cell office:value-type="float" office:value="13176.52" calcext:value-type="float">
            <text:p>13176.52</text:p>
          </table:table-cell>
          <table:table-cell office:value-type="float" office:value="0" calcext:value-type="float">
            <text:p>0</text:p>
          </table:table-cell>
          <table:table-cell office:value-type="float" office:value="41.89151" calcext:value-type="float">
            <text:p>41.89151</text:p>
          </table:table-cell>
          <table:table-cell office:value-type="float" office:value="-656.2709" calcext:value-type="float">
            <text:p>-656.2709</text:p>
          </table:table-cell>
          <table:table-cell office:value-type="float" office:value="1911.921" calcext:value-type="float">
            <text:p>1911.921</text:p>
          </table:table-cell>
          <table:table-cell office:value-type="float" office:value="-73.47244" calcext:value-type="float">
            <text:p>-73.47244</text:p>
          </table:table-cell>
          <table:table-cell office:value-type="float" office:value="97.72421" calcext:value-type="float">
            <text:p>97.72421</text:p>
          </table:table-cell>
          <table:table-cell office:value-type="float" office:value="21.12425" calcext:value-type="float">
            <text:p>21.12425</text:p>
          </table:table-cell>
          <table:table-cell office:value-type="float" office:value="0.1309132" calcext:value-type="float">
            <text:p>0.130913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6.2883" calcext:value-type="float">
            <text:p>116.2883</text:p>
          </table:table-cell>
          <table:table-cell office:value-type="float" office:value="0" calcext:value-type="float">
            <text:p>0</text:p>
          </table:table-cell>
          <table:table-cell office:value-type="float" office:value="314.7184" calcext:value-type="float">
            <text:p>314.7184</text:p>
          </table:table-cell>
          <table:table-cell office:value-type="float" office:value="1085.345" calcext:value-type="float">
            <text:p>1085.345</text:p>
          </table:table-cell>
          <table:table-cell office:value-type="float" office:value="1326.283" calcext:value-type="float">
            <text:p>1326.283</text:p>
          </table:table-cell>
          <table:table-cell office:value-type="float" office:value="1318.657" calcext:value-type="float">
            <text:p>1318.657</text:p>
          </table:table-cell>
          <table:table-cell office:value-type="float" office:value="795.2141" calcext:value-type="float">
            <text:p>795.2141</text:p>
          </table:table-cell>
          <table:table-cell office:value-type="float" office:value="1072.8" calcext:value-type="float">
            <text:p>1072.8</text:p>
          </table:table-cell>
          <table:table-cell office:value-type="float" office:value="419.6451" calcext:value-type="float">
            <text:p>419.6451</text:p>
          </table:table-cell>
          <table:table-cell office:value-type="float" office:value="1878.776" calcext:value-type="float">
            <text:p>1878.776</text:p>
          </table:table-cell>
          <table:table-cell office:value-type="float" office:value="2108.412" calcext:value-type="float">
            <text:p>2108.412</text:p>
          </table:table-cell>
          <table:table-cell office:value-type="float" office:value="1678.713" calcext:value-type="float">
            <text:p>1678.713</text:p>
          </table:table-cell>
          <table:table-cell office:value-type="float" office:value="585.0878" calcext:value-type="float">
            <text:p>585.0878</text:p>
          </table:table-cell>
          <table:table-cell office:value-type="float" office:value="570.3754" calcext:value-type="float">
            <text:p>570.3754</text:p>
          </table:table-cell>
          <table:table-cell office:value-type="float" office:value="142.8707" calcext:value-type="float">
            <text:p>142.8707</text:p>
          </table:table-cell>
          <table:table-cell office:value-type="float" office:value="35.71238" calcext:value-type="float">
            <text:p>35.71238</text:p>
          </table:table-cell>
          <table:table-cell office:value-type="float" office:value="0" calcext:value-type="float">
            <text:p>0</text:p>
          </table:table-cell>
          <table:table-cell office:value-type="float" office:value="-0.08915756" calcext:value-type="float">
            <text:p>-0.08915756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6.262" calcext:value-type="float">
            <text:p>-496.262</text:p>
          </table:table-cell>
          <table:table-cell office:value-type="float" office:value="699.6948" calcext:value-type="float">
            <text:p>699.6948</text:p>
          </table:table-cell>
          <table:table-cell office:value-type="float" office:value="-590.4433" calcext:value-type="float">
            <text:p>-590.4433</text:p>
          </table:table-cell>
          <table:table-cell office:value-type="float" office:value="0" calcext:value-type="float">
            <text:p>0</text:p>
          </table:table-cell>
          <table:table-cell office:value-type="float" office:value="7.131223" calcext:value-type="float">
            <text:p>7.13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176.8724" calcext:value-type="float">
            <text:p>176.8724</text:p>
          </table:table-cell>
          <table:table-cell office:value-type="float" office:value="13176.15" calcext:value-type="float">
            <text:p>13176.15</text:p>
          </table:table-cell>
          <table:table-cell office:value-type="float" office:value="0" calcext:value-type="float">
            <text:p>0</text:p>
          </table:table-cell>
          <table:table-cell office:value-type="float" office:value="42.02749" calcext:value-type="float">
            <text:p>42.02749</text:p>
          </table:table-cell>
          <table:table-cell office:value-type="float" office:value="-657.262" calcext:value-type="float">
            <text:p>-657.262</text:p>
          </table:table-cell>
          <table:table-cell office:value-type="float" office:value="1915.128" calcext:value-type="float">
            <text:p>1915.128</text:p>
          </table:table-cell>
          <table:table-cell office:value-type="float" office:value="-73.5703" calcext:value-type="float">
            <text:p>-73.5703</text:p>
          </table:table-cell>
          <table:table-cell office:value-type="float" office:value="97.7254" calcext:value-type="float">
            <text:p>97.7254</text:p>
          </table:table-cell>
          <table:table-cell office:value-type="float" office:value="20.98663" calcext:value-type="float">
            <text:p>20.98663</text:p>
          </table:table-cell>
          <table:table-cell office:value-type="float" office:value="0.1313261" calcext:value-type="float">
            <text:p>0.131326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5.1391" calcext:value-type="float">
            <text:p>115.1391</text:p>
          </table:table-cell>
          <table:table-cell office:value-type="float" office:value="0" calcext:value-type="float">
            <text:p>0</text:p>
          </table:table-cell>
          <table:table-cell office:value-type="float" office:value="314.7552" calcext:value-type="float">
            <text:p>314.7552</text:p>
          </table:table-cell>
          <table:table-cell office:value-type="float" office:value="1085.234" calcext:value-type="float">
            <text:p>1085.234</text:p>
          </table:table-cell>
          <table:table-cell office:value-type="float" office:value="1326.159" calcext:value-type="float">
            <text:p>1326.159</text:p>
          </table:table-cell>
          <table:table-cell office:value-type="float" office:value="1318.593" calcext:value-type="float">
            <text:p>1318.593</text:p>
          </table:table-cell>
          <table:table-cell office:value-type="float" office:value="795.1642" calcext:value-type="float">
            <text:p>795.1642</text:p>
          </table:table-cell>
          <table:table-cell office:value-type="float" office:value="1072.752" calcext:value-type="float">
            <text:p>1072.752</text:p>
          </table:table-cell>
          <table:table-cell office:value-type="float" office:value="419.6205" calcext:value-type="float">
            <text:p>419.6205</text:p>
          </table:table-cell>
          <table:table-cell office:value-type="float" office:value="1878.701" calcext:value-type="float">
            <text:p>1878.701</text:p>
          </table:table-cell>
          <table:table-cell office:value-type="float" office:value="2108.353" calcext:value-type="float">
            <text:p>2108.353</text:p>
          </table:table-cell>
          <table:table-cell office:value-type="float" office:value="1678.679" calcext:value-type="float">
            <text:p>1678.679</text:p>
          </table:table-cell>
          <table:table-cell office:value-type="float" office:value="585.0789" calcext:value-type="float">
            <text:p>585.0789</text:p>
          </table:table-cell>
          <table:table-cell office:value-type="float" office:value="570.3676" calcext:value-type="float">
            <text:p>570.3676</text:p>
          </table:table-cell>
          <table:table-cell office:value-type="float" office:value="142.8705" calcext:value-type="float">
            <text:p>142.8705</text:p>
          </table:table-cell>
          <table:table-cell office:value-type="float" office:value="35.71234" calcext:value-type="float">
            <text:p>35.71234</text:p>
          </table:table-cell>
          <table:table-cell office:value-type="float" office:value="0" calcext:value-type="float">
            <text:p>0</text:p>
          </table:table-cell>
          <table:table-cell office:value-type="float" office:value="-0.08915869" calcext:value-type="float">
            <text:p>-0.0891586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6.5182" calcext:value-type="float">
            <text:p>-496.5182</text:p>
          </table:table-cell>
          <table:table-cell office:value-type="float" office:value="699.4386" calcext:value-type="float">
            <text:p>699.4386</text:p>
          </table:table-cell>
          <table:table-cell office:value-type="float" office:value="-591.2009" calcext:value-type="float">
            <text:p>-591.2009</text:p>
          </table:table-cell>
          <table:table-cell office:value-type="float" office:value="0" calcext:value-type="float">
            <text:p>0</text:p>
          </table:table-cell>
          <table:table-cell office:value-type="float" office:value="6.994533" calcext:value-type="float">
            <text:p>6.994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176.6014" calcext:value-type="float">
            <text:p>176.6014</text:p>
          </table:table-cell>
          <table:table-cell office:value-type="float" office:value="13175.8" calcext:value-type="float">
            <text:p>13175.8</text:p>
          </table:table-cell>
          <table:table-cell office:value-type="float" office:value="0" calcext:value-type="float">
            <text:p>0</text:p>
          </table:table-cell>
          <table:table-cell office:value-type="float" office:value="42.16569" calcext:value-type="float">
            <text:p>42.16569</text:p>
          </table:table-cell>
          <table:table-cell office:value-type="float" office:value="-658.1222" calcext:value-type="float">
            <text:p>-658.1222</text:p>
          </table:table-cell>
          <table:table-cell office:value-type="float" office:value="1918.003" calcext:value-type="float">
            <text:p>1918.003</text:p>
          </table:table-cell>
          <table:table-cell office:value-type="float" office:value="-73.66614" calcext:value-type="float">
            <text:p>-73.66614</text:p>
          </table:table-cell>
          <table:table-cell office:value-type="float" office:value="97.70301" calcext:value-type="float">
            <text:p>97.70301</text:p>
          </table:table-cell>
          <table:table-cell office:value-type="float" office:value="20.87577" calcext:value-type="float">
            <text:p>20.87577</text:p>
          </table:table-cell>
          <table:table-cell office:value-type="float" office:value="0.1317894" calcext:value-type="float">
            <text:p>0.1317894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4.1353" calcext:value-type="float">
            <text:p>114.1353</text:p>
          </table:table-cell>
          <table:table-cell office:value-type="float" office:value="0" calcext:value-type="float">
            <text:p>0</text:p>
          </table:table-cell>
          <table:table-cell office:value-type="float" office:value="314.7909" calcext:value-type="float">
            <text:p>314.7909</text:p>
          </table:table-cell>
          <table:table-cell office:value-type="float" office:value="1085.146" calcext:value-type="float">
            <text:p>1085.146</text:p>
          </table:table-cell>
          <table:table-cell office:value-type="float" office:value="1326.056" calcext:value-type="float">
            <text:p>1326.056</text:p>
          </table:table-cell>
          <table:table-cell office:value-type="float" office:value="1318.537" calcext:value-type="float">
            <text:p>1318.537</text:p>
          </table:table-cell>
          <table:table-cell office:value-type="float" office:value="795.1129" calcext:value-type="float">
            <text:p>795.1129</text:p>
          </table:table-cell>
          <table:table-cell office:value-type="float" office:value="1072.707" calcext:value-type="float">
            <text:p>1072.707</text:p>
          </table:table-cell>
          <table:table-cell office:value-type="float" office:value="419.5969" calcext:value-type="float">
            <text:p>419.5969</text:p>
          </table:table-cell>
          <table:table-cell office:value-type="float" office:value="1878.629" calcext:value-type="float">
            <text:p>1878.629</text:p>
          </table:table-cell>
          <table:table-cell office:value-type="float" office:value="2108.297" calcext:value-type="float">
            <text:p>2108.297</text:p>
          </table:table-cell>
          <table:table-cell office:value-type="float" office:value="1678.646" calcext:value-type="float">
            <text:p>1678.646</text:p>
          </table:table-cell>
          <table:table-cell office:value-type="float" office:value="585.0699" calcext:value-type="float">
            <text:p>585.0699</text:p>
          </table:table-cell>
          <table:table-cell office:value-type="float" office:value="570.3597" calcext:value-type="float">
            <text:p>570.3597</text:p>
          </table:table-cell>
          <table:table-cell office:value-type="float" office:value="142.8704" calcext:value-type="float">
            <text:p>142.8704</text:p>
          </table:table-cell>
          <table:table-cell office:value-type="float" office:value="35.7123" calcext:value-type="float">
            <text:p>35.7123</text:p>
          </table:table-cell>
          <table:table-cell office:value-type="float" office:value="0" calcext:value-type="float">
            <text:p>0</text:p>
          </table:table-cell>
          <table:table-cell office:value-type="float" office:value="-0.08915941" calcext:value-type="float">
            <text:p>-0.0891594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6.7631" calcext:value-type="float">
            <text:p>-496.7631</text:p>
          </table:table-cell>
          <table:table-cell office:value-type="float" office:value="699.1937" calcext:value-type="float">
            <text:p>699.1937</text:p>
          </table:table-cell>
          <table:table-cell office:value-type="float" office:value="-591.8776" calcext:value-type="float">
            <text:p>-591.8776</text:p>
          </table:table-cell>
          <table:table-cell office:value-type="float" office:value="0" calcext:value-type="float">
            <text:p>0</text:p>
          </table:table-cell>
          <table:table-cell office:value-type="float" office:value="6.903655" calcext:value-type="float">
            <text:p>6.903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176.3774" calcext:value-type="float">
            <text:p>176.3774</text:p>
          </table:table-cell>
          <table:table-cell office:value-type="float" office:value="13175.5" calcext:value-type="float">
            <text:p>13175.5</text:p>
          </table:table-cell>
          <table:table-cell office:value-type="float" office:value="0" calcext:value-type="float">
            <text:p>0</text:p>
          </table:table-cell>
          <table:table-cell office:value-type="float" office:value="42.30087" calcext:value-type="float">
            <text:p>42.30087</text:p>
          </table:table-cell>
          <table:table-cell office:value-type="float" office:value="-658.8859" calcext:value-type="float">
            <text:p>-658.8859</text:p>
          </table:table-cell>
          <table:table-cell office:value-type="float" office:value="1920.248" calcext:value-type="float">
            <text:p>1920.248</text:p>
          </table:table-cell>
          <table:table-cell office:value-type="float" office:value="-73.76115" calcext:value-type="float">
            <text:p>-73.76115</text:p>
          </table:table-cell>
          <table:table-cell office:value-type="float" office:value="97.67629" calcext:value-type="float">
            <text:p>97.67629</text:p>
          </table:table-cell>
          <table:table-cell office:value-type="float" office:value="20.76987" calcext:value-type="float">
            <text:p>20.76987</text:p>
          </table:table-cell>
          <table:table-cell office:value-type="float" office:value="0.1322711" calcext:value-type="float">
            <text:p>0.132271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3.2409" calcext:value-type="float">
            <text:p>113.2409</text:p>
          </table:table-cell>
          <table:table-cell office:value-type="float" office:value="0" calcext:value-type="float">
            <text:p>0</text:p>
          </table:table-cell>
          <table:table-cell office:value-type="float" office:value="314.8247" calcext:value-type="float">
            <text:p>314.8247</text:p>
          </table:table-cell>
          <table:table-cell office:value-type="float" office:value="1085.079" calcext:value-type="float">
            <text:p>1085.079</text:p>
          </table:table-cell>
          <table:table-cell office:value-type="float" office:value="1325.975" calcext:value-type="float">
            <text:p>1325.975</text:p>
          </table:table-cell>
          <table:table-cell office:value-type="float" office:value="1318.493" calcext:value-type="float">
            <text:p>1318.493</text:p>
          </table:table-cell>
          <table:table-cell office:value-type="float" office:value="795.0753" calcext:value-type="float">
            <text:p>795.0753</text:p>
          </table:table-cell>
          <table:table-cell office:value-type="float" office:value="1072.67" calcext:value-type="float">
            <text:p>1072.67</text:p>
          </table:table-cell>
          <table:table-cell office:value-type="float" office:value="419.5751" calcext:value-type="float">
            <text:p>419.5751</text:p>
          </table:table-cell>
          <table:table-cell office:value-type="float" office:value="1878.57" calcext:value-type="float">
            <text:p>1878.57</text:p>
          </table:table-cell>
          <table:table-cell office:value-type="float" office:value="2108.24" calcext:value-type="float">
            <text:p>2108.24</text:p>
          </table:table-cell>
          <table:table-cell office:value-type="float" office:value="1678.613" calcext:value-type="float">
            <text:p>1678.613</text:p>
          </table:table-cell>
          <table:table-cell office:value-type="float" office:value="585.061" calcext:value-type="float">
            <text:p>585.061</text:p>
          </table:table-cell>
          <table:table-cell office:value-type="float" office:value="570.3519" calcext:value-type="float">
            <text:p>570.3519</text:p>
          </table:table-cell>
          <table:table-cell office:value-type="float" office:value="142.8703" calcext:value-type="float">
            <text:p>142.8703</text:p>
          </table:table-cell>
          <table:table-cell office:value-type="float" office:value="35.71226" calcext:value-type="float">
            <text:p>35.71226</text:p>
          </table:table-cell>
          <table:table-cell office:value-type="float" office:value="0" calcext:value-type="float">
            <text:p>0</text:p>
          </table:table-cell>
          <table:table-cell office:value-type="float" office:value="-0.08915988" calcext:value-type="float">
            <text:p>-0.08915988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6.9955" calcext:value-type="float">
            <text:p>-496.9955</text:p>
          </table:table-cell>
          <table:table-cell office:value-type="float" office:value="698.9612" calcext:value-type="float">
            <text:p>698.9612</text:p>
          </table:table-cell>
          <table:table-cell office:value-type="float" office:value="-592.4727" calcext:value-type="float">
            <text:p>-592.4727</text:p>
          </table:table-cell>
          <table:table-cell office:value-type="float" office:value="0" calcext:value-type="float">
            <text:p>0</text:p>
          </table:table-cell>
          <table:table-cell office:value-type="float" office:value="6.829769" calcext:value-type="float">
            <text:p>6.82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176.0668" calcext:value-type="float">
            <text:p>176.0668</text:p>
          </table:table-cell>
          <table:table-cell office:value-type="float" office:value="13175.2" calcext:value-type="float">
            <text:p>13175.2</text:p>
          </table:table-cell>
          <table:table-cell office:value-type="float" office:value="0" calcext:value-type="float">
            <text:p>0</text:p>
          </table:table-cell>
          <table:table-cell office:value-type="float" office:value="42.43144" calcext:value-type="float">
            <text:p>42.43144</text:p>
          </table:table-cell>
          <table:table-cell office:value-type="float" office:value="-659.7134" calcext:value-type="float">
            <text:p>-659.7134</text:p>
          </table:table-cell>
          <table:table-cell office:value-type="float" office:value="1922.089" calcext:value-type="float">
            <text:p>1922.089</text:p>
          </table:table-cell>
          <table:table-cell office:value-type="float" office:value="-73.856" calcext:value-type="float">
            <text:p>-73.856</text:p>
          </table:table-cell>
          <table:table-cell office:value-type="float" office:value="97.67016" calcext:value-type="float">
            <text:p>97.67016</text:p>
          </table:table-cell>
          <table:table-cell office:value-type="float" office:value="20.61674" calcext:value-type="float">
            <text:p>20.61674</text:p>
          </table:table-cell>
          <table:table-cell office:value-type="float" office:value="0.1327713" calcext:value-type="float">
            <text:p>0.132771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2.2946" calcext:value-type="float">
            <text:p>112.2946</text:p>
          </table:table-cell>
          <table:table-cell office:value-type="float" office:value="0" calcext:value-type="float">
            <text:p>0</text:p>
          </table:table-cell>
          <table:table-cell office:value-type="float" office:value="314.8621" calcext:value-type="float">
            <text:p>314.8621</text:p>
          </table:table-cell>
          <table:table-cell office:value-type="float" office:value="1084.985" calcext:value-type="float">
            <text:p>1084.985</text:p>
          </table:table-cell>
          <table:table-cell office:value-type="float" office:value="1325.88" calcext:value-type="float">
            <text:p>1325.88</text:p>
          </table:table-cell>
          <table:table-cell office:value-type="float" office:value="1318.445" calcext:value-type="float">
            <text:p>1318.445</text:p>
          </table:table-cell>
          <table:table-cell office:value-type="float" office:value="795.0343" calcext:value-type="float">
            <text:p>795.0343</text:p>
          </table:table-cell>
          <table:table-cell office:value-type="float" office:value="1072.633" calcext:value-type="float">
            <text:p>1072.633</text:p>
          </table:table-cell>
          <table:table-cell office:value-type="float" office:value="419.5541" calcext:value-type="float">
            <text:p>419.5541</text:p>
          </table:table-cell>
          <table:table-cell office:value-type="float" office:value="1878.513" calcext:value-type="float">
            <text:p>1878.513</text:p>
          </table:table-cell>
          <table:table-cell office:value-type="float" office:value="2108.185" calcext:value-type="float">
            <text:p>2108.185</text:p>
          </table:table-cell>
          <table:table-cell office:value-type="float" office:value="1678.579" calcext:value-type="float">
            <text:p>1678.579</text:p>
          </table:table-cell>
          <table:table-cell office:value-type="float" office:value="585.0521" calcext:value-type="float">
            <text:p>585.0521</text:p>
          </table:table-cell>
          <table:table-cell office:value-type="float" office:value="570.3441" calcext:value-type="float">
            <text:p>570.3441</text:p>
          </table:table-cell>
          <table:table-cell office:value-type="float" office:value="142.8702" calcext:value-type="float">
            <text:p>142.8702</text:p>
          </table:table-cell>
          <table:table-cell office:value-type="float" office:value="35.71222" calcext:value-type="float">
            <text:p>35.71222</text:p>
          </table:table-cell>
          <table:table-cell office:value-type="float" office:value="0" calcext:value-type="float">
            <text:p>0</text:p>
          </table:table-cell>
          <table:table-cell office:value-type="float" office:value="-0.08916043" calcext:value-type="float">
            <text:p>-0.08916043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7.2189" calcext:value-type="float">
            <text:p>-497.2189</text:p>
          </table:table-cell>
          <table:table-cell office:value-type="float" office:value="698.7379" calcext:value-type="float">
            <text:p>698.7379</text:p>
          </table:table-cell>
          <table:table-cell office:value-type="float" office:value="-593.1431" calcext:value-type="float">
            <text:p>-593.1431</text:p>
          </table:table-cell>
          <table:table-cell office:value-type="float" office:value="0" calcext:value-type="float">
            <text:p>0</text:p>
          </table:table-cell>
          <table:table-cell office:value-type="float" office:value="6.76898" calcext:value-type="float">
            <text:p>6.76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175.7462" calcext:value-type="float">
            <text:p>175.7462</text:p>
          </table:table-cell>
          <table:table-cell office:value-type="float" office:value="13174.87" calcext:value-type="float">
            <text:p>13174.87</text:p>
          </table:table-cell>
          <table:table-cell office:value-type="float" office:value="0" calcext:value-type="float">
            <text:p>0</text:p>
          </table:table-cell>
          <table:table-cell office:value-type="float" office:value="42.56074" calcext:value-type="float">
            <text:p>42.56074</text:p>
          </table:table-cell>
          <table:table-cell office:value-type="float" office:value="-660.5665" calcext:value-type="float">
            <text:p>-660.5665</text:p>
          </table:table-cell>
          <table:table-cell office:value-type="float" office:value="1925.098" calcext:value-type="float">
            <text:p>1925.098</text:p>
          </table:table-cell>
          <table:table-cell office:value-type="float" office:value="-73.94978" calcext:value-type="float">
            <text:p>-73.94978</text:p>
          </table:table-cell>
          <table:table-cell office:value-type="float" office:value="97.63908" calcext:value-type="float">
            <text:p>97.63908</text:p>
          </table:table-cell>
          <table:table-cell office:value-type="float" office:value="20.48519" calcext:value-type="float">
            <text:p>20.48519</text:p>
          </table:table-cell>
          <table:table-cell office:value-type="float" office:value="0.1333169" calcext:value-type="float">
            <text:p>0.1333169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1.3341" calcext:value-type="float">
            <text:p>111.3341</text:p>
          </table:table-cell>
          <table:table-cell office:value-type="float" office:value="0" calcext:value-type="float">
            <text:p>0</text:p>
          </table:table-cell>
          <table:table-cell office:value-type="float" office:value="314.8979" calcext:value-type="float">
            <text:p>314.8979</text:p>
          </table:table-cell>
          <table:table-cell office:value-type="float" office:value="1084.878" calcext:value-type="float">
            <text:p>1084.878</text:p>
          </table:table-cell>
          <table:table-cell office:value-type="float" office:value="1325.765" calcext:value-type="float">
            <text:p>1325.765</text:p>
          </table:table-cell>
          <table:table-cell office:value-type="float" office:value="1318.385" calcext:value-type="float">
            <text:p>1318.385</text:p>
          </table:table-cell>
          <table:table-cell office:value-type="float" office:value="794.9839" calcext:value-type="float">
            <text:p>794.9839</text:p>
          </table:table-cell>
          <table:table-cell office:value-type="float" office:value="1072.591" calcext:value-type="float">
            <text:p>1072.591</text:p>
          </table:table-cell>
          <table:table-cell office:value-type="float" office:value="419.5324" calcext:value-type="float">
            <text:p>419.5324</text:p>
          </table:table-cell>
          <table:table-cell office:value-type="float" office:value="1878.456" calcext:value-type="float">
            <text:p>1878.456</text:p>
          </table:table-cell>
          <table:table-cell office:value-type="float" office:value="2108.13" calcext:value-type="float">
            <text:p>2108.13</text:p>
          </table:table-cell>
          <table:table-cell office:value-type="float" office:value="1678.547" calcext:value-type="float">
            <text:p>1678.547</text:p>
          </table:table-cell>
          <table:table-cell office:value-type="float" office:value="585.0432" calcext:value-type="float">
            <text:p>585.0432</text:p>
          </table:table-cell>
          <table:table-cell office:value-type="float" office:value="570.3364" calcext:value-type="float">
            <text:p>570.3364</text:p>
          </table:table-cell>
          <table:table-cell office:value-type="float" office:value="142.87" calcext:value-type="float">
            <text:p>142.87</text:p>
          </table:table-cell>
          <table:table-cell office:value-type="float" office:value="35.71218" calcext:value-type="float">
            <text:p>35.71218</text:p>
          </table:table-cell>
          <table:table-cell office:value-type="float" office:value="0" calcext:value-type="float">
            <text:p>0</text:p>
          </table:table-cell>
          <table:table-cell office:value-type="float" office:value="-0.08916131" calcext:value-type="float">
            <text:p>-0.0891613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7.4309" calcext:value-type="float">
            <text:p>-497.4309</text:p>
          </table:table-cell>
          <table:table-cell office:value-type="float" office:value="698.5259" calcext:value-type="float">
            <text:p>698.5259</text:p>
          </table:table-cell>
          <table:table-cell office:value-type="float" office:value="-593.8445" calcext:value-type="float">
            <text:p>-593.8445</text:p>
          </table:table-cell>
          <table:table-cell office:value-type="float" office:value="0" calcext:value-type="float">
            <text:p>0</text:p>
          </table:table-cell>
          <table:table-cell office:value-type="float" office:value="6.709181" calcext:value-type="float">
            <text:p>6.70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175.5504" calcext:value-type="float">
            <text:p>175.5504</text:p>
          </table:table-cell>
          <table:table-cell office:value-type="float" office:value="13174.54" calcext:value-type="float">
            <text:p>13174.54</text:p>
          </table:table-cell>
          <table:table-cell office:value-type="float" office:value="0" calcext:value-type="float">
            <text:p>0</text:p>
          </table:table-cell>
          <table:table-cell office:value-type="float" office:value="42.68679" calcext:value-type="float">
            <text:p>42.68679</text:p>
          </table:table-cell>
          <table:table-cell office:value-type="float" office:value="-661.2979" calcext:value-type="float">
            <text:p>-661.2979</text:p>
          </table:table-cell>
          <table:table-cell office:value-type="float" office:value="1927.975" calcext:value-type="float">
            <text:p>1927.975</text:p>
          </table:table-cell>
          <table:table-cell office:value-type="float" office:value="-74.0425" calcext:value-type="float">
            <text:p>-74.0425</text:p>
          </table:table-cell>
          <table:table-cell office:value-type="float" office:value="97.54356" calcext:value-type="float">
            <text:p>97.54356</text:p>
          </table:table-cell>
          <table:table-cell office:value-type="float" office:value="20.4361" calcext:value-type="float">
            <text:p>20.4361</text:p>
          </table:table-cell>
          <table:table-cell office:value-type="float" office:value="0.1338907" calcext:value-type="float">
            <text:p>0.133890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803144" calcext:value-type="float">
            <text:p>0.6803144</text:p>
          </table:table-cell>
          <table:table-cell office:value-type="float" office:value="370" calcext:value-type="float">
            <text:p>370</text:p>
          </table:table-cell>
          <table:table-cell office:value-type="float" office:value="110.5053" calcext:value-type="float">
            <text:p>110.5053</text:p>
          </table:table-cell>
          <table:table-cell office:value-type="float" office:value="0" calcext:value-type="float">
            <text:p>0</text:p>
          </table:table-cell>
          <table:table-cell office:value-type="float" office:value="314.9268" calcext:value-type="float">
            <text:p>314.9268</text:p>
          </table:table-cell>
          <table:table-cell office:value-type="float" office:value="1084.786" calcext:value-type="float">
            <text:p>1084.786</text:p>
          </table:table-cell>
          <table:table-cell office:value-type="float" office:value="1325.667" calcext:value-type="float">
            <text:p>1325.667</text:p>
          </table:table-cell>
          <table:table-cell office:value-type="float" office:value="1318.333" calcext:value-type="float">
            <text:p>1318.333</text:p>
          </table:table-cell>
          <table:table-cell office:value-type="float" office:value="794.9396" calcext:value-type="float">
            <text:p>794.9396</text:p>
          </table:table-cell>
          <table:table-cell office:value-type="float" office:value="1072.551" calcext:value-type="float">
            <text:p>1072.551</text:p>
          </table:table-cell>
          <table:table-cell office:value-type="float" office:value="419.511" calcext:value-type="float">
            <text:p>419.511</text:p>
          </table:table-cell>
          <table:table-cell office:value-type="float" office:value="1878.4" calcext:value-type="float">
            <text:p>1878.4</text:p>
          </table:table-cell>
          <table:table-cell office:value-type="float" office:value="2108.074" calcext:value-type="float">
            <text:p>2108.074</text:p>
          </table:table-cell>
          <table:table-cell office:value-type="float" office:value="1678.514" calcext:value-type="float">
            <text:p>1678.514</text:p>
          </table:table-cell>
          <table:table-cell office:value-type="float" office:value="585.0344" calcext:value-type="float">
            <text:p>585.0344</text:p>
          </table:table-cell>
          <table:table-cell office:value-type="float" office:value="570.3286" calcext:value-type="float">
            <text:p>570.3286</text:p>
          </table:table-cell>
          <table:table-cell office:value-type="float" office:value="142.8699" calcext:value-type="float">
            <text:p>142.8699</text:p>
          </table:table-cell>
          <table:table-cell office:value-type="float" office:value="35.71215" calcext:value-type="float">
            <text:p>35.71215</text:p>
          </table:table-cell>
          <table:table-cell office:value-type="float" office:value="0" calcext:value-type="float">
            <text:p>0</text:p>
          </table:table-cell>
          <table:table-cell office:value-type="float" office:value="-0.08916419" calcext:value-type="float">
            <text:p>-0.0891641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7.6298" calcext:value-type="float">
            <text:p>-497.6298</text:p>
          </table:table-cell>
          <table:table-cell office:value-type="float" office:value="698.327" calcext:value-type="float">
            <text:p>698.327</text:p>
          </table:table-cell>
          <table:table-cell office:value-type="float" office:value="-594.4196" calcext:value-type="float">
            <text:p>-594.4196</text:p>
          </table:table-cell>
          <table:table-cell office:value-type="float" office:value="0" calcext:value-type="float">
            <text:p>0</text:p>
          </table:table-cell>
          <table:table-cell office:value-type="float" office:value="6.646779" calcext:value-type="float">
            <text:p>6.646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175.3515" calcext:value-type="float">
            <text:p>175.3515</text:p>
          </table:table-cell>
          <table:table-cell office:value-type="float" office:value="13174.19" calcext:value-type="float">
            <text:p>13174.19</text:p>
          </table:table-cell>
          <table:table-cell office:value-type="float" office:value="0" calcext:value-type="float">
            <text:p>0</text:p>
          </table:table-cell>
          <table:table-cell office:value-type="float" office:value="42.81114" calcext:value-type="float">
            <text:p>42.81114</text:p>
          </table:table-cell>
          <table:table-cell office:value-type="float" office:value="-662.0607" calcext:value-type="float">
            <text:p>-662.0607</text:p>
          </table:table-cell>
          <table:table-cell office:value-type="float" office:value="1929.931" calcext:value-type="float">
            <text:p>1929.931</text:p>
          </table:table-cell>
          <table:table-cell office:value-type="float" office:value="-74.13402" calcext:value-type="float">
            <text:p>-74.13402</text:p>
          </table:table-cell>
          <table:table-cell office:value-type="float" office:value="97.35593" calcext:value-type="float">
            <text:p>97.35593</text:p>
          </table:table-cell>
          <table:table-cell office:value-type="float" office:value="20.40466" calcext:value-type="float">
            <text:p>20.40466</text:p>
          </table:table-cell>
          <table:table-cell office:value-type="float" office:value="0.1344077" calcext:value-type="float">
            <text:p>0.134407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97231" calcext:value-type="float">
            <text:p>0.6797231</text:p>
          </table:table-cell>
          <table:table-cell office:value-type="float" office:value="370" calcext:value-type="float">
            <text:p>370</text:p>
          </table:table-cell>
          <table:table-cell office:value-type="float" office:value="109.655" calcext:value-type="float">
            <text:p>109.655</text:p>
          </table:table-cell>
          <table:table-cell office:value-type="float" office:value="0" calcext:value-type="float">
            <text:p>0</text:p>
          </table:table-cell>
          <table:table-cell office:value-type="float" office:value="314.9685" calcext:value-type="float">
            <text:p>314.9685</text:p>
          </table:table-cell>
          <table:table-cell office:value-type="float" office:value="1084.673" calcext:value-type="float">
            <text:p>1084.673</text:p>
          </table:table-cell>
          <table:table-cell office:value-type="float" office:value="1325.553" calcext:value-type="float">
            <text:p>1325.553</text:p>
          </table:table-cell>
          <table:table-cell office:value-type="float" office:value="1318.277" calcext:value-type="float">
            <text:p>1318.277</text:p>
          </table:table-cell>
          <table:table-cell office:value-type="float" office:value="794.8933" calcext:value-type="float">
            <text:p>794.8933</text:p>
          </table:table-cell>
          <table:table-cell office:value-type="float" office:value="1072.511" calcext:value-type="float">
            <text:p>1072.511</text:p>
          </table:table-cell>
          <table:table-cell office:value-type="float" office:value="419.4898" calcext:value-type="float">
            <text:p>419.4898</text:p>
          </table:table-cell>
          <table:table-cell office:value-type="float" office:value="1878.344" calcext:value-type="float">
            <text:p>1878.344</text:p>
          </table:table-cell>
          <table:table-cell office:value-type="float" office:value="2108.019" calcext:value-type="float">
            <text:p>2108.019</text:p>
          </table:table-cell>
          <table:table-cell office:value-type="float" office:value="1678.481" calcext:value-type="float">
            <text:p>1678.481</text:p>
          </table:table-cell>
          <table:table-cell office:value-type="float" office:value="585.0256" calcext:value-type="float">
            <text:p>585.0256</text:p>
          </table:table-cell>
          <table:table-cell office:value-type="float" office:value="570.3209" calcext:value-type="float">
            <text:p>570.3209</text:p>
          </table:table-cell>
          <table:table-cell office:value-type="float" office:value="142.8698" calcext:value-type="float">
            <text:p>142.8698</text:p>
          </table:table-cell>
          <table:table-cell office:value-type="float" office:value="35.7121" calcext:value-type="float">
            <text:p>35.7121</text:p>
          </table:table-cell>
          <table:table-cell office:value-type="float" office:value="0" calcext:value-type="float">
            <text:p>0</text:p>
          </table:table-cell>
          <table:table-cell office:value-type="float" office:value="-0.08916984" calcext:value-type="float">
            <text:p>-0.08916984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7.8105" calcext:value-type="float">
            <text:p>-497.8105</text:p>
          </table:table-cell>
          <table:table-cell office:value-type="float" office:value="698.1463" calcext:value-type="float">
            <text:p>698.1463</text:p>
          </table:table-cell>
          <table:table-cell office:value-type="float" office:value="-594.9993" calcext:value-type="float">
            <text:p>-594.9993</text:p>
          </table:table-cell>
          <table:table-cell office:value-type="float" office:value="0" calcext:value-type="float">
            <text:p>0</text:p>
          </table:table-cell>
          <table:table-cell office:value-type="float" office:value="6.564463" calcext:value-type="float">
            <text:p>6.564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175.1063" calcext:value-type="float">
            <text:p>175.1063</text:p>
          </table:table-cell>
          <table:table-cell office:value-type="float" office:value="13173.82" calcext:value-type="float">
            <text:p>13173.82</text:p>
          </table:table-cell>
          <table:table-cell office:value-type="float" office:value="0" calcext:value-type="float">
            <text:p>0</text:p>
          </table:table-cell>
          <table:table-cell office:value-type="float" office:value="42.93666" calcext:value-type="float">
            <text:p>42.93666</text:p>
          </table:table-cell>
          <table:table-cell office:value-type="float" office:value="-662.8605" calcext:value-type="float">
            <text:p>-662.8605</text:p>
          </table:table-cell>
          <table:table-cell office:value-type="float" office:value="1931.866" calcext:value-type="float">
            <text:p>1931.866</text:p>
          </table:table-cell>
          <table:table-cell office:value-type="float" office:value="-74.22408" calcext:value-type="float">
            <text:p>-74.22408</text:p>
          </table:table-cell>
          <table:table-cell office:value-type="float" office:value="97.15491" calcext:value-type="float">
            <text:p>97.15491</text:p>
          </table:table-cell>
          <table:table-cell office:value-type="float" office:value="20.37708" calcext:value-type="float">
            <text:p>20.37708</text:p>
          </table:table-cell>
          <table:table-cell office:value-type="float" office:value="0.134928" calcext:value-type="float">
            <text:p>0.134928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03" calcext:value-type="float">
            <text:p>0.06046803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85575" calcext:value-type="float">
            <text:p>0.6785575</text:p>
          </table:table-cell>
          <table:table-cell office:value-type="float" office:value="370" calcext:value-type="float">
            <text:p>370</text:p>
          </table:table-cell>
          <table:table-cell office:value-type="float" office:value="108.7771" calcext:value-type="float">
            <text:p>108.7771</text:p>
          </table:table-cell>
          <table:table-cell office:value-type="float" office:value="0" calcext:value-type="float">
            <text:p>0</text:p>
          </table:table-cell>
          <table:table-cell office:value-type="float" office:value="315.0133" calcext:value-type="float">
            <text:p>315.0133</text:p>
          </table:table-cell>
          <table:table-cell office:value-type="float" office:value="1084.529" calcext:value-type="float">
            <text:p>1084.529</text:p>
          </table:table-cell>
          <table:table-cell office:value-type="float" office:value="1325.415" calcext:value-type="float">
            <text:p>1325.415</text:p>
          </table:table-cell>
          <table:table-cell office:value-type="float" office:value="1318.205" calcext:value-type="float">
            <text:p>1318.205</text:p>
          </table:table-cell>
          <table:table-cell office:value-type="float" office:value="794.837" calcext:value-type="float">
            <text:p>794.837</text:p>
          </table:table-cell>
          <table:table-cell office:value-type="float" office:value="1072.463" calcext:value-type="float">
            <text:p>1072.463</text:p>
          </table:table-cell>
          <table:table-cell office:value-type="float" office:value="419.4678" calcext:value-type="float">
            <text:p>419.4678</text:p>
          </table:table-cell>
          <table:table-cell office:value-type="float" office:value="1878.288" calcext:value-type="float">
            <text:p>1878.288</text:p>
          </table:table-cell>
          <table:table-cell office:value-type="float" office:value="2107.966" calcext:value-type="float">
            <text:p>2107.966</text:p>
          </table:table-cell>
          <table:table-cell office:value-type="float" office:value="1678.449" calcext:value-type="float">
            <text:p>1678.449</text:p>
          </table:table-cell>
          <table:table-cell office:value-type="float" office:value="585.0168" calcext:value-type="float">
            <text:p>585.0168</text:p>
          </table:table-cell>
          <table:table-cell office:value-type="float" office:value="570.3133" calcext:value-type="float">
            <text:p>570.3133</text:p>
          </table:table-cell>
          <table:table-cell office:value-type="float" office:value="142.8696" calcext:value-type="float">
            <text:p>142.8696</text:p>
          </table:table-cell>
          <table:table-cell office:value-type="float" office:value="35.71209" calcext:value-type="float">
            <text:p>35.71209</text:p>
          </table:table-cell>
          <table:table-cell office:value-type="float" office:value="0" calcext:value-type="float">
            <text:p>0</text:p>
          </table:table-cell>
          <table:table-cell office:value-type="float" office:value="-0.08917139" calcext:value-type="float">
            <text:p>-0.08917139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7.972" calcext:value-type="float">
            <text:p>-497.972</text:p>
          </table:table-cell>
          <table:table-cell office:value-type="float" office:value="697.9847" calcext:value-type="float">
            <text:p>697.9847</text:p>
          </table:table-cell>
          <table:table-cell office:value-type="float" office:value="-595.6553" calcext:value-type="float">
            <text:p>-595.6553</text:p>
          </table:table-cell>
          <table:table-cell office:value-type="float" office:value="0" calcext:value-type="float">
            <text:p>0</text:p>
          </table:table-cell>
          <table:table-cell office:value-type="float" office:value="6.517817" calcext:value-type="float">
            <text:p>6.51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174.7142" calcext:value-type="float">
            <text:p>174.7142</text:p>
          </table:table-cell>
          <table:table-cell office:value-type="float" office:value="13173.47" calcext:value-type="float">
            <text:p>13173.47</text:p>
          </table:table-cell>
          <table:table-cell office:value-type="float" office:value="0" calcext:value-type="float">
            <text:p>0</text:p>
          </table:table-cell>
          <table:table-cell office:value-type="float" office:value="43.06091" calcext:value-type="float">
            <text:p>43.06091</text:p>
          </table:table-cell>
          <table:table-cell office:value-type="float" office:value="-663.6985" calcext:value-type="float">
            <text:p>-663.6985</text:p>
          </table:table-cell>
          <table:table-cell office:value-type="float" office:value="1929.95" calcext:value-type="float">
            <text:p>1929.95</text:p>
          </table:table-cell>
          <table:table-cell office:value-type="float" office:value="-74.313" calcext:value-type="float">
            <text:p>-74.313</text:p>
          </table:table-cell>
          <table:table-cell office:value-type="float" office:value="97.15557" calcext:value-type="float">
            <text:p>97.15557</text:p>
          </table:table-cell>
          <table:table-cell office:value-type="float" office:value="20.2027" calcext:value-type="float">
            <text:p>20.2027</text:p>
          </table:table-cell>
          <table:table-cell office:value-type="float" office:value="0.1353607" calcext:value-type="float">
            <text:p>0.135360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7.8686" calcext:value-type="float">
            <text:p>107.8686</text:p>
          </table:table-cell>
          <table:table-cell office:value-type="float" office:value="0" calcext:value-type="float">
            <text:p>0</text:p>
          </table:table-cell>
          <table:table-cell office:value-type="float" office:value="315.0628" calcext:value-type="float">
            <text:p>315.0628</text:p>
          </table:table-cell>
          <table:table-cell office:value-type="float" office:value="1084.401" calcext:value-type="float">
            <text:p>1084.401</text:p>
          </table:table-cell>
          <table:table-cell office:value-type="float" office:value="1325.283" calcext:value-type="float">
            <text:p>1325.283</text:p>
          </table:table-cell>
          <table:table-cell office:value-type="float" office:value="1318.135" calcext:value-type="float">
            <text:p>1318.135</text:p>
          </table:table-cell>
          <table:table-cell office:value-type="float" office:value="794.7811" calcext:value-type="float">
            <text:p>794.7811</text:p>
          </table:table-cell>
          <table:table-cell office:value-type="float" office:value="1072.413" calcext:value-type="float">
            <text:p>1072.413</text:p>
          </table:table-cell>
          <table:table-cell office:value-type="float" office:value="419.4448" calcext:value-type="float">
            <text:p>419.4448</text:p>
          </table:table-cell>
          <table:table-cell office:value-type="float" office:value="1878.232" calcext:value-type="float">
            <text:p>1878.232</text:p>
          </table:table-cell>
          <table:table-cell office:value-type="float" office:value="2107.913" calcext:value-type="float">
            <text:p>2107.913</text:p>
          </table:table-cell>
          <table:table-cell office:value-type="float" office:value="1678.417" calcext:value-type="float">
            <text:p>1678.417</text:p>
          </table:table-cell>
          <table:table-cell office:value-type="float" office:value="585.0082" calcext:value-type="float">
            <text:p>585.0082</text:p>
          </table:table-cell>
          <table:table-cell office:value-type="float" office:value="570.3056" calcext:value-type="float">
            <text:p>570.3056</text:p>
          </table:table-cell>
          <table:table-cell office:value-type="float" office:value="142.8695" calcext:value-type="float">
            <text:p>142.8695</text:p>
          </table:table-cell>
          <table:table-cell office:value-type="float" office:value="35.71208" calcext:value-type="float">
            <text:p>35.71208</text:p>
          </table:table-cell>
          <table:table-cell office:value-type="float" office:value="0" calcext:value-type="float">
            <text:p>0</text:p>
          </table:table-cell>
          <table:table-cell office:value-type="float" office:value="-0.08917284" calcext:value-type="float">
            <text:p>-0.08917284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1194" calcext:value-type="float">
            <text:p>-498.1194</text:p>
          </table:table-cell>
          <table:table-cell office:value-type="float" office:value="697.8374" calcext:value-type="float">
            <text:p>697.8374</text:p>
          </table:table-cell>
          <table:table-cell office:value-type="float" office:value="-596.4396" calcext:value-type="float">
            <text:p>-596.4396</text:p>
          </table:table-cell>
          <table:table-cell office:value-type="float" office:value="0" calcext:value-type="float">
            <text:p>0</text:p>
          </table:table-cell>
          <table:table-cell office:value-type="float" office:value="6.55109" calcext:value-type="float">
            <text:p>6.55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174.1784" calcext:value-type="float">
            <text:p>174.1784</text:p>
          </table:table-cell>
          <table:table-cell office:value-type="float" office:value="13173.14" calcext:value-type="float">
            <text:p>13173.14</text:p>
          </table:table-cell>
          <table:table-cell office:value-type="float" office:value="0" calcext:value-type="float">
            <text:p>0</text:p>
          </table:table-cell>
          <table:table-cell office:value-type="float" office:value="43.18071" calcext:value-type="float">
            <text:p>43.18071</text:p>
          </table:table-cell>
          <table:table-cell office:value-type="float" office:value="-664.7248" calcext:value-type="float">
            <text:p>-664.7248</text:p>
          </table:table-cell>
          <table:table-cell office:value-type="float" office:value="1932.792" calcext:value-type="float">
            <text:p>1932.792</text:p>
          </table:table-cell>
          <table:table-cell office:value-type="float" office:value="-74.40189" calcext:value-type="float">
            <text:p>-74.40189</text:p>
          </table:table-cell>
          <table:table-cell office:value-type="float" office:value="97.2502" calcext:value-type="float">
            <text:p>97.2502</text:p>
          </table:table-cell>
          <table:table-cell office:value-type="float" office:value="19.92842" calcext:value-type="float">
            <text:p>19.92842</text:p>
          </table:table-cell>
          <table:table-cell office:value-type="float" office:value="0.1357853" calcext:value-type="float">
            <text:p>0.135785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6.778" calcext:value-type="float">
            <text:p>106.778</text:p>
          </table:table-cell>
          <table:table-cell office:value-type="float" office:value="0" calcext:value-type="float">
            <text:p>0</text:p>
          </table:table-cell>
          <table:table-cell office:value-type="float" office:value="315.1103" calcext:value-type="float">
            <text:p>315.1103</text:p>
          </table:table-cell>
          <table:table-cell office:value-type="float" office:value="1084.264" calcext:value-type="float">
            <text:p>1084.264</text:p>
          </table:table-cell>
          <table:table-cell office:value-type="float" office:value="1325.149" calcext:value-type="float">
            <text:p>1325.149</text:p>
          </table:table-cell>
          <table:table-cell office:value-type="float" office:value="1318.062" calcext:value-type="float">
            <text:p>1318.062</text:p>
          </table:table-cell>
          <table:table-cell office:value-type="float" office:value="794.7236" calcext:value-type="float">
            <text:p>794.7236</text:p>
          </table:table-cell>
          <table:table-cell office:value-type="float" office:value="1072.364" calcext:value-type="float">
            <text:p>1072.364</text:p>
          </table:table-cell>
          <table:table-cell office:value-type="float" office:value="419.4219" calcext:value-type="float">
            <text:p>419.4219</text:p>
          </table:table-cell>
          <table:table-cell office:value-type="float" office:value="1878.175" calcext:value-type="float">
            <text:p>1878.175</text:p>
          </table:table-cell>
          <table:table-cell office:value-type="float" office:value="2107.858" calcext:value-type="float">
            <text:p>2107.858</text:p>
          </table:table-cell>
          <table:table-cell office:value-type="float" office:value="1678.384" calcext:value-type="float">
            <text:p>1678.384</text:p>
          </table:table-cell>
          <table:table-cell office:value-type="float" office:value="584.9996" calcext:value-type="float">
            <text:p>584.9996</text:p>
          </table:table-cell>
          <table:table-cell office:value-type="float" office:value="570.298" calcext:value-type="float">
            <text:p>570.298</text:p>
          </table:table-cell>
          <table:table-cell office:value-type="float" office:value="142.8694" calcext:value-type="float">
            <text:p>142.8694</text:p>
          </table:table-cell>
          <table:table-cell office:value-type="float" office:value="35.71205" calcext:value-type="float">
            <text:p>35.71205</text:p>
          </table:table-cell>
          <table:table-cell office:value-type="float" office:value="0" calcext:value-type="float">
            <text:p>0</text:p>
          </table:table-cell>
          <table:table-cell office:value-type="float" office:value="-0.08917431" calcext:value-type="float">
            <text:p>-0.0891743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2528" calcext:value-type="float">
            <text:p>-498.2528</text:p>
          </table:table-cell>
          <table:table-cell office:value-type="float" office:value="697.704" calcext:value-type="float">
            <text:p>697.704</text:p>
          </table:table-cell>
          <table:table-cell office:value-type="float" office:value="-597.3388" calcext:value-type="float">
            <text:p>-597.3388</text:p>
          </table:table-cell>
          <table:table-cell office:value-type="float" office:value="0" calcext:value-type="float">
            <text:p>0</text:p>
          </table:table-cell>
          <table:table-cell office:value-type="float" office:value="6.50843" calcext:value-type="float">
            <text:p>6.5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173.7927" calcext:value-type="float">
            <text:p>173.7927</text:p>
          </table:table-cell>
          <table:table-cell office:value-type="float" office:value="13172.81" calcext:value-type="float">
            <text:p>13172.81</text:p>
          </table:table-cell>
          <table:table-cell office:value-type="float" office:value="0" calcext:value-type="float">
            <text:p>0</text:p>
          </table:table-cell>
          <table:table-cell office:value-type="float" office:value="43.30064" calcext:value-type="float">
            <text:p>43.30064</text:p>
          </table:table-cell>
          <table:table-cell office:value-type="float" office:value="-665.6153" calcext:value-type="float">
            <text:p>-665.6153</text:p>
          </table:table-cell>
          <table:table-cell office:value-type="float" office:value="1936.252" calcext:value-type="float">
            <text:p>1936.252</text:p>
          </table:table-cell>
          <table:table-cell office:value-type="float" office:value="-74.48943" calcext:value-type="float">
            <text:p>-74.48943</text:p>
          </table:table-cell>
          <table:table-cell office:value-type="float" office:value="97.26787" calcext:value-type="float">
            <text:p>97.26787</text:p>
          </table:table-cell>
          <table:table-cell office:value-type="float" office:value="19.75015" calcext:value-type="float">
            <text:p>19.75015</text:p>
          </table:table-cell>
          <table:table-cell office:value-type="float" office:value="0.1362404" calcext:value-type="float">
            <text:p>0.1362404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5.8299" calcext:value-type="float">
            <text:p>105.8299</text:p>
          </table:table-cell>
          <table:table-cell office:value-type="float" office:value="0" calcext:value-type="float">
            <text:p>0</text:p>
          </table:table-cell>
          <table:table-cell office:value-type="float" office:value="315.1516" calcext:value-type="float">
            <text:p>315.1516</text:p>
          </table:table-cell>
          <table:table-cell office:value-type="float" office:value="1084.158" calcext:value-type="float">
            <text:p>1084.158</text:p>
          </table:table-cell>
          <table:table-cell office:value-type="float" office:value="1325.031" calcext:value-type="float">
            <text:p>1325.031</text:p>
          </table:table-cell>
          <table:table-cell office:value-type="float" office:value="1317.997" calcext:value-type="float">
            <text:p>1317.997</text:p>
          </table:table-cell>
          <table:table-cell office:value-type="float" office:value="794.6676" calcext:value-type="float">
            <text:p>794.6676</text:p>
          </table:table-cell>
          <table:table-cell office:value-type="float" office:value="1072.315" calcext:value-type="float">
            <text:p>1072.315</text:p>
          </table:table-cell>
          <table:table-cell office:value-type="float" office:value="419.399" calcext:value-type="float">
            <text:p>419.399</text:p>
          </table:table-cell>
          <table:table-cell office:value-type="float" office:value="1878.118" calcext:value-type="float">
            <text:p>1878.118</text:p>
          </table:table-cell>
          <table:table-cell office:value-type="float" office:value="2107.805" calcext:value-type="float">
            <text:p>2107.805</text:p>
          </table:table-cell>
          <table:table-cell office:value-type="float" office:value="1678.352" calcext:value-type="float">
            <text:p>1678.352</text:p>
          </table:table-cell>
          <table:table-cell office:value-type="float" office:value="584.991" calcext:value-type="float">
            <text:p>584.991</text:p>
          </table:table-cell>
          <table:table-cell office:value-type="float" office:value="570.2903" calcext:value-type="float">
            <text:p>570.2903</text:p>
          </table:table-cell>
          <table:table-cell office:value-type="float" office:value="142.8692" calcext:value-type="float">
            <text:p>142.8692</text:p>
          </table:table-cell>
          <table:table-cell office:value-type="float" office:value="35.71202" calcext:value-type="float">
            <text:p>35.71202</text:p>
          </table:table-cell>
          <table:table-cell office:value-type="float" office:value="0" calcext:value-type="float">
            <text:p>0</text:p>
          </table:table-cell>
          <table:table-cell office:value-type="float" office:value="-0.08917511" calcext:value-type="float">
            <text:p>-0.0891751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375" calcext:value-type="float">
            <text:p>-498.375</text:p>
          </table:table-cell>
          <table:table-cell office:value-type="float" office:value="697.5818" calcext:value-type="float">
            <text:p>697.5818</text:p>
          </table:table-cell>
          <table:table-cell office:value-type="float" office:value="-598.0909" calcext:value-type="float">
            <text:p>-598.0909</text:p>
          </table:table-cell>
          <table:table-cell office:value-type="float" office:value="0" calcext:value-type="float">
            <text:p>0</text:p>
          </table:table-cell>
          <table:table-cell office:value-type="float" office:value="6.451405" calcext:value-type="float">
            <text:p>6.45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173.534" calcext:value-type="float">
            <text:p>173.534</text:p>
          </table:table-cell>
          <table:table-cell office:value-type="float" office:value="13172.53" calcext:value-type="float">
            <text:p>13172.53</text:p>
          </table:table-cell>
          <table:table-cell office:value-type="float" office:value="0" calcext:value-type="float">
            <text:p>0</text:p>
          </table:table-cell>
          <table:table-cell office:value-type="float" office:value="43.41718" calcext:value-type="float">
            <text:p>43.41718</text:p>
          </table:table-cell>
          <table:table-cell office:value-type="float" office:value="-666.3512" calcext:value-type="float">
            <text:p>-666.3512</text:p>
          </table:table-cell>
          <table:table-cell office:value-type="float" office:value="1938.636" calcext:value-type="float">
            <text:p>1938.636</text:p>
          </table:table-cell>
          <table:table-cell office:value-type="float" office:value="-74.57677" calcext:value-type="float">
            <text:p>-74.57677</text:p>
          </table:table-cell>
          <table:table-cell office:value-type="float" office:value="97.24418" calcext:value-type="float">
            <text:p>97.24418</text:p>
          </table:table-cell>
          <table:table-cell office:value-type="float" office:value="19.62217" calcext:value-type="float">
            <text:p>19.62217</text:p>
          </table:table-cell>
          <table:table-cell office:value-type="float" office:value="0.1367137" calcext:value-type="float">
            <text:p>0.136713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5.042" calcext:value-type="float">
            <text:p>105.042</text:p>
          </table:table-cell>
          <table:table-cell office:value-type="float" office:value="0" calcext:value-type="float">
            <text:p>0</text:p>
          </table:table-cell>
          <table:table-cell office:value-type="float" office:value="315.1886" calcext:value-type="float">
            <text:p>315.1886</text:p>
          </table:table-cell>
          <table:table-cell office:value-type="float" office:value="1084.088" calcext:value-type="float">
            <text:p>1084.088</text:p>
          </table:table-cell>
          <table:table-cell office:value-type="float" office:value="1324.951" calcext:value-type="float">
            <text:p>1324.951</text:p>
          </table:table-cell>
          <table:table-cell office:value-type="float" office:value="1317.953" calcext:value-type="float">
            <text:p>1317.953</text:p>
          </table:table-cell>
          <table:table-cell office:value-type="float" office:value="794.6272" calcext:value-type="float">
            <text:p>794.6272</text:p>
          </table:table-cell>
          <table:table-cell office:value-type="float" office:value="1072.276" calcext:value-type="float">
            <text:p>1072.276</text:p>
          </table:table-cell>
          <table:table-cell office:value-type="float" office:value="419.3778" calcext:value-type="float">
            <text:p>419.3778</text:p>
          </table:table-cell>
          <table:table-cell office:value-type="float" office:value="1878.062" calcext:value-type="float">
            <text:p>1878.062</text:p>
          </table:table-cell>
          <table:table-cell office:value-type="float" office:value="2107.755" calcext:value-type="float">
            <text:p>2107.755</text:p>
          </table:table-cell>
          <table:table-cell office:value-type="float" office:value="1678.32" calcext:value-type="float">
            <text:p>1678.32</text:p>
          </table:table-cell>
          <table:table-cell office:value-type="float" office:value="584.9825" calcext:value-type="float">
            <text:p>584.9825</text:p>
          </table:table-cell>
          <table:table-cell office:value-type="float" office:value="570.2828" calcext:value-type="float">
            <text:p>570.2828</text:p>
          </table:table-cell>
          <table:table-cell office:value-type="float" office:value="142.8691" calcext:value-type="float">
            <text:p>142.8691</text:p>
          </table:table-cell>
          <table:table-cell office:value-type="float" office:value="35.71198" calcext:value-type="float">
            <text:p>35.71198</text:p>
          </table:table-cell>
          <table:table-cell office:value-type="float" office:value="0" calcext:value-type="float">
            <text:p>0</text:p>
          </table:table-cell>
          <table:table-cell office:value-type="float" office:value="-0.08917542" calcext:value-type="float">
            <text:p>-0.08917542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4856" calcext:value-type="float">
            <text:p>-498.4856</text:p>
          </table:table-cell>
          <table:table-cell office:value-type="float" office:value="697.4712" calcext:value-type="float">
            <text:p>697.4712</text:p>
          </table:table-cell>
          <table:table-cell office:value-type="float" office:value="-598.6768" calcext:value-type="float">
            <text:p>-598.6768</text:p>
          </table:table-cell>
          <table:table-cell office:value-type="float" office:value="0" calcext:value-type="float">
            <text:p>0</text:p>
          </table:table-cell>
          <table:table-cell office:value-type="float" office:value="6.389094" calcext:value-type="float">
            <text:p>6.38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173.3365" calcext:value-type="float">
            <text:p>173.3365</text:p>
          </table:table-cell>
          <table:table-cell office:value-type="float" office:value="13172.28" calcext:value-type="float">
            <text:p>13172.28</text:p>
          </table:table-cell>
          <table:table-cell office:value-type="float" office:value="0" calcext:value-type="float">
            <text:p>0</text:p>
          </table:table-cell>
          <table:table-cell office:value-type="float" office:value="43.5319" calcext:value-type="float">
            <text:p>43.5319</text:p>
          </table:table-cell>
          <table:table-cell office:value-type="float" office:value="-667.0067" calcext:value-type="float">
            <text:p>-667.0067</text:p>
          </table:table-cell>
          <table:table-cell office:value-type="float" office:value="1941.11" calcext:value-type="float">
            <text:p>1941.11</text:p>
          </table:table-cell>
          <table:table-cell office:value-type="float" office:value="-74.66332" calcext:value-type="float">
            <text:p>-74.66332</text:p>
          </table:table-cell>
          <table:table-cell office:value-type="float" office:value="97.20991" calcext:value-type="float">
            <text:p>97.20991</text:p>
          </table:table-cell>
          <table:table-cell office:value-type="float" office:value="19.51618" calcext:value-type="float">
            <text:p>19.51618</text:p>
          </table:table-cell>
          <table:table-cell office:value-type="float" office:value="0.137206" calcext:value-type="float">
            <text:p>0.137206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4.3401" calcext:value-type="float">
            <text:p>104.3401</text:p>
          </table:table-cell>
          <table:table-cell office:value-type="float" office:value="0" calcext:value-type="float">
            <text:p>0</text:p>
          </table:table-cell>
          <table:table-cell office:value-type="float" office:value="315.2218" calcext:value-type="float">
            <text:p>315.2218</text:p>
          </table:table-cell>
          <table:table-cell office:value-type="float" office:value="1084.034" calcext:value-type="float">
            <text:p>1084.034</text:p>
          </table:table-cell>
          <table:table-cell office:value-type="float" office:value="1324.892" calcext:value-type="float">
            <text:p>1324.892</text:p>
          </table:table-cell>
          <table:table-cell office:value-type="float" office:value="1317.918" calcext:value-type="float">
            <text:p>1317.918</text:p>
          </table:table-cell>
          <table:table-cell office:value-type="float" office:value="794.5923" calcext:value-type="float">
            <text:p>794.5923</text:p>
          </table:table-cell>
          <table:table-cell office:value-type="float" office:value="1072.241" calcext:value-type="float">
            <text:p>1072.241</text:p>
          </table:table-cell>
          <table:table-cell office:value-type="float" office:value="419.3606" calcext:value-type="float">
            <text:p>419.3606</text:p>
          </table:table-cell>
          <table:table-cell office:value-type="float" office:value="1878.008" calcext:value-type="float">
            <text:p>1878.008</text:p>
          </table:table-cell>
          <table:table-cell office:value-type="float" office:value="2107.712" calcext:value-type="float">
            <text:p>2107.712</text:p>
          </table:table-cell>
          <table:table-cell office:value-type="float" office:value="1678.288" calcext:value-type="float">
            <text:p>1678.288</text:p>
          </table:table-cell>
          <table:table-cell office:value-type="float" office:value="584.974" calcext:value-type="float">
            <text:p>584.974</text:p>
          </table:table-cell>
          <table:table-cell office:value-type="float" office:value="570.2752" calcext:value-type="float">
            <text:p>570.2752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35.71194" calcext:value-type="float">
            <text:p>35.71194</text:p>
          </table:table-cell>
          <table:table-cell office:value-type="float" office:value="0" calcext:value-type="float">
            <text:p>0</text:p>
          </table:table-cell>
          <table:table-cell office:value-type="float" office:value="-0.08917542" calcext:value-type="float">
            <text:p>-0.08917542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5897" calcext:value-type="float">
            <text:p>-498.5897</text:p>
          </table:table-cell>
          <table:table-cell office:value-type="float" office:value="697.3671" calcext:value-type="float">
            <text:p>697.3671</text:p>
          </table:table-cell>
          <table:table-cell office:value-type="float" office:value="-599.1863" calcext:value-type="float">
            <text:p>-599.1863</text:p>
          </table:table-cell>
          <table:table-cell office:value-type="float" office:value="0" calcext:value-type="float">
            <text:p>0</text:p>
          </table:table-cell>
          <table:table-cell office:value-type="float" office:value="6.324736" calcext:value-type="float">
            <text:p>6.32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173.1603" calcext:value-type="float">
            <text:p>173.1603</text:p>
          </table:table-cell>
          <table:table-cell office:value-type="float" office:value="13172.05" calcext:value-type="float">
            <text:p>13172.05</text:p>
          </table:table-cell>
          <table:table-cell office:value-type="float" office:value="0" calcext:value-type="float">
            <text:p>0</text:p>
          </table:table-cell>
          <table:table-cell office:value-type="float" office:value="43.6454" calcext:value-type="float">
            <text:p>43.6454</text:p>
          </table:table-cell>
          <table:table-cell office:value-type="float" office:value="-667.6093" calcext:value-type="float">
            <text:p>-667.6093</text:p>
          </table:table-cell>
          <table:table-cell office:value-type="float" office:value="1942.237" calcext:value-type="float">
            <text:p>1942.237</text:p>
          </table:table-cell>
          <table:table-cell office:value-type="float" office:value="-74.74883" calcext:value-type="float">
            <text:p>-74.74883</text:p>
          </table:table-cell>
          <table:table-cell office:value-type="float" office:value="97.17991" calcext:value-type="float">
            <text:p>97.17991</text:p>
          </table:table-cell>
          <table:table-cell office:value-type="float" office:value="19.40142" calcext:value-type="float">
            <text:p>19.40142</text:p>
          </table:table-cell>
          <table:table-cell office:value-type="float" office:value="0.1377099" calcext:value-type="float">
            <text:p>0.1377099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3.6957" calcext:value-type="float">
            <text:p>103.6957</text:p>
          </table:table-cell>
          <table:table-cell office:value-type="float" office:value="0" calcext:value-type="float">
            <text:p>0</text:p>
          </table:table-cell>
          <table:table-cell office:value-type="float" office:value="315.2557" calcext:value-type="float">
            <text:p>315.2557</text:p>
          </table:table-cell>
          <table:table-cell office:value-type="float" office:value="1083.994" calcext:value-type="float">
            <text:p>1083.994</text:p>
          </table:table-cell>
          <table:table-cell office:value-type="float" office:value="1324.846" calcext:value-type="float">
            <text:p>1324.846</text:p>
          </table:table-cell>
          <table:table-cell office:value-type="float" office:value="1317.895" calcext:value-type="float">
            <text:p>1317.895</text:p>
          </table:table-cell>
          <table:table-cell office:value-type="float" office:value="794.5641" calcext:value-type="float">
            <text:p>794.5641</text:p>
          </table:table-cell>
          <table:table-cell office:value-type="float" office:value="1072.212" calcext:value-type="float">
            <text:p>1072.212</text:p>
          </table:table-cell>
          <table:table-cell office:value-type="float" office:value="419.3457" calcext:value-type="float">
            <text:p>419.3457</text:p>
          </table:table-cell>
          <table:table-cell office:value-type="float" office:value="1877.957" calcext:value-type="float">
            <text:p>1877.957</text:p>
          </table:table-cell>
          <table:table-cell office:value-type="float" office:value="2107.67" calcext:value-type="float">
            <text:p>2107.67</text:p>
          </table:table-cell>
          <table:table-cell office:value-type="float" office:value="1678.256" calcext:value-type="float">
            <text:p>1678.256</text:p>
          </table:table-cell>
          <table:table-cell office:value-type="float" office:value="584.9655" calcext:value-type="float">
            <text:p>584.9655</text:p>
          </table:table-cell>
          <table:table-cell office:value-type="float" office:value="570.2676" calcext:value-type="float">
            <text:p>570.2676</text:p>
          </table:table-cell>
          <table:table-cell office:value-type="float" office:value="142.8689" calcext:value-type="float">
            <text:p>142.8689</text:p>
          </table:table-cell>
          <table:table-cell office:value-type="float" office:value="35.71191" calcext:value-type="float">
            <text:p>35.71191</text:p>
          </table:table-cell>
          <table:table-cell office:value-type="float" office:value="0" calcext:value-type="float">
            <text:p>0</text:p>
          </table:table-cell>
          <table:table-cell office:value-type="float" office:value="-0.08917542" calcext:value-type="float">
            <text:p>-0.08917542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6878" calcext:value-type="float">
            <text:p>-498.6878</text:p>
          </table:table-cell>
          <table:table-cell office:value-type="float" office:value="697.269" calcext:value-type="float">
            <text:p>697.269</text:p>
          </table:table-cell>
          <table:table-cell office:value-type="float" office:value="-599.6467" calcext:value-type="float">
            <text:p>-599.6467</text:p>
          </table:table-cell>
          <table:table-cell office:value-type="float" office:value="0" calcext:value-type="float">
            <text:p>0</text:p>
          </table:table-cell>
          <table:table-cell office:value-type="float" office:value="6.263649" calcext:value-type="float">
            <text:p>6.26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172.7472" calcext:value-type="float">
            <text:p>172.7472</text:p>
          </table:table-cell>
          <table:table-cell office:value-type="float" office:value="13171.8" calcext:value-type="float">
            <text:p>13171.8</text:p>
          </table:table-cell>
          <table:table-cell office:value-type="float" office:value="0" calcext:value-type="float">
            <text:p>0</text:p>
          </table:table-cell>
          <table:table-cell office:value-type="float" office:value="43.75761" calcext:value-type="float">
            <text:p>43.75761</text:p>
          </table:table-cell>
          <table:table-cell office:value-type="float" office:value="-668.4396" calcext:value-type="float">
            <text:p>-668.4396</text:p>
          </table:table-cell>
          <table:table-cell office:value-type="float" office:value="1944.261" calcext:value-type="float">
            <text:p>1944.261</text:p>
          </table:table-cell>
          <table:table-cell office:value-type="float" office:value="-74.83337" calcext:value-type="float">
            <text:p>-74.83337</text:p>
          </table:table-cell>
          <table:table-cell office:value-type="float" office:value="97.21585" calcext:value-type="float">
            <text:p>97.21585</text:p>
          </table:table-cell>
          <table:table-cell office:value-type="float" office:value="19.15525" calcext:value-type="float">
            <text:p>19.15525</text:p>
          </table:table-cell>
          <table:table-cell office:value-type="float" office:value="0.1382302" calcext:value-type="float">
            <text:p>0.138230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2.8279" calcext:value-type="float">
            <text:p>102.8279</text:p>
          </table:table-cell>
          <table:table-cell office:value-type="float" office:value="0" calcext:value-type="float">
            <text:p>0</text:p>
          </table:table-cell>
          <table:table-cell office:value-type="float" office:value="315.2995" calcext:value-type="float">
            <text:p>315.2995</text:p>
          </table:table-cell>
          <table:table-cell office:value-type="float" office:value="1083.895" calcext:value-type="float">
            <text:p>1083.895</text:p>
          </table:table-cell>
          <table:table-cell office:value-type="float" office:value="1324.755" calcext:value-type="float">
            <text:p>1324.755</text:p>
          </table:table-cell>
          <table:table-cell office:value-type="float" office:value="1317.849" calcext:value-type="float">
            <text:p>1317.849</text:p>
          </table:table-cell>
          <table:table-cell office:value-type="float" office:value="794.5262" calcext:value-type="float">
            <text:p>794.5262</text:p>
          </table:table-cell>
          <table:table-cell office:value-type="float" office:value="1072.179" calcext:value-type="float">
            <text:p>1072.179</text:p>
          </table:table-cell>
          <table:table-cell office:value-type="float" office:value="419.3304" calcext:value-type="float">
            <text:p>419.3304</text:p>
          </table:table-cell>
          <table:table-cell office:value-type="float" office:value="1877.907" calcext:value-type="float">
            <text:p>1877.907</text:p>
          </table:table-cell>
          <table:table-cell office:value-type="float" office:value="2107.629" calcext:value-type="float">
            <text:p>2107.629</text:p>
          </table:table-cell>
          <table:table-cell office:value-type="float" office:value="1678.224" calcext:value-type="float">
            <text:p>1678.224</text:p>
          </table:table-cell>
          <table:table-cell office:value-type="float" office:value="584.957" calcext:value-type="float">
            <text:p>584.957</text:p>
          </table:table-cell>
          <table:table-cell office:value-type="float" office:value="570.2601" calcext:value-type="float">
            <text:p>570.2601</text:p>
          </table:table-cell>
          <table:table-cell office:value-type="float" office:value="142.8688" calcext:value-type="float">
            <text:p>142.8688</text:p>
          </table:table-cell>
          <table:table-cell office:value-type="float" office:value="35.71188" calcext:value-type="float">
            <text:p>35.71188</text:p>
          </table:table-cell>
          <table:table-cell office:value-type="float" office:value="0" calcext:value-type="float">
            <text:p>0</text:p>
          </table:table-cell>
          <table:table-cell office:value-type="float" office:value="-0.08917597" calcext:value-type="float">
            <text:p>-0.08917597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782" calcext:value-type="float">
            <text:p>-498.782</text:p>
          </table:table-cell>
          <table:table-cell office:value-type="float" office:value="697.1747" calcext:value-type="float">
            <text:p>697.1747</text:p>
          </table:table-cell>
          <table:table-cell office:value-type="float" office:value="-600.3535" calcext:value-type="float">
            <text:p>-600.3535</text:p>
          </table:table-cell>
          <table:table-cell office:value-type="float" office:value="0" calcext:value-type="float">
            <text:p>0</text:p>
          </table:table-cell>
          <table:table-cell office:value-type="float" office:value="6.221652" calcext:value-type="float">
            <text:p>6.22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172.44" calcext:value-type="float">
            <text:p>172.44</text:p>
          </table:table-cell>
          <table:table-cell office:value-type="float" office:value="13171.52" calcext:value-type="float">
            <text:p>13171.52</text:p>
          </table:table-cell>
          <table:table-cell office:value-type="float" office:value="0" calcext:value-type="float">
            <text:p>0</text:p>
          </table:table-cell>
          <table:table-cell office:value-type="float" office:value="43.86853" calcext:value-type="float">
            <text:p>43.86853</text:p>
          </table:table-cell>
          <table:table-cell office:value-type="float" office:value="-669.199" calcext:value-type="float">
            <text:p>-669.199</text:p>
          </table:table-cell>
          <table:table-cell office:value-type="float" office:value="1947.594" calcext:value-type="float">
            <text:p>1947.594</text:p>
          </table:table-cell>
          <table:table-cell office:value-type="float" office:value="-74.91709" calcext:value-type="float">
            <text:p>-74.91709</text:p>
          </table:table-cell>
          <table:table-cell office:value-type="float" office:value="97.16814" calcext:value-type="float">
            <text:p>97.16814</text:p>
          </table:table-cell>
          <table:table-cell office:value-type="float" office:value="19.01121" calcext:value-type="float">
            <text:p>19.01121</text:p>
          </table:table-cell>
          <table:table-cell office:value-type="float" office:value="0.1387961" calcext:value-type="float">
            <text:p>0.138796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2.0353" calcext:value-type="float">
            <text:p>102.0353</text:p>
          </table:table-cell>
          <table:table-cell office:value-type="float" office:value="0" calcext:value-type="float">
            <text:p>0</text:p>
          </table:table-cell>
          <table:table-cell office:value-type="float" office:value="315.336" calcext:value-type="float">
            <text:p>315.336</text:p>
          </table:table-cell>
          <table:table-cell office:value-type="float" office:value="1083.799" calcext:value-type="float">
            <text:p>1083.799</text:p>
          </table:table-cell>
          <table:table-cell office:value-type="float" office:value="1324.658" calcext:value-type="float">
            <text:p>1324.658</text:p>
          </table:table-cell>
          <table:table-cell office:value-type="float" office:value="1317.797" calcext:value-type="float">
            <text:p>1317.797</text:p>
          </table:table-cell>
          <table:table-cell office:value-type="float" office:value="794.4836" calcext:value-type="float">
            <text:p>794.4836</text:p>
          </table:table-cell>
          <table:table-cell office:value-type="float" office:value="1072.142" calcext:value-type="float">
            <text:p>1072.142</text:p>
          </table:table-cell>
          <table:table-cell office:value-type="float" office:value="419.3141" calcext:value-type="float">
            <text:p>419.3141</text:p>
          </table:table-cell>
          <table:table-cell office:value-type="float" office:value="1877.856" calcext:value-type="float">
            <text:p>1877.856</text:p>
          </table:table-cell>
          <table:table-cell office:value-type="float" office:value="2107.588" calcext:value-type="float">
            <text:p>2107.588</text:p>
          </table:table-cell>
          <table:table-cell office:value-type="float" office:value="1678.193" calcext:value-type="float">
            <text:p>1678.193</text:p>
          </table:table-cell>
          <table:table-cell office:value-type="float" office:value="584.9486" calcext:value-type="float">
            <text:p>584.9486</text:p>
          </table:table-cell>
          <table:table-cell office:value-type="float" office:value="570.2526" calcext:value-type="float">
            <text:p>570.2526</text:p>
          </table:table-cell>
          <table:table-cell office:value-type="float" office:value="142.8687" calcext:value-type="float">
            <text:p>142.8687</text:p>
          </table:table-cell>
          <table:table-cell office:value-type="float" office:value="35.71185" calcext:value-type="float">
            <text:p>35.71185</text:p>
          </table:table-cell>
          <table:table-cell office:value-type="float" office:value="0" calcext:value-type="float">
            <text:p>0</text:p>
          </table:table-cell>
          <table:table-cell office:value-type="float" office:value="-0.08917651" calcext:value-type="float">
            <text:p>-0.08917651</text:p>
          </table:table-cell>
          <table:table-cell office:value-type="float" office:value="0" calcext:value-type="float">
            <text:p>0</text:p>
          </table:table-cell>
          <table:table-cell office:value-type="float" office:value="2.486921" calcext:value-type="float">
            <text:p>2.486921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8706" calcext:value-type="float">
            <text:p>-498.8706</text:p>
          </table:table-cell>
          <table:table-cell office:value-type="float" office:value="697.0862" calcext:value-type="float">
            <text:p>697.0862</text:p>
          </table:table-cell>
          <table:table-cell office:value-type="float" office:value="-600.975" calcext:value-type="float">
            <text:p>-600.975</text:p>
          </table:table-cell>
          <table:table-cell office:value-type="float" office:value="0" calcext:value-type="float">
            <text:p>0</text:p>
          </table:table-cell>
          <table:table-cell office:value-type="float" office:value="6.169496" calcext:value-type="float">
            <text:p>6.16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545.1692" calcext:value-type="float">
            <text:p>545.1692</text:p>
          </table:table-cell>
          <table:table-cell office:value-type="float" office:value="13171.23" calcext:value-type="float">
            <text:p>13171.2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69.9622" calcext:value-type="float">
            <text:p>-669.9622</text:p>
          </table:table-cell>
          <table:table-cell office:value-type="float" office:value="1953.987" calcext:value-type="float">
            <text:p>1953.987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01734" calcext:value-type="float">
            <text:p>97.01734</text:p>
          </table:table-cell>
          <table:table-cell office:value-type="float" office:value="373.814" calcext:value-type="float">
            <text:p>373.814</text:p>
          </table:table-cell>
          <table:table-cell office:value-type="float" office:value="0.1393999" calcext:value-type="float">
            <text:p>0.1393999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1.2583" calcext:value-type="float">
            <text:p>101.2583</text:p>
          </table:table-cell>
          <table:table-cell office:value-type="float" office:value="0" calcext:value-type="float">
            <text:p>0</text:p>
          </table:table-cell>
          <table:table-cell office:value-type="float" office:value="317.0526" calcext:value-type="float">
            <text:p>317.0526</text:p>
          </table:table-cell>
          <table:table-cell office:value-type="float" office:value="1088.107" calcext:value-type="float">
            <text:p>1088.107</text:p>
          </table:table-cell>
          <table:table-cell office:value-type="float" office:value="1328.095" calcext:value-type="float">
            <text:p>1328.095</text:p>
          </table:table-cell>
          <table:table-cell office:value-type="float" office:value="1320.984" calcext:value-type="float">
            <text:p>1320.984</text:p>
          </table:table-cell>
          <table:table-cell office:value-type="float" office:value="797.9375" calcext:value-type="float">
            <text:p>797.9375</text:p>
          </table:table-cell>
          <table:table-cell office:value-type="float" office:value="1072.561" calcext:value-type="float">
            <text:p>1072.561</text:p>
          </table:table-cell>
          <table:table-cell office:value-type="float" office:value="419.5034" calcext:value-type="float">
            <text:p>419.5034</text:p>
          </table:table-cell>
          <table:table-cell office:value-type="float" office:value="1878.077" calcext:value-type="float">
            <text:p>1878.077</text:p>
          </table:table-cell>
          <table:table-cell office:value-type="float" office:value="2107.93" calcext:value-type="float">
            <text:p>2107.93</text:p>
          </table:table-cell>
          <table:table-cell office:value-type="float" office:value="1678.433" calcext:value-type="float">
            <text:p>1678.433</text:p>
          </table:table-cell>
          <table:table-cell office:value-type="float" office:value="585.0776" calcext:value-type="float">
            <text:p>585.0776</text:p>
          </table:table-cell>
          <table:table-cell office:value-type="float" office:value="570.245" calcext:value-type="float">
            <text:p>570.245</text:p>
          </table:table-cell>
          <table:table-cell office:value-type="float" office:value="142.8686" calcext:value-type="float">
            <text:p>142.8686</text:p>
          </table:table-cell>
          <table:table-cell office:value-type="float" office:value="35.71181" calcext:value-type="float">
            <text:p>35.71181</text:p>
          </table:table-cell>
          <table:table-cell office:value-type="float" office:value="0" calcext:value-type="float">
            <text:p>0</text:p>
          </table:table-cell>
          <table:table-cell office:value-type="float" office:value="-0.08917725" calcext:value-type="float">
            <text:p>-0.08917725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1.5962" calcext:value-type="float">
            <text:p>-601.5962</text:p>
          </table:table-cell>
          <table:table-cell office:value-type="float" office:value="0" calcext:value-type="float">
            <text:p>0</text:p>
          </table:table-cell>
          <table:table-cell office:value-type="float" office:value="6.070201" calcext:value-type="float">
            <text:p>6.07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544.7249" calcext:value-type="float">
            <text:p>544.7249</text:p>
          </table:table-cell>
          <table:table-cell office:value-type="float" office:value="13170.9" calcext:value-type="float">
            <text:p>13170.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0.6885" calcext:value-type="float">
            <text:p>-670.6885</text:p>
          </table:table-cell>
          <table:table-cell office:value-type="float" office:value="1956.581" calcext:value-type="float">
            <text:p>1956.58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84622" calcext:value-type="float">
            <text:p>96.84622</text:p>
          </table:table-cell>
          <table:table-cell office:value-type="float" office:value="373.7244" calcext:value-type="float">
            <text:p>373.7244</text:p>
          </table:table-cell>
          <table:table-cell office:value-type="float" office:value="0.1400281" calcext:value-type="float">
            <text:p>0.140028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75177" calcext:value-type="float">
            <text:p>0.6775177</text:p>
          </table:table-cell>
          <table:table-cell office:value-type="float" office:value="370" calcext:value-type="float">
            <text:p>370</text:p>
          </table:table-cell>
          <table:table-cell office:value-type="float" office:value="100.5327" calcext:value-type="float">
            <text:p>100.5327</text:p>
          </table:table-cell>
          <table:table-cell office:value-type="float" office:value="0" calcext:value-type="float">
            <text:p>0</text:p>
          </table:table-cell>
          <table:table-cell office:value-type="float" office:value="317.0743" calcext:value-type="float">
            <text:p>317.0743</text:p>
          </table:table-cell>
          <table:table-cell office:value-type="float" office:value="1087.938" calcext:value-type="float">
            <text:p>1087.938</text:p>
          </table:table-cell>
          <table:table-cell office:value-type="float" office:value="1327.945" calcext:value-type="float">
            <text:p>1327.945</text:p>
          </table:table-cell>
          <table:table-cell office:value-type="float" office:value="1320.887" calcext:value-type="float">
            <text:p>1320.887</text:p>
          </table:table-cell>
          <table:table-cell office:value-type="float" office:value="797.8612" calcext:value-type="float">
            <text:p>797.8612</text:p>
          </table:table-cell>
          <table:table-cell office:value-type="float" office:value="1072.51" calcext:value-type="float">
            <text:p>1072.51</text:p>
          </table:table-cell>
          <table:table-cell office:value-type="float" office:value="419.4817" calcext:value-type="float">
            <text:p>419.4817</text:p>
          </table:table-cell>
          <table:table-cell office:value-type="float" office:value="1878.025" calcext:value-type="float">
            <text:p>1878.025</text:p>
          </table:table-cell>
          <table:table-cell office:value-type="float" office:value="2107.888" calcext:value-type="float">
            <text:p>2107.888</text:p>
          </table:table-cell>
          <table:table-cell office:value-type="float" office:value="1678.4" calcext:value-type="float">
            <text:p>1678.4</text:p>
          </table:table-cell>
          <table:table-cell office:value-type="float" office:value="585.0693" calcext:value-type="float">
            <text:p>585.0693</text:p>
          </table:table-cell>
          <table:table-cell office:value-type="float" office:value="570.2375" calcext:value-type="float">
            <text:p>570.2375</text:p>
          </table:table-cell>
          <table:table-cell office:value-type="float" office:value="142.8685" calcext:value-type="float">
            <text:p>142.8685</text:p>
          </table:table-cell>
          <table:table-cell office:value-type="float" office:value="35.71178" calcext:value-type="float">
            <text:p>35.71178</text:p>
          </table:table-cell>
          <table:table-cell office:value-type="float" office:value="0" calcext:value-type="float">
            <text:p>0</text:p>
          </table:table-cell>
          <table:table-cell office:value-type="float" office:value="-0.08918493" calcext:value-type="float">
            <text:p>-0.08918493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2.2835" calcext:value-type="float">
            <text:p>-602.2835</text:p>
          </table:table-cell>
          <table:table-cell office:value-type="float" office:value="0" calcext:value-type="float">
            <text:p>0</text:p>
          </table:table-cell>
          <table:table-cell office:value-type="float" office:value="6.035247" calcext:value-type="float">
            <text:p>6.035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544.2532" calcext:value-type="float">
            <text:p>544.2532</text:p>
          </table:table-cell>
          <table:table-cell office:value-type="float" office:value="13170.55" calcext:value-type="float">
            <text:p>13170.5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1.5279" calcext:value-type="float">
            <text:p>-671.5279</text:p>
          </table:table-cell>
          <table:table-cell office:value-type="float" office:value="1959.837" calcext:value-type="float">
            <text:p>1959.837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62357" calcext:value-type="float">
            <text:p>96.62357</text:p>
          </table:table-cell>
          <table:table-cell office:value-type="float" office:value="373.6519" calcext:value-type="float">
            <text:p>373.6519</text:p>
          </table:table-cell>
          <table:table-cell office:value-type="float" office:value="0.1406261" calcext:value-type="float">
            <text:p>0.140626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66009" calcext:value-type="float">
            <text:p>0.6766009</text:p>
          </table:table-cell>
          <table:table-cell office:value-type="float" office:value="370" calcext:value-type="float">
            <text:p>370</text:p>
          </table:table-cell>
          <table:table-cell office:value-type="float" office:value="99.69482" calcext:value-type="float">
            <text:p>99.69482</text:p>
          </table:table-cell>
          <table:table-cell office:value-type="float" office:value="0" calcext:value-type="float">
            <text:p>0</text:p>
          </table:table-cell>
          <table:table-cell office:value-type="float" office:value="317.1065" calcext:value-type="float">
            <text:p>317.1065</text:p>
          </table:table-cell>
          <table:table-cell office:value-type="float" office:value="1087.744" calcext:value-type="float">
            <text:p>1087.744</text:p>
          </table:table-cell>
          <table:table-cell office:value-type="float" office:value="1327.778" calcext:value-type="float">
            <text:p>1327.778</text:p>
          </table:table-cell>
          <table:table-cell office:value-type="float" office:value="1320.773" calcext:value-type="float">
            <text:p>1320.773</text:p>
          </table:table-cell>
          <table:table-cell office:value-type="float" office:value="797.7765" calcext:value-type="float">
            <text:p>797.7765</text:p>
          </table:table-cell>
          <table:table-cell office:value-type="float" office:value="1072.456" calcext:value-type="float">
            <text:p>1072.456</text:p>
          </table:table-cell>
          <table:table-cell office:value-type="float" office:value="419.4586" calcext:value-type="float">
            <text:p>419.4586</text:p>
          </table:table-cell>
          <table:table-cell office:value-type="float" office:value="1877.971" calcext:value-type="float">
            <text:p>1877.971</text:p>
          </table:table-cell>
          <table:table-cell office:value-type="float" office:value="2107.846" calcext:value-type="float">
            <text:p>2107.846</text:p>
          </table:table-cell>
          <table:table-cell office:value-type="float" office:value="1678.367" calcext:value-type="float">
            <text:p>1678.367</text:p>
          </table:table-cell>
          <table:table-cell office:value-type="float" office:value="585.061" calcext:value-type="float">
            <text:p>585.061</text:p>
          </table:table-cell>
          <table:table-cell office:value-type="float" office:value="570.23" calcext:value-type="float">
            <text:p>570.23</text:p>
          </table:table-cell>
          <table:table-cell office:value-type="float" office:value="142.8684" calcext:value-type="float">
            <text:p>142.8684</text:p>
          </table:table-cell>
          <table:table-cell office:value-type="float" office:value="35.71175" calcext:value-type="float">
            <text:p>35.71175</text:p>
          </table:table-cell>
          <table:table-cell office:value-type="float" office:value="0" calcext:value-type="float">
            <text:p>0</text:p>
          </table:table-cell>
          <table:table-cell office:value-type="float" office:value="-0.08920953" calcext:value-type="float">
            <text:p>-0.08920953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3.0229" calcext:value-type="float">
            <text:p>-603.0229</text:p>
          </table:table-cell>
          <table:table-cell office:value-type="float" office:value="0" calcext:value-type="float">
            <text:p>0</text:p>
          </table:table-cell>
          <table:table-cell office:value-type="float" office:value="5.936422" calcext:value-type="float">
            <text:p>5.936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543.8427" calcext:value-type="float">
            <text:p>543.8427</text:p>
          </table:table-cell>
          <table:table-cell office:value-type="float" office:value="13170.2" calcext:value-type="float">
            <text:p>13170.2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2.2484" calcext:value-type="float">
            <text:p>-672.2484</text:p>
          </table:table-cell>
          <table:table-cell office:value-type="float" office:value="1961.504" calcext:value-type="float">
            <text:p>1961.50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42074" calcext:value-type="float">
            <text:p>96.42074</text:p>
          </table:table-cell>
          <table:table-cell office:value-type="float" office:value="373.6105" calcext:value-type="float">
            <text:p>373.6105</text:p>
          </table:table-cell>
          <table:table-cell office:value-type="float" office:value="0.1411535" calcext:value-type="float">
            <text:p>0.141153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53168" calcext:value-type="float">
            <text:p>0.6753168</text:p>
          </table:table-cell>
          <table:table-cell office:value-type="float" office:value="370" calcext:value-type="float">
            <text:p>370</text:p>
          </table:table-cell>
          <table:table-cell office:value-type="float" office:value="98.9761" calcext:value-type="float">
            <text:p>98.9761</text:p>
          </table:table-cell>
          <table:table-cell office:value-type="float" office:value="0" calcext:value-type="float">
            <text:p>0</text:p>
          </table:table-cell>
          <table:table-cell office:value-type="float" office:value="317.1381" calcext:value-type="float">
            <text:p>317.1381</text:p>
          </table:table-cell>
          <table:table-cell office:value-type="float" office:value="1087.571" calcext:value-type="float">
            <text:p>1087.571</text:p>
          </table:table-cell>
          <table:table-cell office:value-type="float" office:value="1327.623" calcext:value-type="float">
            <text:p>1327.623</text:p>
          </table:table-cell>
          <table:table-cell office:value-type="float" office:value="1320.668" calcext:value-type="float">
            <text:p>1320.668</text:p>
          </table:table-cell>
          <table:table-cell office:value-type="float" office:value="797.6915" calcext:value-type="float">
            <text:p>797.6915</text:p>
          </table:table-cell>
          <table:table-cell office:value-type="float" office:value="1072.401" calcext:value-type="float">
            <text:p>1072.401</text:p>
          </table:table-cell>
          <table:table-cell office:value-type="float" office:value="419.4351" calcext:value-type="float">
            <text:p>419.4351</text:p>
          </table:table-cell>
          <table:table-cell office:value-type="float" office:value="1877.915" calcext:value-type="float">
            <text:p>1877.915</text:p>
          </table:table-cell>
          <table:table-cell office:value-type="float" office:value="2107.803" calcext:value-type="float">
            <text:p>2107.803</text:p>
          </table:table-cell>
          <table:table-cell office:value-type="float" office:value="1678.334" calcext:value-type="float">
            <text:p>1678.334</text:p>
          </table:table-cell>
          <table:table-cell office:value-type="float" office:value="585.0526" calcext:value-type="float">
            <text:p>585.0526</text:p>
          </table:table-cell>
          <table:table-cell office:value-type="float" office:value="570.2225" calcext:value-type="float">
            <text:p>570.2225</text:p>
          </table:table-cell>
          <table:table-cell office:value-type="float" office:value="142.8682" calcext:value-type="float">
            <text:p>142.8682</text:p>
          </table:table-cell>
          <table:table-cell office:value-type="float" office:value="35.71177" calcext:value-type="float">
            <text:p>35.71177</text:p>
          </table:table-cell>
          <table:table-cell office:value-type="float" office:value="0" calcext:value-type="float">
            <text:p>0</text:p>
          </table:table-cell>
          <table:table-cell office:value-type="float" office:value="-0.08921814" calcext:value-type="float">
            <text:p>-0.08921814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3.6959" calcext:value-type="float">
            <text:p>-603.6959</text:p>
          </table:table-cell>
          <table:table-cell office:value-type="float" office:value="0" calcext:value-type="float">
            <text:p>0</text:p>
          </table:table-cell>
          <table:table-cell office:value-type="float" office:value="5.892315" calcext:value-type="float">
            <text:p>5.89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543.4161" calcext:value-type="float">
            <text:p>543.4161</text:p>
          </table:table-cell>
          <table:table-cell office:value-type="float" office:value="13169.85" calcext:value-type="float">
            <text:p>13169.8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2.9948" calcext:value-type="float">
            <text:p>-672.9948</text:p>
          </table:table-cell>
          <table:table-cell office:value-type="float" office:value="1963.146" calcext:value-type="float">
            <text:p>1963.14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21545" calcext:value-type="float">
            <text:p>96.21545</text:p>
          </table:table-cell>
          <table:table-cell office:value-type="float" office:value="373.5699" calcext:value-type="float">
            <text:p>373.5699</text:p>
          </table:table-cell>
          <table:table-cell office:value-type="float" office:value="0.1416575" calcext:value-type="float">
            <text:p>0.141657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41095" calcext:value-type="float">
            <text:p>0.6741095</text:p>
          </table:table-cell>
          <table:table-cell office:value-type="float" office:value="370" calcext:value-type="float">
            <text:p>370</text:p>
          </table:table-cell>
          <table:table-cell office:value-type="float" office:value="98.23141" calcext:value-type="float">
            <text:p>98.23141</text:p>
          </table:table-cell>
          <table:table-cell office:value-type="float" office:value="0" calcext:value-type="float">
            <text:p>0</text:p>
          </table:table-cell>
          <table:table-cell office:value-type="float" office:value="317.1722" calcext:value-type="float">
            <text:p>317.1722</text:p>
          </table:table-cell>
          <table:table-cell office:value-type="float" office:value="1087.386" calcext:value-type="float">
            <text:p>1087.386</text:p>
          </table:table-cell>
          <table:table-cell office:value-type="float" office:value="1327.463" calcext:value-type="float">
            <text:p>1327.463</text:p>
          </table:table-cell>
          <table:table-cell office:value-type="float" office:value="1320.557" calcext:value-type="float">
            <text:p>1320.557</text:p>
          </table:table-cell>
          <table:table-cell office:value-type="float" office:value="797.6032" calcext:value-type="float">
            <text:p>797.6032</text:p>
          </table:table-cell>
          <table:table-cell office:value-type="float" office:value="1072.345" calcext:value-type="float">
            <text:p>1072.345</text:p>
          </table:table-cell>
          <table:table-cell office:value-type="float" office:value="419.4117" calcext:value-type="float">
            <text:p>419.4117</text:p>
          </table:table-cell>
          <table:table-cell office:value-type="float" office:value="1877.859" calcext:value-type="float">
            <text:p>1877.859</text:p>
          </table:table-cell>
          <table:table-cell office:value-type="float" office:value="2107.761" calcext:value-type="float">
            <text:p>2107.761</text:p>
          </table:table-cell>
          <table:table-cell office:value-type="float" office:value="1678.301" calcext:value-type="float">
            <text:p>1678.301</text:p>
          </table:table-cell>
          <table:table-cell office:value-type="float" office:value="585.0444" calcext:value-type="float">
            <text:p>585.0444</text:p>
          </table:table-cell>
          <table:table-cell office:value-type="float" office:value="570.215" calcext:value-type="float">
            <text:p>570.215</text:p>
          </table:table-cell>
          <table:table-cell office:value-type="float" office:value="142.8681" calcext:value-type="float">
            <text:p>142.8681</text:p>
          </table:table-cell>
          <table:table-cell office:value-type="float" office:value="35.71177" calcext:value-type="float">
            <text:p>35.71177</text:p>
          </table:table-cell>
          <table:table-cell office:value-type="float" office:value="0" calcext:value-type="float">
            <text:p>0</text:p>
          </table:table-cell>
          <table:table-cell office:value-type="float" office:value="-0.08922157" calcext:value-type="float">
            <text:p>-0.08922157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4.3913" calcext:value-type="float">
            <text:p>-604.3913</text:p>
          </table:table-cell>
          <table:table-cell office:value-type="float" office:value="0" calcext:value-type="float">
            <text:p>0</text:p>
          </table:table-cell>
          <table:table-cell office:value-type="float" office:value="5.842156" calcext:value-type="float">
            <text:p>5.84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542.9852" calcext:value-type="float">
            <text:p>542.9852</text:p>
          </table:table-cell>
          <table:table-cell office:value-type="float" office:value="13169.5" calcext:value-type="float">
            <text:p>13169.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3.7363" calcext:value-type="float">
            <text:p>-673.7363</text:p>
          </table:table-cell>
          <table:table-cell office:value-type="float" office:value="1965.392" calcext:value-type="float">
            <text:p>1965.39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0155" calcext:value-type="float">
            <text:p>96.0155</text:p>
          </table:table-cell>
          <table:table-cell office:value-type="float" office:value="373.5356" calcext:value-type="float">
            <text:p>373.5356</text:p>
          </table:table-cell>
          <table:table-cell office:value-type="float" office:value="0.1421823" calcext:value-type="float">
            <text:p>0.142182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7.49078" calcext:value-type="float">
            <text:p>97.49078</text:p>
          </table:table-cell>
          <table:table-cell office:value-type="float" office:value="0" calcext:value-type="float">
            <text:p>0</text:p>
          </table:table-cell>
          <table:table-cell office:value-type="float" office:value="317.2073" calcext:value-type="float">
            <text:p>317.2073</text:p>
          </table:table-cell>
          <table:table-cell office:value-type="float" office:value="1087.197" calcext:value-type="float">
            <text:p>1087.197</text:p>
          </table:table-cell>
          <table:table-cell office:value-type="float" office:value="1327.294" calcext:value-type="float">
            <text:p>1327.294</text:p>
          </table:table-cell>
          <table:table-cell office:value-type="float" office:value="1320.44" calcext:value-type="float">
            <text:p>1320.44</text:p>
          </table:table-cell>
          <table:table-cell office:value-type="float" office:value="797.5188" calcext:value-type="float">
            <text:p>797.5188</text:p>
          </table:table-cell>
          <table:table-cell office:value-type="float" office:value="1072.289" calcext:value-type="float">
            <text:p>1072.289</text:p>
          </table:table-cell>
          <table:table-cell office:value-type="float" office:value="419.3879" calcext:value-type="float">
            <text:p>419.3879</text:p>
          </table:table-cell>
          <table:table-cell office:value-type="float" office:value="1877.802" calcext:value-type="float">
            <text:p>1877.802</text:p>
          </table:table-cell>
          <table:table-cell office:value-type="float" office:value="2107.718" calcext:value-type="float">
            <text:p>2107.718</text:p>
          </table:table-cell>
          <table:table-cell office:value-type="float" office:value="1678.269" calcext:value-type="float">
            <text:p>1678.269</text:p>
          </table:table-cell>
          <table:table-cell office:value-type="float" office:value="585.0361" calcext:value-type="float">
            <text:p>585.0361</text:p>
          </table:table-cell>
          <table:table-cell office:value-type="float" office:value="570.2076" calcext:value-type="float">
            <text:p>570.2076</text:p>
          </table:table-cell>
          <table:table-cell office:value-type="float" office:value="142.8679" calcext:value-type="float">
            <text:p>142.8679</text:p>
          </table:table-cell>
          <table:table-cell office:value-type="float" office:value="35.71176" calcext:value-type="float">
            <text:p>35.71176</text:p>
          </table:table-cell>
          <table:table-cell office:value-type="float" office:value="0" calcext:value-type="float">
            <text:p>0</text:p>
          </table:table-cell>
          <table:table-cell office:value-type="float" office:value="-0.08922368" calcext:value-type="float">
            <text:p>-0.08922368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5.101" calcext:value-type="float">
            <text:p>-605.101</text:p>
          </table:table-cell>
          <table:table-cell office:value-type="float" office:value="0" calcext:value-type="float">
            <text:p>0</text:p>
          </table:table-cell>
          <table:table-cell office:value-type="float" office:value="5.80678" calcext:value-type="float">
            <text:p>5.8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542.5233" calcext:value-type="float">
            <text:p>542.5233</text:p>
          </table:table-cell>
          <table:table-cell office:value-type="float" office:value="13169.14" calcext:value-type="float">
            <text:p>13169.14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4.5021" calcext:value-type="float">
            <text:p>-674.5021</text:p>
          </table:table-cell>
          <table:table-cell office:value-type="float" office:value="1966.956" calcext:value-type="float">
            <text:p>1966.95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79702" calcext:value-type="float">
            <text:p>95.79702</text:p>
          </table:table-cell>
          <table:table-cell office:value-type="float" office:value="373.4954" calcext:value-type="float">
            <text:p>373.4954</text:p>
          </table:table-cell>
          <table:table-cell office:value-type="float" office:value="0.1426795" calcext:value-type="float">
            <text:p>0.142679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6.72541" calcext:value-type="float">
            <text:p>96.72541</text:p>
          </table:table-cell>
          <table:table-cell office:value-type="float" office:value="0" calcext:value-type="float">
            <text:p>0</text:p>
          </table:table-cell>
          <table:table-cell office:value-type="float" office:value="317.2464" calcext:value-type="float">
            <text:p>317.2464</text:p>
          </table:table-cell>
          <table:table-cell office:value-type="float" office:value="1086.995" calcext:value-type="float">
            <text:p>1086.995</text:p>
          </table:table-cell>
          <table:table-cell office:value-type="float" office:value="1327.118" calcext:value-type="float">
            <text:p>1327.118</text:p>
          </table:table-cell>
          <table:table-cell office:value-type="float" office:value="1320.321" calcext:value-type="float">
            <text:p>1320.321</text:p>
          </table:table-cell>
          <table:table-cell office:value-type="float" office:value="797.4297" calcext:value-type="float">
            <text:p>797.4297</text:p>
          </table:table-cell>
          <table:table-cell office:value-type="float" office:value="1072.231" calcext:value-type="float">
            <text:p>1072.231</text:p>
          </table:table-cell>
          <table:table-cell office:value-type="float" office:value="419.3639" calcext:value-type="float">
            <text:p>419.3639</text:p>
          </table:table-cell>
          <table:table-cell office:value-type="float" office:value="1877.745" calcext:value-type="float">
            <text:p>1877.745</text:p>
          </table:table-cell>
          <table:table-cell office:value-type="float" office:value="2107.676" calcext:value-type="float">
            <text:p>2107.676</text:p>
          </table:table-cell>
          <table:table-cell office:value-type="float" office:value="1678.236" calcext:value-type="float">
            <text:p>1678.236</text:p>
          </table:table-cell>
          <table:table-cell office:value-type="float" office:value="585.0278" calcext:value-type="float">
            <text:p>585.0278</text:p>
          </table:table-cell>
          <table:table-cell office:value-type="float" office:value="570.2001" calcext:value-type="float">
            <text:p>570.2001</text:p>
          </table:table-cell>
          <table:table-cell office:value-type="float" office:value="142.8678" calcext:value-type="float">
            <text:p>142.8678</text:p>
          </table:table-cell>
          <table:table-cell office:value-type="float" office:value="35.71173" calcext:value-type="float">
            <text:p>35.71173</text:p>
          </table:table-cell>
          <table:table-cell office:value-type="float" office:value="0" calcext:value-type="float">
            <text:p>0</text:p>
          </table:table-cell>
          <table:table-cell office:value-type="float" office:value="-0.08922614" calcext:value-type="float">
            <text:p>-0.08922614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5.8427" calcext:value-type="float">
            <text:p>-605.8427</text:p>
          </table:table-cell>
          <table:table-cell office:value-type="float" office:value="0" calcext:value-type="float">
            <text:p>0</text:p>
          </table:table-cell>
          <table:table-cell office:value-type="float" office:value="5.781051" calcext:value-type="float">
            <text:p>5.78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542.0037" calcext:value-type="float">
            <text:p>542.0037</text:p>
          </table:table-cell>
          <table:table-cell office:value-type="float" office:value="13168.76" calcext:value-type="float">
            <text:p>13168.7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5.3442" calcext:value-type="float">
            <text:p>-675.3442</text:p>
          </table:table-cell>
          <table:table-cell office:value-type="float" office:value="1969.213" calcext:value-type="float">
            <text:p>1969.21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6111" calcext:value-type="float">
            <text:p>95.6111</text:p>
          </table:table-cell>
          <table:table-cell office:value-type="float" office:value="373.4515" calcext:value-type="float">
            <text:p>373.4515</text:p>
          </table:table-cell>
          <table:table-cell office:value-type="float" office:value="0.1431917" calcext:value-type="float">
            <text:p>0.143191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5.88382" calcext:value-type="float">
            <text:p>95.88382</text:p>
          </table:table-cell>
          <table:table-cell office:value-type="float" office:value="0" calcext:value-type="float">
            <text:p>0</text:p>
          </table:table-cell>
          <table:table-cell office:value-type="float" office:value="317.2861" calcext:value-type="float">
            <text:p>317.2861</text:p>
          </table:table-cell>
          <table:table-cell office:value-type="float" office:value="1086.763" calcext:value-type="float">
            <text:p>1086.763</text:p>
          </table:table-cell>
          <table:table-cell office:value-type="float" office:value="1326.917" calcext:value-type="float">
            <text:p>1326.917</text:p>
          </table:table-cell>
          <table:table-cell office:value-type="float" office:value="1320.19" calcext:value-type="float">
            <text:p>1320.19</text:p>
          </table:table-cell>
          <table:table-cell office:value-type="float" office:value="797.329" calcext:value-type="float">
            <text:p>797.329</text:p>
          </table:table-cell>
          <table:table-cell office:value-type="float" office:value="1072.171" calcext:value-type="float">
            <text:p>1072.171</text:p>
          </table:table-cell>
          <table:table-cell office:value-type="float" office:value="419.3389" calcext:value-type="float">
            <text:p>419.3389</text:p>
          </table:table-cell>
          <table:table-cell office:value-type="float" office:value="1877.688" calcext:value-type="float">
            <text:p>1877.688</text:p>
          </table:table-cell>
          <table:table-cell office:value-type="float" office:value="2107.633" calcext:value-type="float">
            <text:p>2107.633</text:p>
          </table:table-cell>
          <table:table-cell office:value-type="float" office:value="1678.203" calcext:value-type="float">
            <text:p>1678.203</text:p>
          </table:table-cell>
          <table:table-cell office:value-type="float" office:value="585.0196" calcext:value-type="float">
            <text:p>585.0196</text:p>
          </table:table-cell>
          <table:table-cell office:value-type="float" office:value="570.1927" calcext:value-type="float">
            <text:p>570.1927</text:p>
          </table:table-cell>
          <table:table-cell office:value-type="float" office:value="142.8677" calcext:value-type="float">
            <text:p>142.8677</text:p>
          </table:table-cell>
          <table:table-cell office:value-type="float" office:value="35.7117" calcext:value-type="float">
            <text:p>35.7117</text:p>
          </table:table-cell>
          <table:table-cell office:value-type="float" office:value="0" calcext:value-type="float">
            <text:p>0</text:p>
          </table:table-cell>
          <table:table-cell office:value-type="float" office:value="-0.08922997" calcext:value-type="float">
            <text:p>-0.08922997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6.6726" calcext:value-type="float">
            <text:p>-606.6726</text:p>
          </table:table-cell>
          <table:table-cell office:value-type="float" office:value="0" calcext:value-type="float">
            <text:p>0</text:p>
          </table:table-cell>
          <table:table-cell office:value-type="float" office:value="5.763409" calcext:value-type="float">
            <text:p>5.76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541.4578" calcext:value-type="float">
            <text:p>541.4578</text:p>
          </table:table-cell>
          <table:table-cell office:value-type="float" office:value="13168.36" calcext:value-type="float">
            <text:p>13168.3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6.2266" calcext:value-type="float">
            <text:p>-676.2266</text:p>
          </table:table-cell>
          <table:table-cell office:value-type="float" office:value="1971.454" calcext:value-type="float">
            <text:p>1971.45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7849" calcext:value-type="float">
            <text:p>95.47849</text:p>
          </table:table-cell>
          <table:table-cell office:value-type="float" office:value="336.0716" calcext:value-type="float">
            <text:p>336.0716</text:p>
          </table:table-cell>
          <table:table-cell office:value-type="float" office:value="0.1436962" calcext:value-type="float">
            <text:p>0.143696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5.00201" calcext:value-type="float">
            <text:p>95.00201</text:p>
          </table:table-cell>
          <table:table-cell office:value-type="float" office:value="0" calcext:value-type="float">
            <text:p>0</text:p>
          </table:table-cell>
          <table:table-cell office:value-type="float" office:value="312.7722" calcext:value-type="float">
            <text:p>312.7722</text:p>
          </table:table-cell>
          <table:table-cell office:value-type="float" office:value="1086.581" calcext:value-type="float">
            <text:p>1086.581</text:p>
          </table:table-cell>
          <table:table-cell office:value-type="float" office:value="1329.924" calcext:value-type="float">
            <text:p>1329.924</text:p>
          </table:table-cell>
          <table:table-cell office:value-type="float" office:value="1323.937" calcext:value-type="float">
            <text:p>1323.937</text:p>
          </table:table-cell>
          <table:table-cell office:value-type="float" office:value="799.0354" calcext:value-type="float">
            <text:p>799.0354</text:p>
          </table:table-cell>
          <table:table-cell office:value-type="float" office:value="1105.021" calcext:value-type="float">
            <text:p>1105.021</text:p>
          </table:table-cell>
          <table:table-cell office:value-type="float" office:value="419.313" calcext:value-type="float">
            <text:p>419.313</text:p>
          </table:table-cell>
          <table:table-cell office:value-type="float" office:value="1877.63" calcext:value-type="float">
            <text:p>1877.63</text:p>
          </table:table-cell>
          <table:table-cell office:value-type="float" office:value="2107.59" calcext:value-type="float">
            <text:p>2107.59</text:p>
          </table:table-cell>
          <table:table-cell office:value-type="float" office:value="1678.17" calcext:value-type="float">
            <text:p>1678.17</text:p>
          </table:table-cell>
          <table:table-cell office:value-type="float" office:value="585.0114" calcext:value-type="float">
            <text:p>585.0114</text:p>
          </table:table-cell>
          <table:table-cell office:value-type="float" office:value="570.1854" calcext:value-type="float">
            <text:p>570.1854</text:p>
          </table:table-cell>
          <table:table-cell office:value-type="float" office:value="142.8676" calcext:value-type="float">
            <text:p>142.8676</text:p>
          </table:table-cell>
          <table:table-cell office:value-type="float" office:value="35.71167" calcext:value-type="float">
            <text:p>35.71167</text:p>
          </table:table-cell>
          <table:table-cell office:value-type="float" office:value="0" calcext:value-type="float">
            <text:p>0</text:p>
          </table:table-cell>
          <table:table-cell office:value-type="float" office:value="-0.08923831" calcext:value-type="float">
            <text:p>-0.08923831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7.5389" calcext:value-type="float">
            <text:p>-607.5389</text:p>
          </table:table-cell>
          <table:table-cell office:value-type="float" office:value="0" calcext:value-type="float">
            <text:p>0</text:p>
          </table:table-cell>
          <table:table-cell office:value-type="float" office:value="5.745162" calcext:value-type="float">
            <text:p>5.745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540.9884" calcext:value-type="float">
            <text:p>540.9884</text:p>
          </table:table-cell>
          <table:table-cell office:value-type="float" office:value="13167.99" calcext:value-type="float">
            <text:p>13167.9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7.0333" calcext:value-type="float">
            <text:p>-677.0333</text:p>
          </table:table-cell>
          <table:table-cell office:value-type="float" office:value="1975.361" calcext:value-type="float">
            <text:p>1975.36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0573" calcext:value-type="float">
            <text:p>95.40573</text:p>
          </table:table-cell>
          <table:table-cell office:value-type="float" office:value="336.0624" calcext:value-type="float">
            <text:p>336.0624</text:p>
          </table:table-cell>
          <table:table-cell office:value-type="float" office:value="0.1442423" calcext:value-type="float">
            <text:p>0.144242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4.19585" calcext:value-type="float">
            <text:p>94.19585</text:p>
          </table:table-cell>
          <table:table-cell office:value-type="float" office:value="0" calcext:value-type="float">
            <text:p>0</text:p>
          </table:table-cell>
          <table:table-cell office:value-type="float" office:value="312.8007" calcext:value-type="float">
            <text:p>312.8007</text:p>
          </table:table-cell>
          <table:table-cell office:value-type="float" office:value="1086.389" calcext:value-type="float">
            <text:p>1086.389</text:p>
          </table:table-cell>
          <table:table-cell office:value-type="float" office:value="1329.733" calcext:value-type="float">
            <text:p>1329.733</text:p>
          </table:table-cell>
          <table:table-cell office:value-type="float" office:value="1323.804" calcext:value-type="float">
            <text:p>1323.804</text:p>
          </table:table-cell>
          <table:table-cell office:value-type="float" office:value="798.9326" calcext:value-type="float">
            <text:p>798.9326</text:p>
          </table:table-cell>
          <table:table-cell office:value-type="float" office:value="1104.954" calcext:value-type="float">
            <text:p>1104.954</text:p>
          </table:table-cell>
          <table:table-cell office:value-type="float" office:value="419.2871" calcext:value-type="float">
            <text:p>419.2871</text:p>
          </table:table-cell>
          <table:table-cell office:value-type="float" office:value="1877.571" calcext:value-type="float">
            <text:p>1877.571</text:p>
          </table:table-cell>
          <table:table-cell office:value-type="float" office:value="2107.547" calcext:value-type="float">
            <text:p>2107.547</text:p>
          </table:table-cell>
          <table:table-cell office:value-type="float" office:value="1678.137" calcext:value-type="float">
            <text:p>1678.137</text:p>
          </table:table-cell>
          <table:table-cell office:value-type="float" office:value="585.0032" calcext:value-type="float">
            <text:p>585.0032</text:p>
          </table:table-cell>
          <table:table-cell office:value-type="float" office:value="570.178" calcext:value-type="float">
            <text:p>570.178</text:p>
          </table:table-cell>
          <table:table-cell office:value-type="float" office:value="142.8675" calcext:value-type="float">
            <text:p>142.8675</text:p>
          </table:table-cell>
          <table:table-cell office:value-type="float" office:value="35.71164" calcext:value-type="float">
            <text:p>35.71164</text:p>
          </table:table-cell>
          <table:table-cell office:value-type="float" office:value="0" calcext:value-type="float">
            <text:p>0</text:p>
          </table:table-cell>
          <table:table-cell office:value-type="float" office:value="-0.0892436" calcext:value-type="float">
            <text:p>-0.089243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8.3091" calcext:value-type="float">
            <text:p>-608.3091</text:p>
          </table:table-cell>
          <table:table-cell office:value-type="float" office:value="0" calcext:value-type="float">
            <text:p>0</text:p>
          </table:table-cell>
          <table:table-cell office:value-type="float" office:value="5.707406" calcext:value-type="float">
            <text:p>5.70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540.5798" calcext:value-type="float">
            <text:p>540.5798</text:p>
          </table:table-cell>
          <table:table-cell office:value-type="float" office:value="13167.65" calcext:value-type="float">
            <text:p>13167.6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7.7365" calcext:value-type="float">
            <text:p>-677.7365</text:p>
          </table:table-cell>
          <table:table-cell office:value-type="float" office:value="1976.458" calcext:value-type="float">
            <text:p>1976.458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31618" calcext:value-type="float">
            <text:p>95.31618</text:p>
          </table:table-cell>
          <table:table-cell office:value-type="float" office:value="336.0512" calcext:value-type="float">
            <text:p>336.0512</text:p>
          </table:table-cell>
          <table:table-cell office:value-type="float" office:value="0.1447765" calcext:value-type="float">
            <text:p>0.144776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3.49313" calcext:value-type="float">
            <text:p>93.49313</text:p>
          </table:table-cell>
          <table:table-cell office:value-type="float" office:value="0" calcext:value-type="float">
            <text:p>0</text:p>
          </table:table-cell>
          <table:table-cell office:value-type="float" office:value="312.8291" calcext:value-type="float">
            <text:p>312.8291</text:p>
          </table:table-cell>
          <table:table-cell office:value-type="float" office:value="1086.226" calcext:value-type="float">
            <text:p>1086.226</text:p>
          </table:table-cell>
          <table:table-cell office:value-type="float" office:value="1329.577" calcext:value-type="float">
            <text:p>1329.577</text:p>
          </table:table-cell>
          <table:table-cell office:value-type="float" office:value="1323.688" calcext:value-type="float">
            <text:p>1323.688</text:p>
          </table:table-cell>
          <table:table-cell office:value-type="float" office:value="798.8409" calcext:value-type="float">
            <text:p>798.8409</text:p>
          </table:table-cell>
          <table:table-cell office:value-type="float" office:value="1104.892" calcext:value-type="float">
            <text:p>1104.892</text:p>
          </table:table-cell>
          <table:table-cell office:value-type="float" office:value="419.2628" calcext:value-type="float">
            <text:p>419.2628</text:p>
          </table:table-cell>
          <table:table-cell office:value-type="float" office:value="1877.513" calcext:value-type="float">
            <text:p>1877.513</text:p>
          </table:table-cell>
          <table:table-cell office:value-type="float" office:value="2107.503" calcext:value-type="float">
            <text:p>2107.503</text:p>
          </table:table-cell>
          <table:table-cell office:value-type="float" office:value="1678.104" calcext:value-type="float">
            <text:p>1678.104</text:p>
          </table:table-cell>
          <table:table-cell office:value-type="float" office:value="584.995" calcext:value-type="float">
            <text:p>584.995</text:p>
          </table:table-cell>
          <table:table-cell office:value-type="float" office:value="570.1706" calcext:value-type="float">
            <text:p>570.1706</text:p>
          </table:table-cell>
          <table:table-cell office:value-type="float" office:value="142.8674" calcext:value-type="float">
            <text:p>142.8674</text:p>
          </table:table-cell>
          <table:table-cell office:value-type="float" office:value="35.71161" calcext:value-type="float">
            <text:p>35.71161</text:p>
          </table:table-cell>
          <table:table-cell office:value-type="float" office:value="0" calcext:value-type="float">
            <text:p>0</text:p>
          </table:table-cell>
          <table:table-cell office:value-type="float" office:value="-0.08924609" calcext:value-type="float">
            <text:p>-0.08924609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8.9819" calcext:value-type="float">
            <text:p>-608.9819</text:p>
          </table:table-cell>
          <table:table-cell office:value-type="float" office:value="0" calcext:value-type="float">
            <text:p>0</text:p>
          </table:table-cell>
          <table:table-cell office:value-type="float" office:value="5.67288" calcext:value-type="float">
            <text:p>5.6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540.1493" calcext:value-type="float">
            <text:p>540.1493</text:p>
          </table:table-cell>
          <table:table-cell office:value-type="float" office:value="13167.31" calcext:value-type="float">
            <text:p>13167.3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8.4561" calcext:value-type="float">
            <text:p>-678.4561</text:p>
          </table:table-cell>
          <table:table-cell office:value-type="float" office:value="1978.765" calcext:value-type="float">
            <text:p>1978.76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23692" calcext:value-type="float">
            <text:p>95.23692</text:p>
          </table:table-cell>
          <table:table-cell office:value-type="float" office:value="336.0407" calcext:value-type="float">
            <text:p>336.0407</text:p>
          </table:table-cell>
          <table:table-cell office:value-type="float" office:value="0.1453303" calcext:value-type="float">
            <text:p>0.145330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2.77409" calcext:value-type="float">
            <text:p>92.77409</text:p>
          </table:table-cell>
          <table:table-cell office:value-type="float" office:value="0" calcext:value-type="float">
            <text:p>0</text:p>
          </table:table-cell>
          <table:table-cell office:value-type="float" office:value="312.8575" calcext:value-type="float">
            <text:p>312.8575</text:p>
          </table:table-cell>
          <table:table-cell office:value-type="float" office:value="1086.049" calcext:value-type="float">
            <text:p>1086.049</text:p>
          </table:table-cell>
          <table:table-cell office:value-type="float" office:value="1329.415" calcext:value-type="float">
            <text:p>1329.415</text:p>
          </table:table-cell>
          <table:table-cell office:value-type="float" office:value="1323.565" calcext:value-type="float">
            <text:p>1323.565</text:p>
          </table:table-cell>
          <table:table-cell office:value-type="float" office:value="798.7474" calcext:value-type="float">
            <text:p>798.7474</text:p>
          </table:table-cell>
          <table:table-cell office:value-type="float" office:value="1104.831" calcext:value-type="float">
            <text:p>1104.831</text:p>
          </table:table-cell>
          <table:table-cell office:value-type="float" office:value="419.2392" calcext:value-type="float">
            <text:p>419.2392</text:p>
          </table:table-cell>
          <table:table-cell office:value-type="float" office:value="1877.455" calcext:value-type="float">
            <text:p>1877.455</text:p>
          </table:table-cell>
          <table:table-cell office:value-type="float" office:value="2107.459" calcext:value-type="float">
            <text:p>2107.459</text:p>
          </table:table-cell>
          <table:table-cell office:value-type="float" office:value="1678.072" calcext:value-type="float">
            <text:p>1678.072</text:p>
          </table:table-cell>
          <table:table-cell office:value-type="float" office:value="584.9868" calcext:value-type="float">
            <text:p>584.9868</text:p>
          </table:table-cell>
          <table:table-cell office:value-type="float" office:value="570.1632" calcext:value-type="float">
            <text:p>570.1632</text:p>
          </table:table-cell>
          <table:table-cell office:value-type="float" office:value="142.8674" calcext:value-type="float">
            <text:p>142.8674</text:p>
          </table:table-cell>
          <table:table-cell office:value-type="float" office:value="35.71158" calcext:value-type="float">
            <text:p>35.71158</text:p>
          </table:table-cell>
          <table:table-cell office:value-type="float" office:value="0" calcext:value-type="float">
            <text:p>0</text:p>
          </table:table-cell>
          <table:table-cell office:value-type="float" office:value="-0.0892487" calcext:value-type="float">
            <text:p>-0.0892487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09.6791" calcext:value-type="float">
            <text:p>-609.6791</text:p>
          </table:table-cell>
          <table:table-cell office:value-type="float" office:value="0" calcext:value-type="float">
            <text:p>0</text:p>
          </table:table-cell>
          <table:table-cell office:value-type="float" office:value="5.646418" calcext:value-type="float">
            <text:p>5.646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539.7184" calcext:value-type="float">
            <text:p>539.7184</text:p>
          </table:table-cell>
          <table:table-cell office:value-type="float" office:value="13166.97" calcext:value-type="float">
            <text:p>13166.9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9.1729" calcext:value-type="float">
            <text:p>-679.1729</text:p>
          </table:table-cell>
          <table:table-cell office:value-type="float" office:value="1980.811" calcext:value-type="float">
            <text:p>1980.81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7046" calcext:value-type="float">
            <text:p>95.17046</text:p>
          </table:table-cell>
          <table:table-cell office:value-type="float" office:value="336.0319" calcext:value-type="float">
            <text:p>336.0319</text:p>
          </table:table-cell>
          <table:table-cell office:value-type="float" office:value="0.1458902" calcext:value-type="float">
            <text:p>0.145890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2.05785" calcext:value-type="float">
            <text:p>92.05785</text:p>
          </table:table-cell>
          <table:table-cell office:value-type="float" office:value="0" calcext:value-type="float">
            <text:p>0</text:p>
          </table:table-cell>
          <table:table-cell office:value-type="float" office:value="312.8853" calcext:value-type="float">
            <text:p>312.8853</text:p>
          </table:table-cell>
          <table:table-cell office:value-type="float" office:value="1085.874" calcext:value-type="float">
            <text:p>1085.874</text:p>
          </table:table-cell>
          <table:table-cell office:value-type="float" office:value="1329.247" calcext:value-type="float">
            <text:p>1329.247</text:p>
          </table:table-cell>
          <table:table-cell office:value-type="float" office:value="1323.449" calcext:value-type="float">
            <text:p>1323.449</text:p>
          </table:table-cell>
          <table:table-cell office:value-type="float" office:value="798.652" calcext:value-type="float">
            <text:p>798.652</text:p>
          </table:table-cell>
          <table:table-cell office:value-type="float" office:value="1104.769" calcext:value-type="float">
            <text:p>1104.769</text:p>
          </table:table-cell>
          <table:table-cell office:value-type="float" office:value="419.2157" calcext:value-type="float">
            <text:p>419.2157</text:p>
          </table:table-cell>
          <table:table-cell office:value-type="float" office:value="1877.399" calcext:value-type="float">
            <text:p>1877.399</text:p>
          </table:table-cell>
          <table:table-cell office:value-type="float" office:value="2107.417" calcext:value-type="float">
            <text:p>2107.417</text:p>
          </table:table-cell>
          <table:table-cell office:value-type="float" office:value="1678.039" calcext:value-type="float">
            <text:p>1678.039</text:p>
          </table:table-cell>
          <table:table-cell office:value-type="float" office:value="584.9786" calcext:value-type="float">
            <text:p>584.9786</text:p>
          </table:table-cell>
          <table:table-cell office:value-type="float" office:value="570.1558" calcext:value-type="float">
            <text:p>570.1558</text:p>
          </table:table-cell>
          <table:table-cell office:value-type="float" office:value="142.8673" calcext:value-type="float">
            <text:p>142.8673</text:p>
          </table:table-cell>
          <table:table-cell office:value-type="float" office:value="35.71155" calcext:value-type="float">
            <text:p>35.71155</text:p>
          </table:table-cell>
          <table:table-cell office:value-type="float" office:value="0" calcext:value-type="float">
            <text:p>0</text:p>
          </table:table-cell>
          <table:table-cell office:value-type="float" office:value="-0.08925115" calcext:value-type="float">
            <text:p>-0.08925115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0.3698" calcext:value-type="float">
            <text:p>-610.3698</text:p>
          </table:table-cell>
          <table:table-cell office:value-type="float" office:value="0" calcext:value-type="float">
            <text:p>0</text:p>
          </table:table-cell>
          <table:table-cell office:value-type="float" office:value="5.61874" calcext:value-type="float">
            <text:p>5.6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539.2535" calcext:value-type="float">
            <text:p>539.2535</text:p>
          </table:table-cell>
          <table:table-cell office:value-type="float" office:value="13166.63" calcext:value-type="float">
            <text:p>13166.6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79.9174" calcext:value-type="float">
            <text:p>-679.9174</text:p>
          </table:table-cell>
          <table:table-cell office:value-type="float" office:value="1981.95" calcext:value-type="float">
            <text:p>1981.9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1796" calcext:value-type="float">
            <text:p>95.11796</text:p>
          </table:table-cell>
          <table:table-cell office:value-type="float" office:value="336.0183" calcext:value-type="float">
            <text:p>336.0183</text:p>
          </table:table-cell>
          <table:table-cell office:value-type="float" office:value="0.1464414" calcext:value-type="float">
            <text:p>0.1464414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1.31395" calcext:value-type="float">
            <text:p>91.31395</text:p>
          </table:table-cell>
          <table:table-cell office:value-type="float" office:value="0" calcext:value-type="float">
            <text:p>0</text:p>
          </table:table-cell>
          <table:table-cell office:value-type="float" office:value="312.9128" calcext:value-type="float">
            <text:p>312.9128</text:p>
          </table:table-cell>
          <table:table-cell office:value-type="float" office:value="1085.684" calcext:value-type="float">
            <text:p>1085.684</text:p>
          </table:table-cell>
          <table:table-cell office:value-type="float" office:value="1329.069" calcext:value-type="float">
            <text:p>1329.069</text:p>
          </table:table-cell>
          <table:table-cell office:value-type="float" office:value="1323.327" calcext:value-type="float">
            <text:p>1323.327</text:p>
          </table:table-cell>
          <table:table-cell office:value-type="float" office:value="798.5539" calcext:value-type="float">
            <text:p>798.5539</text:p>
          </table:table-cell>
          <table:table-cell office:value-type="float" office:value="1104.707" calcext:value-type="float">
            <text:p>1104.707</text:p>
          </table:table-cell>
          <table:table-cell office:value-type="float" office:value="419.1924" calcext:value-type="float">
            <text:p>419.1924</text:p>
          </table:table-cell>
          <table:table-cell office:value-type="float" office:value="1877.343" calcext:value-type="float">
            <text:p>1877.343</text:p>
          </table:table-cell>
          <table:table-cell office:value-type="float" office:value="2107.374" calcext:value-type="float">
            <text:p>2107.374</text:p>
          </table:table-cell>
          <table:table-cell office:value-type="float" office:value="1678.006" calcext:value-type="float">
            <text:p>1678.006</text:p>
          </table:table-cell>
          <table:table-cell office:value-type="float" office:value="584.9706" calcext:value-type="float">
            <text:p>584.9706</text:p>
          </table:table-cell>
          <table:table-cell office:value-type="float" office:value="570.1484" calcext:value-type="float">
            <text:p>570.1484</text:p>
          </table:table-cell>
          <table:table-cell office:value-type="float" office:value="142.8672" calcext:value-type="float">
            <text:p>142.8672</text:p>
          </table:table-cell>
          <table:table-cell office:value-type="float" office:value="35.71152" calcext:value-type="float">
            <text:p>35.71152</text:p>
          </table:table-cell>
          <table:table-cell office:value-type="float" office:value="0" calcext:value-type="float">
            <text:p>0</text:p>
          </table:table-cell>
          <table:table-cell office:value-type="float" office:value="-0.08925676" calcext:value-type="float">
            <text:p>-0.0892567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1.0925" calcext:value-type="float">
            <text:p>-611.0925</text:p>
          </table:table-cell>
          <table:table-cell office:value-type="float" office:value="0" calcext:value-type="float">
            <text:p>0</text:p>
          </table:table-cell>
          <table:table-cell office:value-type="float" office:value="5.597846" calcext:value-type="float">
            <text:p>5.59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538.7115" calcext:value-type="float">
            <text:p>538.7115</text:p>
          </table:table-cell>
          <table:table-cell office:value-type="float" office:value="13166.28" calcext:value-type="float">
            <text:p>13166.28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0.7487" calcext:value-type="float">
            <text:p>-680.7487</text:p>
          </table:table-cell>
          <table:table-cell office:value-type="float" office:value="1984.276" calcext:value-type="float">
            <text:p>1984.27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2946" calcext:value-type="float">
            <text:p>95.12946</text:p>
          </table:table-cell>
          <table:table-cell office:value-type="float" office:value="335.9793" calcext:value-type="float">
            <text:p>335.9793</text:p>
          </table:table-cell>
          <table:table-cell office:value-type="float" office:value="0.1470518" calcext:value-type="float">
            <text:p>0.1470518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90.48326" calcext:value-type="float">
            <text:p>90.48326</text:p>
          </table:table-cell>
          <table:table-cell office:value-type="float" office:value="0" calcext:value-type="float">
            <text:p>0</text:p>
          </table:table-cell>
          <table:table-cell office:value-type="float" office:value="312.9363" calcext:value-type="float">
            <text:p>312.9363</text:p>
          </table:table-cell>
          <table:table-cell office:value-type="float" office:value="1085.479" calcext:value-type="float">
            <text:p>1085.479</text:p>
          </table:table-cell>
          <table:table-cell office:value-type="float" office:value="1328.877" calcext:value-type="float">
            <text:p>1328.877</text:p>
          </table:table-cell>
          <table:table-cell office:value-type="float" office:value="1323.188" calcext:value-type="float">
            <text:p>1323.188</text:p>
          </table:table-cell>
          <table:table-cell office:value-type="float" office:value="798.4492" calcext:value-type="float">
            <text:p>798.4492</text:p>
          </table:table-cell>
          <table:table-cell office:value-type="float" office:value="1104.642" calcext:value-type="float">
            <text:p>1104.642</text:p>
          </table:table-cell>
          <table:table-cell office:value-type="float" office:value="419.1686" calcext:value-type="float">
            <text:p>419.1686</text:p>
          </table:table-cell>
          <table:table-cell office:value-type="float" office:value="1877.286" calcext:value-type="float">
            <text:p>1877.286</text:p>
          </table:table-cell>
          <table:table-cell office:value-type="float" office:value="2107.332" calcext:value-type="float">
            <text:p>2107.332</text:p>
          </table:table-cell>
          <table:table-cell office:value-type="float" office:value="1677.973" calcext:value-type="float">
            <text:p>1677.973</text:p>
          </table:table-cell>
          <table:table-cell office:value-type="float" office:value="584.9625" calcext:value-type="float">
            <text:p>584.9625</text:p>
          </table:table-cell>
          <table:table-cell office:value-type="float" office:value="570.1411" calcext:value-type="float">
            <text:p>570.1411</text:p>
          </table:table-cell>
          <table:table-cell office:value-type="float" office:value="142.8671" calcext:value-type="float">
            <text:p>142.8671</text:p>
          </table:table-cell>
          <table:table-cell office:value-type="float" office:value="35.71149" calcext:value-type="float">
            <text:p>35.71149</text:p>
          </table:table-cell>
          <table:table-cell office:value-type="float" office:value="0" calcext:value-type="float">
            <text:p>0</text:p>
          </table:table-cell>
          <table:table-cell office:value-type="float" office:value="-0.08927691" calcext:value-type="float">
            <text:p>-0.08927691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1.909" calcext:value-type="float">
            <text:p>-611.909</text:p>
          </table:table-cell>
          <table:table-cell office:value-type="float" office:value="0" calcext:value-type="float">
            <text:p>0</text:p>
          </table:table-cell>
          <table:table-cell office:value-type="float" office:value="5.578957" calcext:value-type="float">
            <text:p>5.57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538.0902" calcext:value-type="float">
            <text:p>538.0902</text:p>
          </table:table-cell>
          <table:table-cell office:value-type="float" office:value="13165.93" calcext:value-type="float">
            <text:p>13165.9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1.658" calcext:value-type="float">
            <text:p>-681.658</text:p>
          </table:table-cell>
          <table:table-cell office:value-type="float" office:value="1987.064" calcext:value-type="float">
            <text:p>1987.06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809" calcext:value-type="float">
            <text:p>95.1809</text:p>
          </table:table-cell>
          <table:table-cell office:value-type="float" office:value="335.9023" calcext:value-type="float">
            <text:p>335.9023</text:p>
          </table:table-cell>
          <table:table-cell office:value-type="float" office:value="0.1477061" calcext:value-type="float">
            <text:p>0.147706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8126" calcext:value-type="float">
            <text:p>0.6738126</text:p>
          </table:table-cell>
          <table:table-cell office:value-type="float" office:value="370" calcext:value-type="float">
            <text:p>370</text:p>
          </table:table-cell>
          <table:table-cell office:value-type="float" office:value="89.57455" calcext:value-type="float">
            <text:p>89.57455</text:p>
          </table:table-cell>
          <table:table-cell office:value-type="float" office:value="0" calcext:value-type="float">
            <text:p>0</text:p>
          </table:table-cell>
          <table:table-cell office:value-type="float" office:value="312.959" calcext:value-type="float">
            <text:p>312.959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1328.667" calcext:value-type="float">
            <text:p>1328.667</text:p>
          </table:table-cell>
          <table:table-cell office:value-type="float" office:value="1323.047" calcext:value-type="float">
            <text:p>1323.047</text:p>
          </table:table-cell>
          <table:table-cell office:value-type="float" office:value="798.3394" calcext:value-type="float">
            <text:p>798.3394</text:p>
          </table:table-cell>
          <table:table-cell office:value-type="float" office:value="1104.575" calcext:value-type="float">
            <text:p>1104.575</text:p>
          </table:table-cell>
          <table:table-cell office:value-type="float" office:value="419.1443" calcext:value-type="float">
            <text:p>419.1443</text:p>
          </table:table-cell>
          <table:table-cell office:value-type="float" office:value="1877.23" calcext:value-type="float">
            <text:p>1877.23</text:p>
          </table:table-cell>
          <table:table-cell office:value-type="float" office:value="2107.289" calcext:value-type="float">
            <text:p>2107.289</text:p>
          </table:table-cell>
          <table:table-cell office:value-type="float" office:value="1677.941" calcext:value-type="float">
            <text:p>1677.941</text:p>
          </table:table-cell>
          <table:table-cell office:value-type="float" office:value="584.9544" calcext:value-type="float">
            <text:p>584.9544</text:p>
          </table:table-cell>
          <table:table-cell office:value-type="float" office:value="570.1337" calcext:value-type="float">
            <text:p>570.1337</text:p>
          </table:table-cell>
          <table:table-cell office:value-type="float" office:value="142.867" calcext:value-type="float">
            <text:p>142.867</text:p>
          </table:table-cell>
          <table:table-cell office:value-type="float" office:value="35.71147" calcext:value-type="float">
            <text:p>35.71147</text:p>
          </table:table-cell>
          <table:table-cell office:value-type="float" office:value="0" calcext:value-type="float">
            <text:p>0</text:p>
          </table:table-cell>
          <table:table-cell office:value-type="float" office:value="-0.08928824" calcext:value-type="float">
            <text:p>-0.08928824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2.8079" calcext:value-type="float">
            <text:p>-612.8079</text:p>
          </table:table-cell>
          <table:table-cell office:value-type="float" office:value="0" calcext:value-type="float">
            <text:p>0</text:p>
          </table:table-cell>
          <table:table-cell office:value-type="float" office:value="5.562897" calcext:value-type="float">
            <text:p>5.56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537.4568" calcext:value-type="float">
            <text:p>537.4568</text:p>
          </table:table-cell>
          <table:table-cell office:value-type="float" office:value="13165.57" calcext:value-type="float">
            <text:p>13165.5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2.6176" calcext:value-type="float">
            <text:p>-682.6176</text:p>
          </table:table-cell>
          <table:table-cell office:value-type="float" office:value="1989.651" calcext:value-type="float">
            <text:p>1989.65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8954" calcext:value-type="float">
            <text:p>95.18954</text:p>
          </table:table-cell>
          <table:table-cell office:value-type="float" office:value="335.8496" calcext:value-type="float">
            <text:p>335.8496</text:p>
          </table:table-cell>
          <table:table-cell office:value-type="float" office:value="0.1484002" calcext:value-type="float">
            <text:p>0.148400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34517" calcext:value-type="float">
            <text:p>0.6734517</text:p>
          </table:table-cell>
          <table:table-cell office:value-type="float" office:value="370" calcext:value-type="float">
            <text:p>370</text:p>
          </table:table-cell>
          <table:table-cell office:value-type="float" office:value="88.61601" calcext:value-type="float">
            <text:p>88.61601</text:p>
          </table:table-cell>
          <table:table-cell office:value-type="float" office:value="0" calcext:value-type="float">
            <text:p>0</text:p>
          </table:table-cell>
          <table:table-cell office:value-type="float" office:value="312.9768" calcext:value-type="float">
            <text:p>312.9768</text:p>
          </table:table-cell>
          <table:table-cell office:value-type="float" office:value="1085.03" calcext:value-type="float">
            <text:p>1085.03</text:p>
          </table:table-cell>
          <table:table-cell office:value-type="float" office:value="1328.447" calcext:value-type="float">
            <text:p>1328.447</text:p>
          </table:table-cell>
          <table:table-cell office:value-type="float" office:value="1322.896" calcext:value-type="float">
            <text:p>1322.896</text:p>
          </table:table-cell>
          <table:table-cell office:value-type="float" office:value="798.2274" calcext:value-type="float">
            <text:p>798.2274</text:p>
          </table:table-cell>
          <table:table-cell office:value-type="float" office:value="1104.506" calcext:value-type="float">
            <text:p>1104.506</text:p>
          </table:table-cell>
          <table:table-cell office:value-type="float" office:value="419.1195" calcext:value-type="float">
            <text:p>419.1195</text:p>
          </table:table-cell>
          <table:table-cell office:value-type="float" office:value="1877.173" calcext:value-type="float">
            <text:p>1877.173</text:p>
          </table:table-cell>
          <table:table-cell office:value-type="float" office:value="2107.246" calcext:value-type="float">
            <text:p>2107.246</text:p>
          </table:table-cell>
          <table:table-cell office:value-type="float" office:value="1677.908" calcext:value-type="float">
            <text:p>1677.908</text:p>
          </table:table-cell>
          <table:table-cell office:value-type="float" office:value="584.9464" calcext:value-type="float">
            <text:p>584.9464</text:p>
          </table:table-cell>
          <table:table-cell office:value-type="float" office:value="570.1263" calcext:value-type="float">
            <text:p>570.1263</text:p>
          </table:table-cell>
          <table:table-cell office:value-type="float" office:value="142.8669" calcext:value-type="float">
            <text:p>142.8669</text:p>
          </table:table-cell>
          <table:table-cell office:value-type="float" office:value="35.71143" calcext:value-type="float">
            <text:p>35.71143</text:p>
          </table:table-cell>
          <table:table-cell office:value-type="float" office:value="0" calcext:value-type="float">
            <text:p>0</text:p>
          </table:table-cell>
          <table:table-cell office:value-type="float" office:value="-0.08929972" calcext:value-type="float">
            <text:p>-0.0892997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3.7283" calcext:value-type="float">
            <text:p>-613.7283</text:p>
          </table:table-cell>
          <table:table-cell office:value-type="float" office:value="0" calcext:value-type="float">
            <text:p>0</text:p>
          </table:table-cell>
          <table:table-cell office:value-type="float" office:value="5.517121" calcext:value-type="float">
            <text:p>5.51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536.8455" calcext:value-type="float">
            <text:p>536.8455</text:p>
          </table:table-cell>
          <table:table-cell office:value-type="float" office:value="13165.22" calcext:value-type="float">
            <text:p>13165.22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3.5355" calcext:value-type="float">
            <text:p>-683.5355</text:p>
          </table:table-cell>
          <table:table-cell office:value-type="float" office:value="1992.918" calcext:value-type="float">
            <text:p>1992.918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8899" calcext:value-type="float">
            <text:p>95.18899</text:p>
          </table:table-cell>
          <table:table-cell office:value-type="float" office:value="335.8143" calcext:value-type="float">
            <text:p>335.8143</text:p>
          </table:table-cell>
          <table:table-cell office:value-type="float" office:value="0.1491145" calcext:value-type="float">
            <text:p>0.1491145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21962" calcext:value-type="float">
            <text:p>0.6721962</text:p>
          </table:table-cell>
          <table:table-cell office:value-type="float" office:value="370" calcext:value-type="float">
            <text:p>370</text:p>
          </table:table-cell>
          <table:table-cell office:value-type="float" office:value="87.70008" calcext:value-type="float">
            <text:p>87.70008</text:p>
          </table:table-cell>
          <table:table-cell office:value-type="float" office:value="0" calcext:value-type="float">
            <text:p>0</text:p>
          </table:table-cell>
          <table:table-cell office:value-type="float" office:value="312.9951" calcext:value-type="float">
            <text:p>312.9951</text:p>
          </table:table-cell>
          <table:table-cell office:value-type="float" office:value="1084.81" calcext:value-type="float">
            <text:p>1084.81</text:p>
          </table:table-cell>
          <table:table-cell office:value-type="float" office:value="1328.227" calcext:value-type="float">
            <text:p>1328.227</text:p>
          </table:table-cell>
          <table:table-cell office:value-type="float" office:value="1322.742" calcext:value-type="float">
            <text:p>1322.742</text:p>
          </table:table-cell>
          <table:table-cell office:value-type="float" office:value="798.113" calcext:value-type="float">
            <text:p>798.113</text:p>
          </table:table-cell>
          <table:table-cell office:value-type="float" office:value="1104.436" calcext:value-type="float">
            <text:p>1104.436</text:p>
          </table:table-cell>
          <table:table-cell office:value-type="float" office:value="419.0945" calcext:value-type="float">
            <text:p>419.0945</text:p>
          </table:table-cell>
          <table:table-cell office:value-type="float" office:value="1877.115" calcext:value-type="float">
            <text:p>1877.115</text:p>
          </table:table-cell>
          <table:table-cell office:value-type="float" office:value="2107.204" calcext:value-type="float">
            <text:p>2107.204</text:p>
          </table:table-cell>
          <table:table-cell office:value-type="float" office:value="1677.876" calcext:value-type="float">
            <text:p>1677.876</text:p>
          </table:table-cell>
          <table:table-cell office:value-type="float" office:value="584.9383" calcext:value-type="float">
            <text:p>584.9383</text:p>
          </table:table-cell>
          <table:table-cell office:value-type="float" office:value="570.119" calcext:value-type="float">
            <text:p>570.119</text:p>
          </table:table-cell>
          <table:table-cell office:value-type="float" office:value="142.8668" calcext:value-type="float">
            <text:p>142.8668</text:p>
          </table:table-cell>
          <table:table-cell office:value-type="float" office:value="35.71143" calcext:value-type="float">
            <text:p>35.71143</text:p>
          </table:table-cell>
          <table:table-cell office:value-type="float" office:value="0" calcext:value-type="float">
            <text:p>0</text:p>
          </table:table-cell>
          <table:table-cell office:value-type="float" office:value="-0.08931443" calcext:value-type="float">
            <text:p>-0.08931443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4.6279" calcext:value-type="float">
            <text:p>-614.6279</text:p>
          </table:table-cell>
          <table:table-cell office:value-type="float" office:value="0" calcext:value-type="float">
            <text:p>0</text:p>
          </table:table-cell>
          <table:table-cell office:value-type="float" office:value="5.491783" calcext:value-type="float">
            <text:p>5.49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536.2542" calcext:value-type="float">
            <text:p>536.2542</text:p>
          </table:table-cell>
          <table:table-cell office:value-type="float" office:value="13164.87" calcext:value-type="float">
            <text:p>13164.8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4.443" calcext:value-type="float">
            <text:p>-684.443</text:p>
          </table:table-cell>
          <table:table-cell office:value-type="float" office:value="1994.964" calcext:value-type="float">
            <text:p>1994.96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9241" calcext:value-type="float">
            <text:p>95.19241</text:p>
          </table:table-cell>
          <table:table-cell office:value-type="float" office:value="335.7788" calcext:value-type="float">
            <text:p>335.7788</text:p>
          </table:table-cell>
          <table:table-cell office:value-type="float" office:value="0.149853" calcext:value-type="float">
            <text:p>0.149853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10132" calcext:value-type="float">
            <text:p>0.6710132</text:p>
          </table:table-cell>
          <table:table-cell office:value-type="float" office:value="370" calcext:value-type="float">
            <text:p>370</text:p>
          </table:table-cell>
          <table:table-cell office:value-type="float" office:value="86.79453" calcext:value-type="float">
            <text:p>86.79453</text:p>
          </table:table-cell>
          <table:table-cell office:value-type="float" office:value="0" calcext:value-type="float">
            <text:p>0</text:p>
          </table:table-cell>
          <table:table-cell office:value-type="float" office:value="313.0141" calcext:value-type="float">
            <text:p>313.0141</text:p>
          </table:table-cell>
          <table:table-cell office:value-type="float" office:value="1084.603" calcext:value-type="float">
            <text:p>1084.603</text:p>
          </table:table-cell>
          <table:table-cell office:value-type="float" office:value="1328.016" calcext:value-type="float">
            <text:p>1328.016</text:p>
          </table:table-cell>
          <table:table-cell office:value-type="float" office:value="1322.593" calcext:value-type="float">
            <text:p>1322.593</text:p>
          </table:table-cell>
          <table:table-cell office:value-type="float" office:value="797.9988" calcext:value-type="float">
            <text:p>797.9988</text:p>
          </table:table-cell>
          <table:table-cell office:value-type="float" office:value="1104.367" calcext:value-type="float">
            <text:p>1104.367</text:p>
          </table:table-cell>
          <table:table-cell office:value-type="float" office:value="419.0695" calcext:value-type="float">
            <text:p>419.0695</text:p>
          </table:table-cell>
          <table:table-cell office:value-type="float" office:value="1877.058" calcext:value-type="float">
            <text:p>1877.058</text:p>
          </table:table-cell>
          <table:table-cell office:value-type="float" office:value="2107.161" calcext:value-type="float">
            <text:p>2107.161</text:p>
          </table:table-cell>
          <table:table-cell office:value-type="float" office:value="1677.843" calcext:value-type="float">
            <text:p>1677.843</text:p>
          </table:table-cell>
          <table:table-cell office:value-type="float" office:value="584.9303" calcext:value-type="float">
            <text:p>584.9303</text:p>
          </table:table-cell>
          <table:table-cell office:value-type="float" office:value="570.1117" calcext:value-type="float">
            <text:p>570.1117</text:p>
          </table:table-cell>
          <table:table-cell office:value-type="float" office:value="142.8667" calcext:value-type="float">
            <text:p>142.8667</text:p>
          </table:table-cell>
          <table:table-cell office:value-type="float" office:value="35.71143" calcext:value-type="float">
            <text:p>35.71143</text:p>
          </table:table-cell>
          <table:table-cell office:value-type="float" office:value="0" calcext:value-type="float">
            <text:p>0</text:p>
          </table:table-cell>
          <table:table-cell office:value-type="float" office:value="-0.08932906" calcext:value-type="float">
            <text:p>-0.0893290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5.499" calcext:value-type="float">
            <text:p>-615.499</text:p>
          </table:table-cell>
          <table:table-cell office:value-type="float" office:value="0" calcext:value-type="float">
            <text:p>0</text:p>
          </table:table-cell>
          <table:table-cell office:value-type="float" office:value="5.449727" calcext:value-type="float">
            <text:p>5.449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535.6754" calcext:value-type="float">
            <text:p>535.6754</text:p>
          </table:table-cell>
          <table:table-cell office:value-type="float" office:value="13164.53" calcext:value-type="float">
            <text:p>13164.5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5.313" calcext:value-type="float">
            <text:p>-685.313</text:p>
          </table:table-cell>
          <table:table-cell office:value-type="float" office:value="1998.209" calcext:value-type="float">
            <text:p>1998.209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22582" calcext:value-type="float">
            <text:p>95.22582</text:p>
          </table:table-cell>
          <table:table-cell office:value-type="float" office:value="335.726" calcext:value-type="float">
            <text:p>335.726</text:p>
          </table:table-cell>
          <table:table-cell office:value-type="float" office:value="0.1506541" calcext:value-type="float">
            <text:p>0.1506541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5.92551" calcext:value-type="float">
            <text:p>85.92551</text:p>
          </table:table-cell>
          <table:table-cell office:value-type="float" office:value="0" calcext:value-type="float">
            <text:p>0</text:p>
          </table:table-cell>
          <table:table-cell office:value-type="float" office:value="313.0349" calcext:value-type="float">
            <text:p>313.0349</text:p>
          </table:table-cell>
          <table:table-cell office:value-type="float" office:value="1084.418" calcext:value-type="float">
            <text:p>1084.418</text:p>
          </table:table-cell>
          <table:table-cell office:value-type="float" office:value="1327.816" calcext:value-type="float">
            <text:p>1327.816</text:p>
          </table:table-cell>
          <table:table-cell office:value-type="float" office:value="1322.448" calcext:value-type="float">
            <text:p>1322.448</text:p>
          </table:table-cell>
          <table:table-cell office:value-type="float" office:value="797.8826" calcext:value-type="float">
            <text:p>797.8826</text:p>
          </table:table-cell>
          <table:table-cell office:value-type="float" office:value="1104.297" calcext:value-type="float">
            <text:p>1104.297</text:p>
          </table:table-cell>
          <table:table-cell office:value-type="float" office:value="419.0446" calcext:value-type="float">
            <text:p>419.0446</text:p>
          </table:table-cell>
          <table:table-cell office:value-type="float" office:value="1877.001" calcext:value-type="float">
            <text:p>1877.001</text:p>
          </table:table-cell>
          <table:table-cell office:value-type="float" office:value="2107.119" calcext:value-type="float">
            <text:p>2107.119</text:p>
          </table:table-cell>
          <table:table-cell office:value-type="float" office:value="1677.811" calcext:value-type="float">
            <text:p>1677.811</text:p>
          </table:table-cell>
          <table:table-cell office:value-type="float" office:value="584.9223" calcext:value-type="float">
            <text:p>584.9223</text:p>
          </table:table-cell>
          <table:table-cell office:value-type="float" office:value="570.1044" calcext:value-type="float">
            <text:p>570.1044</text:p>
          </table:table-cell>
          <table:table-cell office:value-type="float" office:value="142.8666" calcext:value-type="float">
            <text:p>142.8666</text:p>
          </table:table-cell>
          <table:table-cell office:value-type="float" office:value="35.71141" calcext:value-type="float">
            <text:p>35.71141</text:p>
          </table:table-cell>
          <table:table-cell office:value-type="float" office:value="0" calcext:value-type="float">
            <text:p>0</text:p>
          </table:table-cell>
          <table:table-cell office:value-type="float" office:value="-0.08933486" calcext:value-type="float">
            <text:p>-0.089334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6.347" calcext:value-type="float">
            <text:p>-616.347</text:p>
          </table:table-cell>
          <table:table-cell office:value-type="float" office:value="0" calcext:value-type="float">
            <text:p>0</text:p>
          </table:table-cell>
          <table:table-cell office:value-type="float" office:value="5.421415" calcext:value-type="float">
            <text:p>5.42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535.2288" calcext:value-type="float">
            <text:p>535.2288</text:p>
          </table:table-cell>
          <table:table-cell office:value-type="float" office:value="13164.21" calcext:value-type="float">
            <text:p>13164.2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6.0353" calcext:value-type="float">
            <text:p>-686.0353</text:p>
          </table:table-cell>
          <table:table-cell office:value-type="float" office:value="2001.915" calcext:value-type="float">
            <text:p>2001.91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21301" calcext:value-type="float">
            <text:p>95.21301</text:p>
          </table:table-cell>
          <table:table-cell office:value-type="float" office:value="335.7079" calcext:value-type="float">
            <text:p>335.7079</text:p>
          </table:table-cell>
          <table:table-cell office:value-type="float" office:value="0.1514847" calcext:value-type="float">
            <text:p>0.151484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5.20405" calcext:value-type="float">
            <text:p>85.20405</text:p>
          </table:table-cell>
          <table:table-cell office:value-type="float" office:value="0" calcext:value-type="float">
            <text:p>0</text:p>
          </table:table-cell>
          <table:table-cell office:value-type="float" office:value="313.0505" calcext:value-type="float">
            <text:p>313.0505</text:p>
          </table:table-cell>
          <table:table-cell office:value-type="float" office:value="1084.277" calcext:value-type="float">
            <text:p>1084.277</text:p>
          </table:table-cell>
          <table:table-cell office:value-type="float" office:value="1327.66" calcext:value-type="float">
            <text:p>1327.66</text:p>
          </table:table-cell>
          <table:table-cell office:value-type="float" office:value="1322.325" calcext:value-type="float">
            <text:p>1322.325</text:p>
          </table:table-cell>
          <table:table-cell office:value-type="float" office:value="797.7795" calcext:value-type="float">
            <text:p>797.7795</text:p>
          </table:table-cell>
          <table:table-cell office:value-type="float" office:value="1104.232" calcext:value-type="float">
            <text:p>1104.232</text:p>
          </table:table-cell>
          <table:table-cell office:value-type="float" office:value="419.0214" calcext:value-type="float">
            <text:p>419.0214</text:p>
          </table:table-cell>
          <table:table-cell office:value-type="float" office:value="1876.945" calcext:value-type="float">
            <text:p>1876.945</text:p>
          </table:table-cell>
          <table:table-cell office:value-type="float" office:value="2107.076" calcext:value-type="float">
            <text:p>2107.076</text:p>
          </table:table-cell>
          <table:table-cell office:value-type="float" office:value="1677.778" calcext:value-type="float">
            <text:p>1677.778</text:p>
          </table:table-cell>
          <table:table-cell office:value-type="float" office:value="584.9142" calcext:value-type="float">
            <text:p>584.9142</text:p>
          </table:table-cell>
          <table:table-cell office:value-type="float" office:value="570.097" calcext:value-type="float">
            <text:p>570.097</text:p>
          </table:table-cell>
          <table:table-cell office:value-type="float" office:value="142.8665" calcext:value-type="float">
            <text:p>142.8665</text:p>
          </table:table-cell>
          <table:table-cell office:value-type="float" office:value="35.71139" calcext:value-type="float">
            <text:p>35.71139</text:p>
          </table:table-cell>
          <table:table-cell office:value-type="float" office:value="0" calcext:value-type="float">
            <text:p>0</text:p>
          </table:table-cell>
          <table:table-cell office:value-type="float" office:value="-0.08933924" calcext:value-type="float">
            <text:p>-0.08933924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7.0323" calcext:value-type="float">
            <text:p>-617.0323</text:p>
          </table:table-cell>
          <table:table-cell office:value-type="float" office:value="0" calcext:value-type="float">
            <text:p>0</text:p>
          </table:table-cell>
          <table:table-cell office:value-type="float" office:value="5.381792" calcext:value-type="float">
            <text:p>5.38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534.8552" calcext:value-type="float">
            <text:p>534.8552</text:p>
          </table:table-cell>
          <table:table-cell office:value-type="float" office:value="13163.93" calcext:value-type="float">
            <text:p>13163.9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6.6535" calcext:value-type="float">
            <text:p>-686.6535</text:p>
          </table:table-cell>
          <table:table-cell office:value-type="float" office:value="2002.521" calcext:value-type="float">
            <text:p>2002.52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741" calcext:value-type="float">
            <text:p>95.1741</text:p>
          </table:table-cell>
          <table:table-cell office:value-type="float" office:value="335.6946" calcext:value-type="float">
            <text:p>335.6946</text:p>
          </table:table-cell>
          <table:table-cell office:value-type="float" office:value="0.152319" calcext:value-type="float">
            <text:p>0.152319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4.58666" calcext:value-type="float">
            <text:p>84.58666</text:p>
          </table:table-cell>
          <table:table-cell office:value-type="float" office:value="0" calcext:value-type="float">
            <text:p>0</text:p>
          </table:table-cell>
          <table:table-cell office:value-type="float" office:value="313.0674" calcext:value-type="float">
            <text:p>313.0674</text:p>
          </table:table-cell>
          <table:table-cell office:value-type="float" office:value="1084.162" calcext:value-type="float">
            <text:p>1084.162</text:p>
          </table:table-cell>
          <table:table-cell office:value-type="float" office:value="1327.531" calcext:value-type="float">
            <text:p>1327.531</text:p>
          </table:table-cell>
          <table:table-cell office:value-type="float" office:value="1322.22" calcext:value-type="float">
            <text:p>1322.22</text:p>
          </table:table-cell>
          <table:table-cell office:value-type="float" office:value="797.6896" calcext:value-type="float">
            <text:p>797.6896</text:p>
          </table:table-cell>
          <table:table-cell office:value-type="float" office:value="1104.174" calcext:value-type="float">
            <text:p>1104.174</text:p>
          </table:table-cell>
          <table:table-cell office:value-type="float" office:value="418.9997" calcext:value-type="float">
            <text:p>418.9997</text:p>
          </table:table-cell>
          <table:table-cell office:value-type="float" office:value="1876.89" calcext:value-type="float">
            <text:p>1876.89</text:p>
          </table:table-cell>
          <table:table-cell office:value-type="float" office:value="2107.034" calcext:value-type="float">
            <text:p>2107.034</text:p>
          </table:table-cell>
          <table:table-cell office:value-type="float" office:value="1677.746" calcext:value-type="float">
            <text:p>1677.746</text:p>
          </table:table-cell>
          <table:table-cell office:value-type="float" office:value="584.9062" calcext:value-type="float">
            <text:p>584.9062</text:p>
          </table:table-cell>
          <table:table-cell office:value-type="float" office:value="570.0897" calcext:value-type="float">
            <text:p>570.0897</text:p>
          </table:table-cell>
          <table:table-cell office:value-type="float" office:value="142.8664" calcext:value-type="float">
            <text:p>142.8664</text:p>
          </table:table-cell>
          <table:table-cell office:value-type="float" office:value="35.71136" calcext:value-type="float">
            <text:p>35.71136</text:p>
          </table:table-cell>
          <table:table-cell office:value-type="float" office:value="0" calcext:value-type="float">
            <text:p>0</text:p>
          </table:table-cell>
          <table:table-cell office:value-type="float" office:value="-0.08934579" calcext:value-type="float">
            <text:p>-0.08934579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7.6201" calcext:value-type="float">
            <text:p>-617.6201</text:p>
          </table:table-cell>
          <table:table-cell office:value-type="float" office:value="0" calcext:value-type="float">
            <text:p>0</text:p>
          </table:table-cell>
          <table:table-cell office:value-type="float" office:value="5.346649" calcext:value-type="float">
            <text:p>5.346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534.4452" calcext:value-type="float">
            <text:p>534.4452</text:p>
          </table:table-cell>
          <table:table-cell office:value-type="float" office:value="13163.63" calcext:value-type="float">
            <text:p>13163.6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7.301" calcext:value-type="float">
            <text:p>-687.301</text:p>
          </table:table-cell>
          <table:table-cell office:value-type="float" office:value="2004.428" calcext:value-type="float">
            <text:p>2004.428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321" calcext:value-type="float">
            <text:p>95.1321</text:p>
          </table:table-cell>
          <table:table-cell office:value-type="float" office:value="335.6795" calcext:value-type="float">
            <text:p>335.6795</text:p>
          </table:table-cell>
          <table:table-cell office:value-type="float" office:value="0.1531967" calcext:value-type="float">
            <text:p>0.1531967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3.94002" calcext:value-type="float">
            <text:p>83.94002</text:p>
          </table:table-cell>
          <table:table-cell office:value-type="float" office:value="0" calcext:value-type="float">
            <text:p>0</text:p>
          </table:table-cell>
          <table:table-cell office:value-type="float" office:value="313.0834" calcext:value-type="float">
            <text:p>313.0834</text:p>
          </table:table-cell>
          <table:table-cell office:value-type="float" office:value="1084.029" calcext:value-type="float">
            <text:p>1084.029</text:p>
          </table:table-cell>
          <table:table-cell office:value-type="float" office:value="1327.385" calcext:value-type="float">
            <text:p>1327.385</text:p>
          </table:table-cell>
          <table:table-cell office:value-type="float" office:value="1322.106" calcext:value-type="float">
            <text:p>1322.106</text:p>
          </table:table-cell>
          <table:table-cell office:value-type="float" office:value="797.5997" calcext:value-type="float">
            <text:p>797.5997</text:p>
          </table:table-cell>
          <table:table-cell office:value-type="float" office:value="1104.116" calcext:value-type="float">
            <text:p>1104.116</text:p>
          </table:table-cell>
          <table:table-cell office:value-type="float" office:value="418.9793" calcext:value-type="float">
            <text:p>418.9793</text:p>
          </table:table-cell>
          <table:table-cell office:value-type="float" office:value="1876.838" calcext:value-type="float">
            <text:p>1876.838</text:p>
          </table:table-cell>
          <table:table-cell office:value-type="float" office:value="2106.992" calcext:value-type="float">
            <text:p>2106.992</text:p>
          </table:table-cell>
          <table:table-cell office:value-type="float" office:value="1677.713" calcext:value-type="float">
            <text:p>1677.713</text:p>
          </table:table-cell>
          <table:table-cell office:value-type="float" office:value="584.8983" calcext:value-type="float">
            <text:p>584.8983</text:p>
          </table:table-cell>
          <table:table-cell office:value-type="float" office:value="570.0825" calcext:value-type="float">
            <text:p>570.0825</text:p>
          </table:table-cell>
          <table:table-cell office:value-type="float" office:value="142.8663" calcext:value-type="float">
            <text:p>142.8663</text:p>
          </table:table-cell>
          <table:table-cell office:value-type="float" office:value="35.71134" calcext:value-type="float">
            <text:p>35.71134</text:p>
          </table:table-cell>
          <table:table-cell office:value-type="float" office:value="0" calcext:value-type="float">
            <text:p>0</text:p>
          </table:table-cell>
          <table:table-cell office:value-type="float" office:value="-0.0893539" calcext:value-type="float">
            <text:p>-0.0893539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8.244" calcext:value-type="float">
            <text:p>-618.244</text:p>
          </table:table-cell>
          <table:table-cell office:value-type="float" office:value="0" calcext:value-type="float">
            <text:p>0</text:p>
          </table:table-cell>
          <table:table-cell office:value-type="float" office:value="5.321067" calcext:value-type="float">
            <text:p>5.32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534.0038" calcext:value-type="float">
            <text:p>534.0038</text:p>
          </table:table-cell>
          <table:table-cell office:value-type="float" office:value="13163.34" calcext:value-type="float">
            <text:p>13163.34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7.9796" calcext:value-type="float">
            <text:p>-687.9796</text:p>
          </table:table-cell>
          <table:table-cell office:value-type="float" office:value="2006.533" calcext:value-type="float">
            <text:p>2006.53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09895" calcext:value-type="float">
            <text:p>95.09895</text:p>
          </table:table-cell>
          <table:table-cell office:value-type="float" office:value="335.6597" calcext:value-type="float">
            <text:p>335.6597</text:p>
          </table:table-cell>
          <table:table-cell office:value-type="float" office:value="0.1541046" calcext:value-type="float">
            <text:p>0.1541046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55" calcext:value-type="float">
            <text:p>0.06046855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3.26234" calcext:value-type="float">
            <text:p>83.26234</text:p>
          </table:table-cell>
          <table:table-cell office:value-type="float" office:value="0" calcext:value-type="float">
            <text:p>0</text:p>
          </table:table-cell>
          <table:table-cell office:value-type="float" office:value="313.0995" calcext:value-type="float">
            <text:p>313.0995</text:p>
          </table:table-cell>
          <table:table-cell office:value-type="float" office:value="1083.886" calcext:value-type="float">
            <text:p>1083.886</text:p>
          </table:table-cell>
          <table:table-cell office:value-type="float" office:value="1327.229" calcext:value-type="float">
            <text:p>1327.229</text:p>
          </table:table-cell>
          <table:table-cell office:value-type="float" office:value="1321.984" calcext:value-type="float">
            <text:p>1321.984</text:p>
          </table:table-cell>
          <table:table-cell office:value-type="float" office:value="797.5053" calcext:value-type="float">
            <text:p>797.5053</text:p>
          </table:table-cell>
          <table:table-cell office:value-type="float" office:value="1104.058" calcext:value-type="float">
            <text:p>1104.058</text:p>
          </table:table-cell>
          <table:table-cell office:value-type="float" office:value="418.9589" calcext:value-type="float">
            <text:p>418.9589</text:p>
          </table:table-cell>
          <table:table-cell office:value-type="float" office:value="1876.786" calcext:value-type="float">
            <text:p>1876.786</text:p>
          </table:table-cell>
          <table:table-cell office:value-type="float" office:value="2106.95" calcext:value-type="float">
            <text:p>2106.95</text:p>
          </table:table-cell>
          <table:table-cell office:value-type="float" office:value="1677.681" calcext:value-type="float">
            <text:p>1677.681</text:p>
          </table:table-cell>
          <table:table-cell office:value-type="float" office:value="584.8903" calcext:value-type="float">
            <text:p>584.8903</text:p>
          </table:table-cell>
          <table:table-cell office:value-type="float" office:value="570.0751" calcext:value-type="float">
            <text:p>570.0751</text:p>
          </table:table-cell>
          <table:table-cell office:value-type="float" office:value="142.8662" calcext:value-type="float">
            <text:p>142.8662</text:p>
          </table:table-cell>
          <table:table-cell office:value-type="float" office:value="35.71131" calcext:value-type="float">
            <text:p>35.71131</text:p>
          </table:table-cell>
          <table:table-cell office:value-type="float" office:value="0" calcext:value-type="float">
            <text:p>0</text:p>
          </table:table-cell>
          <table:table-cell office:value-type="float" office:value="-0.08936317" calcext:value-type="float">
            <text:p>-0.08936317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8.9006" calcext:value-type="float">
            <text:p>-618.9006</text:p>
          </table:table-cell>
          <table:table-cell office:value-type="float" office:value="0" calcext:value-type="float">
            <text:p>0</text:p>
          </table:table-cell>
          <table:table-cell office:value-type="float" office:value="5.297786" calcext:value-type="float">
            <text:p>5.297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533.4902" calcext:value-type="float">
            <text:p>533.4902</text:p>
          </table:table-cell>
          <table:table-cell office:value-type="float" office:value="13163.06" calcext:value-type="float">
            <text:p>13163.0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8.5764" calcext:value-type="float">
            <text:p>-688.5764</text:p>
          </table:table-cell>
          <table:table-cell office:value-type="float" office:value="2005.434" calcext:value-type="float">
            <text:p>2005.43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15237" calcext:value-type="float">
            <text:p>95.15237</text:p>
          </table:table-cell>
          <table:table-cell office:value-type="float" office:value="335.5634" calcext:value-type="float">
            <text:p>335.5634</text:p>
          </table:table-cell>
          <table:table-cell office:value-type="float" office:value="0.1547582" calcext:value-type="float">
            <text:p>0.1547582</text:p>
          </table:table-cell>
          <table:table-cell office:value-type="float" office:value="1.340118" calcext:value-type="float">
            <text:p>1.340118</text:p>
          </table:table-cell>
          <table:table-cell office:value-type="float" office:value="0.06046872" calcext:value-type="float">
            <text:p>0.06046872</text:p>
          </table:table-cell>
          <table:table-cell office:value-type="float" office:value="0.01352036" calcext:value-type="float">
            <text:p>0.01352036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2.66624" calcext:value-type="float">
            <text:p>82.66624</text:p>
          </table:table-cell>
          <table:table-cell office:value-type="float" office:value="0" calcext:value-type="float">
            <text:p>0</text:p>
          </table:table-cell>
          <table:table-cell office:value-type="float" office:value="313.1204" calcext:value-type="float">
            <text:p>313.1204</text:p>
          </table:table-cell>
          <table:table-cell office:value-type="float" office:value="1083.752" calcext:value-type="float">
            <text:p>1083.752</text:p>
          </table:table-cell>
          <table:table-cell office:value-type="float" office:value="1327.084" calcext:value-type="float">
            <text:p>1327.084</text:p>
          </table:table-cell>
          <table:table-cell office:value-type="float" office:value="1321.867" calcext:value-type="float">
            <text:p>1321.867</text:p>
          </table:table-cell>
          <table:table-cell office:value-type="float" office:value="797.4066" calcext:value-type="float">
            <text:p>797.4066</text:p>
          </table:table-cell>
          <table:table-cell office:value-type="float" office:value="1103.999" calcext:value-type="float">
            <text:p>1103.999</text:p>
          </table:table-cell>
          <table:table-cell office:value-type="float" office:value="418.9377" calcext:value-type="float">
            <text:p>418.9377</text:p>
          </table:table-cell>
          <table:table-cell office:value-type="float" office:value="1876.734" calcext:value-type="float">
            <text:p>1876.734</text:p>
          </table:table-cell>
          <table:table-cell office:value-type="float" office:value="2106.909" calcext:value-type="float">
            <text:p>2106.909</text:p>
          </table:table-cell>
          <table:table-cell office:value-type="float" office:value="1677.65" calcext:value-type="float">
            <text:p>1677.65</text:p>
          </table:table-cell>
          <table:table-cell office:value-type="float" office:value="584.8823" calcext:value-type="float">
            <text:p>584.8823</text:p>
          </table:table-cell>
          <table:table-cell office:value-type="float" office:value="570.0679" calcext:value-type="float">
            <text:p>570.0679</text:p>
          </table:table-cell>
          <table:table-cell office:value-type="float" office:value="142.8661" calcext:value-type="float">
            <text:p>142.8661</text:p>
          </table:table-cell>
          <table:table-cell office:value-type="float" office:value="35.71129" calcext:value-type="float">
            <text:p>35.71129</text:p>
          </table:table-cell>
          <table:table-cell office:value-type="float" office:value="0" calcext:value-type="float">
            <text:p>0</text:p>
          </table:table-cell>
          <table:table-cell office:value-type="float" office:value="-0.08936559" calcext:value-type="float">
            <text:p>-0.08936559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19.6105" calcext:value-type="float">
            <text:p>-619.6105</text:p>
          </table:table-cell>
          <table:table-cell office:value-type="float" office:value="0" calcext:value-type="float">
            <text:p>0</text:p>
          </table:table-cell>
          <table:table-cell office:value-type="float" office:value="5.408873" calcext:value-type="float">
            <text:p>5.40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532.9313" calcext:value-type="float">
            <text:p>532.9313</text:p>
          </table:table-cell>
          <table:table-cell office:value-type="float" office:value="13162.81" calcext:value-type="float">
            <text:p>13162.8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9.1102" calcext:value-type="float">
            <text:p>-689.1102</text:p>
          </table:table-cell>
          <table:table-cell office:value-type="float" office:value="1997.513" calcext:value-type="float">
            <text:p>1997.51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27671" calcext:value-type="float">
            <text:p>95.27671</text:p>
          </table:table-cell>
          <table:table-cell office:value-type="float" office:value="335.3948" calcext:value-type="float">
            <text:p>335.3948</text:p>
          </table:table-cell>
          <table:table-cell office:value-type="float" office:value="0.1549109" calcext:value-type="float">
            <text:p>0.154910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49968" calcext:value-type="float">
            <text:p>0.0604996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2.12946" calcext:value-type="float">
            <text:p>82.12946</text:p>
          </table:table-cell>
          <table:table-cell office:value-type="float" office:value="0" calcext:value-type="float">
            <text:p>0</text:p>
          </table:table-cell>
          <table:table-cell office:value-type="float" office:value="313.1527" calcext:value-type="float">
            <text:p>313.1527</text:p>
          </table:table-cell>
          <table:table-cell office:value-type="float" office:value="1083.625" calcext:value-type="float">
            <text:p>1083.625</text:p>
          </table:table-cell>
          <table:table-cell office:value-type="float" office:value="1326.949" calcext:value-type="float">
            <text:p>1326.949</text:p>
          </table:table-cell>
          <table:table-cell office:value-type="float" office:value="1321.758" calcext:value-type="float">
            <text:p>1321.758</text:p>
          </table:table-cell>
          <table:table-cell office:value-type="float" office:value="797.3201" calcext:value-type="float">
            <text:p>797.3201</text:p>
          </table:table-cell>
          <table:table-cell office:value-type="float" office:value="1103.942" calcext:value-type="float">
            <text:p>1103.942</text:p>
          </table:table-cell>
          <table:table-cell office:value-type="float" office:value="418.9176" calcext:value-type="float">
            <text:p>418.9176</text:p>
          </table:table-cell>
          <table:table-cell office:value-type="float" office:value="1876.683" calcext:value-type="float">
            <text:p>1876.683</text:p>
          </table:table-cell>
          <table:table-cell office:value-type="float" office:value="2106.868" calcext:value-type="float">
            <text:p>2106.868</text:p>
          </table:table-cell>
          <table:table-cell office:value-type="float" office:value="1677.618" calcext:value-type="float">
            <text:p>1677.618</text:p>
          </table:table-cell>
          <table:table-cell office:value-type="float" office:value="584.8744" calcext:value-type="float">
            <text:p>584.8744</text:p>
          </table:table-cell>
          <table:table-cell office:value-type="float" office:value="570.0607" calcext:value-type="float">
            <text:p>570.0607</text:p>
          </table:table-cell>
          <table:table-cell office:value-type="float" office:value="142.8661" calcext:value-type="float">
            <text:p>142.8661</text:p>
          </table:table-cell>
          <table:table-cell office:value-type="float" office:value="35.71126" calcext:value-type="float">
            <text:p>35.71126</text:p>
          </table:table-cell>
          <table:table-cell office:value-type="float" office:value="0" calcext:value-type="float">
            <text:p>0</text:p>
          </table:table-cell>
          <table:table-cell office:value-type="float" office:value="-0.08936724" calcext:value-type="float">
            <text:p>-0.08936724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0.3405" calcext:value-type="float">
            <text:p>-620.3405</text:p>
          </table:table-cell>
          <table:table-cell office:value-type="float" office:value="0" calcext:value-type="float">
            <text:p>0</text:p>
          </table:table-cell>
          <table:table-cell office:value-type="float" office:value="5.602433" calcext:value-type="float">
            <text:p>5.60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532.4898" calcext:value-type="float">
            <text:p>532.4898</text:p>
          </table:table-cell>
          <table:table-cell office:value-type="float" office:value="13162.57" calcext:value-type="float">
            <text:p>13162.5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89.5709" calcext:value-type="float">
            <text:p>-689.5709</text:p>
          </table:table-cell>
          <table:table-cell office:value-type="float" office:value="1999.015" calcext:value-type="float">
            <text:p>1999.01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35014" calcext:value-type="float">
            <text:p>95.35014</text:p>
          </table:table-cell>
          <table:table-cell office:value-type="float" office:value="335.3252" calcext:value-type="float">
            <text:p>335.3252</text:p>
          </table:table-cell>
          <table:table-cell office:value-type="float" office:value="0.1550624" calcext:value-type="float">
            <text:p>0.1550624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49968" calcext:value-type="float">
            <text:p>0.0604996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1.66891" calcext:value-type="float">
            <text:p>81.66891</text:p>
          </table:table-cell>
          <table:table-cell office:value-type="float" office:value="0" calcext:value-type="float">
            <text:p>0</text:p>
          </table:table-cell>
          <table:table-cell office:value-type="float" office:value="313.1673" calcext:value-type="float">
            <text:p>313.1673</text:p>
          </table:table-cell>
          <table:table-cell office:value-type="float" office:value="1083.508" calcext:value-type="float">
            <text:p>1083.508</text:p>
          </table:table-cell>
          <table:table-cell office:value-type="float" office:value="1326.823" calcext:value-type="float">
            <text:p>1326.823</text:p>
          </table:table-cell>
          <table:table-cell office:value-type="float" office:value="1321.658" calcext:value-type="float">
            <text:p>1321.658</text:p>
          </table:table-cell>
          <table:table-cell office:value-type="float" office:value="797.2345" calcext:value-type="float">
            <text:p>797.2345</text:p>
          </table:table-cell>
          <table:table-cell office:value-type="float" office:value="1103.897" calcext:value-type="float">
            <text:p>1103.897</text:p>
          </table:table-cell>
          <table:table-cell office:value-type="float" office:value="418.9007" calcext:value-type="float">
            <text:p>418.9007</text:p>
          </table:table-cell>
          <table:table-cell office:value-type="float" office:value="1876.634" calcext:value-type="float">
            <text:p>1876.634</text:p>
          </table:table-cell>
          <table:table-cell office:value-type="float" office:value="2106.827" calcext:value-type="float">
            <text:p>2106.827</text:p>
          </table:table-cell>
          <table:table-cell office:value-type="float" office:value="1677.586" calcext:value-type="float">
            <text:p>1677.586</text:p>
          </table:table-cell>
          <table:table-cell office:value-type="float" office:value="584.8665" calcext:value-type="float">
            <text:p>584.8665</text:p>
          </table:table-cell>
          <table:table-cell office:value-type="float" office:value="570.0535" calcext:value-type="float">
            <text:p>570.0535</text:p>
          </table:table-cell>
          <table:table-cell office:value-type="float" office:value="142.866" calcext:value-type="float">
            <text:p>142.866</text:p>
          </table:table-cell>
          <table:table-cell office:value-type="float" office:value="35.71124" calcext:value-type="float">
            <text:p>35.71124</text:p>
          </table:table-cell>
          <table:table-cell office:value-type="float" office:value="0" calcext:value-type="float">
            <text:p>0</text:p>
          </table:table-cell>
          <table:table-cell office:value-type="float" office:value="-0.08936796" calcext:value-type="float">
            <text:p>-0.0893679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0.9537" calcext:value-type="float">
            <text:p>-620.9537</text:p>
          </table:table-cell>
          <table:table-cell office:value-type="float" office:value="0" calcext:value-type="float">
            <text:p>0</text:p>
          </table:table-cell>
          <table:table-cell office:value-type="float" office:value="5.748491" calcext:value-type="float">
            <text:p>5.74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531.9091" calcext:value-type="float">
            <text:p>531.9091</text:p>
          </table:table-cell>
          <table:table-cell office:value-type="float" office:value="13162.35" calcext:value-type="float">
            <text:p>13162.3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0.1402" calcext:value-type="float">
            <text:p>-690.1402</text:p>
          </table:table-cell>
          <table:table-cell office:value-type="float" office:value="2000.871" calcext:value-type="float">
            <text:p>2000.87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5234" calcext:value-type="float">
            <text:p>95.5234</text:p>
          </table:table-cell>
          <table:table-cell office:value-type="float" office:value="335.15" calcext:value-type="float">
            <text:p>335.15</text:p>
          </table:table-cell>
          <table:table-cell office:value-type="float" office:value="0.1552059" calcext:value-type="float">
            <text:p>0.155205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0026" calcext:value-type="float">
            <text:p>0.0605002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70841" calcext:value-type="float">
            <text:p>0.670841</text:p>
          </table:table-cell>
          <table:table-cell office:value-type="float" office:value="370" calcext:value-type="float">
            <text:p>370</text:p>
          </table:table-cell>
          <table:table-cell office:value-type="float" office:value="81.09978" calcext:value-type="float">
            <text:p>81.09978</text:p>
          </table:table-cell>
          <table:table-cell office:value-type="float" office:value="0" calcext:value-type="float">
            <text:p>0</text:p>
          </table:table-cell>
          <table:table-cell office:value-type="float" office:value="313.1922" calcext:value-type="float">
            <text:p>313.1922</text:p>
          </table:table-cell>
          <table:table-cell office:value-type="float" office:value="1083.374" calcext:value-type="float">
            <text:p>1083.374</text:p>
          </table:table-cell>
          <table:table-cell office:value-type="float" office:value="1326.688" calcext:value-type="float">
            <text:p>1326.688</text:p>
          </table:table-cell>
          <table:table-cell office:value-type="float" office:value="1321.557" calcext:value-type="float">
            <text:p>1321.557</text:p>
          </table:table-cell>
          <table:table-cell office:value-type="float" office:value="797.1483" calcext:value-type="float">
            <text:p>797.1483</text:p>
          </table:table-cell>
          <table:table-cell office:value-type="float" office:value="1103.852" calcext:value-type="float">
            <text:p>1103.852</text:p>
          </table:table-cell>
          <table:table-cell office:value-type="float" office:value="418.8848" calcext:value-type="float">
            <text:p>418.8848</text:p>
          </table:table-cell>
          <table:table-cell office:value-type="float" office:value="1876.585" calcext:value-type="float">
            <text:p>1876.585</text:p>
          </table:table-cell>
          <table:table-cell office:value-type="float" office:value="2106.788" calcext:value-type="float">
            <text:p>2106.788</text:p>
          </table:table-cell>
          <table:table-cell office:value-type="float" office:value="1677.56" calcext:value-type="float">
            <text:p>1677.56</text:p>
          </table:table-cell>
          <table:table-cell office:value-type="float" office:value="584.8586" calcext:value-type="float">
            <text:p>584.8586</text:p>
          </table:table-cell>
          <table:table-cell office:value-type="float" office:value="570.0463" calcext:value-type="float">
            <text:p>570.0463</text:p>
          </table:table-cell>
          <table:table-cell office:value-type="float" office:value="142.8659" calcext:value-type="float">
            <text:p>142.8659</text:p>
          </table:table-cell>
          <table:table-cell office:value-type="float" office:value="35.71121" calcext:value-type="float">
            <text:p>35.71121</text:p>
          </table:table-cell>
          <table:table-cell office:value-type="float" office:value="0" calcext:value-type="float">
            <text:p>0</text:p>
          </table:table-cell>
          <table:table-cell office:value-type="float" office:value="-0.08936911" calcext:value-type="float">
            <text:p>-0.08936911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1.6855" calcext:value-type="float">
            <text:p>-621.6855</text:p>
          </table:table-cell>
          <table:table-cell office:value-type="float" office:value="0" calcext:value-type="float">
            <text:p>0</text:p>
          </table:table-cell>
          <table:table-cell office:value-type="float" office:value="5.907218" calcext:value-type="float">
            <text:p>5.90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531.6287" calcext:value-type="float">
            <text:p>531.6287</text:p>
          </table:table-cell>
          <table:table-cell office:value-type="float" office:value="13162.15" calcext:value-type="float">
            <text:p>13162.15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0.9248" calcext:value-type="float">
            <text:p>-690.9248</text:p>
          </table:table-cell>
          <table:table-cell office:value-type="float" office:value="2003.522" calcext:value-type="float">
            <text:p>2003.52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52493" calcext:value-type="float">
            <text:p>95.52493</text:p>
          </table:table-cell>
          <table:table-cell office:value-type="float" office:value="335.1416" calcext:value-type="float">
            <text:p>335.1416</text:p>
          </table:table-cell>
          <table:table-cell office:value-type="float" office:value="0.1553938" calcext:value-type="float">
            <text:p>0.155393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0716" calcext:value-type="float">
            <text:p>0.0605071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708156" calcext:value-type="float">
            <text:p>0.6708156</text:p>
          </table:table-cell>
          <table:table-cell office:value-type="float" office:value="370" calcext:value-type="float">
            <text:p>370</text:p>
          </table:table-cell>
          <table:table-cell office:value-type="float" office:value="80.31538" calcext:value-type="float">
            <text:p>80.31538</text:p>
          </table:table-cell>
          <table:table-cell office:value-type="float" office:value="0" calcext:value-type="float">
            <text:p>0</text:p>
          </table:table-cell>
          <table:table-cell office:value-type="float" office:value="313.2043" calcext:value-type="float">
            <text:p>313.2043</text:p>
          </table:table-cell>
          <table:table-cell office:value-type="float" office:value="1083.308" calcext:value-type="float">
            <text:p>1083.308</text:p>
          </table:table-cell>
          <table:table-cell office:value-type="float" office:value="1326.596" calcext:value-type="float">
            <text:p>1326.596</text:p>
          </table:table-cell>
          <table:table-cell office:value-type="float" office:value="1321.481" calcext:value-type="float">
            <text:p>1321.481</text:p>
          </table:table-cell>
          <table:table-cell office:value-type="float" office:value="797.074" calcext:value-type="float">
            <text:p>797.074</text:p>
          </table:table-cell>
          <table:table-cell office:value-type="float" office:value="1103.812" calcext:value-type="float">
            <text:p>1103.812</text:p>
          </table:table-cell>
          <table:table-cell office:value-type="float" office:value="418.8687" calcext:value-type="float">
            <text:p>418.8687</text:p>
          </table:table-cell>
          <table:table-cell office:value-type="float" office:value="1876.538" calcext:value-type="float">
            <text:p>1876.538</text:p>
          </table:table-cell>
          <table:table-cell office:value-type="float" office:value="2106.749" calcext:value-type="float">
            <text:p>2106.749</text:p>
          </table:table-cell>
          <table:table-cell office:value-type="float" office:value="1677.54" calcext:value-type="float">
            <text:p>1677.54</text:p>
          </table:table-cell>
          <table:table-cell office:value-type="float" office:value="584.8507" calcext:value-type="float">
            <text:p>584.8507</text:p>
          </table:table-cell>
          <table:table-cell office:value-type="float" office:value="570.0391" calcext:value-type="float">
            <text:p>570.0391</text:p>
          </table:table-cell>
          <table:table-cell office:value-type="float" office:value="142.8658" calcext:value-type="float">
            <text:p>142.8658</text:p>
          </table:table-cell>
          <table:table-cell office:value-type="float" office:value="35.71118" calcext:value-type="float">
            <text:p>35.71118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2.1109" calcext:value-type="float">
            <text:p>-622.1109</text:p>
          </table:table-cell>
          <table:table-cell office:value-type="float" office:value="0" calcext:value-type="float">
            <text:p>0</text:p>
          </table:table-cell>
          <table:table-cell office:value-type="float" office:value="5.546818" calcext:value-type="float">
            <text:p>5.54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531.441" calcext:value-type="float">
            <text:p>531.441</text:p>
          </table:table-cell>
          <table:table-cell office:value-type="float" office:value="13161.99" calcext:value-type="float">
            <text:p>13161.9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1.2864" calcext:value-type="float">
            <text:p>-691.2864</text:p>
          </table:table-cell>
          <table:table-cell office:value-type="float" office:value="2004.726" calcext:value-type="float">
            <text:p>2004.72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977" calcext:value-type="float">
            <text:p>95.4977</text:p>
          </table:table-cell>
          <table:table-cell office:value-type="float" office:value="335.1363" calcext:value-type="float">
            <text:p>335.1363</text:p>
          </table:table-cell>
          <table:table-cell office:value-type="float" office:value="0.155562" calcext:value-type="float">
            <text:p>0.155562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0838" calcext:value-type="float">
            <text:p>0.0605083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6494" calcext:value-type="float">
            <text:p>0.6696494</text:p>
          </table:table-cell>
          <table:table-cell office:value-type="float" office:value="370" calcext:value-type="float">
            <text:p>370</text:p>
          </table:table-cell>
          <table:table-cell office:value-type="float" office:value="79.95515" calcext:value-type="float">
            <text:p>79.95515</text:p>
          </table:table-cell>
          <table:table-cell office:value-type="float" office:value="0" calcext:value-type="float">
            <text:p>0</text:p>
          </table:table-cell>
          <table:table-cell office:value-type="float" office:value="313.217" calcext:value-type="float">
            <text:p>313.217</text:p>
          </table:table-cell>
          <table:table-cell office:value-type="float" office:value="1083.267" calcext:value-type="float">
            <text:p>1083.267</text:p>
          </table:table-cell>
          <table:table-cell office:value-type="float" office:value="1326.542" calcext:value-type="float">
            <text:p>1326.542</text:p>
          </table:table-cell>
          <table:table-cell office:value-type="float" office:value="1321.434" calcext:value-type="float">
            <text:p>1321.434</text:p>
          </table:table-cell>
          <table:table-cell office:value-type="float" office:value="797.0134" calcext:value-type="float">
            <text:p>797.0134</text:p>
          </table:table-cell>
          <table:table-cell office:value-type="float" office:value="1103.776" calcext:value-type="float">
            <text:p>1103.776</text:p>
          </table:table-cell>
          <table:table-cell office:value-type="float" office:value="418.8545" calcext:value-type="float">
            <text:p>418.8545</text:p>
          </table:table-cell>
          <table:table-cell office:value-type="float" office:value="1876.505" calcext:value-type="float">
            <text:p>1876.505</text:p>
          </table:table-cell>
          <table:table-cell office:value-type="float" office:value="2106.71" calcext:value-type="float">
            <text:p>2106.71</text:p>
          </table:table-cell>
          <table:table-cell office:value-type="float" office:value="1677.521" calcext:value-type="float">
            <text:p>1677.521</text:p>
          </table:table-cell>
          <table:table-cell office:value-type="float" office:value="584.8428" calcext:value-type="float">
            <text:p>584.8428</text:p>
          </table:table-cell>
          <table:table-cell office:value-type="float" office:value="570.032" calcext:value-type="float">
            <text:p>570.032</text:p>
          </table:table-cell>
          <table:table-cell office:value-type="float" office:value="142.8657" calcext:value-type="float">
            <text:p>142.8657</text:p>
          </table:table-cell>
          <table:table-cell office:value-type="float" office:value="35.71117" calcext:value-type="float">
            <text:p>35.71117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2.4236" calcext:value-type="float">
            <text:p>-622.4236</text:p>
          </table:table-cell>
          <table:table-cell office:value-type="float" office:value="0" calcext:value-type="float">
            <text:p>0</text:p>
          </table:table-cell>
          <table:table-cell office:value-type="float" office:value="5.492956" calcext:value-type="float">
            <text:p>5.49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531.2927" calcext:value-type="float">
            <text:p>531.2927</text:p>
          </table:table-cell>
          <table:table-cell office:value-type="float" office:value="13161.84" calcext:value-type="float">
            <text:p>13161.84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1.5835" calcext:value-type="float">
            <text:p>-691.5835</text:p>
          </table:table-cell>
          <table:table-cell office:value-type="float" office:value="2005.726" calcext:value-type="float">
            <text:p>2005.72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6282" calcext:value-type="float">
            <text:p>95.46282</text:p>
          </table:table-cell>
          <table:table-cell office:value-type="float" office:value="335.1346" calcext:value-type="float">
            <text:p>335.1346</text:p>
          </table:table-cell>
          <table:table-cell office:value-type="float" office:value="0.1557348" calcext:value-type="float">
            <text:p>0.155734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0932" calcext:value-type="float">
            <text:p>0.06050932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9.65856" calcext:value-type="float">
            <text:p>79.65856</text:p>
          </table:table-cell>
          <table:table-cell office:value-type="float" office:value="0" calcext:value-type="float">
            <text:p>0</text:p>
          </table:table-cell>
          <table:table-cell office:value-type="float" office:value="313.2285" calcext:value-type="float">
            <text:p>313.2285</text:p>
          </table:table-cell>
          <table:table-cell office:value-type="float" office:value="1083.235" calcext:value-type="float">
            <text:p>1083.235</text:p>
          </table:table-cell>
          <table:table-cell office:value-type="float" office:value="1326.503" calcext:value-type="float">
            <text:p>1326.503</text:p>
          </table:table-cell>
          <table:table-cell office:value-type="float" office:value="1321.397" calcext:value-type="float">
            <text:p>1321.397</text:p>
          </table:table-cell>
          <table:table-cell office:value-type="float" office:value="796.9639" calcext:value-type="float">
            <text:p>796.9639</text:p>
          </table:table-cell>
          <table:table-cell office:value-type="float" office:value="1103.745" calcext:value-type="float">
            <text:p>1103.745</text:p>
          </table:table-cell>
          <table:table-cell office:value-type="float" office:value="418.8423" calcext:value-type="float">
            <text:p>418.8423</text:p>
          </table:table-cell>
          <table:table-cell office:value-type="float" office:value="1876.473" calcext:value-type="float">
            <text:p>1876.473</text:p>
          </table:table-cell>
          <table:table-cell office:value-type="float" office:value="2106.671" calcext:value-type="float">
            <text:p>2106.671</text:p>
          </table:table-cell>
          <table:table-cell office:value-type="float" office:value="1677.501" calcext:value-type="float">
            <text:p>1677.501</text:p>
          </table:table-cell>
          <table:table-cell office:value-type="float" office:value="584.835" calcext:value-type="float">
            <text:p>584.835</text:p>
          </table:table-cell>
          <table:table-cell office:value-type="float" office:value="570.0249" calcext:value-type="float">
            <text:p>570.0249</text:p>
          </table:table-cell>
          <table:table-cell office:value-type="float" office:value="142.8657" calcext:value-type="float">
            <text:p>142.8657</text:p>
          </table:table-cell>
          <table:table-cell office:value-type="float" office:value="35.71115" calcext:value-type="float">
            <text:p>35.71115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2.6837" calcext:value-type="float">
            <text:p>-622.6837</text:p>
          </table:table-cell>
          <table:table-cell office:value-type="float" office:value="0" calcext:value-type="float">
            <text:p>0</text:p>
          </table:table-cell>
          <table:table-cell office:value-type="float" office:value="5.452529" calcext:value-type="float">
            <text:p>5.45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531.1489" calcext:value-type="float">
            <text:p>531.1489</text:p>
          </table:table-cell>
          <table:table-cell office:value-type="float" office:value="13161.7" calcext:value-type="float">
            <text:p>13161.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1.8499" calcext:value-type="float">
            <text:p>-691.8499</text:p>
          </table:table-cell>
          <table:table-cell office:value-type="float" office:value="2006.701" calcext:value-type="float">
            <text:p>2006.70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2643" calcext:value-type="float">
            <text:p>95.42643</text:p>
          </table:table-cell>
          <table:table-cell office:value-type="float" office:value="335.1291" calcext:value-type="float">
            <text:p>335.1291</text:p>
          </table:table-cell>
          <table:table-cell office:value-type="float" office:value="0.1559173" calcext:value-type="float">
            <text:p>0.155917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0999" calcext:value-type="float">
            <text:p>0.06050999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9.39239" calcext:value-type="float">
            <text:p>79.39239</text:p>
          </table:table-cell>
          <table:table-cell office:value-type="float" office:value="0" calcext:value-type="float">
            <text:p>0</text:p>
          </table:table-cell>
          <table:table-cell office:value-type="float" office:value="313.2391" calcext:value-type="float">
            <text:p>313.2391</text:p>
          </table:table-cell>
          <table:table-cell office:value-type="float" office:value="1083.203" calcext:value-type="float">
            <text:p>1083.203</text:p>
          </table:table-cell>
          <table:table-cell office:value-type="float" office:value="1326.463" calcext:value-type="float">
            <text:p>1326.463</text:p>
          </table:table-cell>
          <table:table-cell office:value-type="float" office:value="1321.363" calcext:value-type="float">
            <text:p>1321.363</text:p>
          </table:table-cell>
          <table:table-cell office:value-type="float" office:value="796.9193" calcext:value-type="float">
            <text:p>796.9193</text:p>
          </table:table-cell>
          <table:table-cell office:value-type="float" office:value="1103.717" calcext:value-type="float">
            <text:p>1103.717</text:p>
          </table:table-cell>
          <table:table-cell office:value-type="float" office:value="418.8311" calcext:value-type="float">
            <text:p>418.8311</text:p>
          </table:table-cell>
          <table:table-cell office:value-type="float" office:value="1876.445" calcext:value-type="float">
            <text:p>1876.445</text:p>
          </table:table-cell>
          <table:table-cell office:value-type="float" office:value="2106.635" calcext:value-type="float">
            <text:p>2106.635</text:p>
          </table:table-cell>
          <table:table-cell office:value-type="float" office:value="1677.482" calcext:value-type="float">
            <text:p>1677.482</text:p>
          </table:table-cell>
          <table:table-cell office:value-type="float" office:value="584.8271" calcext:value-type="float">
            <text:p>584.8271</text:p>
          </table:table-cell>
          <table:table-cell office:value-type="float" office:value="570.0178" calcext:value-type="float">
            <text:p>570.0178</text:p>
          </table:table-cell>
          <table:table-cell office:value-type="float" office:value="142.8656" calcext:value-type="float">
            <text:p>142.8656</text:p>
          </table:table-cell>
          <table:table-cell office:value-type="float" office:value="35.71113" calcext:value-type="float">
            <text:p>35.71113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2.9285" calcext:value-type="float">
            <text:p>-622.9285</text:p>
          </table:table-cell>
          <table:table-cell office:value-type="float" office:value="0" calcext:value-type="float">
            <text:p>0</text:p>
          </table:table-cell>
          <table:table-cell office:value-type="float" office:value="5.428877" calcext:value-type="float">
            <text:p>5.428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530.9128" calcext:value-type="float">
            <text:p>530.9128</text:p>
          </table:table-cell>
          <table:table-cell office:value-type="float" office:value="13161.56" calcext:value-type="float">
            <text:p>13161.5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2.1819" calcext:value-type="float">
            <text:p>-692.1819</text:p>
          </table:table-cell>
          <table:table-cell office:value-type="float" office:value="2007.797" calcext:value-type="float">
            <text:p>2007.797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43573" calcext:value-type="float">
            <text:p>95.43573</text:p>
          </table:table-cell>
          <table:table-cell office:value-type="float" office:value="335.0692" calcext:value-type="float">
            <text:p>335.0692</text:p>
          </table:table-cell>
          <table:table-cell office:value-type="float" office:value="0.156123" calcext:value-type="float">
            <text:p>0.15612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055" calcext:value-type="float">
            <text:p>0.06051055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9.0605" calcext:value-type="float">
            <text:p>79.0605</text:p>
          </table:table-cell>
          <table:table-cell office:value-type="float" office:value="0" calcext:value-type="float">
            <text:p>0</text:p>
          </table:table-cell>
          <table:table-cell office:value-type="float" office:value="313.2559" calcext:value-type="float">
            <text:p>313.2559</text:p>
          </table:table-cell>
          <table:table-cell office:value-type="float" office:value="1083.147" calcext:value-type="float">
            <text:p>1083.147</text:p>
          </table:table-cell>
          <table:table-cell office:value-type="float" office:value="1326.409" calcext:value-type="float">
            <text:p>1326.409</text:p>
          </table:table-cell>
          <table:table-cell office:value-type="float" office:value="1321.319" calcext:value-type="float">
            <text:p>1321.319</text:p>
          </table:table-cell>
          <table:table-cell office:value-type="float" office:value="796.8719" calcext:value-type="float">
            <text:p>796.8719</text:p>
          </table:table-cell>
          <table:table-cell office:value-type="float" office:value="1103.689" calcext:value-type="float">
            <text:p>1103.689</text:p>
          </table:table-cell>
          <table:table-cell office:value-type="float" office:value="418.8203" calcext:value-type="float">
            <text:p>418.8203</text:p>
          </table:table-cell>
          <table:table-cell office:value-type="float" office:value="1876.417" calcext:value-type="float">
            <text:p>1876.417</text:p>
          </table:table-cell>
          <table:table-cell office:value-type="float" office:value="2106.606" calcext:value-type="float">
            <text:p>2106.606</text:p>
          </table:table-cell>
          <table:table-cell office:value-type="float" office:value="1677.463" calcext:value-type="float">
            <text:p>1677.463</text:p>
          </table:table-cell>
          <table:table-cell office:value-type="float" office:value="584.8194" calcext:value-type="float">
            <text:p>584.8194</text:p>
          </table:table-cell>
          <table:table-cell office:value-type="float" office:value="570.0117" calcext:value-type="float">
            <text:p>570.0117</text:p>
          </table:table-cell>
          <table:table-cell office:value-type="float" office:value="142.8655" calcext:value-type="float">
            <text:p>142.8655</text:p>
          </table:table-cell>
          <table:table-cell office:value-type="float" office:value="35.71111" calcext:value-type="float">
            <text:p>35.71111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3.2568" calcext:value-type="float">
            <text:p>-623.2568</text:p>
          </table:table-cell>
          <table:table-cell office:value-type="float" office:value="0" calcext:value-type="float">
            <text:p>0</text:p>
          </table:table-cell>
          <table:table-cell office:value-type="float" office:value="5.424037" calcext:value-type="float">
            <text:p>5.42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530.5012" calcext:value-type="float">
            <text:p>530.5012</text:p>
          </table:table-cell>
          <table:table-cell office:value-type="float" office:value="13161.43" calcext:value-type="float">
            <text:p>13161.4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2.6788" calcext:value-type="float">
            <text:p>-692.6788</text:p>
          </table:table-cell>
          <table:table-cell office:value-type="float" office:value="2009.45" calcext:value-type="float">
            <text:p>2009.4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54932" calcext:value-type="float">
            <text:p>95.54932</text:p>
          </table:table-cell>
          <table:table-cell office:value-type="float" office:value="334.9149" calcext:value-type="float">
            <text:p>334.9149</text:p>
          </table:table-cell>
          <table:table-cell office:value-type="float" office:value="0.1563727" calcext:value-type="float">
            <text:p>0.1563727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176" calcext:value-type="float">
            <text:p>0.0605117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8.56387" calcext:value-type="float">
            <text:p>78.56387</text:p>
          </table:table-cell>
          <table:table-cell office:value-type="float" office:value="0" calcext:value-type="float">
            <text:p>0</text:p>
          </table:table-cell>
          <table:table-cell office:value-type="float" office:value="313.2696" calcext:value-type="float">
            <text:p>313.2696</text:p>
          </table:table-cell>
          <table:table-cell office:value-type="float" office:value="1083.066" calcext:value-type="float">
            <text:p>1083.066</text:p>
          </table:table-cell>
          <table:table-cell office:value-type="float" office:value="1326.325" calcext:value-type="float">
            <text:p>1326.325</text:p>
          </table:table-cell>
          <table:table-cell office:value-type="float" office:value="1321.263" calcext:value-type="float">
            <text:p>1321.263</text:p>
          </table:table-cell>
          <table:table-cell office:value-type="float" office:value="796.8125" calcext:value-type="float">
            <text:p>796.8125</text:p>
          </table:table-cell>
          <table:table-cell office:value-type="float" office:value="1103.658" calcext:value-type="float">
            <text:p>1103.658</text:p>
          </table:table-cell>
          <table:table-cell office:value-type="float" office:value="418.809" calcext:value-type="float">
            <text:p>418.809</text:p>
          </table:table-cell>
          <table:table-cell office:value-type="float" office:value="1876.389" calcext:value-type="float">
            <text:p>1876.389</text:p>
          </table:table-cell>
          <table:table-cell office:value-type="float" office:value="2106.582" calcext:value-type="float">
            <text:p>2106.582</text:p>
          </table:table-cell>
          <table:table-cell office:value-type="float" office:value="1677.444" calcext:value-type="float">
            <text:p>1677.444</text:p>
          </table:table-cell>
          <table:table-cell office:value-type="float" office:value="584.8116" calcext:value-type="float">
            <text:p>584.8116</text:p>
          </table:table-cell>
          <table:table-cell office:value-type="float" office:value="570.0104" calcext:value-type="float">
            <text:p>570.0104</text:p>
          </table:table-cell>
          <table:table-cell office:value-type="float" office:value="142.8654" calcext:value-type="float">
            <text:p>142.8654</text:p>
          </table:table-cell>
          <table:table-cell office:value-type="float" office:value="35.71108" calcext:value-type="float">
            <text:p>35.71108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3.7568" calcext:value-type="float">
            <text:p>-623.7568</text:p>
          </table:table-cell>
          <table:table-cell office:value-type="float" office:value="0" calcext:value-type="float">
            <text:p>0</text:p>
          </table:table-cell>
          <table:table-cell office:value-type="float" office:value="5.42486" calcext:value-type="float">
            <text:p>5.4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530.1664" calcext:value-type="float">
            <text:p>530.1664</text:p>
          </table:table-cell>
          <table:table-cell office:value-type="float" office:value="13161.29" calcext:value-type="float">
            <text:p>13161.2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3.1118" calcext:value-type="float">
            <text:p>-693.1118</text:p>
          </table:table-cell>
          <table:table-cell office:value-type="float" office:value="2010.762" calcext:value-type="float">
            <text:p>2010.76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59989" calcext:value-type="float">
            <text:p>95.59989</text:p>
          </table:table-cell>
          <table:table-cell office:value-type="float" office:value="334.8255" calcext:value-type="float">
            <text:p>334.8255</text:p>
          </table:table-cell>
          <table:table-cell office:value-type="float" office:value="0.1566337" calcext:value-type="float">
            <text:p>0.1566337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284" calcext:value-type="float">
            <text:p>0.06051284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8.1312" calcext:value-type="float">
            <text:p>78.1312</text:p>
          </table:table-cell>
          <table:table-cell office:value-type="float" office:value="0" calcext:value-type="float">
            <text:p>0</text:p>
          </table:table-cell>
          <table:table-cell office:value-type="float" office:value="313.2806" calcext:value-type="float">
            <text:p>313.2806</text:p>
          </table:table-cell>
          <table:table-cell office:value-type="float" office:value="1082.993" calcext:value-type="float">
            <text:p>1082.993</text:p>
          </table:table-cell>
          <table:table-cell office:value-type="float" office:value="1326.248" calcext:value-type="float">
            <text:p>1326.248</text:p>
          </table:table-cell>
          <table:table-cell office:value-type="float" office:value="1321.203" calcext:value-type="float">
            <text:p>1321.203</text:p>
          </table:table-cell>
          <table:table-cell office:value-type="float" office:value="796.7514" calcext:value-type="float">
            <text:p>796.7514</text:p>
          </table:table-cell>
          <table:table-cell office:value-type="float" office:value="1103.625" calcext:value-type="float">
            <text:p>1103.625</text:p>
          </table:table-cell>
          <table:table-cell office:value-type="float" office:value="418.7973" calcext:value-type="float">
            <text:p>418.7973</text:p>
          </table:table-cell>
          <table:table-cell office:value-type="float" office:value="1876.362" calcext:value-type="float">
            <text:p>1876.362</text:p>
          </table:table-cell>
          <table:table-cell office:value-type="float" office:value="2106.558" calcext:value-type="float">
            <text:p>2106.558</text:p>
          </table:table-cell>
          <table:table-cell office:value-type="float" office:value="1677.426" calcext:value-type="float">
            <text:p>1677.426</text:p>
          </table:table-cell>
          <table:table-cell office:value-type="float" office:value="584.804" calcext:value-type="float">
            <text:p>584.804</text:p>
          </table:table-cell>
          <table:table-cell office:value-type="float" office:value="570.0092" calcext:value-type="float">
            <text:p>570.0092</text:p>
          </table:table-cell>
          <table:table-cell office:value-type="float" office:value="142.8653" calcext:value-type="float">
            <text:p>142.8653</text:p>
          </table:table-cell>
          <table:table-cell office:value-type="float" office:value="35.71106" calcext:value-type="float">
            <text:p>35.71106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4.1947" calcext:value-type="float">
            <text:p>-624.1947</text:p>
          </table:table-cell>
          <table:table-cell office:value-type="float" office:value="0" calcext:value-type="float">
            <text:p>0</text:p>
          </table:table-cell>
          <table:table-cell office:value-type="float" office:value="5.421186" calcext:value-type="float">
            <text:p>5.42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529.5782" calcext:value-type="float">
            <text:p>529.5782</text:p>
          </table:table-cell>
          <table:table-cell office:value-type="float" office:value="13161.17" calcext:value-type="float">
            <text:p>13161.1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3.7504" calcext:value-type="float">
            <text:p>-693.7504</text:p>
          </table:table-cell>
          <table:table-cell office:value-type="float" office:value="2011.584" calcext:value-type="float">
            <text:p>2011.58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5.81802" calcext:value-type="float">
            <text:p>95.81802</text:p>
          </table:table-cell>
          <table:table-cell office:value-type="float" office:value="334.5517" calcext:value-type="float">
            <text:p>334.5517</text:p>
          </table:table-cell>
          <table:table-cell office:value-type="float" office:value="0.1568949" calcext:value-type="float">
            <text:p>0.156894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284" calcext:value-type="float">
            <text:p>0.06051284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92814" calcext:value-type="float">
            <text:p>0.6692814</text:p>
          </table:table-cell>
          <table:table-cell office:value-type="float" office:value="370" calcext:value-type="float">
            <text:p>370</text:p>
          </table:table-cell>
          <table:table-cell office:value-type="float" office:value="77.49279" calcext:value-type="float">
            <text:p>77.49279</text:p>
          </table:table-cell>
          <table:table-cell office:value-type="float" office:value="0" calcext:value-type="float">
            <text:p>0</text:p>
          </table:table-cell>
          <table:table-cell office:value-type="float" office:value="313.3062" calcext:value-type="float">
            <text:p>313.3062</text:p>
          </table:table-cell>
          <table:table-cell office:value-type="float" office:value="1082.887" calcext:value-type="float">
            <text:p>1082.887</text:p>
          </table:table-cell>
          <table:table-cell office:value-type="float" office:value="1326.148" calcext:value-type="float">
            <text:p>1326.148</text:p>
          </table:table-cell>
          <table:table-cell office:value-type="float" office:value="1321.135" calcext:value-type="float">
            <text:p>1321.135</text:p>
          </table:table-cell>
          <table:table-cell office:value-type="float" office:value="796.684" calcext:value-type="float">
            <text:p>796.684</text:p>
          </table:table-cell>
          <table:table-cell office:value-type="float" office:value="1103.59" calcext:value-type="float">
            <text:p>1103.59</text:p>
          </table:table-cell>
          <table:table-cell office:value-type="float" office:value="418.7856" calcext:value-type="float">
            <text:p>418.7856</text:p>
          </table:table-cell>
          <table:table-cell office:value-type="float" office:value="1876.334" calcext:value-type="float">
            <text:p>1876.334</text:p>
          </table:table-cell>
          <table:table-cell office:value-type="float" office:value="2106.534" calcext:value-type="float">
            <text:p>2106.534</text:p>
          </table:table-cell>
          <table:table-cell office:value-type="float" office:value="1677.408" calcext:value-type="float">
            <text:p>1677.408</text:p>
          </table:table-cell>
          <table:table-cell office:value-type="float" office:value="584.7963" calcext:value-type="float">
            <text:p>584.7963</text:p>
          </table:table-cell>
          <table:table-cell office:value-type="float" office:value="570.0079" calcext:value-type="float">
            <text:p>570.0079</text:p>
          </table:table-cell>
          <table:table-cell office:value-type="float" office:value="142.8653" calcext:value-type="float">
            <text:p>142.8653</text:p>
          </table:table-cell>
          <table:table-cell office:value-type="float" office:value="35.71103" calcext:value-type="float">
            <text:p>35.71103</text:p>
          </table:table-cell>
          <table:table-cell office:value-type="float" office:value="0" calcext:value-type="float">
            <text:p>0</text:p>
          </table:table-cell>
          <table:table-cell office:value-type="float" office:value="-0.08936942" calcext:value-type="float">
            <text:p>-0.08936942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4.8658" calcext:value-type="float">
            <text:p>-624.8658</text:p>
          </table:table-cell>
          <table:table-cell office:value-type="float" office:value="0" calcext:value-type="float">
            <text:p>0</text:p>
          </table:table-cell>
          <table:table-cell office:value-type="float" office:value="5.445636" calcext:value-type="float">
            <text:p>5.44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528.7002" calcext:value-type="float">
            <text:p>528.7002</text:p>
          </table:table-cell>
          <table:table-cell office:value-type="float" office:value="13161.03" calcext:value-type="float">
            <text:p>13161.0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4.6696" calcext:value-type="float">
            <text:p>-694.6696</text:p>
          </table:table-cell>
          <table:table-cell office:value-type="float" office:value="2015.023" calcext:value-type="float">
            <text:p>2015.02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17881" calcext:value-type="float">
            <text:p>96.17881</text:p>
          </table:table-cell>
          <table:table-cell office:value-type="float" office:value="334.1576" calcext:value-type="float">
            <text:p>334.1576</text:p>
          </table:table-cell>
          <table:table-cell office:value-type="float" office:value="0.157158" calcext:value-type="float">
            <text:p>0.15715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284" calcext:value-type="float">
            <text:p>0.06051284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82565" calcext:value-type="float">
            <text:p>0.6682565</text:p>
          </table:table-cell>
          <table:table-cell office:value-type="float" office:value="370" calcext:value-type="float">
            <text:p>370</text:p>
          </table:table-cell>
          <table:table-cell office:value-type="float" office:value="76.57488" calcext:value-type="float">
            <text:p>76.57488</text:p>
          </table:table-cell>
          <table:table-cell office:value-type="float" office:value="0" calcext:value-type="float">
            <text:p>0</text:p>
          </table:table-cell>
          <table:table-cell office:value-type="float" office:value="313.3427" calcext:value-type="float">
            <text:p>313.3427</text:p>
          </table:table-cell>
          <table:table-cell office:value-type="float" office:value="1082.722" calcext:value-type="float">
            <text:p>1082.722</text:p>
          </table:table-cell>
          <table:table-cell office:value-type="float" office:value="1325.988" calcext:value-type="float">
            <text:p>1325.988</text:p>
          </table:table-cell>
          <table:table-cell office:value-type="float" office:value="1321.023" calcext:value-type="float">
            <text:p>1321.023</text:p>
          </table:table-cell>
          <table:table-cell office:value-type="float" office:value="796.5974" calcext:value-type="float">
            <text:p>796.5974</text:p>
          </table:table-cell>
          <table:table-cell office:value-type="float" office:value="1103.547" calcext:value-type="float">
            <text:p>1103.547</text:p>
          </table:table-cell>
          <table:table-cell office:value-type="float" office:value="418.7723" calcext:value-type="float">
            <text:p>418.7723</text:p>
          </table:table-cell>
          <table:table-cell office:value-type="float" office:value="1876.305" calcext:value-type="float">
            <text:p>1876.305</text:p>
          </table:table-cell>
          <table:table-cell office:value-type="float" office:value="2106.511" calcext:value-type="float">
            <text:p>2106.511</text:p>
          </table:table-cell>
          <table:table-cell office:value-type="float" office:value="1677.389" calcext:value-type="float">
            <text:p>1677.389</text:p>
          </table:table-cell>
          <table:table-cell office:value-type="float" office:value="584.7887" calcext:value-type="float">
            <text:p>584.7887</text:p>
          </table:table-cell>
          <table:table-cell office:value-type="float" office:value="570.0067" calcext:value-type="float">
            <text:p>570.0067</text:p>
          </table:table-cell>
          <table:table-cell office:value-type="float" office:value="142.8652" calcext:value-type="float">
            <text:p>142.8652</text:p>
          </table:table-cell>
          <table:table-cell office:value-type="float" office:value="35.71101" calcext:value-type="float">
            <text:p>35.71101</text:p>
          </table:table-cell>
          <table:table-cell office:value-type="float" office:value="0" calcext:value-type="float">
            <text:p>0</text:p>
          </table:table-cell>
          <table:table-cell office:value-type="float" office:value="-0.0893698" calcext:value-type="float">
            <text:p>-0.0893698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5.8312" calcext:value-type="float">
            <text:p>-625.8312</text:p>
          </table:table-cell>
          <table:table-cell office:value-type="float" office:value="0" calcext:value-type="float">
            <text:p>0</text:p>
          </table:table-cell>
          <table:table-cell office:value-type="float" office:value="5.48763" calcext:value-type="float">
            <text:p>5.48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528.1356" calcext:value-type="float">
            <text:p>528.1356</text:p>
          </table:table-cell>
          <table:table-cell office:value-type="float" office:value="13160.89" calcext:value-type="float">
            <text:p>13160.8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5.3575" calcext:value-type="float">
            <text:p>-695.3575</text:p>
          </table:table-cell>
          <table:table-cell office:value-type="float" office:value="2017.131" calcext:value-type="float">
            <text:p>2017.13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34591" calcext:value-type="float">
            <text:p>96.34591</text:p>
          </table:table-cell>
          <table:table-cell office:value-type="float" office:value="333.943" calcext:value-type="float">
            <text:p>333.943</text:p>
          </table:table-cell>
          <table:table-cell office:value-type="float" office:value="0.1574463" calcext:value-type="float">
            <text:p>0.157446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452" calcext:value-type="float">
            <text:p>0.06051452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5.88839" calcext:value-type="float">
            <text:p>75.88839</text:p>
          </table:table-cell>
          <table:table-cell office:value-type="float" office:value="0" calcext:value-type="float">
            <text:p>0</text:p>
          </table:table-cell>
          <table:table-cell office:value-type="float" office:value="313.3676" calcext:value-type="float">
            <text:p>313.3676</text:p>
          </table:table-cell>
          <table:table-cell office:value-type="float" office:value="1082.619" calcext:value-type="float">
            <text:p>1082.619</text:p>
          </table:table-cell>
          <table:table-cell office:value-type="float" office:value="1325.874" calcext:value-type="float">
            <text:p>1325.874</text:p>
          </table:table-cell>
          <table:table-cell office:value-type="float" office:value="1320.938" calcext:value-type="float">
            <text:p>1320.938</text:p>
          </table:table-cell>
          <table:table-cell office:value-type="float" office:value="796.5192" calcext:value-type="float">
            <text:p>796.5192</text:p>
          </table:table-cell>
          <table:table-cell office:value-type="float" office:value="1103.505" calcext:value-type="float">
            <text:p>1103.505</text:p>
          </table:table-cell>
          <table:table-cell office:value-type="float" office:value="418.7586" calcext:value-type="float">
            <text:p>418.7586</text:p>
          </table:table-cell>
          <table:table-cell office:value-type="float" office:value="1876.274" calcext:value-type="float">
            <text:p>1876.274</text:p>
          </table:table-cell>
          <table:table-cell office:value-type="float" office:value="2106.487" calcext:value-type="float">
            <text:p>2106.487</text:p>
          </table:table-cell>
          <table:table-cell office:value-type="float" office:value="1677.371" calcext:value-type="float">
            <text:p>1677.371</text:p>
          </table:table-cell>
          <table:table-cell office:value-type="float" office:value="584.7811" calcext:value-type="float">
            <text:p>584.7811</text:p>
          </table:table-cell>
          <table:table-cell office:value-type="float" office:value="570.0055" calcext:value-type="float">
            <text:p>570.0055</text:p>
          </table:table-cell>
          <table:table-cell office:value-type="float" office:value="142.8651" calcext:value-type="float">
            <text:p>142.8651</text:p>
          </table:table-cell>
          <table:table-cell office:value-type="float" office:value="35.711" calcext:value-type="float">
            <text:p>35.711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6.492" calcext:value-type="float">
            <text:p>-626.492</text:p>
          </table:table-cell>
          <table:table-cell office:value-type="float" office:value="0" calcext:value-type="float">
            <text:p>0</text:p>
          </table:table-cell>
          <table:table-cell office:value-type="float" office:value="5.455287" calcext:value-type="float">
            <text:p>5.45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527.79" calcext:value-type="float">
            <text:p>527.79</text:p>
          </table:table-cell>
          <table:table-cell office:value-type="float" office:value="13160.74" calcext:value-type="float">
            <text:p>13160.74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5.8195" calcext:value-type="float">
            <text:p>-695.8195</text:p>
          </table:table-cell>
          <table:table-cell office:value-type="float" office:value="2018.771" calcext:value-type="float">
            <text:p>2018.77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3795" calcext:value-type="float">
            <text:p>96.3795</text:p>
          </table:table-cell>
          <table:table-cell office:value-type="float" office:value="333.8579" calcext:value-type="float">
            <text:p>333.8579</text:p>
          </table:table-cell>
          <table:table-cell office:value-type="float" office:value="0.1577488" calcext:value-type="float">
            <text:p>0.157748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552" calcext:value-type="float">
            <text:p>0.06051552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5.42665" calcext:value-type="float">
            <text:p>75.42665</text:p>
          </table:table-cell>
          <table:table-cell office:value-type="float" office:value="0" calcext:value-type="float">
            <text:p>0</text:p>
          </table:table-cell>
          <table:table-cell office:value-type="float" office:value="313.3821" calcext:value-type="float">
            <text:p>313.3821</text:p>
          </table:table-cell>
          <table:table-cell office:value-type="float" office:value="1082.55" calcext:value-type="float">
            <text:p>1082.55</text:p>
          </table:table-cell>
          <table:table-cell office:value-type="float" office:value="1325.792" calcext:value-type="float">
            <text:p>1325.792</text:p>
          </table:table-cell>
          <table:table-cell office:value-type="float" office:value="1320.872" calcext:value-type="float">
            <text:p>1320.872</text:p>
          </table:table-cell>
          <table:table-cell office:value-type="float" office:value="796.4508" calcext:value-type="float">
            <text:p>796.4508</text:p>
          </table:table-cell>
          <table:table-cell office:value-type="float" office:value="1103.466" calcext:value-type="float">
            <text:p>1103.466</text:p>
          </table:table-cell>
          <table:table-cell office:value-type="float" office:value="418.7455" calcext:value-type="float">
            <text:p>418.7455</text:p>
          </table:table-cell>
          <table:table-cell office:value-type="float" office:value="1876.244" calcext:value-type="float">
            <text:p>1876.244</text:p>
          </table:table-cell>
          <table:table-cell office:value-type="float" office:value="2106.463" calcext:value-type="float">
            <text:p>2106.463</text:p>
          </table:table-cell>
          <table:table-cell office:value-type="float" office:value="1677.353" calcext:value-type="float">
            <text:p>1677.353</text:p>
          </table:table-cell>
          <table:table-cell office:value-type="float" office:value="584.7736" calcext:value-type="float">
            <text:p>584.7736</text:p>
          </table:table-cell>
          <table:table-cell office:value-type="float" office:value="570.0043" calcext:value-type="float">
            <text:p>570.0043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35.71098" calcext:value-type="float">
            <text:p>35.71098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6.941" calcext:value-type="float">
            <text:p>-626.941</text:p>
          </table:table-cell>
          <table:table-cell office:value-type="float" office:value="0" calcext:value-type="float">
            <text:p>0</text:p>
          </table:table-cell>
          <table:table-cell office:value-type="float" office:value="5.434573" calcext:value-type="float">
            <text:p>5.434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527.4114" calcext:value-type="float">
            <text:p>527.4114</text:p>
          </table:table-cell>
          <table:table-cell office:value-type="float" office:value="13160.61" calcext:value-type="float">
            <text:p>13160.6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6.291" calcext:value-type="float">
            <text:p>-696.291</text:p>
          </table:table-cell>
          <table:table-cell office:value-type="float" office:value="2020.635" calcext:value-type="float">
            <text:p>2020.63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44711" calcext:value-type="float">
            <text:p>96.44711</text:p>
          </table:table-cell>
          <table:table-cell office:value-type="float" office:value="333.7237" calcext:value-type="float">
            <text:p>333.7237</text:p>
          </table:table-cell>
          <table:table-cell office:value-type="float" office:value="0.1580816" calcext:value-type="float">
            <text:p>0.1580816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688" calcext:value-type="float">
            <text:p>0.0605168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4.95555" calcext:value-type="float">
            <text:p>74.95555</text:p>
          </table:table-cell>
          <table:table-cell office:value-type="float" office:value="0" calcext:value-type="float">
            <text:p>0</text:p>
          </table:table-cell>
          <table:table-cell office:value-type="float" office:value="313.3997" calcext:value-type="float">
            <text:p>313.3997</text:p>
          </table:table-cell>
          <table:table-cell office:value-type="float" office:value="1082.483" calcext:value-type="float">
            <text:p>1082.483</text:p>
          </table:table-cell>
          <table:table-cell office:value-type="float" office:value="1325.716" calcext:value-type="float">
            <text:p>1325.716</text:p>
          </table:table-cell>
          <table:table-cell office:value-type="float" office:value="1320.814" calcext:value-type="float">
            <text:p>1320.814</text:p>
          </table:table-cell>
          <table:table-cell office:value-type="float" office:value="796.3886" calcext:value-type="float">
            <text:p>796.3886</text:p>
          </table:table-cell>
          <table:table-cell office:value-type="float" office:value="1103.431" calcext:value-type="float">
            <text:p>1103.431</text:p>
          </table:table-cell>
          <table:table-cell office:value-type="float" office:value="418.7335" calcext:value-type="float">
            <text:p>418.7335</text:p>
          </table:table-cell>
          <table:table-cell office:value-type="float" office:value="1876.215" calcext:value-type="float">
            <text:p>1876.215</text:p>
          </table:table-cell>
          <table:table-cell office:value-type="float" office:value="2106.44" calcext:value-type="float">
            <text:p>2106.44</text:p>
          </table:table-cell>
          <table:table-cell office:value-type="float" office:value="1677.335" calcext:value-type="float">
            <text:p>1677.335</text:p>
          </table:table-cell>
          <table:table-cell office:value-type="float" office:value="584.7661" calcext:value-type="float">
            <text:p>584.7661</text:p>
          </table:table-cell>
          <table:table-cell office:value-type="float" office:value="570.0032" calcext:value-type="float">
            <text:p>570.0032</text:p>
          </table:table-cell>
          <table:table-cell office:value-type="float" office:value="142.8649" calcext:value-type="float">
            <text:p>142.8649</text:p>
          </table:table-cell>
          <table:table-cell office:value-type="float" office:value="35.71096" calcext:value-type="float">
            <text:p>35.71096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7.4096" calcext:value-type="float">
            <text:p>-627.4096</text:p>
          </table:table-cell>
          <table:table-cell office:value-type="float" office:value="0" calcext:value-type="float">
            <text:p>0</text:p>
          </table:table-cell>
          <table:table-cell office:value-type="float" office:value="5.422585" calcext:value-type="float">
            <text:p>5.42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526.9614" calcext:value-type="float">
            <text:p>526.9614</text:p>
          </table:table-cell>
          <table:table-cell office:value-type="float" office:value="13160.49" calcext:value-type="float">
            <text:p>13160.4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6.8163" calcext:value-type="float">
            <text:p>-696.8163</text:p>
          </table:table-cell>
          <table:table-cell office:value-type="float" office:value="2022.229" calcext:value-type="float">
            <text:p>2022.229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56461" calcext:value-type="float">
            <text:p>96.56461</text:p>
          </table:table-cell>
          <table:table-cell office:value-type="float" office:value="333.5243" calcext:value-type="float">
            <text:p>333.5243</text:p>
          </table:table-cell>
          <table:table-cell office:value-type="float" office:value="0.1584398" calcext:value-type="float">
            <text:p>0.158439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821" calcext:value-type="float">
            <text:p>0.06051821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4.43058" calcext:value-type="float">
            <text:p>74.43058</text:p>
          </table:table-cell>
          <table:table-cell office:value-type="float" office:value="0" calcext:value-type="float">
            <text:p>0</text:p>
          </table:table-cell>
          <table:table-cell office:value-type="float" office:value="313.4245" calcext:value-type="float">
            <text:p>313.4245</text:p>
          </table:table-cell>
          <table:table-cell office:value-type="float" office:value="1082.409" calcext:value-type="float">
            <text:p>1082.409</text:p>
          </table:table-cell>
          <table:table-cell office:value-type="float" office:value="1325.637" calcext:value-type="float">
            <text:p>1325.637</text:p>
          </table:table-cell>
          <table:table-cell office:value-type="float" office:value="1320.757" calcext:value-type="float">
            <text:p>1320.757</text:p>
          </table:table-cell>
          <table:table-cell office:value-type="float" office:value="796.3263" calcext:value-type="float">
            <text:p>796.3263</text:p>
          </table:table-cell>
          <table:table-cell office:value-type="float" office:value="1103.397" calcext:value-type="float">
            <text:p>1103.397</text:p>
          </table:table-cell>
          <table:table-cell office:value-type="float" office:value="418.7218" calcext:value-type="float">
            <text:p>418.7218</text:p>
          </table:table-cell>
          <table:table-cell office:value-type="float" office:value="1876.187" calcext:value-type="float">
            <text:p>1876.187</text:p>
          </table:table-cell>
          <table:table-cell office:value-type="float" office:value="2106.416" calcext:value-type="float">
            <text:p>2106.416</text:p>
          </table:table-cell>
          <table:table-cell office:value-type="float" office:value="1677.317" calcext:value-type="float">
            <text:p>1677.317</text:p>
          </table:table-cell>
          <table:table-cell office:value-type="float" office:value="584.7585" calcext:value-type="float">
            <text:p>584.7585</text:p>
          </table:table-cell>
          <table:table-cell office:value-type="float" office:value="570.002" calcext:value-type="float">
            <text:p>570.002</text:p>
          </table:table-cell>
          <table:table-cell office:value-type="float" office:value="142.8649" calcext:value-type="float">
            <text:p>142.8649</text:p>
          </table:table-cell>
          <table:table-cell office:value-type="float" office:value="35.71094" calcext:value-type="float">
            <text:p>35.71094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7.9429" calcext:value-type="float">
            <text:p>-627.9429</text:p>
          </table:table-cell>
          <table:table-cell office:value-type="float" office:value="0" calcext:value-type="float">
            <text:p>0</text:p>
          </table:table-cell>
          <table:table-cell office:value-type="float" office:value="5.417599" calcext:value-type="float">
            <text:p>5.417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526.5256" calcext:value-type="float">
            <text:p>526.5256</text:p>
          </table:table-cell>
          <table:table-cell office:value-type="float" office:value="13160.37" calcext:value-type="float">
            <text:p>13160.3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7.332" calcext:value-type="float">
            <text:p>-697.332</text:p>
          </table:table-cell>
          <table:table-cell office:value-type="float" office:value="2023.862" calcext:value-type="float">
            <text:p>2023.86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66888" calcext:value-type="float">
            <text:p>96.66888</text:p>
          </table:table-cell>
          <table:table-cell office:value-type="float" office:value="333.343" calcext:value-type="float">
            <text:p>333.343</text:p>
          </table:table-cell>
          <table:table-cell office:value-type="float" office:value="0.1588045" calcext:value-type="float">
            <text:p>0.1588045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821" calcext:value-type="float">
            <text:p>0.06051821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3.9152" calcext:value-type="float">
            <text:p>73.9152</text:p>
          </table:table-cell>
          <table:table-cell office:value-type="float" office:value="0" calcext:value-type="float">
            <text:p>0</text:p>
          </table:table-cell>
          <table:table-cell office:value-type="float" office:value="313.4469" calcext:value-type="float">
            <text:p>313.4469</text:p>
          </table:table-cell>
          <table:table-cell office:value-type="float" office:value="1082.335" calcext:value-type="float">
            <text:p>1082.335</text:p>
          </table:table-cell>
          <table:table-cell office:value-type="float" office:value="1325.557" calcext:value-type="float">
            <text:p>1325.557</text:p>
          </table:table-cell>
          <table:table-cell office:value-type="float" office:value="1320.696" calcext:value-type="float">
            <text:p>1320.696</text:p>
          </table:table-cell>
          <table:table-cell office:value-type="float" office:value="796.2642" calcext:value-type="float">
            <text:p>796.2642</text:p>
          </table:table-cell>
          <table:table-cell office:value-type="float" office:value="1103.362" calcext:value-type="float">
            <text:p>1103.362</text:p>
          </table:table-cell>
          <table:table-cell office:value-type="float" office:value="418.7102" calcext:value-type="float">
            <text:p>418.7102</text:p>
          </table:table-cell>
          <table:table-cell office:value-type="float" office:value="1876.159" calcext:value-type="float">
            <text:p>1876.159</text:p>
          </table:table-cell>
          <table:table-cell office:value-type="float" office:value="2106.394" calcext:value-type="float">
            <text:p>2106.394</text:p>
          </table:table-cell>
          <table:table-cell office:value-type="float" office:value="1677.299" calcext:value-type="float">
            <text:p>1677.299</text:p>
          </table:table-cell>
          <table:table-cell office:value-type="float" office:value="584.7511" calcext:value-type="float">
            <text:p>584.7511</text:p>
          </table:table-cell>
          <table:table-cell office:value-type="float" office:value="570.0009" calcext:value-type="float">
            <text:p>570.0009</text:p>
          </table:table-cell>
          <table:table-cell office:value-type="float" office:value="142.8648" calcext:value-type="float">
            <text:p>142.8648</text:p>
          </table:table-cell>
          <table:table-cell office:value-type="float" office:value="35.71092" calcext:value-type="float">
            <text:p>35.71092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8.4644" calcext:value-type="float">
            <text:p>-628.4644</text:p>
          </table:table-cell>
          <table:table-cell office:value-type="float" office:value="0" calcext:value-type="float">
            <text:p>0</text:p>
          </table:table-cell>
          <table:table-cell office:value-type="float" office:value="5.411777" calcext:value-type="float">
            <text:p>5.41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525.8881" calcext:value-type="float">
            <text:p>525.8881</text:p>
          </table:table-cell>
          <table:table-cell office:value-type="float" office:value="13160.26" calcext:value-type="float">
            <text:p>13160.2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8.0246" calcext:value-type="float">
            <text:p>-698.0246</text:p>
          </table:table-cell>
          <table:table-cell office:value-type="float" office:value="2025.816" calcext:value-type="float">
            <text:p>2025.81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91107" calcext:value-type="float">
            <text:p>96.91107</text:p>
          </table:table-cell>
          <table:table-cell office:value-type="float" office:value="332.999" calcext:value-type="float">
            <text:p>332.999</text:p>
          </table:table-cell>
          <table:table-cell office:value-type="float" office:value="0.1591785" calcext:value-type="float">
            <text:p>0.1591785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821" calcext:value-type="float">
            <text:p>0.06051821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3.22301" calcext:value-type="float">
            <text:p>73.22301</text:p>
          </table:table-cell>
          <table:table-cell office:value-type="float" office:value="0" calcext:value-type="float">
            <text:p>0</text:p>
          </table:table-cell>
          <table:table-cell office:value-type="float" office:value="313.4824" calcext:value-type="float">
            <text:p>313.4824</text:p>
          </table:table-cell>
          <table:table-cell office:value-type="float" office:value="1082.245" calcext:value-type="float">
            <text:p>1082.245</text:p>
          </table:table-cell>
          <table:table-cell office:value-type="float" office:value="1325.465" calcext:value-type="float">
            <text:p>1325.465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796.2" calcext:value-type="float">
            <text:p>796.2</text:p>
          </table:table-cell>
          <table:table-cell office:value-type="float" office:value="1103.327" calcext:value-type="float">
            <text:p>1103.327</text:p>
          </table:table-cell>
          <table:table-cell office:value-type="float" office:value="418.6988" calcext:value-type="float">
            <text:p>418.6988</text:p>
          </table:table-cell>
          <table:table-cell office:value-type="float" office:value="1876.131" calcext:value-type="float">
            <text:p>1876.131</text:p>
          </table:table-cell>
          <table:table-cell office:value-type="float" office:value="2106.372" calcext:value-type="float">
            <text:p>2106.372</text:p>
          </table:table-cell>
          <table:table-cell office:value-type="float" office:value="1677.282" calcext:value-type="float">
            <text:p>1677.282</text:p>
          </table:table-cell>
          <table:table-cell office:value-type="float" office:value="584.7437" calcext:value-type="float">
            <text:p>584.7437</text:p>
          </table:table-cell>
          <table:table-cell office:value-type="float" office:value="569.9997" calcext:value-type="float">
            <text:p>569.9997</text:p>
          </table:table-cell>
          <table:table-cell office:value-type="float" office:value="142.8647" calcext:value-type="float">
            <text:p>142.8647</text:p>
          </table:table-cell>
          <table:table-cell office:value-type="float" office:value="35.7109" calcext:value-type="float">
            <text:p>35.7109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9.1699" calcext:value-type="float">
            <text:p>-629.1699</text:p>
          </table:table-cell>
          <table:table-cell office:value-type="float" office:value="0" calcext:value-type="float">
            <text:p>0</text:p>
          </table:table-cell>
          <table:table-cell office:value-type="float" office:value="5.412391" calcext:value-type="float">
            <text:p>5.41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525.4839" calcext:value-type="float">
            <text:p>525.4839</text:p>
          </table:table-cell>
          <table:table-cell office:value-type="float" office:value="13160.13" calcext:value-type="float">
            <text:p>13160.1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8.5211" calcext:value-type="float">
            <text:p>-698.5211</text:p>
          </table:table-cell>
          <table:table-cell office:value-type="float" office:value="2027.746" calcext:value-type="float">
            <text:p>2027.74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6.97675" calcext:value-type="float">
            <text:p>96.97675</text:p>
          </table:table-cell>
          <table:table-cell office:value-type="float" office:value="332.8578" calcext:value-type="float">
            <text:p>332.8578</text:p>
          </table:table-cell>
          <table:table-cell office:value-type="float" office:value="0.159542" calcext:value-type="float">
            <text:p>0.159542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821" calcext:value-type="float">
            <text:p>0.06051821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2.72684" calcext:value-type="float">
            <text:p>72.72684</text:p>
          </table:table-cell>
          <table:table-cell office:value-type="float" office:value="0" calcext:value-type="float">
            <text:p>0</text:p>
          </table:table-cell>
          <table:table-cell office:value-type="float" office:value="313.5018" calcext:value-type="float">
            <text:p>313.5018</text:p>
          </table:table-cell>
          <table:table-cell office:value-type="float" office:value="1082.169" calcext:value-type="float">
            <text:p>1082.169</text:p>
          </table:table-cell>
          <table:table-cell office:value-type="float" office:value="1325.384" calcext:value-type="float">
            <text:p>1325.384</text:p>
          </table:table-cell>
          <table:table-cell office:value-type="float" office:value="1320.565" calcext:value-type="float">
            <text:p>1320.565</text:p>
          </table:table-cell>
          <table:table-cell office:value-type="float" office:value="796.1344" calcext:value-type="float">
            <text:p>796.1344</text:p>
          </table:table-cell>
          <table:table-cell office:value-type="float" office:value="1103.29" calcext:value-type="float">
            <text:p>1103.29</text:p>
          </table:table-cell>
          <table:table-cell office:value-type="float" office:value="418.687" calcext:value-type="float">
            <text:p>418.687</text:p>
          </table:table-cell>
          <table:table-cell office:value-type="float" office:value="1876.104" calcext:value-type="float">
            <text:p>1876.104</text:p>
          </table:table-cell>
          <table:table-cell office:value-type="float" office:value="2106.349" calcext:value-type="float">
            <text:p>2106.349</text:p>
          </table:table-cell>
          <table:table-cell office:value-type="float" office:value="1677.264" calcext:value-type="float">
            <text:p>1677.264</text:p>
          </table:table-cell>
          <table:table-cell office:value-type="float" office:value="584.7362" calcext:value-type="float">
            <text:p>584.7362</text:p>
          </table:table-cell>
          <table:table-cell office:value-type="float" office:value="569.9986" calcext:value-type="float">
            <text:p>569.9986</text:p>
          </table:table-cell>
          <table:table-cell office:value-type="float" office:value="142.8647" calcext:value-type="float">
            <text:p>142.8647</text:p>
          </table:table-cell>
          <table:table-cell office:value-type="float" office:value="35.71087" calcext:value-type="float">
            <text:p>35.71087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29.6664" calcext:value-type="float">
            <text:p>-629.6664</text:p>
          </table:table-cell>
          <table:table-cell office:value-type="float" office:value="0" calcext:value-type="float">
            <text:p>0</text:p>
          </table:table-cell>
          <table:table-cell office:value-type="float" office:value="5.399722" calcext:value-type="float">
            <text:p>5.399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525.1583" calcext:value-type="float">
            <text:p>525.1583</text:p>
          </table:table-cell>
          <table:table-cell office:value-type="float" office:value="13160.01" calcext:value-type="float">
            <text:p>13160.0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8.9424" calcext:value-type="float">
            <text:p>-698.9424</text:p>
          </table:table-cell>
          <table:table-cell office:value-type="float" office:value="2029.385" calcext:value-type="float">
            <text:p>2029.38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01327" calcext:value-type="float">
            <text:p>97.01327</text:p>
          </table:table-cell>
          <table:table-cell office:value-type="float" office:value="332.7341" calcext:value-type="float">
            <text:p>332.7341</text:p>
          </table:table-cell>
          <table:table-cell office:value-type="float" office:value="0.1599393" calcext:value-type="float">
            <text:p>0.159939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1948" calcext:value-type="float">
            <text:p>0.0605194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71771" calcext:value-type="float">
            <text:p>0.6671771</text:p>
          </table:table-cell>
          <table:table-cell office:value-type="float" office:value="370" calcext:value-type="float">
            <text:p>370</text:p>
          </table:table-cell>
          <table:table-cell office:value-type="float" office:value="72.30592" calcext:value-type="float">
            <text:p>72.30592</text:p>
          </table:table-cell>
          <table:table-cell office:value-type="float" office:value="0" calcext:value-type="float">
            <text:p>0</text:p>
          </table:table-cell>
          <table:table-cell office:value-type="float" office:value="313.5226" calcext:value-type="float">
            <text:p>313.5226</text:p>
          </table:table-cell>
          <table:table-cell office:value-type="float" office:value="1082.114" calcext:value-type="float">
            <text:p>1082.114</text:p>
          </table:table-cell>
          <table:table-cell office:value-type="float" office:value="1325.323" calcext:value-type="float">
            <text:p>1325.323</text:p>
          </table:table-cell>
          <table:table-cell office:value-type="float" office:value="1320.515" calcext:value-type="float">
            <text:p>1320.515</text:p>
          </table:table-cell>
          <table:table-cell office:value-type="float" office:value="796.0771" calcext:value-type="float">
            <text:p>796.0771</text:p>
          </table:table-cell>
          <table:table-cell office:value-type="float" office:value="1103.258" calcext:value-type="float">
            <text:p>1103.258</text:p>
          </table:table-cell>
          <table:table-cell office:value-type="float" office:value="418.6759" calcext:value-type="float">
            <text:p>418.6759</text:p>
          </table:table-cell>
          <table:table-cell office:value-type="float" office:value="1876.076" calcext:value-type="float">
            <text:p>1876.076</text:p>
          </table:table-cell>
          <table:table-cell office:value-type="float" office:value="2106.327" calcext:value-type="float">
            <text:p>2106.327</text:p>
          </table:table-cell>
          <table:table-cell office:value-type="float" office:value="1677.247" calcext:value-type="float">
            <text:p>1677.247</text:p>
          </table:table-cell>
          <table:table-cell office:value-type="float" office:value="584.7288" calcext:value-type="float">
            <text:p>584.7288</text:p>
          </table:table-cell>
          <table:table-cell office:value-type="float" office:value="569.9975" calcext:value-type="float">
            <text:p>569.9975</text:p>
          </table:table-cell>
          <table:table-cell office:value-type="float" office:value="142.8646" calcext:value-type="float">
            <text:p>142.8646</text:p>
          </table:table-cell>
          <table:table-cell office:value-type="float" office:value="35.71085" calcext:value-type="float">
            <text:p>35.71085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0.0707" calcext:value-type="float">
            <text:p>-630.0707</text:p>
          </table:table-cell>
          <table:table-cell office:value-type="float" office:value="0" calcext:value-type="float">
            <text:p>0</text:p>
          </table:table-cell>
          <table:table-cell office:value-type="float" office:value="5.374857" calcext:value-type="float">
            <text:p>5.37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524.7937" calcext:value-type="float">
            <text:p>524.7937</text:p>
          </table:table-cell>
          <table:table-cell office:value-type="float" office:value="13159.9" calcext:value-type="float">
            <text:p>13159.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699.3842" calcext:value-type="float">
            <text:p>-699.3842</text:p>
          </table:table-cell>
          <table:table-cell office:value-type="float" office:value="2030.231" calcext:value-type="float">
            <text:p>2030.23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08179" calcext:value-type="float">
            <text:p>97.08179</text:p>
          </table:table-cell>
          <table:table-cell office:value-type="float" office:value="332.5647" calcext:value-type="float">
            <text:p>332.5647</text:p>
          </table:table-cell>
          <table:table-cell office:value-type="float" office:value="0.1603509" calcext:value-type="float">
            <text:p>0.160350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03" calcext:value-type="float">
            <text:p>0.0605203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66418" calcext:value-type="float">
            <text:p>0.6666418</text:p>
          </table:table-cell>
          <table:table-cell office:value-type="float" office:value="370" calcext:value-type="float">
            <text:p>370</text:p>
          </table:table-cell>
          <table:table-cell office:value-type="float" office:value="71.86515" calcext:value-type="float">
            <text:p>71.86515</text:p>
          </table:table-cell>
          <table:table-cell office:value-type="float" office:value="0" calcext:value-type="float">
            <text:p>0</text:p>
          </table:table-cell>
          <table:table-cell office:value-type="float" office:value="313.5475" calcext:value-type="float">
            <text:p>313.5475</text:p>
          </table:table-cell>
          <table:table-cell office:value-type="float" office:value="1082.059" calcext:value-type="float">
            <text:p>1082.059</text:p>
          </table:table-cell>
          <table:table-cell office:value-type="float" office:value="1325.264" calcext:value-type="float">
            <text:p>1325.264</text:p>
          </table:table-cell>
          <table:table-cell office:value-type="float" office:value="1320.469" calcext:value-type="float">
            <text:p>1320.469</text:p>
          </table:table-cell>
          <table:table-cell office:value-type="float" office:value="796.0241" calcext:value-type="float">
            <text:p>796.0241</text:p>
          </table:table-cell>
          <table:table-cell office:value-type="float" office:value="1103.228" calcext:value-type="float">
            <text:p>1103.228</text:p>
          </table:table-cell>
          <table:table-cell office:value-type="float" office:value="418.6652" calcext:value-type="float">
            <text:p>418.6652</text:p>
          </table:table-cell>
          <table:table-cell office:value-type="float" office:value="1876.049" calcext:value-type="float">
            <text:p>1876.049</text:p>
          </table:table-cell>
          <table:table-cell office:value-type="float" office:value="2106.305" calcext:value-type="float">
            <text:p>2106.305</text:p>
          </table:table-cell>
          <table:table-cell office:value-type="float" office:value="1677.23" calcext:value-type="float">
            <text:p>1677.23</text:p>
          </table:table-cell>
          <table:table-cell office:value-type="float" office:value="584.7214" calcext:value-type="float">
            <text:p>584.7214</text:p>
          </table:table-cell>
          <table:table-cell office:value-type="float" office:value="569.9964" calcext:value-type="float">
            <text:p>569.9964</text:p>
          </table:table-cell>
          <table:table-cell office:value-type="float" office:value="142.8645" calcext:value-type="float">
            <text:p>142.8645</text:p>
          </table:table-cell>
          <table:table-cell office:value-type="float" office:value="35.71083" calcext:value-type="float">
            <text:p>35.71083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0.4951" calcext:value-type="float">
            <text:p>-630.4951</text:p>
          </table:table-cell>
          <table:table-cell office:value-type="float" office:value="0" calcext:value-type="float">
            <text:p>0</text:p>
          </table:table-cell>
          <table:table-cell office:value-type="float" office:value="5.358638" calcext:value-type="float">
            <text:p>5.358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523.9993" calcext:value-type="float">
            <text:p>523.9993</text:p>
          </table:table-cell>
          <table:table-cell office:value-type="float" office:value="13159.82" calcext:value-type="float">
            <text:p>13159.82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0.2079" calcext:value-type="float">
            <text:p>-700.2079</text:p>
          </table:table-cell>
          <table:table-cell office:value-type="float" office:value="2032.116" calcext:value-type="float">
            <text:p>2032.11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44389" calcext:value-type="float">
            <text:p>97.44389</text:p>
          </table:table-cell>
          <table:table-cell office:value-type="float" office:value="332.0579" calcext:value-type="float">
            <text:p>332.0579</text:p>
          </table:table-cell>
          <table:table-cell office:value-type="float" office:value="0.1607654" calcext:value-type="float">
            <text:p>0.1607654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03" calcext:value-type="float">
            <text:p>0.0605203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54465" calcext:value-type="float">
            <text:p>0.6654465</text:p>
          </table:table-cell>
          <table:table-cell office:value-type="float" office:value="370" calcext:value-type="float">
            <text:p>370</text:p>
          </table:table-cell>
          <table:table-cell office:value-type="float" office:value="71.04303" calcext:value-type="float">
            <text:p>71.04303</text:p>
          </table:table-cell>
          <table:table-cell office:value-type="float" office:value="0" calcext:value-type="float">
            <text:p>0</text:p>
          </table:table-cell>
          <table:table-cell office:value-type="float" office:value="313.5961" calcext:value-type="float">
            <text:p>313.5961</text:p>
          </table:table-cell>
          <table:table-cell office:value-type="float" office:value="1081.969" calcext:value-type="float">
            <text:p>1081.969</text:p>
          </table:table-cell>
          <table:table-cell office:value-type="float" office:value="1325.173" calcext:value-type="float">
            <text:p>1325.173</text:p>
          </table:table-cell>
          <table:table-cell office:value-type="float" office:value="1320.407" calcext:value-type="float">
            <text:p>1320.407</text:p>
          </table:table-cell>
          <table:table-cell office:value-type="float" office:value="795.9633" calcext:value-type="float">
            <text:p>795.9633</text:p>
          </table:table-cell>
          <table:table-cell office:value-type="float" office:value="1103.196" calcext:value-type="float">
            <text:p>1103.196</text:p>
          </table:table-cell>
          <table:table-cell office:value-type="float" office:value="418.6544" calcext:value-type="float">
            <text:p>418.6544</text:p>
          </table:table-cell>
          <table:table-cell office:value-type="float" office:value="1876.023" calcext:value-type="float">
            <text:p>1876.023</text:p>
          </table:table-cell>
          <table:table-cell office:value-type="float" office:value="2106.283" calcext:value-type="float">
            <text:p>2106.283</text:p>
          </table:table-cell>
          <table:table-cell office:value-type="float" office:value="1677.213" calcext:value-type="float">
            <text:p>1677.213</text:p>
          </table:table-cell>
          <table:table-cell office:value-type="float" office:value="584.7139" calcext:value-type="float">
            <text:p>584.7139</text:p>
          </table:table-cell>
          <table:table-cell office:value-type="float" office:value="569.9953" calcext:value-type="float">
            <text:p>569.9953</text:p>
          </table:table-cell>
          <table:table-cell office:value-type="float" office:value="142.8644" calcext:value-type="float">
            <text:p>142.8644</text:p>
          </table:table-cell>
          <table:table-cell office:value-type="float" office:value="35.71082" calcext:value-type="float">
            <text:p>35.71082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1.3123" calcext:value-type="float">
            <text:p>-631.3123</text:p>
          </table:table-cell>
          <table:table-cell office:value-type="float" office:value="0" calcext:value-type="float">
            <text:p>0</text:p>
          </table:table-cell>
          <table:table-cell office:value-type="float" office:value="5.3597" calcext:value-type="float">
            <text:p>5.3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523.4514" calcext:value-type="float">
            <text:p>523.4514</text:p>
          </table:table-cell>
          <table:table-cell office:value-type="float" office:value="13159.7" calcext:value-type="float">
            <text:p>13159.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0.8333" calcext:value-type="float">
            <text:p>-700.8333</text:p>
          </table:table-cell>
          <table:table-cell office:value-type="float" office:value="2034.823" calcext:value-type="float">
            <text:p>2034.82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59828" calcext:value-type="float">
            <text:p>97.59828</text:p>
          </table:table-cell>
          <table:table-cell office:value-type="float" office:value="331.7962" calcext:value-type="float">
            <text:p>331.7962</text:p>
          </table:table-cell>
          <table:table-cell office:value-type="float" office:value="0.1611877" calcext:value-type="float">
            <text:p>0.1611877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03" calcext:value-type="float">
            <text:p>0.0605203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70.41881" calcext:value-type="float">
            <text:p>70.41881</text:p>
          </table:table-cell>
          <table:table-cell office:value-type="float" office:value="0" calcext:value-type="float">
            <text:p>0</text:p>
          </table:table-cell>
          <table:table-cell office:value-type="float" office:value="313.6252" calcext:value-type="float">
            <text:p>313.6252</text:p>
          </table:table-cell>
          <table:table-cell office:value-type="float" office:value="1081.884" calcext:value-type="float">
            <text:p>1081.884</text:p>
          </table:table-cell>
          <table:table-cell office:value-type="float" office:value="1325.081" calcext:value-type="float">
            <text:p>1325.081</text:p>
          </table:table-cell>
          <table:table-cell office:value-type="float" office:value="1320.342" calcext:value-type="float">
            <text:p>1320.342</text:p>
          </table:table-cell>
          <table:table-cell office:value-type="float" office:value="795.8953" calcext:value-type="float">
            <text:p>795.8953</text:p>
          </table:table-cell>
          <table:table-cell office:value-type="float" office:value="1103.16" calcext:value-type="float">
            <text:p>1103.16</text:p>
          </table:table-cell>
          <table:table-cell office:value-type="float" office:value="418.6431" calcext:value-type="float">
            <text:p>418.6431</text:p>
          </table:table-cell>
          <table:table-cell office:value-type="float" office:value="1875.996" calcext:value-type="float">
            <text:p>1875.996</text:p>
          </table:table-cell>
          <table:table-cell office:value-type="float" office:value="2106.261" calcext:value-type="float">
            <text:p>2106.261</text:p>
          </table:table-cell>
          <table:table-cell office:value-type="float" office:value="1677.195" calcext:value-type="float">
            <text:p>1677.195</text:p>
          </table:table-cell>
          <table:table-cell office:value-type="float" office:value="584.7066" calcext:value-type="float">
            <text:p>584.7066</text:p>
          </table:table-cell>
          <table:table-cell office:value-type="float" office:value="569.9943" calcext:value-type="float">
            <text:p>569.9943</text:p>
          </table:table-cell>
          <table:table-cell office:value-type="float" office:value="142.8644" calcext:value-type="float">
            <text:p>142.8644</text:p>
          </table:table-cell>
          <table:table-cell office:value-type="float" office:value="35.71082" calcext:value-type="float">
            <text:p>35.71082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1.9194" calcext:value-type="float">
            <text:p>-631.9194</text:p>
          </table:table-cell>
          <table:table-cell office:value-type="float" office:value="0" calcext:value-type="float">
            <text:p>0</text:p>
          </table:table-cell>
          <table:table-cell office:value-type="float" office:value="5.342589" calcext:value-type="float">
            <text:p>5.34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523.0578" calcext:value-type="float">
            <text:p>523.0578</text:p>
          </table:table-cell>
          <table:table-cell office:value-type="float" office:value="13159.59" calcext:value-type="float">
            <text:p>13159.5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1.3112" calcext:value-type="float">
            <text:p>-701.3112</text:p>
          </table:table-cell>
          <table:table-cell office:value-type="float" office:value="2036.204" calcext:value-type="float">
            <text:p>2036.204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6731" calcext:value-type="float">
            <text:p>97.6731</text:p>
          </table:table-cell>
          <table:table-cell office:value-type="float" office:value="331.6051" calcext:value-type="float">
            <text:p>331.6051</text:p>
          </table:table-cell>
          <table:table-cell office:value-type="float" office:value="0.1616332" calcext:value-type="float">
            <text:p>0.1616332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063" calcext:value-type="float">
            <text:p>0.06052063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9.94135" calcext:value-type="float">
            <text:p>69.94135</text:p>
          </table:table-cell>
          <table:table-cell office:value-type="float" office:value="0" calcext:value-type="float">
            <text:p>0</text:p>
          </table:table-cell>
          <table:table-cell office:value-type="float" office:value="313.6551" calcext:value-type="float">
            <text:p>313.6551</text:p>
          </table:table-cell>
          <table:table-cell office:value-type="float" office:value="1081.828" calcext:value-type="float">
            <text:p>1081.828</text:p>
          </table:table-cell>
          <table:table-cell office:value-type="float" office:value="1325.02" calcext:value-type="float">
            <text:p>1325.02</text:p>
          </table:table-cell>
          <table:table-cell office:value-type="float" office:value="1320.292" calcext:value-type="float">
            <text:p>1320.292</text:p>
          </table:table-cell>
          <table:table-cell office:value-type="float" office:value="795.838" calcext:value-type="float">
            <text:p>795.838</text:p>
          </table:table-cell>
          <table:table-cell office:value-type="float" office:value="1103.128" calcext:value-type="float">
            <text:p>1103.128</text:p>
          </table:table-cell>
          <table:table-cell office:value-type="float" office:value="418.6322" calcext:value-type="float">
            <text:p>418.6322</text:p>
          </table:table-cell>
          <table:table-cell office:value-type="float" office:value="1875.969" calcext:value-type="float">
            <text:p>1875.969</text:p>
          </table:table-cell>
          <table:table-cell office:value-type="float" office:value="2106.239" calcext:value-type="float">
            <text:p>2106.239</text:p>
          </table:table-cell>
          <table:table-cell office:value-type="float" office:value="1677.178" calcext:value-type="float">
            <text:p>1677.178</text:p>
          </table:table-cell>
          <table:table-cell office:value-type="float" office:value="584.6992" calcext:value-type="float">
            <text:p>584.6992</text:p>
          </table:table-cell>
          <table:table-cell office:value-type="float" office:value="569.9932" calcext:value-type="float">
            <text:p>569.9932</text:p>
          </table:table-cell>
          <table:table-cell office:value-type="float" office:value="142.8643" calcext:value-type="float">
            <text:p>142.8643</text:p>
          </table:table-cell>
          <table:table-cell office:value-type="float" office:value="35.7108" calcext:value-type="float">
            <text:p>35.7108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2.3671" calcext:value-type="float">
            <text:p>-632.3671</text:p>
          </table:table-cell>
          <table:table-cell office:value-type="float" office:value="0" calcext:value-type="float">
            <text:p>0</text:p>
          </table:table-cell>
          <table:table-cell office:value-type="float" office:value="5.317356" calcext:value-type="float">
            <text:p>5.31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522.7454" calcext:value-type="float">
            <text:p>522.7454</text:p>
          </table:table-cell>
          <table:table-cell office:value-type="float" office:value="13159.48" calcext:value-type="float">
            <text:p>13159.48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1.7053" calcext:value-type="float">
            <text:p>-701.7053</text:p>
          </table:table-cell>
          <table:table-cell office:value-type="float" office:value="2037.425" calcext:value-type="float">
            <text:p>2037.425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70137" calcext:value-type="float">
            <text:p>97.70137</text:p>
          </table:table-cell>
          <table:table-cell office:value-type="float" office:value="331.4705" calcext:value-type="float">
            <text:p>331.4705</text:p>
          </table:table-cell>
          <table:table-cell office:value-type="float" office:value="0.1620753" calcext:value-type="float">
            <text:p>0.162075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065" calcext:value-type="float">
            <text:p>0.06052065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9.54775" calcext:value-type="float">
            <text:p>69.54775</text:p>
          </table:table-cell>
          <table:table-cell office:value-type="float" office:value="0" calcext:value-type="float">
            <text:p>0</text:p>
          </table:table-cell>
          <table:table-cell office:value-type="float" office:value="313.6777" calcext:value-type="float">
            <text:p>313.6777</text:p>
          </table:table-cell>
          <table:table-cell office:value-type="float" office:value="1081.785" calcext:value-type="float">
            <text:p>1081.785</text:p>
          </table:table-cell>
          <table:table-cell office:value-type="float" office:value="1324.965" calcext:value-type="float">
            <text:p>1324.965</text:p>
          </table:table-cell>
          <table:table-cell office:value-type="float" office:value="1320.247" calcext:value-type="float">
            <text:p>1320.247</text:p>
          </table:table-cell>
          <table:table-cell office:value-type="float" office:value="795.7855" calcext:value-type="float">
            <text:p>795.7855</text:p>
          </table:table-cell>
          <table:table-cell office:value-type="float" office:value="1103.098" calcext:value-type="float">
            <text:p>1103.098</text:p>
          </table:table-cell>
          <table:table-cell office:value-type="float" office:value="418.6218" calcext:value-type="float">
            <text:p>418.6218</text:p>
          </table:table-cell>
          <table:table-cell office:value-type="float" office:value="1875.942" calcext:value-type="float">
            <text:p>1875.942</text:p>
          </table:table-cell>
          <table:table-cell office:value-type="float" office:value="2106.217" calcext:value-type="float">
            <text:p>2106.217</text:p>
          </table:table-cell>
          <table:table-cell office:value-type="float" office:value="1677.161" calcext:value-type="float">
            <text:p>1677.161</text:p>
          </table:table-cell>
          <table:table-cell office:value-type="float" office:value="584.6919" calcext:value-type="float">
            <text:p>584.6919</text:p>
          </table:table-cell>
          <table:table-cell office:value-type="float" office:value="569.9921" calcext:value-type="float">
            <text:p>569.9921</text:p>
          </table:table-cell>
          <table:table-cell office:value-type="float" office:value="142.8642" calcext:value-type="float">
            <text:p>142.8642</text:p>
          </table:table-cell>
          <table:table-cell office:value-type="float" office:value="35.71078" calcext:value-type="float">
            <text:p>35.71078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2.7301" calcext:value-type="float">
            <text:p>-632.7301</text:p>
          </table:table-cell>
          <table:table-cell office:value-type="float" office:value="0" calcext:value-type="float">
            <text:p>0</text:p>
          </table:table-cell>
          <table:table-cell office:value-type="float" office:value="5.29514" calcext:value-type="float">
            <text:p>5.29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522.4216" calcext:value-type="float">
            <text:p>522.4216</text:p>
          </table:table-cell>
          <table:table-cell office:value-type="float" office:value="13159.38" calcext:value-type="float">
            <text:p>13159.38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2.1036" calcext:value-type="float">
            <text:p>-702.1036</text:p>
          </table:table-cell>
          <table:table-cell office:value-type="float" office:value="2039.071" calcext:value-type="float">
            <text:p>2039.07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74831" calcext:value-type="float">
            <text:p>97.74831</text:p>
          </table:table-cell>
          <table:table-cell office:value-type="float" office:value="331.3116" calcext:value-type="float">
            <text:p>331.3116</text:p>
          </table:table-cell>
          <table:table-cell office:value-type="float" office:value="0.1625299" calcext:value-type="float">
            <text:p>0.162529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116" calcext:value-type="float">
            <text:p>0.0605211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9.14983" calcext:value-type="float">
            <text:p>69.14983</text:p>
          </table:table-cell>
          <table:table-cell office:value-type="float" office:value="0" calcext:value-type="float">
            <text:p>0</text:p>
          </table:table-cell>
          <table:table-cell office:value-type="float" office:value="313.7029" calcext:value-type="float">
            <text:p>313.7029</text:p>
          </table:table-cell>
          <table:table-cell office:value-type="float" office:value="1081.741" calcext:value-type="float">
            <text:p>1081.741</text:p>
          </table:table-cell>
          <table:table-cell office:value-type="float" office:value="1324.915" calcext:value-type="float">
            <text:p>1324.915</text:p>
          </table:table-cell>
          <table:table-cell office:value-type="float" office:value="1320.201" calcext:value-type="float">
            <text:p>1320.201</text:p>
          </table:table-cell>
          <table:table-cell office:value-type="float" office:value="795.7433" calcext:value-type="float">
            <text:p>795.7433</text:p>
          </table:table-cell>
          <table:table-cell office:value-type="float" office:value="1103.07" calcext:value-type="float">
            <text:p>1103.07</text:p>
          </table:table-cell>
          <table:table-cell office:value-type="float" office:value="418.6118" calcext:value-type="float">
            <text:p>418.6118</text:p>
          </table:table-cell>
          <table:table-cell office:value-type="float" office:value="1875.916" calcext:value-type="float">
            <text:p>1875.916</text:p>
          </table:table-cell>
          <table:table-cell office:value-type="float" office:value="2106.195" calcext:value-type="float">
            <text:p>2106.195</text:p>
          </table:table-cell>
          <table:table-cell office:value-type="float" office:value="1677.144" calcext:value-type="float">
            <text:p>1677.144</text:p>
          </table:table-cell>
          <table:table-cell office:value-type="float" office:value="584.6846" calcext:value-type="float">
            <text:p>584.6846</text:p>
          </table:table-cell>
          <table:table-cell office:value-type="float" office:value="569.9911" calcext:value-type="float">
            <text:p>569.9911</text:p>
          </table:table-cell>
          <table:table-cell office:value-type="float" office:value="142.8642" calcext:value-type="float">
            <text:p>142.8642</text:p>
          </table:table-cell>
          <table:table-cell office:value-type="float" office:value="35.71076" calcext:value-type="float">
            <text:p>35.71076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3.1027" calcext:value-type="float">
            <text:p>-633.1027</text:p>
          </table:table-cell>
          <table:table-cell office:value-type="float" office:value="0" calcext:value-type="float">
            <text:p>0</text:p>
          </table:table-cell>
          <table:table-cell office:value-type="float" office:value="5.270915" calcext:value-type="float">
            <text:p>5.27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521.9785" calcext:value-type="float">
            <text:p>521.9785</text:p>
          </table:table-cell>
          <table:table-cell office:value-type="float" office:value="13159.29" calcext:value-type="float">
            <text:p>13159.29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2.6017" calcext:value-type="float">
            <text:p>-702.6017</text:p>
          </table:table-cell>
          <table:table-cell office:value-type="float" office:value="2040.763" calcext:value-type="float">
            <text:p>2040.76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88747" calcext:value-type="float">
            <text:p>97.88747</text:p>
          </table:table-cell>
          <table:table-cell office:value-type="float" office:value="331.038" calcext:value-type="float">
            <text:p>331.038</text:p>
          </table:table-cell>
          <table:table-cell office:value-type="float" office:value="0.1629992" calcext:value-type="float">
            <text:p>0.1629992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158" calcext:value-type="float">
            <text:p>0.0605215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8.65225" calcext:value-type="float">
            <text:p>68.65225</text:p>
          </table:table-cell>
          <table:table-cell office:value-type="float" office:value="0" calcext:value-type="float">
            <text:p>0</text:p>
          </table:table-cell>
          <table:table-cell office:value-type="float" office:value="313.7401" calcext:value-type="float">
            <text:p>313.7401</text:p>
          </table:table-cell>
          <table:table-cell office:value-type="float" office:value="1081.692" calcext:value-type="float">
            <text:p>1081.692</text:p>
          </table:table-cell>
          <table:table-cell office:value-type="float" office:value="1324.864" calcext:value-type="float">
            <text:p>1324.864</text:p>
          </table:table-cell>
          <table:table-cell office:value-type="float" office:value="1320.156" calcext:value-type="float">
            <text:p>1320.156</text:p>
          </table:table-cell>
          <table:table-cell office:value-type="float" office:value="795.7013" calcext:value-type="float">
            <text:p>795.7013</text:p>
          </table:table-cell>
          <table:table-cell office:value-type="float" office:value="1103.043" calcext:value-type="float">
            <text:p>1103.043</text:p>
          </table:table-cell>
          <table:table-cell office:value-type="float" office:value="418.602" calcext:value-type="float">
            <text:p>418.602</text:p>
          </table:table-cell>
          <table:table-cell office:value-type="float" office:value="1875.891" calcext:value-type="float">
            <text:p>1875.891</text:p>
          </table:table-cell>
          <table:table-cell office:value-type="float" office:value="2106.174" calcext:value-type="float">
            <text:p>2106.174</text:p>
          </table:table-cell>
          <table:table-cell office:value-type="float" office:value="1677.128" calcext:value-type="float">
            <text:p>1677.128</text:p>
          </table:table-cell>
          <table:table-cell office:value-type="float" office:value="584.6772" calcext:value-type="float">
            <text:p>584.6772</text:p>
          </table:table-cell>
          <table:table-cell office:value-type="float" office:value="569.9901" calcext:value-type="float">
            <text:p>569.9901</text:p>
          </table:table-cell>
          <table:table-cell office:value-type="float" office:value="142.8641" calcext:value-type="float">
            <text:p>142.8641</text:p>
          </table:table-cell>
          <table:table-cell office:value-type="float" office:value="35.71074" calcext:value-type="float">
            <text:p>35.71074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3.5814" calcext:value-type="float">
            <text:p>-633.5814</text:p>
          </table:table-cell>
          <table:table-cell office:value-type="float" office:value="0" calcext:value-type="float">
            <text:p>0</text:p>
          </table:table-cell>
          <table:table-cell office:value-type="float" office:value="5.252085" calcext:value-type="float">
            <text:p>5.25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521.5373" calcext:value-type="float">
            <text:p>521.5373</text:p>
          </table:table-cell>
          <table:table-cell office:value-type="float" office:value="13159.21" calcext:value-type="float">
            <text:p>13159.2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3.0966" calcext:value-type="float">
            <text:p>-703.0966</text:p>
          </table:table-cell>
          <table:table-cell office:value-type="float" office:value="2041.396" calcext:value-type="float">
            <text:p>2041.39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8.01817" calcext:value-type="float">
            <text:p>98.01817</text:p>
          </table:table-cell>
          <table:table-cell office:value-type="float" office:value="330.763" calcext:value-type="float">
            <text:p>330.763</text:p>
          </table:table-cell>
          <table:table-cell office:value-type="float" office:value="0.1634716" calcext:value-type="float">
            <text:p>0.1634716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158" calcext:value-type="float">
            <text:p>0.0605215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8.15779" calcext:value-type="float">
            <text:p>68.15779</text:p>
          </table:table-cell>
          <table:table-cell office:value-type="float" office:value="0" calcext:value-type="float">
            <text:p>0</text:p>
          </table:table-cell>
          <table:table-cell office:value-type="float" office:value="313.7781" calcext:value-type="float">
            <text:p>313.7781</text:p>
          </table:table-cell>
          <table:table-cell office:value-type="float" office:value="1081.646" calcext:value-type="float">
            <text:p>1081.646</text:p>
          </table:table-cell>
          <table:table-cell office:value-type="float" office:value="1324.811" calcext:value-type="float">
            <text:p>1324.811</text:p>
          </table:table-cell>
          <table:table-cell office:value-type="float" office:value="1320.116" calcext:value-type="float">
            <text:p>1320.116</text:p>
          </table:table-cell>
          <table:table-cell office:value-type="float" office:value="795.6574" calcext:value-type="float">
            <text:p>795.6574</text:p>
          </table:table-cell>
          <table:table-cell office:value-type="float" office:value="1103.015" calcext:value-type="float">
            <text:p>1103.015</text:p>
          </table:table-cell>
          <table:table-cell office:value-type="float" office:value="418.5923" calcext:value-type="float">
            <text:p>418.5923</text:p>
          </table:table-cell>
          <table:table-cell office:value-type="float" office:value="1875.866" calcext:value-type="float">
            <text:p>1875.866</text:p>
          </table:table-cell>
          <table:table-cell office:value-type="float" office:value="2106.153" calcext:value-type="float">
            <text:p>2106.153</text:p>
          </table:table-cell>
          <table:table-cell office:value-type="float" office:value="1677.111" calcext:value-type="float">
            <text:p>1677.111</text:p>
          </table:table-cell>
          <table:table-cell office:value-type="float" office:value="584.67" calcext:value-type="float">
            <text:p>584.67</text:p>
          </table:table-cell>
          <table:table-cell office:value-type="float" office:value="569.9891" calcext:value-type="float">
            <text:p>569.9891</text:p>
          </table:table-cell>
          <table:table-cell office:value-type="float" office:value="142.864" calcext:value-type="float">
            <text:p>142.864</text:p>
          </table:table-cell>
          <table:table-cell office:value-type="float" office:value="35.71072" calcext:value-type="float">
            <text:p>35.71072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4.0573" calcext:value-type="float">
            <text:p>-634.0573</text:p>
          </table:table-cell>
          <table:table-cell office:value-type="float" office:value="0" calcext:value-type="float">
            <text:p>0</text:p>
          </table:table-cell>
          <table:table-cell office:value-type="float" office:value="5.233547" calcext:value-type="float">
            <text:p>5.23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521.2546" calcext:value-type="float">
            <text:p>521.2546</text:p>
          </table:table-cell>
          <table:table-cell office:value-type="float" office:value="13159.11" calcext:value-type="float">
            <text:p>13159.1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3.4545" calcext:value-type="float">
            <text:p>-703.4545</text:p>
          </table:table-cell>
          <table:table-cell office:value-type="float" office:value="2043.568" calcext:value-type="float">
            <text:p>2043.568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8.03394" calcext:value-type="float">
            <text:p>98.03394</text:p>
          </table:table-cell>
          <table:table-cell office:value-type="float" office:value="330.646" calcext:value-type="float">
            <text:p>330.646</text:p>
          </table:table-cell>
          <table:table-cell office:value-type="float" office:value="0.1639345" calcext:value-type="float">
            <text:p>0.1639345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158" calcext:value-type="float">
            <text:p>0.0605215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7.80034" calcext:value-type="float">
            <text:p>67.80034</text:p>
          </table:table-cell>
          <table:table-cell office:value-type="float" office:value="0" calcext:value-type="float">
            <text:p>0</text:p>
          </table:table-cell>
          <table:table-cell office:value-type="float" office:value="313.797" calcext:value-type="float">
            <text:p>313.797</text:p>
          </table:table-cell>
          <table:table-cell office:value-type="float" office:value="1081.604" calcext:value-type="float">
            <text:p>1081.604</text:p>
          </table:table-cell>
          <table:table-cell office:value-type="float" office:value="1324.759" calcext:value-type="float">
            <text:p>1324.759</text:p>
          </table:table-cell>
          <table:table-cell office:value-type="float" office:value="1320.07" calcext:value-type="float">
            <text:p>1320.07</text:p>
          </table:table-cell>
          <table:table-cell office:value-type="float" office:value="795.616" calcext:value-type="float">
            <text:p>795.616</text:p>
          </table:table-cell>
          <table:table-cell office:value-type="float" office:value="1102.988" calcext:value-type="float">
            <text:p>1102.988</text:p>
          </table:table-cell>
          <table:table-cell office:value-type="float" office:value="418.5826" calcext:value-type="float">
            <text:p>418.5826</text:p>
          </table:table-cell>
          <table:table-cell office:value-type="float" office:value="1875.841" calcext:value-type="float">
            <text:p>1875.841</text:p>
          </table:table-cell>
          <table:table-cell office:value-type="float" office:value="2106.132" calcext:value-type="float">
            <text:p>2106.132</text:p>
          </table:table-cell>
          <table:table-cell office:value-type="float" office:value="1677.094" calcext:value-type="float">
            <text:p>1677.094</text:p>
          </table:table-cell>
          <table:table-cell office:value-type="float" office:value="584.6683" calcext:value-type="float">
            <text:p>584.6683</text:p>
          </table:table-cell>
          <table:table-cell office:value-type="float" office:value="569.988" calcext:value-type="float">
            <text:p>569.988</text:p>
          </table:table-cell>
          <table:table-cell office:value-type="float" office:value="142.864" calcext:value-type="float">
            <text:p>142.864</text:p>
          </table:table-cell>
          <table:table-cell office:value-type="float" office:value="35.71071" calcext:value-type="float">
            <text:p>35.71071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4.3952" calcext:value-type="float">
            <text:p>-634.3952</text:p>
          </table:table-cell>
          <table:table-cell office:value-type="float" office:value="0" calcext:value-type="float">
            <text:p>0</text:p>
          </table:table-cell>
          <table:table-cell office:value-type="float" office:value="5.208432" calcext:value-type="float">
            <text:p>5.20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521.0779" calcext:value-type="float">
            <text:p>521.0779</text:p>
          </table:table-cell>
          <table:table-cell office:value-type="float" office:value="13159.02" calcext:value-type="float">
            <text:p>13159.02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3.7112" calcext:value-type="float">
            <text:p>-703.7112</text:p>
          </table:table-cell>
          <table:table-cell office:value-type="float" office:value="2044.316" calcext:value-type="float">
            <text:p>2044.31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99924" calcext:value-type="float">
            <text:p>97.99924</text:p>
          </table:table-cell>
          <table:table-cell office:value-type="float" office:value="330.5834" calcext:value-type="float">
            <text:p>330.5834</text:p>
          </table:table-cell>
          <table:table-cell office:value-type="float" office:value="0.1643934" calcext:value-type="float">
            <text:p>0.1643934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234" calcext:value-type="float">
            <text:p>0.06052234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7.54414" calcext:value-type="float">
            <text:p>67.54414</text:p>
          </table:table-cell>
          <table:table-cell office:value-type="float" office:value="0" calcext:value-type="float">
            <text:p>0</text:p>
          </table:table-cell>
          <table:table-cell office:value-type="float" office:value="313.8115" calcext:value-type="float">
            <text:p>313.8115</text:p>
          </table:table-cell>
          <table:table-cell office:value-type="float" office:value="1081.579" calcext:value-type="float">
            <text:p>1081.579</text:p>
          </table:table-cell>
          <table:table-cell office:value-type="float" office:value="1324.729" calcext:value-type="float">
            <text:p>1324.729</text:p>
          </table:table-cell>
          <table:table-cell office:value-type="float" office:value="1320.029" calcext:value-type="float">
            <text:p>1320.029</text:p>
          </table:table-cell>
          <table:table-cell office:value-type="float" office:value="795.5907" calcext:value-type="float">
            <text:p>795.5907</text:p>
          </table:table-cell>
          <table:table-cell office:value-type="float" office:value="1102.966" calcext:value-type="float">
            <text:p>1102.966</text:p>
          </table:table-cell>
          <table:table-cell office:value-type="float" office:value="418.5756" calcext:value-type="float">
            <text:p>418.5756</text:p>
          </table:table-cell>
          <table:table-cell office:value-type="float" office:value="1875.816" calcext:value-type="float">
            <text:p>1875.816</text:p>
          </table:table-cell>
          <table:table-cell office:value-type="float" office:value="2106.111" calcext:value-type="float">
            <text:p>2106.111</text:p>
          </table:table-cell>
          <table:table-cell office:value-type="float" office:value="1677.077" calcext:value-type="float">
            <text:p>1677.077</text:p>
          </table:table-cell>
          <table:table-cell office:value-type="float" office:value="584.6669" calcext:value-type="float">
            <text:p>584.6669</text:p>
          </table:table-cell>
          <table:table-cell office:value-type="float" office:value="569.9871" calcext:value-type="float">
            <text:p>569.9871</text:p>
          </table:table-cell>
          <table:table-cell office:value-type="float" office:value="142.8639" calcext:value-type="float">
            <text:p>142.8639</text:p>
          </table:table-cell>
          <table:table-cell office:value-type="float" office:value="35.71069" calcext:value-type="float">
            <text:p>35.71069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4.6252" calcext:value-type="float">
            <text:p>-634.6252</text:p>
          </table:table-cell>
          <table:table-cell office:value-type="float" office:value="0" calcext:value-type="float">
            <text:p>0</text:p>
          </table:table-cell>
          <table:table-cell office:value-type="float" office:value="5.17771" calcext:value-type="float">
            <text:p>5.1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520.9511" calcext:value-type="float">
            <text:p>520.9511</text:p>
          </table:table-cell>
          <table:table-cell office:value-type="float" office:value="13158.94" calcext:value-type="float">
            <text:p>13158.94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3.919" calcext:value-type="float">
            <text:p>-703.919</text:p>
          </table:table-cell>
          <table:table-cell office:value-type="float" office:value="2045.92" calcext:value-type="float">
            <text:p>2045.9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94702" calcext:value-type="float">
            <text:p>97.94702</text:p>
          </table:table-cell>
          <table:table-cell office:value-type="float" office:value="330.5547" calcext:value-type="float">
            <text:p>330.5547</text:p>
          </table:table-cell>
          <table:table-cell office:value-type="float" office:value="0.1648533" calcext:value-type="float">
            <text:p>0.164853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01" calcext:value-type="float">
            <text:p>0.06052301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7.33678" calcext:value-type="float">
            <text:p>67.33678</text:p>
          </table:table-cell>
          <table:table-cell office:value-type="float" office:value="0" calcext:value-type="float">
            <text:p>0</text:p>
          </table:table-cell>
          <table:table-cell office:value-type="float" office:value="313.8222" calcext:value-type="float">
            <text:p>313.8222</text:p>
          </table:table-cell>
          <table:table-cell office:value-type="float" office:value="1081.558" calcext:value-type="float">
            <text:p>1081.558</text:p>
          </table:table-cell>
          <table:table-cell office:value-type="float" office:value="1324.698" calcext:value-type="float">
            <text:p>1324.698</text:p>
          </table:table-cell>
          <table:table-cell office:value-type="float" office:value="1319.997" calcext:value-type="float">
            <text:p>1319.997</text:p>
          </table:table-cell>
          <table:table-cell office:value-type="float" office:value="795.5704" calcext:value-type="float">
            <text:p>795.5704</text:p>
          </table:table-cell>
          <table:table-cell office:value-type="float" office:value="1102.95" calcext:value-type="float">
            <text:p>1102.95</text:p>
          </table:table-cell>
          <table:table-cell office:value-type="float" office:value="418.5702" calcext:value-type="float">
            <text:p>418.5702</text:p>
          </table:table-cell>
          <table:table-cell office:value-type="float" office:value="1875.792" calcext:value-type="float">
            <text:p>1875.792</text:p>
          </table:table-cell>
          <table:table-cell office:value-type="float" office:value="2106.09" calcext:value-type="float">
            <text:p>2106.09</text:p>
          </table:table-cell>
          <table:table-cell office:value-type="float" office:value="1677.061" calcext:value-type="float">
            <text:p>1677.061</text:p>
          </table:table-cell>
          <table:table-cell office:value-type="float" office:value="584.6656" calcext:value-type="float">
            <text:p>584.6656</text:p>
          </table:table-cell>
          <table:table-cell office:value-type="float" office:value="569.9861" calcext:value-type="float">
            <text:p>569.9861</text:p>
          </table:table-cell>
          <table:table-cell office:value-type="float" office:value="142.8638" calcext:value-type="float">
            <text:p>142.8638</text:p>
          </table:table-cell>
          <table:table-cell office:value-type="float" office:value="35.71067" calcext:value-type="float">
            <text:p>35.71067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4.8076" calcext:value-type="float">
            <text:p>-634.8076</text:p>
          </table:table-cell>
          <table:table-cell office:value-type="float" office:value="0" calcext:value-type="float">
            <text:p>0</text:p>
          </table:table-cell>
          <table:table-cell office:value-type="float" office:value="5.146819" calcext:value-type="float">
            <text:p>5.14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520.8494" calcext:value-type="float">
            <text:p>520.8494</text:p>
          </table:table-cell>
          <table:table-cell office:value-type="float" office:value="13158.87" calcext:value-type="float">
            <text:p>13158.87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1025" calcext:value-type="float">
            <text:p>-704.1025</text:p>
          </table:table-cell>
          <table:table-cell office:value-type="float" office:value="2046.518" calcext:value-type="float">
            <text:p>2046.518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89281" calcext:value-type="float">
            <text:p>97.89281</text:p>
          </table:table-cell>
          <table:table-cell office:value-type="float" office:value="330.5339" calcext:value-type="float">
            <text:p>330.5339</text:p>
          </table:table-cell>
          <table:table-cell office:value-type="float" office:value="0.1652953" calcext:value-type="float">
            <text:p>0.165295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26" calcext:value-type="float">
            <text:p>0.0605232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6568" calcext:value-type="float">
            <text:p>0.6646568</text:p>
          </table:table-cell>
          <table:table-cell office:value-type="float" office:value="370" calcext:value-type="float">
            <text:p>370</text:p>
          </table:table-cell>
          <table:table-cell office:value-type="float" office:value="67.15376" calcext:value-type="float">
            <text:p>67.15376</text:p>
          </table:table-cell>
          <table:table-cell office:value-type="float" office:value="0" calcext:value-type="float">
            <text:p>0</text:p>
          </table:table-cell>
          <table:table-cell office:value-type="float" office:value="313.832" calcext:value-type="float">
            <text:p>313.832</text:p>
          </table:table-cell>
          <table:table-cell office:value-type="float" office:value="1081.546" calcext:value-type="float">
            <text:p>1081.546</text:p>
          </table:table-cell>
          <table:table-cell office:value-type="float" office:value="1324.669" calcext:value-type="float">
            <text:p>1324.669</text:p>
          </table:table-cell>
          <table:table-cell office:value-type="float" office:value="1319.971" calcext:value-type="float">
            <text:p>1319.971</text:p>
          </table:table-cell>
          <table:table-cell office:value-type="float" office:value="795.5524" calcext:value-type="float">
            <text:p>795.5524</text:p>
          </table:table-cell>
          <table:table-cell office:value-type="float" office:value="1102.936" calcext:value-type="float">
            <text:p>1102.936</text:p>
          </table:table-cell>
          <table:table-cell office:value-type="float" office:value="418.5652" calcext:value-type="float">
            <text:p>418.5652</text:p>
          </table:table-cell>
          <table:table-cell office:value-type="float" office:value="1875.77" calcext:value-type="float">
            <text:p>1875.77</text:p>
          </table:table-cell>
          <table:table-cell office:value-type="float" office:value="2106.07" calcext:value-type="float">
            <text:p>2106.07</text:p>
          </table:table-cell>
          <table:table-cell office:value-type="float" office:value="1677.044" calcext:value-type="float">
            <text:p>1677.044</text:p>
          </table:table-cell>
          <table:table-cell office:value-type="float" office:value="584.6642" calcext:value-type="float">
            <text:p>584.6642</text:p>
          </table:table-cell>
          <table:table-cell office:value-type="float" office:value="569.9851" calcext:value-type="float">
            <text:p>569.9851</text:p>
          </table:table-cell>
          <table:table-cell office:value-type="float" office:value="142.8638" calcext:value-type="float">
            <text:p>142.8638</text:p>
          </table:table-cell>
          <table:table-cell office:value-type="float" office:value="35.71066" calcext:value-type="float">
            <text:p>35.71066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4.957" calcext:value-type="float">
            <text:p>-634.957</text:p>
          </table:table-cell>
          <table:table-cell office:value-type="float" office:value="0" calcext:value-type="float">
            <text:p>0</text:p>
          </table:table-cell>
          <table:table-cell office:value-type="float" office:value="5.116328" calcext:value-type="float">
            <text:p>5.11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520.7477" calcext:value-type="float">
            <text:p>520.7477</text:p>
          </table:table-cell>
          <table:table-cell office:value-type="float" office:value="13158.8" calcext:value-type="float">
            <text:p>13158.8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3325" calcext:value-type="float">
            <text:p>-704.3325</text:p>
          </table:table-cell>
          <table:table-cell office:value-type="float" office:value="2045.781" calcext:value-type="float">
            <text:p>2045.78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83931" calcext:value-type="float">
            <text:p>97.83931</text:p>
          </table:table-cell>
          <table:table-cell office:value-type="float" office:value="330.5045" calcext:value-type="float">
            <text:p>330.5045</text:p>
          </table:table-cell>
          <table:table-cell office:value-type="float" office:value="0.1657139" calcext:value-type="float">
            <text:p>0.1657139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26" calcext:value-type="float">
            <text:p>0.0605232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42208" calcext:value-type="float">
            <text:p>0.6642208</text:p>
          </table:table-cell>
          <table:table-cell office:value-type="float" office:value="370" calcext:value-type="float">
            <text:p>370</text:p>
          </table:table-cell>
          <table:table-cell office:value-type="float" office:value="66.92462" calcext:value-type="float">
            <text:p>66.92462</text:p>
          </table:table-cell>
          <table:table-cell office:value-type="float" office:value="0" calcext:value-type="float">
            <text:p>0</text:p>
          </table:table-cell>
          <table:table-cell office:value-type="float" office:value="313.8425" calcext:value-type="float">
            <text:p>313.8425</text:p>
          </table:table-cell>
          <table:table-cell office:value-type="float" office:value="1081.538" calcext:value-type="float">
            <text:p>1081.538</text:p>
          </table:table-cell>
          <table:table-cell office:value-type="float" office:value="1324.643" calcext:value-type="float">
            <text:p>1324.643</text:p>
          </table:table-cell>
          <table:table-cell office:value-type="float" office:value="1319.947" calcext:value-type="float">
            <text:p>1319.947</text:p>
          </table:table-cell>
          <table:table-cell office:value-type="float" office:value="795.5354" calcext:value-type="float">
            <text:p>795.5354</text:p>
          </table:table-cell>
          <table:table-cell office:value-type="float" office:value="1102.923" calcext:value-type="float">
            <text:p>1102.923</text:p>
          </table:table-cell>
          <table:table-cell office:value-type="float" office:value="418.5606" calcext:value-type="float">
            <text:p>418.5606</text:p>
          </table:table-cell>
          <table:table-cell office:value-type="float" office:value="1875.749" calcext:value-type="float">
            <text:p>1875.749</text:p>
          </table:table-cell>
          <table:table-cell office:value-type="float" office:value="2106.051" calcext:value-type="float">
            <text:p>2106.051</text:p>
          </table:table-cell>
          <table:table-cell office:value-type="float" office:value="1677.027" calcext:value-type="float">
            <text:p>1677.027</text:p>
          </table:table-cell>
          <table:table-cell office:value-type="float" office:value="584.663" calcext:value-type="float">
            <text:p>584.663</text:p>
          </table:table-cell>
          <table:table-cell office:value-type="float" office:value="569.9841" calcext:value-type="float">
            <text:p>569.9841</text:p>
          </table:table-cell>
          <table:table-cell office:value-type="float" office:value="142.8637" calcext:value-type="float">
            <text:p>142.8637</text:p>
          </table:table-cell>
          <table:table-cell office:value-type="float" office:value="35.71062" calcext:value-type="float">
            <text:p>35.71062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1031" calcext:value-type="float">
            <text:p>-635.1031</text:p>
          </table:table-cell>
          <table:table-cell office:value-type="float" office:value="0" calcext:value-type="float">
            <text:p>0</text:p>
          </table:table-cell>
          <table:table-cell office:value-type="float" office:value="5.033121" calcext:value-type="float">
            <text:p>5.03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520.6498" calcext:value-type="float">
            <text:p>520.6498</text:p>
          </table:table-cell>
          <table:table-cell office:value-type="float" office:value="13158.73" calcext:value-type="float">
            <text:p>13158.73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502" calcext:value-type="float">
            <text:p>-704.502</text:p>
          </table:table-cell>
          <table:table-cell office:value-type="float" office:value="2046.969" calcext:value-type="float">
            <text:p>2046.969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77863" calcext:value-type="float">
            <text:p>97.77863</text:p>
          </table:table-cell>
          <table:table-cell office:value-type="float" office:value="330.4788" calcext:value-type="float">
            <text:p>330.4788</text:p>
          </table:table-cell>
          <table:table-cell office:value-type="float" office:value="0.1661545" calcext:value-type="float">
            <text:p>0.1661545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46" calcext:value-type="float">
            <text:p>0.0605234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29215" calcext:value-type="float">
            <text:p>0.6629215</text:p>
          </table:table-cell>
          <table:table-cell office:value-type="float" office:value="370" calcext:value-type="float">
            <text:p>370</text:p>
          </table:table-cell>
          <table:table-cell office:value-type="float" office:value="66.75681" calcext:value-type="float">
            <text:p>66.75681</text:p>
          </table:table-cell>
          <table:table-cell office:value-type="float" office:value="0" calcext:value-type="float">
            <text:p>0</text:p>
          </table:table-cell>
          <table:table-cell office:value-type="float" office:value="313.8507" calcext:value-type="float">
            <text:p>313.8507</text:p>
          </table:table-cell>
          <table:table-cell office:value-type="float" office:value="1081.528" calcext:value-type="float">
            <text:p>1081.528</text:p>
          </table:table-cell>
          <table:table-cell office:value-type="float" office:value="1324.617" calcext:value-type="float">
            <text:p>1324.617</text:p>
          </table:table-cell>
          <table:table-cell office:value-type="float" office:value="1319.925" calcext:value-type="float">
            <text:p>1319.925</text:p>
          </table:table-cell>
          <table:table-cell office:value-type="float" office:value="795.5192" calcext:value-type="float">
            <text:p>795.5192</text:p>
          </table:table-cell>
          <table:table-cell office:value-type="float" office:value="1102.911" calcext:value-type="float">
            <text:p>1102.911</text:p>
          </table:table-cell>
          <table:table-cell office:value-type="float" office:value="418.5562" calcext:value-type="float">
            <text:p>418.5562</text:p>
          </table:table-cell>
          <table:table-cell office:value-type="float" office:value="1875.727" calcext:value-type="float">
            <text:p>1875.727</text:p>
          </table:table-cell>
          <table:table-cell office:value-type="float" office:value="2106.031" calcext:value-type="float">
            <text:p>2106.031</text:p>
          </table:table-cell>
          <table:table-cell office:value-type="float" office:value="1677.011" calcext:value-type="float">
            <text:p>1677.011</text:p>
          </table:table-cell>
          <table:table-cell office:value-type="float" office:value="584.6618" calcext:value-type="float">
            <text:p>584.6618</text:p>
          </table:table-cell>
          <table:table-cell office:value-type="float" office:value="569.9832" calcext:value-type="float">
            <text:p>569.9832</text:p>
          </table:table-cell>
          <table:table-cell office:value-type="float" office:value="142.8636" calcext:value-type="float">
            <text:p>142.8636</text:p>
          </table:table-cell>
          <table:table-cell office:value-type="float" office:value="35.71065" calcext:value-type="float">
            <text:p>35.71065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2469" calcext:value-type="float">
            <text:p>-635.2469</text:p>
          </table:table-cell>
          <table:table-cell office:value-type="float" office:value="0" calcext:value-type="float">
            <text:p>0</text:p>
          </table:table-cell>
          <table:table-cell office:value-type="float" office:value="5.004069" calcext:value-type="float">
            <text:p>5.004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520.5759" calcext:value-type="float">
            <text:p>520.5759</text:p>
          </table:table-cell>
          <table:table-cell office:value-type="float" office:value="13158.66" calcext:value-type="float">
            <text:p>13158.6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6666" calcext:value-type="float">
            <text:p>-704.6666</text:p>
          </table:table-cell>
          <table:table-cell office:value-type="float" office:value="2047.403" calcext:value-type="float">
            <text:p>2047.403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71952" calcext:value-type="float">
            <text:p>97.71952</text:p>
          </table:table-cell>
          <table:table-cell office:value-type="float" office:value="330.4705" calcext:value-type="float">
            <text:p>330.4705</text:p>
          </table:table-cell>
          <table:table-cell office:value-type="float" office:value="0.1665671" calcext:value-type="float">
            <text:p>0.1665671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78" calcext:value-type="float">
            <text:p>0.06052378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17036" calcext:value-type="float">
            <text:p>0.6617036</text:p>
          </table:table-cell>
          <table:table-cell office:value-type="float" office:value="370" calcext:value-type="float">
            <text:p>370</text:p>
          </table:table-cell>
          <table:table-cell office:value-type="float" office:value="66.59383" calcext:value-type="float">
            <text:p>66.59383</text:p>
          </table:table-cell>
          <table:table-cell office:value-type="float" office:value="0" calcext:value-type="float">
            <text:p>0</text:p>
          </table:table-cell>
          <table:table-cell office:value-type="float" office:value="313.8579" calcext:value-type="float">
            <text:p>313.8579</text:p>
          </table:table-cell>
          <table:table-cell office:value-type="float" office:value="1081.521" calcext:value-type="float">
            <text:p>1081.521</text:p>
          </table:table-cell>
          <table:table-cell office:value-type="float" office:value="1324.594" calcext:value-type="float">
            <text:p>1324.594</text:p>
          </table:table-cell>
          <table:table-cell office:value-type="float" office:value="1319.905" calcext:value-type="float">
            <text:p>1319.905</text:p>
          </table:table-cell>
          <table:table-cell office:value-type="float" office:value="795.504" calcext:value-type="float">
            <text:p>795.504</text:p>
          </table:table-cell>
          <table:table-cell office:value-type="float" office:value="1102.899" calcext:value-type="float">
            <text:p>1102.899</text:p>
          </table:table-cell>
          <table:table-cell office:value-type="float" office:value="418.5519" calcext:value-type="float">
            <text:p>418.5519</text:p>
          </table:table-cell>
          <table:table-cell office:value-type="float" office:value="1875.709" calcext:value-type="float">
            <text:p>1875.709</text:p>
          </table:table-cell>
          <table:table-cell office:value-type="float" office:value="2106.012" calcext:value-type="float">
            <text:p>2106.012</text:p>
          </table:table-cell>
          <table:table-cell office:value-type="float" office:value="1676.995" calcext:value-type="float">
            <text:p>1676.995</text:p>
          </table:table-cell>
          <table:table-cell office:value-type="float" office:value="584.6606" calcext:value-type="float">
            <text:p>584.6606</text:p>
          </table:table-cell>
          <table:table-cell office:value-type="float" office:value="569.9822" calcext:value-type="float">
            <text:p>569.9822</text:p>
          </table:table-cell>
          <table:table-cell office:value-type="float" office:value="142.8635" calcext:value-type="float">
            <text:p>142.8635</text:p>
          </table:table-cell>
          <table:table-cell office:value-type="float" office:value="35.71067" calcext:value-type="float">
            <text:p>35.71067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3646" calcext:value-type="float">
            <text:p>-635.3646</text:p>
          </table:table-cell>
          <table:table-cell office:value-type="float" office:value="0" calcext:value-type="float">
            <text:p>0</text:p>
          </table:table-cell>
          <table:table-cell office:value-type="float" office:value="4.958991" calcext:value-type="float">
            <text:p>4.95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520.5005" calcext:value-type="float">
            <text:p>520.5005</text:p>
          </table:table-cell>
          <table:table-cell office:value-type="float" office:value="13158.61" calcext:value-type="float">
            <text:p>13158.6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8245" calcext:value-type="float">
            <text:p>-704.8245</text:p>
          </table:table-cell>
          <table:table-cell office:value-type="float" office:value="2047.751" calcext:value-type="float">
            <text:p>2047.751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66477" calcext:value-type="float">
            <text:p>97.66477</text:p>
          </table:table-cell>
          <table:table-cell office:value-type="float" office:value="330.4534" calcext:value-type="float">
            <text:p>330.4534</text:p>
          </table:table-cell>
          <table:table-cell office:value-type="float" office:value="0.1669712" calcext:value-type="float">
            <text:p>0.1669712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86" calcext:value-type="float">
            <text:p>0.0605238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09132" calcext:value-type="float">
            <text:p>0.6609132</text:p>
          </table:table-cell>
          <table:table-cell office:value-type="float" office:value="370" calcext:value-type="float">
            <text:p>370</text:p>
          </table:table-cell>
          <table:table-cell office:value-type="float" office:value="66.43719" calcext:value-type="float">
            <text:p>66.43719</text:p>
          </table:table-cell>
          <table:table-cell office:value-type="float" office:value="0" calcext:value-type="float">
            <text:p>0</text:p>
          </table:table-cell>
          <table:table-cell office:value-type="float" office:value="313.8655" calcext:value-type="float">
            <text:p>313.8655</text:p>
          </table:table-cell>
          <table:table-cell office:value-type="float" office:value="1081.513" calcext:value-type="float">
            <text:p>1081.513</text:p>
          </table:table-cell>
          <table:table-cell office:value-type="float" office:value="1324.578" calcext:value-type="float">
            <text:p>1324.578</text:p>
          </table:table-cell>
          <table:table-cell office:value-type="float" office:value="1319.887" calcext:value-type="float">
            <text:p>1319.887</text:p>
          </table:table-cell>
          <table:table-cell office:value-type="float" office:value="795.4899" calcext:value-type="float">
            <text:p>795.4899</text:p>
          </table:table-cell>
          <table:table-cell office:value-type="float" office:value="1102.888" calcext:value-type="float">
            <text:p>1102.888</text:p>
          </table:table-cell>
          <table:table-cell office:value-type="float" office:value="418.5479" calcext:value-type="float">
            <text:p>418.5479</text:p>
          </table:table-cell>
          <table:table-cell office:value-type="float" office:value="1875.701" calcext:value-type="float">
            <text:p>1875.701</text:p>
          </table:table-cell>
          <table:table-cell office:value-type="float" office:value="2105.993" calcext:value-type="float">
            <text:p>2105.993</text:p>
          </table:table-cell>
          <table:table-cell office:value-type="float" office:value="1676.979" calcext:value-type="float">
            <text:p>1676.979</text:p>
          </table:table-cell>
          <table:table-cell office:value-type="float" office:value="584.6594" calcext:value-type="float">
            <text:p>584.6594</text:p>
          </table:table-cell>
          <table:table-cell office:value-type="float" office:value="569.9813" calcext:value-type="float">
            <text:p>569.9813</text:p>
          </table:table-cell>
          <table:table-cell office:value-type="float" office:value="142.8634" calcext:value-type="float">
            <text:p>142.8634</text:p>
          </table:table-cell>
          <table:table-cell office:value-type="float" office:value="35.71068" calcext:value-type="float">
            <text:p>35.71068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4846" calcext:value-type="float">
            <text:p>-635.4846</text:p>
          </table:table-cell>
          <table:table-cell office:value-type="float" office:value="0" calcext:value-type="float">
            <text:p>0</text:p>
          </table:table-cell>
          <table:table-cell office:value-type="float" office:value="4.915813" calcext:value-type="float">
            <text:p>4.915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520.4458" calcext:value-type="float">
            <text:p>520.4458</text:p>
          </table:table-cell>
          <table:table-cell office:value-type="float" office:value="13158.56" calcext:value-type="float">
            <text:p>13158.56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4.9439" calcext:value-type="float">
            <text:p>-704.9439</text:p>
          </table:table-cell>
          <table:table-cell office:value-type="float" office:value="2048.272" calcext:value-type="float">
            <text:p>2048.272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60951" calcext:value-type="float">
            <text:p>97.60951</text:p>
          </table:table-cell>
          <table:table-cell office:value-type="float" office:value="330.4492" calcext:value-type="float">
            <text:p>330.4492</text:p>
          </table:table-cell>
          <table:table-cell office:value-type="float" office:value="0.1673308" calcext:value-type="float">
            <text:p>0.1673308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86" calcext:value-type="float">
            <text:p>0.0605238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09132" calcext:value-type="float">
            <text:p>0.6609132</text:p>
          </table:table-cell>
          <table:table-cell office:value-type="float" office:value="370" calcext:value-type="float">
            <text:p>370</text:p>
          </table:table-cell>
          <table:table-cell office:value-type="float" office:value="66.3181" calcext:value-type="float">
            <text:p>66.3181</text:p>
          </table:table-cell>
          <table:table-cell office:value-type="float" office:value="0" calcext:value-type="float">
            <text:p>0</text:p>
          </table:table-cell>
          <table:table-cell office:value-type="float" office:value="313.8707" calcext:value-type="float">
            <text:p>313.8707</text:p>
          </table:table-cell>
          <table:table-cell office:value-type="float" office:value="1081.507" calcext:value-type="float">
            <text:p>1081.507</text:p>
          </table:table-cell>
          <table:table-cell office:value-type="float" office:value="1324.567" calcext:value-type="float">
            <text:p>1324.567</text:p>
          </table:table-cell>
          <table:table-cell office:value-type="float" office:value="1319.87" calcext:value-type="float">
            <text:p>1319.87</text:p>
          </table:table-cell>
          <table:table-cell office:value-type="float" office:value="795.4766" calcext:value-type="float">
            <text:p>795.4766</text:p>
          </table:table-cell>
          <table:table-cell office:value-type="float" office:value="1102.877" calcext:value-type="float">
            <text:p>1102.877</text:p>
          </table:table-cell>
          <table:table-cell office:value-type="float" office:value="418.544" calcext:value-type="float">
            <text:p>418.544</text:p>
          </table:table-cell>
          <table:table-cell office:value-type="float" office:value="1875.692" calcext:value-type="float">
            <text:p>1875.692</text:p>
          </table:table-cell>
          <table:table-cell office:value-type="float" office:value="2105.974" calcext:value-type="float">
            <text:p>2105.974</text:p>
          </table:table-cell>
          <table:table-cell office:value-type="float" office:value="1676.963" calcext:value-type="float">
            <text:p>1676.963</text:p>
          </table:table-cell>
          <table:table-cell office:value-type="float" office:value="584.6582" calcext:value-type="float">
            <text:p>584.6582</text:p>
          </table:table-cell>
          <table:table-cell office:value-type="float" office:value="569.9803" calcext:value-type="float">
            <text:p>569.9803</text:p>
          </table:table-cell>
          <table:table-cell office:value-type="float" office:value="142.8634" calcext:value-type="float">
            <text:p>142.8634</text:p>
          </table:table-cell>
          <table:table-cell office:value-type="float" office:value="35.71067" calcext:value-type="float">
            <text:p>35.71067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5844" calcext:value-type="float">
            <text:p>-635.5844</text:p>
          </table:table-cell>
          <table:table-cell office:value-type="float" office:value="0" calcext:value-type="float">
            <text:p>0</text:p>
          </table:table-cell>
          <table:table-cell office:value-type="float" office:value="4.886266" calcext:value-type="float">
            <text:p>4.88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520.3812" calcext:value-type="float">
            <text:p>520.3812</text:p>
          </table:table-cell>
          <table:table-cell office:value-type="float" office:value="13158.51" calcext:value-type="float">
            <text:p>13158.51</text:p>
          </table:table-cell>
          <table:table-cell office:value-type="float" office:value="0" calcext:value-type="float">
            <text:p>0</text:p>
          </table:table-cell>
          <table:table-cell office:value-type="float" office:value="417.0082" calcext:value-type="float">
            <text:p>417.0082</text:p>
          </table:table-cell>
          <table:table-cell office:value-type="float" office:value="-705.073" calcext:value-type="float">
            <text:p>-705.073</text:p>
          </table:table-cell>
          <table:table-cell office:value-type="float" office:value="2049.016" calcext:value-type="float">
            <text:p>2049.016</text:p>
          </table:table-cell>
          <table:table-cell office:value-type="float" office:value="-74.95609" calcext:value-type="float">
            <text:p>-74.95609</text:p>
          </table:table-cell>
          <table:table-cell office:value-type="float" office:value="97.56036" calcext:value-type="float">
            <text:p>97.56036</text:p>
          </table:table-cell>
          <table:table-cell office:value-type="float" office:value="330.4304" calcext:value-type="float">
            <text:p>330.4304</text:p>
          </table:table-cell>
          <table:table-cell office:value-type="float" office:value="0.1676843" calcext:value-type="float">
            <text:p>0.1676843</text:p>
          </table:table-cell>
          <table:table-cell office:value-type="float" office:value="1.342694" calcext:value-type="float">
            <text:p>1.342694</text:p>
          </table:table-cell>
          <table:table-cell office:value-type="float" office:value="0.06052386" calcext:value-type="float">
            <text:p>0.06052386</text:p>
          </table:table-cell>
          <table:table-cell office:value-type="float" office:value="0.01397442" calcext:value-type="float">
            <text:p>0.01397442</text:p>
          </table:table-cell>
          <table:table-cell office:value-type="float" office:value="0.6609132" calcext:value-type="float">
            <text:p>0.6609132</text:p>
          </table:table-cell>
          <table:table-cell office:value-type="float" office:value="370" calcext:value-type="float">
            <text:p>370</text:p>
          </table:table-cell>
          <table:table-cell office:value-type="float" office:value="66.18937" calcext:value-type="float">
            <text:p>66.18937</text:p>
          </table:table-cell>
          <table:table-cell office:value-type="float" office:value="0" calcext:value-type="float">
            <text:p>0</text:p>
          </table:table-cell>
          <table:table-cell office:value-type="float" office:value="313.8776" calcext:value-type="float">
            <text:p>313.8776</text:p>
          </table:table-cell>
          <table:table-cell office:value-type="float" office:value="1081.5" calcext:value-type="float">
            <text:p>1081.5</text:p>
          </table:table-cell>
          <table:table-cell office:value-type="float" office:value="1324.558" calcext:value-type="float">
            <text:p>1324.558</text:p>
          </table:table-cell>
          <table:table-cell office:value-type="float" office:value="1319.856" calcext:value-type="float">
            <text:p>1319.856</text:p>
          </table:table-cell>
          <table:table-cell office:value-type="float" office:value="795.4642" calcext:value-type="float">
            <text:p>795.4642</text:p>
          </table:table-cell>
          <table:table-cell office:value-type="float" office:value="1102.867" calcext:value-type="float">
            <text:p>1102.867</text:p>
          </table:table-cell>
          <table:table-cell office:value-type="float" office:value="418.5403" calcext:value-type="float">
            <text:p>418.5403</text:p>
          </table:table-cell>
          <table:table-cell office:value-type="float" office:value="1875.684" calcext:value-type="float">
            <text:p>1875.684</text:p>
          </table:table-cell>
          <table:table-cell office:value-type="float" office:value="2105.955" calcext:value-type="float">
            <text:p>2105.955</text:p>
          </table:table-cell>
          <table:table-cell office:value-type="float" office:value="1676.947" calcext:value-type="float">
            <text:p>1676.947</text:p>
          </table:table-cell>
          <table:table-cell office:value-type="float" office:value="584.657" calcext:value-type="float">
            <text:p>584.657</text:p>
          </table:table-cell>
          <table:table-cell office:value-type="float" office:value="569.9795" calcext:value-type="float">
            <text:p>569.9795</text:p>
          </table:table-cell>
          <table:table-cell office:value-type="float" office:value="142.8633" calcext:value-type="float">
            <text:p>142.8633</text:p>
          </table:table-cell>
          <table:table-cell office:value-type="float" office:value="35.71066" calcext:value-type="float">
            <text:p>35.71066</text:p>
          </table:table-cell>
          <table:table-cell office:value-type="float" office:value="0" calcext:value-type="float">
            <text:p>0</text:p>
          </table:table-cell>
          <table:table-cell office:value-type="float" office:value="-0.08936986" calcext:value-type="float">
            <text:p>-0.08936986</text:p>
          </table:table-cell>
          <table:table-cell office:value-type="float" office:value="280.6149" calcext:value-type="float">
            <text:p>280.6149</text:p>
          </table:table-cell>
          <table:table-cell office:value-type="float" office:value="0" calcext:value-type="float">
            <text:p>0</text:p>
          </table:table-cell>
          <table:table-cell office:value-type="float" office:value="1195.957" calcext:value-type="float">
            <text:p>1195.957</text:p>
          </table:table-cell>
          <table:table-cell office:value-type="float" office:value="-498.9115" calcext:value-type="float">
            <text:p>-498.9115</text:p>
          </table:table-cell>
          <table:table-cell office:value-type="float" office:value="697.0453" calcext:value-type="float">
            <text:p>697.0453</text:p>
          </table:table-cell>
          <table:table-cell office:value-type="float" office:value="-635.6922" calcext:value-type="float">
            <text:p>-635.6922</text:p>
          </table:table-cell>
          <table:table-cell office:value-type="float" office:value="0" calcext:value-type="float">
            <text:p>0</text:p>
          </table:table-cell>
          <table:table-cell office:value-type="float" office:value="4.855766" calcext:value-type="float">
            <text:p>4.85576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0:18.243895936</dc:date>
    <meta:editing-duration>PT22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